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Heading_20_1">
      <style:text-properties officeooo:paragraph-rsid="0426f9b9"/>
    </style:style>
    <style:style style:name="P3" style:family="paragraph" style:parent-style-name="Heading_20_3">
      <style:text-properties officeooo:paragraph-rsid="0428eb72"/>
    </style:style>
    <style:style style:name="P4" style:family="paragraph" style:parent-style-name="Heading_20_3">
      <style:text-properties officeooo:rsid="04820e6c" officeooo:paragraph-rsid="04820e6c"/>
    </style:style>
    <style:style style:name="P5" style:family="paragraph" style:parent-style-name="Heading_20_4">
      <style:text-properties officeooo:rsid="04682bb5" officeooo:paragraph-rsid="04682bb5"/>
    </style:style>
    <style:style style:name="P6" style:family="paragraph" style:parent-style-name="Heading_20_4">
      <style:text-properties officeooo:rsid="049605e3" officeooo:paragraph-rsid="049605e3"/>
    </style:style>
    <style:style style:name="P7" style:family="paragraph" style:parent-style-name="Heading_20_4">
      <style:text-properties officeooo:rsid="04a039b1" officeooo:paragraph-rsid="04a039b1"/>
    </style:style>
    <style:style style:name="P8" style:family="paragraph" style:parent-style-name="Math" style:list-style-name="L5">
      <style:paragraph-properties fo:text-align="center" style:justify-single-word="false"/>
    </style:style>
    <style:style style:name="P9" style:family="paragraph" style:parent-style-name="Math">
      <style:paragraph-properties fo:text-align="center" style:justify-single-word="false"/>
    </style:style>
    <style:style style:name="P10" style:family="paragraph" style:parent-style-name="Math">
      <style:text-properties officeooo:paragraph-rsid="045618b1"/>
    </style:style>
    <style:style style:name="P11" style:family="paragraph" style:parent-style-name="Math">
      <style:paragraph-properties fo:text-align="center" style:justify-single-word="false"/>
      <style:text-properties officeooo:rsid="047243a9"/>
    </style:style>
    <style:style style:name="P12" style:family="paragraph" style:parent-style-name="Text_20_body" style:list-style-name="L1">
      <style:text-properties officeooo:paragraph-rsid="045280ad"/>
    </style:style>
    <style:style style:name="P13" style:family="paragraph" style:parent-style-name="Text_20_body" style:list-style-name="L1">
      <style:text-properties officeooo:rsid="042ad7b4" officeooo:paragraph-rsid="042d2e54"/>
    </style:style>
    <style:style style:name="P14" style:family="paragraph" style:parent-style-name="Text_20_body" style:list-style-name="L1">
      <style:text-properties officeooo:rsid="042c1016" officeooo:paragraph-rsid="042c1016"/>
    </style:style>
    <style:style style:name="P15" style:family="paragraph" style:parent-style-name="Text_20_body" style:list-style-name="L1">
      <style:text-properties officeooo:rsid="042d2e54" officeooo:paragraph-rsid="042d2e54"/>
    </style:style>
    <style:style style:name="P16" style:family="paragraph" style:parent-style-name="Text_20_body" style:list-style-name="L1">
      <style:text-properties officeooo:rsid="042d2e54" officeooo:paragraph-rsid="042d2f4b"/>
    </style:style>
    <style:style style:name="P17" style:family="paragraph" style:parent-style-name="Text_20_body" style:list-style-name="L1">
      <style:text-properties officeooo:rsid="042d2f4b" officeooo:paragraph-rsid="042d2f4b"/>
    </style:style>
    <style:style style:name="P18" style:family="paragraph" style:parent-style-name="Text_20_body" style:list-style-name="L1">
      <style:text-properties officeooo:rsid="042decc3" officeooo:paragraph-rsid="042decc3"/>
    </style:style>
    <style:style style:name="P19" style:family="paragraph" style:parent-style-name="Text_20_body" style:list-style-name="L2">
      <style:text-properties officeooo:paragraph-rsid="043630b1"/>
    </style:style>
    <style:style style:name="P20" style:family="paragraph" style:parent-style-name="Text_20_body" style:list-style-name="L2">
      <style:text-properties officeooo:paragraph-rsid="04338a76"/>
    </style:style>
    <style:style style:name="P21" style:family="paragraph" style:parent-style-name="Text_20_body" style:list-style-name="L2">
      <style:text-properties officeooo:paragraph-rsid="045280ad"/>
    </style:style>
    <style:style style:name="P22" style:family="paragraph" style:parent-style-name="Text_20_body" style:list-style-name="L2">
      <style:text-properties officeooo:rsid="04338a76" officeooo:paragraph-rsid="043630b1"/>
    </style:style>
    <style:style style:name="P23" style:family="paragraph" style:parent-style-name="Text_20_body">
      <style:text-properties officeooo:rsid="04338a76" officeooo:paragraph-rsid="04338a76"/>
    </style:style>
    <style:style style:name="P24" style:family="paragraph" style:parent-style-name="Text_20_body" style:list-style-name="L3">
      <style:paragraph-properties>
        <style:tab-stops>
          <style:tab-stop style:position="4.6799in"/>
        </style:tab-stops>
      </style:paragraph-properties>
      <style:text-properties officeooo:rsid="04411242" officeooo:paragraph-rsid="0441da00"/>
    </style:style>
    <style:style style:name="P25" style:family="paragraph" style:parent-style-name="Text_20_body" style:list-style-name="L3">
      <style:paragraph-properties>
        <style:tab-stops>
          <style:tab-stop style:position="4.6799in"/>
        </style:tab-stops>
      </style:paragraph-properties>
      <style:text-properties officeooo:rsid="04423fb5" officeooo:paragraph-rsid="0452305d"/>
    </style:style>
    <style:style style:name="P26" style:family="paragraph" style:parent-style-name="Text_20_body" style:list-style-name="L4">
      <style:text-properties officeooo:paragraph-rsid="049605e3"/>
    </style:style>
    <style:style style:name="P27" style:family="paragraph" style:parent-style-name="Text_20_body" style:list-style-name="L4">
      <style:text-properties officeooo:rsid="04769e58" officeooo:paragraph-rsid="047c1a8e"/>
    </style:style>
    <style:style style:name="P28" style:family="paragraph" style:parent-style-name="Text_20_body">
      <style:text-properties officeooo:rsid="04769e58" officeooo:paragraph-rsid="04769e58"/>
    </style:style>
    <style:style style:name="P29" style:family="paragraph" style:parent-style-name="Text_20_body" style:list-style-name="L4">
      <style:text-properties officeooo:rsid="04772bf9" officeooo:paragraph-rsid="047ff46a"/>
    </style:style>
    <style:style style:name="P30" style:family="paragraph" style:parent-style-name="Text_20_body">
      <style:text-properties style:text-position="0% 100%" officeooo:rsid="04866bf4" officeooo:paragraph-rsid="04892b9a"/>
    </style:style>
    <style:style style:name="P31" style:family="paragraph" style:parent-style-name="Text_20_body" style:list-style-name="L6">
      <style:text-properties style:text-line-through-style="solid" style:text-line-through-type="single" officeooo:rsid="045d42e4" officeooo:paragraph-rsid="045d42e4"/>
    </style:style>
    <style:style style:name="P32" style:family="paragraph" style:parent-style-name="Text_20_body" style:list-style-name="L6">
      <style:text-properties style:text-line-through-style="solid" style:text-line-through-type="single" officeooo:paragraph-rsid="045f246d"/>
    </style:style>
    <style:style style:name="P33" style:family="paragraph" style:parent-style-name="Text_20_body">
      <style:text-properties style:text-line-through-style="solid" style:text-line-through-type="single" officeooo:rsid="045d3a3d" officeooo:paragraph-rsid="045d42e4"/>
    </style:style>
    <style:style style:name="P34" style:family="paragraph" style:parent-style-name="Text_20_body" style:list-style-name="L7">
      <style:text-properties officeooo:paragraph-rsid="047347ec"/>
    </style:style>
    <style:style style:name="P35" style:family="paragraph" style:parent-style-name="Text_20_body" style:list-style-name="L7">
      <style:text-properties style:text-line-through-style="none" style:text-line-through-type="none" officeooo:rsid="045d42e4" officeooo:paragraph-rsid="0464d77a"/>
    </style:style>
    <style:style style:name="P36" style:family="paragraph" style:parent-style-name="Text_20_body" style:list-style-name="L7">
      <style:text-properties style:text-line-through-style="none" style:text-line-through-type="none" officeooo:rsid="0466358e" officeooo:paragraph-rsid="0466358e"/>
    </style:style>
    <style:style style:name="P37" style:family="paragraph" style:parent-style-name="Text_20_body" style:list-style-name="L8">
      <style:text-properties style:text-line-through-style="none" style:text-line-through-type="none" officeooo:paragraph-rsid="049b1960"/>
    </style:style>
    <style:style style:name="P38" style:family="paragraph" style:parent-style-name="Text_20_body" style:list-style-name="L8">
      <style:text-properties style:text-line-through-style="none" style:text-line-through-type="none" officeooo:rsid="049ca45f" officeooo:paragraph-rsid="04a039b1"/>
    </style:style>
    <style:style style:name="P39" style:family="paragraph" style:parent-style-name="Text_20_body" style:list-style-name="L8">
      <style:text-properties officeooo:rsid="0469d57b" officeooo:paragraph-rsid="046b946e"/>
    </style:style>
    <style:style style:name="P40" style:family="paragraph" style:parent-style-name="Text_20_body">
      <style:text-properties officeooo:rsid="045d3a3d" officeooo:paragraph-rsid="0492fe49"/>
    </style:style>
    <style:style style:name="P41" style:family="paragraph" style:parent-style-name="Text_20_body">
      <style:text-properties officeooo:rsid="045d3a3d" officeooo:paragraph-rsid="045d3a3d"/>
    </style:style>
    <style:style style:name="P42" style:family="paragraph" style:parent-style-name="Text_20_body">
      <style:text-properties officeooo:rsid="0492fe49" officeooo:paragraph-rsid="0492fe49"/>
    </style:style>
    <style:style style:name="P43" style:family="paragraph" style:parent-style-name="Text_20_body">
      <style:text-properties officeooo:rsid="049605e3" officeooo:paragraph-rsid="049605e3"/>
    </style:style>
    <style:style style:name="P44" style:family="paragraph" style:parent-style-name="Text_20_body" style:list-style-name="L9">
      <style:paragraph-properties fo:text-align="justify" style:justify-single-word="false"/>
      <style:text-properties officeooo:paragraph-rsid="0496801d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paragraph-rsid="0498d97f"/>
    </style:style>
    <style:style style:name="P46" style:family="paragraph" style:parent-style-name="Text_20_body" style:list-style-name="L9">
      <style:paragraph-properties fo:text-align="justify" style:justify-single-word="false"/>
      <style:text-properties officeooo:rsid="0496801d" officeooo:paragraph-rsid="0496801d"/>
    </style:style>
    <style:style style:name="P47" style:family="paragraph" style:parent-style-name="Text_20_body" style:list-style-name="L9">
      <style:paragraph-properties fo:text-align="justify" style:justify-single-word="false"/>
      <style:text-properties officeooo:rsid="0496801d" officeooo:paragraph-rsid="04997f09"/>
    </style:style>
    <style:style style:name="P48" style:family="paragraph" style:parent-style-name="Text_20_body" style:list-style-name="L9">
      <style:paragraph-properties fo:text-align="justify" style:justify-single-word="false"/>
      <style:text-properties officeooo:rsid="0497f996" officeooo:paragraph-rsid="0497f996"/>
    </style:style>
    <style:style style:name="P49" style:family="paragraph" style:parent-style-name="Text_20_body" style:list-style-name="L9">
      <style:paragraph-properties fo:text-align="justify" style:justify-single-word="false"/>
      <style:text-properties officeooo:rsid="0498d97f" officeooo:paragraph-rsid="0498d97f"/>
    </style:style>
    <style:style style:name="P50" style:family="paragraph" style:parent-style-name="Text_20_body" style:list-style-name="L9">
      <style:paragraph-properties fo:text-align="justify" style:justify-single-word="false"/>
      <style:text-properties officeooo:rsid="04997f09" officeooo:paragraph-rsid="049a2919"/>
    </style:style>
    <style:style style:name="P51" style:family="paragraph" style:parent-style-name="Text_20_body">
      <style:text-properties officeooo:rsid="049a2919" officeooo:paragraph-rsid="049a2919"/>
    </style:style>
    <style:style style:name="P52" style:family="paragraph" style:parent-style-name="Text_20_body">
      <style:text-properties officeooo:rsid="049a2919" officeooo:paragraph-rsid="049b09dc"/>
    </style:style>
    <style:style style:name="P53" style:family="paragraph" style:parent-style-name="Text_20_body">
      <style:text-properties officeooo:paragraph-rsid="049a2919"/>
    </style:style>
    <style:style style:name="P54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55" style:family="paragraph" style:parent-style-name="Text_20_body">
      <style:paragraph-properties fo:text-align="center" style:justify-single-word="false" fo:break-before="page"/>
      <style:text-properties fo:font-weight="bold" officeooo:rsid="04a68a73" officeooo:paragraph-rsid="04a68a73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officeooo:rsid="04291b39" officeooo:paragraph-rsid="04291b39"/>
    </style:style>
    <style:style style:name="P57" style:family="paragraph" style:parent-style-name="Text_20_body">
      <style:text-properties officeooo:rsid="04291b39" officeooo:paragraph-rsid="04291b39"/>
    </style:style>
    <style:style style:name="P58" style:family="paragraph" style:parent-style-name="Text_20_body">
      <style:text-properties officeooo:rsid="042fb69c" officeooo:paragraph-rsid="045280ad"/>
    </style:style>
    <style:style style:name="P59" style:family="paragraph" style:parent-style-name="Text_20_body">
      <style:text-properties officeooo:paragraph-rsid="0431afa7"/>
    </style:style>
    <style:style style:name="P60" style:family="paragraph" style:parent-style-name="Text_20_body">
      <style:text-properties officeooo:rsid="0436f5ab" officeooo:paragraph-rsid="0452305d"/>
    </style:style>
    <style:style style:name="P61" style:family="paragraph" style:parent-style-name="Text_20_body">
      <style:text-properties officeooo:rsid="043f891d" officeooo:paragraph-rsid="043f891d"/>
    </style:style>
    <style:style style:name="P62" style:family="paragraph" style:parent-style-name="Text_20_body">
      <style:text-properties officeooo:rsid="043a9a02" officeooo:paragraph-rsid="044bbfca"/>
    </style:style>
    <style:style style:name="P63" style:family="paragraph" style:parent-style-name="Text_20_body">
      <style:text-properties officeooo:paragraph-rsid="0452305d"/>
    </style:style>
    <style:style style:name="P64" style:family="paragraph" style:parent-style-name="Text_20_body">
      <style:text-properties officeooo:rsid="04752e3c" officeooo:paragraph-rsid="04769e58"/>
    </style:style>
    <style:style style:name="P65" style:family="paragraph" style:parent-style-name="Text_20_body">
      <style:text-properties officeooo:rsid="04820e6c" officeooo:paragraph-rsid="04820e6c"/>
    </style:style>
    <style:style style:name="P66" style:family="paragraph" style:parent-style-name="Text_20_body">
      <style:text-properties officeooo:rsid="04866bf4" officeooo:paragraph-rsid="048fc8f8"/>
    </style:style>
    <style:style style:name="P67" style:family="paragraph" style:parent-style-name="Text_20_body">
      <style:text-properties officeooo:rsid="048f3ce2" officeooo:paragraph-rsid="048fc8f8"/>
    </style:style>
    <style:style style:name="P68" style:family="paragraph" style:parent-style-name="Text_20_body">
      <style:text-properties officeooo:paragraph-rsid="0453a0bd"/>
    </style:style>
    <style:style style:name="P69" style:family="paragraph" style:parent-style-name="Text_20_body">
      <style:text-properties officeooo:rsid="0453e2cf" officeooo:paragraph-rsid="0453e2cf"/>
    </style:style>
    <style:style style:name="P70" style:family="paragraph" style:parent-style-name="Text_20_body">
      <style:text-properties officeooo:rsid="04555c80" officeooo:paragraph-rsid="0458062d"/>
    </style:style>
    <style:style style:name="P71" style:family="paragraph" style:parent-style-name="Text_20_body">
      <style:text-properties officeooo:paragraph-rsid="045a3c81"/>
    </style:style>
    <style:style style:name="P72" style:family="paragraph" style:parent-style-name="Text_20_body">
      <style:text-properties officeooo:rsid="045c4154" officeooo:paragraph-rsid="045c4154"/>
    </style:style>
    <style:style style:name="P73" style:family="paragraph" style:parent-style-name="Text_20_body">
      <style:text-properties officeooo:rsid="04636ecf" officeooo:paragraph-rsid="04639302"/>
    </style:style>
    <style:style style:name="P74" style:family="paragraph" style:parent-style-name="Text_20_body">
      <style:text-properties officeooo:rsid="04639302" officeooo:paragraph-rsid="04a68a73"/>
    </style:style>
    <style:style style:name="P75" style:family="paragraph" style:parent-style-name="Text_20_body">
      <style:text-properties officeooo:rsid="0464d77a" officeooo:paragraph-rsid="0464d77a"/>
    </style:style>
    <style:style style:name="P76" style:family="paragraph" style:parent-style-name="Text_20_body">
      <style:text-properties officeooo:rsid="04682bb5" officeooo:paragraph-rsid="04682bb5"/>
    </style:style>
    <style:style style:name="P77" style:family="paragraph" style:parent-style-name="Text_20_body">
      <style:text-properties officeooo:rsid="04683869" officeooo:paragraph-rsid="04727c3b"/>
    </style:style>
    <style:style style:name="P78" style:family="paragraph" style:parent-style-name="Text_20_body">
      <style:text-properties officeooo:rsid="047243a9" officeooo:paragraph-rsid="047347ec"/>
    </style:style>
    <style:style style:name="P79" style:family="paragraph" style:parent-style-name="Text_20_body">
      <style:text-properties officeooo:rsid="049b09dc" officeooo:paragraph-rsid="049b09dc"/>
    </style:style>
    <style:style style:name="P80" style:family="paragraph" style:parent-style-name="Text_20_body">
      <style:text-properties officeooo:rsid="049d4692" officeooo:paragraph-rsid="04a43123"/>
    </style:style>
    <style:style style:name="P81" style:family="paragraph" style:parent-style-name="Text_20_body">
      <style:text-properties officeooo:rsid="04a2117e" officeooo:paragraph-rsid="04a2117e"/>
    </style:style>
    <style:style style:name="P82" style:family="paragraph" style:parent-style-name="Text_20_body">
      <style:text-properties officeooo:rsid="04a43123" officeooo:paragraph-rsid="04a62d73"/>
    </style:style>
    <style:style style:name="P83" style:family="paragraph" style:parent-style-name="Title">
      <style:text-properties officeooo:paragraph-rsid="0426f9b9"/>
    </style:style>
    <style:style style:name="P8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8eb72" style:font-weight-asian="normal" style:font-weight-complex="normal"/>
    </style:style>
    <style:style style:name="T3" style:family="text">
      <style:text-properties fo:font-weight="normal" officeooo:rsid="04a6b9fd" style:font-weight-asian="normal" style:font-weight-complex="normal"/>
    </style:style>
    <style:style style:name="T4" style:family="text">
      <style:text-properties officeooo:rsid="03f37673"/>
    </style:style>
    <style:style style:name="T5" style:family="text">
      <style:text-properties officeooo:rsid="0428eb7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42c1016"/>
    </style:style>
    <style:style style:name="T8" style:family="text">
      <style:text-properties style:text-position="0% 100%" officeooo:rsid="0430f118"/>
    </style:style>
    <style:style style:name="T9" style:family="text">
      <style:text-properties style:text-position="0% 100%" officeooo:rsid="0431afa7"/>
    </style:style>
    <style:style style:name="T10" style:family="text">
      <style:text-properties style:text-position="0% 100%" officeooo:rsid="04338a76"/>
    </style:style>
    <style:style style:name="T11" style:family="text">
      <style:text-properties style:text-position="0% 100%" officeooo:rsid="0433ea9a"/>
    </style:style>
    <style:style style:name="T12" style:family="text">
      <style:text-properties style:text-position="0% 100%" officeooo:rsid="0435744e"/>
    </style:style>
    <style:style style:name="T13" style:family="text">
      <style:text-properties style:text-position="0% 100%" officeooo:rsid="04371609"/>
    </style:style>
    <style:style style:name="T14" style:family="text">
      <style:text-properties style:text-position="0% 100%" officeooo:rsid="043718e0"/>
    </style:style>
    <style:style style:name="T15" style:family="text">
      <style:text-properties style:text-position="0% 100%" officeooo:rsid="0438f87e"/>
    </style:style>
    <style:style style:name="T16" style:family="text">
      <style:text-properties style:text-position="0% 100%" officeooo:rsid="043f891d"/>
    </style:style>
    <style:style style:name="T17" style:family="text">
      <style:text-properties style:text-position="0% 100%" officeooo:rsid="04411242"/>
    </style:style>
    <style:style style:name="T18" style:family="text">
      <style:text-properties style:text-position="0% 100%" officeooo:rsid="0441da00"/>
    </style:style>
    <style:style style:name="T19" style:family="text">
      <style:text-properties style:text-position="0% 100%" officeooo:rsid="04441781"/>
    </style:style>
    <style:style style:name="T20" style:family="text">
      <style:text-properties style:text-position="0% 100%" officeooo:rsid="04490c4e"/>
    </style:style>
    <style:style style:name="T21" style:family="text">
      <style:text-properties style:text-position="0% 100%" officeooo:rsid="044a1c81"/>
    </style:style>
    <style:style style:name="T22" style:family="text">
      <style:text-properties style:text-position="0% 100%" officeooo:rsid="044bbfca"/>
    </style:style>
    <style:style style:name="T23" style:family="text">
      <style:text-properties style:text-position="0% 100%" officeooo:rsid="0452305d"/>
    </style:style>
    <style:style style:name="T24" style:family="text">
      <style:text-properties style:text-position="0% 100%" officeooo:rsid="042decc3"/>
    </style:style>
    <style:style style:name="T25" style:family="text">
      <style:text-properties style:text-position="0% 100%" officeooo:rsid="0453a0bd"/>
    </style:style>
    <style:style style:name="T26" style:family="text">
      <style:text-properties style:text-position="0% 100%" officeooo:rsid="045618b1"/>
    </style:style>
    <style:style style:name="T27" style:family="text">
      <style:text-properties style:text-position="0% 100%" officeooo:rsid="0457c2e8"/>
    </style:style>
    <style:style style:name="T28" style:family="text">
      <style:text-properties style:text-position="0% 100%" officeooo:rsid="0458062d"/>
    </style:style>
    <style:style style:name="T29" style:family="text">
      <style:text-properties style:text-position="0% 100%" officeooo:rsid="045d42e4"/>
    </style:style>
    <style:style style:name="T30" style:family="text">
      <style:text-properties style:text-position="0% 100%" officeooo:rsid="045f246d"/>
    </style:style>
    <style:style style:name="T31" style:family="text">
      <style:text-properties style:text-position="0% 100%" officeooo:rsid="046174c2"/>
    </style:style>
    <style:style style:name="T32" style:family="text">
      <style:text-properties style:text-position="0% 100%" officeooo:rsid="0461a2ca"/>
    </style:style>
    <style:style style:name="T33" style:family="text">
      <style:text-properties style:text-position="0% 100%" officeooo:rsid="04639302"/>
    </style:style>
    <style:style style:name="T34" style:family="text">
      <style:text-properties style:text-position="0% 100%" officeooo:rsid="045d3a3d"/>
    </style:style>
    <style:style style:name="T35" style:family="text">
      <style:text-properties style:text-position="0% 100%" officeooo:rsid="046e6f38"/>
    </style:style>
    <style:style style:name="T36" style:family="text">
      <style:text-properties style:text-position="0% 100%" officeooo:rsid="04706e7d"/>
    </style:style>
    <style:style style:name="T37" style:family="text">
      <style:text-properties style:text-position="0% 100%" officeooo:rsid="047243a9"/>
    </style:style>
    <style:style style:name="T38" style:family="text">
      <style:text-properties style:text-position="0% 100%" officeooo:rsid="04727c3b"/>
    </style:style>
    <style:style style:name="T39" style:family="text">
      <style:text-properties style:text-position="0% 100%" officeooo:rsid="04769e58"/>
    </style:style>
    <style:style style:name="T40" style:family="text">
      <style:text-properties style:text-position="0% 100%" officeooo:rsid="0478ba1f"/>
    </style:style>
    <style:style style:name="T41" style:family="text">
      <style:text-properties style:text-position="0% 100%" officeooo:rsid="047a9f33"/>
    </style:style>
    <style:style style:name="T42" style:family="text">
      <style:text-properties style:text-position="0% 100%" officeooo:rsid="0477fc11"/>
    </style:style>
    <style:style style:name="T43" style:family="text">
      <style:text-properties style:text-position="0% 100%" officeooo:rsid="047b5fbf"/>
    </style:style>
    <style:style style:name="T44" style:family="text">
      <style:text-properties style:text-position="0% 100%" officeooo:rsid="047fc24a"/>
    </style:style>
    <style:style style:name="T45" style:family="text">
      <style:text-properties style:text-position="0% 100%" officeooo:rsid="04808870"/>
    </style:style>
    <style:style style:name="T46" style:family="text">
      <style:text-properties style:text-position="0% 100%" officeooo:rsid="0480d6ab"/>
    </style:style>
    <style:style style:name="T47" style:family="text">
      <style:text-properties style:text-position="0% 100%" officeooo:rsid="04868785"/>
    </style:style>
    <style:style style:name="T48" style:family="text">
      <style:text-properties style:text-position="0% 100%" officeooo:rsid="04892b9a"/>
    </style:style>
    <style:style style:name="T49" style:family="text">
      <style:text-properties style:text-position="0% 100%" officeooo:rsid="048a83d6"/>
    </style:style>
    <style:style style:name="T50" style:family="text">
      <style:text-properties style:text-position="0% 100%" officeooo:rsid="049605e3"/>
    </style:style>
    <style:style style:name="T51" style:family="text">
      <style:text-properties style:text-position="0% 100%" officeooo:rsid="0496801d"/>
    </style:style>
    <style:style style:name="T52" style:family="text">
      <style:text-properties style:text-position="0% 100%" officeooo:rsid="0497f996"/>
    </style:style>
    <style:style style:name="T53" style:family="text">
      <style:text-properties style:text-position="0% 100%" officeooo:rsid="0498d97f"/>
    </style:style>
    <style:style style:name="T54" style:family="text">
      <style:text-properties style:text-position="0% 100%" officeooo:rsid="04997f09"/>
    </style:style>
    <style:style style:name="T55" style:family="text">
      <style:text-properties style:text-position="0% 100%" officeooo:rsid="049e4be4"/>
    </style:style>
    <style:style style:name="T56" style:family="text">
      <style:text-properties style:text-position="0% 100%" officeooo:rsid="04a62d73"/>
    </style:style>
    <style:style style:name="T57" style:family="text">
      <style:text-properties style:text-position="0% 100%" officeooo:rsid="04a68a73"/>
    </style:style>
    <style:style style:name="T58" style:family="text">
      <style:text-properties officeooo:rsid="0431afa7"/>
    </style:style>
    <style:style style:name="T59" style:family="text">
      <style:text-properties officeooo:rsid="04338a76"/>
    </style:style>
    <style:style style:name="T60" style:family="text">
      <style:text-properties officeooo:rsid="0435744e"/>
    </style:style>
    <style:style style:name="T61" style:family="text">
      <style:text-properties officeooo:rsid="0452305d"/>
    </style:style>
    <style:style style:name="T62" style:family="text">
      <style:text-properties officeooo:rsid="042decc3"/>
    </style:style>
    <style:style style:name="T63" style:family="text">
      <style:text-properties officeooo:rsid="0453a0bd"/>
    </style:style>
    <style:style style:name="T64" style:family="text">
      <style:text-properties officeooo:rsid="045618b1"/>
    </style:style>
    <style:style style:name="T65" style:family="text">
      <style:text-properties officeooo:rsid="0457c2e8"/>
    </style:style>
    <style:style style:name="T66" style:family="text">
      <style:text-properties officeooo:rsid="045d3a3d"/>
    </style:style>
    <style:style style:name="T67" style:family="text">
      <style:text-properties officeooo:rsid="045f246d"/>
    </style:style>
    <style:style style:name="T68" style:family="text">
      <style:text-properties style:text-line-through-style="none" style:text-line-through-type="none"/>
    </style:style>
    <style:style style:name="T69" style:family="text">
      <style:text-properties style:text-line-through-style="none" style:text-line-through-type="none" style:text-position="0% 100%" officeooo:rsid="045d42e4"/>
    </style:style>
    <style:style style:name="T70" style:family="text">
      <style:text-properties style:text-line-through-style="none" style:text-line-through-type="none" style:text-position="0% 100%" officeooo:rsid="046b946e"/>
    </style:style>
    <style:style style:name="T71" style:family="text">
      <style:text-properties style:text-line-through-style="none" style:text-line-through-type="none" style:text-position="0% 100%" officeooo:rsid="045f246d"/>
    </style:style>
    <style:style style:name="T72" style:family="text">
      <style:text-properties style:text-line-through-style="none" style:text-line-through-type="none" style:text-position="0% 100%" officeooo:rsid="0464d77a"/>
    </style:style>
    <style:style style:name="T73" style:family="text">
      <style:text-properties style:text-line-through-style="none" style:text-line-through-type="none" style:text-position="0% 100%" officeooo:rsid="04727c3b"/>
    </style:style>
    <style:style style:name="T74" style:family="text">
      <style:text-properties style:text-line-through-style="none" style:text-line-through-type="none" officeooo:rsid="0464d77a"/>
    </style:style>
    <style:style style:name="T75" style:family="text">
      <style:text-properties style:text-line-through-style="none" style:text-line-through-type="none" officeooo:rsid="045f246d"/>
    </style:style>
    <style:style style:name="T76" style:family="text">
      <style:text-properties officeooo:rsid="04727c3b"/>
    </style:style>
    <style:style style:name="T77" style:family="text">
      <style:text-properties officeooo:rsid="04769e58"/>
    </style:style>
    <style:style style:name="T78" style:family="text">
      <style:text-properties officeooo:rsid="0477fc11"/>
    </style:style>
    <style:style style:name="T79" style:family="text">
      <style:text-properties officeooo:rsid="0480d6ab"/>
    </style:style>
    <style:style style:name="T80" style:family="text">
      <style:text-properties officeooo:rsid="0494abb3"/>
    </style:style>
    <style:style style:name="T81" style:family="text">
      <style:text-properties officeooo:rsid="049605e3"/>
    </style:style>
    <style:style style:name="T82" style:family="text">
      <style:text-properties officeooo:rsid="0497f996"/>
    </style:style>
    <style:style style:name="T83" style:family="text">
      <style:text-properties officeooo:rsid="049a2919"/>
    </style:style>
    <style:style style:name="T84" style:family="text">
      <style:text-properties style:text-line-through-style="solid" style:text-line-through-type="single" style:text-position="0% 100%" officeooo:rsid="046080ce"/>
    </style:style>
    <style:style style:name="T85" style:family="text">
      <style:text-properties officeooo:rsid="04a13d23"/>
    </style:style>
    <style:style style:name="T86" style:family="text">
      <style:text-properties officeooo:rsid="04a1f229"/>
    </style:style>
    <style:style style:name="T87" style:family="text">
      <style:text-properties officeooo:rsid="04a2117e"/>
    </style:style>
    <style:style style:name="T88" style:family="text">
      <style:text-properties officeooo:rsid="04a68a73"/>
    </style:style>
    <style:style style:name="T89" style:family="text">
      <style:text-properties officeooo:rsid="04a6b9fd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6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3">מתמטיקה בדידה – <text:span text:style-name="T4">תרגיל</text:span> בית <text:span text:style-name="T5">13</text:span> <text:span text:style-name="T4">– שחר פרץ</text:span></text:p>
      <text:h text:style-name="P2" text:outline-level="1">מידע כללי</text:h>
      <text:section text:style-name="Sect1" text:name="Section1">
        <text:p text:style-name="P54">ניתן בתאריך:<text:line-break/><text:span text:style-name="T3">14</text:span><text:span text:style-name="T2">.2.2024</text:span></text:p>
        <text:p text:style-name="P54">תאריך הגשה:<text:line-break/><text:span text:style-name="T3">20.2.2024</text:span></text:p>
        <text:p text:style-name="P54">מאת:<text:line-break/><text:span text:style-name="T1">שחר פרץ</text:span></text:p>
        <text:p text:style-name="P54">ת.ז.:<text:line-break/><text:span text:style-name="T1">334558962</text:span></text:p>
      </text:section>
      <text:h text:style-name="P2" text:outline-level="1"><text:span text:style-name="T4">תרגיל</text:span> בית <text:span text:style-name="T5">13 – יחסי סדר</text:span></text:h>
      <text:h text:style-name="Heading_20_2" text:outline-level="2">שאלה 1</text:h>
      <text:h text:style-name="Heading_20_3" text:outline-level="3">סעיף (א)</text:h>
      <text:p text:style-name="P56">נניח <draw:g text:anchor-type="as-char" svg:y="-0.1134in" draw:z-index="3" draw:name="Shape1" draw:style-name="gr1276"><svg:title>TexMaths</svg:title><svg:desc>11§inline§\la B, &lt;_B \ra, \la A, &lt;_A \ra§svg§600§FALSE§</svg:desc><draw:path draw:style-name="gr1277" draw:text-style-name="P84" svg:width="1.0843in" svg:height="0.1358in" svg:x="-0.0004in" svg:y="0.0071in" svg:viewBox="0 0 2755 346" svg:d="M1378 346c-459 0-918 0-1378 0 0-116 0-230 0-346 919 0 1836 0 2755 0 0 116 0 230 0 346-459 0-918 0-1377 0z"><text:p/></draw:path><draw:path draw:style-name="gr1278" draw:text-style-name="P85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278" draw:text-style-name="P85" svg:width="0.1079in" svg:height="0.1028in" svg:x="0.0579in" svg:y="0.0098in" svg:viewBox="0 0 275 262" svg:d="M45 232c-3 15-4 18-35 18-7 0-10 0-10 8 0 4 3 4 10 4 46 0 91 0 137 0 62 0 107-45 107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1278" draw:text-style-name="P85" svg:width="0.0173in" svg:height="0.0453in" svg:x="0.187in" svg:y="0.0972in" svg:viewBox="0 0 45 116" svg:d="M45 41c0-26-10-41-24-41-13 0-21 10-21 21 0 10 8 20 21 20 4 0 10-1 13-5 1-1 1-1 2-1 0 2 1 0 1 6 0 28-14 51-26 64-4 4-4 5-4 6 0 2 2 5 3 5 4 0 35-30 35-75z"><text:p/></draw:path><draw:path draw:style-name="gr1278" draw:text-style-name="P85" svg:width="0.0929in" svg:height="0.087in" svg:x="0.2543in" svg:y="0.0307in" svg:viewBox="0 0 237 222" svg:d="M229 17c4-4 8-5 8-9 0-5-4-8-8-8-1 0-2 0-7 2-71 34-143 67-214 101-5 3-8 3-8 8s3 7 8 9c71 33 143 67 214 100 5 2 6 2 7 2 4 0 8-3 8-7 0-5-4-6-8-8-67-32-135-64-203-96 68-32 136-63 203-94z"><text:p/></draw:path><draw:path draw:style-name="gr1278" draw:text-style-name="P85" svg:width="0.0811in" svg:height="0.0724in" svg:x="0.3677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1278" draw:text-style-name="P85" svg:width="0.0339in" svg:height="0.1512in" svg:x="0.4732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1278" draw:text-style-name="P85" svg:width="0.0173in" svg:height="0.0453in" svg:x="0.537in" svg:y="0.0972in" svg:viewBox="0 0 45 116" svg:d="M45 41c0-26-10-41-24-41-13 0-21 10-21 21 0 10 8 20 21 20 4 0 9-1 13-5 1-1 1-1 2-1 0 2 0 0 0 6 0 28-13 50-26 64-4 3-3 5-3 6 0 2 1 5 3 5 4 0 35-30 35-75z"><text:p/></draw:path><draw:path draw:style-name="gr1278" draw:text-style-name="P85" svg:width="0.0339in" svg:height="0.1512in" svg:x="0.6079in" svg:y="0in" svg:viewBox="0 0 87 385" svg:d="M85 15c2-4 2-5 2-7 0-5-3-8-8-8-3 0-6 2-9 9-23 59-45 118-68 177 0 2-2 4-2 7 0 2 0 2 2 6 23 59 45 118 68 176 2 5 4 10 9 10s8-3 8-7c0-1 0-3-2-7-23-59-45-119-68-178 23-60 45-119 68-178z"><text:p/></draw:path><draw:path draw:style-name="gr1278" draw:text-style-name="P85" svg:width="0.1039in" svg:height="0.1079in" svg:x="0.6559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8 0 34 1 42 1 4 0 8 0 8-7 0-5-4-5-9-5-24 0-24-2-25-13-8-79-16-160-24-240 0-8 0-10-7-10-6 0-7 3-10 7-45 74-90 149-135 224zM101 175c26-43 52-85 77-127 5 42 8 84 12 127-29 0-59 0-89 0z"><text:p/></draw:path><draw:path draw:style-name="gr1278" draw:text-style-name="P85" svg:width="0.0173in" svg:height="0.0453in" svg:x="0.7776in" svg:y="0.0972in" svg:viewBox="0 0 45 116" svg:d="M45 41c0-26-10-41-24-41-13 0-21 10-21 21 0 10 8 20 21 20 4 0 10-1 13-5 1-1 1-1 2-1 0 2 1 0 1 6 0 28-14 51-26 64-4 4-4 5-4 6 0 2 2 5 3 5 4 0 35-30 35-75z"><text:p/></draw:path><draw:path draw:style-name="gr1278" draw:text-style-name="P85" svg:width="0.0929in" svg:height="0.087in" svg:x="0.8445in" svg:y="0.0307in" svg:viewBox="0 0 237 222" svg:d="M229 17c4-4 8-5 8-9 0-5-4-8-8-8-1 0-2 0-7 2-71 34-143 67-214 101-5 3-8 3-8 8s3 7 8 9c71 33 143 67 214 100 5 2 6 2 7 2 4 0 8-3 8-7 0-5-4-6-8-8-67-32-135-64-203-96 68-32 136-63 203-94z"><text:p/></draw:path><draw:path draw:style-name="gr1278" draw:text-style-name="P85" svg:width="0.0799in" svg:height="0.0756in" svg:x="0.9563in" svg:y="0.0598in" svg:viewBox="0 0 204 193" svg:d="M41 160c-10 15-19 22-34 23-4 0-7 0-7 5 0 4 3 5 4 5 7 0 16-1 24-1s19 1 27 1c1 0 6 0 6-7 0-3-4-3-5-3-2 0-12-1-12-8 0-3 3-9 4-11 7-11 15-22 21-33 27 0 52 0 78 0 3 14 5 30 7 45-1 2-3 7-19 7-3 0-7 0-7 5 0 1 1 5 4 5 8 0 28-1 35-1 5 0 11 0 17 0 4 0 10 1 15 1 3 0 5-3 5-6 0-4-3-4-7-4-17 0-17-2-18-9-7-56-16-111-24-166 0-7-1-8-5-8-6 0-8 2-10 6-33 51-66 102-99 154zM76 121c19-30 38-58 57-88 5 30 9 58 13 88-23 0-47 0-70 0z"><text:p/></draw:path><draw:path draw:style-name="gr1278" draw:text-style-name="P85" svg:width="0.0339in" svg:height="0.1512in" svg:x="1.0579in" svg:y="0in" svg:viewBox="0 0 87 385" svg:d="M85 199c2-4 2-5 2-6 0-3 0-1-2-6-22-59-45-119-67-178-4-7-7-9-10-9-5 0-8 3-8 8 0 1 0 2 2 6 23 60 45 119 68 179-23 58-45 117-68 177-2 4-2 5-2 8 0 4 4 7 8 7 5 0 6-4 9-7 23-60 45-119 68-179z"><text:p/></draw:path></draw:g><text:span text:style-name="T6"><text:s/>קבוצות סדורות חזק. </text:span>נגדיר את יחס הסדר הלקסיקוגרפי על <draw:g text:anchor-type="as-char" svg:y="-0.0965in" draw:z-index="0" draw:name="Shape2" draw:style-name="gr1276"><svg:title>TexMaths</svg:title><svg:desc>11§inline§A \times B§svg§600§FALSE§</svg:desc><draw:path draw:style-name="gr1277" draw:text-style-name="P84" svg:width="0.398in" svg:height="0.0921in" svg:x="0.0024in" svg:y="0.0079in" svg:viewBox="0 0 1012 235" svg:d="M0 0c337 0 675 0 1012 0 0 78 0 157 0 235-337 0-675 0-1012 0 0-78 0-157 0-235z"><text:p/></draw:path><draw:path draw:style-name="gr1278" draw:text-style-name="P85" svg:width="0.1039in" svg:height="0.1079in" svg:x="-0.0004in" svg:y="0in" svg:viewBox="0 0 265 275" svg:d="M56 231c-15 25-31 30-47 32-6 0-9 0-9 7 0 2 2 5 5 5 10 0 22-1 33-1 14 0 27 1 39 1 2 0 8 0 8-8 0-4-4-4-7-4-9-2-18-4-18-14 0-4 3-8 6-14 10-16 19-33 29-49 31 0 64 0 96 0 1 7 7 60 7 64 0 11-20 13-28 13-5 0-10 0-10 7 0 5 4 4 6 5 16 0 33-1 48-1 10 0 34 1 44 1 2 0 7 0 7-8 0-4-3-4-9-4-24 0-24-3-25-14-8-80-16-160-23-240-1-8-1-9-8-9-5 0-8 2-10 7-45 74-89 149-134 224zM102 174c25-42 51-85 76-127 3 42 8 85 12 127-30 0-58 0-88 0z"><text:p/></draw:path><draw:path draw:style-name="gr1278" draw:text-style-name="P85" svg:width="0.0732in" svg:height="0.0724in" svg:x="0.1646in" svg:y="0.0343in" svg:viewBox="0 0 187 185" svg:d="M93 82c-25-26-51-51-77-77-4-4-5-5-8-5-4 0-8 3-8 8 0 2 1 3 5 7 26 26 52 51 77 77-25 26-51 52-77 77-4 5-5 5-5 8 0 4 4 8 8 8 3 0 4-2 8-6 26-25 52-50 77-76 27 27 53 53 80 79 1 0 3 3 6 3 5 0 8-4 8-8 0-1 0-2-1-5-1-1-63-60-82-80 23-24 48-47 71-70 2-2 7-7 10-10 0-1 2-2 2-4 0-5-3-8-8-8-3 0-5 1-9 5-25 26-51 51-77 77z"><text:p/></draw:path><draw:path draw:style-name="gr1278" draw:text-style-name="P85" svg:width="0.1083in" svg:height="0.1024in" svg:x="0.3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3 0 51 0 34 0 42 23 42 41 0 33-33 70-81 70-18 0-37 0-56 0zM87 249c-6 0-7 0-9 0-3-1-4-1-4-4 0-1 0-1 1-9 9-35 18-71 27-106 24 0 49 0 73 0 37 0 44 27 44 44 0 38-34 75-79 75-18 0-36 0-53 0z"><text:p/></draw:path></draw:g><text:span text:style-name="T6">: </text:span></text:p>
      <text:p text:style-name="P9"><draw:g text:anchor-type="as-char" svg:y="-0.1134in" draw:z-index="2" draw:name="Shape3" draw:style-name="gr1276"><svg:title>TexMaths</svg:title><svg:desc>11§inline§\la a,b \ra \lex \la c,d  \ra \iff ( a &lt;_A c \lor (a = c \land b &lt;_B d))§svg§600§FALSE§</svg:desc><draw:path draw:style-name="gr1277" draw:text-style-name="P84" svg:width="3.2807in" svg:height="0.1354in" svg:x="-0.0004in" svg:y="0.0071in" svg:viewBox="0 0 8334 345" svg:d="M0 0c2778 0 5557 0 8334 0 0 115 0 230 0 345-2777 0-5556 0-8334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0555in" svg:height="0.1059in" svg:x="0.2063in" svg:y="0.0071in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1278" draw:text-style-name="P85" svg:width="0.0335in" svg:height="0.1508in" svg:x="0.2728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78" draw:text-style-name="P85" svg:width="0.0929in" svg:height="0.087in" svg:x="0.3787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1278" draw:text-style-name="P85" svg:width="0.0236in" svg:height="0.074in" svg:x="0.4909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1-9 1-11 12-51 25-101 37-151z"><text:p/></draw:path><draw:path draw:style-name="gr1278" draw:text-style-name="P85" svg:width="0.0453in" svg:height="0.0472in" svg:x="0.5307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3in" svg:height="0.0472in" svg:x="0.5866in" svg:y="0.0894in" svg:viewBox="0 0 144 121" svg:d="M54 90c-3 9-12 25-25 25-1 0-9 0-15-5 11-3 11-13 11-14 0-7-4-10-10-10-7 0-15 5-15 16 0 14 14 19 28 19 13 0 24-8 30-19 7 15 21 19 32 19 31 0 48-33 48-41 0-3-3-2-4-3-4 0-4 1-5 4-6 19-22 34-38 34-11 0-16-8-16-18 0-8 6-32 14-62 6-21 18-27 27-27 1 0 8 0 14 3-9 2-11 10-11 15 0 6 3 10 10 10 5 0 15-5 15-16 0-16-17-20-27-20-15 0-26 9-31 19-5-11-18-19-33-19-30 0-47 33-47 41 0 4 3 3 4 4 4 0 4-1 5-5 7-21 25-32 38-32 9 0 15 4 15 17 0 6-2 19-5 28-4 12-6 24-9 37z"><text:p/></draw:path><draw:path draw:style-name="gr1278" draw:text-style-name="P85" svg:width="0.0335in" svg:height="0.1508in" svg:x="0.7169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1278" draw:text-style-name="P85" svg:width="0.0591in" svg:height="0.0681in" svg:x="0.7654in" svg:y="0.0453in" svg:viewBox="0 0 151 174" svg:d="M138 23c-7 0-11 0-17 6-7 6-8 13-8 15 0 9 8 13 15 13 11 0 22-9 22-24 0-19-19-33-45-33-53 0-105 55-105 109 0 35 23 65 63 65 56 0 88-41 88-45 0-2-2-6-5-6-2 0-3 1-5 5-31 38-73 38-77 38-24 0-35-20-35-43 0-15 7-53 21-77 12-21 34-38 55-38 13 0 27 5 33 15z"><text:p/></draw:path><draw:path draw:style-name="gr1278" draw:text-style-name="P85" svg:width="0.0173in" svg:height="0.0453in" svg:x="0.8382in" svg:y="0.0972in" svg:viewBox="0 0 45 116" svg:d="M45 41c0-26-9-41-24-41-13 0-21 10-21 21 0 10 8 21 21 21 4 0 10-2 13-6 1-1 1-1 2-1 0 2 1 0 1 6 0 28-13 51-26 65-4 3-4 4-4 5 0 4 2 5 3 5 4 0 35-30 35-75z"><text:p/></draw:path><draw:path draw:style-name="gr1278" draw:text-style-name="P85" svg:width="0.0724in" svg:height="0.1059in" svg:x="0.8988in" svg:y="0.0071in" svg:viewBox="0 0 185 270" svg:d="M185 3c-2-1 0-3-6-3-5 0-43 3-49 3-2 1-6 4-6 8s5 4 10 4c19 0 19 4 19 7 0 2-1 6-1 8-8 31-16 60-23 91-7-14-18-24-35-24-46 0-94 56-94 111 0 36 22 62 52 62 7 0 27-1 50-29 3 17 17 29 36 29 13 0 22-9 28-21 7-14 11-38 11-39 0-3-3-3-4-3-5 0-5 1-6 7-6 25-13 48-29 48-10 0-11-10-11-18 0-9 1-12 2-18 18-74 37-149 56-223zM103 220c-1 7-1 8-7 15-17 20-32 27-43 27-20 0-25-22-25-36 0-20 12-66 22-84 11-23 28-37 44-37 25 0 30 32 30 34s-1 4-1 6c-6 26-13 50-20 75z"><text:p/></draw:path><draw:path draw:style-name="gr1278" draw:text-style-name="P85" svg:width="0.0339in" svg:height="0.1508in" svg:x="0.9803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1278" draw:text-style-name="P85" svg:width="0.1346in" svg:height="0.0823in" svg:x="1.1244in" svg:y="0.0335in" svg:viewBox="0 0 343 210" svg:d="M329 151c7 0 14 0 14-8s-7-8-14-8c-81 0-164 0-245 0-17-14-37-24-49-29 13-7 33-17 49-30 81 0 164 0 245 0 7 0 14 0 14-8 0-7-7-7-14-7-76 0-152 0-228 0 19-18 39-52 39-57 0-4-6-4-8-4-3 0-5 0-7 3-8 15-19 34-45 58-26 23-51 33-72 39-7 2-7 2-8 3 0 0 0 2 0 3s0 1 0 2c0 0 1 0 1 1 1 0 1 0 9 3 52 16 90 50 112 91 5 7 5 7 10 7 2 0 8 0 8-4 0-5-20-38-39-55 76 0 152 0 228 0z"><text:p/></draw:path><draw:path draw:style-name="gr1278" draw:text-style-name="P85" svg:width="0.1346in" svg:height="0.0823in" svg:x="1.2508in" svg:y="0.0335in" svg:viewBox="0 0 343 210" svg:d="M260 76c16 14 36 24 48 30-13 6-33 16-48 29-82 0-164 0-246 0-6 0-14 0-14 8s8 8 13 8c76 0 153 0 229 0-19 17-38 50-38 55 0 4 5 4 7 4 4 0 6 0 7-3 9-14 20-33 44-56 27-23 53-34 74-40 6-2 6-2 7-3 0-1 0-1 0-2s0-1 0-3c0-1-1-1-1-1-1 0-1-1-9-3-51-15-90-49-112-91-4-8-4-8-10-8-2 0-7 0-7 4 0 5 19 39 38 57-76 0-153 0-229 0-5 0-13 0-13 7 0 8 8 8 14 8 82 0 164 0 246 0z"><text:p/></draw:path><draw:path draw:style-name="gr1278" draw:text-style-name="P85" svg:width="0.035in" svg:height="0.1508in" svg:x="1.4945in" svg:y="0in" svg:viewBox="0 0 90 384" svg:d="M90 380c0-1 0-1-6-8-49-48-61-121-61-179 0-67 14-135 62-183 5-4 5-4 5-7 0-2-2-3-4-3-3 0-39 26-62 75-18 43-24 86-24 118 0 28 4 76 26 119 24 47 57 72 60 72 2 0 4-1 4-4z"><text:p/></draw:path><draw:path draw:style-name="gr1278" draw:text-style-name="P85" svg:width="0.0693in" svg:height="0.0681in" svg:x="1.5445in" svg:y="0.0453in" svg:viewBox="0 0 177 174" svg:d="M129 24c-7-14-18-24-35-24-46 0-94 56-94 112 0 37 22 62 52 62 7 0 27-1 50-29 3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1278" draw:text-style-name="P85" svg:width="0.0921in" svg:height="0.087in" svg:x="1.6736in" svg:y="0.0307in" svg:viewBox="0 0 235 222" svg:d="M229 17c4-3 6-6 6-9 0-5-3-8-7-8-1 0-1 0-7 3-71 33-143 66-214 100-4 3-7 5-7 9 0 5 3 7 7 9 71 33 143 66 214 99 6 2 6 2 7 2 4 0 7-3 7-7s-2-6-6-8c-68-31-135-63-204-95 69-32 136-64 204-95z"><text:p/></draw:path><draw:path draw:style-name="gr1278" draw:text-style-name="P85" svg:width="0.0799in" svg:height="0.0756in" svg:x="1.7854in" svg:y="0.0598in" svg:viewBox="0 0 204 193" svg:d="M41 161c-10 14-19 21-34 22-4 0-7 0-7 5 0 4 2 5 3 5 8 0 17-1 25-1 7 0 18 1 27 1 1 0 6 0 6-6 0-4-4-4-5-4-2 0-12-1-12-8 0-3 2-8 3-10 8-12 15-23 22-34 27 0 52 0 78 0 3 14 4 30 6 45-1 2-2 7-19 7-3 0-6 0-6 6 0 1 1 4 4 4 8 0 28-1 35-1 5 0 11 0 16 0 5 1 11 1 15 1 3 0 6-3 6-6 0-4-4-4-8-4-16 0-16-2-17-9-7-56-16-111-24-166-1-6-2-8-6-8-6 0-7 3-9 7-33 51-66 102-99 154zM76 121c19-30 38-58 57-88 5 30 8 58 12 88-23 0-46 0-69 0z"><text:p/></draw:path><draw:path draw:style-name="gr1278" draw:text-style-name="P85" svg:width="0.0591in" svg:height="0.0681in" svg:x="1.9272in" svg:y="0.0453in" svg:viewBox="0 0 151 174" svg:d="M138 23c-7 0-13 0-18 6-6 6-7 13-7 15 0 9 7 13 15 13 11 0 22-9 22-24 0-19-19-33-47-33-51 0-103 55-103 109 0 35 22 65 63 65 55 0 88-41 88-45 0-2-4-6-6-6-1 0-2 1-4 5-31 38-73 38-78 38-24 0-34-20-34-43 0-15 7-53 21-77 12-21 33-38 53-38 14 0 29 5 35 15z"><text:p/></draw:path><draw:path draw:style-name="gr1278" draw:text-style-name="P85" svg:width="0.0843in" svg:height="0.0933in" svg:x="2.0287in" svg:y="0.0217in" svg:viewBox="0 0 215 238" svg:d="M212 15c3-4 3-5 3-7 0-5-4-8-8-8-3 0-6 3-9 9-30 67-60 135-90 202-31-67-61-135-91-202-4-8-7-9-9-9-5 0-8 3-8 8 0 1 0 2 2 6 32 72 65 145 97 216 2 7 4 8 9 8 4 0 5-2 8-8 31-71 64-143 96-215z"><text:p/></draw:path><draw:path draw:style-name="gr1278" draw:text-style-name="P85" svg:width="0.0346in" svg:height="0.1508in" svg:x="2.1709in" svg:y="0in" svg:viewBox="0 0 89 384" svg:d="M89 380c0-1 0-1-6-8-49-48-61-121-61-179 0-67 15-135 63-183 4-4 4-4 4-7 0-2-1-3-3-3-5 0-39 26-62 75-20 43-24 86-24 118 0 28 4 76 25 119 23 47 56 72 61 72 2 0 3-1 3-4z"><text:p/></draw:path><draw:path draw:style-name="gr1278" draw:text-style-name="P85" svg:width="0.0693in" svg:height="0.0681in" svg:x="2.2213in" svg:y="0.0453in" svg:viewBox="0 0 177 174" svg:d="M129 24c-8-14-19-24-37-24-45 0-92 56-92 112 0 37 21 62 51 62 8 0 27-1 50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1278" draw:text-style-name="P85" svg:width="0.1004in" svg:height="0.035in" svg:x="2.346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591in" svg:height="0.0681in" svg:x="2.5043in" svg:y="0.0453in" svg:viewBox="0 0 151 174" svg:d="M138 23c-6 0-11 0-17 6-7 6-8 13-8 15 0 9 8 13 15 13 12 0 22-9 22-24 0-19-18-33-45-33-53 0-105 55-105 109 0 35 23 65 63 65 56 0 88-41 88-45 0-2-2-6-5-6-2 0-3 1-5 5-30 38-73 38-77 38-24 0-35-20-35-43 0-15 7-53 21-77 12-21 34-38 55-38 13 0 27 5 33 15z"><text:p/></draw:path><draw:path draw:style-name="gr1278" draw:text-style-name="P85" svg:width="0.0843in" svg:height="0.0933in" svg:x="2.6067in" svg:y="0.0217in" svg:viewBox="0 0 215 238" svg:d="M116 9c-4-7-6-9-9-9-5 0-6 3-9 9-32 71-64 143-96 213-2 6-2 6-2 8 0 5 3 8 8 8 2 0 5-1 9-8 29-67 60-135 90-204 31 69 60 137 91 204 3 8 7 8 9 8 4 0 8-3 8-8-2-1 0-1-3-5-32-72-65-145-96-216z"><text:p/></draw:path><draw:path draw:style-name="gr1278" draw:text-style-name="P85" svg:width="0.0555in" svg:height="0.1059in" svg:x="2.7406in" svg:y="0.0071in" svg:viewBox="0 0 142 270" svg:d="M75 3c-2-1 0-3-6-3-8 0-37 2-47 3-3 0-8 1-8 8 0 4 5 4 10 4 19 0 19 4 19 7s-3 17-4 24c-11 42-21 84-32 126-6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1278" draw:text-style-name="P85" svg:width="0.0929in" svg:height="0.087in" svg:x="2.8535in" svg:y="0.0307in" svg:viewBox="0 0 237 222" svg:d="M229 17c4-3 8-6 8-9 0-5-4-8-8-8-1 0-2 0-7 3-71 33-143 66-214 100-5 3-8 5-8 9 0 5 3 7 8 9 71 33 143 66 214 99 5 2 6 2 7 2 4 0 8-3 8-7s-4-6-8-8c-67-31-135-63-203-95 68-32 136-64 203-95z"><text:p/></draw:path><draw:path draw:style-name="gr1278" draw:text-style-name="P85" svg:width="0.0811in" svg:height="0.072in" svg:x="2.9669in" svg:y="0.0634in" svg:viewBox="0 0 207 184" svg:d="M32 163c-2 9-3 11-24 11-5 0-8 0-8 5s3 5 8 5c35 0 70 0 105 0 45 0 81-31 81-57 0-20-18-37-47-39 32-7 60-26 60-51 0-19-21-37-56-37-33 0-65 0-98 0-6 0-9 0-9 6 0 3 3 3 9 3 3 0 5 0 10 1 5 0 6 1 6 3 0 1 0 2-1 7-12 47-24 95-36 143zM75 85c5-22 11-44 16-66 3-9 4-10 15-10 13 0 27 0 40 0 28 0 34 19 34 28 0 22-24 48-60 48-15 0-30 0-45 0zM63 174c-9 0-9 0-9-2 0-1 0-2 1-6 7-25 12-50 19-75 18 0 38 0 57 0 25 0 35 18 35 33 0 27-27 50-60 50-15 0-29 0-43 0z"><text:p/></draw:path><draw:path draw:style-name="gr1278" draw:text-style-name="P85" svg:width="0.072in" svg:height="0.1059in" svg:x="3.1126in" svg:y="0.0071in" svg:viewBox="0 0 184 270" svg:d="M184 3c-1-1 0-3-5-3-6 0-43 3-49 3-3 1-6 4-6 8s4 4 10 4c18 0 19 4 19 7 0 2-1 6-1 8-8 31-16 60-23 91-7-14-19-24-35-24-47 0-94 56-94 111 0 36 21 62 52 62 7 0 26-1 49-29 4 17 17 29 35 29 15 0 24-9 29-21 7-14 12-38 12-39 0-3-3-3-4-3-5 0-5 1-6 7-6 25-14 48-29 48-10 0-13-10-13-18 0-9 2-12 4-18 18-74 36-149 55-223zM103 220c-2 7-2 8-7 15-17 20-33 27-44 27-19 0-24-22-24-36 0-20 12-66 20-84 13-23 30-37 46-37 25 0 30 32 30 34s-1 4-1 6c-6 26-13 50-20 75z"><text:p/></draw:path><draw:path draw:style-name="gr1278" draw:text-style-name="P85" svg:width="0.0346in" svg:height="0.1508in" svg:x="3.1945in" svg:y="0in" svg:viewBox="0 0 89 384" svg:d="M89 193c0-30-4-77-25-120-23-48-56-73-61-73-2 0-3 1-3 3 0 3 0 3 7 10 38 38 60 99 60 180 0 65-14 132-63 181-4 5-4 5-4 6 0 3 1 4 3 4 5 0 39-26 62-75 20-43 24-85 24-116z"><text:p/></draw:path><draw:path draw:style-name="gr1278" draw:text-style-name="P85" svg:width="0.035in" svg:height="0.1508in" svg:x="3.2531in" svg:y="0in" svg:viewBox="0 0 90 384" svg:d="M90 193c0-30-4-77-25-120-23-48-57-73-61-73-2 0-4 1-4 3 0 3 0 3 8 10 38 38 60 99 60 180 0 65-14 132-62 181-6 5-6 5-6 6 0 3 2 4 4 4 4 0 39-26 62-75 20-43 24-85 24-116z"><text:p/></draw:path></draw:g></text:p>
      <text:p text:style-name="P57">נוכיח כי <draw:g text:anchor-type="as-char" svg:y="-0.0819in" draw:z-index="1" draw:name="Shape4" draw:style-name="gr1276"><svg:title>TexMaths</svg:title><svg:desc>11§inline§\lex§svg§600§FALSE§</svg:desc><draw:path draw:style-name="gr1277" draw:text-style-name="P84" svg:width="0.2606in" svg:height="0.0894in" svg:x="-0.0004in" svg:y="0.0075in" svg:viewBox="0 0 663 228" svg:d="M332 228c-111 0-221 0-332 0 0-76 0-152 0-228 221 0 442 0 663 0 0 76 0 152 0 228-110 0-221 0-331 0z"><text:p/></draw:path><draw:path draw:style-name="gr1278" draw:text-style-name="P85" svg:width="0.0925in" svg:height="0.0874in" svg:x="0.0043in" svg:y="-0.0004in" svg:viewBox="0 0 236 223" svg:d="M229 17c4-3 7-5 7-9 0-5-3-8-7-8-1 0-3 0-8 3-71 33-142 66-213 101-5 2-8 3-8 8s3 6 8 8c71 33 142 66 213 99 5 4 7 4 8 4 4 0 7-4 7-8s-3-7-7-9c-68-31-136-63-203-94 67-32 135-64 203-95z"><text:p/></draw:path><draw:path draw:style-name="gr1278" draw:text-style-name="P85" svg:width="0.0232in" svg:height="0.0736in" svg:x="0.1165in" svg:y="0.0311in" svg:viewBox="0 0 60 188" svg:d="M59 8c1-1 1-4 1-5s-1-3-3-3c-5 0-28 2-35 2-2 0-6 0-6 7 0 3 4 3 7 3 13 0 13 2 13 5 0 1-1 3-1 5-11 44-23 88-34 132 0 3-1 6-1 9 0 17 15 25 29 25 6 0 14-2 22-14 5-10 8-25 8-26 0-4-2-3-3-4-4 0-4 3-5 6-5 13-9 31-21 31-7 0-9-7-9-13 0-4 1-8 1-11 12-50 25-100 37-149z"><text:p/></draw:path><draw:path draw:style-name="gr1278" draw:text-style-name="P85" svg:width="0.0449in" svg:height="0.0476in" svg:x="0.1559in" svg:y="0.0575in" svg:viewBox="0 0 115 122" svg:d="M42 58c7 0 29-1 44-6 20-7 24-20 24-28 0-14-15-24-34-24-32 0-76 25-76 72 0 27 16 50 48 50 47 0 67-26 67-31 0-1-2-4-4-4s-2 1-4 2c-21 26-53 26-58 26-16 0-27-11-27-33 0-4 0-9 3-24 6 0 11 0 17 0zM27 51c11-40 41-43 49-43 12 0 22 6 22 16 0 27-45 27-57 27-5 0-9 0-14 0z"><text:p/></draw:path><draw:path draw:style-name="gr1278" draw:text-style-name="P85" svg:width="0.0567in" svg:height="0.0476in" svg:x="0.2114in" svg:y="0.0575in" svg:viewBox="0 0 145 122" svg:d="M55 90c-3 10-12 25-25 25-1 0-9 0-16-4 11-4 12-13 12-15 0-6-4-10-11-10s-15 7-15 17c0 13 15 19 29 19 12 0 24-7 30-19 7 14 21 19 32 19 31 0 48-34 48-42 0-3-4-3-5-3-3 0-3 1-4 5-7 18-22 33-38 33-11 0-16-8-16-18 0-7 6-32 14-62 6-21 18-27 27-27 4 1 8 0 14 4-9 2-12 10-12 14 0 7 4 10 11 10 6 0 15-4 15-16 0-14-17-20-28-20-14 0-25 10-30 20-6-11-18-20-33-20-30 0-47 34-47 42 0 3 3 3 4 3 3 0 4-1 5-4 7-21 24-33 38-33 9 0 15 5 15 17 0 6-3 20-5 29-4 12-6 24-9 36z"><text:p/></draw:path></draw:g><text:span text:style-name="T6"><text:s/>יחס סדר חזק על </text:span><text:span text:style-name="T6"><draw:g text:anchor-type="as-char" svg:y="-0.0965in" draw:z-index="4" draw:name="Shape5" draw:style-name="gr1276"><svg:title>TexMaths</svg:title><svg:desc>11§inline§A \times B§svg§600§FALSE§</svg:desc><draw:path draw:style-name="gr1277" draw:text-style-name="P84" svg:width="0.398in" svg:height="0.0921in" svg:x="0.0024in" svg:y="0.0079in" svg:viewBox="0 0 1012 235" svg:d="M0 0c337 0 675 0 1012 0 0 78 0 157 0 235-337 0-675 0-1012 0 0-78 0-157 0-235z"><text:p/></draw:path><draw:path draw:style-name="gr1278" draw:text-style-name="P85" svg:width="0.1039in" svg:height="0.1079in" svg:x="-0.0004in" svg:y="0in" svg:viewBox="0 0 265 275" svg:d="M56 231c-15 25-31 30-47 32-6 0-9 0-9 7 0 2 2 5 5 5 10 0 22-1 33-1 14 0 27 1 39 1 2 0 8 0 8-8 0-4-4-4-7-4-9-2-18-4-18-14 0-4 3-8 6-14 10-16 19-33 29-49 31 0 64 0 96 0 1 7 7 60 7 64 0 11-20 13-28 13-5 0-10 0-10 7 0 5 4 4 6 5 16 0 33-1 48-1 10 0 34 1 44 1 2 0 7 0 7-8 0-4-3-4-9-4-24 0-24-3-25-14-8-80-16-160-23-240-1-8-1-9-8-9-5 0-8 2-10 7-45 74-89 149-134 224zM102 174c25-42 51-85 76-127 3 42 8 85 12 127-30 0-58 0-88 0z"><text:p/></draw:path><draw:path draw:style-name="gr1278" draw:text-style-name="P85" svg:width="0.0732in" svg:height="0.0724in" svg:x="0.1646in" svg:y="0.0343in" svg:viewBox="0 0 187 185" svg:d="M93 82c-25-26-51-51-77-77-4-4-5-5-8-5-4 0-8 3-8 8 0 2 1 3 5 7 26 26 52 51 77 77-25 26-51 52-77 77-4 5-5 5-5 8 0 4 4 8 8 8 3 0 4-2 8-6 26-25 52-50 77-76 27 27 53 53 80 79 1 0 3 3 6 3 5 0 8-4 8-8 0-1 0-2-1-5-1-1-63-60-82-80 23-24 48-47 71-70 2-2 7-7 10-10 0-1 2-2 2-4 0-5-3-8-8-8-3 0-5 1-9 5-25 26-51 51-77 77z"><text:p/></draw:path><draw:path draw:style-name="gr1278" draw:text-style-name="P85" svg:width="0.1083in" svg:height="0.1024in" svg:x="0.3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3 0 51 0 34 0 42 23 42 41 0 33-33 70-81 70-18 0-37 0-56 0zM87 249c-6 0-7 0-9 0-3-1-4-1-4-4 0-1 0-1 1-9 9-35 18-71 27-106 24 0 49 0 73 0 37 0 44 27 44 44 0 38-34 75-79 75-18 0-36 0-53 0z"><text:p/></draw:path></draw:g></text:span><text:span text:style-name="T6">. </text:span></text:p>
      <text:list xml:id="list4162870123" text:style-name="L1">
        <text:list-item>
          <text:p text:style-name="P13">טרנזיטיבי: יהי <draw:g text:anchor-type="as-char" svg:y="-0.1134in" draw:z-index="5" draw:name="Shape6" draw:style-name="gr1276"><svg:title>TexMaths</svg:title><svg:desc>11§inline§\la a, b \ra \lex \la c, d \ra, \la c, d \ra \lex \la e, f \ra§svg§600§FALSE§</svg:desc><draw:path draw:style-name="gr1277" draw:text-style-name="P84" svg:width="2.1287in" svg:height="0.1354in" svg:x="-0.0004in" svg:y="0.0071in" svg:viewBox="0 0 5408 345" svg:d="M0 0c1803 0 3605 0 5408 0 0 115 0 230 0 345-1803 0-3605 0-5408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0555in" svg:height="0.1059in" svg:x="0.2063in" svg:y="0.0071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1278" draw:text-style-name="P85" svg:width="0.0335in" svg:height="0.1508in" svg:x="0.2728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1278" draw:text-style-name="P85" svg:width="0.0921in" svg:height="0.087in" svg:x="0.3787in" svg:y="0.0307in" svg:viewBox="0 0 235 222" svg:d="M229 17c4-3 6-6 6-9 0-5-3-8-7-8-1 0-1 0-7 3-71 33-143 66-214 100-4 3-7 5-7 9 0 5 3 7 7 9 71 33 143 66 214 99 6 2 6 2 7 2 4 0 7-3 7-7s-2-6-6-8c-68-31-135-63-204-95 69-32 136-64 204-95z"><text:p/></draw:path><draw:path draw:style-name="gr1278" draw:text-style-name="P85" svg:width="0.0236in" svg:height="0.074in" svg:x="0.4909in" svg:y="0.063in" svg:viewBox="0 0 61 189" svg:d="M59 8c2 0 2-4 2-5s-2-3-5-3c-5 0-27 2-34 2-2 1-5 1-5 7 0 3 3 3 6 3 13 0 13 2 13 5 0 2-1 3-1 6-11 44-23 88-34 133-1 3-1 6-1 8 0 18 15 25 29 25 6 0 14-2 22-14 5-10 8-25 8-26 0-4-3-4-4-4-3 0-4 1-5 7-4 13-8 31-20 31-8 0-9-8-9-13 0-4 0-9 1-11 12-51 25-101 37-151z"><text:p/></draw:path><draw:path draw:style-name="gr1278" draw:text-style-name="P85" svg:width="0.0453in" svg:height="0.0472in" svg:x="0.5307in" svg:y="0.0894in" svg:viewBox="0 0 116 121" svg:d="M42 57c8 0 30 0 44-5 20-7 24-20 24-28 0-15-15-24-34-24-32 0-76 24-76 70 0 28 17 51 48 51 47 0 68-26 68-30 0-2-3-4-5-4s-2 0-4 2c-21 26-53 26-59 26-15 0-26-12-26-34 0-3 0-8 3-24 6 0 11 0 17 0zM28 50c11-39 40-42 48-42 12 0 22 5 22 16 0 26-46 26-57 26-5 0-9 0-13 0z"><text:p/></draw:path><draw:path draw:style-name="gr1278" draw:text-style-name="P85" svg:width="0.0567in" svg:height="0.0472in" svg:x="0.5862in" svg:y="0.0894in" svg:viewBox="0 0 145 121" svg:d="M55 90c-3 9-12 25-25 25-1 0-9 0-16-5 11-3 12-13 12-14 0-7-4-10-11-10s-15 5-15 16c0 14 15 19 29 19 12 0 24-8 30-19 7 15 21 19 32 19 31 0 48-33 48-41 0-3-4-3-5-3-3 0-3 1-4 4-7 19-22 34-38 34-11 0-16-8-16-18 0-8 7-32 14-62 6-21 18-27 27-27 4 1 8 0 14 3-9 2-12 10-12 15 0 6 4 10 11 10 6 0 15-5 15-16 0-16-17-20-28-20-14 0-25 9-30 19-6-11-18-19-33-19-30 0-47 33-47 41 0 4 3 4 4 4 3 0 4-1 6-5 6-21 23-32 37-32 9 0 15 4 15 17 0 6-3 19-5 28-3 12-6 24-9 37z"><text:p/></draw:path><draw:path draw:style-name="gr1278" draw:text-style-name="P85" svg:width="0.0335in" svg:height="0.1508in" svg:x="0.7169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591in" svg:height="0.0681in" svg:x="0.7654in" svg:y="0.0453in" svg:viewBox="0 0 151 174" svg:d="M138 23c-7 0-13 0-18 6-6 6-7 13-7 15 0 9 7 13 15 13 11 0 22-9 22-24 0-19-19-33-47-33-51 0-103 55-103 109 0 35 22 65 63 65 55 0 88-41 88-45 0-2-2-6-5-6-2 0-3 1-5 5-31 38-73 38-77 38-24 0-35-20-35-43 0-15 7-53 21-77 12-21 33-38 55-38 13 0 27 5 33 15z"><text:p/></draw:path><draw:path draw:style-name="gr1278" draw:text-style-name="P85" svg:width="0.0173in" svg:height="0.0453in" svg:x="0.8382in" svg:y="0.0972in" svg:viewBox="0 0 45 116" svg:d="M45 41c0-26-10-41-24-41-13 0-21 10-21 21 0 10 8 21 21 21 4 0 9-2 13-6 1-1 1-1 2-1 0 2 0 0 0 6 0 28-13 51-26 65-3 3-3 4-3 5 0 4 1 5 3 5 4 0 35-30 35-75z"><text:p/></draw:path><draw:path draw:style-name="gr1278" draw:text-style-name="P85" svg:width="0.072in" svg:height="0.1059in" svg:x="0.8988in" svg:y="0.0071in" svg:viewBox="0 0 184 270" svg:d="M184 3c-1-1 0-3-5-3-6 0-43 3-49 3-3 1-6 4-6 8s4 4 10 4c18 0 19 4 19 7 0 2-1 6-1 8-8 31-16 60-23 91-7-14-19-24-35-24-46 0-94 56-94 111 0 36 21 62 52 62 7 0 26-1 49-29 4 17 17 29 35 29 15 0 24-9 29-21 7-14 12-38 12-39 0-3-3-3-4-3-5 0-5 1-6 7-6 25-14 48-29 48-10 0-11-10-11-18 0-9 0-12 2-18 18-74 36-149 55-223zM103 220c-2 7-2 8-7 15-17 20-33 27-44 27-19 0-24-22-24-36 0-20 12-66 20-84 13-23 30-37 46-37 25 0 30 32 30 34s-1 4-1 6c-6 26-13 50-20 75z"><text:p/></draw:path><draw:path draw:style-name="gr1278" draw:text-style-name="P85" svg:width="0.0335in" svg:height="0.1508in" svg:x="0.9803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1278" draw:text-style-name="P85" svg:width="0.0173in" svg:height="0.0453in" svg:x="1.0445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0339in" svg:height="0.1508in" svg:x="1.115in" svg:y="0in" svg:viewBox="0 0 87 384" svg:d="M85 14c2-4 2-4 2-6 0-5-4-8-8-8s-6 2-9 9c-23 58-45 118-68 177-1 2-2 4-2 7 0 0 0 1 2 5 23 60 45 119 68 177 2 4 4 9 9 9 4 0 8-3 8-7 0-2 0-3-2-7-23-60-45-119-68-177 23-60 45-119 68-179z"><text:p/></draw:path><draw:path draw:style-name="gr1278" draw:text-style-name="P85" svg:width="0.0587in" svg:height="0.0681in" svg:x="1.1638in" svg:y="0.0453in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1278" draw:text-style-name="P85" svg:width="0.0173in" svg:height="0.0453in" svg:x="1.2366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2in" svg:height="0.1059in" svg:x="1.2972in" svg:y="0.0071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6-22-26-36 0-20 14-66 22-84 13-23 30-37 46-37 24 0 29 32 29 34s0 4-1 6c-6 26-12 50-19 75z"><text:p/></draw:path><draw:path draw:style-name="gr1278" draw:text-style-name="P85" svg:width="0.0335in" svg:height="0.1508in" svg:x="1.3787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1278" draw:text-style-name="P85" svg:width="0.0921in" svg:height="0.087in" svg:x="1.4843in" svg:y="0.0307in" svg:viewBox="0 0 235 222" svg:d="M229 17c4-3 6-6 6-9 0-5-3-8-7-8-1 0-1 0-7 3-71 33-143 66-214 100-4 3-7 5-7 9 0 5 3 7 7 9 71 33 143 66 214 99 6 2 6 2 7 2 4 0 7-3 7-7s-2-6-6-8c-68-31-135-63-204-95 69-32 136-64 204-95z"><text:p/></draw:path><draw:path draw:style-name="gr1278" draw:text-style-name="P85" svg:width="0.0236in" svg:height="0.074in" svg:x="1.5965in" svg:y="0.063in" svg:viewBox="0 0 61 189" svg:d="M59 8c2 0 2-4 2-5s-2-3-5-3c-5 0-27 2-34 2-2 1-5 1-5 7 0 3 3 3 6 3 13 0 13 2 13 5 0 2-1 3-1 6-11 44-23 88-34 133-1 3-1 6-1 8 0 18 15 25 29 25 6 0 14-2 22-14 5-10 8-25 8-26 0-4-3-4-4-4-3 0-4 1-5 7-4 13-8 31-20 31-8 0-9-8-9-13 0-4 0-9 1-11 12-51 25-101 37-151z"><text:p/></draw:path><draw:path draw:style-name="gr1278" draw:text-style-name="P85" svg:width="0.0453in" svg:height="0.0472in" svg:x="1.6362in" svg:y="0.0894in" svg:viewBox="0 0 116 121" svg:d="M42 57c8 0 30 0 44-5 20-7 24-20 24-28 0-15-15-24-34-24-32 0-76 24-76 70 0 28 17 51 48 51 47 0 68-26 68-30 0-2-3-4-5-4s-2 0-4 2c-21 26-53 26-59 26-15 0-26-12-26-34 0-3 0-8 3-24 6 0 11 0 17 0zM28 50c11-39 40-42 48-42 12 0 22 5 22 16 0 26-46 26-57 26-5 0-9 0-13 0z"><text:p/></draw:path><draw:path draw:style-name="gr1278" draw:text-style-name="P85" svg:width="0.0567in" svg:height="0.0472in" svg:x="1.6917in" svg:y="0.0894in" svg:viewBox="0 0 145 121" svg:d="M55 90c-3 9-12 25-25 25-1 0-9 0-16-5 11-3 12-13 12-14 0-7-4-10-11-10s-15 5-15 16c0 14 15 19 29 19 12 0 24-8 30-19 7 15 21 19 32 19 31 0 48-33 48-41 0-3-4-3-5-3-3 0-3 1-4 4-7 19-22 34-38 34-11 0-16-8-16-18 0-8 7-32 14-62 6-21 18-27 27-27 4 1 8 0 14 3-9 2-12 10-12 15 0 6 4 10 11 10 6 0 15-5 15-16 0-16-17-20-28-20-14 0-25 9-30 19-6-11-18-19-33-19-30 0-47 33-47 41 0 4 3 4 4 4 3 0 4-1 6-5 6-21 23-32 37-32 9 0 15 4 15 17 0 6-3 19-5 28-3 12-6 24-9 37z"><text:p/></draw:path><draw:path draw:style-name="gr1278" draw:text-style-name="P85" svg:width="0.0335in" svg:height="0.1508in" svg:x="1.8228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583in" svg:height="0.0681in" svg:x="1.872in" svg:y="0.0453in" svg:viewBox="0 0 149 174" svg:d="M54 81c12 0 41-1 59-8 28-12 30-36 30-40 0-18-15-33-42-33-43 0-101 37-101 105 0 39 23 69 61 69 55 0 88-41 88-45 0-2-3-6-5-6s-3 1-5 5c-31 38-73 38-77 38-31 0-34-33-34-45 0-4 0-16 6-40 7 0 13 0 20 0zM36 73c16-59 55-65 65-65 18 0 29 12 29 25 0 40-62 40-78 40-6 0-10 0-16 0z"><text:p/></draw:path><draw:path draw:style-name="gr1278" draw:text-style-name="P85" svg:width="0.0173in" svg:height="0.0453in" svg:x="1.9492in" svg:y="0.0972in" svg:viewBox="0 0 45 116" svg:d="M45 41c0-26-10-41-25-41-12 0-20 10-20 21 0 10 8 21 20 21 4 0 10-2 13-6 1-1 1-1 2-1s1 0 1 6c0 28-13 51-26 65-4 3-4 4-4 5 0 4 2 5 4 5 4 0 35-30 35-75z"><text:p/></draw:path><draw:path draw:style-name="gr1278" draw:text-style-name="P85" svg:width="0.0756in" svg:height="0.137in" svg:x="2.0114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2.1028in" svg:y="0in" svg:viewBox="0 0 86 384" svg:d="M84 198c2-4 2-5 2-5 0-1 0-3-2-7-22-59-45-119-67-177-3-7-5-9-9-9-5 0-8 3-8 8 0 1 0 2 1 6 23 60 46 119 69 179-23 58-46 117-69 177-1 4-1 4-1 7 0 4 3 7 8 7 4 0 6-4 7-7 24-60 46-119 69-179z"><text:p/></draw:path></draw:g><text:span text:style-name="T6"><text:s/>כאשר </text:span><text:span text:style-name="T6"><draw:g text:anchor-type="as-char" svg:y="-0.1091in" draw:z-index="6" draw:name="Shape7" draw:style-name="gr1276"><svg:title>TexMaths</svg:title><svg:desc>11§inline§a, c , e \in A \land b, d, f \in B§svg§600§FALSE§</svg:desc><draw:path draw:style-name="gr1277" draw:text-style-name="P84" svg:width="1.4772in" svg:height="0.1232in" svg:x="0.0016in" svg:y="0.0079in" svg:viewBox="0 0 3753 314" svg:d="M0 0c1251 0 2502 0 3753 0 0 104 0 210 0 314-1251 0-2502 0-3753 0 0-104 0-210 0-314z"><text:p/></draw:path><draw:path draw:style-name="gr1278" draw:text-style-name="P85" svg:width="0.0693in" svg:height="0.0685in" svg:x="-0.0004in" svg:y="0.0417in" svg:viewBox="0 0 177 175" svg:d="M129 25c-7-14-18-25-35-25-46 0-94 57-94 113 0 36 21 62 52 62 7 0 26-1 49-29 4 15 18 29 35 29 15 0 24-9 29-21 7-15 12-38 12-39 0-4-3-4-4-4-5 0-5 2-6 8-6 25-13 47-29 47-10 0-11-10-11-18 0-9 0-11 4-28s5-20 9-34c4-19 10-37 14-54 2-11 2-12 2-13 0-7-4-11-11-11-10 0-15 8-16 17zM103 124c-2 8-2 8-7 14-17 22-33 28-44 28-19 0-24-21-24-36 0-19 12-66 20-85 13-22 30-36 46-36 25 0 30 32 30 34s-1 4-1 6c-6 25-13 50-20 75z"><text:p/></draw:path><draw:path draw:style-name="gr1278" draw:text-style-name="P85" svg:width="0.0173in" svg:height="0.0449in" svg:x="0.087in" svg:y="0.0921in" svg:viewBox="0 0 45 115" svg:d="M45 41c0-26-10-41-24-41-13 0-21 10-21 21 0 10 8 20 21 20 4 0 9-1 13-5 1-1 1-2 2-2 0 2 0 1 0 7 0 28-13 50-26 63-4 4-3 6-3 7 0 2 1 4 3 4 4 0 35-29 35-74z"><text:p/></draw:path><draw:path draw:style-name="gr1278" draw:text-style-name="P85" svg:width="0.0591in" svg:height="0.0685in" svg:x="0.1476in" svg:y="0.0417in" svg:viewBox="0 0 151 175" svg:d="M138 24c-7 0-13 0-17 6-7 5-8 12-8 14 0 10 8 14 15 14 11 0 22-10 22-25 0-19-19-33-47-33-51 0-103 55-103 110 0 34 23 65 63 65 55 0 88-41 88-45s-2-6-5-6c-2 0-3 1-5 5-31 37-73 37-77 37-24 0-35-19-35-42 0-15 7-53 21-77 12-22 33-38 55-38 13 0 27 4 33 15z"><text:p/></draw:path><draw:path draw:style-name="gr1278" draw:text-style-name="P85" svg:width="0.0173in" svg:height="0.0449in" svg:x="0.2205in" svg:y="0.0921in" svg:viewBox="0 0 45 115" svg:d="M45 41c0-26-10-41-24-41-13 0-21 10-21 21 0 10 8 20 21 20 4 0 10-1 13-5 1-1 1-2 2-2 0 2 1 1 1 7 0 28-14 51-26 63-4 5-4 6-4 7 0 2 2 4 3 4 4 0 35-29 35-74z"><text:p/></draw:path><draw:path draw:style-name="gr1278" draw:text-style-name="P85" svg:width="0.0583in" svg:height="0.0685in" svg:x="0.2819in" svg:y="0.0417in" svg:viewBox="0 0 149 175" svg:d="M55 81c11 0 40-1 59-9 27-10 29-34 29-39 0-18-14-33-42-33-43 0-101 37-101 104 0 40 23 71 61 71 56 0 88-41 88-45s-3-6-5-6-2 1-5 5c-30 37-73 37-77 37-30 0-33-32-33-44 0-6 0-18 5-41 7 0 14 0 21 0zM36 72c16-58 55-63 65-63 19 0 29 11 29 24 0 39-62 39-77 39-6 0-11 0-17 0z"><text:p/></draw:path><draw:path draw:style-name="gr1278" draw:text-style-name="P85" svg:width="0.076in" svg:height="0.087in" svg:x="0.4008in" svg:y="0.0268in" svg:viewBox="0 0 194 222" svg:d="M180 119c7 0 14 0 14-8s-7-8-14-8c-55 0-108 0-163 0 4-51 49-88 103-88 20 0 41 0 60 0 7 0 14 0 14-7 0-8-7-8-14-8-20 0-40 0-61 0-66 0-119 48-119 111 0 61 53 111 119 111 21 0 41 0 61 0 7 0 14 0 14-8s-7-8-14-8c-19 0-40 0-60 0-54 0-99-36-103-87 55 0 108 0 163 0z"><text:p/></draw:path><draw:path draw:style-name="gr1278" draw:text-style-name="P85" svg:width="0.1039in" svg:height="0.1079in" svg:x="0.5374in" svg:y="0in" svg:viewBox="0 0 265 275" svg:d="M56 231c-15 25-31 30-47 32-5 1-9 1-9 7 0 2 2 5 6 5 11 0 22-2 33-2 13 0 26 2 38 2 2 0 8 0 8-8 0-3-4-4-7-4-9 0-17-4-17-14 0-4 2-8 5-14 10-16 20-33 30-49 32 0 65 0 97 0 0 7 5 60 5 64 0 11-20 13-27 13-6 0-9 0-9 7 0 5 4 5 5 5 16 0 32-2 48-2 9 0 34 2 44 2 2 0 6 0 6-8 0-4-3-4-9-4-23 0-23-3-24-14-8-80-16-160-24-240-1-8-1-9-8-9-5 0-7 2-10 7-45 74-89 149-134 224zM102 175c26-43 51-86 76-128 5 42 9 85 13 128-29 0-59 0-89 0z"><text:p/></draw:path><draw:path draw:style-name="gr1278" draw:text-style-name="P85" svg:width="0.0843in" svg:height="0.0933in" svg:x="0.6882in" svg:y="0.0177in" svg:viewBox="0 0 215 238" svg:d="M117 9c-4-7-6-9-9-9-6 0-7 3-9 9-32 71-64 143-96 214-3 4-3 5-3 8 0 4 3 7 8 7 3 0 5-1 9-8 30-67 60-136 91-203 30 67 60 136 90 203 3 8 8 8 9 8 4 0 8-3 8-7 0-1 0-3-3-7-32-71-63-144-95-215z"><text:p/></draw:path><draw:path draw:style-name="gr1278" draw:text-style-name="P85" svg:width="0.0555in" svg:height="0.1059in" svg:x="0.822in" svg:y="0.0035in" svg:viewBox="0 0 142 270" svg:d="M74 4c0-1 0-4-6-4-9 0-36 3-46 3-3 1-8 1-8 8 0 4 4 4 9 4 19 0 20 4 20 7s-3 16-6 24c-11 42-20 84-31 125-5 19-6 26-6 39 0 36 20 60 48 60 47 0 94-57 94-112 0-35-21-61-52-61-17 0-33 11-45 23 10-39 19-77 29-116zM37 149c3-8 3-8 6-13 20-25 36-31 46-31 14 0 25 11 25 37 0 22-13 66-19 80-14 26-31 39-47 39-13 0-25-9-25-38 0-8 0-15 6-40 3-11 5-23 8-34z"><text:p/></draw:path><draw:path draw:style-name="gr1278" draw:text-style-name="P85" svg:width="0.0173in" svg:height="0.0449in" svg:x="0.8933in" svg:y="0.0921in" svg:viewBox="0 0 45 115" svg:d="M45 41c0-26-10-41-24-41-13 0-21 10-21 21 0 10 8 20 21 20 4 0 10-1 13-5 1-1 1-2 2-2 0 2 0 1 0 7 0 28-13 51-25 63-4 5-4 6-4 7 0 2 1 4 3 4 4 0 35-29 35-74z"><text:p/></draw:path><draw:path draw:style-name="gr1278" draw:text-style-name="P85" svg:width="0.072in" svg:height="0.1059in" svg:x="0.9539in" svg:y="0.0035in" svg:viewBox="0 0 184 270" svg:d="M184 4c0-1 0-4-5-4s-43 3-49 4c-3 0-6 3-6 7s4 4 10 4c19 0 19 4 19 7 0 2-1 5-1 8-8 30-16 61-23 92-7-14-18-25-35-25-46 0-94 57-94 112 0 36 21 61 52 61 7 0 26-1 50-28 3 15 17 28 34 28 15 0 24-9 29-21 7-14 12-37 12-38 0-5-3-5-4-5-5 0-5 3-6 8-6 25-13 47-29 47-10 0-11-9-11-17 0-9 0-12 2-19 18-73 36-147 55-221zM103 220c-1 7-1 7-7 14-17 22-33 27-43 27-20 0-25-20-25-36 0-19 12-65 20-83 13-22 30-37 46-37 25 0 30 32 30 34 0 3-1 5-1 7-6 24-13 50-20 74z"><text:p/></draw:path><draw:path draw:style-name="gr1278" draw:text-style-name="P85" svg:width="0.0173in" svg:height="0.0449in" svg:x="1.0402in" svg:y="0.0921in" svg:viewBox="0 0 45 115" svg:d="M45 41c0-26-10-41-24-41-13 0-21 10-21 21 0 10 8 20 21 20 4 0 10-1 13-5 1-1 1-2 2-2 0 2 1 1 1 7 0 28-14 51-26 63-4 5-4 6-4 7 0 2 2 4 3 4 4 0 35-29 35-74z"><text:p/></draw:path><draw:path draw:style-name="gr1278" draw:text-style-name="P85" svg:width="0.0756in" svg:height="0.137in" svg:x="1.1028in" svg:y="0.0016in" svg:viewBox="0 0 193 349" svg:d="M121 118c11 0 22 0 33 0 8 0 12 0 12-8 0-5-4-5-11-5-11 0-21 0-32 0 4-15 6-29 9-43 1-8 7-36 9-41 3-7 10-12 17-12 3 0 13 0 20 6-17 1-21 16-21 21 0 9 7 13 15 13 10 0 21-8 21-23 0-17-18-26-35-26-12 0-37 7-48 45-2 8-3 12-13 60-9 0-18 0-27 0-7 0-12 0-12 8 0 5 5 5 11 5 9 0 17 0 26 0-10 50-19 99-29 150-7 37-13 72-33 72-2 0-12 0-19-6 18-1 21-15 21-21 0-9-6-13-14-13-10 0-21 8-21 23 0 17 17 26 33 26 21 0 36-23 43-37 13-24 22-71 22-74 8-40 15-80 23-120z"><text:p/></draw:path><draw:path draw:style-name="gr1278" draw:text-style-name="P85" svg:width="0.0756in" svg:height="0.087in" svg:x="1.2406in" svg:y="0.0268in" svg:viewBox="0 0 193 222" svg:d="M179 119c7 0 14 0 14-8s-7-8-14-8c-55 0-109 0-164 0 5-51 50-88 104-88 20 0 41 0 60 0 7 0 14 0 14-7 0-8-7-8-14-8-19 0-40 0-60 0-67 0-119 48-119 111 0 61 52 111 119 111 20 0 41 0 60 0 7 0 14 0 14-8s-7-8-14-8c-19 0-40 0-60 0-54 0-99-36-104-87 55 0 109 0 164 0z"><text:p/></draw:path><draw:path draw:style-name="gr1278" draw:text-style-name="P85" svg:width="0.1083in" svg:height="0.1024in" svg:x="1.378in" svg:y="0.0051in" svg:viewBox="0 0 276 261" svg:d="M46 232c-4 14-5 17-35 17-7 0-11 0-11 8 0 4 3 4 11 4 46 0 91 0 138 0 61 0 106-45 106-83 0-26-22-48-59-53 39-7 80-36 80-72 0-29-25-53-71-53-43 0-87 0-130 0-8 0-12 0-12 8 0 3 4 3 11 3 1 0 9 0 15 1 7 1 10 1 10 7 0 1 0 2-1 6-18 69-34 139-52 207zM105 122c7-32 15-64 23-96 4-14 4-15 21-15 16 0 34 0 50 0 34 0 42 23 42 41 0 33-33 70-80 70-19 0-38 0-56 0zM87 249c-6 0-7 0-9 0-3 0-4-1-4-4 0-1 0-1 1-9 9-35 19-71 27-106 25 0 49 0 73 0 37 0 44 28 44 45 0 37-34 74-79 74-18 0-35 0-53 0z"><text:p/></draw:path></draw:g></text:span><text:span text:style-name="T6">. נוכיח </text:span><text:span text:style-name="T6"><draw:g text:anchor-type="as-char" svg:y="-0.1134in" draw:z-index="7" draw:name="Shape8" draw:style-name="gr1276"><svg:title>TexMaths</svg:title><svg:desc>11§inline§\la a, b \ra \lex \la e, f \ra §svg§600§FALSE§</svg:desc><draw:path draw:style-name="gr1277" draw:text-style-name="P84" svg:width="1.0224in" svg:height="0.1358in" svg:x="-0.0004in" svg:y="0.0071in" svg:viewBox="0 0 2598 346" svg:d="M1300 346c-433 0-867 0-1300 0 0-116 0-230 0-346 866 0 1733 0 2598 0 0 116 0 230 0 346-432 0-865 0-1298 0z"><text:p/></draw:path><draw:path draw:style-name="gr1278" draw:text-style-name="P85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278" draw:text-style-name="P85" svg:width="0.0693in" svg:height="0.0685in" svg:x="0.0571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278" draw:text-style-name="P85" svg:width="0.0173in" svg:height="0.0453in" svg:x="0.1449in" svg:y="0.0972in" svg:viewBox="0 0 45 116" svg:d="M45 41c0-26-10-41-25-41-12 0-20 10-20 21 0 10 8 20 20 20 5 0 10-1 14-5 1-1 1-1 1-1 1 0 1 0 1 6 0 28-13 51-26 64-4 4-4 5-4 6 0 2 2 5 4 5 4 0 35-30 35-75z"><text:p/></draw:path><draw:path draw:style-name="gr1278" draw:text-style-name="P85" svg:width="0.0555in" svg:height="0.1063in" svg:x="0.2063in" svg:y="0.0071in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1278" draw:text-style-name="P85" svg:width="0.0335in" svg:height="0.1512in" svg:x="0.2728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1278" draw:text-style-name="P85" svg:width="0.0921in" svg:height="0.087in" svg:x="0.3787in" svg:y="0.0307in" svg:viewBox="0 0 235 222" svg:d="M229 17c4-4 6-5 6-9 0-5-3-8-7-8-1 0-1 0-7 2-71 34-142 67-213 101-5 3-8 3-8 8s3 7 8 9c71 33 142 67 213 100 6 2 6 2 7 2 4 0 7-3 7-7 0-5-2-6-6-8-68-32-135-64-204-96 69-32 136-63 204-94z"><text:p/></draw:path><draw:path draw:style-name="gr1278" draw:text-style-name="P85" svg:width="0.0236in" svg:height="0.0744in" svg:x="0.4909in" svg:y="0.0626in" svg:viewBox="0 0 61 190" svg:d="M59 9c2-1 2-3 2-5 0-1-2-4-5-4-5 0-27 2-34 3-2 0-5 0-5 7 0 3 3 3 6 3 13 0 13 2 13 5 0 1-1 3-1 5-11 44-23 88-34 133-1 4-1 6-1 9 0 18 15 25 29 25 6 0 14-2 22-14 5-10 8-25 8-26 0-5-3-5-4-5-3 0-4 3-5 7-4 14-8 31-20 31-8 0-9-7-9-13 0-3 0-8 1-11 12-51 25-101 37-150z"><text:p/></draw:path><draw:path draw:style-name="gr1278" draw:text-style-name="P85" svg:width="0.0453in" svg:height="0.0472in" svg:x="0.5303in" svg:y="0.0898in" svg:viewBox="0 0 116 121" svg:d="M42 57c8 0 30-1 44-5 20-8 24-21 24-29 0-14-15-23-34-23-32 0-76 24-76 70 0 28 17 51 48 51 46 0 68-26 68-31 0-1-3-4-5-4s-2 1-4 3c-21 24-53 24-59 24-15 0-26-10-26-32 0-4 0-9 3-24 6 0 11 0 17 0zM28 50c11-40 40-43 48-43 12 0 22 6 22 16 0 27-46 27-57 27-5 0-9 0-13 0z"><text:p/></draw:path><draw:path draw:style-name="gr1278" draw:text-style-name="P85" svg:width="0.0567in" svg:height="0.0472in" svg:x="0.5858in" svg:y="0.0898in" svg:viewBox="0 0 145 121" svg:d="M55 90c-3 9-12 23-25 23-1 0-10 0-16-3 11-3 12-13 12-15 0-6-4-10-11-10s-15 6-15 16c0 15 15 20 29 20 12 0 24-8 30-19 7 15 21 19 32 19 31 0 48-33 48-41 0-4-4-4-5-4-3 0-3 2-4 5-7 19-22 32-38 32-11 0-16-6-16-17 0-7 7-31 14-62 6-20 18-27 27-27 4 1 8 0 14 4-9 2-12 10-12 14 0 7 4 10 11 10 6 0 15-4 15-16 0-15-17-19-28-19-14 0-25 9-30 19-6-11-18-19-33-19-30 0-47 33-47 41 0 3 3 3 4 3 3 0 4-1 6-4 6-21 23-33 36-33 10 0 16 5 16 18 0 5-3 19-5 28-3 12-6 24-9 37z"><text:p/></draw:path><draw:path draw:style-name="gr1278" draw:text-style-name="P85" svg:width="0.0335in" svg:height="0.1512in" svg:x="0.7165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1278" draw:text-style-name="P85" svg:width="0.0583in" svg:height="0.0685in" svg:x="0.7657in" svg:y="0.0453in" svg:viewBox="0 0 149 175" svg:d="M54 81c11 0 40-1 59-8 28-11 29-34 29-40 0-16-14-33-41-33-43 0-101 37-101 106 0 38 22 69 61 69 55 0 88-41 88-45 0-2-3-6-6-6-1 0-2 2-4 5-31 37-73 37-77 37-31 0-34-32-34-44 0-5 0-16 6-41 7 0 13 0 20 0zM36 73c15-59 55-64 65-64 18 0 29 11 29 24 0 40-62 40-78 40-6 0-10 0-16 0z"><text:p/></draw:path><draw:path draw:style-name="gr1278" draw:text-style-name="P85" svg:width="0.0173in" svg:height="0.0453in" svg:x="0.8425in" svg:y="0.0972in" svg:viewBox="0 0 45 116" svg:d="M45 41c0-26-9-41-24-41-13 0-21 10-21 21 0 10 8 20 21 20 4 0 10-1 13-5 1-1 1-1 2-1 0 2 1 0 1 6 0 28-14 51-26 64-4 4-4 5-4 6 0 2 2 5 4 5 3 0 34-30 34-75z"><text:p/></draw:path><draw:path draw:style-name="gr1278" draw:text-style-name="P85" svg:width="0.0756in" svg:height="0.1374in" svg:x="0.9051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1278" draw:text-style-name="P85" svg:width="0.0339in" svg:height="0.1512in" svg:x="0.9961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">. מההנחה </text:span><text:span text:style-name="T6"><draw:g text:anchor-type="as-char" svg:y="-0.1134in" draw:z-index="8" draw:name="Shape9" draw:style-name="gr1276"><svg:title>TexMaths</svg:title><svg:desc>11§inline§\la a, b \ra \lex \la c, d \ra§svg§600§FALSE§</svg:desc><draw:path draw:style-name="gr1277" draw:text-style-name="P84" svg:width="1.0059in" svg:height="0.1354in" svg:x="-0.0004in" svg:y="0.0071in" svg:viewBox="0 0 2556 345" svg:d="M0 0c852 0 1704 0 2556 0 0 115 0 230 0 345-852 0-1704 0-2556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555in" svg:height="0.1059in" svg:x="0.2063in" svg:y="0.0071in" svg:viewBox="0 0 142 270" svg:d="M74 3c-1-1 0-3-5-3-8 0-37 2-47 3-3 0-8 1-8 8 0 4 4 4 10 4 19 0 19 4 19 7s-3 17-6 24c-9 42-20 84-30 126-6 20-7 24-7 37 0 38 21 61 50 61 45 0 92-58 92-111 0-36-20-62-51-62-18 0-34 11-46 23 10-40 19-78 29-117zM37 150c4-9 4-10 7-15 19-24 36-30 46-30 13 0 24 12 24 36 0 23-13 66-19 81-14 26-31 40-45 40s-27-11-27-40c0-6 0-14 7-37 2-12 5-24 7-35z"><text:p/></draw:path><draw:path draw:style-name="gr1278" draw:text-style-name="P85" svg:width="0.0335in" svg:height="0.1508in" svg:x="0.2728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1278" draw:text-style-name="P85" svg:width="0.0921in" svg:height="0.087in" svg:x="0.3787in" svg:y="0.0307in" svg:viewBox="0 0 235 222" svg:d="M229 17c4-3 6-6 6-9 0-5-3-8-7-8-1 0-2 0-7 3-71 33-143 66-214 100-5 3-7 5-7 9 0 5 2 7 7 9 71 33 143 66 214 99 5 2 6 2 7 2 4 0 7-3 7-7s-2-6-6-8c-68-31-135-63-204-95 69-32 136-64 204-95z"><text:p/></draw:path><draw:path draw:style-name="gr1278" draw:text-style-name="P85" svg:width="0.0236in" svg:height="0.074in" svg:x="0.4909in" svg:y="0.063in" svg:viewBox="0 0 61 189" svg:d="M59 8c0-1 2-4 2-5s-2-3-5-3c-5 0-27 2-34 2-2 1-7 1-7 7 0 3 5 3 8 3 12 0 12 2 12 5 0 2 0 3-1 6-11 44-22 88-33 133-1 3-1 6-1 8 0 18 15 25 29 25 6 0 14-2 21-14 6-10 9-25 9-26 0-4-3-4-4-4-3 0-4 1-5 7-4 13-9 31-20 31-8 0-10-8-10-13 0-4 1-9 2-11 12-51 25-101 37-151z"><text:p/></draw:path><draw:path draw:style-name="gr1278" draw:text-style-name="P85" svg:width="0.0457in" svg:height="0.0472in" svg:x="0.5299in" svg:y="0.0894in" svg:viewBox="0 0 117 121" svg:d="M43 57c8 0 29 0 44-5 20-7 23-20 23-28 0-15-14-24-33-24-33 0-77 24-77 70 0 28 18 51 50 51 45 0 67-26 67-30 0-2-4-4-6-4-1 0-1 0-3 2-22 26-53 26-58 26-17 0-27-12-27-34 0-3 0-8 3-24 6 0 11 0 17 0zM29 50c11-39 40-42 48-42 12 0 22 5 22 16 0 26-46 26-57 26-5 0-9 0-13 0z"><text:p/></draw:path><draw:path draw:style-name="gr1278" draw:text-style-name="P85" svg:width="0.0567in" svg:height="0.0472in" svg:x="0.5858in" svg:y="0.0894in" svg:viewBox="0 0 145 121" svg:d="M54 90c-2 9-11 25-25 25-5-3-9 0-15-5 11-3 12-13 12-14 0-7-4-10-11-10s-15 5-15 16c0 14 15 19 29 19 12 0 23-8 29-19 7 15 22 19 33 19 31 0 48-33 48-41 0-3-4-3-5-3-3 0-4 1-5 4-6 19-22 34-37 34-11 0-16-8-16-18 0-8 7-32 13-62 6-21 18-27 28-27 4 1 8 0 14 3-9 2-12 10-12 15 0 6 4 10 11 10 5 0 15-5 15-16 0-16-17-20-28-20-14 0-25 9-31 19-5-11-17-19-32-19-31 0-47 33-47 41 0 4 3 4 4 4 3 0 3-1 6-5 6-21 23-32 36-32 9 0 16 4 16 17 0 6-3 19-5 28-3 12-7 24-10 37z"><text:p/></draw:path><draw:path draw:style-name="gr1278" draw:text-style-name="P85" svg:width="0.0339in" svg:height="0.1508in" svg:x="0.7161in" svg:y="0in" svg:viewBox="0 0 87 384" svg:d="M85 14c2-4 2-4 2-6 0-5-3-8-8-8-4 0-6 2-9 9-23 58-45 118-68 177-1 2-2 4-2 7 0 0 0 1 2 5 23 60 45 119 68 177 2 4 4 9 9 9s8-3 8-7c0-2 0-3-2-7-23-60-45-119-68-177 23-60 45-119 68-179z"><text:p/></draw:path><draw:path draw:style-name="gr1278" draw:text-style-name="P85" svg:width="0.0587in" svg:height="0.0681in" svg:x="0.765in" svg:y="0.0453in" svg:viewBox="0 0 150 174" svg:d="M136 23c-5 0-11 0-16 6-7 6-7 13-7 15 0 9 7 13 15 13 11 0 21-9 21-24 0-19-18-33-46-33-52 0-103 55-103 109 0 35 22 65 63 65 55 0 87-41 87-45 0-2-3-6-5-6s-2 1-4 5c-31 38-73 38-78 38-24 0-34-20-34-43 0-15 7-53 21-77 12-21 33-38 53-38 14 0 29 5 33 15z"><text:p/></draw:path><draw:path draw:style-name="gr1278" draw:text-style-name="P85" svg:width="0.0173in" svg:height="0.0453in" svg:x="0.8378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2in" svg:height="0.1059in" svg:x="0.8984in" svg:y="0.0071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6-22-26-36 0-20 14-66 22-84 13-23 30-37 46-37 24 0 29 32 29 34s0 4-1 6c-6 26-12 50-19 75z"><text:p/></draw:path><draw:path draw:style-name="gr1278" draw:text-style-name="P85" svg:width="0.0335in" svg:height="0.1508in" svg:x="0.9799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, ידוע </text:span><text:span text:style-name="T6"><draw:g text:anchor-type="as-char" svg:y="-0.1134in" draw:z-index="20" draw:name="Shape10" draw:style-name="gr1276"><svg:title>TexMaths</svg:title><svg:desc>11§inline§a &lt;_Ac \lor (a = c \land b &lt;_B d)§svg§600§FALSE§</svg:desc><draw:path draw:style-name="gr1277" draw:text-style-name="P84" svg:width="1.6744in" svg:height="0.1358in" svg:x="0.0016in" svg:y="0.0071in" svg:viewBox="0 0 4254 346" svg:d="M2127 346c-709 0-1418 0-2127 0 0-116 0-230 0-346 1418 0 2836 0 4254 0 0 116 0 230 0 346-709 0-1419 0-2127 0z"><text:p/></draw:path><draw:path draw:style-name="gr1278" draw:text-style-name="P85" svg:width="0.0693in" svg:height="0.0685in" svg:x="-0.0004in" svg:y="0.0453in" svg:viewBox="0 0 177 175" svg:d="M129 25c-7-14-18-25-36-25-45 0-93 57-93 113 0 37 22 62 52 62 7 0 27-1 50-29 4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1278" draw:text-style-name="P85" svg:width="0.0921in" svg:height="0.087in" svg:x="0.1291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1278" draw:text-style-name="P85" svg:width="0.0795in" svg:height="0.0756in" svg:x="0.2409in" svg:y="0.0598in" svg:viewBox="0 0 203 193" svg:d="M41 160c-10 15-19 22-34 23-4 0-7 0-7 5 0 4 2 5 3 5 8 0 17-1 23-1 9 0 20 1 29 1 1 0 5 0 5-7 0-3-3-3-4-3-2 0-12-1-12-8 0-3 2-9 3-11 8-11 15-22 22-33 26 0 52 0 77 0 2 14 5 30 7 45-1 2-2 7-19 7-3 0-6 0-6 5 0 1 1 5 4 5 8 0 27-1 35-1 5 0 11 0 16 0s11 1 15 1c3 0 5-3 5-6 0-4-3-4-7-4-16 0-17-2-17-9-7-56-16-111-24-166-1-7-1-8-7-8-5 0-6 2-8 6-33 51-66 102-99 154zM76 121c19-30 38-58 57-88 4 30 8 58 12 88-23 0-46 0-69 0z"><text:p/></draw:path><draw:path draw:style-name="gr1278" draw:text-style-name="P85" svg:width="0.0587in" svg:height="0.0685in" svg:x="0.3823in" svg:y="0.0453in" svg:viewBox="0 0 150 175" svg:d="M136 24c-5 0-11 0-16 6-7 5-7 12-7 15 0 9 7 13 15 13 11 0 20-10 20-25 0-19-17-33-45-33-52 0-103 55-103 110 0 34 22 65 63 65 55 0 87-41 87-45 0-2-3-6-5-6s-2 2-4 5c-31 37-73 37-78 37-25 0-34-18-34-42 0-15 7-52 20-77 13-22 33-38 54-38 14 0 29 4 33 15z"><text:p/></draw:path><draw:path draw:style-name="gr1278" draw:text-style-name="P85" svg:width="0.0839in" svg:height="0.0937in" svg:x="0.4843in" svg:y="0.0217in" svg:viewBox="0 0 214 239" svg:d="M212 17c2-6 2-7 2-8 0-5-3-9-7-9s-6 3-9 9c-31 68-61 136-91 203-30-67-61-135-91-203-3-8-6-9-8-9-5 0-8 4-8 9 1 2 0 1 2 5 32 73 64 146 96 217 3 6 5 8 9 8 5 0 6-3 8-8 32-71 65-143 97-214z"><text:p/></draw:path><draw:path draw:style-name="gr1278" draw:text-style-name="P85" svg:width="0.0346in" svg:height="0.1512in" svg:x="0.6264in" svg:y="0in" svg:viewBox="0 0 89 385" svg:d="M89 381c0-1 0-1-7-8-48-49-60-122-60-180 0-67 14-135 63-182 4-5 4-5 4-7 0-3-1-4-3-4-5 0-40 26-62 76-20 42-24 85-24 117 0 29 3 76 25 120 23 47 56 72 61 72 2 0 3-1 3-4z"><text:p/></draw:path><draw:path draw:style-name="gr1278" draw:text-style-name="P85" svg:width="0.0689in" svg:height="0.0685in" svg:x="0.6764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2-11 2-12 2-13 0-7-4-11-11-11-9 0-14 9-15 17zM103 124c-2 8-2 8-7 15-18 22-33 27-44 27-20 0-26-21-26-36 0-19 14-66 22-84 12-23 30-37 45-37 25 0 30 32 30 34s0 4-1 7c-7 24-12 49-19 74z"><text:p/></draw:path><draw:path draw:style-name="gr1278" draw:text-style-name="P85" svg:width="0.1008in" svg:height="0.0354in" svg:x="0.801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278" draw:text-style-name="P85" svg:width="0.0591in" svg:height="0.0685in" svg:x="0.9591in" svg:y="0.0453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1278" draw:text-style-name="P85" svg:width="0.0846in" svg:height="0.0937in" svg:x="1.061in" svg:y="0.0217in" svg:viewBox="0 0 216 239" svg:d="M117 9c-4-7-6-9-9-9-6 0-7 3-9 9-32 71-64 143-96 215-2 4-3 5-3 7 0 5 3 8 8 8 3 0 5-1 8-8 31-67 61-135 92-203 29 68 60 136 90 203 4 8 8 8 10 8 3 0 8-3 8-8 0-1 0-2-4-6-32-72-64-145-95-216z"><text:p/></draw:path><draw:path draw:style-name="gr1278" draw:text-style-name="P85" svg:width="0.0555in" svg:height="0.1063in" svg:x="1.1953in" svg:y="0.0071in" svg:viewBox="0 0 142 271" svg:d="M74 4c0-1 0-4-5-4-9 0-37 3-47 3-3 1-8 1-8 8 0 6 4 6 9 6 19 0 20 2 20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1278" draw:text-style-name="P85" svg:width="0.0921in" svg:height="0.087in" svg:x="1.3083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1278" draw:text-style-name="P85" svg:width="0.0811in" svg:height="0.0724in" svg:x="1.4217in" svg:y="0.0634in" svg:viewBox="0 0 207 185" svg:d="M32 164c-3 9-3 11-24 11-5 0-8 0-8 6 0 4 3 4 8 4 35 0 69 0 104 0 45 0 80-31 80-58 0-19-17-36-46-39 33-5 61-26 61-49 0-21-21-39-56-39-33 0-66 0-99 0-5 0-9 0-9 7 0 3 3 3 9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draw:path draw:style-name="gr1278" draw:text-style-name="P85" svg:width="0.0724in" svg:height="0.1063in" svg:x="1.5665in" svg:y="0.0071in" svg:viewBox="0 0 185 271" svg:d="M185 4c0-1 0-4-6-4-5 0-43 3-49 4-2 0-5 3-5 7 0 6 4 6 9 6 19 0 20 2 20 6-1 2-1 6-2 8-8 31-16 60-23 91-7-14-18-25-36-25-45 0-93 57-93 112 0 37 22 62 52 62 7 0 27-1 50-29 4 16 17 29 35 29 14 0 22-9 29-21 7-14 11-38 11-39 0-3-3-3-4-3-4 0-5 1-6 7-6 25-13 47-30 47-9 0-11-10-11-18s2-12 3-18c18-74 37-148 56-222zM104 220c-2 8-2 8-7 15-18 22-33 27-44 27-20 0-26-21-26-36 0-18 14-65 22-83 13-23 29-37 44-37 26 0 31 32 31 34s-1 4-1 6c-6 25-12 50-19 74z"><text:p/></draw:path><draw:path draw:style-name="gr1278" draw:text-style-name="P85" svg:width="0.035in" svg:height="0.1512in" svg:x="1.648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. </text:span><text:span text:style-name="T7">נפלג למקרים: </text:span></text:p>
          <text:list>
            <text:list-item>
              <text:p text:style-name="P14"><text:span text:style-name="T6">אם </text:span><text:span text:style-name="T6"><draw:g text:anchor-type="as-char" svg:y="-0.0811in" draw:z-index="9" draw:name="Shape11" draw:style-name="gr1276"><svg:title>TexMaths</svg:title><svg:desc>11§inline§a &lt;_A c§svg§600§FALSE§</svg:desc><draw:path draw:style-name="gr1277" draw:text-style-name="P84" svg:width="0.4315in" svg:height="0.0886in" svg:x="0.0016in" svg:y="0.0079in" svg:viewBox="0 0 1097 226" svg:d="M549 226c-184 0-366 0-549 0 0-75 0-151 0-226 365 0 732 0 1097 0 0 75 0 151 0 226-182 0-365 0-548 0z"><text:p/></draw:path><draw:path draw:style-name="gr1278" draw:text-style-name="P85" svg:width="0.0693in" svg:height="0.0677in" svg:x="-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1278" draw:text-style-name="P85" svg:width="0.0925in" svg:height="0.0874in" svg:x="0.1291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1278" draw:text-style-name="P85" svg:width="0.0799in" svg:height="0.0752in" svg:x="0.2406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1278" draw:text-style-name="P85" svg:width="0.0591in" svg:height="0.0677in" svg:x="0.3819in" svg:y="0.0165in" svg:viewBox="0 0 151 173" svg:d="M138 23c-7 0-13 0-18 6-6 5-7 12-7 15 0 9 7 13 15 13 11 0 22-8 22-24 0-20-19-33-47-33-51 0-103 55-103 109 0 34 23 64 63 64 55 0 88-40 88-44 0-2-2-5-5-5-2 0-3 1-5 4-31 36-73 36-77 36-24 0-35-17-35-40 0-16 7-53 21-78 12-22 33-38 55-38 13 0 27 5 33 15z"><text:p/></draw:path></draw:g></text:span><text:span text:style-name="T6">: מההנחה </text:span><text:span text:style-name="T6"><draw:g text:anchor-type="as-char" svg:y="-0.1134in" draw:z-index="11" draw:name="Shape12" draw:style-name="gr1276"><svg:title>TexMaths</svg:title><svg:desc>11§inline§\la c, d \ra \lex \la e, f \ra§svg§600§FALSE§</svg:desc><draw:path draw:style-name="gr1277" draw:text-style-name="P84" svg:width="1.0217in" svg:height="0.1354in" svg:x="-0.0004in" svg:y="0.0071in" svg:viewBox="0 0 2596 345" svg:d="M0 0c866 0 1731 0 2596 0 0 115 0 230 0 345-865 0-1730 0-2596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591in" svg:height="0.0681in" svg:x="0.0571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1278" draw:text-style-name="P85" svg:width="0.0173in" svg:height="0.0453in" svg:x="0.1299in" svg:y="0.0972in" svg:viewBox="0 0 45 116" svg:d="M45 41c0-26-10-41-25-41-12 0-20 10-20 21 0 10 8 21 20 21 5 0 10-2 14-6 1-1 1-1 2-1 0 2 0 0 0 6 0 28-13 51-26 65-4 3-4 4-4 5 0 4 2 5 4 5 4 0 35-30 35-75z"><text:p/></draw:path><draw:path draw:style-name="gr1278" draw:text-style-name="P85" svg:width="0.072in" svg:height="0.1059in" svg:x="0.1906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1278" draw:text-style-name="P85" svg:width="0.0335in" svg:height="0.1508in" svg:x="0.272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1278" draw:text-style-name="P85" svg:width="0.0929in" svg:height="0.087in" svg:x="0.378in" svg:y="0.0307in" svg:viewBox="0 0 237 222" svg:d="M229 17c4-3 8-6 8-9 0-5-4-8-8-8-1 0-2 0-8 3-71 33-142 66-213 100-5 3-8 5-8 9 0 5 3 7 8 9 71 33 142 66 213 99 6 2 7 2 8 2 4 0 8-3 8-7s-4-6-8-8c-67-31-135-63-203-95 68-32 136-64 203-95z"><text:p/></draw:path><draw:path draw:style-name="gr1278" draw:text-style-name="P85" svg:width="0.0236in" svg:height="0.074in" svg:x="0.4902in" svg:y="0.063in" svg:viewBox="0 0 61 189" svg:d="M59 8c2 0 2-4 2-5s-2-3-4-3c-5 0-28 2-35 2-2 1-5 1-5 7 0 3 3 3 6 3 13 0 13 2 13 5 0 2-1 3-1 6-11 44-23 88-34 133 0 3-1 6-1 8 0 18 15 25 29 25 6 0 14-2 22-14 5-10 8-25 8-26 0-4-2-3-3-4-4 0-4 1-5 7-5 13-9 31-21 31-7 0-9-8-9-13 0-4 1-9 1-11 12-51 25-101 37-151z"><text:p/></draw:path><draw:path draw:style-name="gr1278" draw:text-style-name="P85" svg:width="0.0453in" svg:height="0.0472in" svg:x="0.529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46in" svg:y="0.0894in" svg:viewBox="0 0 145 121" svg:d="M55 90c-3 9-12 25-25 25-1 0-9 0-15-5 11-3 11-13 11-14 0-7-4-10-9-10-8 0-17 5-17 16 0 14 15 19 29 19 13 0 24-8 30-19 7 15 21 19 32 19 31 0 48-33 48-41 0-3-4-3-5-3-3 0-3 1-4 4-6 19-22 34-38 34-11 0-16-8-16-18 0-8 7-32 14-62 6-21 18-27 27-27 4 1 8 0 14 3-9 2-12 10-12 15 0 6 4 10 11 10 5 0 15-5 15-16 0-16-17-20-28-20-14 0-25 9-30 19-4-11-18-19-33-19-30 0-47 33-47 41 0 4 3 3 4 4 4 0 4-1 6-5 6-21 24-32 37-32 9 0 15 4 15 17 0 6-2 19-5 28-3 12-6 24-9 37z"><text:p/></draw:path><draw:path draw:style-name="gr1278" draw:text-style-name="P85" svg:width="0.0335in" svg:height="0.1508in" svg:x="0.7157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1278" draw:text-style-name="P85" svg:width="0.0583in" svg:height="0.0681in" svg:x="0.765in" svg:y="0.0453in" svg:viewBox="0 0 149 174" svg:d="M54 81c12 0 41-1 59-8 28-12 30-36 30-40 0-18-15-33-42-33-43 0-101 37-101 105 0 39 23 69 61 69 55 0 88-41 88-45 0-2-3-6-5-6s-3 1-5 5c-31 38-73 38-77 38-31 0-34-33-34-45 0-4 1-16 6-40 7 0 13 0 20 0zM36 73c16-59 55-65 65-65 19 0 29 12 29 25 0 40-62 40-78 40-6 0-10 0-16 0z"><text:p/></draw:path><draw:path draw:style-name="gr1278" draw:text-style-name="P85" svg:width="0.0173in" svg:height="0.0453in" svg:x="0.8421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0756in" svg:height="0.137in" svg:x="0.9043in" svg:y="0.0071in" svg:viewBox="0 0 193 349" svg:d="M121 118c11 0 23 0 34 0 8 0 11 0 11-9 0-3-3-3-10-3-11 0-21 0-32 0 3-16 6-30 8-44 1-9 7-36 9-41 4-7 11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0.9961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<text:s/>נסיק </text:span><text:span text:style-name="T6"><draw:g text:anchor-type="as-char" svg:y="-0.1134in" draw:z-index="10" draw:name="Shape13" draw:style-name="gr1276"><svg:title>TexMaths</svg:title><svg:desc>11§inline§c &lt;_A e \lor (c = e \land d &lt;_B f)§svg§600§FALSE§</svg:desc><draw:path draw:style-name="gr1277" draw:text-style-name="P84" svg:width="1.6807in" svg:height="0.1354in" svg:x="0.0016in" svg:y="0.0071in" svg:viewBox="0 0 4270 345" svg:d="M0 0c1423 0 2846 0 4270 0 0 115 0 230 0 345-1424 0-2847 0-4270 0 0-115 0-230 0-345z"><text:p/></draw:path><draw:path draw:style-name="gr1278" draw:text-style-name="P85" svg:width="0.0591in" svg:height="0.0681in" svg:x="-0.0004in" svg:y="0.0453in" svg:viewBox="0 0 151 174" svg:d="M137 23c-5 0-11 0-16 6-7 6-8 13-8 15 0 9 8 13 15 13 12 0 22-9 22-24 0-19-18-33-46-33-52 0-104 55-104 109 0 35 23 65 63 65 56 0 88-41 88-45 0-2-3-6-5-6s-3 1-5 5c-30 38-73 38-77 38-24 0-35-20-35-43 0-15 7-53 20-77 13-21 35-38 55-38 14 0 28 5 33 15z"><text:p/></draw:path><draw:path draw:style-name="gr1278" draw:text-style-name="P85" svg:width="0.0921in" svg:height="0.087in" svg:x="0.1146in" svg:y="0.0307in" svg:viewBox="0 0 235 222" svg:d="M229 17c4-3 6-6 6-9 0-5-3-8-7-8-1 0-1 0-7 3-71 33-143 66-214 100-4 3-7 5-7 9 0 5 3 7 7 9 71 33 143 66 214 99 6 2 6 2 7 2 4 0 7-3 7-7s-2-6-6-8c-68-31-136-63-204-95 68-32 136-64 204-95z"><text:p/></draw:path><draw:path draw:style-name="gr1278" draw:text-style-name="P85" svg:width="0.0795in" svg:height="0.0756in" svg:x="0.226in" svg:y="0.0598in" svg:viewBox="0 0 203 193" svg:d="M41 161c-10 14-19 21-34 22-4 0-7 0-7 5 0 4 2 5 3 5 8 0 17-1 24-1 8 0 19 1 28 1 1 0 5 0 5-6 0-4-3-4-4-4-2 0-12-1-12-8 0-3 2-8 3-10 8-12 15-23 22-34 26 0 52 0 77 0 2 14 5 30 7 45-1 2-2 7-19 7-3 0-6 0-6 6 0 1 1 4 4 4 8 0 27-1 35-1 5 0 11 0 16 0 5 1 11 1 15 1 3 0 5-3 5-6 0-4-3-4-7-4-16 0-17-2-17-9-7-56-16-111-24-166-1-6-2-8-7-8s-6 3-8 7c-33 51-66 102-99 154zM76 121c19-30 38-58 57-88 4 30 8 58 12 88-23 0-46 0-69 0z"><text:p/></draw:path><draw:path draw:style-name="gr1278" draw:text-style-name="P85" svg:width="0.0575in" svg:height="0.0681in" svg:x="0.3685in" svg:y="0.0453in" svg:viewBox="0 0 147 174" svg:d="M54 81c11 0 39-1 59-8 27-12 29-36 29-40 0-18-14-33-41-33-43 0-101 37-101 105 0 39 22 69 60 69 55 0 87-41 87-45 0-2-2-6-4-6s-2 1-4 5c-31 38-73 38-79 38-29 0-33-33-33-45 0-4 0-16 6-40 7 0 14 0 21 0zM36 73c15-59 54-65 65-65 18 0 29 12 29 25 0 40-63 40-78 40-6 0-10 0-16 0z"><text:p/></draw:path><draw:path draw:style-name="gr1278" draw:text-style-name="P85" svg:width="0.0846in" svg:height="0.0933in" svg:x="0.4744in" svg:y="0.0217in" svg:viewBox="0 0 216 238" svg:d="M212 15c2-4 4-5 4-7 0-5-4-8-8-8-5 0-7 3-9 9-31 67-60 135-91 202-31-67-61-135-92-202-2-8-5-9-8-9-4 0-8 3-8 8 0 1 0 2 2 6 32 72 65 145 97 216 3 7 5 8 9 8 5 0 6-2 9-8 31-71 63-143 95-215z"><text:p/></draw:path><draw:path draw:style-name="gr1278" draw:text-style-name="P85" svg:width="0.035in" svg:height="0.1508in" svg:x="0.6161in" svg:y="0in" svg:viewBox="0 0 90 384" svg:d="M90 380c0-1 0-1-6-8-49-48-61-121-61-179 0-67 14-135 62-183 5-4 5-4 5-7 0-2-2-3-4-3-4 0-39 26-62 75-20 43-24 86-24 118 0 28 4 76 25 119 23 47 57 72 61 72 2 0 4-1 4-4z"><text:p/></draw:path><draw:path draw:style-name="gr1278" draw:text-style-name="P85" svg:width="0.0591in" svg:height="0.0681in" svg:x="0.6665in" svg:y="0.0453in" svg:viewBox="0 0 151 174" svg:d="M137 23c-6 0-11 0-16 6-7 6-8 13-8 15 0 9 8 13 15 13 12 0 22-9 22-24 0-19-19-33-46-33-52 0-104 55-104 109 0 35 23 65 63 65 56 0 88-41 88-45 0-2-3-6-5-6s-3 1-5 5c-30 38-73 38-77 38-24 0-35-20-35-43 0-15 7-53 20-77 13-21 35-38 55-38 14 0 28 5 33 15z"><text:p/></draw:path><draw:path draw:style-name="gr1278" draw:text-style-name="P85" svg:width="0.1008in" svg:height="0.035in" svg:x="0.776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579in" svg:height="0.0681in" svg:x="0.9358in" svg:y="0.0453in" svg:viewBox="0 0 148 174" svg:d="M54 81c11 0 39-1 59-8 28-12 29-36 29-40 0-18-14-33-41-33-43 0-101 37-101 105 0 39 22 69 60 69 55 0 88-41 88-45 0-2-3-6-5-6-1 0-2 1-4 5-31 38-73 38-77 38-31 0-35-33-35-45 0-4 0-16 7-40 7 0 13 0 20 0zM36 73c15-59 55-65 65-65 18 0 29 12 29 25 0 40-63 40-78 40-6 0-10 0-16 0z"><text:p/></draw:path><draw:path draw:style-name="gr1278" draw:text-style-name="P85" svg:width="0.0846in" svg:height="0.0933in" svg:x="1.0413in" svg:y="0.0217in" svg:viewBox="0 0 216 238" svg:d="M117 9c-4-7-6-9-9-9-5 0-6 3-9 9-32 71-64 143-96 213-2 6-3 6-3 8 0 5 4 8 9 8 2 0 5-1 9-8 29-67 60-135 90-204 31 69 60 137 91 204 3 8 7 8 9 8 4 0 8-3 8-8-2-1 0-1-3-5-32-72-65-145-96-216z"><text:p/></draw:path><draw:path draw:style-name="gr1278" draw:text-style-name="P85" svg:width="0.072in" svg:height="0.1059in" svg:x="1.1748in" svg:y="0.0071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1278" draw:text-style-name="P85" svg:width="0.0925in" svg:height="0.087in" svg:x="1.3028in" svg:y="0.0307in" svg:viewBox="0 0 236 222" svg:d="M229 17c4-3 7-6 7-9 0-5-3-8-7-8-1 0-2 0-8 3-71 33-142 66-213 100-5 3-8 5-8 9 0 5 3 7 8 9 71 33 142 66 213 99 6 2 7 2 8 2 4 0 7-3 7-7s-3-6-7-8c-67-31-136-63-203-95 67-32 136-64 203-95z"><text:p/></draw:path><draw:path draw:style-name="gr1278" draw:text-style-name="P85" svg:width="0.0811in" svg:height="0.072in" svg:x="1.4161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2-9 2-10 15-10s27 0 40 0c28 0 34 19 34 28 0 22-24 48-60 48-16 0-30 0-45 0zM62 174c-8 0-8 0-8-2 0-1 0-2 1-6 7-25 12-50 19-75 18 0 38 0 57 0 25 0 35 18 35 33 0 27-27 50-60 50-15 0-30 0-44 0z"><text:p/></draw:path><draw:path draw:style-name="gr1278" draw:text-style-name="P85" svg:width="0.076in" svg:height="0.137in" svg:x="1.5634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1278" draw:text-style-name="P85" svg:width="0.035in" svg:height="0.1508in" svg:x="1.654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. נפלג למקרים:</text:span></text:p>
              <text:list>
                <text:list-item>
                  <text:p text:style-name="P15">אם <draw:g text:anchor-type="as-char" svg:y="-0.0811in" draw:z-index="12" draw:name="Shape14" draw:style-name="gr1276"><svg:title>TexMaths</svg:title><svg:desc>11§inline§c &lt;_A e§svg§600§FALSE§</svg:desc><draw:path draw:style-name="gr1277" draw:text-style-name="P84" svg:width="0.4161in" svg:height="0.0886in" svg:x="0.0008in" svg:y="0.0079in" svg:viewBox="0 0 1058 226" svg:d="M530 226c-177 0-353 0-530 0 0-75 0-151 0-226 353 0 705 0 1058 0 0 75 0 151 0 226-176 0-353 0-528 0z"><text:p/></draw:path><draw:path draw:style-name="gr1278" draw:text-style-name="P85" svg:width="0.0583in" svg:height="0.0677in" svg:x="-0.0004in" svg:y="0.0165in" svg:viewBox="0 0 149 173" svg:d="M136 23c-5 0-11 0-16 6-7 5-8 12-8 15 0 9 8 13 14 13 12 0 22-8 22-24 0-20-17-33-45-33-52 0-103 55-103 109 0 34 22 64 62 64 56 0 87-40 87-44 0-2-2-5-4-5s-3 1-5 4c-30 36-73 36-77 36-25 0-34-17-34-40 0-16 7-53 20-78 11-22 33-38 54-38 13 0 28 5 33 15z"><text:p/></draw:path><draw:path draw:style-name="gr1278" draw:text-style-name="P85" svg:width="0.0921in" svg:height="0.0874in" svg:x="0.1138in" svg:y="0in" svg:viewBox="0 0 235 223" svg:d="M229 17c4-3 6-5 6-9 0-5-3-8-8-8-1 0-2 0-6 3-72 33-143 66-214 101-4 2-7 4-7 9 0 4 3 6 7 7 71 33 142 68 214 101 4 2 5 2 6 2 5 0 8-4 8-8s-2-5-6-8c-69-32-136-63-204-94 68-32 135-64 204-96z"><text:p/></draw:path><draw:path draw:style-name="gr1278" draw:text-style-name="P85" svg:width="0.0795in" svg:height="0.0752in" svg:x="0.2252in" svg:y="0.0291in" svg:viewBox="0 0 203 192" svg:d="M40 159c-9 15-18 22-35 23-2 0-5 0-5 6 0 3 2 4 3 4 8 0 17-1 23-1 9 0 20 1 29 1 1 0 4 0 4-7 0-3-3-3-4-3-2 0-12-1-12-8 0-3 3-7 4-11 8-11 15-21 22-32 25 0 52 0 77 0 2 15 5 30 7 44-1 3-2 7-19 7-3 0-7 0-7 6 0 1 0 4 5 4 8 0 26-1 34-1 5 0 11 0 16 0s10 1 16 1c3 0 5-2 5-6s-3-4-7-4c-16 0-17-2-18-9-8-55-15-110-23-165-1-6-2-8-7-8s-6 2-10 7c-33 50-65 101-98 152zM76 121c18-29 37-59 56-88 4 29 9 59 13 88-23 0-46 0-69 0z"><text:p/></draw:path><draw:path draw:style-name="gr1278" draw:text-style-name="P85" svg:width="0.0579in" svg:height="0.0677in" svg:x="0.3669in" svg:y="0.0165in" svg:viewBox="0 0 148 173" svg:d="M54 81c12 0 40 0 59-9 28-11 30-35 30-40 0-17-16-32-42-32-43 0-101 36-101 105 0 38 23 68 60 68 55 0 88-40 88-44 0-2-2-5-4-5s-3 1-6 4c-30 36-72 36-76 36-31 0-35-31-35-43 0-4 2-16 7-40 7 0 13 0 20 0zM36 73c16-60 55-65 65-65 18 0 29 11 29 24 0 41-62 41-78 41-6 0-10 0-16 0z"><text:p/></draw:path></draw:g><text:span text:style-name="T6">: סה"כ מכיוון ש־</text:span><text:span text:style-name="T6"><draw:g text:anchor-type="as-char" svg:y="-0.0811in" draw:z-index="13" draw:name="Shape15" draw:style-name="gr1276"><svg:title>TexMaths</svg:title><svg:desc>11§inline§&lt;_A§svg§600§FALSE§</svg:desc><draw:path draw:style-name="gr1277" draw:text-style-name="P84" svg:width="0.1882in" svg:height="0.0886in" svg:x="-0.0004in" svg:y="0.0079in" svg:viewBox="0 0 479 226" svg:d="M240 226c-80 0-160 0-240 0 0-75 0-151 0-226 160 0 319 0 479 0 0 75 0 151 0 226-79 0-160 0-239 0z"><text:p/></draw:path><draw:path draw:style-name="gr1278" draw:text-style-name="P85" svg:width="0.0929in" svg:height="0.0874in" svg:x="0.0043in" svg:y="0in" svg:viewBox="0 0 237 223" svg:d="M229 17c5-3 8-5 8-9 0-5-5-8-8-8-1 0-2 0-8 3-71 33-142 66-213 101-5 2-8 4-8 9 0 4 3 6 8 7 71 33 142 68 213 101 6 2 7 2 8 2 3 0 8-4 8-8s-3-5-8-8c-68-32-135-63-203-94 68-32 135-64 203-96z"><text:p/></draw:path><draw:path draw:style-name="gr1278" draw:text-style-name="P85" svg:width="0.0799in" svg:height="0.0752in" svg:x="0.1157in" svg:y="0.0291in" svg:viewBox="0 0 204 192" svg:d="M41 159c-10 15-19 22-34 23-4 0-7 0-7 6 0 3 2 4 3 4 8 0 17-1 23-1 9 0 20 1 29 1 1 0 6 0 6-7 0-3-4-3-5-3-2 0-12-1-12-8 0-3 2-7 3-11 8-11 15-21 22-32 26 0 51 0 78 0 2 15 4 30 6 44-1 3-2 7-19 7-3 0-6 0-6 6 0 1 1 4 4 4 8 0 27-1 34-1 6 0 11 0 17 0 4 0 10 1 15 1 4 0 6-2 6-6s-4-4-8-4c-15 0-16-2-18-9-7-55-15-110-23-165-1-6-1-8-6-8-6 0-7 2-9 7-33 50-66 101-99 152zM76 121c19-29 37-59 56-88 5 29 9 59 13 88-23 0-46 0-69 0z"><text:p/></draw:path></draw:g></text:span><text:span text:style-name="T6"> יחס סדר חזק ובפרט טרנזיטיבי </text:span><text:span text:style-name="T6"><draw:g text:anchor-type="as-char" svg:y="-0.0811in" draw:z-index="14" draw:name="Shape16" draw:style-name="gr1276"><svg:title>TexMaths</svg:title><svg:desc>11§inline§a &lt;_A e§svg§600§FALSE§</svg:desc><draw:path draw:style-name="gr1277" draw:text-style-name="P84" svg:width="0.4315in" svg:height="0.0886in" svg:x="0.0016in" svg:y="0.0079in" svg:viewBox="0 0 1097 226" svg:d="M549 226c-184 0-366 0-549 0 0-75 0-151 0-226 365 0 732 0 1097 0 0 75 0 151 0 226-182 0-365 0-548 0z"><text:p/></draw:path><draw:path draw:style-name="gr1278" draw:text-style-name="P85" svg:width="0.0693in" svg:height="0.0677in" svg:x="-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1278" draw:text-style-name="P85" svg:width="0.0925in" svg:height="0.0874in" svg:x="0.1291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1278" draw:text-style-name="P85" svg:width="0.0799in" svg:height="0.0752in" svg:x="0.2406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1278" draw:text-style-name="P85" svg:width="0.0583in" svg:height="0.0677in" svg:x="0.3827in" svg:y="0.0165in" svg:viewBox="0 0 149 173" svg:d="M54 81c12 0 41 0 59-9 28-11 30-35 30-40 0-17-15-32-42-32-43 0-101 36-101 105 0 38 23 68 61 68 55 0 88-40 88-44 0-2-3-5-5-5s-3 1-5 4c-31 36-73 36-77 36-31 0-34-31-34-43 0-4 1-16 6-40 7 0 13 0 20 0zM36 73c16-60 55-65 65-65 18 0 29 11 29 24 0 41-62 41-78 41-6 0-10 0-16 0z"><text:p/></draw:path></draw:g></text:span><text:span text:style-name="T6"><text:s/>כלומר </text:span><text:span text:style-name="T6"><draw:g text:anchor-type="as-char" svg:y="-0.1134in" draw:z-index="15" draw:name="Shape17" draw:style-name="gr1276"><svg:title>TexMaths</svg:title><svg:desc>11§inline§\la a, c \ra \lex \la e, f \ra §svg§600§FALSE§</svg:desc><draw:path draw:style-name="gr1277" draw:text-style-name="P84" svg:width="1.0228in" svg:height="0.1354in" svg:x="-0.0004in" svg:y="0.0071in" svg:viewBox="0 0 2599 345" svg:d="M0 0c867 0 1733 0 2599 0 0 115 0 230 0 345-866 0-1732 0-2599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591in" svg:height="0.0681in" svg:x="0.2055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1278" draw:text-style-name="P85" svg:width="0.0335in" svg:height="0.1508in" svg:x="0.2732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78" draw:text-style-name="P85" svg:width="0.0929in" svg:height="0.087in" svg:x="0.3791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1278" draw:text-style-name="P85" svg:width="0.0236in" svg:height="0.074in" svg:x="0.4913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1278" draw:text-style-name="P85" svg:width="0.0453in" svg:height="0.0472in" svg:x="0.5307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62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1278" draw:text-style-name="P85" svg:width="0.0335in" svg:height="0.1508in" svg:x="0.7169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1278" draw:text-style-name="P85" svg:width="0.0583in" svg:height="0.0681in" svg:x="0.7661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1278" draw:text-style-name="P85" svg:width="0.0173in" svg:height="0.0453in" svg:x="0.8433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56in" svg:height="0.137in" svg:x="0.905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0.9972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. </text:span></text:p>
                </text:list-item>
                <text:list-item>
                  <text:p text:style-name="P15">אם <draw:g text:anchor-type="as-char" svg:y="-0.1075in" draw:z-index="16" draw:name="Shape18" draw:style-name="gr1276"><svg:title>TexMaths</svg:title><svg:desc>11§inline§c = e \land b &lt;_B f§svg§600§FALSE§</svg:desc><draw:path draw:style-name="gr1277" draw:text-style-name="P84" svg:width="0.9496in" svg:height="0.122in" svg:x="0.0016in" svg:y="0.0075in" svg:viewBox="0 0 2413 311" svg:d="M0 0c804 0 1609 0 2413 0 0 103 0 208 0 311-804 0-1609 0-2413 0 0-103 0-208 0-311z"><text:p/></draw:path><draw:path draw:style-name="gr1278" draw:text-style-name="P85" svg:width="0.0591in" svg:height="0.0685in" svg:x="0in" svg:y="0.0402in" svg:viewBox="0 0 151 175" svg:d="M138 24c-7 0-11 0-17 6-7 5-8 12-8 15 0 9 8 13 15 13 12 0 22-10 22-25 0-19-19-33-45-33-53 0-105 55-105 110 0 34 23 65 63 65 56 0 88-41 88-45 0-2-2-6-5-6-2 0-3 1-5 5-30 37-73 37-77 37-24 0-35-19-35-42 0-15 7-53 21-77 12-22 34-38 55-38 13 0 27 4 33 15z"><text:p/></draw:path><draw:path draw:style-name="gr1278" draw:text-style-name="P85" svg:width="0.1008in" svg:height="0.0354in" svg:x="0.1106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1278" draw:text-style-name="P85" svg:width="0.0575in" svg:height="0.0685in" svg:x="0.2697in" svg:y="0.0402in" svg:viewBox="0 0 147 175" svg:d="M54 81c11 0 40-1 59-8 27-11 29-35 29-40 0-17-14-33-41-33-43 0-101 37-101 106 0 38 22 69 61 69 55 0 86-41 86-45 0-2-2-6-4-6s-2 1-4 5c-31 37-73 37-78 37-30 0-33-32-33-44 0-5 0-16 5-41 7 0 14 0 21 0zM36 73c15-59 54-64 65-64 18 0 29 11 29 24 0 40-63 40-78 40-6 0-10 0-16 0z"><text:p/></draw:path><draw:path draw:style-name="gr1278" draw:text-style-name="P85" svg:width="0.0846in" svg:height="0.0937in" svg:x="0.3756in" svg:y="0.0165in" svg:viewBox="0 0 216 239" svg:d="M117 8c-4-7-6-8-9-8-6 0-7 2-9 8-32 71-64 144-96 215-2 5-3 6-3 8 0 4 3 8 8 8 3 0 6-2 9-9 30-68 60-135 91-204 31 69 60 136 91 204 3 9 7 9 9 9 3 0 8-4 8-8 0-1 0-2-4-7-32-72-63-144-95-216z"><text:p/></draw:path><draw:path draw:style-name="gr1278" draw:text-style-name="P85" svg:width="0.0555in" svg:height="0.1067in" svg:x="0.5098in" svg:y="0.002in" svg:viewBox="0 0 142 272" svg:d="M74 4c0-1 0-4-5-4-8 0-37 3-47 3-3 1-8 1-8 8 0 5 4 5 10 5 18 0 19 3 19 7 0 2-3 15-6 23-11 42-20 85-31 127-5 18-6 25-6 38 0 36 20 61 48 61 47 0 94-58 94-114 0-35-21-61-52-61-17 0-33 11-45 23 10-39 19-77 29-116zM37 150c3-8 3-9 6-14 20-25 36-30 47-30 13 0 24 11 24 36 0 23-13 67-19 81-14 27-31 40-47 40-13 0-25-10-25-39 0-7 0-14 6-39 3-12 5-23 8-35z"><text:p/></draw:path><draw:path draw:style-name="gr1278" draw:text-style-name="P85" svg:width="0.0921in" svg:height="0.0874in" svg:x="0.6228in" svg:y="0.0256in" svg:viewBox="0 0 235 223" svg:d="M229 16c4-3 6-4 6-8 0-5-3-8-7-8-1 0-1 0-7 2-71 34-143 67-214 101-4 3-7 5-7 9 0 6 3 6 7 8 71 34 143 67 214 101 6 2 6 2 7 2 4 0 7-3 7-8 0-4-2-5-6-8-68-32-135-63-204-95 69-32 136-64 204-96z"><text:p/></draw:path><draw:path draw:style-name="gr1278" draw:text-style-name="P85" svg:width="0.0815in" svg:height="0.0724in" svg:x="0.7358in" svg:y="0.0575in" svg:viewBox="0 0 208 185" svg:d="M32 164c-2 9-2 11-23 11-5 0-9 0-9 5s3 5 9 5c35 0 69 0 104 0 45 0 81-31 81-59 0-18-18-35-47-38 33-6 61-26 61-50 0-20-21-38-56-38-33 0-66 0-99 0-6 0-9 0-9 7 0 3 3 3 9 3 3 0 5 0 11 0 5 1 5 1 5 4 0 2 0 2-1 6-12 48-24 95-36 144zM76 85c5-22 11-44 16-66 3-8 3-9 14-9 14 0 27 0 41 0 28 0 33 17 33 28 0 22-24 47-60 47-14 0-30 0-44 0zM63 175c-9 0-9 0-9-3s0-2 1-6c7-24 12-49 19-74 18 0 38 0 57 0 25 0 35 17 35 32 0 28-27 51-59 51-15 0-30 0-44 0z"><text:p/></draw:path><draw:path draw:style-name="gr1278" draw:text-style-name="P85" svg:width="0.0756in" svg:height="0.1378in" svg:x="0.8839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3-24 22-71 22-73 8-41 15-82 23-122z"><text:p/></draw:path></draw:g><text:span text:style-name="T6">: אזי מהצבה </text:span><text:span text:style-name="T6"><draw:g text:anchor-type="as-char" svg:y="-0.0811in" draw:z-index="17" draw:name="Shape19" draw:style-name="gr1276"><svg:title>TexMaths</svg:title><svg:desc>11§inline§a &lt;_A e§svg§600§FALSE§</svg:desc><draw:path draw:style-name="gr1277" draw:text-style-name="P84" svg:width="0.4315in" svg:height="0.0886in" svg:x="0.0016in" svg:y="0.0079in" svg:viewBox="0 0 1097 226" svg:d="M549 226c-184 0-366 0-549 0 0-75 0-151 0-226 365 0 732 0 1097 0 0 75 0 151 0 226-182 0-365 0-548 0z"><text:p/></draw:path><draw:path draw:style-name="gr1278" draw:text-style-name="P85" svg:width="0.0693in" svg:height="0.0677in" svg:x="-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1278" draw:text-style-name="P85" svg:width="0.0925in" svg:height="0.0874in" svg:x="0.1291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1278" draw:text-style-name="P85" svg:width="0.0799in" svg:height="0.0752in" svg:x="0.2406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1278" draw:text-style-name="P85" svg:width="0.0583in" svg:height="0.0677in" svg:x="0.3827in" svg:y="0.0165in" svg:viewBox="0 0 149 173" svg:d="M54 81c12 0 41 0 59-9 28-11 30-35 30-40 0-17-15-32-42-32-43 0-101 36-101 105 0 38 23 68 61 68 55 0 88-40 88-44 0-2-3-5-5-5s-3 1-5 4c-31 36-73 36-77 36-31 0-34-31-34-43 0-4 1-16 6-40 7 0 13 0 20 0zM36 73c16-60 55-65 65-65 18 0 29 11 29 24 0 41-62 41-78 41-6 0-10 0-16 0z"><text:p/></draw:path></draw:g></text:span><text:span text:style-name="T6"><text:s/>כלומר </text:span><text:span text:style-name="T6"><draw:g text:anchor-type="as-char" svg:y="-0.1134in" draw:z-index="18" draw:name="Shape20" draw:style-name="gr1276"><svg:title>TexMaths</svg:title><svg:desc>11§inline§\la a, c \ra \lex \la e, f \ra§svg§600§FALSE§</svg:desc><draw:path draw:style-name="gr1277" draw:text-style-name="P84" svg:width="1.0228in" svg:height="0.1354in" svg:x="-0.0004in" svg:y="0.0071in" svg:viewBox="0 0 2599 345" svg:d="M0 0c867 0 1733 0 2599 0 0 115 0 230 0 345-866 0-1732 0-2599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591in" svg:height="0.0681in" svg:x="0.2055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1278" draw:text-style-name="P85" svg:width="0.0335in" svg:height="0.1508in" svg:x="0.2732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78" draw:text-style-name="P85" svg:width="0.0929in" svg:height="0.087in" svg:x="0.3791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1278" draw:text-style-name="P85" svg:width="0.0236in" svg:height="0.074in" svg:x="0.4913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1278" draw:text-style-name="P85" svg:width="0.0453in" svg:height="0.0472in" svg:x="0.5307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62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1278" draw:text-style-name="P85" svg:width="0.0335in" svg:height="0.1508in" svg:x="0.7169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1278" draw:text-style-name="P85" svg:width="0.0583in" svg:height="0.0681in" svg:x="0.7661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1278" draw:text-style-name="P85" svg:width="0.0173in" svg:height="0.0453in" svg:x="0.8433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56in" svg:height="0.137in" svg:x="0.905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0.9972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. </text:span></text:p>
                </text:list-item>
              </text:list>
            </text:list-item>
            <text:list-item>
              <text:p text:style-name="P16">אם <draw:g text:anchor-type="as-char" svg:y="-0.1047in" draw:z-index="19" draw:name="Shape21" draw:style-name="gr1276"><svg:title>TexMaths</svg:title><svg:desc>11§inline§a = c \land b &lt;_B d§svg§600§FALSE§</svg:desc><draw:path draw:style-name="gr1277" draw:text-style-name="P84" svg:width="0.9531in" svg:height="0.1118in" svg:x="0.0016in" svg:y="0.0079in" svg:viewBox="0 0 2422 285" svg:d="M1212 285c-405 0-808 0-1212 0 0-94 0-190 0-285 807 0 1615 0 2422 0 0 95 0 191 0 285-403 0-807 0-1210 0z"><text:p/></draw:path><draw:path draw:style-name="gr1278" draw:text-style-name="P85" svg:width="0.0693in" svg:height="0.0685in" svg:x="-0.0004in" svg:y="0.0382in" svg:viewBox="0 0 177 175" svg:d="M129 25c-7-14-18-25-35-25-46 0-94 57-94 113 0 37 22 62 52 62 7 0 27-1 50-28 3 16 17 28 36 28 13 0 22-9 28-21 7-14 11-37 11-38 0-4-3-4-4-4-5 0-5 1-6 7-6 25-13 47-29 47-10 0-11-10-11-17 0-8 0-11 4-29 4-15 5-20 9-34 4-19 10-36 14-54 2-11 2-12 2-13 0-7-4-11-11-11-9 0-15 9-16 17zM103 126c-1 6-1 7-7 14-17 21-32 26-43 26-20 0-25-21-25-36 0-19 12-66 21-84 11-23 29-37 45-37 25 0 30 32 30 34s-1 4-1 7c-6 25-13 50-20 76z"><text:p/></draw:path><draw:path draw:style-name="gr1278" draw:text-style-name="P85" svg:width="0.1008in" svg:height="0.035in" svg:x="0.124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587in" svg:height="0.0685in" svg:x="0.2835in" svg:y="0.0382in" svg:viewBox="0 0 150 175" svg:d="M136 24c-5 0-11 0-16 6-7 5-7 12-7 15 0 9 7 13 15 13 11 0 21-8 21-24 0-20-18-34-46-34-52 0-103 56-103 110 0 34 22 65 63 65 55 0 87-41 87-45 0-2-3-5-5-5s-2 1-4 4c-31 37-73 37-78 37-24 0-34-18-34-41 0-16 7-53 21-78 12-22 33-38 53-38 14 0 28 5 33 15z"><text:p/></draw:path><draw:path draw:style-name="gr1278" draw:text-style-name="P85" svg:width="0.0843in" svg:height="0.0933in" svg:x="0.385in" svg:y="0.0146in" svg:viewBox="0 0 215 238" svg:d="M116 8c-3-7-6-8-9-8-5 0-6 2-8 8-32 71-65 143-97 215-2 5-2 5-2 7 0 5 3 8 8 8 2 0 5-1 8-8 30-67 61-135 91-204 30 69 60 137 91 204 3 8 8 8 9 8 4 0 8-3 8-8 0-1-1-1-3-6-32-72-65-145-96-216z"><text:p/></draw:path><draw:path draw:style-name="gr1278" draw:text-style-name="P85" svg:width="0.0555in" svg:height="0.1063in" svg:x="0.5185in" svg:y="0in" svg:viewBox="0 0 142 271" svg:d="M75 4c-2-1 0-4-6-4-8 0-37 3-47 4-3 0-8 0-8 8 0 5 5 5 10 5 19 0 19 2 19 6 0 2-3 16-5 24-11 42-20 84-31 126-5 18-7 24-7 37 0 37 21 61 50 61 45 0 92-57 92-112 0-34-20-62-51-62-17 0-34 12-45 23 10-38 19-77 29-116zM38 150c3-8 3-9 6-13 19-26 36-31 46-31 15 0 24 12 24 36 0 23-13 66-19 81-12 26-31 39-45 39s-27-10-27-38c0-8 0-15 7-39 3-11 5-23 8-35z"><text:p/></draw:path><draw:path draw:style-name="gr1278" draw:text-style-name="P85" svg:width="0.0929in" svg:height="0.0874in" svg:x="0.6315in" svg:y="0.0232in" svg:viewBox="0 0 237 223" svg:d="M229 17c4-3 8-5 8-9 0-5-4-8-8-8-1 0-2 0-8 3-71 33-142 66-213 101-5 2-8 4-8 8 0 5 3 7 8 8 71 33 142 67 213 100 6 3 7 3 8 3 4 0 8-4 8-8 0-5-4-6-8-8-67-31-136-63-203-95 67-32 136-64 203-95z"><text:p/></draw:path><draw:path draw:style-name="gr1278" draw:text-style-name="P85" svg:width="0.0811in" svg:height="0.072in" svg:x="0.7449in" svg:y="0.0555in" svg:viewBox="0 0 207 184" svg:d="M32 164c-2 9-3 11-24 11-5 0-8 0-8 5 0 4 3 4 8 4 35 0 69 0 104 0 46 0 81-30 81-57 0-19-18-36-47-39 33-5 61-26 61-49 0-20-21-39-56-39-33 0-65 0-98 0-6 0-9 0-9 7 0 3 3 3 9 3 3 0 4 0 10 1 5 0 6 1 6 3 0 1 0 3-1 6-12 47-24 96-36 144zM75 85c5-22 11-43 16-65 3-9 3-10 15-10 13 0 27 0 40 0 28 0 34 19 34 29 0 22-25 46-60 46-16 0-30 0-45 0zM62 175c-8 0-8 0-8-2 0-1 0-2 1-7 6-25 12-49 18-73 19 0 38 0 58 0 25 0 35 16 35 33 0 26-27 49-60 49-15 0-30 0-44 0z"><text:p/></draw:path><draw:path draw:style-name="gr1278" draw:text-style-name="P85" svg:width="0.072in" svg:height="0.1063in" svg:x="0.8906in" svg:y="0in" svg:viewBox="0 0 184 271" svg:d="M184 4c-2-1 0-4-6-4-5 0-42 3-48 4-4 0-6 3-6 8s4 5 9 5c19 0 20 2 20 6 0 2-1 6-1 8-8 30-16 60-23 91-8-14-19-25-37-25-45 0-92 57-92 112 0 37 21 62 51 62 7 0 27-1 50-29 3 17 17 29 35 29 14 0 22-9 29-21 7-14 11-37 11-38 0-4-3-4-4-4-4 0-5 1-6 7-6 25-13 47-28 47-11 0-13-10-13-17 0-9 1-13 3-19 18-74 37-148 56-222zM103 221c-2 7-2 8-7 15-18 21-33 26-44 26-20 0-24-21-24-36 0-19 12-65 20-83 13-23 30-37 46-37 24 0 29 32 29 34s0 4-1 7c-6 25-12 49-19 74z"><text:p/></draw:path></draw:g><text:span text:style-name="T6">: </text:span><text:span text:style-name="T7">מההנחה </text:span><text:span text:style-name="T7"><draw:g text:anchor-type="as-char" svg:y="-0.1134in" draw:z-index="21" draw:name="Shape22" draw:style-name="gr1276"><svg:title>TexMaths</svg:title><svg:desc>11§inline§\la c, d \ra \lex \la e, f \ra§svg§600§FALSE§</svg:desc><draw:path draw:style-name="gr1277" draw:text-style-name="P84" svg:width="1.0217in" svg:height="0.1354in" svg:x="-0.0004in" svg:y="0.0071in" svg:viewBox="0 0 2596 345" svg:d="M0 0c866 0 1731 0 2596 0 0 115 0 230 0 345-865 0-1730 0-2596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591in" svg:height="0.0681in" svg:x="0.0571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1278" draw:text-style-name="P85" svg:width="0.0173in" svg:height="0.0453in" svg:x="0.1299in" svg:y="0.0972in" svg:viewBox="0 0 45 116" svg:d="M45 41c0-26-10-41-25-41-12 0-20 10-20 21 0 10 8 21 20 21 5 0 10-2 14-6 1-1 1-1 2-1 0 2 0 0 0 6 0 28-13 51-26 65-4 3-4 4-4 5 0 4 2 5 4 5 4 0 35-30 35-75z"><text:p/></draw:path><draw:path draw:style-name="gr1278" draw:text-style-name="P85" svg:width="0.072in" svg:height="0.1059in" svg:x="0.1906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1278" draw:text-style-name="P85" svg:width="0.0335in" svg:height="0.1508in" svg:x="0.272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1278" draw:text-style-name="P85" svg:width="0.0929in" svg:height="0.087in" svg:x="0.378in" svg:y="0.0307in" svg:viewBox="0 0 237 222" svg:d="M229 17c4-3 8-6 8-9 0-5-4-8-8-8-1 0-2 0-8 3-71 33-142 66-213 100-5 3-8 5-8 9 0 5 3 7 8 9 71 33 142 66 213 99 6 2 7 2 8 2 4 0 8-3 8-7s-4-6-8-8c-67-31-135-63-203-95 68-32 136-64 203-95z"><text:p/></draw:path><draw:path draw:style-name="gr1278" draw:text-style-name="P85" svg:width="0.0236in" svg:height="0.074in" svg:x="0.4902in" svg:y="0.063in" svg:viewBox="0 0 61 189" svg:d="M59 8c2 0 2-4 2-5s-2-3-4-3c-5 0-28 2-35 2-2 1-5 1-5 7 0 3 3 3 6 3 13 0 13 2 13 5 0 2-1 3-1 6-11 44-23 88-34 133 0 3-1 6-1 8 0 18 15 25 29 25 6 0 14-2 22-14 5-10 8-25 8-26 0-4-2-3-3-4-4 0-4 1-5 7-5 13-9 31-21 31-7 0-9-8-9-13 0-4 1-9 1-11 12-51 25-101 37-151z"><text:p/></draw:path><draw:path draw:style-name="gr1278" draw:text-style-name="P85" svg:width="0.0453in" svg:height="0.0472in" svg:x="0.529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46in" svg:y="0.0894in" svg:viewBox="0 0 145 121" svg:d="M55 90c-3 9-12 25-25 25-1 0-9 0-15-5 11-3 11-13 11-14 0-7-4-10-9-10-8 0-17 5-17 16 0 14 15 19 29 19 13 0 24-8 30-19 7 15 21 19 32 19 31 0 48-33 48-41 0-3-4-3-5-3-3 0-3 1-4 4-6 19-22 34-38 34-11 0-16-8-16-18 0-8 7-32 14-62 6-21 18-27 27-27 4 1 8 0 14 3-9 2-12 10-12 15 0 6 4 10 11 10 5 0 15-5 15-16 0-16-17-20-28-20-14 0-25 9-30 19-4-11-18-19-33-19-30 0-47 33-47 41 0 4 3 3 4 4 4 0 4-1 6-5 6-21 24-32 37-32 9 0 15 4 15 17 0 6-2 19-5 28-3 12-6 24-9 37z"><text:p/></draw:path><draw:path draw:style-name="gr1278" draw:text-style-name="P85" svg:width="0.0335in" svg:height="0.1508in" svg:x="0.7157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1278" draw:text-style-name="P85" svg:width="0.0583in" svg:height="0.0681in" svg:x="0.765in" svg:y="0.0453in" svg:viewBox="0 0 149 174" svg:d="M54 81c12 0 41-1 59-8 28-12 30-36 30-40 0-18-15-33-42-33-43 0-101 37-101 105 0 39 23 69 61 69 55 0 88-41 88-45 0-2-3-6-5-6s-3 1-5 5c-31 38-73 38-77 38-31 0-34-33-34-45 0-4 1-16 6-40 7 0 13 0 20 0zM36 73c16-59 55-65 65-65 19 0 29 12 29 25 0 40-62 40-78 40-6 0-10 0-16 0z"><text:p/></draw:path><draw:path draw:style-name="gr1278" draw:text-style-name="P85" svg:width="0.0173in" svg:height="0.0453in" svg:x="0.8421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0756in" svg:height="0.137in" svg:x="0.9043in" svg:y="0.0071in" svg:viewBox="0 0 193 349" svg:d="M121 118c11 0 23 0 34 0 8 0 11 0 11-9 0-3-3-3-10-3-11 0-21 0-32 0 3-16 6-30 8-44 1-9 7-36 9-41 4-7 11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0.9961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7"><text:s/>נסיק </text:span><text:span text:style-name="T7"><draw:g text:anchor-type="as-char" svg:y="-0.1134in" draw:z-index="22" draw:name="Shape23" draw:style-name="gr1276"><svg:title>TexMaths</svg:title><svg:desc>11§inline§c &lt;_A e \lor (c = e \land d &lt;_B f)§svg§600§FALSE§</svg:desc><draw:path draw:style-name="gr1277" draw:text-style-name="P84" svg:width="1.6807in" svg:height="0.1354in" svg:x="0.0016in" svg:y="0.0071in" svg:viewBox="0 0 4270 345" svg:d="M0 0c1423 0 2846 0 4270 0 0 115 0 230 0 345-1424 0-2847 0-4270 0 0-115 0-230 0-345z"><text:p/></draw:path><draw:path draw:style-name="gr1278" draw:text-style-name="P85" svg:width="0.0591in" svg:height="0.0681in" svg:x="-0.0004in" svg:y="0.0453in" svg:viewBox="0 0 151 174" svg:d="M137 23c-5 0-11 0-16 6-7 6-8 13-8 15 0 9 8 13 15 13 12 0 22-9 22-24 0-19-18-33-46-33-52 0-104 55-104 109 0 35 23 65 63 65 56 0 88-41 88-45 0-2-3-6-5-6s-3 1-5 5c-30 38-73 38-77 38-24 0-35-20-35-43 0-15 7-53 20-77 13-21 35-38 55-38 14 0 28 5 33 15z"><text:p/></draw:path><draw:path draw:style-name="gr1278" draw:text-style-name="P85" svg:width="0.0921in" svg:height="0.087in" svg:x="0.1146in" svg:y="0.0307in" svg:viewBox="0 0 235 222" svg:d="M229 17c4-3 6-6 6-9 0-5-3-8-7-8-1 0-1 0-7 3-71 33-143 66-214 100-4 3-7 5-7 9 0 5 3 7 7 9 71 33 143 66 214 99 6 2 6 2 7 2 4 0 7-3 7-7s-2-6-6-8c-68-31-136-63-204-95 68-32 136-64 204-95z"><text:p/></draw:path><draw:path draw:style-name="gr1278" draw:text-style-name="P85" svg:width="0.0795in" svg:height="0.0756in" svg:x="0.226in" svg:y="0.0598in" svg:viewBox="0 0 203 193" svg:d="M41 161c-10 14-19 21-34 22-4 0-7 0-7 5 0 4 2 5 3 5 8 0 17-1 24-1 8 0 19 1 28 1 1 0 5 0 5-6 0-4-3-4-4-4-2 0-12-1-12-8 0-3 2-8 3-10 8-12 15-23 22-34 26 0 52 0 77 0 2 14 5 30 7 45-1 2-2 7-19 7-3 0-6 0-6 6 0 1 1 4 4 4 8 0 27-1 35-1 5 0 11 0 16 0 5 1 11 1 15 1 3 0 5-3 5-6 0-4-3-4-7-4-16 0-17-2-17-9-7-56-16-111-24-166-1-6-2-8-7-8s-6 3-8 7c-33 51-66 102-99 154zM76 121c19-30 38-58 57-88 4 30 8 58 12 88-23 0-46 0-69 0z"><text:p/></draw:path><draw:path draw:style-name="gr1278" draw:text-style-name="P85" svg:width="0.0575in" svg:height="0.0681in" svg:x="0.3685in" svg:y="0.0453in" svg:viewBox="0 0 147 174" svg:d="M54 81c11 0 39-1 59-8 27-12 29-36 29-40 0-18-14-33-41-33-43 0-101 37-101 105 0 39 22 69 60 69 55 0 87-41 87-45 0-2-2-6-4-6s-2 1-4 5c-31 38-73 38-79 38-29 0-33-33-33-45 0-4 0-16 6-40 7 0 14 0 21 0zM36 73c15-59 54-65 65-65 18 0 29 12 29 25 0 40-63 40-78 40-6 0-10 0-16 0z"><text:p/></draw:path><draw:path draw:style-name="gr1278" draw:text-style-name="P85" svg:width="0.0846in" svg:height="0.0933in" svg:x="0.4744in" svg:y="0.0217in" svg:viewBox="0 0 216 238" svg:d="M212 15c2-4 4-5 4-7 0-5-4-8-8-8-5 0-7 3-9 9-31 67-60 135-91 202-31-67-61-135-92-202-2-8-5-9-8-9-4 0-8 3-8 8 0 1 0 2 2 6 32 72 65 145 97 216 3 7 5 8 9 8 5 0 6-2 9-8 31-71 63-143 95-215z"><text:p/></draw:path><draw:path draw:style-name="gr1278" draw:text-style-name="P85" svg:width="0.035in" svg:height="0.1508in" svg:x="0.6161in" svg:y="0in" svg:viewBox="0 0 90 384" svg:d="M90 380c0-1 0-1-6-8-49-48-61-121-61-179 0-67 14-135 62-183 5-4 5-4 5-7 0-2-2-3-4-3-4 0-39 26-62 75-20 43-24 86-24 118 0 28 4 76 25 119 23 47 57 72 61 72 2 0 4-1 4-4z"><text:p/></draw:path><draw:path draw:style-name="gr1278" draw:text-style-name="P85" svg:width="0.0591in" svg:height="0.0681in" svg:x="0.6665in" svg:y="0.0453in" svg:viewBox="0 0 151 174" svg:d="M137 23c-6 0-11 0-16 6-7 6-8 13-8 15 0 9 8 13 15 13 12 0 22-9 22-24 0-19-19-33-46-33-52 0-104 55-104 109 0 35 23 65 63 65 56 0 88-41 88-45 0-2-3-6-5-6s-3 1-5 5c-30 38-73 38-77 38-24 0-35-20-35-43 0-15 7-53 20-77 13-21 35-38 55-38 14 0 28 5 33 15z"><text:p/></draw:path><draw:path draw:style-name="gr1278" draw:text-style-name="P85" svg:width="0.1008in" svg:height="0.035in" svg:x="0.776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579in" svg:height="0.0681in" svg:x="0.9358in" svg:y="0.0453in" svg:viewBox="0 0 148 174" svg:d="M54 81c11 0 39-1 59-8 28-12 29-36 29-40 0-18-14-33-41-33-43 0-101 37-101 105 0 39 22 69 60 69 55 0 88-41 88-45 0-2-3-6-5-6-1 0-2 1-4 5-31 38-73 38-77 38-31 0-35-33-35-45 0-4 0-16 7-40 7 0 13 0 20 0zM36 73c15-59 55-65 65-65 18 0 29 12 29 25 0 40-63 40-78 40-6 0-10 0-16 0z"><text:p/></draw:path><draw:path draw:style-name="gr1278" draw:text-style-name="P85" svg:width="0.0846in" svg:height="0.0933in" svg:x="1.0413in" svg:y="0.0217in" svg:viewBox="0 0 216 238" svg:d="M117 9c-4-7-6-9-9-9-5 0-6 3-9 9-32 71-64 143-96 213-2 6-3 6-3 8 0 5 4 8 9 8 2 0 5-1 9-8 29-67 60-135 90-204 31 69 60 137 91 204 3 8 7 8 9 8 4 0 8-3 8-8-2-1 0-1-3-5-32-72-65-145-96-216z"><text:p/></draw:path><draw:path draw:style-name="gr1278" draw:text-style-name="P85" svg:width="0.072in" svg:height="0.1059in" svg:x="1.1748in" svg:y="0.0071in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1278" draw:text-style-name="P85" svg:width="0.0925in" svg:height="0.087in" svg:x="1.3028in" svg:y="0.0307in" svg:viewBox="0 0 236 222" svg:d="M229 17c4-3 7-6 7-9 0-5-3-8-7-8-1 0-2 0-8 3-71 33-142 66-213 100-5 3-8 5-8 9 0 5 3 7 8 9 71 33 142 66 213 99 6 2 7 2 8 2 4 0 7-3 7-7s-3-6-7-8c-67-31-136-63-203-95 67-32 136-64 203-95z"><text:p/></draw:path><draw:path draw:style-name="gr1278" draw:text-style-name="P85" svg:width="0.0811in" svg:height="0.072in" svg:x="1.4161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2-9 2-10 15-10s27 0 40 0c28 0 34 19 34 28 0 22-24 48-60 48-16 0-30 0-45 0zM62 174c-8 0-8 0-8-2 0-1 0-2 1-6 7-25 12-50 19-75 18 0 38 0 57 0 25 0 35 18 35 33 0 27-27 50-60 50-15 0-30 0-44 0z"><text:p/></draw:path><draw:path draw:style-name="gr1278" draw:text-style-name="P85" svg:width="0.076in" svg:height="0.137in" svg:x="1.5634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1278" draw:text-style-name="P85" svg:width="0.035in" svg:height="0.1508in" svg:x="1.654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7">. נפלג למקרים:</text:span></text:p>
              <text:list>
                <text:list-item>
                  <text:p text:style-name="P17"><text:span text:style-name="T7">א</text:span><text:span text:style-name="T6">ם </text:span><text:span text:style-name="T6"><draw:g text:anchor-type="as-char" svg:y="-0.0811in" draw:z-index="23" draw:name="Shape24" draw:style-name="gr1276"><svg:title>TexMaths</svg:title><svg:desc>11§inline§c &lt;_A e§svg§600§FALSE§</svg:desc><draw:path draw:style-name="gr1277" draw:text-style-name="P84" svg:width="0.4161in" svg:height="0.0886in" svg:x="0.0008in" svg:y="0.0079in" svg:viewBox="0 0 1058 226" svg:d="M530 226c-177 0-353 0-530 0 0-75 0-151 0-226 353 0 705 0 1058 0 0 75 0 151 0 226-176 0-353 0-528 0z"><text:p/></draw:path><draw:path draw:style-name="gr1278" draw:text-style-name="P85" svg:width="0.0583in" svg:height="0.0677in" svg:x="-0.0004in" svg:y="0.0165in" svg:viewBox="0 0 149 173" svg:d="M136 23c-5 0-11 0-16 6-7 5-8 12-8 15 0 9 8 13 14 13 12 0 22-8 22-24 0-20-17-33-45-33-52 0-103 55-103 109 0 34 22 64 62 64 56 0 87-40 87-44 0-2-2-5-4-5s-3 1-5 4c-30 36-73 36-77 36-25 0-34-17-34-40 0-16 7-53 20-78 11-22 33-38 54-38 13 0 28 5 33 15z"><text:p/></draw:path><draw:path draw:style-name="gr1278" draw:text-style-name="P85" svg:width="0.0921in" svg:height="0.0874in" svg:x="0.1138in" svg:y="0in" svg:viewBox="0 0 235 223" svg:d="M229 17c4-3 6-5 6-9 0-5-3-8-8-8-1 0-2 0-6 3-72 33-143 66-214 101-4 2-7 4-7 9 0 4 3 6 7 7 71 33 142 68 214 101 4 2 5 2 6 2 5 0 8-4 8-8s-2-5-6-8c-69-32-136-63-204-94 68-32 135-64 204-96z"><text:p/></draw:path><draw:path draw:style-name="gr1278" draw:text-style-name="P85" svg:width="0.0795in" svg:height="0.0752in" svg:x="0.2252in" svg:y="0.0291in" svg:viewBox="0 0 203 192" svg:d="M40 159c-9 15-18 22-35 23-2 0-5 0-5 6 0 3 2 4 3 4 8 0 17-1 23-1 9 0 20 1 29 1 1 0 4 0 4-7 0-3-3-3-4-3-2 0-12-1-12-8 0-3 3-7 4-11 8-11 15-21 22-32 25 0 52 0 77 0 2 15 5 30 7 44-1 3-2 7-19 7-3 0-7 0-7 6 0 1 0 4 5 4 8 0 26-1 34-1 5 0 11 0 16 0s10 1 16 1c3 0 5-2 5-6s-3-4-7-4c-16 0-17-2-18-9-8-55-15-110-23-165-1-6-2-8-7-8s-6 2-10 7c-33 50-65 101-98 152zM76 121c18-29 37-59 56-88 4 29 9 59 13 88-23 0-46 0-69 0z"><text:p/></draw:path><draw:path draw:style-name="gr1278" draw:text-style-name="P85" svg:width="0.0579in" svg:height="0.0677in" svg:x="0.3669in" svg:y="0.0165in" svg:viewBox="0 0 148 173" svg:d="M54 81c12 0 40 0 59-9 28-11 30-35 30-40 0-17-16-32-42-32-43 0-101 36-101 105 0 38 23 68 60 68 55 0 88-40 88-44 0-2-2-5-4-5s-3 1-6 4c-30 36-72 36-76 36-31 0-35-31-35-43 0-4 2-16 7-40 7 0 13 0 20 0zM36 73c16-60 55-65 65-65 18 0 29 11 29 24 0 41-62 41-78 41-6 0-10 0-16 0z"><text:p/></draw:path></draw:g></text:span><text:span text:style-name="T6">: אז מהצבה </text:span><text:span text:style-name="T6"><draw:g text:anchor-type="as-char" svg:y="-0.0811in" draw:z-index="24" draw:name="Shape25" draw:style-name="gr1276"><svg:title>TexMaths</svg:title><svg:desc>11§inline§a &lt;_A e§svg§600§FALSE§</svg:desc><draw:path draw:style-name="gr1277" draw:text-style-name="P84" svg:width="0.4315in" svg:height="0.0886in" svg:x="0.0016in" svg:y="0.0079in" svg:viewBox="0 0 1097 226" svg:d="M549 226c-184 0-366 0-549 0 0-75 0-151 0-226 365 0 732 0 1097 0 0 75 0 151 0 226-182 0-365 0-548 0z"><text:p/></draw:path><draw:path draw:style-name="gr1278" draw:text-style-name="P85" svg:width="0.0693in" svg:height="0.0677in" svg:x="-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1278" draw:text-style-name="P85" svg:width="0.0925in" svg:height="0.0874in" svg:x="0.1291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1278" draw:text-style-name="P85" svg:width="0.0799in" svg:height="0.0752in" svg:x="0.2406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1278" draw:text-style-name="P85" svg:width="0.0583in" svg:height="0.0677in" svg:x="0.3827in" svg:y="0.0165in" svg:viewBox="0 0 149 173" svg:d="M54 81c12 0 41 0 59-9 28-11 30-35 30-40 0-17-15-32-42-32-43 0-101 36-101 105 0 38 23 68 61 68 55 0 88-40 88-44 0-2-3-5-5-5s-3 1-5 4c-31 36-73 36-77 36-31 0-34-31-34-43 0-4 1-16 6-40 7 0 13 0 20 0zM36 73c16-60 55-65 65-65 18 0 29 11 29 24 0 41-62 41-78 41-6 0-10 0-16 0z"><text:p/></draw:path></draw:g></text:span><text:span text:style-name="T6"><text:s/>כלומר </text:span><text:span text:style-name="T6"><draw:g text:anchor-type="as-char" svg:y="-0.1134in" draw:z-index="25" draw:name="Shape26" draw:style-name="gr1276"><svg:title>TexMaths</svg:title><svg:desc>11§inline§\la a, c \ra \lex \la e, f \ra§svg§600§FALSE§</svg:desc><draw:path draw:style-name="gr1277" draw:text-style-name="P84" svg:width="1.0228in" svg:height="0.1354in" svg:x="-0.0004in" svg:y="0.0071in" svg:viewBox="0 0 2599 345" svg:d="M0 0c867 0 1733 0 2599 0 0 115 0 230 0 345-866 0-1732 0-2599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591in" svg:height="0.0681in" svg:x="0.2055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1278" draw:text-style-name="P85" svg:width="0.0335in" svg:height="0.1508in" svg:x="0.2732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78" draw:text-style-name="P85" svg:width="0.0929in" svg:height="0.087in" svg:x="0.3791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1278" draw:text-style-name="P85" svg:width="0.0236in" svg:height="0.074in" svg:x="0.4913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1278" draw:text-style-name="P85" svg:width="0.0453in" svg:height="0.0472in" svg:x="0.5307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62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1278" draw:text-style-name="P85" svg:width="0.0335in" svg:height="0.1508in" svg:x="0.7169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1278" draw:text-style-name="P85" svg:width="0.0583in" svg:height="0.0681in" svg:x="0.7661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1278" draw:text-style-name="P85" svg:width="0.0173in" svg:height="0.0453in" svg:x="0.8433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56in" svg:height="0.137in" svg:x="0.905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0.9972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. </text:span></text:p>
                </text:list-item>
                <text:list-item>
                  <text:p text:style-name="P17">אם <draw:g text:anchor-type="as-char" svg:y="-0.1075in" draw:z-index="26" draw:name="Shape27" draw:style-name="gr1276"><svg:title>TexMaths</svg:title><svg:desc>11§inline§c = e \land d &lt;_B f§svg§600§FALSE§</svg:desc><draw:path draw:style-name="gr1277" draw:text-style-name="P84" svg:width="0.9626in" svg:height="0.1217in" svg:x="0.0016in" svg:y="0.0075in" svg:viewBox="0 0 2446 310" svg:d="M0 0c815 0 1631 0 2446 0 0 103 0 207 0 310-815 0-1631 0-2446 0 0-103 0-207 0-310z"><text:p/></draw:path><draw:path draw:style-name="gr1278" draw:text-style-name="P85" svg:width="0.0591in" svg:height="0.0685in" svg:x="-0.0004in" svg:y="0.0402in" svg:viewBox="0 0 151 175" svg:d="M137 24c-6 0-11 0-16 6-7 5-8 12-8 15 0 9 8 13 15 13 12 0 22-10 22-25 0-19-19-33-46-33-52 0-104 55-104 110 0 34 23 65 63 65 56 0 88-41 88-45 0-2-3-6-5-6s-3 1-5 5c-30 37-73 37-77 37-24 0-35-19-35-42 0-15 7-53 20-77 13-22 35-38 55-38 14 0 28 4 33 15z"><text:p/></draw:path><draw:path draw:style-name="gr1278" draw:text-style-name="P85" svg:width="0.1008in" svg:height="0.0354in" svg:x="0.1102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75in" svg:height="0.0685in" svg:x="0.2693in" svg:y="0.0402in" svg:viewBox="0 0 147 175" svg:d="M54 81c11 0 39-1 59-8 27-11 29-34 29-40 0-16-14-33-41-33-43 0-101 37-101 106 0 38 22 69 60 69 55 0 87-41 87-45 0-2-2-6-4-6s-2 1-4 5c-31 37-73 37-79 37-29 0-33-32-33-44 0-5 0-16 6-41 7 0 14 0 21 0zM36 73c15-59 54-64 65-64 18 0 29 11 29 24 0 40-63 40-78 40-6 0-10 0-16 0z"><text:p/></draw:path><draw:path draw:style-name="gr1278" draw:text-style-name="P85" svg:width="0.0846in" svg:height="0.0933in" svg:x="0.3752in" svg:y="0.0165in" svg:viewBox="0 0 216 238" svg:d="M117 8c-4-7-6-8-9-8-6 0-7 2-9 8-32 71-64 143-96 214-2 5-3 6-3 8 0 4 3 8 8 8 3 0 6-1 8-9 31-67 61-135 92-203 29 68 60 136 90 203 4 9 8 9 10 9 3 0 8-4 8-8 0-1 0-2-4-7-32-71-64-144-95-215z"><text:p/></draw:path><draw:path draw:style-name="gr1278" draw:text-style-name="P85" svg:width="0.072in" svg:height="0.1063in" svg:x="0.5075in" svg:y="0.002in" svg:viewBox="0 0 184 271" svg:d="M184 4c0-1 0-4-5-4s-43 3-49 4c-4 0-6 3-6 7 0 6 4 5 10 5 19 0 19 3 19 7 0 2-1 6-1 8-8 30-16 60-23 91-7-14-18-25-36-25-45 0-93 57-93 112 0 36 22 62 52 62 7 0 27-2 50-29 2 15 17 29 35 29 14 0 22-9 29-21 7-15 11-38 11-39 0-3-3-3-4-3-5 0-5 1-6 6-6 26-13 48-30 48-9 0-11-10-11-18 0-9 0-12 3-18 18-74 36-148 55-222zM103 220c-1 8-1 8-7 14-17 22-33 28-43 28-20 0-26-21-26-36 0-19 13-65 21-83 12-23 30-37 45-37 26 0 31 31 31 34 0 2-1 4-1 6-6 25-13 50-20 74z"><text:p/></draw:path><draw:path draw:style-name="gr1278" draw:text-style-name="P85" svg:width="0.0921in" svg:height="0.087in" svg:x="0.6358in" svg:y="0.0256in" svg:viewBox="0 0 235 222" svg:d="M229 16c4-3 6-4 6-8 0-5-3-8-7-8-1 0-1 0-7 2-71 34-143 67-214 101-4 3-7 4-7 9s3 6 7 8c71 33 143 67 214 100 6 2 6 2 7 2 4 0 7-3 7-7 0-5-2-6-6-9-68-31-136-63-204-94 68-32 136-64 204-96z"><text:p/></draw:path><draw:path draw:style-name="gr1278" draw:text-style-name="P85" svg:width="0.0815in" svg:height="0.072in" svg:x="0.7488in" svg:y="0.0575in" svg:viewBox="0 0 208 184" svg:d="M32 164c-2 9-2 11-23 11-5 0-9 0-9 4 0 5 3 5 9 5 35 0 69 0 104 0 45 0 81-30 81-57 0-19-18-36-47-39 33-5 61-26 61-49 0-21-21-39-56-39-33 0-66 0-99 0-5 0-9 0-9 7 0 3 3 3 9 3 3 0 5 0 11 0 5 1 5 1 5 4s0 3-1 6c-12 47-24 96-36 144zM76 85c5-22 11-44 16-66 3-8 3-9 14-9 14 0 27 0 41 0 28 0 33 18 33 29 0 22-24 46-60 46-14 0-30 0-44 0zM63 175c-9 0-9 0-9-3s0-1 1-6c7-25 12-49 19-74 18 0 38 0 57 0 25 0 35 17 35 32 0 28-27 51-59 51-15 0-30 0-44 0z"><text:p/></draw:path><draw:path draw:style-name="gr1278" draw:text-style-name="P85" svg:width="0.0752in" svg:height="0.1374in" svg:x="0.8965in" svg:y="0in" svg:viewBox="0 0 192 350" svg:d="M121 118c11 0 22 0 33 0 8 0 12 0 12-8 0-4-4-4-11-4-11 0-21 0-32 0 3-16 6-30 9-44 1-8 7-36 9-40 3-8 10-13 17-13 3 0 12 0 20 6-17 2-21 16-21 21 0 9 7 13 15 13 9 0 20-7 20-23 0-17-17-26-34-26-13 0-37 7-48 45-2 8-3 12-13 61-9 0-18 0-27 0-7 0-12 0-12 7 0 5 5 5 11 5 9 0 17 0 26 0-10 50-19 100-29 150-7 38-13 73-33 73-2 0-12 0-19-7 18-1 21-15 21-21 0-8-6-13-14-13-10 0-21 8-21 23 0 18 16 27 33 27 21 0 36-23 43-38 13-24 22-71 22-73 8-41 15-81 23-121z"><text:p/></draw:path></draw:g><text:span text:style-name="T6">: אז מטרנזיטיביות שוויון </text:span><text:span text:style-name="T6"><draw:g text:anchor-type="as-char" svg:y="-0.0681in" draw:z-index="27" draw:name="Shape28" draw:style-name="gr1276"><svg:title>TexMaths</svg:title><svg:desc>11§inline§a = e§svg§600§FALSE§</svg:desc><draw:path draw:style-name="gr1277" draw:text-style-name="P84" svg:width="0.3323in" svg:height="0.052in" svg:x="0.0016in" svg:y="0.0071in" svg:viewBox="0 0 845 133" svg:d="M0 0c282 0 564 0 845 0 0 44 0 89 0 133-281 0-563 0-845 0 0-44 0-89 0-133z"><text:p/></draw:path><draw:path draw:style-name="gr1278" draw:text-style-name="P85" svg:width="0.0693in" svg:height="0.0677in" svg:x="-0.0004in" svg:y="0in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1278" draw:text-style-name="P85" svg:width="0.1004in" svg:height="0.0346in" svg:x="0.1248in" svg:y="0.0114in" svg:viewBox="0 0 256 89" svg:d="M244 15c6 0 12 0 12-7 0-8-6-8-12-8-78 0-155 0-232 0-4 0-12 0-12 8 0 7 8 7 13 7 77 0 154 0 231 0zM244 89c6 0 12 0 12-6 0-8-6-8-12-8-77 0-154 0-231 0-5 0-13 0-13 8 0 6 8 6 12 6 77 0 154 0 232 0z"><text:p/></draw:path><draw:path draw:style-name="gr1278" draw:text-style-name="P85" svg:width="0.0583in" svg:height="0.0677in" svg:x="0.2835in" svg:y="0in" svg:viewBox="0 0 149 173" svg:d="M55 81c11 0 40-1 58-8 28-12 30-34 30-40 0-18-15-33-42-33-43 0-101 37-101 104 0 38 23 69 61 69 55 0 88-41 88-45 0-2-3-6-5-6s-3 1-5 5c-31 37-73 37-77 37-30 0-34-32-34-44 0-4 1-16 6-39 7 0 14 0 21 0zM36 73c16-59 55-64 65-64 19 0 29 11 29 24 0 40-62 40-77 40-6 0-11 0-17 0z"><text:p/></draw:path></draw:g></text:span><text:span text:style-name="T6"><text:s/>ומטרנזיטיביות יחס הסדר החזק </text:span><text:span text:style-name="T6"><draw:g text:anchor-type="as-char" svg:y="-0.0811in" draw:z-index="28" draw:name="Shape29" draw:style-name="gr1276"><svg:title>TexMaths</svg:title><svg:desc>11§inline§&lt;_B§svg§600§FALSE§</svg:desc><draw:path draw:style-name="gr1277" draw:text-style-name="P84" svg:width="0.1909in" svg:height="0.0886in" svg:x="-0.0004in" svg:y="0.0079in" svg:viewBox="0 0 486 226" svg:d="M243 226c-81 0-162 0-243 0 0-75 0-151 0-226 162 0 325 0 486 0 0 75 0 151 0 226-81 0-163 0-243 0z"><text:p/></draw:path><draw:path draw:style-name="gr1278" draw:text-style-name="P85" svg:width="0.0929in" svg:height="0.0874in" svg:x="0.0043in" svg:y="0in" svg:viewBox="0 0 237 223" svg:d="M229 17c4-3 8-5 8-9 0-5-4-8-8-8-1 0-2 0-8 3-71 33-142 66-213 101-5 2-8 4-8 9 0 4 3 6 8 7 71 33 142 68 213 101 6 2 7 2 8 2 4 0 8-4 8-8s-4-5-8-8c-68-32-136-63-203-94 67-32 135-64 203-96z"><text:p/></draw:path><draw:path draw:style-name="gr1278" draw:text-style-name="P85" svg:width="0.0811in" svg:height="0.072in" svg:x="0.1173in" svg:y="0.0319in" svg:viewBox="0 0 207 184" svg:d="M32 163c-2 9-3 11-24 11-5 0-8 0-8 6 0 4 3 4 8 4 35 0 69 0 104 0 46 0 80-31 80-57 0-19-17-35-46-39 33-5 61-26 61-49 0-20-21-39-56-39-33 0-65 0-98 0-6 0-9 0-9 7 0 3 3 3 9 3 3 0 4 0 10 1 5 0 6 1 6 3 0 1 0 3-1 7-12 47-24 95-36 142zM75 85c5-22 11-43 16-65 2-9 3-10 15-10 13 0 26 0 40 0 28 0 34 19 34 29 0 22-25 46-61 46-16 0-30 0-44 0zM62 174c-8 0-9 0-9-2 0-1 0-2 1-7 6-24 12-48 19-72 19 0 38 0 58 0 25 0 34 16 34 33 0 25-26 48-59 48-15 0-30 0-44 0z"><text:p/></draw:path></draw:g></text:span><text:span text:style-name="T6"><text:s/>נקבל </text:span><text:span text:style-name="T6"><draw:g text:anchor-type="as-char" svg:y="-0.1075in" draw:z-index="29" draw:name="Shape30" draw:style-name="gr1276"><svg:title>TexMaths</svg:title><svg:desc>11§inline§b &lt;_B f§svg§600§FALSE§</svg:desc><draw:path draw:style-name="gr1277" draw:text-style-name="P84" svg:width="0.4406in" svg:height="0.122in" svg:x="0.0008in" svg:y="0.0075in" svg:viewBox="0 0 1120 311" svg:d="M0 0c373 0 747 0 1120 0 0 103 0 208 0 311-373 0-747 0-1120 0 0-103 0-208 0-311z"><text:p/></draw:path><draw:path draw:style-name="gr1278" draw:text-style-name="P85" svg:width="0.0559in" svg:height="0.1067in" svg:x="0in" svg:y="0.002in" svg:viewBox="0 0 143 272" svg:d="M75 4c0-1 0-4-6-4-8 0-36 3-46 3-3 1-8 1-8 8 0 5 4 5 9 5 19 0 20 3 20 7 0 2-3 15-5 23-11 42-21 85-32 127-5 18-7 25-7 38 0 36 21 61 50 61 45 0 93-58 93-114 0-35-21-61-52-61-17 0-34 11-45 23 10-39 19-77 29-116zM39 150c2-8 2-9 5-14 19-25 36-30 46-30 15 0 24 11 24 36 0 23-12 67-19 81-12 27-30 40-45 40-14 0-26-10-26-39 0-7 0-14 6-39 3-12 5-23 9-35z"><text:p/></draw:path><draw:path draw:style-name="gr1278" draw:text-style-name="P85" svg:width="0.0929in" svg:height="0.0874in" svg:x="0.113in" svg:y="0.0256in" svg:viewBox="0 0 237 223" svg:d="M229 16c4-3 8-4 8-8 0-5-4-8-8-8-1 0-2 0-8 2-71 34-142 67-213 101-5 3-8 5-8 9 0 6 3 6 8 8 71 34 142 67 213 101 6 2 7 2 8 2 4 0 8-3 8-8 0-4-4-5-8-8-67-32-135-63-203-95 68-32 136-64 203-96z"><text:p/></draw:path><draw:path draw:style-name="gr1278" draw:text-style-name="P85" svg:width="0.0811in" svg:height="0.0724in" svg:x="0.2264in" svg:y="0.0575in" svg:viewBox="0 0 207 185" svg:d="M32 164c-2 9-3 11-24 11-5 0-8 0-8 5s3 5 8 5c35 0 69 0 104 0 46 0 81-31 81-59 0-18-18-35-47-38 33-6 61-26 61-50 0-20-21-38-56-38-33 0-65 0-98 0-6 0-9 0-9 7 0 3 3 3 9 3 3 0 4 0 10 0 5 1 5 1 5 4 0 2 0 2 0 6-12 48-24 95-36 144zM75 85c5-22 11-44 16-66 3-8 3-9 15-9 13 0 27 0 40 0 28 0 34 17 34 28 0 22-25 47-61 47-14 0-30 0-44 0zM62 175c-8 0-9 0-9-3s0-2 1-6c7-24 12-49 19-74 19 0 38 0 58 0 25 0 34 17 34 32 0 28-26 51-59 51-15 0-30 0-44 0z"><text:p/></draw:path><draw:path draw:style-name="gr1278" draw:text-style-name="P85" svg:width="0.0756in" svg:height="0.1378in" svg:x="0.374in" svg:y="0in" svg:viewBox="0 0 193 351" svg:d="M121 118c11 0 22 0 33 0 8 0 12 0 12-8 0-4-4-4-11-4-11 0-21 0-32 0 4-15 6-30 9-44 1-8 7-36 9-40 3-8 10-13 17-13 3 0 13 0 20 6-17 1-21 16-21 21 0 9 7 13 15 13 10 0 21-7 21-23 0-17-18-26-35-26-12 0-37 7-48 45-2 8-3 12-13 61-9 0-18 0-27 0-7 0-11 0-11 7 0 5 4 5 10 5 9 0 18 0 27 0-10 50-20 101-30 151-7 38-13 73-33 73-2 0-11 0-19-7 18-1 21-15 21-21 0-8-6-13-14-13-10 0-21 8-21 23 0 18 17 27 33 27 21 0 36-23 43-38 13-24 22-71 22-73 8-41 15-82 23-122z"><text:p/></draw:path></draw:g></text:span><text:span text:style-name="T6"><text:s/>כלומר </text:span><text:span text:style-name="T6"><draw:g text:anchor-type="as-char" svg:y="-0.1134in" draw:z-index="30" draw:name="Shape31" draw:style-name="gr1276"><svg:title>TexMaths</svg:title><svg:desc>11§inline§\la a, c \ra \lex \la e, f \ra§svg§600§FALSE§</svg:desc><draw:path draw:style-name="gr1277" draw:text-style-name="P84" svg:width="1.0228in" svg:height="0.1354in" svg:x="-0.0004in" svg:y="0.0071in" svg:viewBox="0 0 2599 345" svg:d="M0 0c867 0 1733 0 2599 0 0 115 0 230 0 345-866 0-1732 0-2599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591in" svg:height="0.0681in" svg:x="0.2055in" svg:y="0.0453in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1278" draw:text-style-name="P85" svg:width="0.0335in" svg:height="0.1508in" svg:x="0.2732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78" draw:text-style-name="P85" svg:width="0.0929in" svg:height="0.087in" svg:x="0.3791in" svg:y="0.0307in" svg:viewBox="0 0 237 222" svg:d="M229 17c4-3 8-6 8-9 0-5-5-8-8-8-1 0-2 0-8 3-71 33-142 66-213 100-5 3-8 5-8 9 0 5 3 7 8 9 71 33 142 66 213 99 6 2 7 2 8 2 3 0 8-3 8-7s-4-6-8-8c-68-31-135-63-204-95 69-32 136-64 204-95z"><text:p/></draw:path><draw:path draw:style-name="gr1278" draw:text-style-name="P85" svg:width="0.0236in" svg:height="0.074in" svg:x="0.4913in" svg:y="0.063in" svg:viewBox="0 0 61 189" svg:d="M59 8c2 0 2-4 2-5s-2-3-5-3c-4 0-27 2-34 2-2 1-5 1-5 7 0 3 3 3 6 3 13 0 13 2 13 5 0 2-1 3-1 6-11 44-23 88-34 133 0 3-1 6-1 8 0 18 15 25 29 25 6 0 14-2 22-14 5-10 8-25 8-26 0-4-3-4-4-4-3 0-3 1-4 7-5 13-9 31-21 31-8 0-9-8-9-13 0-4 0-9 1-11 12-51 25-101 37-151z"><text:p/></draw:path><draw:path draw:style-name="gr1278" draw:text-style-name="P85" svg:width="0.0453in" svg:height="0.0472in" svg:x="0.5307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62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1278" draw:text-style-name="P85" svg:width="0.0335in" svg:height="0.1508in" svg:x="0.7169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1278" draw:text-style-name="P85" svg:width="0.0583in" svg:height="0.0681in" svg:x="0.7661in" svg:y="0.0453in" svg:viewBox="0 0 149 174" svg:d="M54 81c12 0 41-1 59-8 28-12 30-36 30-40 0-18-15-33-42-33-43 0-101 37-101 105 0 39 23 69 61 69 55 0 88-41 88-45 0-2-3-6-5-6s-3 1-5 5c-31 38-73 38-77 38-31 0-34-33-34-45 0-4 1-16 6-40 7 0 13 0 20 0zM36 73c16-59 55-65 65-65 18 0 29 12 29 25 0 40-62 40-78 40-6 0-10 0-16 0z"><text:p/></draw:path><draw:path draw:style-name="gr1278" draw:text-style-name="P85" svg:width="0.0173in" svg:height="0.0453in" svg:x="0.8433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56in" svg:height="0.137in" svg:x="0.905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278" draw:text-style-name="P85" svg:width="0.0335in" svg:height="0.1508in" svg:x="0.9972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. </text:span></text:p>
                </text:list-item>
              </text:list>
            </text:list-item>
          </text:list>
        </text:list-item>
        <text:list-item>
          <text:p text:style-name="P18">אנטי־סימטרי חזק: יהי <draw:g text:anchor-type="as-char" svg:y="-0.1134in" draw:z-index="31" draw:name="Shape32" draw:style-name="gr1276"><svg:title>TexMaths</svg:title><svg:desc>11§inline§\la a, b \ra \lex \la c, d \ra§svg§600§FALSE§</svg:desc><draw:path draw:style-name="gr1277" draw:text-style-name="P84" svg:width="1.0059in" svg:height="0.1354in" svg:x="-0.0004in" svg:y="0.0071in" svg:viewBox="0 0 2556 345" svg:d="M0 0c852 0 1704 0 2556 0 0 115 0 230 0 345-852 0-1704 0-2556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693in" svg:height="0.0681in" svg:x="0.0571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1278" draw:text-style-name="P85" svg:width="0.0173in" svg:height="0.0453in" svg:x="0.1449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555in" svg:height="0.1059in" svg:x="0.2063in" svg:y="0.0071in" svg:viewBox="0 0 142 270" svg:d="M74 3c-1-1 0-3-5-3-8 0-37 2-47 3-3 0-8 1-8 8 0 4 4 4 10 4 19 0 19 4 19 7s-3 17-6 24c-9 42-20 84-30 126-6 20-7 24-7 37 0 38 21 61 50 61 45 0 92-58 92-111 0-36-20-62-51-62-18 0-34 11-46 23 10-40 19-78 29-117zM37 150c4-9 4-10 7-15 19-24 36-30 46-30 13 0 24 12 24 36 0 23-13 66-19 81-14 26-31 40-45 40s-27-11-27-40c0-6 0-14 7-37 2-12 5-24 7-35z"><text:p/></draw:path><draw:path draw:style-name="gr1278" draw:text-style-name="P85" svg:width="0.0335in" svg:height="0.1508in" svg:x="0.2728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1278" draw:text-style-name="P85" svg:width="0.0921in" svg:height="0.087in" svg:x="0.3787in" svg:y="0.0307in" svg:viewBox="0 0 235 222" svg:d="M229 17c4-3 6-6 6-9 0-5-3-8-7-8-1 0-2 0-7 3-71 33-143 66-214 100-5 3-7 5-7 9 0 5 2 7 7 9 71 33 143 66 214 99 5 2 6 2 7 2 4 0 7-3 7-7s-2-6-6-8c-68-31-135-63-204-95 69-32 136-64 204-95z"><text:p/></draw:path><draw:path draw:style-name="gr1278" draw:text-style-name="P85" svg:width="0.0236in" svg:height="0.074in" svg:x="0.4909in" svg:y="0.063in" svg:viewBox="0 0 61 189" svg:d="M59 8c0-1 2-4 2-5s-2-3-5-3c-5 0-27 2-34 2-2 1-7 1-7 7 0 3 5 3 8 3 12 0 12 2 12 5 0 2 0 3-1 6-11 44-22 88-33 133-1 3-1 6-1 8 0 18 15 25 29 25 6 0 14-2 21-14 6-10 9-25 9-26 0-4-3-4-4-4-3 0-4 1-5 7-4 13-9 31-20 31-8 0-10-8-10-13 0-4 1-9 2-11 12-51 25-101 37-151z"><text:p/></draw:path><draw:path draw:style-name="gr1278" draw:text-style-name="P85" svg:width="0.0457in" svg:height="0.0472in" svg:x="0.5299in" svg:y="0.0894in" svg:viewBox="0 0 117 121" svg:d="M43 57c8 0 29 0 44-5 20-7 23-20 23-28 0-15-14-24-33-24-33 0-77 24-77 70 0 28 18 51 50 51 45 0 67-26 67-30 0-2-4-4-6-4-1 0-1 0-3 2-22 26-53 26-58 26-17 0-27-12-27-34 0-3 0-8 3-24 6 0 11 0 17 0zM29 50c11-39 40-42 48-42 12 0 22 5 22 16 0 26-46 26-57 26-5 0-9 0-13 0z"><text:p/></draw:path><draw:path draw:style-name="gr1278" draw:text-style-name="P85" svg:width="0.0567in" svg:height="0.0472in" svg:x="0.5858in" svg:y="0.0894in" svg:viewBox="0 0 145 121" svg:d="M54 90c-2 9-11 25-25 25-5-3-9 0-15-5 11-3 12-13 12-14 0-7-4-10-11-10s-15 5-15 16c0 14 15 19 29 19 12 0 23-8 29-19 7 15 22 19 33 19 31 0 48-33 48-41 0-3-4-3-5-3-3 0-4 1-5 4-6 19-22 34-37 34-11 0-16-8-16-18 0-8 7-32 13-62 6-21 18-27 28-27 4 1 8 0 14 3-9 2-12 10-12 15 0 6 4 10 11 10 5 0 15-5 15-16 0-16-17-20-28-20-14 0-25 9-31 19-5-11-17-19-32-19-31 0-47 33-47 41 0 4 3 4 4 4 3 0 3-1 6-5 6-21 23-32 36-32 9 0 16 4 16 17 0 6-3 19-5 28-3 12-7 24-10 37z"><text:p/></draw:path><draw:path draw:style-name="gr1278" draw:text-style-name="P85" svg:width="0.0339in" svg:height="0.1508in" svg:x="0.7161in" svg:y="0in" svg:viewBox="0 0 87 384" svg:d="M85 14c2-4 2-4 2-6 0-5-3-8-8-8-4 0-6 2-9 9-23 58-45 118-68 177-1 2-2 4-2 7 0 0 0 1 2 5 23 60 45 119 68 177 2 4 4 9 9 9s8-3 8-7c0-2 0-3-2-7-23-60-45-119-68-177 23-60 45-119 68-179z"><text:p/></draw:path><draw:path draw:style-name="gr1278" draw:text-style-name="P85" svg:width="0.0587in" svg:height="0.0681in" svg:x="0.765in" svg:y="0.0453in" svg:viewBox="0 0 150 174" svg:d="M136 23c-5 0-11 0-16 6-7 6-7 13-7 15 0 9 7 13 15 13 11 0 21-9 21-24 0-19-18-33-46-33-52 0-103 55-103 109 0 35 22 65 63 65 55 0 87-41 87-45 0-2-3-6-5-6s-2 1-4 5c-31 38-73 38-78 38-24 0-34-20-34-43 0-15 7-53 21-77 12-21 33-38 53-38 14 0 29 5 33 15z"><text:p/></draw:path><draw:path draw:style-name="gr1278" draw:text-style-name="P85" svg:width="0.0173in" svg:height="0.0453in" svg:x="0.8378in" svg:y="0.0972in" svg:viewBox="0 0 45 116" svg:d="M45 41c0-26-10-41-25-41-12 0-20 10-20 21 0 10 8 21 20 21 4 0 10-2 13-6 2-1 1-1 2-1s1 0 1 6c0 28-13 51-26 65-4 3-4 4-4 5 0 4 2 5 4 5 4 0 35-30 35-75z"><text:p/></draw:path><draw:path draw:style-name="gr1278" draw:text-style-name="P85" svg:width="0.072in" svg:height="0.1059in" svg:x="0.8984in" svg:y="0.0071in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6-22-26-36 0-20 14-66 22-84 13-23 30-37 46-37 24 0 29 32 29 34s0 4-1 6c-6 26-12 50-19 75z"><text:p/></draw:path><draw:path draw:style-name="gr1278" draw:text-style-name="P85" svg:width="0.0335in" svg:height="0.1508in" svg:x="0.9799in" svg:y="0in" svg:viewBox="0 0 86 384" svg:d="M84 198c2-4 2-5 2-5 0-1 0-3-2-7-22-59-45-119-67-177-3-7-5-9-9-9-5 0-8 3-8 8 0 1 0 2 1 6 23 60 46 119 69 179-23 58-46 117-69 177-1 4-1 4-1 7 0 4 3 7 8 7 4 0 6-4 7-7 24-60 46-119 69-179z"><text:p/></draw:path></draw:g><text:span text:style-name="T6">, נניח בשלילה </text:span><text:span text:style-name="T6"><draw:g text:anchor-type="as-char" svg:y="-0.1134in" draw:z-index="32" draw:name="Shape33" draw:style-name="gr1276"><svg:title>TexMaths</svg:title><svg:desc>11§inline§\la c, d \ra \lex \la a, b \ra§svg§600§FALSE§</svg:desc><draw:path draw:style-name="gr1277" draw:text-style-name="P84" svg:width="1.0059in" svg:height="0.1354in" svg:x="-0.0004in" svg:y="0.0071in" svg:viewBox="0 0 2556 345" svg:d="M0 0c852 0 1704 0 2556 0 0 115 0 230 0 345-852 0-1704 0-2556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78" draw:text-style-name="P85" svg:width="0.0591in" svg:height="0.0681in" svg:x="0.0571in" svg:y="0.0453in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1278" draw:text-style-name="P85" svg:width="0.0173in" svg:height="0.0453in" svg:x="0.1299in" svg:y="0.0972in" svg:viewBox="0 0 45 116" svg:d="M45 41c0-26-10-41-25-41-12 0-20 10-20 21 0 10 8 21 20 21 5 0 10-2 14-6 1-1 1-1 2-1 0 2 0 0 0 6 0 28-13 51-26 65-4 3-4 4-4 5 0 4 2 5 4 5 4 0 35-30 35-75z"><text:p/></draw:path><draw:path draw:style-name="gr1278" draw:text-style-name="P85" svg:width="0.072in" svg:height="0.1059in" svg:x="0.1906in" svg:y="0.0071in" svg:viewBox="0 0 184 270" svg:d="M184 3c-2-1 0-3-6-3-5 0-42 3-48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1278" draw:text-style-name="P85" svg:width="0.0335in" svg:height="0.1508in" svg:x="0.272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1278" draw:text-style-name="P85" svg:width="0.0929in" svg:height="0.087in" svg:x="0.378in" svg:y="0.0307in" svg:viewBox="0 0 237 222" svg:d="M229 17c4-3 8-6 8-9 0-5-5-8-8-8-1 0-2 0-8 3-71 33-142 66-213 100-5 3-8 5-8 9 0 5 3 7 8 9 71 33 142 66 213 99 6 2 7 2 8 2 3 0 8-3 8-7s-4-6-8-8c-67-31-135-63-203-95 68-32 136-64 203-95z"><text:p/></draw:path><draw:path draw:style-name="gr1278" draw:text-style-name="P85" svg:width="0.0236in" svg:height="0.074in" svg:x="0.4902in" svg:y="0.063in" svg:viewBox="0 0 61 189" svg:d="M59 8c2 0 2-4 2-5s-2-3-5-3c-4 0-27 2-34 2-2 1-5 1-5 7 0 3 3 3 6 3 13 0 13 2 13 5 0 2-1 3-1 6-11 44-23 88-34 133 0 3-1 6-1 8 0 18 15 25 29 25 6 0 14-2 22-14 5-10 8-25 8-26 0-4-2-3-3-4-4 0-4 1-5 7-5 13-9 31-21 31-7 0-9-8-9-13 0-4 1-9 1-11 12-51 25-101 37-151z"><text:p/></draw:path><draw:path draw:style-name="gr1278" draw:text-style-name="P85" svg:width="0.0453in" svg:height="0.0472in" svg:x="0.5295in" svg:y="0.0894in" svg:viewBox="0 0 116 121" svg:d="M42 57c8 0 30 0 44-5 20-7 24-20 24-28 0-15-15-24-34-24-32 0-76 24-76 70 0 28 17 51 48 51 47 0 68-26 68-30 0-2-3-4-5-4s-2 0-4 2c-21 26-53 26-57 26-17 0-28-12-28-34 0-3 0-8 3-24 6 0 11 0 17 0zM28 50c11-39 40-42 48-42 12 0 22 5 22 16 0 26-45 26-57 26-5 0-9 0-13 0z"><text:p/></draw:path><draw:path draw:style-name="gr1278" draw:text-style-name="P85" svg:width="0.0567in" svg:height="0.0472in" svg:x="0.585in" svg:y="0.0894in" svg:viewBox="0 0 145 121" svg:d="M55 90c-3 9-12 25-25 25-1 0-9 0-16-5 12-3 12-13 12-14 0-7-4-10-11-10-6 0-15 5-15 16 0 14 15 19 29 19 13 0 24-8 30-19 7 15 21 19 32 19 31 0 48-33 48-41 0-3-4-3-5-3-3 0-3 1-4 4-6 19-22 34-38 34-11 0-16-8-16-18 0-8 7-32 14-62 6-21 18-27 27-27 4 1 8 0 14 3-9 2-12 10-12 15 0 6 4 10 11 10 5 0 15-5 15-16 0-16-17-20-28-20-14 0-25 9-30 19-6-11-18-19-33-19-30 0-47 33-47 41 0 4 3 3 4 4 3 0 4-1 6-5 6-21 24-32 37-32 9 0 15 4 15 17 0 6-3 19-5 28-3 12-6 24-9 37z"><text:p/></draw:path><draw:path draw:style-name="gr1278" draw:text-style-name="P85" svg:width="0.0335in" svg:height="0.1508in" svg:x="0.7157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1278" draw:text-style-name="P85" svg:width="0.0693in" svg:height="0.0681in" svg:x="0.7642in" svg:y="0.0453in" svg:viewBox="0 0 177 174" svg:d="M129 24c-8-14-19-24-37-24-45 0-92 56-92 112 0 37 21 62 52 62 7 0 26-1 49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1278" draw:text-style-name="P85" svg:width="0.0173in" svg:height="0.0453in" svg:x="0.8516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0555in" svg:height="0.1059in" svg:x="0.9134in" svg:y="0.0071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1278" draw:text-style-name="P85" svg:width="0.0335in" svg:height="0.1508in" svg:x="0.9799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6"><text:s/>ונראה סתירה. מההנחה נסיק </text:span><text:span text:style-name="T6"><draw:g text:anchor-type="as-char" svg:y="-0.1134in" draw:z-index="33" draw:name="Shape34" draw:style-name="gr1276"><svg:title>TexMaths</svg:title><svg:desc>11§inline§a &lt;_A c \lor (a = c \land b&lt;_Bd)§svg§600§FALSE§</svg:desc><draw:path draw:style-name="gr1277" draw:text-style-name="P84" svg:width="1.6744in" svg:height="0.1358in" svg:x="0.0016in" svg:y="0.0071in" svg:viewBox="0 0 4254 346" svg:d="M2127 346c-709 0-1418 0-2127 0 0-116 0-230 0-346 1418 0 2836 0 4254 0 0 116 0 230 0 346-709 0-1419 0-2127 0z"><text:p/></draw:path><draw:path draw:style-name="gr1278" draw:text-style-name="P85" svg:width="0.0693in" svg:height="0.0685in" svg:x="-0.0004in" svg:y="0.0453in" svg:viewBox="0 0 177 175" svg:d="M129 25c-7-14-18-25-36-25-45 0-93 57-93 113 0 37 22 62 52 62 7 0 27-1 50-29 4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1278" draw:text-style-name="P85" svg:width="0.0921in" svg:height="0.087in" svg:x="0.1291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1278" draw:text-style-name="P85" svg:width="0.0795in" svg:height="0.0756in" svg:x="0.2409in" svg:y="0.0598in" svg:viewBox="0 0 203 193" svg:d="M41 160c-10 15-19 22-34 23-4 0-7 0-7 5 0 4 2 5 3 5 8 0 17-1 23-1 9 0 20 1 29 1 1 0 5 0 5-7 0-3-3-3-4-3-2 0-12-1-12-8 0-3 2-9 3-11 8-11 15-22 22-33 26 0 52 0 77 0 2 14 5 30 7 45-1 2-2 7-19 7-3 0-6 0-6 5 0 1 1 5 4 5 8 0 27-1 35-1 5 0 11 0 16 0s11 1 15 1c3 0 5-3 5-6 0-4-3-4-7-4-16 0-17-2-17-9-7-56-16-111-24-166-1-7-1-8-7-8-5 0-6 2-8 6-33 51-66 102-99 154zM76 121c19-30 38-58 57-88 4 30 8 58 12 88-23 0-46 0-69 0z"><text:p/></draw:path><draw:path draw:style-name="gr1278" draw:text-style-name="P85" svg:width="0.0587in" svg:height="0.0685in" svg:x="0.3823in" svg:y="0.0453in" svg:viewBox="0 0 150 175" svg:d="M136 24c-5 0-11 0-16 6-7 5-7 12-7 15 0 9 7 13 15 13 11 0 20-10 20-25 0-19-17-33-45-33-52 0-103 55-103 110 0 34 22 65 63 65 55 0 87-41 87-45 0-2-3-6-5-6s-2 2-4 5c-31 37-73 37-78 37-25 0-34-18-34-42 0-15 7-52 20-77 13-22 33-38 54-38 14 0 29 4 33 15z"><text:p/></draw:path><draw:path draw:style-name="gr1278" draw:text-style-name="P85" svg:width="0.0839in" svg:height="0.0937in" svg:x="0.4843in" svg:y="0.0217in" svg:viewBox="0 0 214 239" svg:d="M212 17c2-6 2-7 2-8 0-5-3-9-7-9s-6 3-9 9c-31 68-61 136-91 203-30-67-61-135-91-203-3-8-6-9-8-9-5 0-8 4-8 9 1 2 0 1 2 5 32 73 64 146 96 217 3 6 5 8 9 8 5 0 6-3 8-8 32-71 65-143 97-214z"><text:p/></draw:path><draw:path draw:style-name="gr1278" draw:text-style-name="P85" svg:width="0.0346in" svg:height="0.1512in" svg:x="0.6264in" svg:y="0in" svg:viewBox="0 0 89 385" svg:d="M89 381c0-1 0-1-7-8-48-49-60-122-60-180 0-67 14-135 63-182 4-5 4-5 4-7 0-3-1-4-3-4-5 0-40 26-62 76-20 42-24 85-24 117 0 29 3 76 25 120 23 47 56 72 61 72 2 0 3-1 3-4z"><text:p/></draw:path><draw:path draw:style-name="gr1278" draw:text-style-name="P85" svg:width="0.0689in" svg:height="0.0685in" svg:x="0.6764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2-11 2-12 2-13 0-7-4-11-11-11-9 0-14 9-15 17zM103 124c-2 8-2 8-7 15-18 22-33 27-44 27-20 0-26-21-26-36 0-19 14-66 22-84 12-23 30-37 45-37 25 0 30 32 30 34s0 4-1 7c-7 24-12 49-19 74z"><text:p/></draw:path><draw:path draw:style-name="gr1278" draw:text-style-name="P85" svg:width="0.1008in" svg:height="0.0354in" svg:x="0.801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278" draw:text-style-name="P85" svg:width="0.0591in" svg:height="0.0685in" svg:x="0.9591in" svg:y="0.0453in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1278" draw:text-style-name="P85" svg:width="0.0846in" svg:height="0.0937in" svg:x="1.061in" svg:y="0.0217in" svg:viewBox="0 0 216 239" svg:d="M117 9c-4-7-6-9-9-9-6 0-7 3-9 9-32 71-64 143-96 215-2 4-3 5-3 7 0 5 3 8 8 8 3 0 5-1 8-8 31-67 61-135 92-203 29 68 60 136 90 203 4 8 8 8 10 8 3 0 8-3 8-8 0-1 0-2-4-6-32-72-64-145-95-216z"><text:p/></draw:path><draw:path draw:style-name="gr1278" draw:text-style-name="P85" svg:width="0.0555in" svg:height="0.1063in" svg:x="1.1953in" svg:y="0.0071in" svg:viewBox="0 0 142 271" svg:d="M74 4c0-1 0-4-5-4-9 0-37 3-47 3-3 1-8 1-8 8 0 6 4 6 9 6 19 0 20 2 20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1278" draw:text-style-name="P85" svg:width="0.0921in" svg:height="0.087in" svg:x="1.3083in" svg:y="0.0307in" svg:viewBox="0 0 235 222" svg:d="M229 17c4-4 6-5 6-9 0-5-3-8-7-8-1 0-1 0-7 2-71 34-143 67-214 101-4 3-7 3-7 8s3 7 7 9c71 33 143 67 214 100 6 2 6 2 7 2 4 0 7-3 7-7 0-5-2-6-6-8-68-32-136-64-204-96 68-32 136-63 204-94z"><text:p/></draw:path><draw:path draw:style-name="gr1278" draw:text-style-name="P85" svg:width="0.0811in" svg:height="0.0724in" svg:x="1.4217in" svg:y="0.0634in" svg:viewBox="0 0 207 185" svg:d="M32 164c-3 9-3 11-24 11-5 0-8 0-8 6 0 4 3 4 8 4 35 0 69 0 104 0 45 0 80-31 80-58 0-19-17-36-46-39 33-5 61-26 61-49 0-21-21-39-56-39-33 0-66 0-99 0-5 0-9 0-9 7 0 3 3 3 9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draw:path draw:style-name="gr1278" draw:text-style-name="P85" svg:width="0.0724in" svg:height="0.1063in" svg:x="1.5665in" svg:y="0.0071in" svg:viewBox="0 0 185 271" svg:d="M185 4c0-1 0-4-6-4-5 0-43 3-49 4-2 0-5 3-5 7 0 6 4 6 9 6 19 0 20 2 20 6-1 2-1 6-2 8-8 31-16 60-23 91-7-14-18-25-36-25-45 0-93 57-93 112 0 37 22 62 52 62 7 0 27-1 50-29 4 16 17 29 35 29 14 0 22-9 29-21 7-14 11-38 11-39 0-3-3-3-4-3-4 0-5 1-6 7-6 25-13 47-30 47-9 0-11-10-11-18s2-12 3-18c18-74 37-148 56-222zM104 220c-2 8-2 8-7 15-18 22-33 27-44 27-20 0-26-21-26-36 0-18 14-65 22-83 13-23 29-37 44-37 26 0 31 32 31 34s-1 4-1 6c-6 25-12 50-19 74z"><text:p/></draw:path><draw:path draw:style-name="gr1278" draw:text-style-name="P85" svg:width="0.035in" svg:height="0.1512in" svg:x="1.648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, נפלג למקרים: </text:span></text:p>
          <text:list>
            <text:list-item>
              <text:p text:style-name="P18">אם <draw:g text:anchor-type="as-char" svg:y="-0.0811in" draw:z-index="34" draw:name="Shape35" draw:style-name="gr1276"><svg:title>TexMaths</svg:title><svg:desc>11§inline§a&lt;_Ac§svg§600§FALSE§</svg:desc><draw:path draw:style-name="gr1277" draw:text-style-name="P84" svg:width="0.4315in" svg:height="0.0886in" svg:x="0.0016in" svg:y="0.0079in" svg:viewBox="0 0 1097 226" svg:d="M549 226c-184 0-366 0-549 0 0-75 0-151 0-226 365 0 732 0 1097 0 0 75 0 151 0 226-182 0-365 0-548 0z"><text:p/></draw:path><draw:path draw:style-name="gr1278" draw:text-style-name="P85" svg:width="0.0693in" svg:height="0.0677in" svg:x="-0.0004in" svg:y="0.0165in" svg:viewBox="0 0 177 173" svg:d="M129 24c-7-14-18-24-35-24-46 0-94 56-94 112 0 36 22 61 52 61 7 0 27-1 50-27 3 15 17 27 36 27 13 0 22-9 28-21 7-13 11-36 11-37 0-4-3-4-4-4-5 0-5 1-6 7-6 25-13 46-29 46-10 0-11-10-11-16 0-8 0-11 4-29 4-15 5-20 9-34 4-19 10-36 14-54 2-11 2-12 2-13 0-7-4-10-11-10-9 0-15 7-16 16zM103 125c-1 6-1 7-7 14-17 20-32 25-43 25-20 0-25-20-25-34 0-20 12-67 22-85 11-23 28-37 44-37 25 0 30 32 30 34s-1 4-1 7c-6 25-13 50-20 76z"><text:p/></draw:path><draw:path draw:style-name="gr1278" draw:text-style-name="P85" svg:width="0.0925in" svg:height="0.0874in" svg:x="0.1291in" svg:y="0in" svg:viewBox="0 0 236 223" svg:d="M228 17c5-3 8-5 8-9 0-5-4-8-8-8-1 0-2 0-7 3-71 33-143 66-214 101-5 2-7 4-7 9 0 4 2 6 7 7 71 33 143 68 214 101 5 2 6 2 7 2 4 0 8-4 8-8s-3-5-8-8c-67-32-136-63-203-94 67-32 136-64 203-96z"><text:p/></draw:path><draw:path draw:style-name="gr1278" draw:text-style-name="P85" svg:width="0.0799in" svg:height="0.0752in" svg:x="0.2406in" svg:y="0.0291in" svg:viewBox="0 0 204 192" svg:d="M40 159c-9 15-18 22-34 23-3 0-6 0-6 6 0 3 2 4 3 4 7 0 16-1 23-1 9 0 20 1 28 1 2 0 5 0 5-7 0-3-3-3-4-3-2 0-12-1-12-8 0-3 3-7 4-11 8-11 15-21 22-32 26 0 52 0 77 0 3 15 5 30 7 44-1 3-3 7-19 7-3 0-6 0-6 6 0 1 0 4 3 4 9 0 27-1 35-1 6 0 11 0 17 0 4 0 10 1 15 1 3 0 6-2 6-6s-4-4-8-4c-17 0-17-2-18-9-7-55-15-110-23-165-1-6-2-8-6-8-6 0-7 2-10 7-33 50-66 101-99 152zM76 121c19-29 37-59 56-88 4 29 9 59 13 88-23 0-46 0-69 0z"><text:p/></draw:path><draw:path draw:style-name="gr1278" draw:text-style-name="P85" svg:width="0.0591in" svg:height="0.0677in" svg:x="0.3819in" svg:y="0.0165in" svg:viewBox="0 0 151 173" svg:d="M138 23c-7 0-13 0-18 6-6 5-7 12-7 15 0 9 7 13 15 13 11 0 22-8 22-24 0-20-19-33-47-33-51 0-103 55-103 109 0 34 23 64 63 64 55 0 88-40 88-44 0-2-2-5-5-5-2 0-3 1-5 4-31 36-73 36-77 36-24 0-35-17-35-40 0-16 7-53 21-78 12-22 33-38 55-38 13 0 27 5 33 15z"><text:p/></draw:path></draw:g><text:span text:style-name="T6">: מהנחת השלילה </text:span><text:span text:style-name="T6"><draw:g text:anchor-type="as-char" svg:y="-0.1134in" draw:z-index="35" draw:name="Shape36" draw:style-name="gr1276"><svg:title>TexMaths</svg:title><svg:desc>11§inline§c&lt;_Aa \lor (a = c \land d &lt;_Bb)§svg§600§FALSE§</svg:desc><draw:path draw:style-name="gr1277" draw:text-style-name="P84" svg:width="1.6752in" svg:height="0.1358in" svg:x="0.0008in" svg:y="0.0071in" svg:viewBox="0 0 4256 346" svg:d="M2128 346c-710 0-1418 0-2128 0 0-116 0-230 0-346 1418 0 2838 0 4256 0 0 116 0 230 0 346-710 0-1419 0-2128 0z"><text:p/></draw:path><draw:path draw:style-name="gr1278" draw:text-style-name="P85" svg:width="0.0587in" svg:height="0.0685in" svg:x="-0.0004in" svg:y="0.0453in" svg:viewBox="0 0 150 175" svg:d="M136 24c-5 0-11 0-16 6-7 5-7 12-7 15 0 9 7 13 15 13 11 0 21-10 21-25 0-19-18-33-46-33-52 0-103 55-103 110 0 34 22 65 63 65 55 0 87-41 87-45 0-2-3-6-5-6s-2 2-4 5c-31 37-74 37-78 37-24 0-34-18-34-42 0-15 7-52 21-77 12-22 33-38 53-38 14 0 28 4 33 15z"><text:p/></draw:path><draw:path draw:style-name="gr1278" draw:text-style-name="P85" svg:width="0.0929in" svg:height="0.087in" svg:x="0.1142in" svg:y="0.0307in" svg:viewBox="0 0 237 222" svg:d="M229 17c4-4 8-5 8-9 0-5-4-8-8-8-1 0-2 0-8 2-71 34-142 67-213 101-5 3-8 3-8 8s3 7 8 9c71 33 142 67 213 100 6 2 7 2 8 2 4 0 8-3 8-7 0-5-4-6-8-8-67-32-135-64-203-96 68-32 136-63 203-94z"><text:p/></draw:path><draw:path draw:style-name="gr1278" draw:text-style-name="P85" svg:width="0.0799in" svg:height="0.0756in" svg:x="0.226in" svg:y="0.0598in" svg:viewBox="0 0 204 193" svg:d="M41 160c-10 15-19 22-34 23-4 0-7 0-7 5 0 4 2 5 4 5 7 0 16-1 24-1s19 1 27 1c1 0 6 0 6-7 0-3-4-3-5-3-2 0-12-1-12-8 0-3 3-9 4-11 7-11 15-22 21-33 27 0 52 0 78 0 3 14 5 30 7 45-1 2-3 7-19 7-3 0-7 0-7 5 0 1 1 5 4 5 8 0 28-1 35-1 5 0 11 0 16 0s11 1 15 1 6-3 6-6c0-4-4-4-7-4-17 0-17-2-18-9-7-56-16-111-24-166 0-7-2-8-6-8-6 0-7 2-9 6-33 51-66 102-99 154zM76 121c19-30 38-58 57-88 5 30 9 58 13 88-23 0-47 0-70 0z"><text:p/></draw:path><draw:path draw:style-name="gr1278" draw:text-style-name="P85" svg:width="0.0693in" svg:height="0.0685in" svg:x="0.3673in" svg:y="0.0453in" svg:viewBox="0 0 177 175" svg:d="M129 25c-8-14-19-25-37-25-45 0-92 57-92 113 0 37 21 62 51 62 7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1278" draw:text-style-name="P85" svg:width="0.0843in" svg:height="0.0937in" svg:x="0.4839in" svg:y="0.0217in" svg:viewBox="0 0 215 239" svg:d="M212 17c3-6 3-7 3-8 0-5-4-9-8-9-3 0-6 3-9 9-31 68-60 136-91 203-30-67-61-135-90-203-4-8-7-9-9-9-5 0-8 4-8 9 1 2 0 1 2 5 32 73 64 146 96 217 3 6 5 8 9 8 5 0 6-3 9-8 31-71 64-143 96-214z"><text:p/></draw:path><draw:path draw:style-name="gr1278" draw:text-style-name="P85" svg:width="0.0346in" svg:height="0.1512in" svg:x="0.626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0689in" svg:height="0.0685in" svg:x="0.6764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1278" draw:text-style-name="P85" svg:width="0.1008in" svg:height="0.0354in" svg:x="0.801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278" draw:text-style-name="P85" svg:width="0.0591in" svg:height="0.0685in" svg:x="0.9591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1278" draw:text-style-name="P85" svg:width="0.0846in" svg:height="0.0937in" svg:x="1.061in" svg:y="0.0217in" svg:viewBox="0 0 216 239" svg:d="M117 9c-4-7-6-9-9-9-6 0-7 3-9 9-32 71-64 143-96 215-2 4-3 5-3 7 0 5 3 8 8 8 3 0 5-1 9-8 30-67 60-135 91-203 30 68 60 136 90 203 4 8 8 8 10 8 3 0 8-3 8-8 0-1 0-2-4-6-32-72-63-145-95-216z"><text:p/></draw:path><draw:path draw:style-name="gr1278" draw:text-style-name="P85" svg:width="0.072in" svg:height="0.1063in" svg:x="1.1941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1278" draw:text-style-name="P85" svg:width="0.0929in" svg:height="0.087in" svg:x="1.322in" svg:y="0.0307in" svg:viewBox="0 0 237 222" svg:d="M229 17c4-4 8-5 8-9 0-5-5-8-8-8-2 0-2 0-8 2-71 34-142 67-213 101-5 3-8 3-8 8s3 7 8 9c71 33 142 67 213 100 6 2 6 2 8 2 3 0 8-3 8-7 0-5-4-6-8-8-68-32-135-64-204-96 69-32 136-63 204-94z"><text:p/></draw:path><draw:path draw:style-name="gr1278" draw:text-style-name="P85" svg:width="0.0811in" svg:height="0.0724in" svg:x="1.4358in" svg:y="0.0634in" svg:viewBox="0 0 207 185" svg:d="M32 164c-3 9-3 11-24 11-5 0-8 0-8 6 0 4 3 4 8 4 35 0 69 0 104 0 46 0 81-31 81-58 0-19-18-36-47-39 33-5 61-26 61-49 0-21-21-39-56-39-33 0-66 0-99 0-5 0-8 0-8 7 0 3 2 3 8 3 1 0 5 0 11 0 5 1 5 1 5 4s0 3-1 6c-12 48-23 96-35 144zM75 85c5-22 11-44 16-66 3-8 3-9 15-9 13 0 27 0 40 0 28 0 34 18 34 29 0 22-25 46-61 46-14 0-30 0-44 0zM62 175c-8 0-9 0-9-3 0-2 0-1 1-6 7-25 12-49 19-74 18 0 38 0 57 0 26 0 35 17 35 34 0 26-26 49-59 49-15 0-30 0-44 0z"><text:p/></draw:path><draw:path draw:style-name="gr1278" draw:text-style-name="P85" svg:width="0.0555in" svg:height="0.1063in" svg:x="1.5819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1278" draw:text-style-name="P85" svg:width="0.035in" svg:height="0.1512in" svg:x="1.648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במקרה ש־</text:span><text:span text:style-name="T6"><draw:g text:anchor-type="as-char" svg:y="-0.0811in" draw:z-index="36" draw:name="Shape37" draw:style-name="gr1276"><svg:title>TexMaths</svg:title><svg:desc>11§inline§c&lt;_Aa§svg§600§FALSE§</svg:desc><draw:path draw:style-name="gr1277" draw:text-style-name="P84" svg:width="0.4272in" svg:height="0.0886in" svg:x="0.0008in" svg:y="0.0079in" svg:viewBox="0 0 1086 226" svg:d="M543 226c-181 0-362 0-543 0 0-75 0-151 0-226 362 0 724 0 1086 0 0 75 0 151 0 226-181 0-362 0-543 0z"><text:p/></draw:path><draw:path draw:style-name="gr1278" draw:text-style-name="P85" svg:width="0.0587in" svg:height="0.0677in" svg:x="-0.0004in" svg:y="0.0165in" svg:viewBox="0 0 150 173" svg:d="M136 23c-5 0-11 0-16 6-7 5-8 12-8 15 0 9 8 13 14 13 13 0 22-8 22-24 0-20-17-33-45-33-52 0-103 55-103 109 0 34 22 64 62 64 56 0 88-40 88-44 0-2-3-5-5-5s-2 1-5 4c-30 36-73 36-77 36-25 0-34-17-34-40 0-16 7-53 20-78 11-22 33-38 54-38 14 0 28 5 33 15z"><text:p/></draw:path><draw:path draw:style-name="gr1278" draw:text-style-name="P85" svg:width="0.0921in" svg:height="0.0874in" svg:x="0.1142in" svg:y="0in" svg:viewBox="0 0 235 223" svg:d="M229 17c4-3 6-5 6-9 0-5-3-8-7-8-1 0-1 0-7 3-71 33-143 66-214 101-4 2-7 4-7 9 0 4 3 6 7 7 71 33 143 68 214 101 6 2 6 2 7 2 4 0 7-4 7-8s-2-5-6-8c-68-32-136-63-204-94 68-32 136-64 204-96z"><text:p/></draw:path><draw:path draw:style-name="gr1278" draw:text-style-name="P85" svg:width="0.0795in" svg:height="0.0752in" svg:x="0.2252in" svg:y="0.0291in" svg:viewBox="0 0 203 192" svg:d="M40 159c-9 15-18 22-35 23-2 0-5 0-5 6 0 3 2 4 3 4 8 0 17-1 23-1 9 0 20 1 29 1 1 0 5 0 5-7 0-3-4-3-5-3-2 0-11-1-11-8 0-3 2-7 3-11 8-11 15-21 22-32 26 0 52 0 77 0 2 15 5 30 7 44-1 3-2 7-19 7-3 0-6 0-6 6 0 1 0 4 4 4 8 0 26-1 34-1 6 0 11 0 17 0 4 0 9 1 15 1 3 0 5-2 5-6s-3-4-7-4c-16 0-17-2-18-9-8-55-15-110-23-165-1-6-1-8-7-8-5 0-6 2-8 7-33 50-67 101-100 152zM76 121c19-29 37-59 56-88 4 29 9 59 13 88-23 0-46 0-69 0z"><text:p/></draw:path><draw:path draw:style-name="gr1278" draw:text-style-name="P85" svg:width="0.0693in" svg:height="0.0677in" svg:x="0.3665in" svg:y="0.0165in" svg:viewBox="0 0 177 173" svg:d="M129 24c-7-14-19-24-36-24-45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6"> אז </text:span><text:span text:style-name="T6"><draw:g text:anchor-type="as-char" svg:y="-0.089in" draw:z-index="37" draw:name="Shape38" draw:style-name="gr1276"><svg:title>TexMaths</svg:title><svg:desc>11§inline§c&lt;_Aa \land a&lt;_Ac§svg§600§FALSE§</svg:desc><draw:path draw:style-name="gr1277" draw:text-style-name="P84" svg:width="1.0484in" svg:height="0.0972in" svg:x="0.0008in" svg:y="0.0063in" svg:viewBox="0 0 2664 248" svg:d="M1333 248c-444 0-889 0-1333 0 0-83 0-165 0-248 889 0 1776 0 2664 0 0 83 0 165 0 248-444 0-888 0-1331 0z"><text:p/></draw:path><draw:path draw:style-name="gr1278" draw:text-style-name="P85" svg:width="0.0587in" svg:height="0.0677in" svg:x="-0.0004in" svg:y="0.0236in" svg:viewBox="0 0 150 173" svg:d="M136 23c-5 0-11 0-16 6-7 6-7 13-7 15 0 9 7 13 15 13 11 0 20-9 20-24 0-19-17-33-45-33-52 0-103 55-103 109 0 35 22 64 63 64 55 0 87-40 87-44 0-2-3-6-5-6s-2 1-4 5c-31 37-74 37-78 37-25 0-34-19-34-42 0-15 7-53 20-77 11-22 33-38 54-38 14 0 28 5 33 15z"><text:p/></draw:path><draw:path draw:style-name="gr1278" draw:text-style-name="P85" svg:width="0.0925in" svg:height="0.087in" svg:x="0.1138in" svg:y="0.0083in" svg:viewBox="0 0 236 222" svg:d="M229 17c4-3 7-6 7-9 0-5-3-8-7-8-1 0-2 0-8 3-71 33-142 66-213 101-5 2-8 4-8 8 0 5 3 7 8 9 71 33 142 66 213 99 6 2 7 2 8 2 4 0 7-3 7-7s-3-6-7-8c-67-32-136-63-203-95 67-32 136-64 203-95z"><text:p/></draw:path><draw:path draw:style-name="gr1278" draw:text-style-name="P85" svg:width="0.0795in" svg:height="0.0752in" svg:x="0.2256in" svg:y="0.0374in" svg:viewBox="0 0 203 192" svg:d="M41 159c-10 15-19 22-34 23-4 0-7 0-7 5 0 4 2 5 4 5 7 0 16-1 23-1 9 0 20 1 28 1 1 0 5 0 5-7 0-3-3-3-4-3-2 0-12-1-12-8 0-3 2-8 4-11 7-10 15-21 21-32 27 0 52 0 78 0 3 14 5 30 7 44-1 2-3 7-19 7-3 0-7 0-7 5 0 1 1 5 4 5 8 0 27-1 35-1 5 0 11 0 16 0s11 1 15 1 5-3 5-6c0-4-3-4-7-4-16 0-16-2-17-9-7-55-16-110-24-165 0-6-2-8-7-8s-6 2-8 7c-33 50-66 101-99 152zM76 121c19-30 38-59 57-88 4 29 8 58 12 88-23 0-46 0-69 0z"><text:p/></draw:path><draw:path draw:style-name="gr1278" draw:text-style-name="P85" svg:width="0.0693in" svg:height="0.0677in" svg:x="0.3673in" svg:y="0.0236in" svg:viewBox="0 0 177 173" svg:d="M129 24c-8-14-19-24-37-24-45 0-92 56-92 112 0 37 21 61 51 61 7 0 27-1 50-28 3 16 17 28 35 28 14 0 22-9 29-20 7-14 12-37 12-38 0-4-4-4-5-4-4 0-5 1-6 7-7 25-13 47-29 47-11 0-12-10-12-17 0-8 1-11 6-28 4-16 4-21 8-35 4-19 9-37 14-54 3-11 3-11 3-13 0-7-5-10-12-10-9 0-14 7-15 16zM103 124c-2 7-2 8-7 15-18 20-33 26-44 26-20 0-25-21-25-35 0-20 13-67 21-85 12-23 30-37 45-37 25 0 30 32 30 34s0 4-1 6c-7 26-12 51-19 76z"><text:p/></draw:path><draw:path draw:style-name="gr1278" draw:text-style-name="P85" svg:width="0.0839in" svg:height="0.0933in" svg:x="0.4839in" svg:y="-0.0004in" svg:viewBox="0 0 214 238" svg:d="M115 9c-2-7-4-9-8-9-5 0-6 3-8 9-32 71-65 143-97 213-2 6-2 6-2 8 0 5 3 8 8 8 2 0 5-1 8-8 30-68 61-135 91-204 30 69 60 136 91 204 3 8 8 8 9 8 4 0 7-3 7-8 0-1 0-1-2-6-32-72-65-144-97-215z"><text:p/></draw:path><draw:path draw:style-name="gr1278" draw:text-style-name="P85" svg:width="0.0693in" svg:height="0.0677in" svg:x="0.6161in" svg:y="0.0236in" svg:viewBox="0 0 177 173" svg:d="M129 24c-8-14-19-24-37-24-45 0-92 56-92 112 0 37 21 61 51 61 7 0 27-1 50-28 3 16 17 28 35 28 14 0 22-9 29-20 7-14 12-37 12-38 0-4-4-4-5-4-4 0-4 1-5 7-6 25-14 47-30 47-11 0-12-10-12-17 0-8 1-11 6-28 4-16 4-21 9-35 4-19 8-37 13-54 3-11 3-11 3-13 0-7-5-10-12-10-9 0-14 7-15 16zM103 124c-2 7-2 8-7 15-18 20-33 26-44 26-19 0-25-21-25-35 0-20 13-67 21-85 12-23 30-37 45-37 26 0 31 32 31 34s-1 4-2 6c-7 26-12 51-19 76z"><text:p/></draw:path><draw:path draw:style-name="gr1278" draw:text-style-name="P85" svg:width="0.0925in" svg:height="0.087in" svg:x="0.7453in" svg:y="0.0083in" svg:viewBox="0 0 236 222" svg:d="M229 17c4-3 7-6 7-9 0-5-3-8-7-8-1 0-2 0-8 3-71 33-142 66-213 101-5 2-8 4-8 8 0 5 3 7 8 9 71 33 142 66 213 99 6 2 7 2 8 2 4 0 7-3 7-7s-3-6-7-8c-67-32-136-63-203-95 67-32 136-64 203-95z"><text:p/></draw:path><draw:path draw:style-name="gr1278" draw:text-style-name="P85" svg:width="0.0795in" svg:height="0.0752in" svg:x="0.8567in" svg:y="0.0374in" svg:viewBox="0 0 203 192" svg:d="M41 159c-10 15-19 22-34 23-4 0-7 0-7 5 0 4 2 5 4 5 7 0 16-1 23-1 9 0 20 1 28 1 1 0 5 0 5-7 0-3-3-3-4-3-2 0-12-1-12-8 0-3 3-8 4-11 7-10 15-21 21-32 27 0 52 0 78 0 3 14 5 30 7 44-1 2-3 7-19 7-3 0-7 0-7 5 0 1 1 5 4 5 8 0 27-1 35-1 5 0 11 0 17 0 4 0 10 1 15 1 3 0 4-3 4-6 0-4-2-4-6-4-17 0-17-2-18-9-7-55-16-110-24-165 0-6-1-8-5-8-6 0-8 2-10 7-33 50-66 101-99 152zM76 121c19-30 38-59 57-88 4 29 9 58 13 88-23 0-47 0-70 0z"><text:p/></draw:path><draw:path draw:style-name="gr1278" draw:text-style-name="P85" svg:width="0.0591in" svg:height="0.0677in" svg:x="0.9984in" svg:y="0.0236in" svg:viewBox="0 0 151 173" svg:d="M137 23c-6 0-12 0-17 6-6 6-7 13-7 15 0 9 7 13 15 13 11 0 22-9 22-24 0-19-19-33-47-33-51 0-103 55-103 109 0 35 22 64 63 64 55 0 88-40 88-44 0-2-3-6-5-6s-3 1-5 5c-31 37-73 37-77 37-24 0-35-19-35-42 0-15 7-53 20-77 13-22 33-38 55-38 14 0 28 5 33 15z"><text:p/></draw:path></draw:g></text:span><text:span text:style-name="T6"><text:s/>בסתירה לכך ש־</text:span><text:span text:style-name="T6"><draw:g text:anchor-type="as-char" svg:y="-0.0811in" draw:z-index="38" draw:name="Shape39" draw:style-name="gr1276"><svg:title>TexMaths</svg:title><svg:desc>11§inline§&lt;_A§svg§600§FALSE§</svg:desc><draw:path draw:style-name="gr1277" draw:text-style-name="P84" svg:width="0.1882in" svg:height="0.0886in" svg:x="-0.0004in" svg:y="0.0079in" svg:viewBox="0 0 479 226" svg:d="M240 226c-80 0-160 0-240 0 0-75 0-151 0-226 160 0 319 0 479 0 0 75 0 151 0 226-79 0-160 0-239 0z"><text:p/></draw:path><draw:path draw:style-name="gr1278" draw:text-style-name="P85" svg:width="0.0929in" svg:height="0.0874in" svg:x="0.0043in" svg:y="0in" svg:viewBox="0 0 237 223" svg:d="M229 17c5-3 8-5 8-9 0-5-5-8-8-8-1 0-2 0-8 3-71 33-142 66-213 101-5 2-8 4-8 9 0 4 3 6 8 7 71 33 142 68 213 101 6 2 7 2 8 2 3 0 8-4 8-8s-3-5-8-8c-68-32-135-63-203-94 68-32 135-64 203-96z"><text:p/></draw:path><draw:path draw:style-name="gr1278" draw:text-style-name="P85" svg:width="0.0799in" svg:height="0.0752in" svg:x="0.1157in" svg:y="0.0291in" svg:viewBox="0 0 204 192" svg:d="M41 159c-10 15-19 22-34 23-4 0-7 0-7 6 0 3 2 4 3 4 8 0 17-1 23-1 9 0 20 1 29 1 1 0 6 0 6-7 0-3-4-3-5-3-2 0-12-1-12-8 0-3 2-7 3-11 8-11 15-21 22-32 26 0 51 0 78 0 2 15 4 30 6 44-1 3-2 7-19 7-3 0-6 0-6 6 0 1 1 4 4 4 8 0 27-1 34-1 6 0 11 0 17 0 4 0 10 1 15 1 4 0 6-2 6-6s-4-4-8-4c-15 0-16-2-18-9-7-55-15-110-23-165-1-6-1-8-6-8-6 0-7 2-9 7-33 50-66 101-99 152zM76 121c19-29 37-59 56-88 5 29 9 59 13 88-23 0-46 0-69 0z"><text:p/></draw:path></draw:g></text:span><text:span text:style-name="T6"> יחס סדר חזק ובפרט אנטי־סימטרי חזק, ובמקרה ש־</text:span><text:span text:style-name="T6"><draw:g text:anchor-type="as-char" svg:y="-0.0681in" draw:z-index="41" draw:name="Shape40" draw:style-name="gr1276"><svg:title>TexMaths</svg:title><svg:desc>11§inline§a = c§svg§600§FALSE§</svg:desc><draw:path draw:style-name="gr1277" draw:text-style-name="P84" svg:width="0.3323in" svg:height="0.052in" svg:x="0.0016in" svg:y="0.0071in" svg:viewBox="0 0 845 133" svg:d="M0 0c282 0 564 0 845 0 0 44 0 89 0 133-281 0-563 0-845 0 0-44 0-89 0-133z"><text:p/></draw:path><draw:path draw:style-name="gr1278" draw:text-style-name="P85" svg:width="0.0693in" svg:height="0.0677in" svg:x="-0.0004in" svg:y="0in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1278" draw:text-style-name="P85" svg:width="0.1004in" svg:height="0.0346in" svg:x="0.1248in" svg:y="0.0114in" svg:viewBox="0 0 256 89" svg:d="M244 15c6 0 12 0 12-7 0-8-6-8-12-8-78 0-155 0-232 0-4 0-12 0-12 8 0 7 8 7 13 7 77 0 154 0 231 0zM244 89c6 0 12 0 12-6 0-8-6-8-12-8-77 0-154 0-231 0-5 0-13 0-13 8 0 6 8 6 12 6 77 0 154 0 232 0z"><text:p/></draw:path><draw:path draw:style-name="gr1278" draw:text-style-name="P85" svg:width="0.0591in" svg:height="0.0677in" svg:x="0.2827in" svg:y="0in" svg:viewBox="0 0 151 173" svg:d="M138 24c-7 0-11 0-17 6-7 5-8 12-8 14 0 9 8 13 15 13 11 0 22-9 22-24 0-19-19-33-45-33-53 0-105 55-105 108 0 34 23 65 63 65 55 0 88-41 88-45 0-2-2-6-5-6-2 0-3 1-5 5-31 37-73 37-77 37-24 0-35-19-35-42 0-15 7-52 21-75 12-22 34-38 55-38 13 0 27 4 33 15z"><text:p/></draw:path></draw:g></text:span><text:span text:style-name="T6"> נקבל ש־</text:span><text:span text:style-name="T6"><draw:g text:anchor-type="as-char" svg:y="-0.0811in" draw:z-index="42" draw:name="Shape41" draw:style-name="gr1276"><svg:title>TexMaths</svg:title><svg:desc>11§inline§a&lt;_Aa§svg§600§FALSE§</svg:desc><draw:path draw:style-name="gr1277" draw:text-style-name="P84" svg:width="0.4417in" svg:height="0.0886in" svg:x="0.0016in" svg:y="0.0079in" svg:viewBox="0 0 1123 226" svg:d="M562 226c-188 0-375 0-562 0 0-75 0-151 0-226 374 0 749 0 1123 0 0 75 0 151 0 226-187 0-374 0-561 0z"><text:p/></draw:path><draw:path draw:style-name="gr1278" draw:text-style-name="P85" svg:width="0.0693in" svg:height="0.0677in" svg:x="-0.0004in" svg:y="0.0165in" svg:viewBox="0 0 177 173" svg:d="M129 24c-7-14-18-24-36-24-45 0-93 56-93 112 0 36 22 61 52 61 7 0 27-1 50-27 2 15 17 27 35 27 14 0 22-9 29-21 7-13 11-36 11-37 0-4-3-4-4-4-5 0-5 1-6 7-6 25-13 46-30 46-9 0-11-10-11-16 0-8 0-11 5-29 4-15 5-20 9-34 4-19 10-36 14-54 2-11 2-12 2-13 0-7-4-10-11-10-9 0-15 7-16 16zM103 125c-1 6-1 7-7 14-17 20-32 25-43 25-20 0-26-20-26-34 0-20 13-67 22-85 11-23 29-37 44-37 26 0 31 32 31 34s-1 4-1 7c-6 25-13 50-20 76z"><text:p/></draw:path><draw:path draw:style-name="gr1278" draw:text-style-name="P85" svg:width="0.0921in" svg:height="0.0874in" svg:x="0.1291in" svg:y="0in" svg:viewBox="0 0 235 223" svg:d="M228 17c5-3 7-5 7-9 0-5-3-8-7-8-1 0-3 0-7 3-71 33-143 66-214 101-5 2-7 4-7 9 0 4 2 6 7 7 71 33 143 68 214 101 4 2 6 2 7 2 4 0 7-4 7-8s-2-5-7-8c-67-32-136-63-203-94 67-32 136-64 203-96z"><text:p/></draw:path><draw:path draw:style-name="gr1278" draw:text-style-name="P85" svg:width="0.0795in" svg:height="0.0752in" svg:x="0.2406in" svg:y="0.0291in" svg:viewBox="0 0 203 192" svg:d="M40 159c-9 15-18 22-35 23-2 0-5 0-5 6 0 3 2 4 3 4 7 0 17-1 23-1 9 0 20 1 28 1 2 0 5 0 5-7 0-3-3-3-4-3-2 0-12-1-12-8 0-3 3-7 4-11 8-11 15-21 22-32 26 0 52 0 77 0 2 15 5 30 7 44-1 3-2 7-19 7-3 0-6 0-6 6 0 1 0 4 4 4 8 0 26-1 34-1 6 0 11 0 17 0 4 0 9 1 15 1 3 0 5-2 5-6s-3-4-7-4c-16 0-17-2-18-9-8-55-15-110-23-165-1-6-2-8-7-8s-6 2-9 7c-33 50-66 101-99 152zM76 121c19-29 37-59 56-88 4 29 9 59 13 88-23 0-46 0-69 0z"><text:p/></draw:path><draw:path draw:style-name="gr1278" draw:text-style-name="P85" svg:width="0.0693in" svg:height="0.0677in" svg:x="0.3815in" svg:y="0.0165in" svg:viewBox="0 0 177 173" svg:d="M129 24c-7-14-19-24-36-24-46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6"> שזו סתירה באופן דומה. </text:span></text:p>
            </text:list-item>
            <text:list-item>
              <text:p text:style-name="P12"><text:soft-page-break/><text:span text:style-name="T62">אם </text:span><draw:g text:anchor-type="as-char" svg:y="-0.1047in" draw:z-index="39" draw:name="Shape42" draw:style-name="gr1276"><svg:title>TexMaths</svg:title><svg:desc>11§inline§a = c \land b&lt;_Bd§svg§600§FALSE§</svg:desc><draw:path draw:style-name="gr1277" draw:text-style-name="P84" svg:width="0.9531in" svg:height="0.1118in" svg:x="0.0016in" svg:y="0.0079in" svg:viewBox="0 0 2422 285" svg:d="M1212 285c-405 0-808 0-1212 0 0-94 0-190 0-285 807 0 1615 0 2422 0 0 95 0 191 0 285-403 0-807 0-1210 0z"><text:p/></draw:path><draw:path draw:style-name="gr1278" draw:text-style-name="P85" svg:width="0.0693in" svg:height="0.0685in" svg:x="-0.0004in" svg:y="0.0382in" svg:viewBox="0 0 177 175" svg:d="M129 25c-7-14-18-25-35-25-46 0-94 57-94 113 0 37 22 62 52 62 7 0 27-1 50-28 3 16 17 28 36 28 13 0 22-9 28-21 7-14 11-37 11-38 0-4-3-4-4-4-5 0-5 1-6 7-6 25-13 47-29 47-10 0-11-10-11-17 0-8 0-11 4-29 4-15 5-20 9-34 4-19 10-36 14-54 2-11 2-12 2-13 0-7-4-11-11-11-9 0-15 9-16 17zM103 126c-1 6-1 7-7 14-17 21-32 26-43 26-20 0-25-21-25-36 0-19 12-66 21-84 11-23 29-37 45-37 25 0 30 32 30 34s-1 4-1 7c-6 25-13 50-20 76z"><text:p/></draw:path><draw:path draw:style-name="gr1278" draw:text-style-name="P85" svg:width="0.1008in" svg:height="0.035in" svg:x="0.124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587in" svg:height="0.0685in" svg:x="0.2835in" svg:y="0.0382in" svg:viewBox="0 0 150 175" svg:d="M136 24c-5 0-11 0-16 6-7 5-7 12-7 15 0 9 7 13 15 13 11 0 21-8 21-24 0-20-18-34-46-34-52 0-103 56-103 110 0 34 22 65 63 65 55 0 87-41 87-45 0-2-3-5-5-5s-2 1-4 4c-31 37-73 37-78 37-24 0-34-18-34-41 0-16 7-53 21-78 12-22 33-38 53-38 14 0 28 5 33 15z"><text:p/></draw:path><draw:path draw:style-name="gr1278" draw:text-style-name="P85" svg:width="0.0843in" svg:height="0.0933in" svg:x="0.385in" svg:y="0.0146in" svg:viewBox="0 0 215 238" svg:d="M116 8c-3-7-6-8-9-8-5 0-6 2-8 8-32 71-65 143-97 215-2 5-2 5-2 7 0 5 3 8 8 8 2 0 5-1 8-8 30-67 61-135 91-204 30 69 60 137 91 204 3 8 8 8 9 8 4 0 8-3 8-8 0-1-1-1-3-6-32-72-65-145-96-216z"><text:p/></draw:path><draw:path draw:style-name="gr1278" draw:text-style-name="P85" svg:width="0.0555in" svg:height="0.1063in" svg:x="0.5185in" svg:y="0in" svg:viewBox="0 0 142 271" svg:d="M75 4c-2-1 0-4-6-4-8 0-37 3-47 4-3 0-8 0-8 8 0 5 5 5 10 5 19 0 19 2 19 6 0 2-3 16-5 24-11 42-20 84-31 126-5 18-7 24-7 37 0 37 21 61 50 61 45 0 92-57 92-112 0-34-20-62-51-62-17 0-34 12-45 23 10-38 19-77 29-116zM38 150c3-8 3-9 6-13 19-26 36-31 46-31 15 0 24 12 24 36 0 23-13 66-19 81-12 26-31 39-45 39s-27-10-27-38c0-8 0-15 7-39 3-11 5-23 8-35z"><text:p/></draw:path><draw:path draw:style-name="gr1278" draw:text-style-name="P85" svg:width="0.0929in" svg:height="0.0874in" svg:x="0.6315in" svg:y="0.0232in" svg:viewBox="0 0 237 223" svg:d="M229 17c4-3 8-5 8-9 0-5-4-8-8-8-1 0-2 0-8 3-71 33-142 66-213 101-5 2-8 4-8 8 0 5 3 7 8 8 71 33 142 67 213 100 6 3 7 3 8 3 4 0 8-4 8-8 0-5-4-6-8-8-67-31-136-63-203-95 67-32 136-64 203-95z"><text:p/></draw:path><draw:path draw:style-name="gr1278" draw:text-style-name="P85" svg:width="0.0811in" svg:height="0.072in" svg:x="0.7449in" svg:y="0.0555in" svg:viewBox="0 0 207 184" svg:d="M32 164c-2 9-3 11-24 11-5 0-8 0-8 5 0 4 3 4 8 4 35 0 69 0 104 0 46 0 81-30 81-57 0-19-18-36-47-39 33-5 61-26 61-49 0-20-21-39-56-39-33 0-65 0-98 0-6 0-9 0-9 7 0 3 3 3 9 3 3 0 4 0 10 1 5 0 6 1 6 3 0 1 0 3-1 6-12 47-24 96-36 144zM75 85c5-22 11-43 16-65 3-9 3-10 15-10 13 0 27 0 40 0 28 0 34 19 34 29 0 22-25 46-60 46-16 0-30 0-45 0zM62 175c-8 0-8 0-8-2 0-1 0-2 1-7 6-25 12-49 18-73 19 0 38 0 58 0 25 0 35 16 35 33 0 26-27 49-60 49-15 0-30 0-44 0z"><text:p/></draw:path><draw:path draw:style-name="gr1278" draw:text-style-name="P85" svg:width="0.072in" svg:height="0.1063in" svg:x="0.8906in" svg:y="0in" svg:viewBox="0 0 184 271" svg:d="M184 4c-2-1 0-4-6-4-5 0-42 3-48 4-4 0-6 3-6 8s4 5 9 5c19 0 20 2 20 6 0 2-1 6-1 8-8 30-16 60-23 91-8-14-19-25-37-25-45 0-92 57-92 112 0 37 21 62 51 62 7 0 27-1 50-29 3 17 17 29 35 29 14 0 22-9 29-21 7-14 11-37 11-38 0-4-3-4-4-4-4 0-5 1-6 7-6 25-13 47-28 47-11 0-13-10-13-17 0-9 1-13 3-19 18-74 37-148 56-222zM103 221c-2 7-2 8-7 15-18 21-33 26-44 26-20 0-24-21-24-36 0-19 12-65 20-83 13-23 30-37 46-37 24 0 29 32 29 34s0 4-1 7c-6 25-12 49-19 74z"><text:p/></draw:path></draw:g><text:span text:style-name="T24">: מהנחת השלילה </text:span><text:span text:style-name="T24"><draw:g text:anchor-type="as-char" svg:y="-0.1134in" draw:z-index="40" draw:name="Shape43" draw:style-name="gr1276"><svg:title>TexMaths</svg:title><svg:desc>11§inline§c&lt;_Aa \lor (a = c \land d &lt;_Bb)§svg§600§FALSE§</svg:desc><draw:path draw:style-name="gr1277" draw:text-style-name="P84" svg:width="1.6752in" svg:height="0.1358in" svg:x="0.0008in" svg:y="0.0071in" svg:viewBox="0 0 4256 346" svg:d="M2128 346c-710 0-1418 0-2128 0 0-116 0-230 0-346 1418 0 2838 0 4256 0 0 116 0 230 0 346-710 0-1419 0-2128 0z"><text:p/></draw:path><draw:path draw:style-name="gr1278" draw:text-style-name="P85" svg:width="0.0587in" svg:height="0.0685in" svg:x="-0.0004in" svg:y="0.0453in" svg:viewBox="0 0 150 175" svg:d="M136 24c-5 0-11 0-16 6-7 5-7 12-7 15 0 9 7 13 15 13 11 0 21-10 21-25 0-19-18-33-46-33-52 0-103 55-103 110 0 34 22 65 63 65 55 0 87-41 87-45 0-2-3-6-5-6s-2 2-4 5c-31 37-74 37-78 37-24 0-34-18-34-42 0-15 7-52 21-77 12-22 33-38 53-38 14 0 28 4 33 15z"><text:p/></draw:path><draw:path draw:style-name="gr1278" draw:text-style-name="P85" svg:width="0.0929in" svg:height="0.087in" svg:x="0.1142in" svg:y="0.0307in" svg:viewBox="0 0 237 222" svg:d="M229 17c4-4 8-5 8-9 0-5-4-8-8-8-1 0-2 0-8 2-71 34-142 67-213 101-5 3-8 3-8 8s3 7 8 9c71 33 142 67 213 100 6 2 7 2 8 2 4 0 8-3 8-7 0-5-4-6-8-8-67-32-135-64-203-96 68-32 136-63 203-94z"><text:p/></draw:path><draw:path draw:style-name="gr1278" draw:text-style-name="P85" svg:width="0.0799in" svg:height="0.0756in" svg:x="0.226in" svg:y="0.0598in" svg:viewBox="0 0 204 193" svg:d="M41 160c-10 15-19 22-34 23-4 0-7 0-7 5 0 4 2 5 4 5 7 0 16-1 24-1s19 1 27 1c1 0 6 0 6-7 0-3-4-3-5-3-2 0-12-1-12-8 0-3 3-9 4-11 7-11 15-22 21-33 27 0 52 0 78 0 3 14 5 30 7 45-1 2-3 7-19 7-3 0-7 0-7 5 0 1 1 5 4 5 8 0 28-1 35-1 5 0 11 0 16 0s11 1 15 1 6-3 6-6c0-4-4-4-7-4-17 0-17-2-18-9-7-56-16-111-24-166 0-7-2-8-6-8-6 0-7 2-9 6-33 51-66 102-99 154zM76 121c19-30 38-58 57-88 5 30 9 58 13 88-23 0-47 0-70 0z"><text:p/></draw:path><draw:path draw:style-name="gr1278" draw:text-style-name="P85" svg:width="0.0693in" svg:height="0.0685in" svg:x="0.3673in" svg:y="0.0453in" svg:viewBox="0 0 177 175" svg:d="M129 25c-8-14-19-25-37-25-45 0-92 57-92 113 0 37 21 62 51 62 7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1278" draw:text-style-name="P85" svg:width="0.0843in" svg:height="0.0937in" svg:x="0.4839in" svg:y="0.0217in" svg:viewBox="0 0 215 239" svg:d="M212 17c3-6 3-7 3-8 0-5-4-9-8-9-3 0-6 3-9 9-31 68-60 136-91 203-30-67-61-135-90-203-4-8-7-9-9-9-5 0-8 4-8 9 1 2 0 1 2 5 32 73 64 146 96 217 3 6 5 8 9 8 5 0 6-3 9-8 31-71 64-143 96-214z"><text:p/></draw:path><draw:path draw:style-name="gr1278" draw:text-style-name="P85" svg:width="0.0346in" svg:height="0.1512in" svg:x="0.626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0689in" svg:height="0.0685in" svg:x="0.6764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1278" draw:text-style-name="P85" svg:width="0.1008in" svg:height="0.0354in" svg:x="0.801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278" draw:text-style-name="P85" svg:width="0.0591in" svg:height="0.0685in" svg:x="0.9591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1278" draw:text-style-name="P85" svg:width="0.0846in" svg:height="0.0937in" svg:x="1.061in" svg:y="0.0217in" svg:viewBox="0 0 216 239" svg:d="M117 9c-4-7-6-9-9-9-6 0-7 3-9 9-32 71-64 143-96 215-2 4-3 5-3 7 0 5 3 8 8 8 3 0 5-1 9-8 30-67 60-135 91-203 30 68 60 136 90 203 4 8 8 8 10 8 3 0 8-3 8-8 0-1 0-2-4-6-32-72-63-145-95-216z"><text:p/></draw:path><draw:path draw:style-name="gr1278" draw:text-style-name="P85" svg:width="0.072in" svg:height="0.1063in" svg:x="1.1941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1278" draw:text-style-name="P85" svg:width="0.0929in" svg:height="0.087in" svg:x="1.322in" svg:y="0.0307in" svg:viewBox="0 0 237 222" svg:d="M229 17c4-4 8-5 8-9 0-5-5-8-8-8-2 0-2 0-8 2-71 34-142 67-213 101-5 3-8 3-8 8s3 7 8 9c71 33 142 67 213 100 6 2 6 2 8 2 3 0 8-3 8-7 0-5-4-6-8-8-68-32-135-64-204-96 69-32 136-63 204-94z"><text:p/></draw:path><draw:path draw:style-name="gr1278" draw:text-style-name="P85" svg:width="0.0811in" svg:height="0.0724in" svg:x="1.4358in" svg:y="0.0634in" svg:viewBox="0 0 207 185" svg:d="M32 164c-3 9-3 11-24 11-5 0-8 0-8 6 0 4 3 4 8 4 35 0 69 0 104 0 46 0 81-31 81-58 0-19-18-36-47-39 33-5 61-26 61-49 0-21-21-39-56-39-33 0-66 0-99 0-5 0-8 0-8 7 0 3 2 3 8 3 1 0 5 0 11 0 5 1 5 1 5 4s0 3-1 6c-12 48-23 96-35 144zM75 85c5-22 11-44 16-66 3-8 3-9 15-9 13 0 27 0 40 0 28 0 34 18 34 29 0 22-25 46-61 46-14 0-30 0-44 0zM62 175c-8 0-9 0-9-3 0-2 0-1 1-6 7-25 12-49 19-74 18 0 38 0 57 0 26 0 35 17 35 34 0 26-26 49-59 49-15 0-30 0-44 0z"><text:p/></draw:path><draw:path draw:style-name="gr1278" draw:text-style-name="P85" svg:width="0.0555in" svg:height="0.1063in" svg:x="1.5819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1278" draw:text-style-name="P85" svg:width="0.035in" svg:height="0.1512in" svg:x="1.648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4">. אם </text:span><text:span text:style-name="T24"><draw:g text:anchor-type="as-char" svg:y="-0.0811in" draw:z-index="43" draw:name="Shape44" draw:style-name="gr1276"><svg:title>TexMaths</svg:title><svg:desc>11§inline§c&lt;_Aa§svg§600§FALSE§</svg:desc><draw:path draw:style-name="gr1277" draw:text-style-name="P84" svg:width="0.4272in" svg:height="0.0886in" svg:x="0.0008in" svg:y="0.0079in" svg:viewBox="0 0 1086 226" svg:d="M543 226c-181 0-362 0-543 0 0-75 0-151 0-226 362 0 724 0 1086 0 0 75 0 151 0 226-181 0-362 0-543 0z"><text:p/></draw:path><draw:path draw:style-name="gr1278" draw:text-style-name="P85" svg:width="0.0587in" svg:height="0.0677in" svg:x="-0.0004in" svg:y="0.0165in" svg:viewBox="0 0 150 173" svg:d="M136 23c-5 0-11 0-16 6-7 5-8 12-8 15 0 9 8 13 14 13 13 0 22-8 22-24 0-20-17-33-45-33-52 0-103 55-103 109 0 34 22 64 62 64 56 0 88-40 88-44 0-2-3-5-5-5s-2 1-5 4c-30 36-73 36-77 36-25 0-34-17-34-40 0-16 7-53 20-78 11-22 33-38 54-38 14 0 28 5 33 15z"><text:p/></draw:path><draw:path draw:style-name="gr1278" draw:text-style-name="P85" svg:width="0.0921in" svg:height="0.0874in" svg:x="0.1142in" svg:y="0in" svg:viewBox="0 0 235 223" svg:d="M229 17c4-3 6-5 6-9 0-5-3-8-7-8-1 0-1 0-7 3-71 33-143 66-214 101-4 2-7 4-7 8 0 5 3 7 7 8 71 33 143 68 214 101 6 2 6 2 7 2 4 0 7-4 7-8s-2-5-6-8c-68-32-136-63-204-95 68-31 136-63 204-95z"><text:p/></draw:path><draw:path draw:style-name="gr1278" draw:text-style-name="P85" svg:width="0.0795in" svg:height="0.0752in" svg:x="0.2252in" svg:y="0.0291in" svg:viewBox="0 0 203 192" svg:d="M40 159c-9 15-18 22-35 23-2 0-5 0-5 6 0 3 2 4 3 4 8 0 17-1 23-1 9 0 20 1 29 1 1 0 5 0 5-7 0-3-4-3-5-3-2 0-11-1-11-8 0-3 2-7 3-11 8-11 15-21 22-32 26 0 52 0 77 0 2 15 5 30 7 44-1 3-2 7-19 7-3 0-6 0-6 6 0 1 0 4 4 4 8 0 26-1 34-1 6 0 11 0 17 0 4 0 9 1 15 1 3 0 5-2 5-6s-3-4-7-4c-16 0-17-2-18-9-8-55-15-110-23-165-1-6-1-8-7-8-5 0-6 2-8 7-33 50-67 101-100 152zM76 121c19-29 37-59 56-88 4 29 9 59 13 88-23 0-46 0-69 0z"><text:p/></draw:path><draw:path draw:style-name="gr1278" draw:text-style-name="P85" svg:width="0.0693in" svg:height="0.0677in" svg:x="0.3665in" svg:y="0.0165in" svg:viewBox="0 0 177 173" svg:d="M129 24c-7-14-19-24-36-24-45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24"><text:s/>אז </text:span><text:span text:style-name="T24"><draw:g text:anchor-type="as-char" svg:y="-0.0811in" draw:z-index="44" draw:name="Shape45" draw:style-name="gr1276"><svg:title>TexMaths</svg:title><svg:desc>11§inline§a&lt;_Aa§svg§600§FALSE§</svg:desc><draw:path draw:style-name="gr1277" draw:text-style-name="P84" svg:width="0.4417in" svg:height="0.0886in" svg:x="0.0016in" svg:y="0.0079in" svg:viewBox="0 0 1123 226" svg:d="M562 226c-188 0-375 0-562 0 0-75 0-151 0-226 374 0 749 0 1123 0 0 75 0 151 0 226-187 0-374 0-561 0z"><text:p/></draw:path><draw:path draw:style-name="gr1278" draw:text-style-name="P85" svg:width="0.0693in" svg:height="0.0677in" svg:x="-0.0004in" svg:y="0.0165in" svg:viewBox="0 0 177 173" svg:d="M129 24c-7-14-18-24-36-24-45 0-93 56-93 112 0 36 22 61 52 61 7 0 27-1 50-27 2 15 17 27 35 27 14 0 22-9 29-21 7-13 11-36 11-37 0-4-3-4-4-4-5 0-5 1-6 7-6 25-13 46-30 46-9 0-11-10-11-16 0-8 0-11 5-29 4-15 5-20 9-34 4-19 10-36 14-54 2-11 2-12 2-13 0-7-4-10-11-10-9 0-15 7-16 16zM103 125c-1 6-1 7-7 14-17 20-32 25-43 25-20 0-26-20-26-34 0-20 13-67 22-85 11-23 29-37 44-37 26 0 31 32 31 34s-1 4-1 7c-6 25-13 50-20 76z"><text:p/></draw:path><draw:path draw:style-name="gr1278" draw:text-style-name="P85" svg:width="0.0921in" svg:height="0.0874in" svg:x="0.1291in" svg:y="0in" svg:viewBox="0 0 235 223" svg:d="M228 17c5-3 7-5 7-9 0-5-3-8-7-8-1 0-3 0-7 3-71 33-143 66-214 101-5 2-7 4-7 8 0 5 2 7 7 8 71 33 143 68 214 101 4 2 6 2 7 2 4 0 7-4 7-8s-2-5-7-8c-67-32-136-63-203-95 67-31 136-63 203-95z"><text:p/></draw:path><draw:path draw:style-name="gr1278" draw:text-style-name="P85" svg:width="0.0795in" svg:height="0.0752in" svg:x="0.2406in" svg:y="0.0291in" svg:viewBox="0 0 203 192" svg:d="M40 159c-9 15-18 22-35 23-2 0-5 0-5 6 0 3 2 4 3 4 7 0 17-1 23-1 9 0 20 1 28 1 2 0 5 0 5-7 0-3-3-3-4-3-2 0-12-1-12-8 0-3 3-7 4-11 8-11 15-21 22-32 26 0 52 0 77 0 2 15 5 30 7 44-1 3-2 7-19 7-3 0-6 0-6 6 0 1 0 4 4 4 8 0 26-1 34-1 6 0 11 0 17 0 4 0 9 1 15 1 3 0 5-2 5-6s-3-4-7-4c-16 0-17-2-18-9-8-55-15-110-23-165-1-6-2-8-7-8s-6 2-9 7c-33 50-66 101-99 152zM76 121c19-29 37-59 56-88 4 29 9 59 13 88-23 0-46 0-69 0z"><text:p/></draw:path><draw:path draw:style-name="gr1278" draw:text-style-name="P85" svg:width="0.0693in" svg:height="0.0677in" svg:x="0.3815in" svg:y="0.0165in" svg:viewBox="0 0 177 173" svg:d="M129 24c-7-14-19-24-36-24-46 0-93 56-93 112 0 36 21 61 52 61 7 0 26-1 49-27 3 15 17 27 35 27 15 0 23-9 29-21 7-13 12-36 12-37 0-4-3-4-4-4-5 0-5 1-6 7-6 25-14 46-30 46-11 0-12-10-12-16 0-8 1-11 6-29 4-15 5-20 9-34 4-19 8-36 13-54 3-11 3-12 3-13 0-7-4-10-11-10-10 0-15 7-16 16zM103 125c-2 6-2 7-7 14-17 20-33 25-44 25-19 0-25-20-25-34 0-20 13-67 21-85 12-23 30-37 45-37 26 0 31 32 31 34s-1 4-1 7c-6 25-13 50-20 76z"><text:p/></draw:path></draw:g></text:span><text:span text:style-name="T24"><text:s/>וזו סתירה לכך ש־</text:span><text:span text:style-name="T24"><draw:g text:anchor-type="as-char" svg:y="-0.0811in" draw:z-index="45" draw:name="Shape46" draw:style-name="gr1276"><svg:title>TexMaths</svg:title><svg:desc>11§inline§&lt;_A§svg§600§FALSE§</svg:desc><draw:path draw:style-name="gr1277" draw:text-style-name="P84" svg:width="0.1882in" svg:height="0.0886in" svg:x="-0.0004in" svg:y="0.0079in" svg:viewBox="0 0 479 226" svg:d="M240 226c-80 0-160 0-240 0 0-75 0-151 0-226 160 0 319 0 479 0 0 75 0 151 0 226-79 0-160 0-239 0z"><text:p/></draw:path><draw:path draw:style-name="gr1278" draw:text-style-name="P85" svg:width="0.0929in" svg:height="0.0874in" svg:x="0.0043in" svg:y="0in" svg:viewBox="0 0 237 223" svg:d="M229 17c5-3 8-5 8-9 0-5-5-8-8-8-1 0-2 0-8 3-71 33-142 66-213 101-5 2-8 4-8 9 0 4 3 6 8 7 71 33 142 68 213 101 6 2 7 2 8 2 3 0 8-4 8-8s-3-5-8-8c-68-32-135-63-203-94 68-32 135-64 203-96z"><text:p/></draw:path><draw:path draw:style-name="gr1278" draw:text-style-name="P85" svg:width="0.0799in" svg:height="0.0752in" svg:x="0.1157in" svg:y="0.0291in" svg:viewBox="0 0 204 192" svg:d="M41 159c-10 15-19 22-34 23-4 0-7 0-7 6 0 3 2 4 3 4 8 0 17-1 23-1 9 0 20 1 29 1 1 0 6 0 6-7 0-3-4-3-5-3-2 0-12-1-12-8 0-3 2-7 3-11 8-11 15-21 22-32 26 0 51 0 78 0 2 15 4 30 6 44-1 3-2 7-19 7-3 0-6 0-6 6 0 1 1 4 4 4 8 0 27-1 34-1 6 0 11 0 17 0 4 0 10 1 15 1 4 0 6-2 6-6s-4-4-8-4c-15 0-16-2-18-9-7-55-15-110-23-165-1-6-1-8-6-8-6 0-7 2-9 7-33 50-66 101-99 152zM76 121c19-29 37-59 56-88 5 29 9 59 13 88-23 0-46 0-69 0z"><text:p/></draw:path></draw:g></text:span><text:span text:style-name="T24"> אנטי־סימטרי חזק, ואם </text:span><text:span text:style-name="T24"><draw:g text:anchor-type="as-char" svg:y="-0.1047in" draw:z-index="46" draw:name="Shape47" draw:style-name="gr1276"><svg:title>TexMaths</svg:title><svg:desc>11§inline§d&lt;_Bb§svg§600§FALSE§</svg:desc><draw:path draw:style-name="gr1277" draw:text-style-name="P84" svg:width="0.4335in" svg:height="0.1118in" svg:x="0.0016in" svg:y="0.0079in" svg:viewBox="0 0 1102 285" svg:d="M552 285c-185 0-368 0-552 0 0-94 0-190 0-285 367 0 735 0 1102 0 0 95 0 191 0 285-183 0-367 0-550 0z"><text:p/></draw:path><draw:path draw:style-name="gr1278" draw:text-style-name="P85" svg:width="0.072in" svg:height="0.1063in" svg:x="-0.0004in" svg:y="0in" svg:viewBox="0 0 184 271" svg:d="M184 4c-1-1 0-4-5-4s-43 3-49 4c-3 0-6 3-6 8s5 5 10 5c19 0 19 2 19 6 0 2-1 6-1 8-8 30-16 60-23 91-7-14-18-25-35-25-46 0-94 57-94 112 0 37 22 62 52 62 7 0 27-1 50-29 3 17 17 29 36 29 13 0 22-9 28-21 7-14 11-37 11-38 0-4-3-4-4-4-5 0-5 1-6 7-6 25-13 47-29 47-10 0-11-10-11-17 0-9 0-13 2-19 18-74 36-148 55-222zM103 221c-1 7-1 8-7 15-17 21-32 26-43 26-20 0-25-21-25-36 0-19 12-65 21-83 11-23 29-37 45-37 25 0 30 32 30 34s-1 4-1 7c-6 25-13 49-20 74z"><text:p/></draw:path><draw:path draw:style-name="gr1278" draw:text-style-name="P85" svg:width="0.0921in" svg:height="0.0874in" svg:x="0.128in" svg:y="0.0232in" svg:viewBox="0 0 235 223" svg:d="M229 17c4-3 6-5 6-9 0-5-3-8-7-8-1 0-1 0-7 3-71 33-143 66-214 101-4 2-7 4-7 8 0 5 3 7 7 8 71 33 143 67 214 100 6 3 6 3 7 3 4 0 7-4 7-8 0-5-2-6-6-8-68-31-135-63-204-95 69-32 136-64 204-95z"><text:p/></draw:path><draw:path draw:style-name="gr1278" draw:text-style-name="P85" svg:width="0.0815in" svg:height="0.072in" svg:x="0.2406in" svg:y="0.0555in" svg:viewBox="0 0 208 184" svg:d="M32 164c-2 9-2 11-23 11-5 0-9 0-9 5 0 4 3 4 9 4 35 0 69 0 104 0 45 0 81-30 81-57 0-19-18-36-47-39 33-5 61-26 61-49 0-20-21-39-56-39-33 0-66 0-99 0-6 0-9 0-9 7 0 3 3 3 9 3 3 0 5 0 10 1 6 0 6 1 6 3 0 1 0 3-1 6-12 47-24 96-36 144zM76 85c5-22 11-43 16-65 3-9 3-10 14-10 14 0 27 0 41 0 28 0 33 19 33 29 0 22-24 46-60 46-14 0-30 0-44 0zM63 175c-9 0-9 0-9-2 0-1 0-2 1-7 7-25 12-49 19-73 18 0 38 0 57 0 25 0 35 16 35 33 0 26-27 49-59 49-15 0-30 0-44 0z"><text:p/></draw:path><draw:path draw:style-name="gr1278" draw:text-style-name="P85" svg:width="0.0555in" svg:height="0.1063in" svg:x="0.3874in" svg:y="0in" svg:viewBox="0 0 142 271" svg:d="M74 4c-2-1 0-4-6-4-9 0-36 3-46 4-3 0-8 0-8 8 0 5 4 5 9 5 19 0 20 2 20 6 0 2-3 16-6 24-11 42-21 84-32 126-4 18-5 24-5 37 0 37 20 61 48 61 47 0 94-57 94-112 0-34-21-62-52-62-17 0-33 12-45 23 10-38 19-77 29-116zM37 150c3-8 3-9 6-13 19-26 36-31 46-31 14 0 24 12 24 36 0 23-12 66-18 81-14 26-31 39-47 39-13 0-25-10-25-38 0-8 0-15 6-39 3-11 5-23 8-35z"><text:p/></draw:path></draw:g></text:span><text:span text:style-name="T24"><text:s/>אז </text:span><text:span text:style-name="T24"><draw:g text:anchor-type="as-char" svg:y="-0.1047in" draw:z-index="47" draw:name="Shape48" draw:style-name="gr1276"><svg:title>TexMaths</svg:title><svg:desc>11§inline§d&lt;_Bb \land b&lt;_Bd§svg§600§FALSE§</svg:desc><draw:path draw:style-name="gr1277" draw:text-style-name="P84" svg:width="1.0567in" svg:height="0.1118in" svg:x="0.0016in" svg:y="0.0079in" svg:viewBox="0 0 2685 285" svg:d="M1344 285c-448 0-896 0-1344 0 0-94 0-190 0-285 895 0 1790 0 2685 0 0 95 0 191 0 285-447 0-895 0-1341 0z"><text:p/></draw:path><draw:path draw:style-name="gr1278" draw:text-style-name="P85" svg:width="0.0724in" svg:height="0.1063in" svg:x="-0.0004in" svg:y="0in" svg:viewBox="0 0 185 271" svg:d="M185 4c-2-1 0-4-6-4-5 0-43 3-49 4-2 0-6 3-6 8s5 5 10 5c19 0 19 2 19 6 0 2-1 6-1 8-8 30-16 60-23 91-7-14-18-25-35-25-46 0-94 57-94 112 0 37 22 62 52 62 7 0 27-1 50-29 3 17 17 29 36 29 13 0 22-9 28-21 7-14 11-37 11-38 0-4-3-4-4-4-5 0-5 1-6 7-6 25-13 47-29 47-10 0-11-10-11-17 0-9 1-13 2-19 18-74 37-148 56-222zM103 221c-1 7-1 8-7 15-17 21-32 26-43 26-20 0-25-21-25-36 0-19 12-65 22-83 11-23 28-37 44-37 25 0 30 32 30 34s-1 4-1 7c-6 25-13 49-20 74z"><text:p/></draw:path><draw:path draw:style-name="gr1278" draw:text-style-name="P85" svg:width="0.0921in" svg:height="0.0874in" svg:x="0.128in" svg:y="0.0232in" svg:viewBox="0 0 235 223" svg:d="M229 17c4-3 6-5 6-9 0-5-3-8-7-8-1 0-1 0-7 3-71 33-142 66-213 101-5 2-8 4-8 8 0 5 3 7 8 8 71 33 142 67 213 100 6 3 6 3 7 3 4 0 7-4 7-8 0-5-2-6-6-8-68-31-135-63-204-95 69-32 136-64 204-95z"><text:p/></draw:path><draw:path draw:style-name="gr1278" draw:text-style-name="P85" svg:width="0.0811in" svg:height="0.072in" svg:x="0.2413in" svg:y="0.0555in" svg:viewBox="0 0 207 184" svg:d="M32 164c-3 9-3 11-24 11-5 0-8 0-8 5 0 4 3 4 8 4 35 0 69 0 104 0 46 0 81-30 81-57 0-19-18-36-47-39 33-5 61-26 61-49 0-20-21-39-56-39-33 0-66 0-99 0-5 0-9 0-9 7 0 3 3 3 9 3 1 0 5 0 11 1 5 0 5 1 5 3 0 1 0 3-1 6-12 47-23 96-35 144zM75 85c5-22 11-43 16-65 3-9 3-10 15-10 13 0 27 0 40 0 28 0 34 19 34 29 0 22-25 46-61 46-14 0-30 0-44 0zM62 175c-8 0-9 0-9-2 0-1 0-2 1-7 7-25 12-49 19-73 18 0 38 0 57 0 26 0 35 16 35 33 0 26-26 49-59 49-15 0-30 0-44 0z"><text:p/></draw:path><draw:path draw:style-name="gr1278" draw:text-style-name="P85" svg:width="0.0555in" svg:height="0.1063in" svg:x="0.3878in" svg:y="0in" svg:viewBox="0 0 142 271" svg:d="M74 4c-1-1 0-4-5-4-8 0-37 3-47 4-3 0-8 0-8 8 0 5 4 5 10 5 18 0 19 2 19 6 0 2-3 16-6 24-11 42-20 84-31 126-5 18-6 24-6 37 0 37 20 61 48 61 47 0 94-57 94-112 0-34-20-62-52-62-17 0-33 12-45 23 10-38 19-77 29-116zM37 150c3-8 3-9 7-13 19-26 36-31 46-31 13 0 24 12 24 36 0 23-13 66-19 81-14 26-31 39-47 39-12 0-25-10-25-38 0-8 0-15 7-39 2-11 5-23 7-35z"><text:p/></draw:path><draw:path draw:style-name="gr1278" draw:text-style-name="P85" svg:width="0.0843in" svg:height="0.0933in" svg:x="0.4882in" svg:y="0.0146in" svg:viewBox="0 0 215 238" svg:d="M116 8c-4-7-6-8-9-8-5 0-6 2-9 8-32 71-64 143-96 215-2 5-2 5-2 7 0 5 3 8 8 8 2 0 5-1 9-8 29-67 60-135 90-204 31 69 60 137 91 204 3 8 7 8 9 8 4 0 8-3 8-8 0-1 0-1-3-6-32-72-65-145-96-216z"><text:p/></draw:path><draw:path draw:style-name="gr1278" draw:text-style-name="P85" svg:width="0.0555in" svg:height="0.1063in" svg:x="0.6217in" svg:y="0in" svg:viewBox="0 0 142 271" svg:d="M74 4c-1-1 0-4-5-4-8 0-37 3-47 4-3 0-8 0-8 8 0 5 4 5 10 5 19 0 19 2 19 6 0 2-3 16-6 24-9 42-20 84-30 126-6 18-7 24-7 37 0 37 21 61 50 61 45 0 92-57 92-112 0-34-20-62-51-62-18 0-34 12-46 23 10-38 19-77 29-116zM37 150c4-8 4-9 7-13 19-26 36-31 46-31 13 0 24 12 24 36 0 23-13 66-19 81-14 26-31 39-45 39s-27-10-27-38c0-8 0-15 7-39 2-11 5-23 7-35z"><text:p/></draw:path><draw:path draw:style-name="gr1278" draw:text-style-name="P85" svg:width="0.0929in" svg:height="0.0874in" svg:x="0.7346in" svg:y="0.0232in" svg:viewBox="0 0 237 223" svg:d="M229 17c4-3 8-5 8-9 0-5-5-8-8-8-1 0-2 0-8 3-71 33-142 66-213 101-5 2-8 4-8 8 0 5 3 7 8 8 71 33 142 67 213 100 6 3 7 3 8 3 3 0 8-4 8-8 0-5-4-6-8-8-67-31-135-63-203-95 68-32 136-64 203-95z"><text:p/></draw:path><draw:path draw:style-name="gr1278" draw:text-style-name="P85" svg:width="0.0811in" svg:height="0.072in" svg:x="0.8484in" svg:y="0.0555in" svg:viewBox="0 0 207 184" svg:d="M32 164c-2 9-3 11-24 11-5 0-8 0-8 5 0 4 3 4 8 4 35 0 69 0 104 0 46 0 81-30 81-57 0-19-18-36-47-39 33-5 61-26 61-49 0-20-21-39-56-39-33 0-65 0-98 0-6 0-9 0-9 7 0 3 3 3 9 3 3 0 4 0 10 1 5 0 6 1 6 3 0 1 0 3-1 6-12 47-24 96-36 144zM75 85c5-22 11-43 16-65 3-9 3-10 15-10 13 0 27 0 40 0 28 0 34 19 34 29 0 22-25 46-61 46-14 0-30 0-44 0zM62 175c-8 0-9 0-9-2 0-1 0-2 1-7 7-25 12-49 19-73 19 0 38 0 58 0 25 0 35 16 35 33 0 26-27 49-60 49-15 0-30 0-44 0z"><text:p/></draw:path><draw:path draw:style-name="gr1278" draw:text-style-name="P85" svg:width="0.072in" svg:height="0.1063in" svg:x="0.9937in" svg:y="0in" svg:viewBox="0 0 184 271" svg:d="M184 4c-2-1 0-4-6-4-5 0-42 3-48 4-3 0-6 3-6 8s4 5 9 5c19 0 20 2 20 6 0 2-1 6-1 8-8 30-16 60-23 91-8-14-19-25-37-25-45 0-92 57-92 112 0 37 21 62 51 62 7 0 27-1 50-29 4 17 17 29 35 29 14 0 22-9 29-21 7-14 11-37 11-38 0-4-3-4-4-4-4 0-5 1-6 7-6 25-13 47-28 47-11 0-13-10-13-17 0-9 2-13 3-19 18-74 37-148 56-222zM103 221c-2 7-2 8-7 15-18 21-33 26-44 26-20 0-26-21-26-36 0-19 14-65 22-83 13-23 30-37 46-37 24 0 29 32 29 34s0 4-1 7c-6 25-12 49-19 74z"><text:p/></draw:path></draw:g></text:span><text:span text:style-name="T24"><text:s/>בסתירה לכך ש־</text:span><text:span text:style-name="T24"><draw:g text:anchor-type="as-char" svg:y="-0.0811in" draw:z-index="48" draw:name="Shape49" draw:style-name="gr1276"><svg:title>TexMaths</svg:title><svg:desc>11§inline§&lt;_B§svg§600§FALSE§</svg:desc><draw:path draw:style-name="gr1277" draw:text-style-name="P84" svg:width="0.1909in" svg:height="0.0886in" svg:x="-0.0004in" svg:y="0.0079in" svg:viewBox="0 0 486 226" svg:d="M243 226c-81 0-162 0-243 0 0-75 0-151 0-226 162 0 325 0 486 0 0 75 0 151 0 226-81 0-163 0-243 0z"><text:p/></draw:path><draw:path draw:style-name="gr1278" draw:text-style-name="P85" svg:width="0.0929in" svg:height="0.0874in" svg:x="0.0043in" svg:y="0in" svg:viewBox="0 0 237 223" svg:d="M229 17c4-3 8-5 8-9 0-5-4-8-8-8-1 0-2 0-8 3-71 33-142 66-213 101-5 2-8 4-8 9 0 4 3 6 8 7 71 33 142 68 213 101 6 2 7 2 8 2 4 0 8-4 8-8s-4-5-8-8c-68-32-135-63-203-94 68-32 135-64 203-96z"><text:p/></draw:path><draw:path draw:style-name="gr1278" draw:text-style-name="P85" svg:width="0.0811in" svg:height="0.072in" svg:x="0.1173in" svg:y="0.0319in" svg:viewBox="0 0 207 184" svg:d="M32 163c-2 9-3 11-24 11-5 0-8 0-8 6 0 4 3 4 8 4 35 0 69 0 104 0 46 0 81-31 81-57 0-19-18-35-47-39 33-5 61-26 61-49 0-20-21-39-56-39-33 0-65 0-98 0-6 0-9 0-9 7 0 3 3 3 9 3 3 0 4 0 10 1 5 0 6 1 6 3 0 1 0 3-1 7-12 47-24 95-36 142zM75 85c5-22 11-43 16-65 2-9 3-10 15-10 13 0 26 0 40 0 28 0 34 19 34 29 0 22-25 46-61 46-16 0-30 0-44 0zM62 174c-8 0-9 0-9-2 0-1 0-2 1-7 6-24 12-48 19-72 19 0 38 0 58 0 25 0 34 16 34 33 0 25-26 48-59 48-15 0-30 0-44 0z"><text:p/></draw:path></draw:g></text:span><text:span text:style-name="T24"> יחס סדר חזק ובפרט אנטי־סימטרי חזק. </text:span><draw:g text:anchor-type="as-char" svg:y="-0.1043in" draw:z-index="158" draw:name="Shape50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Heading_20_3" text:outline-level="3">סעיף (ב)</text:h>
      <text:p text:style-name="P58">נפריך. נבחר <draw:g text:anchor-type="as-char" svg:y="-0.1161in" draw:z-index="49" draw:name="Shape51" draw:style-name="gr1276"><svg:title>TexMaths</svg:title><svg:desc>11§inline§A = \{1, 2\}, B = \emptyset§svg§600§FALSE§</svg:desc><draw:path draw:style-name="gr1277" draw:text-style-name="P84" svg:width="1.1346in" svg:height="0.1386in" svg:x="0.0024in" svg:y="0.0071in" svg:viewBox="0 0 2883 353" svg:d="M0 0c961 0 1922 0 2883 0 0 118 0 235 0 353-961 0-1922 0-2883 0 0-118 0-235 0-353z"><text:p/></draw:path><draw:path draw:style-name="gr1278" draw:text-style-name="P85" svg:width="0.1039in" svg:height="0.1075in" svg:x="-0.0004in" svg:y="0.0071in" svg:viewBox="0 0 265 274" svg:d="M56 230c-15 26-31 32-47 33-6 0-9 0-9 7 0 3 2 4 6 4 9 0 22-1 33-1 13 0 26 1 38 1 2 0 8 0 8-7 0-4-4-4-7-4-9-1-17-5-17-15 0-4 2-8 5-14 10-15 19-32 29-47 33 0 65 0 98 0 0 8 5 59 5 62 0 13-20 14-27 14-6 0-10 0-10 7 0 4 3 3 5 4 17 0 33-1 49-1 9 0 34 1 44 1 2 0 6 0 6-8 0-3-3-3-9-3-24 0-24-4-25-15-8-79-15-159-23-239-1-8-1-9-8-9-5 0-7 2-10 7-45 74-89 149-134 223zM102 175c26-43 51-86 76-128 5 42 8 85 12 128-29 0-58 0-88 0z"><text:p/></draw:path><draw:path draw:style-name="gr1278" draw:text-style-name="P85" svg:width="0.1004in" svg:height="0.035in" svg:x="0.1594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278" draw:text-style-name="P85" svg:width="0.0539in" svg:height="0.1508in" svg:x="0.3224in" svg:y="0.0035in" svg:viewBox="0 0 138 384" svg:d="M81 51c0-16 10-40 53-43 1 0 4-1 4-4 0-4-4-4-8-4-39 0-74 20-74 47 0 29 0 59 0 88 0 16 0 28-15 41-15 11-29 12-38 12-1 0-3 2-3 4 0 4 2 4 7 5 25 0 44 14 48 33 1 4 1 4 1 18 0 26 0 51 0 76 0 17 0 29 19 44 14 11 39 16 55 16 4 0 8 0 8-5 0-3-3-3-7-4-24-1-43-13-48-33-2-4-2-5-2-19 0-26 0-53 0-80 0-18-3-23-15-36-8-8-19-11-30-15 32-8 45-26 45-49 0-31 0-62 0-92z"><text:p/></draw:path><draw:path draw:style-name="gr1278" draw:text-style-name="P85" svg:width="0.05in" svg:height="0.1in" svg:x="0.4012in" svg:y="0.0161in" svg:viewBox="0 0 128 255" svg:d="M79 10c0-9 0-10-9-10-24 25-58 25-70 25 0 4 0 8 0 11 8 0 31 0 51-10 0 66 0 133 0 199 0 13-1 19-37 19-4 0-7 0-12 0 0 4 0 8 0 11 13-1 48-1 63-1s48 0 63 1c0-3 0-7 0-11-5 0-9 0-14 0-34 0-35-4-35-19 0-71 0-144 0-215z"><text:p/></draw:path><draw:path draw:style-name="gr1278" draw:text-style-name="P85" svg:width="0.0173in" svg:height="0.0449in" svg:x="0.4764in" svg:y="0.1004in" svg:viewBox="0 0 45 115" svg:d="M45 41c0-26-9-41-24-41-13 0-21 10-21 21 0 10 8 20 21 20 4 0 10-1 13-5 1-1 1-1 2-1 0 2 1 0 1 6 0 28-13 51-26 65-4 3-4 4-4 5 0 3 2 4 4 4 3 0 34-29 34-74z"><text:p/></draw:path><draw:path draw:style-name="gr1278" draw:text-style-name="P85" svg:width="0.0602in" svg:height="0.1in" svg:x="0.539in" svg:y="0.0161in" svg:viewBox="0 0 154 255" svg:d="M30 225c13-13 27-26 40-38 61-53 84-74 84-112 0-44-35-75-81-75-44 0-73 35-73 70 0 21 19 21 20 21 6 0 21-4 21-20 0-11-8-20-21-20-3 0-3 0-5 1 9-26 30-40 52-40 35 0 52 31 52 63 0 31-20 61-41 85-24 27-49 54-74 81-4 4-4 5-4 14 47 0 96 0 143 0 3-22 8-44 11-66-3 0-7 0-10 0-2 11-4 28-8 34-3 2-28 2-37 2-23 0-46 0-69 0z"><text:p/></draw:path><draw:path draw:style-name="gr1278" draw:text-style-name="P85" svg:width="0.0539in" svg:height="0.1508in" svg:x="0.6177in" svg:y="0.0035in" svg:viewBox="0 0 138 384" svg:d="M56 332c0 15-10 41-53 43-1 1-3 2-3 4 0 5 4 5 8 5 37 0 73-19 73-49 0-28 0-58 0-88 0-14 0-27 16-39 14-11 28-11 37-11 2-1 4-2 4-5 0-4-3-4-7-4-25-1-44-15-48-34-2-5-2-6-2-19 0-26 0-51 0-77 0-15 0-28-17-43-17-12-43-15-56-15-4 0-8 0-8 4s2 4 7 4c24 2 43 14 48 34 1 3 1 4 1 17 0 27 0 54 0 82 0 17 3 24 16 36 7 9 18 12 29 15-32 8-45 26-45 48 0 30 0 61 0 92z"><text:p/></draw:path><draw:path draw:style-name="gr1278" draw:text-style-name="P85" svg:width="0.0173in" svg:height="0.0449in" svg:x="0.6961in" svg:y="0.1004in" svg:viewBox="0 0 45 115" svg:d="M45 41c0-26-10-41-25-41-12 0-20 10-20 21 0 10 8 20 20 20 5 0 10-1 14-5 1-1 1-1 1-1 1 0 1 0 1 6 0 28-13 51-26 65-4 3-4 4-4 5 0 3 2 4 4 4 4 0 35-29 35-74z"><text:p/></draw:path><draw:path draw:style-name="gr1278" draw:text-style-name="P85" svg:width="0.1083in" svg:height="0.1028in" svg:x="0.7567in" svg:y="0.0134in" svg:viewBox="0 0 276 262" svg:d="M46 232c-4 15-4 19-35 19-7 0-11 0-11 7 0 4 4 4 11 4 46 0 91 0 138 0 61 0 106-45 106-82 0-27-22-50-59-55 39-6 80-35 80-71 0-29-25-54-71-54-43 0-87 0-130 0-8 0-11 0-11 8 0 4 3 4 11 4 4 0 8 0 14 1 7 0 10 1 10 6 0 2 0 3-1 7-18 69-34 138-52 206zM105 122c7-32 16-64 24-96 3-13 4-14 21-14 16 0 33 0 49 0 34 0 42 23 42 40 0 34-33 70-80 70-19 0-38 0-56 0zM87 251c-6 0-6 0-9-2-3 0-4 0-4-3 0-1 0-2 2-9 9-35 18-71 26-106 25 0 49 0 73 0 37 0 45 28 45 45 0 37-35 75-80 75-18 0-35 0-53 0z"><text:p/></draw:path><draw:path draw:style-name="gr1278" draw:text-style-name="P85" svg:width="0.1008in" svg:height="0.035in" svg:x="0.9244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278" draw:text-style-name="P85" svg:width="0.061in" svg:height="0.128in" svg:x="1.0839in" svg:y="0in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text:s/>(הערה: הטענה מתקיימת לכל <draw:g text:anchor-type="as-char" svg:y="-0.1193in" draw:z-index="52" draw:name="Shape52" draw:style-name="gr1276"><svg:title>TexMaths</svg:title><svg:desc>11§inline§B \neq \emptyset§svg§600§FALSE§</svg:desc><draw:path draw:style-name="gr1277" draw:text-style-name="P84" svg:width="0.3776in" svg:height="0.1339in" svg:x="0.0008in" svg:y="0.0075in" svg:viewBox="0 0 960 341" svg:d="M0 0c320 0 640 0 960 0 0 114 0 227 0 341-320 0-640 0-960 0 0-114 0-227 0-341z"><text:p/></draw:path><draw:path draw:style-name="gr1278" draw:text-style-name="P85" svg:width="0.1083in" svg:height="0.1028in" svg:x="-0.0004in" svg:y="0.0138in" svg:viewBox="0 0 276 262" svg:d="M45 233c-3 15-4 18-35 18-7 0-10 0-10 8 0 3 3 3 10 3 46 0 92 0 138 0 61 0 107-45 107-81 0-29-23-51-61-55 41-7 82-36 82-73 0-28-27-53-73-53-43 0-87 0-129 0-7 0-11 0-11 8 0 4 3 4 11 4 1 0 7 0 14 1 6 0 11 1 11 6 0 2-1 3-2 7-18 69-34 138-52 207zM103 122c8-32 17-64 24-96 4-13 5-14 21-14 17 0 33 0 50 0 34 0 43 23 43 40 0 34-34 70-82 70-18 0-37 0-56 0zM86 251c-5 0-6 0-8-1-4 0-5-1-5-3 0-1 0-2 2-9 8-35 17-72 26-107 24 0 48 0 73 0 37 0 45 29 45 45 0 38-34 75-81 75-17 0-35 0-52 0z"><text:p/></draw:path><draw:path draw:style-name="gr1278" draw:text-style-name="P85" svg:width="0.0756in" svg:height="0.1406in" svg:x="0.1791in" svg:y="0.0087in" svg:viewBox="0 0 193 358" svg:d="M190 14c3-5 3-5 3-6 0-4-2-8-7-8-6 0-7 2-9 8-58 111-115 223-174 335-3 5-3 6-3 7 0 4 3 8 8 8s6-2 8-8c59-112 116-223 174-336z"><text:p/></draw:path><draw:path draw:style-name="gr1278" draw:text-style-name="P85" svg:width="0.1008in" svg:height="0.035in" svg:x="0.1665in" svg:y="0.0614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1278" draw:text-style-name="P85" svg:width="0.061in" svg:height="0.1283in" svg:x="0.3252in" svg:y="0in" svg:viewBox="0 0 156 327" svg:d="M132 8c0-5-3-8-9-8-5 0-7 4-9 12-4 16-1 2-4 18-6-2-18-8-32-8-22 0-47 11-62 41-14 31-16 66-16 102 0 25 0 93 33 123-9 29-9 30-9 32 0 4 3 7 8 7 6 0 8-4 10-13 4-15 0-1 4-16 10 4 21 7 32 7 43 0 59-36 67-55 10-26 11-58 11-85 0-28 0-93-34-125 3-11 7-21 10-32zM38 270c-13-26-13-74-13-110 0-31 0-58 6-83 7-35 29-47 47-47 8 0 18 2 27 11-22 76-45 153-67 229zM118 56c12 22 12 67 12 104 0 28 0 56-5 81-6 41-27 55-47 55-9 0-19-2-27-11 22-76 45-153 67-229z"><text:p/></draw:path></draw:g><text:span text:style-name="T6">)</text:span>. נבחר <draw:g text:anchor-type="as-char" svg:y="-0.1165in" draw:z-index="50" draw:name="Shape53" draw:style-name="gr1276"><svg:title>TexMaths</svg:title><svg:desc>11§inline§&lt;_B = \emptyset§svg§600§FALSE§</svg:desc><draw:path draw:style-name="gr1277" draw:text-style-name="P84" svg:width="0.4362in" svg:height="0.1236in" svg:x="-0.0004in" svg:y="0.0079in" svg:viewBox="0 0 1109 315" svg:d="M555 315c-185 0-370 0-555 0 0-105 0-210 0-315 370 0 739 0 1109 0 0 105 0 210 0 315-185 0-370 0-554 0z"><text:p/></draw:path><draw:path draw:style-name="gr1278" draw:text-style-name="P85" svg:width="0.0925in" svg:height="0.087in" svg:x="0.0043in" svg:y="0.0354in" svg:viewBox="0 0 236 222" svg:d="M229 15c5-2 7-3 7-7 0-5-3-8-7-8-1 0-2 0-7 2-71 34-143 67-214 101-5 1-8 2-8 8 0 4 3 7 8 9 71 33 143 67 214 100 5 2 6 2 7 2 4 0 7-3 7-8 0-4-2-5-7-9-67-30-136-62-203-94 67-32 136-64 203-96z"><text:p/></draw:path><draw:path draw:style-name="gr1278" draw:text-style-name="P85" svg:width="0.0811in" svg:height="0.0724in" svg:x="0.1177in" svg:y="0.0673in" svg:viewBox="0 0 207 185" svg:d="M32 164c-2 8-3 11-23 11-6 0-9 0-9 5s3 5 9 5c35 0 69 0 104 0 45 0 81-31 81-59 0-18-18-35-47-38 32-6 60-26 60-50 0-20-21-38-56-38-33 0-65 0-98 0-6 0-9 0-9 5s3 5 9 5c3 0 5 0 10 0 5 1 6 1 6 4 0 2 0 1-1 6-12 47-24 95-36 144zM75 85c5-22 11-44 16-66 2-8 4-9 15-9 13 0 27 0 40 0 28 0 34 17 34 28 0 22-24 47-60 47-16 0-30 0-45 0zM63 175c-9 0-9 0-9-4 0-2 0-1 1-5 7-25 12-50 19-74 18 0 38 0 57 0 25 0 35 17 35 32 0 28-27 51-60 51-15 0-29 0-43 0z"><text:p/></draw:path><draw:path draw:style-name="gr1278" draw:text-style-name="P85" svg:width="0.1004in" svg:height="0.035in" svg:x="0.2232in" svg:y="0.061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1278" draw:text-style-name="P85" svg:width="0.061in" svg:height="0.1283in" svg:x="0.3823in" svg:y="0in" svg:viewBox="0 0 156 327" svg:d="M131 8c0-5-3-8-8-8s-6 4-9 12c-4 15-1 2-5 18-5-3-17-8-31-8-22 0-47 11-62 41-15 31-16 66-16 102 0 24 0 92 33 123-9 29-9 29-9 32s3 7 8 7 6-4 9-13c5-15 1-1 5-17 9 5 21 8 31 8 44 0 60-36 68-55 10-27 11-58 11-85 0-29 0-93-34-124 3-11 6-22 9-33zM38 270c-13-27-13-74-13-110 0-31 0-58 6-82 7-36 29-47 47-47 8 0 18 2 28 10-22 77-46 152-68 229zM118 56c12 23 12 68 12 104 0 28 0 55-5 82-6 40-27 55-48 55-9 0-18-4-26-11 22-77 45-153 67-230z"><text:p/></draw:path></draw:g><text:span text:style-name="T6"><text:s/>יחס סדר חזק (טרנזיטיבי ואנטי־סימטרי חזק באופן ריק) ואת </text:span><text:span text:style-name="T6"><draw:g text:anchor-type="as-char" svg:y="-0.1134in" draw:z-index="51" draw:name="Shape54" draw:style-name="gr1276"><svg:title>TexMaths</svg:title><svg:desc>11§inline§&lt;_A = \{\la 1, 2 \ra\}§svg§600§FALSE§</svg:desc><draw:path draw:style-name="gr1277" draw:text-style-name="P84" svg:width="0.8409in" svg:height="0.1358in" svg:x="-0.0004in" svg:y="0.0071in" svg:viewBox="0 0 2137 346" svg:d="M1069 346c-356 0-713 0-1069 0 0-116 0-230 0-346 713 0 1424 0 2137 0 0 116 0 230 0 346-356 0-713 0-1068 0z"><text:p/></draw:path><draw:path draw:style-name="gr1278" draw:text-style-name="P85" svg:width="0.0925in" svg:height="0.087in" svg:x="0.0043in" svg:y="0.0307in" svg:viewBox="0 0 236 222" svg:d="M229 17c5-4 7-5 7-9 0-5-3-8-7-8-1 0-2 0-7 2-71 34-143 67-214 101-5 3-8 4-8 9s3 6 8 8c71 33 143 67 214 100 5 2 6 2 7 2 4 0 7-3 7-7 0-5-2-6-7-8-67-32-136-64-203-95 67-32 136-64 203-95z"><text:p/></draw:path><draw:path draw:style-name="gr1278" draw:text-style-name="P85" svg:width="0.0795in" svg:height="0.0756in" svg:x="0.1165in" svg:y="0.0598in" svg:viewBox="0 0 203 193" svg:d="M40 160c-9 15-18 22-35 23-2 0-5 0-5 5 0 4 2 5 3 5 7 0 16-1 23-1 9 0 20 1 28 1 2 0 5 0 5-7 0-3-3-3-4-3-2 0-12-1-12-8 0-3 3-9 4-11 8-11 15-22 22-33 26 0 52 0 77 0 2 14 5 30 7 45-1 2-2 7-19 7-3 0-6 0-6 5 0 1 0 5 4 5 8 0 26-1 34-1 6 0 11 0 17 0 4 0 9 1 15 1 3 0 5-3 5-6 0-4-3-4-7-4-16 0-17-2-18-9-8-56-15-111-23-166-1-7-2-8-7-8s-6 2-9 6c-33 51-66 102-99 154zM76 121c19-30 37-58 56-88 4 30 9 58 13 88-23 0-46 0-69 0z"><text:p/></draw:path><draw:path draw:style-name="gr1278" draw:text-style-name="P85" svg:width="0.1008in" svg:height="0.0354in" svg:x="0.218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31in" svg:height="0.1512in" svg:x="0.3811in" svg:y="0in" svg:viewBox="0 0 136 385" svg:d="M81 52c0-16 10-41 52-43 2 0 3-2 3-5 0-4-3-4-6-4-40 0-74 20-75 48 0 29 0 59 0 89 0 15 0 27-15 39-14 12-29 12-37 13-2 0-3 1-3 5 0 3 2 3 5 3 26 2 44 14 49 34 1 4 1 5 1 19 0 25 0 51 0 76 0 16 0 29 19 43 15 12 40 16 56 16 3 0 6 0 6-4s-2-4-5-4c-24-2-44-15-49-33-1-5-1-5-1-19 0-27 0-54 0-82 0-17-3-24-15-35-9-9-20-12-31-14 32-10 46-28 46-50 0-31 0-61 0-92z"><text:p/></draw:path><draw:path draw:style-name="gr1278" draw:text-style-name="P85" svg:width="0.0335in" svg:height="0.1512in" svg:x="0.4626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1278" draw:text-style-name="P85" svg:width="0.05in" svg:height="0.1in" svg:x="0.518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1278" draw:text-style-name="P85" svg:width="0.0177in" svg:height="0.0453in" svg:x="0.5937in" svg:y="0.0972in" svg:viewBox="0 0 46 116" svg:d="M46 41c0-26-10-41-25-41-12 0-21 10-21 21 0 10 9 20 21 20 4 0 10-1 13-5 1-1 1-1 2-1s1 0 1 6c0 28-13 51-26 64-4 4-4 5-4 6 0 2 2 5 4 5 3 0 35-30 35-75z"><text:p/></draw:path><draw:path draw:style-name="gr1278" draw:text-style-name="P85" svg:width="0.0602in" svg:height="0.1in" svg:x="0.6563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1278" draw:text-style-name="P85" svg:width="0.0339in" svg:height="0.1512in" svg:x="0.7327in" svg:y="0in" svg:viewBox="0 0 87 385" svg:d="M85 199c2-4 2-4 2-5 0-2 0-2-2-7-22-59-45-119-67-178-4-7-7-9-10-9-5 0-8 3-8 8 0 1 0 2 2 6 23 60 45 119 68 180-23 58-45 118-68 176-2 4-2 5-2 8 0 4 4 7 8 7 5 0 6-4 8-7 24-60 46-119 69-179z"><text:p/></draw:path><draw:path draw:style-name="gr1278" draw:text-style-name="P85" svg:width="0.0535in" svg:height="0.1512in" svg:x="0.7949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3 15 36 8 7 19 12 30 16-32 9-45 25-45 47 0 31 0 62 0 93z"><text:p/></draw:path></draw:g></text:span><text:span text:style-name="T6"><text:s/>יחס סדר חזק בעל איבר מינימלי </text:span><text:span text:style-name="T6"><draw:g text:anchor-type="as-char" svg:y="-0.1008in" draw:z-index="53" draw:name="Shape55" draw:style-name="gr1276"><svg:title>TexMaths</svg:title><svg:desc>11§inline§1§svg§600§FALSE§</svg:desc><draw:path draw:style-name="gr1277" draw:text-style-name="P84" svg:width="0.0476in" svg:height="0.0843in" svg:x="-0.0004in" svg:y="0.0071in" svg:viewBox="0 0 122 215" svg:d="M0 0c41 0 81 0 122 0 0 71 0 144 0 215-41 0-81 0-122 0 0-71 0-144 0-215z"><text:p/></draw:path><draw:path draw:style-name="gr1278" draw:text-style-name="P85" svg:width="0.0488in" svg:height="0.1in" svg:x="0.0059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6">. </text:span><text:span text:style-name="T8">נתבונן ביחס הסדר הלקסיקוגרפי על </text:span><text:span text:style-name="T8"><draw:g text:anchor-type="as-char" svg:y="-0.1154in" draw:z-index="54" draw:name="Shape56" draw:style-name="gr1276"><svg:title>TexMaths</svg:title><svg:desc>11§inline§A \times B = \emptyset§svg§600§FALSE§</svg:desc><draw:path draw:style-name="gr1277" draw:text-style-name="P84" svg:width="0.678in" svg:height="0.1126in" svg:x="0.0024in" svg:y="0.0071in" svg:viewBox="0 0 1723 287" svg:d="M0 0c574 0 1149 0 1723 0 0 96 0 192 0 287-574 0-1149 0-1723 0 0-95 0-191 0-287z"><text:p/></draw:path><draw:path draw:style-name="gr1278" draw:text-style-name="P85" svg:width="0.1039in" svg:height="0.1079in" svg:x="-0.0004in" svg:y="0.0087in" svg:viewBox="0 0 265 275" svg:d="M56 230c-15 27-31 32-47 33-6 0-9 0-9 8 0 2 2 4 5 4 10 0 22-1 33-1 14 0 27 1 39 1 2 0 8 0 8-7 0-5-4-5-7-5-9-1-18-4-18-13 0-6 3-10 6-14 10-17 19-33 29-50 33 0 64 0 97 0 0 8 6 61 6 64 0 12-20 13-28 13-5 0-9 0-9 8 0 4 3 3 5 4 17 0 33-1 48-1 10 0 35 1 44 1 3 0 7 0 7-7 0-5-3-5-9-5-24 0-24-3-25-14-8-81-15-160-23-240-1-8-1-9-8-9-5 0-8 2-10 7-45 74-89 149-134 223zM102 174c26-42 51-85 76-127 5 42 8 85 12 127-29 0-58 0-88 0z"><text:p/></draw:path><draw:path draw:style-name="gr1278" draw:text-style-name="P85" svg:width="0.0732in" svg:height="0.072in" svg:x="0.1646in" svg:y="0.0425in" svg:viewBox="0 0 187 184" svg:d="M93 81c-25-26-51-51-77-77-4-4-5-4-8-4-4 0-8 3-8 8 0 2 1 3 5 7 26 26 52 51 77 78-25 25-51 50-77 75-4 5-5 6-5 8 0 5 4 8 8 8 3 0 4 0 8-5 26-25 52-50 77-75 27 26 54 52 81 78 0 1 3 2 5 2 5 0 8-3 8-8 0-1 0-2-1-3s-62-61-82-80c24-25 48-48 71-71 2-2 8-8 10-10 0-1 2-2 2-4 0-5-3-8-8-8-3 0-4 1-9 6-25 25-51 50-77 75z"><text:p/></draw:path><draw:path draw:style-name="gr1278" draw:text-style-name="P85" svg:width="0.1079in" svg:height="0.1031in" svg:x="0.3012in" svg:y="0.0134in" svg:viewBox="0 0 275 263" svg:d="M45 232c-4 16-4 19-35 19-7 0-10 0-10 8 0 4 3 4 10 4 46 0 91 0 137 0 62 0 107-46 107-84 0-26-22-49-59-53 39-7 80-36 80-72 0-29-25-54-72-54-42 0-86 0-129 0-8 0-11 0-11 8 0 4 3 4 11 4 4 0 7 0 14 1 7 0 10 1 10 6 0 2 0 3-1 7-18 69-34 138-52 206zM103 122c8-32 17-64 25-96 3-13 4-14 20-14 17 0 33 0 50 0 34 0 42 23 42 40 0 34-33 70-81 70-18 0-37 0-56 0zM86 251c-6 0-6 0-8-1-4 0-5 0-5-3 0-1 0-3 2-9 9-35 17-72 26-107 24 0 49 0 73 0 37 0 45 29 45 44 0 39-35 76-80 76-18 0-36 0-53 0z"><text:p/></draw:path><draw:path draw:style-name="gr1278" draw:text-style-name="P85" svg:width="0.1008in" svg:height="0.035in" svg:x="0.4677in" svg:y="0.06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1in" svg:height="0.1283in" svg:x="0.6272in" svg:y="0in" svg:viewBox="0 0 156 327" svg:d="M132 8c0-5-3-8-9-8-5 0-6 4-9 12-4 16-1 2-5 18-5-2-17-8-31-8-22 0-47 11-62 41-15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8">, כלומר על יחס הסדר </text:span><text:span text:style-name="T8"><draw:g text:anchor-type="as-char" svg:y="-0.1193in" draw:z-index="55" draw:name="Shape57" draw:style-name="gr1276"><svg:title>TexMaths</svg:title><svg:desc>11§inline§\emptyset§svg§600§FALSE§</svg:desc><draw:path draw:style-name="gr1277" draw:text-style-name="P84" svg:width="0.052in" svg:height="0.1126in" svg:x="0.0004in" svg:y="0.0075in" svg:viewBox="0 0 133 287" svg:d="M0 0c44 0 89 0 133 0 0 96 0 192 0 287-44 0-89 0-133 0 0-95 0-191 0-287z"><text:p/></draw:path><draw:path draw:style-name="gr1278" draw:text-style-name="P85" svg:width="0.0606in" svg:height="0.1283in" svg:x="-0.0004in" svg:y="0in" svg:viewBox="0 0 155 327" svg:d="M131 8c0-5-3-8-8-8-6 0-7 4-10 12-4 16 0 2-4 18-4-2-18-8-31-8-22 0-46 11-60 41-16 32-18 66-18 101 0 24 0 94 34 123-9 30-9 31-9 32 0 5 4 8 8 8 6 0 7-4 9-12 4-15 1-2 5-18 9 6 21 8 31 8 42 0 59-36 66-54 10-27 11-59 11-87 0-27 0-91-33-124 3-11 7-21 9-32zM39 270c-13-27-13-74-13-110 0-31 0-58 6-83 7-35 30-47 46-47 8 0 17 2 28 11-22 76-45 153-67 229zM117 56c13 23 13 67 13 104 0 27 0 56-6 82-6 40-26 55-46 55-9 0-17-3-27-12 22-76 44-153 66-229z"><text:p/></draw:path></draw:g></text:span><text:span text:style-name="T8">, ונניח בשלילה שקיים מינימלי </text:span><text:span text:style-name="T8"><draw:g text:anchor-type="as-char" svg:y="-0.102in" draw:z-index="56" draw:name="Shape58" draw:style-name="gr1276"><svg:title>TexMaths</svg:title><svg:desc>11§inline§x \in A \times B§svg§600§FALSE§</svg:desc><draw:path draw:style-name="gr1277" draw:text-style-name="P84" svg:width="0.6724in" svg:height="0.0992in" svg:x="0.0035in" svg:y="0.0079in" svg:viewBox="0 0 1709 253" svg:d="M855 253c-285 0-570 0-855 0 0-84 0-169 0-253 570 0 1139 0 1709 0 0 84 0 169 0 253-285 0-569 0-854 0z"><text:p/></draw:path><draw:path draw:style-name="gr1278" draw:text-style-name="P85" svg:width="0.0756in" svg:height="0.0689in" svg:x="0in" svg:y="0.0429in" svg:viewBox="0 0 193 176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0 0-11-8-15-14-15-12 0-22 10-22 24 0 17 20 25 36 25 27 0 40-28 41-30 6 14 19 30 42 30 39 0 61-50 61-60 0-4-3-4-4-4-3 0-4 2-4 4-14 42-40 51-52 51-15 0-21-12-21-25 0-9 2-18 7-35 4-17 8-35 13-53z"><text:p/></draw:path><draw:path draw:style-name="gr1278" draw:text-style-name="P85" svg:width="0.0756in" svg:height="0.0882in" svg:x="0.1378in" svg:y="0.0283in" svg:viewBox="0 0 193 225" svg:d="M179 120c7 0 14 0 14-8s-7-8-14-8c-55 0-109 0-164 0 5-52 50-89 104-89 20 0 41 0 60 0 7 0 14 0 14-7 0-8-7-8-14-8-19 0-40 0-60 0-66 0-119 50-119 112s53 113 119 113c20 0 41 0 60 0 7 0 14 0 14-8s-7-8-14-8c-19 0-40 0-60 0-54 0-99-37-104-89 55 0 109 0 164 0z"><text:p/></draw:path><draw:path draw:style-name="gr1278" draw:text-style-name="P85" svg:width="0.1039in" svg:height="0.1091in" svg:x="0.2744in" svg:y="0in" svg:viewBox="0 0 265 278" svg:d="M55 234c-15 25-31 30-47 32-5 0-8 0-8 7 0 3 1 5 4 5 11 0 24-1 33-1 14 0 27 1 40 1 2 0 7 0 7-8 0-4-4-4-6-4-9-2-19-5-19-14 0-4 3-9 6-14 10-17 20-33 30-50 32 0 65 0 96 0 2 8 7 61 7 64 0 12-21 14-29 14-5 0-8 0-8 7 0 5 4 5 5 5 16 0 32-1 49-1 8 0 34 1 43 1 2 0 7 0 7-8 0-4-4-4-9-4-24 0-24-3-25-15-8-81-16-160-24-241 0-8 0-10-7-10-6 0-7 3-11 7-45 75-89 151-134 227zM101 176c26-42 52-85 77-127 5 42 8 85 12 127-29 0-59 0-89 0z"><text:p/></draw:path><draw:path draw:style-name="gr1278" draw:text-style-name="P85" svg:width="0.0728in" svg:height="0.0732in" svg:x="0.4394in" svg:y="0.0343in" svg:viewBox="0 0 186 187" svg:d="M94 83c-27-25-52-52-79-77-4-5-5-6-7-6-5 0-8 3-8 8 0 2 0 3 4 7 26 26 52 53 77 78-25 27-51 52-77 79-4 4-4 4-4 7 0 5 3 8 8 8 2 0 3-1 7-6 26-25 52-52 77-77 27 27 54 54 81 81 1 0 3 2 5 2 5 0 8-3 8-8 0-1 0-2-1-4 0-1-62-62-82-82 25-23 48-48 72-71 1-2 8-7 9-10 1 0 2-2 2-4 0-5-3-8-8-8-3 0-4 1-9 6-25 25-50 52-75 77z"><text:p/></draw:path><draw:path draw:style-name="gr1278" draw:text-style-name="P85" svg:width="0.1083in" svg:height="0.1035in" svg:x="0.5756in" svg:y="0.0051in" svg:viewBox="0 0 276 264" svg:d="M45 235c-3 14-4 17-35 17-7 0-10 0-10 8 0 4 3 4 10 4 46 0 92 0 139 0 60 0 106-45 106-84 0-27-23-49-60-54 41-8 81-36 81-73 0-29-25-53-72-53-43 0-87 0-130 0-7 0-11 0-11 8 0 4 3 4 11 4 1 0 7 0 14 0 8 1 11 1 11 7 0 1 0 2-2 8-18 69-34 138-52 208zM103 123c8-32 17-64 25-96 3-14 4-15 21-15 16 0 34 0 50 0 33 0 42 22 42 40 0 33-33 71-80 71-19 0-39 0-58 0zM87 252c-6 0-7 0-9 0-4-1-5-1-5-4 0-1 0-2 2-9 9-36 17-72 26-108 24 0 50 0 74 0 36 0 44 28 44 45 0 39-34 76-80 76-18 0-34 0-52 0z"><text:p/></draw:path></draw:g></text:span><text:span text:style-name="T8"><text:s/>ונסיק </text:span><text:span text:style-name="T8"><draw:g text:anchor-type="as-char" svg:y="-0.1193in" draw:z-index="57" draw:name="Shape59" draw:style-name="gr1276"><svg:title>TexMaths</svg:title><svg:desc>11§inline§x \in \emptyset§svg§600§FALSE§</svg:desc><draw:path draw:style-name="gr1277" draw:text-style-name="P84" svg:width="0.3248in" svg:height="0.1126in" svg:x="0.0031in" svg:y="0.0075in" svg:viewBox="0 0 826 287" svg:d="M0 0c275 0 551 0 826 0 0 96 0 192 0 287-275 0-551 0-826 0 0-95 0-191 0-287z"><text:p/></draw:path><draw:path draw:style-name="gr1278" draw:text-style-name="P85" svg:width="0.0752in" svg:height="0.0681in" svg:x="-0.0004in" svg:y="0.05in" svg:viewBox="0 0 192 174" svg:d="M118 54c2-10 11-46 38-46 2 0 11 0 19 5-10 2-18 11-18 21 0 7 4 13 15 13 8 0 20-6 20-22 0-19-23-25-36-25-22 0-35 20-40 29-9-26-30-29-41-29-41 0-63 50-63 59 0 4 3 3 4 4 4 0 5-1 6-5 13-40 39-50 52-50 7 0 21 4 21 26 0 12-7 38-21 92-7 24-20 39-37 39-3 0-12 0-19-4 10-2 17-10 17-21 0-10-8-13-14-13-11 0-21 10-21 22 0 16 20 25 36 25 26 0 40-26 41-29 4 15 19 29 42 29 39 0 61-50 61-58 0-5-3-5-4-5-3 0-4 1-5 5-13 40-39 49-51 49-15 0-22-11-22-24 0-9 2-18 7-34 4-18 8-35 13-53z"><text:p/></draw:path><draw:path draw:style-name="gr1278" draw:text-style-name="P85" svg:width="0.076in" svg:height="0.0878in" svg:x="0.137in" svg:y="0.035in" svg:viewBox="0 0 194 224" svg:d="M179 120c7 0 15 0 15-8 0-7-8-7-15-7-54 0-109 0-163 0 5-52 49-90 104-90 20 0 40 0 59 0 7 0 15 0 15-7 0-8-8-8-15-8-21 0-40 0-60 0-66 0-119 51-119 112s53 112 119 112c20 0 39 0 60 0 7 0 15 0 15-8s-8-8-15-8c-19 0-39 0-59 0-55 0-99-37-104-88 54 0 109 0 163 0z"><text:p/></draw:path><draw:path draw:style-name="gr1278" draw:text-style-name="P85" svg:width="0.061in" svg:height="0.1283in" svg:x="0.2748in" svg:y="0in" svg:viewBox="0 0 156 327" svg:d="M132 8c0-5-3-8-8-8-6 0-7 4-10 12-4 16-1 2-4 18-5-2-18-8-32-8-22 0-47 11-62 41-14 32-16 66-16 101 0 24 0 94 33 123-9 30-9 31-9 32 0 5 4 8 8 8 7 0 8-4 10-12 4-15 0-2 4-18 10 6 21 8 32 8 43 0 61-36 67-54 10-27 11-59 11-87 0-27 0-91-34-124 3-11 7-21 10-32zM39 270c-14-27-14-74-14-110 0-31 0-58 6-83 8-35 29-47 47-47 8 0 18 2 28 11-22 76-45 153-67 229zM118 56c12 23 12 67 12 104 0 27 0 56-5 82-6 40-27 55-47 55-9 0-19-3-27-12 22-76 45-153 67-229z"><text:p/></draw:path></draw:g></text:span><text:span text:style-name="T8"><text:s/>שזו סתירה. </text:span><draw:g text:anchor-type="as-char" svg:y="-0.1043in" draw:z-index="157" draw:name="Shape60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<text:h text:style-name="Heading_20_2" text:outline-level="2">שאלה 2</text:h>
      <text:h text:style-name="P3" text:outline-level="3">סעיף (א)</text:h>
      <text:p text:style-name="P59"><text:span text:style-name="T58">יהי </text:span><draw:g text:anchor-type="as-char" svg:y="-0.1134in" draw:z-index="58" draw:name="Shape60" draw:style-name="gr1276"><svg:title>TexMaths</svg:title><svg:desc>11§inline§f \in \ps(\N) \to \ps(\N)§svg§600§FALSE§</svg:desc><draw:path draw:style-name="gr1277" draw:text-style-name="P84" svg:width="1.1756in" svg:height="0.1358in" svg:x="0.0094in" svg:y="0.0071in" svg:viewBox="0 0 2987 346" svg:d="M1494 346c-498 0-996 0-1494 0 0-116 0-230 0-346 996 0 1991 0 2987 0 0 116 0 230 0 346-498 0-996 0-1493 0z"><text:p/></draw:path><draw:path draw:style-name="gr1278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278" draw:text-style-name="P85" svg:width="0.076in" svg:height="0.087in" svg:x="0.1374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278" draw:text-style-name="P85" svg:width="0.1079in" svg:height="0.1106in" svg:x="0.2717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1278" draw:text-style-name="P85" svg:width="0.0346in" svg:height="0.1512in" svg:x="0.402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1028in" svg:height="0.1063in" svg:x="0.45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0.5646in" svg:y="0in" svg:viewBox="0 0 90 385" svg:d="M90 193c0-30-4-76-25-120-23-48-57-73-61-73-2 0-4 2-4 4s0 2 8 9c37 38 59 99 59 180 0 65-14 133-61 181-6 6-6 6-6 7 0 2 2 4 4 4 4 0 39-26 62-76 20-41 24-84 24-116z"><text:p/></draw:path><draw:path draw:style-name="gr1278" draw:text-style-name="P85" svg:width="0.1346in" svg:height="0.0787in" svg:x="0.6654in" svg:y="0.0362in" svg:viewBox="0 0 343 201" svg:d="M301 109c-22 15-31 32-35 36-17 27-21 51-21 52 0 4 6 4 8 4 7 0 8-1 9-7 9-38 32-71 76-88 4-1 5-4 5-6 0-3-2-3-3-3-17-7-64-27-78-91-1-5-2-6-9-6-2 0-8 0-8 4 0 2 4 26 20 51 8 12 19 25 36 37-95 0-192 0-288 0-6 0-13-1-13 8 0 8 7 9 13 9 96 0 193 0 288 0z"><text:p/></draw:path><draw:path draw:style-name="gr1278" draw:text-style-name="P85" svg:width="0.1079in" svg:height="0.1106in" svg:x="0.8547in" svg:y="0.0098in" svg:viewBox="0 0 275 282" svg:d="M127 0c-55 0-96 26-113 44-13 15-14 26-14 28s1 3 3 3c7 0 16-6 19-8 8-5 9-8 11-15 6-16 17-29 65-31-7 87-30 172-62 251-3 5-2 4-3 7 0 1 2 3 4 3 7 0 25-9 29-19 21-47 52-135 64-242 6 0 13 0 20 0 47 0 92 18 92 57 0 29-27 83-102 85-9 0-13 0-23 8-8 4-10 8-10 11 0 2 2 2 6 2 71 0 162-60 162-123 0-44-52-61-97-61-17 0-34 0-51 0z"><text:p/></draw:path><draw:path draw:style-name="gr1278" draw:text-style-name="P85" svg:width="0.0346in" svg:height="0.1512in" svg:x="0.985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1028in" svg:height="0.1063in" svg:x="1.0327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1.1476in" svg:y="0in" svg:viewBox="0 0 90 385" svg:d="M90 193c0-30-4-76-25-120-24-48-57-73-61-73-2 0-4 2-4 4s0 2 8 9c37 38 59 99 59 180 0 65-14 133-61 181-6 6-6 6-6 7 0 2 2 4 4 4 4 0 39-26 62-76 20-41 24-84 24-116z"><text:p/></draw:path></draw:g><text:span text:style-name="T9">. נגדיר את היחס: </text:span><draw:g text:anchor-type="as-char" svg:y="-0.1138in" draw:z-index="59" draw:name="Shape61" draw:style-name="gr1276"><svg:title>TexMaths</svg:title><svg:desc>11§inline§R_f = \{\la A, B \ra \mid f(A) \subseteq f(B)\}§svg§600§FALSE§</svg:desc><draw:path draw:style-name="gr1277" draw:text-style-name="P84" svg:width="1.9307in" svg:height="0.1417in" svg:x="0.0008in" svg:y="0.0079in" svg:viewBox="0 0 4905 361" svg:d="M2453 361c-818 0-1636 0-2453 0 0-121 0-240 0-361 1635 0 3270 0 4905 0 0 121 0 240 0 361-817 0-1635 0-2452 0z"><text:p/></draw:path><draw:path draw:style-name="gr1278" draw:text-style-name="P85" svg:width="0.1083in" svg:height="0.1059in" svg:x="-0.0004in" svg:y="0.0106in" svg:viewBox="0 0 276 270" svg:d="M129 26c2-10 3-13 11-14 3 0 15 0 23 0 27 0 70 0 70 37 0 14-5 40-21 55-10 10-30 22-65 22-14 0-29 0-44 0 9-34 17-67 26-100zM185 132c38-9 85-35 85-75 0-33-36-57-86-57-37 0-74 0-110 0-8 0-11 0-11 8 0 4 3 4 11 4 4 0 7 0 14 0 7 1 11 1 11 7 0 1-1 2-2 7-18 68-34 137-52 205-3 15-4 18-35 18-7 0-10 0-10 8 0 4 4 4 6 4 9 0 37-1 48-1s38 1 48 1c4 0 8 0 8-8 0-4-3-4-10-4-14 0-25 0-25-7 0-2 1-4 1-6 9-33 16-67 25-101 16 0 31 0 46 0 36 0 42 22 42 35 0 6-3 18-5 26-2 11-6 25-6 32 0 42 46 42 51 42 33 0 47-40 47-44 0-5-4-5-5-5-4 0-5 3-5 5-10 29-26 35-35 35-13 0-15-9-15-23 0-12 2-31 3-43 1-5 2-13 2-18 0-30-26-42-36-45z"><text:p/></draw:path><draw:path draw:style-name="gr1278" draw:text-style-name="P85" svg:width="0.0563in" svg:height="0.0957in" svg:x="0.1165in" svg:y="0.0618in" svg:viewBox="0 0 144 244" svg:d="M90 83c9 0 18 0 27 0 5 0 8 0 8-6 0-3-3-3-7-3-9 0-17 0-26 0 7-35 8-47 10-55 3-6 8-11 15-11 4 1 7 0 13 3-12 3-12 13-12 14 0 7 4 10 11 10 6 0 15-5 15-16 0-12-13-19-27-19-12 0-26 7-33 20-5 10-7 22-14 54-6 0-14 0-20 0s-9 0-9 5c0 4 3 4 7 4 7 0 15 0 21 0-1 1-17 99-24 128-1 4-5 25-19 25-4-1-6 0-12-3 11-4 12-14 12-16 0-4-4-9-11-9s-15 7-15 16c0 12 13 20 26 20 18 0 29-18 32-25 10-16 17-49 17-52 5-29 10-56 15-84z"><text:p/></draw:path><draw:path draw:style-name="gr1278" draw:text-style-name="P85" svg:width="0.1008in" svg:height="0.0354in" svg:x="0.2382in" svg:y="0.0579in" svg:viewBox="0 0 257 91" svg:d="M244 16c6 0 13-1 13-8 0-8-7-8-12-8-77 0-155 0-232 0-5 0-13 0-13 8 0 7 8 8 13 8 77 0 154 0 231 0zM245 91c5 0 12 0 12-8s-7-8-13-8c-77 0-154 0-231 0-5 0-13 0-13 8s8 8 13 8c77 0 155 0 232 0z"><text:p/></draw:path><draw:path draw:style-name="gr1278" draw:text-style-name="P85" svg:width="0.0539in" svg:height="0.1508in" svg:x="0.4016in" svg:y="0in" svg:viewBox="0 0 138 384" svg:d="M81 52c0-16 10-41 53-43 1 0 4-2 4-5 0-4-4-4-8-4-39 0-74 20-74 48 0 29 0 58 0 88 0 15 0 27-15 40-15 12-29 12-38 13-2 0-3 1-3 3 0 4 2 4 7 4 25 3 44 16 48 34 1 4 1 5 1 19 0 25 0 51 0 76 0 16 0 28 18 43 15 12 40 16 56 16 4 0 8 0 8-4 0-5-3-5-7-5-24-1-43-14-48-33-2-4-2-4-2-18 0-27 0-54 0-82 0-17-3-24-15-35-8-7-20-12-30-15 31-9 45-26 45-48 0-31 0-62 0-92z"><text:p/></draw:path><draw:path draw:style-name="gr1278" draw:text-style-name="P85" svg:width="0.0335in" svg:height="0.1508in" svg:x="0.4835in" svg:y="0in" svg:viewBox="0 0 86 384" svg:d="M85 15c1-4 1-5 1-7 0-5-3-8-8-8-3 0-5 2-9 9-22 59-45 117-67 176-1 3-2 5-2 7s0 2 2 7c22 58 45 117 67 175 3 4 4 10 9 10s8-3 8-8c0-1 0-2-1-6-23-60-46-119-70-178 24-59 47-118 70-177z"><text:p/></draw:path><draw:path draw:style-name="gr1278" draw:text-style-name="P85" svg:width="0.1039in" svg:height="0.1075in" svg:x="0.5311in" svg:y="0.0051in" svg:viewBox="0 0 265 274" svg:d="M56 230c-15 26-31 31-47 32-6 1-9 1-9 8 0 2 2 4 6 4 9 0 22-1 33-1 13 0 26 1 38 1 2 0 8 0 8-7 0-4-4-5-7-5-9 0-17-3-17-13 0-4 2-9 5-14 10-17 19-32 29-48 33 0 65 0 98 0 0 8 5 59 5 63 0 11-20 12-27 12-6 0-10 0-10 8 0 4 3 3 5 4 17 0 33-1 49-1 9 0 34 1 44 1 2 0 6 0 6-7 0-5-3-5-9-5-24 0-24-2-25-13-8-79-15-159-23-239-1-8-1-10-8-10-5 0-7 3-10 7-45 74-89 149-134 223zM102 174c26-42 51-84 76-126 5 42 9 84 13 126-29 0-59 0-89 0z"><text:p/></draw:path><draw:path draw:style-name="gr1278" draw:text-style-name="P85" svg:width="0.0173in" svg:height="0.0449in" svg:x="0.6531in" svg:y="0.0972in" svg:viewBox="0 0 45 115" svg:d="M45 41c0-26-10-41-25-41-12 0-20 10-20 21 0 10 8 20 20 20 5 0 10-2 14-5 1-1 1-1 1-1 1 0 1 0 1 6 0 28-13 51-26 63-4 5-4 6-4 7 0 2 2 4 4 4 4 0 35-29 35-74z"><text:p/></draw:path><draw:path draw:style-name="gr1278" draw:text-style-name="P85" svg:width="0.1083in" svg:height="0.1024in" svg:x="0.7138in" svg:y="0.0106in" svg:viewBox="0 0 276 261" svg:d="M46 231c-4 15-4 18-35 18-7 0-11 0-11 8 0 4 4 4 11 4 46 0 91 0 138 0 61 0 106-45 106-82 0-28-22-50-59-54 39-8 80-36 80-72 0-29-25-53-71-53-43 0-87 0-130 0-8 0-11 0-11 8 0 4 3 4 11 4 4 0 8 0 14 0 7 1 10 1 10 7 0 1 0 2-1 7-18 68-34 137-52 205zM105 122c7-32 16-64 24-96 3-13 4-14 21-14 16 0 33 0 49 0 34 0 42 22 42 40 0 34-33 70-80 70-19 0-38 0-56 0zM87 249c-6 0-6 0-9 0s-4-1-4-4c0-1 0-1 2-9 9-35 18-70 26-105 25 0 49 0 73 0 37 0 45 27 45 45 0 37-35 73-80 73-18 0-35 0-53 0z"><text:p/></draw:path><draw:path draw:style-name="gr1278" draw:text-style-name="P85" svg:width="0.0339in" svg:height="0.1508in" svg:x="0.839in" svg:y="0in" svg:viewBox="0 0 87 384" svg:d="M85 199c2-5 2-6 2-7 0-2 0-1-2-5-23-60-45-119-68-178-3-7-5-9-9-9-5 0-8 3-8 8 0 1 0 2 2 6 23 60 45 119 68 178-23 58-45 117-68 177-2 4-2 5-2 7 0 5 3 8 8 8s6-4 9-8c23-59 45-118 68-177z"><text:p/></draw:path><draw:path draw:style-name="gr1278" draw:text-style-name="P85" svg:width="0.0055in" svg:height="0.1508in" svg:x="0.9504in" svg:y="0in" svg:viewBox="0 0 15 384" svg:d="M15 14c0-6 0-14-7-14-8 0-8 8-8 14 0 119 0 237 0 356 0 6 0 14 8 14 7 0 7-8 7-14 0-119 0-237 0-356z"><text:p/></draw:path><draw:path draw:style-name="gr1278" draw:text-style-name="P85" svg:width="0.0756in" svg:height="0.137in" svg:x="1.0244in" svg:y="0.0075in" svg:viewBox="0 0 193 349" svg:d="M121 117c11 0 22 0 33 0 8 0 12 0 12-7 0-5-4-5-10-5-11 0-22 0-33 0 4-15 6-29 9-44 1-7 7-35 9-39 3-8 10-13 19-13 1 0 11 0 18 6-17 1-21 16-21 21 0 9 7 13 15 13 10 0 21-8 21-23 0-17-18-26-33-26-14 0-38 7-50 45-2 8-3 12-13 60-9 0-18 0-27 0-6 0-11 0-11 8 0 4 4 4 11 4 9 0 17 0 26 0-10 51-20 100-30 151-7 37-13 72-33 72-2 0-11 0-19-6 18-2 21-16 21-21 0-9-6-13-14-13-10 0-21 8-21 23 0 17 17 26 33 26 21 0 36-23 43-37 13-25 22-71 22-74 8-39 15-80 23-121z"><text:p/></draw:path><draw:path draw:style-name="gr1278" draw:text-style-name="P85" svg:width="0.0346in" svg:height="0.1508in" svg:x="1.122in" svg:y="0in" svg:viewBox="0 0 89 384" svg:d="M89 380c0-2 0-2-6-8-48-49-61-122-61-180 0-67 15-134 63-181 4-6 4-6 4-7 0-3-1-4-3-4-5 0-39 26-62 76-20 41-24 84-24 116 0 30 4 76 25 120 23 47 56 72 61 72 2 0 3-1 3-4z"><text:p/></draw:path><draw:path draw:style-name="gr1278" draw:text-style-name="P85" svg:width="0.1039in" svg:height="0.1075in" svg:x="1.1717in" svg:y="0.0051in" svg:viewBox="0 0 265 274" svg:d="M56 230c-15 26-31 31-48 32-5 1-8 1-8 8 0 2 2 4 6 4 9 0 22-1 33-1 12 0 26 1 38 1 2 0 8 0 8-7 0-4-4-5-7-5-9 0-17-3-17-13 0-4 2-9 4-14 10-17 20-32 30-48 32 0 65 0 96 0 2 8 7 59 7 63 0 11-20 12-27 12-6 0-10 0-10 8 0 4 4 4 5 4 17 0 33-1 49-1 9 0 34 1 44 1 2 0 6 0 6-7 0-5-3-5-9-5-24 0-24-2-25-13-8-79-15-159-23-239-1-8-1-10-8-10-6 0-7 3-10 7-45 74-89 149-134 223zM102 174c26-42 51-84 76-126 5 42 8 84 12 126-29 0-58 0-88 0z"><text:p/></draw:path><draw:path draw:style-name="gr1278" draw:text-style-name="P85" svg:width="0.035in" svg:height="0.1508in" svg:x="1.289in" svg:y="0in" svg:viewBox="0 0 90 384" svg:d="M90 192c0-30-4-76-25-120-23-47-57-72-61-72-2 0-4 2-4 4 0 1 0 1 8 9 37 37 59 99 59 179 0 65-14 133-61 181-6 5-6 5-6 7s2 4 4 4c4 0 39-26 62-76 20-41 24-84 24-116z"><text:p/></draw:path><draw:path draw:style-name="gr1278" draw:text-style-name="P85" svg:width="0.0921in" svg:height="0.1161in" svg:x="1.3945in" svg:y="0.0173in" svg:viewBox="0 0 235 296" svg:d="M222 15c7 0 13 0 13-7 0-8-6-8-13-8-34 0-69 0-103 0-67 0-119 50-119 111 0 62 53 111 119 111 34 0 69 0 103 0 7 0 13 0 13-7 0-8-6-8-13-8-34 0-69 0-103 0-61 0-104-45-104-95 0-53 44-97 104-97 34 0 69 0 103 0zM21 281c-7 0-13 0-13 8 0 7 6 7 13 7 67 0 134 0 201 0 7 0 13 0 13-7 0-8-6-8-13-8-67 0-134 0-201 0z"><text:p/></draw:path><draw:path draw:style-name="gr1278" draw:text-style-name="P85" svg:width="0.0756in" svg:height="0.137in" svg:x="1.5504in" svg:y="0.0075in" svg:viewBox="0 0 193 349" svg:d="M121 117c11 0 23 0 34 0 8 0 11 0 11-7 0-5-3-5-10-5-11 0-21 0-32 0 3-15 6-29 8-44 1-7 7-35 9-39 3-8 10-13 19-13 1 0 11 0 18 6-16 1-21 16-21 21 0 9 7 13 15 13 10 0 21-8 21-23 0-17-18-26-33-26-14 0-38 7-50 45-2 8-3 12-12 60-9 0-19 0-28 0-6 0-11 0-11 8 0 4 4 4 11 4 9 0 17 0 26 0-10 51-19 100-29 151-8 37-14 72-34 72-1 0-11 0-19-6 18-2 21-16 21-21 0-9-6-13-14-13-10 0-21 8-21 23 0 17 18 26 33 26 21 0 36-23 44-37 12-25 21-71 21-74 8-39 15-80 23-121z"><text:p/></draw:path><draw:path draw:style-name="gr1278" draw:text-style-name="P85" svg:width="0.035in" svg:height="0.1508in" svg:x="1.6484in" svg:y="0in" svg:viewBox="0 0 90 384" svg:d="M90 380c0-2 0-2-6-8-49-49-62-122-62-180 0-67 15-134 63-181 5-6 5-6 5-7 0-3-2-4-4-4-3 0-39 26-62 76-20 41-24 84-24 116 0 30 4 76 25 120 23 47 58 72 61 72 2 0 4-1 4-4z"><text:p/></draw:path><draw:path draw:style-name="gr1278" draw:text-style-name="P85" svg:width="0.1083in" svg:height="0.1024in" svg:x="1.6992in" svg:y="0.0106in" svg:viewBox="0 0 276 261" svg:d="M45 231c-3 15-4 18-35 18-7 0-10 0-10 8 0 4 3 4 10 4 46 0 92 0 139 0 60 0 106-45 106-82 0-28-23-50-60-54 40-8 81-36 81-72 0-29-26-53-72-53-43 0-87 0-130 0-8 0-11 0-11 8 0 4 3 4 11 4 1 0 7 0 14 0 7 1 11 1 11 7 0 1-1 2-2 7-18 68-34 137-52 205zM103 122c8-32 17-64 25-96 3-13 4-14 21-14 16 0 33 0 49 0 34 0 43 22 43 40 0 34-34 70-80 70-19 0-39 0-58 0zM86 249c-6 0-6 0-8 0-4 0-5-1-5-4 0-1 0-1 2-9 9-35 17-70 26-105 24 0 50 0 74 0 36 0 44 27 44 45 0 37-34 73-80 73-18 0-36 0-53 0z"><text:p/></draw:path><draw:path draw:style-name="gr1278" draw:text-style-name="P85" svg:width="0.035in" svg:height="0.1508in" svg:x="1.8244in" svg:y="0in" svg:viewBox="0 0 90 384" svg:d="M90 192c0-30-4-76-26-120-23-47-56-72-60-72-2 0-4 2-4 4 0 1 0 1 8 9 37 37 59 99 59 179 0 65-14 133-61 181-6 5-6 5-6 7s2 4 4 4c4 0 39-26 62-76 19-41 24-84 24-116z"><text:p/></draw:path><draw:path draw:style-name="gr1278" draw:text-style-name="P85" svg:width="0.0539in" svg:height="0.1508in" svg:x="1.8858in" svg:y="0in" svg:viewBox="0 0 138 384" svg:d="M56 332c0 16-11 41-53 43-2 0-3 2-3 5 0 4 4 4 8 4 37 0 73-19 73-48s0-58 0-88c0-15 0-27 16-38 14-13 28-13 37-14 1 0 4-1 4-4s-3-3-7-3c-25-2-44-16-48-35-2-4-2-5-2-19 0-25 0-51 0-76 0-16 0-28-18-43-16-12-42-16-55-16-4 0-8 0-8 4 0 5 2 5 7 5 24 1 43 14 48 33 1 4 1 4 1 18 0 27 0 54 0 82 0 17 2 23 16 36 7 6 18 12 29 14-32 10-45 26-45 48 0 31 0 62 0 92z"><text:p/></draw:path></draw:g>. </text:p>
      <text:p text:style-name="P23">נוכיח <draw:g text:anchor-type="as-char" svg:y="-0.1043in" draw:z-index="74" draw:name="Shape62" draw:style-name="gr1276"><svg:title>TexMaths</svg:title><svg:desc>11§inline§R_f§svg§600§FALSE§</svg:desc><draw:path draw:style-name="gr1277" draw:text-style-name="P84" svg:width="0.1634in" svg:height="0.1315in" svg:x="0.0008in" svg:y="0.0071in" svg:viewBox="0 0 416 335" svg:d="M208 335c-69 0-139 0-208 0 0-112 0-223 0-335 139 0 278 0 416 0 0 112 0 223 0 335-69 0-138 0-208 0z"><text:p/></draw:path><draw:path draw:style-name="gr1278" draw:text-style-name="P85" svg:width="0.1075in" svg:height="0.1059in" svg:x="-0.0004in" svg:y="0in" svg:viewBox="0 0 274 270" svg:d="M129 26c2-8 3-13 11-14 3 0 15 0 23 0 28 0 71 0 71 39 0 13-7 39-22 53-10 11-30 23-65 23-15 0-29 0-43 0 7-34 16-67 25-101zM184 132c40-8 84-35 84-74 0-33-33-58-84-58-37 0-74 0-110 0-8 0-11 0-11 8 0 4 3 4 11 4 4 0 8 0 14 1 7 0 10 1 10 6 0 2 0 3-1 7-18 68-34 138-52 206-4 15-4 17-35 17-7 0-10 0-10 8 0 4 3 3 4 4 11 0 39-1 50-1s37 1 48 1c4 0 8 0 8-7 0-5-3-5-11-5-14 0-24 0-24-6 0-2 0-5 1-7 8-34 17-67 25-101 16 0 31 0 47 0 34 0 42 22 42 35 0 7-4 18-6 27-3 10-7 24-7 31 0 42 47 42 52 42 32 0 45-38 45-44 0-4-2-2-4-4-3 0-4 2-6 4-9 29-25 35-34 35-12 0-15-7-15-23 0-12 2-31 4-42 0-6 1-14 1-18 0-30-25-42-36-46z"><text:p/></draw:path><draw:path draw:style-name="gr1278" draw:text-style-name="P85" svg:width="0.0563in" svg:height="0.0957in" svg:x="0.1157in" svg:y="0.0512in" svg:viewBox="0 0 144 244" svg:d="M90 83c9 0 18 0 27 0 5 0 10 0 10-5 0-4-5-4-9-4-9 0-18 0-25 0 6-34 8-47 11-54 1-7 6-12 13-12 4 1 7 0 13 3-11 3-12 13-12 15 0 6 4 10 11 10s15-6 15-16c0-13-13-20-27-20-12 0-26 7-32 21-6 10-8 22-13 53-8 0-15 0-22 0-6 0-9 0-9 6 0 3 3 3 9 3s13 0 19 0c0 2-17 99-24 127-1 5-5 26-19 26-4-1-6 0-12-3 12-3 12-13 12-14 0-7-4-11-11-11-6 0-15 6-15 16 0 12 13 20 26 20 18 0 30-18 33-24 10-18 16-50 17-53 4-29 9-56 14-84z"><text:p/></draw:path></draw:g><text:span text:style-name="T6"><text:s/>יחס סדר אמ"מ </text:span><text:span text:style-name="T6"><draw:g text:anchor-type="as-char" svg:y="-0.1075in" draw:z-index="75" draw:name="Shape63" draw:style-name="gr1276"><svg:title>TexMaths</svg:title><svg:desc>11§inline§f§svg§600§FALSE§</svg:desc><draw:path draw:style-name="gr1277" draw:text-style-name="P84" svg:width="0.0673in" svg:height="0.1217in" svg:x="-0.0004in" svg:y="0.0075in" svg:viewBox="0 0 172 310" svg:d="M0 0c57 0 115 0 172 0 0 103 0 207 0 310-57 0-115 0-172 0 0-103 0-207 0-310z"><text:p/></draw:path><draw:path draw:style-name="gr1278" draw:text-style-name="P85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ח"ע: </text:span></text:p>
      <text:list xml:id="list3591058318" text:style-name="L2">
        <text:list-item>
          <text:p text:style-name="P22"><draw:g text:anchor-type="as-char" svg:y="-0.0835in" draw:z-index="94" draw:name="Shape64" draw:style-name="gr1276"><svg:title>TexMaths</svg:title><svg:desc>11§inline§\impliedby§svg§600§FALSE§</svg:desc><draw:path draw:style-name="gr1277" draw:text-style-name="P84" svg:width="0.2201in" svg:height="0.0673in" svg:x="0in" svg:y="0.0071in" svg:viewBox="0 0 560 172" svg:d="M0 0c187 0 373 0 560 0 0 57 0 114 0 172-187 0-373 0-560 0 0-58 0-115 0-172z"><text:p/></draw:path><draw:path draw:style-name="gr1278" draw:text-style-name="P85" svg:width="0.1343in" svg:height="0.0827in" svg:x="0.0008in" svg:y="0in" svg:viewBox="0 0 342 211" svg:d="M329 151c7 0 13 0 13-8s-6-8-14-8c-82 0-163 0-244 0-17-14-37-24-49-29 13-7 32-17 49-30 81 0 162 0 244 0 8 0 14 0 14-8 0-7-6-7-13-7-76 0-152 0-228 0 18-18 39-52 39-57 0-4-6-4-8-4-3 0-5 0-8 3-7 15-18 36-44 58-26 23-51 34-72 39-7 2-7 2-8 3 0 2 0 2 0 3s0 1 0 2l1 1c1 0 1 0 9 3 52 16 90 50 112 92 5 7 5 7 10 7 2 0 8 0 8-4s-20-39-39-56c76 0 152 0 228 0z"><text:p/></draw:path><draw:path draw:style-name="gr1278" draw:text-style-name="P85" svg:width="0.1004in" svg:height="0.035in" svg:x="0.1272in" svg:y="0.024in" svg:viewBox="0 0 256 90" svg:d="M243 15c6 0 13 0 13-7 0-8-7-8-13-8-77 0-154 0-231 0-5 0-12 0-12 8 0 7 7 7 13 7 77 0 153 0 230 0zM243 90c6 0 13 0 13-7 0-8-7-8-13-8-77 0-153 0-230 0-6 0-13 0-13 8 0 7 7 7 12 7 77 0 154 0 231 0z"><text:p/></draw:path></draw:g>: יחס סדר גורר חח"ע: <text:span text:style-name="T60">יהי </text:span><draw:g text:anchor-type="as-char" svg:y="-0.1134in" draw:z-index="81" draw:name="Shape65" draw:style-name="gr1276"><svg:title>TexMaths</svg:title><svg:desc>11§inline§f \in \ps(\N) \to \ps(\N)§svg§600§FALSE§</svg:desc><draw:path draw:style-name="gr1277" draw:text-style-name="P84" svg:width="1.1756in" svg:height="0.1358in" svg:x="-0.0004in" svg:y="0.0071in" svg:viewBox="0 0 2987 346" svg:d="M1494 346c-498 0-996 0-1494 0 0-116 0-230 0-346 996 0 1991 0 2987 0 0 116 0 230 0 346-498 0-996 0-1493 0z"><text:p/></draw:path><draw:path draw:style-name="gr1278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278" draw:text-style-name="P85" svg:width="0.076in" svg:height="0.087in" svg:x="0.1378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278" draw:text-style-name="P85" svg:width="0.1079in" svg:height="0.1106in" svg:x="0.272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1278" draw:text-style-name="P85" svg:width="0.0346in" svg:height="0.1512in" svg:x="0.4024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1028in" svg:height="0.1063in" svg:x="0.45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0.565in" svg:y="0in" svg:viewBox="0 0 90 385" svg:d="M90 193c0-30-4-76-25-120-23-48-57-73-61-73-2 0-4 2-4 4s0 2 8 9c37 38 59 99 59 180 0 65-14 133-61 181-6 6-6 6-6 7 0 2 2 4 4 4 4 0 39-26 62-76 20-41 24-84 24-116z"><text:p/></draw:path><draw:path draw:style-name="gr1278" draw:text-style-name="P85" svg:width="0.1346in" svg:height="0.0787in" svg:x="0.6657in" svg:y="0.0362in" svg:viewBox="0 0 343 201" svg:d="M301 109c-22 15-31 32-35 36-17 27-21 51-21 52 0 4 6 4 8 4 7 0 8-1 9-7 9-38 32-71 76-88 4-1 5-4 5-6 0-3-2-3-3-3-17-7-64-27-78-91-1-5-2-6-9-6-2 0-8 0-8 4 0 2 4 26 20 51 8 12 19 25 36 37-95 0-192 0-288 0-6 0-13-1-13 8 0 8 7 9 13 9 96 0 193 0 288 0z"><text:p/></draw:path><draw:path draw:style-name="gr1278" draw:text-style-name="P85" svg:width="0.1079in" svg:height="0.1106in" svg:x="0.8551in" svg:y="0.0098in" svg:viewBox="0 0 275 282" svg:d="M127 0c-55 0-96 26-113 44-13 15-14 26-14 28s1 3 3 3c7 0 16-6 19-8 8-5 9-8 11-15 6-16 17-29 65-31-7 87-30 172-62 251-3 5-2 4-3 7 0 1 2 3 4 3 7 0 25-9 29-19 21-47 52-135 64-242 6 0 13 0 20 0 47 0 92 18 92 57 0 29-27 83-102 85-9 0-13 0-23 8-8 4-10 8-10 11 0 2 2 2 6 2 71 0 162-60 162-123 0-44-52-61-97-61-17 0-34 0-51 0z"><text:p/></draw:path><draw:path draw:style-name="gr1278" draw:text-style-name="P85" svg:width="0.0346in" svg:height="0.1512in" svg:x="0.9854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1028in" svg:height="0.1063in" svg:x="1.0331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1.1476in" svg:y="0in" svg:viewBox="0 0 90 385" svg:d="M90 193c0-30-4-76-25-120-24-48-57-73-61-73-2 0-4 2-4 4s0 2 8 9c37 38 59 99 59 180 0 65-14 133-61 181-6 6-6 6-6 7 0 2 2 4 4 4 4 0 39-26 62-76 20-41 24-84 24-116z"><text:p/></draw:path></draw:g><text:span text:style-name="T12">, ונניח בשלילה </text:span><text:span text:style-name="T12"><draw:g text:anchor-type="as-char" svg:y="-0.1043in" draw:z-index="82" draw:name="Shape66" draw:style-name="gr1276"><svg:title>TexMaths</svg:title><svg:desc>11§inline§R_f§svg§600§FALSE§</svg:desc><draw:path draw:style-name="gr1277" draw:text-style-name="P84" svg:width="0.1634in" svg:height="0.1315in" svg:x="0.0008in" svg:y="0.0071in" svg:viewBox="0 0 416 335" svg:d="M208 335c-69 0-139 0-208 0 0-112 0-223 0-335 139 0 278 0 416 0 0 112 0 223 0 335-69 0-138 0-208 0z"><text:p/></draw:path><draw:path draw:style-name="gr1278" draw:text-style-name="P85" svg:width="0.1075in" svg:height="0.1059in" svg:x="-0.0004in" svg:y="0in" svg:viewBox="0 0 274 270" svg:d="M129 26c2-8 3-13 11-14 3 0 15 0 23 0 28 0 71 0 71 39 0 13-7 39-22 53-10 11-30 23-65 23-15 0-29 0-43 0 7-34 16-67 25-101zM184 132c40-8 84-35 84-74 0-33-33-58-84-58-37 0-74 0-110 0-8 0-11 0-11 8 0 4 3 4 11 4 4 0 8 0 14 1 7 0 10 1 10 6 0 2 0 3-1 7-18 68-34 138-52 206-4 15-4 17-35 17-7 0-10 0-10 8 0 4 3 3 4 4 11 0 39-1 50-1s37 1 48 1c4 0 8 0 8-7 0-5-3-5-11-5-14 0-24 0-24-6 0-2 0-5 1-7 8-34 17-67 25-101 16 0 31 0 47 0 34 0 42 22 42 35 0 7-4 18-6 27-3 10-7 24-7 31 0 42 47 42 52 42 32 0 45-38 45-44 0-4-2-2-4-4-3 0-4 2-6 4-9 29-25 35-34 35-12 0-15-7-15-23 0-12 2-31 4-42 0-6 1-14 1-18 0-30-25-42-36-46z"><text:p/></draw:path><draw:path draw:style-name="gr1278" draw:text-style-name="P85" svg:width="0.0563in" svg:height="0.0957in" svg:x="0.1157in" svg:y="0.0512in" svg:viewBox="0 0 144 244" svg:d="M90 83c9 0 18 0 27 0 5 0 10 0 10-5 0-4-5-4-9-4-9 0-18 0-25 0 6-34 8-47 11-54 1-7 6-12 13-12 4 1 7 0 13 3-11 3-12 13-12 15 0 6 4 10 11 10s15-6 15-16c0-13-13-20-27-20-12 0-26 7-32 21-6 10-8 22-13 53-8 0-15 0-22 0-6 0-9 0-9 6 0 3 3 3 9 3s13 0 19 0c0 2-17 99-24 127-1 5-5 26-19 26-4-1-6 0-12-3 12-3 12-13 12-14 0-7-4-11-11-11-6 0-15 6-15 16 0 12 13 20 26 20 18 0 30-18 33-24 10-18 16-50 17-53 4-29 9-56 14-84z"><text:p/></draw:path></draw:g></text:span><text:span text:style-name="T12"><text:s/>יחס סדר ו־</text:span><text:span text:style-name="T12"><draw:g text:anchor-type="as-char" svg:y="-0.1075in" draw:z-index="83" draw:name="Shape67" draw:style-name="gr1276"><svg:title>TexMaths</svg:title><svg:desc>11§inline§f§svg§600§FALSE§</svg:desc><draw:path draw:style-name="gr1277" draw:text-style-name="P84" svg:width="0.0673in" svg:height="0.1217in" svg:x="-0.0004in" svg:y="0.0075in" svg:viewBox="0 0 172 310" svg:d="M0 0c57 0 115 0 172 0 0 103 0 207 0 310-57 0-115 0-172 0 0-103 0-207 0-310z"><text:p/></draw:path><draw:path draw:style-name="gr1278" draw:text-style-name="P85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2"> לא חח"ע. מההנחה, </text:span><text:span text:style-name="T12"><draw:g text:anchor-type="as-char" svg:y="-0.1043in" draw:z-index="84" draw:name="Shape68" draw:style-name="gr1276"><svg:title>TexMaths</svg:title><svg:desc>11§inline§R_f§svg§600§FALSE§</svg:desc><draw:path draw:style-name="gr1277" draw:text-style-name="P84" svg:width="0.1634in" svg:height="0.1315in" svg:x="0.0008in" svg:y="0.0071in" svg:viewBox="0 0 416 335" svg:d="M208 335c-69 0-139 0-208 0 0-112 0-223 0-335 139 0 278 0 416 0 0 112 0 223 0 335-69 0-138 0-208 0z"><text:p/></draw:path><draw:path draw:style-name="gr1278" draw:text-style-name="P85" svg:width="0.1075in" svg:height="0.1059in" svg:x="-0.0004in" svg:y="0in" svg:viewBox="0 0 274 270" svg:d="M129 26c2-8 3-13 11-14 3 0 15 0 23 0 28 0 71 0 71 39 0 13-7 39-22 53-10 11-30 23-65 23-15 0-29 0-43 0 7-34 16-67 25-101zM184 132c40-8 84-35 84-74 0-33-33-58-84-58-37 0-74 0-110 0-8 0-11 0-11 8 0 4 3 4 11 4 4 0 8 0 14 1 7 0 10 1 10 6 0 2 0 3-1 7-18 68-34 138-52 206-4 15-4 17-35 17-7 0-10 0-10 8 0 4 3 3 4 4 11 0 39-1 50-1s37 1 48 1c4 0 8 0 8-7 0-5-3-5-11-5-14 0-24 0-24-6 0-2 0-5 1-7 8-34 17-67 25-101 16 0 31 0 47 0 34 0 42 22 42 35 0 7-4 18-6 27-3 10-7 24-7 31 0 42 47 42 52 42 32 0 45-38 45-44 0-4-2-2-4-4-3 0-4 2-6 4-9 29-25 35-34 35-12 0-15-7-15-23 0-12 2-31 4-42 0-6 1-14 1-18 0-30-25-42-36-46z"><text:p/></draw:path><draw:path draw:style-name="gr1278" draw:text-style-name="P85" svg:width="0.0563in" svg:height="0.0957in" svg:x="0.1157in" svg:y="0.0512in" svg:viewBox="0 0 144 244" svg:d="M90 83c9 0 18 0 27 0 5 0 10 0 10-5 0-4-5-4-9-4-9 0-18 0-25 0 6-34 8-47 11-54 1-7 6-12 13-12 4 1 7 0 13 3-11 3-12 13-12 15 0 6 4 10 11 10s15-6 15-16c0-13-13-20-27-20-12 0-26 7-32 21-6 10-8 22-13 53-8 0-15 0-22 0-6 0-9 0-9 6 0 3 3 3 9 3s13 0 19 0c0 2-17 99-24 127-1 5-5 26-19 26-4-1-6 0-12-3 12-3 12-13 12-14 0-7-4-11-11-11-6 0-15 6-15 16 0 12 13 20 26 20 18 0 30-18 33-24 10-18 16-50 17-53 4-29 9-56 14-84z"><text:p/></draw:path></draw:g></text:span><text:span text:style-name="T12"><text:s/>אנטי־סימטרי וגם כן קיימות </text:span><text:span text:style-name="T12"><draw:g text:anchor-type="as-char" svg:y="-0.1134in" draw:z-index="86" draw:name="Shape69" draw:style-name="gr1276"><svg:title>TexMaths</svg:title><svg:desc>11§inline§A, B \in \ps(\N)§svg§600§FALSE§</svg:desc><draw:path draw:style-name="gr1277" draw:text-style-name="P84" svg:width="0.8055in" svg:height="0.1354in" svg:x="0.0024in" svg:y="0.0071in" svg:viewBox="0 0 2047 345" svg:d="M0 0c682 0 1365 0 2047 0 0 115 0 230 0 345-682 0-1365 0-2047 0 0-115 0-230 0-345z"><text:p/></draw:path><draw:path draw:style-name="gr1278" draw:text-style-name="P85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1278" draw:text-style-name="P85" svg:width="0.0173in" svg:height="0.0453in" svg:x="0.1217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1083in" svg:height="0.1031in" svg:x="0.1823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1278" draw:text-style-name="P85" svg:width="0.076in" svg:height="0.087in" svg:x="0.3539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1278" draw:text-style-name="P85" svg:width="0.1079in" svg:height="0.1106in" svg:x="0.4878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1278" draw:text-style-name="P85" svg:width="0.0346in" svg:height="0.1508in" svg:x="0.6181in" svg:y="0in" svg:viewBox="0 0 89 384" svg:d="M89 380c0-1 0-1-6-8-48-48-61-121-61-179 0-67 15-135 63-183 4-4 4-4 4-7 0-2-1-3-3-3-5 0-39 26-62 75-20 43-24 86-24 118 0 28 4 76 25 119 23 47 56 72 61 72 2 0 3-1 3-4z"><text:p/></draw:path><draw:path draw:style-name="gr1278" draw:text-style-name="P85" svg:width="0.1024in" svg:height="0.1059in" svg:x="0.6661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1278" draw:text-style-name="P85" svg:width="0.0346in" svg:height="0.1508in" svg:x="0.781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2"><text:s/>כך ש־</text:span><text:span text:style-name="T12"><draw:g text:anchor-type="as-char" svg:y="-0.1102in" draw:z-index="87" draw:name="Shape70" draw:style-name="gr1276"><svg:title>TexMaths</svg:title><svg:desc>11§inline§A \neq B§svg§600§FALSE§</svg:desc><draw:path draw:style-name="gr1277" draw:text-style-name="P84" svg:width="0.415in" svg:height="0.1256in" svg:x="0.0024in" svg:y="0.0075in" svg:viewBox="0 0 1055 320" svg:d="M0 0c352 0 703 0 1055 0 0 107 0 213 0 320-352 0-703 0-1055 0 0-107 0-213 0-320z"><text:p/></draw:path><draw:path draw:style-name="gr1278" draw:text-style-name="P85" svg:width="0.1039in" svg:height="0.1083in" svg:x="-0.0004in" svg:y="0in" svg:viewBox="0 0 265 276" svg:d="M56 232c-15 25-31 30-47 32-6 1-9 1-9 7 0 2 2 5 5 5 10 0 22-1 33-1 14 0 27 1 39 1 2 0 8 0 8-7 0-4-4-5-7-5-9 0-18-4-18-14 0-4 3-9 6-14 10-17 19-33 28-50 32 0 65 0 97 0 1 9 7 61 7 65 0 11-20 13-28 13-5 0-10 0-10 7 0 5 4 4 6 5 16 0 33-1 48-1 10 0 34 1 44 1 2 0 7 0 7-8 0-4-3-4-9-4-24 0-24-3-25-14-8-80-16-161-23-241-1-8-1-9-8-9-6 0-8 2-10 7-45 75-89 150-134 225zM102 175c25-43 51-85 76-126 4 41 8 83 12 126-30 0-58 0-88 0z"><text:p/></draw:path><draw:path draw:style-name="gr1278" draw:text-style-name="P85" svg:width="0.0752in" svg:height="0.1409in" svg:x="0.1717in" svg:y="0in" svg:viewBox="0 0 192 359" svg:d="M189 15c3-5 3-6 3-7 0-2-2-8-7-8s-6 2-9 8c-57 112-116 224-173 336-3 6-3 7-3 8 0 3 2 7 8 7 4 0 5-2 7-7 59-113 116-224 174-337z"><text:p/></draw:path><draw:path draw:style-name="gr1278" draw:text-style-name="P85" svg:width="0.1004in" svg:height="0.0358in" svg:x="0.1594in" svg:y="0.0528in" svg:viewBox="0 0 256 92" svg:d="M243 15c5 0 13 0 13-7 0-8-8-8-13-8-77 0-154 0-231 0-5 0-12 0-12 8 0 7 7 7 12 7 77 0 154 0 231 0zM243 92c5 0 13 0 13-8s-8-8-13-8c-77 0-154 0-231 0-5 0-12 0-12 8s7 8 12 8c77 0 154 0 231 0z"><text:p/></draw:path><draw:path draw:style-name="gr1278" draw:text-style-name="P85" svg:width="0.1083in" svg:height="0.1028in" svg:x="0.3169in" svg:y="0.0051in" svg:viewBox="0 0 276 262" svg:d="M46 233c-4 15-4 17-35 17-7 0-11 0-11 8 0 4 3 4 11 4 46 0 91 0 137 0 62 0 107-45 107-82 0-28-22-50-59-54 39-8 80-37 80-73 0-29-25-53-72-53-42 0-86 0-129 0-8 0-11 0-11 8 0 3 3 3 10 3 1 0 8 0 15 1s10 1 10 7c0 1 0 2-1 6-18 70-34 139-52 208zM104 122c8-32 17-64 25-96 3-13 3-15 19-15 17 0 34 0 51 0 34 0 42 23 42 41 0 33-33 70-81 70-18 0-37 0-56 0zM87 250c-6 0-7 0-9 0-3 0-4-1-4-4 0-1 0-1 1-9 9-35 18-70 27-106 24 0 49 0 73 0 37 0 44 28 44 45 0 37-34 74-79 74-18 0-36 0-53 0z"><text:p/></draw:path></draw:g></text:span><text:span text:style-name="T12"> אך </text:span><text:span text:style-name="T12"><draw:g text:anchor-type="as-char" svg:y="-0.1134in" draw:z-index="85" draw:name="Shape71" draw:style-name="gr1276"><svg:title>TexMaths</svg:title><svg:desc>11§inline§f(A) = f(B)§svg§600§FALSE§</svg:desc><draw:path draw:style-name="gr1277" draw:text-style-name="P84" svg:width="0.8264in" svg:height="0.1358in" svg:x="-0.0004in" svg:y="0.0071in" svg:viewBox="0 0 2100 346" svg:d="M1050 346c-351 0-700 0-1050 0 0-116 0-230 0-346 701 0 1400 0 2100 0 0 116 0 230 0 346-349 0-700 0-1050 0z"><text:p/></draw:path><draw:path draw:style-name="gr1278" draw:text-style-name="P8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039in" svg:height="0.1079in" svg:x="0.1472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1278" draw:text-style-name="P85" svg:width="0.035in" svg:height="0.1512in" svg:x="0.2646in" svg:y="0in" svg:viewBox="0 0 90 385" svg:d="M90 193c0-30-4-76-26-120-23-48-56-73-60-73-3 0-4 2-4 4s0 2 8 9c37 38 59 99 59 180 0 65-14 133-62 181-5 6-5 6-5 7 0 2 1 4 4 4 4 0 39-26 61-76 20-41 25-84 25-116z"><text:p/></draw:path><draw:path draw:style-name="gr1278" draw:text-style-name="P85" svg:width="0.1004in" svg:height="0.0354in" svg:x="0.366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52in" svg:height="0.1374in" svg:x="0.5256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1278" draw:text-style-name="P85" svg:width="0.035in" svg:height="0.1512in" svg:x="0.6232in" svg:y="0in" svg:viewBox="0 0 90 385" svg:d="M90 381c0-1 0-1-6-8-49-49-61-122-61-180 0-67 14-135 62-182 5-5 5-5 5-7 0-3-1-4-4-4-4 0-39 26-61 76-20 42-25 85-25 117 0 29 4 76 26 120 23 47 56 72 60 72 3 0 4-1 4-4z"><text:p/></draw:path><draw:path draw:style-name="gr1278" draw:text-style-name="P85" svg:width="0.1083in" svg:height="0.1028in" svg:x="0.6736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1278" draw:text-style-name="P85" svg:width="0.035in" svg:height="0.1512in" svg:x="0.798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2">. מהכלה דו־כיוונית </text:span><text:span text:style-name="T12"><draw:g text:anchor-type="as-char" svg:y="-0.1134in" draw:z-index="91" draw:name="Shape72" draw:style-name="gr1276"><svg:title>TexMaths</svg:title><svg:desc>11§inline§f(A) \subseteq f(B) \land f(B) \subseteq f(A)§svg§600§FALSE§</svg:desc><draw:path draw:style-name="gr1277" draw:text-style-name="P84" svg:width="1.8551in" svg:height="0.1358in" svg:x="-0.0004in" svg:y="0.0071in" svg:viewBox="0 0 4713 346" svg:d="M2357 346c-786 0-1572 0-2357 0 0-116 0-230 0-346 1571 0 3142 0 4713 0 0 116 0 230 0 346-786 0-1571 0-2356 0z"><text:p/></draw:path><draw:path draw:style-name="gr1278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278" draw:text-style-name="P85" svg:width="0.0346in" svg:height="0.1512in" svg:x="0.098in" svg:y="0in" svg:viewBox="0 0 89 385" svg:d="M89 381c0-1 0-1-6-8-48-49-61-122-61-180 0-67 15-135 63-182 4-5 4-5 4-7 0-3-1-4-3-4-5 0-39 26-62 76-20 42-24 85-24 117 0 29 4 76 25 120 23 47 56 72 61 72 2 0 3-1 3-4z"><text:p/></draw:path><draw:path draw:style-name="gr1278" draw:text-style-name="P85" svg:width="0.1039in" svg:height="0.1079in" svg:x="0.1472in" svg:y="0.0043in" svg:viewBox="0 0 265 275" svg:d="M56 231c-15 26-31 31-48 32-5 1-8 1-8 8 0 2 2 4 6 4 9 0 22-1 33-1 12 0 26 1 38 1 2 0 8 0 8-7 0-4-5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1278" draw:text-style-name="P85" svg:width="0.035in" svg:height="0.1512in" svg:x="0.2646in" svg:y="0in" svg:viewBox="0 0 90 385" svg:d="M90 193c0-30-4-76-25-120-23-48-57-73-61-73-2 0-4 2-4 4s0 2 8 9c37 38 59 99 59 180 0 65-14 133-61 181-6 6-6 6-6 7 0 2 2 4 4 4 4 0 39-26 62-76 20-41 24-84 24-116z"><text:p/></draw:path><draw:path draw:style-name="gr1278" draw:text-style-name="P85" svg:width="0.0921in" svg:height="0.1165in" svg:x="0.3705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1278" draw:text-style-name="P85" svg:width="0.0756in" svg:height="0.1374in" svg:x="0.5264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35in" svg:height="0.1512in" svg:x="0.624in" svg:y="0in" svg:viewBox="0 0 90 385" svg:d="M90 381c0-1 0-1-6-8-49-49-61-122-61-180 0-67 14-135 62-182 5-5 5-5 5-7 0-3-2-4-4-4-3 0-39 26-62 76-20 42-24 85-24 117 0 29 4 76 25 120 23 47 58 72 61 72 2 0 4-1 4-4z"><text:p/></draw:path><draw:path draw:style-name="gr1278" draw:text-style-name="P85" svg:width="0.1083in" svg:height="0.1028in" svg:x="0.6748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1278" draw:text-style-name="P85" svg:width="0.035in" svg:height="0.1512in" svg:x="0.8in" svg:y="0in" svg:viewBox="0 0 90 385" svg:d="M90 193c0-30-4-76-25-120-24-48-57-73-61-73-2 0-4 2-4 4s0 2 8 9c37 38 59 99 59 180 0 65-14 133-61 181-6 6-6 6-6 7 0 2 2 4 4 4 4 0 39-26 62-76 20-41 24-84 24-116z"><text:p/></draw:path><draw:path draw:style-name="gr1278" draw:text-style-name="P85" svg:width="0.0846in" svg:height="0.0937in" svg:x="0.8929in" svg:y="0.0217in" svg:viewBox="0 0 216 239" svg:d="M117 9c-4-7-6-9-9-9-6 0-7 3-9 9-32 71-64 143-96 215-2 4-3 5-3 7 0 5 3 8 8 8 3 0 6-1 9-8 30-67 60-135 91-203 31 68 60 136 91 203 3 8 7 8 9 8 3 0 8-3 8-8 0-1 0-2-3-6-31-72-64-145-96-216z"><text:p/></draw:path><draw:path draw:style-name="gr1278" draw:text-style-name="P85" svg:width="0.0756in" svg:height="0.1374in" svg:x="1.0276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1278" draw:text-style-name="P85" svg:width="0.0346in" svg:height="0.1512in" svg:x="1.1252in" svg:y="0in" svg:viewBox="0 0 89 385" svg:d="M89 381c0-1 0-1-6-8-48-49-61-122-61-180 0-67 15-135 63-182 4-5 4-5 4-7 0-3-1-4-3-4-5 0-39 26-62 76-20 42-24 85-24 117 0 29 4 76 25 120 23 47 56 72 61 72 2 0 3-1 3-4z"><text:p/></draw:path><draw:path draw:style-name="gr1278" draw:text-style-name="P85" svg:width="0.1079in" svg:height="0.1028in" svg:x="1.176in" svg:y="0.0098in" svg:viewBox="0 0 275 262" svg:d="M45 232c-3 15-4 18-35 18-7 0-10 0-10 8 0 4 3 4 10 4 46 0 91 0 137 0 62 0 107-45 107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1278" draw:text-style-name="P85" svg:width="0.035in" svg:height="0.1512in" svg:x="1.3012in" svg:y="0in" svg:viewBox="0 0 90 385" svg:d="M90 193c0-30-4-76-26-120-23-48-56-73-60-73-3 0-4 2-4 4s0 2 8 9c37 38 59 99 59 180 0 65-14 133-61 181-6 6-6 6-6 7 0 2 1 4 4 4 4 0 39-26 61-76 20-41 25-84 25-116z"><text:p/></draw:path><draw:path draw:style-name="gr1278" draw:text-style-name="P85" svg:width="0.0929in" svg:height="0.1165in" svg:x="1.4063in" svg:y="0.0161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1278" draw:text-style-name="P85" svg:width="0.0756in" svg:height="0.1374in" svg:x="1.5626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1278" draw:text-style-name="P85" svg:width="0.0346in" svg:height="0.1512in" svg:x="1.6606in" svg:y="0in" svg:viewBox="0 0 89 385" svg:d="M89 381c0-1 0-1-6-8-49-49-61-122-61-180 0-67 15-135 63-182 4-5 4-5 4-7 0-3-1-4-3-4-5 0-39 26-62 76-20 42-24 85-24 117 0 29 4 76 25 120 23 47 56 72 61 72 2 0 3-1 3-4z"><text:p/></draw:path><draw:path draw:style-name="gr1278" draw:text-style-name="P85" svg:width="0.1039in" svg:height="0.1079in" svg:x="1.7098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1278" draw:text-style-name="P85" svg:width="0.035in" svg:height="0.1512in" svg:x="1.8276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12">. מההנחה, לכל שתי קבוצות ב־</text:span><text:span text:style-name="T12"><draw:g text:anchor-type="as-char" svg:y="-0.1134in" draw:z-index="88" draw:name="Shape73" draw:style-name="gr1276"><svg:title>TexMaths</svg:title><svg:desc>11§inline§\ps(\N)§svg§600§FALSE§</svg:desc><draw:path draw:style-name="gr1277" draw:text-style-name="P84" svg:width="0.3146in" svg:height="0.1354in" svg:x="0.0043in" svg:y="0.0071in" svg:viewBox="0 0 800 345" svg:d="M0 0c266 0 534 0 800 0 0 115 0 230 0 345-266 0-534 0-800 0 0-115 0-230 0-345z"><text:p/></draw:path><draw:path draw:style-name="gr1278" draw:text-style-name="P85" svg:width="0.1079in" svg:height="0.1106in" svg:x="-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1278" draw:text-style-name="P85" svg:width="0.0346in" svg:height="0.1508in" svg:x="0.1299in" svg:y="0in" svg:viewBox="0 0 89 384" svg:d="M89 380c0-1 0-1-6-8-49-48-61-121-61-179 0-67 14-135 62-183 5-4 5-4 5-7 0-2-1-3-4-3-4 0-39 26-61 75-20 43-24 86-24 118 0 28 3 76 25 119 23 47 56 72 60 72 3 0 4-1 4-4z"><text:p/></draw:path><draw:path draw:style-name="gr1278" draw:text-style-name="P85" svg:width="0.1028in" svg:height="0.1059in" svg:x="0.1772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1278" draw:text-style-name="P85" svg:width="0.0346in" svg:height="0.1508in" svg:x="0.292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2"> ובפרט </text:span><text:span text:style-name="T12"><draw:g text:anchor-type="as-char" svg:y="-0.1071in" draw:z-index="89" draw:name="Shape74" draw:style-name="gr1276"><svg:title>TexMaths</svg:title><svg:desc>11§inline§A, B§svg§600§FALSE§</svg:desc><draw:path draw:style-name="gr1277" draw:text-style-name="P84" svg:width="0.2803in" svg:height="0.1217in" svg:x="0.0024in" svg:y="0.0071in" svg:viewBox="0 0 713 310" svg:d="M357 310c-119 0-238 0-357 0 0-103 0-207 0-310 238 0 475 0 713 0 0 103 0 207 0 310-119 0-238 0-356 0z"><text:p/></draw:path><draw:path draw:style-name="gr1278" draw:text-style-name="P85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1278" draw:text-style-name="P85" svg:width="0.0173in" svg:height="0.0453in" svg:x="0.1217in" svg:y="0.0921in" svg:viewBox="0 0 45 116" svg:d="M45 41c0-26-10-41-25-41-12 0-20 10-20 21 0 10 8 20 20 20 4 0 10-1 14-5 1-1 1-1 1-1 1 0 1 0 1 6 0 28-13 51-26 63-5 5-5 6-5 7 0 2 3 5 5 5 4 0 35-30 35-75z"><text:p/></draw:path><draw:path draw:style-name="gr1278" draw:text-style-name="P85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12"><text:s/>מתקיים שאם </text:span><text:span text:style-name="T12"><draw:g text:anchor-type="as-char" svg:y="-0.1138in" draw:z-index="90" draw:name="Shape75" draw:style-name="gr1276"><svg:title>TexMaths</svg:title><svg:desc>11§inline§\la A, B \ra \in R_f \land \la B, A \ra \in R_f§svg§600§FALSE§</svg:desc><draw:path draw:style-name="gr1277" draw:text-style-name="P84" svg:width="1.7457in" svg:height="0.1417in" svg:x="-0.0004in" svg:y="0.0079in" svg:viewBox="0 0 4435 361" svg:d="M2218 361c-739 0-1479 0-2218 0 0-121 0-240 0-361 1479 0 2956 0 4435 0 0 121 0 240 0 361-739 0-1479 0-2217 0z"><text:p/></draw:path><draw:path draw:style-name="gr1278" draw:text-style-name="P85" svg:width="0.0335in" svg:height="0.1508in" svg:x="0.0087in" svg:y="0in" svg:viewBox="0 0 86 384" svg:d="M84 15c2-4 2-5 2-7 0-5-3-8-8-8-3 0-5 2-9 9-22 59-45 117-67 176-1 3-2 5-2 7s0 2 2 7c22 58 45 117 67 175 3 4 4 10 9 10s8-3 8-8c0-1 0-2-2-6-23-60-45-119-69-178 24-59 46-118 69-177z"><text:p/></draw:path><draw:path draw:style-name="gr1278" draw:text-style-name="P85" svg:width="0.1039in" svg:height="0.1075in" svg:x="0.0563in" svg:y="0.0051in" svg:viewBox="0 0 265 274" svg:d="M56 230c-15 26-31 31-47 32-6 1-9 1-9 8 0 2 2 4 6 4 9 0 22-1 33-1 13 0 26 1 38 1 2 0 8 0 8-7 0-4-4-5-7-5-9 0-17-3-17-13 0-4 2-9 5-14 10-17 19-32 29-48 32 0 65 0 96 0 2 8 7 59 7 63 0 11-20 12-27 12-6 0-10 0-10 8 0 4 3 3 5 4 17 0 33-1 49-1 9 0 34 1 44 1 2 0 6 0 6-7 0-5-3-5-9-5-24 0-24-2-25-13-8-79-15-159-23-239-1-8-1-10-8-10-5 0-7 3-10 7-45 74-89 149-134 223zM102 174c26-42 51-84 76-126 5 42 8 84 12 126-29 0-58 0-88 0z"><text:p/></draw:path><draw:path draw:style-name="gr1278" draw:text-style-name="P85" svg:width="0.0173in" svg:height="0.0449in" svg:x="0.1787in" svg:y="0.0972in" svg:viewBox="0 0 45 115" svg:d="M45 41c0-26-10-41-25-41-12 0-20 10-20 21 0 10 8 20 20 20 4 0 10-2 14-5 1-1 1-1 1-1 1 0 1 0 1 6 0 28-13 51-26 63-4 5-4 6-4 7 0 2 2 4 4 4 4 0 35-29 35-74z"><text:p/></draw:path><draw:path draw:style-name="gr1278" draw:text-style-name="P85" svg:width="0.1083in" svg:height="0.1024in" svg:x="0.2394in" svg:y="0.0106in" svg:viewBox="0 0 276 261" svg:d="M46 231c-4 15-4 18-35 18-7 0-11 0-11 8 0 4 3 4 11 4 46 0 91 0 138 0 61 0 106-45 106-82 0-28-22-50-59-54 39-8 80-36 80-72 0-29-25-53-71-53-43 0-87 0-130 0-8 0-11 0-11 8 0 4 3 4 10 4 1 0 9 0 15 0 7 1 10 1 10 7 0 1 0 2-1 7-18 68-34 137-52 205zM105 122c7-32 16-64 24-96 3-13 3-14 21-14 16 0 33 0 49 0 34 0 42 22 42 40 0 34-33 70-80 70-19 0-38 0-56 0zM87 249c-6 0-7 0-9 0-3 0-4-1-4-4 0-1 0-1 1-9 9-35 19-70 27-105 25 0 49 0 73 0 37 0 44 27 44 45 0 37-34 73-79 73-18 0-35 0-53 0z"><text:p/></draw:path><draw:path draw:style-name="gr1278" draw:text-style-name="P85" svg:width="0.0335in" svg:height="0.1508in" svg:x="0.3646in" svg:y="0in" svg:viewBox="0 0 86 384" svg:d="M85 199c1-5 1-6 1-7 0-2 0-1-1-5-23-60-45-119-68-178-3-7-5-9-9-9-5 0-8 3-8 8 0 1 0 2 2 6 23 60 45 119 68 178-23 58-45 117-68 177-2 4-2 5-2 7 0 5 3 8 8 8s6-4 7-8c24-59 47-118 70-177z"><text:p/></draw:path><draw:path draw:style-name="gr1278" draw:text-style-name="P85" svg:width="0.076in" svg:height="0.087in" svg:x="0.4701in" svg:y="0.0319in" svg:viewBox="0 0 194 222" svg:d="M179 120c7 0 15-2 15-9 0-9-8-8-15-8-55 0-109 0-164 0 6-50 50-88 105-88 20 0 40 0 59 0 7 0 15 0 15-7 0-8-8-8-15-8-19 0-40 0-60 0-66 0-119 48-119 111 0 61 53 111 119 111 20 0 41 0 60 0 7 0 15 0 15-7 0-8-8-8-15-8-19 0-39 0-59 0-55 0-99-37-105-87 55 0 109 0 164 0z"><text:p/></draw:path><draw:path draw:style-name="gr1278" draw:text-style-name="P85" svg:width="0.1083in" svg:height="0.1059in" svg:x="0.6075in" svg:y="0.0106in" svg:viewBox="0 0 276 270" svg:d="M129 26c3-10 4-13 11-14 3 0 16 0 24 0 27 0 70 0 70 37 0 14-6 40-22 55-10 10-29 22-65 22-14 0-28 0-42 0 7-34 16-67 24-100zM185 132c39-9 85-35 85-75 0-33-35-57-85-57-36 0-74 0-110 0-8 0-12 0-12 8 0 4 4 4 11 4 1 0 9 0 15 0 7 1 10 1 10 7 0 1 0 2-1 7-18 68-34 137-52 205-4 15-5 18-35 18-8 0-11 0-11 8 0 4 4 4 6 4 11 0 37-1 48-1s38 1 49 1c4 0 8 0 8-8 0-4-3-4-11-4-14 0-25 0-25-7 0-2 1-4 1-6 9-33 18-67 26-101 16 0 30 0 45 0 36 0 43 22 43 35 0 6-3 18-5 26-3 11-7 25-7 32 0 42 46 42 52 42 33 0 46-40 46-44 0-5-3-3-4-5-4 0-5 3-6 5-10 29-26 35-35 35-12 0-15-9-15-23 0-12 2-31 4-43 0-5 1-13 1-18 0-30-25-42-36-45z"><text:p/></draw:path><draw:path draw:style-name="gr1278" draw:text-style-name="P85" svg:width="0.0563in" svg:height="0.0957in" svg:x="0.7244in" svg:y="0.0618in" svg:viewBox="0 0 144 244" svg:d="M91 83c9 0 18 0 27 0 5 0 9 0 9-6 0-3-4-3-9-3-9 0-17 0-26 0 7-35 9-47 11-55 2-6 8-11 14-11 1 0 7 0 13 3-11 3-12 13-12 14 0 7 4 10 11 10s15-5 15-16c0-12-13-19-27-19-11 0-25 7-32 20-6 10-8 22-13 54-8 0-15 0-22 0-5 0-9 0-9 5 0 4 4 4 9 4 6 0 13 0 19 0 0 1-17 99-24 128-1 4-5 25-19 25-4-1-6 0-12-3 12-4 12-14 12-16 0-4-4-9-11-9-6 0-15 7-15 16 0 12 13 20 26 20 18 0 30-18 33-25 10-16 16-49 17-52 5-29 10-56 15-84z"><text:p/></draw:path><draw:path draw:style-name="gr1278" draw:text-style-name="P85" svg:width="0.0843in" svg:height="0.0933in" svg:x="0.8378in" svg:y="0.0228in" svg:viewBox="0 0 215 238" svg:d="M117 9c-4-7-6-9-9-9-6 0-7 3-9 9-32 71-65 142-97 214-2 4-2 5-2 7 0 5 3 8 8 8 2 0 5-1 9-9 30-67 60-135 91-202 30 67 60 135 90 202 3 9 8 9 9 9 4 0 8-3 8-8 0-1 0-2-3-6-32-72-63-144-95-215z"><text:p/></draw:path><draw:path draw:style-name="gr1278" draw:text-style-name="P85" svg:width="0.0335in" svg:height="0.1508in" svg:x="0.9811in" svg:y="0in" svg:viewBox="0 0 86 384" svg:d="M84 15c2-4 2-5 2-7 0-5-3-8-8-8-3 0-6 2-9 9-23 59-45 117-68 176 0 3-1 5-1 7s0 2 1 7c23 58 45 117 68 175 1 4 4 10 9 10s8-3 8-8c0-1 0-2-2-6-23-60-45-119-69-178 24-59 46-118 69-177z"><text:p/></draw:path><draw:path draw:style-name="gr1278" draw:text-style-name="P85" svg:width="0.1083in" svg:height="0.1024in" svg:x="1.0295in" svg:y="0.0106in" svg:viewBox="0 0 276 261" svg:d="M46 231c-4 15-4 18-35 18-7 0-11 0-11 8 0 4 4 4 11 4 46 0 91 0 138 0 61 0 106-45 106-82 0-28-22-50-59-54 39-8 80-36 80-72 0-29-25-53-71-53-43 0-87 0-130 0-8 0-11 0-11 8 0 4 3 4 10 4 1 0 9 0 15 0 7 1 10 1 10 7 0 1 0 2-1 7-18 68-34 137-52 205zM105 122c7-32 16-64 24-96 3-13 4-14 21-14 16 0 33 0 49 0 34 0 42 22 42 40 0 34-33 70-80 70-19 0-38 0-56 0zM87 249c-6 0-7 0-9 0-3 0-4-1-4-4 0-1 0-1 2-9 9-35 18-70 26-105 25 0 49 0 73 0 37 0 45 27 45 45 0 37-35 73-80 73-18 0-35 0-53 0z"><text:p/></draw:path><draw:path draw:style-name="gr1278" draw:text-style-name="P85" svg:width="0.0173in" svg:height="0.0449in" svg:x="1.1598in" svg:y="0.0972in" svg:viewBox="0 0 45 115" svg:d="M45 41c0-26-10-41-24-41-13 0-21 10-21 21 0 10 8 20 21 20 4 0 9-2 13-5 1-1 1-1 2-1 0 2 0 0 0 6 0 28-13 50-26 63-4 4-3 6-3 7 0 2 1 4 3 4 4 0 35-29 35-74z"><text:p/></draw:path><draw:path draw:style-name="gr1278" draw:text-style-name="P85" svg:width="0.1039in" svg:height="0.1075in" svg:x="1.2193in" svg:y="0.0051in" svg:viewBox="0 0 265 274" svg:d="M56 230c-15 26-31 31-47 32-6 1-9 1-9 8 0 2 2 4 6 4 9 0 22-1 33-1 13 0 26 1 38 1 2 0 8 0 8-7 0-4-4-5-7-5-9 0-17-3-17-13 0-4 2-9 5-14 10-17 19-32 29-48 32 0 65 0 96 0 2 8 7 59 7 63 0 11-20 12-27 12-6 0-10 0-10 8 0 4 3 3 5 4 17 0 33-1 49-1 9 0 34 1 44 1 2 0 6 0 6-7 0-5-3-5-9-5-24 0-24-2-25-13-8-79-15-159-23-239-1-8-1-10-8-10-5 0-7 3-10 7-45 74-89 149-134 223zM102 174c26-42 51-84 76-126 5 42 8 84 12 126-29 0-58 0-88 0z"><text:p/></draw:path><draw:path draw:style-name="gr1278" draw:text-style-name="P85" svg:width="0.0335in" svg:height="0.1508in" svg:x="1.337in" svg:y="0in" svg:viewBox="0 0 86 384" svg:d="M84 199c2-5 2-6 2-7 0-2 0-1-2-5-22-60-45-119-67-178-3-7-5-9-9-9-5 0-8 3-8 8 0 1 0 2 1 6 23 60 46 119 69 178-23 58-46 117-69 177-1 4-1 5-1 7 0 5 3 8 8 8 4 0 6-4 7-8 24-59 46-118 69-177z"><text:p/></draw:path><draw:path draw:style-name="gr1278" draw:text-style-name="P85" svg:width="0.0756in" svg:height="0.087in" svg:x="1.4425in" svg:y="0.0319in" svg:viewBox="0 0 193 222" svg:d="M179 120c7 0 14-2 14-9 0-9-7-8-14-8-55 0-109 0-164 0 5-50 50-88 104-88 20 0 41 0 60 0 7 0 14 0 14-7 0-8-7-8-14-8-19 0-40 0-60 0-66 0-119 48-119 111 0 61 53 111 119 111 20 0 41 0 60 0 7 0 14 0 14-7 0-8-7-8-14-8-19 0-40 0-60 0-54 0-99-37-104-87 55 0 109 0 164 0z"><text:p/></draw:path><draw:path draw:style-name="gr1278" draw:text-style-name="P85" svg:width="0.1083in" svg:height="0.1059in" svg:x="1.5799in" svg:y="0.0106in" svg:viewBox="0 0 276 270" svg:d="M129 26c2-10 3-13 11-14 3 0 15 0 23 0 27 0 70 0 70 37 0 14-5 40-21 55-10 10-30 22-65 22-14 0-29 0-44 0 9-34 17-67 26-100zM185 132c38-9 85-35 85-75 0-33-36-57-86-57-37 0-74 0-110 0-8 0-11 0-11 8 0 4 3 4 11 4 1 0 7 0 14 0 8 1 11 1 11 7 0 1-1 2-2 7-18 68-34 137-52 205-3 15-4 18-35 18-7 0-10 0-10 8 0 4 4 4 6 4 11 0 37-1 48-1s38 1 49 1c3 0 8 0 8-8 0-4-3-4-11-4-14 0-25 0-25-7 0-2 1-4 1-6 9-33 16-67 25-101 16 0 31 0 46 0 36 0 42 22 42 35 0 6-2 18-5 26-2 11-6 25-6 32 0 42 46 42 52 42 32 0 46-40 46-44 0-5-3-3-4-5-5 0-5 3-6 5-10 29-26 35-35 35-13 0-15-9-15-23 0-12 2-31 3-43 1-5 2-13 2-18 0-30-26-42-36-45z"><text:p/></draw:path><draw:path draw:style-name="gr1278" draw:text-style-name="P85" svg:width="0.0563in" svg:height="0.0957in" svg:x="1.6969in" svg:y="0.0618in" svg:viewBox="0 0 144 244" svg:d="M90 83c9 0 18 0 27 0 5 0 10 0 10-6 0-3-5-3-9-3-9 0-17 0-26 0 7-35 9-47 11-55 2-6 7-11 14-11 4 1 7 0 13 3-11 3-12 13-12 14 0 7 4 10 11 10 6 0 15-5 15-16 0-12-13-19-27-19-12 0-26 7-32 20-6 10-8 22-13 54-8 0-15 0-22 0-6 0-9 0-9 5 0 4 3 4 9 4s13 0 19 0c0 1-17 99-24 128-1 4-5 25-19 25-4-1-6 0-12-3 11-4 12-14 12-16 0-4-4-9-11-9-6 0-15 7-15 16 0 12 13 20 26 20 18 0 30-18 33-25 9-16 16-49 17-52 4-29 10-56 14-84z"><text:p/></draw:path></draw:g></text:span><text:span text:style-name="T12"><text:s/>(שמתקיים לפי האמור לעיל) אז </text:span><text:span text:style-name="T12"><draw:g text:anchor-type="as-char" svg:y="-0.1083in" draw:z-index="92" draw:name="Shape76" draw:style-name="gr1276"><svg:title>TexMaths</svg:title><svg:desc>11§inline§A = B§svg§600§FALSE§</svg:desc><draw:path draw:style-name="gr1277" draw:text-style-name="P84" svg:width="0.415in" svg:height="0.0921in" svg:x="0.0024in" svg:y="0.0079in" svg:viewBox="0 0 1055 235" svg:d="M0 0c352 0 703 0 1055 0 0 78 0 157 0 235-352 0-703 0-1055 0 0-78 0-157 0-235z"><text:p/></draw:path><draw:path draw:style-name="gr1278" draw:text-style-name="P85" svg:width="0.1039in" svg:height="0.1079in" svg:x="-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1278" draw:text-style-name="P85" svg:width="0.1004in" svg:height="0.035in" svg:x="0.1594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1278" draw:text-style-name="P85" svg:width="0.1083in" svg:height="0.1024in" svg:x="0.3169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2">, בסתירה לכך ש־</text:span><text:span text:style-name="T12"><draw:g text:anchor-type="as-char" svg:y="-0.1102in" draw:z-index="93" draw:name="Shape77" draw:style-name="gr1276"><svg:title>TexMaths</svg:title><svg:desc>11§inline§A \neq B§svg§600§FALSE§</svg:desc><draw:path draw:style-name="gr1277" draw:text-style-name="P84" svg:width="0.415in" svg:height="0.1256in" svg:x="0.0024in" svg:y="0.0075in" svg:viewBox="0 0 1055 320" svg:d="M0 0c352 0 703 0 1055 0 0 107 0 213 0 320-352 0-703 0-1055 0 0-107 0-213 0-320z"><text:p/></draw:path><draw:path draw:style-name="gr1278" draw:text-style-name="P85" svg:width="0.1039in" svg:height="0.1083in" svg:x="-0.0004in" svg:y="0in" svg:viewBox="0 0 265 276" svg:d="M56 232c-15 25-31 30-47 32-6 1-9 1-9 7 0 2 2 5 5 5 10 0 22-1 33-1 14 0 27 1 39 1 2 0 8 0 8-7 0-4-4-5-7-5-9 0-18-4-18-14 0-4 3-9 6-14 10-17 19-33 28-50 32 0 65 0 97 0 1 9 7 61 7 65 0 11-20 13-28 13-5 0-10 0-10 7 0 5 4 4 6 5 16 0 33-1 48-1 10 0 34 1 44 1 2 0 7 0 7-8 0-4-3-4-9-4-24 0-24-3-25-14-8-80-16-161-23-241-1-8-1-9-8-9-6 0-8 2-10 7-45 75-89 150-134 225zM102 175c25-43 51-85 76-126 4 41 8 83 12 126-30 0-58 0-88 0z"><text:p/></draw:path><draw:path draw:style-name="gr1278" draw:text-style-name="P85" svg:width="0.0752in" svg:height="0.1409in" svg:x="0.1717in" svg:y="0in" svg:viewBox="0 0 192 359" svg:d="M189 15c3-5 3-6 3-7 0-2-2-8-7-8s-6 2-9 8c-57 112-116 224-173 336-3 6-3 7-3 8 0 3 2 7 8 7 4 0 5-2 7-7 59-113 116-224 174-337z"><text:p/></draw:path><draw:path draw:style-name="gr1278" draw:text-style-name="P85" svg:width="0.1004in" svg:height="0.0358in" svg:x="0.1594in" svg:y="0.0528in" svg:viewBox="0 0 256 92" svg:d="M243 15c5 0 13 0 13-7 0-8-8-8-13-8-77 0-154 0-231 0-5 0-12 0-12 8 0 7 7 7 12 7 77 0 154 0 231 0zM243 92c5 0 13 0 13-8s-8-8-13-8c-77 0-154 0-231 0-5 0-12 0-12 8s7 8 12 8c77 0 154 0 231 0z"><text:p/></draw:path><draw:path draw:style-name="gr1278" draw:text-style-name="P85" svg:width="0.1083in" svg:height="0.1028in" svg:x="0.3169in" svg:y="0.0051in" svg:viewBox="0 0 276 262" svg:d="M46 233c-4 15-4 17-35 17-7 0-11 0-11 8 0 4 3 4 11 4 46 0 91 0 137 0 62 0 107-45 107-82 0-28-22-50-59-54 39-8 80-37 80-73 0-29-25-53-72-53-42 0-86 0-129 0-8 0-11 0-11 8 0 3 3 3 10 3 1 0 8 0 15 1s10 1 10 7c0 1 0 2-1 6-18 70-34 139-52 208zM104 122c8-32 17-64 25-96 3-13 3-15 19-15 17 0 34 0 51 0 34 0 42 23 42 41 0 33-33 70-81 70-18 0-37 0-56 0zM87 250c-6 0-7 0-9 0-3 0-4-1-4-4 0-1 0-1 1-9 9-35 18-70 27-106 24 0 49 0 73 0 37 0 44 28 44 45 0 37-34 74-79 74-18 0-36 0-53 0z"><text:p/></draw:path></draw:g></text:span><text:span text:style-name="T12">. </text:span></text:p>
        </text:list-item>
        <text:list-item>
          <text:p text:style-name="P19"><draw:g text:anchor-type="as-char" svg:y="-0.0835in" draw:z-index="95" draw:name="Shape78" draw:style-name="gr1276"><svg:title>TexMaths</svg:title><svg:desc>11§inline§\implies§svg§600§FALSE§</svg:desc><draw:path draw:style-name="gr1277" draw:text-style-name="P84" svg:width="0.2201in" svg:height="0.0673in" svg:x="0in" svg:y="0.0071in" svg:viewBox="0 0 560 172" svg:d="M0 0c187 0 373 0 560 0 0 57 0 114 0 172-187 0-373 0-560 0 0-58 0-115 0-172z"><text:p/></draw:path><draw:path draw:style-name="gr1278" draw:text-style-name="P85" svg:width="0.1004in" svg:height="0.035in" svg:x="0.0008in" svg:y="0.024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1278" draw:text-style-name="P85" svg:width="0.1343in" svg:height="0.0827in" svg:x="0.0937in" svg:y="0in" svg:viewBox="0 0 342 211" svg:d="M259 76c16 14 36 24 48 30-14 6-33 16-48 29-82 0-164 0-246 0-6 0-13 0-13 8s7 8 13 8c76 0 152 0 228 0-19 17-39 52-39 56s6 4 8 4c3 0 6 0 7-3 9-14 20-35 44-57 27-23 53-34 72-40 7-2 8-2 8-3 1 0 1-1 1-2s0-1 0-3l-1-1c-1 0-1 0-9-3-51-15-91-49-112-91-4-8-4-8-10-8-2 0-8 0-8 4 0 5 20 39 39 57-76 0-152 0-228 0-6 0-13 0-13 7 0 8 7 8 13 8 82 0 164 0 246 0z"><text:p/></draw:path></draw:g><text:span text:style-name="T59">: חח"ע גורר יחס סדר: </text:span></text:p>
          <text:list>
            <text:list-item>
              <text:p text:style-name="P20"><text:span text:style-name="T58">רפלקסיבי: יהי </text:span><draw:g text:anchor-type="as-char" svg:y="-0.1134in" draw:z-index="60" draw:name="Shape79" draw:style-name="gr1276"><svg:title>TexMaths</svg:title><svg:desc>11§inline§A \in \ps(\N)§svg§600§FALSE§</svg:desc><draw:path draw:style-name="gr1277" draw:text-style-name="P84" svg:width="0.615in" svg:height="0.1354in" svg:x="0.0024in" svg:y="0.0071in" svg:viewBox="0 0 1563 345" svg:d="M0 0c521 0 1042 0 1563 0 0 115 0 230 0 345-521 0-1042 0-1563 0 0-115 0-230 0-345z"><text:p/></draw:path><draw:path draw:style-name="gr1278" draw:text-style-name="P85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278" draw:text-style-name="P85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278" draw:text-style-name="P85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1278" draw:text-style-name="P85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1278" draw:text-style-name="P85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1278" draw:text-style-name="P85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text:span text:style-name="T9">, נוכיח </text:span><text:span text:style-name="T9"><draw:g text:anchor-type="as-char" svg:y="-0.1075in" draw:z-index="61" draw:name="Shape80" draw:style-name="gr1276"><svg:title>TexMaths</svg:title><svg:desc>11§inline§AR_fA§svg§600§FALSE§</svg:desc><draw:path draw:style-name="gr1277" draw:text-style-name="P84" svg:width="0.402in" svg:height="0.137in" svg:x="0.002in" svg:y="0.0079in" svg:viewBox="0 0 1022 349" svg:d="M512 349c-171 0-341 0-512 0 0-117 0-232 0-349 341 0 681 0 1022 0 0 117 0 232 0 349-170 0-341 0-510 0z"><text:p/></draw:path><draw:path draw:style-name="gr1278" draw:text-style-name="P85" svg:width="0.1035in" svg:height="0.1079in" svg:x="-0.0004in" svg:y="0in" svg:viewBox="0 0 264 275" svg:d="M55 231c-15 25-31 31-47 32-5 1-8 1-8 8 0 2 1 4 4 4 11 0 22-1 33-1 14 0 27 1 39 1 3 0 8 0 8-7 0-4-4-5-7-5-9 0-18-3-18-13 0-5 3-9 6-15 10-16 20-31 30-48 32 0 65 0 96 0 0 9 6 59 6 64 0 11-20 12-28 12-5 0-8 0-8 8 0 4 4 4 5 4 16 0 32-1 47-1 10 0 35 1 44 1 3 0 7 0 7-8 0-4-3-4-9-4-23 0-23-2-24-13-9-79-16-160-24-240-1-8-1-10-8-10-5 0-8 3-10 7-45 74-89 149-134 224zM101 175c26-43 51-85 76-127 5 42 9 84 13 127-29 0-59 0-89 0z"><text:p/></draw:path><draw:path draw:style-name="gr1278" draw:text-style-name="P85" svg:width="0.1083in" svg:height="0.1063in" svg:x="0.1146in" svg:y="0.0051in" svg:viewBox="0 0 276 271" svg:d="M129 26c3-8 4-13 11-14 3 0 16 0 24 0 27 0 70 0 70 38 0 13-6 39-22 54-10 10-29 22-65 22-14 0-28 0-42 0 7-34 16-67 24-100zM185 132c38-9 85-35 85-75 0-33-35-57-85-57-36 0-74 0-110 0-8 0-12 0-12 8 0 4 4 4 11 4 1 0 9 0 15 0 7 1 10 1 10 7 0 1 0 2-1 7-18 69-34 138-52 206-4 15-5 18-35 18-8 0-11 0-11 7 0 5 4 5 6 5 11 0 37-1 48-1s38 1 49 1c4 0 8 0 8-8 0-4-3-4-11-4-14 0-25 0-25-7 0-2 1-4 1-7 9-33 16-67 25-101 16 0 31 0 46 0 36 0 43 22 43 35 0 6-3 18-5 27-3 11-7 24-7 32 0 42 46 42 52 42 33 0 46-40 46-44 0-6-3-4-4-6-4 0-5 3-6 6-10 28-26 35-35 35-12 0-15-9-15-23 0-12 2-31 4-43 0-6 1-13 1-19 0-30-26-42-36-45z"><text:p/></draw:path><draw:path draw:style-name="gr1278" draw:text-style-name="P85" svg:width="0.0563in" svg:height="0.0957in" svg:x="0.2311in" svg:y="0.0575in" svg:viewBox="0 0 144 244" svg:d="M90 84c9 0 19 0 28 0 4 0 9 0 9-7 0-3-5-3-9-3-9 0-17 0-26 0 7-34 9-47 11-55 2-6 7-11 14-11 1 0 7 0 13 3-11 3-12 13-12 14 0 7 4 10 11 10s15-5 15-16c0-12-13-19-27-19-11 0-26 7-32 20-6 10-8 23-13 54-8 0-15 0-22 0-6 0-9 0-9 5s3 5 9 5 13 0 19 0c0 1-17 99-24 126-1 6-5 26-19 26-4-1-6 0-12-3 11-3 12-13 12-15 0-6-4-9-11-9-6 0-15 5-15 15 0 12 13 20 26 20 18 0 30-17 33-24 10-17 16-50 17-53 4-28 10-56 14-83z"><text:p/></draw:path><draw:path draw:style-name="gr1278" draw:text-style-name="P85" svg:width="0.1039in" svg:height="0.1079in" svg:x="0.3075in" svg:y="0in" svg:viewBox="0 0 265 275" svg:d="M55 231c-15 25-30 31-47 32-5 1-8 1-8 8 0 2 2 4 4 4 11 0 24-1 35-1 12 0 25 1 38 1 2 0 7 0 7-7 0-4-4-5-6-5-9 0-19-3-19-13 0-5 3-9 6-15 10-16 20-31 30-48 32 0 65 0 96 0 2 9 7 59 7 64 0 11-21 12-29 12-5 0-8 0-8 8 0 4 4 4 5 4 16 0 32-1 49-1 9 0 34 1 42 1 4 0 8 0 8-8 0-4-4-4-9-4-24 0-24-2-25-13-9-79-16-160-24-240 0-8 0-10-7-10-6 0-7 3-10 7-45 74-90 149-135 224zM102 175c26-43 51-85 76-127 4 42 8 84 12 127-29 0-58 0-88 0z"><text:p/></draw:path></draw:g></text:span><text:span text:style-name="T9">, באופן שקול </text:span><text:span text:style-name="T9"><draw:g text:anchor-type="as-char" svg:y="-0.1134in" draw:z-index="62" draw:name="Shape81" draw:style-name="gr1276"><svg:title>TexMaths</svg:title><svg:desc>11§inline§f(A) \subseteq f(A)§svg§600§FALSE§</svg:desc><draw:path draw:style-name="gr1277" draw:text-style-name="P84" svg:width="0.8177in" svg:height="0.1354in" svg:x="-0.0004in" svg:y="0.0071in" svg:viewBox="0 0 2078 345" svg:d="M0 0c693 0 1385 0 2078 0 0 115 0 230 0 345-693 0-1385 0-2078 0 0-115 0-230 0-345z"><text:p/></draw:path><draw:path draw:style-name="gr1278" draw:text-style-name="P85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1278" draw:text-style-name="P85" svg:width="0.0346in" svg:height="0.1508in" svg:x="0.098in" svg:y="0in" svg:viewBox="0 0 89 384" svg:d="M89 380c0-1 0-1-7-8-48-48-60-121-60-179 0-67 14-135 62-183 5-4 5-4 5-7 0-2-1-3-3-3-5 0-40 26-62 75-20 43-24 86-24 118 0 28 3 76 25 119 23 47 56 72 61 72 2 0 3-1 3-4z"><text:p/></draw:path><draw:path draw:style-name="gr1278" draw:text-style-name="P85" svg:width="0.1039in" svg:height="0.1079in" svg:x="0.1472in" svg:y="0.0043in" svg:viewBox="0 0 265 275" svg:d="M55 230c-15 27-31 32-47 33-5 0-8 0-8 8 0 2 1 4 4 4 11 0 23-2 33-2 14 0 27 2 40 2 2 0 7 0 7-7 0-5-4-5-6-5-9-1-19-4-19-14 0-5 3-9 6-14 10-16 20-32 30-48 31 0 64 0 96 0 1 7 6 60 6 63 0 12-20 13-28 13-5 0-8 0-8 8 0 4 4 4 5 4 15 0 32-2 48-2 9 0 35 2 43 2 3 0 8 0 8-9 0-3-4-3-9-3-24 0-24-3-25-14-8-79-17-160-24-240 0-8 0-9-7-9-6 0-8 2-11 7-45 74-89 149-134 223zM101 175c25-43 52-86 77-128 5 42 8 85 12 128-29 0-59 0-89 0z"><text:p/></draw:path><draw:path draw:style-name="gr1278" draw:text-style-name="P85" svg:width="0.0346in" svg:height="0.1508in" svg:x="0.2646in" svg:y="0in" svg:viewBox="0 0 89 384" svg:d="M89 193c0-30-4-77-25-120-23-48-56-73-61-73-2 0-3 1-3 3 0 3 0 3 7 10 38 38 60 99 60 180 0 65-14 132-63 181-4 5-4 5-4 6 0 3 1 4 3 4 5 0 39-26 62-75 20-43 24-85 24-116z"><text:p/></draw:path><draw:path draw:style-name="gr1278" draw:text-style-name="P85" svg:width="0.0925in" svg:height="0.1161in" svg:x="0.3701in" svg:y="0.0161in" svg:viewBox="0 0 236 296" svg:d="M222 15c7 0 14 0 14-7 0-8-7-8-14-8-34 0-69 0-103 0-66 0-119 51-119 111 0 62 54 111 119 111 34 0 69 0 103 0 7 0 14 0 14-7 0-8-7-8-14-8-34 0-68 0-102 0-62 0-105-44-105-96s44-96 105-96c34 0 68 0 102 0zM21 281c-7 0-13 0-13 7 0 8 6 8 13 8 67 0 134 0 201 0 7 0 14 0 14-8 0-7-7-7-14-7-67 0-134 0-201 0z"><text:p/></draw:path><draw:path draw:style-name="gr1278" draw:text-style-name="P85" svg:width="0.076in" svg:height="0.137in" svg:x="0.5252in" svg:y="0.0071in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1278" draw:text-style-name="P85" svg:width="0.035in" svg:height="0.1508in" svg:x="0.6232in" svg:y="0in" svg:viewBox="0 0 90 384" svg:d="M90 380c0-1 0-1-6-8-49-48-61-121-61-179 0-67 14-135 62-183 5-4 5-4 5-7 0-2-2-3-4-3-4 0-39 26-62 75-20 43-24 86-24 118 0 28 4 76 25 119 23 47 57 72 61 72 2 0 4-1 4-4z"><text:p/></draw:path><draw:path draw:style-name="gr1278" draw:text-style-name="P85" svg:width="0.1039in" svg:height="0.1079in" svg:x="0.6724in" svg:y="0.0043in" svg:viewBox="0 0 265 275" svg:d="M56 230c-15 27-31 32-47 33-5 0-9 0-9 8 0 2 2 4 5 4 10 0 22-2 33-2 14 0 27 2 39 2 2 0 8 0 8-7 0-5-4-5-7-5-9-1-18-4-18-14 0-5 3-9 6-14 10-16 19-32 29-48 33 0 64 0 97 0 0 7 6 60 6 63 0 12-20 13-28 13-5 0-9 0-9 8 0 4 3 3 5 4 17 0 33-2 48-2 10 0 35 2 44 2 3 0 7 0 7-9 0-3-3-3-9-3-24 0-24-3-25-14-8-79-15-160-23-240-1-8-1-9-8-9-5 0-8 2-10 7-45 74-89 149-134 223zM102 175c26-43 51-86 76-128 5 42 9 85 13 128-29 0-59 0-89 0z"><text:p/></draw:path><draw:path draw:style-name="gr1278" draw:text-style-name="P85" svg:width="0.0346in" svg:height="0.1508in" svg:x="0.790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"><text:s/>ובפרט </text:span><text:span text:style-name="T9"><draw:g text:anchor-type="as-char" svg:y="-0.1134in" draw:z-index="63" draw:name="Shape82" draw:style-name="gr1276"><svg:title>TexMaths</svg:title><svg:desc>11§inline§f(A) = f(A)§svg§600§FALSE§</svg:desc><draw:path draw:style-name="gr1277" draw:text-style-name="P84" svg:width="0.8177in" svg:height="0.1354in" svg:x="-0.0004in" svg:y="0.0071in" svg:viewBox="0 0 2078 345" svg:d="M0 0c693 0 1385 0 2078 0 0 115 0 230 0 345-693 0-1385 0-2078 0 0-115 0-230 0-345z"><text:p/></draw:path><draw:path draw:style-name="gr1278" draw:text-style-name="P85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1278" draw:text-style-name="P85" svg:width="0.0346in" svg:height="0.1508in" svg:x="0.098in" svg:y="0in" svg:viewBox="0 0 89 384" svg:d="M89 380c0-1 0-1-7-8-48-48-60-121-60-179 0-67 14-135 62-183 5-4 5-4 5-7 0-2-1-3-3-3-5 0-40 26-62 75-20 43-24 86-24 118 0 28 3 76 25 119 23 47 56 72 61 72 2 0 3-1 3-4z"><text:p/></draw:path><draw:path draw:style-name="gr1278" draw:text-style-name="P85" svg:width="0.1039in" svg:height="0.1079in" svg:x="0.1472in" svg:y="0.0043in" svg:viewBox="0 0 265 275" svg:d="M55 230c-15 27-31 32-47 33-5 0-8 0-8 8 0 2 1 4 4 4 11 0 23-2 33-2 14 0 27 2 40 2 2 0 7 0 7-7 0-5-4-5-6-5-9-1-19-4-19-14 0-5 3-9 6-14 10-16 20-32 30-48 31 0 64 0 96 0 1 7 6 60 6 63 0 12-20 13-28 13-5 0-8 0-8 8 0 4 4 4 5 4 15 0 32-2 48-2 9 0 35 2 43 2 3 0 8 0 8-9 0-3-4-3-9-3-24 0-24-3-25-14-8-79-17-160-24-240 0-8 0-9-7-9-6 0-8 2-11 7-45 74-89 149-134 223zM101 175c25-43 52-86 77-128 5 42 8 85 12 128-29 0-59 0-89 0z"><text:p/></draw:path><draw:path draw:style-name="gr1278" draw:text-style-name="P85" svg:width="0.0346in" svg:height="0.1508in" svg:x="0.2646in" svg:y="0in" svg:viewBox="0 0 89 384" svg:d="M89 193c0-30-4-77-25-120-23-48-56-73-61-73-2 0-3 1-3 3 0 3 0 3 7 10 38 38 60 99 60 180 0 65-14 132-63 181-4 5-4 5-4 6 0 3 1 4 3 4 5 0 39-26 62-75 20-43 24-85 24-116z"><text:p/></draw:path><draw:path draw:style-name="gr1278" draw:text-style-name="P85" svg:width="0.1004in" svg:height="0.035in" svg:x="0.366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76in" svg:height="0.137in" svg:x="0.5252in" svg:y="0.0071in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1278" draw:text-style-name="P85" svg:width="0.035in" svg:height="0.1508in" svg:x="0.6232in" svg:y="0in" svg:viewBox="0 0 90 384" svg:d="M90 380c0-1 0-1-6-8-49-48-61-121-61-179 0-67 14-135 62-183 5-4 5-4 5-7 0-2-2-3-4-3-4 0-39 26-62 75-20 43-24 86-24 118 0 28 4 76 25 119 23 47 57 72 61 72 2 0 4-1 4-4z"><text:p/></draw:path><draw:path draw:style-name="gr1278" draw:text-style-name="P85" svg:width="0.1039in" svg:height="0.1079in" svg:x="0.6724in" svg:y="0.0043in" svg:viewBox="0 0 265 275" svg:d="M56 230c-15 27-31 32-47 33-5 0-9 0-9 8 0 2 2 4 5 4 10 0 22-2 33-2 14 0 27 2 39 2 2 0 8 0 8-7 0-5-4-5-7-5-9-1-18-4-18-14 0-5 3-9 6-14 10-16 19-32 29-48 33 0 64 0 97 0 0 7 6 60 6 63 0 12-20 13-28 13-5 0-9 0-9 8 0 4 3 3 5 4 17 0 33-2 48-2 10 0 35 2 44 2 3 0 7 0 7-9 0-3-3-3-9-3-24 0-24-3-25-14-8-79-15-160-23-240-1-8-1-9-8-9-5 0-8 2-10 7-45 74-89 149-134 223zM102 175c26-43 51-86 76-128 5 42 9 85 13 128-29 0-59 0-89 0z"><text:p/></draw:path><draw:path draw:style-name="gr1278" draw:text-style-name="P85" svg:width="0.0346in" svg:height="0.1508in" svg:x="0.790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"><text:s/>המהווה פסוק אמת. </text:span></text:p>
            </text:list-item>
            <text:list-item>
              <text:p text:style-name="P20"><text:span text:style-name="T58">טרנזיטיבי: יהי </text:span><draw:g text:anchor-type="as-char" svg:y="-0.1134in" draw:z-index="64" draw:name="Shape83" draw:style-name="gr1276"><svg:title>TexMaths</svg:title><svg:desc>11§inline§A, B, C \in \ps(\N)§svg§600§FALSE§</svg:desc><draw:path draw:style-name="gr1277" draw:text-style-name="P84" svg:width="0.9933in" svg:height="0.1354in" svg:x="0.0024in" svg:y="0.0071in" svg:viewBox="0 0 2524 345" svg:d="M0 0c842 0 1683 0 2524 0 0 115 0 230 0 345-841 0-1682 0-2524 0 0-115 0-230 0-345z"><text:p/></draw:path><draw:path draw:style-name="gr1278" draw:text-style-name="P85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1278" draw:text-style-name="P85" svg:width="0.0173in" svg:height="0.0453in" svg:x="0.1217in" svg:y="0.0972in" svg:viewBox="0 0 45 116" svg:d="M45 41c0-26-10-41-25-41-12 0-20 10-20 21 0 10 8 21 20 21 5 0 10-2 14-6 1-1 1-1 1-1 1 0 1 0 1 6 0 28-13 51-26 65-4 3-4 4-4 5 0 4 2 5 4 5 4 0 35-30 35-75z"><text:p/></draw:path><draw:path draw:style-name="gr1278" draw:text-style-name="P85" svg:width="0.1083in" svg:height="0.1031in" svg:x="0.1827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1278" draw:text-style-name="P85" svg:width="0.0173in" svg:height="0.0453in" svg:x="0.3126in" svg:y="0.0972in" svg:viewBox="0 0 45 116" svg:d="M45 41c0-26-10-41-24-41-13 0-21 10-21 21 0 10 8 21 21 21 4 0 9-2 13-6 1-1 1-1 2-1 0 2 0 0 0 6 0 28-13 51-25 65-4 3-4 4-4 5 0 4 1 5 3 5 4 0 35-30 35-75z"><text:p/></draw:path><draw:path draw:style-name="gr1278" draw:text-style-name="P85" svg:width="0.1075in" svg:height="0.1094in" svg:x="0.3748in" svg:y="0.0071in" svg:viewBox="0 0 274 279" svg:d="M274 3c0-1-1-3-4-3-1 0-1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8-33 16-65 24-98z"><text:p/></draw:path><draw:path draw:style-name="gr1278" draw:text-style-name="P85" svg:width="0.076in" svg:height="0.087in" svg:x="0.541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278" draw:text-style-name="P85" svg:width="0.1079in" svg:height="0.1106in" svg:x="0.6756in" svg:y="0.0098in" svg:viewBox="0 0 275 282" svg:d="M127 0c-55 0-96 26-113 45-13 16-14 27-14 28 0 2 2 2 4 2 6 0 15-6 18-7 9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1278" draw:text-style-name="P85" svg:width="0.0346in" svg:height="0.1508in" svg:x="0.8059in" svg:y="0in" svg:viewBox="0 0 89 384" svg:d="M89 380c0-1 0-1-6-8-49-48-61-121-61-179 0-67 15-135 63-183 4-4 4-4 4-7 0-2-1-3-3-3-5 0-39 26-62 75-20 43-24 86-24 118 0 28 4 76 25 119 23 47 56 72 61 72 2 0 3-1 3-4z"><text:p/></draw:path><draw:path draw:style-name="gr1278" draw:text-style-name="P85" svg:width="0.1028in" svg:height="0.1059in" svg:x="0.8535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1278" draw:text-style-name="P85" svg:width="0.035in" svg:height="0.1508in" svg:x="0.9685in" svg:y="0in" svg:viewBox="0 0 90 384" svg:d="M90 193c0-30-4-77-25-120-23-48-56-73-61-73-2 0-4 1-4 3 0 3 0 3 8 10 38 38 60 99 60 180 0 65-14 132-62 181-6 5-6 5-6 6 0 3 2 4 4 4 5 0 39-26 62-75 20-43 24-85 24-116z"><text:p/></draw:path></draw:g><text:span text:style-name="T9">, נניח </text:span><text:span text:style-name="T9"><draw:g text:anchor-type="as-char" svg:y="-0.1075in" draw:z-index="65" draw:name="Shape84" draw:style-name="gr1276"><svg:title>TexMaths</svg:title><svg:desc>11§inline§AR_fB \land BR_fC§svg§600§FALSE§</svg:desc><draw:path draw:style-name="gr1277" draw:text-style-name="P84" svg:width="1.0169in" svg:height="0.137in" svg:x="0.002in" svg:y="0.0079in" svg:viewBox="0 0 2584 349" svg:d="M1293 349c-431 0-862 0-1293 0 0-117 0-232 0-349 861 0 1723 0 2584 0 0 117 0 232 0 349-430 0-861 0-1291 0z"><text:p/></draw:path><draw:path draw:style-name="gr1278" draw:text-style-name="P85" svg:width="0.1035in" svg:height="0.1079in" svg:x="-0.0004in" svg:y="0in" svg:viewBox="0 0 264 275" svg:d="M55 231c-15 25-31 31-47 32-5 1-8 1-8 8 0 2 1 4 4 4 11 0 22-1 33-1 14 0 27 1 39 1 3 0 8 0 8-7 0-4-4-5-7-5-9 0-18-3-18-13 0-5 3-9 6-15 10-16 20-31 30-48 31 0 64 0 96 0 0 9 6 59 6 64 0 11-20 12-28 12-5 0-8 0-8 8 0 4 4 4 5 4 15 0 32-1 47-1 10 0 34 1 44 1 3 0 7 0 7-8 0-4-3-4-9-4-23 0-23-2-24-13-8-79-17-160-24-240-1-8-1-10-8-10-5 0-8 3-10 7-45 74-89 149-134 224zM101 175c25-43 51-85 76-127 4 42 9 84 13 127-29 0-59 0-89 0z"><text:p/></draw:path><draw:path draw:style-name="gr1278" draw:text-style-name="P85" svg:width="0.1083in" svg:height="0.1063in" svg:x="0.1146in" svg:y="0.0051in" svg:viewBox="0 0 276 271" svg:d="M129 26c3-8 4-13 11-14 3 0 16 0 24 0 27 0 70 0 70 37 0 14-6 40-22 55-10 10-29 22-65 22-14 0-28 0-43 0 8-34 17-67 25-100zM185 132c38-9 84-35 84-75 0-33-34-57-84-57-37 0-74 0-110 0-8 0-12 0-12 8 0 4 4 4 11 4 1 0 8 0 15 0 7 1 10 1 10 7 0 1 0 2-1 7-18 69-34 138-52 206-4 15-5 18-35 18-8 0-11 0-11 7 0 5 4 5 5 5 11 0 38-1 49-1s38 1 49 1c4 0 8 0 8-8 0-4-3-4-11-4-14 0-25 0-25-7 0-2 1-4 1-7 9-33 16-67 25-101 16 0 31 0 46 0 36 0 43 22 43 35 0 6-3 18-5 27-4 11-7 24-7 32 0 42 46 42 52 42 33 0 46-40 46-44 0-6-3-4-4-6-4 0-5 3-6 6-10 28-26 35-35 35-12 0-15-9-15-23 0-12 2-31 4-43 0-6 1-13 1-19 0-30-26-42-36-45z"><text:p/></draw:path><draw:path draw:style-name="gr1278" draw:text-style-name="P85" svg:width="0.0563in" svg:height="0.0957in" svg:x="0.2311in" svg:y="0.0575in" svg:viewBox="0 0 144 244" svg:d="M90 84c9 0 19 0 28 0 5 0 8 0 8-7 0-3-3-3-8-3-9 0-17 0-26 0 7-34 9-47 11-55 1-6 7-11 14-11 1 0 7 0 13 3-11 3-12 13-12 14 0 7 4 10 11 10s15-5 15-16c0-12-13-19-27-19-11 0-26 7-32 20-6 10-8 23-14 54-7 0-14 0-22 0-5 0-8 0-8 5s3 5 8 5c7 0 14 0 20 0 0 1-17 99-24 126-1 6-5 26-19 26-4-1-6 0-12-3 11-3 12-13 12-15 0-6-4-9-11-9-6 0-15 5-15 15 0 12 13 20 26 20 18 0 30-17 33-24 10-17 16-50 17-53 4-28 10-56 14-83z"><text:p/></draw:path><draw:path draw:style-name="gr1278" draw:text-style-name="P85" svg:width="0.1083in" svg:height="0.1028in" svg:x="0.3087in" svg:y="0.0051in" svg:viewBox="0 0 276 262" svg:d="M46 232c-4 15-4 18-35 18-7 0-11 0-11 7 0 5 3 5 11 5 46 0 91 0 137 0 62 0 107-45 107-83 0-27-22-49-59-54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9 9-35 18-70 27-105 24 0 49 0 73 0 37 0 44 28 44 45 0 36-34 74-79 74-18 0-36 0-53 0z"><text:p/></draw:path><draw:path draw:style-name="gr1278" draw:text-style-name="P85" svg:width="0.0839in" svg:height="0.0933in" svg:x="0.4677in" svg:y="0.0193in" svg:viewBox="0 0 214 238" svg:d="M117 8c-4-7-6-8-9-8-6 0-7 2-9 8-32 71-65 143-97 214-2 5-2 6-2 8 0 4 3 8 8 8 2 0 5-1 8-8 31-67 61-135 92-204 29 69 60 137 90 204 3 8 8 8 9 8 4 0 7-4 7-8 0-1 0-2-2-7-32-71-64-144-95-215z"><text:p/></draw:path><draw:path draw:style-name="gr1278" draw:text-style-name="P85" svg:width="0.1079in" svg:height="0.1028in" svg:x="0.6004in" svg:y="0.0051in" svg:viewBox="0 0 275 262" svg:d="M45 232c-3 15-4 18-35 18-7 0-10 0-10 7 0 5 3 5 10 5 46 0 92 0 138 0 61 0 106-45 106-83 0-27-22-49-59-54 40-7 80-36 80-72 0-29-25-53-72-53-42 0-86 0-129 0-8 0-11 0-11 8 0 4 3 4 11 4 4 0 7 0 14 0 7 1 11 1 11 7 0 1-1 2-2 7-18 69-34 138-52 206zM103 122c8-32 17-64 25-96 3-13 4-14 20-14 17 0 33 0 50 0 34 0 43 22 43 40 0 34-34 70-82 70-18 0-37 0-56 0zM86 250c-6 0-6 0-8 0-4 0-5-1-5-5 0-1 0-1 2-9 9-35 17-70 26-105 24 0 49 0 73 0 37 0 45 28 45 45 0 36-34 74-80 74-18 0-36 0-53 0z"><text:p/></draw:path><draw:path draw:style-name="gr1278" draw:text-style-name="P85" svg:width="0.1083in" svg:height="0.1063in" svg:x="0.7232in" svg:y="0.0051in" svg:viewBox="0 0 276 271" svg:d="M130 26c2-8 3-13 11-14 3 0 15 0 23 0 27 0 70 0 70 37 0 14-6 40-21 55-11 10-30 22-66 22-14 0-28 0-43 0 9-34 17-67 26-100zM185 132c39-9 86-35 86-75 0-33-36-57-86-57-37 0-74 0-110 0-8 0-11 0-11 8 0 4 3 4 10 4 1 0 8 0 15 0 7 1 10 1 10 7 0 1 0 2-1 7-18 69-34 138-52 206-4 15-4 18-35 18-7 0-11 0-11 7 0 5 3 4 5 5 11 0 39-1 50-1 10 0 37 1 48 1 4 0 8 0 8-8 0-4-3-4-11-4-14 0-24 0-24-7 0-2 0-4 1-7 9-33 16-67 25-101 16 0 31 0 46 0 36 0 42 22 42 35 0 6-3 18-5 27-4 11-7 24-7 32 0 42 46 42 52 42 33 0 46-40 46-44 0-6-3-4-4-6-4 0-5 3-6 6-9 28-25 35-35 35-12 0-15-9-15-23 0-12 2-31 4-43 1-6 1-13 1-19 0-30-25-42-36-45z"><text:p/></draw:path><draw:path draw:style-name="gr1278" draw:text-style-name="P85" svg:width="0.0559in" svg:height="0.0957in" svg:x="0.8406in" svg:y="0.0575in" svg:viewBox="0 0 143 244" svg:d="M90 84c9 0 18 0 27 0 5 0 8 0 8-7 0-3-3-3-8-3-9 0-17 0-26 0 7-34 9-47 11-55 1-6 8-11 15-11 4 1 7 0 12 3-11 3-12 13-12 14 0 7 5 10 11 10 7 0 15-5 15-16 0-12-13-19-26-19s-26 7-33 20c-6 10-8 23-14 54-6 0-14 0-21 0-5 0-8 0-8 5s3 5 7 5c7 0 14 0 20 0 0 1-16 99-23 126-2 6-7 26-20 26-3-1-6 0-11-3 11-3 11-13 11-15 0-6-4-9-10-9-7 0-15 5-15 15 0 12 12 20 25 20 18 0 30-17 33-24 10-17 17-50 17-53 5-28 10-56 15-83z"><text:p/></draw:path><draw:path draw:style-name="gr1278" draw:text-style-name="P85" svg:width="0.1079in" svg:height="0.1094in" svg:x="0.9189in" svg:y="0.002in" svg:viewBox="0 0 275 279" svg:d="M275 4c0-1-1-4-4-4-2 0-2 0-6 4-9 10-19 20-27 30-4-5-21-34-64-34-87 0-174 86-174 175 0 63 46 104 106 104 33 0 62-15 82-33 36-31 43-66 43-67 0-3-3-3-4-3-3 0-5 0-6 3-3 11-12 38-38 60-27 22-52 28-72 28-34 0-76-20-76-79 0-22 9-85 47-130 24-27 60-46 95-46 39 0 62 30 62 75 0 15-1 14-1 19 0 3 4 4 5 4 6 0 6-1 8-8 7-33 16-65 24-98z"><text:p/></draw:path></draw:g></text:span><text:span text:style-name="T9"><text:s/>ונוכיח </text:span><text:span text:style-name="T9"><draw:g text:anchor-type="as-char" svg:y="-0.1075in" draw:z-index="66" draw:name="Shape85" draw:style-name="gr1276"><svg:title>TexMaths</svg:title><svg:desc>11§inline§AR_fC§svg§600§FALSE§</svg:desc><draw:path draw:style-name="gr1277" draw:text-style-name="P84" svg:width="0.4079in" svg:height="0.137in" svg:x="0.0024in" svg:y="0.0079in" svg:viewBox="0 0 1037 349" svg:d="M518 349c-172 0-345 0-518 0 0-117 0-232 0-349 346 0 691 0 1037 0 0 117 0 232 0 349-173 0-346 0-519 0z"><text:p/></draw:path><draw:path draw:style-name="gr1278" draw:text-style-name="P85" svg:width="0.1039in" svg:height="0.1079in" svg:x="-0.0004in" svg:y="0in" svg:viewBox="0 0 265 275" svg:d="M56 231c-15 25-31 31-47 32-5 1-9 1-9 8 0 2 2 4 6 4 11 0 22-1 33-1 13 0 26 1 38 1 2 0 8 0 8-7 0-4-4-5-7-5-9 0-17-3-17-13 0-5 2-9 5-15 10-16 20-31 30-48 32 0 65 0 97 0 0 9 5 59 5 64 0 11-20 12-27 12-6 0-9 0-9 8 0 4 3 3 4 4 17 0 33-1 49-1 10 0 34 1 44 1 2 0 6 0 6-8 0-4-3-4-9-4-24 0-24-2-25-13-8-79-15-160-23-240-1-8-1-10-8-10-5 0-7 3-10 7-45 74-89 149-134 224zM102 175c26-43 51-85 76-127 5 42 9 84 13 127-29 0-59 0-89 0z"><text:p/></draw:path><draw:path draw:style-name="gr1278" draw:text-style-name="P85" svg:width="0.1083in" svg:height="0.1063in" svg:x="0.115in" svg:y="0.0051in" svg:viewBox="0 0 276 271" svg:d="M129 26c2-8 3-13 11-14 3 0 15 0 23 0 27 0 70 0 70 37 0 14-5 40-21 55-9 10-30 22-65 22-14 0-29 0-44 0 9-34 17-67 26-100zM185 132c38-9 85-35 85-75 0-33-36-57-86-57-37 0-74 0-110 0-8 0-11 0-11 8 0 4 3 4 11 4 1 0 7 0 14 0 8 1 11 1 11 7 0 1-1 2-2 7-18 69-34 138-52 206-3 15-4 18-35 18-7 0-10 0-10 7 0 5 4 5 6 5 11 0 37-1 48-1s38 1 49 1c3 0 8 0 8-8 0-4-4-4-11-4-14 0-25 0-25-7 0-2 1-4 1-7 9-33 16-67 25-101 16 0 31 0 46 0 36 0 42 22 42 35 0 6-3 18-5 27-2 11-6 24-6 32 0 42 47 42 51 42 33 0 47-40 47-44 0-6-4-6-5-6-4 0-5 3-5 6-10 28-26 35-35 35-13 0-15-9-15-23 0-12 2-31 3-43 1-6 2-13 2-19 0-30-26-42-36-45z"><text:p/></draw:path><draw:path draw:style-name="gr1278" draw:text-style-name="P85" svg:width="0.0559in" svg:height="0.0957in" svg:x="0.2315in" svg:y="0.0575in" svg:viewBox="0 0 143 244" svg:d="M90 84c9 0 18 0 27 0 5 0 8 0 8-7 0-3-3-3-7-3-9 0-17 0-26 0 6-34 8-47 10-55 3-6 8-11 15-11 4 1 7 0 12 3-11 3-11 13-11 14 0 7 4 10 10 10 7 0 15-5 15-16 0-12-13-19-26-19-12 0-26 7-33 20-6 10-7 23-14 54-6 0-14 0-20 0s-9 0-9 5 3 5 7 5c7 0 15 0 21 0-1 1-17 99-24 126-1 6-5 26-19 26-4-1-6 0-12-3 11-3 12-13 12-15 0-6-4-9-11-9s-15 5-15 15c0 12 13 20 26 20 18 0 29-17 32-24 10-17 17-50 17-53 5-28 10-56 15-83z"><text:p/></draw:path><draw:path draw:style-name="gr1278" draw:text-style-name="P85" svg:width="0.1075in" svg:height="0.1094in" svg:x="0.3102in" svg:y="0.002in" svg:viewBox="0 0 274 279" svg:d="M274 4c0-1-1-4-4-4-1 0-1 0-6 4-10 10-19 20-27 30-4-5-21-34-64-34-86 0-173 86-173 175 0 63 45 104 105 104 33 0 62-15 83-33 35-31 42-66 42-67 0-3-3-3-4-3-3 0-5 0-6 3-3 11-12 38-38 60-27 22-51 28-72 28-34 0-76-20-76-79 0-22 9-85 47-130 24-27 60-46 95-46 39 0 62 30 62 75 0 15-1 14-1 19 0 3 4 4 5 4 6 0 6-1 8-8 8-33 15-65 24-98z"><text:p/></draw:path></draw:g></text:span><text:span text:style-name="T9">. מההנחה </text:span><text:span text:style-name="T9"><draw:g text:anchor-type="as-char" svg:y="-0.1134in" draw:z-index="67" draw:name="Shape86" draw:style-name="gr1276"><svg:title>TexMaths</svg:title><svg:desc>11§inline§f(A) \subseteq f(B)§svg§600§FALSE§</svg:desc><draw:path draw:style-name="gr1277" draw:text-style-name="P84" svg:width="0.8264in" svg:height="0.1358in" svg:x="-0.0004in" svg:y="0.0071in" svg:viewBox="0 0 2100 346" svg:d="M1050 346c-351 0-700 0-1050 0 0-116 0-230 0-346 701 0 1400 0 2100 0 0 116 0 230 0 346-349 0-700 0-1050 0z"><text:p/></draw:path><draw:path draw:style-name="gr1278" draw:text-style-name="P8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039in" svg:height="0.1079in" svg:x="0.1472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1278" draw:text-style-name="P85" svg:width="0.035in" svg:height="0.1512in" svg:x="0.2646in" svg:y="0in" svg:viewBox="0 0 90 385" svg:d="M90 193c0-30-4-76-26-120-23-48-56-73-60-73-3 0-4 2-4 4s0 2 8 9c37 38 59 99 59 180 0 65-14 133-62 181-5 6-5 6-5 7 0 2 1 4 4 4 4 0 39-26 61-76 20-41 25-84 25-116z"><text:p/></draw:path><draw:path draw:style-name="gr1278" draw:text-style-name="P85" svg:width="0.0925in" svg:height="0.1165in" svg:x="0.3697in" svg:y="0.0161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1278" draw:text-style-name="P85" svg:width="0.0752in" svg:height="0.1374in" svg:x="0.5256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1278" draw:text-style-name="P85" svg:width="0.035in" svg:height="0.1512in" svg:x="0.6232in" svg:y="0in" svg:viewBox="0 0 90 385" svg:d="M90 381c0-1 0-1-6-8-49-49-61-122-61-180 0-67 14-135 62-182 5-5 5-5 5-7 0-3-1-4-4-4-4 0-39 26-61 76-20 42-25 85-25 117 0 29 4 76 26 120 23 47 56 72 60 72 3 0 4-1 4-4z"><text:p/></draw:path><draw:path draw:style-name="gr1278" draw:text-style-name="P85" svg:width="0.1083in" svg:height="0.1028in" svg:x="0.6736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1278" draw:text-style-name="P85" svg:width="0.035in" svg:height="0.1512in" svg:x="0.798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"><text:s/>וגם </text:span><text:span text:style-name="T9"><draw:g text:anchor-type="as-char" svg:y="-0.1134in" draw:z-index="68" draw:name="Shape87" draw:style-name="gr1276"><svg:title>TexMaths</svg:title><svg:desc>11§inline§f(B) \subseteq f(C)§svg§600§FALSE§</svg:desc><draw:path draw:style-name="gr1277" draw:text-style-name="P84" svg:width="0.8323in" svg:height="0.1358in" svg:x="-0.0004in" svg:y="0.0071in" svg:viewBox="0 0 2115 346" svg:d="M1058 346c-353 0-705 0-1058 0 0-116 0-230 0-346 705 0 1410 0 2115 0 0 116 0 230 0 346-352 0-705 0-1057 0z"><text:p/></draw:path><draw:path draw:style-name="gr1278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9 0 21-9 21-24 0-17-18-26-33-26-14 0-39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098in" svg:y="0in" svg:viewBox="0 0 89 385" svg:d="M89 381c0-1 0-1-7-8-48-49-60-122-60-179 0-68 15-136 63-183 4-5 4-5 4-7 0-3-1-4-3-4-5 0-39 26-62 76-20 42-24 85-24 118 0 28 4 75 25 119 23 47 56 72 61 72 2 0 3-1 3-4z"><text:p/></draw:path><draw:path draw:style-name="gr1278" draw:text-style-name="P85" svg:width="0.1083in" svg:height="0.1028in" svg:x="0.148in" svg:y="0.0098in" svg:viewBox="0 0 276 262" svg:d="M46 232c-4 15-4 18-35 18-7 0-11 0-11 8 0 4 4 4 11 4 46 0 91 0 137 0 62 0 107-45 107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6 0-53 0z"><text:p/></draw:path><draw:path draw:style-name="gr1278" draw:text-style-name="P85" svg:width="0.0346in" svg:height="0.1512in" svg:x="0.2736in" svg:y="0in" svg:viewBox="0 0 89 385" svg:d="M89 194c0-31-4-77-25-121-23-48-56-73-61-73-2 0-3 2-3 4s0 2 7 9c38 38 60 99 60 181 0 64-14 132-63 180-4 6-4 6-4 7 0 2 1 4 3 4 5 0 39-26 62-76 20-41 24-84 24-115z"><text:p/></draw:path><draw:path draw:style-name="gr1278" draw:text-style-name="P85" svg:width="0.0925in" svg:height="0.1165in" svg:x="0.3791in" svg:y="0.0161in" svg:viewBox="0 0 236 297" svg:d="M222 15c7 0 14 0 14-7 0-8-7-8-14-8-34 0-69 0-103 0-67 0-119 51-119 111 0 63 54 111 119 111 34 0 69 0 103 0 7 0 14 0 14-7s-7-7-14-7c-34 0-68 0-102 0-62 0-105-45-105-96 0-53 44-97 105-97 34 0 68 0 102 0zM21 282c-7 0-13 0-13 8 0 7 6 7 13 7 67 0 134 0 201 0 7 0 14 0 14-7 0-8-7-8-14-8-67 0-134 0-201 0z"><text:p/></draw:path><draw:path draw:style-name="gr1278" draw:text-style-name="P85" svg:width="0.076in" svg:height="0.1374in" svg:x="0.5346in" svg:y="0.0067in" svg:viewBox="0 0 194 350" svg:d="M122 118c11 0 22 0 33 0 8 0 11 0 11-8 0-4-3-4-10-4-11 0-21 0-32 0 2-16 6-30 8-44 1-8 7-36 10-40 3-8 10-13 18-13 1 0 12 0 18 6-16 2-21 16-21 21 0 9 8 14 15 14 9 0 22-9 22-24 0-17-19-26-34-26-14 0-38 7-50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1278" draw:text-style-name="P85" svg:width="0.035in" svg:height="0.1512in" svg:x="0.6323in" svg:y="0in" svg:viewBox="0 0 90 385" svg:d="M90 381c0-1 0-1-6-8-49-49-61-122-61-179 0-68 14-136 62-183 5-5 5-5 5-7 0-3-2-4-4-4-4 0-39 26-62 76-20 42-24 85-24 118 0 28 4 75 25 119 23 47 57 72 61 72 2 0 4-1 4-4z"><text:p/></draw:path><draw:path draw:style-name="gr1278" draw:text-style-name="P85" svg:width="0.1075in" svg:height="0.1098in" svg:x="0.6843in" svg:y="0.0067in" svg:viewBox="0 0 274 280" svg:d="M274 3c0-1-1-3-5-3-1 0-1 0-5 4-9 10-19 20-27 30-4-5-21-34-64-34-86 0-173 85-173 175 0 63 45 105 105 105 33 0 62-16 83-33 35-32 42-66 42-68 0-3-3-3-4-3-3 0-5 0-5 3-4 11-13 38-39 60-27 22-51 29-72 29-34 0-75-20-75-80 0-22 8-85 46-130 25-27 61-46 95-46 40 0 62 30 62 75 0 15-1 14-1 19 0 3 4 4 6 4 5 0 4-1 7-8 7-33 16-66 24-99z"><text:p/></draw:path><draw:path draw:style-name="gr1278" draw:text-style-name="P85" svg:width="0.035in" svg:height="0.1512in" svg:x="0.8047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9">, כלומר </text:span><text:span text:style-name="T9"><draw:g text:anchor-type="as-char" svg:y="-0.1134in" draw:z-index="69" draw:name="Shape88" draw:style-name="gr1276"><svg:title>TexMaths</svg:title><svg:desc>11§inline§f(A) \subseteq f(C)§svg§600§FALSE§</svg:desc><draw:path draw:style-name="gr1277" draw:text-style-name="P84" svg:width="0.8236in" svg:height="0.1358in" svg:x="-0.0004in" svg:y="0.0071in" svg:viewBox="0 0 2093 346" svg:d="M1047 346c-349 0-698 0-1047 0 0-116 0-230 0-346 698 0 1395 0 2093 0 0 116 0 230 0 346-349 0-698 0-1046 0z"><text:p/></draw:path><draw:path draw:style-name="gr1278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278" draw:text-style-name="P85" svg:width="0.0346in" svg:height="0.1512in" svg:x="0.098in" svg:y="0in" svg:viewBox="0 0 89 385" svg:d="M89 381c0-1 0-1-6-8-49-49-61-122-61-179 0-68 14-136 63-183 4-5 4-5 4-7 0-3-1-4-3-4-5 0-39 26-62 76-20 42-24 85-24 118 0 28 4 75 25 119 23 47 56 72 61 72 2 0 3-1 3-4z"><text:p/></draw:path><draw:path draw:style-name="gr1278" draw:text-style-name="P85" svg:width="0.1039in" svg:height="0.1079in" svg:x="0.1472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1278" draw:text-style-name="P85" svg:width="0.0346in" svg:height="0.1512in" svg:x="0.2646in" svg:y="0in" svg:viewBox="0 0 89 385" svg:d="M89 194c0-31-3-77-25-121-23-48-56-73-61-73-2 0-3 2-3 4s0 2 8 9c37 38 59 99 59 181 0 64-14 132-61 180-6 6-6 6-6 7 0 2 1 4 3 4 5 0 40-26 62-76 20-41 24-84 24-115z"><text:p/></draw:path><draw:path draw:style-name="gr1278" draw:text-style-name="P85" svg:width="0.0929in" svg:height="0.1165in" svg:x="0.3701in" svg:y="0.0161in" svg:viewBox="0 0 237 297" svg:d="M223 15c7 0 14 0 14-7 0-8-7-8-14-8-35 0-69 0-104 0-66 0-119 51-119 111 0 63 54 111 119 111 35 0 69 0 104 0 7 0 14 0 14-7s-7-7-14-7c-34 0-69 0-103 0-62 0-105-45-105-96 0-53 44-97 105-97 34 0 69 0 103 0zM22 282c-7 0-14 0-14 8 0 7 7 7 14 7 67 0 134 0 201 0 7 0 14 0 14-7 0-8-7-8-14-8-67 0-134 0-201 0z"><text:p/></draw:path><draw:path draw:style-name="gr1278" draw:text-style-name="P85" svg:width="0.076in" svg:height="0.1374in" svg:x="0.5256in" svg:y="0.0067in" svg:viewBox="0 0 194 350" svg:d="M122 118c11 0 22 0 33 0 8 0 11 0 11-8 0-4-3-4-10-4-11 0-21 0-32 0 3-16 6-30 8-44 2-8 8-36 10-40 3-8 10-13 18-13 2 0 12 0 18 6-16 2-21 16-21 21 0 9 8 14 15 14 10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278" draw:text-style-name="P85" svg:width="0.035in" svg:height="0.1512in" svg:x="0.6232in" svg:y="0in" svg:viewBox="0 0 90 385" svg:d="M90 381c0-1 0-1-6-8-49-49-61-122-61-179 0-68 14-136 62-183 5-5 5-5 5-7 0-3-2-4-4-4-3 0-39 26-62 76-18 42-24 85-24 118 0 28 4 75 26 119 24 47 57 72 60 72 2 0 4-1 4-4z"><text:p/></draw:path><draw:path draw:style-name="gr1278" draw:text-style-name="P85" svg:width="0.1075in" svg:height="0.1098in" svg:x="0.6752in" svg:y="0.0067in" svg:viewBox="0 0 274 280" svg:d="M274 3c0-1-1-3-4-3-2 0-2 0-6 4-9 10-19 20-27 30-4-5-21-34-64-34-86 0-173 85-173 175 0 63 45 105 105 105 33 0 62-16 83-33 35-32 42-66 42-68 0-3-3-3-4-3-3 0-5 0-5 3-4 11-13 38-39 60-27 22-51 29-71 29-35 0-76-20-76-80 0-22 8-85 46-130 25-27 61-46 95-46 40 0 62 30 62 75 0 15-1 14-1 19 0 3 4 4 6 4 5 0 5-1 7-8 7-33 16-66 24-99z"><text:p/></draw:path><draw:path draw:style-name="gr1278" draw:text-style-name="P85" svg:width="0.035in" svg:height="0.1512in" svg:x="0.7957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9"><text:s/>ובאופן שקול </text:span><text:span text:style-name="T9"><draw:g text:anchor-type="as-char" svg:y="-0.1075in" draw:z-index="70" draw:name="Shape89" draw:style-name="gr1276"><svg:title>TexMaths</svg:title><svg:desc>11§inline§AR_fC§svg§600§FALSE§</svg:desc><draw:path draw:style-name="gr1277" draw:text-style-name="P84" svg:width="0.4079in" svg:height="0.137in" svg:x="0.0024in" svg:y="0.0079in" svg:viewBox="0 0 1037 349" svg:d="M518 349c-172 0-345 0-518 0 0-117 0-232 0-349 346 0 691 0 1037 0 0 117 0 232 0 349-173 0-346 0-519 0z"><text:p/></draw:path><draw:path draw:style-name="gr1278" draw:text-style-name="P85" svg:width="0.1039in" svg:height="0.1079in" svg:x="-0.0004in" svg:y="0in" svg:viewBox="0 0 265 275" svg:d="M56 231c-15 25-31 31-47 32-5 1-9 1-9 8 0 2 2 4 6 4 11 0 22-1 33-1 13 0 26 1 38 1 2 0 8 0 8-7 0-4-4-5-7-5-9 0-17-3-17-13 0-5 2-9 5-15 10-16 20-31 30-48 32 0 65 0 97 0 0 9 5 59 5 64 0 11-20 12-27 12-6 0-9 0-9 8 0 4 3 3 4 4 17 0 33-1 49-1 10 0 34 1 44 1 2 0 6 0 6-8 0-4-3-4-9-4-24 0-24-2-25-13-8-79-15-160-23-240-1-8-1-10-8-10-5 0-7 3-10 7-45 74-89 149-134 224zM102 175c26-43 51-85 76-127 5 42 9 84 13 127-29 0-59 0-89 0z"><text:p/></draw:path><draw:path draw:style-name="gr1278" draw:text-style-name="P85" svg:width="0.1083in" svg:height="0.1063in" svg:x="0.115in" svg:y="0.0051in" svg:viewBox="0 0 276 271" svg:d="M129 26c2-8 3-13 11-14 3 0 15 0 23 0 27 0 70 0 70 37 0 14-5 40-21 55-9 10-30 22-65 22-14 0-29 0-44 0 9-34 17-67 26-100zM185 132c38-9 85-35 85-75 0-33-36-57-86-57-37 0-74 0-110 0-8 0-11 0-11 8 0 4 3 4 11 4 1 0 7 0 14 0 8 1 11 1 11 7 0 1-1 2-2 7-18 69-34 138-52 206-3 15-4 18-35 18-7 0-10 0-10 7 0 5 4 5 6 5 11 0 37-1 48-1s38 1 49 1c3 0 8 0 8-8 0-4-4-4-11-4-14 0-25 0-25-7 0-2 1-4 1-7 9-33 16-67 25-101 16 0 31 0 46 0 36 0 42 22 42 35 0 6-3 18-5 27-2 11-6 24-6 32 0 42 47 42 51 42 33 0 47-40 47-44 0-6-4-6-5-6-4 0-5 3-5 6-10 28-26 35-35 35-13 0-15-9-15-23 0-12 2-31 3-43 1-6 2-13 2-19 0-30-26-42-36-45z"><text:p/></draw:path><draw:path draw:style-name="gr1278" draw:text-style-name="P85" svg:width="0.0559in" svg:height="0.0957in" svg:x="0.2315in" svg:y="0.0575in" svg:viewBox="0 0 143 244" svg:d="M90 84c9 0 18 0 27 0 5 0 8 0 8-7 0-3-3-3-7-3-9 0-17 0-26 0 6-34 8-47 10-55 3-6 8-11 15-11 4 1 7 0 12 3-11 3-11 13-11 14 0 7 4 10 10 10 7 0 15-5 15-16 0-12-13-19-26-19-12 0-26 7-33 20-6 10-7 23-14 54-6 0-14 0-20 0s-9 0-9 5 3 5 7 5c7 0 15 0 21 0-1 1-17 99-24 126-1 6-5 26-19 26-4-1-6 0-12-3 11-3 12-13 12-15 0-6-4-9-11-9s-15 5-15 15c0 12 13 20 26 20 18 0 29-17 32-24 10-17 17-50 17-53 5-28 10-56 15-83z"><text:p/></draw:path><draw:path draw:style-name="gr1278" draw:text-style-name="P85" svg:width="0.1075in" svg:height="0.1094in" svg:x="0.3102in" svg:y="0.002in" svg:viewBox="0 0 274 279" svg:d="M274 4c0-1-1-4-4-4-1 0-1 0-6 4-10 10-19 20-27 30-4-5-21-34-64-34-86 0-173 86-173 175 0 63 45 104 105 104 33 0 62-15 83-33 35-31 42-66 42-67 0-3-3-3-4-3-3 0-5 0-6 3-3 11-12 38-38 60-27 22-51 28-72 28-34 0-76-20-76-79 0-22 9-85 47-130 24-27 60-46 95-46 39 0 62 30 62 75 0 15-1 14-1 19 0 3 4 4 5 4 6 0 6-1 8-8 8-33 15-65 24-98z"><text:p/></draw:path></draw:g></text:span><text:span text:style-name="T9"><text:s/>כדרוש. </text:span></text:p>
            </text:list-item>
            <text:list-item>
              <text:p text:style-name="P21"><text:span text:style-name="T58">אנטי־סימטרי: יהיו </text:span><draw:g text:anchor-type="as-char" svg:y="-0.1134in" draw:z-index="71" draw:name="Shape90" draw:style-name="gr1276"><svg:title>TexMaths</svg:title><svg:desc>11§inline§A, B \in \ps(\N)§svg§600§FALSE§</svg:desc><draw:path draw:style-name="gr1277" draw:text-style-name="P84" svg:width="0.8055in" svg:height="0.1354in" svg:x="0.0024in" svg:y="0.0071in" svg:viewBox="0 0 2047 345" svg:d="M0 0c682 0 1365 0 2047 0 0 115 0 230 0 345-682 0-1365 0-2047 0 0-115 0-230 0-345z"><text:p/></draw:path><draw:path draw:style-name="gr1278" draw:text-style-name="P85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1278" draw:text-style-name="P85" svg:width="0.0173in" svg:height="0.0453in" svg:x="0.1217in" svg:y="0.0972in" svg:viewBox="0 0 45 116" svg:d="M45 41c0-26-10-41-25-41-12 0-20 10-20 21 0 10 8 21 20 21 4 0 10-2 14-6 1-1 1-1 1-1 1 0 1 0 1 6 0 28-13 51-26 65-4 3-4 4-4 5 0 4 2 5 4 5 4 0 35-30 35-75z"><text:p/></draw:path><draw:path draw:style-name="gr1278" draw:text-style-name="P85" svg:width="0.1083in" svg:height="0.1031in" svg:x="0.1823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1278" draw:text-style-name="P85" svg:width="0.076in" svg:height="0.087in" svg:x="0.3539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1278" draw:text-style-name="P85" svg:width="0.1079in" svg:height="0.1106in" svg:x="0.4878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1278" draw:text-style-name="P85" svg:width="0.0346in" svg:height="0.1508in" svg:x="0.6181in" svg:y="0in" svg:viewBox="0 0 89 384" svg:d="M89 380c0-1 0-1-6-8-48-48-61-121-61-179 0-67 15-135 63-183 4-4 4-4 4-7 0-2-1-3-3-3-5 0-39 26-62 75-20 43-24 86-24 118 0 28 4 76 25 119 23 47 56 72 61 72 2 0 3-1 3-4z"><text:p/></draw:path><draw:path draw:style-name="gr1278" draw:text-style-name="P85" svg:width="0.1024in" svg:height="0.1059in" svg:x="0.6661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1278" draw:text-style-name="P85" svg:width="0.0346in" svg:height="0.1508in" svg:x="0.7811in" svg:y="0in" svg:viewBox="0 0 89 384" svg:d="M89 193c0-30-4-77-25-120-23-48-56-73-61-73-2 0-3 1-3 3 0 3 0 3 7 10 38 38 60 99 60 180 0 65-14 132-63 181-4 5-4 5-4 6 0 3 1 4 3 4 5 0 39-26 62-75 20-43 24-85 24-116z"><text:p/></draw:path></draw:g><text:span text:style-name="T9">, </text:span><text:span text:style-name="T10">ונניח </text:span><text:span text:style-name="T10"><draw:g text:anchor-type="as-char" svg:y="-0.1138in" draw:z-index="72" draw:name="Shape91" draw:style-name="gr1276"><svg:title>TexMaths</svg:title><svg:desc>11§inline§\la A, B \ra, \la B, A \ra \in R_f§svg§600§FALSE§</svg:desc><draw:path draw:style-name="gr1277" draw:text-style-name="P84" svg:width="1.2638in" svg:height="0.1417in" svg:x="-0.0004in" svg:y="0.0079in" svg:viewBox="0 0 3211 361" svg:d="M1607 361c-536 0-1071 0-1607 0 0-121 0-240 0-361 1071 0 2140 0 3211 0 0 121 0 240 0 361-535 0-1070 0-1604 0z"><text:p/></draw:path><draw:path draw:style-name="gr1278" draw:text-style-name="P85" svg:width="0.0335in" svg:height="0.1508in" svg:x="0.0087in" svg:y="0in" svg:viewBox="0 0 86 384" svg:d="M84 15c2-4 2-5 2-7 0-5-3-8-8-8-3 0-5 2-9 9-22 59-45 117-67 176-1 3-2 5-2 7s0 2 2 7c22 58 45 117 67 175 3 4 4 10 9 10s8-3 8-8c0-1 0-2-2-6-23-60-45-119-69-178 24-59 46-118 69-177z"><text:p/></draw:path><draw:path draw:style-name="gr1278" draw:text-style-name="P85" svg:width="0.1039in" svg:height="0.1075in" svg:x="0.0563in" svg:y="0.0051in" svg:viewBox="0 0 265 274" svg:d="M56 230c-15 26-31 31-47 32-6 1-9 1-9 8 0 2 2 4 6 4 9 0 22-1 33-1 13 0 26 1 38 1 2 0 8 0 8-7 0-4-4-5-7-5-9 0-17-3-17-13 0-4 2-9 5-14 10-17 19-32 29-48 32 0 65 0 96 0 2 8 7 59 7 63 0 11-20 12-27 12-6 0-10 0-10 8 0 4 4 4 5 4 17 0 33-1 49-1 9 0 34 1 44 1 2 0 6 0 6-7 0-5-3-5-9-5-24 0-24-2-25-13-8-79-15-159-23-239-1-8-1-10-8-10-6 0-7 3-10 7-45 74-89 149-134 223zM102 174c26-42 51-84 76-126 5 42 8 84 12 126-29 0-58 0-88 0z"><text:p/></draw:path><draw:path draw:style-name="gr1278" draw:text-style-name="P85" svg:width="0.0173in" svg:height="0.0449in" svg:x="0.1787in" svg:y="0.0972in" svg:viewBox="0 0 45 115" svg:d="M45 41c0-26-10-41-25-41-12 0-20 10-20 21 0 10 8 20 20 20 4 0 10-2 13-5 1-1 1-1 2-1s1 0 1 6c0 28-13 51-26 63-4 5-4 6-4 7 0 2 2 4 4 4 4 0 35-29 35-74z"><text:p/></draw:path><draw:path draw:style-name="gr1278" draw:text-style-name="P85" svg:width="0.1083in" svg:height="0.1024in" svg:x="0.2394in" svg:y="0.0106in" svg:viewBox="0 0 276 261" svg:d="M46 231c-4 15-5 18-35 18-7 0-11 0-11 8 0 4 3 4 11 4 46 0 91 0 138 0 61 0 106-45 106-82 0-28-22-50-59-54 39-8 80-36 80-72 0-29-25-53-71-53-43 0-87 0-130 0-8 0-12 0-12 8 0 4 4 4 11 4 1 0 9 0 15 0 7 1 10 1 10 7 0 1 0 2-1 7-18 68-34 137-52 205zM105 122c7-32 15-64 23-96 4-13 4-14 21-14 16 0 34 0 50 0 34 0 42 22 42 40 0 34-33 70-80 70-19 0-38 0-56 0zM87 249c-6 0-7 0-9 0-3 0-4-1-4-4 0-1 0-1 1-9 9-35 19-70 27-105 25 0 49 0 73 0 37 0 44 27 44 45 0 37-34 73-79 73-18 0-35 0-53 0z"><text:p/></draw:path><draw:path draw:style-name="gr1278" draw:text-style-name="P85" svg:width="0.0335in" svg:height="0.1508in" svg:x="0.3646in" svg:y="0in" svg:viewBox="0 0 86 384" svg:d="M84 199c2-5 2-6 2-7 0-2 0-1-2-5-22-60-45-119-67-178-3-7-5-9-9-9-5 0-8 3-8 8 0 1 0 2 2 6 23 60 45 119 68 178-23 58-45 117-68 177-2 4-2 5-2 7 0 5 3 8 8 8 4 0 6-4 7-8 24-59 46-118 69-177z"><text:p/></draw:path><draw:path draw:style-name="gr1278" draw:text-style-name="P85" svg:width="0.0173in" svg:height="0.0449in" svg:x="0.428in" svg:y="0.0972in" svg:viewBox="0 0 45 115" svg:d="M45 41c0-26-9-41-24-41-13 0-21 10-21 21 0 10 8 20 21 20 4 0 10-2 13-5 1-1 1-1 2-1 0 2 1 0 1 6 0 28-14 51-26 63-4 5-4 6-4 7 0 2 2 4 3 4 4 0 35-29 35-74z"><text:p/></draw:path><draw:path draw:style-name="gr1278" draw:text-style-name="P85" svg:width="0.0335in" svg:height="0.1508in" svg:x="0.4996in" svg:y="0in" svg:viewBox="0 0 86 384" svg:d="M84 15c2-4 2-5 2-7 0-5-3-8-8-8-3 0-5 2-9 9-22 59-45 117-67 176-1 3-2 5-2 7s0 2 2 7c22 58 45 117 67 175 3 4 4 10 9 10s8-3 8-8c0-1 0-2-2-6-23-60-45-119-69-178 24-59 46-118 69-177z"><text:p/></draw:path><draw:path draw:style-name="gr1278" draw:text-style-name="P85" svg:width="0.1079in" svg:height="0.1024in" svg:x="0.5484in" svg:y="0.0106in" svg:viewBox="0 0 275 261" svg:d="M45 231c-3 15-4 18-35 18-7 0-10 0-10 8 0 4 3 4 10 4 46 0 92 0 139 0 60 0 105-45 105-82 0-28-22-50-59-54 40-8 80-36 80-72 0-29-25-53-71-53-43 0-87 0-130 0-8 0-11 0-11 8 0 4 3 4 11 4 4 0 7 0 14 0 7 1 11 1 11 7 0 1-1 2-2 7-18 68-34 137-52 205zM103 122c8-32 17-64 25-96 3-13 4-14 21-14 16 0 33 0 49 0 34 0 42 22 42 40 0 34-33 70-80 70-19 0-38 0-57 0zM86 249c-6 0-6 0-8 0-4 0-5-1-5-4 0-1 0-1 2-9 9-35 17-70 26-105 24 0 49 0 73 0 37 0 45 27 45 45 0 37-34 73-80 73-18 0-36 0-53 0z"><text:p/></draw:path><draw:path draw:style-name="gr1278" draw:text-style-name="P85" svg:width="0.0173in" svg:height="0.0449in" svg:x="0.6776in" svg:y="0.0972in" svg:viewBox="0 0 45 115" svg:d="M45 41c0-26-10-41-24-41-13 0-21 10-21 21 0 10 8 20 21 20 4 0 10-2 13-5 1-1 1-1 2-1 0 2 1 0 1 6 0 28-14 51-26 63-4 5-4 6-4 7 0 2 2 4 3 4 4 0 35-29 35-74z"><text:p/></draw:path><draw:path draw:style-name="gr1278" draw:text-style-name="P85" svg:width="0.1039in" svg:height="0.1075in" svg:x="0.7374in" svg:y="0.0051in" svg:viewBox="0 0 265 274" svg:d="M56 230c-15 26-31 31-47 32-5 1-9 1-9 8 0 2 2 4 6 4 9 0 22-1 33-1 13 0 26 1 38 1 2 0 8 0 8-7 0-4-4-5-7-5-9 0-17-3-17-13 0-4 2-9 5-14 10-17 19-32 29-48 33 0 65 0 98 0 0 8 5 59 5 63 0 11-20 12-27 12-6 0-9 0-9 8 0 4 3 3 4 4 17 0 33-1 49-1 9 0 34 1 44 1 2 0 6 0 6-7 0-5-3-5-9-5-23 0-23-2-25-13-8-79-15-159-23-239-1-8-1-10-8-10-5 0-7 3-10 7-45 74-89 149-134 223zM102 174c26-42 51-84 76-126 5 42 9 84 13 126-29 0-59 0-89 0z"><text:p/></draw:path><draw:path draw:style-name="gr1278" draw:text-style-name="P85" svg:width="0.0335in" svg:height="0.1508in" svg:x="0.8547in" svg:y="0in" svg:viewBox="0 0 86 384" svg:d="M84 199c2-5 2-6 2-7 0-2 0-1-2-5-22-60-45-119-67-178-3-7-5-9-9-9-5 0-8 3-8 8 0 1 0 2 2 6 23 60 45 119 68 178-23 58-45 117-68 177-2 4-2 5-2 7 0 5 3 8 8 8 4 0 6-4 7-8 24-59 46-118 69-177z"><text:p/></draw:path><draw:path draw:style-name="gr1278" draw:text-style-name="P85" svg:width="0.076in" svg:height="0.087in" svg:x="0.9606in" svg:y="0.0319in" svg:viewBox="0 0 194 222" svg:d="M179 120c7 0 15-2 15-9 0-9-8-8-15-8-55 0-109 0-164 0 6-50 50-88 104-88 20 0 41 0 60 0 7 0 15 0 15-7 0-8-8-8-15-8-19 0-40 0-60 0-66 0-119 48-119 111 0 61 53 111 119 111 20 0 41 0 60 0 7 0 15 0 15-7 0-8-8-8-15-8-19 0-40 0-60 0-54 0-98-37-104-87 55 0 109 0 164 0z"><text:p/></draw:path><draw:path draw:style-name="gr1278" draw:text-style-name="P85" svg:width="0.1083in" svg:height="0.1059in" svg:x="1.098in" svg:y="0.0106in" svg:viewBox="0 0 276 270" svg:d="M129 26c2-10 3-13 11-14 3 0 15 0 24 0 26 0 69 0 69 37 0 14-5 40-21 55-10 10-30 22-65 22-14 0-29 0-44 0 9-34 17-67 26-100zM185 132c38-9 85-35 85-75 0-33-35-57-86-57-37 0-74 0-110 0-8 0-11 0-11 8 0 4 3 4 11 4 1 0 7 0 14 0 8 1 11 1 11 7 0 1 0 2-2 7-18 68-34 137-52 205-3 15-4 18-35 18-7 0-10 0-10 8 0 4 4 4 6 4 11 0 37-1 48-1s38 1 49 1c4 0 8 0 8-8 0-4-3-4-11-4-14 0-25 0-25-7 0-2 1-4 1-6 9-33 16-67 25-101 16 0 31 0 46 0 36 0 42 22 42 35 0 6-2 18-5 26-2 11-6 25-6 32 0 42 46 42 52 42 32 0 46-40 46-44 0-5-3-3-4-5-5 0-5 3-6 5-10 29-26 35-35 35-13 0-15-9-15-23 0-12 2-31 3-43 1-5 2-13 2-18 0-30-26-42-36-45z"><text:p/></draw:path><draw:path draw:style-name="gr1278" draw:text-style-name="P85" svg:width="0.0563in" svg:height="0.0957in" svg:x="1.215in" svg:y="0.0618in" svg:viewBox="0 0 144 244" svg:d="M90 83c9 0 18 0 27 0 5 0 10 0 10-6 0-3-5-3-9-3-9 0-17 0-26 0 7-35 9-47 11-55 2-6 7-11 14-11 4 1 7 0 13 3-11 3-12 13-12 14 0 7 4 10 11 10 6 0 15-5 15-16 0-12-13-19-27-19-12 0-26 7-32 20-6 10-8 22-13 54-8 0-15 0-22 0-6 0-9 0-9 5 0 4 3 4 9 4s13 0 19 0c0 1-17 99-24 128-1 4-5 25-19 25-4-1-6 0-12-3 11-4 12-14 12-16 0-4-4-9-11-9-6 0-15 7-15 16 0 12 13 20 26 20 18 0 30-18 33-25 9-16 16-49 17-52 4-29 10-56 14-84z"><text:p/></draw:path></draw:g></text:span><text:span text:style-name="T10">, כלומר נסיק </text:span><text:span text:style-name="T10"><draw:g text:anchor-type="as-char" svg:y="-0.1134in" draw:z-index="76" draw:name="Shape92" draw:style-name="gr1276"><svg:title>TexMaths</svg:title><svg:desc>11§inline§f(A) \subseteq f(B)§svg§600§FALSE§</svg:desc><draw:path draw:style-name="gr1277" draw:text-style-name="P84" svg:width="0.8264in" svg:height="0.1358in" svg:x="-0.0004in" svg:y="0.0071in" svg:viewBox="0 0 2100 346" svg:d="M1050 346c-351 0-700 0-1050 0 0-116 0-230 0-346 701 0 1400 0 2100 0 0 116 0 230 0 346-349 0-700 0-1050 0z"><text:p/></draw:path><draw:path draw:style-name="gr1278" draw:text-style-name="P8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039in" svg:height="0.1079in" svg:x="0.1472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1278" draw:text-style-name="P85" svg:width="0.035in" svg:height="0.1512in" svg:x="0.2646in" svg:y="0in" svg:viewBox="0 0 90 385" svg:d="M90 193c0-30-4-76-26-120-23-48-56-73-60-73-3 0-4 2-4 4s0 2 8 9c37 38 59 99 59 180 0 65-14 133-62 181-5 6-5 6-5 7 0 2 1 4 4 4 4 0 39-26 61-76 20-41 25-84 25-116z"><text:p/></draw:path><draw:path draw:style-name="gr1278" draw:text-style-name="P85" svg:width="0.0925in" svg:height="0.1165in" svg:x="0.3697in" svg:y="0.0161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1278" draw:text-style-name="P85" svg:width="0.0752in" svg:height="0.1374in" svg:x="0.5256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1278" draw:text-style-name="P85" svg:width="0.035in" svg:height="0.1512in" svg:x="0.6232in" svg:y="0in" svg:viewBox="0 0 90 385" svg:d="M90 381c0-1 0-1-6-8-49-49-61-122-61-180 0-67 14-135 62-182 5-5 5-5 5-7 0-3-1-4-4-4-4 0-39 26-61 76-20 42-25 85-25 117 0 29 4 76 26 120 23 47 56 72 60 72 3 0 4-1 4-4z"><text:p/></draw:path><draw:path draw:style-name="gr1278" draw:text-style-name="P85" svg:width="0.1083in" svg:height="0.1028in" svg:x="0.6736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1278" draw:text-style-name="P85" svg:width="0.035in" svg:height="0.1512in" svg:x="0.798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0"><text:s/>וגם </text:span><text:span text:style-name="T10"><draw:g text:anchor-type="as-char" svg:y="-0.1134in" draw:z-index="77" draw:name="Shape93" draw:style-name="gr1276"><svg:title>TexMaths</svg:title><svg:desc>11§inline§f(B) \subseteq f(A)§svg§600§FALSE§</svg:desc><draw:path draw:style-name="gr1277" draw:text-style-name="P84" svg:width="0.8264in" svg:height="0.1358in" svg:x="-0.0004in" svg:y="0.0071in" svg:viewBox="0 0 2100 346" svg:d="M1050 346c-351 0-700 0-1050 0 0-116 0-230 0-346 701 0 1400 0 2100 0 0 116 0 230 0 346-349 0-700 0-1050 0z"><text:p/></draw:path><draw:path draw:style-name="gr1278" draw:text-style-name="P8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083in" svg:height="0.1028in" svg:x="0.148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1278" draw:text-style-name="P85" svg:width="0.0346in" svg:height="0.1512in" svg:x="0.2736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0925in" svg:height="0.1165in" svg:x="0.3791in" svg:y="0.0161in" svg:viewBox="0 0 236 297" svg:d="M222 15c7 0 14 0 14-7 0-8-7-8-14-8-34 0-69 0-103 0-67 0-119 51-119 111 0 63 53 111 119 111 34 0 69 0 103 0 7 0 14 0 14-7s-7-7-14-7c-34 0-69 0-103 0-61 0-104-45-104-96 0-53 44-97 104-97 34 0 69 0 103 0zM21 282c-7 0-13 0-13 8 0 7 6 7 13 7 67 0 134 0 201 0 7 0 14 0 14-7 0-8-7-8-14-8-67 0-134 0-201 0z"><text:p/></draw:path><draw:path draw:style-name="gr1278" draw:text-style-name="P85" svg:width="0.0752in" svg:height="0.1374in" svg:x="0.534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35in" svg:height="0.1512in" svg:x="0.6323in" svg:y="0in" svg:viewBox="0 0 90 385" svg:d="M90 381c0-1 0-1-6-8-49-49-62-122-62-180 0-67 15-135 63-182 5-5 5-5 5-7 0-3-2-4-4-4-5 0-39 26-62 76-20 42-24 85-24 117 0 29 4 76 25 120 23 47 56 72 61 72 2 0 4-1 4-4z"><text:p/></draw:path><draw:path draw:style-name="gr1278" draw:text-style-name="P85" svg:width="0.1039in" svg:height="0.1079in" svg:x="0.6815in" svg:y="0.0043in" svg:viewBox="0 0 265 275" svg:d="M56 231c-15 26-31 31-47 32-6 1-9 1-9 8 0 2 2 4 5 4 10 0 22-1 33-1 14 0 27 1 39 1 2 0 8 0 8-7 0-4-4-5-7-5-9 0-18-3-18-13 0-4 3-9 6-14 10-17 19-32 29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278" draw:text-style-name="P85" svg:width="0.035in" svg:height="0.1512in" svg:x="0.798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0">, נוכיח </text:span><text:span text:style-name="T10"><draw:g text:anchor-type="as-char" svg:y="-0.1083in" draw:z-index="73" draw:name="Shape94" draw:style-name="gr1276"><svg:title>TexMaths</svg:title><svg:desc>11§inline§A = B§svg§600§FALSE§</svg:desc><draw:path draw:style-name="gr1277" draw:text-style-name="P84" svg:width="0.415in" svg:height="0.0921in" svg:x="0.0024in" svg:y="0.0079in" svg:viewBox="0 0 1055 235" svg:d="M0 0c352 0 703 0 1055 0 0 78 0 157 0 235-352 0-703 0-1055 0 0-78 0-157 0-235z"><text:p/></draw:path><draw:path draw:style-name="gr1278" draw:text-style-name="P85" svg:width="0.1039in" svg:height="0.1079in" svg:x="-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1278" draw:text-style-name="P85" svg:width="0.1004in" svg:height="0.035in" svg:x="0.1594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1278" draw:text-style-name="P85" svg:width="0.1083in" svg:height="0.1024in" svg:x="0.3169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0">. </text:span><text:span text:style-name="T11">מהכלה דו־כיוונית </text:span><text:span text:style-name="T11"><draw:g text:anchor-type="as-char" svg:y="-0.1134in" draw:z-index="78" draw:name="Shape95" draw:style-name="gr1276"><svg:title>TexMaths</svg:title><svg:desc>11§inline§f(A) = f(B)§svg§600§FALSE§</svg:desc><draw:path draw:style-name="gr1277" draw:text-style-name="P84" svg:width="0.8264in" svg:height="0.1358in" svg:x="-0.0004in" svg:y="0.0071in" svg:viewBox="0 0 2100 346" svg:d="M1050 346c-351 0-700 0-1050 0 0-116 0-230 0-346 701 0 1400 0 2100 0 0 116 0 230 0 346-349 0-700 0-1050 0z"><text:p/></draw:path><draw:path draw:style-name="gr1278" draw:text-style-name="P8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039in" svg:height="0.1079in" svg:x="0.1472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1278" draw:text-style-name="P85" svg:width="0.035in" svg:height="0.1512in" svg:x="0.2646in" svg:y="0in" svg:viewBox="0 0 90 385" svg:d="M90 193c0-30-4-76-26-120-23-48-56-73-60-73-3 0-4 2-4 4s0 2 8 9c37 38 59 99 59 180 0 65-14 133-62 181-5 6-5 6-5 7 0 2 1 4 4 4 4 0 39-26 61-76 20-41 25-84 25-116z"><text:p/></draw:path><draw:path draw:style-name="gr1278" draw:text-style-name="P85" svg:width="0.1004in" svg:height="0.0354in" svg:x="0.366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52in" svg:height="0.1374in" svg:x="0.5256in" svg:y="0.0067in" svg:viewBox="0 0 192 350" svg:d="M121 118c11 0 22 0 33 0 8 0 12 0 12-8 0-4-4-4-11-4-11 0-21 0-32 0 2-16 6-30 8-44 2-8 8-36 10-40 3-8 10-13 17-13 3 0 12 0 19 6-16 2-21 16-21 21 0 9 8 14 14 14 11 0 22-9 22-24 0-17-17-26-34-26-13 0-37 7-48 45-3 8-4 12-13 61-9 0-18 0-27 0-7 0-12 0-12 7 0 5 4 5 11 5 9 0 17 0 26 0-10 50-19 100-29 151-7 37-13 72-34 72-1 0-11 0-19-6 19-1 22-16 22-21 0-9-8-13-14-13-10 0-21 8-21 23 0 17 16 26 32 26 22 0 37-23 44-37 12-25 21-71 22-74 8-40 15-80 23-121z"><text:p/></draw:path><draw:path draw:style-name="gr1278" draw:text-style-name="P85" svg:width="0.035in" svg:height="0.1512in" svg:x="0.6232in" svg:y="0in" svg:viewBox="0 0 90 385" svg:d="M90 381c0-1 0-1-6-8-49-49-61-122-61-180 0-67 14-135 62-182 5-5 5-5 5-7 0-3-1-4-4-4-4 0-39 26-61 76-20 42-25 85-25 117 0 29 4 76 26 120 23 47 56 72 60 72 3 0 4-1 4-4z"><text:p/></draw:path><draw:path draw:style-name="gr1278" draw:text-style-name="P85" svg:width="0.1083in" svg:height="0.1028in" svg:x="0.6736in" svg:y="0.0098in" svg:viewBox="0 0 276 262" svg:d="M45 232c-3 15-4 18-35 18-6 0-10 0-10 8 0 4 3 4 10 4 46 0 92 0 138 0 61 0 107-45 107-83 0-27-23-49-60-53 40-8 81-37 81-73 0-29-25-53-73-53-42 0-86 0-129 0-7 0-11 0-11 8 0 4 3 4 11 4 1 0 7 0 14 0 8 1 11 1 11 7 0 1 0 2-1 7-18 69-35 138-53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1278" draw:text-style-name="P85" svg:width="0.035in" svg:height="0.1512in" svg:x="0.798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1"><text:s/>ומהיות </text:span><text:span text:style-name="T11"><draw:g text:anchor-type="as-char" svg:y="-0.1075in" draw:z-index="79" draw:name="Shape96" draw:style-name="gr1276"><svg:title>TexMaths</svg:title><svg:desc>11§inline§f§svg§600§FALSE§</svg:desc><draw:path draw:style-name="gr1277" draw:text-style-name="P84" svg:width="0.0673in" svg:height="0.1217in" svg:x="-0.0004in" svg:y="0.0075in" svg:viewBox="0 0 172 310" svg:d="M0 0c57 0 115 0 172 0 0 103 0 207 0 310-57 0-115 0-172 0 0-103 0-207 0-310z"><text:p/></draw:path><draw:path draw:style-name="gr1278" draw:text-style-name="P85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1"><text:s/>חח"ע </text:span><text:span text:style-name="T11"><draw:g text:anchor-type="as-char" svg:y="-0.1083in" draw:z-index="80" draw:name="Shape97" draw:style-name="gr1276"><svg:title>TexMaths</svg:title><svg:desc>11§inline§A = B§svg§600§FALSE§</svg:desc><draw:path draw:style-name="gr1277" draw:text-style-name="P84" svg:width="0.415in" svg:height="0.0921in" svg:x="0.0024in" svg:y="0.0079in" svg:viewBox="0 0 1055 235" svg:d="M0 0c352 0 703 0 1055 0 0 78 0 157 0 235-352 0-703 0-1055 0 0-78 0-157 0-235z"><text:p/></draw:path><draw:path draw:style-name="gr1278" draw:text-style-name="P85" svg:width="0.1039in" svg:height="0.1079in" svg:x="-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1278" draw:text-style-name="P85" svg:width="0.1004in" svg:height="0.035in" svg:x="0.1594in" svg:y="0.0528in" svg:viewBox="0 0 256 90" svg:d="M243 15c5 0 13 0 13-7 0-8-8-8-13-8-77 0-154 0-231 0-5 0-12 0-12 8 0 7 7 7 12 7 77 0 154 0 231 0zM243 90c5 0 13 0 13-8 0-7-8-7-13-7-77 0-154 0-231 0-5 0-12 0-12 7 0 8 7 8 12 8 77 0 154 0 231 0z"><text:p/></draw:path><draw:path draw:style-name="gr1278" draw:text-style-name="P85" svg:width="0.1083in" svg:height="0.1024in" svg:x="0.3169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11"><text:s/>כדרוש </text:span><draw:g text:anchor-type="as-char" svg:y="-0.1043in" draw:z-index="156" draw:name="Shape98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P3" text:outline-level="3">סעיף (ב)</text:h>
      <text:p text:style-name="P60">נגדיר <draw:g text:anchor-type="as-char" svg:y="-0.1134in" draw:z-index="96" draw:name="Shape99" draw:style-name="gr1276"><svg:title>TexMaths</svg:title><svg:desc>11§inline§F \subseteq \ps(\N) \to \ps(\N)§svg§600§FALSE§</svg:desc><draw:path draw:style-name="gr1277" draw:text-style-name="P84" svg:width="1.2205in" svg:height="0.1358in" svg:x="0.0091in" svg:y="0.0071in" svg:viewBox="0 0 3101 346" svg:d="M1551 346c-517 0-1034 0-1551 0 0-116 0-230 0-346 1034 0 2067 0 3101 0 0 116 0 230 0 346-517 0-1034 0-1550 0z"><text:p/></draw:path><draw:path draw:style-name="gr1278" draw:text-style-name="P85" svg:width="0.1075in" svg:height="0.1024in" svg:x="0in" svg:y="0.0098in" svg:viewBox="0 0 274 261" svg:d="M102 137c12 0 26 0 38 0 28 0 32 6 32 17 0 2 0 8-4 19 0 2-1 3-1 4 0 4 3 5 6 5s3-1 5-8c7-29 15-56 21-84 1-4 1-5 1-6s-1-5-4-5c-5 0-5 2-6 9-8 30-17 36-50 36-11 0-23 0-34 0 7-33 16-65 24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1278" draw:text-style-name="P85" svg:width="0.0921in" svg:height="0.1165in" svg:x="0.1677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1278" draw:text-style-name="P85" svg:width="0.1079in" svg:height="0.1106in" svg:x="0.3189in" svg:y="0.0098in" svg:viewBox="0 0 275 282" svg:d="M127 0c-55 0-96 26-113 44-13 15-14 26-14 28s1 3 3 3c7 0 16-6 19-8 8-5 9-8 11-15 6-16 17-29 65-31-7 87-30 172-62 251-3 5-2 4-3 7 0 1 2 3 4 3 7 0 25-9 29-19 21-47 52-135 64-242 6 0 13 0 20 0 47 0 92 18 92 57 0 29-27 83-102 85-9 0-13 0-23 8-8 4-10 8-10 11 0 2 2 2 6 2 71 0 162-60 162-123 0-44-52-61-97-61-17 0-34 0-51 0z"><text:p/></draw:path><draw:path draw:style-name="gr1278" draw:text-style-name="P85" svg:width="0.0346in" svg:height="0.1512in" svg:x="0.4492in" svg:y="0in" svg:viewBox="0 0 89 385" svg:d="M89 381c0-1 0-1-7-8-48-49-60-122-60-180 0-67 14-135 63-182 4-5 4-5 4-7 0-3-1-4-3-4-5 0-40 26-62 76-20 42-24 85-24 117 0 29 3 76 25 120 23 47 56 72 61 72 2 0 3-1 3-4z"><text:p/></draw:path><draw:path draw:style-name="gr1278" draw:text-style-name="P85" svg:width="0.1028in" svg:height="0.1063in" svg:x="0.496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0.6118in" svg:y="0in" svg:viewBox="0 0 90 385" svg:d="M90 193c0-30-4-76-25-120-23-48-57-73-61-73-2 0-4 2-4 4s0 2 8 9c37 38 59 99 59 180 0 65-14 133-61 181-6 6-6 6-6 7 0 2 2 4 4 4 4 0 39-26 62-76 20-41 24-84 24-116z"><text:p/></draw:path><draw:path draw:style-name="gr1278" draw:text-style-name="P85" svg:width="0.1346in" svg:height="0.0787in" svg:x="0.7126in" svg:y="0.0362in" svg:viewBox="0 0 343 201" svg:d="M301 109c-22 15-31 32-35 36-17 27-21 51-21 52 0 4 6 4 8 4 7 0 8-1 9-7 9-38 32-71 76-88 4-1 5-4 5-6 0-3-2-3-3-3-17-7-64-27-78-91-1-5-2-6-9-6-2 0-8 0-8 4 0 2 4 26 20 51 8 12 19 25 36 37-95 0-192 0-288 0-6 0-13-1-13 8 0 8 7 9 13 9 96 0 193 0 288 0z"><text:p/></draw:path><draw:path draw:style-name="gr1278" draw:text-style-name="P85" svg:width="0.1079in" svg:height="0.1106in" svg:x="0.902in" svg:y="0.0098in" svg:viewBox="0 0 275 282" svg:d="M127 0c-55 0-96 26-113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1 0z"><text:p/></draw:path><draw:path draw:style-name="gr1278" draw:text-style-name="P85" svg:width="0.0346in" svg:height="0.1512in" svg:x="1.0323in" svg:y="0in" svg:viewBox="0 0 89 385" svg:d="M89 381c0-1 0-1-7-8-48-49-60-122-60-180 0-67 14-135 63-182 4-5 4-5 4-7 0-3-1-4-3-4-5 0-40 26-62 76-20 42-24 85-24 117 0 29 3 76 25 120 23 47 56 72 61 72 2 0 3-1 3-4z"><text:p/></draw:path><draw:path draw:style-name="gr1278" draw:text-style-name="P85" svg:width="0.1028in" svg:height="0.1063in" svg:x="1.079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8 0-6 0-13 0-13 7 0 6 8 6 11 6 22 1 26 9 26 29 0 39 0 80 0 121-39-53-79-105-117-157-4-6-6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1.1949in" svg:y="0in" svg:viewBox="0 0 90 385" svg:d="M90 193c0-30-4-76-25-120-24-48-57-73-61-73-2 0-4 2-4 4s0 2 8 9c37 38 59 99 59 180 0 65-14 133-62 181-5 6-5 6-5 7 0 2 2 4 4 4 4 0 39-26 62-76 20-41 24-84 24-116z"><text:p/></draw:path></draw:g><text:span text:style-name="T6"><text:s/>כאשר </text:span><text:span text:style-name="T6"><draw:g text:anchor-type="as-char" svg:y="-0.102in" draw:z-index="97" draw:name="Shape100" draw:style-name="gr1276"><svg:title>TexMaths</svg:title><svg:desc>11§inline§F§svg§600§FALSE§</svg:desc><draw:path draw:style-name="gr1277" draw:text-style-name="P84" svg:width="0.0976in" svg:height="0.0862in" svg:x="0.002in" svg:y="0.0075in" svg:viewBox="0 0 249 220" svg:d="M0 0c83 0 166 0 249 0 0 73 0 147 0 220-83 0-166 0-249 0 0-73 0-147 0-220z"><text:p/></draw:path><draw:path draw:style-name="gr1278" draw:text-style-name="P85" svg:width="0.1071in" svg:height="0.102in" svg:x="-0.0004in" svg:y="0in" svg:viewBox="0 0 273 260" svg:d="M102 135c12 0 25 0 38 0 27 0 31 7 31 17 0 3 0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6"><text:s/>קבוצת הפונקציות חח"ע על </text:span><text:span text:style-name="T6"><draw:g text:anchor-type="as-char" svg:y="-0.1134in" draw:z-index="98" draw:name="Shape101" draw:style-name="gr1276"><svg:title>TexMaths</svg:title><svg:desc>11§inline§\ps(\N)§svg§600§FALSE§</svg:desc><draw:path draw:style-name="gr1277" draw:text-style-name="P84" svg:width="0.3146in" svg:height="0.1354in" svg:x="0.0043in" svg:y="0.0071in" svg:viewBox="0 0 800 345" svg:d="M0 0c266 0 534 0 800 0 0 115 0 230 0 345-266 0-534 0-800 0 0-115 0-230 0-345z"><text:p/></draw:path><draw:path draw:style-name="gr1278" draw:text-style-name="P85" svg:width="0.1079in" svg:height="0.1106in" svg:x="-0.0004in" svg:y="0.0098in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1278" draw:text-style-name="P85" svg:width="0.0346in" svg:height="0.1508in" svg:x="0.1299in" svg:y="0in" svg:viewBox="0 0 89 384" svg:d="M89 380c0-1 0-1-6-8-49-48-61-121-61-179 0-67 14-135 62-183 5-4 5-4 5-7 0-2-1-3-4-3-4 0-39 26-61 75-20 43-24 86-24 118 0 28 3 76 25 119 23 47 56 72 60 72 3 0 4-1 4-4z"><text:p/></draw:path><draw:path draw:style-name="gr1278" draw:text-style-name="P85" svg:width="0.1028in" svg:height="0.1059in" svg:x="0.1772in" svg:y="0.0098in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1278" draw:text-style-name="P85" svg:width="0.0346in" svg:height="0.1508in" svg:x="0.292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(כלומר לכל </text:span><text:span text:style-name="T6"><draw:g text:anchor-type="as-char" svg:y="-0.1075in" draw:z-index="99" draw:name="Shape102" draw:style-name="gr1276"><svg:title>TexMaths</svg:title><svg:desc>11§inline§f \in F§svg§600§FALSE§</svg:desc><draw:path draw:style-name="gr1277" draw:text-style-name="P84" svg:width="0.3744in" svg:height="0.1217in" svg:x="-0.0004in" svg:y="0.0075in" svg:viewBox="0 0 952 310" svg:d="M0 0c317 0 635 0 952 0 0 103 0 207 0 310-317 0-635 0-952 0 0-103 0-207 0-310z"><text:p/></draw:path><draw:path draw:style-name="gr1278" draw:text-style-name="P85" svg:width="0.0756in" svg:height="0.1374in" svg:x="0in" svg:y="0in" svg:viewBox="0 0 193 350" svg:d="M121 118c11 0 22 0 33 0 8 0 11 0 11-8 0-4-3-4-10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1278" draw:text-style-name="P85" svg:width="0.076in" svg:height="0.087in" svg:x="0.1374in" svg:y="0.0256in" svg:viewBox="0 0 194 222" svg:d="M179 120c7 0 15 0 15-8 0-9-8-9-15-9-54 0-109 0-162 0 4-50 48-88 103-88 20 0 39 0 59 0 7 0 15 0 15-7 0-8-8-8-15-8-20 0-40 0-60 0-66 0-119 49-119 112 0 62 53 110 119 110 20 0 40 0 60 0 7 0 15 0 15-7 0-8-8-8-15-8-20 0-39 0-59 0-55 0-99-37-103-87 53 0 108 0 162 0z"><text:p/></draw:path><draw:path draw:style-name="gr1278" draw:text-style-name="P85" svg:width="0.1075in" svg:height="0.1024in" svg:x="0.2736in" svg:y="0.0047in" svg:viewBox="0 0 274 261" svg:d="M102 136c12 0 26 0 38 0 28 0 32 7 32 18 0 2 0 8-4 19 0 2-1 3-1 3 0 3 4 4 6 4 3 0 3-1 5-6 7-29 13-56 21-84 1-4 1-5 1-6s-1-5-4-5c-5 0-5 2-6 9-9 30-17 36-49 36-12 0-23 0-35 0 7-33 16-66 24-98 3-13 4-14 21-14 16 0 33 0 50 0 48 0 58 12 58 42 0 9-1 11-2 21-1 5-1 5-1 6 0 3 1 6 5 6s4-2 5-10c2-22 5-45 8-67 1-10-1-10-11-10-63 0-126 0-188 0-8 0-12 0-12 8 0 4 3 4 11 4 14 0 25 0 25 7 0 1 0 2-2 9-17 68-34 136-51 203-4 14-5 18-35 18-7 0-11 0-11 7 0 5 4 5 5 5 11 0 40-1 51-1 13 0 45 1 58 1 4 0 8 0 8-8 0-2-1-2-2-3s-2-1-11-1-10 0-20 0c-11-1-12-4-12-8 0-1 0-3 1-10 8-32 17-63 24-95z"><text:p/></draw:path></draw:g></text:span><text:span text:style-name="T6"><text:s/>מתקיים </text:span><text:span text:style-name="T6"><draw:g text:anchor-type="as-char" svg:y="-0.1075in" draw:z-index="100" draw:name="Shape103" draw:style-name="gr1276"><svg:title>TexMaths</svg:title><svg:desc>11§inline§f§svg§600§FALSE§</svg:desc><draw:path draw:style-name="gr1277" draw:text-style-name="P84" svg:width="0.0673in" svg:height="0.1217in" svg:x="-0.0004in" svg:y="0.0075in" svg:viewBox="0 0 172 310" svg:d="M0 0c57 0 115 0 172 0 0 103 0 207 0 310-57 0-115 0-172 0 0-103 0-207 0-310z"><text:p/></draw:path><draw:path draw:style-name="gr1278" draw:text-style-name="P85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). </text:span><text:span text:style-name="T13">נשלול</text:span><text:span text:style-name="T13"><draw:g text:anchor-type="as-char" svg:y="-0.1071in" draw:z-index="101" draw:name="Shape104" draw:style-name="gr1276"><svg:title>TexMaths</svg:title><svg:desc>11§inline§H := \lambda f \in F. R_f§svg§600§FALSE§</svg:desc><draw:path draw:style-name="gr1277" draw:text-style-name="P84" svg:width="1.0571in" svg:height="0.1354in" svg:x="0.0016in" svg:y="0.0071in" svg:viewBox="0 0 2686 345" svg:d="M1344 345c-449 0-897 0-1344 0 0-115 0-230 0-345 895 0 1791 0 2686 0 0 115 0 230 0 345-447 0-895 0-1342 0z"><text:p/></draw:path><draw:path draw:style-name="gr1278" draw:text-style-name="P85" svg:width="0.1276in" svg:height="0.1028in" svg:x="-0.0004in" svg:y="0.0031in" svg:viewBox="0 0 325 262" svg:d="M279 30c4-15 5-18 33-18 10 0 13 0 13-8 0-4-4-4-5-4-11 0-39 1-50 1s-38-1-49-1c-3 0-8 0-8 8 0 4 4 4 11 4 5 0 8 0 15 0 6 1 11 2 11 7 0 1-2 2-3 7-7 31-15 62-23 94-39 0-78 0-117 0 7-31 15-61 23-90 3-15 4-18 32-18 10 0 13 0 13-8 0-4-5-4-6-4-11 0-38 1-49 1s-39-1-50-1c-3 0-7 0-7 8 0 4 3 4 11 4 1 0 7 0 14 0 8 1 11 2 11 7 0 1 0 3-2 7-18 69-34 138-52 206-3 16-4 18-35 18-7 0-10 0-10 8 0 4 4 4 5 4 11 0 39-1 49-1 9 0 17 1 25 1 9 0 17 0 25 0 4 0 8 0 8-8 0-4-3-4-11-4-14 0-25 0-25-7 0-2 1-4 1-6 9-34 18-70 26-105 40 0 78 0 118 0-16 64-25 100-26 106-5 12-11 12-36 12-5 0-8 0-8 8 0 4 4 4 5 4 10 0 38-1 49-1 8 0 16 1 25 1 7 0 16 0 24 0 3 0 8 0 8-8 0-4-4-4-10-4-15 0-26 0-26-7 0-2 2-4 2-6 17-68 34-138 51-207z"><text:p/></draw:path><draw:path draw:style-name="gr1278" draw:text-style-name="P85" svg:width="0.0157in" svg:height="0.065in" svg:x="0.1878in" svg:y="0.0413in" svg:viewBox="0 0 41 166" svg:d="M41 21c0-11-10-21-21-21s-20 10-20 21 9 20 20 20 21-9 21-20zM41 147c0-13-10-21-21-21s-20 8-20 21c0 11 9 19 20 19s21-8 21-19z"><text:p/></draw:path><draw:path draw:style-name="gr1278" draw:text-style-name="P85" svg:width="0.1004in" svg:height="0.035in" svg:x="0.2256in" svg:y="0.051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744in" svg:height="0.1067in" svg:x="0.3858in" svg:y="0.0016in" svg:viewBox="0 0 190 272" svg:d="M117 155c16 41 35 98 40 107 7 9 10 9 21 9 3 0 6 0 9 0s3-2 3-3 0-3-1-5c-4-3-6-10-9-17-26-73-52-146-79-218-8-22-28-28-47-28-2 0-7 0-7 4s2 3 4 4c13 3 15 5 25 31 12 35 25 70 37 105-35 36-71 70-106 105-5 4-7 7-7 12 0 7 4 11 11 11s10-4 13-9c31-36 62-71 93-108z"><text:p/></draw:path><draw:path draw:style-name="gr1278" draw:text-style-name="P85" svg:width="0.076in" svg:height="0.1374in" svg:x="0.474in" svg:y="0in" svg:viewBox="0 0 194 350" svg:d="M122 118c11 0 22 0 33 0 8 0 12 0 12-8 0-4-4-4-11-4-11 0-21 0-32 0 2-16 6-30 8-44 2-8 8-36 10-40 3-8 10-13 17-13 3 0 13 0 19 6-16 3-21 16-21 21 0 9 8 14 15 14 11 0 22-8 22-24 0-17-18-26-35-26-13 0-37 7-48 45-2 9-4 12-13 61-9 0-18 0-27 0-7 0-12 0-12 7 0 5 4 5 11 5 9 0 17 0 26 0-10 51-19 100-29 151-7 37-13 72-34 72-1 0-11 0-19-6 19-1 22-16 22-21 0-9-7-13-14-13-10 0-22 9-22 23 0 17 18 26 33 26 22 0 37-23 44-37 12-24 21-71 22-74 8-40 15-80 23-121z"><text:p/></draw:path><draw:path draw:style-name="gr1278" draw:text-style-name="P85" svg:width="0.076in" svg:height="0.0874in" svg:x="0.6114in" svg:y="0.0248in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1278" draw:text-style-name="P85" svg:width="0.1079in" svg:height="0.1024in" svg:x="0.748in" svg:y="0.0035in" svg:viewBox="0 0 275 261" svg:d="M103 137c12 0 26 0 38 0 28 0 32 6 32 17 0 4 0 8-4 19 0 2-1 3-1 4 0 4 2 5 6 5 3 0 3-1 5-8 7-29 15-56 21-84 1-4 1-5 1-6-1-2-1-5-4-5-5 0-5 3-6 9-8 30-17 36-50 36-12 0-23 0-35 0 8-33 16-65 25-98 3-13 3-14 21-14 16 0 34 0 50 0 48 0 57 12 57 42 0 9 0 11-2 21 0 5 0 7 0 8s1 4 5 4 4-2 5-10c2-22 6-45 8-67 1-10-1-10-11-10-63 0-127 0-189 0-8 0-11 0-11 8 0 4 3 4 11 4 14 0 24 0 24 7 0 2 0 2-1 10-18 67-34 135-52 202-3 16-4 18-35 18-7 0-11 0-11 8 0 4 5 4 7 4 11 0 39-1 50-1 13 0 45 1 57 1 5 0 9 0 9-7 0-3-1-2-2-4-1-1-2-1-11-1s-11 0-20 0c-12-1-13-3-13-8 0-1 0-3 2-9 8-32 17-63 24-95z"><text:p/></draw:path><draw:path draw:style-name="gr1278" draw:text-style-name="P85" svg:width="0.0157in" svg:height="0.0157in" svg:x="0.8575in" svg:y="0.0898in" svg:viewBox="0 0 41 41" svg:d="M41 21c0-12-9-21-20-21-12 0-21 9-21 21 0 11 9 20 21 20 11 0 20-9 20-20z"><text:p/></draw:path><draw:path draw:style-name="gr1278" draw:text-style-name="P85" svg:width="0.1083in" svg:height="0.1063in" svg:x="0.8933in" svg:y="0.0031in" svg:viewBox="0 0 276 271" svg:d="M129 26c2-8 3-13 11-14 3 0 15 0 23 0 27 0 70 0 70 38 0 13-5 40-21 55-10 10-31 23-65 23-14 0-29 0-44 0 9-34 17-67 26-102zM185 132c38-9 84-35 84-75 0-33-35-57-85-57-37 0-74 0-110 0-8 0-11 0-11 8 0 4 3 4 11 4 1 0 7 0 14 0 8 1 11 2 11 7 0 1-1 3-2 7-18 69-34 138-52 206-3 16-4 18-35 18-7 0-10 0-10 8 0 4 4 4 5 4 11 0 38-1 49-1s38 1 49 1c3 0 8 0 8-8 0-4-3-4-11-4-14 0-25 0-25-7 0-2 1-4 1-6 9-33 16-67 25-102 16 0 31 0 46 0 36 0 42 23 42 36 0 5-2 17-5 26-3 10-6 24-6 32 0 42 46 42 52 42 32 0 46-39 46-44 0-6-4-6-6-6-3 0-3 4-4 6-10 29-26 35-35 35-13 0-15-8-15-23 0-12 2-32 3-43 1-5 2-13 2-19 0-29-26-40-36-45z"><text:p/></draw:path><draw:path draw:style-name="gr1278" draw:text-style-name="P85" svg:width="0.0563in" svg:height="0.0961in" svg:x="1.0098in" svg:y="0.0543in" svg:viewBox="0 0 144 245" svg:d="M90 84c9 0 18 0 27 0 5 0 9 0 9-7 0-3-4-3-8-3-9 0-17 0-26 0 7-34 9-46 11-54 1-7 7-12 14-12 4 1 7 0 13 3-11 3-12 13-12 14 0 7 4 10 11 10 6 0 15-5 15-15 0-13-13-20-27-20-13 0-26 7-32 20-6 11-8 23-14 54-7 0-14 0-22 0-5 0-8 0-8 5s3 5 8 5c7 0 14 0 20 0 0 1-17 99-24 126-1 6-5 27-19 27-4-1-6 0-12-3 11-4 12-14 12-15 0-6-4-11-11-11-6 0-15 7-15 17 0 12 13 20 26 20 18 0 30-18 33-25 9-16 16-49 17-53 4-28 10-56 14-83z"><text:p/></draw:path></draw:g></text:span><text:span text:style-name="T13"> חח"ע. נניח בשלילה שהיא חח"ע ונראה דוגמה נגדית. נבחר </text:span><text:span text:style-name="T13"><draw:g text:anchor-type="as-char" svg:y="-0.1134in" draw:z-index="102" draw:name="Shape105" draw:style-name="gr1276"><svg:title>TexMaths</svg:title><svg:desc>11§inline§f = \lambda N \in \ps(\N). \{1\}§svg§600§FALSE§</svg:desc><draw:path draw:style-name="gr1277" draw:text-style-name="P84" svg:width="1.2972in" svg:height="0.1354in" svg:x="-0.0004in" svg:y="0.0071in" svg:viewBox="0 0 3296 345" svg:d="M0 0c1099 0 2197 0 3296 0 0 115 0 230 0 345-1099 0-2197 0-3296 0 0-115 0-230 0-345z"><text:p/></draw:path><draw:path draw:style-name="gr1278" draw:text-style-name="P85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1278" draw:text-style-name="P85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748in" svg:height="0.1063in" svg:x="0.2937in" svg:y="0.0071in" svg:viewBox="0 0 191 271" svg:d="M118 154c15 40 34 99 40 108 6 8 10 8 20 8 4 0 6 0 9 0 4 0 4-2 4-4 0-1-1-2-2-3-3-4-5-10-9-17-26-73-52-147-79-220-7-22-28-26-46-26-2 0-8 0-8 3 0 4 3 4 4 5 13 2 15 4 25 31 12 34 25 69 37 104-35 35-71 69-106 105-5 4-7 6-7 12s6 11 12 11 9-5 12-8c31-36 63-73 94-109z"><text:p/></draw:path><draw:path draw:style-name="gr1278" draw:text-style-name="P85" svg:width="0.128in" svg:height="0.1031in" svg:x="0.3803in" svg:y="0.0098in" svg:viewBox="0 0 326 263" svg:d="M277 41c5-16 11-28 42-29 2 0 7 0 7-8-3-1 0-4-6-4-12 0-25 1-38 1-14 0-27-1-40-1-2 0-7 0-7 8 0 4 4 4 7 4 22 1 26 9 26 18 0 1-1 6-1 7-14 58-28 115-43 171-28-66-57-133-85-200-4-7-4-8-12-8-18 0-35 0-52 0-8 0-12 0-12 8 0 4 4 4 11 4 2 0 26 0 26 3-17 69-34 138-52 206-4 16-9 29-41 30-3 0-7 0-7 8 0 2 2 4 6 4 12 0 25-2 38-2s26 2 40 2c2 0 6 0 6-9 0-3-3-3-7-3-22-1-26-10-26-18 0-2 0-4 1-8 18-68 34-136 52-203 1 2 1 3 3 8 32 75 65 151 97 225 2 7 3 8 7 8s4-2 6-9c18-70 37-142 54-213z"><text:p/></draw:path><draw:path draw:style-name="gr1278" draw:text-style-name="P85" svg:width="0.076in" svg:height="0.087in" svg:x="0.5685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1278" draw:text-style-name="P85" svg:width="0.1079in" svg:height="0.1106in" svg:x="0.7024in" svg:y="0.0098in" svg:viewBox="0 0 275 282" svg:d="M127 0c-55 0-96 26-113 45-13 16-14 27-14 28 0 2 1 2 3 2 7 0 16-6 19-7 8-5 9-7 11-15 6-16 17-29 66-31-8 86-31 171-63 250-3 5-3 7-3 8s2 2 4 2c7 0 25-9 29-19 21-47 52-134 64-241 6 0 13 0 20 0 47 0 92 18 92 56 0 29-27 83-102 85-9 1-12 1-23 8-8 4-10 8-10 11s2 3 6 3c71 0 162-59 162-123 0-44-52-62-97-62-17 0-34 0-51 0z"><text:p/></draw:path><draw:path draw:style-name="gr1278" draw:text-style-name="P85" svg:width="0.0346in" svg:height="0.1508in" svg:x="0.8327in" svg:y="0in" svg:viewBox="0 0 89 384" svg:d="M89 380c0-1 0-1-6-8-49-48-61-121-61-179 0-67 14-135 63-183 4-4 4-4 4-7 0-2-1-3-3-3-5 0-40 26-62 75-20 43-24 86-24 118 0 28 3 76 25 119 23 47 56 72 61 72 2 0 3-1 3-4z"><text:p/></draw:path><draw:path draw:style-name="gr1278" draw:text-style-name="P85" svg:width="0.1028in" svg:height="0.1059in" svg:x="0.8803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1278" draw:text-style-name="P85" svg:width="0.035in" svg:height="0.1508in" svg:x="0.9949in" svg:y="0in" svg:viewBox="0 0 90 384" svg:d="M90 193c0-30-4-77-25-120-23-48-57-73-61-73-2 0-4 1-4 3 0 3 0 3 8 10 37 38 59 99 59 180 0 65-14 132-61 181-6 5-6 5-6 6 0 3 2 4 4 4 4 0 39-26 62-75 20-43 24-85 24-116z"><text:p/></draw:path><draw:path draw:style-name="gr1278" draw:text-style-name="P85" svg:width="0.0157in" svg:height="0.0161in" svg:x="1.0587in" svg:y="0.0972in" svg:viewBox="0 0 41 42" svg:d="M41 21c0-11-9-21-20-21s-21 10-21 21 10 21 21 21 20-10 20-21z"><text:p/></draw:path><draw:path draw:style-name="gr1278" draw:text-style-name="P85" svg:width="0.0539in" svg:height="0.1508in" svg:x="1.0988in" svg:y="0in" svg:viewBox="0 0 138 384" svg:d="M81 52c0-16 10-41 52-43 2-1 5-2 5-5 0-4-4-4-8-4-39 0-74 20-75 48 0 29 0 59 0 89 0 14 0 26-15 39-14 11-28 12-37 12-2 0-3 2-3 5 0 2 2 2 6 3 26 1 45 15 48 34 1 5 1 6 1 19 0 25 0 50 0 76 0 16 0 28 19 44 15 11 40 15 56 15 4 0 8 0 8-4 0-3-4-3-7-5-24-1-43-13-48-33-2-3-2-4-2-18 0-27 0-53 0-81 0-17-3-23-15-36-8-8-20-12-30-14 31-9 45-27 45-49 0-31 0-61 0-92z"><text:p/></draw:path><draw:path draw:style-name="gr1278" draw:text-style-name="P85" svg:width="0.0496in" svg:height="0.1008in" svg:x="1.1776in" svg:y="0.0126in" svg:viewBox="0 0 127 257" svg:d="M79 10c0-9 0-10-10-10-23 25-57 25-69 25 0 5 0 8 0 12 8 0 30 0 51-9 0 66 0 132 0 198 0 13-1 18-37 18-4 0-7 0-12 0 0 5 0 9 0 13 13-3 48-3 63-3s48 0 62 3c0-4 0-8 0-13-5 0-8 0-13 0-34 0-35-4-35-18 0-72 0-145 0-216z"><text:p/></draw:path><draw:path draw:style-name="gr1278" draw:text-style-name="P85" svg:width="0.0539in" svg:height="0.1508in" svg:x="1.2508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13"><text:s/>ונבחר </text:span><text:span text:style-name="T13"><draw:g text:anchor-type="as-char" svg:y="-0.1134in" draw:z-index="103" draw:name="Shape106" draw:style-name="gr1276"><svg:title>TexMaths</svg:title><svg:desc>11§inline§g = \lambda N \in \ps(\N). \{2\}§svg§600§FALSE§</svg:desc><draw:path draw:style-name="gr1277" draw:text-style-name="P84" svg:width="1.2843in" svg:height="0.1358in" svg:x="0.0051in" svg:y="0.0071in" svg:viewBox="0 0 3263 346" svg:d="M1631 346c-544 0-1088 0-1631 0 0-116 0-230 0-346 1088 0 2175 0 3263 0 0 116 0 230 0 346-544 0-1088 0-1632 0z"><text:p/></draw:path><draw:path draw:style-name="gr1278" draw:text-style-name="P85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278" draw:text-style-name="P85" svg:width="0.1004in" svg:height="0.0354in" svg:x="0.126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48in" svg:height="0.1067in" svg:x="0.2862in" svg:y="0.0071in" svg:viewBox="0 0 191 272" svg:d="M118 155c16 41 34 98 40 107 7 9 10 9 21 9 3 0 6 0 8 0 4 0 4-1 4-3s0-3-1-5c-4-4-6-10-10-17-26-73-51-146-78-218-8-24-29-28-47-28-2 0-7 0-7 4 0 3 3 4 4 4 12 2 15 4 25 31 12 35 25 70 37 105-35 35-71 70-106 105-5 4-8 6-8 12 0 7 6 11 12 11 7 0 10-4 13-9 31-36 62-71 93-108z"><text:p/></draw:path><draw:path draw:style-name="gr1278" draw:text-style-name="P85" svg:width="0.128in" svg:height="0.1028in" svg:x="0.3728in" svg:y="0.0098in" svg:viewBox="0 0 326 262" svg:d="M277 41c5-17 11-28 42-29 2 0 7-1 7-8 0-1 0-4-5-4-13 0-26 1-39 1-14 0-27-1-40-1-2 0-7 0-7 8 0 4 5 4 7 4 22 0 26 8 26 17 0 1 0 6-1 7-14 58-28 115-43 172-28-67-57-134-85-201-4-7-4-7-12-7-18 0-35 0-52 0-8 0-11 0-11 8 0 4 3 4 11 4 1 0 25 0 25 3-17 69-34 138-52 206-3 16-9 28-41 29-3 0-7 1-7 8 0 3 2 4 6 4 12 0 26-1 38-1 13 0 28 1 40 1 2 0 7 0 7-8 0-3-4-4-7-4-23 0-27-9-27-17 0-3 1-4 2-8 17-68 35-136 51-203 2 2 2 2 3 7 32 74 65 150 97 225 2 7 3 8 8 8 3 0 3-1 5-8 18-70 37-142 54-213z"><text:p/></draw:path><draw:path draw:style-name="gr1278" draw:text-style-name="P85" svg:width="0.076in" svg:height="0.087in" svg:x="0.561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278" draw:text-style-name="P85" svg:width="0.1079in" svg:height="0.1106in" svg:x="0.6949in" svg:y="0.0098in" svg:viewBox="0 0 275 282" svg:d="M127 0c-55 0-96 26-113 44-13 15-14 26-14 28s1 3 4 3c6 0 15-6 18-8 8-5 10-8 12-15 6-16 16-29 65-31-8 87-31 172-63 251-2 5-1 4-2 7 0 1 1 3 3 3 7 0 26-9 29-19 21-47 53-135 64-242 6 0 13 0 20 0 47 0 92 18 92 57 0 29-27 83-102 85-9 0-12 0-23 8-8 4-10 8-10 11 0 2 2 2 6 2 71 0 162-60 162-123 0-44-52-61-97-61-17 0-34 0-51 0z"><text:p/></draw:path><draw:path draw:style-name="gr1278" draw:text-style-name="P85" svg:width="0.0346in" svg:height="0.1512in" svg:x="0.8252in" svg:y="0in" svg:viewBox="0 0 89 385" svg:d="M89 381c0-1 0-1-6-8-49-49-61-122-61-180 0-67 14-135 63-182 4-5 4-5 4-7 0-3-1-4-3-4-5 0-39 26-62 76-20 42-24 85-24 117 0 29 4 76 25 120 23 47 56 72 61 72 2 0 3-1 3-4z"><text:p/></draw:path><draw:path draw:style-name="gr1278" draw:text-style-name="P85" svg:width="0.1028in" svg:height="0.1063in" svg:x="0.8728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1278" draw:text-style-name="P85" svg:width="0.035in" svg:height="0.1512in" svg:x="0.9874in" svg:y="0in" svg:viewBox="0 0 90 385" svg:d="M90 193c0-30-4-76-25-120-23-48-57-73-61-73-2 0-4 2-4 4s0 2 8 9c37 38 59 99 59 180 0 65-14 133-61 181-6 6-6 6-6 7 0 2 2 4 4 4 4 0 39-26 62-76 20-41 24-84 24-116z"><text:p/></draw:path><draw:path draw:style-name="gr1278" draw:text-style-name="P85" svg:width="0.0157in" svg:height="0.0157in" svg:x="1.0512in" svg:y="0.0972in" svg:viewBox="0 0 41 41" svg:d="M41 21c0-12-9-21-20-21s-21 9-21 21c0 11 10 20 21 20s20-9 20-20z"><text:p/></draw:path><draw:path draw:style-name="gr1278" draw:text-style-name="P85" svg:width="0.0531in" svg:height="0.1512in" svg:x="1.0913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1278" draw:text-style-name="P85" svg:width="0.0602in" svg:height="0.1in" svg:x="1.1642in" svg:y="0.013in" svg:viewBox="0 0 154 255" svg:d="M30 226c13-14 27-26 40-39 61-53 84-74 84-112 0-44-35-75-82-75-43 0-72 35-72 69 0 22 19 22 20 22 6 0 21-4 21-21 0-9-8-19-21-19-3 0-5 0-6 0 9-26 30-39 53-39 35 0 52 31 52 63 0 31-20 60-41 85-24 27-49 54-74 81-4 5-4 6-4 14 47 0 96 0 143 0 3-22 8-44 11-66-3 0-7 0-10 0-2 12-4 28-9 33-2 4-27 4-36 4-23 0-46 0-69 0z"><text:p/></draw:path><draw:path draw:style-name="gr1278" draw:text-style-name="P85" svg:width="0.0539in" svg:height="0.1512in" svg:x="1.243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13">. </text:span><text:span text:style-name="T14">נוכיח </text:span><text:span text:style-name="T14"><draw:g text:anchor-type="as-char" svg:y="-0.1134in" draw:z-index="104" draw:name="Shape107" draw:style-name="gr1276"><svg:title>TexMaths</svg:title><svg:desc>11§inline§H(f) = H(g)§svg§600§FALSE§</svg:desc><draw:path draw:style-name="gr1277" draw:text-style-name="P84" svg:width="0.8543in" svg:height="0.1358in" svg:x="0.0016in" svg:y="0.0071in" svg:viewBox="0 0 2171 346" svg:d="M1087 346c-363 0-725 0-1087 0 0-116 0-230 0-346 724 0 1447 0 2171 0 0 116 0 230 0 346-362 0-724 0-1084 0z"><text:p/></draw:path><draw:path draw:style-name="gr1278" draw:text-style-name="P85" svg:width="0.128in" svg:height="0.1028in" svg:x="-0.0004in" svg:y="0.0098in" svg:viewBox="0 0 326 262" svg:d="M279 30c4-15 5-18 33-18 10 0 14 0 14-8 0-4-5-4-6-4-11 0-38 1-49 1s-39-1-51-1c-2 0-7 0-7 8 0 4 4 4 11 4 5 0 8 0 15 0 6 1 10 1 10 7 0 1 0 2-2 7-7 31-15 62-23 94-39 0-78 0-117 0 7-31 15-61 23-90 3-15 4-18 32-18 10 0 13 0 13-8 0-4-5-4-6-4-11 0-38 1-49 1s-39-1-50-1c-3 0-7 0-7 8 0 4 3 4 11 4 1 0 7 0 14 0 8 1 11 1 11 7 0 1-1 2-2 7-18 69-34 138-52 206-3 15-4 18-35 18-7 0-10 0-10 8 0 4 4 4 5 4 11 0 39-1 49-1 9 0 17 0 25 0 9 0 17 1 25 1 4 0 8 0 8-8 0-4-3-4-11-4-14 0-25 0-25-7 0-2 1-4 1-6 9-34 18-70 26-105 40 0 78 0 118 0-16 64-25 99-26 106-5 12-11 12-36 12-5 0-8 0-8 8 0 4 3 3 4 4 11 0 39-1 50-1 7 0 16 0 25 0 8 0 16 1 24 1 3 0 8 0 8-8 0-4-4-4-10-4-14 0-25 0-25-7 0-2 0-4 1-6 17-69 34-138 51-207z"><text:p/></draw:path><draw:path draw:style-name="gr1278" draw:text-style-name="P85" svg:width="0.0346in" svg:height="0.1512in" svg:x="0.1476in" svg:y="0in" svg:viewBox="0 0 89 385" svg:d="M89 381c0-1 0-1-7-8-48-49-60-122-60-180 0-67 14-135 62-182 5-5 5-5 5-7 0-3-1-4-4-4-4 0-39 26-61 76-20 42-24 85-24 117 0 29 3 76 25 120 23 47 56 72 60 72 3 0 4-1 4-4z"><text:p/></draw:path><draw:path draw:style-name="gr1278" draw:text-style-name="P85" svg:width="0.0752in" svg:height="0.1374in" svg:x="0.1996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3-37 13-25 22-71 22-74 8-40 15-80 23-121z"><text:p/></draw:path><draw:path draw:style-name="gr1278" draw:text-style-name="P85" svg:width="0.035in" svg:height="0.1512in" svg:x="0.2909in" svg:y="0in" svg:viewBox="0 0 90 385" svg:d="M90 193c0-30-4-76-26-120-23-48-56-73-60-73-2 0-4 2-4 4s0 2 8 9c37 38 59 99 59 180 0 65-14 133-62 181-5 6-5 6-5 7 0 2 2 4 4 4 4 0 39-26 61-76 20-41 25-84 25-116z"><text:p/></draw:path><draw:path draw:style-name="gr1278" draw:text-style-name="P85" svg:width="0.1008in" svg:height="0.0354in" svg:x="0.39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1272in" svg:height="0.1028in" svg:x="0.55in" svg:y="0.0098in" svg:viewBox="0 0 324 262" svg:d="M279 30c4-15 5-18 33-18 10 0 12 0 12-8 0-4-3-4-4-4-11 0-40 1-49 1-13 0-40-1-51-1-3 0-7 0-7 8 0 4 4 4 10 4 1 0 9 0 16 0 6 1 10 1 10 7 0 1 0 2-2 7-7 31-15 62-23 94-39 0-78 0-117 0 7-31 14-61 22-90 4-15 5-18 33-18 10 0 13 0 13-8 0-4-5-4-6-4-11 0-38 1-49 1s-39-1-50-1c-3 0-7 0-7 8 0 4 3 4 11 4 1 0 7 0 14 0 7 1 11 1 11 7 0 1-1 2-2 7-18 69-34 138-52 206-3 15-4 18-35 18-7 0-10 0-10 8 0 4 4 4 5 4 10 0 38-1 49-1 9 0 16 0 25 0 8 0 17 1 25 1 3 0 8 0 8-8 0-4-4-4-11-4-14 0-25 0-25-7 0-2 1-4 1-6 9-34 18-70 26-105 40 0 78 0 118 0-16 64-25 99-26 106-5 12-11 12-36 12-5 0-9 0-9 8 0 4 3 3 5 4 11 0 39-1 50-1 7 0 16 0 24 0 9 0 17 1 25 1 3 0 8 0 8-8 0-4-4-4-11-4-15 0-24 0-24-7 0-2 0-4 1-6 17-69 34-138 51-207z"><text:p/></draw:path><draw:path draw:style-name="gr1278" draw:text-style-name="P85" svg:width="0.035in" svg:height="0.1512in" svg:x="0.6976in" svg:y="0in" svg:viewBox="0 0 90 385" svg:d="M90 381c0-1 0-1-6-8-49-49-61-122-61-180 0-67 14-135 62-182 5-5 5-5 5-7 0-3-2-4-4-4-4 0-39 26-62 76-19 42-24 85-24 117 0 29 4 76 25 120 24 47 57 72 61 72 2 0 4-1 4-4z"><text:p/></draw:path><draw:path draw:style-name="gr1278" draw:text-style-name="P85" svg:width="0.0697in" svg:height="0.0976in" svg:x="0.7441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1278" draw:text-style-name="P85" svg:width="0.035in" svg:height="0.1512in" svg:x="0.828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4"><text:s/>כדי להשלים את הדוגמה הנגדית. נניח בשלילה </text:span><text:span text:style-name="T14"><draw:g text:anchor-type="as-char" svg:y="-0.1134in" draw:z-index="105" draw:name="Shape108" draw:style-name="gr1276"><svg:title>TexMaths</svg:title><svg:desc>11§inline§H(f) \neq \ps(\N) \times \ps(\N)§svg§600§FALSE§</svg:desc><draw:path draw:style-name="gr1277" draw:text-style-name="P84" svg:width="1.3984in" svg:height="0.1358in" svg:x="0.0016in" svg:y="0.0071in" svg:viewBox="0 0 3553 346" svg:d="M1777 346c-593 0-1184 0-1777 0 0-116 0-230 0-346 1184 0 2369 0 3553 0 0 116 0 230 0 346-591 0-1184 0-1776 0z"><text:p/></draw:path><draw:path draw:style-name="gr1278" draw:text-style-name="P85" svg:width="0.128in" svg:height="0.1028in" svg:x="-0.0004in" svg:y="0.0098in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1278" draw:text-style-name="P85" svg:width="0.0346in" svg:height="0.1512in" svg:x="0.1476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076in" svg:height="0.1374in" svg:x="0.1996in" svg:y="0.0067in" svg:viewBox="0 0 194 350" svg:d="M121 118c11 0 23 0 34 0 8 0 11 0 11-8 0-4-3-4-10-4-11 0-21 0-32 0 2-16 6-30 8-44 1-8 7-36 9-40 4-8 11-13 18-13 2 0 11 0 19 6-16 2-21 16-21 21 0 9 7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35in" svg:height="0.1512in" svg:x="0.2909in" svg:y="0in" svg:viewBox="0 0 90 385" svg:d="M90 193c0-30-4-76-25-120-23-48-57-73-61-73-2 0-4 2-4 4s0 2 8 9c38 38 60 99 60 180 0 65-14 133-63 181-5 6-5 6-5 7 0 2 2 4 4 4 4 0 39-26 62-76 20-41 24-84 24-116z"><text:p/></draw:path><draw:path draw:style-name="gr1278" draw:text-style-name="P85" svg:width="0.0752in" svg:height="0.1409in" svg:x="0.4055in" svg:y="0.0043in" svg:viewBox="0 0 192 359" svg:d="M189 15c3-5 3-6 3-7 0-2-2-8-7-8s-6 2-9 8c-58 112-116 223-174 336-2 5-2 6-2 7 0 4 2 8 8 8 4 0 5-2 7-8 59-112 116-223 174-336z"><text:p/></draw:path><draw:path draw:style-name="gr1278" draw:text-style-name="P85" svg:width="0.1008in" svg:height="0.0354in" svg:x="0.39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1079in" svg:height="0.1106in" svg:x="0.5476in" svg:y="0.0098in" svg:viewBox="0 0 275 282" svg:d="M126 0c-55 0-95 26-112 44-13 15-14 26-14 28s1 3 3 3c7 0 16-6 19-8 8-5 9-8 12-15 4-16 15-29 65-31-8 87-31 172-63 251-2 5-1 4-2 7 0 1 1 3 3 3 7 0 26-9 29-19 21-47 52-135 64-242 6 0 13 0 20 0 47 0 92 18 92 57 0 29-28 83-102 85-9 0-12 0-23 8-8 4-10 8-10 11 0 2 2 2 6 2 71 0 162-60 162-123 0-44-52-61-97-61-17 0-34 0-52 0z"><text:p/></draw:path><draw:path draw:style-name="gr1278" draw:text-style-name="P85" svg:width="0.0346in" svg:height="0.1512in" svg:x="0.6783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028in" svg:height="0.1063in" svg:x="0.7252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1278" draw:text-style-name="P85" svg:width="0.035in" svg:height="0.1512in" svg:x="0.8402in" svg:y="0in" svg:viewBox="0 0 90 385" svg:d="M90 193c0-30-4-76-25-120-23-48-57-73-61-73-2 0-4 2-4 4s0 2 8 9c37 38 60 99 60 180 0 65-15 133-63 181-5 6-5 6-5 7 0 2 2 4 4 4 4 0 39-26 62-76 20-41 24-84 24-116z"><text:p/></draw:path><draw:path draw:style-name="gr1278" draw:text-style-name="P85" svg:width="0.0728in" svg:height="0.0728in" svg:x="0.9469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1278" draw:text-style-name="P85" svg:width="0.1079in" svg:height="0.1106in" svg:x="1.0799in" svg:y="0.0098in" svg:viewBox="0 0 275 282" svg:d="M126 0c-55 0-95 26-112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2 0z"><text:p/></draw:path><draw:path draw:style-name="gr1278" draw:text-style-name="P85" svg:width="0.0346in" svg:height="0.1512in" svg:x="1.2102in" svg:y="0in" svg:viewBox="0 0 89 385" svg:d="M89 381c0-1 0-1-7-8-48-49-60-122-60-180 0-67 14-135 63-182 4-5 4-5 4-7 0-3-1-4-3-4-5 0-40 26-62 76-20 42-24 85-24 117 0 29 3 76 25 120 23 47 56 72 61 72 2 0 3-1 3-4z"><text:p/></draw:path><draw:path draw:style-name="gr1278" draw:text-style-name="P85" svg:width="0.1028in" svg:height="0.1063in" svg:x="1.2579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9-105-117-157-4-6-6-6-14-6-22 0-45 0-67 0-7 0-14 0-14 7 0 6 7 6 9 6 10 1 18 8 21 12 0 4 0 5 0 10zM218 243c-56-72-111-146-167-220-5-5-5-5-9-10 15 0 31 0 46 0 43 59 87 117 130 176 0 18 0 37 0 54z"><text:p/></draw:path><draw:path draw:style-name="gr1278" draw:text-style-name="P85" svg:width="0.035in" svg:height="0.1512in" svg:x="1.3728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14">, כלומר קיים </text:span><text:span text:style-name="T14"><draw:g text:anchor-type="as-char" svg:y="-0.1252in" draw:z-index="106" draw:name="Shape109" draw:style-name="gr1276"><svg:title>TexMaths</svg:title><svg:desc>11§inline§\la A, B \ra \in \ps(\N)^2§svg§600§FALSE§</svg:desc><draw:path draw:style-name="gr1277" draw:text-style-name="P84" svg:width="0.9929in" svg:height="0.1469in" svg:x="-0.0004in" svg:y="0.0075in" svg:viewBox="0 0 2523 374" svg:d="M0 0c842 0 1682 0 2523 0 0 125 0 249 0 374-841 0-1681 0-2523 0 0-125 0-249 0-374z"><text:p/></draw:path><draw:path draw:style-name="gr1278" draw:text-style-name="P85" svg:width="0.0335in" svg:height="0.1508in" svg:x="0.0087in" svg:y="0.0102in" svg:viewBox="0 0 86 384" svg:d="M84 15c2-4 2-5 2-7 0-5-3-8-8-8-3 0-6 2-9 9-23 59-45 117-68 177 0 2-1 5-1 7 0 1 0 1 1 7 23 58 45 117 68 176 1 3 4 8 9 8s8-3 8-7c0-1 0-3-2-7-24-59-45-119-69-177 24-59 45-118 69-178z"><text:p/></draw:path><draw:path draw:style-name="gr1278" draw:text-style-name="P85" svg:width="0.1039in" svg:height="0.1079in" svg:x="0.0563in" svg:y="0.0165in" svg:viewBox="0 0 265 275" svg:d="M56 231c-16 25-31 30-48 31-5 2-8 2-8 8 0 3 2 5 6 5 9 0 22-2 33-2 12 0 26 2 38 2 2 0 8 0 8-7 0-4-5-6-7-6-9 0-19-3-19-13 0-4 4-9 6-14 10-16 20-32 30-48 32 0 65 0 96 0 2 8 7 59 7 63 0 11-20 12-27 12-6 0-10 0-10 8 0 5 4 5 5 5 16 0 33-2 49-2 9 0 34 2 44 2 2 0 6 0 6-8 0-5-4-5-9-5-24 0-24-2-25-13-8-79-15-159-23-239-1-8-1-10-8-10-6 0-7 3-10 7-45 74-89 149-134 224zM102 175c26-43 51-85 76-127 5 42 8 84 12 127-29 0-58 0-88 0z"><text:p/></draw:path><draw:path draw:style-name="gr1278" draw:text-style-name="P85" svg:width="0.0173in" svg:height="0.0449in" svg:x="0.178in" svg:y="0.1071in" svg:viewBox="0 0 45 115" svg:d="M45 41c0-26-9-41-24-41-13 0-21 10-21 21 0 10 8 20 21 20 4 0 10-1 13-5 1-1 1-1 2-1 0 2 1 0 1 6 0 28-14 51-26 64-4 4-4 5-4 6 0 3 2 4 4 4 3 0 34-29 34-74z"><text:p/></draw:path><draw:path draw:style-name="gr1278" draw:text-style-name="P85" svg:width="0.1083in" svg:height="0.1024in" svg:x="0.239in" svg:y="0.0213in" svg:viewBox="0 0 276 261" svg:d="M46 232c-4 15-5 17-35 17-7 0-11 0-11 8 0 4 3 4 11 4 46 0 91 0 138 0 60 0 106-45 106-81 0-28-22-50-60-55 40-8 81-36 81-72 0-29-25-53-71-53-43 0-87 0-130 0-8 0-12 0-12 8 0 4 3 4 11 4 1 0 9 0 15 0 7 1 10 1 10 7 0 1 0 2-1 7-18 68-34 138-52 206zM105 122c7-32 15-64 23-96 4-13 4-14 21-14 16 0 34 0 50 0 34 0 42 22 42 40 0 34-33 70-80 70-19 0-38 0-56 0zM87 249c-6 0-7 0-9 0-3 0-5-1-5-3 0-1 0-2 2-9 9-35 17-71 26-106 24 0 50 0 74 0 37 0 44 28 44 45 0 36-34 73-79 73-18 0-35 0-53 0z"><text:p/></draw:path><draw:path draw:style-name="gr1278" draw:text-style-name="P85" svg:width="0.0335in" svg:height="0.1508in" svg:x="0.3642in" svg:y="0.0102in" svg:viewBox="0 0 86 384" svg:d="M84 200c2-6 2-6 2-7s0-2-2-6c-22-60-45-119-67-178-3-7-5-9-9-9-5 0-8 3-8 8 0 1 0 2 2 6 23 60 45 119 68 179-23 58-45 118-68 177-2 4-2 4-2 7 0 4 3 7 8 7 4 0 6-4 7-7 23-60 45-119 69-177z"><text:p/></draw:path><draw:path draw:style-name="gr1278" draw:text-style-name="P85" svg:width="0.076in" svg:height="0.087in" svg:x="0.4701in" svg:y="0.0421in" svg:viewBox="0 0 194 222" svg:d="M179 120c7 0 15 0 15-8s-8-8-15-8c-55 0-109 0-164 0 5-51 50-89 104-89 20 0 41 0 60 0 7 0 15 0 15-7 0-8-8-8-15-8-19 0-40 0-60 0-66 0-119 51-119 112 0 62 53 110 119 110 20 0 41 0 60 0 7 0 15 0 15-8 0-6-8-6-15-6-19 0-40 0-60 0-54 0-99-37-104-88 55 0 109 0 164 0z"><text:p/></draw:path><draw:path draw:style-name="gr1278" draw:text-style-name="P85" svg:width="0.1079in" svg:height="0.1102in" svg:x="0.6039in" svg:y="0.0213in" svg:viewBox="0 0 275 281" svg:d="M126 0c-55 0-95 26-112 44-13 15-14 26-14 27 0 3 1 4 3 4 7 0 16-6 19-8 8-6 9-8 11-15 6-16 16-29 65-31-7 87-30 171-62 250-3 6-2 5-3 7 0 1 1 3 4 3 7 0 25-9 29-19 21-47 52-134 64-241 6 0 13 0 20 0 47 0 92 19 92 57 0 29-27 82-102 85-9 0-14 0-23 7-8 5-11 9-11 11s3 2 7 2c71 0 162-59 162-122 0-43-52-61-97-61-17 0-34 0-52 0z"><text:p/></draw:path><draw:path draw:style-name="gr1278" draw:text-style-name="P85" svg:width="0.0346in" svg:height="0.1508in" svg:x="0.7343in" svg:y="0.0102in" svg:viewBox="0 0 89 384" svg:d="M89 380c0-1 0-1-6-8-49-48-61-122-61-179 0-67 14-134 62-182 5-4 5-6 5-7 0-3-1-4-3-4-5 0-40 26-62 76-20 42-24 84-24 117 0 29 3 75 25 119 23 47 56 72 61 72 2 0 3-1 3-4z"><text:p/></draw:path><draw:path draw:style-name="gr1278" draw:text-style-name="P85" svg:width="0.1028in" svg:height="0.1059in" svg:x="0.7819in" svg:y="0.0213in" svg:viewBox="0 0 262 270" svg:d="M34 35c0 63 0 125 0 187 0 20-3 27-23 27-4 0-11 0-11 7 0 6 7 6 13 6 20 0 41 0 61 0 6 0 12 0 12-6 0-7-6-7-11-7-22 0-24-9-24-28 0-58 0-118 0-176 55 74 111 147 166 220 3 4 5 5 9 5 6 0 6-6 6-13 0-71 0-144 0-216 0-21 3-27 21-28 2 0 9 0 9-6 0-7-6-7-13-7-19 0-38 0-57 0-6 0-13 0-13 7 0 6 8 6 11 6 22 1 26 9 26 29 0 39 0 80 0 121-39-53-79-105-117-158-4-5-6-5-14-5-22 0-45 0-67 0-7 0-14 0-14 7 0 6 7 6 9 6 10 1 18 8 21 12 0 4 0 5 0 10zM218 243c-56-73-111-146-167-220-5-4-5-5-9-10 15 0 31 0 46 0 43 58 87 117 130 176 0 17 0 36 0 54z"><text:p/></draw:path><draw:path draw:style-name="gr1278" draw:text-style-name="P85" svg:width="0.035in" svg:height="0.1508in" svg:x="0.8965in" svg:y="0.0102in" svg:viewBox="0 0 90 384" svg:d="M90 193c0-30-4-77-25-121-24-47-57-72-61-72-2 0-4 2-4 4 0 1 0 3 8 9 37 39 59 99 59 180 0 65-14 132-62 181-5 5-5 5-5 6 0 3 2 4 4 4 4 0 39-26 62-74 19-43 24-86 24-117z"><text:p/></draw:path><draw:path draw:style-name="gr1278" draw:text-style-name="P85" svg:width="0.0469in" svg:height="0.0701in" svg:x="0.9535in" svg:y="0.0004in" svg:viewBox="0 0 120 179" svg:d="M120 130c-3 0-6 0-9 0-1 6-4 22-8 25-2 1-23 1-26 1-16 0-33 0-49 0 27-25 37-33 53-45 20-17 39-33 39-58 0-33-29-53-64-53-33 0-56 23-56 48 0 13 12 16 14 16 7 0 15-5 15-15 0-5-2-14-16-14 8-20 27-25 40-25 26 0 41 21 41 43 0 23-17 41-26 51-22 21-43 42-65 64-3 3-3 3-3 11 37 0 75 0 112 0 2-16 6-33 8-49z"><text:p/></draw:path></draw:g></text:span><text:span text:style-name="T14"><text:s/>כך ש־</text:span><text:span text:style-name="T14"><draw:g text:anchor-type="as-char" svg:y="-0.1134in" draw:z-index="107" draw:name="Shape110" draw:style-name="gr1276"><svg:title>TexMaths</svg:title><svg:desc>11§inline§\la A, B \ra \not\in H(f)§svg§600§FALSE§</svg:desc><draw:path draw:style-name="gr1277" draw:text-style-name="P84" svg:width="0.9252in" svg:height="0.1358in" svg:x="-0.0004in" svg:y="0.0071in" svg:viewBox="0 0 2351 346" svg:d="M1177 346c-393 0-784 0-1177 0 0-116 0-230 0-346 784 0 1567 0 2351 0 0 116 0 230 0 346-391 0-783 0-1174 0z"><text:p/></draw:path><draw:path draw:style-name="gr1278" draw:text-style-name="P85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1278" draw:text-style-name="P85" svg:width="0.1039in" svg:height="0.1079in" svg:x="0.0563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278" draw:text-style-name="P85" svg:width="0.0177in" svg:height="0.0453in" svg:x="0.178in" svg:y="0.0972in" svg:viewBox="0 0 46 116" svg:d="M46 41c0-26-10-41-25-41-12 0-21 10-21 21 0 10 9 20 21 20 4 0 10-1 13-5 1-1 1-1 2-1 0 2 1 0 1 6 0 28-13 51-26 64-4 4-4 5-4 6 0 2 2 5 4 5 3 0 35-30 35-75z"><text:p/></draw:path><draw:path draw:style-name="gr1278" draw:text-style-name="P85" svg:width="0.1083in" svg:height="0.1028in" svg:x="0.239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1278" draw:text-style-name="P85" svg:width="0.0335in" svg:height="0.1512in" svg:x="0.3642in" svg:y="0in" svg:viewBox="0 0 86 385" svg:d="M84 199c2-4 2-5 2-6 0-3 0-1-2-6-22-59-46-119-68-178-2-7-4-9-8-9-5 0-8 3-8 8 0 1 0 2 2 6 23 60 45 119 68 179-23 58-45 117-68 177-2 4-2 5-2 8 0 4 3 7 8 7 4 0 6-4 7-7 23-60 45-119 69-179z"><text:p/></draw:path><draw:path draw:style-name="gr1278" draw:text-style-name="P85" svg:width="0.076in" svg:height="0.1409in" svg:x="0.4776in" svg:y="0.0043in" svg:viewBox="0 0 194 359" svg:d="M190 15c4-5 4-6 4-7 0-2-3-8-8-8-6 0-7 2-9 8-58 112-115 223-174 336-3 5-3 6-3 7 0 4 3 8 8 8s6-2 8-8c59-112 116-223 174-336z"><text:p/></draw:path><draw:path draw:style-name="gr1278" draw:text-style-name="P85" svg:width="0.0752in" svg:height="0.087in" svg:x="0.4693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278" draw:text-style-name="P85" svg:width="0.128in" svg:height="0.1028in" svg:x="0.6063in" svg:y="0.0098in" svg:viewBox="0 0 326 262" svg:d="M279 30c5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8 0 14 0 8 1 11 1 11 7 0 1 0 2-1 7-18 69-34 138-52 206-4 15-5 18-35 18-8 0-11 0-11 8 0 4 4 4 5 4 11 0 39-1 50-1 8 0 16 0 24 0 9 0 18 1 25 1 4 0 8 0 8-8 0-4-3-4-11-4-14 0-25 0-25-7 0-2 1-4 1-6 9-34 18-70 26-105 40 0 78 0 118 0-15 64-25 99-26 106-4 12-11 12-36 12-5 0-8 0-8 8 0 4 4 4 5 4 10 0 38-1 49-1 8 0 16 0 25 0 8 0 16 1 25 1 2 0 8 0 8-8 0-4-5-4-11-4-14 0-25 0-25-7 0-2 1-4 1-6 17-69 34-138 51-207z"><text:p/></draw:path><draw:path draw:style-name="gr1278" draw:text-style-name="P85" svg:width="0.0346in" svg:height="0.1512in" svg:x="0.7543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0752in" svg:height="0.1374in" svg:x="0.8063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35in" svg:height="0.1512in" svg:x="0.897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4">, </text:span><text:span text:style-name="T15">כלומר </text:span><text:span text:style-name="T15"><draw:g text:anchor-type="as-char" svg:y="-0.1217in" draw:z-index="109" draw:name="Shape111" draw:style-name="gr1276"><svg:title>TexMaths</svg:title><svg:desc>11§inline§f(A) \nsubseteq f(B)§svg§600§FALSE§</svg:desc><draw:path draw:style-name="gr1277" draw:text-style-name="P84" svg:width="0.8264in" svg:height="0.1516in" svg:x="-0.0004in" svg:y="0.0071in" svg:viewBox="0 0 2100 386" svg:d="M1050 386c-351 0-700 0-1050 0 0-128 0-257 0-386 701 0 1400 0 2100 0 0 129 0 258 0 386-349 0-700 0-1050 0z"><text:p/></draw:path><draw:path draw:style-name="gr1278" draw:text-style-name="P85" svg:width="0.0752in" svg:height="0.137in" svg:x="0in" svg:y="0.0154in" svg:viewBox="0 0 192 349" svg:d="M121 117c11 0 22 0 33 0 8 0 12 0 12-8 0-3-4-3-11-3-11 0-21 0-32 0 3-16 6-30 9-44 1-9 7-37 9-41 3-7 10-13 18-13 2 0 11 0 19 7-17 2-21 15-21 20 0 10 7 15 15 15 9 0 20-9 20-24 0-17-17-26-33-26-13 0-38 7-49 45-2 8-3 11-13 61-9 0-18 0-27 0-7 0-11 0-11 6 0 5 4 5 10 5 9 0 18 0 27 0-10 50-20 101-30 152-7 37-13 72-33 72-2 0-11 0-19-8 18-1 21-14 21-19 0-10-6-15-14-15-10 0-21 9-21 23 0 18 16 27 33 27 21 0 36-22 43-38 13-24 22-70 22-72 8-41 15-82 23-122z"><text:p/></draw:path><draw:path draw:style-name="gr1278" draw:text-style-name="P85" svg:width="0.0346in" svg:height="0.1508in" svg:x="0.098in" svg:y="0.0071in" svg:viewBox="0 0 89 384" svg:d="M89 381c0-1 0-2-7-9-48-48-60-121-60-179 0-68 14-135 63-183 4-4 4-6 4-7 0-2-1-3-3-3-5 0-39 26-62 75-20 43-24 86-24 118 0 29 4 76 25 118 23 48 56 73 61 73 2 0 3-1 3-3z"><text:p/></draw:path><draw:path draw:style-name="gr1278" draw:text-style-name="P85" svg:width="0.1039in" svg:height="0.1079in" svg:x="0.1472in" svg:y="0.0134in" svg:viewBox="0 0 265 275" svg:d="M55 230c-15 26-30 32-47 33-5 0-8 0-8 8 0 2 2 4 4 4 11 0 23-1 34-1 13 0 27 1 39 1 2 0 7 0 7-8 0-4-4-4-6-4-9-1-19-4-19-14 0-5 3-9 6-14 10-15 20-31 30-48 31 0 64 0 96 0 1 8 7 60 7 63 0 12-21 13-29 13-5 0-8 0-8 8 0 4 4 4 5 4 15 0 32-1 48-1 10 0 35 1 43 1 4 0 8 0 8-8 0-4-4-4-9-4-24 0-24-3-25-14-8-80-17-160-24-240 0-8 0-9-7-9-6 0-8 2-10 7-45 74-90 149-135 223zM102 175c26-43 51-86 76-128 5 42 8 85 12 128-29 0-58 0-88 0z"><text:p/></draw:path><draw:path draw:style-name="gr1278" draw:text-style-name="P85" svg:width="0.035in" svg:height="0.1508in" svg:x="0.2646in" svg:y="0.0071in" svg:viewBox="0 0 90 384" svg:d="M90 193c0-30-4-77-26-120-23-48-56-73-60-73-3 0-4 1-4 3 0 1 0 3 8 9 37 39 59 100 59 181 0 65-14 133-62 181-5 5-5 6-5 7 0 2 1 3 4 3 4 0 39-26 61-75 20-43 25-85 25-116z"><text:p/></draw:path><draw:path draw:style-name="gr1278" draw:text-style-name="P85" svg:width="0.0925in" svg:height="0.1673in" svg:x="0.3697in" svg:y="0in" svg:viewBox="0 0 236 426" svg:d="M183 80c13 0 27 0 40 0 7 0 13 0 13-7 0-8-6-8-13-8-11 0-23 0-34 0 7-17 13-33 20-50 2-4 2-5 2-7 0-5-2-8-8-8-2 0-3 1-5 2-9 21-18 42-26 63-18 0-36 0-53 0-65 0-119 48-119 111 0 54 41 94 81 105-8 22-18 44-27 66-11 0-21 0-32 0-7 0-14 0-14 7 0 8 7 8 14 8 9 0 18 0 26 0-4 8-23 52-23 56 0 5 4 8 8 8s7-5 9-10c7-18 15-36 23-54 53 0 105 0 158 0 7 0 13 0 13-8 0-7-6-7-13-7-50 0-101 0-152 0 9-20 17-41 26-62 10 2 20 2 22 2 35 0 69 0 104 0 7 0 13 0 13-7 0-8-6-8-13-8-34 0-69 0-103 0-2 0-10 0-18-1 27-63 54-127 81-191zM166 80c-26 62-53 125-79 186-39-11-72-45-72-90 0-52 44-96 105-96 15 0 31 0 46 0z"><text:p/></draw:path><draw:path draw:style-name="gr1278" draw:text-style-name="P85" svg:width="0.0752in" svg:height="0.137in" svg:x="0.5256in" svg:y="0.0154in" svg:viewBox="0 0 192 349" svg:d="M121 117c11 0 22 0 33 0 8 0 12 0 12-8 0-3-4-3-11-3-11 0-21 0-32 0 2-16 6-30 8-44 2-9 8-37 10-41 3-7 10-13 17-13 3 0 12 0 19 7-16 2-21 15-21 20 0 10 8 15 14 15 11 0 22-9 22-24 0-17-17-26-34-26-13 0-37 7-48 45-3 8-4 11-13 61-9 0-18 0-27 0-7 0-12 0-12 6 0 5 4 5 11 5 9 0 17 0 26 0-10 50-19 101-29 152-7 37-13 72-34 72-1 0-11 0-19-8 19-1 22-14 22-19 0-10-8-15-14-15-10 0-21 9-21 23 0 18 16 27 32 27 22 0 37-22 44-38 12-24 21-70 22-72 8-41 15-82 23-122z"><text:p/></draw:path><draw:path draw:style-name="gr1278" draw:text-style-name="P85" svg:width="0.035in" svg:height="0.1508in" svg:x="0.6232in" svg:y="0.0071in" svg:viewBox="0 0 90 384" svg:d="M90 381c0-1 0-2-6-9-49-48-61-121-61-179 0-68 14-135 62-183 5-4 5-6 5-7 0-2-1-3-4-3-4 0-39 26-61 75-20 43-25 86-25 118 0 29 4 76 26 118 23 48 56 73 60 73 3 0 4-1 4-3z"><text:p/></draw:path><draw:path draw:style-name="gr1278" draw:text-style-name="P85" svg:width="0.1083in" svg:height="0.1031in" svg:x="0.6736in" svg:y="0.0185in" svg:viewBox="0 0 276 263" svg:d="M45 232c-3 16-4 19-35 19-6 0-10 0-10 8 0 4 3 4 10 4 46 0 92 0 138 0 61 0 107-45 107-83 0-27-23-50-60-53 40-8 81-37 81-73 0-29-25-54-73-54-42 0-86 0-129 0-7 0-11 0-11 8 0 4 3 4 11 4 1 0 7 0 14 1 8 1 11 1 11 6 0 2 0 3-1 7-18 69-35 138-53 206zM103 122c8-32 17-64 25-96 3-13 4-14 20-14 17 0 35 0 51 0 33 0 42 23 42 40 0 34-33 70-80 70-19 0-39 0-58 0zM87 251c-6 0-7 0-9-1-4 0-5 0-5-3 0-2 0-3 2-9 9-36 17-72 26-107 24 0 50 0 74 0 36 0 44 29 44 45 0 39-34 75-80 75-18 0-35 0-52 0z"><text:p/></draw:path><draw:path draw:style-name="gr1278" draw:text-style-name="P85" svg:width="0.035in" svg:height="0.1508in" svg:x="0.7988in" svg:y="0.0071in" svg:viewBox="0 0 90 384" svg:d="M90 193c0-30-4-77-25-120-23-48-57-73-61-73-2 0-4 1-4 3 0 1 0 3 8 9 37 39 59 100 59 181 0 65-14 133-62 181-5 5-5 6-5 7 0 2 2 3 4 3 4 0 39-26 62-75 20-43 24-85 24-116z"><text:p/></draw:path></draw:g></text:span><text:span text:style-name="T15"><text:s/>אך מהצבה </text:span><text:span text:style-name="T15"><draw:g text:anchor-type="as-char" svg:y="-0.1217in" draw:z-index="108" draw:name="Shape112" draw:style-name="gr1276"><svg:title>TexMaths</svg:title><svg:desc>11§inline§\{1\} \nsubseteq \{1\}§svg§600§FALSE§</svg:desc><draw:path draw:style-name="gr1277" draw:text-style-name="P84" svg:width="0.6323in" svg:height="0.1516in" svg:x="-0.0004in" svg:y="0.0071in" svg:viewBox="0 0 1607 386" svg:d="M803 386c-268 0-536 0-803 0 0-128 0-257 0-386 536 0 1071 0 1607 0 0 129 0 258 0 386-268 0-536 0-804 0z"><text:p/></draw:path><draw:path draw:style-name="gr1278" draw:text-style-name="P85" svg:width="0.0531in" svg:height="0.1508in" svg:x="0.0031in" svg:y="0.0071in" svg:viewBox="0 0 136 384" svg:d="M81 51c0-16 10-40 52-43 2 0 3-1 3-4 0-4-3-4-6-4-40 0-75 20-75 48 0 29 0 58 0 87 0 16 0 28-15 41-14 11-29 12-37 12-2 0-3 2-3 5 0 4 2 4 6 4 25 1 44 15 48 33 1 4 1 5 1 19 0 26 0 51 0 77 0 15 0 28 19 43 15 11 40 15 56 15 3 0 6 0 6-4s-2-4-5-4c-25-2-44-14-48-34-2-3-2-4-2-17 0-27 0-54 0-82 0-16-3-23-15-35-9-9-20-12-31-15 32-9 46-27 46-50 0-31 0-62 0-92z"><text:p/></draw:path><draw:path draw:style-name="gr1278" draw:text-style-name="P85" svg:width="0.05in" svg:height="0.1004in" svg:x="0.0815in" svg:y="0.0209in" svg:viewBox="0 0 128 256" svg:d="M79 10c0-9 0-10-9-10-24 25-58 25-70 25 0 5 0 8 0 12 8 0 31 0 51-11 0 66 0 134 0 201 0 13-1 17-37 17-4 0-7 0-12 0 0 5 0 9 0 12 15-1 48-1 63-1s49 0 63 1c0-3 0-7 0-12-5 0-8 0-12 0-36 0-37-4-37-17 0-73 0-146 0-217z"><text:p/></draw:path><draw:path draw:style-name="gr1278" draw:text-style-name="P85" svg:width="0.0531in" svg:height="0.1508in" svg:x="0.1551in" svg:y="0.0071in" svg:viewBox="0 0 136 384" svg:d="M55 333c0 16-10 40-52 43-2 0-3 1-3 4 0 4 4 4 8 4 37 0 73-19 73-48s0-58 0-87c0-16 0-27 16-40 13-11 28-12 36-12 2 0 3-2 3-4 0-5-2-5-5-5-25-1-44-15-48-34-2-4-2-5-2-19 0-26 0-51 0-77 0-15 0-28-18-43-16-12-42-15-55-15-4 0-8 0-8 4s2 4 6 4c25 2 44 14 48 34 1 3 1 4 1 17 0 27 0 54 0 82 0 17 3 24 15 36 9 9 20 12 31 16-32 8-46 26-46 48 0 31 0 62 0 92z"><text:p/></draw:path><draw:path draw:style-name="gr1278" draw:text-style-name="P85" svg:width="0.0921in" svg:height="0.1673in" svg:x="0.2752in" svg:y="0in" svg:viewBox="0 0 235 426" svg:d="M182 80c13 0 27 0 40 0 7 0 13 0 13-7 0-8-6-8-13-8-11 0-23 0-34 0 7-17 14-33 21-50 2-4 2-5 2-7 0-5-3-8-7-8-3 0-5 1-6 2-9 21-18 42-26 63-18 0-37 0-54 0-65 0-118 48-118 111 0 54 40 94 81 105-8 22-18 44-27 66-11 0-22 0-33 0-7 0-13 0-13 7 0 8 6 8 13 8 9 0 18 0 26 0-3 8-23 52-23 56 0 5 4 8 8 8 5 0 7-5 9-10 7-18 15-36 23-54 53 0 105 0 158 0 7 0 13 0 13-8 0-7-6-7-13-7-50 0-101 0-152 0 9-20 17-41 26-62 10 2 21 2 23 2 34 0 69 0 103 0 7 0 13 0 13-7 0-8-6-8-13-8-34 0-68 0-102 0-3 0-10 0-18-1 27-63 53-127 80-191zM165 80c-26 62-52 125-78 186-40-11-72-45-72-90 0-52 44-96 104-96 15 0 31 0 46 0z"><text:p/></draw:path><draw:path draw:style-name="gr1278" draw:text-style-name="P85" svg:width="0.0531in" svg:height="0.1508in" svg:x="0.4339in" svg:y="0.0071in" svg:viewBox="0 0 136 384" svg:d="M81 51c0-16 10-40 52-43 2 0 3-1 3-4 0-4-2-4-6-4-39 0-74 20-75 48 0 29 0 58 0 87 0 16 0 28-15 41-14 11-28 12-37 12-2 0-3 2-3 5 0 4 2 4 6 4 26 1 44 15 48 33 1 4 1 5 1 19 0 26 0 51 0 77 0 15 0 28 19 43 15 11 40 15 56 15 4 0 6 0 6-4s-2-4-5-4c-24-2-43-14-48-34-2-3-2-4-2-17 0-27 0-54 0-82 0-16-3-23-15-35-9-9-20-12-31-15 32-9 46-27 46-50 0-31 0-62 0-92z"><text:p/></draw:path><draw:path draw:style-name="gr1278" draw:text-style-name="P85" svg:width="0.05in" svg:height="0.1004in" svg:x="0.5122in" svg:y="0.0209in" svg:viewBox="0 0 128 256" svg:d="M79 10c0-9 0-10-9-10-23 25-57 25-70 25 0 5 0 8 0 12 8 0 31 0 51-11 0 66 0 134 0 201 0 13-1 17-36 17-4 0-7 0-12 0 0 5 0 9 0 12 14-1 47-1 62-1s49 0 63 1c0-3 0-7 0-12-5 0-8 0-12 0-36 0-37-4-37-17 0-73 0-146 0-217z"><text:p/></draw:path><draw:path draw:style-name="gr1278" draw:text-style-name="P85" svg:width="0.0539in" svg:height="0.1508in" svg:x="0.5858in" svg:y="0.0071in" svg:viewBox="0 0 138 384" svg:d="M56 333c0 16-10 40-53 43-2 0-3 1-3 4 0 4 4 4 8 4 37 0 73-19 73-48s0-58 0-87c0-16 0-27 16-40 14-11 28-12 37-12 1 0 4-2 4-4 0-5-3-5-7-5-25-1-44-15-48-34-2-4-2-5-2-19 0-26 0-51 0-77 0-15 0-28-18-43-16-12-42-15-55-15-4 0-8 0-8 4s2 4 7 4c24 2 43 14 48 34 1 3 1 4 1 17 0 27 0 54 0 82 0 17 2 24 16 36 7 9 18 12 29 16-32 8-45 26-45 48 0 31 0 62 0 92z"><text:p/></draw:path></draw:g></text:span><text:span text:style-name="T15"><text:s/>וזו סתירה, ובאופן דומה </text:span><text:span text:style-name="T15"><draw:g text:anchor-type="as-char" svg:y="-0.1134in" draw:z-index="110" draw:name="Shape113" draw:style-name="gr1276"><svg:title>TexMaths</svg:title><svg:desc>11§inline§H(g) = \ps(\N) \times \ps(\N)§svg§600§FALSE§</svg:desc><draw:path draw:style-name="gr1277" draw:text-style-name="P84" svg:width="1.3862in" svg:height="0.1358in" svg:x="0.0138in" svg:y="0.0071in" svg:viewBox="0 0 3522 346" svg:d="M1761 346c-587 0-1174 0-1761 0 0-116 0-230 0-346 1174 0 2348 0 3522 0 0 116 0 230 0 346-587 0-1174 0-1761 0z"><text:p/></draw:path><draw:path draw:style-name="gr1278" draw:text-style-name="P85" svg:width="0.128in" svg:height="0.1028in" svg:x="0.0004in" svg:y="0.0098in" svg:viewBox="0 0 326 262" svg:d="M279 30c4-15 5-18 33-18 10 0 14 0 14-8 0-4-5-4-6-4-11 0-38 1-49 1s-39-1-50-1c-3 0-8 0-8 8 0 4 4 4 11 4 5 0 8 0 15 0 6 1 11 1 11 7 0 1-1 2-2 7-8 31-16 62-24 94-39 0-78 0-117 0 7-31 15-61 23-90 3-15 4-18 32-18 10 0 13 0 13-8 0-4-4-4-6-4-11 0-38 1-49 1s-39-1-50-1c-3 0-7 0-7 8 0 4 3 4 11 4 1 0 7 0 14 0 8 1 11 1 11 7 0 1 0 2-2 7-18 69-34 138-52 206-3 15-4 18-35 18-7 0-10 0-10 8 0 4 4 4 6 4 11 0 38-1 48-1 9 0 18 0 25 0 9 0 17 1 26 1 3 0 7 0 7-8 0-4-3-4-11-4-14 0-25 0-25-7 0-2 1-4 1-6 9-34 18-70 26-105 40 0 79 0 118 0-15 64-25 99-26 106-4 12-11 12-35 12-6 0-9 0-9 8 0 4 4 4 5 4 10 0 38-1 49-1 8 0 16 0 25 0 8 0 16 1 24 1 3 0 9 0 9-8 0-4-4-4-11-4-14 0-25 0-25-7 0-2 1-4 1-6 17-69 34-138 51-207z"><text:p/></draw:path><draw:path draw:style-name="gr1278" draw:text-style-name="P85" svg:width="0.0346in" svg:height="0.1512in" svg:x="0.1484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0693in" svg:height="0.0976in" svg:x="0.1945in" svg:y="0.0453in" svg:viewBox="0 0 177 249" svg:d="M176 25c0-2 1-4 1-6 0-7-4-11-11-11-4 0-14 3-16 16-7-14-20-24-36-24-44 0-92 54-92 110 0 38 24 61 52 61 23 0 40-18 45-22-8 34-9 33-13 50-1 5-15 41-55 41-8 0-20 0-31-3 11-4 15-13 15-20s-4-13-14-13c-9 0-21 6-21 22 0 15 14 23 51 23 48 0 77-30 82-52 14-57 29-114 43-172zM125 121c-2 10-11 20-19 28-8 6-20 13-31 13-20 0-25-20-25-35 0-19 11-64 22-84 9-19 26-34 42-34 26 0 31 31 31 33s0 4-1 5c-6 25-12 49-19 74z"><text:p/></draw:path><draw:path draw:style-name="gr1278" draw:text-style-name="P85" svg:width="0.0346in" svg:height="0.1512in" svg:x="0.2791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1004in" svg:height="0.0354in" svg:x="0.380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1079in" svg:height="0.1106in" svg:x="0.5354in" svg:y="0.0098in" svg:viewBox="0 0 275 282" svg:d="M127 0c-54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1278" draw:text-style-name="P85" svg:width="0.0346in" svg:height="0.1512in" svg:x="0.6657in" svg:y="0in" svg:viewBox="0 0 89 385" svg:d="M89 381c0-1 0-1-6-8-49-49-61-122-61-180 0-67 15-135 63-182 4-5 4-5 4-7 0-3-1-4-3-4-5 0-39 26-62 76-20 42-24 85-24 117 0 29 4 76 25 120 23 47 56 72 61 72 2 0 3-1 3-4z"><text:p/></draw:path><draw:path draw:style-name="gr1278" draw:text-style-name="P85" svg:width="0.1028in" svg:height="0.1063in" svg:x="0.713in" svg:y="0.0098in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7 0-7 0-13 0-13 7 0 6 7 6 11 6 21 1 25 9 25 29 0 39 0 80 0 121-39-53-78-105-117-157-3-6-4-6-14-6-22 0-45 0-67 0-7 0-12 0-12 7 0 6 5 6 7 6 11 1 18 8 22 12-1 4-1 5-1 10zM219 243c-56-72-112-146-168-220-5-5-5-5-9-10 15 0 31 0 46 0 44 59 87 117 131 176 0 18 0 37 0 54z"><text:p/></draw:path><draw:path draw:style-name="gr1278" draw:text-style-name="P85" svg:width="0.0346in" svg:height="0.1512in" svg:x="0.8283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0732in" svg:height="0.0728in" svg:x="0.935in" svg:y="0.0394in" svg:viewBox="0 0 187 186" svg:d="M94 83c-26-26-52-52-77-77-6-5-6-6-9-6-5 0-8 3-8 8 0 2 1 3 4 7 27 26 52 52 79 77-27 26-52 52-79 79-3 4-4 5-4 7 0 5 3 8 8 8 3 0 3-1 9-5 25-27 51-52 77-78 26 27 52 53 79 81 1 0 3 2 6 2 5 0 8-3 8-8 0-1 0-2-2-4 0-1-62-62-80-82 23-23 47-47 70-70 2-2 8-7 10-9 0-1 2-3 2-5 0-5-3-8-8-8-3 0-5 1-10 6-25 25-50 51-75 77z"><text:p/></draw:path><draw:path draw:style-name="gr1278" draw:text-style-name="P85" svg:width="0.1079in" svg:height="0.1106in" svg:x="1.0677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1278" draw:text-style-name="P85" svg:width="0.0346in" svg:height="0.1512in" svg:x="1.1984in" svg:y="0in" svg:viewBox="0 0 89 385" svg:d="M89 381c0-1 0-1-6-8-49-49-61-122-61-180 0-67 14-135 63-182 4-5 4-5 4-7 0-3-1-4-3-4-5 0-40 26-62 76-20 42-24 85-24 117 0 29 3 76 25 120 23 47 56 72 61 72 2 0 3-1 3-4z"><text:p/></draw:path><draw:path draw:style-name="gr1278" draw:text-style-name="P85" svg:width="0.1028in" svg:height="0.1063in" svg:x="1.2461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1278" draw:text-style-name="P85" svg:width="0.035in" svg:height="0.1512in" svg:x="1.360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5"><text:s/>כלומר סה"כ </text:span><text:span text:style-name="T15"><draw:g text:anchor-type="as-char" svg:y="-0.1134in" draw:z-index="111" draw:name="Shape114" draw:style-name="gr1276"><svg:title>TexMaths</svg:title><svg:desc>11§inline§H(f) = H(g)§svg§600§FALSE§</svg:desc><draw:path draw:style-name="gr1277" draw:text-style-name="P84" svg:width="0.8543in" svg:height="0.1358in" svg:x="0.0016in" svg:y="0.0071in" svg:viewBox="0 0 2171 346" svg:d="M1087 346c-363 0-725 0-1087 0 0-116 0-230 0-346 724 0 1447 0 2171 0 0 116 0 230 0 346-362 0-724 0-1084 0z"><text:p/></draw:path><draw:path draw:style-name="gr1278" draw:text-style-name="P85" svg:width="0.128in" svg:height="0.1028in" svg:x="-0.0004in" svg:y="0.0098in" svg:viewBox="0 0 326 262" svg:d="M279 30c4-15 5-18 33-18 10 0 14 0 14-8 0-4-5-4-6-4-11 0-38 1-49 1s-39-1-51-1c-2 0-7 0-7 8 0 4 4 4 11 4 5 0 8 0 15 0 6 1 10 1 10 7 0 1 0 2-2 7-7 31-15 62-23 94-39 0-78 0-117 0 7-31 15-61 23-90 3-15 4-18 32-18 10 0 13 0 13-8 0-4-5-4-6-4-11 0-38 1-49 1s-39-1-50-1c-3 0-7 0-7 8 0 4 3 4 11 4 1 0 7 0 14 0 8 1 11 1 11 7 0 1-1 2-2 7-18 69-34 138-52 206-3 15-4 18-35 18-7 0-10 0-10 8 0 4 4 4 5 4 11 0 39-1 49-1 9 0 17 0 25 0 9 0 17 1 25 1 4 0 8 0 8-8 0-4-3-4-11-4-14 0-25 0-25-7 0-2 1-4 1-6 9-34 18-70 26-105 40 0 78 0 118 0-16 64-25 99-26 106-5 12-11 12-36 12-5 0-8 0-8 8 0 4 3 3 4 4 11 0 39-1 50-1 7 0 16 0 25 0 8 0 16 1 24 1 3 0 8 0 8-8 0-4-4-4-10-4-14 0-25 0-25-7 0-2 0-4 1-6 17-69 34-138 51-207z"><text:p/></draw:path><draw:path draw:style-name="gr1278" draw:text-style-name="P85" svg:width="0.0346in" svg:height="0.1512in" svg:x="0.1476in" svg:y="0in" svg:viewBox="0 0 89 385" svg:d="M89 381c0-1 0-1-7-8-48-49-60-122-60-180 0-67 14-135 62-182 5-5 5-5 5-7 0-3-1-4-4-4-4 0-39 26-61 76-20 42-24 85-24 117 0 29 3 76 25 120 23 47 56 72 60 72 3 0 4-1 4-4z"><text:p/></draw:path><draw:path draw:style-name="gr1278" draw:text-style-name="P85" svg:width="0.0752in" svg:height="0.1374in" svg:x="0.1996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3-37 13-25 22-71 22-74 8-40 15-80 23-121z"><text:p/></draw:path><draw:path draw:style-name="gr1278" draw:text-style-name="P85" svg:width="0.035in" svg:height="0.1512in" svg:x="0.2909in" svg:y="0in" svg:viewBox="0 0 90 385" svg:d="M90 193c0-30-4-76-26-120-23-48-56-73-60-73-2 0-4 2-4 4s0 2 8 9c37 38 59 99 59 180 0 65-14 133-62 181-5 6-5 6-5 7 0 2 2 4 4 4 4 0 39-26 61-76 20-41 25-84 25-116z"><text:p/></draw:path><draw:path draw:style-name="gr1278" draw:text-style-name="P85" svg:width="0.1008in" svg:height="0.0354in" svg:x="0.39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1272in" svg:height="0.1028in" svg:x="0.55in" svg:y="0.0098in" svg:viewBox="0 0 324 262" svg:d="M279 30c4-15 5-18 33-18 10 0 12 0 12-8 0-4-3-4-4-4-11 0-40 1-49 1-13 0-40-1-51-1-3 0-7 0-7 8 0 4 4 4 10 4 1 0 9 0 16 0 6 1 10 1 10 7 0 1 0 2-2 7-7 31-15 62-23 94-39 0-78 0-117 0 7-31 14-61 22-90 4-15 5-18 33-18 10 0 13 0 13-8 0-4-5-4-6-4-11 0-38 1-49 1s-39-1-50-1c-3 0-7 0-7 8 0 4 3 4 11 4 1 0 7 0 14 0 7 1 11 1 11 7 0 1-1 2-2 7-18 69-34 138-52 206-3 15-4 18-35 18-7 0-10 0-10 8 0 4 4 4 5 4 10 0 38-1 49-1 9 0 16 0 25 0 8 0 17 1 25 1 3 0 8 0 8-8 0-4-4-4-11-4-14 0-25 0-25-7 0-2 1-4 1-6 9-34 18-70 26-105 40 0 78 0 118 0-16 64-25 99-26 106-5 12-11 12-36 12-5 0-9 0-9 8 0 4 3 3 5 4 11 0 39-1 50-1 7 0 16 0 24 0 9 0 17 1 25 1 3 0 8 0 8-8 0-4-4-4-11-4-15 0-24 0-24-7 0-2 0-4 1-6 17-69 34-138 51-207z"><text:p/></draw:path><draw:path draw:style-name="gr1278" draw:text-style-name="P85" svg:width="0.035in" svg:height="0.1512in" svg:x="0.6976in" svg:y="0in" svg:viewBox="0 0 90 385" svg:d="M90 381c0-1 0-1-6-8-49-49-61-122-61-180 0-67 14-135 62-182 5-5 5-5 5-7 0-3-2-4-4-4-4 0-39 26-62 76-19 42-24 85-24 117 0 29 4 76 25 120 24 47 57 72 61 72 2 0 4-1 4-4z"><text:p/></draw:path><draw:path draw:style-name="gr1278" draw:text-style-name="P85" svg:width="0.0697in" svg:height="0.0976in" svg:x="0.7441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1278" draw:text-style-name="P85" svg:width="0.035in" svg:height="0.1512in" svg:x="0.828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5"><text:s/>כדרוש </text:span><draw:g text:anchor-type="as-char" svg:y="-0.1043in" draw:z-index="155" draw:name="Shape115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<text:h text:style-name="Heading_20_2" text:outline-level="2"><text:soft-page-break/>שאלה 3</text:h>
      <text:h text:style-name="P3" text:outline-level="3">סעיף (א)</text:h>
      <text:p text:style-name="P61">תהי קבוצה סופית <draw:g text:anchor-type="as-char" svg:y="-0.1083in" draw:z-index="113" draw:name="Shape116" draw:style-name="gr1276"><svg:title>TexMaths</svg:title><svg:desc>11§inline§A§svg§600§FALSE§</svg:desc><draw:path draw:style-name="gr1277" draw:text-style-name="P84" svg:width="0.0929in" svg:height="0.0921in" svg:x="0.0024in" svg:y="0.0079in" svg:viewBox="0 0 237 235" svg:d="M0 0c79 0 158 0 237 0 0 78 0 157 0 235-79 0-158 0-237 0 0-78 0-157 0-235z"><text:p/></draw:path><draw:path draw:style-name="gr1278" draw:text-style-name="P85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pan text:style-name="T6">, ו</text:span>יהי יחס סדר חלש <draw:g text:anchor-type="as-char" svg:y="-0.1063in" draw:z-index="112" draw:name="Shape117" draw:style-name="gr1276"><svg:title>TexMaths</svg:title><svg:desc>11§inline§R§svg§600§FALSE§</svg:desc><draw:path draw:style-name="gr1277" draw:text-style-name="P84" svg:width="0.098in" svg:height="0.0906in" svg:x="0.0016in" svg:y="0.0071in" svg:viewBox="0 0 250 231" svg:d="M0 0c84 0 166 0 250 0 0 77 0 154 0 231-84 0-166 0-250 0 0-77 0-154 0-231z"><text:p/></draw:path><draw:path draw:style-name="gr1278" draw:text-style-name="P85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pan text:style-name="T6"><text:s/>על </text:span><text:span text:style-name="T6"><draw:g text:anchor-type="as-char" svg:y="-0.1083in" draw:z-index="114" draw:name="Shape118" draw:style-name="gr1276"><svg:title>TexMaths</svg:title><svg:desc>11§inline§A§svg§600§FALSE§</svg:desc><draw:path draw:style-name="gr1277" draw:text-style-name="P84" svg:width="0.0929in" svg:height="0.0921in" svg:x="0.0024in" svg:y="0.0079in" svg:viewBox="0 0 237 235" svg:d="M0 0c79 0 158 0 237 0 0 78 0 157 0 235-79 0-158 0-237 0 0-78 0-157 0-235z"><text:p/></draw:path><draw:path draw:style-name="gr1278" draw:text-style-name="P85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6">. נוכיח קיום </text:span><text:span text:style-name="T6"><draw:g text:anchor-type="as-char" svg:y="-0.1071in" draw:z-index="115" draw:name="Shape119" draw:style-name="gr1276"><svg:title>TexMaths</svg:title><svg:desc>11§inline§a_M \in A§svg§600§FALSE§</svg:desc><draw:path draw:style-name="gr1277" draw:text-style-name="P84" svg:width="0.4945in" svg:height="0.1146in" svg:x="0.0016in" svg:y="0.0071in" svg:viewBox="0 0 1257 292" svg:d="M0 0c419 0 838 0 1257 0 0 98 0 195 0 292-419 0-838 0-1257 0 0-97 0-194 0-292z"><text:p/></draw:path><draw:path draw:style-name="gr1278" draw:text-style-name="P85" svg:width="0.0693in" svg:height="0.0677in" svg:x="-0.0004in" svg:y="0.0417in" svg:viewBox="0 0 177 173" svg:d="M129 24c-7-14-18-24-35-24-46 0-94 56-94 112 0 36 21 61 52 61 7 0 26-1 49-28 4 17 18 28 35 28 15 0 24-8 29-20 7-13 12-38 12-39 0-3-3-3-4-3-5 0-5 1-6 7-6 25-14 48-29 48-10 0-11-10-11-18s0-12 4-28c4-17 5-21 9-35 4-19 9-37 13-54 3-11 3-11 3-13 0-7-4-10-11-10-10 0-15 8-16 16zM103 124c-2 7-2 8-7 15-17 20-33 27-44 27-19 0-24-22-24-36 0-20 12-67 20-85 13-22 30-36 46-36 25 0 30 31 30 33s-1 5-1 6c-6 26-13 51-20 76z"><text:p/></draw:path><draw:path draw:style-name="gr1278" draw:text-style-name="P85" svg:width="0.113in" svg:height="0.0717in" svg:x="0.0819in" svg:y="0.0591in" svg:viewBox="0 0 288 183" svg:d="M256 22c3-11 2-12 23-12 6 0 9 0 9-7 0-3-3-3-7-3-14 0-26 0-38 0-8 0-8 0-11 5-35 51-69 102-104 153-9-50-19-101-28-151-1-7-1-7-9-7-13 0-25 0-38 0-6 0-10 0-10 5s3 5 10 5c4 0 5 0 10 0 5 1 6 1 6 3 0 1 0 2-1 7-11 45-23 90-34 135-3 9-6 17-28 18-3 0-6 0-6 6 1 1 0 4 4 4 8 0 19-2 28-2 7 0 22 2 29 2 1 0 5 0 5-6 0-4-3-4-5-4-18 0-18-7-18-10 0-1 0-2 1-7 12-48 24-97 36-144 10 54 19 109 29 163 1 5 1 8 5 8 5 0 7-4 8-6 39-55 76-111 115-167-14 50-26 101-39 153-2 7-2 10-24 10-5 0-8 0-8 6 1 1 0 4 5 4s11-2 16-2c6 0 12 0 18 0 7 0 26 2 34 2 1 0 5 0 5-6 0-4-3-4-9-4-3 0-5 0-9 0-7-1-7-3-7-5 0-1 1-3 1-4 12-47 24-95 36-142z"><text:p/></draw:path><draw:path draw:style-name="gr1278" draw:text-style-name="P85" svg:width="0.076in" svg:height="0.087in" svg:x="0.2634in" svg:y="0.0272in" svg:viewBox="0 0 194 222" svg:d="M180 119c6 0 14 0 14-8s-8-8-14-8c-55 0-108 0-163 0 4-51 48-88 103-88 20 0 41 0 60 0 6 0 14 0 14-7 0-8-8-8-14-8-20 0-40 0-61 0-66 0-119 49-119 111 0 61 53 111 119 111 21 0 41 0 61 0 6 0 14 0 14-8 0-7-8-7-14-7-19 0-40 0-60 0-55 0-99-38-103-88 55 0 108 0 163 0z"><text:p/></draw:path><draw:path draw:style-name="gr1278" draw:text-style-name="P85" svg:width="0.1039in" svg:height="0.1079in" svg:x="0.4in" svg:y="0in" svg:viewBox="0 0 265 275" svg:d="M56 230c-15 26-31 32-48 33-5 0-8 0-8 7 0 3 2 5 5 5 10 0 22-2 33-2 13 0 27 2 39 2 2 0 8 0 8-8 0-4-5-4-7-4-9-1-19-5-19-15 0-4 4-8 6-14 10-15 20-32 30-48 32 0 64 0 96 0 1 7 7 60 7 64 0 12-20 13-28 13-5 0-9 0-9 7 0 5 4 5 5 5 15 0 33-2 48-2 10 0 35 2 44 2 3 0 7 0 7-8 0-4-4-4-9-4-24 0-24-4-25-15-8-80-15-159-23-239-1-8-1-9-8-9-6 0-8 2-10 7-45 74-89 149-134 223zM102 174c26-42 51-85 76-127 5 42 8 85 12 127-29 0-58 0-88 0z"><text:p/></draw:path></draw:g></text:span><text:span text:style-name="T6"><text:s/>כך ש־</text:span><text:span text:style-name="T6"><draw:g text:anchor-type="as-char" svg:y="-0.0661in" draw:z-index="116" draw:name="Shape120" draw:style-name="gr1276"><svg:title>TexMaths</svg:title><svg:desc>11§inline§a_M§svg§600§FALSE§</svg:desc><draw:path draw:style-name="gr1277" draw:text-style-name="P84" svg:width="0.1858in" svg:height="0.074in" svg:x="0.0016in" svg:y="0.0071in" svg:viewBox="0 0 473 189" svg:d="M237 189c-79 0-158 0-237 0 0-63 0-126 0-189 158 0 315 0 473 0 0 63 0 126 0 189-78 0-158 0-236 0z"><text:p/></draw:path><draw:path draw:style-name="gr1278" draw:text-style-name="P85" svg:width="0.0693in" svg:height="0.0681in" svg:x="-0.0004in" svg:y="0in" svg:viewBox="0 0 177 174" svg:d="M129 25c-7-14-18-25-35-25-46 0-94 57-94 114 0 35 22 60 52 60 8 0 26-1 50-28 3 15 17 28 35 28 14 0 23-9 28-21 7-14 12-36 12-37 0-4-3-4-4-4-4 0-4 2-6 7-6 24-13 46-29 46-10 0-11-10-11-17 0-9 0-11 4-28 5-15 6-20 9-34 4-19 9-36 14-54 2-11 2-12 2-13 0-7-4-11-11-11-9 0-15 9-16 17zM104 125c-2 6-2 6-8 13-17 22-33 27-43 27-20 0-25-21-25-36 0-18 12-65 20-83 13-23 30-37 46-37 25 0 31 32 31 34s-2 4-2 7c-6 24-13 49-19 75z"><text:p/></draw:path><draw:path draw:style-name="gr1278" draw:text-style-name="P85" svg:width="0.113in" svg:height="0.072in" svg:x="0.0823in" svg:y="0.0161in" svg:viewBox="0 0 288 184" svg:d="M257 22c2-10 2-12 21-12 6 0 10 0 10-6 0-4-4-4-9-4-11 0-23 0-35 0-8 0-8 0-13 6-35 50-69 102-103 153-10-50-19-101-28-151-1-8-1-8-9-8-13 0-25 0-38 0-6 0-10 0-10 7 0 3 3 3 10 3 4 0 5 0 10 0 5 1 6 1 6 4s0 3-1 6c-11 45-23 90-34 135-3 9-6 18-28 19-3 0-6 0-6 6 0 1 0 4 4 4 8 0 19-1 28-1 7 0 22 1 29 1 1 0 5 0 5-6 0-4-3-4-5-4-18-1-18-8-18-11 0-1 0-3 1-6 12-48 24-96 36-144 10 54 19 109 29 163 1 6 1 8 6 8 4 0 5-3 7-6 38-56 75-112 114-168 0 0 0 1 1 1-13 51-27 101-39 152-2 9-2 11-24 11-4 0-8 0-8 6 0 1 0 4 5 4s11-1 16-1c6 0 12 0 18 0 8 0 26 1 34 1 1 0 6 0 6-6 0-4-4-4-9-4-3 0-6 0-10-1-7 0-7-1-7-3s1-5 1-7c13-46 25-94 37-141z"><text:p/></draw:path></draw:g></text:span><text:span text:style-name="T6"> איבר מקסימלי. </text:span></text:p>
      <text:p text:style-name="P62"><text:span text:style-name="T22">משום שהקבוצה </text:span><text:span text:style-name="T22"><draw:g text:anchor-type="as-char" svg:y="-0.1083in" draw:z-index="148" draw:name="Shape121" draw:style-name="gr1276"><svg:title>TexMaths</svg:title><svg:desc>11§inline§A§svg§600§FALSE§</svg:desc><draw:path draw:style-name="gr1277" draw:text-style-name="P84" svg:width="0.0929in" svg:height="0.0921in" svg:x="0.0024in" svg:y="0.0079in" svg:viewBox="0 0 237 235" svg:d="M0 0c79 0 158 0 237 0 0 78 0 157 0 235-79 0-158 0-237 0 0-78 0-157 0-235z"><text:p/></draw:path><draw:path draw:style-name="gr1278" draw:text-style-name="P85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2"><text:s/>סופית, נוכל לסמן </text:span><text:span text:style-name="T22"><draw:g text:anchor-type="as-char" svg:y="-0.1134in" draw:z-index="149" draw:name="Shape122" draw:style-name="gr1276"><svg:title>TexMaths</svg:title><svg:desc>11§inline§|A| = n \in \N§svg§600§FALSE§</svg:desc><draw:path draw:style-name="gr1277" draw:text-style-name="P84" svg:width="0.7693in" svg:height="0.1358in" svg:x="-0.0004in" svg:y="0.0071in" svg:viewBox="0 0 1955 346" svg:d="M978 346c-327 0-652 0-978 0 0-116 0-230 0-346 651 0 1304 0 1955 0 0 116 0 230 0 346-325 0-651 0-977 0z"><text:p/></draw:path><draw:path draw:style-name="gr1278" draw:text-style-name="P85" svg:width="0.0055in" svg:height="0.1512in" svg:x="0.0102in" svg:y="0in" svg:viewBox="0 0 15 385" svg:d="M15 14c0-6 0-14-7-14-8 0-8 8-8 14 0 119 0 238 0 357 0 7 0 14 8 14 7 0 7-7 7-14 0-119 0-238 0-357z"><text:p/></draw:path><draw:path draw:style-name="gr1278" draw:text-style-name="P85" svg:width="0.1039in" svg:height="0.1079in" svg:x="0.0394in" svg:y="0.0043in" svg:viewBox="0 0 265 275" svg:d="M56 231c-15 26-31 31-48 32-5 1-8 1-8 8 0 2 2 4 6 4 9 0 22-1 33-1 12 0 26 1 38 1 2 0 8 0 8-7 0-4-5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1278" draw:text-style-name="P85" svg:width="0.0055in" svg:height="0.1512in" svg:x="0.1665in" svg:y="0in" svg:viewBox="0 0 15 385" svg:d="M15 14c0-6 0-14-7-14-8 0-8 8-8 14 0 119 0 238 0 357 0 7 0 14 8 14 7 0 7-7 7-14 0-119 0-238 0-357z"><text:p/></draw:path><draw:path draw:style-name="gr1278" draw:text-style-name="P85" svg:width="0.1008in" svg:height="0.0354in" svg:x="0.24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823in" svg:height="0.0685in" svg:x="0.3972in" svg:y="0.0453in" svg:viewBox="0 0 210 175" svg:d="M23 148c-1 6-3 15-3 17 0 7 5 10 11 10 4 0 12-3 14-11 0-1 6-19 8-29 2-12 5-23 8-34 3-9 5-17 6-26 2-7 6-18 6-19 5-12 26-47 62-47 18 0 21 14 21 26 0 24-18 74-25 91-3 8-3 13-3 17 0 19 13 32 32 32 36 0 50-56 50-59 0-4-4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1278" draw:text-style-name="P85" svg:width="0.0756in" svg:height="0.087in" svg:x="0.5394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1278" draw:text-style-name="P85" svg:width="0.1028in" svg:height="0.1063in" svg:x="0.674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/draw:g></text:span><text:span text:style-name="T22">. </text:span><text:span text:style-name="T16">נניח </text:span><text:span text:style-name="T17">בשלילה שאין מקסימום, כלומר נשלול לוגית ונקבל </text:span><text:span text:style-name="T17"><draw:g text:anchor-type="as-char" svg:y="-0.1102in" draw:z-index="121" draw:name="Shape123" draw:style-name="gr1276"><svg:title>TexMaths</svg:title><svg:desc>11§inline§\forall a \in A. \exists b \in A. aRb \land a \neq a§svg§600§FALSE§</svg:desc><draw:path draw:style-name="gr1277" draw:text-style-name="P84" svg:width="1.7736in" svg:height="0.1256in" svg:x="0.0075in" svg:y="0.0079in" svg:viewBox="0 0 4506 320" svg:d="M2254 320c-752 0-1503 0-2254 0 0-107 0-213 0-320 1502 0 3004 0 4506 0 0 107 0 213 0 320-751 0-1502 0-2252 0z"><text:p/></draw:path><draw:path draw:style-name="gr1278" draw:text-style-name="P85" svg:width="0.0846in" svg:height="0.1083in" svg:x="-0.0004in" svg:y="0.0047in" svg:viewBox="0 0 216 276" svg:d="M213 14c3-4 3-4 3-6 0-5-4-8-8-8-6 0-8 4-10 9-11 29-21 56-32 85-40 0-78 0-118 0-11-29-21-56-32-85-1-6-3-9-8-9-4 0-8 3-8 8 0 1 0 1 2 6 32 84 65 169 97 253 2 6 3 9 9 9 5 0 6-5 9-9 31-84 64-169 96-253zM55 109c35 0 70 0 106 0-18 45-36 92-53 137-18-45-35-92-53-137z"><text:p/></draw:path><draw:path draw:style-name="gr1278" draw:text-style-name="P85" svg:width="0.0693in" svg:height="0.0685in" svg:x="0.0902in" svg:y="0.0429in" svg:viewBox="0 0 177 175" svg:d="M129 25c-7-14-18-25-36-25-45 0-93 57-93 114 0 36 22 61 52 61 7 0 27-1 50-28 4 15 17 28 35 28 14 0 22-8 29-21 7-14 11-37 11-38 0-5-3-5-4-5-4 0-5 3-6 8-6 26-13 48-28 48-11 0-13-10-13-18 0-9 2-11 6-29 3-16 4-20 8-34 4-19 10-36 14-54 2-11 2-12 2-13 0-7-4-11-11-11-9 0-14 9-16 17zM104 125c-2 7-2 7-7 14-18 22-33 28-44 28-20 0-26-21-26-37 0-19 14-66 22-84 13-23 29-37 46-37 24 0 29 32 29 34s0 4-1 7c-6 24-12 49-19 75z"><text:p/></draw:path><draw:path draw:style-name="gr1278" draw:text-style-name="P85" svg:width="0.076in" svg:height="0.0874in" svg:x="0.2197in" svg:y="0.0283in" svg:viewBox="0 0 194 223" svg:d="M179 120c7 0 15 0 15-7 0-9-8-9-15-9-55 0-109 0-164 0 6-51 50-89 104-89 20 0 40 0 60 0 7 0 15 0 15-7 0-8-8-8-15-8-20 0-40 0-60 0-66 0-119 50-119 113 0 61 53 110 119 110 20 0 40 0 60 0 7 0 15 0 15-8s-8-8-15-8c-20 0-40 0-60 0-54 0-98-36-104-87 55 0 109 0 164 0z"><text:p/></draw:path><draw:path draw:style-name="gr1278" draw:text-style-name="P85" svg:width="0.1039in" svg:height="0.1083in" svg:x="0.3559in" svg:y="0in" svg:viewBox="0 0 265 276" svg:d="M55 232c-15 25-30 31-47 32-5 1-8 1-8 7 0 3 2 5 4 5 11 0 23-1 34-1 13 0 27 1 39 1 2 0 7 0 7-8 0-3-4-4-6-4-9 0-19-4-19-14 0-4 3-8 6-14 10-16 20-33 30-48 31 0 64 0 96 0 1 7 7 59 7 64 0 11-21 12-29 12-4 0-8 0-8 7 0 5 4 5 5 5 15 0 32-1 48-1 10 0 35 1 44 1 3 0 7 0 7-8 0-4-4-4-9-4-24 0-24-3-25-14-8-79-15-160-23-240-1-8-1-10-8-10-6 0-8 3-10 7-45 75-90 150-135 225zM102 175c26-43 51-85 76-126 5 41 8 83 12 126-29 0-58 0-88 0z"><text:p/></draw:path><draw:path draw:style-name="gr1278" draw:text-style-name="P85" svg:width="0.0161in" svg:height="0.0157in" svg:x="0.4776in" svg:y="0.0929in" svg:viewBox="0 0 42 41" svg:d="M42 21c0-12-10-21-21-21s-21 9-21 21c0 11 10 20 21 20s21-9 21-20z"><text:p/></draw:path><draw:path draw:style-name="gr1278" draw:text-style-name="P85" svg:width="0.0673in" svg:height="0.1047in" svg:x="0.5154in" svg:y="0.0047in" svg:viewBox="0 0 172 267" svg:d="M172 14c0-13-2-14-14-14-48 0-96 0-145 0-6 0-13 0-13 8 0 7 7 7 13 7 47 0 96 0 143 0 0 37 0 73 0 111-46 0-91 0-137 0-7 0-14 0-14 9 0 7 7 7 14 7 46 0 91 0 137 0 0 37 0 73 0 110-47 0-96 0-143 0-6 0-13 0-13 7 0 8 7 8 13 8 49 0 97 0 145 0 12 0 14-1 14-14 0-80 0-159 0-239z"><text:p/></draw:path><draw:path draw:style-name="gr1278" draw:text-style-name="P85" svg:width="0.0559in" svg:height="0.1063in" svg:x="0.5984in" svg:y="0.0047in" svg:viewBox="0 0 143 271" svg:d="M75 4c0-1 0-4-6-4-9 0-36 3-47 3-2 1-7 1-7 8 0 6 4 6 9 6 19 0 20 2 20 6 0 2-3 16-6 23-11 42-20 84-31 127-5 19-7 24-7 38 0 36 21 60 49 60 46 0 94-57 94-112 0-35-21-62-52-62-17 0-34 11-45 23 10-38 19-77 29-116zM38 150c3-8 3-9 6-13 19-26 36-31 46-31 14 0 24 11 24 36 0 23-12 67-19 81-13 26-30 40-46 40-13 0-26-10-26-39 0-8 0-14 7-39 3-12 5-24 8-35z"><text:p/></draw:path><draw:path draw:style-name="gr1278" draw:text-style-name="P85" svg:width="0.076in" svg:height="0.0874in" svg:x="0.7114in" svg:y="0.0283in" svg:viewBox="0 0 194 223" svg:d="M180 120c7 0 14 0 14-7 0-9-7-9-14-9-55 0-109 0-164 0 5-51 49-89 104-89 20 0 41 0 60 0 7 0 14 0 14-7 0-8-7-8-14-8-21 0-40 0-61 0-66 0-119 50-119 113 0 61 53 110 119 110 21 0 40 0 61 0 7 0 14 0 14-8s-7-8-14-8c-19 0-40 0-60 0-55 0-99-36-104-87 55 0 109 0 164 0z"><text:p/></draw:path><draw:path draw:style-name="gr1278" draw:text-style-name="P85" svg:width="0.1039in" svg:height="0.1083in" svg:x="0.848in" svg:y="0in" svg:viewBox="0 0 265 276" svg:d="M56 232c-15 25-31 31-47 32-5 1-9 1-9 7 0 3 2 5 5 5 10 0 22-1 33-1 14 0 27 1 39 1 2 0 8 0 8-8 0-3-4-4-7-4-9 0-18-4-18-14 0-4 3-8 6-14 10-16 19-33 29-48 33 0 64 0 97 0 0 7 6 59 6 64 0 11-20 12-28 12-5 0-8 0-8 7 0 5 3 4 4 5 17 0 33-1 48-1 10 0 35 1 44 1 3 0 7 0 7-8 0-4-3-4-9-4-23 0-23-3-24-14-8-79-16-160-24-240-1-8-1-10-8-10-5 0-8 3-10 7-45 75-89 150-134 225zM102 175c26-43 51-85 76-126 5 41 9 83 13 126-29 0-59 0-89 0z"><text:p/></draw:path><draw:path draw:style-name="gr1278" draw:text-style-name="P85" svg:width="0.0157in" svg:height="0.0157in" svg:x="0.9697in" svg:y="0.0929in" svg:viewBox="0 0 41 41" svg:d="M41 21c0-12-10-21-21-21-12 0-20 9-20 21 0 11 8 20 20 20 11 0 21-9 21-20z"><text:p/></draw:path><draw:path draw:style-name="gr1278" draw:text-style-name="P85" svg:width="0.0693in" svg:height="0.0685in" svg:x="1.0047in" svg:y="0.0429in" svg:viewBox="0 0 177 175" svg:d="M129 25c-7-14-18-25-36-25-45 0-93 57-93 114 0 36 22 61 52 61 7 0 27-1 50-28 2 15 17 28 35 28 14 0 22-8 29-21 7-14 11-37 11-38 0-5-3-5-4-5-5 0-5 3-6 8-6 26-13 48-30 48-9 0-11-10-11-18 0-9 2-11 5-29 4-16 5-20 9-34 4-19 10-36 14-54 2-11 2-12 2-13 0-7-4-11-11-11-9 0-15 9-16 17zM103 125c-1 7-1 7-7 14-17 22-32 28-43 28-20 0-26-21-26-37 0-19 13-66 22-84 11-23 29-37 44-37 26 0 31 32 31 34s-1 4-1 7c-6 24-13 49-20 75z"><text:p/></draw:path><draw:path draw:style-name="gr1278" draw:text-style-name="P85" svg:width="0.1083in" svg:height="0.1063in" svg:x="1.0854in" svg:y="0.0051in" svg:viewBox="0 0 276 271" svg:d="M130 26c2-8 3-13 11-14 3 0 15 0 23 0 27 0 70 0 70 38 0 13-6 39-21 55-11 10-30 22-66 22-14 0-28 0-43 0 9-34 17-67 26-101zM185 132c39-8 86-35 86-75 0-33-36-57-86-57-37 0-74 0-110 0-8 0-11 0-11 8 0 4 3 4 10 4 1 0 8 0 15 0 7 1 10 1 10 7 0 1 0 2-1 7-18 69-34 138-52 207-4 14-4 17-35 17-7 0-11 0-11 8 0 5 3 3 5 5 11 0 39-2 50-2 10 0 37 2 48 2 4 0 8 0 8-8 0-5-3-5-11-5-14 0-24 0-24-6 0-2 0-5 1-7 9-34 16-67 25-101 16 0 31 0 46 0 36 0 42 22 42 35 0 6-3 18-5 25-4 11-7 26-7 33 0 42 46 42 52 42 33 0 46-39 46-44s-3-3-4-5c-4 0-5 3-6 5-9 29-25 36-35 36-12 0-15-9-15-24 0-12 3-32 4-44 1-4 1-12 1-17 0-30-25-42-36-46z"><text:p/></draw:path><draw:path draw:style-name="gr1278" draw:text-style-name="P85" svg:width="0.0555in" svg:height="0.1063in" svg:x="1.2031in" svg:y="0.0047in" svg:viewBox="0 0 142 271" svg:d="M74 4c0-1 0-4-5-4-9 0-37 3-47 3-3 1-8 1-8 8 0 6 4 6 10 6 19 0 19 2 19 6 0 2-3 16-6 23-10 42-21 84-30 127-6 19-7 24-7 38 0 36 21 60 49 60 46 0 93-57 93-112 0-35-20-62-51-62-18 0-34 11-46 23 10-38 19-77 29-116zM37 150c3-8 3-9 7-13 19-26 36-31 46-31 13 0 24 11 24 36 0 23-13 67-19 81-14 26-31 40-46 40-13 0-26-10-26-39 0-8 0-14 7-39 2-12 5-24 7-35z"><text:p/></draw:path><draw:path draw:style-name="gr1278" draw:text-style-name="P85" svg:width="0.0839in" svg:height="0.0933in" svg:x="1.3035in" svg:y="0.0193in" svg:viewBox="0 0 214 238" svg:d="M115 8c-2-7-5-8-8-8-5 0-6 2-8 8-32 71-65 143-97 215-2 4-2 5-2 8 0 4 3 7 8 7 2 0 5-1 8-9 30-67 61-135 91-203 30 68 60 136 91 203 3 9 8 9 9 9 4 0 7-3 7-7 0-2 0-3-2-7-32-72-65-145-97-216z"><text:p/></draw:path><draw:path draw:style-name="gr1278" draw:text-style-name="P85" svg:width="0.0693in" svg:height="0.0685in" svg:x="1.4366in" svg:y="0.0429in" svg:viewBox="0 0 177 175" svg:d="M129 25c-8-14-19-25-37-25-45 0-92 57-92 114 0 36 21 61 51 61 7 0 27-1 50-28 3 15 17 28 35 28 14 0 22-8 29-21 7-14 12-37 12-38 0-5-4-5-5-5-4 0-4 3-6 8-7 26-13 48-29 48-11 0-12-10-12-18 0-9 1-11 6-29 4-16 4-20 9-34 4-19 8-36 13-54 3-11 3-12 3-13 0-7-5-11-12-11-9 0-14 9-15 17zM103 125c-2 7-2 7-7 14-18 22-33 28-44 28-19 0-25-21-25-37 0-19 13-66 21-84 12-23 30-37 45-37 26 0 30 32 30 34s0 4-1 7c-7 24-12 49-19 75z"><text:p/></draw:path><draw:path draw:style-name="gr1278" draw:text-style-name="P85" svg:width="0.0752in" svg:height="0.1413in" svg:x="1.574in" svg:y="0in" svg:viewBox="0 0 192 360" svg:d="M189 15c3-5 3-6 3-7 0-2-2-8-7-8s-6 2-9 8c-57 112-116 224-173 336-3 6-3 7-3 8 0 3 2 8 8 8 4 0 5-3 8-8 58-113 116-224 173-337z"><text:p/></draw:path><draw:path draw:style-name="gr1278" draw:text-style-name="P85" svg:width="0.1004in" svg:height="0.0358in" svg:x="1.5614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1278" draw:text-style-name="P85" svg:width="0.0693in" svg:height="0.0685in" svg:x="1.7197in" svg:y="0.0429in" svg:viewBox="0 0 177 175" svg:d="M129 25c-7-14-19-25-36-25-46 0-93 57-93 114 0 36 21 61 52 61 7 0 26-1 49-28 3 15 17 28 35 28 15 0 23-8 29-21 7-14 12-37 12-38 0-5-3-5-4-5-5 0-5 3-6 8-6 26-14 48-30 48-11 0-12-10-12-18 0-9 1-11 6-29 4-16 5-20 9-34 4-19 8-36 13-54 3-11 3-12 3-13 0-7-4-11-11-11-10 0-15 9-16 17zM103 125c-2 7-2 7-7 14-17 22-33 28-44 28-19 0-25-21-25-37 0-19 13-66 21-84 12-23 30-37 45-37 26 0 31 32 31 34s-1 4-1 7c-6 24-13 49-20 75z"><text:p/></draw:path></draw:g></text:span><text:span text:style-name="T17">. נוכיח באינדוקציה </text:span><text:span text:style-name="T21">על </text:span><text:span text:style-name="T21"><draw:g text:anchor-type="as-char" svg:y="-0.0681in" draw:z-index="147" draw:name="Shape124" draw:style-name="gr1276"><svg:title>TexMaths</svg:title><svg:desc>11§inline§n§svg§600§FALSE§</svg:desc><draw:path draw:style-name="gr1277" draw:text-style-name="P84" svg:width="0.0705in" svg:height="0.052in" svg:x="0.0031in" svg:y="0.0071in" svg:viewBox="0 0 180 133" svg:d="M0 0c60 0 120 0 180 0 0 44 0 89 0 133-60 0-120 0-180 0 0-44 0-89 0-133z"><text:p/></draw:path><draw:path draw:style-name="gr1278" draw:text-style-name="P8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1"><text:s/>גודל הקבוצה שמתקיימת </text:span><text:span text:style-name="T17">סתירה: </text:span></text:p>
      <text:list xml:id="list3476089200" text:style-name="L3">
        <text:list-item>
          <text:p text:style-name="P24"><text:span text:style-name="T6">בסיס </text:span><text:span text:style-name="T6"><draw:g text:anchor-type="as-char" svg:y="-0.1134in" draw:z-index="117" draw:name="Shape125" draw:style-name="gr1276"><svg:title>TexMaths</svg:title><svg:desc>11§inline§(n = 1)§svg§600§FALSE§</svg:desc><draw:path draw:style-name="gr1277" draw:text-style-name="P84" svg:width="0.4563in" svg:height="0.1354in" svg:x="-0.0004in" svg:y="0.0071in" svg:viewBox="0 0 1160 345" svg:d="M0 0c387 0 773 0 1160 0 0 115 0 230 0 345-387 0-773 0-1160 0 0-115 0-230 0-345z"><text:p/></draw:path><draw:path draw:style-name="gr1278" draw:text-style-name="P85" svg:width="0.0346in" svg:height="0.1508in" svg:x="0.0071in" svg:y="0in" svg:viewBox="0 0 89 384" svg:d="M89 380c0-1 0-1-7-8-48-48-60-121-60-179 0-67 15-135 63-183 4-4 4-4 4-7 0-2-1-3-3-3-5 0-39 26-62 75-20 43-24 86-24 118 0 28 4 76 25 119 23 47 56 72 61 72 2 0 3-1 3-4z"><text:p/></draw:path><draw:path draw:style-name="gr1278" draw:text-style-name="P85" svg:width="0.0819in" svg:height="0.0681in" svg:x="0.0555in" svg:y="0.0453in" svg:viewBox="0 0 209 174" svg:d="M23 148c-2 5-4 14-4 16 0 7 5 10 12 10 4 0 11-2 14-10 0-1 4-20 7-29 3-12 5-24 8-35 3-9 5-16 7-25 1-7 4-18 4-20 7-12 27-47 64-47 18 0 21 14 21 27 0 24-19 73-25 91-4 8-5 13-5 17 0 18 15 31 32 31 36 0 51-56 51-59 0-4-4-4-5-4-4 0-4 1-5 7-8 26-21 48-40 48-6 0-10-4-10-13 0-10 5-19 8-27 7-20 23-63 23-85 0-26-16-41-44-41-35 0-54 24-60 33-2-21-18-33-35-33-18 0-26 14-30 22-6 13-11 35-11 37 0 4 3 4 4 4 5 0 5 0 7-9 7-28 14-46 29-46 7 0 12 5 12 18 0 8-3 13-7 32-8 30-14 60-22 90z"><text:p/></draw:path><draw:path draw:style-name="gr1278" draw:text-style-name="P85" svg:width="0.1004in" svg:height="0.035in" svg:x="0.1929in" svg:y="0.0571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1278" draw:text-style-name="P85" svg:width="0.0496in" svg:height="0.1008in" svg:x="0.3579in" svg:y="0.0126in" svg:viewBox="0 0 127 257" svg:d="M79 10c0-9 0-10-9-10-24 25-58 25-70 25 0 5 0 8 0 12 8 0 31 0 51-9 0 66 0 132 0 198 0 13-2 18-37 18-4 0-7 0-12 0 0 5 0 9 0 13 14-3 47-3 63-3 15 0 49 0 62 3 0-4 0-8 0-13-4 0-7 0-12 0-35 0-36-4-36-18 0-72 0-145 0-216z"><text:p/></draw:path><draw:path draw:style-name="gr1278" draw:text-style-name="P85" svg:width="0.0346in" svg:height="0.1508in" svg:x="0.429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: </text:span><text:span text:style-name="T18">נסמן </text:span><text:span text:style-name="T18"><draw:g text:anchor-type="as-char" svg:y="-0.1134in" draw:z-index="118" draw:name="Shape126" draw:style-name="gr1276"><svg:title>TexMaths</svg:title><svg:desc>11§inline§a = \{A\}§svg§600§FALSE§</svg:desc><draw:path draw:style-name="gr1277" draw:text-style-name="P84" svg:width="0.522in" svg:height="0.1354in" svg:x="0.0016in" svg:y="0.0071in" svg:viewBox="0 0 1327 345" svg:d="M0 0c442 0 885 0 1327 0 0 115 0 230 0 345-442 0-885 0-1327 0 0-115 0-230 0-345z"><text:p/></draw:path><draw:path draw:style-name="gr1278" draw:text-style-name="P85" svg:width="0.0693in" svg:height="0.0681in" svg:x="-0.0004in" svg:y="0.0453in" svg:viewBox="0 0 177 174" svg:d="M129 24c-7-14-18-24-35-24-46 0-94 56-94 112 0 37 21 62 52 62 7 0 26-1 49-29 4 17 18 29 35 29 15 0 24-9 29-21 7-14 12-37 12-38 0-4-3-4-4-4-5 0-5 1-6 7-6 25-14 48-29 48-10 0-11-10-11-17 0-9 0-12 4-29s5-21 9-35c4-19 9-37 13-54 3-11 3-11 3-13 0-7-4-10-11-10-10 0-15 9-16 16zM103 124c-2 7-2 8-7 15-17 21-33 27-44 27-19 0-24-22-24-36 0-20 12-67 20-85 13-23 30-37 46-37 25 0 30 32 30 34s-1 4-1 6c-6 26-13 51-20 76z"><text:p/></draw:path><draw:path draw:style-name="gr1278" draw:text-style-name="P85" svg:width="0.1004in" svg:height="0.035in" svg:x="0.1248in" svg:y="0.0571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1278" draw:text-style-name="P85" svg:width="0.0539in" svg:height="0.1508in" svg:x="0.2874in" svg:y="0in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3-23-15-36-9-8-19-12-30-14 32-9 45-27 45-49 0-31 0-61 0-92z"><text:p/></draw:path><draw:path draw:style-name="gr1278" draw:text-style-name="P85" svg:width="0.1039in" svg:height="0.1079in" svg:x="0.3579in" svg:y="0.0043in" svg:viewBox="0 0 265 275" svg:d="M55 230c-15 27-30 32-47 33-5 0-8 0-8 8 0 2 2 4 4 4 11 0 24-2 35-2 12 0 26 2 38 2 2 0 7 0 7-7 0-5-4-5-6-5-9-1-19-4-19-14 0-5 3-9 6-14 10-16 20-32 30-48 32 0 65 0 96 0 2 7 7 60 7 63 0 12-21 13-29 13-4 0-8 0-8 8 0 4 4 4 5 4 16 0 32-2 49-2 10 0 34 2 44 2 2 0 6 0 6-9 0-3-4-3-9-3-24 0-24-3-25-14-8-79-15-160-23-240-1-8-1-9-8-9-6 0-7 2-10 7-45 74-90 149-135 223zM102 175c26-43 51-86 76-128 5 42 8 85 12 128-29 0-58 0-88 0z"><text:p/></draw:path><draw:path draw:style-name="gr1278" draw:text-style-name="P85" svg:width="0.0539in" svg:height="0.1508in" svg:x="0.4776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9 12 29 16-31 7-45 25-45 47 0 31 0 62 0 93z"><text:p/></draw:path></draw:g></text:span><text:span text:style-name="T18">, ולכן </text:span><text:span text:style-name="T18"><draw:g text:anchor-type="as-char" svg:y="-0.1063in" draw:z-index="120" draw:name="Shape127" draw:style-name="gr1276"><svg:title>TexMaths</svg:title><svg:desc>11§inline§R§svg§600§FALSE§</svg:desc><draw:path draw:style-name="gr1277" draw:text-style-name="P84" svg:width="0.098in" svg:height="0.0906in" svg:x="0.0016in" svg:y="0.0071in" svg:viewBox="0 0 250 231" svg:d="M0 0c84 0 166 0 250 0 0 77 0 154 0 231-84 0-166 0-250 0 0-77 0-154 0-231z"><text:p/></draw:path><draw:path draw:style-name="gr1278" draw:text-style-name="P85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18"><text:s/>בהכרח משתווה ל־</text:span><text:span text:style-name="T18"><draw:g text:anchor-type="as-char" svg:y="-0.1134in" draw:z-index="119" draw:name="Shape128" draw:style-name="gr1276"><svg:title>TexMaths</svg:title><svg:desc>11§inline§R = \{\la a, a \ra\}§svg§600§FALSE§</svg:desc><draw:path draw:style-name="gr1277" draw:text-style-name="P84" svg:width="0.7913in" svg:height="0.1358in" svg:x="0.0008in" svg:y="0.0071in" svg:viewBox="0 0 2011 346" svg:d="M1006 346c-336 0-670 0-1006 0 0-116 0-230 0-346 670 0 1341 0 2011 0 0 116 0 230 0 346-335 0-671 0-1005 0z"><text:p/></draw:path><draw:path draw:style-name="gr1278" draw:text-style-name="P85" svg:width="0.1079in" svg:height="0.1063in" svg:x="-0.0004in" svg:y="0.0098in" svg:viewBox="0 0 275 271" svg:d="M129 26c2-9 3-13 11-14 3 0 15 0 23 0 27 0 70 0 70 38 0 13-5 39-21 55-10 10-30 22-66 22-14 0-28 0-43 0 9-35 17-68 26-101zM185 132c38-9 85-35 85-75 0-33-36-57-86-57-37 0-74 0-110 0-8 0-11 0-11 8 0 4 3 4 11 4 4 0 7 0 14 0 7 1 11 1 11 7 0 1-1 2-2 7-18 69-34 138-52 206-3 15-4 18-35 18-7 0-10 0-10 8 0 4 4 4 6 4 9 0 37-1 48-1s38 1 48 1c4 0 8 0 8-8 0-4-3-4-10-4-14 0-25 0-25-7 0-2 0-4 1-6 9-33 16-67 25-102 16 0 31 0 46 0 36 0 42 22 42 36 0 5-3 17-5 26-2 10-6 24-6 32 0 42 46 42 51 42 33 0 46-40 46-44 0-6-3-6-4-6-4 0-5 4-5 6-10 28-26 35-35 35-13 0-15-9-15-23 0-12 2-31 3-43 1-6 2-13 2-19 0-29-26-42-36-45z"><text:p/></draw:path><draw:path draw:style-name="gr1278" draw:text-style-name="P85" svg:width="0.1008in" svg:height="0.0354in" svg:x="0.16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39in" svg:height="0.1512in" svg:x="0.3236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9-20-12-31-15 32-9 47-27 47-49 0-31 0-61 0-92z"><text:p/></draw:path><draw:path draw:style-name="gr1278" draw:text-style-name="P85" svg:width="0.0335in" svg:height="0.1512in" svg:x="0.4055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1278" draw:text-style-name="P85" svg:width="0.0689in" svg:height="0.0685in" svg:x="0.4539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1278" draw:text-style-name="P85" svg:width="0.0177in" svg:height="0.0453in" svg:x="0.5409in" svg:y="0.0972in" svg:viewBox="0 0 46 116" svg:d="M46 41c0-26-10-41-25-41-13 0-21 10-21 21 0 10 8 20 21 20 4 0 10-1 13-5 1-1 1-1 2-1 0 2 1 0 1 6 0 28-13 51-26 64-4 4-4 5-4 6 0 2 2 5 4 5 3 0 35-30 35-75z"><text:p/></draw:path><draw:path draw:style-name="gr1278" draw:text-style-name="P85" svg:width="0.0693in" svg:height="0.0685in" svg:x="0.6016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1278" draw:text-style-name="P85" svg:width="0.0339in" svg:height="0.1512in" svg:x="0.6846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1278" draw:text-style-name="P85" svg:width="0.0539in" svg:height="0.1512in" svg:x="0.746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18">, מהנחת השלילה קיים </text:span><text:span text:style-name="T18"><draw:g text:anchor-type="as-char" svg:y="-0.1102in" draw:z-index="122" draw:name="Shape129" draw:style-name="gr1276"><svg:title>TexMaths</svg:title><svg:desc>11§inline§b \neq a§svg§600§FALSE§</svg:desc><draw:path draw:style-name="gr1277" draw:text-style-name="P84" svg:width="0.3276in" svg:height="0.1256in" svg:x="0in" svg:y="0.0079in" svg:viewBox="0 0 833 320" svg:d="M417 320c-140 0-278 0-417 0 0-107 0-213 0-320 277 0 555 0 833 0 0 107 0 213 0 320-139 0-277 0-416 0z"><text:p/></draw:path><draw:path draw:style-name="gr1278" draw:text-style-name="P85" svg:width="0.0555in" svg:height="0.1063in" svg:x="-0.0004in" svg:y="0.0047in" svg:viewBox="0 0 142 271" svg:d="M74 4c0-1 0-4-5-4-10 0-37 3-47 3-3 1-8 1-8 8 0 6 4 6 9 6 19 0 20 2 20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1278" draw:text-style-name="P85" svg:width="0.0756in" svg:height="0.1413in" svg:x="0.1209in" svg:y="0in" svg:viewBox="0 0 193 360" svg:d="M190 15c3-5 3-6 3-7 0-2-3-8-8-8s-6 2-8 8c-58 112-115 224-174 336-3 6-3 7-3 8 0 3 3 8 8 8 4 0 5-3 8-8 59-113 116-224 174-337z"><text:p/></draw:path><draw:path draw:style-name="gr1278" draw:text-style-name="P85" svg:width="0.1008in" svg:height="0.0358in" svg:x="0.1083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1278" draw:text-style-name="P85" svg:width="0.0693in" svg:height="0.0685in" svg:x="0.2661in" svg:y="0.0429in" svg:viewBox="0 0 177 175" svg:d="M129 25c-7-14-19-25-36-25-45 0-93 57-93 114 0 36 21 61 52 61 7 0 26-1 49-28 3 15 17 28 35 28 15 0 23-8 29-21 7-14 12-37 12-38 0-5-3-5-4-5-5 0-5 3-6 8-6 26-14 48-30 48-11 0-12-10-12-18 0-9 2-11 6-29 4-16 5-20 9-34 4-19 8-36 13-54 3-11 3-12 3-13 0-7-4-11-11-11-10 0-15 9-16 17zM103 125c-2 7-2 7-7 14-17 22-33 28-44 28-19 0-25-21-25-37 0-19 13-66 21-84 13-23 30-37 45-37 26 0 31 32 31 34s-1 4-1 7c-6 24-13 49-20 75z"><text:p/></draw:path></draw:g></text:span><text:span text:style-name="T18"><text:s/>כך ש־</text:span><text:span text:style-name="T18"><draw:g text:anchor-type="as-char" svg:y="-0.1134in" draw:z-index="123" draw:name="Shape130" draw:style-name="gr1276"><svg:title>TexMaths</svg:title><svg:desc>11§inline§\la a, b \ra§svg§600§FALSE§</svg:desc><draw:path draw:style-name="gr1277" draw:text-style-name="P84" svg:width="0.2988in" svg:height="0.1354in" svg:x="-0.0004in" svg:y="0.0071in" svg:viewBox="0 0 760 345" svg:d="M0 0c254 0 506 0 760 0 0 115 0 230 0 345-254 0-506 0-760 0 0-115 0-230 0-345z"><text:p/></draw:path><draw:path draw:style-name="gr1278" draw:text-style-name="P85" svg:width="0.0335in" svg:height="0.1508in" svg:x="0.0087in" svg:y="0in" svg:viewBox="0 0 86 384" svg:d="M84 14c2-4 2-4 2-6 0-5-3-8-8-8-3 0-6 2-9 9-23 58-45 118-68 177 0 2-1 4-1 7 0 0 0 1 1 5 23 60 45 119 68 177 2 4 4 9 9 9s8-3 8-7c0-2 0-3-2-7-23-60-45-119-69-177 24-60 46-119 69-179z"><text:p/></draw:path><draw:path draw:style-name="gr1278" draw:text-style-name="P85" svg:width="0.0697in" svg:height="0.0681in" svg:x="0.0571in" svg:y="0.0453in" svg:viewBox="0 0 178 174" svg:d="M129 24c-7-14-18-24-35-24-45 0-94 56-94 112 0 37 22 62 52 62 8 0 27-1 51-29 3 17 16 29 35 29 13 0 22-9 28-21 7-14 12-37 12-38 0-4-4-4-5-4-4 0-4 1-5 7-7 25-14 48-30 48-10 0-11-10-11-17 0-9 1-12 4-29 5-17 6-21 9-35 4-19 9-37 14-54 3-11 3-11 3-13 0-7-5-10-11-10-9 0-16 7-17 16zM105 124c-2 7-2 8-8 15-18 21-33 27-44 27-20 0-25-22-25-36 0-20 13-67 22-85 12-23 28-37 44-37 25 0 31 32 31 34s-2 4-2 6c-6 26-12 51-18 76z"><text:p/></draw:path><draw:path draw:style-name="gr1278" draw:text-style-name="P85" svg:width="0.0173in" svg:height="0.0453in" svg:x="0.1445in" svg:y="0.0972in" svg:viewBox="0 0 45 116" svg:d="M45 41c0-26-10-41-24-41-13 0-21 10-21 21 0 10 8 21 21 21 4 0 9-2 13-6 1-1 1-1 2-1 0 2 0 0 0 6 0 28-13 51-25 65-4 3-4 4-4 5 0 4 1 5 3 5 4 0 35-30 35-75z"><text:p/></draw:path><draw:path draw:style-name="gr1278" draw:text-style-name="P85" svg:width="0.0555in" svg:height="0.1059in" svg:x="0.2059in" svg:y="0.0071in" svg:viewBox="0 0 142 270" svg:d="M75 3c-2-1 0-3-6-3-8 0-37 2-47 3-2 0-7 1-7 8 0 4 4 4 9 4 19 0 20 4 20 7s-3 17-5 24c-11 42-21 84-32 126-5 20-7 24-7 37 0 38 21 61 50 61 45 0 92-58 92-111 0-36-20-62-50-62-18 0-35 11-46 23 10-40 19-78 29-117zM39 150c2-9 2-10 5-15 19-24 36-30 46-30 15 0 25 12 25 36 0 23-12 66-20 81-12 26-30 40-45 40-14 0-27-11-27-40 0-6 0-14 7-37 3-12 5-24 9-35z"><text:p/></draw:path><draw:path draw:style-name="gr1278" draw:text-style-name="P85" svg:width="0.0335in" svg:height="0.1508in" svg:x="0.2728in" svg:y="0in" svg:viewBox="0 0 86 384" svg:d="M84 198c2-4 2-5 2-5 0-1 0-3-2-7-22-59-45-119-67-177-3-7-5-9-9-9-5 0-8 3-8 8 0 1 0 2 2 6 23 60 45 119 69 179-24 58-46 117-69 177-2 4-2 4-2 7 0 4 3 7 8 7 4 0 6-4 7-7 24-60 46-119 69-179z"><text:p/></draw:path></draw:g></text:span><text:span text:style-name="T18"> אך זו סתירה באופן מידי. </text:span></text:p>
        </text:list-item>
        <text:list-item>
          <text:p text:style-name="P25"><text:span text:style-name="T18">צ</text:span><text:span text:style-name="T6">עד </text:span><text:span text:style-name="T6"><draw:g text:anchor-type="as-char" svg:y="-0.1134in" draw:z-index="124" draw:name="Shape131" draw:style-name="gr1276"><svg:title>TexMaths</svg:title><svg:desc>11§inline§(n &gt; 1)§svg§600§FALSE§</svg:desc><draw:path draw:style-name="gr1277" draw:text-style-name="P84" svg:width="0.4563in" svg:height="0.1354in" svg:x="-0.0004in" svg:y="0.0071in" svg:viewBox="0 0 1160 345" svg:d="M0 0c387 0 773 0 1160 0 0 115 0 230 0 345-387 0-773 0-1160 0 0-115 0-230 0-345z"><text:p/></draw:path><draw:path draw:style-name="gr1278" draw:text-style-name="P85" svg:width="0.0346in" svg:height="0.1508in" svg:x="0.0071in" svg:y="0in" svg:viewBox="0 0 89 384" svg:d="M89 380c0-1 0-1-7-8-48-48-60-121-60-179 0-67 15-135 63-183 4-4 4-4 4-7 0-2-1-3-3-3-5 0-39 26-62 75-20 43-24 86-24 118 0 28 4 76 25 119 23 47 56 72 61 72 2 0 3-1 3-4z"><text:p/></draw:path><draw:path draw:style-name="gr1278" draw:text-style-name="P85" svg:width="0.0819in" svg:height="0.0681in" svg:x="0.0555in" svg:y="0.0453in" svg:viewBox="0 0 209 174" svg:d="M23 148c-2 5-4 14-4 16 0 7 5 10 12 10 4 0 11-2 14-10 0-1 4-20 7-29 3-12 5-24 8-35 3-9 5-16 7-25 1-7 4-18 4-20 7-12 27-47 64-47 18 0 21 14 21 27 0 24-19 73-25 91-4 8-5 13-5 17 0 18 15 31 32 31 36 0 51-56 51-59 0-4-4-4-5-4-4 0-4 1-5 7-8 26-21 48-40 48-6 0-10-4-10-13 0-10 5-19 8-27 7-20 23-63 23-85 0-26-16-41-44-41-35 0-54 24-60 33-2-21-18-33-35-33-18 0-26 14-30 22-6 13-11 35-11 37 0 4 3 4 4 4 5 0 5 0 7-9 7-28 14-46 29-46 7 0 12 5 12 18 0 8-3 13-7 32-8 30-14 60-22 90z"><text:p/></draw:path><draw:path draw:style-name="gr1278" draw:text-style-name="P85" svg:width="0.0925in" svg:height="0.087in" svg:x="0.1969in" svg:y="0.0307in" svg:viewBox="0 0 236 222" svg:d="M229 121c4-2 7-4 7-9 0-4-3-6-7-9-72-34-142-67-214-100-5-3-6-3-7-3-5 0-8 4-8 8s2 6 8 9c67 31 135 63 202 95-67 32-135 64-202 95-6 2-8 4-8 8s3 7 8 7c1 0 2 0 7-2 72-33 142-66 214-99z"><text:p/></draw:path><draw:path draw:style-name="gr1278" draw:text-style-name="P85" svg:width="0.0496in" svg:height="0.1008in" svg:x="0.3579in" svg:y="0.0126in" svg:viewBox="0 0 127 257" svg:d="M79 10c0-9 0-10-9-10-24 25-58 25-70 25 0 5 0 8 0 12 8 0 31 0 51-9 0 66 0 132 0 198 0 13-2 18-37 18-4 0-7 0-12 0 0 5 0 9 0 13 14-3 47-3 63-3 15 0 49 0 62 3 0-4 0-8 0-13-4 0-7 0-12 0-35 0-36-4-36-18 0-72 0-145 0-216z"><text:p/></draw:path><draw:path draw:style-name="gr1278" draw:text-style-name="P85" svg:width="0.0346in" svg:height="0.1508in" svg:x="0.429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: נניח בישנה סתירה על קבוצה בגודל </text:span><text:span text:style-name="T6"><draw:g text:anchor-type="as-char" svg:y="-0.0681in" draw:z-index="125" draw:name="Shape132" draw:style-name="gr1276"><svg:title>TexMaths</svg:title><svg:desc>11§inline§n§svg§600§FALSE§</svg:desc><draw:path draw:style-name="gr1277" draw:text-style-name="P84" svg:width="0.0705in" svg:height="0.052in" svg:x="0.0031in" svg:y="0.0071in" svg:viewBox="0 0 180 133" svg:d="M0 0c60 0 120 0 180 0 0 44 0 89 0 133-60 0-120 0-180 0 0-44 0-89 0-133z"><text:p/></draw:path><draw:path draw:style-name="gr1278" draw:text-style-name="P8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6">, ונוכיח שהסתירה מתקיימת על קבוצה בגודל </text:span><text:span text:style-name="T6"><draw:g text:anchor-type="as-char" svg:y="-0.1in" draw:z-index="126" draw:name="Shape133" draw:style-name="gr1276"><svg:title>TexMaths</svg:title><svg:desc>11§inline§n + 1§svg§600§FALSE§</svg:desc><draw:path draw:style-name="gr1277" draw:text-style-name="P84" svg:width="0.3244in" svg:height="0.0972in" svg:x="0.0031in" svg:y="0.0079in" svg:viewBox="0 0 825 248" svg:d="M0 0c275 0 550 0 825 0 0 83 0 165 0 248-275 0-550 0-825 0 0-83 0-165 0-248z"><text:p/></draw:path><draw:path draw:style-name="gr1278" draw:text-style-name="P85" svg:width="0.0819in" svg:height="0.0681in" svg:x="-0.0004in" svg:y="0.0339in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1278" draw:text-style-name="P85" svg:width="0.1008in" svg:height="0.1004in" svg:x="0.1287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1278" draw:text-style-name="P85" svg:width="0.05in" svg:height="0.1004in" svg:x="0.2854in" svg:y="0in" svg:viewBox="0 0 128 256" svg:d="M79 10c0-9 0-10-9-10-24 24-58 24-70 24 0 5 0 8 0 12 8 0 31 0 51-10 0 67 0 133 0 199 0 14-2 18-37 18-4 0-7 0-12 0 0 5 0 8 0 13 14-2 48-2 63-2s49 0 63 2c0-5 0-8 0-13-5 0-8 0-13 0-35 0-36-4-36-18 0-72 0-144 0-215z"><text:p/></draw:path></draw:g></text:span><text:span text:style-name="T6">. אם מתקיימת סתירה על קבוצה בגודל </text:span><text:span text:style-name="T6"><draw:g text:anchor-type="as-char" svg:y="-0.0681in" draw:z-index="127" draw:name="Shape134" draw:style-name="gr1276"><svg:title>TexMaths</svg:title><svg:desc>11§inline§n§svg§600§FALSE§</svg:desc><draw:path draw:style-name="gr1277" draw:text-style-name="P84" svg:width="0.0705in" svg:height="0.052in" svg:x="0.0031in" svg:y="0.0071in" svg:viewBox="0 0 180 133" svg:d="M0 0c60 0 120 0 180 0 0 44 0 89 0 133-60 0-120 0-180 0 0-44 0-89 0-133z"><text:p/></draw:path><draw:path draw:style-name="gr1278" draw:text-style-name="P8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6">, אזי שעליה קיים מקסימום. נתבונן באיבר </text:span><text:span text:style-name="T6"><draw:g text:anchor-type="as-char" svg:y="-0.1075in" draw:z-index="128" draw:name="Shape135" draw:style-name="gr1276"><svg:title>TexMaths</svg:title><svg:desc>11§inline§a \in A§svg§600§FALSE§</svg:desc><draw:path draw:style-name="gr1277" draw:text-style-name="P84" svg:width="0.3594in" svg:height="0.0984in" svg:x="0.0016in" svg:y="0.0079in" svg:viewBox="0 0 914 251" svg:d="M457 251c-152 0-304 0-457 0 0-84 0-167 0-251 305 0 609 0 914 0 0 84 0 167 0 251-152 0-305 0-457 0z"><text:p/></draw:path><draw:path draw:style-name="gr1278" draw:text-style-name="P85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278" draw:text-style-name="P85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278" draw:text-style-name="P85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, ונתבונן בקבוצה </text:span><text:span text:style-name="T6"><draw:g text:anchor-type="as-char" svg:y="-0.1134in" draw:z-index="129" draw:name="Shape136" draw:style-name="gr1276"><svg:title>TexMaths</svg:title><svg:desc>11§inline§A \setminus \{a\}§svg§600§FALSE§</svg:desc><draw:path draw:style-name="gr1277" draw:text-style-name="P84" svg:width="0.463in" svg:height="0.1358in" svg:x="0.002in" svg:y="0.0071in" svg:viewBox="0 0 1177 346" svg:d="M589 346c-197 0-393 0-589 0 0-116 0-230 0-346 393 0 784 0 1177 0 0 116 0 230 0 346-196 0-393 0-588 0z"><text:p/></draw:path><draw:path draw:style-name="gr1278" draw:text-style-name="P85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9-79-16-160-24-240-1-8-1-10-8-10-5 0-8 3-10 7-45 74-89 149-134 224zM101 175c26-43 51-85 76-127 5 42 9 84 13 127-29 0-59 0-89 0z"><text:p/></draw:path><draw:path draw:style-name="gr1278" draw:text-style-name="P85" svg:width="0.0591in" svg:height="0.1512in" svg:x="0.1504in" svg:y="0in" svg:viewBox="0 0 151 385" svg:d="M134 375c1 6 4 10 9 10 4 0 8-3 8-7 0-1 0-3-2-7-44-120-88-241-132-361-3-7-4-10-9-10s-8 3-8 8c0 1 0 2 2 6 44 120 88 241 132 361z"><text:p/></draw:path><draw:path draw:style-name="gr1278" draw:text-style-name="P85" svg:width="0.0531in" svg:height="0.1512in" svg:x="0.2626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1278" draw:text-style-name="P85" svg:width="0.0693in" svg:height="0.0685in" svg:x="0.3335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1278" draw:text-style-name="P85" svg:width="0.0539in" svg:height="0.1512in" svg:x="0.4189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6"><text:s/>באורך </text:span><text:span text:style-name="T6"><draw:g text:anchor-type="as-char" svg:y="-0.0681in" draw:z-index="130" draw:name="Shape137" draw:style-name="gr1276"><svg:title>TexMaths</svg:title><svg:desc>11§inline§n§svg§600§FALSE§</svg:desc><draw:path draw:style-name="gr1277" draw:text-style-name="P84" svg:width="0.0705in" svg:height="0.052in" svg:x="0.0031in" svg:y="0.0071in" svg:viewBox="0 0 180 133" svg:d="M0 0c60 0 120 0 180 0 0 44 0 89 0 133-60 0-120 0-180 0 0-44 0-89 0-133z"><text:p/></draw:path><draw:path draw:style-name="gr1278" draw:text-style-name="P85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6"><text:s/>בעבורה קיים מקסימום </text:span><text:span text:style-name="T6"><draw:g text:anchor-type="as-char" svg:y="-0.0547in" draw:z-index="131" draw:name="Shape138" draw:style-name="gr1276"><svg:title>TexMaths</svg:title><svg:desc>11§inline§a_{M_-}§svg§600§FALSE§</svg:desc><draw:path draw:style-name="gr1277" draw:text-style-name="P84" svg:width="0.25in" svg:height="0.0882in" svg:x="0.0016in" svg:y="0.0079in" svg:viewBox="0 0 636 225" svg:d="M319 225c-107 0-212 0-319 0 0-75 0-149 0-225 212 0 424 0 636 0 0 76 0 150 0 225-106 0-211 0-317 0z"><text:p/></draw:path><draw:path draw:style-name="gr1278" draw:text-style-name="P85" svg:width="0.0693in" svg:height="0.0677in" svg:x="-0.0004in" svg:y="0in" svg:viewBox="0 0 177 173" svg:d="M129 25c-7-14-18-25-35-25-46 0-94 57-94 113 0 35 22 60 52 60 7 0 26-1 49-27 4 14 18 27 35 27 15 0 24-9 29-21 7-13 12-36 12-37 0-3-3-3-4-3-5 0-5 1-6 6-6 25-14 46-29 46-10 0-11-10-11-16 0-9 0-11 4-29 4-15 5-19 9-34 4-18 9-36 13-53 3-11 3-12 3-13 0-7-4-11-11-11-10 0-15 8-16 17zM103 124c-2 7-2 7-7 14-17 21-33 26-43 26-20 0-25-20-25-35 0-18 12-66 20-83 13-23 30-37 46-37 25 0 30 31 30 34 0 2-1 4-1 6-6 24-13 50-20 75z"><text:p/></draw:path><draw:path draw:style-name="gr1278" draw:text-style-name="P85" svg:width="0.1126in" svg:height="0.0717in" svg:x="0.0819in" svg:y="0.0173in" svg:viewBox="0 0 287 183" svg:d="M255 22c2-10 4-12 23-12 6 0 9 0 9-6 0-4-3-4-8-4-12 0-24 0-36 0-8 0-9 0-12 5-35 51-70 102-104 153-9-50-18-100-27-150-1-8-1-8-10-8-13 0-25 0-38 0-6 0-9 0-9 7 0 3 3 3 10 3 4 0 4 0 10 0 5 1 5 1 5 4 0 2 0 2-1 6-11 45-23 89-34 133-2 10-5 19-27 20-3 0-6 0-6 5 0 1 0 5 3 5 9 0 20-1 29-1 7 0 22 1 29 1 1 0 5 0 5-7 0-3-3-3-7-3-16-1-16-8-16-11 0-1 0-3 1-8 12-47 23-94 35-141h1c10 54 19 108 29 162 1 6 1 8 5 8s6-4 8-7c38-55 75-110 113-166v1c-13 50-25 101-37 151-2 9-3 11-24 11-5 0-8 0-8 5 0 1 0 5 5 5 4 0 11-1 16-1 6 0 11 0 17 0 7 0 27 1 34 1 2 0 6 0 6-7 0-3-3-3-9-3-4 0-5 0-11-1-5 0-5-1-5-3 0-3 1-5 1-7 11-46 23-93 35-140z"><text:p/></draw:path><draw:path draw:style-name="gr1278" draw:text-style-name="P85" svg:width="0.0575in" svg:height="0.0039in" svg:x="0.2016in" svg:y="0.0839in" svg:viewBox="0 0 147 11" svg:d="M139 11c3 0 8 0 8-6 0-5-5-5-8-5-43 0-87 0-130 0-4 0-9 0-9 5 0 6 5 6 9 6 43 0 87 0 130 0z"><text:p/></draw:path></draw:g></text:span><text:span text:style-name="T6">. לפי הנחת השלילה, קיים </text:span><text:span text:style-name="T6"><draw:g text:anchor-type="as-char" svg:y="-0.0665in" draw:z-index="143" draw:name="Shape139" draw:style-name="gr1276"><svg:title>TexMaths</svg:title><svg:desc>11§inline§a_{M_+}§svg§600§FALSE§</svg:desc><draw:path draw:style-name="gr1277" draw:text-style-name="P84" svg:width="0.2504in" svg:height="0.1016in" svg:x="0.0016in" svg:y="0.0079in" svg:viewBox="0 0 637 259" svg:d="M0 0c212 0 425 0 637 0 0 86 0 173 0 259-212 0-425 0-637 0 0-86 0-173 0-259z"><text:p/></draw:path><draw:path draw:style-name="gr1278" draw:text-style-name="P85" svg:width="0.0693in" svg:height="0.0681in" svg:x="-0.0004in" svg:y="0in" svg:viewBox="0 0 177 174" svg:d="M129 24c-7-14-19-24-35-24-46 0-94 57-94 114 0 36 21 60 52 60 7 0 26-2 49-27 4 14 17 27 35 27 14 0 24-8 29-21 7-13 12-36 12-37 0-5-3-5-5-5-4 0-4 3-5 8-6 25-14 47-29 47-11 0-13-10-13-17 0-9 2-11 6-29 4-16 4-20 9-34 4-19 9-36 13-55 3-10 3-11 3-13 0-6-4-10-11-10-10 0-15 9-16 16zM103 125c-2 7-2 7-7 14-17 21-33 27-44 27-19 0-24-20-24-36 0-19 12-66 20-85 13-22 30-36 46-36 25 0 30 31 30 34 0 2-1 4-1 7-6 24-13 49-20 75z"><text:p/></draw:path><draw:path draw:style-name="gr1278" draw:text-style-name="P85" svg:width="0.1126in" svg:height="0.072in" svg:x="0.0819in" svg:y="0.0173in" svg:viewBox="0 0 287 184" svg:d="M255 22c2-10 3-12 23-12 6 0 9 0 9-6 0-4-3-4-8-4-12 0-24 0-36 0-9 0-9 0-12 6-35 50-70 102-104 153-9-50-18-100-27-151-1-8-1-8-10-8-13 0-25 0-38 0-6 0-9 0-9 6 0 4 3 4 9 4 4 0 5 0 11 0 5 1 5 1 5 4s0 1-1 6c-11 45-23 90-34 135-2 9-7 18-27 19-3 0-6 0-6 6 1 2 0 4 3 4 9 0 20-1 29-1 6 0 22 1 29 1 1 0 5 0 5-6 0-4-3-4-7-4-16-1-16-7-16-12 0-2 0-2 1-6 12-48 23-95 35-143h1c10 54 19 110 29 164 1 4 1 7 5 7s6-3 8-6c38-55 75-112 113-168v1c-13 51-25 102-37 151-2 10-3 12-24 12-5 0-8 0-8 6 1 2 0 4 4 4 5 0 11-1 17-1 5 0 11 0 16 0 8 0 28 1 35 1 2 0 6 0 6-6 0-4-3-4-9-4-1 0-5 0-11-1-5 0-5-1-5-3s0-4 1-7c11-46 23-93 35-141z"><text:p/></draw:path><draw:path draw:style-name="gr1278" draw:text-style-name="P85" svg:width="0.063in" svg:height="0.0626in" svg:x="0.1969in" svg:y="0.0547in" svg:viewBox="0 0 161 160" svg:d="M86 86c22 0 44 0 67 0 2 0 8 0 8-5 0-6-6-6-8-6-23 0-45 0-67 0 0-23 0-45 0-67 0-4 0-8-6-8-5 0-5 4-5 8 0 22 0 44 0 67-22 0-45 0-67 0-3 0-8 0-8 6 0 5 5 5 8 5 22 0 45 0 67 0 0 22 0 44 0 66 0 3 0 8 5 8 6 0 6-5 6-8 0-22 0-44 0-66z"><text:p/></draw:path></draw:g></text:span><text:span text:style-name="T6"><text:s/>כך ש־</text:span><text:span text:style-name="T6"><draw:g text:anchor-type="as-char" svg:y="-0.1075in" draw:z-index="142" draw:name="Shape140" draw:style-name="gr1276"><svg:title>TexMaths</svg:title><svg:desc>11§inline§a_{M_-}Ra_{M_+} \land a_{M_-} \neq a_{M_+}§svg§600§FALSE§</svg:desc><draw:path draw:style-name="gr1277" draw:text-style-name="P84" svg:width="1.6177in" svg:height="0.1429in" svg:x="0.0016in" svg:y="0.0075in" svg:viewBox="0 0 4110 364" svg:d="M0 0c1370 0 2740 0 4110 0 0 121 0 243 0 364-1370 0-2740 0-4110 0 0-121 0-243 0-364z"><text:p/></draw:path><draw:path draw:style-name="gr1278" draw:text-style-name="P85" svg:width="0.0693in" svg:height="0.0685in" svg:x="-0.0004in" svg:y="0.0429in" svg:viewBox="0 0 177 175" svg:d="M129 25c-7-14-18-25-35-25-46 0-94 57-94 113 0 37 21 62 52 62 7 0 26-1 49-29 4 16 18 29 35 29 15 0 24-9 29-21 7-14 12-37 12-38 0-5-3-5-4-5-5 0-5 2-6 8-6 25-13 47-29 47-10 0-11-10-11-17 0-9 0-11 4-29 4-17 5-20 9-34 4-19 10-36 14-55 2-10 2-11 2-12 0-7-4-11-11-11-10 0-15 9-16 17zM103 124c-2 8-2 8-7 15-17 22-33 27-44 27-19 0-24-21-24-36 0-19 12-66 20-85 13-22 30-36 46-36 25 0 30 32 30 34s-1 4-1 7c-6 24-13 49-20 74z"><text:p/></draw:path><draw:path draw:style-name="gr1278" draw:text-style-name="P85" svg:width="0.113in" svg:height="0.0724in" svg:x="0.0819in" svg:y="0.0587in" svg:viewBox="0 0 288 185" svg:d="M256 22c3-10 4-12 23-12 6 0 9 0 9-6 0-4-3-4-7-4-13 0-26 0-38 0-8 0-8 0-11 6-35 51-69 102-104 154-9-51-19-102-28-152-1-8-1-8-9-8-13 0-25 0-38 0-6 0-9 0-9 6 0 4 2 4 9 4 4 0 5 0 10 0 5 1 6 1 6 4s0 1-1 6c-11 45-23 90-34 135-3 10-6 19-28 20-3 0-6 0-6 6 1 1 0 4 4 4 8 0 19-1 28-1 7 0 22 1 29 1 1 0 5 0 5-7 0-3-3-3-5-3-18-1-18-8-18-11 0-1 0-3 1-8 12-48 24-95 36-143 10 54 19 109 29 164 1 5 2 8 5 8 5 0 7-3 8-7 39-56 76-112 115-168v1c-14 51-26 101-39 153-2 9-2 11-23 11-6 0-9 0-9 6 1 1 0 4 4 4 6 0 11-1 17-1 5 0 12 0 18 0 7 0 26 1 34 1 2 0 5 0 5-7 0-3-3-3-9-3-3-1-5 0-9-1-7 0-7-1-7-3 0-3 1-5 1-7 12-47 24-95 36-142z"><text:p/></draw:path><draw:path draw:style-name="gr1278" draw:text-style-name="P85" svg:width="0.0575in" svg:height="0.0039in" svg:x="0.2024in" svg:y="0.1256in" svg:viewBox="0 0 147 11" svg:d="M139 11c3 0 8 0 8-5 0-6-5-6-8-6-44 0-87 0-131 0-2 0-8 0-8 6 0 5 6 5 8 5 44 0 87 0 131 0z"><text:p/></draw:path><draw:path draw:style-name="gr1278" draw:text-style-name="P85" svg:width="0.1079in" svg:height="0.1063in" svg:x="0.2941in" svg:y="0.0051in" svg:viewBox="0 0 275 271" svg:d="M129 26c2-9 3-13 11-14 3-1 15-1 23-1 27 0 70 0 70 39 0 13-6 39-21 55-10 10-30 22-66 22-14 0-28 0-43 0 9-35 17-68 26-101zM184 132c39-9 86-35 86-75 0-33-36-57-86-57-37 0-74 0-110 0-8 0-11 0-11 8 0 3 3 3 11 3 4 0 7 0 14 1s10 1 10 7c0 1 0 2-1 6-18 70-34 139-52 207-4 15-4 18-35 18-7 0-10 0-10 8 0 4 3 3 4 4 11 0 39-1 50-1s37 1 48 1c4 0 8 0 8-8 0-4-3-4-10-4-14 0-25 0-25-7 0-2 0-4 1-6 9-34 16-67 25-102 16 0 31 0 46 0 36 0 42 22 42 36 0 5-3 17-5 26-2 10-7 24-7 32 0 42 47 42 52 42 33 0 46-40 46-45s-3-5-4-5c-4 0-5 4-5 6-10 28-26 35-35 35-13 0-15-9-15-23 0-12 2-32 3-43 1-6 1-13 1-19 0-29-25-42-36-45z"><text:p/></draw:path><draw:path draw:style-name="gr1278" draw:text-style-name="P85" svg:width="0.0693in" svg:height="0.0685in" svg:x="0.4106in" svg:y="0.0429in" svg:viewBox="0 0 177 175" svg:d="M129 25c-8-14-19-25-37-25-45 0-92 57-92 113 0 37 21 62 51 62 7 0 27-1 50-29 3 16 17 29 35 29 14 0 22-9 29-21 7-14 12-37 12-38 0-5-4-5-5-5-4 0-4 2-6 8-6 25-13 47-29 47-11 0-12-10-12-17 0-9 1-11 6-29 4-17 4-20 9-34 4-19 8-36 13-55 3-10 3-11 3-12 0-7-5-11-12-11-9 0-14 9-15 17zM103 124c-2 8-2 8-7 15-18 22-33 27-44 27-19 0-25-21-25-36 0-19 13-66 21-85 12-22 30-36 45-36 26 0 30 32 30 34s0 4-1 7c-7 24-12 49-19 74z"><text:p/></draw:path><draw:path draw:style-name="gr1278" draw:text-style-name="P85" svg:width="0.113in" svg:height="0.0724in" svg:x="0.4929in" svg:y="0.0587in" svg:viewBox="0 0 288 185" svg:d="M255 22c3-10 4-12 23-12 7 0 10 0 10-6 0-4-3-4-9-4-12 0-24 0-36 0-8 0-8 0-12 6-35 51-69 102-104 154-9-51-18-102-27-152-1-8-1-8-10-8-13 0-25 0-38 0-6 0-9 0-9 6 0 4 3 4 9 4 4 0 5 0 11 0 5 1 5 1 5 4s0 1-1 6c-11 45-23 90-34 135-2 10-7 19-27 20-3 0-6 0-6 6 1 1 0 4 3 4 9 0 20-1 29-1 7 0 22 1 29 1 1 0 5 0 5-7 0-3-3-3-7-3-16-1-16-8-16-11 0-1 0-3 1-8 12-48 23-95 35-143h1c10 54 19 109 29 164 1 5 1 8 5 8s6-3 8-7c38-56 76-112 113-168v1c-12 51-25 101-37 153-2 9-3 11-24 11-5 0-8 0-8 6 1 1 0 4 5 4 4 0 11-1 16-1 6 0 12 0 17 0 7 0 27 1 35 1 1 0 5 0 5-7 0-3-3-3-9-3-3-1-5 0-9-1-7 0-7-1-7-3 0-3 1-5 1-7 12-47 23-95 35-142z"><text:p/></draw:path><draw:path draw:style-name="gr1278" draw:text-style-name="P85" svg:width="0.0634in" svg:height="0.063in" svg:x="0.6083in" svg:y="0.0957in" svg:viewBox="0 0 162 161" svg:d="M86 86c23 0 45 0 68 0 2 0 8 0 8-6 0-5-6-5-8-5-23 0-45 0-68 0 0-22 0-45 0-67 0-2 0-8-5-8s-5 6-5 8c0 22 0 45 0 67-23 0-45 0-68 0-3 0-8 0-8 5 0 6 5 6 8 6 23 0 45 0 68 0 0 22 0 44 0 67 0 2 0 8 5 8s5-6 5-8c0-23 0-45 0-67z"><text:p/></draw:path><draw:path draw:style-name="gr1278" draw:text-style-name="P85" svg:width="0.0846in" svg:height="0.0937in" svg:x="0.7362in" svg:y="0.0193in" svg:viewBox="0 0 216 239" svg:d="M117 9c-4-7-6-9-9-9-6 0-7 3-9 9-32 71-64 143-96 214-2 5-3 6-3 8 0 5 4 8 8 8 3 0 6-1 9-9 30-67 60-135 91-202 31 67 60 135 91 202 3 9 7 9 9 9 4 0 8-3 8-8 0-1 0-2-3-6-31-72-64-145-96-216z"><text:p/></draw:path><draw:path draw:style-name="gr1278" draw:text-style-name="P85" svg:width="0.0693in" svg:height="0.0685in" svg:x="0.8689in" svg:y="0.0429in" svg:viewBox="0 0 177 175" svg:d="M129 25c-7-14-18-25-36-25-45 0-93 57-93 113 0 37 22 62 52 62 7 0 27-1 50-29 4 16 17 29 36 29 13 0 22-9 28-21 7-14 11-37 11-38 0-5-3-5-4-5-4 0-5 2-6 8-6 25-13 47-28 47-11 0-12-10-12-17 0-9 1-11 5-29 3-17 4-20 8-34 4-19 10-36 14-55 2-10 2-11 2-12 0-7-4-11-11-11-9 0-15 9-16 17zM105 124c-3 8-3 8-8 15-18 22-33 27-44 27-20 0-26-21-26-36 0-19 14-66 22-85 13-22 29-36 44-36 26 0 31 32 31 34s0 4-1 7c-6 24-12 49-18 74z"><text:p/></draw:path><draw:path draw:style-name="gr1278" draw:text-style-name="P85" svg:width="0.113in" svg:height="0.0724in" svg:x="0.9512in" svg:y="0.0587in" svg:viewBox="0 0 288 185" svg:d="M256 22c3-10 4-12 23-12 6 0 9 0 9-6 0-4-2-4-7-4-13 0-25 0-37 0-8 0-9 0-12 6-35 51-69 102-104 154-9-51-18-102-27-152-1-8-1-8-10-8-13 0-25 0-38 0-6 0-9 0-9 6 0 4 3 4 9 4 4 0 5 0 11 0 5 1 5 1 5 4s0 1-1 6c-11 45-23 90-34 135-2 10-6 19-28 20-3 0-6 0-6 6 1 1 1 4 4 4 8 0 20-1 29-1 5 0 22 1 29 1 1 0 5 0 5-7 0-3-4-3-7-3-17-1-17-8-17-11 0-1 0-3 1-8 12-48 24-95 36-143 10 54 20 109 30 164 0 5 1 8 5 8s6-3 8-7c38-56 76-112 113-168v1c-12 51-25 101-37 153-2 9-3 11-24 11-5 0-8 0-8 6 1 1 0 4 3 4 6 0 13-1 18-1 6 0 11 0 17 0 7 0 27 1 34 1 2 0 6 0 6-7 0-3-3-3-9-3-3-1-5 0-11-1-5 0-5-1-5-3 0-3 0-5 1-7 12-47 23-95 35-142z"><text:p/></draw:path><draw:path draw:style-name="gr1278" draw:text-style-name="P85" svg:width="0.0575in" svg:height="0.0039in" svg:x="1.0717in" svg:y="0.1256in" svg:viewBox="0 0 147 11" svg:d="M140 11c2 0 7 0 7-5 0-6-5-6-7-6-44 0-87 0-131 0-4 0-9 0-9 6 0 5 5 5 9 5 44 0 87 0 131 0z"><text:p/></draw:path><draw:path draw:style-name="gr1278" draw:text-style-name="P85" svg:width="0.0756in" svg:height="0.1409in" svg:x="1.2205in" svg:y="0in" svg:viewBox="0 0 193 359" svg:d="M189 15c4-5 4-6 4-7 0-2-3-8-8-8s-6 2-9 8c-57 112-115 223-173 336-3 5-3 6-3 7 0 4 2 8 8 8 4 0 5-2 9-8 57-112 115-223 172-336z"><text:p/></draw:path><draw:path draw:style-name="gr1278" draw:text-style-name="P85" svg:width="0.1004in" svg:height="0.035in" svg:x="1.2079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693in" svg:height="0.0685in" svg:x="1.3661in" svg:y="0.0429in" svg:viewBox="0 0 177 175" svg:d="M129 25c-7-14-18-25-35-25-46 0-94 57-94 113 0 37 21 62 52 62 7 0 26-1 49-29 3 16 18 29 35 29 15 0 23-9 29-21 7-14 12-37 12-38 0-5-3-5-4-5-5 0-5 2-6 8-6 25-13 47-29 47-10 0-11-10-11-17 0-9 0-11 4-29 4-17 5-20 9-34 4-19 10-36 14-55 2-10 2-11 2-12 0-7-4-11-11-11-10 0-15 9-16 17zM103 124c-2 8-2 8-7 15-17 22-33 27-44 27-19 0-25-21-25-36 0-19 13-66 21-85 13-22 30-36 46-36 25 0 30 32 30 34s-1 4-1 7c-6 24-13 49-20 74z"><text:p/></draw:path><draw:path draw:style-name="gr1278" draw:text-style-name="P85" svg:width="0.113in" svg:height="0.0724in" svg:x="1.4484in" svg:y="0.0587in" svg:viewBox="0 0 288 185" svg:d="M256 22c2-10 4-12 23-12 6 0 9 0 9-6 0-4-3-4-8-4-12 0-25 0-37 0-8 0-8 0-11 6-35 51-69 102-104 154-9-51-19-102-28-152-1-8-1-8-9-8-13 0-25 0-38 0-6 0-10 0-10 6 0 4 3 4 10 4 4 0 5 0 10 0 5 1 6 1 6 4s0 1-1 6c-11 45-23 90-34 135-3 10-7 19-29 20-2 0-5 0-5 6 1 1 0 4 4 4 8 0 19-1 28-1 6 0 22 1 28 1 2 0 6 0 6-7 0-3-3-3-6-3-17-1-17-8-17-11 0-1 0-3 1-8 12-48 24-95 36-143 10 54 19 109 29 164 1 5 1 8 5 8 5 0 7-3 8-7 39-56 76-112 114-168v1c-13 51-25 101-38 153-2 9-2 11-23 11-6 0-9 0-9 6 1 1 0 4 4 4 6 0 11-1 17-1 5 0 12 0 18 0 7 0 26 1 34 1 2 0 5 0 5-7 0-3-3-3-9-3-3-1-5 0-9-1-7 0-7-1-7-3 0-3 1-5 1-7 12-47 24-95 36-142z"><text:p/></draw:path><draw:path draw:style-name="gr1278" draw:text-style-name="P85" svg:width="0.063in" svg:height="0.063in" svg:x="1.5638in" svg:y="0.0957in" svg:viewBox="0 0 161 161" svg:d="M86 86c22 0 45 0 67 0 2 0 8 0 8-6 0-5-6-5-8-5-22 0-45 0-67 0 0-22 0-45 0-67 0-2 0-8-6-8-5 0-5 6-5 8 0 22 0 45 0 67-22 0-45 0-67 0-4 0-8 0-8 5 0 6 4 6 8 6 22 0 45 0 67 0 0 22 0 44 0 67 0 2 0 8 5 8 6 0 6-6 6-8 0-23 0-45 0-67z"><text:p/></draw:path></draw:g></text:span><text:span text:style-name="T6">. מטרנזיטיביות יחס הסדר </text:span><text:span text:style-name="T6"><draw:g text:anchor-type="as-char" svg:y="-0.1063in" draw:z-index="133" draw:name="Shape141" draw:style-name="gr1276"><svg:title>TexMaths</svg:title><svg:desc>11§inline§R§svg§600§FALSE§</svg:desc><draw:path draw:style-name="gr1277" draw:text-style-name="P84" svg:width="0.098in" svg:height="0.0906in" svg:x="0.0016in" svg:y="0.0071in" svg:viewBox="0 0 250 231" svg:d="M0 0c84 0 166 0 250 0 0 77 0 154 0 231-84 0-166 0-250 0 0-77 0-154 0-231z"><text:p/></draw:path><draw:path draw:style-name="gr1278" draw:text-style-name="P85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6"><text:s/>נקבל ש־</text:span><text:span text:style-name="T6"><draw:g text:anchor-type="as-char" svg:y="-0.1035in" draw:z-index="145" draw:name="Shape142" draw:style-name="gr1276"><svg:title>TexMaths</svg:title><svg:desc>11§inline§a_{M_-} R a_{M_+}§svg§600§FALSE§</svg:desc><draw:path draw:style-name="gr1277" draw:text-style-name="P84" svg:width="0.6614in" svg:height="0.1382in" svg:x="0.0016in" svg:y="0.0071in" svg:viewBox="0 0 1681 352" svg:d="M0 0c560 0 1121 0 1681 0 0 117 0 235 0 352-560 0-1121 0-1681 0 0-117 0-235 0-352z"><text:p/></draw:path><draw:path draw:style-name="gr1278" draw:text-style-name="P85" svg:width="0.0693in" svg:height="0.0689in" svg:x="-0.0004in" svg:y="0.0362in" svg:viewBox="0 0 177 176" svg:d="M129 25c-7-14-19-25-35-25-46 0-94 57-94 114 0 36 21 62 52 62 7 0 26-1 49-29 4 15 18 29 35 29 15 0 24-9 29-21 7-15 12-38 12-39 0-3-3-3-4-3-5 0-5 1-6 6-6 26-14 48-29 48-10 0-11-10-11-18s0-11 4-29c4-15 5-19 9-34 4-19 9-36 13-54 3-11 3-12 3-13 0-7-4-11-11-11-10 0-15 9-16 17zM103 126c-2 7-2 8-7 13-17 22-33 28-44 28-19 0-24-21-24-37 0-18 12-66 20-84 13-23 30-37 46-37 25 0 30 32 30 34s-1 4-1 7c-6 25-13 51-20 76z"><text:p/></draw:path><draw:path draw:style-name="gr1278" draw:text-style-name="P85" svg:width="0.113in" svg:height="0.0728in" svg:x="0.0819in" svg:y="0.0539in" svg:viewBox="0 0 288 186" svg:d="M256 22c3-10 3-12 23-12 6 0 9 0 9-6 0-4-3-4-7-4-13 0-26 0-38 0-8 0-8 1-11 6-35 51-69 102-104 154-9-51-19-101-28-152-1-7-1-8-9-8-13 0-25 0-38 0-6 0-10 0-10 7 0 3 3 3 10 3 4 0 5 0 10 1 5 0 6 1 6 3 0 3 0 3-1 6-11 45-23 90-34 137-3 9-6 18-28 19-3 0-6 0-6 5 0 1 0 5 4 5 8 0 19-2 28-2 7 0 22 2 29 2 1 0 5 0 5-7 0-3-3-3-5-3-18-1-18-8-18-11 0-2 0-4 1-8 12-49 24-96 36-144 10 54 19 110 29 165 1 5 1 8 5 8 5 0 6-4 8-7 38-56 76-113 113-168h2c-14 51-26 102-39 154-2 8-2 11-24 11-5 0-8 0-8 5 0 1 0 5 5 5s11-2 16-2c6 0 12 0 18 0 7 0 26 2 34 2 1 0 5 0 5-7 0-3-3-3-9-3-3-1-5 0-9-1-7 0-7-2-7-4s1-4 1-6c12-48 24-95 36-143z"><text:p/></draw:path><draw:path draw:style-name="gr1278" draw:text-style-name="P85" svg:width="0.0575in" svg:height="0.0039in" svg:x="0.2024in" svg:y="0.1205in" svg:viewBox="0 0 147 11" svg:d="M139 11c3 0 8 0 8-5 0-6-5-6-8-6-44 0-87 0-131 0-4 0-8 0-8 6 0 5 4 5 8 5 44 0 87 0 131 0z"><text:p/></draw:path><draw:path draw:style-name="gr1278" draw:text-style-name="P85" svg:width="0.1083in" svg:height="0.1067in" svg:x="0.2937in" svg:y="0in" svg:viewBox="0 0 276 272" svg:d="M130 27c2-9 3-14 10-15 4 0 16 0 24 0 27 0 70 0 70 39 0 12-6 40-22 54-10 10-29 23-65 23-14 0-28 0-42 0 8-34 16-67 25-101zM185 133c39-9 85-36 85-74 0-35-35-59-85-59-36 0-74 0-110 0-8 0-12 0-12 8 0 4 4 4 11 4 1 0 9 0 15 1 7 0 10 1 10 6 0 2 0 3-1 8-18 68-34 138-52 206-4 16-5 18-35 18-8 0-11 0-11 7 0 5 4 5 6 5 11 0 37-1 48-1 10 0 38 1 49 1 4 0 8 0 8-8 0-4-3-4-11-4-14 0-25 0-25-7 0-2 1-4 1-7 9-34 18-67 26-101 16 0 30 0 45 0 36 0 43 22 43 35 0 6-3 18-5 26-3 11-7 25-7 33 0 42 46 42 52 42 33 0 46-39 46-44 0-6-3-4-4-6-4 0-5 3-6 6-10 28-26 35-35 35-12 0-15-9-15-23 0-12 2-32 4-43 0-6 1-14 1-19 0-30-25-41-36-45z"><text:p/></draw:path><draw:path draw:style-name="gr1278" draw:text-style-name="P85" svg:width="0.0693in" svg:height="0.0689in" svg:x="0.4098in" svg:y="0.0362in" svg:viewBox="0 0 177 176" svg:d="M129 25c-7-14-18-25-35-25-46 0-94 57-94 114 0 36 22 62 52 62 7 0 27-1 50-29 3 15 17 29 36 29 13 0 22-9 28-21 7-15 11-38 11-39 0-3-3-3-4-3-5 0-5 1-6 6-6 26-13 48-29 48-10 0-11-10-11-18s0-11 4-29c4-15 5-19 9-34 4-19 10-36 14-54 2-11 2-12 2-13 0-7-4-11-11-11-9 0-15 9-16 17zM103 126c-1 7-1 8-7 13-17 22-32 28-43 28-20 0-25-21-25-37 0-18 12-66 22-84 11-23 28-37 44-37 25 0 30 32 30 34s-1 4-1 7c-6 25-13 51-20 76z"><text:p/></draw:path><draw:path draw:style-name="gr1278" draw:text-style-name="P85" svg:width="0.113in" svg:height="0.0728in" svg:x="0.4921in" svg:y="0.0539in" svg:viewBox="0 0 288 186" svg:d="M256 22c3-10 4-12 23-12 6 0 9 0 9-6 0-4-3-4-7-4-13 0-26 0-38 0-8 0-8 1-11 6-35 51-69 102-104 154-9-51-18-101-27-152-2-7-2-8-10-8-13 0-25 0-38 0-6 0-9 0-9 7 0 3 3 3 9 3 4 0 5 0 10 1 5 0 6 1 6 3 0 3 0 3-1 6-11 45-23 90-34 137-2 9-6 18-28 19-3 0-6 0-6 5 0 1 0 5 4 5 8 0 19-2 28-2 7 0 22 2 29 2 2 0 5 0 5-7 0-3-3-3-5-3-18-1-18-8-18-11 0-2 0-4 1-8 12-49 24-96 36-144 10 54 19 110 29 165 1 5 2 8 5 8 5 0 7-4 8-7 39-56 76-113 115-168-14 51-26 102-39 154-2 8-2 11-23 11-6 0-9 0-9 5 0 1 0 5 5 5s11-2 16-2c4 0 12 0 18 0 7 0 26 2 34 2 2 0 5 0 5-7 0-3-3-3-9-3-3-1-4 0-9-1-7 0-7-2-7-4s1-4 1-6c12-48 24-95 36-143z"><text:p/></draw:path><draw:path draw:style-name="gr1278" draw:text-style-name="P85" svg:width="0.063in" svg:height="0.063in" svg:x="0.6079in" svg:y="0.0909in" svg:viewBox="0 0 161 161" svg:d="M86 86c22 0 45 0 67 0 2 0 8 0 8-5 0-6-6-6-8-6-22 0-45 0-67 0 0-22 0-45 0-67 0-2 0-8-6-8-5 0-5 6-5 8 0 22 0 45 0 67-22 0-45 0-67 0-4 0-8 0-8 6 0 5 4 5 8 5 22 0 45 0 67 0 0 22 0 44 0 68 0 2 0 7 5 7 6 0 6-5 6-7 0-24 0-46 0-68z"><text:p/></draw:path></draw:g></text:span><text:span text:style-name="T6"> ומשום ש־</text:span><text:span text:style-name="T6"><draw:g text:anchor-type="as-char" svg:y="-0.1134in" draw:z-index="132" draw:name="Shape143" draw:style-name="gr1276"><svg:title>TexMaths</svg:title><svg:desc>11§inline§|A| = n + 1§svg§600§FALSE§</svg:desc><draw:path draw:style-name="gr1277" draw:text-style-name="P84" svg:width="0.726in" svg:height="0.1354in" svg:x="-0.0004in" svg:y="0.0071in" svg:viewBox="0 0 1845 345" svg:d="M0 0c615 0 1230 0 1845 0 0 115 0 230 0 345-615 0-1230 0-1845 0 0-115 0-230 0-345z"><text:p/></draw:path><draw:path draw:style-name="gr1278" draw:text-style-name="P85" svg:width="0.0055in" svg:height="0.1508in" svg:x="0.0102in" svg:y="0in" svg:viewBox="0 0 15 384" svg:d="M15 14c0-7 0-14-7-14-8 0-8 7-8 14 0 119 0 237 0 356 0 8 0 14 8 14 7 0 7-6 7-14 0-119 0-237 0-356z"><text:p/></draw:path><draw:path draw:style-name="gr1278" draw:text-style-name="P85" svg:width="0.1039in" svg:height="0.1079in" svg:x="0.0394in" svg:y="0.0043in" svg:viewBox="0 0 265 275" svg:d="M55 230c-15 27-30 32-47 33-5 0-8 0-8 8 0 2 2 4 4 4 11 0 23-2 34-2 13 0 27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1278" draw:text-style-name="P85" svg:width="0.0055in" svg:height="0.1508in" svg:x="0.1665in" svg:y="0in" svg:viewBox="0 0 15 384" svg:d="M15 14c0-7 0-14-7-14-8 0-8 7-8 14 0 119 0 237 0 356 0 8 0 14 8 14 7 0 7-6 7-14 0-119 0-237 0-356z"><text:p/></draw:path><draw:path draw:style-name="gr1278" draw:text-style-name="P85" svg:width="0.1004in" svg:height="0.035in" svg:x="0.241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819in" svg:height="0.0681in" svg:x="0.3972in" svg:y="0.0453in" svg:viewBox="0 0 209 174" svg:d="M23 148c-1 5-3 14-3 16 0 7 4 10 11 10 4 0 11-2 14-10 0-1 4-20 7-29 3-12 5-24 8-35 3-9 5-16 7-25 1-7 4-18 6-20 5-12 26-47 62-47 18 0 21 14 21 27 0 24-19 73-25 91-3 8-3 13-3 17 0 18 13 31 30 31 37 0 51-56 51-59 0-4-3-4-4-4-4 0-4 1-6 7-8 26-21 48-40 48-6 0-8-4-8-13 0-10 3-19 6-27 8-20 23-63 23-85 0-26-16-41-44-41-35 0-54 24-60 33-2-21-18-33-35-33-18 0-26 14-29 22-7 13-12 35-12 37 0 4 3 4 4 4 5 0 5 0 7-9 7-28 14-46 29-46 7 0 12 5 12 18 0 8-1 13-7 32-8 30-14 60-22 90z"><text:p/></draw:path><draw:path draw:style-name="gr1278" draw:text-style-name="P85" svg:width="0.1008in" svg:height="0.1008in" svg:x="0.5264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1278" draw:text-style-name="P85" svg:width="0.05in" svg:height="0.1008in" svg:x="0.6835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text:span><text:span text:style-name="T6">, אזי בהכרח </text:span><text:span text:style-name="T6"><draw:g text:anchor-type="as-char" svg:y="-0.1134in" draw:z-index="144" draw:name="Shape144" draw:style-name="gr1276"><svg:title>TexMaths</svg:title><svg:desc>11§inline§a_{M_+} \in A \setminus \{a\}§svg§600§FALSE§</svg:desc><draw:path draw:style-name="gr1277" draw:text-style-name="P84" svg:width="0.939in" svg:height="0.148in" svg:x="0.0016in" svg:y="0.0071in" svg:viewBox="0 0 2386 377" svg:d="M1193 377c-398 0-795 0-1193 0 0-126 0-252 0-377 795 0 1590 0 2386 0 0 125 0 251 0 377-397 0-796 0-1193 0z"><text:p/></draw:path><draw:path draw:style-name="gr1278" draw:text-style-name="P85" svg:width="0.0693in" svg:height="0.0685in" svg:x="-0.0004in" svg:y="0.0453in" svg:viewBox="0 0 177 175" svg:d="M129 25c-7-14-18-25-36-25-45 0-93 57-93 113 0 36 22 62 52 62 7 0 27-3 50-29 2 15 17 29 35 29 14 0 22-9 29-21 7-15 11-38 11-39 0-4-3-4-4-4-5 0-5 2-6 8-6 24-13 47-30 47-9 0-11-10-11-18 0-9 2-12 5-28 4-17 5-20 9-34 4-19 10-37 14-55 2-10 2-11 2-12 0-7-4-11-11-11-9 0-15 8-16 17zM103 124c-1 8-1 8-7 14-17 22-32 28-43 28-20 0-26-21-26-36 0-19 13-66 22-85 11-22 29-36 44-36 26 0 31 32 31 34s-1 4-1 6c-6 26-13 50-20 75z"><text:p/></draw:path><draw:path draw:style-name="gr1278" draw:text-style-name="P85" svg:width="0.113in" svg:height="0.072in" svg:x="0.0819in" svg:y="0.0634in" svg:viewBox="0 0 288 184" svg:d="M256 22c2-10 4-12 23-12 6 0 9 0 9-6 0-4-3-4-8-4-12 0-25 0-37 0-8 0-8 0-11 5-35 52-69 103-104 154-9-50-18-101-27-151-2-8-2-8-10-8-13 0-25 0-38 0-6 0-9 0-9 5s3 5 9 5c4 0 5 0 10 0 5 1 6 1 6 4 0 2 0 1-1 6-11 45-23 90-34 135-2 10-7 19-29 20-2 0-5 0-5 5 1 1 0 4 4 4 8 0 20-1 28-1 6 0 23 1 28 1 3 0 6 0 6-6 0-3-3-3-6-3-17-1-17-8-17-12 0-2 0-3 1-7 12-48 24-96 36-143 10 55 20 109 30 164 0 4 1 7 4 7 5 0 7-3 9-6 38-56 76-112 113-168v1c-13 50-25 101-38 152-2 9-2 12-23 12-6 0-9 0-9 5 1 1 0 4 4 4 6 0 13-1 18-1 6 0 11 0 17 0 7 0 26 1 34 1 2 0 5 0 5-6 0-3-2-3-8-3-1 0-5 0-11-1-5 0-5-2-5-4s0-4 1-6c12-48 23-95 35-142z"><text:p/></draw:path><draw:path draw:style-name="gr1278" draw:text-style-name="P85" svg:width="0.063in" svg:height="0.0626in" svg:x="0.1976in" svg:y="0.1008in" svg:viewBox="0 0 161 160" svg:d="M86 86c22 0 45 0 67 0 3 0 8 0 8-6 0-5-5-5-8-5-22 0-45 0-67 0 0-22 0-45 0-67 0-4 0-8-6-8-5 0-5 4-5 8 0 22 0 45 0 67-22 0-45 0-67 0-3 0-8 0-8 5 0 6 5 6 8 6 22 0 45 0 67 0 0 22 0 44 0 67 0 2 0 7 5 7 6 0 6-5 6-7 0-23 0-45 0-67z"><text:p/></draw:path><draw:path draw:style-name="gr1278" draw:text-style-name="P85" svg:width="0.076in" svg:height="0.0874in" svg:x="0.3382in" svg:y="0.0307in" svg:viewBox="0 0 194 223" svg:d="M180 119c7 0 14 0 14-8s-7-8-14-8c-55 0-109 0-164 0 5-51 49-88 104-88 20 0 41 0 60 0 7 0 14 0 14-7 0-8-7-8-14-8-21 0-40 0-61 0-66 0-119 49-119 111 0 61 53 112 119 112 21 0 40 0 61 0 7 0 14 0 14-8 0-7-7-7-14-7-19 0-40 0-60 0-55 0-99-38-104-89 55 0 109 0 164 0z"><text:p/></draw:path><draw:path draw:style-name="gr1278" draw:text-style-name="P85" svg:width="0.1039in" svg:height="0.1079in" svg:x="0.4744in" svg:y="0.0043in" svg:viewBox="0 0 265 275" svg:d="M56 231c-15 25-31 30-47 31-6 0-9 0-9 8 0 2 2 5 5 5 10 0 22-2 33-2 14 0 27 2 39 2 2 0 8 0 8-8 0-5-4-5-7-5-9-1-18-3-18-13 0-4 3-9 6-14 10-15 19-32 29-48 33 0 64 0 97 0 0 7 6 59 6 63 0 11-20 12-28 12-5 0-9 0-9 8 0 5 3 3 5 5 17 0 33-2 48-2 10 0 35 2 44 2 3 0 7 0 7-8 0-5-3-5-9-5-24 0-24-2-25-14-8-79-15-159-23-238-1-8-1-10-8-10-5 0-8 3-10 7-45 74-89 149-134 224zM102 175c26-43 51-85 76-127 5 42 9 84 13 127-29 0-59 0-89 0z"><text:p/></draw:path><draw:path draw:style-name="gr1278" draw:text-style-name="P85" svg:width="0.0591in" svg:height="0.1508in" svg:x="0.6252in" svg:y="0in" svg:viewBox="0 0 151 384" svg:d="M133 374c2 6 4 10 10 10 3 0 8-4 8-7 0-1 0-3-3-7-44-120-88-240-132-360-2-7-3-10-8-10s-8 3-8 8c0 1 0 2 2 6 44 120 87 241 131 360z"><text:p/></draw:path><draw:path draw:style-name="gr1278" draw:text-style-name="P85" svg:width="0.0531in" svg:height="0.1508in" svg:x="0.7378in" svg:y="0in" svg:viewBox="0 0 136 384" svg:d="M81 52c0-16 10-41 52-43 2 0 3-2 3-5 0-4-2-4-6-4-39 0-74 20-75 48 0 29 0 59 0 88 0 16 0 28-15 40-14 11-28 12-37 13-2 0-3 1-3 3 0 5 2 5 5 5 26 2 44 15 49 33 1 4 1 5 1 19 0 26 0 51 0 76 0 17 0 29 19 43 15 12 40 16 56 16 4 0 6 0 6-4s-2-4-5-4c-24-3-44-15-49-34-1-4-1-4-1-18 0-26 0-54 0-81 0-18-3-23-15-35-9-8-20-13-31-16 32-9 46-26 46-48 0-31 0-62 0-92z"><text:p/></draw:path><draw:path draw:style-name="gr1278" draw:text-style-name="P85" svg:width="0.0693in" svg:height="0.0685in" svg:x="0.8091in" svg:y="0.0453in" svg:viewBox="0 0 177 175" svg:d="M129 25c-7-14-18-25-36-25-45 0-93 57-93 113 0 36 21 62 52 62 7 0 26-3 49-29 3 15 18 29 35 29 15 0 23-9 29-21 7-15 12-38 12-39 0-4-3-4-4-4-5 0-5 2-6 8-6 24-13 47-30 47-9 0-11-10-11-18 0-9 0-12 5-28 4-17 5-20 9-34 4-19 10-37 14-55 2-10 2-11 2-12 0-7-4-11-11-11-10 0-15 8-16 17zM103 124c-2 8-2 8-7 14-17 22-33 28-43 28-20 0-26-21-26-36 0-19 13-66 21-85 12-22 30-36 45-36 26 0 31 32 31 34s-1 4-1 6c-6 26-13 50-20 75z"><text:p/></draw:path><draw:path draw:style-name="gr1278" draw:text-style-name="P85" svg:width="0.0535in" svg:height="0.1508in" svg:x="0.8941in" svg:y="0in" svg:viewBox="0 0 137 384" svg:d="M56 333c0 15-10 39-53 43-2 0-3 2-3 4 0 4 4 4 8 4 37 0 73-19 73-48s0-58 0-88c0-15 0-26 16-39 14-11 28-11 37-12 1 0 3-3 3-5 0-3-2-3-6-3-25-2-44-15-49-35-1-5-1-5-1-19 0-25 0-50 0-76 0-16 0-28-18-43-16-12-42-16-55-16-4 0-8 0-8 4 0 5 2 5 7 5 24 1 42 14 48 33 1 4 1 4 1 18 0 27 0 53 0 81 0 18 2 24 15 37 8 8 19 12 30 14-32 9-45 28-45 48 0 31 0 62 0 93z"><text:p/></draw:path></draw:g></text:span><text:span text:style-name="T6">. לפי הגדרת איבר מקסימום </text:span><text:span text:style-name="T6"><draw:g text:anchor-type="as-char" svg:y="-0.0547in" draw:z-index="134" draw:name="Shape145" draw:style-name="gr1276"><svg:title>TexMaths</svg:title><svg:desc>11§inline§a_{M_-}§svg§600§FALSE§</svg:desc><draw:path draw:style-name="gr1277" draw:text-style-name="P84" svg:width="0.25in" svg:height="0.0882in" svg:x="0.0016in" svg:y="0.0079in" svg:viewBox="0 0 636 225" svg:d="M319 225c-107 0-212 0-319 0 0-75 0-149 0-225 212 0 423 0 636 0 0 76 0 150 0 225-106 0-211 0-317 0z"><text:p/></draw:path><draw:path draw:style-name="gr1278" draw:text-style-name="P85" svg:width="0.0693in" svg:height="0.0677in" svg:x="-0.0004in" svg:y="0in" svg:viewBox="0 0 177 173" svg:d="M129 25c-7-14-18-25-35-25-46 0-94 57-94 113 0 35 22 60 52 60 7 0 26-1 49-27 4 14 18 27 35 27 15 0 24-9 29-21 7-13 12-36 12-37 0-3-3-3-4-3-5 0-5 1-6 6-6 25-14 46-29 46-10 0-11-10-11-16 0-9 0-11 4-29 4-15 5-19 9-34 4-18 9-36 13-53 3-11 3-12 3-13 0-7-4-11-11-11-10 0-15 8-16 17zM103 124c-2 7-2 7-7 14-17 21-33 26-43 26-20 0-25-20-25-35 0-18 12-66 20-83 13-23 30-37 46-37 25 0 30 31 30 34 0 2-1 4-1 6-6 24-13 50-20 75z"><text:p/></draw:path><draw:path draw:style-name="gr1278" draw:text-style-name="P85" svg:width="0.1126in" svg:height="0.0717in" svg:x="0.0819in" svg:y="0.0173in" svg:viewBox="0 0 287 183" svg:d="M255 22c2-10 4-12 23-12 6 0 9 0 9-6 0-4-3-4-8-4-12 0-24 0-36 0-8 0-9 0-12 5-35 51-70 102-104 153-9-50-18-100-27-150-1-8-1-8-10-8-13 0-25 0-38 0-6 0-9 0-9 7 0 3 3 3 10 3 4 0 4 0 10 0 5 1 5 1 5 4 0 2 0 2-1 6-11 45-23 89-34 133-2 10-5 19-27 20-3 0-6 0-6 5 0 1 0 5 3 5 9 0 20-1 29-1 6 0 22 1 29 1 1 0 5 0 5-7 0-3-3-3-7-3-16-1-16-8-16-11 0-1 0-3 1-8 12-47 23-94 35-141h1c10 54 19 108 29 162 1 6 1 8 5 8s6-4 8-7c38-55 75-110 113-166v1c-13 50-25 101-37 151-2 9-3 11-24 11-5 0-8 0-8 5 0 1 0 5 4 5 5 0 11-1 17-1 5 0 11 0 17 0 7 0 27 1 34 1 2 0 6 0 6-7 0-3-3-3-9-3-4 0-5 0-11-1-5 0-5-1-5-3 0-3 1-5 1-7 11-46 23-93 35-140z"><text:p/></draw:path><draw:path draw:style-name="gr1278" draw:text-style-name="P85" svg:width="0.0575in" svg:height="0.0039in" svg:x="0.2016in" svg:y="0.0839in" svg:viewBox="0 0 147 11" svg:d="M139 11c3 0 8 0 8-6 0-5-5-5-8-5-43 0-87 0-130 0-4 0-9 0-9 5 0 6 5 6 9 6 43 0 87 0 130 0z"><text:p/></draw:path></draw:g></text:span><text:span text:style-name="T6"><text:s/>על הקבוצה </text:span><text:span text:style-name="T6"><draw:g text:anchor-type="as-char" svg:y="-0.1134in" draw:z-index="135" draw:name="Shape146" draw:style-name="gr1276"><svg:title>TexMaths</svg:title><svg:desc>11§inline§A \setminus \{a\}§svg§600§FALSE§</svg:desc><draw:path draw:style-name="gr1277" draw:text-style-name="P84" svg:width="0.463in" svg:height="0.1358in" svg:x="0.002in" svg:y="0.0071in" svg:viewBox="0 0 1177 346" svg:d="M589 346c-197 0-393 0-589 0 0-116 0-230 0-346 393 0 784 0 1177 0 0 116 0 230 0 346-196 0-393 0-588 0z"><text:p/></draw:path><draw:path draw:style-name="gr1278" draw:text-style-name="P85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9-79-16-160-24-240-1-8-1-10-8-10-5 0-8 3-10 7-45 74-89 149-134 224zM101 175c26-43 51-85 76-127 5 42 9 84 13 127-29 0-59 0-89 0z"><text:p/></draw:path><draw:path draw:style-name="gr1278" draw:text-style-name="P85" svg:width="0.0591in" svg:height="0.1512in" svg:x="0.1504in" svg:y="0in" svg:viewBox="0 0 151 385" svg:d="M134 375c1 6 4 10 9 10 4 0 8-3 8-7 0-1 0-3-2-7-44-120-88-241-132-361-3-7-4-10-9-10s-8 3-8 8c0 1 0 2 2 6 44 120 88 241 132 361z"><text:p/></draw:path><draw:path draw:style-name="gr1278" draw:text-style-name="P85" svg:width="0.0531in" svg:height="0.1512in" svg:x="0.2626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1278" draw:text-style-name="P85" svg:width="0.0693in" svg:height="0.0685in" svg:x="0.3335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1278" draw:text-style-name="P85" svg:width="0.0539in" svg:height="0.1512in" svg:x="0.4189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6">, נסיק שלכל איבר </text:span><text:span text:style-name="T6"><draw:g text:anchor-type="as-char" svg:y="-0.1063in" draw:z-index="137" draw:name="Shape147" draw:style-name="gr1276"><svg:title>TexMaths</svg:title><svg:desc>11§inline§b§svg§600§FALSE§</svg:desc><draw:path draw:style-name="gr1277" draw:text-style-name="P84" svg:width="0.0465in" svg:height="0.0906in" svg:x="0.0004in" svg:y="0.0071in" svg:viewBox="0 0 119 231" svg:d="M0 0c40 0 79 0 119 0 0 77 0 154 0 231-40 0-79 0-119 0 0-77 0-154 0-231z"><text:p/></draw:path><draw:path draw:style-name="gr1278" draw:text-style-name="P85" svg:width="0.0547in" svg:height="0.1063in" svg:x="-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6"><text:s/>ב־</text:span><text:span text:style-name="T6"><draw:g text:anchor-type="as-char" svg:y="-0.1134in" draw:z-index="136" draw:name="Shape148" draw:style-name="gr1276"><svg:title>TexMaths</svg:title><svg:desc>11§inline§A \setminus \{a\}§svg§600§FALSE§</svg:desc><draw:path draw:style-name="gr1277" draw:text-style-name="P84" svg:width="0.463in" svg:height="0.1358in" svg:x="0.002in" svg:y="0.0071in" svg:viewBox="0 0 1177 346" svg:d="M589 346c-197 0-393 0-589 0 0-116 0-230 0-346 393 0 784 0 1177 0 0 116 0 230 0 346-196 0-393 0-588 0z"><text:p/></draw:path><draw:path draw:style-name="gr1278" draw:text-style-name="P85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9-79-16-160-24-240-1-8-1-10-8-10-5 0-8 3-10 7-45 74-89 149-134 224zM101 175c26-43 51-85 76-127 5 42 9 84 13 127-29 0-59 0-89 0z"><text:p/></draw:path><draw:path draw:style-name="gr1278" draw:text-style-name="P85" svg:width="0.0591in" svg:height="0.1512in" svg:x="0.1504in" svg:y="0in" svg:viewBox="0 0 151 385" svg:d="M134 375c1 6 4 10 9 10 4 0 8-3 8-7 0-1 0-3-2-7-44-120-88-241-132-361-3-7-4-10-9-10s-8 3-8 8c0 1 0 2 2 6 44 120 88 241 132 361z"><text:p/></draw:path><draw:path draw:style-name="gr1278" draw:text-style-name="P85" svg:width="0.0531in" svg:height="0.1512in" svg:x="0.2626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1278" draw:text-style-name="P85" svg:width="0.0693in" svg:height="0.0685in" svg:x="0.3335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1278" draw:text-style-name="P85" svg:width="0.0539in" svg:height="0.1512in" svg:x="0.4189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6"> מתקיים </text:span><text:span text:style-name="T6"><draw:g text:anchor-type="as-char" svg:y="-0.1083in" draw:z-index="138" draw:name="Shape149" draw:style-name="gr1276"><svg:title>TexMaths</svg:title><svg:desc>11§inline§\lnot aRb§svg§600§FALSE§</svg:desc><draw:path draw:style-name="gr1277" draw:text-style-name="P84" svg:width="0.3457in" svg:height="0.0921in" svg:x="-0.0004in" svg:y="0.0079in" svg:viewBox="0 0 879 235" svg:d="M0 0c293 0 586 0 879 0 0 78 0 157 0 235-293 0-586 0-879 0 0-78 0-157 0-235z"><text:p/></draw:path><draw:path draw:style-name="gr1278" draw:text-style-name="P85" svg:width="0.0846in" svg:height="0.0402in" svg:x="0in" svg:y="0.0508in" svg:viewBox="0 0 216 103" svg:d="M216 14c0-12-1-14-14-14-63 0-125 0-188 0-6 0-14 0-14 9 0 7 8 7 14 7 62 0 125 0 187 0 0 25 0 49 0 73 0 8 0 14 7 14 8 0 8-6 8-14 0-25 0-49 0-75z"><text:p/></draw:path><draw:path draw:style-name="gr1278" draw:text-style-name="P85" svg:width="0.0693in" svg:height="0.0681in" svg:x="0.0996in" svg:y="0.0382in" svg:viewBox="0 0 177 174" svg:d="M129 25c-7-14-18-25-35-25-46 0-94 57-94 113 0 35 22 61 52 61 7 0 27-2 50-29 3 16 17 29 36 29 13 0 22-9 28-21 7-15 11-37 11-38 0-3-3-3-4-3-4 0-4 1-6 7-6 24-13 46-29 46-10 0-11-10-11-18 0-7 0-10 4-27 5-16 6-20 9-34 4-19 10-37 14-54 2-11 2-12 2-13 0-7-4-11-11-11-9 0-15 8-16 17zM104 125c-2 7-2 8-8 13-17 21-33 27-43 27-20 0-25-21-25-35 0-19 12-66 20-84 13-23 30-37 46-37 25 0 30 32 30 34s-1 4-1 6c-6 26-13 51-19 76z"><text:p/></draw:path><draw:path draw:style-name="gr1278" draw:text-style-name="P85" svg:width="0.1087in" svg:height="0.1059in" svg:x="0.1795in" svg:y="0.002in" svg:viewBox="0 0 277 270" svg:d="M130 26c2-8 3-13 10-14 4 0 16 0 24 0 28 0 71 0 71 37 0 14-7 40-22 55-10 9-30 23-65 23-15 0-29 0-43 0 8-34 16-68 25-101zM185 132c40-9 85-35 85-75 0-33-34-57-85-57-36 0-74 0-110 0-8 0-12 0-12 8 0 4 4 4 11 4 1 0 9 0 15 0 7 1 10 1 10 7 0 1 0 2-1 7-18 68-34 138-52 206-4 15-5 17-35 17-8 0-11 0-11 8 0 4 4 4 6 4 11 0 37-1 48-1 10 0 39 1 50 1 3 0 7 0 7-7 0-5-3-5-11-5-14 0-25 0-25-6 0-2 1-5 1-7 9-34 18-68 26-101 16 0 30 0 46 0 35 0 43 21 43 34 0 6-4 18-6 27-3 11-7 25-7 33 0 41 47 41 52 41 33 0 47-38 47-44 0-5-4-3-5-5-3 0-4 3-5 5-10 29-27 35-36 35-12 0-15-7-15-23 0-12 2-31 4-44 0-5 1-13 1-18 0-30-25-40-36-44z"><text:p/></draw:path><draw:path draw:style-name="gr1278" draw:text-style-name="P85" svg:width="0.0555in" svg:height="0.1059in" svg:x="0.2976in" svg:y="0in" svg:viewBox="0 0 142 270" svg:d="M74 4c-1-1 0-4-5-4-8 0-37 3-47 4-3 0-8 0-8 8 0 4 4 4 10 4 18 0 19 3 19 7 0 2-3 15-6 23-11 42-20 84-31 125-5 19-6 26-6 39 0 36 20 60 48 60 47 0 94-57 94-113 0-33-21-60-52-60-17 0-33 12-45 23 10-39 19-77 29-116zM37 148c3-7 3-8 6-12 20-25 36-31 47-31 14 0 25 13 25 36s-14 67-20 81c-13 26-31 39-47 39-13 0-25-9-25-38 0-8 0-14 6-38 3-13 5-25 8-37z"><text:p/></draw:path></draw:g></text:span><text:span text:style-name="T6">. מהטענ</text:span><text:span text:style-name="T19">ות</text:span><text:span text:style-name="T6"> לעיל </text:span><text:span text:style-name="T6"><draw:g text:anchor-type="as-char" svg:y="-0.1035in" draw:z-index="139" draw:name="Shape150" draw:style-name="gr1276"><svg:title>TexMaths</svg:title><svg:desc>11§inline§a_{M_+} R a_{M_-} \land a_{M_-} R a_{M_+}§svg§600§FALSE§</svg:desc><draw:path draw:style-name="gr1277" draw:text-style-name="P84" svg:width="1.5315in" svg:height="0.1382in" svg:x="0.0016in" svg:y="0.0071in" svg:viewBox="0 0 3891 352" svg:d="M0 0c1297 0 2594 0 3891 0 0 117 0 235 0 352-1297 0-2594 0-3891 0 0-117 0-235 0-352z"><text:p/></draw:path><draw:path draw:style-name="gr1278" draw:text-style-name="P85" svg:width="0.0693in" svg:height="0.0689in" svg:x="-0.0004in" svg:y="0.0362in" svg:viewBox="0 0 177 176" svg:d="M129 25c-7-14-18-25-35-25-46 0-94 57-94 114 0 36 21 62 52 62 7 0 26-1 49-29 4 15 18 29 35 29 15 0 24-9 29-21 7-15 12-38 12-39 0-3-3-3-4-3-5 0-5 1-6 6-6 26-13 48-29 48-10 0-11-10-11-18s0-11 4-29c4-15 5-19 9-34 4-19 10-36 14-54 2-11 2-12 2-13 0-7-4-11-11-11-10 0-15 9-16 17zM103 126c-2 7-2 8-7 13-17 22-33 28-44 28-19 0-24-21-24-37 0-18 12-66 20-84 13-23 30-37 46-37 25 0 30 32 30 34s-1 4-1 7c-6 25-13 51-20 76z"><text:p/></draw:path><draw:path draw:style-name="gr1278" draw:text-style-name="P85" svg:width="0.113in" svg:height="0.0728in" svg:x="0.0819in" svg:y="0.0539in" svg:viewBox="0 0 288 186" svg:d="M256 22c3-10 4-12 23-12 6 0 9 0 9-6 0-4-3-4-7-4-13 0-26 0-38 0-8 0-8 1-11 6-35 51-69 102-104 154-9-51-19-101-28-152-1-7-1-8-9-8-13 0-25 0-38 0-6 0-9 0-9 7 0 3 2 3 9 3 4 0 5 0 10 1 5 0 6 1 6 3 0 3 0 3-1 6-11 45-23 90-34 137-3 9-6 18-28 19-3 0-6 0-6 5 0 1 0 5 4 5 8 0 19-2 28-2 7 0 22 2 29 2 1 0 5 0 5-7 0-3-3-3-5-3-18-1-18-8-18-11 0-2 0-4 1-8 12-49 24-96 36-144 10 54 19 110 29 165 1 5 2 8 5 8 5 0 7-4 8-7 39-56 76-113 115-168-14 51-26 102-39 154-2 8-2 11-23 11-6 0-9 0-9 5 0 1 0 5 5 5s11-2 16-2c6 0 12 0 18 0 7 0 26 2 34 2 2 0 5 0 5-7 0-3-3-3-9-3-3-1-5 0-9-1-7 0-7-2-7-4s1-4 1-6c12-48 24-95 36-143z"><text:p/></draw:path><draw:path draw:style-name="gr1278" draw:text-style-name="P85" svg:width="0.063in" svg:height="0.063in" svg:x="0.1976in" svg:y="0.0909in" svg:viewBox="0 0 161 161" svg:d="M86 86c22 0 45 0 67 0 2 0 8 0 8-5 0-6-6-6-8-6-22 0-45 0-67 0 0-22 0-45 0-67 0-2 0-8-6-8-5 0-5 6-5 8 0 22 0 45 0 67-22 0-45 0-67 0-4 0-8 0-8 6 0 5 4 5 8 5 22 0 45 0 67 0 0 22 0 44 0 68 0 2 0 7 5 7 6 0 6-5 6-7 0-24 0-46 0-68z"><text:p/></draw:path><draw:path draw:style-name="gr1278" draw:text-style-name="P85" svg:width="0.1083in" svg:height="0.1067in" svg:x="0.2898in" svg:y="0in" svg:viewBox="0 0 276 272" svg:d="M129 27c2-9 3-14 11-15 3 0 15 0 23 0 27 0 70 0 70 39 0 12-5 40-21 54-10 10-30 23-65 23-14 0-29 0-44 0 9-34 17-67 26-101zM185 133c38-9 85-36 85-74 0-35-36-59-86-59-37 0-74 0-110 0-8 0-11 0-11 8 0 4 3 4 11 4 1 0 7 0 14 1 8 0 11 1 11 6 0 2-1 3-2 8-18 68-34 138-52 206-3 16-4 18-35 18-7 0-10 0-10 7 0 5 4 5 6 5 11 0 37-1 48-1s38 1 49 1c3 0 8 0 8-8 0-4-4-4-11-4-14 0-25 0-25-7 0-2 1-4 1-7 9-34 16-67 25-101 16 0 31 0 46 0 36 0 42 22 42 35 0 6-3 18-5 26-2 11-6 25-6 33 0 42 46 42 51 42 33 0 47-39 47-44 0-6-4-6-5-6-4 0-4 3-5 6-10 28-26 35-35 35-13 0-15-9-15-23 0-12 2-32 3-43 1-6 2-14 2-19 0-30-26-41-36-45z"><text:p/></draw:path><draw:path draw:style-name="gr1278" draw:text-style-name="P85" svg:width="0.0693in" svg:height="0.0689in" svg:x="0.4063in" svg:y="0.0362in" svg:viewBox="0 0 177 176" svg:d="M129 25c-7-14-19-25-35-25-47 0-94 57-94 114 0 36 21 62 52 62 7 0 26-1 49-29 4 15 17 29 35 29 15 0 24-9 29-21 7-15 12-38 12-39 0-3-3-3-4-3-5 0-5 1-6 6-6 26-14 48-29 48-11 0-13-10-13-18s2-11 6-29c4-15 5-19 9-34 4-19 9-36 13-54 3-11 3-12 3-13 0-7-4-11-11-11-10 0-15 9-16 17zM103 126c-2 7-2 8-7 13-17 22-33 28-44 28-19 0-24-21-24-37 0-18 12-66 20-84 13-23 30-37 46-37 25 0 30 32 30 34s-1 4-1 7c-6 25-13 51-20 76z"><text:p/></draw:path><draw:path draw:style-name="gr1278" draw:text-style-name="P85" svg:width="0.113in" svg:height="0.0728in" svg:x="0.4886in" svg:y="0.0539in" svg:viewBox="0 0 288 186" svg:d="M256 22c3-10 3-12 23-12 6 0 9 0 9-6 0-4-3-4-7-4-13 0-26 0-38 0-8 0-8 1-11 6-35 51-69 102-104 154-9-51-19-101-28-152-1-7-1-8-9-8-13 0-26 0-39 0-5 0-9 0-9 7 0 3 3 3 10 3 4 0 5 0 10 1 5 0 5 1 5 3 0 3 0 3 0 6-11 45-23 90-34 137-3 9-6 18-28 19-3 0-6 0-6 5 0 1 0 5 3 5 9 0 20-2 29-2 7 0 22 2 29 2 1 0 5 0 5-7 0-3-3-3-5-3-18-1-18-8-18-11 0-2 0-4 1-8 12-49 24-96 36-144 10 54 19 110 29 165 1 5 1 8 5 8s6-4 8-7c38-56 76-113 113-168h2c-14 51-26 102-39 154-2 8-2 11-24 11-5 0-8 0-8 5 0 1 0 5 5 5s11-2 16-2c6 0 12 0 18 0 7 0 26 2 34 2 1 0 5 0 5-7 0-3-3-3-9-3-3-1-5 0-9-1-7 0-7-2-7-4s1-4 1-6c12-48 24-95 36-143z"><text:p/></draw:path><draw:path draw:style-name="gr1278" draw:text-style-name="P85" svg:width="0.0575in" svg:height="0.0039in" svg:x="0.6091in" svg:y="0.1205in" svg:viewBox="0 0 147 11" svg:d="M139 11c3 0 8 0 8-5 0-6-5-6-8-6-44 0-87 0-131 0-4 0-8 0-8 6 0 5 4 5 8 5 44 0 87 0 131 0z"><text:p/></draw:path><draw:path draw:style-name="gr1278" draw:text-style-name="P85" svg:width="0.0846in" svg:height="0.0937in" svg:x="0.7366in" svg:y="0.013in" svg:viewBox="0 0 216 239" svg:d="M117 8c-4-7-6-8-9-8-6 0-7 2-9 8-32 72-64 143-96 215-2 5-3 6-3 8 0 4 4 8 8 8 3 0 6-2 9-8 30-68 60-136 91-204 31 68 60 136 91 204 3 8 7 8 9 8 4 0 8-4 8-8 0-1 0-1-3-7-31-72-64-144-96-216z"><text:p/></draw:path><draw:path draw:style-name="gr1278" draw:text-style-name="P85" svg:width="0.0693in" svg:height="0.0689in" svg:x="0.8689in" svg:y="0.0362in" svg:viewBox="0 0 177 176" svg:d="M129 25c-7-14-18-25-35-25-46 0-94 57-94 114 0 36 22 62 52 62 7 0 27-1 50-29 4 15 17 29 36 29 13 0 22-9 28-21 7-15 11-38 11-39 0-3-3-3-4-3-4 0-5 1-6 6-6 26-13 48-29 48-10 0-11-10-11-18s1-11 5-29c3-15 4-19 8-34 4-19 10-36 14-54 2-11 2-12 2-13 0-7-4-11-11-11-9 0-15 9-16 17zM105 126c-3 7-3 8-8 13-18 22-33 28-44 28-20 0-25-21-25-37 0-18 13-66 22-84 12-23 28-37 44-37 25 0 30 32 30 34s-1 4-1 7c-6 25-12 51-18 76z"><text:p/></draw:path><draw:path draw:style-name="gr1278" draw:text-style-name="P85" svg:width="0.113in" svg:height="0.0728in" svg:x="0.9512in" svg:y="0.0539in" svg:viewBox="0 0 288 186" svg:d="M256 22c3-10 4-12 23-12 6 0 9 0 9-6 0-4-2-4-7-4-13 0-25 0-37 0-9 0-9 1-12 6-35 51-69 102-104 154-9-51-18-101-27-152-1-7-1-8-10-8-13 0-25 0-38 0-6 0-9 0-9 7 0 3 3 3 9 3 4 0 5 0 11 1 5 0 5 1 5 3 0 3 0 3-1 6-11 45-23 90-34 137-2 9-6 18-28 19-3 0-6 0-6 5 0 1 1 5 4 5 8 0 20-2 29-2 6 0 22 2 29 2 1 0 5 0 5-7 0-3-4-3-6-3-18-1-18-8-18-11 0-2 0-4 1-8 12-49 24-96 36-144 10 54 20 110 30 165 0 5 1 8 6 8 3 0 5-4 7-7 38-56 76-113 114-168-13 51-26 102-38 154-2 8-3 11-24 11-6 0-8 0-8 5 0 1 0 5 4 5 5 0 12-2 17-2 6 0 11 0 17 0 7 0 27 2 34 2 2 0 6 0 6-7 0-3-3-3-8-3-2 0-6 0-11-1-6 0-6-2-6-4s0-4 1-6c12-48 23-95 35-143z"><text:p/></draw:path><draw:path draw:style-name="gr1278" draw:text-style-name="P85" svg:width="0.0575in" svg:height="0.0039in" svg:x="1.0717in" svg:y="0.1205in" svg:viewBox="0 0 147 11" svg:d="M140 11c2 0 7 0 7-5 0-6-5-6-7-6-44 0-87 0-131 0-3 0-9 0-9 6 0 5 6 5 9 5 44 0 87 0 131 0z"><text:p/></draw:path><draw:path draw:style-name="gr1278" draw:text-style-name="P85" svg:width="0.1083in" svg:height="0.1067in" svg:x="1.1634in" svg:y="0in" svg:viewBox="0 0 276 272" svg:d="M129 27c2-9 3-14 11-15 3 0 15 0 23 0 27 0 70 0 70 39 0 12-5 40-21 54-10 10-30 23-65 23-14 0-29 0-44 0 9-34 17-67 26-101zM185 133c38-9 85-36 85-74 0-35-36-59-86-59-37 0-74 0-110 0-8 0-11 0-11 8 0 4 3 4 11 4 1 0 7 0 14 1 8 0 11 1 11 6 0 2-1 3-2 8-18 68-34 138-52 206-3 16-4 18-35 18-7 0-10 0-10 7 0 5 4 5 6 5 11 0 37-1 48-1s38 1 49 1c3 0 8 0 8-8 0-4-3-4-11-4-14 0-25 0-25-7 0-2 1-4 1-7 9-34 16-67 25-101 16 0 31 0 46 0 36 0 42 22 42 35 0 6-2 18-5 26-2 11-6 25-6 33 0 42 46 42 52 42 32 0 46-39 46-44 0-6-3-4-4-6-5 0-5 3-6 6-10 28-26 35-35 35-13 0-15-9-15-23 0-12 2-32 3-43 1-6 2-14 2-19 0-30-26-41-36-45z"><text:p/></draw:path><draw:path draw:style-name="gr1278" draw:text-style-name="P85" svg:width="0.0693in" svg:height="0.0689in" svg:x="1.2799in" svg:y="0.0362in" svg:viewBox="0 0 177 176" svg:d="M129 25c-7-14-18-25-35-25-46 0-94 57-94 114 0 36 21 62 52 62 7 0 26-1 49-29 4 15 18 29 35 29 15 0 24-9 29-21 7-15 12-38 12-39 0-3-3-3-4-3-5 0-5 1-6 6-6 26-13 48-29 48-10 0-11-10-11-18s0-11 4-29c4-15 5-19 9-34 4-19 10-36 14-54 2-11 2-12 2-13 0-7-4-11-11-11-10 0-15 9-16 17zM103 126c-2 7-2 8-7 13-17 22-33 28-44 28-19 0-24-21-24-37 0-18 12-66 20-84 13-23 30-37 46-37 25 0 30 32 30 34s-1 4-1 7c-6 25-13 51-20 76z"><text:p/></draw:path><draw:path draw:style-name="gr1278" draw:text-style-name="P85" svg:width="0.113in" svg:height="0.0728in" svg:x="1.3622in" svg:y="0.0539in" svg:viewBox="0 0 288 186" svg:d="M256 22c3-10 4-12 23-12 6 0 9 0 9-6 0-4-3-4-7-4-13 0-26 0-38 0-8 0-8 1-11 6-35 51-69 102-104 154-9-51-19-101-28-152-1-7-1-8-9-8-13 0-25 0-38 0-6 0-10 0-10 7 0 3 3 3 10 3 4 0 5 0 10 1 5 0 6 1 6 3 0 3 0 3-1 6-11 45-23 90-34 137-3 9-6 18-28 19-3 0-6 0-6 5 0 1 0 5 4 5 8 0 19-2 28-2 7 0 22 2 29 2 1 0 5 0 5-7 0-3-3-3-5-3-18-1-18-8-18-11 0-2 0-4 1-8 12-49 24-96 36-144 10 54 19 110 29 165 1 5 1 8 5 8 5 0 7-4 8-7 39-56 76-113 115-168-14 51-26 102-39 154-2 8-2 11-23 11-6 0-9 0-9 5 0 1 0 5 5 5s11-2 16-2c6 0 12 0 18 0 7 0 26 2 34 2 2 0 5 0 5-7 0-3-3-3-9-3-3-1-5 0-9-1-7 0-7-2-7-4s1-4 1-6c12-48 24-95 36-143z"><text:p/></draw:path><draw:path draw:style-name="gr1278" draw:text-style-name="P85" svg:width="0.063in" svg:height="0.063in" svg:x="1.478in" svg:y="0.0909in" svg:viewBox="0 0 161 161" svg:d="M86 86c22 0 45 0 67 0 2 0 8 0 8-5 0-6-6-6-8-6-22 0-45 0-67 0 0-22 0-45 0-67 0-2 0-8-6-8-5 0-5 6-5 8 0 22 0 45 0 67-22 0-45 0-67 0-4 0-8 0-8 6 0 5 4 5 8 5 22 0 45 0 67 0 0 22 0 44 0 68 0 2 0 7 5 7 6 0 6-5 6-7 0-24 0-46 0-68z"><text:p/></draw:path></draw:g></text:span><text:span text:style-name="T6"><text:s/></text:span><text:span text:style-name="T19">ומהיות </text:span><text:span text:style-name="T19"><draw:g text:anchor-type="as-char" svg:y="-0.1063in" draw:z-index="140" draw:name="Shape151" draw:style-name="gr1276"><svg:title>TexMaths</svg:title><svg:desc>11§inline§R§svg§600§FALSE§</svg:desc><draw:path draw:style-name="gr1277" draw:text-style-name="P84" svg:width="0.098in" svg:height="0.0906in" svg:x="0.0016in" svg:y="0.0071in" svg:viewBox="0 0 250 231" svg:d="M0 0c84 0 166 0 250 0 0 77 0 154 0 231-84 0-166 0-250 0 0-77 0-154 0-231z"><text:p/></draw:path><draw:path draw:style-name="gr1278" draw:text-style-name="P85" svg:width="0.1075in" svg:height="0.1063in" svg:x="-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19"><text:s/>אנטי־סימטרי </text:span><text:span text:style-name="T19"><draw:g text:anchor-type="as-char" svg:y="-0.0665in" draw:z-index="141" draw:name="Shape152" draw:style-name="gr1276"><svg:title>TexMaths</svg:title><svg:desc>11§inline§a_{M_-} = a_{M_+}§svg§600§FALSE§</svg:desc><draw:path draw:style-name="gr1277" draw:text-style-name="P84" svg:width="0.7476in" svg:height="0.1016in" svg:x="0.0016in" svg:y="0.0079in" svg:viewBox="0 0 1900 259" svg:d="M0 0c634 0 1266 0 1900 0 0 86 0 173 0 259-634 0-1266 0-1900 0 0-86 0-173 0-259z"><text:p/></draw:path><draw:path draw:style-name="gr1278" draw:text-style-name="P85" svg:width="0.0693in" svg:height="0.0681in" svg:x="-0.0004in" svg:y="0in" svg:viewBox="0 0 177 174" svg:d="M129 24c-7-14-18-24-36-24-45 0-93 57-93 114 0 36 21 60 52 60 7 0 26-2 49-27 3 14 18 27 35 27 15 0 23-8 29-21 7-13 12-36 12-37 0-5-3-5-4-5-5 0-5 3-6 8-6 25-14 47-30 47-9 0-11-10-11-17 0-9 0-11 5-29 4-16 5-20 9-34 4-19 8-36 13-55 3-10 3-11 3-13 0-6-4-10-11-10-10 0-15 9-16 16zM103 125c-2 7-2 7-7 14-17 21-33 27-44 27-19 0-25-20-25-36 0-19 13-66 21-85 12-22 30-36 45-36 26 0 31 31 31 34 0 2-1 4-1 7-6 24-13 49-20 75z"><text:p/></draw:path><draw:path draw:style-name="gr1278" draw:text-style-name="P85" svg:width="0.113in" svg:height="0.072in" svg:x="0.0819in" svg:y="0.0173in" svg:viewBox="0 0 288 184" svg:d="M256 22c2-10 2-12 23-12 6 0 9 0 9-6 0-4-3-4-8-4-12 0-25 0-37 0-8 0-8 0-11 6-35 50-69 102-104 153-9-50-19-100-28-151-1-8-1-8-9-8-13 0-25 0-38 0-6 0-10 0-10 6 0 4 3 4 10 4 4 0 5 0 10 0 5 1 6 1 6 4s0 1-1 6c-11 45-23 90-34 135-3 9-7 18-29 19-2 0-5 0-5 6 1 2 0 4 4 4 8 0 19-1 28-1 6 0 22 1 28 1 2 0 6 0 6-6 0-4-3-4-6-4-17-1-17-7-17-12 0-2 0-2 1-6 12-48 24-95 36-143 10 54 19 110 29 164 1 4 1 7 5 7 5 0 7-3 8-6 37-55 76-112 113-168l1 1c-13 51-25 102-38 151-2 10-2 12-24 12-5 0-8 0-8 6 1 2 0 4 4 4 6 0 11-1 17-1 5 0 12 0 18 0 7 0 26 1 34 1 1 0 5 0 5-6 0-4-3-4-9-4-3 0-5 0-10-1-6 0-6-1-6-3s1-4 1-7c12-46 24-93 36-141z"><text:p/></draw:path><draw:path draw:style-name="gr1278" draw:text-style-name="P85" svg:width="0.0575in" svg:height="0.0039in" svg:x="0.2024in" svg:y="0.0839in" svg:viewBox="0 0 147 11" svg:d="M139 11c3 0 8 0 8-5 0-6-5-6-8-6-44 0-87 0-131 0-4 0-8 0-8 6 0 5 4 5 8 5 44 0 87 0 131 0z"><text:p/></draw:path><draw:path draw:style-name="gr1278" draw:text-style-name="P85" svg:width="0.1008in" svg:height="0.0354in" svg:x="0.3382in" svg:y="0.011in" svg:viewBox="0 0 257 91" svg:d="M244 15c6 0 13 0 13-7 0-8-7-8-13-8-77 0-154 0-231 0-5 0-13 0-13 8 0 7 8 7 13 7 77 0 154 0 231 0zM244 91c6 0 13 0 13-8s-7-8-13-8c-77 0-154 0-231 0-5 0-13 0-13 8s8 8 13 8c77 0 154 0 231 0z"><text:p/></draw:path><draw:path draw:style-name="gr1278" draw:text-style-name="P85" svg:width="0.0693in" svg:height="0.0681in" svg:x="0.4961in" svg:y="0in" svg:viewBox="0 0 177 174" svg:d="M129 24c-7-14-18-24-36-24-45 0-93 57-93 114 0 36 22 60 52 60 7 0 27-2 50-27 2 14 17 27 35 27 14 0 22-8 29-21s11-36 11-37c0-5-3-5-4-5-5 0-5 3-6 8-6 25-13 47-30 47-9 0-11-10-11-17 0-9 0-11 5-29 4-16 5-20 9-34 4-19 10-36 14-55 2-10 2-11 2-13 0-6-4-10-11-10-9 0-15 9-16 16zM103 125c-1 7-1 7-7 14-17 21-33 27-43 27-20 0-26-20-26-36 0-19 13-66 21-85 12-22 30-36 45-36 26 0 31 31 31 34 0 2-1 4-1 7-6 24-13 49-20 75z"><text:p/></draw:path><draw:path draw:style-name="gr1278" draw:text-style-name="P85" svg:width="0.113in" svg:height="0.072in" svg:x="0.5783in" svg:y="0.0173in" svg:viewBox="0 0 288 184" svg:d="M256 22c2-10 4-12 23-12 6 0 9 0 9-6 0-4-3-4-8-4-12 0-25 0-37 0-8 0-8 0-11 6-35 50-69 102-104 153-9-50-19-100-28-151-1-8-1-8-9-8-13 0-25 0-38 0-6 0-9 0-9 6 0 4 3 4 9 4 4 0 5 0 10 0 5 1 6 1 6 4s0 1-1 6c-11 45-23 90-34 135-2 9-7 18-29 19-2 0-5 0-5 6 1 2 0 4 4 4 8 0 19-1 28-1 6 0 22 1 28 1 3 0 6 0 6-6 0-4-3-4-6-4-17-1-17-7-17-12 0-2 0-2 1-6 12-48 24-95 36-143 10 54 19 110 29 164 1 4 2 7 5 7 5 0 7-3 8-6 39-55 76-112 114-168v1c-13 51-25 102-38 151-2 10-2 12-23 12-6 0-9 0-9 6 1 2 0 4 4 4 6 0 11-1 17-1 5 0 12 0 18 0 7 0 26 1 34 1 2 0 5 0 5-6 0-4-3-4-9-4-3 0-4 0-10-1-6 0-6-1-6-3s1-4 1-7c12-46 24-93 36-141z"><text:p/></draw:path><draw:path draw:style-name="gr1278" draw:text-style-name="P85" svg:width="0.063in" svg:height="0.0626in" svg:x="0.6937in" svg:y="0.0547in" svg:viewBox="0 0 161 160" svg:d="M86 86c22 0 45 0 67 0 2 0 8 0 8-5 0-6-6-6-8-6-22 0-45 0-67 0 0-23 0-45 0-67 0-4 0-8-6-8-5 0-5 4-5 8 0 22 0 44 0 67-22 0-45 0-67 0-4 0-8 0-8 6 0 5 4 5 8 5 22 0 45 0 67 0 0 22 0 44 0 66 0 3 0 8 5 8 6 0 6-5 6-8 0-22 0-44 0-66z"><text:p/></draw:path></draw:g></text:span><text:span text:style-name="T19"><text:s/>וזו סתירה </text:span><text:span text:style-name="T20">לכך ש־</text:span><draw:g text:anchor-type="as-char" svg:y="-0.1075in" draw:z-index="146" draw:name="Shape153" draw:style-name="gr1276"><svg:title>TexMaths</svg:title><svg:desc>11§inline§a_{M_-} \neq a_{M_+}§svg§600§FALSE§</svg:desc><draw:path draw:style-name="gr1277" draw:text-style-name="P84" svg:width="0.7476in" svg:height="0.1429in" svg:x="0.0016in" svg:y="0.0079in" svg:viewBox="0 0 1900 364" svg:d="M951 364c-318 0-634 0-951 0 0-121 0-243 0-364 633 0 1267 0 1900 0 0 121 0 243 0 364-316 0-633 0-949 0z"><text:p/></draw:path><draw:path draw:style-name="gr1278" draw:text-style-name="P85" svg:width="0.0693in" svg:height="0.0685in" svg:x="-0.0004in" svg:y="0.0429in" svg:viewBox="0 0 177 175" svg:d="M129 25c-7-14-18-25-36-25-45 0-93 57-93 113 0 37 22 62 52 62 7 0 27-2 50-29 2 16 17 29 35 29 14 0 22-9 29-21 7-14 11-37 11-38 0-5-3-5-4-5-5 0-5 2-6 8-6 24-13 47-30 47-9 0-11-10-11-17 0-9 2-11 5-29 4-17 5-20 9-34 4-18 10-36 14-54 2-11 2-12 2-13 0-7-4-11-11-11-9 0-15 9-16 17zM103 124c-1 8-1 8-7 15-17 22-32 27-43 27-20 0-26-21-26-36 0-19 13-66 22-85 11-22 29-36 44-36 26 0 31 32 31 34s-1 4-1 7c-6 24-13 49-20 74z"><text:p/></draw:path><draw:path draw:style-name="gr1278" draw:text-style-name="P85" svg:width="0.113in" svg:height="0.0724in" svg:x="0.0819in" svg:y="0.0587in" svg:viewBox="0 0 288 185" svg:d="M256 22c2-10 4-12 23-12 6 0 9 0 9-6 0-4-3-4-8-4-12 0-25 0-37 0-8 0-8 0-11 6-35 51-69 102-104 154-9-51-18-102-27-152-2-8-2-8-10-8-13 0-25 0-38 0-6 0-9 0-9 6 0 4 3 4 9 4 4 0 5 0 10 0 5 1 6 1 6 4s0 3-1 6c-11 45-23 90-34 135-2 10-7 19-29 20-2 0-5 0-5 6 1 1 0 4 4 4 8 0 20-1 28-1 6 0 23 1 28 1 3 0 6 0 6-7 0-3-3-3-6-3-17-1-17-8-17-12 0-1 0-2 1-7 12-48 24-95 36-143 10 55 19 109 29 164 1 5 2 8 5 8 5 0 7-3 9-7 38-56 76-112 113-168v1c-13 51-25 101-38 152-2 10-2 12-23 12-6 0-9 0-9 6 1 1 0 4 4 4 6 0 13-1 18-1 4 0 11 0 17 0 7 0 26 1 34 1 2 0 5 0 5-7 0-3-2-3-8-3-1 0-5 0-11-1-5 0-5-1-5-3 0-3 0-5 1-7 12-47 23-95 35-142z"><text:p/></draw:path><draw:path draw:style-name="gr1278" draw:text-style-name="P85" svg:width="0.0575in" svg:height="0.0039in" svg:x="0.2024in" svg:y="0.1256in" svg:viewBox="0 0 147 11" svg:d="M139 11c3 0 8 0 8-5 0-6-5-6-8-6-43 0-87 0-130 0-4 0-9 0-9 6 0 5 5 5 9 5 43 0 87 0 130 0z"><text:p/></draw:path><draw:path draw:style-name="gr1278" draw:text-style-name="P85" svg:width="0.0752in" svg:height="0.1409in" svg:x="0.3512in" svg:y="0in" svg:viewBox="0 0 192 359" svg:d="M189 15c3-5 3-6 3-7 0-2-2-8-7-8s-6 2-9 8c-57 112-116 223-173 336-3 5-3 6-3 7 0 2 2 8 8 8 4 0 5-2 7-8 59-112 116-223 174-336z"><text:p/></draw:path><draw:path draw:style-name="gr1278" draw:text-style-name="P85" svg:width="0.1004in" svg:height="0.035in" svg:x="0.3386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693in" svg:height="0.0685in" svg:x="0.4965in" svg:y="0.0429in" svg:viewBox="0 0 177 175" svg:d="M129 25c-8-14-19-25-37-25-45 0-92 57-92 113 0 37 21 62 52 62 7 0 26-2 49-29 3 16 17 29 35 29 14 0 23-9 29-21 7-14 12-37 12-38 0-5-3-5-4-5-5 0-5 2-6 8-6 24-14 47-30 47-11 0-12-10-12-17 0-9 1-11 6-29 4-17 4-20 9-34 4-18 8-36 13-54 3-11 3-12 3-13 0-7-4-11-11-11-10 0-15 9-16 17zM103 124c-2 8-2 8-7 15-18 22-33 27-44 27-19 0-25-21-25-36 0-19 13-66 21-85 12-22 30-36 45-36 26 0 31 32 31 34s-1 4-1 7c-6 24-13 49-20 74z"><text:p/></draw:path><draw:path draw:style-name="gr1278" draw:text-style-name="P85" svg:width="0.113in" svg:height="0.0724in" svg:x="0.5787in" svg:y="0.0587in" svg:viewBox="0 0 288 185" svg:d="M256 22c2-10 2-12 22-12 7 0 10 0 10-6 0-4-3-4-9-4-12 0-24 0-36 0-8 0-8 0-12 6-34 51-69 102-103 154-9-51-19-102-28-152-1-8-1-8-9-8-13 0-26 0-39 0-6 0-9 0-9 6 0 4 3 4 10 4 4 0 5 0 10 0 5 1 5 1 5 4s0 3-1 6c-11 45-23 90-34 135-2 10-6 19-28 20-2 0-5 0-5 6 1 1 0 4 3 4 9 0 20-1 29-1 6 0 22 1 28 1 2 0 6 0 6-7 0-3-3-3-6-3-17-1-17-8-17-12 0-1 0-2 1-7 12-48 23-95 35-143h1c10 55 19 109 29 164 1 5 1 8 5 8s6-3 8-7c37-56 76-112 113-168l1 1c-13 51-25 101-38 152-2 10-3 12-24 12-5 0-8 0-8 6 1 1 0 4 4 4 6 0 11-1 17-1 5 0 12 0 18 0s26 1 34 1c1 0 5 0 5-7 0-3-3-3-9-3-3-1-5 0-10-1-6 0-6-1-6-3 0-3 1-5 1-7 12-47 24-95 36-142z"><text:p/></draw:path><draw:path draw:style-name="gr1278" draw:text-style-name="P85" svg:width="0.0634in" svg:height="0.063in" svg:x="0.6937in" svg:y="0.0961in" svg:viewBox="0 0 162 161" svg:d="M87 86c22 0 45 0 67 0 2 0 8 0 8-6 0-5-6-5-8-5-22 0-45 0-67 0 0-22 0-45 0-67 0-4 0-8-6-8-5 0-5 4-5 8 0 22 0 45 0 67-23 0-45 0-68 0-3 0-8 0-8 5 0 6 5 6 8 6 23 0 45 0 68 0 0 22 0 44 0 67 0 2 0 8 5 8 6 0 6-6 6-8 0-23 0-45 0-67z"><text:p/></draw:path></draw:g><text:span text:style-name="T19">. </text:span><draw:g text:anchor-type="as-char" svg:y="-0.1043in" draw:z-index="154" draw:name="Shape154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3" text:outline-level="3">סעיף (ב)</text:h>
      <text:p text:style-name="P63"><text:span text:style-name="T61">נראה דוגמה נגדית. נבחר את הקבוצה </text:span><draw:g text:anchor-type="as-char" svg:y="-0.1134in" draw:z-index="150" draw:name="Shape155" draw:style-name="gr1276"><svg:title>TexMaths</svg:title><svg:desc>11§inline§A = \{1, 2\}§svg§600§FALSE§</svg:desc><draw:path draw:style-name="gr1277" draw:text-style-name="P84" svg:width="0.6614in" svg:height="0.1358in" svg:x="0.0028in" svg:y="0.0071in" svg:viewBox="0 0 1681 346" svg:d="M840 346c-280 0-559 0-840 0 0-116 0-230 0-346 560 0 1121 0 1681 0 0 116 0 230 0 346-281 0-561 0-841 0z"><text:p/></draw:path><draw:path draw:style-name="gr1278" draw:text-style-name="P85" svg:width="0.1035in" svg:height="0.1079in" svg:x="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1278" draw:text-style-name="P85" svg:width="0.1004in" svg:height="0.0354in" svg:x="0.1598in" svg:y="0.0571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1278" draw:text-style-name="P85" svg:width="0.0539in" svg:height="0.1512in" svg:x="0.3228in" svg:y="0in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1278" draw:text-style-name="P85" svg:width="0.05in" svg:height="0.1in" svg:x="0.4012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1278" draw:text-style-name="P85" svg:width="0.0173in" svg:height="0.0453in" svg:x="0.4764in" svg:y="0.0972in" svg:viewBox="0 0 45 116" svg:d="M45 41c0-26-9-41-24-41-13 0-21 10-21 21 0 10 8 20 21 20 4 0 10-1 13-5 1-1 1-1 2-1 0 2 1 0 1 6 0 28-14 51-26 64-4 4-4 5-4 6 0 2 2 5 3 5 4 0 35-30 35-75z"><text:p/></draw:path><draw:path draw:style-name="gr1278" draw:text-style-name="P85" svg:width="0.0602in" svg:height="0.1in" svg:x="0.539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1278" draw:text-style-name="P85" svg:width="0.0539in" svg:height="0.1512in" svg:x="0.6181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pan text:style-name="T23"><text:s/>ואת יחס הסדר </text:span><text:span text:style-name="T23"><draw:g text:anchor-type="as-char" svg:y="-0.1134in" draw:z-index="151" draw:name="Shape156" draw:style-name="gr1276"><svg:title>TexMaths</svg:title><svg:desc>11§inline§R = \{\la 1, 1 \ra, \la 1, 2 \ra\}§svg§600§FALSE§</svg:desc><draw:path draw:style-name="gr1277" draw:text-style-name="P84" svg:width="1.1882in" svg:height="0.1354in" svg:x="0.0024in" svg:y="0.0071in" svg:viewBox="0 0 3019 345" svg:d="M0 0c1007 0 2012 0 3019 0 0 115 0 230 0 345-1007 0-2012 0-3019 0 0-115 0-230 0-345z"><text:p/></draw:path><draw:path draw:style-name="gr1278" draw:text-style-name="P85" svg:width="0.1083in" svg:height="0.1063in" svg:x="0.0004in" svg:y="0.0098in" svg:viewBox="0 0 276 271" svg:d="M130 28c2-10 3-14 11-15 3-1 15-1 23-1 27 0 70 0 70 39 0 13-6 39-21 55-11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5 35-12 0-15-9-15-24 0-12 3-32 4-44 1-5 1-11 1-17 0-29-25-41-36-46z"><text:p/></draw:path><draw:path draw:style-name="gr1278" draw:text-style-name="P85" svg:width="0.1004in" svg:height="0.035in" svg:x="0.162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539in" svg:height="0.1508in" svg:x="0.3248in" svg:y="0in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1278" draw:text-style-name="P85" svg:width="0.0335in" svg:height="0.1508in" svg:x="0.4067in" svg:y="0in" svg:viewBox="0 0 86 384" svg:d="M85 14c1-4 1-4 1-6 0-5-3-8-8-8-3 0-5 2-9 9-22 58-45 118-67 177-1 2-2 4-2 7 0 0 0 1 2 5 22 60 45 119 67 177 3 4 5 9 9 9 5 0 8-3 8-7 0-2 0-3-1-7-23-60-45-119-68-177 23-60 45-119 68-179z"><text:p/></draw:path><draw:path draw:style-name="gr1278" draw:text-style-name="P85" svg:width="0.05in" svg:height="0.1008in" svg:x="0.4626in" svg:y="0.0126in" svg:viewBox="0 0 128 257" svg:d="M79 10c0-9 0-10-9-10-23 25-57 25-70 25 0 5 0 8 0 12 8 0 31 0 51-9 0 66 0 132 0 198 0 13-1 18-36 18-4 0-7 0-12 0 0 5 0 9 0 13 14-3 47-3 62-3s49 0 63 3c0-4 0-8 0-13-5 0-8 0-12 0-36 0-37-4-37-18 0-72 0-145 0-216z"><text:p/></draw:path><draw:path draw:style-name="gr1278" draw:text-style-name="P85" svg:width="0.0173in" svg:height="0.0453in" svg:x="0.5386in" svg:y="0.0972in" svg:viewBox="0 0 45 116" svg:d="M45 41c0-26-10-41-24-41-13 0-21 10-21 21 0 10 8 21 21 21 4 0 9-2 13-6 1-1 1-1 2-1 0 2 0 0 0 6 0 28-13 51-26 65-3 3-3 4-3 5 0 4 1 5 3 5 4 0 35-30 35-75z"><text:p/></draw:path><draw:path draw:style-name="gr1278" draw:text-style-name="P85" svg:width="0.05in" svg:height="0.1008in" svg:x="0.6059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1278" draw:text-style-name="P85" svg:width="0.0335in" svg:height="0.1508in" svg:x="0.6772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78" draw:text-style-name="P85" svg:width="0.0173in" svg:height="0.0453in" svg:x="0.7406in" svg:y="0.0972in" svg:viewBox="0 0 45 116" svg:d="M45 41c0-26-9-41-24-41-13 0-21 10-21 21 0 10 8 21 21 21 4 0 10-2 13-6 1-1 1-1 2-1 0 2 1 0 1 6 0 28-13 51-26 65-4 3-4 4-4 5 0 4 2 5 4 5 3 0 34-30 34-75z"><text:p/></draw:path><draw:path draw:style-name="gr1278" draw:text-style-name="P85" svg:width="0.0335in" svg:height="0.1508in" svg:x="0.8122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1278" draw:text-style-name="P85" svg:width="0.05in" svg:height="0.1008in" svg:x="0.8681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1278" draw:text-style-name="P85" svg:width="0.0173in" svg:height="0.0453in" svg:x="0.9437in" svg:y="0.0972in" svg:viewBox="0 0 45 116" svg:d="M45 41c0-26-10-41-25-41-12 0-20 10-20 21 0 10 8 21 20 21 5 0 10-2 14-6 1-1 1-1 1-1 1 0 1 0 1 6 0 28-13 51-26 65-4 3-4 4-4 5 0 4 2 5 4 5 4 0 35-30 35-75z"><text:p/></draw:path><draw:path draw:style-name="gr1278" draw:text-style-name="P85" svg:width="0.0602in" svg:height="0.1008in" svg:x="1.0059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7-9 34-3 3-28 3-36 3-23 0-47 0-70 0z"><text:p/></draw:path><draw:path draw:style-name="gr1278" draw:text-style-name="P85" svg:width="0.0335in" svg:height="0.1508in" svg:x="1.0827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1278" draw:text-style-name="P85" svg:width="0.0539in" svg:height="0.1508in" svg:x="1.1445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23">, בעל שני איברים מקסימליים </text:span><text:span text:style-name="T23"><draw:g text:anchor-type="as-char" svg:y="-0.1071in" draw:z-index="152" draw:name="Shape157" draw:style-name="gr1276"><svg:title>TexMaths</svg:title><svg:desc>11§inline§1, 2 \in A§svg§600§FALSE§</svg:desc><draw:path draw:style-name="gr1277" draw:text-style-name="P84" svg:width="0.4988in" svg:height="0.1217in" svg:x="0.0004in" svg:y="0.0071in" svg:viewBox="0 0 1268 310" svg:d="M634 310c-212 0-423 0-634 0 0-103 0-207 0-310 422 0 846 0 1268 0 0 103 0 207 0 310-211 0-422 0-634 0z"><text:p/></draw:path><draw:path draw:style-name="gr1278" draw:text-style-name="P85" svg:width="0.05in" svg:height="0.1in" svg:x="0.0059in" svg:y="0.0071in" svg:viewBox="0 0 128 255" svg:d="M79 10c0-10 0-10-9-10-23 24-57 24-70 24 0 5 0 8 0 12 8 0 31 0 51-10 0 66 0 132 0 198 0 15-2 19-36 19-4 0-7 0-12 0 0 4 0 9 0 12 13-1 45-1 62-1 15 0 49 0 63 1 0-3 0-8 0-12-5 0-8 0-13 0-34 0-36-4-36-19 0-71 0-143 0-214z"><text:p/></draw:path><draw:path draw:style-name="gr1278" draw:text-style-name="P85" svg:width="0.0173in" svg:height="0.0453in" svg:x="0.0819in" svg:y="0.0921in" svg:viewBox="0 0 45 116" svg:d="M45 41c0-26-10-41-24-41-13 0-21 10-21 21 0 10 8 20 21 20 4 0 9-1 13-5 1-1 1-1 2-1 0 2 0 0 0 6 0 28-14 50-26 64-5 3-3 5-3 6 0 2 1 5 3 5 4 0 35-30 35-75z"><text:p/></draw:path><draw:path draw:style-name="gr1278" draw:text-style-name="P85" svg:width="0.0606in" svg:height="0.1in" svg:x="0.1437in" svg:y="0.0071in" svg:viewBox="0 0 155 255" svg:d="M30 225c14-13 27-26 41-38 60-53 84-74 84-112 0-44-35-75-82-75-44 0-73 35-73 69 0 22 20 22 21 22 6 0 20-4 20-21 0-10-7-19-20-19-3 0-5 0-6 0 9-25 30-39 53-39 34 0 52 31 52 63 0 31-20 60-41 84-25 28-49 54-75 82-4 4-4 5-4 14 48 0 96 0 144 0 3-22 8-44 11-66-3 0-7 0-10 0-2 11-4 28-9 33-2 3-28 3-36 3-23 0-47 0-70 0z"><text:p/></draw:path><draw:path draw:style-name="gr1278" draw:text-style-name="P85" svg:width="0.076in" svg:height="0.087in" svg:x="0.2665in" svg:y="0.0268in" svg:viewBox="0 0 194 222" svg:d="M179 120c7 0 15 0 15-8s-8-8-15-8c-54 0-109 0-163 0 5-51 49-89 104-89 20 0 39 0 59 0 7 0 15 0 15-7 0-8-8-8-15-8-20 0-40 0-60 0-66 0-119 49-119 112 0 62 53 110 119 110 20 0 40 0 60 0 7 0 15 0 15-8 0-7-8-7-15-7-20 0-39 0-59 0-55 0-99-35-104-87 54 0 109 0 163 0z"><text:p/></draw:path><draw:path draw:style-name="gr1278" draw:text-style-name="P85" svg:width="0.1039in" svg:height="0.1079in" svg:x="0.4031in" svg:y="0in" svg:viewBox="0 0 265 275" svg:d="M55 231c-15 25-30 31-47 32-5 1-8 1-8 8 0 2 2 4 4 4 11 0 23-1 34-1 13 0 27 1 39 1 2 0 7 0 7-8 0-3-4-4-6-4-9 0-19-3-19-13 0-5 3-9 6-15 10-16 20-33 30-48 31 0 64 0 96 0 1 8 7 59 7 64 0 11-21 12-29 12-5 0-8 0-8 8 0 4 4 4 5 4 15 0 32-1 48-1 10 0 34 1 43 1 4 0 8 0 8-8 0-4-4-4-9-4-24 0-24-2-25-13-8-80-17-160-24-240 0-8 0-10-7-10-6 0-8 3-10 7-45 74-90 149-135 224zM102 175c26-43 51-85 76-127 5 42 8 84 12 127-29 0-58 0-88 0z"><text:p/></draw:path></draw:g></text:span><text:span text:style-name="T23">. </text:span><draw:g text:anchor-type="as-char" svg:y="-0.1043in" draw:z-index="153" draw:name="Shape158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<text:h text:style-name="Heading_20_2" text:outline-level="2">שאלה 4</text:h>
      <text:h text:style-name="P3" text:outline-level="3">סעיף (א)</text:h>
      <text:p text:style-name="P64"><text:span text:style-name="T77">נגדיר </text:span><draw:g text:anchor-type="as-char" svg:y="-0.1035in" draw:z-index="263" draw:name="Shape159" draw:style-name="gr1276"><svg:title>TexMaths</svg:title><svg:desc>11§inline§X§svg§600§FALSE§</svg:desc><draw:path draw:style-name="gr1277" draw:text-style-name="P84" svg:width="0.113in" svg:height="0.0874in" svg:x="0.0043in" svg:y="0.0071in" svg:viewBox="0 0 288 223" svg:d="M0 0c96 0 192 0 288 0 0 74 0 149 0 223-96 0-192 0-288 0 0-74 0-149 0-223z"><text:p/></draw:path><draw:path draw:style-name="gr1278" draw:text-style-name="P8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text:span text:style-name="T39"><text:s/>קבוצת כל חלוקות </text:span><text:span text:style-name="T39"><draw:g text:anchor-type="as-char" svg:y="-0.1035in" draw:z-index="264" draw:name="Shape160" draw:style-name="gr1276"><svg:title>TexMaths</svg:title><svg:desc>11§inline§\R§svg§600§FALSE§</svg:desc><draw:path draw:style-name="gr1277" draw:text-style-name="P84" svg:width="0.0906in" svg:height="0.0878in" svg:x="0.0055in" svg:y="0.0071in" svg:viewBox="0 0 231 224" svg:d="M0 0c77 0 153 0 231 0 0 75 0 149 0 224-78 0-154 0-231 0 0-75 0-149 0-224z"><text:p/></draw:path><draw:path draw:style-name="gr1278" draw:text-style-name="P85" svg:width="0.1035in" svg:height="0.1035in" svg:x="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39">. נגדיר </text:span><text:span text:style-name="T39"><draw:g text:anchor-type="as-char" svg:y="-0.0819in" draw:z-index="265" draw:name="Shape161" draw:style-name="gr1276"><svg:title>TexMaths</svg:title><svg:desc>11§inline§\sqsubset§svg§600§FALSE§</svg:desc><draw:path draw:style-name="gr1277" draw:text-style-name="P84" svg:width="0.0882in" svg:height="0.0713in" svg:x="0.0004in" svg:y="0.0083in" svg:viewBox="0 0 225 182" svg:d="M113 182c-39 0-76 0-113 0 0-60 0-122 0-182 76 0 150 0 225 0 0 60 0 122 0 182-37 0-75 0-112 0z"><text:p/></draw:path><draw:path draw:style-name="gr1278" draw:text-style-name="P85" svg:width="0.0913in" svg:height="0.0866in" svg:x="0.0051in" svg:y="0.0004in" svg:viewBox="0 0 233 221" svg:d="M220 15c7 0 13 0 13-7 0-8-6-8-13-8-69 0-137 0-206 0-12 0-14 1-14 14 0 65 0 130 0 194 0 11 1 13 13 13 69 0 138 0 207 0 7 0 13 0 13-7 0-8-8-8-14-8-68 0-136 0-204 0 0-63 0-127 0-191 68 0 137 0 205 0z"><text:p/></draw:path></draw:g></text:span><text:span text:style-name="T39"><text:s/>על </text:span><text:span text:style-name="T39"><draw:g text:anchor-type="as-char" svg:y="-0.1035in" draw:z-index="266" draw:name="Shape162" draw:style-name="gr1276"><svg:title>TexMaths</svg:title><svg:desc>11§inline§X§svg§600§FALSE§</svg:desc><draw:path draw:style-name="gr1277" draw:text-style-name="P84" svg:width="0.113in" svg:height="0.0874in" svg:x="0.0043in" svg:y="0.0071in" svg:viewBox="0 0 288 223" svg:d="M0 0c96 0 192 0 288 0 0 74 0 149 0 223-96 0-192 0-288 0 0-74 0-149 0-223z"><text:p/></draw:path><draw:path draw:style-name="gr1278" draw:text-style-name="P8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39"><text:s/>ע”י</text:span>: </text:p>
      <text:p text:style-name="P9"><draw:g text:anchor-type="as-char" svg:y="-0.1134in" draw:z-index="298" draw:name="Shape163" draw:style-name="gr1276"><svg:title>TexMaths</svg:title><svg:desc>11§inline§\pi_1 \sqsubset \pi_2 \iff \forall Z \in \pi_2 \exists Y \in \pi_1 (Z \subseteq Y)§svg§600§FALSE§</svg:desc><draw:path draw:style-name="gr1277" draw:text-style-name="P84" svg:width="2.5752in" svg:height="0.1354in" svg:x="0.0043in" svg:y="0.0071in" svg:viewBox="0 0 6542 345" svg:d="M0 0c2181 0 4361 0 6542 0 0 115 0 230 0 345-2181 0-4361 0-6542 0 0-115 0-230 0-345z"><text:p/></draw:path><draw:path draw:style-name="gr1278" draw:text-style-name="P85" svg:width="0.0819in" svg:height="0.0665in" svg:x="0.0004in" svg:y="0.048in" svg:viewBox="0 0 209 170" svg:d="M92 22c15 0 30 0 44 0-13 57-16 74-16 99 0 7 0 17 3 30 3 16 8 19 14 19 8 0 16-7 16-15 0-2 0-3-2-9-11-27-11-52-11-62 0-21 2-42 6-62 15 0 30 0 44 0 6 0 19 0 19-13 0-9-8-9-15-9-43 0-87 0-130 0-8 0-23 0-40 18-13 15-24 33-24 35 2 1 0 3 5 3 4 0 4-1 6-4 20-30 42-30 49-30 8 0 15 0 22 0-12 46-33 94-49 128-3 6-3 6-3 10 0 7 6 10 11 10 12 0 15-10 19-25 6-18 6-18 10-38 8-29 15-56 22-85z"><text:p/></draw:path><draw:path draw:style-name="gr1278" draw:text-style-name="P85" svg:width="0.0386in" svg:height="0.0701in" svg:x="0.0949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1278" draw:text-style-name="P85" svg:width="0.0921in" svg:height="0.0866in" svg:x="0.2067in" svg:y="0.0315in" svg:viewBox="0 0 235 221" svg:d="M222 15c7 0 13 0 13-7 0-8-6-8-13-8-69 0-140 0-209 0-12 0-13 1-13 13 0 65 0 130 0 195 0 12 1 13 13 13 69 0 140 0 209 0 7 0 13 0 13-7 0-8-6-7-13-7-69 0-137 0-207 0 0-64 0-128 0-192 70 0 138 0 207 0z"><text:p/></draw:path><draw:path draw:style-name="gr1278" draw:text-style-name="P85" svg:width="0.0819in" svg:height="0.0665in" svg:x="0.3587in" svg:y="0.048in" svg:viewBox="0 0 209 170" svg:d="M92 22c15 0 29 0 43 0-12 57-16 74-16 99 0 7 0 17 3 30 4 16 9 19 14 19 8 0 16-7 16-15 0-2 0-3-2-9-11-27-11-52-11-62 0-21 3-42 6-62 14 0 30 0 44 0 6 0 20 0 20-13 0-9-9-9-15-9-43 0-87 0-130 0-9 0-23 0-41 18-13 15-23 33-23 35 1 1 0 3 4 3s5-1 7-4c19-30 41-30 48-30 8 0 15 0 22 0-12 46-33 94-49 128-2 6-2 6-2 10 0 7 5 10 11 10 11 0 14-10 18-25 6-18 6-18 11-38 8-29 15-56 22-85z"><text:p/></draw:path><draw:path draw:style-name="gr1278" draw:text-style-name="P85" svg:width="0.0469in" svg:height="0.0701in" svg:x="0.4476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draw:path draw:style-name="gr1278" draw:text-style-name="P85" svg:width="0.1346in" svg:height="0.0823in" svg:x="0.6024in" svg:y="0.0335in" svg:viewBox="0 0 343 210" svg:d="M330 151c7 0 13 0 13-8s-6-8-13-8c-83 0-164 0-246 0-16-14-36-24-49-29 14-7 33-17 49-30 82 0 163 0 246 0 7 0 13 0 13-8 0-7-6-7-13-7-76 0-153 0-229 0 19-18 39-52 39-57 0-4-5-4-7-4-3 0-7 0-8 3-7 15-18 34-44 58-26 23-52 33-72 39-7 2-7 2-8 3-1 0-1 2-1 3s0 1 1 2c0 0 1 0 1 1 2 1 1 0 8 3 53 16 91 50 113 91 3 7 5 7 10 7 2 0 7 0 7-4 0-5-19-38-39-55 76 0 153 0 229 0z"><text:p/></draw:path><draw:path draw:style-name="gr1278" draw:text-style-name="P85" svg:width="0.1346in" svg:height="0.0823in" svg:x="0.7291in" svg:y="0.0335in" svg:viewBox="0 0 343 210" svg:d="M258 76c17 14 37 24 50 30-14 6-33 16-50 29-81 0-163 0-245 0-6 0-13 0-13 8s7 8 13 8c76 0 153 0 229 0-19 17-39 50-39 55 0 4 5 4 7 4 3 0 6 0 8-3 7-14 18-33 44-56s53-34 72-40c7-2 7-2 8-3 1 0 1-1 1-2s0-1-1-3c0-1-1-1-1-1-2-1-1-1-8-3-53-15-91-49-113-91-4-8-4-8-10-8-2 0-7 0-7 4 0 5 19 39 39 57-76 0-153 0-229 0-6 0-13 0-13 7 0 8 7 8 13 8 82 0 164 0 245 0z"><text:p/></draw:path><draw:path draw:style-name="gr1278" draw:text-style-name="P85" svg:width="0.0839in" svg:height="0.1075in" svg:x="0.9575in" svg:y="0.0083in" svg:viewBox="0 0 214 274" svg:d="M213 14c1-4 1-5 1-6 0-5-2-8-7-8s-7 4-9 9c-11 28-21 56-32 85-40 0-78 0-118 0-11-29-21-57-32-85-2-6-3-9-8-9s-8 3-8 8c1 2 0 1 2 6 32 84 65 168 97 251 1 6 3 9 9 9 5 0 6-4 7-8 33-83 65-168 98-252zM55 109c35 0 69 0 104 0-17 45-34 90-51 135-18-45-35-90-53-135z"><text:p/></draw:path><draw:path draw:style-name="gr1278" draw:text-style-name="P85" svg:width="0.1004in" svg:height="0.1031in" svg:x="1.0508in" svg:y="0.0098in" svg:viewBox="0 0 256 263" svg:d="M255 10c1-2 1-3 1-6 0-4-2-4-10-4-54 0-109 0-162 0-9 0-10 1-13 8-6 23-14 46-20 69-2 2-2 3-2 6 0 1 0 4 5 4 3 0 4-2 5-3 15-47 34-72 95-72 21 0 42 0 63 0-72 80-144 161-216 240 0 2-1 6-1 7 0 4 2 4 9 4 56 0 112 0 168 0 10 0 10-1 12-9 9-27 19-56 28-83 0-1 1-5 1-6 0-2-1-4-5-4-3 0-4 1-6 10-18 50-35 79-101 79-22 0-44 0-66 0 71-79 144-160 215-240z"><text:p/></draw:path><draw:path draw:style-name="gr1278" draw:text-style-name="P85" svg:width="0.076in" svg:height="0.087in" svg:x="1.2114in" svg:y="0.0311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1278" draw:text-style-name="P85" svg:width="0.0819in" svg:height="0.0665in" svg:x="1.3461in" svg:y="0.048in" svg:viewBox="0 0 209 170" svg:d="M92 22c15 0 29 0 43 0-12 57-15 74-15 99 0 7 0 17 3 30 3 16 8 19 13 19 8 0 17-7 17-15 0-2 0-3-3-9-11-27-11-52-11-62 0-21 3-42 7-62 15 0 30 0 44 0 5 0 19 0 19-13 0-9-9-9-15-9-43 0-87 0-130 0-9 0-23 0-40 18-14 15-24 33-24 35 1 1 0 3 4 3s5-1 7-4c19-30 42-30 49-30 8 0 15 0 22 0-13 46-34 94-49 128-3 6-3 6-3 10 0 7 5 10 11 10 12 0 14-10 19-25 5-18 5-18 10-38 8-29 15-56 22-85z"><text:p/></draw:path><draw:path draw:style-name="gr1278" draw:text-style-name="P85" svg:width="0.0469in" svg:height="0.0701in" svg:x="1.4354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1278" draw:text-style-name="P85" svg:width="0.0673in" svg:height="0.1043in" svg:x="1.5055in" svg:y="0.0083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1278" draw:text-style-name="P85" svg:width="0.1106in" svg:height="0.1031in" svg:x="1.587in" svg:y="0.0098in" svg:viewBox="0 0 282 263" svg:d="M218 44c1-2 3-3 4-5 12-11 25-25 51-27 4 0 9 0 9-6 0-4-3-6-6-6-10 0-21 1-32 1-12 0-26-1-38-1-3 0-8 0-8 8 0 4 4 4 7 4 2 0 13 1 13 9 0 7-9 16-10 19-30 34-61 68-90 103-15-38-28-77-42-114-3-6-2-5-3-7 0-10 19-10 23-10 5 0 10 0 10-8 0-4-6-4-7-4-10 0-37 1-48 1-10 0-33-1-43-1-3 0-8 0-8 8 0 4 4 4 9 4 23 0 25 3 28 13 16 42 32 84 48 127 0 1 1 5 1 7 0 1-16 62-17 69-5 21-5 22-36 23-8 0-11 0-11 8 0 4 4 4 5 4 11 0 38-2 49-2s38 2 49 2c4 0 8 0 8-9 0-3-3-3-11-3-1 0-8 0-14-1-9-1-11-1-11-7 0-2 3-15 5-24 5-18 9-35 13-53 3-7 4-9 6-12 32-37 65-74 97-110z"><text:p/></draw:path><draw:path draw:style-name="gr1278" draw:text-style-name="P85" svg:width="0.0752in" svg:height="0.087in" svg:x="1.7587in" svg:y="0.0311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278" draw:text-style-name="P85" svg:width="0.0819in" svg:height="0.0665in" svg:x="1.8941in" svg:y="0.048in" svg:viewBox="0 0 209 170" svg:d="M91 22c15 0 30 0 44 0-12 57-16 74-16 99 0 7 0 17 3 30 4 16 9 19 14 19 8 0 16-7 16-15 0-2 0-3-2-9-11-27-11-52-11-62 0-21 2-42 6-62 14 0 30 0 44 0 6 0 20 0 20-13 0-9-9-9-17-9-42 0-85 0-128 0-9 0-23 0-41 18-13 15-23 33-23 35 1 1 0 3 4 3s5-1 7-4c19-30 41-30 48-30 8 0 15 0 22 0-12 46-33 94-49 128-3 6-3 6-3 10 0 7 6 10 12 10 11 0 14-10 18-25 6-18 6-18 11-38 7-29 15-56 21-85z"><text:p/></draw:path><draw:path draw:style-name="gr1278" draw:text-style-name="P85" svg:width="0.0386in" svg:height="0.0701in" svg:x="1.9878in" svg:y="0.0661in" svg:viewBox="0 0 99 179" svg:d="M62 8c0-7 0-8-8-8-18 18-43 18-54 18 0 3 0 6 0 10 7 0 25 0 40-8 0 45 0 91 0 137 0 9 0 13-28 13-3 0-7 0-10 0 0 3 0 6 0 9 6 0 39-1 49-1 8 0 42 1 48 1 0-3 0-6 0-9-3 0-7 0-10 0-27 0-27-4-27-13 0-50 0-100 0-149z"><text:p/></draw:path><draw:path draw:style-name="gr1278" draw:text-style-name="P85" svg:width="0.035in" svg:height="0.1508in" svg:x="2.0598in" svg:y="0in" svg:viewBox="0 0 90 384" svg:d="M90 380c0-1 0-1-6-8-49-48-62-121-62-179 0-67 15-135 63-183 5-4 5-4 5-7 0-2-2-3-4-3-4 0-39 26-62 75-20 43-24 86-24 118 0 28 4 76 25 119 23 47 57 72 61 72 2 0 4-1 4-4z"><text:p/></draw:path><draw:path draw:style-name="gr1278" draw:text-style-name="P85" svg:width="0.1008in" svg:height="0.1031in" svg:x="2.1126in" svg:y="0.0098in" svg:viewBox="0 0 257 263" svg:d="M256 10c0-2 1-3 1-6 0-4-2-4-10-4-53 0-108 0-162 0-10 0-10 1-12 8-7 23-15 46-21 69-1 2-1 3-1 6 0 1 0 4 4 4 3 0 4-2 4-3 16-47 36-72 96-72 21 0 42 0 63 0-72 80-144 161-216 240-1 2-2 6-2 7 0 4 3 4 10 4 56 0 112 0 168 0 9 0 10-1 12-9 9-27 19-56 28-83 0-1 1-5 1-6 0-2-1-4-5-4s-4 1-6 10c-18 50-36 79-101 79-22 0-45 0-67 0 72-79 144-160 216-240z"><text:p/></draw:path><draw:path draw:style-name="gr1278" draw:text-style-name="P85" svg:width="0.0921in" svg:height="0.1161in" svg:x="2.2736in" svg:y="0.0169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1278" draw:text-style-name="P85" svg:width="0.1098in" svg:height="0.1031in" svg:x="2.4268in" svg:y="0.0098in" svg:viewBox="0 0 280 263" svg:d="M217 44c2-2 3-3 5-5 12-11 24-25 51-27 4 0 7 0 7-6 0-4-2-6-4-6-11 0-22 1-32 1-13 0-26-1-38-1-4 0-8 0-8 8 0 4 3 4 5 4 4 0 15 1 15 9 0 7-9 16-11 19-30 34-60 68-89 103-15-38-29-77-43-114-2-6-1-5-2-7 0-10 18-10 23-10s8 0 8-8c0-4-4-4-5-4-11 0-37 1-48 1-10 0-35-1-44-1-3 0-7 0-7 8 0 4 3 4 9 4 23 0 24 3 27 13 17 42 32 84 49 127 0 1 1 5 1 7 0 1-16 62-18 69-4 21-5 22-36 23-7 0-10 0-10 8 0 4 4 4 5 4 10 0 38-2 49-2s38 2 49 2c3 0 8 0 8-9 0-3-4-3-11-3-1 0-9 0-15-1-8-1-10-1-10-7 0-2 3-15 5-24 5-18 9-35 13-53 3-7 3-9 6-12 32-37 64-74 96-110z"><text:p/></draw:path><draw:path draw:style-name="gr1278" draw:text-style-name="P85" svg:width="0.035in" svg:height="0.1508in" svg:x="2.552in" svg:y="0in" svg:viewBox="0 0 90 384" svg:d="M90 193c0-30-4-77-25-120-23-48-56-73-61-73-2 0-4 1-4 3 0 3 0 3 8 10 38 38 60 99 60 180 0 65-14 132-63 181-5 5-5 5-5 6 0 3 2 4 4 4 5 0 39-26 62-75 20-43 24-85 24-116z"><text:p/></draw:path></draw:g></text:p>
      <text:p text:style-name="P28">נוכיח ש־<draw:g text:anchor-type="as-char" svg:y="-0.0819in" draw:z-index="267" draw:name="Shape164" draw:style-name="gr1276"><svg:title>TexMaths</svg:title><svg:desc>11§inline§\sqsubset§svg§600§FALSE§</svg:desc><draw:path draw:style-name="gr1277" draw:text-style-name="P84" svg:width="0.0882in" svg:height="0.0713in" svg:x="0.0004in" svg:y="0.0083in" svg:viewBox="0 0 225 182" svg:d="M113 182c-39 0-76 0-113 0 0-60 0-122 0-182 76 0 150 0 225 0 0 60 0 122 0 182-37 0-75 0-112 0z"><text:p/></draw:path><draw:path draw:style-name="gr1278" draw:text-style-name="P85" svg:width="0.0913in" svg:height="0.0866in" svg:x="0.0051in" svg:y="0.0004in" svg:viewBox="0 0 233 221" svg:d="M220 15c7 0 13 0 13-7 0-8-6-8-13-8-69 0-137 0-206 0-12 0-14 1-14 14 0 65 0 130 0 194 0 11 1 13 13 13 69 0 138 0 207 0 7 0 13 0 13-7 0-8-8-8-14-8-68 0-136 0-204 0 0-63 0-127 0-191 68 0 137 0 205 0z"><text:p/></draw:path></draw:g><text:span text:style-name="T6"> יחס סדר חלש על </text:span><text:span text:style-name="T6"><draw:g text:anchor-type="as-char" svg:y="-0.1035in" draw:z-index="268" draw:name="Shape165" draw:style-name="gr1276"><svg:title>TexMaths</svg:title><svg:desc>11§inline§X§svg§600§FALSE§</svg:desc><draw:path draw:style-name="gr1277" draw:text-style-name="P84" svg:width="0.113in" svg:height="0.0874in" svg:x="0.0043in" svg:y="0.0071in" svg:viewBox="0 0 288 223" svg:d="M0 0c96 0 192 0 288 0 0 74 0 149 0 223-96 0-192 0-288 0 0-74 0-149 0-223z"><text:p/></draw:path><draw:path draw:style-name="gr1278" draw:text-style-name="P8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6">: </text:span></text:p>
      <text:list xml:id="list3372187880" text:style-name="L4">
        <text:list-item>
          <text:p text:style-name="P27">רפלקסיביות: תהי <draw:g text:anchor-type="as-char" svg:y="-0.1035in" draw:z-index="269" draw:name="Shape166" draw:style-name="gr1276"><svg:title>TexMaths</svg:title><svg:desc>11§inline§\pi \in X§svg§600§FALSE§</svg:desc><draw:path draw:style-name="gr1277" draw:text-style-name="P84" svg:width="0.3913in" svg:height="0.0933in" svg:x="0.0039in" svg:y="0.0075in" svg:viewBox="0 0 995 238" svg:d="M499 238c-167 0-333 0-499 0 0-79 0-159 0-238 331 0 664 0 995 0 0 79 0 159 0 238-165 0-331 0-496 0z"><text:p/></draw:path><draw:path draw:style-name="gr1278" draw:text-style-name="P85" svg:width="0.0815in" svg:height="0.0661in" svg:x="0.0004in" svg:y="0.039in" svg:viewBox="0 0 208 169" svg:d="M91 22c15 0 30 0 44 0-13 57-16 74-16 99 0 6 0 16 3 29 3 17 8 19 14 19 8 0 16-8 16-15 0-1 0-2-2-7-11-28-11-53-11-64 0-20 2-41 6-61 15 0 30 0 44 0 6 0 19 0 19-13 0-9-8-9-15-9-43 0-86 0-129 0-9 0-23 0-41 18-13 15-23 33-23 35 1 1 0 3 4 3s4-1 7-4c19-30 41-30 48-30 8 0 15 0 22 0-12 46-33 93-49 128-3 5-3 6-3 8 0 8 6 11 12 11 11 0 14-11 18-24 6-18 6-19 11-39 7-28 15-55 21-84z"><text:p/></draw:path><draw:path draw:style-name="gr1278" draw:text-style-name="P85" svg:width="0.0756in" svg:height="0.0874in" svg:x="0.1433in" svg:y="0.0217in" svg:viewBox="0 0 193 223" svg:d="M179 120c7 0 14 0 14-8s-7-8-14-8c-55 0-109 0-164 0 5-51 50-89 104-89 20 0 41 0 60 0 7 0 14 0 14-7 0-8-7-8-14-8-21 0-40 0-61 0-66 0-118 51-118 112 0 60 52 111 118 111 21 0 40 0 61 0 7 0 14 0 14-8 0-7-7-7-14-7-19 0-40 0-60 0-54 0-99-38-104-88 55 0 109 0 164 0z"><text:p/></draw:path><draw:path draw:style-name="gr1278" draw:text-style-name="P85" svg:width="0.1252in" svg:height="0.1028in" svg:x="0.278in" svg:y="0.0004in" svg:viewBox="0 0 319 262" svg:d="M177 105c-11-26-21-51-32-76-1-4-2-5-2-6 0-2 7-10 23-11 3 0 8-1 8-8 0-4-5-4-6-4-16 0-33 1-49 1-9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3-5-7-5-26 0-26-2-33-17-15-35-41-95-49-118 25-26 66-72 78-83 12-9 26-19 49-20 6 0 9 0 9-8-2-1 0-4-5-4-11 0-25 1-37 1-14 0-28-1-43-1-2 0-6 0-6 8 0 3 1 4 4 4 4 0 16 1 16 12 0 6-5 10-8 14-21 22-42 44-63 67z"><text:p/></draw:path></draw:g><text:span text:style-name="T6">, כלומר </text:span><text:span text:style-name="T6"><draw:g text:anchor-type="as-char" svg:y="-0.0661in" draw:z-index="270" draw:name="Shape167" draw:style-name="gr1276"><svg:title>TexMaths</svg:title><svg:desc>11§inline§\pi§svg§600§FALSE§</svg:desc><draw:path draw:style-name="gr1277" draw:text-style-name="P84" svg:width="0.0697in" svg:height="0.0508in" svg:x="0.0043in" svg:y="0.0071in" svg:viewBox="0 0 178 130" svg:d="M0 0c60 0 118 0 178 0 0 44 0 86 0 130-60 0-118 0-178 0 0-44 0-86 0-130z"><text:p/></draw:path><draw:path draw:style-name="gr1278" draw:text-style-name="P85" svg:width="0.0815in" svg:height="0.0654in" svg:x="0.0004in" svg:y="0in" svg:viewBox="0 0 208 167" svg:d="M93 22c14 0 27 0 42 0-14 57-17 72-17 97 0 5 0 16 3 30 5 16 8 18 15 18s15-6 15-14c0-2 0-3-2-9-11-27-11-52-11-61 0-21 2-42 7-61 15 0 29 0 44 0 4 0 19 0 19-13 0-9-8-9-16-9-43 0-85 0-128 0-9 0-23 0-40 17-13 16-24 33-24 35 2 2 0 4 6 4 2 0 3-1 5-5 19-29 42-29 50-29 6 0 13 0 21 0-12 46-33 92-49 125-3 6-3 7-3 10 0 7 6 10 11 10 12 0 14-11 20-25 4-18 4-18 10-37 6-27 14-56 22-83z"><text:p/></draw:path></draw:g></text:span><text:span text:style-name="T6"><text:s/>חלוקה של </text:span><text:span text:style-name="T6"><draw:g text:anchor-type="as-char" svg:y="-0.1035in" draw:z-index="271" draw:name="Shape168" draw:style-name="gr1276"><svg:title>TexMaths</svg:title><svg:desc>11§inline§\R§svg§600§FALSE§</svg:desc><draw:path draw:style-name="gr1277" draw:text-style-name="P84" svg:width="0.0906in" svg:height="0.0878in" svg:x="0.0055in" svg:y="0.0071in" svg:viewBox="0 0 231 224" svg:d="M0 0c77 0 153 0 231 0 0 75 0 149 0 224-78 0-154 0-231 0 0-75 0-149 0-224z"><text:p/></draw:path><draw:path draw:style-name="gr1278" draw:text-style-name="P85" svg:width="0.1035in" svg:height="0.1035in" svg:x="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6">, ונוכיח </text:span><text:span text:style-name="T6"><draw:g text:anchor-type="as-char" svg:y="-0.0819in" draw:z-index="291" draw:name="Shape169" draw:style-name="gr1276"><svg:title>TexMaths</svg:title><svg:desc>11§inline§\pi \sqsubset \pi§svg§600§FALSE§</svg:desc><draw:path draw:style-name="gr1277" draw:text-style-name="P84" svg:width="0.365in" svg:height="0.0709in" svg:x="0.0043in" svg:y="0.0079in" svg:viewBox="0 0 928 181" svg:d="M0 0c309 0 619 0 928 0 0 60 0 121 0 181-309 0-619 0-928 0 0-60 0-121 0-181z"><text:p/></draw:path><draw:path draw:style-name="gr1278" draw:text-style-name="P85" svg:width="0.0819in" svg:height="0.0657in" svg:x="0.0004in" svg:y="0.0165in" svg:viewBox="0 0 209 168" svg:d="M93 22c14 0 29 0 44 0-14 57-17 73-17 98 0 5 0 16 3 28 4 18 8 20 14 20 7 0 16-7 16-14 0-3 0-4-2-9-11-28-11-52-11-63 0-19 2-40 6-60 15 0 29 0 45 0 4 0 18 0 18-13 0-9-7-9-15-9-43 0-87 0-130 0-8 0-23 0-40 18-13 15-24 32-24 34 0 1 0 4 6 4 3 0 3-1 5-4 20-30 42-30 50-30 7 0 14 0 22 0-13 46-33 91-50 126-3 6-3 7-3 9 0 7 6 11 11 11 12 0 15-11 20-25 5-18 5-19 9-37 8-28 15-57 23-84z"><text:p/></draw:path><draw:path draw:style-name="gr1278" draw:text-style-name="P85" svg:width="0.0929in" svg:height="0.0862in" svg:x="0.1437in" svg:y="0in" svg:viewBox="0 0 237 220" svg:d="M224 15c6 0 13 0 13-7 0-8-7-8-13-8-70 0-140 0-210 0-12 0-14 1-14 14 0 65 0 129 0 193 0 12 1 13 14 13 70 0 140 0 210 0 6 0 13 0 13-7 0-8-8-8-15-8-69 0-137 0-207 0 0-64 0-126 0-190 70 0 139 0 209 0z"><text:p/></draw:path><draw:path draw:style-name="gr1278" draw:text-style-name="P85" svg:width="0.0819in" svg:height="0.0657in" svg:x="0.2953in" svg:y="0.0165in" svg:viewBox="0 0 209 168" svg:d="M93 22c14 0 29 0 44 0-14 57-17 73-17 98 0 5 0 16 3 28 4 18 8 20 14 20 7 0 16-7 16-14 0-3 0-4-2-9-12-28-12-52-12-63 0-19 3-40 7-60 15 0 29 0 45 0 4 0 18 0 18-13 0-9-7-9-15-9-43 0-87 0-130 0-8 0-23 0-40 18-13 15-24 32-24 34 0 1 0 4 6 4 2 0 3-1 5-4 19-30 42-30 50-30 7 0 14 0 22 0-13 46-33 91-50 126-3 6-3 7-3 9 0 7 6 11 11 11 12 0 15-11 20-25 5-18 5-19 9-37 8-28 15-57 23-84z"><text:p/></draw:path></draw:g></text:span><text:span text:style-name="T6">, כלומר יהי </text:span><text:span text:style-name="T6"><draw:g text:anchor-type="as-char" svg:y="-0.1035in" draw:z-index="273" draw:name="Shape170" draw:style-name="gr1276"><svg:title>TexMaths</svg:title><svg:desc>11§inline§Z \in \pi§svg§600§FALSE§</svg:desc><draw:path draw:style-name="gr1277" draw:text-style-name="P84" svg:width="0.3701in" svg:height="0.0933in" svg:x="0.0004in" svg:y="0.0075in" svg:viewBox="0 0 941 238" svg:d="M470 238c-157 0-313 0-470 0 0-79 0-159 0-238 313 0 628 0 941 0 0 79 0 159 0 238-157 0-315 0-471 0z"><text:p/></draw:path><draw:path draw:style-name="gr1278" draw:text-style-name="P85" svg:width="0.1004in" svg:height="0.1028in" svg:x="0.0016in" svg:y="0.0004in" svg:viewBox="0 0 256 262" svg:d="M255 10c0-2 1-5 1-7 0-3-2-3-10-3-55 0-109 0-162 0-9 0-10 1-13 8-6 23-14 46-20 69-2 2-2 3-2 5 0 1 0 5 5 5 3 0 4-2 5-4 15-46 34-71 95-71 21 0 42 0 63 0-72 80-144 159-216 239 0 2-1 7-1 8 0 3 2 3 9 3 56 0 112 0 168 0 9 0 10-1 12-7 9-29 18-57 28-86 0-1 1-4 1-5 0-3-1-5-5-5s-4 2-6 10c-18 53-37 80-101 80-22 0-44 0-66 0 71-80 142-159 215-239z"><text:p/></draw:path><draw:path draw:style-name="gr1278" draw:text-style-name="P85" svg:width="0.0756in" svg:height="0.0874in" svg:x="0.1618in" svg:y="0.0217in" svg:viewBox="0 0 193 223" svg:d="M180 120c7 0 13 0 13-8s-6-8-13-8c-55 0-109 0-164 0 5-51 49-89 104-89 20 0 40 0 60 0 7 0 13 0 13-7 0-8-6-8-13-8-21 0-40 0-61 0-66 0-119 51-119 112 0 60 53 111 119 111 21 0 40 0 61 0 7 0 13 0 13-8 0-7-6-7-13-7-20 0-40 0-60 0-55 0-99-38-104-88 55 0 109 0 164 0z"><text:p/></draw:path><draw:path draw:style-name="gr1278" draw:text-style-name="P85" svg:width="0.0819in" svg:height="0.0661in" svg:x="0.2965in" svg:y="0.039in" svg:viewBox="0 0 209 169" svg:d="M92 22c15 0 29 0 43 0-12 57-15 74-15 99 0 6 0 16 3 29 3 17 8 19 13 19 8 0 17-8 17-15 0-1 0-2-4-7-11-28-11-53-11-64 0-20 4-41 8-61 14 0 29 0 44 0 5 0 19 0 19-13 0-9-9-9-16-9-42 0-86 0-129 0-9 0-23 0-40 18-14 15-24 33-24 35 1 1 0 3 4 3s5-1 7-4c19-30 42-30 49-30 8 0 15 0 22 0-13 46-34 93-49 128-3 5-3 6-3 8 0 8 6 11 11 11 12 0 14-11 19-24 6-18 6-19 10-39 8-28 15-55 22-84z"><text:p/></draw:path></draw:g></text:span><text:span text:style-name="T6">, ונוכיח קיום </text:span><text:span text:style-name="T6"><draw:g text:anchor-type="as-char" svg:y="-0.1035in" draw:z-index="272" draw:name="Shape171" draw:style-name="gr1276"><svg:title>TexMaths</svg:title><svg:desc>11§inline§Y \in \pi§svg§600§FALSE§</svg:desc><draw:path draw:style-name="gr1277" draw:text-style-name="P84" svg:width="0.378in" svg:height="0.0933in" svg:x="0.0031in" svg:y="0.0075in" svg:viewBox="0 0 961 238" svg:d="M481 238c-161 0-320 0-481 0 0-79 0-159 0-238 320 0 640 0 961 0 0 79 0 159 0 238-160 0-321 0-480 0z"><text:p/></draw:path><draw:path draw:style-name="gr1278" draw:text-style-name="P85" svg:width="0.1106in" svg:height="0.1028in" svg:x="0.0004in" svg:y="0.0004in" svg:viewBox="0 0 282 262" svg:d="M218 44c1-2 3-3 5-6 11-11 25-24 51-26 3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4 2 5s-15 64-18 70c-5 21-5 23-36 23-8 0-11 0-11 8 0 4 3 3 6 4 11 0 38-1 49-1 10 0 39 1 50 1 2 0 6 0 6-7 0-5-3-5-11-5-4 0-8 0-14-1-8-1-10-1-10-5s3-17 4-26c5-17 10-35 15-53 2-8 2-9 5-11 32-38 64-74 96-110z"><text:p/></draw:path><draw:path draw:style-name="gr1278" draw:text-style-name="P85" svg:width="0.0756in" svg:height="0.0874in" svg:x="0.1724in" svg:y="0.0217in" svg:viewBox="0 0 193 223" svg:d="M179 120c7 0 14 0 14-8s-7-8-14-8c-55 0-109 0-164 0 5-51 49-89 104-89 20 0 41 0 60 0 7 0 14 0 14-7 0-8-7-8-14-8-21 0-40 0-61 0-66 0-118 51-118 112 0 60 52 111 118 111 21 0 40 0 61 0 7 0 14 0 14-8 0-7-7-7-14-7-19 0-40 0-60 0-55 0-99-38-104-88 55 0 109 0 164 0z"><text:p/></draw:path><draw:path draw:style-name="gr1278" draw:text-style-name="P85" svg:width="0.0819in" svg:height="0.0661in" svg:x="0.3067in" svg:y="0.039in" svg:viewBox="0 0 209 169" svg:d="M92 22c15 0 29 0 43 0-12 57-15 74-15 99 0 6 0 16 3 29 4 17 8 19 13 19 8 0 17-8 17-15 0-1 0-2-3-7-11-28-11-53-11-64 0-20 3-41 7-61 15 0 29 0 44 0 5 0 19 0 19-13 0-9-9-9-15-9-43 0-87 0-130 0-9 0-23 0-40 18-14 15-24 33-24 35 2 1 0 3 6 3 2 0 3-1 5-4 19-30 42-30 50-30 7 0 14 0 22 0-14 46-33 93-50 128-3 5-3 6-3 8 0 8 6 11 11 11 12 0 14-11 20-24 5-18 5-19 9-39 8-28 15-55 22-84z"><text:p/></draw:path></draw:g></text:span><text:span text:style-name="T6"><text:s/>כך ש־</text:span><text:span text:style-name="T6"><draw:g text:anchor-type="as-char" svg:y="-0.1043in" draw:z-index="274" draw:name="Shape172" draw:style-name="gr1276"><svg:title>TexMaths</svg:title><svg:desc>11§inline§Z \subseteq Y§svg§600§FALSE§</svg:desc><draw:path draw:style-name="gr1277" draw:text-style-name="P84" svg:width="0.4169in" svg:height="0.1091in" svg:x="0in" svg:y="0.0071in" svg:viewBox="0 0 1060 278" svg:d="M530 278c-177 0-353 0-530 0 0-92 0-185 0-278 354 0 706 0 1060 0 0 93 0 186 0 278-177 0-354 0-530 0z"><text:p/></draw:path><draw:path draw:style-name="gr1278" draw:text-style-name="P85" svg:width="0.1004in" svg:height="0.1039in" svg:x="0.0012in" svg:y="0in" svg:viewBox="0 0 256 265" svg:d="M255 10c0-2 1-4 1-7s-2-3-10-3c-54 0-109 0-162 0-9 0-10 1-13 8-6 23-14 46-20 69-2 3-2 4-2 6 0 1 0 4 5 4 3 0 4-2 5-3 15-46 34-72 95-72 21 0 42 0 62 0-71 81-143 161-215 242 0 1-1 7-1 8 0 3 2 3 9 3 56 0 112 0 168 0 10 0 10-1 12-8 9-28 19-57 27-86 0-1 2-4 2-5 0-3-2-5-5-5s-4 2-6 10c-18 53-37 81-102 81-21 0-43 0-65 0 71-81 143-161 215-242z"><text:p/></draw:path><draw:path draw:style-name="gr1278" draw:text-style-name="P85" svg:width="0.0921in" svg:height="0.1173in" svg:x="0.1618in" svg:y="0.0071in" svg:viewBox="0 0 235 299" svg:d="M222 15c7 0 13 0 13-7 0-8-6-8-13-8-34 0-69 0-103 0-67 0-119 51-119 112 0 62 53 112 119 112 34 0 69 0 103 0 7 0 13 0 13-8 0-7-6-7-13-7-34 0-69 0-103 0-61 0-104-46-104-97 0-52 44-97 104-97 34 0 69 0 103 0zM21 284c-7 0-13 0-13 8 0 7 6 7 13 7 67 0 134 0 201 0 7 0 13 0 13-7 0-8-6-8-13-8-67 0-134 0-201 0z"><text:p/></draw:path><draw:path draw:style-name="gr1278" draw:text-style-name="P85" svg:width="0.1098in" svg:height="0.1039in" svg:x="0.315in" svg:y="0in" svg:viewBox="0 0 280 265" svg:d="M216 44c3-2 4-3 6-5 11-11 24-25 50-27 5 0 8 0 8-8 0-2-2-4-5-4-10 0-21 1-32 1-12 0-25-1-39-1-2 0-6 0-6 8 0 4 3 4 5 4s15 1 15 9c0 7-10 17-11 19-30 34-60 69-89 104-15-39-29-78-43-116-2-5-2-6-2-7 0-9 18-9 23-9s8 0 8-8c0-4-4-4-5-4-11 0-39 1-48 1-10 0-35-1-44-1-3 0-7 0-7 8 0 4 3 4 9 4 23 0 24 3 27 13 16 42 32 85 48 127 1 1 2 6 2 7s-16 64-18 71c-5 21-5 23-36 23-8 0-10 0-10 8 0 4 3 3 4 4 11 0 39-1 50-1s38 1 49 1c2 0 7 0 7-8 0-4-3-4-11-4-5 0-8 0-14-1-8-1-10-1-10-6 0-3 3-16 5-25 5-18 9-37 13-54 3-8 3-9 6-12 32-37 64-74 95-111z"><text:p/></draw:path></draw:g></text:span><text:span text:style-name="T6">. נבחר </text:span><text:span text:style-name="T6"><draw:g text:anchor-type="as-char" svg:y="-0.1035in" draw:z-index="275" draw:name="Shape173" draw:style-name="gr1276"><svg:title>TexMaths</svg:title><svg:desc>11§inline§Z = Y§svg§600§FALSE§</svg:desc><draw:path draw:style-name="gr1277" draw:text-style-name="P84" svg:width="0.4169in" svg:height="0.0874in" svg:x="0.0004in" svg:y="0.0071in" svg:viewBox="0 0 1060 223" svg:d="M0 0c353 0 707 0 1060 0 0 74 0 149 0 223-353 0-707 0-1060 0 0-74 0-149 0-223z"><text:p/></draw:path><draw:path draw:style-name="gr1278" draw:text-style-name="P85" svg:width="0.1012in" svg:height="0.1031in" svg:x="0.0012in" svg:y="0in" svg:viewBox="0 0 258 263" svg:d="M256 9c0-1 2-3 2-6s-3-3-10-3c-55 0-109 0-163 0-10 0-10 0-12 8-7 23-15 46-21 69-1 2-1 5-1 6 1 1 0 4 4 4 3 0 4-3 4-4 16-45 36-71 96-71 21 0 42 0 63 0-72 81-144 160-216 241-1 2-2 5-2 6 0 4 3 4 10 4 56 0 112 0 168 0 9 0 10 0 12-8 9-29 18-56 28-85 0-2 1-4 1-7 0-1-2-3-5-3-5 0-4 1-7 9-17 53-35 80-100 80-22 0-44 0-66 0 71-80 143-160 215-240z"><text:p/></draw:path><draw:path draw:style-name="gr1278" draw:text-style-name="P85" svg:width="0.1004in" svg:height="0.0346in" svg:x="0.1583in" svg:y="0.048in" svg:viewBox="0 0 256 89" svg:d="M243 15c7 0 13 0 13-7 0-8-6-8-12-8-77 0-155 0-232 0-5 0-12 0-12 8 0 7 7 7 13 7 77 0 153 0 230 0zM244 89c6 0 12 0 12-7 0-8-6-8-13-8-77 0-153 0-230 0-6 0-13 0-13 8 0 7 7 7 12 7 77 0 155 0 232 0z"><text:p/></draw:path><draw:path draw:style-name="gr1278" draw:text-style-name="P85" svg:width="0.1102in" svg:height="0.1031in" svg:x="0.315in" svg:y="0in" svg:viewBox="0 0 281 263" svg:d="M217 44c1-2 3-3 5-5 12-13 25-25 51-27 4-1 8-1 8-8 0-3-3-4-6-4-10 0-21 1-31 1-13 0-26-1-38-1-3 0-8 0-8 8 0 3 3 4 6 4s14 1 14 9c0 7-9 17-11 19-30 34-60 68-89 101-15-37-29-76-43-113-2-6-2-6-2-7 0-9 18-9 23-9s9 0 9-8c0-4-5-4-6-4-11 0-37 1-48 1-10 0-34-1-43-1-4 0-8 0-8 8 0 4 3 4 9 4 23 0 24 3 28 13 16 42 32 84 48 126 0 1 1 6 1 7s-16 63-18 70c-4 21-5 23-36 23-7 0-10 0-10 7 0 5 4 5 6 5 11 0 37-1 48-1s38 1 49 1c3 0 8 0 8-8 0-4-4-4-11-4-1 0-9 0-15-2-8 0-10-1-10-5 0-3 3-17 5-24 5-18 9-37 14-56 2-6 2-7 5-11 32-36 64-72 96-109z"><text:p/></draw:path></draw:g></text:span><text:span text:style-name="T6"><text:s/>וסה"כ </text:span><text:span text:style-name="T6"><draw:g text:anchor-type="as-char" svg:y="-0.1035in" draw:z-index="276" draw:name="Shape174" draw:style-name="gr1276"><svg:title>TexMaths</svg:title><svg:desc>11§inline§Z \susbeteq Y§svg§600§FALSE§</svg:desc><draw:path draw:style-name="gr1277" draw:text-style-name="P84" svg:width="0.2142in" svg:height="0.0874in" svg:x="0.0004in" svg:y="0.0071in" svg:viewBox="0 0 545 223" svg:d="M0 0c182 0 363 0 545 0 0 74 0 149 0 223-182 0-363 0-545 0 0-74 0-149 0-223z"><text:p/></draw:path><draw:path draw:style-name="gr1278" draw:text-style-name="P85" svg:width="0.1008in" svg:height="0.1031in" svg:x="0.0012in" svg:y="0in" svg:viewBox="0 0 257 263" svg:d="M256 9c0-1 1-3 1-6s-2-3-10-3c-55 0-108 0-162 0-10 0-10 0-12 8-7 23-15 46-21 69-1 2-1 5-1 6 1 1 0 4 4 4 3 0 4-3 4-4 16-45 36-71 96-71 21 0 42 0 63 0-73 81-144 160-216 241-1 2-2 5-2 6 0 4 3 4 10 4 56 0 112 0 168 0 9 0 10 0 12-8 9-29 18-56 28-85 0-2 1-4 1-7 0-1-2-3-6-3s-3 1-6 9c-17 53-35 80-101 80-22 0-44 0-66 0 71-80 144-160 216-240z"><text:p/></draw:path><draw:path draw:style-name="gr1278" draw:text-style-name="P85" svg:width="0.1102in" svg:height="0.1031in" svg:x="0.1122in" svg:y="0in" svg:viewBox="0 0 281 263" svg:d="M217 44c1-2 3-3 5-5 12-13 24-25 51-27 4-1 8-1 8-8 0-3-3-4-6-4-10 0-21 1-31 1-13 0-26-1-38-1-4 0-8 0-8 8 0 3 3 4 6 4s14 1 14 9c0 7-9 17-11 19-30 34-60 68-89 101-15-37-29-76-43-113-2-6-2-6-2-7 0-9 18-9 23-9s9 0 9-8c0-4-5-4-6-4-11 0-37 1-48 1-10 0-34-1-43-1-4 0-8 0-8 8 0 4 3 4 9 4 23 0 24 3 28 13 16 42 32 84 48 126 0 1 1 6 1 7s-16 63-18 70c-4 21-5 23-36 23-7 0-10 0-10 7 0 5 4 5 6 5 11 0 37-1 48-1s38 1 49 1c3 0 8 0 8-8 0-4-4-4-11-4-1 0-9 0-15-2-8 0-10-1-10-5 0-3 3-17 5-24 5-18 9-37 14-56 2-6 2-7 5-11 32-36 64-72 96-109z"><text:p/></draw:path></draw:g></text:span><text:span text:style-name="T6"><text:s/>כדרוש. </text:span></text:p>
        </text:list-item>
        <text:list-item>
          <text:p text:style-name="P29">טרנזיטיביות: יהי <draw:g text:anchor-type="as-char" svg:y="-0.0654in" draw:z-index="277" draw:name="Shape175" draw:style-name="gr1276"><svg:title>TexMaths</svg:title><svg:desc>11§inline§\pi_1, \pi_2, \pi_3§svg§600§FALSE§</svg:desc><draw:path draw:style-name="gr1277" draw:text-style-name="P84" svg:width="0.5697in" svg:height="0.078in" svg:x="0.0043in" svg:y="0.0071in" svg:viewBox="0 0 1448 199" svg:d="M0 0c483 0 966 0 1448 0 0 66 0 133 0 199-482 0-965 0-1448 0 0-66 0-133 0-199z"><text:p/></draw:path><draw:path draw:style-name="gr1278" draw:text-style-name="P85" svg:width="0.0819in" svg:height="0.0657in" svg:x="0.0004in" svg:y="0in" svg:viewBox="0 0 209 168" svg:d="M92 22c15 0 30 0 44 0-13 57-16 73-16 98 0 6 0 16 3 29 3 17 8 19 13 19 8 0 17-7 17-14 0-3 0-4-2-9-11-26-11-51-11-62 0-20 2-41 6-61 15 0 30 0 44 0 5 0 19 0 19-13 0-9-8-9-15-9-43 0-87 0-130 0-8 0-23 0-40 18-13 15-24 32-24 35 2 1 0 3 5 3 4 0 4-1 6-4 20-30 42-30 49-30 8 0 15 0 22 0-12 47-33 93-49 127-3 6-3 7-3 9 0 8 6 10 11 10 12 0 15-10 19-24 6-18 6-19 10-38 8-28 15-57 22-84z"><text:p/></draw:path><draw:path draw:style-name="gr1278" draw:text-style-name="P85" svg:width="0.0382in" svg:height="0.0693in" svg:x="0.0949in" svg:y="0.0177in" svg:viewBox="0 0 98 177" svg:d="M62 7c0-7-2-7-9-7-18 16-42 16-53 16 0 4 0 7 0 10 7 0 24 0 40-7 0 45 0 91 0 136 0 9 0 12-28 12-3 0-7 0-10 0 0 3 0 6 0 10 5 0 38-1 47-1s43 1 49 1c0-4 0-7 0-10-3 0-7 0-10 0-26 0-26-3-26-12 0-50 0-99 0-148z"><text:p/></draw:path><draw:path draw:style-name="gr1278" draw:text-style-name="P85" svg:width="0.0173in" svg:height="0.0445in" svg:x="0.1646in" svg:y="0.048in" svg:viewBox="0 0 45 114" svg:d="M45 40c0-26-10-40-25-40-12 0-20 9-20 20 0 10 8 21 20 21 5 0 10-3 14-6 1-1 1-1 2-1 0 2 0 0 0 6 0 28-13 51-26 64-3 4-3 5-3 6 0 3 1 4 3 4 4 0 35-29 35-74z"><text:p/></draw:path><draw:path draw:style-name="gr1278" draw:text-style-name="P85" svg:width="0.0819in" svg:height="0.0657in" svg:x="0.2228in" svg:y="0in" svg:viewBox="0 0 209 168" svg:d="M92 22c15 0 29 0 43 0-12 57-15 73-15 98 0 6 0 16 3 29 3 17 8 19 13 19 8 0 17-7 17-14 0-3 0-4-3-9-11-26-11-51-11-62 0-20 3-41 7-61 15 0 30 0 44 0 5 0 19 0 19-13 0-9-9-9-15-9-43 0-87 0-130 0-9 0-23 0-40 18-14 15-24 32-24 35 1 1 0 3 4 3s5-1 7-4c19-30 42-30 49-30 8 0 15 0 22 0-13 47-34 93-49 127-3 6-3 7-3 9 0 8 6 10 11 10 12 0 14-10 19-24 6-18 6-19 10-38 8-28 15-57 22-84z"><text:p/></draw:path><draw:path draw:style-name="gr1278" draw:text-style-name="P85" svg:width="0.0469in" svg:height="0.0693in" svg:x="0.3118in" svg:y="0.0177in" svg:viewBox="0 0 120 177" svg:d="M120 127c-3 0-6 0-9 0-1 7-4 22-8 26-2 1-23 1-26 1-17 0-33 0-50 0 29-26 38-32 54-44 20-16 39-32 39-58 0-32-29-52-63-52s-57 23-57 47c0 14 12 16 14 16 7 0 15-5 15-15 0-4-2-14-16-14 9-19 27-25 40-25 26 0 40 21 40 43 0 24-16 41-25 51-22 21-43 42-65 63-3 3-3 3-3 11 37 0 75 0 112 0 2-17 6-33 8-50z"><text:p/></draw:path><draw:path draw:style-name="gr1278" draw:text-style-name="P85" svg:width="0.0173in" svg:height="0.0445in" svg:x="0.3866in" svg:y="0.048in" svg:viewBox="0 0 45 114" svg:d="M45 40c0-26-10-40-25-40-12 0-20 9-20 20 0 10 8 21 20 21 4 0 10-3 14-6 1-1 1-1 1-1 1 0 1 0 1 6 0 28-13 51-26 64-5 4-5 5-5 6 0 3 3 4 5 4 4 0 35-29 35-74z"><text:p/></draw:path><draw:path draw:style-name="gr1278" draw:text-style-name="P85" svg:width="0.0819in" svg:height="0.0657in" svg:x="0.4453in" svg:y="0in" svg:viewBox="0 0 209 168" svg:d="M92 22c15 0 29 0 43 0-12 57-16 73-16 98 0 6 0 16 3 29 4 17 9 19 14 19 8 0 16-7 16-14 0-3 0-4-2-9-11-26-11-51-11-62 0-20 2-41 6-61 14 0 30 0 44 0 6 0 20 0 20-13 0-9-9-9-15-9-43 0-87 0-130 0-9 0-23 0-41 18-13 15-23 32-23 35 1 1 0 3 4 3s5-1 7-4c19-30 41-30 48-30 8 0 15 0 22 0-12 47-33 93-49 127-2 6-2 7-2 9 0 8 5 10 11 10 11 0 14-10 18-24 6-18 6-19 11-38 8-28 15-57 22-84z"><text:p/></draw:path><draw:path draw:style-name="gr1278" draw:text-style-name="P85" svg:width="0.0484in" svg:height="0.0713in" svg:x="0.5335in" svg:y="0.0177in" svg:viewBox="0 0 124 182" svg:d="M59 88c21 0 37 15 37 43 0 33-20 42-36 42-11 0-35-3-46-18 13-1 16-10 16-16 0-8-7-14-15-14-7 0-15 5-15 15 0 26 27 42 60 42 38 0 64-25 64-51 0-20-17-41-47-48 29-9 38-30 38-47 0-21-24-36-53-36-31 0-53 14-53 35 0 10 5 14 13 14 9 0 14-5 14-13 0-7-5-13-14-14 10-12 29-14 38-14 13 0 30 5 30 28 0 12-4 24-11 32-9 11-16 11-31 12-6 0-6 0-7 1-1 0-4 0-4 4 0 3 3 3 7 3 5 0 10 0 15 0z"><text:p/></draw:path></draw:g><text:span text:style-name="T6"><text:s/>חלוקות של </text:span><text:span text:style-name="T6"><draw:g text:anchor-type="as-char" svg:y="-0.1035in" draw:z-index="287" draw:name="Shape176" draw:style-name="gr1276"><svg:title>TexMaths</svg:title><svg:desc>11§inline§\R§svg§600§FALSE§</svg:desc><draw:path draw:style-name="gr1277" draw:text-style-name="P84" svg:width="0.0906in" svg:height="0.0878in" svg:x="0.0055in" svg:y="0.0071in" svg:viewBox="0 0 231 224" svg:d="M0 0c77 0 153 0 231 0 0 75 0 149 0 224-78 0-154 0-231 0 0-75 0-149 0-224z"><text:p/></draw:path><draw:path draw:style-name="gr1278" draw:text-style-name="P85" svg:width="0.1035in" svg:height="0.1035in" svg:x="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6">, נניח </text:span><text:span text:style-name="T6"><draw:g text:anchor-type="as-char" svg:y="-0.0902in" draw:z-index="278" draw:name="Shape177" draw:style-name="gr1276"><svg:title>TexMaths</svg:title><svg:desc>11§inline§\pi_1 \sqsubset \pi_2 \land \pi_2 \sqsubset \pi_3§svg§600§FALSE§</svg:desc><draw:path draw:style-name="gr1277" draw:text-style-name="P84" svg:width="1.165in" svg:height="0.1in" svg:x="0.0039in" svg:y="0.0079in" svg:viewBox="0 0 2960 255" svg:d="M1481 255c-494 0-987 0-1481 0 0-86 0-170 0-255 987 0 1973 0 2960 0 0 85 0 169 0 255-493 0-987 0-1479 0z"><text:p/></draw:path><draw:path draw:style-name="gr1278" draw:text-style-name="P85" svg:width="0.0815in" svg:height="0.0661in" svg:x="0.0004in" svg:y="0.0256in" svg:viewBox="0 0 208 169" svg:d="M91 22c15 0 30 0 44 0-13 58-16 74-16 100 0 5 0 16 3 30 5 15 8 17 14 17 8 0 16-6 16-13 0-2 0-3-2-9-11-27-11-53-11-63 0-21 2-42 6-62 15 0 30 0 44 0 6 0 19 0 19-13 0-9-8-9-15-9-43 0-86 0-129 0-9 0-23 0-41 18-13 15-23 33-23 35 1 1 0 3 4 3s4-1 7-4c19-30 41-30 48-30 8 0 15 0 22 0-12 47-33 94-49 129-3 6-3 6-3 9 0 6 6 9 12 9 11 0 14-10 18-23 6-19 6-19 11-39 7-28 15-56 21-85z"><text:p/></draw:path><draw:path draw:style-name="gr1278" draw:text-style-name="P85" svg:width="0.0386in" svg:height="0.0701in" svg:x="0.0945in" svg:y="0.0429in" svg:viewBox="0 0 99 179" svg:d="M62 8c0-7-1-8-8-8-18 18-43 18-54 18 0 3 0 6 0 10 7 0 24 0 40-8 0 45 0 92 0 138 0 8 0 11-28 11-3 0-6 0-10 0 0 4 0 7 0 10 5 0 39-1 49-1 7 0 41 1 48 1 0-3 0-6 0-10-3 0-8 0-11 0-26 0-26-3-26-11 0-51 0-100 0-150z"><text:p/></draw:path><draw:path draw:style-name="gr1278" draw:text-style-name="P85" svg:width="0.0925in" svg:height="0.087in" svg:x="0.2063in" svg:y="0.0091in" svg:viewBox="0 0 236 222" svg:d="M222 15c7 0 14 0 14-7 0-8-7-8-14-8-69 0-138 0-208 0-13 0-14 1-14 13 0 66 0 131 0 196 0 12 1 13 13 13 70 0 140 0 209 0 7 0 14 0 14-7 0-8-7-8-14-8-69 0-137 0-207 0 0-63 0-127 0-192 70 0 138 0 207 0z"><text:p/></draw:path><draw:path draw:style-name="gr1278" draw:text-style-name="P85" svg:width="0.0819in" svg:height="0.0661in" svg:x="0.3583in" svg:y="0.0256in" svg:viewBox="0 0 209 169" svg:d="M92 22c15 0 29 0 43 0-12 58-15 74-15 100 0 5 0 16 2 30 4 15 9 17 14 17 8 0 16-6 16-13 0-2 0-3-2-9-11-27-11-53-11-63 0-21 3-42 6-62 16 0 30 0 45 0 5 0 19 0 19-13 0-9-9-9-15-9-43 0-87 0-130 0-9 0-23 0-41 18-13 15-23 33-23 35 1 1 0 3 4 3s5-1 7-4c19-30 41-30 48-30 8 0 16 0 23 0-13 47-34 94-49 129-3 6-3 6-3 9 0 6 5 9 11 9 11 0 14-10 18-23 6-19 6-19 11-39 8-28 15-56 22-85z"><text:p/></draw:path><draw:path draw:style-name="gr1278" draw:text-style-name="P85" svg:width="0.0469in" svg:height="0.0701in" svg:x="0.4472in" svg:y="0.0429in" svg:viewBox="0 0 120 179" svg:d="M120 131c-3 0-6 0-9 0-1 6-4 22-8 25-2 1-23 1-26 1-17 0-33 0-50 0 28-25 38-33 54-45 20-16 39-33 39-59 0-33-29-53-64-53-33 0-56 24-56 49 0 14 12 15 14 15 7 0 15-4 15-14 0-6-1-15-16-15 8-20 27-25 40-25 26 0 40 21 40 43 0 23-16 42-25 52-22 21-43 42-65 63-3 4-3 4-3 11 37 0 75 0 112 0 2-16 6-32 8-48z"><text:p/></draw:path><draw:path draw:style-name="gr1278" draw:text-style-name="P85" svg:width="0.0839in" svg:height="0.0937in" svg:x="0.5512in" svg:y="0in" svg:viewBox="0 0 214 239" svg:d="M117 9c-4-7-6-9-10-9-5 0-6 3-8 9-32 72-65 144-97 215-2 5-2 5-2 7 0 5 3 8 8 8 2 0 5-1 9-8 29-68 60-136 90-204 31 68 60 136 91 204 3 8 8 8 9 8 4 0 7-3 7-8 0-1 0-1-2-5-32-72-64-145-95-217z"><text:p/></draw:path><draw:path draw:style-name="gr1278" draw:text-style-name="P85" svg:width="0.0819in" svg:height="0.0661in" svg:x="0.6815in" svg:y="0.0256in" svg:viewBox="0 0 209 169" svg:d="M92 22c15 0 30 0 44 0-13 58-16 74-16 100 0 5 0 16 3 30 4 15 8 17 13 17 8 0 17-6 17-13 0-2 0-3-2-9-12-27-12-53-12-63 0-21 3-42 7-62 15 0 30 0 44 0 5 0 19 0 19-13 0-9-8-9-15-9-43 0-87 0-130 0-8 0-23 0-40 18-14 15-24 33-24 35 1 1 0 3 4 3s5-1 7-4c19-30 42-30 49-30 8 0 15 0 22 0-12 47-32 94-49 129-3 6-3 6-3 9 0 6 6 9 11 9 12 0 15-10 19-23 6-19 6-19 10-39 8-28 15-56 22-85z"><text:p/></draw:path><draw:path draw:style-name="gr1278" draw:text-style-name="P85" svg:width="0.0465in" svg:height="0.0701in" svg:x="0.7713in" svg:y="0.0429in" svg:viewBox="0 0 119 179" svg:d="M119 131c-4 0-6 0-9 0-1 6-3 22-8 25-1 1-22 1-26 1-17 0-33 0-50 0 29-25 38-33 54-45 20-16 39-33 39-59 0-33-29-53-63-53s-56 24-56 49c0 14 11 15 14 15 6 0 15-4 15-14 0-6-3-15-17-15 9-20 26-25 40-25 27 0 40 21 40 43 0 23-16 42-25 52-22 21-43 42-65 63-2 4-2 4-2 11 37 0 74 0 111 0 2-16 6-32 8-48z"><text:p/></draw:path><draw:path draw:style-name="gr1278" draw:text-style-name="P85" svg:width="0.0925in" svg:height="0.087in" svg:x="0.8874in" svg:y="0.0091in" svg:viewBox="0 0 236 222" svg:d="M223 15c7 0 13 0 13-7 0-8-6-8-13-8-69 0-139 0-209 0-12 0-14 1-14 13 0 66 0 131 0 196 0 12 1 13 14 13 70 0 140 0 209 0 7 0 13 0 13-7 0-8-7-8-14-8-69 0-137 0-207 0 0-63 0-127 0-192 70 0 139 0 208 0z"><text:p/></draw:path><draw:path draw:style-name="gr1278" draw:text-style-name="P85" svg:width="0.0815in" svg:height="0.0661in" svg:x="1.0398in" svg:y="0.0256in" svg:viewBox="0 0 208 169" svg:d="M91 22c15 0 30 0 44 0-13 58-16 74-16 100 0 5 0 16 3 30 3 15 8 17 14 17 8 0 16-6 16-13 0-2 0-3-2-9-11-27-11-53-11-63 0-21 2-42 6-62 14 0 30 0 44 0 6 0 19 0 19-13 0-9-8-9-16-9-42 0-85 0-128 0-9 0-24 0-41 18-13 15-23 33-23 35 1 1 0 3 4 3s4-1 6-4c20-30 42-30 49-30 8 0 15 0 22 0-12 47-33 94-49 129-3 6-3 6-3 9 0 6 6 9 11 9 12 0 15-10 19-23 6-19 6-19 11-39 7-28 15-56 21-85z"><text:p/></draw:path><draw:path draw:style-name="gr1278" draw:text-style-name="P85" svg:width="0.0484in" svg:height="0.0724in" svg:x="1.1283in" svg:y="0.0429in" svg:viewBox="0 0 124 185" svg:d="M59 90c21 0 36 14 36 44 0 32-19 42-36 42-9 0-34-3-45-18 12-1 16-10 16-15 0-9-7-15-16-15-6 0-14 5-14 16 0 24 27 41 60 41 38 0 64-25 64-51 0-22-17-43-47-49 29-11 38-31 38-47 0-21-25-38-55-38s-52 15-52 37c0 8 6 14 14 14 9 0 14-7 14-13 0-9-5-15-14-15 10-12 29-15 38-15 13 0 29 6 29 30 0 11-3 24-11 32-9 11-16 11-30 12-6 0-6 0-8 0-2 1-3 1-3 4 0 4 3 4 7 4 5 0 10 0 15 0z"><text:p/></draw:path></draw:g></text:span><text:span text:style-name="T6">. נוכיח </text:span><text:span text:style-name="T6"><draw:g text:anchor-type="as-char" svg:y="-0.098in" draw:z-index="279" draw:name="Shape178" draw:style-name="gr1276"><svg:title>TexMaths</svg:title><svg:desc>11§inline§\pi_1 \sqsubseteq \pi_3§svg§600§FALSE§</svg:desc><draw:path draw:style-name="gr1277" draw:text-style-name="P84" svg:width="0.4823in" svg:height="0.1055in" svg:x="0.0039in" svg:y="0.0075in" svg:viewBox="0 0 1226 269" svg:d="M614 269c-205 0-410 0-614 0 0-89 0-180 0-269 409 0 818 0 1226 0 0 89 0 180 0 269-204 0-408 0-612 0z"><text:p/></draw:path><draw:path draw:style-name="gr1278" draw:text-style-name="P85" svg:width="0.0815in" svg:height="0.0665in" svg:x="0.0004in" svg:y="0.0319in" svg:viewBox="0 0 208 170" svg:d="M91 22c14 0 30 0 44 0-13 57-16 74-16 100 0 6 0 17 3 30 4 16 8 18 14 18 8 0 16-6 16-14 0-2 0-3-3-8-11-28-11-53-11-64 0-20 3-41 7-62 14 0 30 0 44 0 6 0 19 0 19-12 0-10-8-10-16-10-43 0-85 0-128 0-9 0-23 0-41 19-13 14-23 32-23 34 0 1 0 4 4 4s4-2 7-5c19-30 41-30 48-30 8 0 15 0 22 0-12 47-33 94-49 129-3 6-3 6-3 10 0 6 6 9 12 9 11 0 14-10 18-25 6-17 6-17 11-37 7-29 15-57 21-86z"><text:p/></draw:path><draw:path draw:style-name="gr1278" draw:text-style-name="P85" svg:width="0.0386in" svg:height="0.0697in" svg:x="0.0945in" svg:y="0.0488in" svg:viewBox="0 0 99 178" svg:d="M62 8c0-8-2-8-9-8-17 17-42 18-53 18 0 3 0 5 0 8 7 0 24 0 40-6 0 45 0 91 0 137 0 9 0 11-28 11-3 0-7 0-10 0 0 4 0 7 0 10 5 0 39-1 49-1 7 0 41 1 48 1 0-3 0-6 0-10-3 0-8 0-11 0-26 0-26-2-26-11 0-50 0-100 0-149z"><text:p/></draw:path><draw:path draw:style-name="gr1278" draw:text-style-name="P85" svg:width="0.0953in" svg:height="0.1165in" svg:x="0.2059in" svg:y="0.0004in" svg:viewBox="0 0 243 297" svg:d="M230 15c6 0 13 0 13-7 0-8-7-8-13-8-71 0-142 0-212 0-13 0-14 2-14 14 0 65 0 130 0 195 0 12 1 13 14 13 70 0 141 0 212 0 6 0 13 0 13-7 0-8-7-8-13-8-71 0-140 0-210 0 0-64 0-128 0-192 70 0 139 0 210 0zM230 297c6 0 13 0 13-7 0-8-8-8-13-8-73 0-144 0-217 0-5 0-13 0-13 8 0 7 7 7 13 7 73 0 144 0 217 0z"><text:p/></draw:path><draw:path draw:style-name="gr1278" draw:text-style-name="P85" svg:width="0.0815in" svg:height="0.0665in" svg:x="0.3575in" svg:y="0.0319in" svg:viewBox="0 0 208 170" svg:d="M91 22c14 0 30 0 44 0-13 57-16 74-16 100 0 6 0 17 3 30 4 16 8 18 14 18 8 0 16-6 16-14 0-2 0-3-3-8-11-28-11-53-11-64 0-20 3-41 7-62 14 0 30 0 44 0 6 0 19 0 19-12 0-10-8-10-16-10-43 0-85 0-128 0-9 0-23 0-41 19-13 14-23 32-23 34 0 1 0 4 4 4s4-2 7-5c19-30 41-30 48-30 8 0 15 0 22 0-12 47-33 94-49 129-3 6-3 6-3 10 0 6 6 9 12 9 11 0 14-10 18-25 6-17 6-17 11-37 7-29 15-57 21-86z"><text:p/></draw:path><draw:path draw:style-name="gr1278" draw:text-style-name="P85" svg:width="0.0484in" svg:height="0.072in" svg:x="0.4457in" svg:y="0.0488in" svg:viewBox="0 0 124 184" svg:d="M59 89c21 0 36 15 36 43 0 34-19 43-35 43-11 0-35-3-46-18 12-1 16-9 16-15 0-9-7-14-16-14-6 0-14 4-14 15 0 25 27 41 60 41 38 0 64-24 64-52 0-21-17-42-47-48 28-10 38-30 38-47 0-22-24-37-53-37-31 0-54 14-54 36 0 9 6 15 14 15 9 0 14-7 14-15 0-7-5-13-14-14 10-11 29-14 38-14 13 0 29 5 29 29 0 11-3 24-11 32-9 10-16 11-30 12-6 0-6 0-8 0-2 2-3 2-3 4 0 4 3 4 7 4 5 0 10 0 15 0z"><text:p/></draw:path></draw:g></text:span><text:span text:style-name="T6">. יהי </text:span><text:span text:style-name="T6"><draw:g text:anchor-type="as-char" svg:y="-0.1047in" draw:z-index="292" draw:name="Shape179" draw:style-name="gr1276"><svg:title>TexMaths</svg:title><svg:desc>11§inline§Z \in \pi_3§svg§600§FALSE§</svg:desc><draw:path draw:style-name="gr1277" draw:text-style-name="P84" svg:width="0.4264in" svg:height="0.1126in" svg:x="0in" svg:y="0.0079in" svg:viewBox="0 0 1084 287" svg:d="M541 287c-180 0-361 0-541 0 0-95 0-191 0-287 361 0 723 0 1084 0 0 96 0 192 0 287-181 0-362 0-543 0z"><text:p/></draw:path><draw:path draw:style-name="gr1278" draw:text-style-name="P85" svg:width="0.1004in" svg:height="0.1031in" svg:x="0.0012in" svg:y="0in" svg:viewBox="0 0 256 263" svg:d="M255 10c0-2 1-4 1-7s-2-3-10-3c-53 0-108 0-162 0-9 0-10 1-12 8-7 23-15 46-21 69-1 2-1 4-1 6 1 1 0 4 4 4 3 0 4-2 5-4 15-46 35-71 95-71 21 0 42 0 63 0-72 81-144 161-216 241 0 2-1 6-1 7 0 3 2 3 9 3 56 0 112 0 168 0 10 0 10 0 12-8 9-28 19-56 28-84 0-1 1-5 1-6 0-2-1-4-5-4-3 0-4 1-6 10-18 51-35 79-101 79-22 0-44 0-66 0 71-80 144-160 215-240z"><text:p/></draw:path><draw:path draw:style-name="gr1278" draw:text-style-name="P85" svg:width="0.0756in" svg:height="0.0878in" svg:x="0.1618in" svg:y="0.022in" svg:viewBox="0 0 193 224" svg:d="M179 120c7 0 14 0 14-8 0-7-7-7-14-7-55 0-109 0-164 0 5-52 50-90 104-90 20 0 41 0 60 0 7 0 14 0 14-7 0-8-7-8-14-8-19 0-40 0-60 0-66 0-119 51-119 112 0 62 53 112 119 112 20 0 41 0 60 0 7 0 14 0 14-8s-7-8-14-8c-19 0-40 0-60 0-54 0-99-36-104-88 55 0 109 0 164 0z"><text:p/></draw:path><draw:path draw:style-name="gr1278" draw:text-style-name="P85" svg:width="0.0815in" svg:height="0.0669in" svg:x="0.2972in" svg:y="0.0382in" svg:viewBox="0 0 208 171" svg:d="M91 23c15 0 30 0 44 0-13 57-16 74-16 99 0 6 0 17 3 30 5 16 8 19 14 19 8 0 16-7 16-15 0-2 0-3-2-8-11-28-11-53-11-64 0-20 2-41 6-61 15 0 30 0 44 0 6 0 19 0 19-13 0-10-8-10-15-10-43 0-86 0-129 0-9 0-23 0-41 19-13 15-23 33-23 34s0 4 4 4 4-1 7-4c19-30 41-30 48-30 8 0 15 0 22 0-12 46-33 94-49 128-3 6-3 6-3 10 0 6 6 10 12 10 11 0 14-11 18-26 6-17 6-17 11-37 7-29 15-56 21-85z"><text:p/></draw:path><draw:path draw:style-name="gr1278" draw:text-style-name="P85" svg:width="0.0484in" svg:height="0.0724in" svg:x="0.3854in" svg:y="0.0559in" svg:viewBox="0 0 124 185" svg:d="M59 89c21 0 36 15 36 44 0 33-19 43-34 43-11 0-36-3-47-19 12-1 16-9 16-15 0-9-7-14-16-14-6 0-14 4-14 15 0 25 28 42 61 42 37 0 63-25 63-52 0-22-17-43-47-48 29-11 39-31 39-48 0-20-24-37-54-37s-54 14-54 36c0 9 6 15 14 15 9 0 14-7 14-15 0-7-5-13-14-13 10-12 29-15 39-15 12 0 28 6 28 29 0 11-3 25-11 32-9 10-16 11-30 12-6 0-6 0-8 0-1 2-3 2-3 5s3 3 7 3c6 0 10 0 15 0z"><text:p/></draw:path></draw:g></text:span><text:span text:style-name="T6">, צ.ל. קיום </text:span><text:span text:style-name="T6"><draw:g text:anchor-type="as-char" svg:y="-0.1035in" draw:z-index="293" draw:name="Shape180" draw:style-name="gr1276"><svg:title>TexMaths</svg:title><svg:desc>11§inline§Y \in \pi_1§svg§600§FALSE§</svg:desc><draw:path draw:style-name="gr1277" draw:text-style-name="P84" svg:width="0.4283in" svg:height="0.1098in" svg:x="0.0028in" svg:y="0.0075in" svg:viewBox="0 0 1089 280" svg:d="M545 280c-182 0-364 0-545 0 0-94 0-187 0-280 363 0 727 0 1089 0 0 93 0 186 0 280-181 0-362 0-544 0z"><text:p/></draw:path><draw:path draw:style-name="gr1278" draw:text-style-name="P85" svg:width="0.1098in" svg:height="0.1024in" svg:x="0.0004in" svg:y="0.0004in" svg:viewBox="0 0 280 261" svg:d="M217 44c1-2 3-3 5-6 11-11 24-24 51-26 4 0 7 0 7-8 0-2-2-4-5-4-10 0-21 1-32 1-12 0-25-1-39-1-2 0-6 0-6 8 0 4 3 4 5 4 3 0 15 1 15 9 0 6-10 16-11 18-30 34-60 69-89 103-15-39-29-77-43-115-2-5-2-5-2-6 0-9 18-9 23-9s8 0 8-8c0-4-4-4-5-4-11 0-39 1-48 1-10 0-35-1-44-1-3 0-7 0-7 8 0 4 3 4 9 4 23 0 24 3 27 13 16 42 32 84 48 126 1 1 2 6 2 7s-16 61-18 69c-5 21-5 22-36 22-8 0-10 0-10 8 0 4 3 3 4 4 11 0 39-1 50-1s38 1 49 1c3 0 7 0 7-8 0-4-3-4-11-4-4 0-8 0-14 0-8-1-10-2-10-7 0-2 3-16 5-24 5-17 9-35 13-52 3-8 3-9 6-12 32-38 64-74 96-110z"><text:p/></draw:path><draw:path draw:style-name="gr1278" draw:text-style-name="P85" svg:width="0.0752in" svg:height="0.087in" svg:x="0.1717in" svg:y="0.0217in" svg:viewBox="0 0 192 222" svg:d="M179 120c7 0 13 0 13-8s-6-8-13-8c-55 0-109 0-164 0 5-51 50-89 104-89 20 0 40 0 60 0 7 0 13 0 13-7 0-8-6-8-13-8-20 0-40 0-60 0-66 0-119 50-119 112 0 61 53 110 119 110 20 0 40 0 60 0 7 0 13 0 13-8s-6-8-13-8c-20 0-40 0-60 0-54 0-99-35-104-86 55 0 109 0 164 0z"><text:p/></draw:path><draw:path draw:style-name="gr1278" draw:text-style-name="P85" svg:width="0.0815in" svg:height="0.0665in" svg:x="0.3063in" svg:y="0.0386in" svg:viewBox="0 0 208 170" svg:d="M91 23c15 0 30 0 44 0-13 57-16 74-16 99 0 5 0 16 3 29 4 17 9 19 14 19 8 0 16-7 16-14 0-2 0-4-2-9-11-27-11-53-11-64 0-19 2-40 6-60 14 0 30 0 44 0 6 0 19 0 19-13 0-10-8-10-16-10-42 0-85 0-128 0-9 0-23 0-41 19-13 15-23 33-23 34s0 4 4 4 5-2 7-4c19-30 41-30 48-30 8 0 15 0 22 0-12 46-33 92-49 127-2 7-2 7-2 10 0 7 5 10 11 10 11 0 14-11 18-25 6-18 6-18 11-37 7-29 15-56 21-85z"><text:p/></draw:path><draw:path draw:style-name="gr1278" draw:text-style-name="P85" svg:width="0.0386in" svg:height="0.0697in" svg:x="0.4004in" svg:y="0.0563in" svg:viewBox="0 0 99 178" svg:d="M62 8c0-8-2-8-9-8-17 18-42 18-53 18 0 3 0 6 0 9 7 0 24 0 40-7 0 45 0 91 0 137 0 9 0 12-28 12-3 0-7 0-10 0 0 3 0 5 0 9 5 0 39-1 49-1 7 0 41 1 48 1 0-4 0-6 0-9-3 0-8 0-11 0-26 0-26-3-26-12 0-51 0-100 0-149z"><text:p/></draw:path></draw:g></text:span><text:span text:style-name="T6"><text:s/>כך ש־</text:span><text:span text:style-name="T6"><draw:g text:anchor-type="as-char" svg:y="-0.1043in" draw:z-index="280" draw:name="Shape181" draw:style-name="gr1276"><svg:title>TexMaths</svg:title><svg:desc>11§inline§Z \subseteq Y§svg§600§FALSE§</svg:desc><draw:path draw:style-name="gr1277" draw:text-style-name="P84" svg:width="0.4169in" svg:height="0.1091in" svg:x="0in" svg:y="0.0071in" svg:viewBox="0 0 1060 278" svg:d="M530 278c-177 0-353 0-530 0 0-92 0-185 0-278 354 0 706 0 1060 0 0 93 0 186 0 278-177 0-354 0-530 0z"><text:p/></draw:path><draw:path draw:style-name="gr1278" draw:text-style-name="P85" svg:width="0.1004in" svg:height="0.1039in" svg:x="0.0012in" svg:y="0in" svg:viewBox="0 0 256 265" svg:d="M255 10c0-2 1-4 1-7s-2-3-10-3c-54 0-109 0-162 0-9 0-10 1-13 8-6 23-14 46-20 69-2 3-2 4-2 6 0 1 0 4 5 4 3 0 4-2 5-3 15-46 34-72 95-72 21 0 42 0 62 0-71 81-143 161-215 242 0 1-1 7-1 8 0 3 2 3 9 3 56 0 112 0 168 0 10 0 10-1 12-8 9-28 19-57 27-86 0-1 2-4 2-5 0-3-2-5-5-5s-4 2-6 10c-18 53-37 81-102 81-21 0-43 0-65 0 71-81 143-161 215-242z"><text:p/></draw:path><draw:path draw:style-name="gr1278" draw:text-style-name="P85" svg:width="0.0921in" svg:height="0.1173in" svg:x="0.1618in" svg:y="0.0071in" svg:viewBox="0 0 235 299" svg:d="M222 15c7 0 13 0 13-7 0-8-6-8-13-8-34 0-69 0-103 0-67 0-119 51-119 112 0 62 53 112 119 112 34 0 69 0 103 0 7 0 13 0 13-8 0-7-6-7-13-7-34 0-69 0-103 0-61 0-104-46-104-97 0-52 44-97 104-97 34 0 69 0 103 0zM21 284c-7 0-13 0-13 8 0 7 6 7 13 7 67 0 134 0 201 0 7 0 13 0 13-7 0-8-6-8-13-8-67 0-134 0-201 0z"><text:p/></draw:path><draw:path draw:style-name="gr1278" draw:text-style-name="P85" svg:width="0.1098in" svg:height="0.1039in" svg:x="0.315in" svg:y="0in" svg:viewBox="0 0 280 265" svg:d="M216 44c3-2 4-3 6-5 11-11 24-25 50-27 5 0 8 0 8-8 0-2-2-4-5-4-10 0-21 1-32 1-12 0-25-1-39-1-2 0-6 0-6 8 0 4 3 4 5 4s15 1 15 9c0 7-10 17-11 19-30 34-60 69-89 104-15-39-29-78-43-116-2-5-2-6-2-7 0-9 18-9 23-9s8 0 8-8c0-4-4-4-5-4-11 0-39 1-48 1-10 0-35-1-44-1-3 0-7 0-7 8 0 4 3 4 9 4 23 0 24 3 27 13 16 42 32 85 48 127 1 1 2 6 2 7s-16 64-18 71c-5 21-5 23-36 23-8 0-10 0-10 8 0 4 3 3 4 4 11 0 39-1 50-1s38 1 49 1c2 0 7 0 7-8 0-4-3-4-11-4-5 0-8 0-14-1-8-1-10-1-10-6 0-3 3-16 5-25 5-18 9-37 13-54 3-8 3-9 6-12 32-37 64-74 95-111z"><text:p/></draw:path></draw:g></text:span><text:span text:style-name="T6">. מההנחה </text:span><text:span text:style-name="T6"><draw:g text:anchor-type="as-char" svg:y="-0.0835in" draw:z-index="296" draw:name="Shape182" draw:style-name="gr1276"><svg:title>TexMaths</svg:title><svg:desc>11§inline§\pi_2 \sqsubset \pi_3§svg§600§FALSE§</svg:desc><draw:path draw:style-name="gr1277" draw:text-style-name="P84" svg:width="0.4823in" svg:height="0.0906in" svg:x="0.0039in" svg:y="0.0075in" svg:viewBox="0 0 1226 231" svg:d="M613 231c-204 0-409 0-613 0 0-77 0-154 0-231 409 0 818 0 1226 0 0 77 0 154 0 231-204 0-408 0-613 0z"><text:p/></draw:path><draw:path draw:style-name="gr1278" draw:text-style-name="P85" svg:width="0.0815in" svg:height="0.0665in" svg:x="0.0004in" svg:y="0.0165in" svg:viewBox="0 0 208 170" svg:d="M91 22c14 0 30 0 44 0-13 57-16 74-16 100 0 6 0 17 3 29 4 16 8 19 14 19 8 0 16-7 16-15 0-2 0-3-3-8-11-27-11-52-11-63 0-20 3-41 7-62 14 0 30 0 44 0 6 0 19 0 19-12 0-10-8-10-16-10-43 0-85 0-128 0-9 0-23 0-41 19-13 14-23 32-23 34 1 1 0 4 4 4s4-2 7-5c19-30 41-30 48-30 8 0 15 0 22 0-12 47-33 94-49 129-3 5-3 5-3 9 0 6 6 10 12 10 11 0 14-11 18-25 6-17 6-18 11-37 7-29 15-57 21-86z"><text:p/></draw:path><draw:path draw:style-name="gr1278" draw:text-style-name="P85" svg:width="0.0469in" svg:height="0.0697in" svg:x="0.0898in" svg:y="0.0339in" svg:viewBox="0 0 120 178" svg:d="M120 130c-4 0-7 0-10 0-1 6-3 21-7 24-2 1-23 1-27 1-17 0-33 0-50 0 29-24 39-32 54-44 21-16 40-33 40-58 0-33-29-53-64-53-33 0-56 23-56 48 0 14 11 16 14 16 7 0 15-6 15-14 0-6-3-15-17-15 9-20 28-25 40-25 27 0 41 21 41 43 0 23-17 42-25 52-22 20-44 41-66 62-2 4-2 4-2 11 37 0 74 0 111 0 3-16 5-32 9-48z"><text:p/></draw:path><draw:path draw:style-name="gr1278" draw:text-style-name="P85" svg:width="0.0921in" svg:height="0.087in" svg:x="0.2059in" svg:y="0.0004in" svg:viewBox="0 0 235 222" svg:d="M222 15c7 0 13 0 13-7 0-8-6-8-13-8-69 0-140 0-209 0-12 0-13 1-13 14 0 65 0 130 0 195 0 12 1 13 13 13 69 0 140 0 209 0 7 0 13 0 13-7 0-8-6-8-13-8-69 0-137 0-207 0 0-64 0-128 0-192 70 0 138 0 207 0z"><text:p/></draw:path><draw:path draw:style-name="gr1278" draw:text-style-name="P85" svg:width="0.0815in" svg:height="0.0665in" svg:x="0.3575in" svg:y="0.0165in" svg:viewBox="0 0 208 170" svg:d="M91 22c14 0 30 0 44 0-13 57-16 74-16 100 0 6 0 17 3 29 4 16 8 19 14 19 8 0 16-7 16-15 0-2 0-3-3-8-11-27-11-52-11-63 0-20 3-41 7-62 14 0 30 0 44 0 6 0 19 0 19-12 0-10-8-10-16-10-43 0-85 0-128 0-9 0-23 0-41 19-13 14-23 32-23 34 1 1 0 4 4 4s4-2 7-5c19-30 41-30 48-30 8 0 15 0 22 0-12 47-33 94-49 129-3 5-3 5-3 9 0 6 6 10 12 10 11 0 14-11 18-25 6-17 6-18 11-37 7-29 15-57 21-86z"><text:p/></draw:path><draw:path draw:style-name="gr1278" draw:text-style-name="P85" svg:width="0.0484in" svg:height="0.072in" svg:x="0.4457in" svg:y="0.0339in" svg:viewBox="0 0 124 184" svg:d="M59 89c21 0 36 14 36 43 0 33-19 43-35 43-11 0-35-3-46-19 12-1 16-9 16-14 0-9-7-15-16-15-6 0-14 5-14 16 0 24 27 41 60 41 38 0 64-25 64-52 0-21-17-42-47-48 28-10 38-30 38-47 0-22-24-37-53-37-31 0-54 14-54 36 0 9 6 15 14 15 9 0 14-7 14-15 0-7-5-13-14-14 10-11 29-14 38-14 13 0 29 5 29 29 0 11-3 24-11 32-9 10-16 11-30 12-6 0-6 0-8 0-2 2-3 2-3 4 0 4 3 4 7 4 5 0 10 0 15 0z"><text:p/></draw:path></draw:g></text:span><text:span text:style-name="T6"><text:s/>קיימת </text:span><text:span text:style-name="T6"><draw:g text:anchor-type="as-char" svg:y="-0.1047in" draw:z-index="294" draw:name="Shape183" draw:style-name="gr1276"><svg:title>TexMaths</svg:title><svg:desc>11§inline§Y_1 \in \pi_3§svg§600§FALSE§</svg:desc><draw:path draw:style-name="gr1277" draw:text-style-name="P84" svg:width="0.4669in" svg:height="0.1122in" svg:x="0.0031in" svg:y="0.0075in" svg:viewBox="0 0 1187 286" svg:d="M0 0c396 0 791 0 1187 0 0 96 0 191 0 286-396 0-791 0-1187 0 0-95 0-190 0-286z"><text:p/></draw:path><draw:path draw:style-name="gr1278" draw:text-style-name="P85" svg:width="0.1102in" svg:height="0.1028in" svg:x="0.0004in" svg:y="0in" svg:viewBox="0 0 281 262" svg:d="M218 44c1-2 3-3 5-5 11-11 24-25 51-27 3 0 7 0 7-8 0-3-2-4-5-4-10 0-21 1-32 1-12 0-26-1-38-1-3 0-8 0-8 8 0 4 4 4 6 4 3 0 14 1 14 9 0 7-9 16-10 19-30 34-61 68-90 102-15-38-28-77-42-114-2-6-2-6-2-7 0-9 18-9 22-9 5 0 10 0 10-8 0-4-5-4-6-4-11 0-38 1-49 1-9 0-33-1-43-1-3 0-8 0-8 8 0 4 4 4 9 4 23 0 25 3 28 13 16 42 32 84 48 127 1 1 2 5 2 7 0 1-16 62-18 69-5 21-5 22-36 23-8 0-11 0-11 8 0 3 3 2 5 3 11 0 38-1 49-1 10 0 39 1 49 1 4 0 8 0 8-8 0-3-3-3-11-3-4 0-8 0-14-1-8-1-11-1-11-7 0-2 4-15 5-24 5-17 10-35 15-54 1-6 2-8 5-11 32-37 64-74 96-110z"><text:p/></draw:path><draw:path draw:style-name="gr1278" draw:text-style-name="P85" svg:width="0.0382in" svg:height="0.0697in" svg:x="0.0953in" svg:y="0.0559in" svg:viewBox="0 0 98 178" svg:d="M60 8c0-8 0-8-7-8-18 18-42 18-53 18 0 3 0 6 0 10 7 0 24 0 38-8 0 45 0 91 0 137 0 8 0 11-26 11-3 0-8 0-11 0 0 4 0 7 0 10 6 0 39-1 48-1s43 1 49 1c0-3 0-6 0-10-3 0-7 0-10 0-28 0-28-3-28-11 0-50 0-100 0-149z"><text:p/></draw:path><draw:path draw:style-name="gr1278" draw:text-style-name="P85" svg:width="0.0756in" svg:height="0.0878in" svg:x="0.2063in" svg:y="0.022in" svg:viewBox="0 0 193 224" svg:d="M179 120c7 0 14 0 14-8 0-7-7-7-14-7-55 0-109 0-164 0 6-52 50-90 105-90 20 0 39 0 59 0 7 0 14 0 14-7 0-8-7-8-14-8-20 0-41 0-60 0-66 0-119 51-119 112s53 112 119 112c19 0 40 0 60 0 7 0 14 1 14-8 0-8-7-9-14-9-20 0-39 0-59 0-55 0-99-36-105-87 55 0 109 0 164 0z"><text:p/></draw:path><draw:path draw:style-name="gr1278" draw:text-style-name="P85" svg:width="0.0819in" svg:height="0.0665in" svg:x="0.3409in" svg:y="0.0382in" svg:viewBox="0 0 209 170" svg:d="M92 23c15 0 29 0 43 0-12 57-16 74-16 99 0 6 0 17 3 30 4 15 9 18 14 18 8 0 16-6 16-14 0-2 0-3-3-8-11-28-11-53-11-64 0-20 4-41 7-61 14 0 30 0 44 0 6 0 20 0 20-13 0-10-9-10-16-10-42 0-86 0-129 0-9 0-23 0-41 19-13 15-23 33-23 34s0 4 4 4 5-1 7-4c19-30 41-30 48-30 8 0 15 0 22 0-12 46-33 94-49 128-2 6-2 6-2 10 0 6 5 9 11 9 11 0 14-9 18-24 6-18 6-18 11-38 8-29 15-56 22-85z"><text:p/></draw:path><draw:path draw:style-name="gr1278" draw:text-style-name="P85" svg:width="0.0484in" svg:height="0.072in" svg:x="0.4291in" svg:y="0.0559in" svg:viewBox="0 0 124 184" svg:d="M59 89c21 0 37 15 37 44 0 32-20 42-36 42-11 0-35-3-46-18 13-1 16-9 16-15 0-9-7-14-15-14-7 0-15 4-15 15 0 24 27 41 60 41 38 0 64-24 64-51 0-22-17-43-47-48 29-11 38-31 38-48 0-20-24-37-53-37-31 0-53 14-53 36 0 9 5 15 13 15 9 0 14-7 14-15 0-7-5-13-14-13 10-12 29-15 38-15 13 0 30 6 30 29 0 11-4 25-11 32-9 11-16 11-31 12-6 0-6 0-7 0s-4 2-4 5 3 3 7 3c5 0 10 0 15 0z"><text:p/></draw:path></draw:g></text:span><text:span text:style-name="T6"><text:s/>כך ש־</text:span><text:span text:style-name="T6"><draw:g text:anchor-type="as-char" svg:y="-0.1035in" draw:z-index="299" draw:name="Shape184" draw:style-name="gr1276"><svg:title>TexMaths</svg:title><svg:desc>11§inline§Y_1 \subseteq Z§svg§600§FALSE§</svg:desc><draw:path draw:style-name="gr1277" draw:text-style-name="P84" svg:width="0.4531in" svg:height="0.1098in" svg:x="0.0028in" svg:y="0.0075in" svg:viewBox="0 0 1152 280" svg:d="M577 280c-193 0-384 0-577 0 0-94 0-187 0-280 384 0 768 0 1152 0 0 93 0 186 0 280-191 0-384 0-575 0z"><text:p/></draw:path><draw:path draw:style-name="gr1278" draw:text-style-name="P85" svg:width="0.1102in" svg:height="0.1024in" svg:x="0.0004in" svg:y="0.0004in" svg:viewBox="0 0 281 261" svg:d="M217 44c1-2 3-3 5-6 11-11 25-24 51-26 4 0 8 0 8-8 0-2-3-4-6-4-10 0-21 1-32 1-12 0-25-1-38-1-2 0-7 0-7 8 0 4 3 4 6 4 2 0 14 1 14 9 0 6-10 16-11 18-30 34-60 69-89 103-15-39-29-77-43-115-2-5-2-5-2-6 0-9 18-9 23-9s9 0 9-8c0-4-5-4-6-4-11 0-38 1-48 1s-34-1-44-1c-3 0-7 0-7 8 0 4 3 4 9 4 23 0 24 3 27 13 16 42 32 84 48 126 1 1 2 6 2 7s-16 61-18 69c-5 21-5 22-36 22-8 0-10 0-10 8 0 4 3 3 4 4 11 0 39-1 50-1s38 1 49 1c3 0 7 0 7-8 0-4-3-4-11-4-4 0-8 0-14 0-8-1-10-2-10-7 0-2 3-16 5-24 5-17 9-35 14-52 2-8 2-9 5-12 32-38 64-74 96-110z"><text:p/></draw:path><draw:path draw:style-name="gr1278" draw:text-style-name="P85" svg:width="0.0382in" svg:height="0.0697in" svg:x="0.0949in" svg:y="0.0563in" svg:viewBox="0 0 98 178" svg:d="M61 8c0-8 0-8-8-8-18 18-42 18-53 18 0 3 0 6 0 9 7 0 24 0 40-7 0 45 0 91 0 137 0 9 0 12-28 12-3 0-6 0-10 0 0 3 0 5 0 9 5 0 38-1 48-1 8 0 42 1 48 1 0-4 0-6 0-9-3 0-7 0-10 0-27 0-27-3-27-12 0-51 0-100 0-149z"><text:p/></draw:path><draw:path draw:style-name="gr1278" draw:text-style-name="P85" svg:width="0.0929in" svg:height="0.1157in" svg:x="0.2063in" svg:y="0.0075in" svg:viewBox="0 0 237 295" svg:d="M223 15c7 0 14 0 14-7 0-8-7-8-14-8-35 0-69 0-104 0-66 0-119 49-119 111 0 61 54 109 119 109 35 0 69 0 104 0 7 0 14 0 14-7 0-8-7-8-14-8-34 0-69 0-103 0-62 0-105-44-105-94 0-52 44-96 105-96 34 0 69 0 103 0zM22 280c-7 0-14 0-14 7 0 8 7 8 14 8 67 0 134 0 201 0 7 0 14 0 14-8 0-7-7-7-14-7-67 0-134 0-201 0z"><text:p/></draw:path><draw:path draw:style-name="gr1278" draw:text-style-name="P85" svg:width="0.1012in" svg:height="0.1024in" svg:x="0.3626in" svg:y="0.0004in" svg:viewBox="0 0 258 261" svg:d="M256 10c0-2 2-5 2-7 0-3-3-3-10-3-54 0-109 0-163 0-10 0-10 1-12 8-7 23-15 46-21 69-1 2-1 4-1 5 1 1 0 5 4 5 3 0 4-3 4-5 16-45 36-70 96-70 21 0 42 0 63 0-72 80-144 160-216 239-1 2-2 6-2 7 0 3 3 3 10 3 56 0 112 0 168 0 9 0 10 0 12-8 9-27 18-56 28-83 0-1 1-4 1-5 0-3-2-5-5-5-5 0-4 1-7 10-17 50-35 78-101 78-22 0-44 0-66 0 72-79 144-159 216-238z"><text:p/></draw:path></draw:g></text:span><text:span text:style-name="T6">, </text:span><text:span text:style-name="T44">ומההנחה </text:span><text:span text:style-name="T44"><draw:g text:anchor-type="as-char" svg:y="-0.0811in" draw:z-index="297" draw:name="Shape185" draw:style-name="gr1276"><svg:title>TexMaths</svg:title><svg:desc>11§inline§\pi_1 \sqsubset \pi_2§svg§600§FALSE§</svg:desc><draw:path draw:style-name="gr1277" draw:text-style-name="P84" svg:width="0.4815in" svg:height="0.0886in" svg:x="0.0039in" svg:y="0.0079in" svg:viewBox="0 0 1224 226" svg:d="M612 226c-204 0-408 0-612 0 0-75 0-151 0-226 408 0 817 0 1224 0 0 75 0 151 0 226-204 0-408 0-612 0z"><text:p/></draw:path><draw:path draw:style-name="gr1278" draw:text-style-name="P85" svg:width="0.0815in" svg:height="0.0665in" svg:x="0.0004in" svg:y="0.0169in" svg:viewBox="0 0 208 170" svg:d="M91 22c15 0 30 0 44 0-13 57-16 74-16 100 0 6 0 17 3 29 4 17 8 19 14 19 8 0 16-7 16-14 0-3 0-4-3-8-11-28-11-53-11-64 0-20 3-41 7-62 14 0 30 0 44 0 6 0 19 0 19-13 0-9-8-9-16-9-43 0-85 0-128 0-9 0-23 0-41 19-13 14-23 32-23 34 1 1 0 4 4 4s4-2 7-5c19-30 41-30 48-30 8 0 15 0 22 0-12 47-33 94-49 128-3 6-3 7-3 10 0 7 6 10 12 10 11 0 14-11 18-24 6-18 6-19 11-38 7-29 15-57 21-86z"><text:p/></draw:path><draw:path draw:style-name="gr1278" draw:text-style-name="P85" svg:width="0.0386in" svg:height="0.0701in" svg:x="0.0945in" svg:y="0.0343in" svg:viewBox="0 0 99 179" svg:d="M62 8c0-8-2-8-9-8-17 17-42 18-53 18 0 3 0 5 0 8 7 0 24 0 40-7 0 46 0 92 0 138 0 8 0 12-28 12-3 0-7 0-10 0 0 3 0 6 0 10 5 0 39-1 49-1 7 0 41 1 48 1 0-4 0-7 0-10-3 0-8 0-11 0-26 0-26-4-26-12 0-50 0-100 0-149z"><text:p/></draw:path><draw:path draw:style-name="gr1278" draw:text-style-name="P85" svg:width="0.0921in" svg:height="0.0874in" svg:x="0.2059in" svg:y="0in" svg:viewBox="0 0 235 223" svg:d="M222 15c7 0 13 0 13-7 0-8-6-8-13-8-69 0-140 0-209 0-12 0-13 1-13 14 0 65 0 130 0 196 0 12 1 13 13 13 69 0 140 0 209 0 7 0 13 0 13-8s-6-8-13-8c-69 0-137 0-207 0 0-64 0-128 0-192 70 0 138 0 207 0z"><text:p/></draw:path><draw:path draw:style-name="gr1278" draw:text-style-name="P85" svg:width="0.0819in" svg:height="0.0665in" svg:x="0.3575in" svg:y="0.0169in" svg:viewBox="0 0 209 170" svg:d="M91 22c15 0 30 0 44 0-12 57-16 74-16 100 0 6 0 17 3 29 4 17 9 19 14 19 8 0 16-7 16-14 0-3 0-4-3-8-11-28-11-53-11-64 0-20 3-41 7-62 14 0 30 0 44 0 6 0 20 0 20-13 0-9-9-9-17-9-43 0-85 0-128 0-9 0-23 0-41 19-13 14-23 32-23 34 1 1 0 4 4 4s5-2 7-5c19-30 41-30 48-30 8 0 15 0 22 0-12 47-33 94-49 128-2 6-2 7-2 10 0 7 5 10 11 10 11 0 14-11 18-24 6-18 6-19 11-38 7-29 15-57 21-86z"><text:p/></draw:path><draw:path draw:style-name="gr1278" draw:text-style-name="P85" svg:width="0.0469in" svg:height="0.0701in" svg:x="0.4465in" svg:y="0.0343in" svg:viewBox="0 0 120 179" svg:d="M120 130c-3 0-7 0-10 0 0 7-3 21-7 23-2 3-23 3-26 3-17 0-34 0-51 0 29-25 39-32 55-45 20-16 39-33 39-58 0-33-29-53-64-53-33 0-56 23-56 49 0 13 12 14 14 14 7 0 15-5 15-14 0-5-3-15-16-15 8-19 27-24 40-24 26 0 40 21 40 43 0 23-16 42-25 52-22 21-43 42-65 63-3 2-3 3-3 11 37 0 74 0 111 0 3-17 6-32 9-49z"><text:p/></draw:path></draw:g></text:span><text:span text:style-name="T44"><text:s/></text:span><text:span text:style-name="T6">קיימת </text:span><text:span text:style-name="T6"><draw:g text:anchor-type="as-char" svg:y="-0.1035in" draw:z-index="295" draw:name="Shape186" draw:style-name="gr1276"><svg:title>TexMaths</svg:title><svg:desc>11§inline§Y_2 \in \pi_2§svg§600§FALSE§</svg:desc><draw:path draw:style-name="gr1277" draw:text-style-name="P84" svg:width="0.4669in" svg:height="0.1098in" svg:x="0.0028in" svg:y="0.0075in" svg:viewBox="0 0 1187 280" svg:d="M593 280c-198 0-395 0-593 0 0-94 0-187 0-280 395 0 792 0 1187 0 0 93 0 186 0 280-198 0-397 0-594 0z"><text:p/></draw:path><draw:path draw:style-name="gr1278" draw:text-style-name="P85" svg:width="0.1102in" svg:height="0.1024in" svg:x="0.0004in" svg:y="0.0004in" svg:viewBox="0 0 281 261" svg:d="M217 44c1-2 3-3 5-6 11-11 25-24 51-26 4 0 8 0 8-8 0-2-2-4-6-4-10 0-21 1-32 1-12 0-26-1-38-1-2 0-7 0-7 8 0 4 3 4 6 4 2 0 13 1 13 9 0 6-9 16-10 18-30 34-59 69-89 103-15-39-29-77-43-115-2-5-2-5-2-6 0-9 18-9 23-9 4 0 9 0 9-8 0-4-5-4-6-4-11 0-38 1-49 1-9 0-33-1-43-1-3 0-7 0-7 8 0 4 3 4 9 4 23 0 24 3 27 13 16 42 32 84 48 126 1 1 2 6 2 7s-16 61-18 69c-5 21-5 22-36 22-8 0-10 0-10 8 0 4 3 3 4 4 11 0 39-1 50-1 10 0 39 1 50 1 2 0 6 0 6-8 0-4-3-4-11-4-4 0-8 0-14 0-8-1-10-2-10-7 0-2 3-16 5-24 5-17 9-35 14-52 2-8 2-9 5-12 32-38 64-74 96-110z"><text:p/></draw:path><draw:path draw:style-name="gr1278" draw:text-style-name="P85" svg:width="0.0465in" svg:height="0.0697in" svg:x="0.0902in" svg:y="0.0563in" svg:viewBox="0 0 119 178" svg:d="M119 129c-3 0-6 0-9 0-1 7-3 22-8 26-2 1-23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1278" draw:text-style-name="P85" svg:width="0.076in" svg:height="0.087in" svg:x="0.2063in" svg:y="0.0217in" svg:viewBox="0 0 194 222" svg:d="M179 120c7 0 15 0 15-8s-8-8-15-8c-53 0-109 0-162 0 4-51 48-89 103-89 20 0 40 0 59 0 7 0 15 0 15-7 0-8-8-8-15-8-19 0-40 0-60 0-66 0-119 50-119 112 0 61 53 110 119 110 20 0 41 0 60 0 7 0 15 0 15-8s-8-8-15-8c-19 0-39 0-59 0-55 0-99-35-103-86 53 0 109 0 162 0z"><text:p/></draw:path><draw:path draw:style-name="gr1278" draw:text-style-name="P85" svg:width="0.0819in" svg:height="0.0665in" svg:x="0.3413in" svg:y="0.0386in" svg:viewBox="0 0 209 170" svg:d="M92 23c15 0 29 0 43 0-12 57-15 74-15 99 0 5 0 16 2 29 5 17 9 19 15 19 7 0 15-7 15-14 0-2 0-4-2-9-11-27-11-53-11-64 0-19 3-40 6-60 15 0 30 0 44 0 6 0 20 0 20-13 0-10-9-10-15-10-43 0-87 0-130 0-9 0-23 0-41 19-13 15-23 33-23 34s0 4 4 4 5-2 7-4c19-30 41-30 48-30 8 0 15 0 22 0-12 46-33 92-48 127-3 7-3 7-3 10 0 7 5 10 11 10 11 0 14-11 18-25 6-18 6-18 11-37 8-29 15-56 22-85z"><text:p/></draw:path><draw:path draw:style-name="gr1278" draw:text-style-name="P85" svg:width="0.0469in" svg:height="0.0697in" svg:x="0.4303in" svg:y="0.0563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/draw:g></text:span><text:span text:style-name="T6"><text:s/>כך ש־</text:span><text:span text:style-name="T6"><draw:g text:anchor-type="as-char" svg:y="-0.1035in" draw:z-index="282" draw:name="Shape187" draw:style-name="gr1276"><svg:title>TexMaths</svg:title><svg:desc>11§inline§Y_2 \subseteq Y_1§svg§600§FALSE§</svg:desc><draw:path draw:style-name="gr1277" draw:text-style-name="P84" svg:width="0.4819in" svg:height="0.1098in" svg:x="0.0028in" svg:y="0.0075in" svg:viewBox="0 0 1225 280" svg:d="M613 280c-205 0-408 0-613 0 0-94 0-187 0-280 408 0 817 0 1225 0 0 93 0 186 0 280-203 0-408 0-612 0z"><text:p/></draw:path><draw:path draw:style-name="gr1278" draw:text-style-name="P85" svg:width="0.1102in" svg:height="0.1024in" svg:x="0.0004in" svg:y="0.0004in" svg:viewBox="0 0 281 261" svg:d="M217 44c1-2 3-3 5-6 11-11 25-24 51-26 4 0 8 0 8-8 0-2-2-4-6-4-10 0-21 1-32 1-12 0-25-1-38-1-2 0-7 0-7 8 0 4 3 4 6 4 2 0 14 1 14 9 0 6-10 16-11 18-30 34-59 69-89 103-15-39-29-77-43-115-2-5-2-5-2-6 0-9 18-9 23-9 4 0 9 0 9-8 0-4-5-4-6-4-11 0-38 1-49 1-9 0-33-1-43-1-3 0-7 0-7 8 0 4 3 4 9 4 23 0 24 3 27 13 16 42 32 84 48 126 1 1 2 6 2 7s-16 61-18 69c-5 21-5 22-36 22-8 0-10 0-10 8 0 4 3 3 4 4 11 0 39-1 50-1s38 1 50 1c2 0 6 0 6-8 0-4-3-4-11-4-4 0-8 0-14 0-8-1-10-2-10-7 0-2 3-16 5-24 5-17 9-35 14-52 2-8 2-9 5-12 32-38 64-74 96-110z"><text:p/></draw:path><draw:path draw:style-name="gr1278" draw:text-style-name="P85" svg:width="0.0465in" svg:height="0.0697in" svg:x="0.0902in" svg:y="0.0563in" svg:viewBox="0 0 119 178" svg:d="M119 129c-3 0-6 0-9 0-1 7-3 22-8 26-2 1-22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1278" draw:text-style-name="P85" svg:width="0.0929in" svg:height="0.1157in" svg:x="0.2063in" svg:y="0.0075in" svg:viewBox="0 0 237 295" svg:d="M222 15c7 0 15 0 15-7 0-8-8-8-15-8-34 0-69 0-103 0-66 0-119 49-119 111 0 61 54 109 119 109 34 0 69 0 103 0 7 0 15 0 15-7 0-8-8-8-15-8-34 0-68 0-102 0-62 0-105-44-105-94 0-52 44-96 105-96 34 0 68 0 102 0zM22 280c-7 0-14 0-14 7 0 8 7 8 14 8 67 0 133 0 200 0 7 0 15 0 15-8 0-7-8-7-15-7-67 0-133 0-200 0z"><text:p/></draw:path><draw:path draw:style-name="gr1278" draw:text-style-name="P85" svg:width="0.1102in" svg:height="0.1024in" svg:x="0.3594in" svg:y="0.0004in" svg:viewBox="0 0 281 261" svg:d="M217 44c1-2 3-3 5-6 12-11 25-24 51-26 4 0 8 0 8-8 0-2-2-4-5-4-10 0-22 1-32 1-13 0-26-1-38-1-2 0-8 0-8 8 0 4 5 4 6 4 3 0 14 1 14 9 0 6-9 16-10 18-30 34-60 69-90 103-15-39-29-77-43-115-2-5-2-5-2-6 0-9 19-9 23-9 5 0 9 0 9-8 0-4-5-4-6-4-11 0-37 1-48 1-10 0-34-1-43-1-2 0-8 0-8 8 0 4 3 4 9 4 23 0 25 3 28 13 16 42 32 84 48 126 0 1 1 6 1 7s-16 61-18 69c-4 21-4 22-36 22-7 0-10 0-10 8 0 4 4 4 6 4 11 0 37-1 48-1s38 1 50 1c3 0 7 0 7-8 0-4-3-4-11-4-1 0-8 0-14 0-9-1-11-2-11-7 0-2 3-16 5-24 5-17 9-35 14-52 2-8 2-9 5-12 32-38 64-74 96-110z"><text:p/></draw:path><draw:path draw:style-name="gr1278" draw:text-style-name="P85" svg:width="0.0386in" svg:height="0.0697in" svg:x="0.4539in" svg:y="0.0563in" svg:viewBox="0 0 99 178" svg:d="M62 8c0-8-1-8-9-8-17 18-42 18-53 18 0 3 0 6 0 9 7 0 24 0 40-7 0 45 0 91 0 137 0 9 0 12-28 12-3 0-6 0-10 0 0 3 0 5 0 9 5 0 39-1 49-1 7 0 41 1 48 1 0-4 0-6 0-9-3 0-8 0-11 0-26 0-26-3-26-12 0-51 0-100 0-149z"><text:p/></draw:path></draw:g></text:span><text:span text:style-name="T6">. נבחר </text:span><text:span text:style-name="T6"><draw:g text:anchor-type="as-char" svg:y="-0.1035in" draw:z-index="281" draw:name="Shape188" draw:style-name="gr1276"><svg:title>TexMaths</svg:title><svg:desc>11§inline§Y = Y_2§svg§600§FALSE§</svg:desc><draw:path draw:style-name="gr1277" draw:text-style-name="P84" svg:width="0.4504in" svg:height="0.1098in" svg:x="0.0031in" svg:y="0.0071in" svg:viewBox="0 0 1145 280" svg:d="M0 0c382 0 763 0 1145 0 0 93 0 186 0 280-382 0-763 0-1145 0 0-94 0-187 0-280z"><text:p/></draw:path><draw:path draw:style-name="gr1278" draw:text-style-name="P85" svg:width="0.1102in" svg:height="0.1024in" svg:x="0.0004in" svg:y="0in" svg:viewBox="0 0 281 261" svg:d="M218 44c1-2 3-3 5-6 11-11 24-24 51-26 3 0 7 0 7-8 0-3-2-4-5-4-10 0-21 1-32 1-12 0-26-1-38-1-3 0-8 0-8 8 0 4 4 4 7 4 2 0 13 1 13 9 0 6-9 16-10 18-30 34-61 69-90 103-15-39-28-77-42-115-2-5-2-5-2-6 0-9 18-9 22-9 5 0 10 0 10-8 0-4-5-4-6-4-11 0-38 1-49 1-9 0-33-1-43-1-3 0-8 0-8 8 0 4 4 4 9 4 23 0 25 3 28 13 16 42 32 84 48 126 1 1 2 6 2 7s-16 62-18 69c-5 21-5 22-36 23-8 0-11 0-11 8 0 3 3 2 5 3 11 0 38-1 49-1 10 0 39 1 49 1 4 0 8 0 8-8 0-3-3-3-11-3-4 0-8 0-14-1-8-1-11-2-11-7 0-2 4-15 5-24 5-17 10-35 15-53 1-7 2-8 5-11 32-38 64-74 96-110z"><text:p/></draw:path><draw:path draw:style-name="gr1278" draw:text-style-name="P85" svg:width="0.1008in" svg:height="0.035in" svg:x="0.1681in" svg:y="0.0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278" draw:text-style-name="P85" svg:width="0.1102in" svg:height="0.1024in" svg:x="0.3248in" svg:y="0in" svg:viewBox="0 0 281 261" svg:d="M218 44c1-2 3-3 5-6 11-11 24-24 51-26 3 0 7 0 7-8 0-3-2-4-5-4-10 0-21 1-32 1-12 0-26-1-38-1-3 0-8 0-8 8 0 4 4 4 7 4 2 0 13 1 13 9 0 6-9 16-10 18-30 34-61 69-90 103-15-39-28-77-42-115-2-5-2-5-2-6 0-9 18-9 22-9 5 0 10 0 10-8 0-4-5-4-6-4-11 0-38 1-49 1-9 0-33-1-43-1-3 0-8 0-8 8 0 4 4 4 9 4 23 0 25 3 28 13 16 42 32 84 48 126 1 1 2 6 2 7s-16 62-18 69c-5 21-5 22-36 23-8 0-11 0-11 8 0 3 3 2 5 3 11 0 38-1 49-1 10 0 39 1 49 1 4 0 8 0 8-8 0-3-3-3-11-3-4 0-8 0-14-1-8-1-11-2-11-7 0-2 4-15 5-24 5-17 10-35 15-53 1-7 2-8 5-11 32-38 64-74 96-110z"><text:p/></draw:path><draw:path draw:style-name="gr1278" draw:text-style-name="P85" svg:width="0.0469in" svg:height="0.0697in" svg:x="0.4142in" svg:y="0.0559in" svg:viewBox="0 0 120 178" svg:d="M120 129c-3 0-6 0-9 0-1 7-4 22-8 26-2 1-23 1-26 1-17 0-33 0-50 0 29-25 38-33 54-45 20-17 39-33 39-58 0-33-29-53-64-53-33 0-56 23-56 48 0 15 12 16 14 16 7 0 15-5 15-15 0-5-2-14-16-14 9-20 27-25 40-25 26 0 40 21 40 43 0 23-16 41-25 51-22 21-43 42-65 63-3 3-3 3-3 11 37 0 75 0 112 0 2-17 6-32 8-49z"><text:p/></draw:path></draw:g></text:span><text:span text:style-name="T6"><text:s/>וסה"כ </text:span><text:span text:style-name="T6"><draw:g text:anchor-type="as-char" svg:y="-0.1035in" draw:z-index="283" draw:name="Shape189" draw:style-name="gr1276"><svg:title>TexMaths</svg:title><svg:desc>11§inline§Y \subseteq Y_1 \subseteq Z§svg§600§FALSE§</svg:desc><draw:path draw:style-name="gr1277" draw:text-style-name="P84" svg:width="0.778in" svg:height="0.1098in" svg:x="0.0028in" svg:y="0.0075in" svg:viewBox="0 0 1977 280" svg:d="M990 280c-330 0-660 0-990 0 0-94 0-187 0-280 659 0 1319 0 1977 0 0 93 0 186 0 280-328 0-658 0-987 0z"><text:p/></draw:path><draw:path draw:style-name="gr1278" draw:text-style-name="P85" svg:width="0.1098in" svg:height="0.1024in" svg:x="0.0004in" svg:y="0.0004in" svg:viewBox="0 0 280 261" svg:d="M217 44c2-2 3-3 5-6 11-11 24-24 51-26 4 0 7 0 7-8 0-2-2-4-5-4-10 0-21 1-31 1-13 0-26-1-39-1-3 0-7 0-7 8 0 4 3 4 5 4 3 0 15 1 15 9 0 6-9 16-11 18-30 34-60 69-89 103-15-39-29-77-43-115-2-5-2-5-2-6 0-9 18-9 23-9s8 0 8-8c0-4-4-4-5-4-11 0-39 1-48 1-10 0-35-1-44-1-3 0-7 0-7 8 0 4 3 4 9 4 23 0 24 3 27 13 16 42 32 84 48 126 1 1 2 6 2 7s-16 61-18 69c-5 21-5 22-36 22-8 0-10 0-10 8 0 4 3 3 4 4 11 0 39-1 50-1s38 1 49 1c3 0 7 0 7-8 0-4-3-4-10-4-1 0-9 0-15 0-8-1-10-2-10-7 0-2 3-16 5-24 5-17 9-35 13-52 3-8 3-9 6-12 32-38 64-74 96-110z"><text:p/></draw:path><draw:path draw:style-name="gr1278" draw:text-style-name="P85" svg:width="0.0925in" svg:height="0.1157in" svg:x="0.172in" svg:y="0.0075in" svg:viewBox="0 0 236 295" svg:d="M222 15c7 0 14 0 14-7 0-8-7-8-14-8-34 0-69 0-103 0-67 0-119 49-119 111 0 61 54 109 119 109 34 0 69 0 103 0 7 0 14 0 14-7 0-8-7-8-14-8-34 0-68 0-102 0-62 0-105-44-105-94 0-52 44-96 105-96 34 0 68 0 102 0zM21 280c-7 0-13 0-13 7 0 8 6 8 13 8 67 0 134 0 201 0 7 0 14 0 14-8 0-7-7-7-14-7-67 0-134 0-201 0z"><text:p/></draw:path><draw:path draw:style-name="gr1278" draw:text-style-name="P85" svg:width="0.1098in" svg:height="0.1024in" svg:x="0.3252in" svg:y="0.0004in" svg:viewBox="0 0 280 261" svg:d="M217 44c2-2 3-3 5-6 12-11 25-24 51-26 4 0 7 0 7-8 0-2-1-4-4-4-10 0-21 1-32 1-13 0-26-1-38-1-3 0-8 0-8 8 0 4 4 4 7 4 2 0 13 1 13 9 0 6-9 16-10 18-30 34-61 69-90 103-15-39-28-77-42-115-3-5-3-5-3-6 0-9 19-9 23-9 5 0 10 0 10-8 0-4-6-4-7-4-11 0-37 1-48 1-10 0-35-1-43-1-3 0-8 0-8 8 0 4 4 4 9 4 23 0 25 3 28 13 16 42 32 84 48 126 0 1 1 6 1 7s-16 61-17 69c-5 21-5 22-36 22-8 0-11 0-11 8 0 4 4 4 5 4 11 0 38-1 49-1s38 1 49 1c4 0 8 0 8-8 0-4-3-4-11-4-1 0-8 0-14 0-9-1-11-2-11-7 0-2 3-16 5-24 5-17 9-35 13-52 3-8 4-9 6-12 32-38 64-74 96-110z"><text:p/></draw:path><draw:path draw:style-name="gr1278" draw:text-style-name="P85" svg:width="0.0382in" svg:height="0.0697in" svg:x="0.4197in" svg:y="0.0563in" svg:viewBox="0 0 98 178" svg:d="M60 8c0-8 0-8-7-8-18 18-42 18-53 18 0 3 0 6 0 9 5 0 24 0 38-7 0 45 0 91 0 137 0 9 0 12-26 12-3 0-8 0-11 0 0 3 0 5 0 9 6 0 39-1 48-1s43 1 49 1c0-4 0-6 0-9-3 0-7 0-10 0-28 0-28-3-28-12 0-51 0-100 0-149z"><text:p/></draw:path><draw:path draw:style-name="gr1278" draw:text-style-name="P85" svg:width="0.0925in" svg:height="0.1157in" svg:x="0.5307in" svg:y="0.0075in" svg:viewBox="0 0 236 295" svg:d="M222 15c7 0 14 0 14-7 0-8-7-8-14-8-34 0-69 0-103 0-67 0-119 49-119 111 0 61 54 109 119 109 34 0 69 0 103 0 7 0 14 0 14-7 0-8-7-8-14-8-34 0-68 0-102 0-62 0-105-44-105-94 0-52 44-96 105-96 34 0 68 0 102 0zM21 280c-7 0-13 0-13 7 0 8 6 8 13 8 67 0 134 0 201 0 7 0 14 0 14-8 0-7-7-7-14-7-67 0-134 0-201 0z"><text:p/></draw:path><draw:path draw:style-name="gr1278" draw:text-style-name="P85" svg:width="0.1008in" svg:height="0.1024in" svg:x="0.6878in" svg:y="0.0004in" svg:viewBox="0 0 257 261" svg:d="M256 10c0-2 1-5 1-7 0-3-2-3-10-3-53 0-108 0-162 0-10 0-10 1-12 8-7 23-15 46-21 69-1 2-3 4-3 5 3 1 0 5 6 5 3 0 4-3 4-5 16-45 36-70 96-70 21 0 42 0 63 0-72 80-144 160-216 239-1 2-2 6-2 7 0 3 3 3 10 3 56 0 112 0 168 0 9 0 10 0 12-8 9-27 19-56 28-83 0-1 1-4 1-5 0-3-2-5-6-5s-3 1-6 10c-17 50-35 78-101 78-22 0-44 0-66 0 72-79 144-159 216-238z"><text:p/></draw:path></draw:g></text:span><text:span text:style-name="T6"><text:s/>ומטרנזיטיביות הכלה </text:span><text:span text:style-name="T6"><draw:g text:anchor-type="as-char" svg:y="-0.1035in" draw:z-index="284" draw:name="Shape190" draw:style-name="gr1276"><svg:title>TexMaths</svg:title><svg:desc>11§inline§Y \subseteq Z§svg§600§FALSE§</svg:desc><draw:path draw:style-name="gr1277" draw:text-style-name="P84" svg:width="0.4185in" svg:height="0.1083in" svg:x="0.0031in" svg:y="0.0071in" svg:viewBox="0 0 1064 276" svg:d="M0 0c354 0 709 0 1064 0 0 92 0 185 0 276-355 0-710 0-1064 0 0-91 0-184 0-276z"><text:p/></draw:path><draw:path draw:style-name="gr1278" draw:text-style-name="P85" svg:width="0.1106in" svg:height="0.1031in" svg:x="0.0004in" svg:y="0in" svg:viewBox="0 0 282 263" svg:d="M218 44c1-2 3-3 5-5 11-11 24-25 51-27 3 0 8 0 8-8 0-3-3-4-6-4-10 0-21 1-32 1-12 0-26-1-38-1-3 0-8 0-8 8 0 4 4 4 7 4 2 0 13 1 13 9 0 7-9 17-10 19-30 34-61 68-90 103-15-39-28-78-42-115-2-6-2-6-2-7 0-9 18-9 22-9 5 0 10 0 10-8 0-4-5-4-6-4-11 0-38 1-49 1-9 0-33-1-43-1-3 0-8 0-8 8 0 4 4 4 9 4 23 0 25 3 28 13 16 42 32 84 48 127 1 2 2 6 2 7 0 0-16 62-18 70-5 21-5 22-36 22-8 0-11 0-11 8 0 4 3 3 5 4 11 0 38-1 49-1 10 0 39 1 49 1 4 0 8 0 8-8 0-4-3-4-11-4-4 0-8 0-14 0-8-1-11-2-11-7 0-3 4-16 5-24 5-18 10-35 15-54 1-7 2-8 5-11 32-38 64-74 96-111z"><text:p/></draw:path><draw:path draw:style-name="gr1278" draw:text-style-name="P85" svg:width="0.0921in" svg:height="0.1169in" svg:x="0.1724in" svg:y="0.0071in" svg:viewBox="0 0 235 298" svg:d="M222 15c7 0 13 0 13-7 0-8-6-8-13-8-35 0-69 0-104 0-66 0-118 51-118 113 0 60 53 110 118 110 35 0 69 0 104 0 7 0 13 0 13-8 0-7-6-7-13-7-35 0-69 0-103 0-61 0-104-46-104-95 0-53 44-98 104-98 34 0 68 0 103 0zM21 283c-7 0-13 0-13 8 0 7 6 7 13 7 67 0 134 0 201 0 7 0 13 0 13-7 0-8-6-8-13-8-67 0-134 0-201 0z"><text:p/></draw:path><draw:path draw:style-name="gr1278" draw:text-style-name="P85" svg:width="0.1008in" svg:height="0.1031in" svg:x="0.3283in" svg:y="0in" svg:viewBox="0 0 257 263" svg:d="M256 9c0-1 1-3 1-6s-2-3-10-3c-55 0-108 0-162 0-9 0-10 0-12 8-7 23-15 46-21 69-1 3-1 5-1 6 1 1 0 4 4 4 3 0 4-3 5-4 15-45 35-71 95-71 21 0 42 0 63 0-72 81-144 160-216 241-1 2-2 6-2 7 0 3 3 3 10 3 56 0 112 0 168 0 9 0 10 0 12-8 9-27 18-56 28-85 0-2 1-4 1-6s-1-4-5-4c-3 0-4 1-6 9-18 53-36 81-101 81-22 0-44 0-66 0 71-81 143-161 215-241z"><text:p/></draw:path></draw:g></text:span><text:span text:style-name="T6"><text:s/>כדרוש. </text:span></text:p>
        </text:list-item>
        <text:list-item>
          <text:p text:style-name="P26"><text:span text:style-name="T78">אי־סימטרי חלש: יהי </text:span><draw:g text:anchor-type="as-char" svg:y="-0.0654in" draw:z-index="285" draw:name="Shape191" draw:style-name="gr1276"><svg:title>TexMaths</svg:title><svg:desc>11§inline§\pi_1, \pi_2§svg§600§FALSE§</svg:desc><draw:path draw:style-name="gr1277" draw:text-style-name="P84" svg:width="0.3465in" svg:height="0.0783in" svg:x="0.0039in" svg:y="0.0075in" svg:viewBox="0 0 881 200" svg:d="M441 200c-147 0-294 0-441 0 0-66 0-133 0-200 294 0 588 0 881 0 0 67 0 134 0 200-146 0-293 0-440 0z"><text:p/></draw:path><draw:path draw:style-name="gr1278" draw:text-style-name="P85" svg:width="0.0815in" svg:height="0.0661in" svg:x="0.0004in" svg:y="0.0004in" svg:viewBox="0 0 208 169" svg:d="M91 23c15 0 30 0 44 0-13 56-16 72-16 99 0 5 0 15 3 28 3 17 8 19 14 19 8 0 16-7 16-14 0-2 0-4-2-9-11-26-11-52-11-63 0-19 2-40 6-60 15 0 29 0 44 0 6 0 19 0 19-13 0-10-8-10-15-10-43 0-86 0-129 0-9 0-23 0-41 19-13 14-23 31-23 34 0 1 0 4 4 4s4-2 7-5c19-29 41-29 48-29 8 0 15 0 22 0-12 46-33 92-49 126-3 6-3 7-3 10 0 7 6 10 12 10 11 0 14-11 18-25 6-17 6-18 11-36 7-29 15-58 21-85z"><text:p/></draw:path><draw:path draw:style-name="gr1278" draw:text-style-name="P85" svg:width="0.0382in" svg:height="0.0697in" svg:x="0.0945in" svg:y="0.0181in" svg:viewBox="0 0 98 178" svg:d="M62 8c0-8-1-8-9-8-18 16-42 18-53 18 0 3 0 5 0 8 7 0 24 0 40-6 0 45 0 91 0 136 0 9 0 12-28 12-3 0-6 0-10 0 0 3 0 7 0 10 5 0 38-1 48-1 8 0 42 1 48 1 0-3 0-7 0-10-3 0-7 0-10 0-26 0-26-3-26-12 0-50 0-99 0-148z"><text:p/></draw:path><draw:path draw:style-name="gr1278" draw:text-style-name="P85" svg:width="0.0173in" svg:height="0.0449in" svg:x="0.1642in" svg:y="0.0484in" svg:viewBox="0 0 45 115" svg:d="M45 41c0-26-10-41-25-41-12 0-20 10-20 21 0 10 8 20 20 20 5 0 10-1 14-5 1-1 1-1 2-1 0 2 0 0 0 6 0 28-13 51-26 63-4 4-4 6-4 7 0 2 2 4 4 4 4 0 35-29 35-74z"><text:p/></draw:path><draw:path draw:style-name="gr1278" draw:text-style-name="P85" svg:width="0.0819in" svg:height="0.0661in" svg:x="0.2224in" svg:y="0.0004in" svg:viewBox="0 0 209 169" svg:d="M92 23c15 0 29 0 43 0-12 56-15 72-15 99 0 5 0 15 2 28 5 17 9 19 14 19 8 0 16-7 16-14 0-2 0-4-2-9-11-26-11-52-11-63 0-19 3-40 6-60 15 0 29 0 44 0 6 0 20 0 20-13 0-10-9-10-15-10-43 0-87 0-130 0-9 0-23 0-40 19-14 14-24 31-24 34 0 1 0 4 4 4s5-2 7-5c19-29 42-29 50-29 7 0 14 0 22 0-14 46-35 92-50 126-3 6-3 7-3 10 0 7 5 10 11 10 12 0 14-11 20-25 4-17 4-18 9-36 8-29 15-58 22-85z"><text:p/></draw:path><draw:path draw:style-name="gr1278" draw:text-style-name="P85" svg:width="0.0469in" svg:height="0.0697in" svg:x="0.3114in" svg:y="0.0181in" svg:viewBox="0 0 120 178" svg:d="M120 130c-3 0-7 0-10 0 0 5-3 20-7 23-2 2-23 2-26 2-16 0-33 0-49 0 27-24 37-32 53-44 20-17 39-33 39-58 0-33-29-53-64-53-33 0-56 23-56 48 0 13 12 16 14 16 7 0 15-6 15-15 0-5-1-14-16-14 8-20 27-25 40-25 26 0 41 21 41 43 0 23-17 41-26 51-22 21-43 42-65 63-3 2-3 3-3 11 37 0 74 0 111 0 3-17 6-33 9-48z"><text:p/></draw:path></draw:g><text:span text:style-name="T42"><text:s/></text:span><text:span text:style-name="T40">חלוקות של </text:span><text:span text:style-name="T40"><draw:g text:anchor-type="as-char" svg:y="-0.1035in" draw:z-index="286" draw:name="Shape192" draw:style-name="gr1276"><svg:title>TexMaths</svg:title><svg:desc>11§inline§\R§svg§600§FALSE§</svg:desc><draw:path draw:style-name="gr1277" draw:text-style-name="P84" svg:width="0.0906in" svg:height="0.0878in" svg:x="0.0055in" svg:y="0.0071in" svg:viewBox="0 0 231 224" svg:d="M0 0c77 0 153 0 231 0 0 75 0 149 0 224-78 0-154 0-231 0 0-75 0-149 0-224z"><text:p/></draw:path><draw:path draw:style-name="gr1278" draw:text-style-name="P85" svg:width="0.1035in" svg:height="0.1035in" svg:x="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40">, נניח </text:span><text:span text:style-name="T40"><draw:g text:anchor-type="as-char" svg:y="-0.089in" draw:z-index="289" draw:name="Shape193" draw:style-name="gr1276"><svg:title>TexMaths</svg:title><svg:desc>11§inline§\pi_1 \sqsubset \pi_2 \land \pi_2 \sqsubset \pi_1§svg§600§FALSE§</svg:desc><draw:path draw:style-name="gr1277" draw:text-style-name="P84" svg:width="1.161in" svg:height="0.0972in" svg:x="0.0039in" svg:y="0.0075in" svg:viewBox="0 0 2950 248" svg:d="M1476 248c-492 0-984 0-1476 0 0-83 0-165 0-248 984 0 1966 0 2950 0 0 83 0 165 0 248-492 0-984 0-1474 0z"><text:p/></draw:path><draw:path draw:style-name="gr1278" draw:text-style-name="P85" svg:width="0.0815in" svg:height="0.0661in" svg:x="0.0004in" svg:y="0.026in" svg:viewBox="0 0 208 169" svg:d="M91 22c15 0 30 0 44 0-13 57-16 74-16 99 0 6 0 17 3 30 5 15 8 18 14 18 8 0 16-7 16-14 0-2 0-3-2-9-11-27-11-52-11-63 0-20 2-41 6-61 15 0 30 0 44 0 6 0 19 0 19-13 0-9-8-9-15-9-43 0-86 0-129 0-9 0-23 0-41 18-13 15-23 33-23 35 1 1 0 3 4 3s4-1 7-4c19-30 41-30 48-30 8 0 15 0 22 0-12 46-33 94-49 128-3 6-3 6-3 9 0 6 6 10 12 10 11 0 14-10 18-25 6-17 6-17 11-37 7-29 15-56 21-85z"><text:p/></draw:path><draw:path draw:style-name="gr1278" draw:text-style-name="P85" svg:width="0.0386in" svg:height="0.0697in" svg:x="0.0945in" svg:y="0.0429in" svg:viewBox="0 0 99 178" svg:d="M62 8c0-8-1-8-8-8-18 18-43 18-54 18 0 3 0 6 0 10 7 0 24 0 40-8 0 45 0 91 0 137 0 8 0 12-28 12-3 0-6 0-10 0 0 3 0 6 0 9 5 0 39-1 49-1 7 0 41 1 48 1 0-3 0-6 0-9-3 0-8 0-11 0-26 0-26-4-26-12 0-50 0-100 0-149z"><text:p/></draw:path><draw:path draw:style-name="gr1278" draw:text-style-name="P85" svg:width="0.0929in" svg:height="0.0866in" svg:x="0.2063in" svg:y="0.0098in" svg:viewBox="0 0 237 221" svg:d="M222 15c7 0 15 0 15-7 0-8-8-8-15-8-69 0-138 0-208 0-13 0-14 1-14 13 0 65 0 130 0 195 0 12 1 13 13 13 70 0 140 0 209 0 7 0 15 0 15-7 0-8-8-8-15-8-69 0-137 0-207 0 0-63 0-127 0-191 70 0 138 0 207 0z"><text:p/></draw:path><draw:path draw:style-name="gr1278" draw:text-style-name="P85" svg:width="0.0819in" svg:height="0.0661in" svg:x="0.3583in" svg:y="0.026in" svg:viewBox="0 0 209 169" svg:d="M92 22c15 0 29 0 43 0-12 57-15 74-15 99 0 6 0 17 2 30 5 15 9 18 14 18 8 0 16-7 16-14 0-2 0-3-2-9-11-27-11-52-11-63 0-20 3-41 7-61 15 0 30 0 44 0 5 0 19 0 19-13 0-9-9-9-15-9-43 0-87 0-130 0-9 0-23 0-41 18-13 15-23 33-23 35 1 1 0 3 4 3s5-1 7-4c19-30 41-30 50-30 7 0 14 0 22 0-14 46-35 94-50 128-3 6-3 6-3 9 0 6 5 10 11 10 11 0 14-10 20-25 4-17 4-17 9-37 8-29 15-56 22-85z"><text:p/></draw:path><draw:path draw:style-name="gr1278" draw:text-style-name="P85" svg:width="0.0469in" svg:height="0.0697in" svg:x="0.4476in" svg:y="0.0429in" svg:viewBox="0 0 120 178" svg:d="M120 130c-3 0-6 0-9 0-1 7-4 22-8 25-2 1-23 1-26 1-16 0-33 0-49 0 28-25 37-33 53-45 20-16 39-33 39-58 0-33-29-53-64-53-33 0-56 24-56 48 0 15 12 16 14 16 7 0 15-5 15-14 0-6-1-15-16-15 9-20 27-25 40-25 26 0 41 21 41 43 0 23-17 42-26 52-22 21-43 41-65 62-3 3-3 4-3 11 37 0 75 0 112 0 2-16 6-32 8-48z"><text:p/></draw:path><draw:path draw:style-name="gr1278" draw:text-style-name="P85" svg:width="0.0843in" svg:height="0.0933in" svg:x="0.5516in" svg:y="0.0004in" svg:viewBox="0 0 215 238" svg:d="M117 9c-4-7-6-9-9-9-6 0-7 3-9 9-32 71-65 143-97 213-2 6-2 6-2 8 0 5 3 8 8 8 2 0 5-1 9-8 30-68 60-135 91-204 30 69 60 136 90 204 3 8 8 8 9 8 4 0 8-3 8-8 0-1 0-1-3-6-32-72-63-144-95-215z"><text:p/></draw:path><draw:path draw:style-name="gr1278" draw:text-style-name="P85" svg:width="0.0819in" svg:height="0.0661in" svg:x="0.6819in" svg:y="0.026in" svg:viewBox="0 0 209 169" svg:d="M92 22c15 0 30 0 44 0-13 57-16 74-16 99 0 6 0 17 3 30 4 15 8 18 13 18 8 0 17-7 17-14 0-2 0-3-2-9-12-27-12-52-12-63 0-20 3-41 7-61 15 0 30 0 44 0 5 0 19 0 19-13 0-9-8-9-15-9-43 0-87 0-130 0-8 0-23 0-40 18-14 15-24 33-24 35 2 1 0 3 6 3 2 0 3-1 5-4 19-30 42-30 50-30 7 0 14 0 22 0-13 46-33 94-50 128-3 6-3 6-3 9 0 6 6 10 11 10 12 0 15-10 20-25 5-17 5-17 9-37 8-29 15-56 22-85z"><text:p/></draw:path><draw:path draw:style-name="gr1278" draw:text-style-name="P85" svg:width="0.0465in" svg:height="0.0697in" svg:x="0.7717in" svg:y="0.0429in" svg:viewBox="0 0 119 178" svg:d="M119 130c-3 0-6 0-9 0-1 7-3 22-7 25-2 1-23 1-27 1-17 0-33 0-50 0 29-25 38-33 54-45 20-16 39-33 39-58 0-33-29-53-63-53s-56 24-56 48c0 15 11 16 14 16 7 0 15-5 15-14 0-6-3-15-17-15 9-20 28-25 40-25 27 0 40 21 40 43 0 23-16 42-25 52-22 21-43 41-65 62-2 3-2 4-2 11 37 0 74 0 111 0 2-16 6-32 8-48z"><text:p/></draw:path><draw:path draw:style-name="gr1278" draw:text-style-name="P85" svg:width="0.0929in" svg:height="0.0866in" svg:x="0.8878in" svg:y="0.0098in" svg:viewBox="0 0 237 221" svg:d="M223 15c7 0 14 0 14-7 0-8-7-8-14-8-69 0-139 0-209 0-12 0-14 1-14 13 0 65 0 130 0 195 0 12 2 13 14 13 70 0 140 0 209 0 7 0 14 0 14-7 0-8-8-8-15-8-68 0-137 0-205 0 0-63 0-127 0-191 69 0 137 0 206 0z"><text:p/></draw:path><draw:path draw:style-name="gr1278" draw:text-style-name="P85" svg:width="0.0815in" svg:height="0.0661in" svg:x="1.0402in" svg:y="0.026in" svg:viewBox="0 0 208 169" svg:d="M91 22c15 0 30 0 44 0-13 57-16 74-16 99 0 6 0 17 3 30 5 15 8 18 14 18 8 0 16-7 16-14 0-2 0-3-2-9-11-27-11-52-11-63 0-20 2-41 6-61 15 0 30 0 44 0 6 0 19 0 19-13 0-9-8-9-15-9-43 0-86 0-129 0-9 0-23 0-41 18-13 15-23 33-23 35 1 1 0 3 4 3s4-1 6-4c20-30 42-30 49-30 8 0 15 0 22 0-12 46-33 94-49 128-3 6-3 6-3 9 0 6 6 10 12 10 11 0 14-10 18-25 6-17 6-17 11-37 7-29 15-56 21-85z"><text:p/></draw:path><draw:path draw:style-name="gr1278" draw:text-style-name="P85" svg:width="0.0386in" svg:height="0.0697in" svg:x="1.1343in" svg:y="0.0429in" svg:viewBox="0 0 99 178" svg:d="M62 8c0-8-1-8-9-8-17 18-42 18-53 18 0 3 0 6 0 10 7 0 24 0 40-8 0 45 0 91 0 137 0 8 0 12-28 12-3 0-6 0-10 0 0 3 0 6 0 9 5 0 39-1 49-1 7 0 41 1 48 1 0-3 0-6 0-9-3 0-8 0-11 0-26 0-26-4-26-12 0-50 0-100 0-149z"><text:p/></draw:path></draw:g></text:span><text:span text:style-name="T40"><text:s/>ונוכיח </text:span><text:span text:style-name="T40"><draw:g text:anchor-type="as-char" svg:y="-0.0654in" draw:z-index="288" draw:name="Shape194" draw:style-name="gr1276"><svg:title>TexMaths</svg:title><svg:desc>11§inline§\pi_1 = \pi_2§svg§600§FALSE§</svg:desc><draw:path draw:style-name="gr1277" draw:text-style-name="P84" svg:width="0.4815in" svg:height="0.0717in" svg:x="0.0039in" svg:y="0.0075in" svg:viewBox="0 0 1224 183" svg:d="M613 183c-204 0-409 0-613 0 0-60 0-122 0-183 408 0 817 0 1224 0 0 61 0 123 0 183-203 0-407 0-611 0z"><text:p/></draw:path><draw:path draw:style-name="gr1278" draw:text-style-name="P85" svg:width="0.0815in" svg:height="0.0661in" svg:x="0.0004in" svg:y="0.0004in" svg:viewBox="0 0 208 169" svg:d="M91 23c15 0 30 0 44 0-13 56-16 72-16 99 0 4 0 15 3 28 4 17 8 19 14 19 8 0 16-7 16-15 0-2 0-3-3-8-11-27-11-52-11-63 0-19 3-40 7-60 14 0 30 0 44 0 6 0 19 0 19-13 0-10-8-10-16-10-43 0-85 0-128 0-9 0-23 0-41 19-13 14-23 31-23 34 0 1 0 4 4 4s4-2 7-4c19-30 41-30 48-30 8 0 15 0 22 0-12 46-33 92-49 126-3 5-3 7-3 10 0 6 6 10 12 10 11 0 14-11 18-25 6-18 6-18 11-37 7-28 15-57 21-84z"><text:p/></draw:path><draw:path draw:style-name="gr1278" draw:text-style-name="P85" svg:width="0.0386in" svg:height="0.0693in" svg:x="0.0945in" svg:y="0.0181in" svg:viewBox="0 0 99 177" svg:d="M62 8c0-8-2-8-9-8-17 16-42 18-53 18 0 3 0 5 0 8 7 0 24 0 40-6 0 45 0 91 0 136 0 8 0 12-28 12-3 0-7 0-10 0 0 3 0 6 0 9 5 0 39-1 49-1 7 0 41 1 48 1 0-3 0-6 0-9-3 0-8 0-11 0-26 0-26-4-26-12 0-50 0-99 0-148z"><text:p/></draw:path><draw:path draw:style-name="gr1278" draw:text-style-name="P85" svg:width="0.1008in" svg:height="0.035in" svg:x="0.2016in" svg:y="0.0102in" svg:viewBox="0 0 257 90" svg:d="M244 15c5 0 13 0 13-7 0-8-8-8-13-8-77 0-154 0-231 0-5 0-13 0-13 8 0 7 8 7 13 7 77 0 154 0 231 0zM244 90c5 0 13 0 13-8 0-7-8-7-13-7-77 0-154 0-231 0-5 0-13 0-13 7 0 8 8 8 13 8 77 0 154 0 231 0z"><text:p/></draw:path><draw:path draw:style-name="gr1278" draw:text-style-name="P85" svg:width="0.0819in" svg:height="0.0661in" svg:x="0.3575in" svg:y="0.0004in" svg:viewBox="0 0 209 169" svg:d="M91 23c15 0 30 0 44 0-12 56-16 72-16 99 0 4 0 15 3 28 4 17 9 19 14 19 8 0 16-7 16-15 0-2 0-3-3-8-11-27-11-52-11-63 0-19 3-40 7-60 14 0 30 0 44 0 6 0 20 0 20-13 0-10-9-10-17-10-43 0-85 0-128 0-9 0-23 0-41 19-13 14-23 31-23 34 0 1 0 4 4 4s5-2 7-4c19-30 41-30 48-30 8 0 15 0 22 0-12 46-33 92-49 126-2 5-2 7-2 10 0 6 5 10 11 10 11 0 14-11 18-25 6-18 6-18 11-37 7-28 15-57 21-84z"><text:p/></draw:path><draw:path draw:style-name="gr1278" draw:text-style-name="P85" svg:width="0.0469in" svg:height="0.0693in" svg:x="0.4465in" svg:y="0.0181in" svg:viewBox="0 0 120 177" svg:d="M120 128c-3 0-7 0-10 0 0 7-3 22-7 24-2 2-23 2-26 2-17 0-34 0-51 0 29-25 39-31 55-43 20-17 39-33 39-58 0-33-29-53-64-53-33 0-56 23-56 48 0 13 12 16 14 16 7 0 15-6 15-15 0-5-3-14-16-14 8-20 27-25 40-25 26 0 40 21 40 43 0 23-16 41-25 51-22 21-43 42-65 63-3 2-3 3-3 10 37 0 74 0 111 0 3-16 6-32 9-49z"><text:p/></draw:path></draw:g></text:span><text:span text:style-name="T40">. </text:span><text:span text:style-name="T41">נוכיח </text:span><text:span text:style-name="T41"><draw:g text:anchor-type="as-char" svg:y="-0.0957in" draw:z-index="290" draw:name="Shape195" draw:style-name="gr1276"><svg:title>TexMaths</svg:title><svg:desc>11§inline§\pi_1 \subseteq \pi_2§svg§600§FALSE§</svg:desc><draw:path draw:style-name="gr1277" draw:text-style-name="P84" svg:width="0.4815in" svg:height="0.1028in" svg:x="0.0039in" svg:y="0.0075in" svg:viewBox="0 0 1224 262" svg:d="M613 262c-204 0-409 0-613 0 0-88 0-174 0-262 408 0 817 0 1224 0 0 88 0 174 0 262-203 0-407 0-611 0z"><text:p/></draw:path><draw:path draw:style-name="gr1278" draw:text-style-name="P85" svg:width="0.0815in" svg:height="0.0661in" svg:x="0.0004in" svg:y="0.0315in" svg:viewBox="0 0 208 169" svg:d="M91 22c15 0 30 0 44 0-13 57-16 73-16 100 0 5 0 16 3 29 4 16 8 18 14 18 8 0 16-6 16-13 0-2 0-4-3-9-11-27-11-53-11-64 0-19 3-40 7-61 14 0 30 0 44 0 6 0 19 0 19-13 0-9-8-9-16-9-43 0-85 0-128 0-9 0-23 0-41 19-13 14-23 31-23 34 1 1 0 4 4 4s4-2 7-5c19-30 41-30 48-30 8 0 15 0 22 0-12 47-33 93-49 128-3 6-3 7-3 10 0 6 6 9 12 9 11 0 14-10 18-24 6-18 6-19 11-38 7-28 15-57 21-85z"><text:p/></draw:path><draw:path draw:style-name="gr1278" draw:text-style-name="P85" svg:width="0.0386in" svg:height="0.0697in" svg:x="0.0945in" svg:y="0.0488in" svg:viewBox="0 0 99 178" svg:d="M62 8c0-8-2-8-9-8-17 16-42 18-53 18 0 3 0 5 0 8 7 0 24 0 40-7 0 46 0 92 0 138 0 9 0 11-28 11-3 0-7 0-10 0 0 3 0 6 0 10 5 0 39-1 49-1 7 0 41 1 48 1 0-4 0-7 0-10-3 0-8 0-11 0-26 0-26-2-26-11 0-51 0-100 0-149z"><text:p/></draw:path><draw:path draw:style-name="gr1278" draw:text-style-name="P85" svg:width="0.0921in" svg:height="0.1161in" svg:x="0.2059in" svg:y="0in" svg:viewBox="0 0 235 296" svg:d="M222 15c7 0 13 0 13-7 0-8-6-8-13-8-34 0-69 0-103 0-67 0-119 50-119 112 0 60 53 110 119 110 34 0 69 0 103 0 7 0 13 0 13-8s-6-8-13-8c-34 0-69 0-103 0-61 0-104-44-104-94 0-53 44-97 104-97 34 0 69 0 103 0zM21 281c-7 0-13 0-13 7 0 8 6 8 13 8 67 0 134 0 201 0 7 0 13 0 13-8 0-7-6-7-13-7-67 0-134 0-201 0z"><text:p/></draw:path><draw:path draw:style-name="gr1278" draw:text-style-name="P85" svg:width="0.0819in" svg:height="0.0661in" svg:x="0.3575in" svg:y="0.0315in" svg:viewBox="0 0 209 169" svg:d="M91 22c15 0 30 0 44 0-12 57-16 73-16 100 0 5 0 16 3 29 4 16 9 18 14 18 8 0 16-6 16-13 0-2 0-4-3-9-11-27-11-53-11-64 0-19 3-40 7-61 14 0 30 0 44 0 6 0 20 0 20-13 0-9-9-9-17-9-43 0-85 0-128 0-9 0-23 0-41 19-13 14-23 31-23 34 1 1 0 4 4 4s5-2 7-5c19-30 41-30 48-30 8 0 15 0 22 0-12 47-33 93-49 128-2 6-2 7-2 10 0 6 5 9 11 9 11 0 14-10 18-24 6-18 6-19 11-38 7-28 15-57 21-85z"><text:p/></draw:path><draw:path draw:style-name="gr1278" draw:text-style-name="P85" svg:width="0.0469in" svg:height="0.0697in" svg:x="0.4465in" svg:y="0.0488in" svg:viewBox="0 0 120 178" svg:d="M120 129c-3 0-7 0-10 0 0 7-3 22-7 25-2 2-23 2-26 2-17 0-34 0-51 0 29-25 39-33 55-45 20-17 39-33 39-58 0-33-29-53-64-53-33 0-56 23-56 48 0 13 12 16 14 16 7 0 15-6 15-16 0-4-3-14-16-14 8-19 27-24 40-24 26 0 40 21 40 43 0 23-16 41-25 51-22 21-43 42-65 63-3 2-3 3-3 11 37 0 74 0 111 0 3-16 6-32 9-49z"><text:p/></draw:path></draw:g></text:span><text:span text:style-name="T41">, </text:span><text:span text:style-name="T43">ובאופן דומה יתקיים גם </text:span><text:span text:style-name="T43"><draw:g text:anchor-type="as-char" svg:y="-0.0957in" draw:z-index="355" draw:style-name="gr1"><svg:title>TexMaths</svg:title><svg:desc>11§inline§\pi_2 \subseteq \pi_1§svg§600§FALSE§</svg:desc><draw:path draw:style-name="gr1212" draw:text-style-name="P84" svg:width="0.4783in" svg:height="0.1028in" svg:x="0.0031in" svg:y="0.0071in" svg:viewBox="0 0 1216 262" svg:d="M609 262c-203 0-406 0-609 0 0-88 0-174 0-262 406 0 811 0 1216 0 0 88 0 174 0 262-202 0-404 0-607 0z"><text:p/></draw:path><draw:path draw:style-name="gr1213" draw:text-style-name="P85" svg:width="0.0815in" svg:height="0.0661in" svg:x="-0.0004in" svg:y="0.0311in" svg:viewBox="0 0 208 169" svg:d="M91 22c15 0 30 0 44 0-13 57-16 73-16 100 0 5 0 16 3 29 4 16 8 18 14 18 8 0 16-6 16-13 0-2 0-4-2-9-11-27-11-53-11-64 0-19 2-40 6-61 14 0 30 0 44 0 6 0 19 0 19-13 0-9-8-9-16-9-42 0-85 0-128 0-9 0-23 0-41 19-13 14-23 31-23 34 1 1 0 4 4 4s4-2 7-5c19-30 41-30 48-30 8 0 15 0 22 0-12 47-33 93-49 128-3 6-3 7-3 10 0 6 6 9 12 9 11 0 14-10 18-24 6-18 6-19 11-38 7-28 15-57 21-85z"><text:p/></draw:path><draw:path draw:style-name="gr1214" draw:text-style-name="P85" svg:width="0.0469in" svg:height="0.0697in" svg:x="0.089in" svg:y="0.0484in" svg:viewBox="0 0 120 178" svg:d="M120 129c-3 0-7 0-10 0-1 7-3 22-7 25-2 2-23 2-27 2-17 0-33 0-50 0 29-25 39-33 54-45 21-17 40-33 40-58 0-33-29-53-64-53-33 0-56 23-56 48 0 13 11 16 14 16 7 0 15-6 15-16 0-4-3-14-17-14 9-19 28-24 40-24 27 0 41 21 41 43 0 23-17 41-25 51-22 21-44 42-66 63-2 2-2 3-2 11 37 0 74 0 111 0 3-16 6-32 9-49z"><text:p/></draw:path><draw:path draw:style-name="gr1215" draw:text-style-name="P85" svg:width="0.0921in" svg:height="0.1161in" svg:x="0.2055in" svg:y="-0.0004in" svg:viewBox="0 0 235 296" svg:d="M222 15c7 0 13 0 13-7 0-8-6-8-13-8-34 0-69 0-103 0-67 0-119 50-119 112 0 60 53 110 119 110 34 0 69 0 103 0 7 0 13 0 13-8s-6-8-13-8c-34 0-69 0-103 0-61 0-104-44-104-94 0-53 44-97 104-97 34 0 69 0 103 0zM21 281c-7 0-13 0-13 7 0 8 6 8 13 8 67 0 134 0 201 0 7 0 13 0 13-8 0-7-6-7-13-7-67 0-134 0-201 0z"><text:p/></draw:path><draw:path draw:style-name="gr1216" draw:text-style-name="P85" svg:width="0.0815in" svg:height="0.0661in" svg:x="0.3571in" svg:y="0.0311in" svg:viewBox="0 0 208 169" svg:d="M91 22c15 0 30 0 44 0-13 57-16 73-16 100 0 5 0 16 3 29 4 16 8 18 14 18 8 0 16-6 16-13 0-2 0-4-2-9-11-27-11-53-11-64 0-19 2-40 6-61 14 0 30 0 44 0 6 0 19 0 19-13 0-9-8-9-16-9-42 0-85 0-128 0-9 0-23 0-41 19-13 14-23 31-23 34 1 1 0 4 4 4s4-2 7-5c19-30 41-30 48-30 8 0 15 0 22 0-12 47-33 93-49 128-3 6-3 7-3 10 0 6 6 9 12 9 11 0 14-10 18-24 6-18 6-19 11-38 7-28 15-57 21-85z"><text:p/></draw:path><draw:path draw:style-name="gr1217" draw:text-style-name="P85" svg:width="0.0386in" svg:height="0.0697in" svg:x="0.4508in" svg:y="0.0484in" svg:viewBox="0 0 99 178" svg:d="M62 8c0-8-2-8-9-8-17 16-42 18-53 18 0 3 0 5 0 8 7 0 24 0 40-7 0 46 0 92 0 138 0 9 0 11-28 11-3 0-7 0-10 0 0 3 0 6 0 10 5 0 39-1 49-1 7 0 41 1 48 1 0-4 0-7 0-10-3 0-8 0-11 0-26 0-26-2-26-11 0-51 0-100 0-149z"><text:p/></draw:path></draw:g></text:span><text:span text:style-name="T43">. יהי </text:span><text:span text:style-name="T43"><draw:g text:anchor-type="as-char" svg:y="-0.1035in" draw:z-index="300" draw:name="Shape197" draw:style-name="gr1276"><svg:title>TexMaths</svg:title><svg:desc>11§inline§Z \in \pi_1§svg§600§FALSE§</svg:desc><draw:path draw:style-name="gr1277" draw:text-style-name="P84" svg:width="0.4213in" svg:height="0.1098in" svg:x="0.0004in" svg:y="0.0075in" svg:viewBox="0 0 1071 280" svg:d="M537 280c-180 0-358 0-537 0 0-94 0-187 0-280 357 0 714 0 1071 0 0 93 0 186 0 280-178 0-356 0-534 0z"><text:p/></draw:path><draw:path draw:style-name="gr1278" draw:text-style-name="P85" svg:width="0.1004in" svg:height="0.1024in" svg:x="0.0016in" svg:y="0.0004in" svg:viewBox="0 0 256 261" svg:d="M255 10c0-2 1-5 1-7 0-3-2-3-10-3-55 0-109 0-162 0-9 0-10 1-13 8-6 23-14 46-20 69-2 2-2 4-2 5 2 1 0 5 5 5 3 0 4-3 5-5 15-45 34-70 95-70 21 0 42 0 63 0-72 80-144 160-216 239 0 2-1 6-1 7 0 3 2 3 9 3 56 0 112 0 168 0 10 0 10 0 12-8 9-27 18-56 28-83 0-1 1-4 1-5 0-3-1-5-5-5-3 0-4 1-6 10-18 50-35 78-101 78-22 0-44 0-66 0 71-79 144-159 215-238z"><text:p/></draw:path><draw:path draw:style-name="gr1278" draw:text-style-name="P85" svg:width="0.0752in" svg:height="0.087in" svg:x="0.1622in" svg:y="0.0217in" svg:viewBox="0 0 192 222" svg:d="M179 120c7 0 13 0 13-8s-6-8-13-8c-55 0-109 0-164 0 5-51 50-89 104-89 20 0 40 0 60 0 7 0 13 0 13-7 0-8-6-8-13-8-20 0-40 0-60 0-66 0-119 50-119 112 0 61 53 110 119 110 20 0 40 0 60 0 7 0 13 0 13-8s-6-8-13-8c-20 0-40 0-60 0-54 0-99-35-104-86 55 0 109 0 164 0z"><text:p/></draw:path><draw:path draw:style-name="gr1278" draw:text-style-name="P85" svg:width="0.0815in" svg:height="0.0665in" svg:x="0.2969in" svg:y="0.0386in" svg:viewBox="0 0 208 170" svg:d="M91 23c15 0 30 0 44 0-13 57-16 74-16 99 0 5 0 16 3 29 4 17 8 19 14 19 8 0 16-7 16-14 0-2 0-4-2-9-11-27-11-53-11-64 0-19 2-40 6-60 14 0 30 0 44 0 6 0 19 0 19-13 0-10-8-10-16-10-42 0-85 0-128 0-9 0-23 0-41 19-13 15-23 33-23 34s0 4 4 4 5-2 7-4c19-30 41-30 48-30 8 0 15 0 22 0-12 46-33 92-49 127-3 7-3 7-3 10 0 7 6 10 12 10 11 0 14-11 18-25 6-18 6-18 11-37 7-29 15-56 21-85z"><text:p/></draw:path><draw:path draw:style-name="gr1278" draw:text-style-name="P85" svg:width="0.0386in" svg:height="0.0697in" svg:x="0.3909in" svg:y="0.0563in" svg:viewBox="0 0 99 178" svg:d="M62 8c0-8-2-8-9-8-17 18-42 18-53 18 0 3 0 6 0 9 7 0 24 0 40-7 0 45 0 91 0 137 0 9 0 12-28 12-3 0-7 0-10 0 0 3 0 5 0 9 5 0 39-1 49-1 7 0 41 1 48 1 0-4 0-6 0-9-3 0-8 0-11 0-26 0-26-3-26-12 0-51 0-100 0-149z"><text:p/></draw:path></draw:g></text:span><text:span text:style-name="T43"><text:s/></text:span><text:span text:style-name="T45">ונוכיח </text:span><draw:g text:anchor-type="as-char" svg:y="-0.1035in" draw:z-index="302" draw:name="Shape198" draw:style-name="gr1276"><svg:title>TexMaths</svg:title><svg:desc>11§inline§Z \in \pi_2§svg§600§FALSE§</svg:desc><draw:path draw:style-name="gr1277" draw:text-style-name="P84" svg:width="0.4244in" svg:height="0.1098in" svg:x="0.0004in" svg:y="0.0075in" svg:viewBox="0 0 1079 280" svg:d="M540 280c-181 0-360 0-540 0 0-94 0-187 0-280 359 0 720 0 1079 0 0 93 0 186 0 280-180 0-360 0-539 0z"><text:p/></draw:path><draw:path draw:style-name="gr1278" draw:text-style-name="P85" svg:width="0.1004in" svg:height="0.1024in" svg:x="0.0016in" svg:y="0.0004in" svg:viewBox="0 0 256 261" svg:d="M255 10c0-2 1-5 1-7 0-3-2-3-10-3-55 0-109 0-162 0-9 0-10 1-13 8-6 23-14 46-20 69-2 2-2 4-2 5 2 1 0 5 5 5 3 0 4-3 5-5 15-45 34-70 95-70 21 0 42 0 62 0-71 80-143 160-215 239 0 2-1 6-1 7 0 3 2 3 9 3 56 0 112 0 168 0 10 0 10 0 12-8 9-27 18-56 27-83 0-1 2-4 2-5 0-3-2-5-5-5s-4 1-6 10c-18 50-36 78-102 78-21 0-43 0-65 0 71-79 144-159 215-238z"><text:p/></draw:path><draw:path draw:style-name="gr1278" draw:text-style-name="P85" svg:width="0.0752in" svg:height="0.087in" svg:x="0.1622in" svg:y="0.0217in" svg:viewBox="0 0 192 222" svg:d="M179 120c7 0 13 0 13-8s-6-8-13-8c-55 0-109 0-164 0 5-51 50-89 104-89 19 0 40 0 60 0 7 0 13 0 13-7 0-8-6-8-13-8-20 0-41 0-60 0-66 0-119 50-119 112 0 61 53 110 119 110 19 0 40 0 60 0 7 0 13 0 13-8s-6-8-13-8c-20 0-41 0-60 0-54 0-99-35-104-86 55 0 109 0 164 0z"><text:p/></draw:path><draw:path draw:style-name="gr1278" draw:text-style-name="P85" svg:width="0.0819in" svg:height="0.0665in" svg:x="0.2969in" svg:y="0.0386in" svg:viewBox="0 0 209 170" svg:d="M91 23c14 0 30 0 44 0-12 57-16 74-16 99 0 5 0 16 3 29 4 17 9 19 14 19 8 0 16-7 16-14 0-2 0-4-3-9-11-27-11-53-11-64 0-19 3-40 7-60 14 0 30 0 44 0 6 0 20 0 20-13 0-10-9-10-16-10-42 0-86 0-129 0-9 0-23 0-41 19-13 15-23 33-23 34s0 4 4 4 5-2 7-4c19-30 41-30 48-30 8 0 15 0 22 0-12 46-33 92-49 127-2 7-2 7-2 10 0 7 5 10 11 10 11 0 14-11 18-25 6-18 6-18 11-37 7-29 15-56 21-85z"><text:p/></draw:path><draw:path draw:style-name="gr1278" draw:text-style-name="P85" svg:width="0.0469in" svg:height="0.0697in" svg:x="0.3858in" svg:y="0.0563in" svg:viewBox="0 0 120 178" svg:d="M120 129c-4 0-7 0-10 0 0 7-3 22-7 26-2 1-23 1-26 1-17 0-34 0-51 0 29-25 39-33 55-45 20-17 39-33 39-58 0-33-29-53-64-53-33 0-56 23-56 48 0 13 12 16 14 16 7 0 15-5 15-15 0-5-3-14-16-14 8-20 27-25 40-25 26 0 40 21 40 43 0 23-16 41-25 51-22 21-43 42-65 64-3 2-3 3-3 10 37 0 74 0 111 0 3-16 5-32 9-49z"><text:p/></draw:path></draw:g><text:span text:style-name="T43">, </text:span><text:span text:style-name="T45">מההנחה </text:span><text:span text:style-name="T45"><draw:g text:anchor-type="as-char" svg:y="-0.0819in" draw:z-index="301" draw:name="Shape199" draw:style-name="gr1276"><svg:title>TexMaths</svg:title><svg:desc>11§inline§\pi_2 \sqsubset \pi_1§svg§600§FALSE§</svg:desc><draw:path draw:style-name="gr1277" draw:text-style-name="P84" svg:width="0.4787in" svg:height="0.089in" svg:x="0.0035in" svg:y="0.0079in" svg:viewBox="0 0 1217 227" svg:d="M608 227c-202 0-406 0-608 0 0-76 0-151 0-227 406 0 812 0 1217 0 0 76 0 151 0 227-203 0-405 0-609 0z"><text:p/></draw:path><draw:path draw:style-name="gr1278" draw:text-style-name="P85" svg:width="0.0815in" svg:height="0.0669in" svg:x="0in" svg:y="0.0165in" svg:viewBox="0 0 208 171" svg:d="M91 22c15 0 30 0 44 0-13 57-16 74-16 100 0 6 0 17 3 30 4 17 8 19 14 19 8 0 16-7 16-14 0-3 0-4-2-9-11-28-11-53-11-64 0-20 2-41 6-62 14 0 30 0 44 0 6 0 19 0 19-13 0-9-8-9-16-9-42 0-85 0-128 0-9 0-23 0-41 19-13 14-23 32-23 34 1 1 0 4 4 4s4-2 7-5c19-30 41-30 48-30 8 0 15 0 22 0-12 47-33 94-49 129-3 6-3 7-3 10 0 7 6 10 12 10 11 0 14-11 18-26 6-17 6-18 11-37 7-29 15-57 21-86z"><text:p/></draw:path><draw:path draw:style-name="gr1278" draw:text-style-name="P85" svg:width="0.0469in" svg:height="0.0705in" svg:x="0.0894in" svg:y="0.0343in" svg:viewBox="0 0 120 180" svg:d="M120 130c-3 0-7 0-10 0-1 7-3 22-7 24-2 3-23 3-27 3-17 0-33 0-50 0 29-26 39-34 54-46 21-16 40-33 40-58 0-33-29-53-64-53-33 0-56 23-56 48 0 14 11 15 14 15 7 0 15-5 15-15 0-4-3-14-17-14 9-19 28-24 40-24 27 0 41 21 41 43 0 23-17 42-25 52-22 21-44 43-66 64-2 2-2 3-2 11 37 0 74 0 111 0 3-17 6-33 9-50z"><text:p/></draw:path><draw:path draw:style-name="gr1278" draw:text-style-name="P85" svg:width="0.0921in" svg:height="0.0878in" svg:x="0.2055in" svg:y="0in" svg:viewBox="0 0 235 224" svg:d="M222 15c7 0 13 0 13-7 0-8-6-8-13-8-69 0-140 0-209 0-12 0-13 1-13 14 0 65 0 131 0 197 0 12 1 13 13 13 69 0 140 0 209 0 7 0 13 0 13-8s-6-8-13-8c-69 0-137 0-207 0 0-64 0-129 0-193 70 0 138 0 207 0z"><text:p/></draw:path><draw:path draw:style-name="gr1278" draw:text-style-name="P85" svg:width="0.0815in" svg:height="0.0669in" svg:x="0.3575in" svg:y="0.0165in" svg:viewBox="0 0 208 171" svg:d="M91 22c15 0 30 0 44 0-13 57-16 74-16 100 0 6 0 17 3 30 4 17 8 19 14 19 8 0 16-7 16-14 0-3 0-4-2-9-11-28-11-53-11-64 0-20 2-41 6-62 14 0 30 0 44 0 6 0 19 0 19-13 0-9-8-9-16-9-42 0-85 0-128 0-9 0-23 0-41 19-13 14-23 32-23 34 1 1 0 4 4 4s4-2 7-5c19-30 41-30 48-30 8 0 15 0 22 0-12 47-33 94-49 129-3 6-3 7-3 10 0 7 6 10 12 10 11 0 14-11 18-26 6-17 6-18 11-37 7-29 15-57 21-86z"><text:p/></draw:path><draw:path draw:style-name="gr1278" draw:text-style-name="P85" svg:width="0.0386in" svg:height="0.0705in" svg:x="0.4516in" svg:y="0.0343in" svg:viewBox="0 0 99 180" svg:d="M62 8c0-8-2-8-9-8-17 17-42 18-53 18 0 3 0 5 0 8 7 0 24 0 40-7 0 46 0 92 0 139 0 8 0 12-28 12-3 0-7 0-10 0 0 3 0 6 0 10 5 0 39-1 49-1 7 0 41 1 48 1 0-4 0-7 0-10-3 0-8 0-11 0-26 0-26-4-26-12 0-50 0-101 0-150z"><text:p/></draw:path></draw:g></text:span><text:span text:style-name="T45"><text:s/>נסיק קיום </text:span><text:span text:style-name="T45"><draw:g text:anchor-type="as-char" svg:y="-0.1035in" draw:z-index="305" draw:name="Shape200" draw:style-name="gr1276"><svg:title>TexMaths</svg:title><svg:desc>11§inline§Y_2 \in \pi_2§svg§600§FALSE§</svg:desc><draw:path draw:style-name="gr1277" draw:text-style-name="P84" svg:width="0.4669in" svg:height="0.1098in" svg:x="0.0028in" svg:y="0.0075in" svg:viewBox="0 0 1187 280" svg:d="M593 280c-198 0-395 0-593 0 0-94 0-187 0-280 395 0 792 0 1187 0 0 93 0 186 0 280-198 0-397 0-594 0z"><text:p/></draw:path><draw:path draw:style-name="gr1278" draw:text-style-name="P85" svg:width="0.1102in" svg:height="0.1024in" svg:x="0.0004in" svg:y="0.0004in" svg:viewBox="0 0 281 261" svg:d="M217 44c1-2 3-3 5-6 11-11 25-24 51-26 4 0 8 0 8-8 0-2-2-4-6-4-10 0-21 1-32 1-12 0-26-1-38-1-2 0-7 0-7 8 0 4 3 4 6 4 2 0 13 1 13 9 0 6-9 16-10 18-30 34-59 69-89 103-15-39-29-77-43-115-2-5-2-5-2-6 0-9 18-9 23-9 4 0 9 0 9-8 0-4-5-4-6-4-11 0-38 1-49 1-9 0-33-1-43-1-3 0-7 0-7 8 0 4 3 4 9 4 23 0 24 3 27 13 16 42 32 84 48 126 1 1 2 6 2 7s-16 61-18 69c-5 21-5 22-36 22-8 0-10 0-10 8 0 4 3 3 4 4 11 0 39-1 50-1 10 0 39 1 50 1 2 0 6 0 6-8 0-4-3-4-11-4-4 0-8 0-14 0-8-1-10-2-10-7 0-2 3-16 5-24 5-17 9-35 14-52 2-8 2-9 5-12 32-38 64-74 96-110z"><text:p/></draw:path><draw:path draw:style-name="gr1278" draw:text-style-name="P85" svg:width="0.0465in" svg:height="0.0697in" svg:x="0.0902in" svg:y="0.0563in" svg:viewBox="0 0 119 178" svg:d="M119 129c-3 0-6 0-9 0-1 7-3 22-8 26-2 1-23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1278" draw:text-style-name="P85" svg:width="0.076in" svg:height="0.087in" svg:x="0.2063in" svg:y="0.0217in" svg:viewBox="0 0 194 222" svg:d="M179 120c7 0 15 0 15-8s-8-8-15-8c-53 0-109 0-162 0 4-51 48-89 103-89 20 0 40 0 59 0 7 0 15 0 15-7 0-8-8-8-15-8-19 0-40 0-60 0-66 0-119 50-119 112 0 61 53 110 119 110 20 0 41 0 60 0 7 0 15 0 15-8s-8-8-15-8c-19 0-39 0-59 0-55 0-99-35-103-86 53 0 109 0 162 0z"><text:p/></draw:path><draw:path draw:style-name="gr1278" draw:text-style-name="P85" svg:width="0.0819in" svg:height="0.0665in" svg:x="0.3413in" svg:y="0.0386in" svg:viewBox="0 0 209 170" svg:d="M92 23c15 0 29 0 43 0-12 57-15 74-15 99 0 5 0 16 2 29 5 17 9 19 15 19 7 0 15-7 15-14 0-2 0-4-2-9-11-27-11-53-11-64 0-19 3-40 6-60 15 0 30 0 44 0 6 0 20 0 20-13 0-10-9-10-15-10-43 0-87 0-130 0-9 0-23 0-41 19-13 15-23 33-23 34s0 4 4 4 5-2 7-4c19-30 41-30 48-30 8 0 15 0 22 0-12 46-33 92-48 127-3 7-3 7-3 10 0 7 5 10 11 10 11 0 14-11 18-25 6-18 6-18 11-37 8-29 15-56 22-85z"><text:p/></draw:path><draw:path draw:style-name="gr1278" draw:text-style-name="P85" svg:width="0.0469in" svg:height="0.0697in" svg:x="0.4303in" svg:y="0.0563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/draw:g></text:span><text:span text:style-name="T45"><text:s/></text:span><text:span text:style-name="T46">כך ש־</text:span><text:span text:style-name="T46"><draw:g text:anchor-type="as-char" svg:y="-0.1035in" draw:z-index="307" draw:name="Shape201" draw:style-name="gr1276"><svg:title>TexMaths</svg:title><svg:desc>11§inline§Z \subseteq Y_2§svg§600§FALSE§</svg:desc><draw:path draw:style-name="gr1277" draw:text-style-name="P84" svg:width="0.4433in" svg:height="0.1102in" svg:x="0in" svg:y="0.0075in" svg:viewBox="0 0 1127 281" svg:d="M564 281c-188 0-376 0-564 0 0-93 0-188 0-281 376 0 751 0 1127 0 0 93 0 188 0 281-188 0-375 0-563 0z"><text:p/></draw:path><draw:path draw:style-name="gr1278" draw:text-style-name="P85" svg:width="0.1004in" svg:height="0.1028in" svg:x="0.0012in" svg:y="0.0004in" svg:viewBox="0 0 256 262" svg:d="M255 10c0-2 1-5 1-7 0-3-2-3-10-3-54 0-109 0-162 0-9 0-10 1-13 8-6 23-14 46-20 69-2 2-2 4-2 5 2 1 0 5 5 5 3 0 4-3 5-5 15-45 34-70 95-70 21 0 42 0 63 0-72 80-144 160-216 240 0 2-1 6-1 7 0 3 2 3 9 3 56 0 112 0 168 0 9 0 10 0 12-8 9-28 19-55 28-84 0-1 1-4 1-5 0-3-1-5-5-5-3 0-4 1-6 10-18 52-37 79-101 79-22 0-44 0-66 0 71-80 144-159 215-239z"><text:p/></draw:path><draw:path draw:style-name="gr1278" draw:text-style-name="P85" svg:width="0.0921in" svg:height="0.1161in" svg:x="0.1618in" svg:y="0.0075in" svg:viewBox="0 0 235 296" svg:d="M222 15c7 0 13 0 13-7 0-8-6-8-13-8-35 0-69 0-104 0-66 0-118 49-118 111 0 61 53 111 118 111 35 0 69 0 104 0 7 0 13 0 13-8s-6-8-13-8c-34 0-69 0-103 0-61 0-104-45-104-95 0-52 44-96 104-96 34 0 69 0 103 0zM21 281c-7 0-13 0-13 8 0 7 6 7 13 7 67 0 134 0 201 0 7 0 13 0 13-7 0-8-6-8-13-8-67 0-134 0-201 0z"><text:p/></draw:path><draw:path draw:style-name="gr1278" draw:text-style-name="P85" svg:width="0.1098in" svg:height="0.1028in" svg:x="0.315in" svg:y="0.0004in" svg:viewBox="0 0 280 262" svg:d="M217 44c2-2 3-3 5-6 12-11 25-24 51-26 4 0 7 0 7-8 0-2-1-4-4-4-10 0-21 1-32 1-13 0-26-1-38-1-3 0-8 0-8 8 0 4 4 4 7 4 2 0 13 1 13 9 0 6-9 16-10 18-30 34-61 69-90 103-15-39-28-76-42-115-2-5-2-5-2-6 0-9 18-9 22-9 5 0 10 0 10-8 0-4-6-4-7-4-10 0-37 1-48 1-10 0-33-1-43-1-3 0-8 0-8 8 0 4 4 4 9 4 23 0 25 3 28 13 16 42 32 85 48 126 0 1 1 6 1 7s-16 62-17 70c-5 21-5 22-36 22-8 0-11 0-11 8 0 4 4 4 5 4 11 0 39-1 49-1 11 0 38 1 49 1 4 0 8 0 8-8 0-4-3-4-11-4-1 0-8 0-14 0-9-1-11-2-11-6 0-3 3-17 5-25 5-17 10-36 15-53 1-8 2-9 4-12 32-37 64-74 96-110z"><text:p/></draw:path><draw:path draw:style-name="gr1278" draw:text-style-name="P85" svg:width="0.0469in" svg:height="0.0701in" svg:x="0.4043in" svg:y="0.0563in" svg:viewBox="0 0 120 179" svg:d="M120 129c-3 0-7 0-10 0 0 7-3 22-7 26-2 1-23 1-26 1-17 0-33 0-50 0 28-25 38-33 54-45 20-17 39-33 39-58 0-33-29-53-64-53-33 0-56 23-56 48 0 13 12 16 14 16 7 0 15-5 15-15 0-5-2-14-16-14 8-20 27-25 40-25 26 0 40 21 40 43 0 23-16 41-25 51-22 21-43 43-65 64-3 2-3 3-3 11 37 0 74 0 111 0 3-17 6-33 9-50z"><text:p/></draw:path></draw:g></text:span><text:span text:style-name="T46"> ומההנחה </text:span><text:span text:style-name="T46"><draw:g text:anchor-type="as-char" svg:y="-0.0811in" draw:z-index="303" draw:name="Shape202" draw:style-name="gr1276"><svg:title>TexMaths</svg:title><svg:desc>11§inline§\pi_1 \sqsubset \pi_2§svg§600§FALSE§</svg:desc><draw:path draw:style-name="gr1277" draw:text-style-name="P84" svg:width="0.4815in" svg:height="0.0886in" svg:x="0.0039in" svg:y="0.0079in" svg:viewBox="0 0 1224 226" svg:d="M612 226c-204 0-408 0-612 0 0-75 0-151 0-226 408 0 817 0 1224 0 0 75 0 151 0 226-204 0-408 0-612 0z"><text:p/></draw:path><draw:path draw:style-name="gr1278" draw:text-style-name="P85" svg:width="0.0815in" svg:height="0.0665in" svg:x="0.0004in" svg:y="0.0169in" svg:viewBox="0 0 208 170" svg:d="M91 22c15 0 30 0 44 0-13 57-16 74-16 100 0 6 0 17 3 29 4 17 8 19 14 19 8 0 16-7 16-14 0-3 0-4-3-8-11-28-11-53-11-64 0-20 3-41 7-62 14 0 30 0 44 0 6 0 19 0 19-13 0-9-8-9-16-9-43 0-85 0-128 0-9 0-23 0-41 19-13 14-23 32-23 34 1 1 0 4 4 4s4-2 7-5c19-30 41-30 48-30 8 0 15 0 22 0-12 47-33 94-49 128-3 6-3 7-3 10 0 7 6 10 12 10 11 0 14-11 18-24 6-18 6-19 11-38 7-29 15-57 21-86z"><text:p/></draw:path><draw:path draw:style-name="gr1278" draw:text-style-name="P85" svg:width="0.0386in" svg:height="0.0701in" svg:x="0.0945in" svg:y="0.0343in" svg:viewBox="0 0 99 179" svg:d="M62 8c0-8-2-8-9-8-17 17-42 18-53 18 0 3 0 5 0 8 7 0 24 0 40-7 0 46 0 92 0 138 0 8 0 12-28 12-3 0-7 0-10 0 0 3 0 6 0 10 5 0 39-1 49-1 7 0 41 1 48 1 0-4 0-7 0-10-3 0-8 0-11 0-26 0-26-4-26-12 0-50 0-100 0-149z"><text:p/></draw:path><draw:path draw:style-name="gr1278" draw:text-style-name="P85" svg:width="0.0921in" svg:height="0.0874in" svg:x="0.2059in" svg:y="0in" svg:viewBox="0 0 235 223" svg:d="M222 15c7 0 13 0 13-7 0-8-6-8-13-8-69 0-140 0-209 0-12 0-13 1-13 14 0 65 0 130 0 196 0 12 1 13 13 13 69 0 140 0 209 0 7 0 13 0 13-8s-6-8-13-8c-69 0-137 0-207 0 0-64 0-128 0-192 70 0 138 0 207 0z"><text:p/></draw:path><draw:path draw:style-name="gr1278" draw:text-style-name="P85" svg:width="0.0819in" svg:height="0.0665in" svg:x="0.3575in" svg:y="0.0169in" svg:viewBox="0 0 209 170" svg:d="M91 22c15 0 30 0 44 0-12 57-16 74-16 100 0 6 0 17 3 29 4 17 9 19 14 19 8 0 16-7 16-14 0-3 0-4-3-8-11-28-11-53-11-64 0-20 3-41 7-62 14 0 30 0 44 0 6 0 20 0 20-13 0-9-9-9-17-9-43 0-85 0-128 0-9 0-23 0-41 19-13 14-23 32-23 34 1 1 0 4 4 4s5-2 7-5c19-30 41-30 48-30 8 0 15 0 22 0-12 47-33 94-49 128-2 6-2 7-2 10 0 7 5 10 11 10 11 0 14-11 18-24 6-18 6-19 11-38 7-29 15-57 21-86z"><text:p/></draw:path><draw:path draw:style-name="gr1278" draw:text-style-name="P85" svg:width="0.0469in" svg:height="0.0701in" svg:x="0.4465in" svg:y="0.0343in" svg:viewBox="0 0 120 179" svg:d="M120 130c-3 0-7 0-10 0 0 7-3 21-7 23-2 3-23 3-26 3-17 0-34 0-51 0 29-25 39-32 55-45 20-16 39-33 39-58 0-33-29-53-64-53-33 0-56 23-56 49 0 13 12 14 14 14 7 0 15-5 15-14 0-5-3-15-16-15 8-19 27-24 40-24 26 0 40 21 40 43 0 23-16 42-25 52-22 21-43 42-65 63-3 2-3 3-3 11 37 0 74 0 111 0 3-17 6-32 9-49z"><text:p/></draw:path></draw:g></text:span><text:span text:style-name="T46">, נסיק קיום </text:span><text:span text:style-name="T46"><draw:g text:anchor-type="as-char" svg:y="-0.1035in" draw:z-index="304" draw:name="Shape203" draw:style-name="gr1276"><svg:title>TexMaths</svg:title><svg:desc>11§inline§Y_1 \in \pi_1§svg§600§FALSE§</svg:desc><draw:path draw:style-name="gr1277" draw:text-style-name="P84" svg:width="0.463in" svg:height="0.1098in" svg:x="0.0031in" svg:y="0.0075in" svg:viewBox="0 0 1177 280" svg:d="M588 280c-196 0-392 0-588 0 0-94 0-187 0-280 393 0 784 0 1177 0 0 93 0 186 0 280-196 0-393 0-589 0z"><text:p/></draw:path><draw:path draw:style-name="gr1278" draw:text-style-name="P85" svg:width="0.1106in" svg:height="0.1024in" svg:x="0.0004in" svg:y="0.0004in" svg:viewBox="0 0 282 261" svg:d="M218 44c1-2 3-3 5-6 11-11 25-24 51-26 4 0 8 0 8-8 0-2-3-4-6-4-10 0-21 1-32 1-12 0-26-1-38-1-3 0-7 0-7 8 0 4 3 4 6 4 2 0 13 1 13 9 0 6-9 16-10 18-30 34-59 69-89 103-14-39-29-77-43-115-2-5-2-5-2-6 0-9 18-9 23-9 4 0 9 0 9-8 0-4-5-4-6-4-11 0-38 1-49 1-9 0-33-1-43-1-2 0-8 0-8 8 0 4 4 4 10 4 23 0 24 3 27 13 16 42 32 84 48 126 1 1 2 6 2 7s-15 61-18 69c-5 21-5 22-36 22-8 0-10 0-10 8 0 4 3 3 5 4 11 0 38-1 49-1 10 0 39 1 50 1 2 0 6 0 6-8 0-4-3-4-11-4-4 0-8 0-14 0-8-1-10-2-10-7 0-2 3-16 5-24 5-17 9-35 14-52 2-8 2-9 5-12 32-38 64-74 96-110z"><text:p/></draw:path><draw:path draw:style-name="gr1278" draw:text-style-name="P85" svg:width="0.0382in" svg:height="0.0697in" svg:x="0.0953in" svg:y="0.0563in" svg:viewBox="0 0 98 178" svg:d="M60 8c0-8 1-8-7-8-18 18-42 18-53 18 0 3 0 6 0 9 7 0 24 0 38-7 0 45 0 91 0 137 0 9 1 12-26 12-3 0-8 0-11 0 0 3 0 5 0 9 6 0 39-1 48-1s43 1 49 1c0-4 0-6 0-9-3 0-7 0-10 0-28 0-28-3-28-12 0-51 0-100 0-149z"><text:p/></draw:path><draw:path draw:style-name="gr1278" draw:text-style-name="P85" svg:width="0.076in" svg:height="0.087in" svg:x="0.2067in" svg:y="0.0217in" svg:viewBox="0 0 194 222" svg:d="M179 120c7 0 15 0 15-8s-8-8-15-8c-55 0-109 0-164 0 6-51 50-89 105-89 20 0 39 0 59 0 7 0 15 0 15-7 0-8-8-8-15-8-20 0-40 0-60 0-66 0-119 50-119 112 0 61 53 110 119 110 20 0 40 0 60 0 7 0 15 0 15-8s-8-8-15-8c-20 0-39 0-59 0-55 0-99-35-105-86 55 0 109 0 164 0z"><text:p/></draw:path><draw:path draw:style-name="gr1278" draw:text-style-name="P85" svg:width="0.0819in" svg:height="0.0665in" svg:x="0.3413in" svg:y="0.0386in" svg:viewBox="0 0 209 170" svg:d="M91 23c15 0 30 0 44 0-12 57-16 74-16 99 0 5 0 16 3 29 5 17 9 19 14 19 8 0 16-7 16-14 0-2 0-4-2-9-11-27-11-53-11-64 0-19 2-40 6-60 14 0 30 0 44 0 6 0 20 0 20-13 0-10-9-10-16-10-43 0-86 0-129 0-9 0-23 0-41 19-13 15-23 33-23 34s0 4 4 4 5-2 7-4c19-30 41-30 48-30 8 0 15 0 22 0-12 46-33 92-49 127-2 7-2 7-2 10 0 7 5 10 11 10 11 0 14-11 18-25 6-18 6-18 11-37 7-29 15-56 21-85z"><text:p/></draw:path><draw:path draw:style-name="gr1278" draw:text-style-name="P85" svg:width="0.0386in" svg:height="0.0697in" svg:x="0.4354in" svg:y="0.0563in" svg:viewBox="0 0 99 178" svg:d="M62 8c0-8-2-8-8-8-18 18-43 18-54 18 0 3 0 6 0 9 7 0 24 0 40-7 0 45 0 91 0 137 0 9 0 12-28 12-3 0-7 0-10 0 0 3 0 5 0 9 5 0 39-1 49-1 7 0 41 1 48 1 0-4 0-6 0-9-3 0-8 0-11 0-26 0-26-3-26-12 0-51 0-100 0-149z"><text:p/></draw:path></draw:g></text:span><text:span text:style-name="T46"><text:s/>כך ש־</text:span><draw:g text:anchor-type="as-char" svg:y="-0.1035in" draw:z-index="306" draw:name="Shape204" draw:style-name="gr1276"><svg:title>TexMaths</svg:title><svg:desc>11§inline§Y_2 \subseteq Y_1§svg§600§FALSE§</svg:desc><draw:path draw:style-name="gr1277" draw:text-style-name="P84" svg:width="0.4819in" svg:height="0.1098in" svg:x="0.0028in" svg:y="0.0075in" svg:viewBox="0 0 1225 280" svg:d="M613 280c-205 0-408 0-613 0 0-94 0-187 0-280 408 0 817 0 1225 0 0 93 0 186 0 280-203 0-408 0-612 0z"><text:p/></draw:path><draw:path draw:style-name="gr1278" draw:text-style-name="P85" svg:width="0.1102in" svg:height="0.1024in" svg:x="0.0004in" svg:y="0.0004in" svg:viewBox="0 0 281 261" svg:d="M217 44c1-2 3-3 5-6 11-11 25-24 51-26 4 0 8 0 8-8 0-2-2-4-6-4-10 0-21 1-32 1-12 0-25-1-38-1-2 0-7 0-7 8 0 4 3 4 6 4 2 0 14 1 14 9 0 6-10 16-11 18-30 34-59 69-89 103-15-39-29-77-43-115-2-5-2-5-2-6 0-9 18-9 23-9 4 0 9 0 9-8 0-4-5-4-6-4-11 0-38 1-49 1-9 0-33-1-43-1-3 0-7 0-7 8 0 4 3 4 9 4 23 0 24 3 27 13 16 42 32 84 48 126 1 1 2 6 2 7s-16 61-18 69c-5 21-5 22-36 22-8 0-10 0-10 8 0 4 3 3 4 4 11 0 39-1 50-1s38 1 50 1c2 0 6 0 6-8 0-4-3-4-11-4-4 0-8 0-14 0-8-1-10-2-10-7 0-2 3-16 5-24 5-17 9-35 14-52 2-8 2-9 5-12 32-38 64-74 96-110z"><text:p/></draw:path><draw:path draw:style-name="gr1278" draw:text-style-name="P85" svg:width="0.0465in" svg:height="0.0697in" svg:x="0.0902in" svg:y="0.0563in" svg:viewBox="0 0 119 178" svg:d="M119 129c-3 0-6 0-9 0-1 7-3 22-8 26-2 1-22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1278" draw:text-style-name="P85" svg:width="0.0929in" svg:height="0.1157in" svg:x="0.2063in" svg:y="0.0075in" svg:viewBox="0 0 237 295" svg:d="M222 15c7 0 15 0 15-7 0-8-8-8-15-8-34 0-69 0-103 0-66 0-119 49-119 111 0 61 54 109 119 109 34 0 69 0 103 0 7 0 15 0 15-7 0-8-8-8-15-8-34 0-68 0-102 0-62 0-105-44-105-94 0-52 44-96 105-96 34 0 68 0 102 0zM22 280c-7 0-14 0-14 7 0 8 7 8 14 8 67 0 133 0 200 0 7 0 15 0 15-8 0-7-8-7-15-7-67 0-133 0-200 0z"><text:p/></draw:path><draw:path draw:style-name="gr1278" draw:text-style-name="P85" svg:width="0.1102in" svg:height="0.1024in" svg:x="0.3594in" svg:y="0.0004in" svg:viewBox="0 0 281 261" svg:d="M217 44c1-2 3-3 5-6 12-11 25-24 51-26 4 0 8 0 8-8 0-2-2-4-5-4-10 0-22 1-32 1-13 0-26-1-38-1-2 0-8 0-8 8 0 4 5 4 6 4 3 0 14 1 14 9 0 6-9 16-10 18-30 34-60 69-90 103-15-39-29-77-43-115-2-5-2-5-2-6 0-9 19-9 23-9 5 0 9 0 9-8 0-4-5-4-6-4-11 0-37 1-48 1-10 0-34-1-43-1-2 0-8 0-8 8 0 4 3 4 9 4 23 0 25 3 28 13 16 42 32 84 48 126 0 1 1 6 1 7s-16 61-18 69c-4 21-4 22-36 22-7 0-10 0-10 8 0 4 4 4 6 4 11 0 37-1 48-1s38 1 50 1c3 0 7 0 7-8 0-4-3-4-11-4-1 0-8 0-14 0-9-1-11-2-11-7 0-2 3-16 5-24 5-17 9-35 14-52 2-8 2-9 5-12 32-38 64-74 96-110z"><text:p/></draw:path><draw:path draw:style-name="gr1278" draw:text-style-name="P85" svg:width="0.0386in" svg:height="0.0697in" svg:x="0.4539in" svg:y="0.0563in" svg:viewBox="0 0 99 178" svg:d="M62 8c0-8-1-8-9-8-17 18-42 18-53 18 0 3 0 6 0 9 7 0 24 0 40-7 0 45 0 91 0 137 0 9 0 12-28 12-3 0-6 0-10 0 0 3 0 5 0 9 5 0 39-1 49-1 7 0 41 1 48 1 0-4 0-6 0-9-3 0-8 0-11 0-26 0-26-3-26-12 0-51 0-100 0-149z"><text:p/></draw:path></draw:g>, <text:span text:style-name="T79">וסה"כ </text:span><draw:g text:anchor-type="as-char" svg:y="-0.1035in" draw:z-index="308" draw:name="Shape205" draw:style-name="gr1276"><svg:title>TexMaths</svg:title><svg:desc>11§inline§Z \subseteq Y_2 \subseteq Y_1§svg§600§FALSE§</svg:desc><draw:path draw:style-name="gr1277" draw:text-style-name="P84" svg:width="0.7988in" svg:height="0.1098in" svg:x="0.0004in" svg:y="0.0075in" svg:viewBox="0 0 2030 280" svg:d="M1016 280c-339 0-677 0-1016 0 0-94 0-187 0-280 677 0 1353 0 2030 0 0 93 0 186 0 280-338 0-677 0-1014 0z"><text:p/></draw:path><draw:path draw:style-name="gr1278" draw:text-style-name="P85" svg:width="0.1004in" svg:height="0.1024in" svg:x="0.0016in" svg:y="0.0004in" svg:viewBox="0 0 256 261" svg:d="M255 10c1-2 1-5 1-7 0-3-2-3-10-3-54 0-109 0-162 0-9 0-10 1-13 8-6 23-14 46-20 69-2 2-2 4-2 5 2 1 0 5 5 5 3 0 4-3 5-5 15-45 34-70 95-70 21 0 42 0 63 0-72 80-144 160-216 239 0 2-1 6-1 7 0 3 2 3 9 3 56 0 112 0 168 0 10 0 10 0 12-8 9-27 19-56 28-83 0-1 1-4 1-5 0-3-1-5-5-5-3 0-4 1-6 10-18 50-36 78-101 78-22 0-44 0-66 0 71-79 144-159 215-238z"><text:p/></draw:path><draw:path draw:style-name="gr1278" draw:text-style-name="P85" svg:width="0.0925in" svg:height="0.1157in" svg:x="0.1622in" svg:y="0.0075in" svg:viewBox="0 0 236 295" svg:d="M222 15c7 0 14 0 14-7 0-8-7-8-14-8-34 0-69 0-103 0-67 0-119 49-119 111 0 61 53 109 119 109 34 0 69 0 103 0 7 0 14 0 14-7 0-8-7-8-14-8-34 0-69 0-103 0-61 0-104-44-104-94 0-52 44-96 104-96 34 0 69 0 103 0zM21 280c-7 0-13 0-13 7 0 8 6 8 13 8 67 0 134 0 201 0 7 0 14 0 14-8 0-7-7-7-14-7-67 0-134 0-201 0z"><text:p/></draw:path><draw:path draw:style-name="gr1278" draw:text-style-name="P85" svg:width="0.1098in" svg:height="0.1024in" svg:x="0.3154in" svg:y="0.0004in" svg:viewBox="0 0 280 261" svg:d="M217 44c2-2 3-3 5-6 12-11 24-24 51-26 4 0 7 0 7-8 0-2-2-4-4-4-10 0-22 1-32 1-13 0-26-1-38-1-3 0-8 0-8 8 0 4 4 4 5 4 4 0 15 1 15 9 0 6-9 16-10 18-30 34-61 69-90 103-15-39-29-77-43-115-2-5-2-5-2-6 0-9 18-9 23-9s8 0 8-8c0-4-4-4-5-4-11 0-37 1-48 1-10 0-35-1-43-1-4 0-8 0-8 8 0 4 3 4 9 4 23 0 24 3 28 13 16 42 32 84 48 126 0 1 1 6 1 7s-16 61-18 69c-4 21-5 22-36 22-7 0-10 0-10 8 0 4 4 4 5 4 11 0 38-1 49-1s38 1 49 1c3 0 8 0 8-8 0-4-3-4-11-4-1 0-9 0-14 0-9-1-11-2-11-7 0-2 3-16 5-24 5-17 9-35 13-52 3-8 3-9 6-12 32-38 64-74 96-110z"><text:p/></draw:path><draw:path draw:style-name="gr1278" draw:text-style-name="P85" svg:width="0.0469in" svg:height="0.0697in" svg:x="0.4047in" svg:y="0.0563in" svg:viewBox="0 0 120 178" svg:d="M120 129c-3 0-7 0-10 0 0 7-3 22-7 26-2 1-23 1-26 1-17 0-34 0-51 0 29-25 39-33 55-45 20-17 39-33 39-58 0-33-29-53-64-53-33 0-56 23-56 48 0 13 12 16 14 16 7 0 15-5 15-15 0-5-3-14-16-14 8-20 27-25 39-25 27 0 41 21 41 43 0 23-16 41-25 51-22 21-44 42-66 64-2 2-2 3-2 10 37 0 74 0 111 0 3-16 6-32 9-49z"><text:p/></draw:path><draw:path draw:style-name="gr1278" draw:text-style-name="P85" svg:width="0.0921in" svg:height="0.1157in" svg:x="0.5213in" svg:y="0.0075in" svg:viewBox="0 0 235 295" svg:d="M222 15c7 0 13 0 13-7 0-8-6-8-13-8-34 0-69 0-103 0-67 0-119 49-119 111 0 61 53 109 119 109 34 0 69 0 103 0 7 0 13 0 13-7 0-8-6-8-13-8-34 0-69 0-103 0-61 0-104-44-104-94 0-52 44-96 104-96 34 0 69 0 103 0zM21 280c-7 0-13 0-13 7 0 8 6 8 13 8 67 0 134 0 201 0 7 0 13 0 13-8 0-7-6-7-13-7-67 0-134 0-201 0z"><text:p/></draw:path><draw:path draw:style-name="gr1278" draw:text-style-name="P85" svg:width="0.1098in" svg:height="0.1024in" svg:x="0.6744in" svg:y="0.0004in" svg:viewBox="0 0 280 261" svg:d="M217 44c2-2 3-3 5-6 12-11 24-24 51-26 4 0 7 0 7-8 0-2-2-4-4-4-10 0-22 1-32 1-13 0-26-1-38-1-3 0-8 0-8 8 0 4 4 4 5 4 4 0 15 1 15 9 0 6-9 16-11 18-30 34-60 69-89 103-15-39-29-77-43-115-2-5-2-5-2-6 0-9 18-9 23-9s8 0 8-8c0-4-4-4-5-4-11 0-37 1-48 1-10 0-35-1-44-1-3 0-7 0-7 8 0 4 3 4 9 4 23 0 24 3 28 13 16 42 32 84 48 126 0 1 1 6 1 7s-16 61-18 69c-4 21-5 22-36 22-7 0-10 0-10 8 0 4 4 4 5 4 11 0 38-1 49-1s38 1 49 1c3 0 8 0 8-8 0-4-4-4-11-4-1 0-9 0-15 0-8-1-10-2-10-7 0-2 3-16 5-24 5-17 9-35 13-52 3-8 3-9 6-12 32-38 64-74 96-110z"><text:p/></draw:path><draw:path draw:style-name="gr1278" draw:text-style-name="P85" svg:width="0.0386in" svg:height="0.0697in" svg:x="0.7685in" svg:y="0.0563in" svg:viewBox="0 0 99 178" svg:d="M62 8c0-8-2-8-9-8-17 18-42 18-53 18 0 3 0 6 0 9 7 0 24 0 40-7 0 45 0 91 0 137 0 9 0 12-28 12-3 0-7 0-10 0 0 3 0 5 0 9 5 0 39-1 49-1 7 0 41 1 48 1 0-4 0-6 0-9-3 0-8 0-11 0-26 0-26-3-26-12 0-51 0-100 0-149z"><text:p/></draw:path></draw:g><text:span text:style-name="T46">. בפרט, </text:span><text:span text:style-name="T46"><draw:g text:anchor-type="as-char" svg:y="-0.1035in" draw:z-index="309" draw:name="Shape206" draw:style-name="gr1276"><svg:title>TexMaths</svg:title><svg:desc>11§inline§Z \subseteq Y_1§svg§600§FALSE§</svg:desc><draw:path draw:style-name="gr1277" draw:text-style-name="P84" svg:width="0.4402in" svg:height="0.1098in" svg:x="0.0004in" svg:y="0.0075in" svg:viewBox="0 0 1119 280" svg:d="M560 280c-187 0-373 0-560 0 0-94 0-187 0-280 373 0 746 0 1119 0 0 93 0 186 0 280-186 0-373 0-559 0z"><text:p/></draw:path><draw:path draw:style-name="gr1278" draw:text-style-name="P85" svg:width="0.1004in" svg:height="0.1024in" svg:x="0.0016in" svg:y="0.0004in" svg:viewBox="0 0 256 261" svg:d="M255 10c0-2 1-5 1-7 0-3-2-3-9-3-54 0-109 0-163 0-9 0-10 1-12 8-7 23-15 46-21 69-1 2-1 4-1 5 1 1 0 5 4 5 3 0 4-3 5-5 15-45 35-70 95-70 21 0 42 0 63 0-72 80-144 160-216 239 0 2-1 6-1 7 0 3 2 3 9 3 56 0 112 0 168 0 10 0 10 0 12-8 9-27 18-56 28-83 0-1 1-4 1-5 0-3-1-5-4-5-4 0-5 1-7 10-18 50-35 78-101 78-22 0-44 0-66 0 71-79 144-159 215-238z"><text:p/></draw:path><draw:path draw:style-name="gr1278" draw:text-style-name="P85" svg:width="0.0929in" svg:height="0.1157in" svg:x="0.1626in" svg:y="0.0075in" svg:viewBox="0 0 237 295" svg:d="M222 15c7 0 15 0 15-7 0-8-8-8-15-8-34 0-69 0-103 0-67 0-119 49-119 111 0 61 53 109 119 109 34 0 69 0 103 0 7 0 15 0 15-7 0-8-8-8-15-8-34 0-69 0-103 0-61 0-104-44-104-94 0-52 44-96 104-96 34 0 69 0 103 0zM21 280c-7 0-13 0-13 7 0 8 6 8 13 8 67 0 134 0 201 0 7 0 15 0 15-8 0-7-8-7-15-7-67 0-134 0-201 0z"><text:p/></draw:path><draw:path draw:style-name="gr1278" draw:text-style-name="P85" svg:width="0.1102in" svg:height="0.1024in" svg:x="0.3154in" svg:y="0.0004in" svg:viewBox="0 0 281 261" svg:d="M217 44c1-2 3-3 5-6 12-11 25-24 51-26 4 0 8 0 8-8 0-2-3-4-5-4-10 0-22 1-32 1-13 0-26-1-38-1-2 0-8 0-8 8 0 4 5 4 6 4 3 0 14 1 14 9 0 6-9 16-11 18-30 34-60 69-89 103-15-39-29-77-43-115-2-5-2-5-2-6 0-9 18-9 23-9s9 0 9-8c0-4-5-4-6-4-11 0-37 1-48 1-10 0-34-1-44-1-3 0-7 0-7 8 0 4 3 4 9 4 23 0 24 3 28 13 16 42 32 84 48 126 0 1 1 6 1 7s-16 61-18 69c-4 21-5 22-36 22-7 0-10 0-10 8 0 4 4 4 6 4 11 0 37-1 48-1s38 1 49 1c3 0 8 0 8-8 0-4-3-4-11-4-1 0-9 0-15 0-8-1-10-2-10-7 0-2 3-16 5-24 5-17 9-35 14-52 2-8 2-9 5-12 32-38 64-74 96-110z"><text:p/></draw:path><draw:path draw:style-name="gr1278" draw:text-style-name="P85" svg:width="0.0386in" svg:height="0.0697in" svg:x="0.4098in" svg:y="0.0563in" svg:viewBox="0 0 99 178" svg:d="M62 8c0-8-1-8-9-8-17 18-42 18-53 18 0 3 0 6 0 9 7 0 24 0 40-7 0 45 0 91 0 137 0 9 0 12-28 12-3 0-6 0-10 0 0 3 0 5 0 9 5 0 39-1 49-1 7 0 41 1 48 1 0-4 0-6 0-9-3 0-8 0-11 0-26 0-26-3-26-12 0-51 0-100 0-149z"><text:p/></draw:path></draw:g></text:span><text:span text:style-name="T46">, ונניח בשלילה </text:span><text:span text:style-name="T46"><draw:g text:anchor-type="as-char" svg:y="-0.1102in" draw:z-index="310" draw:name="Shape207" draw:style-name="gr1276"><svg:title>TexMaths</svg:title><svg:desc>11§inline§Z \neq Y_1§svg§600§FALSE§</svg:desc><draw:path draw:style-name="gr1277" draw:text-style-name="P84" svg:width="0.4402in" svg:height="0.1256in" svg:x="0.0004in" svg:y="0.0079in" svg:viewBox="0 0 1119 320" svg:d="M560 320c-187 0-373 0-560 0 0-107 0-213 0-320 373 0 746 0 1119 0 0 107 0 213 0 320-186 0-373 0-559 0z"><text:p/></draw:path><draw:path draw:style-name="gr1278" draw:text-style-name="P85" svg:width="0.1004in" svg:height="0.1031in" svg:x="0.0016in" svg:y="0.0051in" svg:viewBox="0 0 256 263" svg:d="M255 9c0-1 1-3 1-6s-2-3-9-3c-54 0-109 0-163 0-9 0-10 0-12 8-7 23-15 46-21 69-1 2-1 5-1 6 1 1 0 4 4 4 3 0 4-3 5-4 15-45 35-71 95-71 21 0 42 0 63 0-72 81-144 161-216 241 0 2-1 5-1 6 0 4 2 4 9 4 56 0 112 0 168 0 10 0 10 0 12-8 9-28 18-56 28-84 0-2 1-4 1-7 0-1-1-3-4-3-4 0-5 1-7 9-18 52-35 79-101 79-22 0-44 0-66 0 71-79 144-160 215-240z"><text:p/></draw:path><draw:path draw:style-name="gr1278" draw:text-style-name="P85" svg:width="0.0756in" svg:height="0.1413in" svg:x="0.1713in" svg:y="0in" svg:viewBox="0 0 193 360" svg:d="M189 15c4-5 4-6 4-7 0-2-3-8-8-8-4 0-6 2-9 8-58 112-115 224-174 336-2 6-2 7-2 8 0 3 2 8 8 8 4 0 5-3 7-8 59-113 116-224 174-337z"><text:p/></draw:path><draw:path draw:style-name="gr1278" draw:text-style-name="P85" svg:width="0.1012in" svg:height="0.0358in" svg:x="0.158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1278" draw:text-style-name="P85" svg:width="0.1102in" svg:height="0.1031in" svg:x="0.3154in" svg:y="0.0051in" svg:viewBox="0 0 281 263" svg:d="M217 44c1-2 3-3 5-5 12-13 25-26 51-27 4-1 8-1 8-8 0-3-3-4-5-4-10 0-22 1-32 1-13 0-26-1-38-1-2 0-8 0-8 7 0 4 5 5 6 5 3 0 14 0 14 9 0 7-9 17-11 19-30 34-60 68-89 102-15-38-29-77-43-114-2-6-1-5-2-7 0-9 18-9 23-9s9 0 9-8c0-4-5-4-6-4-11 0-37 1-48 1-10 0-34-1-44-1-3 0-7 0-7 8 0 4 3 4 9 4 23 0 24 3 28 13 16 42 32 84 48 127 0 1 1 6 1 7s-16 62-18 69c-4 21-5 22-36 22-7 0-10 0-10 8 0 5 4 5 6 5 11 0 37-2 48-2s38 2 49 2c3 0 8 0 8-8 0-5-3-5-11-5-1 0-9 0-15 0-8-1-10-2-10-6 0-3 3-17 5-24 5-18 9-37 14-55 2-6 2-7 5-11 32-37 64-73 96-110z"><text:p/></draw:path><draw:path draw:style-name="gr1278" draw:text-style-name="P85" svg:width="0.0386in" svg:height="0.0705in" svg:x="0.4098in" svg:y="0.061in" svg:viewBox="0 0 99 180" svg:d="M62 8c0-8-1-8-9-8-17 17-42 17-53 17 0 3 0 6 0 9 7 0 24 0 40-7 0 46 0 92 0 139 0 9 0 12-28 12-3 0-6 0-10 0 0 3 0 7 0 10 5-1 39-1 49-1 7 0 41 0 48 1 0-3 0-7 0-10-3 0-8 0-11 0-26 0-26-3-26-12 0-51 0-101 0-150z"><text:p/></draw:path></draw:g></text:span><text:span text:style-name="T46">, נסיק שמשום שהם באותה החלוקה </text:span><text:span text:style-name="T46"><draw:g text:anchor-type="as-char" svg:y="-0.0654in" draw:z-index="311" draw:name="Shape208" draw:style-name="gr1276"><svg:title>TexMaths</svg:title><svg:desc>11§inline§\pi_1§svg§600§FALSE§</svg:desc><draw:path draw:style-name="gr1277" draw:text-style-name="P84" svg:width="0.1201in" svg:height="0.0713in" svg:x="0.0043in" svg:y="0.0071in" svg:viewBox="0 0 306 182" svg:d="M0 0c102 0 204 0 306 0 0 60 0 122 0 182-102 0-204 0-306 0 0-60 0-122 0-182z"><text:p/></draw:path><draw:path draw:style-name="gr1278" draw:text-style-name="P85" svg:width="0.0815in" svg:height="0.0657in" svg:x="0.0004in" svg:y="0in" svg:viewBox="0 0 208 168" svg:d="M92 22c15 0 29 0 44 0-13 57-16 73-16 97 0 7 0 17 3 30 3 16 8 19 13 19 8 0 17-7 17-15 0-2 0-3-3-8-12-28-12-51-12-62 0-21 4-41 8-61 14 0 29 0 43 0 4 0 19 0 19-13 0-9-9-9-16-9-43 0-85 0-128 0-8 0-23 0-40 18-13 15-24 32-24 35 2 1 0 3 5 3 3 0 4-1 6-5 19-29 42-29 49-29s15 0 22 0c-12 47-33 92-49 127-3 5-3 7-3 9 0 7 6 10 11 10 12 0 15-10 19-24 6-18 6-19 10-38 7-28 15-57 22-84z"><text:p/></draw:path><draw:path draw:style-name="gr1278" draw:text-style-name="P85" svg:width="0.0382in" svg:height="0.0689in" svg:x="0.0941in" svg:y="0.0177in" svg:viewBox="0 0 98 176" svg:d="M60 7c0-7 0-7-7-7-18 16-42 16-53 16 0 4 0 7 0 10 7 0 24 0 38-7 0 45 0 91 0 135 0 9 0 13-26 13-3 0-8 0-11 0 0 3 0 6 0 9 6 0 39-1 48-1s43 1 49 1c0-3 0-6 0-9-4 0-7 0-10 0-28 0-28-4-28-13 0-49 0-98 0-147z"><text:p/></draw:path></draw:g></text:span><text:span text:style-name="T46"><text:s/>אזי </text:span><text:span text:style-name="T46"><draw:g text:anchor-type="as-char" svg:y="-0.1193in" draw:z-index="312" draw:name="Shape209" draw:style-name="gr1276"><svg:title>TexMaths</svg:title><svg:desc>11§inline§Z \cap Y = \emptyset§svg§600§FALSE§</svg:desc><draw:path draw:style-name="gr1277" draw:text-style-name="P84" svg:width="0.6606in" svg:height="0.1126in" svg:x="0.0004in" svg:y="0.0075in" svg:viewBox="0 0 1679 287" svg:d="M0 0c560 0 1119 0 1679 0 0 96 0 192 0 287-560 0-1119 0-1679 0 0-95 0-191 0-287z"><text:p/></draw:path><draw:path draw:style-name="gr1278" draw:text-style-name="P85" svg:width="0.1008in" svg:height="0.1031in" svg:x="0.0012in" svg:y="0.0138in" svg:viewBox="0 0 257 263" svg:d="M256 10c0-2 1-4 1-7s-2-3-10-3c-54 0-108 0-162 0-9 0-10 1-12 8-7 23-15 46-21 69-1 2-1 3-1 6 0 1 0 4 4 4 3 0 4-2 4-3 16-47 36-72 96-72 21 0 42 0 63 0-72 81-144 160-216 240 0 1-2 6-2 7 0 4 3 4 10 4 56 0 112 0 168 0 9 0 10-1 12-8 9-28 19-57 28-85 0-2 1-5 1-6s-1-3-5-3-4 1-6 9c-18 51-36 80-101 80-22 0-44 0-66 0 71-80 144-160 215-240z"><text:p/></draw:path><draw:path draw:style-name="gr1278" draw:text-style-name="P85" svg:width="0.0839in" svg:height="0.0933in" svg:x="0.1492in" svg:y="0.0264in" svg:viewBox="0 0 214 238" svg:d="M214 84c0-59-58-84-106-84-51 0-108 28-108 84 0 47 0 93 0 141 0 6 0 13 8 13 7 0 7-7 7-13 0-47 0-93 0-139 0-58 64-71 93-71 17 0 42 4 61 17 30 19 30 44 30 54 0 46 0 92 0 139 0 6 0 13 8 13 7 0 7-7 7-13 0-48 0-94 0-141z"><text:p/></draw:path><draw:path draw:style-name="gr1278" draw:text-style-name="P85" svg:width="0.1102in" svg:height="0.1031in" svg:x="0.2815in" svg:y="0.0138in" svg:viewBox="0 0 281 263" svg:d="M218 44c2-2 3-3 5-5 11-11 24-25 51-27 4 0 7 0 7-8 0-2-2-4-5-4-10 0-21 1-32 1-12 0-26-1-38-1-3 0-7 0-7 8 0 4 3 4 5 4 3 0 14 1 14 9 0 7-9 16-10 19-30 34-61 68-90 103-15-38-28-77-42-115-2-5-2-6-2-7 0-9 18-9 22-9 5 0 10 0 10-8 0-4-5-4-6-4-11 0-38 1-49 1-9 0-33-1-43-1-3 0-8 0-8 8 0 4 4 4 9 4 24 0 25 3 28 13 16 42 32 84 48 127 1 1 2 5 2 7 0 1-16 62-18 69-5 21-5 22-36 23-8 0-11 0-11 8 0 4 3 3 5 4 11 0 39-1 50-1 10 0 38 1 49 1 3 0 7 0 7-8 0-4-3-4-11-4-4 0-8 0-14-1-8-1-10-1-10-7 0-2 3-15 4-24 5-17 10-35 15-54 1-6 2-8 5-11 32-37 64-74 96-110z"><text:p/></draw:path><draw:path draw:style-name="gr1278" draw:text-style-name="P85" svg:width="0.1008in" svg:height="0.035in" svg:x="0.448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1in" svg:height="0.1283in" svg:x="0.6079in" svg:y="0in" svg:viewBox="0 0 156 327" svg:d="M132 8c0-5-3-8-9-8-5 0-6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46"><text:s/>ובפרט מהכלה דו כיוונית </text:span><text:span text:style-name="T46"><draw:g text:anchor-type="as-char" svg:y="-0.1102in" draw:z-index="313" draw:name="Shape210" draw:style-name="gr1276"><svg:title>TexMaths</svg:title><svg:desc>11§inline§\forall x \in Z. x \not\in Y§svg§600§FALSE§</svg:desc><draw:path draw:style-name="gr1277" draw:text-style-name="P84" svg:width="0.8795in" svg:height="0.1256in" svg:x="0.0083in" svg:y="0.0079in" svg:viewBox="0 0 2235 320" svg:d="M1117 320c-373 0-745 0-1117 0 0-107 0-213 0-320 745 0 1489 0 2235 0 0 107 0 213 0 320-372 0-746 0-1118 0z"><text:p/></draw:path><draw:path draw:style-name="gr1278" draw:text-style-name="P85" svg:width="0.0846in" svg:height="0.1083in" svg:x="0.0004in" svg:y="0.0043in" svg:viewBox="0 0 216 276" svg:d="M214 14c2-4 2-4 2-6 0-5-4-8-8-8-5 0-8 4-10 9-11 29-21 56-32 85-39 0-78 0-118 0-11-29-20-56-31-85-2-6-4-9-9-9-4 0-8 3-8 8 0 1 0 1 2 6 32 84 65 169 97 253 2 6 3 9 9 9 5 0 6-5 9-9 32-84 65-169 97-253zM55 109c35 0 70 0 106 0-18 45-36 92-53 137-18-45-35-92-53-137z"><text:p/></draw:path><draw:path draw:style-name="gr1278" draw:text-style-name="P85" svg:width="0.0756in" svg:height="0.0685in" svg:x="0.0898in" svg:y="0.0425in" svg:viewBox="0 0 193 175" svg:d="M118 54c2-10 11-45 38-45 1 0 11 0 19 4-11 2-19 12-19 21 0 7 5 15 16 15 7 0 21-8 21-24 0-19-23-25-37-25-22 0-36 21-40 30-10-26-31-30-42-30-40 0-62 50-62 60 0 4 3 4 5 4 3 0 4-1 4-4 13-41 38-51 52-51 7 0 21 3 21 25 0 12-7 39-21 93-6 24-20 40-37 40-2 0-11 0-19-5 9-2 18-10 18-21s-9-13-14-13c-12 0-21 10-21 22 0 18 19 25 36 25 26 0 39-27 41-29 4 14 18 29 41 29 41 0 63-49 63-59 0-5-4-5-6-5-3 0-3 3-4 5-14 42-40 51-52 51-16 0-21-13-21-26 0-9 2-16 7-34 4-18 8-35 13-53z"><text:p/></draw:path><draw:path draw:style-name="gr1278" draw:text-style-name="P85" svg:width="0.076in" svg:height="0.0874in" svg:x="0.2272in" svg:y="0.0272in" svg:viewBox="0 0 194 223" svg:d="M179 120c7 0 15 0 15-7 0-9-8-9-15-9-55 0-109 0-164 0 6-51 50-89 105-89 20 0 40 0 59 0 7 0 15 0 15-7 0-8-8-8-15-8-19 0-40 0-60 0-66 0-119 50-119 113 0 61 53 110 119 110 20 0 41 0 60 0 7 0 15 0 15-8s-8-8-15-8c-19 0-39 0-59 0-55 0-99-36-105-87 55 0 109 0 164 0z"><text:p/></draw:path><draw:path draw:style-name="gr1278" draw:text-style-name="P85" svg:width="0.1012in" svg:height="0.1031in" svg:x="0.3669in" svg:y="0.0051in" svg:viewBox="0 0 258 263" svg:d="M256 9c0-1 2-3 2-6s-3-3-10-3c-54 0-109 0-163 0-10 0-10 0-12 8-8 23-15 46-22 69 0 2-1 5-1 6 2 1 0 4 5 4 3 0 3-3 4-4 16-45 36-71 96-71 21 0 42 0 63 0-73 81-144 161-217 241 0 2-1 5-1 6 0 4 3 4 10 4 56 0 112 0 168 0 9 0 9 0 12-8 9-28 19-56 28-84 0-2 1-4 1-7 0-1-2-3-5-3-5 0-4 1-7 9-17 52-35 79-101 79-22 0-44 0-66 0 72-79 144-160 216-240z"><text:p/></draw:path><draw:path draw:style-name="gr1278" draw:text-style-name="P85" svg:width="0.0161in" svg:height="0.0157in" svg:x="0.4772in" svg:y="0.0929in" svg:viewBox="0 0 42 41" svg:d="M42 21c0-12-10-21-21-21s-21 9-21 21c0 11 10 20 21 20s21-9 21-20z"><text:p/></draw:path><draw:path draw:style-name="gr1278" draw:text-style-name="P85" svg:width="0.0756in" svg:height="0.0685in" svg:x="0.511in" svg:y="0.0425in" svg:viewBox="0 0 193 175" svg:d="M118 54c2-10 11-45 38-45 3 0 11 0 19 4-10 2-18 12-18 21 0 7 4 15 15 15 9 0 21-8 21-24 0-19-23-25-37-25-22 0-35 21-40 30-9-26-30-30-42-30-40 0-62 50-62 60 0 4 3 4 5 4 3 0 4-1 5-4 13-41 39-51 52-51 6 0 21 3 21 25 0 12-7 39-21 93-7 24-20 40-38 40-2 0-11 0-18-5 10-2 17-10 17-21s-7-13-14-13c-11 0-21 10-21 22 0 18 20 25 36 25 26 0 40-27 41-29 4 14 19 29 42 29 40 0 62-49 62-59 0-5-4-5-5-5-3 0-4 3-5 5-12 42-39 51-51 51-15 0-22-13-22-26 0-9 2-16 7-34 4-18 8-35 13-53z"><text:p/></draw:path><draw:path draw:style-name="gr1278" draw:text-style-name="P85" svg:width="0.0756in" svg:height="0.1413in" svg:x="0.6571in" svg:y="0in" svg:viewBox="0 0 193 360" svg:d="M190 15c3-5 3-6 3-7 0-2-3-8-8-8-4 0-6 2-8 8-58 112-115 224-174 336-3 6-3 7-3 8 0 3 2 8 8 8 4 0 5-3 9-8 58-113 115-224 173-337z"><text:p/></draw:path><draw:path draw:style-name="gr1278" draw:text-style-name="P85" svg:width="0.076in" svg:height="0.0874in" svg:x="0.6484in" svg:y="0.0272in" svg:viewBox="0 0 194 223" svg:d="M181 120c6 0 13 0 13-7 0-9-7-9-13-9-56 0-109 0-164 0 4-51 48-89 103-89 20 0 41 0 61 0 6 0 13 0 13-7 0-8-7-8-13-8-21 0-41 0-62 0-66 0-119 50-119 113 0 61 53 110 119 110 21 0 41 0 62 0 6 0 13 0 13-8s-7-8-13-8c-20 0-41 0-61 0-55 0-99-36-103-87 55 0 108 0 164 0z"><text:p/></draw:path><draw:path draw:style-name="gr1278" draw:text-style-name="P85" svg:width="0.1106in" svg:height="0.1031in" svg:x="0.785in" svg:y="0.0051in" svg:viewBox="0 0 282 263" svg:d="M218 44c2-2 3-3 5-5 11-13 25-26 51-27 4-1 8-1 8-8 0-3-2-4-6-4-10 0-21 1-32 1-12 0-25-1-38-1-2 0-7 0-7 7 0 4 4 5 6 5s14 0 14 9c0 7-10 17-11 19-30 34-60 68-90 102-15-38-28-77-42-114-2-6-1-5-2-7 0-9 18-9 22-9 5 0 10 0 10-8 0-4-5-4-6-4-11 0-38 1-49 1-9 0-33-1-43-1-2 0-8 0-8 8 0 4 4 4 9 4 23 0 25 3 28 13 16 42 32 84 48 127 1 1 2 6 2 7s-15 62-18 69c-5 21-5 22-36 22-8 0-11 0-11 8 0 5 3 3 6 5 11 0 38-2 49-2 10 0 39 2 50 2 2 0 6 0 6-8 0-5-3-5-11-5-4 0-8 0-14 0-8-1-10-2-10-6 0-3 3-17 4-24 5-18 10-37 15-55 1-6 2-7 5-11 32-37 64-73 96-110z"><text:p/></draw:path></draw:g></text:span><text:span text:style-name="T46">. </text:span><text:soft-page-break/><text:span text:style-name="T46">משום שהוא בחלוקה אז </text:span><text:span text:style-name="T46"><draw:g text:anchor-type="as-char" svg:y="-0.1193in" draw:z-index="314" draw:name="Shape211" draw:style-name="gr1276"><svg:title>TexMaths</svg:title><svg:desc>11§inline§X \neq \emptyset§svg§600§FALSE§</svg:desc><draw:path draw:style-name="gr1277" draw:text-style-name="P84" svg:width="0.3929in" svg:height="0.1339in" svg:x="0.0043in" svg:y="0.0075in" svg:viewBox="0 0 999 341" svg:d="M0 0c333 0 665 0 999 0 0 114 0 227 0 341-334 0-666 0-999 0 0-114 0-227 0-341z"><text:p/></draw:path><draw:path draw:style-name="gr1278" draw:text-style-name="P85" svg:width="0.1252in" svg:height="0.1028in" svg:x="0.0004in" svg:y="0.0138in" svg:viewBox="0 0 319 262" svg:d="M177 105c-11-26-21-51-32-76-1-4-2-5-2-6 0-2 7-10 23-11 3 0 8-1 8-8 0-4-5-4-7-4-15 0-32 1-48 1-10 0-33-1-43-1-2 0-7 0-7 8 0 4 4 4 9 4 23 0 25 5 29 12 15 37 29 72 45 108-28 29-54 58-82 86-1 2-3 4-4 5-19 21-37 26-57 28-5 0-9 0-9 8 2 1 0 3 6 3 12 0 24-1 36-1 14 0 30 1 43 1 2 0 7 0 7-7 0-4-4-4-5-4-3-1-15-2-15-12 0-6 6-13 10-17 14-14 27-28 40-41 11-13 23-26 34-38 13 30 27 61 40 91 1 4 0 4 1 5 0 3-7 10-22 12-4 0-8 0-8 7 0 4 5 4 6 4 11 0 38-1 49-1 9 0 33 1 43 1 2 0 7 0 7-6 0-5-4-5-7-5-26-1-26-2-33-17-15-36-41-95-50-118 26-28 67-73 79-84 12-10 26-19 49-20 6 0 9 0 9-8-2-1 0-4-5-4-11 0-25 1-37 1-14 0-28-1-43-1-2 0-6 0-6 8 0 3 1 4 4 4s16 1 16 12c0 6-5 10-8 13-21 23-42 45-63 68z"><text:p/></draw:path><draw:path draw:style-name="gr1278" draw:text-style-name="P85" svg:width="0.0752in" svg:height="0.1406in" svg:x="0.198in" svg:y="0.0087in" svg:viewBox="0 0 192 358" svg:d="M189 14c4-5 3-5 3-6 0-4-2-8-7-8s-7 2-9 8c-58 111-115 223-174 335-2 5-2 6-2 7 0 4 2 8 8 8 4 0 5-2 7-8 59-112 116-223 174-336z"><text:p/></draw:path><draw:path draw:style-name="gr1278" draw:text-style-name="P85" svg:width="0.1008in" svg:height="0.035in" svg:x="0.185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1in" svg:height="0.1283in" svg:x="0.3437in" svg:y="0in" svg:viewBox="0 0 156 327" svg:d="M132 8c0-5-3-8-8-8-6 0-7 4-10 12-4 16-1 2-4 18-6-2-18-8-32-8-22 0-47 11-62 41-14 31-16 66-16 102 0 25 0 93 33 123-9 29-9 30-9 32 0 4 3 7 8 7 6 0 8-4 10-13 4-15 0-1 4-16 10 4 21 7 32 7 43 0 61-36 67-55 10-26 11-58 11-85 0-28 0-93-34-125 3-11 7-21 10-32zM39 270c-14-26-14-74-14-110 0-31 0-58 6-83 8-35 29-47 47-47 8 0 18 2 28 11-22 76-45 153-67 229zM118 56c12 22 12 67 12 104 0 28 0 56-5 81-6 41-27 55-47 55-9 0-19-2-27-11 22-76 45-153 67-229z"><text:p/></draw:path></draw:g></text:span><text:span text:style-name="T46"><text:s/>כלומר קיים </text:span><text:span text:style-name="T46"><draw:g text:anchor-type="as-char" svg:y="-0.1035in" draw:z-index="315" draw:name="Shape212" draw:style-name="gr1276"><svg:title>TexMaths</svg:title><svg:desc>11§inline§x \in X§svg§600§FALSE§</svg:desc><draw:path draw:style-name="gr1277" draw:text-style-name="P84" svg:width="0.3858in" svg:height="0.0933in" svg:x="0.0039in" svg:y="0.0075in" svg:viewBox="0 0 981 238" svg:d="M491 238c-164 0-327 0-491 0 0-79 0-159 0-238 327 0 654 0 981 0 0 79 0 159 0 238-164 0-328 0-490 0z"><text:p/></draw:path><draw:path draw:style-name="gr1278" draw:text-style-name="P85" svg:width="0.0752in" svg:height="0.0677in" svg:x="0.0004in" svg:y="0.0374in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1278" draw:text-style-name="P8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1278" draw:text-style-name="P8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46">, ומהטענות לעיל </text:span><text:span text:style-name="T46"><draw:g text:anchor-type="as-char" svg:y="-0.1102in" draw:z-index="316" draw:name="Shape213" draw:style-name="gr1276"><svg:title>TexMaths</svg:title><svg:desc>11§inline§x \in Y \land x \not\in Y§svg§600§FALSE§</svg:desc><draw:path draw:style-name="gr1277" draw:text-style-name="P84" svg:width="0.9366in" svg:height="0.1256in" svg:x="0.0039in" svg:y="0.0079in" svg:viewBox="0 0 2380 320" svg:d="M1191 320c-397 0-794 0-1191 0 0-107 0-213 0-320 793 0 1587 0 2380 0 0 107 0 213 0 320-396 0-793 0-1189 0z"><text:p/></draw:path><draw:path draw:style-name="gr1278" draw:text-style-name="P85" svg:width="0.0752in" svg:height="0.0685in" svg:x="0.0004in" svg:y="0.0425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3-14-13c-12 0-22 10-22 22 0 18 20 25 36 25 27 0 40-27 41-29 5 14 19 29 42 29 39 0 61-49 61-59 0-5-3-5-4-5-3 0-4 3-4 5-14 42-40 51-52 51-16 0-21-13-21-26 0-9 2-16 7-34 4-18 8-35 13-53z"><text:p/></draw:path><draw:path draw:style-name="gr1278" draw:text-style-name="P85" svg:width="0.0752in" svg:height="0.0874in" svg:x="0.1382in" svg:y="0.0272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1278" draw:text-style-name="P85" svg:width="0.1098in" svg:height="0.1031in" svg:x="0.2744in" svg:y="0.0051in" svg:viewBox="0 0 280 263" svg:d="M217 44c2-2 3-3 5-5 12-13 24-26 51-27 4-1 7-1 7-8 0-3-2-4-4-4-11 0-22 1-32 1-13 0-26-1-38-1-3 0-8 0-8 7 0 4 3 5 5 5 4 0 15 0 15 9 0 7-9 17-11 19-30 34-60 68-89 102-15-38-29-77-43-114-2-6-1-5-2-7 0-9 18-9 23-9s8 0 8-8c0-4-4-4-5-4-11 0-37 1-48 1-10 0-35-1-44-1-3 0-7 0-7 8 0 4 3 4 9 4 23 0 24 3 27 13 17 42 32 84 49 127 0 1 1 6 1 7s-16 62-18 69c-4 21-5 22-36 22-7 0-10 0-10 8 0 5 4 5 5 5 11 0 38-2 49-2s38 2 49 2c3 0 8 0 8-8 0-5-4-5-11-5-1 0-9 0-15 0-8-1-10-2-10-6 0-3 3-17 5-24 5-18 9-37 13-55 3-6 3-7 6-11 32-37 64-73 96-110z"><text:p/></draw:path><draw:path draw:style-name="gr1278" draw:text-style-name="P85" svg:width="0.0839in" svg:height="0.0933in" svg:x="0.4335in" svg:y="0.0189in" svg:viewBox="0 0 214 238" svg:d="M117 8c-4-7-6-8-9-8-6 0-7 2-9 8-32 71-65 143-97 215-2 4-2 5-2 8 0 4 3 7 8 7 2 0 5-1 8-9 31-67 61-135 92-203 29 68 60 136 90 203 3 9 8 9 9 9 4 0 7-3 7-7 0-2 0-3-2-7-32-72-64-145-95-216z"><text:p/></draw:path><draw:path draw:style-name="gr1278" draw:text-style-name="P85" svg:width="0.0752in" svg:height="0.0685in" svg:x="0.5642in" svg:y="0.0425in" svg:viewBox="0 0 192 175" svg:d="M118 54c2-10 11-45 38-45 2 0 11 0 20 4-11 2-19 12-19 21 0 7 5 15 15 15 8 0 20-8 20-24 0-19-23-25-36-25-22 0-35 21-41 30-8-26-29-30-41-30-40 0-62 50-62 60 0 4 3 4 4 4 4 0 5-1 6-4 13-41 38-51 52-51 6 0 21 3 21 25 0 12-7 39-21 93-7 24-20 40-38 40-2 0-11 0-18-5 9-2 17-10 17-21s-8-13-14-13c-11 0-21 10-21 22 0 18 20 25 36 25 26 0 40-27 41-29 4 14 19 29 42 29 39 0 61-49 61-59 0-5-3-5-4-5-3 0-4 3-6 5-12 42-38 51-50 51-16 0-22-13-22-26 0-9 2-16 6-34 5-18 9-35 14-53z"><text:p/></draw:path><draw:path draw:style-name="gr1278" draw:text-style-name="P85" svg:width="0.0752in" svg:height="0.1413in" svg:x="0.7102in" svg:y="0in" svg:viewBox="0 0 192 360" svg:d="M190 15c2-5 2-6 2-7 0-2-2-8-7-8s-6 2-8 8c-58 112-115 224-174 336-3 6-3 7-3 8 0 3 3 8 8 8 4 0 5-3 8-8 59-113 116-224 174-337z"><text:p/></draw:path><draw:path draw:style-name="gr1278" draw:text-style-name="P85" svg:width="0.076in" svg:height="0.0874in" svg:x="0.7016in" svg:y="0.0272in" svg:viewBox="0 0 194 223" svg:d="M180 120c7 0 14 0 14-7 0-9-7-9-14-9-55 0-109 0-164 0 5-51 49-89 104-89 20 0 41 0 60 0 7 0 14 0 14-7 0-8-7-8-14-8-21 0-40 0-61 0-66 0-119 50-119 113 0 61 53 110 119 110 21 0 40 0 61 0 7 0 14 0 14-8s-7-8-14-8c-19 0-40 0-60 0-55 0-99-36-104-87 55 0 109 0 164 0z"><text:p/></draw:path><draw:path draw:style-name="gr1278" draw:text-style-name="P85" svg:width="0.1106in" svg:height="0.1031in" svg:x="0.8378in" svg:y="0.0051in" svg:viewBox="0 0 282 263" svg:d="M218 44c2-2 3-3 5-5 11-13 24-26 51-27 4-1 8-1 8-8 0-3-3-4-6-4-10 0-21 1-32 1-12 0-25-1-38-1-3 0-7 0-7 7 0 4 3 5 6 5 2 0 14 0 14 9 0 7-10 17-11 19-30 34-60 68-89 102-15-38-29-77-43-114-2-6-1-5-2-7 0-9 18-9 22-9 5 0 10 0 10-8 0-4-5-4-6-4-11 0-38 1-49 1-9 0-33-1-43-1-3 0-8 0-8 8 0 4 4 4 9 4 24 0 25 3 28 13 16 42 32 84 48 127 1 1 2 6 2 7s-16 62-18 69c-5 21-5 22-36 22-8 0-11 0-11 8 0 5 3 3 5 5 11 0 39-2 50-2 10 0 38 2 49 2 3 0 7 0 7-8 0-5-3-5-11-5-4 0-8 0-14 0-8-1-10-2-10-6 0-3 3-17 4-24 5-18 10-37 15-55 2-6 2-7 5-11 32-37 64-73 96-110z"><text:p/></draw:path></draw:g></text:span><text:span text:style-name="T46"><text:s/>וזו סתירה. סה"כ </text:span><text:span text:style-name="T46"><draw:g text:anchor-type="as-char" svg:y="-0.1035in" draw:z-index="317" draw:name="Shape214" draw:style-name="gr1276"><svg:title>TexMaths</svg:title><svg:desc>11§inline§Z = Y_1§svg§600§FALSE§</svg:desc><draw:path draw:style-name="gr1277" draw:text-style-name="P84" svg:width="0.4402in" svg:height="0.1098in" svg:x="0.0004in" svg:y="0.0075in" svg:viewBox="0 0 1119 280" svg:d="M560 280c-187 0-373 0-560 0 0-94 0-187 0-280 373 0 746 0 1119 0 0 93 0 186 0 280-186 0-373 0-559 0z"><text:p/></draw:path><draw:path draw:style-name="gr1278" draw:text-style-name="P85" svg:width="0.1004in" svg:height="0.1024in" svg:x="0.0016in" svg:y="0.0004in" svg:viewBox="0 0 256 261" svg:d="M255 10c0-2 1-5 1-7 0-3-2-3-9-3-54 0-109 0-163 0-9 0-10 1-12 8-7 23-15 46-21 69-1 2-1 4-1 5 1 1 0 5 4 5 3 0 4-3 5-5 15-45 35-70 95-70 21 0 42 0 63 0-72 80-144 160-216 239 0 2-1 6-1 7 0 3 2 3 9 3 56 0 112 0 168 0 10 0 10 0 12-8 9-27 18-56 28-83 0-1 1-4 1-5 0-3-1-5-4-5-4 0-5 1-7 10-18 50-35 78-101 78-22 0-44 0-66 0 71-79 144-159 215-238z"><text:p/></draw:path><draw:path draw:style-name="gr1278" draw:text-style-name="P85" svg:width="0.1012in" svg:height="0.035in" svg:x="0.1583in" svg:y="0.04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1278" draw:text-style-name="P85" svg:width="0.1102in" svg:height="0.1024in" svg:x="0.3154in" svg:y="0.0004in" svg:viewBox="0 0 281 261" svg:d="M217 44c1-2 3-3 5-6 12-11 25-24 51-26 4 0 8 0 8-8 0-2-3-4-5-4-10 0-22 1-32 1-13 0-26-1-38-1-2 0-8 0-8 8 0 4 5 4 6 4 3 0 14 1 14 9 0 6-9 16-11 18-30 34-60 69-89 103-15-39-29-77-43-115-2-5-2-5-2-6 0-9 18-9 23-9s9 0 9-8c0-4-5-4-6-4-11 0-37 1-48 1-10 0-34-1-44-1-3 0-7 0-7 8 0 4 3 4 9 4 23 0 24 3 28 13 16 42 32 84 48 126 0 1 1 6 1 7s-16 61-18 69c-4 21-5 22-36 22-7 0-10 0-10 8 0 4 4 4 6 4 11 0 37-1 48-1s38 1 49 1c3 0 8 0 8-8 0-4-3-4-11-4-1 0-9 0-15 0-8-1-10-2-10-7 0-2 3-16 5-24 5-17 9-35 14-52 2-8 2-9 5-12 32-38 64-74 96-110z"><text:p/></draw:path><draw:path draw:style-name="gr1278" draw:text-style-name="P85" svg:width="0.0386in" svg:height="0.0697in" svg:x="0.4098in" svg:y="0.0563in" svg:viewBox="0 0 99 178" svg:d="M62 8c0-8-1-8-9-8-17 18-42 18-53 18 0 3 0 6 0 9 7 0 24 0 40-7 0 45 0 91 0 137 0 9 0 12-28 12-3 0-6 0-10 0 0 3 0 5 0 9 5 0 39-1 49-1 7 0 41 1 48 1 0-4 0-6 0-9-3 0-8 0-11 0-26 0-26-3-26-12 0-51 0-100 0-149z"><text:p/></draw:path></draw:g></text:span><text:span text:style-name="T46">, כלומר מהצבה במה שכתבנו </text:span><text:span text:style-name="T46"><draw:g text:anchor-type="as-char" svg:y="-0.1035in" draw:z-index="318" draw:name="Shape215" draw:style-name="gr1276"><svg:title>TexMaths</svg:title><svg:desc>11§inline§Z \subseteq Y_2 \subseteq Z§svg§600§FALSE§</svg:desc><draw:path draw:style-name="gr1277" draw:text-style-name="P84" svg:width="0.7709in" svg:height="0.1098in" svg:x="0.0004in" svg:y="0.0075in" svg:viewBox="0 0 1959 280" svg:d="M980 280c-327 0-653 0-980 0 0-94 0-187 0-280 653 0 1306 0 1959 0 0 93 0 186 0 280-326 0-653 0-979 0z"><text:p/></draw:path><draw:path draw:style-name="gr1278" draw:text-style-name="P85" svg:width="0.1004in" svg:height="0.1024in" svg:x="0.0016in" svg:y="0.0004in" svg:viewBox="0 0 256 261" svg:d="M255 10c1-2 1-5 1-7 0-3-2-3-10-3-53 0-108 0-162 0-9 0-10 1-12 8-7 23-15 46-21 69-1 2-1 4-1 5 1 1 0 5 4 5 3 0 4-3 5-5 15-45 35-70 95-70 21 0 42 0 63 0-72 80-144 160-216 239 0 2-1 6-1 7 0 3 2 3 9 3 56 0 112 0 168 0 10 0 10 0 12-8 9-27 19-56 28-83 0-1 1-4 1-5 0-3-1-5-5-5-3 0-4 1-6 10-18 50-35 78-101 78-22 0-44 0-66 0 71-79 144-159 215-238z"><text:p/></draw:path><draw:path draw:style-name="gr1278" draw:text-style-name="P85" svg:width="0.0929in" svg:height="0.1157in" svg:x="0.1626in" svg:y="0.0075in" svg:viewBox="0 0 237 295" svg:d="M222 15c7 0 15 0 15-7 0-8-8-8-15-8-34 0-69 0-103 0-67 0-119 49-119 111 0 61 53 109 119 109 34 0 69 0 103 0 7 0 15 0 15-7 0-8-8-8-15-8-34 0-68 0-102 0-62 0-105-44-105-94 0-52 44-96 105-96 34 0 68 0 102 0zM21 280c-7 0-13 0-13 7 0 8 6 8 13 8 67 0 134 0 201 0 7 0 15 0 15-8 0-7-8-7-15-7-67 0-134 0-201 0z"><text:p/></draw:path><draw:path draw:style-name="gr1278" draw:text-style-name="P85" svg:width="0.1102in" svg:height="0.1024in" svg:x="0.3157in" svg:y="0.0004in" svg:viewBox="0 0 281 261" svg:d="M217 44c2-2 3-3 5-6 12-11 24-24 51-26 4 0 8 0 8-8 0-2-2-4-5-4-10 0-21 1-32 1-13 0-26-1-38-1-2 0-8 0-8 8 0 4 4 4 6 4 3 0 14 1 14 9 0 6-9 16-10 18-30 34-61 69-90 103-15-39-29-77-43-115-2-5-2-5-2-6 0-9 19-9 23-9 5 0 10 0 10-8 0-4-6-4-7-4-11 0-37 1-48 1-10 0-34-1-43-1-2 0-8 0-8 8 0 4 3 4 9 4 23 0 25 3 28 13 16 42 32 84 48 126 0 1 1 6 1 7s-16 61-17 69c-5 21-5 22-37 22-7 0-10 0-10 8 0 4 4 4 6 4 11 0 37-1 48-1s38 1 49 1c4 0 8 0 8-8 0-4-3-4-11-4-1 0-8 0-14 0-9-1-11-2-11-7 0-2 3-16 5-24 5-17 9-35 14-52 2-8 2-9 5-12 32-38 64-74 96-110z"><text:p/></draw:path><draw:path draw:style-name="gr1278" draw:text-style-name="P85" svg:width="0.0469in" svg:height="0.0697in" svg:x="0.4051in" svg:y="0.0563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draw:path draw:style-name="gr1278" draw:text-style-name="P85" svg:width="0.0929in" svg:height="0.1157in" svg:x="0.5217in" svg:y="0.0075in" svg:viewBox="0 0 237 295" svg:d="M222 15c7 0 15 0 15-7 0-8-8-8-15-8-34 0-69 0-103 0-67 0-119 49-119 111 0 61 54 109 119 109 34 0 69 0 103 0 7 0 15 0 15-7 0-8-8-8-15-8-34 0-68 0-102 0-62 0-105-44-105-94 0-52 44-96 105-96 34 0 68 0 102 0zM21 280c-7 0-13 0-13 7 0 8 6 8 13 8 67 0 134 0 201 0 7 0 15 0 15-8 0-7-8-7-15-7-67 0-134 0-201 0z"><text:p/></draw:path><draw:path draw:style-name="gr1278" draw:text-style-name="P85" svg:width="0.1008in" svg:height="0.1024in" svg:x="0.6783in" svg:y="0.0004in" svg:viewBox="0 0 257 261" svg:d="M256 10c0-2 1-5 1-7 0-3-2-3-9-3-54 0-109 0-163 0-10 0-10 1-12 8-7 23-15 46-21 69-1 2-2 4-2 5 2 1 0 5 5 5 3 0 4-3 4-5 16-45 36-70 96-70 21 0 42 0 63 0-72 80-144 160-216 239-1 2-2 6-2 7 0 3 3 3 10 3 56 0 112 0 168 0 9 0 10 0 12-8 9-27 19-56 28-83 0-1 1-4 1-5 0-3-2-5-6-5s-3 1-6 10c-17 50-35 78-101 78-22 0-44 0-66 0 72-79 144-159 216-238z"><text:p/></draw:path></draw:g></text:span><text:span text:style-name="T46"><text:s/>ומהכלה דו כיוונית </text:span><text:span text:style-name="T46"><draw:g text:anchor-type="as-char" svg:y="-0.1035in" draw:z-index="319" draw:name="Shape216" draw:style-name="gr1276"><svg:title>TexMaths</svg:title><svg:desc>11§inline§Y_2 = Z§svg§600§FALSE§</svg:desc><draw:path draw:style-name="gr1277" draw:text-style-name="P84" svg:width="0.4531in" svg:height="0.1098in" svg:x="0.0028in" svg:y="0.0075in" svg:viewBox="0 0 1152 280" svg:d="M577 280c-193 0-384 0-577 0 0-94 0-187 0-280 384 0 768 0 1152 0 0 93 0 186 0 280-191 0-384 0-575 0z"><text:p/></draw:path><draw:path draw:style-name="gr1278" draw:text-style-name="P85" svg:width="0.1102in" svg:height="0.1024in" svg:x="0.0004in" svg:y="0.0004in" svg:viewBox="0 0 281 261" svg:d="M217 44c1-2 3-3 5-6 11-11 25-24 51-26 4 0 8 0 8-8 0-2-3-4-6-4-10 0-21 1-32 1-12 0-25-1-38-1-2 0-7 0-7 8 0 4 3 4 6 4 2 0 14 1 14 9 0 6-10 16-11 18-30 34-60 69-89 103-15-39-29-77-43-115-2-5-2-5-2-6 0-9 18-9 23-9s9 0 9-8c0-4-5-4-6-4-11 0-38 1-48 1s-34-1-44-1c-3 0-7 0-7 8 0 4 3 4 9 4 23 0 24 3 27 13 16 42 32 84 48 126 1 1 2 6 2 7s-16 61-18 69c-5 21-5 22-36 22-8 0-10 0-10 8 0 4 3 3 4 4 11 0 39-1 50-1s38 1 49 1c3 0 7 0 7-8 0-4-3-4-11-4-4 0-8 0-14 0-8-1-10-2-10-7 0-2 3-16 5-24 5-17 9-35 14-52 2-8 2-9 5-12 32-38 64-74 96-110z"><text:p/></draw:path><draw:path draw:style-name="gr1278" draw:text-style-name="P85" svg:width="0.0465in" svg:height="0.0697in" svg:x="0.0902in" svg:y="0.0563in" svg:viewBox="0 0 119 178" svg:d="M119 129c-3 0-6 0-9 0-1 7-3 22-8 26-1 1-22 1-26 1-17 0-33 0-50 0 29-25 38-33 54-45 20-17 39-33 39-58 0-33-29-53-63-53s-56 23-56 48c0 13 11 16 14 16 7 0 15-5 15-15 0-5-3-14-17-14 9-20 27-25 40-25 27 0 40 21 40 43 0 23-16 41-25 51-22 21-43 42-65 64-2 2-2 3-2 10 37 0 74 0 111 0 2-16 6-32 8-49z"><text:p/></draw:path><draw:path draw:style-name="gr1278" draw:text-style-name="P85" svg:width="0.1004in" svg:height="0.035in" svg:x="0.2024in" svg:y="0.048in" svg:viewBox="0 0 256 90" svg:d="M243 15c7 0 13 0 13-7 0-8-6-8-12-8-77 0-155 0-232 0-4 0-12 0-12 8 0 7 8 7 13 7 77 0 153 0 230 0zM244 90c6 0 12 0 12-8 0-7-6-7-13-7-77 0-153 0-230 0-5 0-13 0-13 7 0 8 8 8 12 8 77 0 155 0 232 0z"><text:p/></draw:path><draw:path draw:style-name="gr1278" draw:text-style-name="P85" svg:width="0.1012in" svg:height="0.1024in" svg:x="0.3626in" svg:y="0.0004in" svg:viewBox="0 0 258 261" svg:d="M256 10c0-2 2-5 2-7 0-3-3-3-10-3-54 0-109 0-163 0-10 0-10 1-12 8-7 23-15 46-21 69-1 2-1 4-1 5 1 1 0 5 4 5 3 0 4-3 4-5 16-45 36-70 96-70 21 0 42 0 63 0-72 80-144 160-216 239-1 2-2 6-2 7 0 3 3 3 10 3 56 0 112 0 168 0 9 0 10 0 12-8 9-27 18-56 28-83 0-1 1-4 1-5 0-3-2-5-5-5-5 0-4 1-7 10-17 50-35 78-101 78-22 0-44 0-66 0 72-79 144-159 216-238z"><text:p/></draw:path></draw:g></text:span><text:span text:style-name="T46"><text:s/>ומשום ש־</text:span><text:span text:style-name="T46"><draw:g text:anchor-type="as-char" svg:y="-0.1035in" draw:z-index="320" draw:name="Shape217" draw:style-name="gr1276"><svg:title>TexMaths</svg:title><svg:desc>11§inline§Y_2 \in \pi_2§svg§600§FALSE§</svg:desc><draw:path draw:style-name="gr1277" draw:text-style-name="P84" svg:width="0.4669in" svg:height="0.1098in" svg:x="0.0028in" svg:y="0.0075in" svg:viewBox="0 0 1187 280" svg:d="M593 280c-198 0-395 0-593 0 0-94 0-187 0-280 395 0 792 0 1187 0 0 93 0 186 0 280-198 0-397 0-594 0z"><text:p/></draw:path><draw:path draw:style-name="gr1278" draw:text-style-name="P85" svg:width="0.1102in" svg:height="0.1024in" svg:x="0.0004in" svg:y="0.0004in" svg:viewBox="0 0 281 261" svg:d="M217 44c1-2 3-3 5-6 11-11 25-24 51-26 4 0 8 0 8-8 0-2-2-4-6-4-10 0-21 1-32 1-12 0-26-1-38-1-2 0-7 0-7 8 0 4 3 4 6 4 2 0 13 1 13 9 0 6-9 16-10 18-30 34-59 69-89 103-15-39-29-77-43-115-2-5-2-5-2-6 0-9 18-9 23-9 4 0 9 0 9-8 0-4-5-4-6-4-11 0-38 1-49 1-9 0-33-1-43-1-3 0-7 0-7 8 0 4 3 4 9 4 23 0 24 3 27 13 16 42 32 84 48 126 1 1 2 6 2 7s-16 61-18 69c-5 21-5 22-36 22-8 0-10 0-10 8 0 4 3 3 4 4 11 0 39-1 50-1 10 0 39 1 50 1 2 0 6 0 6-8 0-4-3-4-11-4-4 0-8 0-14 0-8-1-10-2-10-7 0-2 3-16 5-24 5-17 9-35 14-52 2-8 2-9 5-12 32-38 64-74 96-110z"><text:p/></draw:path><draw:path draw:style-name="gr1278" draw:text-style-name="P85" svg:width="0.0465in" svg:height="0.0697in" svg:x="0.0902in" svg:y="0.0563in" svg:viewBox="0 0 119 178" svg:d="M119 129c-3 0-6 0-9 0-1 7-3 22-8 26-2 1-23 1-26 1-17 0-33 0-50 0 29-25 38-33 54-45 20-17 39-33 39-58 0-33-29-53-63-53s-56 23-56 48c0 13 11 16 14 16 6 0 15-5 15-15 0-5-3-14-17-14 9-20 27-25 40-25 27 0 40 21 40 43 0 23-16 41-25 51-22 21-43 42-65 64-2 2-2 3-2 10 37 0 74 0 111 0 2-16 6-32 8-49z"><text:p/></draw:path><draw:path draw:style-name="gr1278" draw:text-style-name="P85" svg:width="0.076in" svg:height="0.087in" svg:x="0.2063in" svg:y="0.0217in" svg:viewBox="0 0 194 222" svg:d="M179 120c7 0 15 0 15-8s-8-8-15-8c-53 0-109 0-162 0 4-51 48-89 103-89 20 0 40 0 59 0 7 0 15 0 15-7 0-8-8-8-15-8-19 0-40 0-60 0-66 0-119 50-119 112 0 61 53 110 119 110 20 0 41 0 60 0 7 0 15 0 15-8s-8-8-15-8c-19 0-39 0-59 0-55 0-99-35-103-86 53 0 109 0 162 0z"><text:p/></draw:path><draw:path draw:style-name="gr1278" draw:text-style-name="P85" svg:width="0.0819in" svg:height="0.0665in" svg:x="0.3413in" svg:y="0.0386in" svg:viewBox="0 0 209 170" svg:d="M92 23c15 0 29 0 43 0-12 57-15 74-15 99 0 5 0 16 2 29 5 17 9 19 15 19 7 0 15-7 15-14 0-2 0-4-2-9-11-27-11-53-11-64 0-19 3-40 6-60 15 0 30 0 44 0 6 0 20 0 20-13 0-10-9-10-15-10-43 0-87 0-130 0-9 0-23 0-41 19-13 15-23 33-23 34s0 4 4 4 5-2 7-4c19-30 41-30 48-30 8 0 15 0 22 0-12 46-33 92-48 127-3 7-3 7-3 10 0 7 5 10 11 10 11 0 14-11 18-25 6-18 6-18 11-37 8-29 15-56 22-85z"><text:p/></draw:path><draw:path draw:style-name="gr1278" draw:text-style-name="P85" svg:width="0.0469in" svg:height="0.0697in" svg:x="0.4303in" svg:y="0.0563in" svg:viewBox="0 0 120 178" svg:d="M120 129c-3 0-7 0-10 0 0 7-3 22-7 26-2 1-23 1-26 1-16 0-34 0-51 0 29-25 39-33 55-45 20-17 39-33 39-58 0-33-29-53-64-53-33 0-56 23-56 48 0 13 12 16 14 16 7 0 15-5 15-15 0-5-3-14-16-14 8-20 27-25 40-25 26 0 41 21 41 43 0 23-17 41-26 51-22 21-43 42-65 64-3 2-3 3-3 10 37 0 74 0 111 0 3-16 6-32 9-49z"><text:p/></draw:path></draw:g></text:span><text:span text:style-name="T46"> סה"כ </text:span><text:span text:style-name="T46"><draw:g text:anchor-type="as-char" svg:y="-0.1035in" draw:z-index="321" draw:name="Shape218" draw:style-name="gr1276"><svg:title>TexMaths</svg:title><svg:desc>11§inline§Z \in \pi_2§svg§600§FALSE§</svg:desc><draw:path draw:style-name="gr1277" draw:text-style-name="P84" svg:width="0.4244in" svg:height="0.1098in" svg:x="0.0004in" svg:y="0.0075in" svg:viewBox="0 0 1079 280" svg:d="M540 280c-181 0-360 0-540 0 0-94 0-187 0-280 359 0 720 0 1079 0 0 93 0 186 0 280-180 0-360 0-539 0z"><text:p/></draw:path><draw:path draw:style-name="gr1278" draw:text-style-name="P85" svg:width="0.1004in" svg:height="0.1024in" svg:x="0.0016in" svg:y="0.0004in" svg:viewBox="0 0 256 261" svg:d="M255 10c0-2 1-5 1-7 0-3-2-3-10-3-55 0-109 0-162 0-9 0-10 1-13 8-6 23-14 46-20 69-2 2-2 4-2 5 2 1 0 5 5 5 3 0 4-3 5-5 15-45 34-70 95-70 21 0 42 0 62 0-71 80-143 160-215 239 0 2-1 6-1 7 0 3 2 3 9 3 56 0 112 0 168 0 10 0 10 0 12-8 9-27 18-56 27-83 0-1 2-4 2-5 0-3-2-5-5-5s-4 1-6 10c-18 50-36 78-102 78-21 0-43 0-65 0 71-79 144-159 215-238z"><text:p/></draw:path><draw:path draw:style-name="gr1278" draw:text-style-name="P85" svg:width="0.0752in" svg:height="0.087in" svg:x="0.1622in" svg:y="0.0217in" svg:viewBox="0 0 192 222" svg:d="M179 120c7 0 13 0 13-8s-6-8-13-8c-55 0-109 0-164 0 5-51 50-89 104-89 19 0 40 0 60 0 7 0 13 0 13-7 0-8-6-8-13-8-20 0-41 0-60 0-66 0-119 50-119 112 0 61 53 110 119 110 19 0 40 0 60 0 7 0 13 0 13-8s-6-8-13-8c-20 0-41 0-60 0-54 0-99-35-104-86 55 0 109 0 164 0z"><text:p/></draw:path><draw:path draw:style-name="gr1278" draw:text-style-name="P85" svg:width="0.0819in" svg:height="0.0665in" svg:x="0.2969in" svg:y="0.0386in" svg:viewBox="0 0 209 170" svg:d="M91 23c14 0 30 0 44 0-12 57-16 74-16 99 0 5 0 16 3 29 4 17 9 19 14 19 8 0 16-7 16-14 0-2 0-4-3-9-11-27-11-53-11-64 0-19 3-40 7-60 14 0 30 0 44 0 6 0 20 0 20-13 0-10-9-10-16-10-42 0-86 0-129 0-9 0-23 0-41 19-13 15-23 33-23 34s0 4 4 4 5-2 7-4c19-30 41-30 48-30 8 0 15 0 22 0-12 46-33 92-49 127-2 7-2 7-2 10 0 7 5 10 11 10 11 0 14-11 18-25 6-18 6-18 11-37 7-29 15-56 21-85z"><text:p/></draw:path><draw:path draw:style-name="gr1278" draw:text-style-name="P85" svg:width="0.0469in" svg:height="0.0697in" svg:x="0.3858in" svg:y="0.0563in" svg:viewBox="0 0 120 178" svg:d="M120 129c-4 0-7 0-10 0 0 7-3 22-7 26-2 1-23 1-26 1-17 0-34 0-51 0 29-25 39-33 55-45 20-17 39-33 39-58 0-33-29-53-64-53-33 0-56 23-56 48 0 13 12 16 14 16 7 0 15-5 15-15 0-5-3-14-16-14 8-20 27-25 40-25 26 0 40 21 40 43 0 23-16 41-25 51-22 21-43 42-65 64-3 2-3 3-3 10 37 0 74 0 111 0 3-16 5-32 9-49z"><text:p/></draw:path></draw:g></text:span><text:span text:style-name="T46"><text:s/>כדרוש. </text:span><draw:g text:anchor-type="as-char" svg:y="-0.1043in" draw:z-index="322" draw:name="Shape219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4" text:outline-level="3">סעיף (ב)</text:h>
      <text:p text:style-name="P65">דוגמה ל־<draw:g text:anchor-type="as-char" svg:y="-0.1035in" draw:z-index="323" draw:name="Shape220" draw:style-name="gr1276"><svg:title>TexMaths</svg:title><svg:desc>11§inline§\pi_1, \pi_2, \pi_3 \in X§svg§600§FALSE§</svg:desc><draw:path draw:style-name="gr1277" draw:text-style-name="P84" svg:width="0.8992in" svg:height="0.1165in" svg:x="0.0039in" svg:y="0.0075in" svg:viewBox="0 0 2285 297" svg:d="M1144 297c-382 0-762 0-1144 0 0-99 0-198 0-297 762 0 1523 0 2285 0 0 99 0 198 0 297-380 0-761 0-1141 0z"><text:p/></draw:path><draw:path draw:style-name="gr1278" draw:text-style-name="P85" svg:width="0.0815in" svg:height="0.0665in" svg:x="0.0004in" svg:y="0.0386in" svg:viewBox="0 0 208 170" svg:d="M91 23c15 0 30 0 44 0-13 57-16 74-16 99 0 5 0 16 3 30 4 16 8 18 14 18 8 0 16-6 16-14 0-2 0-3-2-9-11-27-11-53-11-64 0-19 2-40 6-60 14 0 30 0 44 0 6 0 19 0 19-13 0-10-8-10-16-10-42 0-85 0-128 0-9 0-23 0-41 19-13 14-23 33-23 34s0 4 4 4 4-2 7-4c19-30 41-30 48-30 8 0 15 0 22 0-12 46-33 92-49 127-3 7-3 7-3 10 0 7 6 10 12 10 11 0 14-11 18-25 6-18 6-18 11-37 7-29 15-56 21-85z"><text:p/></draw:path><draw:path draw:style-name="gr1278" draw:text-style-name="P85" svg:width="0.0386in" svg:height="0.0701in" svg:x="0.0945in" svg:y="0.0563in" svg:viewBox="0 0 99 179" svg:d="M62 8c0-8-2-8-8-8-18 18-43 18-54 18 0 3 0 6 0 9 7 0 24 0 40-7 0 45 0 91 0 137 0 9 0 12-28 12-3 0-7 0-10 0 0 3 0 7 0 10 5 0 39-1 49-1 7 0 41 1 48 1 0-3 0-7 0-10-3 0-7 0-10 0-27 0-27-3-27-12 0-50 0-100 0-149z"><text:p/></draw:path><draw:path draw:style-name="gr1278" draw:text-style-name="P85" svg:width="0.0173in" svg:height="0.0449in" svg:x="0.1642in" svg:y="0.0866in" svg:viewBox="0 0 45 115" svg:d="M45 41c0-26-9-41-24-41-13 0-21 10-21 21 0 10 8 20 21 20 4 0 10-1 13-5 1-1 1-1 2-1 0 2 1 0 1 6 0 28-14 51-26 63-4 5-4 6-4 7 0 2 2 4 3 4 4 0 35-29 35-74z"><text:p/></draw:path><draw:path draw:style-name="gr1278" draw:text-style-name="P85" svg:width="0.0819in" svg:height="0.0665in" svg:x="0.2228in" svg:y="0.0386in" svg:viewBox="0 0 209 170" svg:d="M91 23c15 0 30 0 44 0-12 57-16 74-16 99 0 5 0 16 3 30 4 16 9 18 14 18 8 0 16-6 16-14 0-2 0-3-2-9-11-27-11-53-11-64 0-19 2-40 6-60 14 0 30 0 44 0 6 0 20 0 20-13 0-10-9-10-17-10-42 0-85 0-128 0-9 0-23 0-41 19-13 14-23 33-23 34s0 4 4 4 5-2 7-4c19-30 41-30 48-30 8 0 15 0 22 0-12 46-33 92-49 127-3 7-3 7-3 10 0 7 6 10 12 10 11 0 14-11 18-25 6-18 6-18 11-37 7-29 15-56 21-85z"><text:p/></draw:path><draw:path draw:style-name="gr1278" draw:text-style-name="P85" svg:width="0.0469in" svg:height="0.0701in" svg:x="0.3122in" svg:y="0.0563in" svg:viewBox="0 0 120 179" svg:d="M120 130c-3 0-7 0-10 0 0 6-3 22-7 24-2 2-23 2-26 2-17 0-34 0-51 0 29-25 39-33 55-45 20-17 39-33 39-58 0-33-29-53-64-53-33 0-56 23-56 48 0 14 12 16 14 16 7 0 15-6 15-15 0-5-3-14-16-14 8-20 27-25 40-25 26 0 40 21 40 43 0 23-16 41-25 51-22 21-43 42-65 64-3 2-3 3-3 11 37 0 74 0 111 0 3-16 6-33 9-49z"><text:p/></draw:path><draw:path draw:style-name="gr1278" draw:text-style-name="P85" svg:width="0.0177in" svg:height="0.0449in" svg:x="0.3866in" svg:y="0.0866in" svg:viewBox="0 0 46 115" svg:d="M46 41c0-26-10-41-25-41-13 0-21 10-21 21 0 10 8 20 21 20 4 0 10-1 13-5 1-1 1-1 2-1 0 2 1 0 1 6 0 28-13 51-26 63-4 5-4 6-4 7 0 2 2 4 4 4 3 0 35-29 35-74z"><text:p/></draw:path><draw:path draw:style-name="gr1278" draw:text-style-name="P85" svg:width="0.0819in" svg:height="0.0665in" svg:x="0.4457in" svg:y="0.0386in" svg:viewBox="0 0 209 170" svg:d="M92 23c15 0 29 0 43 0-12 57-16 74-16 99 0 5 0 16 3 30 4 16 9 18 14 18 8 0 16-6 16-14 0-2 0-3-2-9-11-27-11-53-11-64 0-19 2-40 6-60 14 0 30 0 44 0 6 0 20 0 20-13 0-10-9-10-15-10-43 0-87 0-130 0-9 0-23 0-41 19-13 14-23 33-23 34s0 4 4 4 5-2 7-4c19-30 41-30 48-30 8 0 15 0 22 0-12 46-33 92-49 127-2 7-2 7-2 10 0 7 5 10 11 10 11 0 14-11 18-25 6-18 6-18 11-37 8-29 15-56 22-85z"><text:p/></draw:path><draw:path draw:style-name="gr1278" draw:text-style-name="P85" svg:width="0.0484in" svg:height="0.0717in" svg:x="0.5335in" svg:y="0.0563in" svg:viewBox="0 0 124 183" svg:d="M59 89c21 0 37 14 37 43 0 34-20 44-36 44-11 0-35-4-46-19 13-1 16-10 16-15 0-9-7-16-15-16-7 0-15 6-15 17 0 25 29 40 60 40 38 0 64-24 64-51 0-21-17-42-47-47 29-11 38-31 38-48 0-21-24-37-53-37-31 0-53 14-53 36 0 9 5 15 13 15 9 0 14-7 14-15 0-7-5-13-14-13 10-12 29-15 38-15 13 0 30 6 30 29 0 11-4 23-11 32-9 10-16 11-31 12-6 0-6 0-7 0s-4 1-4 4c0 4 3 4 8 4 4 0 10 0 14 0z"><text:p/></draw:path><draw:path draw:style-name="gr1278" draw:text-style-name="P85" svg:width="0.076in" svg:height="0.087in" svg:x="0.6508in" svg:y="0.0217in" svg:viewBox="0 0 194 222" svg:d="M179 120c7 0 15 0 15-8s-8-8-15-8c-55 0-109 0-164 0 6-51 50-89 105-89 20 0 39 0 59 0 7 0 15 0 15-7 0-8-8-8-15-8-20 0-40 0-60 0-66 0-119 51-119 112 0 62 53 110 119 110 20 0 40 0 60 0 7 0 15 0 15-8s-8-8-15-8c-20 0-39 0-59 0-55 0-99-35-105-86 55 0 109 0 164 0z"><text:p/></draw:path><draw:path draw:style-name="gr1278" draw:text-style-name="P85" svg:width="0.1252in" svg:height="0.1024in" svg:x="0.7858in" svg:y="0.0004in" svg:viewBox="0 0 319 261" svg:d="M177 104c-11-25-21-50-32-75-1-4-2-5-2-6 0-2 7-10 23-11 3 0 8-1 8-8 0-4-6-4-7-4-15 0-32 1-48 1-10 0-33-1-43-1-2 0-8 0-8 8 0 4 5 4 10 4 23 0 25 4 29 12 15 36 29 72 45 108-28 28-54 57-82 85-1 3-3 4-4 5-20 21-37 26-57 27-6 1-9 1-9 8 0 1 0 4 5 4 11 0 25-1 37-1 14 0 29 1 43 1 2 0 7 0 7-7 0-4-4-5-5-5-3 0-16-1-16-11 0-6 7-13 11-17 14-13 27-28 40-41 11-13 23-25 34-37 13 29 27 60 40 90 1 4 1 4 1 5 0 4-7 10-22 11-5 1-8 1-8 8 0 4 5 4 6 4 11 0 38-1 49-1 9 0 33 1 43 1 2 0 7 0 7-6s-4-6-7-6c-26 0-26-1-33-16-15-36-42-95-51-118 27-27 68-72 80-83 12-10 26-19 49-20 6 0 9 0 9-8-2-1 0-4-6-4-11 0-24 1-36 1-14 0-28-1-43-1-2 0-7 0-7 8 0 3 2 4 5 4s15 1 15 12c0 6-4 10-7 13-21 22-42 44-63 67z"><text:p/></draw:path></draw:g><text:span text:style-name="T6"> כך ש־</text:span><text:span text:style-name="T6"><draw:g text:anchor-type="as-char" svg:y="-0.0835in" draw:z-index="324" draw:name="Shape221" draw:style-name="gr1276"><svg:title>TexMaths</svg:title><svg:desc>11§inline§\pi_1 \sqsubset \pi_2 \sqsubset \pi_3§svg§600§FALSE§</svg:desc><draw:path draw:style-name="gr1277" draw:text-style-name="P84" svg:width="0.8409in" svg:height="0.0906in" svg:x="0.0039in" svg:y="0.0075in" svg:viewBox="0 0 2137 231" svg:d="M1069 231c-357 0-712 0-1069 0 0-77 0-154 0-231 712 0 1425 0 2137 0 0 77 0 154 0 231-356 0-713 0-1068 0z"><text:p/></draw:path><draw:path draw:style-name="gr1278" draw:text-style-name="P85" svg:width="0.0815in" svg:height="0.0665in" svg:x="0.0004in" svg:y="0.0165in" svg:viewBox="0 0 208 170" svg:d="M91 22c15 0 30 0 44 0-13 57-16 74-16 100 0 6 0 17 3 29 5 16 8 19 14 19 8 0 16-7 16-15 0-2 0-3-2-8-11-27-11-52-11-63 0-20 2-41 6-62 15 0 30 0 44 0 6 0 19 0 19-12 0-10-8-10-15-10-43 0-86 0-129 0-9 0-23 0-41 19-13 14-23 32-23 34 1 1 0 4 4 4s4-2 7-5c19-30 41-30 48-30 8 0 15 0 22 0-12 47-33 94-49 129-3 5-3 5-3 9 0 6 6 10 12 10 11 0 14-11 18-25 6-17 6-18 11-37 7-29 15-57 21-86z"><text:p/></draw:path><draw:path draw:style-name="gr1278" draw:text-style-name="P85" svg:width="0.0386in" svg:height="0.0697in" svg:x="0.0945in" svg:y="0.0339in" svg:viewBox="0 0 99 178" svg:d="M62 8c0-8-1-8-9-8-17 17-42 18-53 18 0 3 0 5 0 8 7 0 24 0 40-6 0 45 0 91 0 136 0 9 0 12-28 12-3 0-6 0-10 0 0 4 0 7 0 10 5 0 39-1 49-1 7 0 41 1 48 1 0-3 0-6 0-10-3 0-8 0-11 0-26 0-26-3-26-12 0-49 0-99 0-148z"><text:p/></draw:path><draw:path draw:style-name="gr1278" draw:text-style-name="P85" svg:width="0.0921in" svg:height="0.087in" svg:x="0.2063in" svg:y="0.0004in" svg:viewBox="0 0 235 222" svg:d="M222 15c7 0 13 0 13-7 0-8-6-8-13-8-69 0-139 0-209 0-12 0-13 1-13 14 0 65 0 130 0 195 0 12 1 13 13 13 70 0 140 0 209 0 7 0 13 0 13-7 0-8-6-8-13-8-69 0-137 0-207 0 0-64 0-128 0-192 70 0 138 0 207 0z"><text:p/></draw:path><draw:path draw:style-name="gr1278" draw:text-style-name="P85" svg:width="0.0815in" svg:height="0.0665in" svg:x="0.3583in" svg:y="0.0165in" svg:viewBox="0 0 208 170" svg:d="M91 22c15 0 30 0 44 0-13 57-16 74-16 100 0 6 0 17 3 29 5 16 8 19 14 19 8 0 16-7 16-15 0-2 0-3-2-8-11-27-11-52-11-63 0-20 2-41 6-62 15 0 30 0 44 0 6 0 19 0 19-12 0-10-8-10-15-10-43 0-86 0-129 0-9 0-23 0-41 19-13 14-23 32-23 34 1 1 0 4 4 4s4-2 7-5c19-30 41-30 48-30 8 0 15 0 22 0-12 47-33 94-49 129-3 5-3 5-3 9 0 6 6 10 12 10 11 0 14-11 18-25 6-17 6-18 11-37 7-29 15-57 21-86z"><text:p/></draw:path><draw:path draw:style-name="gr1278" draw:text-style-name="P85" svg:width="0.0469in" svg:height="0.0697in" svg:x="0.4472in" svg:y="0.0339in" svg:viewBox="0 0 120 178" svg:d="M120 130c-3 0-7 0-10 0-1 6-3 21-7 24-2 1-23 1-27 1-17 0-33 0-50 0 29-24 39-32 54-44 21-16 40-33 40-58 0-33-29-53-64-53-33 0-56 23-56 48 0 14 11 16 14 16 7 0 15-6 15-14 0-6-3-15-17-15 9-20 28-25 40-25 27 0 42 21 42 43 0 23-18 42-26 52-22 20-44 41-66 62-2 4-2 4-2 11 37 0 74 0 111 0 3-16 6-32 9-48z"><text:p/></draw:path><draw:path draw:style-name="gr1278" draw:text-style-name="P85" svg:width="0.0921in" svg:height="0.087in" svg:x="0.5638in" svg:y="0.0004in" svg:viewBox="0 0 235 222" svg:d="M222 15c7 0 13 0 13-7 0-8-6-8-13-8-69 0-139 0-209 0-12 0-13 1-13 14 0 65 0 130 0 195 0 12 1 13 13 13 70 0 140 0 209 0 7 0 13 0 13-7 0-8-6-8-13-8-69 0-137 0-207 0 0-64 0-128 0-192 70 0 138 0 207 0z"><text:p/></draw:path><draw:path draw:style-name="gr1278" draw:text-style-name="P85" svg:width="0.0815in" svg:height="0.0665in" svg:x="0.7157in" svg:y="0.0165in" svg:viewBox="0 0 208 170" svg:d="M91 22c15 0 30 0 44 0-13 57-16 74-16 100 0 6 0 17 3 29 5 16 8 19 14 19 8 0 16-7 16-15 0-2 0-3-2-8-11-27-11-52-11-63 0-20 2-41 6-62 15 0 30 0 44 0 6 0 19 0 19-12 0-10-8-10-15-10-43 0-86 0-129 0-9 0-23 0-41 19-13 14-23 32-23 34 1 1 0 4 4 4s4-2 7-5c19-30 41-30 48-30 8 0 15 0 22 0-12 47-33 94-49 129-3 5-3 5-3 9 0 6 6 10 12 10 11 0 14-11 18-25 6-17 6-18 11-37 7-29 15-57 21-86z"><text:p/></draw:path><draw:path draw:style-name="gr1278" draw:text-style-name="P85" svg:width="0.0484in" svg:height="0.072in" svg:x="0.8039in" svg:y="0.0339in" svg:viewBox="0 0 124 184" svg:d="M59 89c21 0 36 14 36 43 0 33-19 43-34 43-11 0-36-3-47-19 12-1 16-9 16-14 0-9-7-15-16-15-6 0-14 5-14 16 0 24 28 41 61 41 37 0 63-25 63-52 0-21-17-42-47-48 29-10 39-30 39-47 0-22-25-37-54-37-31 0-54 14-54 36 0 9 6 15 14 15 9 0 14-7 14-15 0-7-5-13-14-14 10-11 29-14 39-14 12 0 28 5 28 29 0 11-3 24-11 32-9 10-16 11-30 12-6 0-6 0-8 0-1 2-3 2-3 4 0 4 3 4 7 4 6 0 10 0 15 0z"><text:p/></draw:path></draw:g></text:span><text:span text:style-name="T6">: </text:span></text:p>
      <text:p text:style-name="P9"><draw:g text:anchor-type="as-char" svg:y="-0.1134in" draw:z-index="325" draw:name="Shape222" draw:style-name="gr1276"><svg:title>TexMaths</svg:title><svg:desc>11§inline§\pi_1 = \{ \{r\} \mid r \in \R\}, \pi_2 = \{ [r, r + 1) \mid r \in \Z \}, \pi_3 = \{ [r, r + 2) \mid r \in \Zeven \}§svg§600§FALSE§</svg:desc><draw:path draw:style-name="gr1277" draw:text-style-name="P84" svg:width="4.7142in" svg:height="0.1358in" svg:x="0.0457in" svg:y="0.0071in" svg:viewBox="0 0 11975 346" svg:d="M5988 346c-1996 0-3992 0-5988 0 0-116 0-230 0-346 3992 0 7983 0 11975 0 0 116 0 230 0 346-1996 0-3992 0-5987 0z"><text:p/></draw:path><draw:path draw:style-name="gr1278" draw:text-style-name="P85" svg:width="0.0815in" svg:height="0.0669in" svg:x="0in" svg:y="0.048in" svg:viewBox="0 0 208 171" svg:d="M91 22c15 0 30 0 44 0-13 57-16 74-16 100 0 6 0 17 3 29 4 17 9 20 14 20 8 0 16-7 16-15 0-2 0-3-2-8-11-28-11-53-11-64 0-20 2-41 6-62 14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1278" draw:text-style-name="P85" svg:width="0.0386in" svg:height="0.0701in" svg:x="0.0937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1278" draw:text-style-name="P85" svg:width="0.1004in" svg:height="0.0354in" svg:x="0.2016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1278" draw:text-style-name="P85" svg:width="0.0535in" svg:height="0.1512in" svg:x="0.3646in" svg:y="0in" svg:viewBox="0 0 137 385" svg:d="M81 52c0-16 10-41 53-43 1 0 3-2 3-5 0-4-3-4-7-4-39 0-74 20-74 48 0 29 0 59 0 89 0 15 0 27-15 39s-29 12-38 13c-1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1278" draw:text-style-name="P85" svg:width="0.0535in" svg:height="0.1512in" svg:x="0.4406in" svg:y="0in" svg:viewBox="0 0 137 385" svg:d="M81 52c0-16 10-41 52-43 2 0 4-2 4-5 0-4-3-4-7-4-39 0-74 20-75 48 0 29 0 59 0 89 0 15 0 27-15 39-14 12-28 12-37 13-2 0-3 1-3 4 0 4 2 4 5 4 27 2 46 14 49 34 1 4 1 5 1 19 0 25 0 51 0 76 0 16 0 29 19 43 15 12 40 16 56 16 4 0 7 0 7-4s-3-4-6-4c-24-2-43-15-49-33-1-5-1-5-1-19 0-27 0-54 0-82 0-17-3-24-15-35-8-8-20-12-30-15 31-9 45-27 45-49 0-31 0-61 0-92z"><text:p/></draw:path><draw:path draw:style-name="gr1278" draw:text-style-name="P85" svg:width="0.0614in" svg:height="0.0685in" svg:x="0.5098in" svg:y="0.0461in" svg:viewBox="0 0 157 175" svg:d="M23 148c-1 6-3 15-3 17 0 7 5 10 11 10 4 0 12-3 14-11 1-1 14-54 15-61 4-13 10-39 14-50 1-5 12-23 21-32 3-2 14-12 30-12 10 0 11 3 17 4-11 2-20 11-20 21 0 7 3 14 14 14 10 0 21-8 21-23 0-13-12-25-32-25-25 0-41 19-49 30-2-18-17-30-35-30s-26 15-29 22c-7 13-12 36-12 37 0 5 4 5 5 5 4 0 5-1 7-9 7-27 14-46 28-46 6 0 12 3 12 17 0 8-1 13-6 32-8 30-15 60-23 90z"><text:p/></draw:path><draw:path draw:style-name="gr1278" draw:text-style-name="P85" svg:width="0.0535in" svg:height="0.1512in" svg:x="0.5898in" svg:y="0in" svg:viewBox="0 0 137 385" svg:d="M55 334c0 15-10 40-52 43-2 0-3 2-3 4 0 4 4 4 8 4 37 0 73-18 73-48 0-29 0-58 0-88 0-16 0-28 16-40 13-11 28-11 36-12 2 0 4-1 4-4 0-4-2-4-6-4-25-2-44-15-49-35-1-3-1-4-1-19 0-25 0-50 0-76 0-16 0-28-18-42-16-13-42-17-55-17-4 0-8 0-8 4 0 5 2 5 5 5 26 1 44 14 49 33 1 4 1 4 1 19 0 26 0 54 0 81 0 18 3 24 16 36 8 8 19 12 30 15-32 10-46 26-46 48 0 31 0 62 0 93z"><text:p/></draw:path><draw:path draw:style-name="gr1278" draw:text-style-name="P85" svg:width="0.0055in" svg:height="0.1512in" svg:x="0.7154in" svg:y="0in" svg:viewBox="0 0 15 385" svg:d="M15 14c0-6 0-14-7-14-8 0-8 8-8 14 0 119 0 238 0 357 0 7 0 14 8 14 7 0 7-7 7-14 0-119 0-238 0-357z"><text:p/></draw:path><draw:path draw:style-name="gr1278" draw:text-style-name="P85" svg:width="0.0614in" svg:height="0.0685in" svg:x="0.7858in" svg:y="0.0461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6-27 14-46 28-46 6 0 12 3 12 17 0 8-1 13-7 32-8 30-14 60-22 90z"><text:p/></draw:path><draw:path draw:style-name="gr1278" draw:text-style-name="P85" svg:width="0.076in" svg:height="0.087in" svg:x="0.9094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278" draw:text-style-name="P85" svg:width="0.1039in" svg:height="0.1031in" svg:x="1.0429in" svg:y="0.0098in" svg:viewBox="0 0 265 263" svg:d="M97 143c4 0 10 0 14 0 20 30 39 60 58 88 4 7 12 22 17 28 3 4 4 4 13 4 18 0 35 0 53 0 8 0 13 0 13-6 0-4-2-6-5-7-15-3-33-29-43-41-3-3-22-28-48-70 34-6 67-21 67-66 0-54-57-73-102-73-41 0-80 0-121 0-8 0-13 0-13 7 0 6 7 6 10 6 22 0 24 4 24 22 0 64 0 129 0 193 0 19-2 22-24 22-3 0-10 0-10 7 0 6 5 6 13 6 35 0 71 0 106 0 6 0 12 0 12-6 0-7-7-7-10-7-22 0-24-3-24-22 0-28 0-56 0-85zM172 124c11-14 12-35 12-51 0-19-3-40-15-55 16 3 54 15 54 55 0 24-12 44-51 51zM97 34c0-8 0-21 24-21 33 0 49 15 49 60 0 49-12 57-73 57 0-32 0-64 0-96zM44 250c3-7 3-18 3-21 0-64 0-129 0-194 0-4 0-14-3-22 14 0 30 0 44 0-4 7-4 15-4 20 0 65 0 131 0 196 0 3 0 14 3 21-14 0-29 0-43 0zM126 143c4 0 5-1 8-1 6 0 14 0 20-1 5 9 47 77 80 109-13 0-25 0-38 0-23-35-46-72-70-107z"><text:p/></draw:path><draw:path draw:style-name="gr1278" draw:text-style-name="P85" svg:width="0.0535in" svg:height="0.1512in" svg:x="1.1614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1278" draw:text-style-name="P85" svg:width="0.0173in" svg:height="0.0453in" svg:x="1.2398in" svg:y="0.0972in" svg:viewBox="0 0 45 116" svg:d="M45 41c0-26-10-41-25-41-12 0-20 10-20 21 0 10 8 20 20 20 5 0 10-1 14-5 1-1 1-1 1-1 1 0 1 0 1 6 0 28-13 51-26 64-5 4-5 5-5 6 0 2 3 5 5 5 4 0 35-30 35-75z"><text:p/></draw:path><draw:path draw:style-name="gr1278" draw:text-style-name="P85" svg:width="0.0819in" svg:height="0.0669in" svg:x="1.298in" svg:y="0.048in" svg:viewBox="0 0 209 171" svg:d="M92 22c15 0 30 0 44 0-13 57-16 74-16 100 0 6 0 17 3 29 3 17 8 20 13 20 8 0 17-7 17-15 0-2 0-3-2-8-12-28-12-53-12-64 0-20 3-41 7-62 15 0 30 0 44 0 5 0 19 0 19-13 0-9-8-9-15-9-43 0-87 0-130 0-9 0-23 0-40 19-14 14-24 32-24 34 1 1 0 4 4 4s5-2 7-5c19-30 42-30 49-30 8 0 15 0 22 0-13 47-34 94-49 129-3 5-3 6-3 10 0 6 6 10 11 10 12 0 14-11 19-26 6-17 6-18 10-37 8-29 15-57 22-86z"><text:p/></draw:path><draw:path draw:style-name="gr1278" draw:text-style-name="P85" svg:width="0.0465in" svg:height="0.0701in" svg:x="1.3878in" svg:y="0.0661in" svg:viewBox="0 0 119 179" svg:d="M119 130c-4 0-6 0-9 0-1 5-3 22-7 24-2 2-23 2-27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1278" draw:text-style-name="P85" svg:width="0.1008in" svg:height="0.0354in" svg:x="1.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31in" svg:height="0.1512in" svg:x="1.6634in" svg:y="0in" svg:viewBox="0 0 136 385" svg:d="M81 52c0-16 10-41 52-43 2 0 3-2 3-5 0-4-2-4-6-4-39 0-74 20-75 48 0 29 0 59 0 89 0 15 0 27-15 39-14 12-29 12-37 13-2 0-3 1-3 4 0 4 2 4 5 4 26 2 44 14 49 34 1 4 1 5 1 19 0 25 0 51 0 76 0 16 0 29 19 43 15 12 40 16 56 16 4 0 6 0 6-4s-2-4-5-4c-24-2-44-15-49-33-1-5-1-5-1-19 0-27 0-54 0-82 0-17-3-24-15-35-9-9-20-12-31-15 32-9 46-27 46-49 0-31 0-61 0-92z"><text:p/></draw:path><draw:path draw:style-name="gr1278" draw:text-style-name="P85" svg:width="0.0209in" svg:height="0.1512in" svg:x="1.7461in" svg:y="0in" svg:viewBox="0 0 54 385" svg:d="M54 385c0-5 0-10 0-15-12 0-25 0-38 0 0-118 0-237 0-355 13 0 26 0 38 0 0-5 0-9 0-15-18 0-36 0-54 0 0 129 0 257 0 385 18 0 36 0 54 0z"><text:p/></draw:path><draw:path draw:style-name="gr1278" draw:text-style-name="P85" svg:width="0.0614in" svg:height="0.0685in" svg:x="1.7748in" svg:y="0.0461in" svg:viewBox="0 0 157 175" svg:d="M23 148c-1 6-4 15-4 17 0 7 5 10 12 10 4 0 11-3 14-11 0-1 13-54 15-61 3-13 10-39 13-50 1-5 12-23 22-32 2-2 14-12 30-12 10 0 10 3 16 4-11 2-20 11-20 21 0 7 4 14 15 14 10 0 21-8 21-23 0-13-12-25-32-25-25 0-43 19-49 30-3-18-18-30-35-30-18 0-26 15-29 22-8 13-12 36-12 37 0 5 3 5 4 5 5 0 5-1 7-9 7-27 14-46 29-46 6 0 12 3 12 17 0 8-1 13-7 32-8 30-14 60-22 90z"><text:p/></draw:path><draw:path draw:style-name="gr1278" draw:text-style-name="P85" svg:width="0.0173in" svg:height="0.0453in" svg:x="1.848in" svg:y="0.0972in" svg:viewBox="0 0 45 116" svg:d="M45 41c0-26-10-41-25-41-12 0-20 10-20 21 0 10 8 20 20 20 4 0 10-1 14-5 1-1 1-1 1-1 1 0 1 0 1 6 0 28-13 51-26 64-5 4-5 5-5 6 0 2 3 5 5 5 4 0 35-30 35-75z"><text:p/></draw:path><draw:path draw:style-name="gr1278" draw:text-style-name="P85" svg:width="0.0614in" svg:height="0.0685in" svg:x="1.9071in" svg:y="0.0461in" svg:viewBox="0 0 157 175" svg:d="M23 148c-2 6-4 15-4 17 0 7 5 10 12 10 4 0 11-3 14-11 0-1 13-54 15-61 3-13 10-39 13-50 1-5 12-23 22-32 2-2 14-12 30-12 10 0 10 3 16 4-11 2-20 11-20 21 0 7 4 14 15 14 10 0 21-8 21-23 0-13-12-25-32-25-25 0-43 19-49 30-3-18-18-30-35-30-18 0-26 15-29 22-8 13-12 36-12 37 0 5 3 5 4 5 5 0 5-1 7-9 7-27 14-46 29-46 6 0 12 3 12 17 0 8-3 13-7 32-8 30-14 60-22 90z"><text:p/></draw:path><draw:path draw:style-name="gr1278" draw:text-style-name="P85" svg:width="0.1004in" svg:height="0.1in" svg:x="2.0177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1278" draw:text-style-name="P85" svg:width="0.05in" svg:height="0.1in" svg:x="2.1752in" svg:y="0.013in" svg:viewBox="0 0 128 255" svg:d="M79 10c0-10 0-10-9-10-24 24-58 24-70 24 0 5 0 8 0 12 8 0 31 0 51-10 0 66 0 133 0 199 0 14-2 18-37 18-4 0-7 0-12 0 0 5 0 9 0 12 13-1 47-1 63-1 15 0 48 0 63 1 0-3 0-7 0-12-5 0-9 0-14 0-34 0-35-4-35-18 0-72 0-144 0-215z"><text:p/></draw:path><draw:path draw:style-name="gr1278" draw:text-style-name="P85" svg:width="0.035in" svg:height="0.1512in" svg:x="2.2461in" svg:y="0in" svg:viewBox="0 0 90 385" svg:d="M90 193c0-30-4-76-25-120-24-48-57-73-61-73-2 0-4 2-4 4s0 2 8 9c37 38 59 99 59 180 0 65-14 133-62 181-5 6-5 6-5 7 0 2 2 4 4 4 4 0 39-26 62-76 20-41 24-84 24-116z"><text:p/></draw:path><draw:path draw:style-name="gr1278" draw:text-style-name="P85" svg:width="0.0055in" svg:height="0.1512in" svg:x="2.3571in" svg:y="0in" svg:viewBox="0 0 15 385" svg:d="M15 14c0-6 0-14-7-14-8 0-8 8-8 14 0 119 0 238 0 357 0 7 0 14 8 14 7 0 7-7 7-14 0-119 0-238 0-357z"><text:p/></draw:path><draw:path draw:style-name="gr1278" draw:text-style-name="P85" svg:width="0.0614in" svg:height="0.0685in" svg:x="2.4276in" svg:y="0.0461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1278" draw:text-style-name="P85" svg:width="0.076in" svg:height="0.087in" svg:x="2.5508in" svg:y="0.0311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1278" draw:text-style-name="P85" svg:width="0.0921in" svg:height="0.1031in" svg:x="2.6858in" svg:y="0.0098in" svg:viewBox="0 0 235 263" svg:d="M220 14c3-5 3-6 3-7 0-7-5-7-12-7-59 0-118 0-177 0-13 0-13 1-14 11-2 18-4 34-6 52 0 2-1 3-1 5 0 6 5 8 8 8s5-3 6-7c2-8 5-25 29-40 22-15 48-16 62-16 11 0 21 0 32 0-49 79-97 159-146 237-4 4-4 5-4 7 0 6 7 6 13 6 66 0 133 0 199 0 11 0 11-1 13-11 4-25 7-49 10-75 0-4-3-6-6-6-6 0-7 3-8 11-7 30-36 68-91 68-19 0-37 0-55 0 48-78 97-158 145-236zM33 13c7 0 14 0 21 0v1c-11 6-18 12-22 17 0-6 1-12 1-18zM165 13c13 0 26 0 40 0-49 79-98 159-147 237-13 0-25 0-38 0 48-78 97-158 145-237zM186 250c11-7 21-15 30-26-2 7-3 12-4 26-9 0-17 0-26 0z"><text:p/></draw:path><draw:path draw:style-name="gr1278" draw:text-style-name="P85" svg:width="0.0535in" svg:height="0.1512in" svg:x="2.7941in" svg:y="0in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1278" draw:text-style-name="P85" svg:width="0.0173in" svg:height="0.0453in" svg:x="2.8728in" svg:y="0.0972in" svg:viewBox="0 0 45 116" svg:d="M45 41c0-26-10-41-25-41-12 0-20 10-20 21 0 10 8 20 20 20 5 0 10-1 14-5 1-1 1-1 1-1 1 0 1 0 1 6 0 28-13 51-26 64-5 4-5 5-5 6 0 2 3 5 5 5 4 0 35-30 35-75z"><text:p/></draw:path><draw:path draw:style-name="gr1278" draw:text-style-name="P85" svg:width="0.0819in" svg:height="0.0669in" svg:x="2.9311in" svg:y="0.048in" svg:viewBox="0 0 209 171" svg:d="M92 22c15 0 30 0 44 0-13 57-16 74-16 100 0 6 0 17 3 29 3 17 8 20 13 20 8 0 17-7 17-15 0-2 0-3-2-8-12-28-12-53-12-64 0-20 3-41 7-62 15 0 30 0 44 0 5 0 19 0 19-13 0-9-8-9-15-9-43 0-87 0-130 0-8 0-23 0-40 19-14 14-24 32-24 34 1 1 0 4 4 4s5-2 7-5c19-30 42-30 49-30 8 0 15 0 22 0-12 47-33 94-49 129-3 5-3 6-3 10 0 6 6 10 11 10 12 0 15-11 19-26 6-17 6-18 10-37 8-29 15-57 22-86z"><text:p/></draw:path><draw:path draw:style-name="gr1278" draw:text-style-name="P85" svg:width="0.0488in" svg:height="0.0724in" svg:x="3.0193in" svg:y="0.0661in" svg:viewBox="0 0 125 185" svg:d="M59 89c21 0 37 14 37 43 0 34-19 44-36 44-11 0-34-3-46-19 13-1 17-9 17-15 0-9-7-15-16-15-7 0-15 5-15 16 0 25 29 42 62 42 37 0 63-25 63-53 0-21-17-42-47-48 29-10 39-30 39-47 0-22-26-37-55-37-31 0-53 14-53 36 0 9 5 15 14 15 8 0 13-7 13-15 0-7-5-13-13-14 9-11 28-14 37-14 14 0 30 5 30 29 0 11-3 24-11 32-9 10-16 11-30 11-6 1-7 1-8 1-1 2-3 2-3 4 0 4 3 4 7 4s10 0 14 0z"><text:p/></draw:path><draw:path draw:style-name="gr1278" draw:text-style-name="P85" svg:width="0.1008in" svg:height="0.0354in" svg:x="3.13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31in" svg:height="0.1512in" svg:x="3.2961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1278" draw:text-style-name="P85" svg:width="0.0205in" svg:height="0.1512in" svg:x="3.3791in" svg:y="0in" svg:viewBox="0 0 53 385" svg:d="M53 385c0-5 0-10 0-15-12 0-26 0-38 0 0-118 0-237 0-355 12 0 26 0 38 0 0-5 0-9 0-15-18 0-35 0-53 0 0 129 0 257 0 385 18 0 35 0 53 0z"><text:p/></draw:path><draw:path draw:style-name="gr1278" draw:text-style-name="P85" svg:width="0.0614in" svg:height="0.0685in" svg:x="3.4079in" svg:y="0.0461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7 14-46 29-46 6 0 12 3 12 17 0 8-1 13-7 32-8 30-14 60-22 90z"><text:p/></draw:path><draw:path draw:style-name="gr1278" draw:text-style-name="P85" svg:width="0.0173in" svg:height="0.0453in" svg:x="3.4811in" svg:y="0.0972in" svg:viewBox="0 0 45 116" svg:d="M45 41c0-26-10-41-25-41-12 0-20 10-20 21 0 10 8 20 20 20 5 0 10-1 14-5 1-1 1-1 1-1 1 0 1 0 1 6 0 28-13 51-26 64-5 4-5 5-5 6 0 2 3 5 5 5 4 0 35-30 35-75z"><text:p/></draw:path><draw:path draw:style-name="gr1278" draw:text-style-name="P85" svg:width="0.0614in" svg:height="0.0685in" svg:x="3.5398in" svg:y="0.0461in" svg:viewBox="0 0 157 175" svg:d="M23 148c-1 6-4 15-4 17 0 7 5 10 12 10 4 0 11-3 14-11 0-1 13-54 15-61 3-13 10-39 13-50 1-5 12-23 22-32 2-2 14-12 30-12 10 0 10 3 16 4-11 2-20 11-20 21 0 7 4 14 15 14 10 0 21-8 21-23 0-13-12-25-32-25-25 0-43 19-49 30-3-18-18-30-35-30-18 0-26 15-29 22-8 13-12 36-12 37 0 5 3 5 4 5 5 0 5-1 7-9 7-27 14-46 29-46 6 0 12 3 12 17 0 8-1 13-7 32-8 30-14 60-22 90z"><text:p/></draw:path><draw:path draw:style-name="gr1278" draw:text-style-name="P85" svg:width="0.1004in" svg:height="0.1in" svg:x="3.6508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1278" draw:text-style-name="P85" svg:width="0.0602in" svg:height="0.1in" svg:x="3.802in" svg:y="0.013in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1278" draw:text-style-name="P85" svg:width="0.035in" svg:height="0.1512in" svg:x="3.8791in" svg:y="0in" svg:viewBox="0 0 90 385" svg:d="M90 193c0-30-4-76-25-120-23-48-57-73-61-73-2 0-4 2-4 4s0 2 8 9c37 38 59 99 59 180 0 65-14 133-62 181-5 6-5 6-5 7 0 2 2 4 4 4 4 0 39-26 62-76 20-41 24-84 24-116z"><text:p/></draw:path><draw:path draw:style-name="gr1278" draw:text-style-name="P85" svg:width="0.0055in" svg:height="0.1512in" svg:x="3.9898in" svg:y="0in" svg:viewBox="0 0 15 385" svg:d="M15 14c0-6 0-14-7-14-8 0-8 8-8 14 0 119 0 238 0 357 0 7 0 14 8 14 7 0 7-7 7-14 0-119 0-238 0-357z"><text:p/></draw:path><draw:path draw:style-name="gr1278" draw:text-style-name="P85" svg:width="0.0614in" svg:height="0.0685in" svg:x="4.061in" svg:y="0.0461in" svg:viewBox="0 0 157 175" svg:d="M23 148c-1 6-3 15-3 17 0 7 4 10 11 10 4 0 11-3 14-11 0-1 13-54 15-61 4-13 10-39 13-50 1-5 12-23 22-32 3-2 14-12 30-12 10 0 16 4 17 4-12 2-21 11-21 21 0 7 4 14 15 14 10 0 21-8 21-23 0-13-12-25-32-25-25 0-41 19-49 30-3-18-18-30-35-30-18 0-26 15-29 22-7 13-12 36-12 37 0 5 3 5 4 5 5 0 5-1 7-9 7-27 14-46 29-46 6 0 12 3 12 17 0 8-1 13-7 32-8 30-14 60-22 90z"><text:p/></draw:path><draw:path draw:style-name="gr1278" draw:text-style-name="P85" svg:width="0.076in" svg:height="0.087in" svg:x="4.1843in" svg:y="0.0311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278" draw:text-style-name="P85" svg:width="0.0921in" svg:height="0.1031in" svg:x="4.3193in" svg:y="0.0098in" svg:viewBox="0 0 235 263" svg:d="M220 14c3-5 3-6 3-7 0-7-5-7-12-7-59 0-118 0-177 0-13 0-13 1-14 11-2 18-4 34-6 52 0 2-1 3-1 5 0 6 5 8 8 8s5-3 6-7c2-8 5-25 29-40 22-15 48-16 62-16 11 0 21 0 32 0-49 79-97 159-146 237-4 4-4 5-4 7 0 6 7 6 13 6 66 0 133 0 199 0 11 0 11-1 13-11 4-25 7-49 10-75 0-4-3-6-6-6-6 0-7 3-8 11-7 30-36 68-91 68-19 0-37 0-55 0 48-78 97-158 145-236zM33 13c7 0 14 0 21 0v1c-11 6-18 12-22 17 0-6 1-12 1-18zM165 13c13 0 26 0 40 0-49 79-97 159-146 237-13 0-26 0-39 0 48-78 97-158 145-237zM186 250c11-7 21-15 30-26-2 7-3 12-4 26-9 0-17 0-26 0z"><text:p/></draw:path><draw:path draw:style-name="gr1278" draw:text-style-name="P85" svg:width="0.0449in" svg:height="0.048in" svg:x="4.4213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1278" draw:text-style-name="P85" svg:width="0.0571in" svg:height="0.0465in" svg:x="4.474in" svg:y="0.0898in" svg:viewBox="0 0 146 119" svg:d="M120 26c8-16 22-16 26-16 0-3 0-7 0-10-7 0-14 1-21 1s-17 0-24-1c0 3 0 7 0 10 11 0 11 9 11 10s0 4-2 8c-10 22-21 44-31 67-11-26-22-50-33-74-1-2-2-3-2-6 0-5 9-5 14-5 0-3 0-7 0-10-1 0-20 1-31 1-8 0-18 0-27-1 0 3 0 7 0 10 15 0 19 0 23 10 14 31 29 61 43 93 1 4 2 6 7 6s6-2 7-6c13-29 27-58 40-87z"><text:p/></draw:path><draw:path draw:style-name="gr1278" draw:text-style-name="P85" svg:width="0.0449in" svg:height="0.048in" svg:x="4.5358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1278" draw:text-style-name="P85" svg:width="0.0567in" svg:height="0.0465in" svg:x="4.5913in" svg:y="0.0898in" svg:viewBox="0 0 145 119" svg:d="M125 36c0-23-12-36-40-36-22 0-38 12-44 25h-1c0-8 0-16 0-25-14 1-27 1-40 2 0 4 0 7 0 10 19 0 21 2 21 16 0 23 0 46 0 69 0 12-3 12-21 12 0 3 0 7 0 10 1 0 20-1 31-1 10 0 28 0 32 1 0-3 0-7 0-10-18 0-21 0-21-12 0-17 0-32 0-49 0-28 23-41 40-41 19 0 21 15 21 28 0 21 0 41 0 62 0 12-2 12-19 12 0 3 0 7 0 10 9-1 18-1 30-1 10 0 29 0 31 1 0-3 0-7 0-10-17 0-20 0-20-12 0-21 0-41 0-61z"><text:p/></draw:path><draw:path draw:style-name="gr1278" draw:text-style-name="P85" svg:width="0.0535in" svg:height="0.1512in" svg:x="4.6717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h text:style-name="Heading_20_3" text:outline-level="3">סעיף (ג)</text:h>
      <text:h text:style-name="Heading_20_4" text:outline-level="4">קווי</text:h>
      <text:p text:style-name="P30">היחס לא יחס סדר קווי. לדוגמה, בעבור החלוקות:</text:p>
      <text:p text:style-name="P9"><draw:g text:anchor-type="as-char" svg:y="-0.1134in" draw:z-index="328" draw:name="Shape223" draw:style-name="gr1276"><svg:title>TexMaths</svg:title><svg:desc>11§inline§\pi_1 = \{[r, r + 2) \mid r \in \Zeven \}, \pi_2 = \{[r, r +2) \mid r \in \{r \in \R \colon r \in \Zodd\}§svg§600§FALSE§</svg:desc><draw:path draw:style-name="gr1277" draw:text-style-name="P84" svg:width="4.435in" svg:height="0.1354in" svg:x="0.0228in" svg:y="0.0071in" svg:viewBox="0 0 11266 345" svg:d="M0 0c3755 0 7511 0 11266 0 0 115 0 230 0 345-3755 0-7511 0-11266 0 0-115 0-230 0-345z"><text:p/></draw:path><draw:path draw:style-name="gr1278" draw:text-style-name="P85" svg:width="0.0819in" svg:height="0.0665in" svg:x="0in" svg:y="0.048in" svg:viewBox="0 0 209 170" svg:d="M92 22c15 0 30 0 44 0-13 57-16 74-16 99 0 7 0 17 3 30 3 16 8 19 14 19 8 0 16-7 16-15 0-2 0-3-2-9-11-27-11-52-11-62 0-21 2-42 6-62 15 0 30 0 44 0 6 0 19 0 19-13 0-9-8-9-15-9-43 0-87 0-130 0-8 0-23 0-40 18-13 15-24 33-24 35 2 1 0 3 5 3 4 0 4-1 6-4 20-30 42-30 49-30 8 0 15 0 22 0-12 46-33 94-49 128-3 6-3 6-3 10 0 7 6 10 11 10 12 0 15-10 19-25 6-18 6-18 10-38 8-29 15-56 22-85z"><text:p/></draw:path><draw:path draw:style-name="gr1278" draw:text-style-name="P85" svg:width="0.0386in" svg:height="0.0701in" svg:x="0.0945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1278" draw:text-style-name="P85" svg:width="0.1008in" svg:height="0.035in" svg:x="0.202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535in" svg:height="0.1508in" svg:x="0.365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3-15-36-8-8-20-12-31-14 32-9 46-27 46-49 0-31 0-61 0-92z"><text:p/></draw:path><draw:path draw:style-name="gr1278" draw:text-style-name="P85" svg:width="0.0205in" svg:height="0.1508in" svg:x="0.4484in" svg:y="0in" svg:viewBox="0 0 53 384" svg:d="M53 384c0-5 0-10 0-15-12 0-26 0-38 0 0-118 0-236 0-354 12 0 26 0 38 0 0-5 0-9 0-15-18 0-35 0-53 0 0 128 0 257 0 384 18 0 35 0 53 0z"><text:p/></draw:path><draw:path draw:style-name="gr1278" draw:text-style-name="P85" svg:width="0.0614in" svg:height="0.0681in" svg:x="0.4768in" svg:y="0.0461in" svg:viewBox="0 0 157 174" svg:d="M23 148c-1 5-3 14-3 16 0 7 5 10 11 10 4 0 11-2 14-10 0-2 13-54 15-62 4-12 10-39 13-49 1-6 12-23 22-32 3-2 14-13 30-13 10 0 16 5 17 5-12 1-21 11-21 21 0 7 4 13 15 13 10 0 21-8 21-22s-12-25-32-25c-25 0-41 19-49 30-3-18-18-30-35-30-18 0-26 14-29 22-7 13-12 36-12 37 0 4 3 3 4 4 5 0 5 0 7-9 7-28 14-46 29-46 6 0 12 3 12 18 0 8-1 13-7 32-8 30-14 60-22 90z"><text:p/></draw:path><draw:path draw:style-name="gr1278" draw:text-style-name="P85" svg:width="0.0173in" svg:height="0.0453in" svg:x="0.55in" svg:y="0.0972in" svg:viewBox="0 0 45 116" svg:d="M45 41c0-26-10-41-25-41-12 0-20 10-20 21 0 10 8 21 20 21 5 0 10-2 14-6 1-1 1-1 2-1 0 2 0 0 0 6 0 28-13 51-26 65-5 3-5 4-5 5 0 4 3 5 5 5 4 0 35-30 35-75z"><text:p/></draw:path><draw:path draw:style-name="gr1278" draw:text-style-name="P85" svg:width="0.0614in" svg:height="0.0681in" svg:x="0.6091in" svg:y="0.0461in" svg:viewBox="0 0 157 174" svg:d="M23 148c-1 5-3 14-3 16 0 7 4 10 11 10 4 0 11-2 14-10 0-2 13-54 15-62 4-12 10-39 13-49 1-6 12-23 22-32 3-2 14-13 30-13 10 0 16 5 17 5-12 1-21 11-21 21 0 7 4 13 15 13 10 0 21-8 21-22s-12-25-32-25c-25 0-41 19-49 30-3-18-18-30-35-30-18 0-26 14-29 22-7 13-12 36-12 37 0 4 3 4 4 4 5 0 5 0 7-9 7-28 14-46 29-46 6 0 12 3 12 18 0 8-1 13-7 32-8 30-14 60-22 90z"><text:p/></draw:path><draw:path draw:style-name="gr1278" draw:text-style-name="P85" svg:width="0.1008in" svg:height="0.1008in" svg:x="0.7197in" svg:y="0.0252in" svg:viewBox="0 0 257 257" svg:d="M136 137c37 0 72 0 108 0 6 0 13 0 13-8s-7-8-13-8c-36 0-71 0-108 0 0-36 0-71 0-108 0-5 0-13-7-13-8 0-8 8-8 13 0 37 0 72 0 108-36 0-73 0-109 0-4 0-12 0-12 8s8 8 12 8c36 0 73 0 109 0 0 35 0 71 0 106 0 6 0 14 8 14 7 0 7-8 7-14 0-35 0-71 0-106z"><text:p/></draw:path><draw:path draw:style-name="gr1278" draw:text-style-name="P85" svg:width="0.0602in" svg:height="0.1008in" svg:x="0.8709in" svg:y="0.0126in" svg:viewBox="0 0 154 257" svg:d="M30 227c13-13 27-27 40-40 61-53 84-74 84-112 0-44-34-75-81-75-44 0-73 36-73 70 0 21 20 21 21 21 6 0 20-4 20-19 0-10-7-20-21-20-2 0-4 0-5 0 9-26 30-40 52-40 35 0 52 32 52 63s-19 62-40 86c-25 27-49 54-75 81-4 4-4 5-4 15 48 0 96 0 144 0 3-22 7-45 10-67-3 0-6 0-9 0-2 10-5 28-9 34-3 3-28 3-37 3-23 0-46 0-69 0z"><text:p/></draw:path><draw:path draw:style-name="gr1278" draw:text-style-name="P85" svg:width="0.035in" svg:height="0.1508in" svg:x="0.948in" svg:y="0in" svg:viewBox="0 0 90 384" svg:d="M90 193c0-30-4-77-25-120-23-48-57-73-61-73-2 0-4 1-4 3 0 3 0 3 8 10 37 38 59 99 59 180 0 65-14 132-62 181-5 5-5 5-5 6 0 3 2 4 4 4 4 0 39-26 62-75 20-43 24-85 24-116z"><text:p/></draw:path><draw:path draw:style-name="gr1278" draw:text-style-name="P85" svg:width="0.0055in" svg:height="0.1508in" svg:x="1.0591in" svg:y="0in" svg:viewBox="0 0 15 384" svg:d="M15 14c0-7 0-14-7-14-8 0-8 7-8 14 0 119 0 237 0 356 0 8 0 14 8 14 7 0 7-6 7-14 0-119 0-237 0-356z"><text:p/></draw:path><draw:path draw:style-name="gr1278" draw:text-style-name="P85" svg:width="0.0614in" svg:height="0.0681in" svg:x="1.1299in" svg:y="0.0461in" svg:viewBox="0 0 157 174" svg:d="M23 148c-1 5-3 14-3 16 0 7 4 10 11 10 4 0 11-2 14-10 0-2 13-54 15-62 4-12 10-39 13-49 1-6 12-23 22-32 3-2 14-13 30-13 10 0 16 5 17 5-12 1-21 11-21 21 0 7 4 13 15 13 10 0 21-8 21-22s-12-25-32-25c-25 0-41 19-49 30-3-18-18-30-35-30-18 0-26 14-29 22-7 13-12 36-12 37 0 4 3 3 4 4 5 0 5 0 7-9 7-28 14-46 29-46 6 0 12 3 12 18 0 8-1 13-7 32-8 30-14 60-22 90z"><text:p/></draw:path><draw:path draw:style-name="gr1278" draw:text-style-name="P85" svg:width="0.076in" svg:height="0.087in" svg:x="1.2531in" svg:y="0.0311in" svg:viewBox="0 0 194 222" svg:d="M179 120c7 0 15 0 15-8 0-7-8-7-15-7-55 0-109 0-164 0 6-52 50-88 104-88 20 0 40 0 60 0 7 0 15-2 15-9 0-8-8-8-15-8-20 0-40 0-60 0-66 0-119 51-119 112 0 62 53 110 119 110 20 0 40 0 60 0 7 0 15 0 15-7 0-8-8-7-15-7-20 0-40 0-60 0-54 0-98-36-104-88 55 0 109 0 164 0z"><text:p/></draw:path><draw:path draw:style-name="gr1278" draw:text-style-name="P85" svg:width="0.0921in" svg:height="0.1031in" svg:x="1.3886in" svg:y="0.0098in" svg:viewBox="0 0 235 263" svg:d="M220 13c3-4 3-5 3-6 0-7-5-7-12-7-59 0-118 0-177 0-13 0-13 1-14 11-2 18-4 34-6 52 0 1-1 3-1 5 0 6 5 7 8 7s5-2 6-6c2-8 5-26 29-40 22-15 48-16 62-16 11 0 21 0 32 0-49 78-97 158-146 236-4 4-4 5-4 6 0 8 7 8 13 8 66 0 133 0 199 0 11 0 11-1 13-11 4-25 7-51 10-75 0-4-3-7-6-7-6 0-7 4-8 12-7 30-36 67-91 67-19 0-37 0-55 0 48-78 97-158 145-236zM33 13c7 0 14 0 21 0-11 7-18 13-22 18 0-6 1-12 1-18zM165 13c13 0 26 0 40 0-49 78-97 158-146 236-13 0-26 0-39 0 48-78 97-158 145-236zM186 249c11-7 21-14 30-25-2 7-3 12-4 25-9 0-17 0-26 0z"><text:p/></draw:path><draw:path draw:style-name="gr1278" draw:text-style-name="P85" svg:width="0.0457in" svg:height="0.0476in" svg:x="1.4898in" svg:y="0.089in" svg:viewBox="0 0 117 122" svg:d="M109 58c5 0 8 0 8-5 0-24-14-53-54-53-36 0-63 28-63 61 0 34 31 61 67 61s50-28 50-34c0-1 0-4-5-4-3 0-4 2-5 4-8 22-29 27-39 27-12 0-24-7-33-17-10-12-10-29-10-40 28 0 56 0 84 0zM25 52c4-39 28-44 38-44 34 0 35 37 35 44-24 0-49 0-73 0z"><text:p/></draw:path><draw:path draw:style-name="gr1278" draw:text-style-name="P85" svg:width="0.0571in" svg:height="0.0465in" svg:x="1.5429in" svg:y="0.0898in" svg:viewBox="0 0 146 119" svg:d="M120 26c8-16 22-16 26-16 0-3 0-7 0-10-7 1-14 1-21 1s-17 0-25-1c0 3 0 7 0 10 12 1 12 10 12 11s0 3-2 8c-10 22-21 44-31 66-11-25-22-49-33-73 0-1-2-3-2-5 0-7 9-7 14-7 0-3 0-7 0-10-1 0-20 1-31 1-8 0-18 0-27-1 0 3 0 7 0 10 15 0 19 1 23 10 14 31 28 61 42 93 2 4 3 6 8 6s6-2 7-4c13-30 27-59 40-89z"><text:p/></draw:path><draw:path draw:style-name="gr1278" draw:text-style-name="P85" svg:width="0.0449in" svg:height="0.0476in" svg:x="1.6051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1278" draw:text-style-name="P85" svg:width="0.0567in" svg:height="0.0465in" svg:x="1.6602in" svg:y="0.0894in" svg:viewBox="0 0 145 119" svg:d="M125 37c0-24-12-37-40-37-23 0-38 12-44 26h-1c0-8 0-17 0-26-14 1-27 2-40 3 0 4 0 6 0 9 19 0 21 2 21 16 0 23 0 46 0 70 0 11-3 11-21 11 0 3 0 7 0 10 1 0 20-1 31-1 10 0 28 1 31 1 0-3 0-7 0-10-18 0-20 0-20-11 0-17 0-33 0-48 0-29 22-42 40-42 19 0 21 14 21 28 0 21 0 41 0 62 0 11-2 11-19 11 0 3 0 7 0 10 9-1 18-1 30-1 10 0 29 1 31 1 0-3 0-7 0-10-17 0-20 0-20-11 0-21 0-41 0-61z"><text:p/></draw:path><draw:path draw:style-name="gr1278" draw:text-style-name="P85" svg:width="0.0535in" svg:height="0.1508in" svg:x="1.7406in" svg:y="0in" svg:viewBox="0 0 137 384" svg:d="M56 333c0 15-11 40-53 42-2 2-3 3-3 5 0 4 4 4 8 4 37 0 73-18 73-48 0-29 0-59 0-88 0-15 0-27 16-40 13-11 28-12 37-12 1-1 3-2 3-3 0-5-2-5-6-5-25-1-44-15-49-34-1-4-1-5-1-19 0-25 0-50 0-76 0-16 0-28-18-44-16-12-42-15-55-15-4 0-8 0-8 4s2 4 7 5c24 1 42 13 47 33 2 3 2 4 2 19 0 26 0 52 0 80 0 18 2 23 15 36 9 8 19 12 30 16-32 7-45 25-45 47 0 31 0 62 0 93z"><text:p/></draw:path><draw:path draw:style-name="gr1278" draw:text-style-name="P85" svg:width="0.0173in" svg:height="0.0453in" svg:x="1.8189in" svg:y="0.0972in" svg:viewBox="0 0 45 116" svg:d="M45 41c0-26-10-41-25-41-12 0-20 10-20 21 0 10 8 21 20 21 4 0 10-2 13-6 2-1 1-1 2-1s1 0 1 6c0 28-13 51-26 65-5 3-5 4-5 5 0 4 3 5 5 5 4 0 35-30 35-75z"><text:p/></draw:path><draw:path draw:style-name="gr1278" draw:text-style-name="P85" svg:width="0.0819in" svg:height="0.0665in" svg:x="1.8772in" svg:y="0.048in" svg:viewBox="0 0 209 170" svg:d="M92 22c15 0 29 0 43 0-12 57-15 74-15 99 0 7 0 17 2 30 4 16 9 19 14 19 8 0 16-7 16-15 0-2 0-3-2-9-11-27-11-52-11-62 0-21 3-42 6-62 16 0 30 0 45 0 5 0 19 0 19-13 0-9-9-9-15-9-43 0-87 0-130 0-9 0-23 0-41 18-13 15-23 33-23 35 1 1 0 3 4 3s5-1 7-4c19-30 41-30 48-30 8 0 16 0 23 0-13 46-34 94-49 128-3 6-3 6-3 10 0 7 5 10 11 10 11 0 14-10 18-25 6-18 6-18 11-38 8-29 15-56 22-85z"><text:p/></draw:path><draw:path draw:style-name="gr1278" draw:text-style-name="P85" svg:width="0.0469in" svg:height="0.0701in" svg:x="1.9665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1278" draw:text-style-name="P85" svg:width="0.1004in" svg:height="0.035in" svg:x="2.0791in" svg:y="0.0575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278" draw:text-style-name="P85" svg:width="0.0535in" svg:height="0.1508in" svg:x="2.2417in" svg:y="0in" svg:viewBox="0 0 137 384" svg:d="M81 52c0-16 11-41 53-43 2-1 3-2 3-5 0-4-3-4-7-4-39 0-74 20-74 48 0 29 0 59 0 89 0 14 0 26-15 39-14 11-29 12-38 12-1 0-3 2-3 5 0 2 2 2 7 3 25 1 44 15 48 34 1 5 1 6 1 19 0 25 0 50 0 76 0 16 0 28 19 44 15 11 40 15 55 15 4 0 7 0 7-4 0-3-2-3-6-5-24-1-43-13-47-33-3-3-3-4-3-18 0-27 0-53 0-81 0-17-2-23-15-36-9-8-19-12-30-14 32-9 45-27 45-49 0-31 0-61 0-92z"><text:p/></draw:path><draw:path draw:style-name="gr1278" draw:text-style-name="P85" svg:width="0.0205in" svg:height="0.1508in" svg:x="2.3248in" svg:y="0in" svg:viewBox="0 0 53 384" svg:d="M53 384c0-5 0-10 0-15-12 0-26 0-38 0 0-118 0-236 0-354 12 0 26 0 38 0 0-5 0-9 0-15-18 0-35 0-53 0 0 128 0 257 0 384 18 0 35 0 53 0z"><text:p/></draw:path><draw:path draw:style-name="gr1278" draw:text-style-name="P85" svg:width="0.0614in" svg:height="0.0681in" svg:x="2.3535in" svg:y="0.0461in" svg:viewBox="0 0 157 174" svg:d="M22 148c-1 5-3 14-3 16 0 7 5 10 11 10 5 0 12-2 14-10 1-2 14-54 15-62 4-12 11-39 14-49 1-6 12-23 20-32 4-2 15-13 31-13 11 0 11 3 17 5-11 1-20 11-20 21 0 7 3 13 14 13 10 0 22-8 22-22s-13-25-33-25c-24 0-42 19-49 30-2-18-17-30-35-30s-25 14-29 22c-7 13-11 36-11 37 0 4 3 4 4 4 4 0 5 0 7-9 7-28 14-46 27-46 7 0 13 3 13 18 0 8-2 13-6 32-8 30-15 60-23 90z"><text:p/></draw:path><draw:path draw:style-name="gr1278" draw:text-style-name="P85" svg:width="0.0173in" svg:height="0.0453in" svg:x="2.4264in" svg:y="0.0972in" svg:viewBox="0 0 45 116" svg:d="M45 41c0-26-9-41-24-41-13 0-21 10-21 21 0 10 8 21 21 21 4 0 10-2 13-6 1-1 1-1 2-1 0 2 1 0 1 6 0 28-13 51-26 65-4 3-4 4-4 5 0 4 2 5 3 5 4 0 35-30 35-75z"><text:p/></draw:path><draw:path draw:style-name="gr1278" draw:text-style-name="P85" svg:width="0.0614in" svg:height="0.0681in" svg:x="2.4858in" svg:y="0.0461in" svg:viewBox="0 0 157 174" svg:d="M22 148c-1 5-3 14-3 16 0 7 5 10 11 10 4 0 12-2 14-10 1-2 14-54 15-62 4-12 10-39 14-49 1-6 12-23 20-32 4-2 15-13 31-13 11 0 11 3 17 5-11 1-20 11-20 21 0 7 3 13 14 13 10 0 22-8 22-22s-13-25-33-25c-24 0-42 19-49 30-2-18-17-30-35-30s-25 14-29 22c-7 13-11 36-11 37 0 4 3 4 4 4 4 0 5 0 7-9 7-28 14-46 27-46 7 0 13 3 13 18 0 8-2 13-6 32-8 30-15 60-23 90z"><text:p/></draw:path><draw:path draw:style-name="gr1278" draw:text-style-name="P85" svg:width="0.1008in" svg:height="0.1008in" svg:x="2.5961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1278" draw:text-style-name="P85" svg:width="0.0602in" svg:height="0.1008in" svg:x="2.7476in" svg:y="0.0126in" svg:viewBox="0 0 154 257" svg:d="M30 227c13-13 27-27 40-40 61-53 84-74 84-112 0-44-35-75-83-75-42 0-71 36-71 70 0 21 19 21 20 21 6 0 21-4 21-19 0-10-8-20-21-20-4 0-5 0-6 0 9-26 30-40 53-40 35 0 52 32 52 63s-20 62-41 86c-24 27-49 54-74 81-4 4-4 5-4 15 47 0 96 0 143 0 3-22 8-45 11-67-3 0-7 0-10 0-2 10-4 28-9 34-2 3-27 3-36 3-23 0-46 0-69 0z"><text:p/></draw:path><draw:path draw:style-name="gr1278" draw:text-style-name="P85" svg:width="0.0346in" svg:height="0.1508in" svg:x="2.8248in" svg:y="0in" svg:viewBox="0 0 89 384" svg:d="M89 193c0-30-3-77-25-120-23-48-56-73-61-73-2 0-3 1-3 3 0 3 0 3 8 10 37 38 59 99 59 180 0 65-14 132-63 181-4 5-4 5-4 6 0 3 1 4 3 4 5 0 40-26 62-75 20-43 24-85 24-116z"><text:p/></draw:path><draw:path draw:style-name="gr1278" draw:text-style-name="P85" svg:width="0.0055in" svg:height="0.1508in" svg:x="2.9358in" svg:y="0in" svg:viewBox="0 0 15 384" svg:d="M15 14c0-7 0-14-7-14-8 0-8 7-8 14 0 119 0 237 0 356 0 8 0 14 8 14 7 0 7-6 7-14 0-119 0-237 0-356z"><text:p/></draw:path><draw:path draw:style-name="gr1278" draw:text-style-name="P85" svg:width="0.0614in" svg:height="0.0681in" svg:x="3.0067in" svg:y="0.0461in" svg:viewBox="0 0 157 174" svg:d="M22 148c-1 5-3 14-3 16 0 7 5 10 11 10 4 0 12-2 14-10 1-2 14-54 15-62 4-12 10-39 14-49 1-6 12-23 20-32 4-2 15-13 31-13 11 0 11 3 17 5-11 1-20 11-20 21 0 7 3 13 14 13 10 0 22-8 22-22s-13-25-33-25c-24 0-42 19-49 30-2-18-17-30-35-30s-25 14-29 22c-7 13-11 36-11 37 0 4 3 4 4 4 4 0 5 0 7-9 7-28 14-46 27-46 7 0 13 3 13 18 0 8-2 13-6 32-8 30-15 60-23 90z"><text:p/></draw:path><draw:path draw:style-name="gr1278" draw:text-style-name="P85" svg:width="0.076in" svg:height="0.087in" svg:x="3.1299in" svg:y="0.0311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1278" draw:text-style-name="P85" svg:width="0.0535in" svg:height="0.1508in" svg:x="3.2717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1278" draw:text-style-name="P85" svg:width="0.0614in" svg:height="0.0681in" svg:x="3.3417in" svg:y="0.0461in" svg:viewBox="0 0 157 174" svg:d="M23 148c-1 5-3 14-3 16 0 7 5 10 11 10 4 0 11-2 14-10 0-2 13-54 15-62 4-12 10-39 13-49 2-6 12-23 22-32 3-2 14-13 30-13 10 0 16 5 17 5-12 1-21 11-21 21 0 7 4 13 15 13 10 0 21-8 21-22s-12-25-32-25c-25 0-41 19-49 30-3-18-18-30-35-30-18 0-26 14-29 22-7 13-12 36-12 37 0 4 3 3 4 4 5 0 5 0 7-9 7-28 14-46 29-46 6 0 12 3 12 18 0 8-1 13-7 32-8 30-14 60-22 90z"><text:p/></draw:path><draw:path draw:style-name="gr1278" draw:text-style-name="P85" svg:width="0.076in" svg:height="0.087in" svg:x="3.465in" svg:y="0.0311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1278" draw:text-style-name="P85" svg:width="0.1043in" svg:height="0.1031in" svg:x="3.5984in" svg:y="0.0098in" svg:viewBox="0 0 266 263" svg:d="M98 143c4 0 9 0 13 0 20 30 39 58 58 88 5 6 14 21 18 27 2 5 4 5 13 5 18 0 35 0 53 0 7 0 13 0 13-8 0-3-2-5-6-6-15-3-33-29-42-41-4-3-22-27-49-69 34-7 69-21 69-67 0-53-58-72-103-72-40 0-81 0-122 0-6 0-13 0-13 7 0 6 8 6 11 6 22 0 24 2 24 22 0 64 0 128 0 192 0 20-2 22-24 22-3 0-11 0-11 6 0 8 7 8 13 8 35 0 72 0 107 0 6 0 12 0 12-8 0-6-7-6-11-6-22 0-23-3-23-22 0-28 0-56 0-84zM173 123c10-13 12-34 12-50 0-19-4-40-16-55 17 3 54 15 54 54 0 25-11 45-50 51zM98 34c0-8 0-21 24-21 32 0 48 13 48 60 0 49-12 56-72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1278" draw:text-style-name="P85" svg:width="0.0157in" svg:height="0.065in" svg:x="3.7362in" svg:y="0.048in" svg:viewBox="0 0 41 166" svg:d="M41 20c0-11-10-20-21-20-12 0-20 9-20 20s8 21 20 21c11 0 21-10 21-21zM41 145c0-11-10-21-21-21-12 0-20 10-20 21s8 21 20 21c11 0 21-10 21-21z"><text:p/></draw:path><draw:path draw:style-name="gr1278" draw:text-style-name="P85" svg:width="0.0614in" svg:height="0.0681in" svg:x="3.8201in" svg:y="0.0461in" svg:viewBox="0 0 157 174" svg:d="M23 148c-1 5-3 14-3 16 0 7 5 10 11 10 4 0 12-2 14-10 1-2 14-54 15-62 4-12 10-39 13-49 2-6 13-23 22-32 3-2 14-13 30-13 10 0 11 3 17 5-11 1-20 11-20 21 0 7 3 13 14 13 10 0 21-8 21-22s-12-25-32-25c-25 0-41 19-49 30-3-18-17-30-35-30s-26 14-29 22c-7 13-12 36-12 37 0 4 4 4 5 4 4 0 5 0 7-9 7-28 14-46 28-46 6 0 12 3 12 18 0 8-1 13-6 32-8 30-15 60-23 90z"><text:p/></draw:path><draw:path draw:style-name="gr1278" draw:text-style-name="P85" svg:width="0.076in" svg:height="0.087in" svg:x="3.9433in" svg:y="0.0311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1278" draw:text-style-name="P85" svg:width="0.0921in" svg:height="0.1031in" svg:x="4.0791in" svg:y="0.0098in" svg:viewBox="0 0 235 263" svg:d="M219 13c4-4 4-5 4-6 0-7-6-7-13-7-59 0-118 0-177 0-12 0-12 1-13 11-2 18-4 34-6 52 0 1-1 3-1 5 0 6 5 7 7 7 3 0 5-2 6-6 3-8 6-26 29-40 22-15 49-16 63-16 10 0 21 0 30 0-48 78-96 158-145 236-3 4-3 5-3 6 0 8 7 8 13 8 66 0 132 0 198 0 12 0 12-1 13-11 4-25 8-51 11-75 0-4-4-7-6-7-7 0-7 4-8 12-7 30-37 67-92 67-19 0-37 0-55 0 48-78 96-158 145-236zM33 13c7 0 13 0 20 0-10 7-18 13-22 18 1-6 1-12 2-18zM165 13c13 0 25 0 38 0-48 78-96 158-145 236-13 0-26 0-39 0 48-78 98-158 146-236zM185 249c11-7 21-14 29-25 0 7-1 12-3 25-9 0-17 0-26 0z"><text:p/></draw:path><draw:path draw:style-name="gr1278" draw:text-style-name="P85" svg:width="0.0516in" svg:height="0.0476in" svg:x="4.1803in" svg:y="0.089in" svg:viewBox="0 0 132 122" svg:d="M132 63c0-34-29-63-66-63s-66 29-66 63c0 33 30 59 66 59s66-26 66-59zM66 115c-10 0-24-4-33-17-8-11-9-25-9-37 0-13 1-28 10-40 7-8 19-13 32-13 16 0 27 6 33 15 8 11 9 24 9 38 0 12-1 26-9 37-7 11-20 17-33 17z"><text:p/></draw:path><draw:path draw:style-name="gr1278" draw:text-style-name="P85" svg:width="0.0567in" svg:height="0.074in" svg:x="4.2449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7-9-31-18-5-8-9-19-9-35 0-7 0-27 11-40 11-12 24-14 32-14 13 0 24 5 32 15 3 5 3 5 3 10 0 19 0 38 0 58z"><text:p/></draw:path><draw:path draw:style-name="gr1278" draw:text-style-name="P85" svg:width="0.0567in" svg:height="0.074in" svg:x="4.3122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4 0-25-9-31-18-5-8-9-19-9-35 0-7 0-27 11-40 11-12 24-14 32-14 13 0 24 5 32 15 3 5 3 5 3 10 0 19 0 38 0 58z"><text:p/></draw:path><draw:path draw:style-name="gr1278" draw:text-style-name="P85" svg:width="0.0535in" svg:height="0.1508in" svg:x="4.392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<text:p text:style-name="P66"><text:span text:style-name="T6">מתקיים </text:span><text:span text:style-name="T6"><draw:g text:anchor-type="as-char" svg:y="-0.1102in" draw:z-index="326" draw:name="Shape224" draw:style-name="gr1276"><svg:title>TexMaths</svg:title><svg:desc>11§inline§\pi_1 \not\sqsubset \pi_2 \land \pi_2 \not\sqsubset \pi_1§svg§600§FALSE§</svg:desc><draw:path draw:style-name="gr1277" draw:text-style-name="P84" svg:width="1.161in" svg:height="0.1256in" svg:x="0.0039in" svg:y="0.0079in" svg:viewBox="0 0 2950 320" svg:d="M1476 320c-492 0-984 0-1476 0 0-107 0-213 0-320 984 0 1966 0 2950 0 0 107 0 213 0 320-492 0-984 0-1474 0z"><text:p/></draw:path><draw:path draw:style-name="gr1278" draw:text-style-name="P85" svg:width="0.0815in" svg:height="0.0669in" svg:x="0.0004in" svg:y="0.0433in" svg:viewBox="0 0 208 171" svg:d="M91 22c15 0 30 0 44 0-13 57-16 74-16 100 0 6 0 17 3 29 5 18 8 20 14 20 8 0 16-7 16-14 0-3 0-4-2-9-11-28-11-53-11-64 0-20 2-41 6-62 15 0 30 0 44 0 6 0 19 0 19-13 0-9-8-9-15-9-43 0-86 0-129 0-9 0-23 0-41 19-13 14-23 32-23 34 1 1 0 4 4 4s4-2 7-5c19-30 41-30 48-30 8 0 15 0 22 0-12 48-33 94-49 129-3 6-3 7-3 10 0 7 6 10 12 10 11 0 14-11 18-25 6-18 6-19 11-38 7-29 15-57 21-86z"><text:p/></draw:path><draw:path draw:style-name="gr1278" draw:text-style-name="P85" svg:width="0.0386in" svg:height="0.0705in" svg:x="0.0945in" svg:y="0.061in" svg:viewBox="0 0 99 180" svg:d="M62 8c0-8-1-8-8-8-18 17-43 17-54 17 0 3 0 6 0 9 7 0 24 0 40-7 0 46 0 92 0 139 0 9 0 12-28 12-3 0-6 0-10 0 0 3 0 7 0 10 5-1 39-1 49-1 7 0 41 0 48 1 0-3 0-7 0-10-3 0-8 0-11 0-26 0-26-3-26-12 0-51 0-101 0-150z"><text:p/></draw:path><draw:path draw:style-name="gr1278" draw:text-style-name="P85" svg:width="0.0756in" svg:height="0.1413in" svg:x="0.215in" svg:y="0in" svg:viewBox="0 0 193 360" svg:d="M189 15c4-5 4-6 4-7 0-2-3-8-8-8s-6 2-9 8c-58 112-115 224-174 336-2 6-2 7-2 8 0 3 2 8 8 8 4 0 5-3 7-8 59-113 116-224 174-337z"><text:p/></draw:path><draw:path draw:style-name="gr1278" draw:text-style-name="P85" svg:width="0.0929in" svg:height="0.0874in" svg:x="0.2063in" svg:y="0.0272in" svg:viewBox="0 0 237 223" svg:d="M222 15c7 0 15 0 15-7 0-8-8-8-15-8-69 0-138 0-208 0-13 0-14 1-14 14 0 65 0 131 0 196 0 12 1 13 13 13 70 0 140 0 209 0 7 0 15 0 15-8s-8-8-15-8c-69 0-137 0-207 0 0-64 0-128 0-192 70 0 138 0 207 0z"><text:p/></draw:path><draw:path draw:style-name="gr1278" draw:text-style-name="P85" svg:width="0.0819in" svg:height="0.0669in" svg:x="0.3583in" svg:y="0.0433in" svg:viewBox="0 0 209 171" svg:d="M92 22c15 0 29 0 43 0-12 57-15 74-15 100 0 6 0 17 2 29 5 18 9 20 14 20 8 0 16-7 16-14 0-3 0-4-2-9-11-28-11-53-11-64 0-20 3-41 7-62 15 0 30 0 44 0 5 0 19 0 19-13 0-9-9-9-15-9-43 0-87 0-130 0-9 0-23 0-41 19-13 14-23 32-23 34 1 1 0 4 4 4s5-2 7-5c19-30 41-30 50-30 7 0 14 0 22 0-14 48-35 94-50 129-3 6-3 7-3 10 0 7 5 10 11 10 11 0 14-11 20-25 4-18 4-19 9-38 8-29 15-57 22-86z"><text:p/></draw:path><draw:path draw:style-name="gr1278" draw:text-style-name="P85" svg:width="0.0469in" svg:height="0.0705in" svg:x="0.4476in" svg:y="0.061in" svg:viewBox="0 0 120 180" svg:d="M120 130c-3 0-6 0-9 0-1 6-4 22-8 24-2 3-23 3-26 3-16 0-33 0-49 0 28-26 37-33 53-46 20-16 39-33 39-58 0-33-29-53-64-53-33 0-56 23-56 49 0 13 12 14 14 14 7 0 15-5 15-14 0-5-1-15-16-15 9-19 27-24 40-24 26 0 41 21 41 43 0 23-17 42-26 52-22 21-43 42-65 64-3 2-3 3-3 11 37 0 75 0 112 0 2-17 6-33 8-50z"><text:p/></draw:path><draw:path draw:style-name="gr1278" draw:text-style-name="P85" svg:width="0.0843in" svg:height="0.0933in" svg:x="0.5516in" svg:y="0.0189in" svg:viewBox="0 0 215 238" svg:d="M117 8c-4-7-6-8-9-8-6 0-7 2-9 8-32 71-65 143-97 215-2 4-2 5-2 8 0 4 3 7 8 7 2 0 5-1 9-9 30-67 60-135 91-203 30 68 60 136 90 203 3 9 8 9 9 9 4 0 8-3 8-7 0-2 0-3-3-7-32-72-63-145-95-216z"><text:p/></draw:path><draw:path draw:style-name="gr1278" draw:text-style-name="P85" svg:width="0.0819in" svg:height="0.0669in" svg:x="0.6819in" svg:y="0.0433in" svg:viewBox="0 0 209 171" svg:d="M92 22c15 0 30 0 44 0-13 57-16 74-16 100 0 6 0 17 3 29 4 18 8 20 13 20 8 0 17-7 17-14 0-3 0-4-2-9-12-28-12-53-12-64 0-20 3-41 7-62 15 0 30 0 44 0 5 0 19 0 19-13 0-9-8-9-15-9-43 0-87 0-130 0-8 0-23 0-40 19-14 14-24 32-24 34 2 1 0 4 6 4 2 0 3-2 5-5 19-30 42-30 50-30 7 0 14 0 22 0-13 48-33 94-50 129-3 6-3 7-3 10 0 7 6 10 11 10 12 0 15-11 20-25 5-18 5-19 9-38 8-29 15-57 22-86z"><text:p/></draw:path><draw:path draw:style-name="gr1278" draw:text-style-name="P85" svg:width="0.0465in" svg:height="0.0705in" svg:x="0.7717in" svg:y="0.061in" svg:viewBox="0 0 119 180" svg:d="M119 130c-3 0-6 0-9 0-1 6-3 22-7 24-2 3-23 3-27 3-17 0-33 0-50 0 29-26 38-33 54-46 20-16 39-33 39-58 0-33-29-53-63-53s-56 23-56 49c0 13 11 14 14 14 7 0 15-5 15-14 0-5-3-15-17-15 9-19 28-24 40-24 27 0 40 21 40 43 0 23-16 42-25 52-22 21-43 42-65 64-2 2-2 3-2 11 37 0 74 0 111 0 2-17 6-33 8-50z"><text:p/></draw:path><draw:path draw:style-name="gr1278" draw:text-style-name="P85" svg:width="0.0756in" svg:height="0.1413in" svg:x="0.8965in" svg:y="0in" svg:viewBox="0 0 193 360" svg:d="M190 15c3-5 3-6 3-7 0-2-3-8-8-8s-6 2-8 8c-58 112-115 224-174 336-3 6-3 7-3 8 0 3 3 8 8 8 4 0 5-3 9-8 58-113 115-224 173-337z"><text:p/></draw:path><draw:path draw:style-name="gr1278" draw:text-style-name="P85" svg:width="0.0929in" svg:height="0.0874in" svg:x="0.8878in" svg:y="0.0272in" svg:viewBox="0 0 237 223" svg:d="M223 15c7 0 14 0 14-7 0-8-7-8-14-8-69 0-139 0-209 0-12 0-14 1-14 14 0 65 0 131 0 196 0 12 2 13 14 13 70 0 140 0 209 0 7 0 14 0 14-8s-8-8-15-8c-68 0-137 0-205 0 0-64 0-128 0-192 69 0 137 0 206 0z"><text:p/></draw:path><draw:path draw:style-name="gr1278" draw:text-style-name="P85" svg:width="0.0815in" svg:height="0.0669in" svg:x="1.0402in" svg:y="0.0433in" svg:viewBox="0 0 208 171" svg:d="M91 22c15 0 30 0 44 0-13 57-16 74-16 100 0 6 0 17 3 29 5 18 8 20 14 20 8 0 16-7 16-14 0-3 0-4-2-9-11-28-11-53-11-64 0-20 2-41 6-62 15 0 30 0 44 0 6 0 19 0 19-13 0-9-8-9-15-9-43 0-86 0-129 0-9 0-23 0-41 19-13 14-23 32-23 34 1 1 0 4 4 4s4-2 6-5c20-30 42-30 49-30 8 0 15 0 22 0-12 48-33 94-49 129-3 6-3 7-3 10 0 7 6 10 12 10 11 0 14-11 18-25 6-18 6-19 11-38 7-29 15-57 21-86z"><text:p/></draw:path><draw:path draw:style-name="gr1278" draw:text-style-name="P85" svg:width="0.0386in" svg:height="0.0705in" svg:x="1.1343in" svg:y="0.061in" svg:viewBox="0 0 99 180" svg:d="M62 8c0-8-1-8-9-8-17 17-42 17-53 17 0 3 0 6 0 9 7 0 24 0 40-7 0 46 0 92 0 139 0 9 0 12-28 12-3 0-6 0-10 0 0 3 0 7 0 10 5-1 39-1 49-1 7 0 41 0 48 1 0-3 0-7 0-10-3 0-8 0-11 0-26 0-26-3-26-12 0-51 0-101 0-150z"><text:p/></draw:path></draw:g></text:span><text:span text:style-name="T6"><text:s/></text:span><text:span text:style-name="T49">(כי בעבור </text:span><text:span text:style-name="T49"><draw:g text:anchor-type="as-char" svg:y="-0.1134in" draw:z-index="329" draw:name="Shape225" draw:style-name="gr1276"><svg:title>TexMaths</svg:title><svg:desc>11§inline§[0, 2)§svg§600§FALSE§</svg:desc><draw:path draw:style-name="gr1277" draw:text-style-name="P84" svg:width="0.2894in" svg:height="0.1358in" svg:x="0.0004in" svg:y="0.0071in" svg:viewBox="0 0 736 346" svg:d="M369 346c-124 0-246 0-369 0 0-116 0-230 0-346 245 0 491 0 736 0 0 116 0 230 0 346-122 0-245 0-367 0z"><text:p/></draw:path><draw:path draw:style-name="gr1278" draw:text-style-name="P85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278" draw:text-style-name="P85" svg:width="0.0638in" svg:height="0.1035in" svg:x="0.040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1278" draw:text-style-name="P85" svg:width="0.0173in" svg:height="0.0453in" svg:x="0.124in" svg:y="0.0972in" svg:viewBox="0 0 45 116" svg:d="M45 41c0-26-9-41-24-41-13 0-21 10-21 21 0 10 8 20 21 20 4 0 10-1 13-5 1-1 1-1 2-1 0 2 1 0 1 6 0 28-14 51-26 64-4 4-4 5-4 6 0 2 2 5 3 5 4 0 35-30 35-75z"><text:p/></draw:path><draw:path draw:style-name="gr1278" draw:text-style-name="P85" svg:width="0.0602in" svg:height="0.1in" svg:x="0.1858in" svg:y="0.013in" svg:viewBox="0 0 154 255" svg:d="M30 226c13-14 27-26 40-39 60-53 84-74 84-112 0-44-35-75-82-75-44 0-72 35-72 69 0 22 19 22 20 22 6 0 20-4 20-21 0-9-7-19-20-19-3 0-5 0-6 0 9-26 30-39 53-39 35 0 52 31 52 63 0 31-20 60-41 85-25 27-49 54-75 81-3 5-3 6-3 14 47 0 96 0 143 0 3-22 7-44 11-66-3 0-7 0-10 0-2 12-4 28-9 33-2 4-28 4-36 4-23 0-46 0-69 0z"><text:p/></draw:path><draw:path draw:style-name="gr1278" draw:text-style-name="P85" svg:width="0.035in" svg:height="0.1512in" svg:x="0.262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9"><text:s/>לא קיים </text:span><text:span text:style-name="T49"><draw:g text:anchor-type="as-char" svg:y="-0.1043in" draw:z-index="330" draw:name="Shape226" draw:style-name="gr1276"><svg:title>TexMaths</svg:title><svg:desc>11§inline§r \in \Zodd§svg§600§FALSE§</svg:desc><draw:path draw:style-name="gr1277" draw:text-style-name="P84" svg:width="0.537in" svg:height="0.1114in" svg:x="0.0039in" svg:y="0.0071in" svg:viewBox="0 0 1365 284" svg:d="M682 284c-228 0-454 0-682 0 0-94 0-189 0-284 454 0 910 0 1365 0 0 95 0 190 0 284-228 0-456 0-683 0z"><text:p/></draw:path><draw:path draw:style-name="gr1278" draw:text-style-name="P85" svg:width="0.0614in" svg:height="0.0685in" svg:x="0.0004in" svg:y="0.0362in" svg:viewBox="0 0 157 175" svg:d="M23 148c-1 5-3 15-3 16 0 8 5 11 11 11 4 0 12-3 14-11 1-1 14-54 16-60 3-14 9-40 12-51 2-4 13-23 22-32 3-2 14-12 30-12 10 0 11 3 17 4-12 2-20 11-20 21 0 7 3 15 14 15 10 0 21-9 21-24 0-13-12-25-32-25-25 0-41 19-49 30-3-18-17-30-35-30s-26 15-29 22c-6 13-12 36-12 38 0 4 4 4 6 4 3 0 3-1 6-9 7-27 14-46 28-46 6 0 12 3 12 17 0 8-1 13-7 32-8 30-14 60-22 90z"><text:p/></draw:path><draw:path draw:style-name="gr1278" draw:text-style-name="P85" svg:width="0.076in" svg:height="0.0874in" svg:x="0.124in" svg:y="0.0217in" svg:viewBox="0 0 194 223" svg:d="M179 119c7 0 15 0 15-8 0-7-8-7-15-7-55 0-109 0-164 0 6-51 50-89 104-89 20 0 41 0 60 0 7 0 15 0 15-7 0-8-8-8-15-8-19 0-40 0-60 0-66 0-119 50-119 111 0 62 53 112 119 112 20 0 41 0 60 0 7 0 15 0 15-8s-8-8-15-8c-19 0-40 0-60 0-54 0-98-36-104-88 55 0 109 0 164 0z"><text:p/></draw:path><draw:path draw:style-name="gr1278" draw:text-style-name="P85" svg:width="0.0921in" svg:height="0.1031in" svg:x="0.2591in" svg:y="0in" svg:viewBox="0 0 235 263" svg:d="M220 14c3-5 3-5 3-7 0-7-5-7-13-7-59 0-118 0-177 0-12 0-12 1-13 11-2 18-3 35-6 53 0 1-1 2-1 4 0 6 5 8 8 8s5-3 5-5c3-10 6-27 29-42 22-15 50-16 63-16 10 0 21 0 31 0-49 78-97 158-146 236-3 6-3 7-3 8 0 6 7 6 13 6 66 0 132 0 198 0 12 0 12-1 13-11 4-25 8-50 11-75 0-4-3-6-6-6-7 0-7 3-8 10-6 32-37 69-91 69-19 0-36 0-55 0 48-78 97-157 145-236zM33 13c7 0 14 0 21 0v1c-11 6-18 12-23 17 1-6 1-12 2-18zM165 13c13 0 26 0 40 0-49 80-98 159-147 237-13 0-26 0-39 0 48-78 98-157 146-237zM185 249c11-5 21-14 30-25 0 8-2 12-4 26-9 0-17 0-26 0z"><text:p/></draw:path><draw:path draw:style-name="gr1278" draw:text-style-name="P85" svg:width="0.0516in" svg:height="0.048in" svg:x="0.3602in" svg:y="0.078in" svg:viewBox="0 0 132 123" svg:d="M132 63c0-33-29-63-66-63s-66 30-66 63c0 34 30 60 66 60s66-26 66-60zM66 115c-10 0-24-4-33-17-8-11-9-25-9-37s1-28 10-40c7-8 19-13 32-13 17 0 28 7 33 15 8 11 9 24 9 38 0 13-1 27-9 38-7 10-20 16-33 16z"><text:p/></draw:path><draw:path draw:style-name="gr1278" draw:text-style-name="P85" svg:width="0.0567in" svg:height="0.0744in" svg:x="0.4244in" svg:y="0.0528in" svg:viewBox="0 0 145 190" svg:d="M84 3c0 4 0 7 0 10 18 0 21 2 21 16 0 18 0 36 0 55-10-10-24-16-39-16-35 0-66 28-66 62 0 33 29 60 64 60 22 0 35-13 39-16 0 5 0 10 0 16 15-1 28-3 42-4 0-2 0-5 0-9-18 0-21-1-21-14 0-55 0-109 0-163-13 1-27 2-40 3zM103 160c-7 12-20 22-38 22-15 0-26-8-32-16-4-8-8-18-8-36 0-7 0-26 11-40 11-12 25-14 32-14 12 0 24 7 32 16 3 4 3 5 3 9 0 19 0 39 0 59z"><text:p/></draw:path><draw:path draw:style-name="gr1278" draw:text-style-name="P85" svg:width="0.0567in" svg:height="0.0744in" svg:x="0.4917in" svg:y="0.0528in" svg:viewBox="0 0 145 190" svg:d="M84 3c0 4 0 7 0 10 18 0 21 2 21 16 0 18 0 36 0 55-10-10-24-16-38-16-36 0-67 28-67 62 0 33 29 60 64 60 22 0 35-13 39-16 0 5 0 10 0 16 15-1 28-3 42-4 0-2 0-5 0-9-18 0-21-1-21-14 0-55 0-109 0-163-13 1-27 2-40 3zM103 160c-6 12-20 22-38 22-15 0-26-8-31-16s-9-18-9-36c0-7 0-26 11-40 11-12 25-14 32-14 13 0 24 7 32 16 3 4 3 5 3 9 0 19 0 39 0 59z"><text:p/></draw:path></draw:g></text:span><text:span text:style-name="T49"><text:s/>כך ש־</text:span><text:span text:style-name="T49"><draw:g text:anchor-type="as-char" svg:y="-0.1134in" draw:z-index="331" draw:name="Shape227" draw:style-name="gr1276"><svg:title>TexMaths</svg:title><svg:desc>11§inline§[r, r+2) \subseteq [0, 2)§svg§600§FALSE§</svg:desc><draw:path draw:style-name="gr1277" draw:text-style-name="P84" svg:width="1.0606in" svg:height="0.1354in" svg:x="0.0004in" svg:y="0.0071in" svg:viewBox="0 0 2695 345" svg:d="M0 0c899 0 1796 0 2695 0 0 115 0 230 0 345-899 0-1796 0-2695 0 0-115 0-230 0-345z"><text:p/></draw:path><draw:path draw:style-name="gr1278" draw:text-style-name="P85" svg:width="0.0209in" svg:height="0.1508in" svg:x="0.0102in" svg:y="0in" svg:viewBox="0 0 54 384" svg:d="M54 384c0-5 0-10 0-15-13 0-25 0-39 0 0-118 0-236 0-354 14 0 26 0 39 0 0-5 0-9 0-15-18 0-36 0-54 0 0 128 0 257 0 384 18 0 36 0 54 0z"><text:p/></draw:path><draw:path draw:style-name="gr1278" draw:text-style-name="P85" svg:width="0.0614in" svg:height="0.0681in" svg:x="0.0394in" svg:y="0.0461in" svg:viewBox="0 0 157 174" svg:d="M22 148c-1 5-3 14-3 16 0 7 5 10 12 10 4 0 11-2 14-10 0-2 13-54 16-62 2-12 9-39 12-49 1-6 12-23 21-32 3-2 14-13 31-13 10 0 10 3 16 5-11 1-20 11-20 21 0 7 3 13 14 13 10 0 22-8 22-22s-13-25-32-25c-25 0-42 19-49 30-3-18-18-30-35-30-19 0-26 14-29 22-8 13-12 36-12 37 0 4 3 4 4 4 4 0 5 0 7-9 7-28 14-46 29-46 6 0 11 3 11 18 0 8-1 13-6 32-8 30-15 60-23 90z"><text:p/></draw:path><draw:path draw:style-name="gr1278" draw:text-style-name="P85" svg:width="0.0177in" svg:height="0.0453in" svg:x="0.1122in" svg:y="0.0972in" svg:viewBox="0 0 46 116" svg:d="M46 41c0-26-10-41-25-41-12 0-21 10-21 21 0 10 9 21 21 21 4 0 10-2 13-6 1-1 1-1 2-1s1 0 1 6c0 28-13 51-26 65-4 3-4 4-4 5 0 4 2 5 4 5 3 0 35-30 35-75z"><text:p/></draw:path><draw:path draw:style-name="gr1278" draw:text-style-name="P85" svg:width="0.0614in" svg:height="0.0681in" svg:x="0.1717in" svg:y="0.0461in" svg:viewBox="0 0 157 174" svg:d="M22 148c-1 5-3 14-3 16 0 7 5 10 11 10 5 0 12-2 14-10 1-2 14-54 15-62 4-12 11-39 14-49 1-6 12-23 21-32 3-2 14-13 30-13 11 0 11 3 17 5-11 1-20 11-20 21 0 7 3 13 14 13 10 0 22-8 22-22s-13-25-33-25c-24 0-41 19-49 30-2-18-17-30-35-30s-25 14-29 22c-7 13-11 36-11 37 0 4 3 4 4 4 4 0 5 0 7-9 7-28 14-46 28-46 6 0 12 3 12 18 0 8-1 13-6 32-8 30-15 60-23 90z"><text:p/></draw:path><draw:path draw:style-name="gr1278" draw:text-style-name="P85" svg:width="0.1008in" svg:height="0.1008in" svg:x="0.2819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1278" draw:text-style-name="P85" svg:width="0.0602in" svg:height="0.1008in" svg:x="0.4335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8-9 34-2 3-27 3-36 3-23 0-46 0-69 0z"><text:p/></draw:path><draw:path draw:style-name="gr1278" draw:text-style-name="P85" svg:width="0.0346in" svg:height="0.1508in" svg:x="0.5106in" svg:y="0in" svg:viewBox="0 0 89 384" svg:d="M89 193c0-30-4-77-25-120-23-48-56-73-61-73-2 0-3 1-3 3 0 3 0 3 7 10 38 38 60 99 60 180 0 65-14 132-63 181-4 5-4 5-4 6 0 3 1 4 3 4 5 0 39-26 62-75 20-43 24-85 24-116z"><text:p/></draw:path><draw:path draw:style-name="gr1278" draw:text-style-name="P85" svg:width="0.0929in" svg:height="0.1161in" svg:x="0.6154in" svg:y="0.0169in" svg:viewBox="0 0 237 296" svg:d="M222 15c7 0 15 0 15-7 0-8-8-8-15-8-34 0-69 0-103 0-67 0-119 51-119 111 0 62 53 111 119 111 34 0 69 0 103 0 7 0 15 0 15-7 0-8-8-8-15-8-34 0-69 0-103 0-61 0-104-44-104-96s44-96 104-96c34 0 69 0 103 0zM21 281c-7 0-13 0-13 7 0 8 6 8 13 8 67 0 134 0 201 0 7 0 15 0 15-8 0-7-8-7-15-7-67 0-134 0-201 0z"><text:p/></draw:path><draw:path draw:style-name="gr1278" draw:text-style-name="P85" svg:width="0.0205in" svg:height="0.1508in" svg:x="0.7815in" svg:y="0in" svg:viewBox="0 0 53 384" svg:d="M53 384c0-5 0-10 0-15-12 0-25 0-38 0 0-118 0-236 0-354 13 0 26 0 38 0 0-5 0-9 0-15-18 0-35 0-53 0 0 128 0 257 0 384 18 0 35 0 53 0z"><text:p/></draw:path><draw:path draw:style-name="gr1278" draw:text-style-name="P85" svg:width="0.0638in" svg:height="0.1035in" svg:x="0.8118in" svg:y="0.0126in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1278" draw:text-style-name="P85" svg:width="0.0173in" svg:height="0.0453in" svg:x="0.8949in" svg:y="0.0972in" svg:viewBox="0 0 45 116" svg:d="M45 41c0-26-10-41-24-41-13 0-21 10-21 21 0 10 8 21 21 21 4 0 9-2 13-6 1-1 1-1 2-1 0 2 0 0 0 6 0 28-13 51-26 65-3 3-3 4-3 5 0 4 1 5 3 5 4 0 35-30 35-75z"><text:p/></draw:path><draw:path draw:style-name="gr1278" draw:text-style-name="P85" svg:width="0.0606in" svg:height="0.1008in" svg:x="0.9567in" svg:y="0.0126in" svg:viewBox="0 0 155 257" svg:d="M30 227c14-13 27-27 42-40 59-53 83-74 83-112 0-44-35-75-82-75-44 0-73 36-73 70 0 21 20 21 21 21 7 0 20-4 20-19 0-10-7-20-20-20-3 0-4 0-6 0 9-26 30-40 53-40 35 0 52 32 52 63s-20 62-41 86c-25 27-49 54-75 81-4 4-4 5-4 15 48 0 96 0 144 0 3-22 8-45 11-67-3 0-6 0-10 0-2 10-4 28-9 34-2 3-28 3-36 3-23 0-47 0-70 0z"><text:p/></draw:path><draw:path draw:style-name="gr1278" draw:text-style-name="P85" svg:width="0.0346in" svg:height="0.1508in" svg:x="1.0343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9"> ולכן </text:span><text:span text:style-name="T49"><draw:g text:anchor-type="as-char" svg:y="-0.1102in" draw:z-index="332" draw:name="Shape228" draw:style-name="gr1276"><svg:title>TexMaths</svg:title><svg:desc>11§inline§\pi_1 \not\sqsubset \pi_2§svg§600§FALSE§</svg:desc><draw:path draw:style-name="gr1277" draw:text-style-name="P84" svg:width="0.4815in" svg:height="0.1256in" svg:x="0.0039in" svg:y="0.0079in" svg:viewBox="0 0 1224 320" svg:d="M613 320c-204 0-409 0-613 0 0-107 0-213 0-320 408 0 817 0 1224 0 0 107 0 213 0 320-203 0-407 0-611 0z"><text:p/></draw:path><draw:path draw:style-name="gr1278" draw:text-style-name="P85" svg:width="0.0815in" svg:height="0.0669in" svg:x="0.0004in" svg:y="0.0433in" svg:viewBox="0 0 208 171" svg:d="M91 22c15 0 30 0 44 0-13 57-16 74-16 100 0 6 0 17 3 29 4 18 8 20 14 20 8 0 16-7 16-14 0-3 0-4-3-9-11-28-11-53-11-64 0-20 3-41 7-62 14 0 30 0 44 0 6 0 19 0 19-13 0-9-8-9-16-9-43 0-85 0-128 0-9 0-23 0-41 19-13 14-23 32-23 34 1 1 0 4 4 4s4-2 7-5c19-30 41-30 48-30 8 0 15 0 22 0-12 48-33 94-49 129-3 6-3 7-3 10 0 7 6 10 12 10 11 0 14-11 18-25 6-18 6-19 11-38 7-29 15-57 21-86z"><text:p/></draw:path><draw:path draw:style-name="gr1278" draw:text-style-name="P85" svg:width="0.0386in" svg:height="0.0705in" svg:x="0.0945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draw:path draw:style-name="gr1278" draw:text-style-name="P85" svg:width="0.0756in" svg:height="0.1413in" svg:x="0.2142in" svg:y="0in" svg:viewBox="0 0 193 360" svg:d="M190 15c3-5 3-6 3-7 0-2-2-8-7-8-6 0-7 2-9 8-58 112-115 224-174 336-3 6-3 7-3 8 0 3 3 8 8 8s6-3 8-8c59-113 116-224 174-337z"><text:p/></draw:path><draw:path draw:style-name="gr1278" draw:text-style-name="P85" svg:width="0.0921in" svg:height="0.0874in" svg:x="0.2059in" svg:y="0.0272in" svg:viewBox="0 0 235 223" svg:d="M222 15c7 0 13 0 13-7 0-8-6-8-13-8-69 0-140 0-209 0-12 0-13 1-13 14 0 65 0 131 0 196 0 12 1 13 13 13 69 0 140 0 209 0 7 0 13 0 13-8s-6-8-13-8c-69 0-137 0-207 0 0-64 0-128 0-192 70 0 138 0 207 0z"><text:p/></draw:path><draw:path draw:style-name="gr1278" draw:text-style-name="P85" svg:width="0.0819in" svg:height="0.0669in" svg:x="0.3575in" svg:y="0.0433in" svg:viewBox="0 0 209 171" svg:d="M91 22c15 0 30 0 44 0-12 57-16 74-16 100 0 6 0 17 3 29 4 18 9 20 14 20 8 0 16-7 16-14 0-3 0-4-3-9-11-28-11-53-11-64 0-20 3-41 7-62 14 0 30 0 44 0 6 0 20 0 20-13 0-9-9-9-17-9-43 0-85 0-128 0-9 0-23 0-41 19-13 14-23 32-23 34 1 1 0 4 4 4s5-2 7-5c19-30 41-30 48-30 8 0 15 0 22 0-12 48-33 94-49 129-2 6-2 7-2 10 0 7 5 10 11 10 11 0 14-11 18-25 6-18 6-19 11-38 7-29 15-57 21-86z"><text:p/></draw:path><draw:path draw:style-name="gr1278" draw:text-style-name="P85" svg:width="0.0469in" svg:height="0.0705in" svg:x="0.4465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49"><text:s/>ובאופן דומה </text:span><text:span text:style-name="T49"><draw:g text:anchor-type="as-char" svg:y="-0.1102in" draw:z-index="333" draw:name="Shape229" draw:style-name="gr1276"><svg:title>TexMaths</svg:title><svg:desc>11§inline§\pi_2 \not\sqsubset \pi_1§svg§600§FALSE§</svg:desc><draw:path draw:style-name="gr1277" draw:text-style-name="P84" svg:width="0.4783in" svg:height="0.1256in" svg:x="0.0039in" svg:y="0.0079in" svg:viewBox="0 0 1216 320" svg:d="M609 320c-203 0-406 0-609 0 0-107 0-213 0-320 406 0 811 0 1216 0 0 107 0 213 0 320-202 0-404 0-607 0z"><text:p/></draw:path><draw:path draw:style-name="gr1278" draw:text-style-name="P85" svg:width="0.0815in" svg:height="0.0669in" svg:x="0.0004in" svg:y="0.0433in" svg:viewBox="0 0 208 171" svg:d="M91 22c15 0 30 0 44 0-13 57-16 74-16 100 0 6 0 17 3 29 4 18 8 20 14 20 8 0 16-7 16-14 0-3 0-4-2-9-11-28-11-53-11-64 0-20 2-41 6-62 14 0 30 0 44 0 6 0 19 0 19-13 0-9-8-9-16-9-42 0-85 0-128 0-9 0-23 0-41 19-13 14-23 32-23 34 1 1 0 4 4 4s4-2 7-5c19-30 41-30 48-30 8 0 15 0 22 0-12 48-33 94-49 129-3 6-3 7-3 10 0 7 6 10 12 10 11 0 14-11 18-25 6-18 6-19 11-38 7-29 15-57 21-86z"><text:p/></draw:path><draw:path draw:style-name="gr1278" draw:text-style-name="P85" svg:width="0.0469in" svg:height="0.0705in" svg:x="0.0898in" svg:y="0.061in" svg:viewBox="0 0 120 180" svg:d="M120 130c-3 0-7 0-10 0-1 6-3 22-7 24-2 3-23 3-27 3-17 0-33 0-50 0 29-26 39-33 54-46 21-16 40-33 40-58 0-33-29-53-64-53-33 0-56 23-56 49 0 13 11 14 14 14 7 0 15-5 15-14 0-5-3-15-17-15 9-19 28-24 40-24 27 0 41 21 41 43 0 23-17 42-25 52-22 21-44 42-66 64-2 2-2 3-2 11 37 0 74 0 111 0 3-17 6-33 9-50z"><text:p/></draw:path><draw:path draw:style-name="gr1278" draw:text-style-name="P85" svg:width="0.076in" svg:height="0.1413in" svg:x="0.2142in" svg:y="0in" svg:viewBox="0 0 194 360" svg:d="M190 15c4-5 4-6 4-7 0-2-3-8-8-8-6 0-7 2-9 8-58 112-115 224-174 336-3 6-3 7-3 8 0 3 3 8 8 8s6-3 8-8c59-113 116-224 174-337z"><text:p/></draw:path><draw:path draw:style-name="gr1278" draw:text-style-name="P85" svg:width="0.0921in" svg:height="0.0874in" svg:x="0.2063in" svg:y="0.0272in" svg:viewBox="0 0 235 223" svg:d="M222 15c7 0 13 0 13-7 0-8-6-8-13-8-69 0-140 0-209 0-12 0-13 1-13 14 0 65 0 131 0 196 0 12 1 13 13 13 69 0 140 0 209 0 7 0 13 0 13-8s-6-8-13-8c-69 0-137 0-207 0 0-64 0-128 0-192 70 0 138 0 207 0z"><text:p/></draw:path><draw:path draw:style-name="gr1278" draw:text-style-name="P85" svg:width="0.0815in" svg:height="0.0669in" svg:x="0.3579in" svg:y="0.0433in" svg:viewBox="0 0 208 171" svg:d="M91 22c15 0 30 0 44 0-13 57-16 74-16 100 0 6 0 17 3 29 4 18 8 20 14 20 8 0 16-7 16-14 0-3 0-4-2-9-11-28-11-53-11-64 0-20 2-41 6-62 14 0 30 0 44 0 6 0 19 0 19-13 0-9-8-9-16-9-42 0-85 0-128 0-9 0-23 0-41 19-13 14-23 32-23 34 1 1 0 4 4 4s4-2 7-5c19-30 41-30 48-30 8 0 15 0 22 0-12 48-33 94-49 129-3 6-3 7-3 10 0 7 6 10 12 10 11 0 14-11 18-25 6-18 6-19 11-38 7-29 15-57 21-86z"><text:p/></draw:path><draw:path draw:style-name="gr1278" draw:text-style-name="P85" svg:width="0.0386in" svg:height="0.0705in" svg:x="0.4516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/draw:g></text:span><text:span text:style-name="T49">) </text:span><text:span text:style-name="T48">למרות </text:span><text:span text:style-name="T47">ש־</text:span><text:span text:style-name="T47"><draw:g text:anchor-type="as-char" svg:y="-0.1102in" draw:z-index="327" draw:name="Shape230" draw:style-name="gr1276"><svg:title>TexMaths</svg:title><svg:desc>11§inline§\pi_1 \neq \pi_2§svg§600§FALSE§</svg:desc><draw:path draw:style-name="gr1277" draw:text-style-name="P84" svg:width="0.4815in" svg:height="0.1256in" svg:x="0.0039in" svg:y="0.0079in" svg:viewBox="0 0 1224 320" svg:d="M613 320c-204 0-409 0-613 0 0-107 0-213 0-320 408 0 817 0 1224 0 0 107 0 213 0 320-203 0-407 0-611 0z"><text:p/></draw:path><draw:path draw:style-name="gr1278" draw:text-style-name="P85" svg:width="0.0815in" svg:height="0.0669in" svg:x="0.0004in" svg:y="0.0433in" svg:viewBox="0 0 208 171" svg:d="M91 22c15 0 30 0 44 0-13 57-16 74-16 100 0 6 0 17 3 29 4 18 8 20 14 20 8 0 16-7 16-14 0-3 0-4-3-9-11-28-11-53-11-64 0-20 3-41 7-62 14 0 30 0 44 0 6 0 19 0 19-13 0-9-8-9-16-9-43 0-85 0-128 0-9 0-23 0-41 19-13 14-23 32-23 34 1 1 0 4 4 4s4-2 7-5c19-30 41-30 48-30 8 0 15 0 22 0-12 48-33 94-49 129-3 6-3 7-3 10 0 7 6 10 12 10 11 0 14-11 18-25 6-18 6-19 11-38 7-29 15-57 21-86z"><text:p/></draw:path><draw:path draw:style-name="gr1278" draw:text-style-name="P85" svg:width="0.0386in" svg:height="0.0705in" svg:x="0.0945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draw:path draw:style-name="gr1278" draw:text-style-name="P85" svg:width="0.0756in" svg:height="0.1413in" svg:x="0.2142in" svg:y="0in" svg:viewBox="0 0 193 360" svg:d="M190 15c3-5 3-6 3-7 0-2-2-8-7-8-6 0-7 2-9 8-58 112-115 224-174 336-3 6-3 7-3 8 0 3 3 8 8 8s6-3 8-8c59-113 116-224 174-337z"><text:p/></draw:path><draw:path draw:style-name="gr1278" draw:text-style-name="P85" svg:width="0.1008in" svg:height="0.0358in" svg:x="0.2016in" svg:y="0.0528in" svg:viewBox="0 0 257 92" svg:d="M244 17c5 0 13 0 13-8 0-9-8-9-13-9-77 0-154 0-231 0-5 0-13 0-13 9 0 8 8 8 13 8 77 0 154 0 231 0zM244 92c5 0 13-2 13-9 0-9-8-8-13-8-77 0-154 0-231 0-5 0-13-1-13 8 0 7 8 9 13 9 77 0 154 0 231 0z"><text:p/></draw:path><draw:path draw:style-name="gr1278" draw:text-style-name="P85" svg:width="0.0819in" svg:height="0.0669in" svg:x="0.3575in" svg:y="0.0433in" svg:viewBox="0 0 209 171" svg:d="M91 22c15 0 30 0 44 0-12 57-16 74-16 100 0 6 0 17 3 29 4 18 9 20 14 20 8 0 16-7 16-14 0-3 0-4-3-9-11-28-11-53-11-64 0-20 3-41 7-62 14 0 30 0 44 0 6 0 20 0 20-13 0-9-9-9-17-9-43 0-85 0-128 0-9 0-23 0-41 19-13 14-23 32-23 34 1 1 0 4 4 4s5-2 7-5c19-30 41-30 48-30 8 0 15 0 22 0-12 48-33 94-49 129-2 6-2 7-2 10 0 7 5 10 11 10 11 0 14-11 18-25 6-18 6-19 11-38 7-29 15-57 21-86z"><text:p/></draw:path><draw:path draw:style-name="gr1278" draw:text-style-name="P85" svg:width="0.0469in" svg:height="0.0705in" svg:x="0.4465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47">. </text:span><draw:g text:anchor-type="as-char" svg:y="-0.1043in" draw:z-index="349" draw:name="Shape231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<text:h text:style-name="Heading_20_4" text:outline-level="4">קיום איבר גדול ביותר</text:h>
      <text:p text:style-name="P67"><text:span text:style-name="T6">קיים איבר גדול ביותר </text:span><text:span text:style-name="T6"><draw:g text:anchor-type="as-char" svg:y="-0.1134in" draw:z-index="334" draw:name="Shape232" draw:style-name="gr1276"><svg:title>TexMaths</svg:title><svg:desc>11§inline§\pi = \{\R\}§svg§600§FALSE§</svg:desc><draw:path draw:style-name="gr1277" draw:text-style-name="P84" svg:width="0.5299in" svg:height="0.1358in" svg:x="0.0039in" svg:y="0.0071in" svg:viewBox="0 0 1347 346" svg:d="M674 346c-225 0-450 0-674 0 0-116 0-230 0-346 449 0 898 0 1347 0 0 116 0 230 0 346-225 0-449 0-673 0z"><text:p/></draw:path><draw:path draw:style-name="gr1278" draw:text-style-name="P85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1278" draw:text-style-name="P85" svg:width="0.1008in" svg:height="0.0354in" svg:x="0.1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31in" svg:height="0.1512in" svg:x="0.302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1278" draw:text-style-name="P85" svg:width="0.1039in" svg:height="0.1031in" svg:x="0.3697in" svg:y="0.0098in" svg:viewBox="0 0 265 263" svg:d="M97 143c4 0 10 0 14 0 20 30 39 60 58 88 4 7 14 22 17 28 3 4 4 4 13 4 18 0 35 0 53 0 8 0 13 0 13-6 0-4-2-6-5-7-15-3-33-29-43-41-2-3-22-28-48-70 35-6 68-21 68-66 0-54-58-73-103-73-40 0-80 0-121 0-7 0-13 0-13 7 0 6 7 6 10 6 22 0 24 4 24 22 0 64 0 129 0 193 0 19-2 22-24 22-3 0-10 0-10 7 0 6 6 6 13 6 35 0 71 0 106 0 6 0 12 0 12-6 0-7-6-7-10-7-22 0-24-3-24-22 0-28 0-56 0-85zM172 124c11-14 12-35 12-51 0-19-2-40-15-55 16 3 54 15 54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1278" draw:text-style-name="P85" svg:width="0.0539in" svg:height="0.1512in" svg:x="0.487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, כי יהי </text:span><text:span text:style-name="T6"><draw:g text:anchor-type="as-char" svg:y="-0.0874in" draw:z-index="335" draw:name="Shape233" draw:style-name="gr1276"><svg:title>TexMaths</svg:title><svg:desc>11§inline§\pi_- \in X§svg§600§FALSE§</svg:desc><draw:path draw:style-name="gr1277" draw:text-style-name="P84" svg:width="0.4882in" svg:height="0.1102in" svg:x="0.0039in" svg:y="0.0083in" svg:viewBox="0 0 1241 281" svg:d="M621 281c-208 0-414 0-621 0 0-93 0-187 0-281 413 0 828 0 1241 0 0 94 0 188 0 281-206 0-413 0-620 0z"><text:p/></draw:path><draw:path draw:style-name="gr1278" draw:text-style-name="P85" svg:width="0.0815in" svg:height="0.0669in" svg:x="0.0004in" svg:y="0.0386in" svg:viewBox="0 0 208 171" svg:d="M91 23c15 0 30 0 44 0-13 58-16 74-16 100 0 5 0 16 3 29 4 17 8 19 14 19 8 0 16-7 16-14 0-2 0-4-2-9-11-28-11-53-11-64 0-20 2-41 6-61 14 0 30 0 44 0 6 0 19 0 19-13 0-10-8-10-16-10-42 0-85 0-128 0-9 0-23 0-41 19-13 15-23 33-23 34s0 4 4 4 4-2 7-4c19-30 41-30 48-30 8 0 15 0 22 0-12 47-33 93-49 128-3 7-3 7-3 10 0 7 6 10 12 10 11 0 14-11 18-25 6-18 6-18 11-38 7-29 15-56 21-85z"><text:p/></draw:path><draw:path draw:style-name="gr1278" draw:text-style-name="P85" svg:width="0.0713in" svg:height="0.0047in" svg:x="0.0945in" svg:y="0.0972in" svg:viewBox="0 0 182 13" svg:d="M172 13c4 0 10 0 10-5 0-8-5-8-10-8-54 0-107 0-161 0-4 0-11 0-11 7 0 6 7 6 11 6 54 0 107 0 161 0z"><text:p/></draw:path><draw:path draw:style-name="gr1278" draw:text-style-name="P85" svg:width="0.0756in" svg:height="0.0874in" svg:x="0.2402in" svg:y="0.0224in" svg:viewBox="0 0 193 223" svg:d="M180 120c7 0 13 0 13-7 0-8-6-8-13-8-55 0-109 0-164 0 5-52 49-90 104-90 20 0 41 0 60 0 7 0 13 0 13-7 0-8-6-8-13-8-21 0-40 0-61 0-66 0-119 51-119 113 0 61 53 110 119 110 21 0 40 0 61 0 7 0 13 0 13-8 0-7-6-7-13-7-19 0-40 0-60 0-55 0-99-36-104-88 55 0 109 0 164 0z"><text:p/></draw:path><draw:path draw:style-name="gr1278" draw:text-style-name="P85" svg:width="0.1252in" svg:height="0.1031in" svg:x="0.3748in" svg:y="0.0004in" svg:viewBox="0 0 319 263" svg:d="M177 105c-11-26-21-51-32-76-1-4-2-5-2-6 0-2 7-10 23-11 3 0 8-1 8-8 0-4-6-4-7-4-15 0-32 1-48 1-10 0-33-1-43-1-2 0-7 0-7 8 0 4 4 4 9 4 23 0 25 5 29 12 15 36 29 72 45 108-28 29-54 58-82 87-1 2-3 3-4 4-20 21-37 26-57 28-5 1-9 1-9 7 0 1 0 5 5 5 11 0 25-1 37-1 14 0 29 1 43 1 2 0 7 0 7-8 0-3-4-4-5-4-3 0-16-2-16-11 0-7 7-14 11-18 14-13 27-28 40-42 11-12 23-24 34-36 13 29 26 60 40 90 1 4 1 4 1 6 0 3-7 9-22 11-5 1-8 1-8 7 0 5 5 5 6 5 11 0 38-1 49-1 9 0 33 1 43 1 2 0 7 0 7-7 0-5-4-5-7-5-26 0-26-2-33-17-15-36-41-95-51-118 27-28 67-73 80-84 12-10 26-19 49-20 6 0 9 0 9-8-2-1 0-4-6-4-11 0-24 1-36 1-14 0-29-1-43-1-2 0-6 0-6 8 0 3 1 4 4 4s15 1 15 12c0 6-4 10-7 14-21 22-42 44-63 67z"><text:p/></draw:path></draw:g></text:span><text:span text:style-name="T6">, נניח </text:span><text:span text:style-name="T6"><draw:g text:anchor-type="as-char" svg:y="-0.1063in" draw:z-index="336" draw:name="Shape234" draw:style-name="gr1276"><svg:title>TexMaths</svg:title><svg:desc>11§inline§\pi_- \neq \pi§svg§600§FALSE§</svg:desc><draw:path draw:style-name="gr1277" draw:text-style-name="P84" svg:width="0.4618in" svg:height="0.1256in" svg:x="0.0043in" svg:y="0.0071in" svg:viewBox="0 0 1174 320" svg:d="M0 0c392 0 782 0 1174 0 0 107 0 213 0 320-392 0-782 0-1174 0 0-107 0-213 0-320z"><text:p/></draw:path><draw:path draw:style-name="gr1278" draw:text-style-name="P85" svg:width="0.0819in" svg:height="0.0669in" svg:x="0.0004in" svg:y="0.0433in" svg:viewBox="0 0 209 171" svg:d="M92 22c15 0 30 0 44 0-13 57-16 74-16 100 0 6 0 17 3 30 4 17 8 19 13 19 8 0 17-7 17-14 0-3 0-4-2-9-12-28-12-53-12-64 0-20 3-41 7-62 15 0 30 0 44 0 5 0 19 0 19-13 0-9-8-9-15-9-43 0-87 0-130 0-8 0-23 0-40 18-13 15-24 33-24 35 2 1 0 4 6 4 2 0 3-2 5-5 20-30 42-30 50-30 7 0 14 0 21 0-12 47-33 94-49 129-3 6-3 7-3 10 0 7 6 10 11 10 12 0 15-11 20-25 5-18 5-19 9-38 8-29 15-57 22-86z"><text:p/></draw:path><draw:path draw:style-name="gr1278" draw:text-style-name="P85" svg:width="0.0717in" svg:height="0.0047in" svg:x="0.0949in" svg:y="0.102in" svg:viewBox="0 0 183 13" svg:d="M172 13c4 0 11 0 11-6 0-7-7-7-11-7-54 0-108 0-162 0-3 0-10 0-10 7 0 6 5 6 10 6 54 0 108 0 162 0z"><text:p/></draw:path><draw:path draw:style-name="gr1278" draw:text-style-name="P85" svg:width="0.0752in" svg:height="0.1409in" svg:x="0.2484in" svg:y="0in" svg:viewBox="0 0 192 359" svg:d="M190 15c2-5 2-6 2-7 0-2-2-8-7-8s-6 2-8 8c-58 112-115 224-174 336-3 6-3 7-3 8 0 3 3 7 8 7s6-2 9-7c58-113 115-224 173-337z"><text:p/></draw:path><draw:path draw:style-name="gr1278" draw:text-style-name="P85" svg:width="0.1008in" svg:height="0.0358in" svg:x="0.2362in" svg:y="0.0531in" svg:viewBox="0 0 257 92" svg:d="M244 15c6 0 13 0 13-7 0-8-7-8-13-8-77 0-154 0-231 0-5 0-13 0-13 8 0 7 8 7 13 7 77 0 154 0 231 0zM244 92c6 0 13 0 13-8s-7-8-13-8c-77 0-154 0-231 0-5 0-13 0-13 8s8 8 13 8c77 0 154 0 231 0z"><text:p/></draw:path><draw:path draw:style-name="gr1278" draw:text-style-name="P85" svg:width="0.0819in" svg:height="0.0669in" svg:x="0.3921in" svg:y="0.0433in" svg:viewBox="0 0 209 171" svg:d="M92 22c15 0 30 0 44 0-13 57-16 74-16 100 0 6 0 17 3 30 4 17 8 19 13 19 8 0 17-7 17-14 0-3 0-4-2-9-12-28-12-53-12-64 0-20 3-41 7-62 15 0 30 0 44 0 5 0 19 0 19-13 0-9-8-9-15-9-43 0-87 0-130 0-8 0-23 0-40 18-13 15-24 33-24 35 2 1 0 4 6 4 2 0 3-2 5-5 19-30 42-30 50-30 7 0 14 0 21 0-12 47-32 94-49 129-3 6-3 7-3 10 0 7 6 10 11 10 12 0 15-11 20-25 5-18 5-19 9-38 8-29 15-57 22-86z"><text:p/></draw:path></draw:g></text:span><text:span text:style-name="T6"><text:s/>ונניח בשלילה ש־</text:span><text:span text:style-name="T6"><draw:g text:anchor-type="as-char" svg:y="-0.0673in" draw:z-index="337" draw:name="Shape235" draw:style-name="gr1276"><svg:title>TexMaths</svg:title><svg:desc>11§inline§\lnot \pi_- \sqsubset \pi§svg§600§FALSE§</svg:desc><draw:path draw:style-name="gr1277" draw:text-style-name="P84" svg:width="0.5638in" svg:height="0.0882in" svg:x="0.0004in" svg:y="0.0083in" svg:viewBox="0 0 1433 225" svg:d="M716 225c-238 0-477 0-716 0 0-75 0-151 0-225 478 0 955 0 1433 0 0 74 0 150 0 225-239 0-478 0-717 0z"><text:p/></draw:path><draw:path draw:style-name="gr1278" draw:text-style-name="P85" svg:width="0.0843in" svg:height="0.0402in" svg:x="0.0012in" svg:y="0.0283in" svg:viewBox="0 0 215 103" svg:d="M215 14c0-13-2-14-15-14-62 0-124 0-187 0-6 0-13 0-13 8 0 7 7 7 13 7 62 0 125 0 186 0 0 24 0 49 0 74 0 7 0 14 8 14s8-7 8-14c0-25 0-50 0-75z"><text:p/></draw:path><draw:path draw:style-name="gr1278" draw:text-style-name="P85" svg:width="0.0815in" svg:height="0.0661in" svg:x="0.0984in" svg:y="0.0173in" svg:viewBox="0 0 208 169" svg:d="M91 22c15 0 30 0 44 0-13 57-16 73-16 100 0 5 0 16 3 28 5 16 8 19 14 19 8 0 16-7 16-15 0-2 0-3-2-7-11-28-11-53-11-64 0-19 2-40 6-61 15 0 30 0 44 0 6 0 19 0 19-13 0-9-8-9-15-9-43 0-86 0-129 0-9 0-23 0-41 19-13 14-23 31-23 34 1 1 0 4 4 4s5-2 7-6c19-29 41-29 48-29 8 0 15 0 22 0-12 47-33 93-49 127-3 5-3 7-3 10 0 6 6 10 12 10 11 0 14-11 18-24 6-18 6-19 11-38 7-28 15-57 21-85z"><text:p/></draw:path><draw:path draw:style-name="gr1278" draw:text-style-name="P85" svg:width="0.0717in" svg:height="0.0047in" svg:x="0.1925in" svg:y="0.0756in" svg:viewBox="0 0 183 13" svg:d="M172 13c4 0 11 0 11-6 0-7-6-7-11-7-54 0-107 0-161 0-4 0-11 0-11 7 0 6 7 6 11 6 54 0 107 0 161 0z"><text:p/></draw:path><draw:path draw:style-name="gr1278" draw:text-style-name="P85" svg:width="0.0929in" svg:height="0.0866in" svg:x="0.3378in" svg:y="0.0004in" svg:viewBox="0 0 237 221" svg:d="M222 15c7 0 15 0 15-7 0-8-8-8-15-8-69 0-138 0-208 0-12 0-14 1-14 14 0 65 0 129 0 194 0 12 1 13 13 13 70 0 140 0 209 0 7 0 15 0 15-7 0-8-8-8-15-8-69 0-137 0-207 0 0-64 0-127 0-191 70 0 138 0 207 0z"><text:p/></draw:path><draw:path draw:style-name="gr1278" draw:text-style-name="P85" svg:width="0.0819in" svg:height="0.0661in" svg:x="0.4898in" svg:y="0.0173in" svg:viewBox="0 0 209 169" svg:d="M92 22c15 0 29 0 43 0-12 57-15 73-15 100 0 5 0 16 2 28 5 16 9 19 14 19 8 0 17-7 17-15 0-2 0-3-3-7-11-28-11-53-11-64 0-19 3-40 7-61 15 0 30 0 44 0 5 0 19 0 19-13 0-9-9-9-15-9-43 0-87 0-130 0-9 0-23 0-40 19-14 14-24 31-24 34 1 1 0 4 4 4s5-2 7-6c19-29 42-29 50-29 7 0 14 0 22 0-14 47-35 93-50 127-3 5-3 7-3 10 0 6 5 10 11 10 12 0 14-11 20-24 5-18 5-19 9-38 8-28 15-57 22-85z"><text:p/></draw:path></draw:g></text:span><text:span text:style-name="T6"> כלומר נניח בשלילה שקיים </text:span><text:span text:style-name="T6"><draw:g text:anchor-type="as-char" svg:y="-0.0874in" draw:z-index="338" draw:name="Shape236" draw:style-name="gr1276"><svg:title>TexMaths</svg:title><svg:desc>11§inline§Z \in \pi_-§svg§600§FALSE§</svg:desc><draw:path draw:style-name="gr1277" draw:text-style-name="P84" svg:width="0.4547in" svg:height="0.1102in" svg:x="0.0004in" svg:y="0.0083in" svg:viewBox="0 0 1156 281" svg:d="M579 281c-194 0-386 0-579 0 0-93 0-187 0-281 385 0 771 0 1156 0 0 94 0 188 0 281-193 0-385 0-577 0z"><text:p/></draw:path><draw:path draw:style-name="gr1278" draw:text-style-name="P85" svg:width="0.1004in" svg:height="0.1031in" svg:x="0.0016in" svg:y="0.0004in" svg:viewBox="0 0 256 263" svg:d="M255 10c0-2 1-4 1-7s-2-3-9-3c-54 0-109 0-163 0-9 0-10 1-12 8-7 23-15 46-21 69-1 2-1 5-1 6 1 1 0 4 4 4 3 0 4-2 5-4 15-45 35-71 95-71 21 0 42 0 63 0-72 81-144 161-216 241 0 2-1 5-1 6 0 4 2 4 9 4 56 0 112 0 168 0 9 0 10 0 12-8 9-28 18-56 28-84 0-1 1-4 1-5 0-3-1-5-4-5-4 0-5 1-7 10-18 51-36 78-101 78-22 0-44 0-66 0 71-79 144-160 215-239z"><text:p/></draw:path><draw:path draw:style-name="gr1278" draw:text-style-name="P85" svg:width="0.0756in" svg:height="0.0874in" svg:x="0.1626in" svg:y="0.0224in" svg:viewBox="0 0 193 223" svg:d="M179 120c7 0 14 0 14-7 0-8-7-8-14-8-55 0-109 0-164 0 5-52 50-90 104-90 20 0 41 0 60 0 7 0 14 0 14-7 0-8-7-8-14-8-20 0-40 0-61 0-66 0-118 51-118 113 0 61 52 110 118 110 21 0 41 0 61 0 7 0 14 0 14-8 0-7-7-7-14-7-19 0-40 0-60 0-54 0-99-36-104-88 55 0 109 0 164 0z"><text:p/></draw:path><draw:path draw:style-name="gr1278" draw:text-style-name="P85" svg:width="0.0815in" svg:height="0.0669in" svg:x="0.2972in" svg:y="0.0386in" svg:viewBox="0 0 208 171" svg:d="M91 23c15 0 30 0 44 0-13 58-16 74-16 100 0 5 0 16 3 29 3 17 8 19 13 19 8 0 17-7 17-14 0-2 0-4-2-9-11-28-11-53-11-64 0-20 2-41 6-61 15 0 30 0 44 0 5 0 19 0 19-13 0-10-8-10-15-10-43 0-87 0-130 0-8 0-23 0-40 19-13 15-23 33-23 34s0 4 4 4 4-2 6-4c20-30 42-30 49-30 8 0 15 0 22 0-12 47-33 93-49 128-3 7-3 7-3 10 0 7 6 10 11 10 12 0 15-11 19-25 6-18 6-18 10-38 8-29 15-56 22-85z"><text:p/></draw:path><draw:path draw:style-name="gr1278" draw:text-style-name="P85" svg:width="0.0717in" svg:height="0.0047in" svg:x="0.3913in" svg:y="0.0972in" svg:viewBox="0 0 183 13" svg:d="M172 13c4 0 11 0 11-5 0-8-7-8-11-8-54 0-108 0-162 0-3 0-10 0-10 7 0 6 6 6 10 6 54 0 108 0 162 0z"><text:p/></draw:path></draw:g></text:span><text:span text:style-name="T6"><text:s/>כך שלא קיים </text:span><text:span text:style-name="T6"><draw:g text:anchor-type="as-char" svg:y="-0.1035in" draw:z-index="339" draw:name="Shape237" draw:style-name="gr1276"><svg:title>TexMaths</svg:title><svg:desc>11§inline§Y \in \pi§svg§600§FALSE§</svg:desc><draw:path draw:style-name="gr1277" draw:text-style-name="P84" svg:width="0.378in" svg:height="0.0933in" svg:x="0.0031in" svg:y="0.0075in" svg:viewBox="0 0 961 238" svg:d="M481 238c-161 0-320 0-481 0 0-79 0-159 0-238 320 0 640 0 961 0 0 79 0 159 0 238-160 0-321 0-480 0z"><text:p/></draw:path><draw:path draw:style-name="gr1278" draw:text-style-name="P85" svg:width="0.1106in" svg:height="0.1028in" svg:x="0.0004in" svg:y="0.0004in" svg:viewBox="0 0 282 262" svg:d="M218 44c1-2 3-3 5-6 11-11 25-24 51-26 3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4 2 5s-15 64-18 70c-5 21-5 23-36 23-8 0-11 0-11 8 0 4 3 3 6 4 11 0 38-1 49-1 10 0 39 1 50 1 2 0 6 0 6-7 0-5-3-5-11-5-4 0-8 0-14-1-8-1-10-1-10-5s3-17 4-26c5-17 10-35 15-53 2-8 2-9 5-11 32-38 64-74 96-110z"><text:p/></draw:path><draw:path draw:style-name="gr1278" draw:text-style-name="P85" svg:width="0.0756in" svg:height="0.0874in" svg:x="0.1724in" svg:y="0.0217in" svg:viewBox="0 0 193 223" svg:d="M179 120c7 0 14 0 14-8s-7-8-14-8c-55 0-109 0-164 0 5-51 49-89 104-89 20 0 41 0 60 0 7 0 14 0 14-7 0-8-7-8-14-8-21 0-40 0-61 0-66 0-118 51-118 112 0 60 52 111 118 111 21 0 40 0 61 0 7 0 14 0 14-8 0-7-7-7-14-7-19 0-40 0-60 0-55 0-99-38-104-88 55 0 109 0 164 0z"><text:p/></draw:path><draw:path draw:style-name="gr1278" draw:text-style-name="P85" svg:width="0.0819in" svg:height="0.0661in" svg:x="0.3067in" svg:y="0.039in" svg:viewBox="0 0 209 169" svg:d="M92 22c15 0 29 0 43 0-12 57-15 74-15 99 0 6 0 16 3 29 4 17 8 19 13 19 8 0 17-8 17-15 0-1 0-2-3-7-11-28-11-53-11-64 0-20 3-41 7-61 15 0 29 0 44 0 5 0 19 0 19-13 0-9-9-9-15-9-43 0-87 0-130 0-9 0-23 0-40 18-14 15-24 33-24 35 2 1 0 3 6 3 2 0 3-1 5-4 19-30 42-30 50-30 7 0 14 0 22 0-14 46-33 93-50 128-3 5-3 6-3 8 0 8 6 11 11 11 12 0 14-11 20-24 5-18 5-19 9-39 8-28 15-55 22-84z"><text:p/></draw:path></draw:g></text:span><text:span text:style-name="T6"><text:s/>בעבורו </text:span><text:span text:style-name="T6"><draw:g text:anchor-type="as-char" svg:y="-0.1043in" draw:z-index="340" draw:name="Shape238" draw:style-name="gr1276"><svg:title>TexMaths</svg:title><svg:desc>11§inline§Z \subseteq Y§svg§600§FALSE§</svg:desc><draw:path draw:style-name="gr1277" draw:text-style-name="P84" svg:width="0.4169in" svg:height="0.1091in" svg:x="0in" svg:y="0.0071in" svg:viewBox="0 0 1060 278" svg:d="M530 278c-177 0-353 0-530 0 0-92 0-185 0-278 354 0 706 0 1060 0 0 93 0 186 0 278-177 0-354 0-530 0z"><text:p/></draw:path><draw:path draw:style-name="gr1278" draw:text-style-name="P85" svg:width="0.1004in" svg:height="0.1039in" svg:x="0.0012in" svg:y="0in" svg:viewBox="0 0 256 265" svg:d="M255 10c0-2 1-4 1-7s-2-3-10-3c-54 0-109 0-162 0-9 0-10 1-13 8-6 23-14 46-20 69-2 3-2 4-2 6 0 1 0 4 5 4 3 0 4-2 5-3 15-46 34-72 95-72 21 0 42 0 62 0-71 81-143 161-215 242 0 1-1 7-1 8 0 3 2 3 9 3 56 0 112 0 168 0 10 0 10-1 12-8 9-28 19-57 27-86 0-1 2-4 2-5 0-3-2-5-5-5s-4 2-6 10c-18 53-37 81-102 81-21 0-43 0-65 0 71-81 143-161 215-242z"><text:p/></draw:path><draw:path draw:style-name="gr1278" draw:text-style-name="P85" svg:width="0.0921in" svg:height="0.1173in" svg:x="0.1618in" svg:y="0.0071in" svg:viewBox="0 0 235 299" svg:d="M222 15c7 0 13 0 13-7 0-8-6-8-13-8-34 0-69 0-103 0-67 0-119 51-119 112 0 62 53 112 119 112 34 0 69 0 103 0 7 0 13 0 13-8 0-7-6-7-13-7-34 0-69 0-103 0-61 0-104-46-104-97 0-52 44-97 104-97 34 0 69 0 103 0zM21 284c-7 0-13 0-13 8 0 7 6 7 13 7 67 0 134 0 201 0 7 0 13 0 13-7 0-8-6-8-13-8-67 0-134 0-201 0z"><text:p/></draw:path><draw:path draw:style-name="gr1278" draw:text-style-name="P85" svg:width="0.1098in" svg:height="0.1039in" svg:x="0.315in" svg:y="0in" svg:viewBox="0 0 280 265" svg:d="M216 44c3-2 4-3 6-5 11-11 24-25 50-27 5 0 8 0 8-8 0-2-2-4-5-4-10 0-21 1-32 1-12 0-25-1-39-1-2 0-6 0-6 8 0 4 3 4 5 4s15 1 15 9c0 7-10 17-11 19-30 34-60 69-89 104-15-39-29-78-43-116-2-5-2-6-2-7 0-9 18-9 23-9s8 0 8-8c0-4-4-4-5-4-11 0-39 1-48 1-10 0-35-1-44-1-3 0-7 0-7 8 0 4 3 4 9 4 23 0 24 3 27 13 16 42 32 85 48 127 1 1 2 6 2 7s-16 64-18 71c-5 21-5 23-36 23-8 0-10 0-10 8 0 4 3 3 4 4 11 0 39-1 50-1s38 1 49 1c2 0 7 0 7-8 0-4-3-4-11-4-5 0-8 0-14-1-8-1-10-1-10-6 0-3 3-16 5-25 5-18 9-37 13-54 3-8 3-9 6-12 32-37 64-74 95-111z"><text:p/></draw:path></draw:g></text:span><text:span text:style-name="T6">, ולפיכך לכל </text:span><text:span text:style-name="T6"><draw:g text:anchor-type="as-char" svg:y="-0.1035in" draw:z-index="341" draw:name="Shape239" draw:style-name="gr1276"><svg:title>TexMaths</svg:title><svg:desc>11§inline§Y \in \pi§svg§600§FALSE§</svg:desc><draw:path draw:style-name="gr1277" draw:text-style-name="P84" svg:width="0.378in" svg:height="0.0933in" svg:x="0.0031in" svg:y="0.0075in" svg:viewBox="0 0 961 238" svg:d="M481 238c-161 0-320 0-481 0 0-79 0-159 0-238 320 0 640 0 961 0 0 79 0 159 0 238-160 0-321 0-480 0z"><text:p/></draw:path><draw:path draw:style-name="gr1278" draw:text-style-name="P85" svg:width="0.1106in" svg:height="0.1028in" svg:x="0.0004in" svg:y="0.0004in" svg:viewBox="0 0 282 262" svg:d="M218 44c1-2 3-3 5-6 11-11 25-24 51-26 3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4 2 5s-15 64-18 70c-5 21-5 23-36 23-8 0-11 0-11 8 0 4 3 3 6 4 11 0 38-1 49-1 10 0 39 1 50 1 2 0 6 0 6-7 0-5-3-5-11-5-4 0-8 0-14-1-8-1-10-1-10-5s3-17 4-26c5-17 10-35 15-53 2-8 2-9 5-11 32-38 64-74 96-110z"><text:p/></draw:path><draw:path draw:style-name="gr1278" draw:text-style-name="P85" svg:width="0.0756in" svg:height="0.0874in" svg:x="0.1724in" svg:y="0.0217in" svg:viewBox="0 0 193 223" svg:d="M179 120c7 0 14 0 14-8s-7-8-14-8c-55 0-109 0-164 0 5-51 49-89 104-89 20 0 41 0 60 0 7 0 14 0 14-7 0-8-7-8-14-8-21 0-40 0-61 0-66 0-118 51-118 112 0 60 52 111 118 111 21 0 40 0 61 0 7 0 14 0 14-8 0-7-7-7-14-7-19 0-40 0-60 0-55 0-99-38-104-88 55 0 109 0 164 0z"><text:p/></draw:path><draw:path draw:style-name="gr1278" draw:text-style-name="P85" svg:width="0.0819in" svg:height="0.0661in" svg:x="0.3067in" svg:y="0.039in" svg:viewBox="0 0 209 169" svg:d="M92 22c15 0 29 0 43 0-12 57-15 74-15 99 0 6 0 16 3 29 4 17 8 19 13 19 8 0 17-8 17-15 0-1 0-2-3-7-11-28-11-53-11-64 0-20 3-41 7-61 15 0 29 0 44 0 5 0 19 0 19-13 0-9-9-9-15-9-43 0-87 0-130 0-9 0-23 0-40 18-14 15-24 33-24 35 2 1 0 3 6 3 2 0 3-1 5-4 19-30 42-30 50-30 7 0 14 0 22 0-14 46-33 93-50 128-3 5-3 6-3 8 0 8 6 11 11 11 12 0 14-11 20-24 5-18 5-19 9-39 8-28 15-55 22-84z"><text:p/></draw:path></draw:g></text:span><text:span text:style-name="T6"><text:s/>(שקול </text:span><text:span text:style-name="T6"><draw:g text:anchor-type="as-char" svg:y="-0.1035in" draw:z-index="342" draw:name="Shape240" draw:style-name="gr1276"><svg:title>TexMaths</svg:title><svg:desc>11§inline§Y = \R§svg§600§FALSE§</svg:desc><draw:path draw:style-name="gr1277" draw:text-style-name="P84" svg:width="0.415in" svg:height="0.0878in" svg:x="0.0031in" svg:y="0.0071in" svg:viewBox="0 0 1055 224" svg:d="M0 0c352 0 703 0 1055 0 0 75 0 149 0 224-352 0-703 0-1055 0 0-75 0-149 0-224z"><text:p/></draw:path><draw:path draw:style-name="gr1278" draw:text-style-name="P85" svg:width="0.1102in" svg:height="0.1031in" svg:x="0.0004in" svg:y="0.0004in" svg:viewBox="0 0 281 263" svg:d="M218 44c1-2 3-3 5-5 11-13 24-26 51-27 3-1 7-1 7-8 0-3-2-4-5-4-10 0-21 1-32 1-12 0-26-1-39-1-2 0-7 0-7 7 0 4 4 5 6 5 3 0 14 0 14 9 0 7-9 17-10 18-30 34-61 68-90 102-15-37-28-76-42-113-2-6-1-5-2-7 0-9 18-9 22-9 5 0 9 0 9-8 0-4-4-4-5-4-11 0-38 1-49 1-9 0-33-1-43-1-3 0-8 0-8 8 0 4 4 4 9 4 23 0 25 3 28 12 16 42 32 85 48 127 1 1 2 6 2 7s-16 63-18 69c-5 22-5 24-36 24-8 0-11 0-11 7 0 5 3 4 5 5 11 0 38-1 49-1 10 0 39 1 49 1 4 0 8 0 8-8 0-4-3-4-11-4-4 0-8 0-14-2-8 0-11-1-11-5 0-3 4-17 5-24 5-18 10-37 14-56 2-6 3-7 6-12 32-35 64-71 96-108z"><text:p/></draw:path><draw:path draw:style-name="gr1278" draw:text-style-name="P85" svg:width="0.1008in" svg:height="0.0354in" svg:x="0.1677in" svg:y="0.048in" svg:viewBox="0 0 257 91" svg:d="M244 15c5 0 13 0 13-7 0-8-8-8-13-8-77 0-154 0-231 0-5 0-13 0-13 8 0 7 8 7 13 7 77 0 154 0 231 0zM244 91c5 0 13 0 13-8s-8-8-13-8c-77 0-154 0-231 0-5 0-13 0-13 8s8 8 13 8c77 0 154 0 231 0z"><text:p/></draw:path><draw:path draw:style-name="gr1278" draw:text-style-name="P85" svg:width="0.1039in" svg:height="0.1035in" svg:x="0.322in" svg:y="0in" svg:viewBox="0 0 265 264" svg:d="M97 142c4 0 10 0 14 0 20 30 38 60 58 90 4 6 12 22 17 27 3 5 4 5 13 5 17 0 35 0 53 0 7 0 13 0 13-7 0-3-2-6-6-6-14-4-33-29-43-41-2-5-22-30-47-72 34-6 67-20 67-65 0-54-57-73-102-73-41 0-80 0-121 0-8 0-13 0-13 7 0 6 7 6 10 6 22 0 24 4 24 22 0 64 0 129 0 193 0 19-2 23-24 23-3 0-10 0-10 6 0 7 5 7 13 7 35 0 71 0 106 0 6 0 12 0 12-7 0-6-6-6-10-6-22 0-24-4-24-23 0-28 0-57 0-86zM171 125c11-15 12-36 12-52 0-19-2-40-14-55 16 3 54 15 54 55 0 24-12 44-52 52zM97 34c0-8 0-21 24-21 33 0 49 15 49 60 0 50-12 57-73 57 0-32 0-64 0-96zM44 251c3-8 3-18 3-23 0-64 0-129 0-193 0-4 0-14-3-22 15 0 30 0 45 0-5 7-5 15-5 20 0 65 0 130 0 195 0 5 0 15 3 23-14 0-29 0-43 0zM126 142c4 0 5-1 8-1 6 0 14 0 20-1 5 9 47 79 80 111-13 0-26 0-38 0-23-36-47-72-70-109z"><text:p/></draw:path></draw:g></text:span><text:span text:style-name="T6">) </text:span><text:span text:style-name="T6"><draw:g text:anchor-type="as-char" svg:y="-0.1217in" draw:z-index="343" draw:name="Shape241" draw:style-name="gr1276"><svg:title>TexMaths</svg:title><svg:desc>11§inline§Z \nsubseteq Y§svg§600§FALSE§</svg:desc><draw:path draw:style-name="gr1277" draw:text-style-name="P84" svg:width="0.4173in" svg:height="0.1516in" svg:x="0.0004in" svg:y="0.0075in" svg:viewBox="0 0 1061 386" svg:d="M531 386c-178 0-354 0-531 0 0-128 0-257 0-386 353 0 708 0 1061 0 0 129 0 258 0 386-177 0-354 0-530 0z"><text:p/></draw:path><draw:path draw:style-name="gr1278" draw:text-style-name="P85" svg:width="0.1004in" svg:height="0.1031in" svg:x="0.0016in" svg:y="0.0189in" svg:viewBox="0 0 256 263" svg:d="M255 10c0-2 1-3 1-7 0-3-2-3-9-3-55 0-109 0-163 0-9 0-10 1-12 8-7 23-15 46-21 69-1 2-1 3-1 6 0 1 0 4 4 4 3 0 4-2 5-3 15-47 35-72 95-72 21 0 42 0 63 0-72 80-144 161-216 240 0 1-1 6-1 7 0 4 2 4 9 4 56 0 112 0 168 0 10 0 10-1 12-8 9-27 18-56 28-84 0-2 1-5 1-6 0-2-1-4-4-4-4 0-5 1-7 10-18 51-36 79-101 79-22 0-44 0-66 0 71-79 144-160 215-240z"><text:p/></draw:path><draw:path draw:style-name="gr1278" draw:text-style-name="P85" svg:width="0.0925in" svg:height="0.1673in" svg:x="0.1626in" svg:y="0.0004in" svg:viewBox="0 0 236 426" svg:d="M182 80c13 0 26 0 40 0 7 0 14 0 14-7 0-8-7-8-14-8-12 0-23 0-34 0 7-17 13-33 21-50 1-4 2-5 2-7 0-5-3-8-7-8-3 0-5 1-7 2-9 21-16 42-25 63-18 0-37 0-54 0-65 0-118 48-118 111 0 54 40 94 80 105-8 22-17 44-26 66-11 0-22 0-33 0-7 0-13 0-13 7 0 8 6 8 13 8 9 0 18 0 26 0-3 8-23 52-23 56 0 5 4 8 8 8 5 0 7-5 9-10 7-18 15-36 23-54 53 0 106 0 158 0 7 0 14 0 14-8 0-7-7-7-14-7-50 0-101 0-152 0 9-20 17-41 26-62 10 2 20 2 23 2 34 0 69 0 103 0 7 0 14 0 14-7 0-8-7-8-14-8-34 0-68 0-102 0-3 0-10 0-18-1 27-63 53-127 80-191zM165 80c-26 62-52 125-78 186-40-11-72-45-72-90 0-52 44-96 104-96 15 0 31 0 46 0z"><text:p/></draw:path><draw:path draw:style-name="gr1278" draw:text-style-name="P85" svg:width="0.1102in" svg:height="0.1031in" svg:x="0.3154in" svg:y="0.0189in" svg:viewBox="0 0 281 263" svg:d="M217 44c1-2 3-3 5-5 11-11 25-25 51-27 4 0 8 0 8-8 0-2-3-4-6-4-10 0-21 1-32 1-12 0-25-1-38-1-2 0-7 0-7 8 0 4 3 4 6 4 2 0 14 1 14 9 0 7-10 16-11 19-30 34-60 68-89 103-15-38-29-77-43-115-2-5-1-4-2-6 0-10 18-10 23-10s9 0 9-8c0-4-5-4-6-4-11 0-38 1-48 1s-34-1-44-1c-3 0-7 0-7 8 0 4 3 4 9 4 23 0 24 3 27 13 16 42 32 84 48 127 1 1 2 5 2 6 0 2-16 64-18 70-5 21-5 22-36 23-8 0-10 0-10 8 0 4 3 3 4 4 11 0 39-1 50-1s38 1 49 1c3 0 7 0 7-8 0-4-3-4-11-4-4 0-8 0-14-1-8-1-10-1-10-7 0-2 3-15 5-23 5-19 9-36 14-54 2-8 2-9 5-12 32-37 64-74 96-110z"><text:p/></draw:path></draw:g></text:span><text:span text:style-name="T6"><text:s/>כלומר </text:span><text:span text:style-name="T6"><draw:g text:anchor-type="as-char" svg:y="-0.1217in" draw:z-index="347" draw:name="Shape242" draw:style-name="gr1276"><svg:title>TexMaths</svg:title><svg:desc>11§inline§Z \nsubseteq \R§svg§600§FALSE§</svg:desc><draw:path draw:style-name="gr1277" draw:text-style-name="P84" svg:width="0.4083in" svg:height="0.1516in" svg:x="0.0004in" svg:y="0.0075in" svg:viewBox="0 0 1038 386" svg:d="M520 386c-174 0-347 0-520 0 0-128 0-257 0-386 346 0 693 0 1038 0 0 129 0 258 0 386-173 0-345 0-518 0z"><text:p/></draw:path><draw:path draw:style-name="gr1278" draw:text-style-name="P85" svg:width="0.1008in" svg:height="0.1031in" svg:x="0.0016in" svg:y="0.0189in" svg:viewBox="0 0 257 263" svg:d="M255 10c0-2 2-3 2-7 0-3-3-3-10-3-55 0-109 0-163 0-9 0-10 1-12 8-7 23-15 46-21 69-1 2-1 3-1 6 0 1 0 4 4 4 3 0 4-2 5-3 15-47 35-72 95-72 21 0 42 0 63 0-72 80-144 161-216 240 0 1-1 6-1 7 0 4 2 4 9 4 56 0 112 0 168 0 9 0 10-1 12-8 9-27 18-56 28-84 0-2 1-5 1-6 0-2-1-4-4-4-4 0-5 1-7 10-18 51-36 79-101 79-22 0-44 0-66 0 71-79 144-160 215-240z"><text:p/></draw:path><draw:path draw:style-name="gr1278" draw:text-style-name="P85" svg:width="0.0925in" svg:height="0.1673in" svg:x="0.1626in" svg:y="0.0004in" svg:viewBox="0 0 236 426" svg:d="M182 80c13 0 26 0 40 0 7 0 14 0 14-7 0-8-7-8-14-8-12 0-23 0-34 0 7-17 14-33 21-50 1-4 2-5 2-7 0-5-3-8-7-8s-5 1-7 2c-9 21-18 42-26 63-18 0-36 0-53 0-65 0-118 48-118 111 0 54 40 94 80 105-8 22-18 44-27 66-11 0-21 0-32 0-7 0-13 0-13 7 0 8 6 8 13 8 9 0 18 0 26 0-3 8-23 52-23 56 0 5 4 8 8 8 5 0 7-5 9-10 7-18 15-36 23-54 53 0 106 0 158 0 7 0 14 0 14-8 0-7-7-7-14-7-50 0-101 0-152 0 9-20 17-41 26-62 10 2 20 2 22 2 35 0 69 0 104 0 7 0 14 0 14-7 0-8-7-8-14-8-35 0-69 0-103 0-2 0-9 0-17-1 27-63 53-127 80-191zM165 80c-26 62-52 125-78 186-40-11-72-45-72-90 0-52 44-96 104-96 15 0 31 0 46 0z"><text:p/></draw:path><draw:path draw:style-name="gr1278" draw:text-style-name="P85" svg:width="0.1039in" svg:height="0.1031in" svg:x="0.3126in" svg:y="0.0189in" svg:viewBox="0 0 265 263" svg:d="M97 143c4 0 10 0 14 0 19 30 39 59 57 88 5 6 14 21 18 27 3 5 4 5 13 5 18 0 36 0 53 0 8 0 13 0 13-8 0-2-2-5-5-6-14-2-34-28-43-40-3-3-22-29-49-70 36-7 69-21 69-67 0-54-58-72-103-72-40 0-80 0-121 0-7 0-13 0-13 7 0 6 7 6 10 6 22 0 24 2 24 22 0 64 0 128 0 193 0 19-2 21-24 21-3 0-10 0-10 6 0 8 6 8 13 8 35 0 71 0 106 0 7 0 12 0 12-8 0-6-7-6-11-6-22 0-23-2-23-21 0-29 0-57 0-85zM172 123c11-14 12-34 12-51 0-18-2-39-16-54 17 3 56 15 56 54 0 25-13 45-52 51zM97 34c0-9 0-21 24-21 33 0 49 13 49 59 0 50-11 57-73 57 0-32 0-63 0-95zM44 249c3-7 3-18 3-21 0-64 0-129 0-194 0-3 0-14-3-21 14 0 30 0 44 0-4 6-4 13-4 20 0 65 0 130 0 195 0 4 0 14 3 21-14 0-29 0-43 0zM127 143c3-1 4-1 7-1 6 0 15-1 20-2 6 10 48 78 79 109-13 0-25 0-37 0-23-36-46-71-69-106z"><text:p/></draw:path></draw:g></text:span><text:span text:style-name="T6"><text:s/>בסתירה לכך ש־</text:span><text:span text:style-name="T6"><draw:g text:anchor-type="as-char" svg:y="-0.089in" draw:z-index="344" draw:name="Shape243" draw:style-name="gr1276"><svg:title>TexMaths</svg:title><svg:desc>11§inline§\Z \in \pi_-§svg§600§FALSE§</svg:desc><draw:path draw:style-name="gr1277" draw:text-style-name="P84" svg:width="0.4421in" svg:height="0.111in" svg:x="0.0035in" svg:y="0.0071in" svg:viewBox="0 0 1124 283" svg:d="M563 283c-188 0-376 0-563 0 0-94 0-188 0-283 374 0 750 0 1124 0 0 95 0 189 0 283-187 0-374 0-561 0z"><text:p/></draw:path><draw:path draw:style-name="gr1278" draw:text-style-name="P85" svg:width="0.0925in" svg:height="0.1039in" svg:x="0in" svg:y="0in" svg:viewBox="0 0 236 265" svg:d="M220 14c4-5 4-5 4-7 0-7-7-7-14-7-59 0-118 0-177 0-12 0-12 1-13 11-2 18-3 35-6 53 0 1-1 3-1 4 0 6 5 8 7 8 3 0 6-3 6-5 3-10 6-27 29-42 22-14 50-16 63-16 10 0 21 0 31 0-49 80-97 159-146 238-3 5-3 6-3 7 0 7 7 7 13 7 66 0 132 0 198 0 13 0 13 0 14-11 3-26 7-51 11-76 0-4-5-7-7-7-7 0-7 4-8 12-6 31-37 68-92 68-18 0-37 0-54 0 48-79 97-157 145-237zM33 13c7 0 14 0 21 0v1c-11 6-19 12-23 17 1-6 1-12 2-18zM165 13c13 0 27 0 40 0-49 80-98 159-147 238-13 0-26 0-39 0 48-79 98-158 146-238zM185 251c11-6 21-15 30-26 0 9-1 12-4 26-8 0-17 0-26 0z"><text:p/></draw:path><draw:path draw:style-name="gr1278" draw:text-style-name="P85" svg:width="0.076in" svg:height="0.0878in" svg:x="0.152in" svg:y="0.0217in" svg:viewBox="0 0 194 224" svg:d="M179 120c7 0 15 0 15-8 0-7-8-7-15-7-53 0-109 0-162 0 4-52 48-90 103-90 20 0 40 0 59 0 7 0 15 0 15-7 0-8-8-8-15-8-19 0-40 0-60 0-66 0-119 51-119 112 0 62 53 112 119 112 20 0 41 0 60 0 7 0 15 0 15-8s-8-8-15-8c-19 0-39 0-59 0-55 0-99-36-103-88 53 0 109 0 162 0z"><text:p/></draw:path><draw:path draw:style-name="gr1278" draw:text-style-name="P85" svg:width="0.0819in" svg:height="0.0669in" svg:x="0.2874in" svg:y="0.0386in" svg:viewBox="0 0 209 171" svg:d="M92 23c15 0 30 0 45 0-14 56-17 73-17 99 0 6 0 17 3 30 4 17 8 19 14 19 7 0 16-7 16-14 0-3 0-4-2-9-12-28-12-53-12-64 0-20 3-41 7-61 15 0 30 0 44 0 5 0 19 0 19-13 0-10-8-10-15-10-43 0-87 0-130 0-9 0-23 0-40 19-14 14-24 32-24 34 0 1 0 4 4 4s5-2 7-4c19-30 42-30 50-30 7 0 14 0 22 0-14 46-35 93-50 128-3 6-3 7-3 10 0 7 6 10 11 10 12 0 14-11 20-25 5-18 5-19 9-38 8-29 15-56 22-85z"><text:p/></draw:path><draw:path draw:style-name="gr1278" draw:text-style-name="P85" svg:width="0.0717in" svg:height="0.0047in" svg:x="0.3819in" svg:y="0.0976in" svg:viewBox="0 0 183 13" svg:d="M172 13c4 0 11 0 11-6 0-7-7-7-11-7-54 0-108 0-162 0-4 0-10 0-10 7 0 6 6 6 10 6 54 0 108 0 162 0z"><text:p/></draw:path></draw:g></text:span><text:span text:style-name="T6"> בעוד </text:span><text:span text:style-name="T6"><draw:g text:anchor-type="as-char" svg:y="-0.0516in" draw:z-index="345" draw:name="Shape244" draw:style-name="gr1276"><svg:title>TexMaths</svg:title><svg:desc>11§inline§\pi_-§svg§600§FALSE§</svg:desc><draw:path draw:style-name="gr1277" draw:text-style-name="P84" svg:width="0.1539in" svg:height="0.0717in" svg:x="0.0039in" svg:y="0.0071in" svg:viewBox="0 0 392 183" svg:d="M197 183c-66 0-131 0-197 0 0-60 0-122 0-183 131 0 261 0 392 0 0 61 0 123 0 183-65 0-130 0-195 0z"><text:p/></draw:path><draw:path draw:style-name="gr1278" draw:text-style-name="P85" svg:width="0.0815in" svg:height="0.0661in" svg:x="0.0004in" svg:y="0in" svg:viewBox="0 0 208 169" svg:d="M91 23c15 0 29 0 45 0-14 56-17 72-17 99 0 4 0 15 3 28 4 17 8 19 15 19s15-7 15-14c0-3 0-4-2-9-11-27-11-52-11-63 0-19 2-40 6-60 15 0 29 0 45 0 5 0 18 0 18-13 0-10-7-10-15-10-43 0-86 0-129 0-9 0-23 0-41 19-13 14-23 31-23 34 0 1 0 4 4 4s4-2 7-4c19-30 41-30 49-30 7 0 14 0 22 0-13 46-34 92-50 126-3 6-3 7-3 10 0 7 6 10 12 10 11 0 14-11 19-25 5-18 5-18 11-37 6-28 13-57 20-84z"><text:p/></draw:path><draw:path draw:style-name="gr1278" draw:text-style-name="P85" svg:width="0.0717in" svg:height="0.0047in" svg:x="0.0941in" svg:y="0.0575in" svg:viewBox="0 0 183 13" svg:d="M172 13c4 0 11 0 11-6 0-7-7-7-11-7-54 0-107 0-161 0-4 0-11 0-11 7 0 6 6 6 11 6 54 0 107 0 161 0z"><text:p/></draw:path></draw:g></text:span><text:span text:style-name="T6"><text:s/>חלוקה של </text:span><text:span text:style-name="T6"><draw:g text:anchor-type="as-char" svg:y="-0.1035in" draw:z-index="346" draw:name="Shape245" draw:style-name="gr1276"><svg:title>TexMaths</svg:title><svg:desc>11§inline§\R§svg§600§FALSE§</svg:desc><draw:path draw:style-name="gr1277" draw:text-style-name="P84" svg:width="0.0906in" svg:height="0.0878in" svg:x="0.0055in" svg:y="0.0071in" svg:viewBox="0 0 231 224" svg:d="M0 0c77 0 153 0 231 0 0 75 0 149 0 224-78 0-154 0-231 0 0-75 0-149 0-224z"><text:p/></draw:path><draw:path draw:style-name="gr1278" draw:text-style-name="P85" svg:width="0.1035in" svg:height="0.1035in" svg:x="0.0004in" svg:y="0in" svg:viewBox="0 0 264 264" svg:d="M97 142c5 0 9 0 13 0 19 30 39 60 58 90 3 6 13 22 17 27 3 5 4 5 13 5 17 0 35 0 53 0 7 0 13 0 13-7 0-3-2-6-6-6-14-4-33-29-43-41-2-5-22-30-47-72 34-6 67-20 67-65 0-54-56-73-101-73-41 0-82 0-122 0-6 0-12 0-12 7 0 6 7 6 10 6 22 0 24 4 24 22 0 64 0 129 0 193 0 19-2 23-24 23-3 0-10 0-10 6 0 7 6 7 12 7 35 0 71 0 106 0 8 0 13 0 13-7 0-6-6-6-11-6-22 0-23-4-23-23 0-28 0-57 0-86zM170 125c11-15 12-36 12-52 0-19-2-40-14-55 15 3 54 15 54 55 0 24-12 44-52 52zM97 34c0-8 0-21 23-21 32 0 49 15 49 60 0 50-12 57-72 57 0-32 0-64 0-96zM44 251c3-8 3-18 3-23 0-64 0-129 0-193 0-4 0-14-3-22 14 0 29 0 44 0-4 7-4 15-4 20 0 65 0 130 0 195 0 5 0 15 2 23-14 0-29 0-42 0zM127 142c2 0 4-1 7-1 5 0 13 0 19-1 6 9 48 79 80 111-12 0-24 0-38 0-23-36-46-72-68-109z"><text:p/></draw:path></draw:g></text:span><text:span text:style-name="T6">. </text:span><draw:g text:anchor-type="as-char" svg:y="-0.1043in" draw:z-index="348" draw:name="Shape246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<text:h text:style-name="Heading_20_2" text:outline-level="2">שאלה 5</text:h>
      <text:h text:style-name="P3" text:outline-level="3">סעיף (א)</text:h>
      <text:p text:style-name="P68"><text:span text:style-name="T63">יהיו </text:span><draw:g text:anchor-type="as-char" svg:y="-0.1193in" draw:z-index="159" draw:name="Shape159" draw:style-name="gr1276"><svg:title>TexMaths</svg:title><svg:desc>11§inline§X, Y \neq \emptyset§svg§600§FALSE§</svg:desc><draw:path draw:style-name="gr1277" draw:text-style-name="P84" svg:width="0.5744in" svg:height="0.1339in" svg:x="0.0043in" svg:y="0.0075in" svg:viewBox="0 0 1460 341" svg:d="M0 0c486 0 974 0 1460 0 0 114 0 227 0 341-486 0-974 0-1460 0 0-114 0-227 0-341z"><text:p/></draw:path><draw:path draw:style-name="gr1278" draw:text-style-name="P85" svg:width="0.1252in" svg:height="0.1028in" svg:x="0.0004in" svg:y="0.0138in" svg:viewBox="0 0 319 262" svg:d="M177 105c-11-26-21-51-32-76-1-4-2-5-2-6 0-2 7-10 23-11 3 0 8-1 8-8 0-4-5-4-6-4-16 0-33 1-49 1-9 0-33-1-43-1-2 0-7 0-7 8 0 4 4 4 9 4 23 0 25 5 29 12 15 37 31 72 46 108-28 29-55 58-83 86-1 2-3 4-4 5-19 21-37 26-57 28-5 0-9 0-9 8 2 1 0 3 6 3 12 0 24-1 36-1 14 0 30 1 43 1 3 0 7 0 7-7 0-4-3-3-4-4-4-1-16-2-16-12 0-6 6-13 11-17 13-14 26-28 39-41 11-13 23-26 34-38 13 30 27 61 40 91 1 4 1 4 2 5 0 3-8 10-23 12-4 0-8 0-8 7 0 4 5 4 6 4 11 0 38-1 49-1 9 0 33 1 43 1 2 0 7 0 7-6 0-5-4-5-7-5-25-1-26-2-33-17-15-36-41-95-49-118 25-28 66-73 79-84 11-10 25-19 48-20 6 0 9 0 9-8-2-1 0-4-5-4-11 0-25 1-37 1-14 0-28-1-43-1-2 0-6 0-6 8 0 3 1 4 4 4s16 1 16 12c0 6-5 10-8 13-21 23-42 45-63 68z"><text:p/></draw:path><draw:path draw:style-name="gr1278" draw:text-style-name="P85" svg:width="0.0173in" svg:height="0.0453in" svg:x="0.139in" svg:y="0.102in" svg:viewBox="0 0 45 116" svg:d="M45 41c0-26-9-41-24-41-13 0-21 10-21 21 0 10 8 20 21 20 4 0 10-1 13-5 1-1 1-1 2-1 0 2 1 0 1 6 0 28-14 52-26 64-4 4-4 5-4 6 0 4 2 5 3 5 4 0 35-30 35-75z"><text:p/></draw:path><draw:path draw:style-name="gr1278" draw:text-style-name="P85" svg:width="0.1106in" svg:height="0.1028in" svg:x="0.1988in" svg:y="0.0138in" svg:viewBox="0 0 282 262" svg:d="M218 44c2-2 3-3 5-5 11-11 25-25 51-27 4 0 8 0 8-8 0-2-3-4-6-4-10 0-21 1-32 1-12 0-26-1-38-1-2 0-7 0-7 8 0 4 3 4 6 4 2 0 13 1 13 9 0 7-9 16-10 19-30 34-61 68-90 102-15-38-28-77-42-114-2-6-2-6-2-7 0-9 18-9 22-9 5 0 10 0 10-8 0-4-5-4-6-4-11 0-38 1-49 1-9 0-33-1-43-1-2 0-8 0-8 8 0 4 4 4 9 4 24 0 25 3 28 13 16 42 32 84 48 127 1 1 2 6 2 7s-15 63-18 69c-5 21-5 22-36 23-8 0-11 0-11 8 0 3 3 2 6 3 11 0 38-1 49-1 10 0 39 1 50 1 2 0 6 0 6-7 0-4-3-4-11-4-4 0-8 0-14-1-8-1-10-2-10-6 0-3 3-17 4-25 5-17 10-35 15-53 1-7 2-8 5-12 32-37 64-74 96-110z"><text:p/></draw:path><draw:path draw:style-name="gr1278" draw:text-style-name="P85" svg:width="0.076in" svg:height="0.1406in" svg:x="0.3787in" svg:y="0.0087in" svg:viewBox="0 0 194 358" svg:d="M190 14c4-5 4-5 4-6 0-4-3-8-8-8-6 0-7 2-9 8-58 111-115 223-174 335-3 5-3 6-3 7 0 4 3 8 8 8s6-2 9-8c58-112 115-223 173-336z"><text:p/></draw:path><draw:path draw:style-name="gr1278" draw:text-style-name="P85" svg:width="0.1008in" svg:height="0.035in" svg:x="0.366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1in" svg:height="0.1283in" svg:x="0.5256in" svg:y="0in" svg:viewBox="0 0 156 327" svg:d="M132 8c0-5-3-8-9-8-5 0-6 4-9 12-4 16-1 2-4 18-5-2-18-8-32-8-22 0-47 11-61 41-15 31-17 66-17 102 0 25 0 93 33 123-9 29-9 30-9 32 0 4 4 7 8 7 7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text:span text:style-name="T25"><text:s/>קבוצות, ונניח </text:span><text:span text:style-name="T25"><draw:g text:anchor-type="as-char" svg:y="-0.0957in" draw:z-index="160" draw:name="Shape160" draw:style-name="gr1276"><svg:title>TexMaths</svg:title><svg:desc>11§inline§\le_X§svg§600§FALSE§</svg:desc><draw:path draw:style-name="gr1277" draw:text-style-name="P84" svg:width="0.2008in" svg:height="0.1024in" svg:x="0.0004in" svg:y="0.0075in" svg:viewBox="0 0 511 261" svg:d="M0 0c170 0 341 0 511 0 0 87 0 174 0 261-170 0-341 0-511 0 0-87 0-174 0-261z"><text:p/></draw:path><draw:path draw:style-name="gr1278" draw:text-style-name="P85" svg:width="0.0921in" svg:height="0.1157in" svg:x="0.0051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1278" draw:text-style-name="P85" svg:width="0.0933in" svg:height="0.0713in" svg:x="0.1154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25"><text:s/>יחס סדר חלש על </text:span><text:span text:style-name="T25"><draw:g text:anchor-type="as-char" svg:y="-0.1035in" draw:z-index="161" draw:name="Shape161" draw:style-name="gr1276"><svg:title>TexMaths</svg:title><svg:desc>11§inline§X§svg§600§FALSE§</svg:desc><draw:path draw:style-name="gr1277" draw:text-style-name="P84" svg:width="0.113in" svg:height="0.0874in" svg:x="0.0043in" svg:y="0.0071in" svg:viewBox="0 0 288 223" svg:d="M0 0c96 0 192 0 288 0 0 74 0 149 0 223-96 0-192 0-288 0 0-74 0-149 0-223z"><text:p/></draw:path><draw:path draw:style-name="gr1278" draw:text-style-name="P8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25">. נגדיר את יחס הסדר </text:span><text:span text:style-name="T25"><draw:g text:anchor-type="as-char" svg:y="-0.0965in" draw:z-index="162" draw:name="Shape162" draw:style-name="gr1276"><svg:title>TexMaths</svg:title><svg:desc>11§inline§\preceq§svg§600§FALSE§</svg:desc><draw:path draw:style-name="gr1277" draw:text-style-name="P84" svg:width="0.0882in" svg:height="0.1008in" svg:x="0.0004in" svg:y="0.0083in" svg:viewBox="0 0 225 257" svg:d="M113 257c-39 0-76 0-113 0 0-86 0-171 0-257 76 0 150 0 225 0 0 86 0 171 0 257-37 0-75 0-112 0z"><text:p/></draw:path><draw:path draw:style-name="gr1278" draw:text-style-name="P85" svg:width="0.0913in" svg:height="0.1161in" svg:x="0.0051in" svg:y="0.0004in" svg:viewBox="0 0 233 296" svg:d="M111 112c62-12 95-36 111-67 8-15 11-33 11-36 0-6-4-9-8-9-6 0-7 7-8 11-11 69-88 92-206 93-3 0-11 0-11 8s5 8 20 8c39 0 79 3 117 14 71 21 78 61 81 79 0 4 2 9 7 9 4 0 8-2 8-9 0-2-2-41-37-67-24-19-52-27-85-34zM13 281c-6 0-13 0-13 8 0 7 7 7 13 7 69 0 138 0 207 0 7 0 13 0 13-7 0-8-6-8-13-8-69 0-138 0-207 0z"><text:p/></draw:path></draw:g></text:span><text:span text:style-name="T25"><text:s/>מעל קבוצת הפונקציות </text:span><text:span text:style-name="T25"><draw:g text:anchor-type="as-char" svg:y="-0.1047in" draw:z-index="163" draw:name="Shape163" draw:style-name="gr1276"><svg:title>TexMaths</svg:title><svg:desc>11§inline§Y \to X§svg§600§FALSE§</svg:desc><draw:path draw:style-name="gr1277" draw:text-style-name="P84" svg:width="0.4717in" svg:height="0.089in" svg:x="0.0031in" svg:y="0.0075in" svg:viewBox="0 0 1199 227" svg:d="M0 0c399 0 800 0 1199 0 0 76 0 151 0 227-399 0-800 0-1199 0 0-76 0-151 0-227z"><text:p/></draw:path><draw:path draw:style-name="gr1278" draw:text-style-name="P85" svg:width="0.1106in" svg:height="0.1028in" svg:x="0.0004in" svg:y="0in" svg:viewBox="0 0 282 262" svg:d="M218 44c1-2 3-3 5-5 11-11 24-25 51-27 3 0 8 0 8-8 0-3-3-4-6-4-10 0-21 1-32 1-12 0-26-1-38-1-3 0-8 0-8 8 0 4 4 4 7 4 2 0 13 1 13 9 0 7-9 16-10 19-30 34-61 68-90 101-15-37-28-76-42-113-2-6-2-6-2-7 0-9 18-9 22-9 5 0 10 0 10-8 0-4-5-4-6-4-11 0-38 1-49 1-9 0-33-1-43-1-3 0-8 0-8 8 0 4 4 4 9 4 23 0 25 3 28 13 16 42 32 84 48 126 1 1 2 6 2 7s-16 62-18 70c-5 21-5 22-36 22-8 0-11 0-11 8 0 4 3 3 5 4 11 0 38-1 49-1 10 0 39 1 49 1 4 0 8 0 8-7 0-5-3-5-11-5-4 0-8 0-14 0-8-1-11-2-11-6 0-3 4-17 5-25 5-17 10-35 15-54 1-7 2-8 5-12 32-36 64-73 96-109z"><text:p/></draw:path><draw:path draw:style-name="gr1278" draw:text-style-name="P85" svg:width="0.1346in" svg:height="0.0787in" svg:x="0.1681in" svg:y="0.026in" svg:viewBox="0 0 343 201" svg:d="M300 109c-21 16-31 31-34 35-17 27-21 51-21 52 0 5 5 5 8 5 7 0 7-2 9-8 9-38 32-70 75-87 5-1 6-2 6-5s-2-3-3-4c-18-7-64-26-78-91-2-5-2-6-9-6-3 0-8 0-8 4 0 2 4 26 20 52 8 11 19 24 35 38-95 0-191 0-287 0-6 0-13 0-13 7 0 8 7 8 13 8 96 0 192 0 287 0z"><text:p/></draw:path><draw:path draw:style-name="gr1278" draw:text-style-name="P85" svg:width="0.1248in" svg:height="0.1028in" svg:x="0.3579in" svg:y="0in" svg:viewBox="0 0 318 262" svg:d="M176 105c-11-26-21-51-32-76-1-4-1-4-2-6 0-2 6-10 23-11 3 0 8-1 8-8 0-4-5-4-6-4-16 0-33 1-49 1-9 0-33-1-43-1-2 0-7 0-7 8 0 4 3 4 9 4 23 0 25 3 29 12 15 36 30 72 46 108-28 29-54 58-82 86-2 2-3 4-5 5-19 21-38 26-57 27-5 1-8 1-8 8 0 1 0 4 4 4 12 0 25-1 37-1 14 0 29 1 44 1 2 0 6 0 6-7 0-4-3-4-4-5-5 0-16-1-16-12 0-5 6-12 10-16 14-14 27-28 40-42 12-12 23-25 35-38 13 31 25 62 39 92 1 4 2 4 2 5 0 3-8 10-23 11-4 1-8 1-8 8 0 4 4 4 7 4 10 0 37-1 48-1 10 0 33 1 43 1 2 0 8 0 8-7 0-5-5-5-8-5-25 0-26-1-33-16-15-37-41-96-50-118 27-28 66-73 80-84 11-10 25-19 48-20 6 0 9 0 9-8-2-1 0-4-6-4-11 0-24 1-36 1-14 0-29-1-43-1-2 0-6 0-6 8 0 2 2 4 4 4 3 0 15 1 15 12 0 6-4 10-7 13-21 23-42 45-63 68z"><text:p/></draw:path></draw:g></text:span><text:span text:style-name="T25"><text:s/>באופן ע"י </text:span><draw:g text:anchor-type="as-char" svg:y="-0.1134in" draw:z-index="164" draw:name="Shape164" draw:style-name="gr1276"><svg:title>TexMaths</svg:title><svg:desc>11§inline§f \preceq g \iff \forall y \in Y. f(y) \le_X g(y)§svg§600§FALSE§</svg:desc><draw:path draw:style-name="gr1277" draw:text-style-name="P84" svg:width="2.1622in" svg:height="0.1354in" svg:x="0.0004in" svg:y="0.0071in" svg:viewBox="0 0 5493 345" svg:d="M0 0c1831 0 3662 0 5493 0 0 115 0 230 0 345-1831 0-3662 0-5493 0 0-115 0-230 0-345z"><text:p/></draw:path><draw:path draw:style-name="gr1278" draw:text-style-name="P85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278" draw:text-style-name="P85" svg:width="0.0921in" svg:height="0.1161in" svg:x="0.1386in" svg:y="0.0161in" svg:viewBox="0 0 235 296" svg:d="M111 111c65-11 97-35 114-67 8-14 10-32 10-35 0-7-4-9-7-9-7 0-8 6-8 11-12 69-90 92-209 92-4 0-11 0-11 8s4 8 19 8c40 1 80 3 118 14 74 22 81 63 83 81 1 4 3 8 8 8 3 0 7-3 7-8 0-3-2-40-37-68-24-18-53-28-87-35zM13 281c-6 0-13 0-13 7 0 8 7 8 13 8 69 0 140 0 209 0 7 0 13 0 13-8 0-7-6-7-13-7-69 0-140 0-209 0z"><text:p/></draw:path><draw:path draw:style-name="gr1278" draw:text-style-name="P85" svg:width="0.0693in" svg:height="0.0972in" svg:x="0.289in" svg:y="0.0453in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1278" draw:text-style-name="P85" svg:width="0.135in" svg:height="0.0823in" svg:x="0.4575in" svg:y="0.0335in" svg:viewBox="0 0 344 210" svg:d="M330 151c7 0 14 0 14-8s-7-8-14-8c-81 0-164 0-245 0-17-14-37-24-50-29 14-7 33-17 50-30 81 0 164 0 245 0 7 0 14 0 14-8 0-7-7-7-14-7-76 0-152 0-228 0 18-18 39-52 39-57 0-4-6-4-8-4-3 0-5 0-8 3-7 15-18 34-44 58-26 23-52 33-72 39-7 2-7 2-8 3-1 0-1 2-1 3s0 1 1 2c0 0 1 0 1 1 1 0 1 0 9 3 52 16 90 50 112 91 5 7 5 7 10 7 2 0 8 0 8-4 0-5-20-38-39-55 76 0 152 0 228 0z"><text:p/></draw:path><draw:path draw:style-name="gr1278" draw:text-style-name="P85" svg:width="0.1346in" svg:height="0.0823in" svg:x="0.5843in" svg:y="0.0335in" svg:viewBox="0 0 343 210" svg:d="M260 76c16 14 35 24 48 30-14 6-33 16-48 29-82 0-164 0-246 0-6 0-14 0-14 8s7 8 13 8c76 0 153 0 229 0-19 17-39 50-39 55 0 4 5 4 7 4 3 0 7 0 8-3 9-14 18-33 44-56s53-34 72-40c7-2 8-2 8-3 1 0 1-1 1-2s0-1 0-3c0-1-1-1-1-1-1 0-1-1-9-3-53-15-91-49-112-91-4-8-5-8-11-8-2 0-7 0-7 4 0 5 20 39 39 57-76 0-153 0-229 0-6 0-13 0-13 7 0 8 8 8 14 8 82 0 164 0 246 0z"><text:p/></draw:path><draw:path draw:style-name="gr1278" draw:text-style-name="P85" svg:width="0.0846in" svg:height="0.1075in" svg:x="0.8126in" svg:y="0.0075in" svg:viewBox="0 0 216 274" svg:d="M213 14c3-4 3-5 3-6 0-5-4-8-8-8-6 0-8 4-9 9-11 28-22 56-33 85-38 0-78 0-117 0-11-29-22-57-33-85-1-6-3-9-8-9-4 0-8 3-8 8 1 2 0 1 2 6 32 84 65 168 97 251 2 6 3 9 9 9 5 0 6-4 9-8 31-83 64-168 96-252zM55 109c35 0 70 0 106 0-18 45-36 90-53 135-18-45-35-90-53-135z"><text:p/></draw:path><draw:path draw:style-name="gr1278" draw:text-style-name="P85" svg:width="0.0697in" svg:height="0.0972in" svg:x="0.9016in" svg:y="0.0453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0 0 81-36 92-77 12-50 24-99 36-148z"><text:p/></draw:path><draw:path draw:style-name="gr1278" draw:text-style-name="P85" svg:width="0.076in" svg:height="0.087in" svg:x="1.0319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1278" draw:text-style-name="P85" svg:width="0.1106in" svg:height="0.1031in" svg:x="1.1681in" svg:y="0.0098in" svg:viewBox="0 0 282 263" svg:d="M218 44c2-2 3-3 5-5 11-11 24-25 51-27 3 0 8 0 8-6 0-4-3-6-6-6-10 0-21 1-32 1-12 0-26-1-38-1-3 0-8 0-8 8 0 4 4 4 7 4 2 0 13 1 13 9 0 7-9 16-10 19-30 34-61 68-90 103-15-38-28-77-42-114-2-6-1-5-2-7 0-10 18-10 22-10 5 0 10 0 10-8 0-4-5-4-7-4-10 0-37 1-48 1-10 0-33-1-43-1-3 0-8 0-8 8 0 4 4 4 9 4 23 0 25 3 28 13 16 42 32 84 48 127 0 1 1 5 1 7 0 1-16 62-17 69-5 21-5 22-36 23-8 0-11 0-11 8 0 4 4 4 5 4 11 0 38-2 49-2 10 0 39 2 49 2 4 0 8 0 8-9 0-3-3-3-11-3-1 0-8 0-14-1-9-1-11-1-11-7 0-2 4-15 5-24 5-18 10-35 15-53 1-7 2-9 4-12 32-37 65-74 97-110z"><text:p/></draw:path><draw:path draw:style-name="gr1278" draw:text-style-name="P85" svg:width="0.0157in" svg:height="0.0161in" svg:x="1.2728in" svg:y="0.0972in" svg:viewBox="0 0 41 42" svg:d="M41 21c0-11-10-21-21-21s-20 10-20 21 9 21 20 21 21-10 21-21z"><text:p/></draw:path><draw:path draw:style-name="gr1278" draw:text-style-name="P85" svg:width="0.0752in" svg:height="0.137in" svg:x="1.309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278" draw:text-style-name="P85" svg:width="0.0346in" svg:height="0.1508in" svg:x="1.4079in" svg:y="0in" svg:viewBox="0 0 89 384" svg:d="M89 380c0-1 0-1-7-8-48-48-60-121-60-179 0-67 14-135 63-183 4-4 4-4 4-7 0-2-1-3-3-3-5 0-40 26-62 75-20 43-24 86-24 118 0 28 3 76 25 119 23 47 56 72 61 72 2 0 3-1 3-4z"><text:p/></draw:path><draw:path draw:style-name="gr1278" draw:text-style-name="P85" svg:width="0.0697in" svg:height="0.0972in" svg:x="1.4563in" svg:y="0.0453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1 0 81-36 92-77 12-50 24-99 36-148z"><text:p/></draw:path><draw:path draw:style-name="gr1278" draw:text-style-name="P85" svg:width="0.035in" svg:height="0.1508in" svg:x="1.5406in" svg:y="0in" svg:viewBox="0 0 90 384" svg:d="M90 193c0-30-4-77-25-120-23-48-57-73-61-73-2 0-4 1-4 3 0 3 0 3 8 10 38 38 60 99 60 180 0 65-14 132-63 181-5 5-5 5-5 6 0 3 2 4 4 4 4 0 39-26 62-75 20-43 24-85 24-116z"><text:p/></draw:path><draw:path draw:style-name="gr1278" draw:text-style-name="P85" svg:width="0.0925in" svg:height="0.1161in" svg:x="1.6461in" svg:y="0.0161in" svg:viewBox="0 0 236 296" svg:d="M229 17c4-3 7-5 7-9 0-5-3-8-8-8-1 0-5 1-7 2-71 33-142 66-213 100-7 4-8 7-8 9 0 5 2 7 8 9 71 33 142 66 213 99 6 3 6 3 7 3 4 0 8-4 8-7 0-5-2-7-8-9-67-31-136-63-203-95 68-32 136-63 204-94zM222 296c7 0 14 0 14-8 0-7-8-7-14-7-69 0-140 0-209 0-5 0-13 0-13 7 0 8 7 8 13 8 69 0 140 0 209 0z"><text:p/></draw:path><draw:path draw:style-name="gr1278" draw:text-style-name="P85" svg:width="0.0937in" svg:height="0.072in" svg:x="1.7571in" svg:y="0.0634in" svg:viewBox="0 0 239 184" svg:d="M137 80c9-8 17-16 26-25 35-34 45-44 69-46 3 0 7 0 7-6 0-3-3-3-4-3-7 0-17 1-25 1s-24-1-32-1c-2 0-5 0-5 6 1 1 0 3 4 3 2 1 9 1 9 8 0 3-3 7-7 11-2 1-36 35-46 45-9-18-19-36-27-53 0-1-2-2-2-3 0-3 6-7 15-8 2 0 5 0 5-6-1-1 0-3-4-3-6 0-13 0-19 0s-11 1-16 1c-6 0-12 0-17-1-4 0-10 0-14 0-2 0-6 0-6 6 0 3 4 3 8 3 15 0 17 3 20 9 12 24 25 48 37 73-5 5-10 10-15 16-5 5-18 17-22 22-33 33-44 44-69 45-4 0-7 0-7 7 0 1 1 3 4 3 8 0 17-1 26-1 4 0 11 0 15 0 6 1 11 1 15 1 2 0 6 0 6-6 0-4-3-4-4-4-4 0-9-1-9-7 0-4 3-7 10-13 18-19 36-36 55-54 11 21 22 42 33 64 1 2 1 2 1 3 0 3-5 6-15 7-2 0-5 0-5 7 1 1 0 3 4 3 6 0 12-1 18-1 5 0 12 0 18 0 4 0 11 0 16 0 4 1 10 1 14 1 1 0 6 0 6-6 0-4-3-4-8-4-15 0-16-3-20-8-14-28-28-57-43-86z"><text:p/></draw:path><draw:path draw:style-name="gr1278" draw:text-style-name="P85" svg:width="0.0693in" svg:height="0.0972in" svg:x="1.9118in" svg:y="0.0453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6 121c-3 10-12 20-19 27-9 6-21 14-32 14-19 0-26-20-26-35 0-19 11-65 22-84 10-20 28-35 43-35 27 0 31 32 31 34 0 1 0 3-1 5-5 25-12 49-18 74z"><text:p/></draw:path><draw:path draw:style-name="gr1278" draw:text-style-name="P85" svg:width="0.0346in" svg:height="0.1508in" svg:x="2.0028in" svg:y="0in" svg:viewBox="0 0 89 384" svg:d="M89 380c0-1 0-1-7-8-48-48-60-121-60-179 0-67 14-135 63-183 4-4 4-4 4-7 0-2-1-3-3-3-5 0-39 26-62 75-20 43-24 86-24 118 0 28 4 76 25 119 23 47 56 72 61 72 2 0 3-1 3-4z"><text:p/></draw:path><draw:path draw:style-name="gr1278" draw:text-style-name="P85" svg:width="0.0697in" svg:height="0.0972in" svg:x="2.0516in" svg:y="0.0453in" svg:viewBox="0 0 178 248" svg:d="M176 23c2-5 2-5 2-9 0-6-5-10-11-10-4 0-11 3-14 8 0 2-3 14-6 21-2 10-5 20-7 31-6 23-12 46-18 69-1 6-18 33-43 33-20 0-24-17-24-32 0-17 7-40 20-75 6-16 7-20 7-28 0-17-12-31-31-31-37 0-51 56-51 59 0 4 3 4 4 4 4 0 5-1 7-7 10-36 25-48 38-48 4 0 10 0 10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1278" draw:text-style-name="P85" svg:width="0.035in" svg:height="0.1508in" svg:x="2.1354in" svg:y="0in" svg:viewBox="0 0 90 384" svg:d="M90 193c0-30-4-77-25-120-23-48-56-73-61-73-2 0-4 1-4 3 0 3 0 3 8 10 38 38 60 99 60 180 0 65-14 132-63 181-5 5-5 5-5 6 0 3 2 4 4 4 5 0 39-26 62-75 20-43 24-85 24-116z"><text:p/></draw:path></draw:g>. </text:p>
      <text:p text:style-name="P69">נניח <draw:g text:anchor-type="as-char" svg:y="-0.1047in" draw:z-index="165" draw:name="Shape165" draw:style-name="gr1276"><svg:title>TexMaths</svg:title><svg:desc>11§inline§x_0 \in X§svg§600§FALSE§</svg:desc><draw:path draw:style-name="gr1277" draw:text-style-name="P84" svg:width="0.4543in" svg:height="0.1122in" svg:x="0.0039in" svg:y="0.0079in" svg:viewBox="0 0 1155 286" svg:d="M579 286c-194 0-386 0-579 0 0-95 0-190 0-286 385 0 770 0 1155 0 0 96 0 191 0 286-192 0-385 0-576 0z"><text:p/></draw:path><draw:path draw:style-name="gr1278" draw:text-style-name="P85" svg:width="0.0752in" svg:height="0.0681in" svg:x="0.0004in" svg:y="0.0366in" svg:viewBox="0 0 192 174" svg:d="M119 54c2-10 11-46 37-46 2 0 12 0 20 5-11 2-19 11-19 21 0 6 5 13 15 13 8 0 20-6 20-22 0-21-21-25-35-25-23 0-36 20-40 29-10-26-31-29-42-29-41 0-63 50-63 59 0 4 5 4 6 4 2 0 3-1 4-5 13-40 39-50 52-50 7 0 21 3 21 26 0 12-7 38-21 92-6 24-20 40-37 40-2 0-11 0-19-5 10-2 18-10 18-21 0-10-8-13-14-13-12 0-22 10-22 22 0 17 20 25 36 25 27 0 40-26 41-29 6 15 19 29 42 29 39 0 61-49 61-59 0-4-3-4-4-4-3 0-4 1-4 5-14 40-40 50-52 50-15 0-21-13-21-26 0-8 2-17 7-33 4-18 8-35 13-53z"><text:p/></draw:path><draw:path draw:style-name="gr1278" draw:text-style-name="P85" svg:width="0.0488in" svg:height="0.072in" svg:x="0.089in" svg:y="0.0559in" svg:viewBox="0 0 125 184" svg:d="M125 94c0-30-3-52-16-71-8-12-25-23-46-23-63 0-63 74-63 94 0 18 0 90 63 90 62 0 62-72 62-90zM63 177c-13 0-30-7-34-29-5-16-5-38-5-58 0-19 0-40 5-55 5-22 23-27 34-27 14 0 28 9 33 24 4 15 4 34 4 58 0 20 0 40-3 57-6 25-23 30-34 30z"><text:p/></draw:path><draw:path draw:style-name="gr1278" draw:text-style-name="P85" svg:width="0.076in" svg:height="0.0874in" svg:x="0.2063in" svg:y="0.022in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1278" draw:text-style-name="P85" svg:width="0.1252in" svg:height="0.1028in" svg:x="0.3409in" svg:y="0in" svg:viewBox="0 0 319 262" svg:d="M177 105c-11-26-21-51-32-76-1-4-2-5-2-6 0-2 7-10 23-11 3 0 8-1 8-8 0-4-6-4-7-4-15 0-32 1-48 1-10 0-33-1-43-1-2 0-7 0-7 8 0 4 4 4 9 4 23 0 25 5 29 12 15 35 29 72 45 108-28 29-54 58-82 86-1 2-3 3-4 5-20 20-37 26-57 28-5 0-9 0-9 8 2 1 0 3 5 3 11 0 25-1 37-1 14 0 29 1 43 1 2 0 7 0 7-7 0-4-4-4-5-4-3-1-16-2-16-12 0-7 7-13 11-18 14-13 27-27 40-41 11-13 23-25 34-37 13 30 27 61 40 91 1 4 1 4 1 5 0 3-7 10-22 12-4 0-8 0-8 7 0 4 5 4 6 4 11 0 38-1 49-1 9 0 33 1 43 1 2 0 7 0 7-6 0-5-4-5-7-5-26-1-26-2-33-17-15-36-41-95-50-118 26-28 67-73 79-84 12-10 26-19 49-20 6 0 9 0 9-8-2-1 0-4-6-4-11 0-24 1-36 1-14 0-28-1-43-1-2 0-6 0-6 8 0 3 1 4 4 4s15 1 15 12c0 6-4 10-7 15-21 22-42 44-63 66z"><text:p/></draw:path></draw:g><text:span text:style-name="T6"><text:s/>איבר מקסימלי ב־</text:span><text:span text:style-name="T6"><draw:g text:anchor-type="as-char" svg:y="-0.1035in" draw:z-index="166" draw:name="Shape166" draw:style-name="gr1276"><svg:title>TexMaths</svg:title><svg:desc>11§inline§X§svg§600§FALSE§</svg:desc><draw:path draw:style-name="gr1277" draw:text-style-name="P84" svg:width="0.113in" svg:height="0.0874in" svg:x="0.0043in" svg:y="0.0071in" svg:viewBox="0 0 288 223" svg:d="M0 0c96 0 192 0 288 0 0 74 0 149 0 223-96 0-192 0-288 0 0-74 0-149 0-223z"><text:p/></draw:path><draw:path draw:style-name="gr1278" draw:text-style-name="P8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6">. נוכיח </text:span><text:span text:style-name="T6"><draw:g text:anchor-type="as-char" svg:y="-0.1075in" draw:z-index="168" draw:name="Shape167" draw:style-name="gr1276"><svg:title>TexMaths</svg:title><svg:desc>11§inline§f : = \lambda y \in Y. x_0§svg§600§FALSE§</svg:desc><draw:path draw:style-name="gr1277" draw:text-style-name="P84" svg:width="0.9555in" svg:height="0.1217in" svg:x="0.0004in" svg:y="0.0075in" svg:viewBox="0 0 2428 310" svg:d="M0 0c810 0 1618 0 2428 0 0 103 0 207 0 310-810 0-1618 0-2428 0 0-103 0-207 0-310z"><text:p/></draw:path><draw:path draw:style-name="gr1278" draw:text-style-name="P85" svg:width="0.0752in" svg:height="0.1374in" svg:x="0.0008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1278" draw:text-style-name="P85" svg:width="0.0157in" svg:height="0.065in" svg:x="0.139in" svg:y="0.0429in" svg:viewBox="0 0 41 166" svg:d="M41 21c0-12-10-21-21-21s-20 9-20 21c0 11 9 20 20 20s21-9 21-20zM41 146c0-12-10-21-21-21s-20 9-20 21c0 11 9 20 20 20s21-9 21-20z"><text:p/></draw:path><draw:path draw:style-name="gr1278" draw:text-style-name="P85" svg:width="0.1004in" svg:height="0.0354in" svg:x="0.1768in" svg:y="0.052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44in" svg:height="0.1067in" svg:x="0.337in" svg:y="0.002in" svg:viewBox="0 0 190 272" svg:d="M117 155c16 40 35 98 40 107 7 9 10 9 21 9 3 0 6 0 9 0s3-3 3-5c0-1 0-1-1-3-4-4-6-10-9-18-26-72-52-145-79-217-8-24-28-28-47-28-2 0-7 0-7 4s2 3 4 4c13 2 15 4 25 31 12 35 25 70 37 105-35 34-71 69-106 105-5 4-7 6-7 12 0 5 4 11 11 11s10-5 13-9c31-36 62-73 93-108z"><text:p/></draw:path><draw:path draw:style-name="gr1278" draw:text-style-name="P85" svg:width="0.0697in" svg:height="0.0976in" svg:x="0.4217in" svg:y="0.0402in" svg:viewBox="0 0 178 249" svg:d="M177 24c1-5 1-6 1-9 0-7-5-11-11-11-4 0-10 3-13 8-1 2-4 14-6 21-3 10-5 21-7 31-6 23-12 46-18 69-2 7-19 33-44 33-20 0-24-16-24-31 0-17 7-41 20-76 6-15 7-19 7-27 0-18-12-32-31-32-37 0-51 56-51 59 0 5 3 3 4 5 5 0 5-1 7-8 10-36 25-47 38-47 4 0 10 0 10 12 0 10-3 20-6 27-16 41-22 63-22 81 0 34 24 46 47 46 14 0 28-7 39-18-5 19-10 39-26 59-10 13-24 24-42 24-5 0-23-1-29-16 6 0 11 0 16-5 5-3 8-8 8-15 0-13-10-14-14-14-9 0-22 6-22 26 0 18 17 33 41 33 40 0 80-36 91-78 12-50 25-98 37-147z"><text:p/></draw:path><draw:path draw:style-name="gr1278" draw:text-style-name="P85" svg:width="0.0752in" svg:height="0.087in" svg:x="0.552in" svg:y="0.0256in" svg:viewBox="0 0 192 222" svg:d="M179 120c7 0 13 0 13-8 0-9-6-9-13-9-55 0-109 0-164 0 5-50 50-88 104-88 20 0 40 0 60 0 7 0 13 0 13-7 0-8-6-8-13-8-21 0-40 0-61 0-66 0-118 50-118 112s52 110 118 110c21 0 40 0 61 0 7 0 13 0 13-8 0-7-6-7-13-7-20 0-40 0-60 0-54 0-99-36-104-87 55 0 109 0 164 0z"><text:p/></draw:path><draw:path draw:style-name="gr1278" draw:text-style-name="P85" svg:width="0.1106in" svg:height="0.1028in" svg:x="0.6882in" svg:y="0.0047in" svg:viewBox="0 0 282 262" svg:d="M218 44c2-2 3-3 5-5 11-13 24-26 51-27 4-1 8-1 8-8 0-3-3-4-6-4-10 0-21 1-31 1-13 0-26-1-39-1-3 0-7 0-7 7 0 4 3 5 6 5 2 0 14 0 14 9 0 6-9 16-11 18-30 34-60 68-89 103-15-39-29-77-43-114-2-6-1-5-2-7 0-9 18-9 23-9s9 0 9-8c0-4-5-4-6-4-11 0-38 1-48 1s-34-1-44-1c-3 0-8 0-8 8 0 4 4 4 10 4 23 0 24 3 27 12 16 42 32 85 48 128 1 1 2 5 2 6s-16 62-18 70c-5 21-5 22-36 22-8 0-10 0-10 7 0 5 3 4 4 5 11 0 39-1 50-1s38 1 49 1c3 0 7 0 7-8 0-4-3-4-10-4-1 0-9 0-15 0-8-1-10-2-10-7 0-2 3-16 5-24 5-18 9-36 14-54 2-7 2-8 5-11 32-37 64-74 96-110z"><text:p/></draw:path><draw:path draw:style-name="gr1278" draw:text-style-name="P85" svg:width="0.0157in" svg:height="0.0157in" svg:x="0.7929in" svg:y="0.0902in" svg:viewBox="0 0 41 41" svg:d="M41 21c0-12-9-21-20-21-12 0-21 9-21 21 0 11 9 20 21 20 11 0 20-9 20-20z"><text:p/></draw:path><draw:path draw:style-name="gr1278" draw:text-style-name="P85" svg:width="0.0752in" svg:height="0.0685in" svg:x="0.8264in" svg:y="0.0402in" svg:viewBox="0 0 192 175" svg:d="M119 54c2-10 11-45 37-45 2 0 12 0 20 4-11 2-19 12-19 21 0 7 5 14 15 14 8 0 20-7 20-23 0-20-22-25-35-25-23 0-36 21-40 30-10-26-31-30-42-30-41 0-63 50-63 59 0 5 4 5 6 5s3-1 4-5c13-40 38-50 52-50 7 0 21 3 21 25 0 12-7 39-21 92-6 25-20 40-37 40-2 0-11 0-19-4 9-2 18-10 18-21s-9-13-14-13c-12 0-22 9-22 22 0 17 20 25 36 25 27 0 40-28 41-30 5 15 19 30 42 30 40 0 62-50 62-59 0-4-4-4-5-4-3 0-4 1-4 4-14 41-40 50-52 50-16 0-21-12-21-25 0-9 2-17 7-34 4-18 8-35 13-53z"><text:p/></draw:path><draw:path draw:style-name="gr1278" draw:text-style-name="P85" svg:width="0.0488in" svg:height="0.072in" svg:x="0.9146in" svg:y="0.0591in" svg:viewBox="0 0 125 184" svg:d="M125 92c0-29-3-50-16-69-8-12-24-23-46-23-63 0-63 73-63 92s0 92 63 92c62 0 62-72 62-92zM63 176c-12 0-29-7-34-29-5-15-5-38-5-58s0-40 5-55c5-21 23-26 34-26 14 0 28 8 33 24 4 14 5 34 5 57 0 20 0 41-4 57-5 24-23 30-34 30z"><text:p/></draw:path></draw:g></text:span><text:span text:style-name="T6"><text:s/>איבר מקסימלי ב־</text:span><text:span text:style-name="T6"><draw:g text:anchor-type="as-char" svg:y="-0.1047in" draw:z-index="167" draw:name="Shape168" draw:style-name="gr1276"><svg:title>TexMaths</svg:title><svg:desc>11§inline§Y \to X§svg§600§FALSE§</svg:desc><draw:path draw:style-name="gr1277" draw:text-style-name="P84" svg:width="0.4717in" svg:height="0.089in" svg:x="0.0031in" svg:y="0.0075in" svg:viewBox="0 0 1199 227" svg:d="M0 0c399 0 800 0 1199 0 0 76 0 151 0 227-399 0-800 0-1199 0 0-76 0-151 0-227z"><text:p/></draw:path><draw:path draw:style-name="gr1278" draw:text-style-name="P85" svg:width="0.1106in" svg:height="0.1028in" svg:x="0.0004in" svg:y="0in" svg:viewBox="0 0 282 262" svg:d="M218 44c1-2 3-3 5-5 11-11 24-25 51-27 3 0 8 0 8-8 0-3-3-4-6-4-10 0-21 1-32 1-12 0-26-1-38-1-3 0-8 0-8 8 0 4 4 4 7 4 2 0 13 1 13 9 0 7-9 16-10 19-30 34-61 68-90 101-15-37-28-76-42-113-2-6-2-6-2-7 0-9 18-9 22-9 5 0 10 0 10-8 0-4-5-4-6-4-11 0-38 1-49 1-9 0-33-1-43-1-3 0-8 0-8 8 0 4 4 4 9 4 23 0 25 3 28 13 16 42 32 84 48 126 1 1 2 6 2 7s-16 62-18 70c-5 21-5 22-36 22-8 0-11 0-11 8 0 4 3 3 5 4 11 0 38-1 49-1 10 0 39 1 49 1 4 0 8 0 8-7 0-5-3-5-11-5-4 0-8 0-14 0-8-1-11-2-11-6 0-3 4-17 5-25 5-17 10-35 15-54 1-7 2-8 5-12 32-36 64-73 96-109z"><text:p/></draw:path><draw:path draw:style-name="gr1278" draw:text-style-name="P85" svg:width="0.1346in" svg:height="0.0787in" svg:x="0.1681in" svg:y="0.026in" svg:viewBox="0 0 343 201" svg:d="M300 109c-21 16-31 31-34 35-17 27-21 51-21 52 0 5 5 5 8 5 7 0 7-2 9-8 9-38 32-70 75-87 5-1 6-2 6-5s-2-3-3-4c-18-7-64-26-78-91-2-5-2-6-9-6-3 0-8 0-8 4 0 2 4 26 20 52 8 11 19 24 35 38-95 0-191 0-287 0-6 0-13 0-13 7 0 8 7 8 13 8 96 0 192 0 287 0z"><text:p/></draw:path><draw:path draw:style-name="gr1278" draw:text-style-name="P85" svg:width="0.1248in" svg:height="0.1028in" svg:x="0.3579in" svg:y="0in" svg:viewBox="0 0 318 262" svg:d="M176 105c-11-26-21-51-32-76-1-4-1-4-2-6 0-2 6-10 23-11 3 0 8-1 8-8 0-4-5-4-6-4-16 0-33 1-49 1-9 0-33-1-43-1-2 0-7 0-7 8 0 4 3 4 9 4 23 0 25 3 29 12 15 36 30 72 46 108-28 29-54 58-82 86-2 2-3 4-5 5-19 21-38 26-57 27-5 1-8 1-8 8 0 1 0 4 4 4 12 0 25-1 37-1 14 0 29 1 44 1 2 0 6 0 6-7 0-4-3-4-4-5-5 0-16-1-16-12 0-5 6-12 10-16 14-14 27-28 40-42 12-12 23-25 35-38 13 31 25 62 39 92 1 4 2 4 2 5 0 3-8 10-23 11-4 1-8 1-8 8 0 4 4 4 7 4 10 0 37-1 48-1 10 0 33 1 43 1 2 0 8 0 8-7 0-5-5-5-8-5-25 0-26-1-33-16-15-37-41-96-50-118 27-28 66-73 80-84 11-10 25-19 48-20 6 0 9 0 9-8-2-1 0-4-6-4-11 0-24 1-36 1-14 0-29-1-43-1-2 0-6 0-6 8 0 2 2 4 4 4 3 0 15 1 15 12 0 6-4 10-7 13-21 23-42 45-63 68z"><text:p/></draw:path></draw:g></text:span><text:span text:style-name="T6">. יהי </text:span><text:span text:style-name="T6"><draw:g text:anchor-type="as-char" svg:y="-0.1043in" draw:z-index="169" draw:name="Shape169" draw:style-name="gr1276"><svg:title>TexMaths</svg:title><svg:desc>11§inline§g \in Y \to X§svg§600§FALSE§</svg:desc><draw:path draw:style-name="gr1277" draw:text-style-name="P84" svg:width="0.7358in" svg:height="0.1177in" svg:x="0.0059in" svg:y="0.0071in" svg:viewBox="0 0 1870 300" svg:d="M0 0c624 0 1246 0 1870 0 0 100 0 201 0 300-624 0-1246 0-1870 0 0-99 0-200 0-300z"><text:p/></draw:path><draw:path draw:style-name="gr1278" draw:text-style-name="P85" svg:width="0.0697in" svg:height="0.0972in" svg:x="0.0004in" svg:y="0.0362in" svg:viewBox="0 0 178 248" svg:d="M176 25c1-2 2-4 2-6 0-7-5-11-12-11-3 0-14 3-15 16-7-13-21-24-37-24-44 0-91 54-91 110 0 38 23 60 51 60 23 0 41-18 45-22-8 33-8 33-12 49-3 5-15 42-56 42-7 0-20 0-31-3 12-4 16-13 16-20s-4-14-15-14c-8 0-21 7-21 23 0 15 14 23 52 23 48 0 76-30 81-53 14-56 29-113 43-170zM126 121c-2 9-11 19-19 27-8 7-20 13-32 13-19 0-24-20-24-35 0-19 11-63 20-83 11-19 28-34 44-34 26 0 31 30 31 33 0 2-1 4-1 5-6 24-12 48-19 74z"><text:p/></draw:path><draw:path draw:style-name="gr1278" draw:text-style-name="P85" svg:width="0.076in" svg:height="0.087in" svg:x="0.1311in" svg:y="0.0217in" svg:viewBox="0 0 194 222" svg:d="M179 120c7 0 15 0 15-8s-8-8-15-8c-55 0-109 0-164 0 6-51 50-89 104-89 20 0 40 0 60 0 7 0 15 0 15-7 0-8-8-8-15-8-20 0-40 0-60 0-66 0-119 50-119 112 0 60 53 110 119 110 20 0 40 0 60 0 7 0 15 0 15-8s-8-8-15-8c-20 0-40 0-60 0-54 0-98-35-104-86 55 0 109 0 164 0z"><text:p/></draw:path><draw:path draw:style-name="gr1278" draw:text-style-name="P85" svg:width="0.1098in" svg:height="0.1024in" svg:x="0.2677in" svg:y="0in" svg:viewBox="0 0 280 261" svg:d="M217 44c2-2 3-3 5-6 12-11 24-24 51-26 4 0 7 0 7-8 0-3-2-4-4-4-10 0-22 1-32 1-13 0-26-1-38-1-3 0-8 0-8 8 0 4 4 4 5 4 4 0 15 1 15 9 0 6-9 16-11 18-30 34-60 68-89 102-15-38-29-76-43-114-2-5-2-5-2-6 0-9 18-9 23-9s8 0 8-8c0-4-4-4-5-4-11 0-37 1-48 1-10 0-35-1-43-1-4 0-8 0-8 8 0 4 3 4 9 4 23 0 24 3 28 13 16 42 32 84 48 126 0 1 1 6 1 7s-16 61-18 69c-4 21-5 22-36 22-7 0-10 0-10 8 0 4 4 4 5 4 11 0 38-1 49-1s38 1 49 1c3 0 8 0 8-8 0-4-3-4-11-4-1 0-9 0-15 0-8-1-10-2-10-7 0-2 3-16 5-24 5-17 9-35 13-52 3-8 3-9 6-12 32-38 64-74 96-110z"><text:p/></draw:path><draw:path draw:style-name="gr1278" draw:text-style-name="P85" svg:width="0.1346in" svg:height="0.0783in" svg:x="0.4343in" svg:y="0.0252in" svg:viewBox="0 0 343 200" svg:d="M301 109c-21 15-32 31-34 36-17 26-14 34-21 50 0 5 5 5 8 5 7 0 7-2 9-8 9-36 31-69 75-87 4-1 5-2 5-4 0-3-2-3-2-4-18-7-64-27-79-92-1-4-1-5-8-5-3 0-8 0-8 4 0 1 4 26 20 52 8 11 19 24 35 37-95 0-191 0-287 0-6 0-14 0-14 8s8 8 14 8c96 0 192 0 287 0z"><text:p/></draw:path><draw:path draw:style-name="gr1278" draw:text-style-name="P85" svg:width="0.1248in" svg:height="0.1024in" svg:x="0.6248in" svg:y="0in" svg:viewBox="0 0 318 261" svg:d="M176 104c-11-25-21-50-32-75-1-4-1-4-2-6 0-2 6-10 23-11 3 0 8-1 8-8 0-4-5-4-6-4-16 0-33 1-49 1-9 0-33-1-43-1-2 0-7 0-7 8 0 4 3 4 9 4 23 0 25 3 29 12 15 35 30 71 46 108-28 28-55 57-83 85-1 2-3 3-4 5-19 20-38 26-57 27-5 1-8 1-8 8 0 1 0 4 4 4 12 0 25-1 37-1 14 0 29 1 43 1 3 0 7 0 7-8 0-3-3-2-4-4-5 0-16-1-16-12 0-6 6-12 10-17 14-13 27-27 40-41 11-12 23-24 34-36 13 29 26 60 40 89 1 5 2 5 2 6 0 3-8 10-23 11-5 1-8 1-8 8 0 4 4 4 7 4 10 0 37-1 48-1 10 0 33 1 43 1 2 0 7 0 7-7 0-5-4-5-7-5-25 0-26-1-33-17-15-36-41-94-50-117 27-27 66-72 80-83 11-10 25-19 48-20 6 0 9 0 9-8-2-1 0-4-6-4-11 0-24 1-36 1-14 0-29-1-43-1-2 0-6 0-6 8 0 2 1 4 4 4s15 1 15 12c0 6-4 10-7 13-21 22-42 44-63 67z"><text:p/></draw:path></draw:g></text:span><text:span text:style-name="T6">. נוכיח </text:span><text:span text:style-name="T6"><draw:g text:anchor-type="as-char" svg:y="-0.1075in" draw:z-index="170" draw:name="Shape170" draw:style-name="gr1276"><svg:title>TexMaths</svg:title><svg:desc>11§inline§g = f \lor \lnot g\le_Xf§svg§600§FALSE§</svg:desc><draw:path draw:style-name="gr1277" draw:text-style-name="P84" svg:width="1.1071in" svg:height="0.122in" svg:x="0.0055in" svg:y="0.0075in" svg:viewBox="0 0 2813 311" svg:d="M0 0c937 0 1876 0 2813 0 0 103 0 208 0 311-937 0-1876 0-2813 0 0-103 0-208 0-311z"><text:p/></draw:path><draw:path draw:style-name="gr1278" draw:text-style-name="P85" svg:width="0.0697in" svg:height="0.098in" svg:x="0in" svg:y="0.0402in" svg:viewBox="0 0 178 250" svg:d="M176 25c1-2 2-4 2-6 0-7-5-11-12-11-3 0-14 3-15 16-7-14-21-24-37-24-44 0-91 54-91 110 0 37 23 60 51 60 23 0 42-17 45-22-8 35-8 35-12 51-2 4-15 42-56 42-7 0-20 0-31-4 12-3 16-13 16-19 0-7-4-15-15-15-8 0-21 8-21 23 0 16 14 24 52 24 48 0 76-30 81-53 14-57 29-115 43-172zM127 121c-3 10-11 20-20 27-8 7-20 14-32 14-19 0-24-20-24-36 0-18 11-63 21-83 11-19 27-34 44-34 25 0 30 31 30 33s-1 4-1 5c-6 24-12 50-18 74z"><text:p/></draw:path><draw:path draw:style-name="gr1278" draw:text-style-name="P85" svg:width="0.1008in" svg:height="0.0354in" svg:x="0.1264in" svg:y="0.052in" svg:viewBox="0 0 257 91" svg:d="M244 16c6 0 13 0 13-8s-7-8-12-8c-77 0-155 0-232 0-5 0-13 0-13 8s8 8 13 8c77 0 154 0 231 0zM245 91c5 0 12 1 12-7s-7-9-13-9c-77 0-154 0-231 0-5 0-13 1-13 9s8 7 13 7c77 0 155 0 232 0z"><text:p/></draw:path><draw:path draw:style-name="gr1278" draw:text-style-name="P85" svg:width="0.076in" svg:height="0.1378in" svg:x="0.2866in" svg:y="0in" svg:viewBox="0 0 194 351" svg:d="M122 118c11 0 22 0 33 0 8 0 11 0 11-8 0-4-3-4-10-4-11 0-21 0-32 0 3-15 6-30 8-44 2-8 7-36 10-40 3-8 10-13 18-13 1 0 12 0 18 6-16 1-21 16-21 21 0 9 8 13 15 13 10 0 22-7 22-23 0-17-19-26-34-26-14 0-38 7-50 45-2 8-3 12-12 61-9 0-18 0-26 0s-13 0-13 7c0 5 4 5 11 5 9 0 17 0 26 0-10 50-19 101-29 151-8 38-14 73-34 73-1 0-11 0-19-7 18-1 22-15 22-21 0-8-7-13-14-13-10 0-22 8-22 23 0 18 18 27 33 27 22 0 37-23 44-38 12-24 21-71 22-73 8-41 15-82 23-122z"><text:p/></draw:path><draw:path draw:style-name="gr1278" draw:text-style-name="P85" svg:width="0.0843in" svg:height="0.0937in" svg:x="0.4118in" svg:y="0.0165in" svg:viewBox="0 0 215 239" svg:d="M212 15c3-5 3-6 3-7 0-5-4-8-8-8-3 0-6 2-9 8-30 68-60 136-90 204-31-68-61-136-91-204-4-8-7-8-9-8-5 0-8 3-8 8 1 2 0 1 2 5 32 73 65 144 97 217 2 6 4 9 9 9 4 0 5-4 8-9 31-72 64-143 96-215z"><text:p/></draw:path><draw:path draw:style-name="gr1278" draw:text-style-name="P85" svg:width="0.0846in" svg:height="0.0402in" svg:x="0.5472in" svg:y="0.0528in" svg:viewBox="0 0 216 103" svg:d="M216 14c0-13-1-14-15-14-62 0-124 0-187 0-6 0-14 0-14 8 0 7 8 7 14 7 62 0 125 0 186 0 0 25 0 50 0 74 0 8 0 14 8 14s8-6 8-14c0-25 0-49 0-75z"><text:p/></draw:path><draw:path draw:style-name="gr1278" draw:text-style-name="P85" svg:width="0.0697in" svg:height="0.098in" svg:x="0.6425in" svg:y="0.0402in" svg:viewBox="0 0 178 250" svg:d="M177 25c0-2 1-4 1-6 0-7-4-11-11-11-4 0-14 3-16 16-7-14-20-24-37-24-44 0-91 54-91 110 0 37 23 60 52 60 22 0 41-17 44-22h1c-9 35-9 35-13 51-1 4-15 42-55 42-8 0-21 0-32-4 12-3 16-13 16-19 0-7-4-15-15-15-8 0-21 8-21 23 0 16 14 24 52 24 48 0 76-30 82-53 15-57 29-115 43-172zM127 121c-3 10-11 20-20 27-8 7-20 14-31 14-20 0-25-20-25-36 0-18 11-63 21-83 11-19 27-34 44-34 25 0 30 31 30 33s-1 4-1 5c-6 24-12 50-18 74z"><text:p/></draw:path><draw:path draw:style-name="gr1278" draw:text-style-name="P85" svg:width="0.0929in" svg:height="0.1169in" svg:x="0.7732in" svg:y="0.0102in" svg:viewBox="0 0 237 298" svg:d="M229 16c4-2 8-4 8-8 0-5-4-8-8-8-2 0-6 2-7 2-71 34-143 67-214 101-7 4-8 6-8 9s2 6 8 9c71 33 143 67 214 100 5 2 6 2 7 2 4 0 8-3 8-8 0-3-3-5-8-8-67-32-135-63-203-95 68-32 136-64 203-96zM223 298c7 0 14 0 14-8 0-7-8-7-15-7-69 0-138 0-208 0-5 0-14 0-14 7 0 8 8 8 13 8 71 0 140 0 210 0z"><text:p/></draw:path><draw:path draw:style-name="gr1278" draw:text-style-name="P85" svg:width="0.0937in" svg:height="0.0724in" svg:x="0.8846in" svg:y="0.0575in" svg:viewBox="0 0 239 185" svg:d="M136 81c9-8 17-16 26-25 35-34 46-45 70-46 3 0 7 0 7-6 0-3-4-4-5-4-7 0-16 1-25 1-7 0-24-1-31-1-2 0-5 1-5 7 1 1 0 3 3 3s10 1 10 6-4 9-7 11c-2 3-37 36-47 47-9-18-18-36-26-53-1-1-3-3-3-5s6-6 15-6c2 0 6 0 6-6 0-1-1-4-5-4-6 0-12 1-18 1-5 0-12 0-17 0s-11 0-17 0c-4 0-10-1-14-1-1 0-6 0-6 7 0 3 4 3 8 3 15 0 18 2 20 8 12 25 25 49 37 74-4 6-10 10-14 16-6 4-19 16-23 22-33 33-44 44-68 45-5 0-7 0-7 5 0 1 0 5 3 5 8 0 18-1 26-1 4 0 11 0 15 0 6 0 11 1 15 1 3 0 7 0 7-6 0-4-3-4-5-4-3 0-8-1-8-7 0-4 3-7 9-14 18-18 36-36 55-54 11 22 22 43 33 65 1 2 1 2 1 3s-5 6-15 7c-2 0-5 0-5 5 0 1 0 5 4 5 6 0 14-1 19-1 7 0 11 0 18 0 4 0 11 0 15 0s10 1 14 1c3 0 7 0 7-7 0-3-4-3-9-3-15 0-16-3-19-8-14-28-29-57-44-86z"><text:p/></draw:path><draw:path draw:style-name="gr1278" draw:text-style-name="P85" svg:width="0.0756in" svg:height="0.1378in" svg:x="1.0453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2-24 22-71 22-73 8-41 15-82 23-122z"><text:p/></draw:path></draw:g></text:span><text:span text:style-name="T6">, או באופן שקול לוגית </text:span><text:span text:style-name="T6"><draw:g text:anchor-type="as-char" svg:y="-0.1102in" draw:z-index="171" draw:name="Shape171" draw:style-name="gr1276"><svg:title>TexMaths</svg:title><svg:desc>11§inline§g \neq f \implies \lnot g\le_x f§svg§600§FALSE§</svg:desc><draw:path draw:style-name="gr1277" draw:text-style-name="P84" svg:width="1.3134in" svg:height="0.126in" svg:x="0.0055in" svg:y="0.0075in" svg:viewBox="0 0 3337 321" svg:d="M1669 321c-557 0-1112 0-1669 0 0-107 0-214 0-321 1112 0 2225 0 3337 0 0 107 0 214 0 321-556 0-1112 0-1668 0z"><text:p/></draw:path><draw:path draw:style-name="gr1278" draw:text-style-name="P85" svg:width="0.0697in" svg:height="0.098in" svg:x="0in" svg:y="0.0429in" svg:viewBox="0 0 178 250" svg:d="M177 25c0-2 1-4 1-6 0-7-4-11-11-11-4 0-14 3-16 16-7-14-20-24-37-24-44 0-91 54-91 110 0 38 23 61 52 61 22 0 41-18 44-22h1c-9 34-9 34-13 51-1 4-15 41-55 41-8 0-21 0-32-3 12-3 16-14 16-20s-4-14-15-14c-8 0-21 8-21 23 0 16 14 23 52 23 48 0 76-29 82-53 15-57 29-114 43-172zM127 121c-3 10-11 20-20 28-8 6-20 13-31 13-20 0-25-20-25-35 0-19 11-64 21-84 11-19 27-34 44-34 25 0 30 31 30 33s-1 4-1 5c-6 25-12 50-18 74z"><text:p/></draw:path><draw:path draw:style-name="gr1278" draw:text-style-name="P85" svg:width="0.0756in" svg:height="0.1417in" svg:x="0.1394in" svg:y="0in" svg:viewBox="0 0 193 361" svg:d="M189 15c4-5 4-6 4-7 0-2-3-8-8-8s-6 2-9 8c-57 112-115 225-173 337-3 6-3 7-3 8 0 3 2 8 8 8 4 0 5-3 9-8 57-113 115-225 172-338z"><text:p/></draw:path><draw:path draw:style-name="gr1278" draw:text-style-name="P85" svg:width="0.1004in" svg:height="0.0358in" svg:x="0.1268in" svg:y="0.0528in" svg:viewBox="0 0 256 92" svg:d="M243 17c7 0 13 1 13-8 0-8-6-9-12-9-77 0-155 0-232 0-5 0-12 1-12 9 0 9 7 8 13 8 77 0 153 0 230 0zM244 92c6 0 12 0 12-9 0-8-6-8-13-8-77 0-153 0-230 0-6 0-13 0-13 8 0 9 7 9 12 9 77 0 155 0 232 0z"><text:p/></draw:path><draw:path draw:style-name="gr1278" draw:text-style-name="P85" svg:width="0.076in" svg:height="0.1382in" svg:x="0.2866in" svg:y="0.002in" svg:viewBox="0 0 194 352" svg:d="M122 118c11 0 22 0 33 0 8 0 12 0 12-8 0-4-4-4-11-4-11 0-21 0-32 0 3-14 6-30 8-44 2-8 8-36 10-40 3-8 10-13 18-13 2 0 12 0 18 6-16 2-21 16-21 21 0 9 8 14 15 14 11 0 22-8 22-24 0-17-18-26-34-26-14 0-38 7-49 45-3 8-4 12-13 61-9 0-18 0-26 0s-13 0-13 8c0 4 4 4 11 4 9 0 17 0 26 0-10 51-19 101-29 152-6 38-13 73-34 73-1 0-11 0-19-7 19-1 22-15 22-21 0-8-7-13-14-13-10 0-22 8-22 23 0 18 18 27 33 27 22 0 37-23 44-38 12-24 21-71 22-74 8-40 15-81 23-122z"><text:p/></draw:path><draw:path draw:style-name="gr1278" draw:text-style-name="P85" svg:width="0.1004in" svg:height="0.0358in" svg:x="0.463in" svg:y="0.0528in" svg:viewBox="0 0 256 92" svg:d="M243 17c7 0 13 1 13-8 0-8-6-9-12-9-77 0-155 0-232 0-5 0-12 1-12 9 0 9 7 8 12 8 77 0 154 0 231 0zM244 92c6 0 12 0 12-9 0-8-6-8-13-8-77 0-154 0-231 0-5 0-12 0-12 8 0 9 7 9 12 9 77 0 155 0 232 0z"><text:p/></draw:path><draw:path draw:style-name="gr1278" draw:text-style-name="P85" svg:width="0.1346in" svg:height="0.0835in" svg:x="0.5559in" svg:y="0.0287in" svg:viewBox="0 0 343 213" svg:d="M260 77c15 13 35 23 48 30-14 5-33 15-48 29-82 0-164 0-246 0-6 0-14 0-14 7 0 9 7 9 13 9 76 0 153 0 229 0-19 18-38 51-38 56s4 5 6 5c3 0 7 0 8-3 8-15 19-36 44-58 26-24 53-34 72-40 7-2 7-3 8-3 1-1 1-1 1-2s0-2 0-3c-1 0-1 0-2 0 0-1-1-1-8-4-52-15-91-50-112-92-4-8-5-8-11-8-2 0-6 0-6 4 0 6 19 39 38 57-76 0-153 0-229 0-6 0-13 1-13 8 0 9 8 8 14 8 82 0 164 0 246 0z"><text:p/></draw:path><draw:path draw:style-name="gr1278" draw:text-style-name="P85" svg:width="0.0846in" svg:height="0.0406in" svg:x="0.7921in" svg:y="0.0547in" svg:viewBox="0 0 216 104" svg:d="M216 14c0-13-1-14-15-14-62 0-124 0-187 0-6 0-14 0-14 8 0 7 8 7 14 7 62 0 125 0 186 0 0 25 0 50 0 74 0 8 0 15 8 15s8-7 8-15c0-25 0-49 0-75z"><text:p/></draw:path><draw:path draw:style-name="gr1278" draw:text-style-name="P85" svg:width="0.0693in" svg:height="0.098in" svg:x="0.8878in" svg:y="0.0429in" svg:viewBox="0 0 177 250" svg:d="M176 25c0-2 1-4 1-6 0-7-4-11-11-11-4 0-14 3-16 16-7-14-20-24-36-24-44 0-92 54-92 110 0 38 23 61 52 61 22 0 40-18 44-22h1c-9 34-9 34-13 51-1 4-15 41-55 41-8 0-21 0-31-3 11-3 15-14 15-20s-4-14-14-14c-9 0-21 8-21 23 0 16 14 23 51 23 48 0 77-29 82-53 14-57 29-114 43-172zM125 121c-2 10-11 20-19 28-8 6-20 13-31 13-20 0-25-20-25-35 0-19 11-64 22-84 9-19 26-34 42-34 26 0 31 31 31 33s-1 4-1 5c-6 25-12 50-19 74z"><text:p/></draw:path><draw:path draw:style-name="gr1278" draw:text-style-name="P85" svg:width="0.0929in" svg:height="0.1173in" svg:x="1.0185in" svg:y="0.0134in" svg:viewBox="0 0 237 299" svg:d="M229 17c4-3 8-5 8-9 0-5-4-8-8-8-2 0-6 2-7 2-71 34-143 67-214 102-7 3-8 5-8 8 0 4 2 6 8 9 71 33 143 68 214 101 5 2 6 2 7 2 4 0 8-3 8-8 0-3-2-5-8-9-67-32-135-63-203-95 68-32 136-63 203-95zM223 299c7 0 14 0 14-8s-8-8-15-8c-69 0-138 0-208 0-5 0-14 0-14 8s8 8 14 8c70 0 140 0 209 0z"><text:p/></draw:path><draw:path draw:style-name="gr1278" draw:text-style-name="P85" svg:width="0.0567in" svg:height="0.0476in" svg:x="1.1291in" svg:y="0.0846in" svg:viewBox="0 0 145 122" svg:d="M55 92c-3 8-12 23-26 23-5-1-9 0-15-4 11-3 12-13 12-15 0-6-4-10-11-10s-15 7-15 17c0 13 15 19 29 19 12 0 23-7 30-18 6 14 21 18 32 18 31 0 48-34 48-40 0-5-4-5-5-5-3 0-4 2-5 6-6 18-21 32-37 32-11 0-16-7-16-18 0-7 7-31 14-62 5-21 18-27 27-27 4 1 8 0 14 4-9 2-12 10-12 14 0 7 4 10 11 10 6 0 15-4 15-16 0-14-17-20-28-20-14 0-25 10-30 20-6-11-18-20-33-20-30 0-47 34-47 42 0 3 3 3 4 3 3 0 3-1 6-4 6-21 23-33 36-33 9 0 16 5 16 18 0 5-3 19-5 28-3 12-6 25-9 38z"><text:p/></draw:path><draw:path draw:style-name="gr1278" draw:text-style-name="P85" svg:width="0.076in" svg:height="0.1382in" svg:x="1.2508in" svg:y="0.002in" svg:viewBox="0 0 194 352" svg:d="M122 118c11 0 22 0 33 0 8 0 12 0 12-8 0-4-4-4-11-4-11 0-21 0-32 0 3-14 6-30 8-44 2-8 8-36 10-40 3-8 10-13 18-13 2 0 12 0 18 6-16 2-21 16-21 21 0 9 8 14 15 14 11 0 22-8 22-24 0-17-18-26-34-26-14 0-38 7-49 45-3 8-4 12-13 61-9 0-18 0-26 0s-13 0-13 8c0 4 4 4 11 4 9 0 17 0 26 0-10 51-19 101-29 152-6 38-13 73-34 73-1 0-11 0-19-7 19-1 22-15 22-21 0-8-7-13-14-13-10 0-22 8-22 23 0 18 18 27 33 27 22 0 37-23 44-38 12-24 21-71 22-74 8-40 15-81 23-122z"><text:p/></draw:path></draw:g></text:span><text:span text:style-name="T6"><text:s/>ולפי הגדרת איבר מקסימלי באופן שקול </text:span><text:span text:style-name="T6"><draw:g text:anchor-type="as-char" svg:y="-0.1075in" draw:z-index="172" draw:name="Shape172" draw:style-name="gr1276"><svg:title>TexMaths</svg:title><svg:desc>11§inline§f§svg§600§FALSE§</svg:desc><draw:path draw:style-name="gr1277" draw:text-style-name="P84" svg:width="0.0673in" svg:height="0.1217in" svg:x="0.0004in" svg:y="0.0075in" svg:viewBox="0 0 172 310" svg:d="M0 0c57 0 115 0 172 0 0 103 0 207 0 310-57 0-115 0-172 0 0-103 0-207 0-310z"><text:p/></draw:path><draw:path draw:style-name="gr1278" draw:text-style-name="P8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איבר מקסימלי ב־</text:span><text:span text:style-name="T6"><draw:g text:anchor-type="as-char" svg:y="-0.0673in" draw:z-index="173" draw:name="Shape173" draw:style-name="gr1276"><svg:title>TexMaths</svg:title><svg:desc>11§inline§x_0§svg§600§FALSE§</svg:desc><draw:path draw:style-name="gr1277" draw:text-style-name="P84" svg:width="0.1252in" svg:height="0.0756in" svg:x="0.0039in" svg:y="0.0083in" svg:viewBox="0 0 319 193" svg:d="M161 193c-54 0-107 0-161 0 0-64 0-129 0-193 107 0 212 0 319 0 0 64 0 129 0 193-53 0-105 0-158 0z"><text:p/></draw:path><draw:path draw:style-name="gr1278" draw:text-style-name="P85" svg:width="0.0756in" svg:height="0.0677in" svg:x="0.0004in" svg:y="0.0004in" svg:viewBox="0 0 193 173" svg:d="M118 54c2-10 11-45 38-45 2 0 11 0 19 4-10 2-18 12-18 21 0 7 4 13 15 13 8 0 21-6 21-22 0-19-24-25-37-25-22 0-35 21-40 30-9-26-30-30-41-30-41 0-63 50-63 59 0 4 3 3 5 4 3 0 4 0 5-4 13-40 39-50 52-50 7 0 21 3 21 25 0 12-7 38-21 91-7 24-20 40-37 40-2 0-12 0-19-5 10-3 18-10 18-21 0-9-8-12-14-12-12 0-22 8-22 21 0 17 20 25 36 25 26 0 40-27 41-29 4 15 19 29 42 29 39 0 61-49 61-57 0-5-3-5-4-5-3 0-4 2-5 5-13 39-39 49-51 49-15 0-22-12-22-25 0-9 2-17 7-33 4-18 8-35 13-53z"><text:p/></draw:path><draw:path draw:style-name="gr1278" draw:text-style-name="P85" svg:width="0.0488in" svg:height="0.0717in" svg:x="0.0878in" svg:y="0.0201in" svg:viewBox="0 0 125 183" svg:d="M125 92c0-29-3-50-16-69-8-13-24-23-46-23-63 0-63 73-63 92 0 20 0 91 63 91 62 0 62-71 62-91zM63 175c-12 0-29-8-34-30-5-14-5-36-5-56s0-41 5-55c5-21 23-27 34-27 14 0 28 10 33 25 4 14 5 33 5 57 0 20 0 40-4 55-6 26-23 31-34 31z"><text:p/></draw:path></draw:g></text:span><text:span text:style-name="T6">, המהווה פסוק אמת בהתאם להנחה </text:span><draw:g text:anchor-type="as-char" svg:y="-0.1043in" draw:z-index="174" draw:name="Shape174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<text:h text:style-name="P3" text:outline-level="3">סעיף (ב)</text:h>
      <text:p text:style-name="P70"><text:span text:style-name="T64">יהיו קבוצות סדורות </text:span><draw:g text:anchor-type="as-char" svg:y="-0.1134in" draw:z-index="179" draw:name="Shape175" draw:style-name="gr1276"><svg:title>TexMaths</svg:title><svg:desc>11§inline§\la A, \le_A \ra, \la B, \le_B \ra§svg§600§FALSE§</svg:desc><draw:path draw:style-name="gr1277" draw:text-style-name="P84" svg:width="1.0843in" svg:height="0.1358in" svg:x="0.0004in" svg:y="0.0071in" svg:viewBox="0 0 2755 346" svg:d="M1378 346c-459 0-918 0-1378 0 0-116 0-230 0-346 919 0 1836 0 2755 0 0 116 0 230 0 346-459 0-918 0-1377 0z"><text:p/></draw:path><draw:path draw:style-name="gr1278" draw:text-style-name="P85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278" draw:text-style-name="P85" svg:width="0.1039in" svg:height="0.1079in" svg:x="0.0571in" svg:y="0.0043in" svg:viewBox="0 0 265 275" svg:d="M56 231c-15 26-31 31-47 32-6 1-9 1-9 8 0 2 2 4 6 4 9 0 22-1 33-1 13 0 26 1 38 1 2 0 8 0 8-7 0-4-4-5-7-5-9 0-17-3-17-13 0-4 2-9 5-14 10-17 19-32 29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1278" draw:text-style-name="P85" svg:width="0.0173in" svg:height="0.0453in" svg:x="0.1791in" svg:y="0.0972in" svg:viewBox="0 0 45 116" svg:d="M45 41c0-26-10-41-25-41-12 0-20 10-20 21 0 10 8 20 20 20 4 0 10-1 13-5 1-1 1-1 2-1s1 0 1 6c0 28-13 51-26 64-4 4-4 5-4 6 0 2 2 5 4 5 4 0 35-30 35-75z"><text:p/></draw:path><draw:path draw:style-name="gr1278" draw:text-style-name="P85" svg:width="0.0921in" svg:height="0.1165in" svg:x="0.2465in" svg:y="0.0161in" svg:viewBox="0 0 235 297" svg:d="M229 17c3-3 6-5 6-9 0-5-3-8-7-8-2 0-6 2-7 2-71 34-142 67-213 101-7 4-8 6-8 9 0 4 2 6 8 9 71 33 142 66 213 99 5 2 6 2 7 2 4 0 7-3 7-7s-1-6-7-8c-67-32-136-64-203-95 69-32 136-64 204-95zM222 297c7 0 13 0 13-7 0-8-7-8-13-8-69 0-139 0-209 0-5 0-13 0-13 8 0 7 7 7 13 7 70 0 140 0 209 0z"><text:p/></draw:path><draw:path draw:style-name="gr1278" draw:text-style-name="P85" svg:width="0.0799in" svg:height="0.0756in" svg:x="0.3583in" svg:y="0.0598in" svg:viewBox="0 0 204 193" svg:d="M40 160c-9 15-18 22-34 23-3 0-6 0-6 5 0 4 2 5 3 5 8 0 17-1 23-1 9 0 20 1 29 1 1 0 6 0 6-7 0-3-5-3-6-3-2 0-11-1-11-8 0-3 2-9 3-11 8-11 15-22 22-33 26 0 52 0 77 0 3 14 5 30 7 45-1 2-2 7-19 7-3 0-6 0-6 5 0 1 0 5 4 5 8 0 26-1 34-1 6 0 11 0 17 0 4 0 11 1 15 1 3 0 6-3 6-6 0-4-4-4-8-4-16 0-17-2-18-9-7-56-15-111-23-166-1-7-1-8-6-8-6 0-7 2-9 6-33 51-67 102-100 154zM76 121c19-30 37-58 56-88 4 30 9 58 13 88-23 0-46 0-69 0z"><text:p/></draw:path><draw:path draw:style-name="gr1278" draw:text-style-name="P85" svg:width="0.0335in" svg:height="0.1512in" svg:x="0.4594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1278" draw:text-style-name="P85" svg:width="0.0173in" svg:height="0.0453in" svg:x="0.5232in" svg:y="0.0972in" svg:viewBox="0 0 45 116" svg:d="M45 41c0-26-9-41-24-41-13 0-21 10-21 21 0 10 8 20 21 20 4 0 10-1 13-5 1-1 1-1 2-1 0 2 1 0 1 6 0 28-14 51-26 64-4 4-4 5-4 6 0 2 2 5 3 5 4 0 35-30 35-75z"><text:p/></draw:path><draw:path draw:style-name="gr1278" draw:text-style-name="P85" svg:width="0.0335in" svg:height="0.1512in" svg:x="0.5941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278" draw:text-style-name="P85" svg:width="0.1079in" svg:height="0.1028in" svg:x="0.6433in" svg:y="0.0098in" svg:viewBox="0 0 275 262" svg:d="M45 232c-3 15-4 18-35 18-7 0-10 0-10 8 0 4 3 4 10 4 46 0 92 0 139 0 60 0 105-45 105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1278" draw:text-style-name="P85" svg:width="0.0173in" svg:height="0.0453in" svg:x="0.7728in" svg:y="0.0972in" svg:viewBox="0 0 45 116" svg:d="M45 41c0-26-10-41-24-41-13 0-21 10-21 21 0 10 8 20 21 20 4 0 10-1 13-5 1-1 1-1 2-1 0 2 1 0 1 6 0 28-14 51-26 64-4 4-4 5-4 6 0 2 2 5 3 5 4 0 35-30 35-75z"><text:p/></draw:path><draw:path draw:style-name="gr1278" draw:text-style-name="P85" svg:width="0.0929in" svg:height="0.1165in" svg:x="0.8398in" svg:y="0.0161in" svg:viewBox="0 0 237 297" svg:d="M229 17c4-3 8-5 8-9 0-5-4-8-8-8-2 0-6 2-7 2-71 34-143 67-214 101-7 4-8 6-8 9 0 4 2 6 8 9 71 33 143 66 214 99 5 2 6 2 7 2 4 0 8-3 8-7s-3-6-8-8c-67-32-135-64-203-95 68-32 136-64 203-95zM223 297c7 0 14 0 14-7 0-8-8-8-15-8-69 0-138 0-208 0-5 0-14 0-14 8 0 7 8 7 14 7 70 0 140 0 209 0z"><text:p/></draw:path><draw:path draw:style-name="gr1278" draw:text-style-name="P85" svg:width="0.0811in" svg:height="0.0724in" svg:x="0.9531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1278" draw:text-style-name="P85" svg:width="0.0339in" svg:height="0.1512in" svg:x="1.0587in" svg:y="0in" svg:viewBox="0 0 87 385" svg:d="M85 199c2-4 2-5 2-6 0-3 0-1-2-6-22-59-45-119-67-178-4-7-7-9-10-9-5 0-8 3-8 8 0 1 0 2 2 6 23 60 45 119 68 179-23 58-45 117-68 177-2 4-2 5-2 8 0 4 4 7 8 7 5 0 6-4 9-7 23-60 45-119 68-179z"><text:p/></draw:path></draw:g><text:span text:style-name="T26">, </text:span>נגדיר פונקציה <draw:g text:anchor-type="as-char" svg:y="-0.1098in" draw:z-index="175" draw:name="Shape176" draw:style-name="gr1276"><svg:title>TexMaths</svg:title><svg:desc>11§inline§h \colon A \to B§svg§600§FALSE§</svg:desc><draw:path draw:style-name="gr1277" draw:text-style-name="P84" svg:width="0.6469in" svg:height="0.0937in" svg:x="0.0004in" svg:y="0.0071in" svg:viewBox="0 0 1644 239" svg:d="M0 0c548 0 1096 0 1644 0 0 80 0 159 0 239-548 0-1096 0-1644 0 0-80 0-159 0-239z"><text:p/></draw:path><draw:path draw:style-name="gr1278" draw:text-style-name="P85" svg:width="0.0744in" svg:height="0.1059in" svg:x="0.0008in" svg:y="0.0035in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1278" draw:text-style-name="P85" svg:width="0.0157in" svg:height="0.0646in" svg:x="0.1106in" svg:y="0.0425in" svg:viewBox="0 0 41 165" svg:d="M41 21c0-12-10-21-21-21s-20 9-20 21c0 11 9 20 20 20s21-9 21-20zM41 145c0-11-10-20-21-20s-20 9-20 20c0 12 9 20 20 20s21-9 21-20z"><text:p/></draw:path><draw:path draw:style-name="gr1278" draw:text-style-name="P85" svg:width="0.1039in" svg:height="0.1075in" svg:x="0.1953in" svg:y="0in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1278" draw:text-style-name="P85" svg:width="0.1346in" svg:height="0.0783in" svg:x="0.3543in" svg:y="0.0307in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1278" draw:text-style-name="P85" svg:width="0.1083in" svg:height="0.1024in" svg:x="0.5469in" svg:y="0.0043in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text:span text:style-name="T6"><text:s/></text:span><text:span text:style-name="T1">שומרת סדר:</text:span></text:p>
      <text:p text:style-name="P10"><draw:g text:anchor-type="as-char" svg:y="-0.1134in" draw:z-index="176" draw:name="Shape177" draw:style-name="gr1276"><svg:title>TexMaths</svg:title><svg:desc>11§inline§\forall a_1, a_2 \in A. a_1 \le_A a_2 \iff h(a_1) \le_B h(a_2)§svg§600§FALSE§</svg:desc><draw:path draw:style-name="gr1277" draw:text-style-name="P84" svg:width="2.8256in" svg:height="0.1358in" svg:x="0.0083in" svg:y="0.0071in" svg:viewBox="0 0 7178 346" svg:d="M3589 346c-1196 0-2392 0-3589 0 0-116 0-230 0-346 2393 0 4785 0 7178 0 0 116 0 230 0 346-1196 0-2393 0-3589 0z"><text:p/></draw:path><draw:path draw:style-name="gr1278" draw:text-style-name="P85" svg:width="0.0846in" svg:height="0.1079in" svg:x="0.0004in" svg:y="0.0071in" svg:viewBox="0 0 216 275" svg:d="M213 14c3-4 3-4 3-6 0-5-4-8-8-8-6 0-8 4-9 9-11 28-22 56-33 85-38 0-78 0-116 0-11-29-22-57-33-85-2-6-4-9-9-9-4 0-8 3-8 8 0 1 0 1 2 6 32 84 65 169 97 252 2 6 3 9 9 9 5 0 6-4 9-7 32-84 65-169 96-254zM55 109c35 0 70 0 106 0-18 45-36 91-53 137-18-46-35-92-53-137z"><text:p/></draw:path><draw:path draw:style-name="gr1278" draw:text-style-name="P85" svg:width="0.0689in" svg:height="0.0685in" svg:x="0.0913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29-37 46-37 24 0 29 32 29 34s0 4-1 7c-6 24-12 49-19 74z"><text:p/></draw:path><draw:path draw:style-name="gr1278" draw:text-style-name="P85" svg:width="0.0386in" svg:height="0.0701in" svg:x="0.1772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1278" draw:text-style-name="P85" svg:width="0.0173in" svg:height="0.0453in" svg:x="0.2469in" svg:y="0.0972in" svg:viewBox="0 0 45 116" svg:d="M45 41c0-26-10-41-24-41-13 0-21 10-21 21 0 10 8 20 21 20 4 0 9-1 13-5 1-1 1-1 2-1 0 2 0 0 0 6 0 28-13 51-25 64-4 4-4 5-4 6 0 2 1 5 3 5 4 0 35-30 35-75z"><text:p/></draw:path><draw:path draw:style-name="gr1278" draw:text-style-name="P85" svg:width="0.0693in" svg:height="0.0685in" svg:x="0.3075in" svg:y="0.0453in" svg:viewBox="0 0 177 175" svg:d="M129 25c-7-14-18-25-35-25-46 0-94 57-94 113 0 37 21 62 52 62 7 0 26-1 50-29 3 16 17 29 34 29 15 0 24-9 29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1278" draw:text-style-name="P85" svg:width="0.0469in" svg:height="0.0701in" svg:x="0.3886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1278" draw:text-style-name="P85" svg:width="0.076in" svg:height="0.087in" svg:x="0.5051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278" draw:text-style-name="P85" svg:width="0.1039in" svg:height="0.1079in" svg:x="0.6413in" svg:y="0.0043in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278" draw:text-style-name="P85" svg:width="0.0157in" svg:height="0.0157in" svg:x="0.7634in" svg:y="0.0972in" svg:viewBox="0 0 41 41" svg:d="M41 21c0-12-10-21-21-21-12 0-20 9-20 21 0 11 8 20 20 20 11 0 21-9 21-20z"><text:p/></draw:path><draw:path draw:style-name="gr1278" draw:text-style-name="P85" svg:width="0.0693in" svg:height="0.0685in" svg:x="0.7988in" svg:y="0.0453in" svg:viewBox="0 0 177 175" svg:d="M129 25c-7-14-18-25-35-25-46 0-94 57-94 113 0 37 21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1278" draw:text-style-name="P85" svg:width="0.0382in" svg:height="0.0701in" svg:x="0.8846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1278" draw:text-style-name="P85" svg:width="0.0929in" svg:height="0.1165in" svg:x="0.9961in" svg:y="0.0161in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1278" draw:text-style-name="P85" svg:width="0.0803in" svg:height="0.0756in" svg:x="1.1079in" svg:y="0.0598in" svg:viewBox="0 0 205 193" svg:d="M41 160c-9 15-18 22-34 23-3 0-7 0-7 5 0 4 3 5 4 5 7 0 16-1 24-1s19 1 27 1c2 0 6 0 6-7 0-3-4-3-5-3-2 0-12-1-12-8 0-3 3-9 4-11 8-11 15-22 22-33 26 0 52 0 77 0 3 14 5 30 7 45-1 2-3 7-19 7-3 0-6 0-6 5 0 1 0 5 4 5 8 0 27-1 34-1 6 0 11 0 17 0 4 0 10 1 15 1 3 0 6-3 6-6 0-4-4-4-8-4-15 0-17-2-18-9-7-56-15-111-23-166-1-7-2-8-6-8-6 0-7 2-10 6-33 51-66 102-99 154zM77 121c19-30 37-58 56-88 5 30 9 58 13 88-23 0-46 0-69 0z"><text:p/></draw:path><draw:path draw:style-name="gr1278" draw:text-style-name="P85" svg:width="0.0693in" svg:height="0.0685in" svg:x="1.2496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1278" draw:text-style-name="P85" svg:width="0.0469in" svg:height="0.0701in" svg:x="1.3303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1278" draw:text-style-name="P85" svg:width="0.1346in" svg:height="0.0827in" svg:x="1.4846in" svg:y="0.0335in" svg:viewBox="0 0 343 211" svg:d="M330 152c7 0 13 0 13-8 0-9-6-9-13-9-81 0-164 0-245 0-17-13-37-23-50-29 15-6 33-16 50-29 81 0 164 0 245 0 7 0 13-1 13-9 0-9-6-7-13-7-76 0-153 0-229 0 19-18 39-52 39-57 0-4-5-4-7-4-3 0-5 0-8 3-7 15-18 36-44 58-26 24-52 34-72 39-7 2-7 3-8 3-1 2-1 2-1 3s0 2 1 3h1c0 1 1 1 8 3 53 16 91 51 113 93 5 6 5 6 10 6 2 0 7 0 7-3 0-4-19-38-39-56 76 0 153 0 229 0z"><text:p/></draw:path><draw:path draw:style-name="gr1278" draw:text-style-name="P85" svg:width="0.1346in" svg:height="0.0827in" svg:x="1.6114in" svg:y="0.0335in" svg:viewBox="0 0 343 211" svg:d="M260 77c15 13 35 23 48 29-14 6-33 16-48 29-83 0-164 0-247 0-6 0-13 0-13 9 0 8 7 8 13 8 76 0 153 0 229 0-19 18-38 52-38 56 0 3 4 3 6 3 3 0 7 0 8-3 8-13 19-34 44-56 26-24 53-34 72-40 7-2 7-3 8-3 1-1 1-2 1-3s0-1-1-3h-1c0-1-1-1-8-3-52-15-91-50-113-92-3-8-4-8-10-8-2 0-6 0-6 4 0 5 19 39 38 57-76 0-153 0-229 0-6 0-13-2-13 7 0 8 7 9 13 9 83 0 164 0 247 0z"><text:p/></draw:path><draw:path draw:style-name="gr1278" draw:text-style-name="P85" svg:width="0.0744in" svg:height="0.1063in" svg:x="1.848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8-28 5-15 23-61 23-83 0-26-16-42-44-42-26 0-43 12-57 30 9-41 19-82 29-123z"><text:p/></draw:path><draw:path draw:style-name="gr1278" draw:text-style-name="P85" svg:width="0.035in" svg:height="0.1512in" svg:x="1.9425in" svg:y="0in" svg:viewBox="0 0 90 385" svg:d="M90 381c0-1 0-1-6-8-49-49-61-122-61-180 0-67 14-135 62-182 5-5 5-5 5-7 0-3-2-4-4-4-3 0-39 26-62 76-18 42-24 85-24 117 0 29 4 76 26 120 24 47 57 72 60 72 2 0 4-1 4-4z"><text:p/></draw:path><draw:path draw:style-name="gr1278" draw:text-style-name="P85" svg:width="0.0693in" svg:height="0.0685in" svg:x="1.9925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1278" draw:text-style-name="P85" svg:width="0.0382in" svg:height="0.0701in" svg:x="2.0787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1278" draw:text-style-name="P85" svg:width="0.0346in" svg:height="0.1512in" svg:x="2.1441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0929in" svg:height="0.1165in" svg:x="2.2496in" svg:y="0.0161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1278" draw:text-style-name="P85" svg:width="0.0811in" svg:height="0.0724in" svg:x="2.363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4 18 34 29 0 22-24 46-60 46-15 0-30 0-45 0zM62 175c-8 0-8 0-8-3 0-2 0-1 1-6 7-25 12-49 19-74 18 0 38 0 57 0 25 0 35 17 35 34 0 26-27 49-60 49-15 0-30 0-44 0z"><text:p/></draw:path><draw:path draw:style-name="gr1278" draw:text-style-name="P85" svg:width="0.0744in" svg:height="0.1063in" svg:x="2.5106in" svg:y="0.0071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3 9-4 13-4 21 0 19 13 32 32 32 36 0 50-56 50-60 0-3-4-3-5-3-3 0-3 1-6 7-5 20-17 47-39 47-7 0-9-3-9-12 0-10 3-19 7-28 6-15 24-61 24-83 0-26-17-42-45-42-25 0-43 12-58 30 10-41 21-82 31-123z"><text:p/></draw:path><draw:path draw:style-name="gr1278" draw:text-style-name="P85" svg:width="0.0346in" svg:height="0.1512in" svg:x="2.6051in" svg:y="0in" svg:viewBox="0 0 89 385" svg:d="M89 381c0-1 0-1-6-8-48-49-61-122-61-180 0-67 15-135 63-182 4-5 4-5 4-7 0-3-1-4-3-4-5 0-39 26-62 76-20 42-24 85-24 117 0 29 4 76 25 120 23 47 56 72 61 72 2 0 3-1 3-4z"><text:p/></draw:path><draw:path draw:style-name="gr1278" draw:text-style-name="P85" svg:width="0.0693in" svg:height="0.0685in" svg:x="2.6551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278" draw:text-style-name="P85" svg:width="0.0469in" svg:height="0.0701in" svg:x="2.7362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1278" draw:text-style-name="P85" svg:width="0.035in" svg:height="0.1512in" svg:x="2.8063in" svg:y="0in" svg:viewBox="0 0 90 385" svg:d="M90 193c0-30-4-76-25-120-24-48-57-73-61-73-2 0-4 2-4 4s0 2 8 9c37 38 59 99 59 180 0 65-14 133-61 181-6 6-6 6-6 7 0 2 2 4 4 4 4 0 39-26 62-76 20-41 24-84 24-116z"><text:p/></draw:path></draw:g></text:p>
      <text:p text:style-name="P71"><text:span text:style-name="T65">נוכיח ש־</text:span><draw:g text:anchor-type="as-char" svg:y="-0.1134in" draw:z-index="177" draw:name="Shape178" draw:style-name="gr1276"><svg:title>TexMaths</svg:title><svg:desc>11§inline§h§svg§600§FALSE§</svg:desc><draw:path draw:style-name="gr1277" draw:text-style-name="P84" svg:width="0.0665in" svg:height="0.0906in" svg:x="0.0004in" svg:y="0.0071in" svg:viewBox="0 0 170 231" svg:d="M0 0c56 0 114 0 170 0 0 77 0 154 0 231-56 0-114 0-170 0 0-77 0-154 0-231z"><text:p/></draw:path><draw:path draw:style-name="gr1278" draw:text-style-name="P8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pan text:style-name="T27"> המוגדרת באופן לפי </text:span><text:span text:style-name="T27"><draw:g text:anchor-type="as-char" svg:y="-0.1134in" draw:z-index="178" draw:name="Shape179" draw:style-name="gr1276"><svg:title>TexMaths</svg:title><svg:desc>11§inline§h \colon X \to (Y \to X), h = \lambda x \in X. \lambda y \in Y. x§svg§600§FALSE§</svg:desc><draw:path draw:style-name="gr1277" draw:text-style-name="P84" svg:width="2.6374in" svg:height="0.1354in" svg:x="0.0004in" svg:y="0.0071in" svg:viewBox="0 0 6700 345" svg:d="M0 0c2233 0 4467 0 6700 0 0 115 0 230 0 345-2233 0-4467 0-6700 0 0-115 0-230 0-345z"><text:p/></draw:path><draw:path draw:style-name="gr1278" draw:text-style-name="P85" svg:width="0.0744in" svg:height="0.1059in" svg:x="0.0008in" svg:y="0.0075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278" draw:text-style-name="P85" svg:width="0.0157in" svg:height="0.065in" svg:x="0.1106in" svg:y="0.048in" svg:viewBox="0 0 41 166" svg:d="M41 20c0-11-10-20-21-20-12 0-20 9-20 20s8 21 20 21c11 0 21-10 21-21zM41 145c0-11-10-21-21-21-12 0-20 10-20 21s8 21 20 21c11 0 21-10 21-21z"><text:p/></draw:path><draw:path draw:style-name="gr1278" draw:text-style-name="P85" svg:width="0.1248in" svg:height="0.1031in" svg:x="0.1945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2 3 1 3 2 4 0 3-8 10-22 12-4 0-8 0-8 7 0 5 4 5 6 5 11 0 37-2 48-2 10 0 33 2 43 2 3 0 8 0 8-8 0-4-5-4-8-4-25-1-26-2-33-18-15-35-41-94-49-117 26-27 67-73 79-84 11-9 25-19 49-20 5 0 8 0 8-8-1-1 0-4-4-4-13 0-25 1-37 1-14 0-29-1-43-1-2 0-7 0-7 8 0 3 2 4 4 4 3 1 15 1 15 12 0 6-4 11-6 15-21 22-42 44-63 67z"><text:p/></draw:path><draw:path draw:style-name="gr1278" draw:text-style-name="P85" svg:width="0.1346in" svg:height="0.078in" svg:x="0.3791in" svg:y="0.0362in" svg:viewBox="0 0 343 199" svg:d="M301 108c-22 16-31 32-35 37-17 27-14 33-21 50 0 4 6 4 8 4 7 0 8 0 9-6 9-38 32-70 76-87 4-3 5-4 5-6s-2-4-3-4c-17-7-64-26-78-90-1-5-2-6-9-6-2 0-8 0-8 4 0 2 4 26 20 51 8 12 19 25 36 37-95 0-192 0-288 0-6 0-13 0-13 8s7 8 13 8c96 0 193 0 288 0z"><text:p/></draw:path><draw:path draw:style-name="gr1278" draw:text-style-name="P85" svg:width="0.035in" svg:height="0.1508in" svg:x="0.5799in" svg:y="0in" svg:viewBox="0 0 90 384" svg:d="M90 380c0-1 0-1-6-8-49-48-61-121-61-179 0-67 14-135 62-183 5-4 5-4 5-7 0-2-2-3-4-3-3 0-39 26-62 75-18 43-24 86-24 118 0 28 4 76 25 119 25 47 58 72 61 72 2 0 4-1 4-4z"><text:p/></draw:path><draw:path draw:style-name="gr1278" draw:text-style-name="P85" svg:width="0.1106in" svg:height="0.1031in" svg:x="0.6295in" svg:y="0.0098in" svg:viewBox="0 0 282 263" svg:d="M218 44c2-2 3-3 5-5 11-11 25-25 51-27 4 0 8 0 8-6 0-4-3-6-6-6-10 0-21 1-31 1-13 0-26-1-39-1-2 0-7 0-7 8 0 4 3 4 6 4 2 0 14 1 14 9 0 7-9 16-11 19-30 34-59 68-89 103-14-38-29-77-43-114-2-6-1-5-2-7 0-10 18-10 23-10s9 0 9-8c0-4-5-4-6-4-11 0-38 1-49 1-9 0-33-1-43-1-2 0-8 0-8 8 0 4 4 4 10 4 23 0 24 3 27 13 16 42 32 84 48 127 1 1 2 5 2 7 0 1-15 62-18 69-5 21-5 22-36 23-8 0-11 0-11 8 0 4 3 3 6 4 11 0 38-2 49-2s39 2 50 2c2 0 6 0 6-9 0-3-3-3-10-3-1 0-9 0-15-1-8-1-10-1-10-7 0-2 3-15 5-24 5-18 9-35 14-53 2-7 2-9 5-12 32-37 64-74 96-110z"><text:p/></draw:path><draw:path draw:style-name="gr1278" draw:text-style-name="P85" svg:width="0.1346in" svg:height="0.078in" svg:x="0.7969in" svg:y="0.0362in" svg:viewBox="0 0 343 199" svg:d="M301 108c-20 16-31 32-35 37-17 27-13 33-20 50 0 4 5 4 8 4 7 0 7 0 8-6 10-38 32-70 76-87 4-3 5-4 5-6s-2-4-3-4c-17-7-64-26-78-90-1-5-1-6-8-6-3 0-8 0-8 4 0 2 4 26 20 51 8 12 19 25 35 37-95 0-191 0-287 0-6 0-14 0-14 8s8 8 14 8c96 0 192 0 287 0z"><text:p/></draw:path><draw:path draw:style-name="gr1278" draw:text-style-name="P85" svg:width="0.1252in" svg:height="0.1031in" svg:x="0.987in" svg:y="0.0098in" svg:viewBox="0 0 319 263" svg:d="M177 106c-11-27-21-52-32-77-1-4-2-5-2-6 0-2 7-9 23-11 3 0 8 0 8-6s-5-6-7-6c-15 0-32 1-48 1-10 0-33-1-43-1-2 0-7 0-7 8 0 4 4 4 9 4 23 0 25 5 29 12 15 37 29 72 45 108-28 29-54 58-82 87-1 1-3 2-4 3-20 21-37 28-57 29-6 0-9 0-9 8 2 2 0 4 6 4 11 0 24-2 36-2 14 0 30 2 43 2 2 0 7 0 7-9 0-3-4-3-5-3-3-1-15-1-15-12 0-7 6-12 11-18 13-13 26-27 39-40 11-14 23-26 34-38 13 31 27 61 40 92 1 3 1 3 2 4 0 3-8 10-23 12-4 0-8 0-8 7 0 5 5 5 6 5 11 0 38-2 49-2 9 0 33 2 43 2 2 0 7 0 7-8 0-4-4-4-7-4-26-1-26-2-33-18-15-35-41-94-50-117 26-27 67-73 80-84 11-9 25-19 48-20 6 0 9 0 9-8-2-1 0-4-5-4-11 0-25 1-37 1-14 0-28-1-43-1-2 0-6 0-6 8 0 3 1 4 4 4 3 1 16 1 16 12 0 6-5 11-8 15-21 22-42 44-63 67z"><text:p/></draw:path><draw:path draw:style-name="gr1278" draw:text-style-name="P85" svg:width="0.0346in" svg:height="0.1508in" svg:x="1.1303in" svg:y="0in" svg:viewBox="0 0 89 384" svg:d="M89 193c0-30-4-77-25-120-23-48-56-73-61-73-2 0-3 1-3 3 0 3 0 3 7 10 38 38 60 99 60 180 0 65-14 132-63 181-4 5-4 5-4 6 0 3 1 4 3 4 5 0 39-26 62-75 20-43 24-85 24-116z"><text:p/></draw:path><draw:path draw:style-name="gr1278" draw:text-style-name="P85" svg:width="0.0177in" svg:height="0.0453in" svg:x="1.1933in" svg:y="0.0972in" svg:viewBox="0 0 46 116" svg:d="M46 41c0-26-10-41-25-41-13 0-21 10-21 21 0 10 8 21 21 21 4 0 10-2 13-6 1-1 1-1 2-1 0 2 1 0 1 6 0 28-13 51-26 65-4 3-4 4-4 5 0 4 2 5 4 5 3 0 35-30 35-75z"><text:p/></draw:path><draw:path draw:style-name="gr1278" draw:text-style-name="P85" svg:width="0.074in" svg:height="0.1059in" svg:x="1.2567in" svg:y="0.0075in" svg:viewBox="0 0 189 270" svg:d="M89 3c-1-1 0-3-4-3-9 0-38 2-48 3-3 0-7 1-7 8 0 4 3 4 10 4 17 0 18 4 18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1278" draw:text-style-name="P85" svg:width="0.1008in" svg:height="0.035in" svg:x="1.3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748in" svg:height="0.1063in" svg:x="1.5465in" svg:y="0.0075in" svg:viewBox="0 0 191 271" svg:d="M118 154c15 40 34 99 40 108 6 8 10 8 20 8 4 0 6 0 9 0 4 0 4-2 4-4 0-1-1-2-2-3-3-4-6-10-9-17-26-73-52-147-79-220-7-22-28-26-47-26-1 0-7 0-7 3 0 4 3 4 4 5 13 2 15 4 25 31 12 34 25 69 37 104-35 35-71 69-106 105-5 4-7 6-7 12s4 11 11 11c6 0 10-5 13-8 31-36 63-73 94-109z"><text:p/></draw:path><draw:path draw:style-name="gr1278" draw:text-style-name="P85" svg:width="0.0756in" svg:height="0.0681in" svg:x="1.6315in" svg:y="0.0453in" svg:viewBox="0 0 193 174" svg:d="M119 54c2-10 11-46 37-46 2 0 12 0 20 5-11 2-19 12-19 21 0 7 5 13 16 13 7 0 20-6 20-22 0-19-22-25-36-25-23 0-36 20-40 29-10-26-31-29-42-29-41 0-63 50-63 59 0 4 5 4 6 4 2 0 3-1 4-5 13-40 39-50 52-50 7 0 21 4 21 26 0 12-7 38-21 92-6 24-20 40-37 40-2 0-11 0-19-5 10-2 18-10 18-21 0-10-8-13-14-13-12 0-22 10-22 22 0 17 20 25 37 25 26 0 39-26 40-29 6 15 19 29 42 29 41 0 63-50 63-59 0-4-5-4-6-4-3 0-3 1-4 5-14 40-40 50-52 50-15 0-21-13-21-25 0-9 2-18 7-34 4-18 8-35 13-53z"><text:p/></draw:path><draw:path draw:style-name="gr1278" draw:text-style-name="P85" svg:width="0.076in" svg:height="0.087in" svg:x="1.7689in" svg:y="0.0307in" svg:viewBox="0 0 194 222" svg:d="M179 120c7 0 15 0 15-8 0-7-8-7-15-7-55 0-109 0-164 0 6-52 50-88 104-88 20 0 41 0 60 0 7 0 15-2 15-9 0-8-8-8-15-8-19 0-40 0-60 0-66 0-119 51-119 112 0 62 53 110 119 110 20 0 41 0 60 0 7 0 15 0 15-7 0-8-8-7-15-7-19 0-40 0-60 0-54 0-98-36-104-88 55 0 109 0 164 0z"><text:p/></draw:path><draw:path draw:style-name="gr1278" draw:text-style-name="P85" svg:width="0.1252in" svg:height="0.1031in" svg:x="1.9043in" svg:y="0.0098in" svg:viewBox="0 0 319 263" svg:d="M177 106c-11-27-22-52-33-77-1-4-1-5-1-6 0-2 7-9 22-11 4 0 8 0 8-6s-5-6-6-6c-15 0-32 1-48 1-10 0-34-1-43-1-3 0-8 0-8 8 0 4 5 4 9 4 23 0 26 5 30 12 15 37 29 72 45 108-28 29-54 58-82 87-2 1-3 2-5 3-19 21-36 28-56 29-6 0-9 0-9 8 2 2 0 4 6 4 11 0 24-2 36-2 14 0 28 2 43 2 2 0 6 0 6-9 0-3-3-3-4-3-3-1-15-1-15-12 0-7 5-12 11-18 13-13 25-27 38-40 12-14 23-26 35-38 13 31 27 61 40 92 1 3 1 3 1 4 0 3-7 10-22 12-4 0-8 0-8 7 0 5 5 5 6 5 11 0 38-2 48-2s34 2 43 2c3 0 8 0 8-8 0-4-4-4-7-4-26-1-26-2-33-18-15-35-42-94-50-117 26-27 67-73 79-84 11-9 26-19 49-20 5 0 9 0 9-8-2-1 0-4-5-4-11 0-25 1-37 1-14 0-28-1-43-1-2 0-7 0-7 8 0 3 2 4 5 4 3 1 16 1 16 12 0 6-5 11-8 15-21 22-42 44-63 67z"><text:p/></draw:path><draw:path draw:style-name="gr1278" draw:text-style-name="P85" svg:width="0.0157in" svg:height="0.0161in" svg:x="2.0429in" svg:y="0.0972in" svg:viewBox="0 0 41 42" svg:d="M41 21c0-11-9-21-20-21-12 0-21 10-21 21s9 21 21 21c11 0 20-10 20-21z"><text:p/></draw:path><draw:path draw:style-name="gr1278" draw:text-style-name="P85" svg:width="0.0748in" svg:height="0.1063in" svg:x="2.0799in" svg:y="0.0075in" svg:viewBox="0 0 191 271" svg:d="M118 154c15 40 34 99 40 108 6 8 10 8 20 8 4 0 6 0 9 0 4 0 4-2 4-4 0-1-1-2-2-3-3-4-5-10-9-17-26-73-52-147-79-220-7-22-28-26-46-26-2 0-8 0-8 3 0 4 3 4 4 5 13 2 15 4 25 31 12 34 25 69 37 104-35 35-71 69-106 105-5 4-7 6-7 12s6 11 12 11 9-5 12-8c31-36 63-73 94-109z"><text:p/></draw:path><draw:path draw:style-name="gr1278" draw:text-style-name="P85" svg:width="0.0697in" svg:height="0.0972in" svg:x="2.1654in" svg:y="0.0453in" svg:viewBox="0 0 178 248" svg:d="M176 23c2-5 2-5 2-9 0-6-5-10-12-10-3 0-10 3-13 8-1 2-3 14-6 21-2 10-5 20-7 31-6 23-12 46-18 69-1 6-17 33-43 33-20 0-24-17-24-32 0-17 7-40 20-75 5-16 8-20 8-28 0-17-14-31-32-31-37 0-51 56-51 59 0 4 3 4 4 4 4 0 5-1 6-7 11-36 26-48 40-48 3 0 9 0 9 13 0 9-4 20-6 26-16 41-23 63-23 82 0 34 24 45 47 45 15 0 29-7 40-17-6 20-10 38-26 58-10 13-25 25-43 25-5 0-23-2-29-16 6 0 12 0 17-5 4-4 8-9 8-16 0-11-11-13-14-13-9 0-22 6-22 25 0 18 16 33 40 33 40 0 81-36 91-77 12-50 25-99 37-148z"><text:p/></draw:path><draw:path draw:style-name="gr1278" draw:text-style-name="P85" svg:width="0.076in" svg:height="0.087in" svg:x="2.2957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278" draw:text-style-name="P85" svg:width="0.1102in" svg:height="0.1031in" svg:x="2.4323in" svg:y="0.0098in" svg:viewBox="0 0 281 263" svg:d="M217 44c2-2 3-3 5-5 12-11 26-25 51-27 4 0 8 0 8-6 0-4-2-6-5-6-10 0-21 1-32 1-13 0-26-1-38-1-2 0-8 0-8 8 0 4 4 4 7 4 2 0 13 1 13 9 0 7-9 16-10 19-30 34-61 68-90 103-15-38-28-77-42-114-3-6-2-5-3-7 0-10 19-10 23-10 5 0 10 0 10-8 0-4-6-4-7-4-11 0-37 1-48 1-10 0-34-1-43-1-2 0-8 0-8 8 0 4 4 4 9 4 23 0 25 3 28 13 16 42 32 84 48 127 0 1 1 5 1 7 0 1-16 62-17 69-5 21-5 22-36 23-8 0-11 0-11 8 0 4 4 4 6 4 11 0 37-2 48-2s38 2 49 2c4 0 8 0 8-9 0-3-3-3-11-3-1 0-8 0-14-1-9-1-11-1-11-7 0-2 3-15 5-24 5-18 9-35 14-53 2-7 3-9 5-12 32-37 64-74 96-110z"><text:p/></draw:path><draw:path draw:style-name="gr1278" draw:text-style-name="P85" svg:width="0.0161in" svg:height="0.0161in" svg:x="2.5366in" svg:y="0.0972in" svg:viewBox="0 0 42 42" svg:d="M42 21c0-11-10-21-21-21s-21 10-21 21 10 21 21 21 21-10 21-21z"><text:p/></draw:path><draw:path draw:style-name="gr1278" draw:text-style-name="P85" svg:width="0.0756in" svg:height="0.0681in" svg:x="2.5705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27"><text:s/>שומרת סדר</text:span><text:span text:style-name="T28"> (בעבור הקבוצות הסדורות </text:span><text:span text:style-name="T28"><draw:g text:anchor-type="as-char" svg:y="-0.1134in" draw:z-index="180" draw:name="Shape180" draw:style-name="gr1276"><svg:title>TexMaths</svg:title><svg:desc>11§inline§\la X, \le_X \ra, \la X \to Y, \preceq \ra§svg§600§FALSE§</svg:desc><draw:path draw:style-name="gr1277" draw:text-style-name="P84" svg:width="1.3598in" svg:height="0.1354in" svg:x="0.0004in" svg:y="0.0071in" svg:viewBox="0 0 3455 345" svg:d="M0 0c1152 0 2303 0 3455 0 0 115 0 230 0 345-1152 0-2303 0-3455 0 0-115 0-230 0-345z"><text:p/></draw:path><draw:path draw:style-name="gr1278" draw:text-style-name="P85" svg:width="0.0335in" svg:height="0.1508in" svg:x="0.0094in" svg:y="0in" svg:viewBox="0 0 86 384" svg:d="M84 14c2-4 2-4 2-6 0-5-3-8-8-8-3 0-7 2-9 9-23 58-45 118-68 177 0 2-1 4-1 7 0 0 0 1 1 5 23 60 45 119 68 177 1 4 4 9 9 9s8-3 8-7c0-2 0-3-2-7-24-60-46-119-69-177 23-60 45-119 69-179z"><text:p/></draw:path><draw:path draw:style-name="gr1278" draw:text-style-name="P85" svg:width="0.1252in" svg:height="0.1031in" svg:x="0.0559in" svg:y="0.0098in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0-18 14-13 26-27 39-40 12-14 23-26 35-38 13 31 27 61 40 92 1 3 1 3 1 4 0 3-7 10-22 12-5 0-8 0-8 7 0 5 5 5 6 5 11 0 38-2 48-2s34 2 44 2c2 0 7 0 7-8 0-4-4-4-7-4-26-1-26-2-33-18-15-35-42-94-50-117 26-27 67-73 79-84 12-9 26-19 49-20 6 0 9 0 9-8-2-1 0-4-5-4-11 0-25 1-37 1-14 0-28-1-43-1-2 0-7 0-7 8 0 3 2 4 5 4 3 1 16 1 16 12 0 6-5 11-8 15-21 22-42 44-63 67z"><text:p/></draw:path><draw:path draw:style-name="gr1278" draw:text-style-name="P85" svg:width="0.0173in" svg:height="0.0453in" svg:x="0.1945in" svg:y="0.0972in" svg:viewBox="0 0 45 116" svg:d="M45 41c0-26-10-41-24-41-13 0-21 10-21 21 0 10 8 21 21 21 4 0 9-2 13-6 1-1 1-1 2-1 0 2 0 0 0 6 0 28-12 51-25 65-4 3-4 4-4 5 0 4 1 5 3 5 4 0 35-30 35-75z"><text:p/></draw:path><draw:path draw:style-name="gr1278" draw:text-style-name="P85" svg:width="0.0925in" svg:height="0.1161in" svg:x="0.2614in" svg:y="0.0161in" svg:viewBox="0 0 236 296" svg:d="M229 17c4-3 7-5 7-9 0-5-3-8-7-8-2 0-6 1-7 2-71 33-143 66-214 100-7 4-8 7-8 9 0 5 2 7 8 9 71 33 143 66 214 99 5 3 6 3 7 3 4 0 7-4 7-7 0-5-2-7-7-9-67-31-136-63-203-95 67-32 136-63 203-94zM223 296c7 0 13 0 13-8 0-7-7-7-14-7-69 0-138 0-208 0-5 0-14 0-14 7 0 8 8 8 13 8 71 0 140 0 210 0z"><text:p/></draw:path><draw:path draw:style-name="gr1278" draw:text-style-name="P85" svg:width="0.0937in" svg:height="0.072in" svg:x="0.3728in" svg:y="0.0634in" svg:viewBox="0 0 239 184" svg:d="M136 80c9-8 17-16 26-25 35-34 46-44 70-46 3 0 7 0 7-6 0-3-4-3-5-3-7 0-16 1-25 1-7 0-24-1-31-1-2 0-5 0-5 6 1 1 0 3 4 3 2 1 9 1 9 8 0 3-5 7-7 11-2 1-36 35-47 45-9-18-18-36-26-53-2-1-3-2-3-3 0-3 6-7 15-8 2 0 6 0 6-6-2-1-1-3-5-3-6 0-12 0-18 0-5 0-12 1-17 1s-11 0-17-1c-4 0-10 0-14 0-1 0-6 0-6 6 0 3 4 3 8 3 15 0 18 3 20 9 12 24 25 48 37 73-4 5-10 10-14 16-6 5-19 17-23 22-33 33-44 44-68 45-5 0-7 0-7 7 0 1 0 3 3 3 8 0 18-1 26-1 4 0 11 0 15 0 5 1 11 1 15 1 3 0 7 0 7-6 0-4-3-4-6-4-2 0-7-1-7-7 0-4 3-7 9-13 18-19 36-36 55-54 11 21 22 42 33 64 1 2 1 2 1 3 0 3-5 6-15 7-2 0-5 0-5 7 1 1 0 3 4 3 6 0 12-1 19-1 5 0 11 0 18 0 4 0 11 0 15 0 4 1 10 1 14 1 2 0 7 0 7-6 0-4-5-4-9-4-15 0-16-3-19-8-14-28-29-57-44-86z"><text:p/></draw:path><draw:path draw:style-name="gr1278" draw:text-style-name="P85" svg:width="0.0335in" svg:height="0.1508in" svg:x="0.4917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1278" draw:text-style-name="P85" svg:width="0.0173in" svg:height="0.0453in" svg:x="0.5551in" svg:y="0.0972in" svg:viewBox="0 0 45 116" svg:d="M45 41c0-26-9-41-24-41-13 0-21 10-21 21 0 10 8 21 21 21 4 0 10-2 13-6 1-1 1-1 2-1 0 2 1 0 1 6 0 28-14 51-26 65-4 3-4 4-4 5 0 4 2 5 3 5 4 0 35-30 35-75z"><text:p/></draw:path><draw:path draw:style-name="gr1278" draw:text-style-name="P85" svg:width="0.0335in" svg:height="0.1508in" svg:x="0.6268in" svg:y="0in" svg:viewBox="0 0 86 384" svg:d="M85 14c1-4 1-4 1-6 0-5-3-8-8-8-3 0-5 2-9 9-22 58-45 118-67 177-1 2-2 4-2 7 0 0 0 1 2 5 22 60 45 119 67 177 2 4 4 9 9 9s8-3 8-7c0-2 0-3-1-7-23-60-47-119-70-177 23-60 47-119 70-179z"><text:p/></draw:path><draw:path draw:style-name="gr1278" draw:text-style-name="P85" svg:width="0.1252in" svg:height="0.1031in" svg:x="0.6728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6 4 12 0 24-2 36-2 14 0 29 2 43 2 3 0 7 0 7-9 0-3-3-2-4-3-4-1-16-1-16-12 0-7 6-12 10-18 14-13 27-27 40-40 11-14 23-26 34-38 13 31 27 61 40 92 1 3 1 3 2 4 0 3-8 10-23 12-5 0-8 0-8 7 0 5 5 5 7 5 10 0 37-2 48-2 10 0 33 2 43 2 2 0 7 0 7-8 0-4-4-4-7-4-25-1-26-2-33-18-15-35-41-94-49-117 26-27 66-73 79-84 11-9 25-19 48-20 6 0 9 0 9-8-2-1 0-4-5-4-11 0-25 1-37 1-14 0-28-1-43-1-2 0-6 0-6 8 0 3 1 4 4 4 3 1 15 1 15 12 0 6-4 11-7 15-21 22-42 44-63 67z"><text:p/></draw:path><draw:path draw:style-name="gr1278" draw:text-style-name="P85" svg:width="0.1346in" svg:height="0.078in" svg:x="0.8575in" svg:y="0.0362in" svg:viewBox="0 0 343 199" svg:d="M300 108c-21 16-30 32-34 37-17 27-14 33-21 50 0 4 5 4 8 4 7 0 7 0 9-6 9-38 32-70 75-87 5-3 6-4 6-6s-2-4-3-4c-18-7-64-26-78-90-2-5-2-6-9-6-3 0-8 0-8 4 0 2 4 26 20 51 8 12 19 25 35 37-95 0-191 0-287 0-6 0-13 0-13 8s7 8 13 8c96 0 192 0 287 0z"><text:p/></draw:path><draw:path draw:style-name="gr1278" draw:text-style-name="P85" svg:width="0.1102in" svg:height="0.1031in" svg:x="1.0488in" svg:y="0.0098in" svg:viewBox="0 0 281 263" svg:d="M217 44c2-2 3-3 5-5 12-11 24-25 51-27 4 0 8 0 8-6 0-4-3-6-6-6-10 0-21 1-31 1-13 0-26-1-38-1-4 0-8 0-8 8 0 4 3 4 5 4 4 0 15 1 15 9 0 7-9 16-11 19-30 34-60 68-89 103-15-38-29-77-43-114-2-6-1-5-2-7 0-10 18-10 23-10s9 0 9-8c0-4-5-4-6-4-11 0-38 1-48 1s-35-1-44-1c-3 0-7 0-7 8 0 4 3 4 9 4 23 0 24 3 27 13 17 42 32 84 49 127 0 1 1 5 1 7 0 1-16 62-18 69-4 21-5 22-36 23-8 0-10 0-10 8 0 4 4 4 5 4 10 0 38-2 49-2s38 2 49 2c3 0 7 0 7-9 0-3-3-3-10-3-1 0-9 0-15-1-8-1-10-1-10-7 0-2 3-15 5-24 5-18 9-35 13-53 3-7 3-9 6-12 32-37 64-74 96-110z"><text:p/></draw:path><draw:path draw:style-name="gr1278" draw:text-style-name="P85" svg:width="0.0173in" svg:height="0.0453in" svg:x="1.1531in" svg:y="0.0972in" svg:viewBox="0 0 45 116" svg:d="M45 41c0-26-10-41-24-41-13 0-21 10-21 21 0 10 8 21 21 21 4 0 9-2 13-6 1-1 1-1 2-1 0 2 0 0 0 6 0 28-12 51-25 65-4 3-4 4-4 5 0 4 1 5 3 5 4 0 35-30 35-75z"><text:p/></draw:path><draw:path draw:style-name="gr1278" draw:text-style-name="P85" svg:width="0.0925in" svg:height="0.1161in" svg:x="1.2205in" svg:y="0.0161in" svg:viewBox="0 0 236 296" svg:d="M112 111c64-11 97-35 113-67 8-14 11-32 11-35 0-7-4-9-7-9-7 0-8 6-9 11-11 69-89 92-209 92-3 0-11 0-11 8s5 8 20 8c39 1 80 3 119 14 72 22 79 63 81 81 1 4 3 8 9 8 3 0 7-3 7-8 0-3-2-40-37-68-24-18-53-28-87-35zM13 281c-6 0-13 0-13 7 0 8 7 8 13 8 71 0 140 0 210 0 7 0 13 0 13-8 0-7-6-7-13-7-70 0-139 0-210 0z"><text:p/></draw:path><draw:path draw:style-name="gr1278" draw:text-style-name="P85" svg:width="0.0335in" svg:height="0.1508in" svg:x="1.3346in" svg:y="0in" svg:viewBox="0 0 86 384" svg:d="M84 198c2-4 2-5 2-5 0-1 0-3-2-7-22-59-46-119-68-177-2-7-4-9-8-9-5 0-8 3-8 8 0 1 0 2 1 6 23 60 46 119 69 179-23 58-46 117-69 177-1 4-1 4-1 7 0 4 3 7 8 7 4 0 6-4 7-7 24-60 46-119 69-179z"><text:p/></draw:path></draw:g></text:span><text:span text:style-name="T28">) </text:span><text:span text:style-name="T27">. יהיו </text:span><text:span text:style-name="T27"><draw:g text:anchor-type="as-char" svg:y="-0.1035in" draw:z-index="181" draw:name="Shape181" draw:style-name="gr1276"><svg:title>TexMaths</svg:title><svg:desc>11§inline§x_1, x_2 \in X§svg§600§FALSE§</svg:desc><draw:path draw:style-name="gr1277" draw:text-style-name="P84" svg:width="0.6768in" svg:height="0.1165in" svg:x="0.0039in" svg:y="0.0071in" svg:viewBox="0 0 1720 297" svg:d="M861 297c-287 0-574 0-861 0 0-99 0-198 0-297 573 0 1147 0 1720 0 0 99 0 198 0 297-286 0-573 0-859 0z"><text:p/></draw:path><draw:path draw:style-name="gr1278" draw:text-style-name="P85" svg:width="0.0752in" svg:height="0.0681in" svg:x="0.0004in" svg:y="0.0366in" svg:viewBox="0 0 192 174" svg:d="M119 54c2-11 11-46 37-46 2 0 11 0 20 5-11 2-19 11-19 21 0 6 5 13 15 13 8 0 20-6 20-22 0-21-22-25-35-25-23 0-36 20-40 29-10-26-31-29-42-29-41 0-63 49-63 58 0 5 4 5 6 5s3-1 4-5c13-40 38-50 52-50 7 0 21 3 21 26 0 12-7 37-21 91-6 24-20 40-37 40-2 0-11 0-19-5 9-2 18-10 18-21 0-9-9-13-14-13-12 0-22 10-22 22 0 18 20 26 36 26 27 0 40-27 41-29 4 13 19 29 42 29 39 0 61-50 61-60 0-3-3-3-4-3-3 0-4 1-4 4-14 41-40 50-52 50-16 0-21-12-21-26 0-7 2-16 7-32 4-18 8-36 13-53z"><text:p/></draw:path><draw:path draw:style-name="gr1278" draw:text-style-name="P85" svg:width="0.0382in" svg:height="0.0701in" svg:x="0.0949in" svg:y="0.0563in" svg:viewBox="0 0 98 179" svg:d="M60 8c0-8 0-8-7-8-18 18-42 18-53 18 0 3 0 6 0 9 7 0 24 0 38-7 0 45 0 91 0 137 0 9 0 12-26 12-3 0-8 0-11 0 0 3 0 7 0 10 6 0 39-1 48-1s43 1 49 1c0-3 0-7 0-10-3 0-7 0-10 0-28 0-28-3-28-12 0-50 0-100 0-149z"><text:p/></draw:path><draw:path draw:style-name="gr1278" draw:text-style-name="P85" svg:width="0.0173in" svg:height="0.0449in" svg:x="0.1646in" svg:y="0.0862in" svg:viewBox="0 0 45 115" svg:d="M45 41c0-26-10-41-25-41-12 0-20 10-20 21 0 10 8 20 20 20 4 0 10-1 14-5 1-1 1-1 1-1 1 0 1 0 1 6 0 28-13 51-26 63-5 5-5 6-5 7 0 2 3 4 5 4 4 0 35-29 35-74z"><text:p/></draw:path><draw:path draw:style-name="gr1278" draw:text-style-name="P85" svg:width="0.0752in" svg:height="0.0681in" svg:x="0.2236in" svg:y="0.0366in" svg:viewBox="0 0 192 174" svg:d="M118 54c2-11 11-46 38-46 1 0 11 0 19 5-11 2-19 11-19 21 0 6 5 13 16 13 7 0 20-6 20-22 0-21-23-25-36-25-22 0-36 20-41 29-9-26-30-29-41-29-40 0-62 49-62 58 0 5 3 5 4 5 4 0 5-1 5-5 13-40 38-50 52-50 7 0 20 3 20 26 0 12-6 37-20 91-6 24-19 40-37 40-2 0-11 0-18-5 8-2 17-10 17-21 0-9-9-13-14-13-12 0-21 10-21 22 0 18 19 26 36 26 26 0 40-27 41-29 4 13 18 29 42 29 39 0 61-50 61-60 0-3-3-3-5-3-3 0-3 1-5 4-13 41-39 50-51 50-15 0-21-12-21-26 0-7 2-16 6-32 5-18 9-36 14-53z"><text:p/></draw:path><draw:path draw:style-name="gr1278" draw:text-style-name="P85" svg:width="0.0465in" svg:height="0.0701in" svg:x="0.3126in" svg:y="0.0563in" svg:viewBox="0 0 119 179" svg:d="M119 130c-4 0-6 0-9 0-1 6-3 22-7 24-2 2-23 2-27 2-17 0-33 0-50 0 29-25 38-33 54-45 20-17 39-33 39-58 0-33-29-53-63-53s-56 23-56 48c0 14 11 16 14 16 7 0 15-6 15-15 0-5-3-14-17-14 9-20 28-25 40-25 27 0 41 21 41 43 0 23-17 41-26 51-22 21-43 42-65 64-2 2-2 3-2 11 37 0 74 0 111 0 2-16 6-33 8-49z"><text:p/></draw:path><draw:path draw:style-name="gr1278" draw:text-style-name="P85" svg:width="0.076in" svg:height="0.087in" svg:x="0.4283in" svg:y="0.0217in" svg:viewBox="0 0 194 222" svg:d="M180 120c7 0 14 0 14-8s-7-8-14-8c-55 0-109 0-164 0 5-51 49-89 104-89 20 0 41 0 60 0 7 0 14 0 14-7 0-8-7-8-14-8-21 0-40 0-61 0-66 0-119 51-119 112 0 62 53 110 119 110 21 0 40 0 61 0 7 0 14 0 14-8s-7-8-14-8c-19 0-40 0-60 0-55 0-99-35-104-86 55 0 109 0 164 0z"><text:p/></draw:path><draw:path draw:style-name="gr1278" draw:text-style-name="P85" svg:width="0.1252in" svg:height="0.1024in" svg:x="0.5634in" svg:y="0.0004in" svg:viewBox="0 0 319 261" svg:d="M177 104c-11-25-21-50-32-75-1-4-2-5-2-6 0-2 7-10 23-11 3 0 8-1 8-8 0-4-5-4-7-4-15 0-32 1-48 1-10 0-33-1-43-1-2 0-7 0-7 8 0 4 4 4 9 4 23 0 25 4 29 12 15 36 29 72 45 108-28 28-54 57-82 85-1 3-3 4-4 5-19 21-37 26-57 27-5 1-9 1-9 8 0 1 0 4 5 4 13 0 25-1 37-1 14 0 29 1 43 1 2 0 7 0 7-7 0-4-4-5-5-5-3 0-16-1-16-11 0-6 7-13 11-17 14-13 27-28 40-41 11-13 23-25 34-37 13 29 27 60 40 90 1 4 1 4 2 5 0 4-8 10-23 11-5 1-8 1-8 8 0 4 5 4 6 4 11 0 38-1 49-1 9 0 33 1 43 1 2 0 7 0 7-6s-4-6-7-6c-26 0-26-1-33-16-15-36-41-95-51-118 27-27 68-72 80-83 12-10 26-19 49-20 6 0 9 0 9-8-2-1 0-4-6-4-11 0-24 1-36 1-14 0-28-1-43-1-2 0-6 0-6 8 0 3 1 4 4 4s15 1 15 12c0 6-4 10-7 13-21 22-42 44-63 67z"><text:p/></draw:path></draw:g></text:span><text:span text:style-name="T27">, </text:span><text:span text:style-name="T28">נוכיח </text:span><text:span text:style-name="T28"><draw:g text:anchor-type="as-char" svg:y="-0.1134in" draw:z-index="182" draw:name="Shape182" draw:style-name="gr1276"><svg:title>TexMaths</svg:title><svg:desc>11§inline§x_1 \le_X x_2 \iff h(x_1) \preceq h(x_2)§svg§600§FALSE§</svg:desc><draw:path draw:style-name="gr1277" draw:text-style-name="P84" svg:width="1.9705in" svg:height="0.1358in" svg:x="0.0039in" svg:y="0.0071in" svg:viewBox="0 0 5006 346" svg:d="M2504 346c-834 0-1669 0-2504 0 0-116 0-230 0-346 1668 0 3338 0 5006 0 0 116 0 230 0 346-833 0-1668 0-2502 0z"><text:p/></draw:path><draw:path draw:style-name="gr1278" draw:text-style-name="P85" svg:width="0.0752in" svg:height="0.0685in" svg:x="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278" draw:text-style-name="P85" svg:width="0.0382in" svg:height="0.0701in" svg:x="0.0949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1278" draw:text-style-name="P85" svg:width="0.0925in" svg:height="0.1165in" svg:x="0.2063in" svg:y="0.0161in" svg:viewBox="0 0 236 297" svg:d="M229 17c4-3 7-5 7-9 0-5-3-8-7-8-2 0-6 2-7 2-71 34-143 67-214 101-7 4-8 6-8 9 0 4 3 6 8 9 71 33 143 66 214 99 5 2 6 2 7 2 4 0 7-3 7-7s-1-6-7-8c-67-32-136-64-203-95 67-32 136-64 203-95zM223 297c7 0 13 0 13-7 0-8-7-8-14-8-69 0-138 0-208 0-5 0-14 0-14 8 0 7 8 7 14 7 70 0 140 0 209 0z"><text:p/></draw:path><draw:path draw:style-name="gr1278" draw:text-style-name="P85" svg:width="0.0937in" svg:height="0.0724in" svg:x="0.3173in" svg:y="0.0634in" svg:viewBox="0 0 239 185" svg:d="M136 81c9-8 18-16 27-25 34-34 45-45 69-46 3 0 7 0 7-6 0-3-3-3-4-4-8 0-17 1-26 1-7 0-24-1-31-1-2 0-5 1-5 7 1 1 0 3 4 3 2 0 9 1 9 7 0 4-5 8-7 11-2 2-36 35-46 46-9-18-19-35-27-53-2-1-2-3-2-4 0-3 5-7 15-7 1 0 5 0 5-6 0-1-1-4-4-4-7 0-13 1-19 1-5 0-12 0-17 0s-11 0-16 0-11-1-15-1c-1 0-6 0-6 7 0 3 4 3 8 3 15 0 18 2 20 8 13 25 25 49 38 74-5 5-10 10-15 16-6 4-18 16-23 22-33 33-44 44-68 45-4 0-7 0-7 6 0 1 1 4 3 4 8 0 18-1 26-1 4 0 11 0 16 0 4 0 10 1 15 1 2 0 6 0 6-6 0-4-3-4-6-4-2 0-7-1-7-7 0-4 3-7 9-14 18-19 36-36 55-54 11 21 22 43 33 65 1 2 1 2 2 3 0 2-6 6-15 7-3 0-6 0-6 6 0 1 0 4 4 4 6 0 13-1 19-1 5 0 12 0 18 0 4 0 11 0 15 0s11 1 15 1c1 0 6 0 6-7 0-3-3-3-8-3-16 0-17-3-20-8-14-28-29-57-44-86z"><text:p/></draw:path><draw:path draw:style-name="gr1278" draw:text-style-name="P85" svg:width="0.0752in" svg:height="0.0685in" svg:x="0.47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278" draw:text-style-name="P85" svg:width="0.0465in" svg:height="0.0701in" svg:x="0.5638in" svg:y="0.0661in" svg:viewBox="0 0 119 179" svg:d="M119 130c-4 0-6 0-9 0-1 5-3 22-8 24-2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1278" draw:text-style-name="P85" svg:width="0.1346in" svg:height="0.0827in" svg:x="0.7181in" svg:y="0.0335in" svg:viewBox="0 0 343 211" svg:d="M330 152c7 0 13 0 13-8 0-9-6-9-13-9-81 0-164 0-245 0-17-13-37-23-50-29 14-6 33-16 50-29 81 0 164 0 245 0 7 0 13-1 13-9 0-9-6-7-13-7-76 0-152 0-228 0 18-18 39-52 39-57 0-4-6-4-8-4-3 0-5 0-8 3-7 15-18 36-44 58-26 24-52 34-72 39-7 2-7 3-8 3-1 2-1 2-1 3s0 2 1 3h1c1 1 1 1 9 3 52 16 90 51 112 93 5 6 5 6 10 6 2 0 8 0 8-3 0-4-20-38-39-56 76 0 152 0 228 0z"><text:p/></draw:path><draw:path draw:style-name="gr1278" draw:text-style-name="P85" svg:width="0.1346in" svg:height="0.0827in" svg:x="0.8449in" svg:y="0.0335in" svg:viewBox="0 0 343 211" svg:d="M260 77c15 13 35 23 48 29-14 6-33 16-48 29-82 0-164 0-246 0-6 0-14 0-14 9 0 8 7 8 13 8 76 0 153 0 229 0-19 18-39 52-39 56 0 3 5 3 7 3 3 0 7 0 8-3 7-13 18-34 44-56 26-24 53-34 72-40 7-2 6-2 8-3 1-1 1-2 1-3s0-1 0-3h-1c-1-1-2-1-9-3-53-15-91-50-112-92-4-8-5-8-11-8-2 0-7 0-7 4 0 5 20 39 39 57-76 0-153 0-229 0-6 0-13-2-13 7 0 8 8 9 14 9 82 0 164 0 246 0z"><text:p/></draw:path><draw:path draw:style-name="gr1278" draw:text-style-name="P85" svg:width="0.0744in" svg:height="0.1063in" svg:x="1.0807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1278" draw:text-style-name="P85" svg:width="0.035in" svg:height="0.1512in" svg:x="1.1752in" svg:y="0in" svg:viewBox="0 0 90 385" svg:d="M90 381c0-1 0-1-6-8-49-49-61-122-61-180 0-67 14-135 62-182 5-5 5-5 5-7 0-3-2-4-4-4-4 0-39 26-61 76-20 42-25 85-25 117 0 29 4 76 26 120 23 47 56 72 60 72 2 0 4-1 4-4z"><text:p/></draw:path><draw:path draw:style-name="gr1278" draw:text-style-name="P85" svg:width="0.0752in" svg:height="0.0685in" svg:x="1.2236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278" draw:text-style-name="P85" svg:width="0.0382in" svg:height="0.0701in" svg:x="1.3181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1278" draw:text-style-name="P85" svg:width="0.0346in" svg:height="0.1512in" svg:x="1.3835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0925in" svg:height="0.1165in" svg:x="1.4886in" svg:y="0.0161in" svg:viewBox="0 0 236 297" svg:d="M112 112c64-12 97-36 113-67 8-14 11-33 11-36 0-6-4-9-7-9-7 0-8 7-9 11-11 69-89 92-209 94-3 0-11 0-11 7 0 8 5 8 20 8 39 0 80 3 119 14 72 21 79 64 81 80 1 4 3 8 9 8 3 0 7-2 7-8 0-3-2-40-37-68-25-18-54-27-87-34zM13 282c-6 0-13 0-13 8 0 7 7 7 13 7 69 0 140 0 209 0 7 0 14 0 14-7 0-8-7-8-14-8-69 0-140 0-209 0z"><text:p/></draw:path><draw:path draw:style-name="gr1278" draw:text-style-name="P85" svg:width="0.0744in" svg:height="0.1063in" svg:x="1.6449in" svg:y="0.0071in" svg:viewBox="0 0 190 271" svg:d="M90 4c0-1 0-4-5-4-9 0-38 3-48 3-3 1-7 1-7 8 0 6 4 6 10 6 18 0 18 2 18 6 0 2-1 6-1 8-19 74-37 147-56 220-1 6-1 7-1 9 0 9 8 11 11 11 7 0 12-5 14-10 2-10 6-20 8-30 3-11 5-22 9-33 2-9 4-17 6-26 0-2 4-15 4-18 2-3 13-24 26-35 9-6 21-13 37-13 17 0 21 13 21 26 0 21-14 64-24 86-3 9-4 13-4 21 0 19 13 32 32 32 36 0 50-56 50-60 0-3-4-3-5-3-4 0-4 1-6 7-5 20-17 47-39 47-7 0-9-3-9-12 0-10 3-19 6-28 7-15 25-61 25-83 0-26-16-42-45-42-25 0-43 12-58 30 10-41 21-82 31-123z"><text:p/></draw:path><draw:path draw:style-name="gr1278" draw:text-style-name="P85" svg:width="0.0346in" svg:height="0.1512in" svg:x="1.7394in" svg:y="0in" svg:viewBox="0 0 89 385" svg:d="M89 381c0-1 0-1-7-8-47-49-60-122-60-180 0-67 15-135 63-182 4-5 4-5 4-7 0-3-1-4-3-4-5 0-39 26-62 76-20 42-24 85-24 117 0 29 4 76 25 120 23 47 56 72 61 72 2 0 3-1 3-4z"><text:p/></draw:path><draw:path draw:style-name="gr1278" draw:text-style-name="P85" svg:width="0.0752in" svg:height="0.0685in" svg:x="1.7878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278" draw:text-style-name="P85" svg:width="0.0469in" svg:height="0.0701in" svg:x="1.8772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1278" draw:text-style-name="P85" svg:width="0.035in" svg:height="0.1512in" svg:x="1.947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8">: </text:span></text:p>
      <text:list xml:id="list3479625807" text:style-name="L5">
        <text:list-header>
          <text:p text:style-name="P8"><text:soft-page-break/><draw:g text:anchor-type="as-char" svg:y="-0.5575in" draw:z-index="183" draw:name="Shape183" draw:style-name="gr1276"><svg:title>TexMaths</svg:title><svg:desc>11§latex§\begin{align}
  &amp;h(x_1) \preceq h(x_2) \\
  \iff &amp;f := \lambda y \in Y. x_1 \preceq g := \lambda y \in Y. x_2
&amp;&amp;\open \beta \rule \close \\
  \iff &amp;\forall y \in Y. f(y) \le_X g(y)
&amp;&amp;\open \!\!\preceq\!\! \defi \close \\
  \iff &amp;\forall y \in Y. x_1 \le_X x_2
&amp;&amp;\open \beta \rule \close \\
  \iff &amp;x_1 \le_X x_2
\end{align}§svg§600§FALSE§</svg:desc><draw:path draw:style-name="gr1277" draw:text-style-name="P84" svg:width="4.574in" svg:height="1.0988in" svg:x="0.0004in" svg:y="0.0075in" svg:viewBox="0 0 11619 2792" svg:d="M0 0c3873 0 7745 0 11619 0 0 931 0 1861 0 2792-3874 0-7746 0-11619 0 0-931 0-1861 0-2792z"><text:p/></draw:path><draw:path draw:style-name="gr1278" draw:text-style-name="P85" svg:width="0.0744in" svg:height="0.1067in" svg:x="0.322in" svg:y="0.0087in" svg:viewBox="0 0 190 272" svg:d="M90 4c0-1 0-4-5-4-9 0-38 2-48 3-3 1-6 1-6 8 0 4 3 4 9 4 18 0 19 4 19 7 0 2-1 6-1 8-18 75-37 148-56 223-2 6-2 6-2 8 0 10 8 11 11 11 7 0 13-5 14-10 3-10 6-19 8-29 3-12 6-23 9-35 2-9 4-18 6-26 2-3 4-15 5-17 1-4 13-25 26-36 8-6 20-13 37-13 16 0 20 13 20 27 0 20-14 63-24 86-2 9-4 14-4 22 0 18 13 31 32 31 36 0 50-56 50-60 0-3-3-3-4-3-4 0-4 1-7 7-5 21-17 48-39 48-7 0-9-4-9-13 0-10 3-19 7-28 6-16 24-62 24-84 0-26-16-42-45-42-25 0-43 12-58 30 10-41 21-82 31-123z"><text:p/></draw:path><draw:path draw:style-name="gr1278" draw:text-style-name="P85" svg:width="0.035in" svg:height="0.1516in" svg:x="0.4165in" svg:y="0in" svg:viewBox="0 0 90 386" svg:d="M90 383c0-1 0-2-6-9-49-48-61-122-61-180 0-67 14-136 62-184 5-4 5-4 5-6 0-3-2-4-4-4-3 0-39 26-62 76-20 42-24 85-24 118 0 29 4 77 25 120 23 47 58 72 61 72 2 0 4-1 4-3z"><text:p/></draw:path><draw:path draw:style-name="gr1278" draw:text-style-name="P85" svg:width="0.0756in" svg:height="0.0685in" svg:x="0.465in" svg:y="0.0465in" svg:viewBox="0 0 193 175" svg:d="M118 54c3-10 12-45 38-45 2 0 11 0 20 4-11 2-19 12-19 21 0 7 5 14 15 14 8 0 21-7 21-23 0-19-24-25-36-25-23 0-36 21-40 30-10-26-31-30-42-30-41 0-63 51-63 59 0 5 3 4 5 5 3 0 4-1 5-5 13-40 39-50 52-50 7 0 21 3 21 25 0 12-7 39-21 93-7 24-20 40-37 40-2 0-12 0-19-5 10-2 18-10 18-21 0-10-8-13-14-13-12 0-22 10-22 22 0 17 20 25 36 25 26 0 40-26 41-29 4 15 19 29 42 29 39 0 61-50 61-59 0-4-3-4-4-4-3 0-4 1-4 5-14 40-40 50-52 50-15 0-22-13-22-26 0-8 3-17 7-33 4-18 8-36 13-54z"><text:p/></draw:path><draw:path draw:style-name="gr1278" draw:text-style-name="P85" svg:width="0.0382in" svg:height="0.0701in" svg:x="0.5594in" svg:y="0.0665in" svg:viewBox="0 0 98 179" svg:d="M61 8c0-8 0-8-8-8-18 17-42 18-53 18 0 3 0 5 0 8 7 0 24 0 39-6 0 46 0 91 0 137 0 9 0 12-27 12-3 0-8 0-11 0 0 4 0 7 0 10 6 0 39-1 49-1 8 0 42 1 48 1 0-3 0-6 0-10-3 0-7 0-10 0-27 0-27-3-27-12 0-49 0-100 0-149z"><text:p/></draw:path><draw:path draw:style-name="gr1278" draw:text-style-name="P85" svg:width="0.0346in" svg:height="0.1516in" svg:x="0.6248in" svg:y="0in" svg:viewBox="0 0 89 386" svg:d="M89 194c0-31-4-77-25-121-23-48-56-73-61-73-2 0-3 1-3 4 0 2 0 2 7 9 38 38 60 99 60 181 0 66-14 134-63 182-4 5-4 6-4 7 0 2 1 3 3 3 5 0 39-26 62-75 20-43 24-85 24-117z"><text:p/></draw:path><draw:path draw:style-name="gr1278" draw:text-style-name="P85" svg:width="0.0929in" svg:height="0.1173in" svg:x="0.7303in" svg:y="0.0173in" svg:viewBox="0 0 237 299" svg:d="M112 112c64-12 97-36 114-67 7-15 11-33 11-36 0-6-5-9-8-9-7 0-8 7-9 11-11 69-89 92-209 94-3 0-11 0-11 7 0 8 6 8 20 8 39 0 80 3 119 14 72 22 79 64 81 82 1 4 3 7 9 7 3 0 8-2 8-7 0-3-3-42-38-69-25-19-54-28-87-35zM13 284c-6 0-13 0-13 8 0 7 7 7 13 7 70 0 140 0 209 0 7 0 15 0 15-7 0-8-8-8-15-8-69 0-139 0-209 0z"><text:p/></draw:path><draw:path draw:style-name="gr1278" draw:text-style-name="P85" svg:width="0.0744in" svg:height="0.1067in" svg:x="0.8866in" svg:y="0.0087in" svg:viewBox="0 0 190 272" svg:d="M90 4c0-1 0-4-5-4-9 0-38 2-48 3-3 1-7 1-7 8 0 4 4 4 10 4 18 0 19 4 19 7-1 2-1 6-2 8-18 75-37 148-56 223-1 6-1 6-1 8 0 10 8 11 11 11 7 0 13-5 14-10 3-10 6-19 8-29 3-12 6-23 9-35 2-9 4-18 6-26 0-3 4-15 5-17 1-4 12-25 25-36 9-6 21-13 38-13 16 0 20 13 20 27 0 20-14 63-24 86-2 9-4 14-4 22 0 18 13 31 32 31 36 0 50-56 50-60 0-3-4-3-5-3-3 0-3 1-6 7-5 21-17 48-39 48-7 0-9-4-9-13 0-10 3-19 7-28 6-16 24-62 24-84 0-26-16-42-45-42-25 0-43 12-58 30 10-41 21-82 31-123z"><text:p/></draw:path><draw:path draw:style-name="gr1278" draw:text-style-name="P85" svg:width="0.035in" svg:height="0.1516in" svg:x="0.9811in" svg:y="0in" svg:viewBox="0 0 90 386" svg:d="M90 383c0-1 0-2-6-9-49-48-62-122-62-180 0-67 15-136 63-184 5-4 5-4 5-6 0-3-2-4-4-4-3 0-39 26-62 76-20 42-24 85-24 118 0 29 4 77 25 120 23 47 58 72 61 72 2 0 4-1 4-3z"><text:p/></draw:path><draw:path draw:style-name="gr1278" draw:text-style-name="P85" svg:width="0.0756in" svg:height="0.0685in" svg:x="1.0295in" svg:y="0.0465in" svg:viewBox="0 0 193 175" svg:d="M118 54c2-10 11-45 38-45 2 0 11 0 20 4-11 2-19 12-19 21 0 7 5 14 15 14 8 0 21-7 21-23 0-19-24-25-37-25-22 0-35 21-39 30-10-26-31-30-42-30-41 0-63 51-63 59 0 5 3 5 5 5 3 0 4-1 5-5 13-40 39-50 52-50 7 0 21 3 21 25 0 12-7 39-21 93-7 24-20 40-38 40-2 0-11 0-18-5 10-2 17-10 17-21 0-10-7-13-14-13-11 0-21 10-21 22 0 17 20 25 36 25 26 0 40-26 41-29 4 15 19 29 42 29 39 0 61-50 61-59 0-4-3-4-4-4-3 0-4 1-5 5-13 40-39 50-51 50-15 0-22-13-22-26 0-8 2-17 7-33 4-18 8-36 13-54z"><text:p/></draw:path><draw:path draw:style-name="gr1278" draw:text-style-name="P85" svg:width="0.0469in" svg:height="0.0701in" svg:x="1.1185in" svg:y="0.0665in" svg:viewBox="0 0 120 179" svg:d="M120 130c-3 0-6 0-9 0-1 6-4 22-8 25-2 1-23 1-26 1-16 0-33 0-49 0 27-25 37-32 53-45 20-16 39-33 39-58 0-33-29-53-64-53-33 0-56 23-56 48 0 14 12 16 14 16 7 0 15-6 15-14 0-6-1-15-16-15 8-20 27-25 40-25 26 0 41 21 41 43 0 23-17 42-26 52-22 22-43 42-65 64-3 3-3 3-3 10 37 0 75 0 112 0 2-16 6-33 8-49z"><text:p/></draw:path><draw:path draw:style-name="gr1278" draw:text-style-name="P85" svg:width="0.035in" svg:height="0.1516in" svg:x="1.189in" svg:y="0in" svg:viewBox="0 0 90 386" svg:d="M90 194c0-31-4-77-25-121-23-48-57-73-61-73-2 0-4 1-4 4 0 2 0 2 8 9 38 38 60 99 60 181 0 66-14 134-62 182-6 5-6 6-6 7 0 2 2 3 4 3 4 0 39-26 62-75 20-43 24-85 24-117z"><text:p/></draw:path><draw:path draw:style-name="gr1278" draw:text-style-name="P85" svg:width="0.0346in" svg:height="0.1516in" svg:x="4.4185in" svg:y="0in" svg:viewBox="0 0 89 386" svg:d="M89 383c0-1 0-2-6-9-49-48-61-122-61-180 0-67 15-136 63-184 4-4 4-4 4-6 0-3-1-4-3-4-5 0-39 26-62 76-20 42-24 85-24 118 0 29 4 77 25 120 23 47 56 72 61 72 2 0 3-1 3-3z"><text:p/></draw:path><draw:path draw:style-name="gr1278" draw:text-style-name="P85" svg:width="0.05in" svg:height="0.1004in" svg:x="4.476in" svg:y="0.0138in" svg:viewBox="0 0 128 256" svg:d="M79 10c0-10 0-10-9-10-24 24-58 24-70 24 0 5 0 8 0 12 8 0 31 0 51-10 0 68 0 134 0 201 0 13-1 18-37 18-4 0-7 0-12 0 0 4 0 8 0 11 13-1 48-1 63-1s49 0 63 1c0-3 0-7 0-11-5 0-8 0-12 0-36 0-37-4-37-18 0-73 0-144 0-217z"><text:p/></draw:path><draw:path draw:style-name="gr1278" draw:text-style-name="P85" svg:width="0.035in" svg:height="0.1516in" svg:x="4.5469in" svg:y="0in" svg:viewBox="0 0 90 386" svg:d="M90 194c0-31-4-77-25-121-23-48-57-73-61-73-2 0-4 1-4 4 0 2 0 2 8 9 38 38 60 99 60 181 0 66-14 134-62 182-6 5-6 6-6 7 0 2 2 3 4 3 4 0 39-26 62-75 20-43 24-85 24-117z"><text:p/></draw:path><draw:path draw:style-name="gr1278" draw:text-style-name="P85" svg:width="0.1346in" svg:height="0.0831in" svg:x="0.0012in" svg:y="0.2791in" svg:viewBox="0 0 343 212" svg:d="M329 151c7 0 14 0 14-8s-7-8-14-8c-81 0-164 0-245 0-17-13-37-23-49-29 13-6 33-17 49-30 81 0 164 0 245 0 7 0 14 0 14-8 0-7-7-7-14-7-76 0-152 0-228 0 19-18 39-52 39-58 0-3-6-3-8-3-3 0-5 0-7 2-8 16-19 35-45 59-26 23-51 34-72 39-7 2-7 2-8 3 0 2 0 2 0 3s0 1 0 2l1 1c1 0 1 1 9 3 52 16 90 51 112 92 5 7 5 8 10 8 2 0 8 0 8-4 0-6-20-39-39-57 76 0 152 0 228 0z"><text:p/></draw:path><draw:path draw:style-name="gr1278" draw:text-style-name="P85" svg:width="0.1346in" svg:height="0.0831in" svg:x="0.128in" svg:y="0.2791in" svg:viewBox="0 0 343 212" svg:d="M260 76c16 14 36 24 48 30-13 6-33 16-48 29-82 0-164 0-246 0-6 0-14 0-14 8s8 8 13 8c76 0 153 0 229 0-19 17-38 51-38 57 0 4 5 4 7 4 4 0 6 0 7-3 9-14 20-35 44-57 27-24 53-34 74-40 5-3 6-3 7-4 0-1 0-1 0-2s0-1 0-3l-1-1c-1 0-1 0-9-2-51-15-90-50-112-92-4-8-4-8-10-8-2 0-7 0-7 3 0 6 19 40 38 58-76 0-153 0-229 0-5 0-13 0-13 7 0 8 8 8 14 8 82 0 164 0 246 0z"><text:p/></draw:path><draw:path draw:style-name="gr1278" draw:text-style-name="P85" svg:width="0.0756in" svg:height="0.1382in" svg:x="0.322in" svg:y="0.252in" svg:viewBox="0 0 193 352" svg:d="M121 119c11 0 22 0 33 0 8 0 12 0 12-8 0-4-4-4-11-4-11 0-21 0-32 0 2-15 6-30 8-44 2-9 8-37 10-41 3-8 10-13 17-13 3 0 13 0 20 6-17 3-21 16-21 21 0 9 7 15 15 15 10 0 21-9 21-23 0-19-18-28-35-28-13 0-37 8-48 45-2 9-3 12-13 62-9 0-18 0-27 0-7 0-12 0-12 6s4 6 11 6c9 0 17 0 26 0-10 50-19 101-29 152-7 37-13 72-34 72-1 0-11 0-18-6 18-1 21-16 21-21 0-9-6-13-14-13-10 0-21 7-21 23 0 17 17 26 32 26 22 0 37-23 44-37 12-25 21-72 22-74 8-41 15-81 23-122z"><text:p/></draw:path><draw:path draw:style-name="gr1278" draw:text-style-name="P85" svg:width="0.0157in" svg:height="0.065in" svg:x="0.4602in" svg:y="0.2933in" svg:viewBox="0 0 41 166" svg:d="M41 20c0-11-10-20-21-20s-20 9-20 20 9 21 20 21 21-10 21-21zM41 145c0-11-10-20-21-20s-20 8-20 20c0 11 9 21 20 21s21-9 21-21z"><text:p/></draw:path><draw:path draw:style-name="gr1278" draw:text-style-name="P85" svg:width="0.1004in" svg:height="0.035in" svg:x="0.498in" svg:y="0.3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748in" svg:height="0.1075in" svg:x="0.6583in" svg:y="0.2547in" svg:viewBox="0 0 191 274" svg:d="M117 155c16 41 35 100 40 109 7 9 10 9 21 9 4 0 6 0 9 0s4-3 4-5c0-1-1-1-2-3-4-4-6-10-9-17-26-74-52-147-79-220-7-22-28-28-47-28-2 0-7 0-7 4s3 4 4 5c13 2 15 4 25 31 12 35 25 69 37 104-35 35-71 72-106 107-5 4-7 6-7 11 0 6 4 12 11 12s10-4 13-9c31-36 62-74 93-110z"><text:p/></draw:path><draw:path draw:style-name="gr1278" draw:text-style-name="P85" svg:width="0.0697in" svg:height="0.098in" svg:x="0.7433in" svg:y="0.2929in" svg:viewBox="0 0 178 250" svg:d="M177 23c1-5 1-5 1-9 0-6-5-10-11-10-4 0-10 3-13 8-1 2-4 14-5 21-4 10-6 21-8 31-6 23-12 46-18 69-2 7-18 33-44 33-20 0-24-16-24-31 0-17 7-41 20-76 6-16 8-19 8-27 0-18-13-32-31-32-38 0-52 56-52 59 0 4 3 3 4 4 5 0 5 0 7-7 10-36 26-47 39-47 3 0 9 0 9 12 0 10-3 20-6 26-16 42-22 64-22 82 0 34 24 46 47 46 14 0 28-7 39-18-5 20-10 40-26 60-10 13-24 24-41 24-6 0-24-1-30-15 6 0 11 0 16-6 5-3 8-8 8-15 0-12-10-14-14-14-9 0-21 6-21 26 0 18 16 33 41 33 39 0 79-35 90-79 12-50 25-98 37-148z"><text:p/></draw:path><draw:path draw:style-name="gr1278" draw:text-style-name="P85" svg:width="0.0756in" svg:height="0.0878in" svg:x="0.874in" svg:y="0.2783in" svg:viewBox="0 0 193 224" svg:d="M179 120c7 0 14 0 14-8 0-7-7-7-14-7-55 0-109 0-164 0 5-52 50-90 104-90 20 0 41 0 60 0 7 0 14 0 14-7 0-8-7-8-14-8-19 0-40 0-60 0-67 0-119 51-119 112 0 62 52 112 119 112 20 0 41 0 60 0 7 0 14 0 14-7 0-8-7-8-14-8-19 0-40 0-60 0-54 0-99-37-104-89 55 0 109 0 164 0z"><text:p/></draw:path><draw:path draw:style-name="gr1278" draw:text-style-name="P85" svg:width="0.1102in" svg:height="0.1035in" svg:x="1.0102in" svg:y="0.2551in" svg:viewBox="0 0 281 264" svg:d="M217 44c2-2 3-3 5-5 12-11 24-25 51-27 4 0 8 0 8-8 0-2-3-4-5-4-11 0-22 1-32 1-13 0-26-1-38-1-2 0-8 0-8 8 0 4 3 4 6 4s14 1 14 9c0 7-9 16-11 19-30 34-60 69-89 103-15-38-29-77-43-115-2-6-2-6-2-7 0-9 18-9 23-9s9 0 9-8c0-4-5-4-6-4-11 0-37 1-48 1-10 0-34-1-44-1-3 0-7 0-7 8 0 4 3 4 9 4 23 0 24 3 27 13 17 43 32 85 49 128 0 1 1 4 1 7 0 1-16 62-18 69-4 22-5 23-36 23-7 0-10 0-10 8 0 4 4 4 6 4 9 0 37-1 48-1s38 1 49 1c3 0 8 0 8-8 0-4-4-4-11-4-1 0-9 0-15-1-8 0-10-1-10-6 0-3 3-16 5-24 5-19 9-36 14-55 2-6 2-9 5-12 32-36 64-74 96-110z"><text:p/></draw:path><draw:path draw:style-name="gr1278" draw:text-style-name="P85" svg:width="0.0157in" svg:height="0.0157in" svg:x="1.115in" svg:y="0.3429in" svg:viewBox="0 0 41 41" svg:d="M41 20c0-11-9-20-20-20s-21 8-21 20c0 11 10 21 21 21s20-9 20-21z"><text:p/></draw:path><draw:path draw:style-name="gr1278" draw:text-style-name="P85" svg:width="0.0756in" svg:height="0.0685in" svg:x="1.1484in" svg:y="0.2929in" svg:viewBox="0 0 193 175" svg:d="M118 54c2-10 11-45 38-45 1 0 11 0 19 4-11 2-19 12-19 21 0 7 5 13 16 13 7 0 21-6 21-22 0-19-24-25-37-25-22 0-36 20-40 29-10-26-31-29-42-29-40 0-62 50-62 59 0 4 3 4 5 4 3 0 4 0 4-4 13-41 40-50 52-50 7 0 21 3 21 25 0 12-7 38-21 93-6 23-19 39-37 39-2 0-11 0-18-4 8-2 17-11 17-21 0-11-9-14-14-14-11 0-21 9-21 23 0 17 19 25 36 25 26 0 40-28 41-30 4 15 19 30 42 30 39 0 61-50 61-59 0-5-3-5-4-5-4 0-4 2-5 5-14 41-39 50-52 50-14 0-21-12-21-25 0-9 2-17 7-34 4-18 8-35 13-53z"><text:p/></draw:path><draw:path draw:style-name="gr1278" draw:text-style-name="P85" svg:width="0.0386in" svg:height="0.0705in" svg:x="1.2425in" svg:y="0.3106in" svg:viewBox="0 0 99 180" svg:d="M62 8c0-7-1-8-9-8-17 18-42 18-53 18 0 3 0 6 0 10 7 0 24 0 40-8 0 46 0 92 0 138 0 9 0 13-28 13-3 0-6 0-10 0 0 3 0 6 0 9 5 0 39-1 49-1 7 0 41 1 48 1 0-3 0-6 0-9-3 0-8 0-11 0-26 0-26-4-26-13 0-50 0-100 0-150z"><text:p/></draw:path><draw:path draw:style-name="gr1278" draw:text-style-name="P85" svg:width="0.0929in" svg:height="0.1169in" svg:x="1.3543in" svg:y="0.2638in" svg:viewBox="0 0 237 298" svg:d="M111 112c65-12 98-36 115-68 7-14 11-32 11-36 0-6-5-8-8-8-7 0-9 6-9 11-11 69-89 92-209 92-4 0-11 0-11 9 0 8 4 8 19 8 40 0 80 2 120 14 72 21 79 63 81 81 1 4 3 8 9 8 3 0 8-2 8-8 0-3-4-41-39-69-24-18-53-28-87-34zM13 283c-6 0-13 0-13 7 0 8 7 8 13 8 70 0 140 0 209 0 7 0 15 0 15-8 0-7-8-7-15-7-69 0-139 0-209 0z"><text:p/></draw:path><draw:path draw:style-name="gr1278" draw:text-style-name="P85" svg:width="0.0693in" svg:height="0.098in" svg:x="1.5047in" svg:y="0.2929in" svg:viewBox="0 0 177 250" svg:d="M176 25c0-2 1-4 1-7 0-7-4-10-11-10-4 0-14 2-15 16-8-14-21-24-37-24-44 0-92 54-92 110 0 37 24 61 52 61 23 0 40-18 45-22-8 34-9 34-13 50-1 5-15 42-55 42-8 0-20 0-31-3 11-4 15-14 15-20 0-7-4-14-14-14-9 0-21 7-21 23 0 15 14 23 52 23 48 0 76-30 81-53 14-57 29-114 43-172zM125 121c-2 10-11 20-19 28-8 6-20 13-31 13-20 0-25-20-25-35 0-19 11-64 22-84 9-19 26-34 42-34 26 0 31 31 31 33 0 1 0 4-1 5-6 25-12 50-19 74z"><text:p/></draw:path><draw:path draw:style-name="gr1278" draw:text-style-name="P85" svg:width="0.0157in" svg:height="0.065in" svg:x="1.6358in" svg:y="0.2933in" svg:viewBox="0 0 41 166" svg:d="M41 20c0-11-10-20-21-20s-20 9-20 20 9 21 20 21 21-10 21-21zM41 145c0-11-10-20-21-20s-20 8-20 20c0 11 9 21 20 21s21-9 21-21z"><text:p/></draw:path><draw:path draw:style-name="gr1278" draw:text-style-name="P85" svg:width="0.1004in" svg:height="0.035in" svg:x="1.6736in" svg:y="0.3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748in" svg:height="0.1075in" svg:x="1.8339in" svg:y="0.2547in" svg:viewBox="0 0 191 274" svg:d="M117 155c16 41 35 100 40 109 7 9 10 9 21 9 4 0 6 0 9 0s4-3 4-5c0-1-1-1-2-3-4-4-6-10-9-17-26-74-52-147-79-220-7-22-28-28-47-28-2 0-7 0-7 4s3 4 4 5c13 2 15 4 25 31 12 35 25 69 37 104-35 35-71 72-106 107-5 4-7 6-7 11 0 6 4 12 11 12 6 0 10-4 13-9 31-36 62-74 93-110z"><text:p/></draw:path><draw:path draw:style-name="gr1278" draw:text-style-name="P85" svg:width="0.0697in" svg:height="0.098in" svg:x="1.9185in" svg:y="0.2929in" svg:viewBox="0 0 178 250" svg:d="M177 23c1-5 1-5 1-9 0-6-5-10-11-10-4 0-10 3-13 8-1 2-4 14-5 21-4 10-6 21-8 31-6 23-12 46-18 69-1 7-18 33-44 33-20 0-24-16-24-31 0-17 7-41 20-76 6-16 8-19 8-27 0-18-13-32-31-32-38 0-52 56-52 59 0 4 3 3 4 4 5 0 5 0 7-7 11-36 26-47 40-47 2 0 8 0 8 12 0 10-3 20-6 26-16 42-22 64-22 82 0 34 24 46 47 46 16 0 28-7 39-18-5 20-9 40-26 60-10 13-24 24-41 24-6 0-24-1-30-15 6 0 11 0 16-6 5-3 8-8 8-15 0-12-10-14-14-14-9 0-21 6-21 26 0 18 16 33 41 33 39 0 79-35 90-79 12-50 25-98 37-148z"><text:p/></draw:path><draw:path draw:style-name="gr1278" draw:text-style-name="P85" svg:width="0.0756in" svg:height="0.0878in" svg:x="2.0492in" svg:y="0.2783in" svg:viewBox="0 0 193 224" svg:d="M179 120c7 0 14 0 14-8 0-7-7-7-14-7-55 0-109 0-164 0 5-52 50-90 104-90 20 0 41 0 60 0 7 0 14 0 14-7 0-8-7-8-14-8-19 0-40 0-60 0-67 0-119 51-119 112 0 62 52 112 119 112 20 0 41 0 60 0 7 0 14 0 14-7 0-8-7-8-14-8-19 0-40 0-60 0-54 0-99-37-104-89 55 0 109 0 164 0z"><text:p/></draw:path><draw:path draw:style-name="gr1278" draw:text-style-name="P85" svg:width="0.1102in" svg:height="0.1035in" svg:x="2.1858in" svg:y="0.2551in" svg:viewBox="0 0 281 264" svg:d="M217 44c2-2 3-3 5-5 12-11 24-25 51-27 4 0 8 0 8-8 0-2-3-4-5-4-11 0-22 1-32 1-13 0-26-1-38-1-2 0-8 0-8 8 0 4 3 4 6 4s14 1 14 9c0 7-9 16-11 19-30 34-60 69-89 103-15-38-29-77-43-115-2-6-2-6-2-7 0-9 18-9 23-9s9 0 9-8c0-4-5-4-6-4-11 0-37 1-48 1-10 0-34-1-44-1-3 0-7 0-7 8 0 4 3 4 9 4 23 0 24 3 27 13 17 43 32 85 49 128 0 1 1 4 1 7 0 1-16 62-18 69-4 22-5 23-36 23-7 0-10 0-10 8 0 4 4 4 6 4 9 0 37-1 48-1s38 1 49 1c3 0 8 0 8-8 0-4-4-4-11-4-1 0-9 0-15-1-8 0-10-1-10-6 0-3 3-16 5-24 5-19 9-36 14-55 2-6 2-9 5-12 32-36 64-74 96-110z"><text:p/></draw:path><draw:path draw:style-name="gr1278" draw:text-style-name="P85" svg:width="0.0157in" svg:height="0.0157in" svg:x="2.2898in" svg:y="0.3429in" svg:viewBox="0 0 41 41" svg:d="M41 20c0-11-9-20-20-20s-21 8-21 20c0 11 10 21 21 21s20-9 20-21z"><text:p/></draw:path><draw:path draw:style-name="gr1278" draw:text-style-name="P85" svg:width="0.0756in" svg:height="0.0685in" svg:x="2.3236in" svg:y="0.2929in" svg:viewBox="0 0 193 175" svg:d="M118 54c2-10 11-45 38-45 1 0 11 0 19 4-11 2-19 12-19 21 0 7 5 13 16 13 8 0 21-6 21-22 0-19-24-25-37-25-22 0-36 20-40 29-10-26-31-29-42-29-40 0-62 50-62 59 0 4 3 4 5 4 3 0 4 0 4-4 13-41 40-50 53-50 6 0 21 3 21 25 0 12-7 38-21 93-7 23-20 39-38 39-2 0-11 0-18-4 8-2 17-11 17-21 0-11-9-14-14-14-11 0-21 9-21 23 0 17 19 25 36 25 26 0 40-28 41-30 4 15 19 30 42 30 39 0 61-50 61-59 0-5-3-5-4-5-4 0-4 2-5 5-14 41-39 50-52 50-14 0-21-12-21-25 0-9 2-17 7-34 4-18 8-35 13-53z"><text:p/></draw:path><draw:path draw:style-name="gr1278" draw:text-style-name="P85" svg:width="0.0469in" svg:height="0.0705in" svg:x="2.4126in" svg:y="0.3106in" svg:viewBox="0 0 120 180" svg:d="M120 131c-3 0-7 0-10 0 0 5-3 22-7 24-2 2-23 2-26 2-16 0-34 0-51 0 29-25 39-33 54-45 21-16 40-33 40-59 0-32-29-53-64-53-33 0-56 24-56 48 0 15 11 16 14 16 7 0 15-5 15-14 0-5-3-15-17-15 9-18 28-25 40-25 27 0 42 22 42 43 0 24-17 43-26 53-22 21-44 43-66 63-2 3-2 4-2 11 37 0 74 0 111 0 3-16 6-33 9-49z"><text:p/></draw:path><draw:path draw:style-name="gr1278" draw:text-style-name="P85" svg:width="0.0394in" svg:height="0.1823in" svg:x="3.1004in" svg:y="0.2311in" svg:viewBox="0 0 101 464" svg:d="M101 460c0-1-1-2-2-3-18-19-44-51-60-114-9-35-13-75-13-111 0-101 25-173 71-222 4-4 4-4 4-6 0-4-3-4-5-4-6 0-27 24-31 30-40 46-65 116-65 202 0 55 10 132 61 198 3 5 28 34 35 34 2 0 5 0 5-4z"><text:p/></draw:path><draw:path draw:style-name="gr1278" draw:text-style-name="P85" svg:width="0.0827in" svg:height="0.1366in" svg:x="3.1516in" svg:y="0.252in" svg:viewBox="0 0 211 348" svg:d="M211 53c0-29-22-53-53-53-23 0-33 7-47 17-21 15-42 52-49 82-21 81-41 164-62 245 0 1 1 4 4 4 4 0 5 0 5-3 9-35 19-71 27-106 8 24 25 38 53 38 29 0 57-14 75-31 19-17 31-42 31-71 0-28-15-47-29-57 23-13 45-38 45-65zM141 117c-5 2-9 3-19 3-4 0-13 0-16-1 1-5 14-3 18-3 9 0 12 0 17 1zM189 44c0 28-14 55-35 67-10-4-18-4-30-4-7 0-29-1-29 12 0 11 19 10 26 10 14 0 21-1 32-6 15 15 16 27 18 44 0 22-9 52-20 66-16 21-41 35-63 35-30 0-44-23-44-49 0-4 0-10 2-18 8-33 17-65 24-98 9-33 37-94 83-94 23 0 36 12 36 35z"><text:p/></draw:path><draw:path draw:style-name="gr1278" draw:text-style-name="P85" svg:width="0.0508in" svg:height="0.0669in" svg:x="3.2961in" svg:y="0.2929in" svg:viewBox="0 0 130 171" svg:d="M54 42c0-14 0-28 0-42-18 1-36 3-54 4 0 5 0 8 0 13 26 0 30 2 30 20 0 35 0 70 0 104 0 17-5 17-30 17 0 5 0 8 0 13 15 0 33-2 44-2 15 0 33 0 48 2 0-5 0-8 0-13-2 0-5 0-7 0-29 0-30-4-30-17 0-20 0-40 0-60 0-38 17-72 46-72 2 0 4 0 5 0-1 0-9 4-9 15 0 10 8 17 16 17 7 0 17-6 17-18s-12-23-29-23c-28 0-42 25-47 42z"><text:p/></draw:path><draw:path draw:style-name="gr1278" draw:text-style-name="P85" svg:width="0.0764in" svg:height="0.0685in" svg:x="3.3563in" svg:y="0.2929in" svg:viewBox="0 0 195 175" svg:d="M139 140c0 12 0 23 0 35 18-1 37-3 56-4 0-5 0-8 0-13-28 0-31-2-31-22 0-45 0-91 0-136-19 1-37 3-56 4 0 5 0 8 0 13 26 0 30 2 30 20 0 24 0 47 0 70 0 33-19 59-48 59-32 0-33-17-33-38 0-43 0-85 0-128-18 1-38 3-57 4 0 5 0 8 0 13 30 0 30 1 30 35 0 20 0 38 0 58 0 30 0 65 59 65 21 0 39-11 50-35z"><text:p/></draw:path><draw:path draw:style-name="gr1278" draw:text-style-name="P85" svg:width="0.0335in" svg:height="0.1051in" svg:x="3.4409in" svg:y="0.2547in" svg:viewBox="0 0 86 268" svg:d="M56 0c-19 1-37 3-56 4 0 5 0 8 0 13 28 0 31 2 31 22 0 67 0 133 0 200 0 17-5 17-31 17 0 5 0 8 0 12 13 0 33-1 43-1 9 0 29 1 43 1 0-4 0-7 0-12-25 0-30 0-30-17 0-79 0-160 0-239z"><text:p/></draw:path><draw:path draw:style-name="gr1278" draw:text-style-name="P85" svg:width="0.0587in" svg:height="0.0693in" svg:x="3.4823in" svg:y="0.2909in" svg:viewBox="0 0 150 177" svg:d="M33 76c2-58 34-68 47-68 41 0 44 53 44 68-30 0-60 0-91 0zM32 84c36 0 73 0 109 0 8 0 9 0 9-8 0-39-21-76-70-76-44 0-80 40-80 88 0 52 41 89 86 89 46 0 64-43 64-50 0-4-4-5-5-5-3 0-4 2-5 6-13 39-49 39-52 39-20 0-35-11-44-25-12-19-12-44-12-58z"><text:p/></draw:path><draw:path draw:style-name="gr1278" draw:text-style-name="P85" svg:width="0.0394in" svg:height="0.1823in" svg:x="3.5528in" svg:y="0.2311in" svg:viewBox="0 0 101 464" svg:d="M101 232c0-55-10-132-60-198-5-4-29-34-37-34-1 0-4 1-4 4 0 2 1 3 2 4 19 21 44 51 60 113 8 35 13 75 13 111 0 39-5 78-14 117-15 54-38 84-58 106-3 4-3 4-3 5 0 3 3 4 4 4 7 0 28-24 32-29 40-47 65-116 65-203z"><text:p/></draw:path><draw:path draw:style-name="gr1278" draw:text-style-name="P85" svg:width="0.0346in" svg:height="0.1516in" svg:x="4.4185in" svg:y="0.2457in" svg:viewBox="0 0 89 386" svg:d="M89 382c0-1 0-1-6-8-49-49-61-122-61-181 0-68 15-135 63-183 4-4 4-6 4-7 0-2-1-3-3-3-5 0-39 25-62 75-20 43-24 86-24 118 0 30 4 77 25 121 23 47 56 72 61 72 2 0 3-1 3-4z"><text:p/></draw:path><draw:path draw:style-name="gr1278" draw:text-style-name="P85" svg:width="0.0606in" svg:height="0.1008in" svg:x="4.4701in" svg:y="0.2575in" svg:viewBox="0 0 155 257" svg:d="M30 228c14-13 27-27 42-40 59-54 83-75 83-113 0-44-35-75-82-75-44 0-73 35-73 70 0 21 20 21 21 21 7 0 20-4 20-19 0-10-7-21-20-21-3 0-4 0-6 1 9-26 30-40 52-40 35 0 53 31 53 63 0 31-20 61-41 86-25 27-49 55-75 82-4 5-4 6-4 14 48 0 96 0 144 0 3-22 8-45 11-67-3 0-6 0-10 0-2 11-4 29-9 34-2 4-28 4-36 4-23 0-47 0-70 0z"><text:p/></draw:path><draw:path draw:style-name="gr1278" draw:text-style-name="P85" svg:width="0.035in" svg:height="0.1516in" svg:x="4.5469in" svg:y="0.2457in" svg:viewBox="0 0 90 386" svg:d="M90 193c0-30-4-77-25-120-23-49-57-73-61-73-2 0-4 1-4 3 0 1 0 3 8 9 38 39 60 100 60 181 0 66-14 134-62 182-6 6-6 6-6 7 0 2 2 4 4 4 4 0 39-26 62-76 20-42 24-84 24-117z"><text:p/></draw:path><draw:path draw:style-name="gr1278" draw:text-style-name="P85" svg:width="0.1346in" svg:height="0.0831in" svg:x="0.0012in" svg:y="0.5256in" svg:viewBox="0 0 343 212" svg:d="M329 152c7 0 14 0 14-8s-7-8-14-8c-81 0-164 0-245 0-17-14-37-24-49-29 13-7 33-17 49-30 81 0 164 0 245 0 7 0 14 0 14-8 0-7-7-7-14-7-76 0-152 0-228 0 19-18 39-52 39-58 0-4-6-4-8-4-3 0-5 0-7 3-8 15-19 36-45 58-26 24-51 34-72 40-7 2-7 2-8 4 0 1 0 1 0 2s0 1 0 2l1 1c1 0 1 0 9 2 52 16 90 51 112 93 5 7 5 7 10 7 2 0 8 0 8-3 0-5-20-40-39-57 76 0 152 0 228 0z"><text:p/></draw:path><draw:path draw:style-name="gr1278" draw:text-style-name="P85" svg:width="0.1346in" svg:height="0.0831in" svg:x="0.128in" svg:y="0.5256in" svg:viewBox="0 0 343 212" svg:d="M260 77c16 13 36 24 48 30-13 5-33 16-48 29-82 0-164 0-246 0-6 0-14 0-14 8s8 8 13 8c76 0 153 0 229 0-19 17-38 52-38 57 0 3 5 3 7 3 4 0 6 0 7-2 9-15 20-35 44-58 27-23 53-34 74-40 5-2 6-2 7-3 0-1 0-1 0-2s0-1 0-2l-1-2c-1 0-1-1-9-3-51-15-90-50-112-91-4-8-4-9-10-9-2 0-7 0-7 4 0 6 19 39 38 58-76 0-153 0-229 0-5 0-13 0-13 7 0 8 8 8 14 8 82 0 164 0 246 0z"><text:p/></draw:path><draw:path draw:style-name="gr1278" draw:text-style-name="P85" svg:width="0.0843in" svg:height="0.1083in" svg:x="0.3142in" svg:y="0.4984in" svg:viewBox="0 0 215 276" svg:d="M213 14c2-4 2-4 2-6 0-5-4-8-8-8-5 0-7 4-9 9-11 28-21 56-32 85-39 0-78 0-118 0-11-29-20-57-31-85-3-6-5-9-9-9-5 0-8 3-8 8 0 1 0 1 2 6 32 85 65 169 97 253 1 6 3 9 9 9 5 0 6-3 8-8 33-84 64-169 97-254zM55 109c35 0 69 0 105 0-18 46-35 91-52 137-18-46-35-91-53-137z"><text:p/></draw:path><draw:path draw:style-name="gr1278" draw:text-style-name="P85" svg:width="0.0697in" svg:height="0.0984in" svg:x="0.4028in" svg:y="0.5366in" svg:viewBox="0 0 178 251" svg:d="M177 24c1-5 1-6 1-9 0-7-5-11-11-11-3 0-10 3-13 9-1 1-4 13-5 21-4 10-6 20-8 31-6 23-12 46-18 69-1 6-17 33-44 33-20 0-23-17-23-32 0-17 7-41 19-76 6-15 9-19 9-27 0-18-14-32-32-32-38 0-52 56-52 59 0 5 4 5 6 5 3 0 3-1 5-7 11-36 26-48 40-48 2 0 8 0 8 12 0 10-3 20-6 27-16 41-22 63-22 82 0 34 24 46 47 46 16 0 29-7 39-18-5 20-9 39-25 60-11 13-25 24-42 24-6 0-24-1-30-16 6 0 11 0 16-5 5-3 8-9 8-15 0-12-10-15-14-15-9 0-21 7-21 26 0 20 16 34 41 34 39 0 79-35 90-79 12-50 25-98 37-148z"><text:p/></draw:path><draw:path draw:style-name="gr1278" draw:text-style-name="P85" svg:width="0.076in" svg:height="0.0878in" svg:x="0.5335in" svg:y="0.522in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1278" draw:text-style-name="P85" svg:width="0.1102in" svg:height="0.1035in" svg:x="0.6701in" svg:y="0.5in" svg:viewBox="0 0 281 264" svg:d="M217 44c2-2 3-3 5-5 12-13 24-26 51-27 4-1 8-1 8-8 0-3-2-4-5-4-10 0-22 1-32 1-13 0-26-1-38-1-2 0-8 0-8 7 0 4 4 5 6 5 3 0 14 0 14 9 0 7-9 16-10 19-30 34-61 68-90 102-15-39-29-76-43-114-2-6-1-5-2-7 0-9 18-9 23-9s9 0 9-8c0-4-5-4-6-4-11 0-37 1-48 1-10 0-34-1-43-1-4 0-8 0-8 8 0 4 3 4 9 4 23 0 24 3 28 13 16 42 32 85 48 127 0 1 1 5 1 6 0 2-16 64-18 71-4 21-5 22-36 23-7 0-10 0-10 8 0 4 4 4 6 4 11 0 37-1 48-1s38 1 49 1c4 0 8 0 8-8 0-4-3-4-11-4-1 0-8 0-14-1-9-1-11-1-11-7 0-2 3-15 5-24 5-18 9-36 14-54 2-8 2-9 5-12 32-36 64-74 96-110z"><text:p/></draw:path><draw:path draw:style-name="gr1278" draw:text-style-name="P85" svg:width="0.0161in" svg:height="0.0161in" svg:x="0.7744in" svg:y="0.587in" svg:viewBox="0 0 42 42" svg:d="M42 21c0-11-10-21-21-21s-21 10-21 21 10 21 21 21 21-10 21-21z"><text:p/></draw:path><draw:path draw:style-name="gr1278" draw:text-style-name="P85" svg:width="0.076in" svg:height="0.1382in" svg:x="0.8118in" svg:y="0.4965in" svg:viewBox="0 0 194 352" svg:d="M122 118c11 0 22 0 33 0 8 0 11 0 11-8 0-4-3-4-10-4-11 0-21 0-32 0 3-15 6-30 8-44 2-8 7-36 10-40 3-8 10-13 18-13 2 0 12 0 18 6-16 2-21 16-21 21 0 9 8 14 15 14 11 0 22-8 22-24 0-17-18-26-34-26-14 0-38 7-50 45-2 8-3 12-12 61-9 0-18 0-26 0s-13 0-13 7c0 5 4 5 11 5 9 0 17 0 26 0-10 50-19 102-29 153-8 37-14 72-34 72-1 0-11 0-19-6 19-1 22-16 22-21 0-9-7-15-14-15-10 0-22 9-22 24 0 17 18 27 33 27 22 0 37-23 44-37 12-26 21-72 22-75 8-41 15-82 23-122z"><text:p/></draw:path><draw:path draw:style-name="gr1278" draw:text-style-name="P85" svg:width="0.035in" svg:height="0.1516in" svg:x="0.9094in" svg:y="0.4902in" svg:viewBox="0 0 90 386" svg:d="M90 383c0-1 0-2-6-9-49-48-61-121-61-180 0-67 14-135 62-183 5-5 5-5 5-7 0-3-1-4-4-4s-39 26-61 76c-19 42-25 85-25 118 0 29 4 77 26 120 24 48 57 72 60 72s4-1 4-3z"><text:p/></draw:path><draw:path draw:style-name="gr1278" draw:text-style-name="P85" svg:width="0.0697in" svg:height="0.0984in" svg:x="0.9579in" svg:y="0.5366in" svg:viewBox="0 0 178 251" svg:d="M177 24c1-5 1-6 1-9 0-7-4-11-11-11-3 0-10 3-13 9-1 1-4 13-5 21-3 10-6 20-8 31-6 23-12 46-18 69-1 6-17 33-44 33-18 0-23-17-23-32 0-17 7-41 20-76 5-15 8-19 8-27 0-18-14-32-32-32-38 0-52 56-52 59 0 5 4 5 6 5 3 0 4-1 5-7 11-36 26-48 40-48 3 0 10 0 10 12 0 10-5 20-7 27-15 41-23 63-23 82 0 34 24 46 47 46 16 0 29-7 40-18-6 20-10 39-26 60-9 13-25 24-42 24-6 0-24-1-30-16 6 0 12 0 16-5 5-3 9-9 9-15 0-12-11-15-14-15-10 0-22 7-22 26 0 20 16 34 41 34 39 0 79-35 90-79 12-50 25-98 37-148z"><text:p/></draw:path><draw:path draw:style-name="gr1278" draw:text-style-name="P85" svg:width="0.035in" svg:height="0.1516in" svg:x="1.0425in" svg:y="0.4902in" svg:viewBox="0 0 90 386" svg:d="M90 194c0-31-4-77-25-121-24-48-57-73-61-73-2 0-4 2-4 4s0 2 8 9c37 39 59 99 59 181 0 66-14 134-61 182-6 5-6 6-6 7 0 2 2 3 4 3 4 0 39-25 62-75 19-43 24-85 24-117z"><text:p/></draw:path><draw:path draw:style-name="gr1278" draw:text-style-name="P85" svg:width="0.0921in" svg:height="0.1173in" svg:x="1.148in" svg:y="0.5075in" svg:viewBox="0 0 235 299" svg:d="M229 17c4-3 6-5 6-9 0-5-2-8-7-8-1 0-6 2-7 2-71 34-142 67-213 101-7 4-8 6-8 9 0 4 2 7 8 9 71 33 142 67 213 100 6 3 6 3 7 3 4 0 7-4 7-7 0-5-1-7-7-9-67-32-136-64-203-96 69-32 136-64 204-95zM222 299c7 0 13 0 13-7 0-8-7-8-13-8-69 0-139 0-209 0-5 0-13 0-13 8 0 7 7 7 13 7 70 0 140 0 209 0z"><text:p/></draw:path><draw:path draw:style-name="gr1278" draw:text-style-name="P85" svg:width="0.0937in" svg:height="0.0724in" svg:x="1.2591in" svg:y="0.5547in" svg:viewBox="0 0 239 185" svg:d="M138 81c8-8 16-16 25-25 34-34 45-45 69-46 3 0 7 0 7-6 0-3-2-4-4-4-7 0-17 1-25 1s-24-1-32-1c-2 0-5 1-5 7 1 1 0 3 4 3 2 0 9 1 9 7 0 4-3 8-7 11-2 2-36 36-46 46-9-18-19-35-27-53 0-1-1-3-1-4 0-2 4-6 14-7 2 0 5 0 5-6-1-1 0-4-4-4-6 0-13 1-19 1-5 0-12 0-17 0s-11 0-16 0c-4 0-11-1-14-1-2 0-7 0-7 7 0 3 5 3 8 3 17 0 18 3 20 9 13 24 25 49 38 73-5 6-10 10-15 16-6 5-18 17-23 22-33 33-44 45-68 45-4 1-7 1-7 7 0 1 1 3 4 3 8 0 17-1 25-1 5 0 12 0 16 1 5 0 11 0 16 0 1 0 5 0 5-6 0-3-3-4-4-4-4 0-9 0-9-7 0-4 3-7 10-13 18-17 36-36 55-54 11 21 21 43 32 64 2 3 1 2 2 3 0 3-6 7-14 7-3 1-7 1-7 7 2 1 1 3 5 3 6 0 13 0 18 0 6 0 12-1 18-1 4 0 11 0 16 1 5 0 10 0 14 0 2 0 6 0 6-6 0-4-3-4-8-4-15 0-17-2-20-7-14-28-28-58-42-87z"><text:p/></draw:path><draw:path draw:style-name="gr1278" draw:text-style-name="P85" svg:width="0.0693in" svg:height="0.0984in" svg:x="1.4142in" svg:y="0.5366in" svg:viewBox="0 0 177 251" svg:d="M176 25c0-2 1-4 1-6 0-7-4-11-11-11-4 0-14 3-15 17-8-14-21-25-37-25-44 0-92 55-92 110 0 39 24 62 52 62 23 0 40-19 45-23v1c-8 34-13 49-13 50-1 4-15 42-55 42-8 0-20 0-31-4 11-4 15-14 15-20s-4-13-14-13c-9 0-21 6-21 22s14 24 52 24c47 0 76-31 81-54 14-57 29-114 43-172zM125 122c-2 10-11 20-19 27s-20 14-31 14c-20 0-25-20-25-35 0-19 11-65 22-85 9-19 26-34 42-34 26 0 31 31 31 33 0 1 0 4-1 6-6 25-12 50-19 74z"><text:p/></draw:path><draw:path draw:style-name="gr1278" draw:text-style-name="P85" svg:width="0.0346in" svg:height="0.1516in" svg:x="1.5051in" svg:y="0.4902in" svg:viewBox="0 0 89 386" svg:d="M89 383c0-1 0-2-6-9-49-48-61-121-61-180 0-67 14-135 63-183 4-5 4-5 4-7 0-3-1-4-3-4-5 0-40 26-62 76-20 42-24 85-24 118 0 29 3 77 25 120 23 48 56 72 61 72 2 0 3-1 3-3z"><text:p/></draw:path><draw:path draw:style-name="gr1278" draw:text-style-name="P85" svg:width="0.0697in" svg:height="0.0984in" svg:x="1.5535in" svg:y="0.5366in" svg:viewBox="0 0 178 251" svg:d="M176 24c2-5 2-6 2-9 0-7-5-11-12-11-3 0-10 3-13 9-1 1-3 13-6 21-2 10-5 20-7 31-6 23-12 46-18 69-1 6-17 33-43 33-20 0-24-17-24-32 0-17 7-41 20-76 5-15 8-19 8-27 0-18-13-32-32-32-37 0-51 56-51 59 0 5 3 5 4 5 4 0 5-1 6-7 11-36 26-48 40-48 3 0 9 0 9 12 0 10-4 20-6 27-16 41-23 63-23 82 0 34 25 46 47 46 15 0 29-7 40-18-6 20-10 39-26 60-10 13-25 24-43 24-5 0-22-1-28-16 5 0 11 0 16-5 4-3 8-9 8-15 0-12-11-15-14-15-9 0-22 7-22 26 0 20 16 34 40 34 40 0 81-35 91-79 12-50 25-98 37-148z"><text:p/></draw:path><draw:path draw:style-name="gr1278" draw:text-style-name="P85" svg:width="0.035in" svg:height="0.1516in" svg:x="1.6374in" svg:y="0.4902in" svg:viewBox="0 0 90 386" svg:d="M90 194c0-31-4-77-25-121-23-48-57-73-61-73-2 0-4 2-4 4s0 2 8 9c37 39 60 99 60 181 0 66-14 134-62 182-6 5-6 6-6 7 0 2 2 3 4 3 4 0 39-25 62-75 20-43 24-85 24-117z"><text:p/></draw:path><draw:path draw:style-name="gr1278" draw:text-style-name="P85" svg:width="0.0394in" svg:height="0.1819in" svg:x="3.1004in" svg:y="0.4756in" svg:viewBox="0 0 101 463" svg:d="M101 460c0-2-1-2-2-3-18-20-44-51-60-114-9-35-13-76-13-111 0-102 25-173 71-223 4-3 3-3 4-5 0-4-3-4-5-4-6 0-27 23-31 29-40 47-65 116-65 202 0 55 10 133 61 198 3 6 28 34 35 34 2 0 5 0 5-3z"><text:p/></draw:path><draw:path draw:style-name="gr1278" draw:text-style-name="P85" svg:width="0.0929in" svg:height="0.1173in" svg:x="3.1512in" svg:y="0.5075in" svg:viewBox="0 0 237 299" svg:d="M112 112c64-12 97-36 114-67 7-14 11-33 11-36 0-6-5-9-8-9-7 0-8 7-9 11-11 70-89 92-209 94-3 0-11 0-11 7 0 8 6 8 20 8 39 0 80 3 119 14 72 22 79 64 81 82 1 4 3 8 9 8 3 0 8-2 8-8 0-3-3-41-38-69-24-18-53-28-87-35zM13 284c-6 0-13 0-13 8 0 7 7 7 13 7 71 0 140 0 210 0 7 0 14 0 14-7 0-8-7-8-14-8-70 0-139 0-210 0z"><text:p/></draw:path><draw:path draw:style-name="gr1278" draw:text-style-name="P85" svg:width="0.0744in" svg:height="0.1071in" svg:x="3.3043in" svg:y="0.4984in" svg:viewBox="0 0 190 273" svg:d="M133 246c0 9 0 18 0 27 19-1 39-3 57-5 0-4 0-7 0-12-26 0-29-3-29-22 0-78 0-156 0-234-19 1-38 3-56 4 0 5 0 8 0 13 27 0 30 2 30 20 0 28 0 57 0 84-12-13-28-24-49-24-45 0-86 38-86 88 0 49 37 88 81 88 26 0 43-13 52-27zM133 143c0 26 0 53 0 79 0 8 0 8-3 15-12 18-30 27-46 27-18 0-31-10-41-25-10-16-11-38-11-54 0-14 1-38 12-54 8-12 23-25 44-25 13 0 30 5 42 23 3 6 3 7 3 14z"><text:p/></draw:path><draw:path draw:style-name="gr1278" draw:text-style-name="P85" svg:width="0.0587in" svg:height="0.0697in" svg:x="3.3882in" svg:y="0.5354in" svg:viewBox="0 0 150 178" svg:d="M33 76c2-57 34-67 47-67 40 0 44 52 44 67-30 0-60 0-91 0zM32 84c36 0 71 0 108 0 9 0 10 0 10-8 0-39-21-76-70-76-45 0-80 40-80 88 0 52 41 90 85 90 47 0 65-43 65-50 0-5-4-5-6-5-3 0-3 2-4 6-13 39-49 39-53 39-19 0-34-12-43-26-12-19-12-44-12-58z"><text:p/></draw:path><draw:path draw:style-name="gr1278" draw:text-style-name="P85" svg:width="0.076in" svg:height="0.1071in" svg:x="3.4555in" svg:y="0.4965in" svg:viewBox="0 0 194 273" svg:d="M117 118c17 0 21 5 21 21 0 35 0 69 0 104 0 18-5 18-30 18 0 4 0 7 0 12 12-1 33-1 43-1 9 0 28 0 43 1 0-5 0-8 0-12-27 0-31 0-31-18 0-47 0-94 0-142-17 1-32 2-49 4-6 1-4 1-6 1-1 0-2 0-8 0-15 0-30 0-45 0 0-15 0-29 0-43 0-39 33-54 57-54 11 0 26 3 33 12-15 1-18 12-18 18 0 13 11 18 17 18 9 0 18-6 18-18 0-22-21-39-50-39-36 0-81 20-81 62 0 14 0 29 0 44-10 0-21 0-31 0 0 4 0 7 0 12 10 0 21 0 31 0 0 42 0 83 0 125 0 18-5 18-31 18 0 4 0 7 0 12 13-1 33-1 43-1s29 0 43 1c0-5 0-8 0-12-25 0-30 0-30-18 0-42 0-83 0-125 20 0 41 0 61 0z"><text:p/></draw:path><draw:path draw:style-name="gr1278" draw:text-style-name="P85" svg:width="0.0764in" svg:height="0.0673in" svg:x="3.5409in" svg:y="0.5366in" svg:viewBox="0 0 195 172" svg:d="M30 39c0 34 0 69 0 103 0 18-5 18-30 18 0 4 0 7 0 12 13-1 33-1 44-1 10 0 30 0 43 1 0-5 0-8 0-12-26 0-31 0-31-18 0-24 0-47 0-72 0-39 28-61 53-61 24 0 29 21 29 43 0 29 0 60 0 90 0 18-5 18-30 18 0 4 0 7 0 12 13-1 33-1 43-1s31 0 44 1c0-5 0-8 0-12-21 0-30 0-31-13 0-24 0-49 0-73 0-33 0-45-12-60-6-6-18-14-41-14-27 0-46 17-57 41 0-13 0-28 0-41-18 1-36 3-54 4 0 5 0 8 0 13 26 0 30 3 30 22z"><text:p/></draw:path><draw:path draw:style-name="gr1278" draw:text-style-name="P85" svg:width="0.0327in" svg:height="0.1016in" svg:x="3.6252in" svg:y="0.5024in" svg:viewBox="0 0 84 259" svg:d="M56 87c-17 1-36 3-54 4 0 5 0 8 0 12 26 0 29 3 29 21 0 36 0 70 0 105 0 17-5 17-31 17 0 5 0 8 0 13 13-2 34-2 43-2 13 0 27 0 41 2 0-5 0-8 0-13-27 0-28-2-28-17 0-47 0-95 0-142zM57 20c0-12-9-20-20-20-12 0-20 10-20 20 0 11 8 21 20 21 11 0 20-9 20-21z"><text:p/></draw:path><draw:path draw:style-name="gr1278" draw:text-style-name="P85" svg:width="0.0472in" svg:height="0.0949in" svg:x="3.6657in" svg:y="0.5106in" svg:viewBox="0 0 121 242" svg:d="M59 83c19 0 37 0 55 0 0-5 0-8 0-13-18 0-36 0-55 0 0-23 0-47 0-70-3 0-6 0-9 0 0 31-11 73-50 74 0 3 0 5 0 9 11 0 22 0 33 0 0 35 0 71 0 106 0 48 36 53 50 53 27 0 38-27 38-53 0-7 0-14 0-22-3 0-7 0-10 0 0 7 0 15 0 21 0 29-11 44-25 44-27 0-27-35-27-42 0-36 0-71 0-107z"><text:p/></draw:path><draw:path draw:style-name="gr1278" draw:text-style-name="P85" svg:width="0.0323in" svg:height="0.1016in" svg:x="3.7272in" svg:y="0.5024in" svg:viewBox="0 0 83 259" svg:d="M55 87c-18 1-36 3-54 4 0 5 0 8 0 12 25 0 29 3 29 21 0 36 0 70 0 105 0 17-5 17-30 17 0 5 0 8 0 13 12-2 33-2 42-2 14 0 27 0 41 2 0-5 0-8 0-13-26 0-28-2-28-17 0-47 0-95 0-142zM57 20c0-12-10-20-21-20-12 0-21 10-21 20 0 11 9 21 21 21 11 0 21-9 21-21z"><text:p/></draw:path><draw:path draw:style-name="gr1278" draw:text-style-name="P85" svg:width="0.0669in" svg:height="0.0697in" svg:x="3.7689in" svg:y="0.5354in" svg:viewBox="0 0 171 178" svg:d="M171 90c0-48-39-90-85-90-49 0-86 43-86 90 0 51 40 88 85 88 47 0 86-38 86-88zM86 168c-18 0-34-8-44-26-10-17-10-41-10-54 0-15 0-36 9-53 11-18 28-26 44-26 17 0 34 9 44 25 10 17 10 39 10 54 0 13 0 34-9 52-8 17-25 28-44 28z"><text:p/></draw:path><draw:path draw:style-name="gr1278" draw:text-style-name="P85" svg:width="0.076in" svg:height="0.0673in" svg:x="3.8453in" svg:y="0.5366in" svg:viewBox="0 0 194 172" svg:d="M30 39c0 34 0 69 0 103 0 18-5 18-30 18 0 4 0 7 0 12 13-1 33-1 43-1 11 0 31 0 44 1 0-5 0-8 0-12-26 0-31 0-31-18 0-24 0-47 0-72 0-39 28-61 53-61 24 0 29 21 29 43 0 29 0 60 0 90 0 18-5 18-31 18 0 4 0 7 0 12 14-1 34-1 44-1s29 0 43 1c0-5 0-8 0-12-20 0-30 0-30-13 0-24 0-49 0-73 0-33 0-45-12-60-6-6-18-14-41-14-27 0-46 17-57 41 0-13 0-28 0-41-18 1-36 3-54 4 0 5 0 8 0 13 26 0 30 3 30 22z"><text:p/></draw:path><draw:path draw:style-name="gr1278" draw:text-style-name="P85" svg:width="0.0394in" svg:height="0.1819in" svg:x="3.9315in" svg:y="0.4756in" svg:viewBox="0 0 101 463" svg:d="M101 232c0-55-10-133-60-198-4-4-29-34-37-34-1 0-4 1-4 4 0 2 1 3 2 4 19 20 44 51 60 113 8 35 13 75 13 110 0 40-5 79-14 117-15 54-38 84-58 106-3 4-3 5-3 6 0 3 3 3 4 3 7 0 28-23 32-28 40-48 65-117 65-203z"><text:p/></draw:path><draw:path draw:style-name="gr1278" draw:text-style-name="P85" svg:width="0.0346in" svg:height="0.1516in" svg:x="4.4185in" svg:y="0.4902in" svg:viewBox="0 0 89 386" svg:d="M89 383c0-1 0-2-6-9-49-48-61-121-61-180 0-67 15-135 63-183 4-5 4-5 4-7 0-3-1-4-3-4-5 0-39 26-62 76-20 42-24 85-24 118 0 29 4 77 25 120 23 48 56 72 61 72 2 0 3-1 3-3z"><text:p/></draw:path><draw:path draw:style-name="gr1278" draw:text-style-name="P85" svg:width="0.063in" svg:height="0.1039in" svg:x="4.4685in" svg:y="0.5028in" svg:viewBox="0 0 161 265" svg:d="M97 121c31-10 54-37 54-68 0-32-34-53-72-53s-68 23-68 52c0 13 9 21 20 21 12 0 20-9 20-20 0-20-19-20-25-20 13-19 38-24 52-24 16 0 38 9 38 44 0 4-2 26-11 44-13 19-26 20-36 20-2 0-12 1-14 1-3 1-7 1-7 4 0 5 4 5 10 5s11 0 17 0c32 0 46 26 46 64 0 52-26 64-44 64-16 0-45-6-58-29 13 2 25-7 25-21 0-15-11-22-22-22-9 0-22 5-22 22 0 35 36 60 78 60 47 0 83-35 83-74 0-31-25-62-64-70z"><text:p/></draw:path><draw:path draw:style-name="gr1278" draw:text-style-name="P85" svg:width="0.035in" svg:height="0.1516in" svg:x="4.5469in" svg:y="0.4902in" svg:viewBox="0 0 90 386" svg:d="M90 194c0-31-4-77-25-121-23-48-57-73-61-73-2 0-4 2-4 4s0 2 8 9c38 39 60 99 60 181 0 66-14 134-62 182-6 5-6 6-6 7 0 2 2 3 4 3 4 0 39-25 62-75 20-43 24-85 24-117z"><text:p/></draw:path><draw:path draw:style-name="gr1278" draw:text-style-name="P85" svg:width="0.1346in" svg:height="0.0831in" svg:x="0.0012in" svg:y="0.7693in" svg:viewBox="0 0 343 212" svg:d="M329 152c7 0 14-1 14-9 0-9-7-8-14-8-81 0-164 0-245 0-17-13-37-23-49-29 13-6 33-16 49-30 81 0 164 0 245 0 7 0 14 0 14-8 0-7-7-7-14-7-76 0-152 0-228 0 19-18 39-52 39-57 0-4-6-4-8-4-3 0-5 0-7 3-8 15-19 36-45 58-26 23-51 34-72 39-7 2-7 3-8 3 0 2 0 2 0 3s0 2 0 3h1c1 1 1 1 9 3 52 16 90 51 112 93 5 7 5 7 10 7 2 0 8 0 8-4s-20-39-39-56c76 0 152 0 228 0z"><text:p/></draw:path><draw:path draw:style-name="gr1278" draw:text-style-name="P85" svg:width="0.1346in" svg:height="0.0831in" svg:x="0.128in" svg:y="0.7693in" svg:viewBox="0 0 343 212" svg:d="M260 76c16 14 36 24 48 30-13 6-33 16-48 29-82 0-164 0-246 0-6 0-14-1-14 8 0 8 8 9 13 9 76 0 153 0 229 0-19 17-38 52-38 56s5 4 7 4c4 0 6 0 7-3 9-14 20-35 44-57 27-24 53-34 74-40 5-2 6-3 7-3 0-1 0-2 0-3s0-1 0-3h-1c-1-1-1-1-9-3-51-15-90-50-112-92-4-8-4-8-10-8-2 0-7 0-7 4 0 5 19 39 38 57-76 0-153 0-229 0-5 0-13 0-13 7 0 8 8 8 14 8 82 0 164 0 246 0z"><text:p/></draw:path><draw:path draw:style-name="gr1278" draw:text-style-name="P85" svg:width="0.0843in" svg:height="0.1087in" svg:x="0.3142in" svg:y="0.7429in" svg:viewBox="0 0 215 277" svg:d="M213 15c2-4 2-5 2-7 0-4-4-8-8-8-5 0-7 6-9 10-11 29-21 56-32 85-39 0-78 0-118 0-11-29-20-56-31-85-3-6-5-10-9-10-5 0-8 4-8 8 0 1 0 2 2 7 32 85 65 169 97 253 1 6 3 9 9 9 5 0 6-4 8-7 33-85 64-170 97-255zM55 110c35 0 69 0 105 0-18 46-35 91-52 138-18-47-35-92-53-138z"><text:p/></draw:path><draw:path draw:style-name="gr1278" draw:text-style-name="P85" svg:width="0.0697in" svg:height="0.098in" svg:x="0.4028in" svg:y="0.7811in" svg:viewBox="0 0 178 250" svg:d="M177 23c1-5 1-5 1-9 0-6-5-10-11-10-3 0-10 3-13 8-1 2-4 14-5 21-4 10-6 21-8 31-6 23-12 47-18 70-1 6-17 32-44 32-20 0-23-16-23-31 0-17 7-41 19-76 6-15 9-19 9-27 0-18-14-32-32-32-38 0-52 56-52 59 0 5 4 5 6 5 3 0 3-1 5-8 11-36 26-47 40-47 2 0 8 0 8 12 0 10-3 20-6 27-16 41-22 63-22 81 0 35 24 46 47 46 16 0 29-7 39-18-5 21-9 40-25 60-11 13-25 25-42 25-6 0-24-2-30-16 6 0 11 0 16-5 5-4 8-9 8-16 0-12-10-14-14-14-9 0-21 6-21 26 0 18 16 33 41 33 39 0 79-35 90-78 12-50 25-99 37-149z"><text:p/></draw:path><draw:path draw:style-name="gr1278" draw:text-style-name="P85" svg:width="0.076in" svg:height="0.0874in" svg:x="0.5335in" svg:y="0.7665in" svg:viewBox="0 0 194 223" svg:d="M179 119c7 0 15 0 15-8s-8-8-15-8c-55 0-109 0-164 0 5-51 50-88 104-88 20 0 41 0 60 0 7 0 15 0 15-7 0-8-8-8-15-8-19 0-40 0-60 0-66 0-119 48-119 111 0 62 53 112 119 112 20 0 41 0 60 0 7 0 15 0 15-7 0-8-8-8-15-8-19 0-40 0-60 0-54 0-99-36-104-89 55 0 109 0 164 0z"><text:p/></draw:path><draw:path draw:style-name="gr1278" draw:text-style-name="P85" svg:width="0.1102in" svg:height="0.1035in" svg:x="0.6701in" svg:y="0.7457in" svg:viewBox="0 0 281 264" svg:d="M217 44c2-2 3-3 5-5 12-11 24-25 51-27 4 0 8 0 8-6 0-4-2-6-5-6-10 0-22 1-32 1-13 0-26-1-38-1-2 0-8 0-8 8 0 4 4 4 6 4 3 0 14 1 14 9 0 7-9 16-10 19-30 34-61 69-90 103-15-38-29-76-43-114-2-6-1-5-2-7 0-10 18-10 23-10s9 0 9-8c0-4-5-4-6-4-11 0-37 1-48 1-10 0-34-1-43-1-4 0-8 0-8 8 0 4 3 4 9 4 23 0 24 3 28 13 16 43 32 85 48 128 0 1 1 5 1 7 0 1-16 62-18 70-4 21-5 22-36 22-7 0-10 0-10 8 0 4 4 4 6 4 11 0 37-1 48-1s38 1 49 1c4 0 8 0 8-8 0-4-3-4-11-4-1 0-8 0-14 0-9-1-11-2-11-7 0-2 3-16 5-24 5-19 9-36 14-55 2-6 2-8 5-12 32-36 64-74 96-110z"><text:p/></draw:path><draw:path draw:style-name="gr1278" draw:text-style-name="P85" svg:width="0.0161in" svg:height="0.0157in" svg:x="0.7744in" svg:y="0.8323in" svg:viewBox="0 0 42 41" svg:d="M42 21c0-12-10-21-21-21s-21 9-21 21c0 11 10 20 21 20s21-9 21-20z"><text:p/></draw:path><draw:path draw:style-name="gr1278" draw:text-style-name="P85" svg:width="0.0756in" svg:height="0.0685in" svg:x="0.8083in" svg:y="0.7811in" svg:viewBox="0 0 193 175" svg:d="M118 54c2-10 11-45 38-45 2 0 11 0 19 4-10 2-18 12-18 21 0 7 4 14 15 14 8 0 21-7 21-23 0-19-24-25-37-25-22 0-35 21-40 30-9-27-30-30-42-30-40 0-62 50-62 59 0 5 3 5 5 5 3 0 4-1 5-5 13-41 39-50 52-50 6 0 21 3 21 25 0 12-7 39-21 93-7 24-20 39-38 39-2 0-11 0-18-4 8-2 17-10 17-21s-9-13-14-13c-11 0-21 10-21 22 0 17 19 25 36 25 26 0 40-26 41-30 4 15 19 30 42 30 39 0 61-50 61-59 0-5-3-5-4-5-3 0-4 2-5 5-13 41-39 50-52 50-14 0-21-12-21-25 0-9 2-17 7-34 4-18 8-35 13-53z"><text:p/></draw:path><draw:path draw:style-name="gr1278" draw:text-style-name="P85" svg:width="0.0386in" svg:height="0.0701in" svg:x="0.902in" svg:y="0.802in" svg:viewBox="0 0 99 179" svg:d="M62 8c0-8-1-8-8-8-18 17-43 17-54 17 0 3 0 6 0 9 7 0 25 0 40-7 0 46 0 92 0 138 0 9 0 12-28 12-3 0-6 0-10 0 0 4 0 7 0 10 6 0 39-1 49-1 8 0 41 1 48 1 0-3 0-6 0-10-3 0-7 0-10 0-27 0-27-3-27-12 0-49 0-100 0-149z"><text:p/></draw:path><draw:path draw:style-name="gr1278" draw:text-style-name="P85" svg:width="0.0929in" svg:height="0.1169in" svg:x="1.0138in" svg:y="0.752in" svg:viewBox="0 0 237 298" svg:d="M229 17c4-3 8-5 8-9 0-5-4-8-8-8-2 0-6 1-8 2-71 34-142 67-213 101-7 3-8 6-8 9 0 4 2 6 8 8 71 34 142 67 213 101 6 2 7 2 8 2 4 0 8-3 8-7s-3-6-9-9c-67-32-134-63-202-95 68-32 136-64 203-95zM222 298c7 0 15 0 15-8 0-7-9-7-15-7-69 0-138 0-208 0-6 0-14 0-14 7 0 8 7 8 13 8 70 0 140 0 209 0z"><text:p/></draw:path><draw:path draw:style-name="gr1278" draw:text-style-name="P85" svg:width="0.0941in" svg:height="0.0724in" svg:x="1.1248in" svg:y="0.7984in" svg:viewBox="0 0 240 185" svg:d="M138 81c8-8 16-16 25-25 35-34 45-45 70-46 4 0 7 0 7-6 0-3-3-4-5-4-7 0-17 1-25 1-6 0-24-1-31-1-2 0-5 1-5 6 0 1 0 4 3 4s10 1 10 7c0 4-4 8-7 11-2 2-37 35-47 46-9-18-19-37-27-54 0-1-1-2-1-3 0-3 5-7 14-7 2 0 5 0 5-7-1-1 0-3-4-3-6 0-12 1-18 1-5 0-12 0-17 0s-11 0-17 0c-4-1-10-1-14-1-1 0-6 0-6 6 0 4 4 4 8 4 16 0 17 2 20 8 12 25 25 49 37 74-4 6-10 10-14 16-5 4-19 16-23 22-33 33-44 44-68 45-5 0-8 0-8 5 0 2 1 5 4 5 8 0 17-1 26-1 4 0 11 0 15 0 6 0 11 1 16 1 2 0 5 0 5-6 0-4-2-4-4-4-3 0-9-1-9-7 0-4 4-7 10-14 18-18 36-36 55-54 11 22 22 43 33 65 1 2 1 2 1 3s-5 6-14 7c-3 0-6 0-6 5 0 2 0 5 4 5 6 0 11-1 18-1 6 0 12 0 18 0 5 0 12 0 16 0 5 0 10 1 14 1 2 0 6 0 6-6 0-4-3-4-8-4-15 0-16-3-18-8-15-28-30-57-44-86z"><text:p/></draw:path><draw:path draw:style-name="gr1278" draw:text-style-name="P85" svg:width="0.0756in" svg:height="0.0685in" svg:x="1.2819in" svg:y="0.7811in" svg:viewBox="0 0 193 175" svg:d="M118 54c2-10 11-45 38-45 2 0 11 0 20 4-11 2-19 12-19 21 0 7 5 14 15 14 8 0 21-7 21-23 0-19-24-25-37-25-22 0-35 21-39 30-10-27-31-30-42-30-41 0-63 50-63 59 0 5 3 4 5 5 3 0 4-1 5-5 13-41 39-50 52-50 7 0 21 3 21 25 0 12-7 39-21 93-7 24-20 39-37 39-3 0-12 0-19-4 10-2 17-10 17-21s-7-13-14-13c-11 0-21 10-21 22 0 17 20 25 36 25 26 0 40-26 41-30 4 15 19 30 42 30 39 0 61-50 61-59 0-5-3-5-4-5-3 0-4 2-5 5-13 41-39 50-51 50-15 0-22-12-22-25 0-9 2-17 7-34 4-18 8-35 13-53z"><text:p/></draw:path><draw:path draw:style-name="gr1278" draw:text-style-name="P85" svg:width="0.0469in" svg:height="0.0701in" svg:x="1.3713in" svg:y="0.802in" svg:viewBox="0 0 120 179" svg:d="M120 130c-3 0-6 0-9 0-1 6-4 22-8 25-2 1-23 1-26 1-16 0-33 0-49 0 27-25 37-33 53-45 20-16 39-33 39-58 0-33-29-53-64-53-33 0-56 23-56 48 0 14 12 15 14 15 7 0 15-5 15-15 0-4-1-14-16-14 8-19 27-25 40-25 26 0 41 22 41 44 0 23-17 42-26 52-22 20-43 42-65 63-3 4-3 4-3 11 37 0 75 0 112 0 2-16 6-33 8-49z"><text:p/></draw:path><draw:path draw:style-name="gr1278" draw:text-style-name="P85" svg:width="0.0394in" svg:height="0.1819in" svg:x="3.1004in" svg:y="0.7193in" svg:viewBox="0 0 101 463" svg:d="M101 459c0-1-1-2-2-4-18-18-44-50-60-113-9-35-13-75-13-111 0-101 25-173 71-222 4-3 4-5 4-6 0-3-3-3-5-3-6 0-27 23-31 29-40 46-65 116-65 202 0 55 10 133 61 198 3 4 28 34 35 34 2 0 5 0 5-4z"><text:p/></draw:path><draw:path draw:style-name="gr1278" draw:text-style-name="P85" svg:width="0.0827in" svg:height="0.1366in" svg:x="3.1516in" svg:y="0.7409in" svg:viewBox="0 0 211 348" svg:d="M211 53c0-29-22-53-53-53-23 0-33 7-47 17-21 15-42 52-49 82-21 81-41 164-62 245 0 1 1 4 4 4 4 0 5 0 5-1 9-36 19-72 27-107 8 23 25 37 53 37 29 0 57-14 75-31 19-17 31-42 31-71 0-28-15-47-29-57 23-13 45-37 45-65zM141 118c-5 1-9 2-19 2-4 0-13 0-16-1 1-5 14-3 18-3 9 0 12 0 17 2zM189 44c0 28-14 55-35 67-10-3-18-4-30-4-7 0-29-1-29 12 0 11 19 10 26 10 14 0 21-1 32-6 15 15 16 27 18 44 0 22-9 52-20 66-16 21-41 35-63 35-30 0-44-22-44-49 0-4 0-10 2-18 8-33 17-65 24-98 9-33 37-94 83-94 23 0 36 12 36 35z"><text:p/></draw:path><draw:path draw:style-name="gr1278" draw:text-style-name="P85" svg:width="0.0508in" svg:height="0.0669in" svg:x="3.2961in" svg:y="0.7811in" svg:viewBox="0 0 130 171" svg:d="M54 43c0-14 0-29 0-43-18 1-36 3-54 4 0 5 0 8 0 13 26 0 30 2 30 20 0 36 0 70 0 105 0 16-5 16-30 16 0 5 0 8 0 13 15 0 33-2 44-2 15 0 33 0 48 2 0-5 0-8 0-13-2 0-5 0-7 0-29 0-30-4-30-17 0-20 0-40 0-60 0-38 17-72 46-72 2 0 4 0 5 0-1 0-9 5-9 15 0 11 8 17 16 17 7 0 17-6 17-18 0-13-12-23-29-23-28 0-42 25-47 43z"><text:p/></draw:path><draw:path draw:style-name="gr1278" draw:text-style-name="P85" svg:width="0.0764in" svg:height="0.0685in" svg:x="3.3563in" svg:y="0.7811in" svg:viewBox="0 0 195 175" svg:d="M139 140c0 12 0 23 0 35 18-1 37-3 56-4 0-5 0-8 0-13-28 0-31-2-31-20 0-47 0-92 0-138-19 1-37 3-56 4 0 5 0 8 0 13 26 0 30 2 30 20 0 24 0 47 0 70 0 33-19 59-48 59-32 0-33-17-33-37 0-43 0-86 0-129-18 1-38 3-57 4 0 5 0 8 0 13 30 0 30 1 30 35 0 20 0 38 0 58 0 30 0 65 59 65 21 0 39-11 50-35z"><text:p/></draw:path><draw:path draw:style-name="gr1278" draw:text-style-name="P85" svg:width="0.0335in" svg:height="0.1051in" svg:x="3.4409in" svg:y="0.7429in" svg:viewBox="0 0 86 268" svg:d="M56 0c-19 1-37 3-56 4 0 5 0 8 0 13 28 0 31 3 31 22 0 67 0 134 0 201 0 16-5 16-31 16 0 5 0 8 0 12 13 0 33-1 43-1 9 0 29 1 43 1 0-4 0-7 0-12-25 0-30 0-30-16 0-80 0-160 0-240z"><text:p/></draw:path><draw:path draw:style-name="gr1278" draw:text-style-name="P85" svg:width="0.0587in" svg:height="0.0693in" svg:x="3.4823in" svg:y="0.7811in" svg:viewBox="0 0 150 177" svg:d="M33 76c2-58 34-67 47-67 41 0 44 52 44 67-30 0-60 0-91 0zM32 84c36 0 73 0 109 0 8 0 9 0 9-8 0-39-21-76-70-76-44 0-80 40-80 88 0 52 41 89 86 89 46 0 64-43 64-50 0-4-4-5-5-5-3 0-4 2-5 6-13 39-49 39-52 39-20 0-35-11-44-25-12-19-12-44-12-58z"><text:p/></draw:path><draw:path draw:style-name="gr1278" draw:text-style-name="P85" svg:width="0.0394in" svg:height="0.1819in" svg:x="3.5528in" svg:y="0.7193in" svg:viewBox="0 0 101 463" svg:d="M101 231c0-54-10-132-60-197-5-5-29-34-37-34-1 0-4 0-4 3s1 4 2 5c19 20 44 50 60 112 8 35 13 75 13 111 0 40-5 78-14 117-15 54-38 84-58 106-3 4-2 4-3 5 0 3 3 4 4 4 7 0 28-24 32-30 40-46 65-115 65-202z"><text:p/></draw:path><draw:path draw:style-name="gr1278" draw:text-style-name="P85" svg:width="0.0346in" svg:height="0.1516in" svg:x="4.4185in" svg:y="0.7343in" svg:viewBox="0 0 89 386" svg:d="M89 383c0-2 0-2-6-9-49-48-61-122-61-181 0-68 15-135 63-183 4-4 4-6 4-7 0-2-1-3-3-3-5 0-39 26-62 75-20 43-24 86-24 118 0 30 4 77 25 121 23 47 56 72 61 72 2 0 3-1 3-3z"><text:p/></draw:path><draw:path draw:style-name="gr1278" draw:text-style-name="P85" svg:width="0.0669in" svg:height="0.1028in" svg:x="4.4669in" svg:y="0.7457in" svg:viewBox="0 0 171 262" svg:d="M102 198c0 11 0 23 0 34 0 13-1 18-29 18-3 0-6 0-8 0 0 4 0 7 0 12 15-1 35-1 52-1 15 0 37 0 52 1 0-5 0-8 0-12-2 0-5 0-7 0-29 0-30-5-30-18 0-11 0-23 0-34 13 0 25 0 39 0 0-4 0-8 0-12-14 0-26 0-39 0 0-58 0-117 0-175 0-8 0-11-7-11-3 0-4 0-7 6-40 60-78 119-118 180 0 4 0 8 0 12 34 0 68 0 102 0zM105 186c-32 0-63 0-95 0 32-48 63-96 95-144 0 48 0 96 0 144z"><text:p/></draw:path><draw:path draw:style-name="gr1278" draw:text-style-name="P85" svg:width="0.035in" svg:height="0.1516in" svg:x="4.5469in" svg:y="0.7343in" svg:viewBox="0 0 90 386" svg:d="M90 193c0-30-4-76-25-120-23-48-57-73-61-73-2 0-4 1-4 3 0 1 0 3 8 9 38 39 60 100 60 181 0 66-14 134-62 183-6 5-6 5-6 7s2 3 4 3c4 0 39-26 62-75 20-43 24-85 24-118z"><text:p/></draw:path><draw:path draw:style-name="gr1278" draw:text-style-name="P85" svg:width="0.1346in" svg:height="0.0831in" svg:x="0.0012in" svg:y="0.9969in" svg:viewBox="0 0 343 212" svg:d="M329 151c7 0 14 0 14-8s-7-8-14-8c-81 0-164 0-245 0-17-13-37-23-49-29 13-6 33-16 49-30 81 0 164 0 245 0 7 0 14 0 14-8 0-7-7-7-14-7-76 0-152 0-228 0 19-18 39-52 39-57 0-4-6-4-8-4-3 0-5 0-7 3-8 15-19 36-45 58-26 23-51 34-72 39-7 2-7 3-8 3 0 2 0 2 0 3s0 1 0 2l1 1c1 1 1 1 9 3 52 16 90 51 112 93 5 7 5 7 10 7 2 0 8 0 8-4s-20-39-39-57c76 0 152 0 228 0z"><text:p/></draw:path><draw:path draw:style-name="gr1278" draw:text-style-name="P85" svg:width="0.1346in" svg:height="0.0831in" svg:x="0.128in" svg:y="0.9969in" svg:viewBox="0 0 343 212" svg:d="M260 76c16 14 36 24 48 30-13 6-33 16-48 29-82 0-164 0-246 0-6 0-14 0-14 8s8 8 13 8c76 0 153 0 229 0-19 18-38 53-38 57s5 4 7 4c4 0 6 0 7-3 9-14 20-35 44-57 27-24 53-34 74-40 5-2 6-3 7-4 0-1 0-1 0-2s0-1 0-3h-1c-1-1-1-1-9-3-51-15-90-50-112-92-4-8-4-8-10-8-2 0-7 0-7 4 0 5 19 39 38 57-76 0-153 0-229 0-5 0-13 0-13 7 0 8 8 8 14 8 82 0 164 0 246 0z"><text:p/></draw:path><draw:path draw:style-name="gr1278" draw:text-style-name="P85" svg:width="0.0756in" svg:height="0.0685in" svg:x="0.3185in" svg:y="1.0102in" svg:viewBox="0 0 193 175" svg:d="M118 54c2-10 11-45 38-45 2 0 11 0 20 4-11 2-19 12-19 21 0 7 5 13 15 13 8 0 21-6 21-22 0-19-24-25-37-25-22 0-35 21-39 30-10-27-31-30-42-30-41 0-63 50-63 59 0 5 3 5 5 5 3 0 4-1 5-5 13-41 39-50 52-50 7 0 21 3 21 25 0 12-7 39-21 93-7 24-20 39-38 39-2 0-11 0-18-4 10-2 17-10 17-21s-7-14-14-14c-11 0-21 11-21 23 0 17 20 25 36 25 26 0 40-28 41-30 4 15 19 30 42 30 39 0 61-50 61-59 0-5-3-5-4-5-3 0-4 2-5 5-13 41-39 50-51 50-15 0-22-12-22-25 0-9 2-17 7-34 4-18 8-35 13-53z"><text:p/></draw:path><draw:path draw:style-name="gr1278" draw:text-style-name="P85" svg:width="0.0382in" svg:height="0.0701in" svg:x="0.4126in" svg:y="1.0287in" svg:viewBox="0 0 98 179" svg:d="M61 7c0-7 0-7-8-7-18 17-42 17-53 17 0 3 0 6 0 9 6 0 24 0 39-7 0 46 0 92 0 138 0 9 0 12-27 12-3 0-8 0-11 0 0 4 0 7 0 10 6 0 39-1 49-1 8 0 42 1 48 1 0-3 0-6 0-10-3 0-7 0-10 0-27 0-27-3-27-12 0-50 0-100 0-150z"><text:p/></draw:path><draw:path draw:style-name="gr1278" draw:text-style-name="P85" svg:width="0.0929in" svg:height="0.1169in" svg:x="0.524in" svg:y="0.9811in" svg:viewBox="0 0 237 298" svg:d="M229 17c4-3 8-5 8-9 0-5-4-8-8-8-2 0-6 1-7 2-71 34-143 67-214 101-7 3-8 6-8 9 0 4 2 6 8 8 71 34 143 67 214 101 5 2 6 2 7 2 4 0 8-3 8-7s-3-6-8-9c-67-32-135-63-203-95 68-32 136-64 203-95zM223 298c7 0 14 0 14-8 0-7-8-7-15-7-69 0-138 0-208 0-5 0-14 0-14 7 0 8 8 8 13 8 71 0 140 0 210 0z"><text:p/></draw:path><draw:path draw:style-name="gr1278" draw:text-style-name="P85" svg:width="0.0937in" svg:height="0.0724in" svg:x="0.6354in" svg:y="1.0283in" svg:viewBox="0 0 239 185" svg:d="M136 81c9-8 17-16 26-25 35-34 46-45 70-46 3 0 7 0 7-6 0-3-4-4-5-4-7 0-16 1-25 1-7 0-24-1-31-1-2 0-5 1-5 6 0 1 0 4 4 4 2 0 9 1 9 7 0 4-4 8-7 11-2 2-36 35-47 46-9-18-18-37-26-54-1 0-3-2-3-3 0-3 6-7 15-7 2 0 6 0 6-7-2-1-1-3-5-3-6 0-12 1-18 1-5 0-12 0-17 0s-11 0-17 0c-4-1-10-1-14-1-1 0-6 0-6 6 0 4 4 4 8 4 15 0 18 2 20 8 12 25 25 49 37 74-4 6-10 10-14 16-6 4-19 16-23 22-33 33-44 44-68 45-5 0-7 0-7 5 0 2 0 5 3 5 8 0 18-1 26-1 4 0 11 0 15 0 6 0 11 1 15 1 3 0 7 0 7-6 0-4-3-4-5-4-3 0-8-1-8-7 0-4 3-7 9-14 18-18 36-36 55-54 11 22 22 43 33 65 1 2 1 2 1 3s-5 6-15 7c-2 0-5 0-5 5 0 2 0 5 4 5 6 0 12-1 19-1 6 0 11 0 18 0 4 0 11 0 15 0s10 1 14 1c3 0 7 0 7-7 0-3-4-3-9-3-15 0-16-3-19-8-14-28-29-57-44-86z"><text:p/></draw:path><draw:path draw:style-name="gr1278" draw:text-style-name="P85" svg:width="0.0756in" svg:height="0.0685in" svg:x="0.7921in" svg:y="1.0102in" svg:viewBox="0 0 193 175" svg:d="M118 54c3-10 12-45 38-45 2 0 11 0 20 4-11 2-19 12-19 21 0 7 5 13 15 13 8 0 21-6 21-22 0-19-22-25-36-25-23 0-36 21-40 30-10-27-31-30-42-30-41 0-63 50-63 59 0 5 3 4 5 5 3 0 4-1 5-5 13-41 39-50 52-50 7 0 21 3 21 25 0 12-7 39-21 93-7 24-20 39-37 39-2 0-12 0-19-4 10-2 18-10 18-21s-8-14-14-14c-12 0-22 11-22 23 0 17 20 25 36 25 27 0 40-28 41-30 4 15 19 30 42 30 39 0 61-50 61-59 0-5-3-5-4-5-3 0-4 2-4 5-14 41-40 50-52 50-15 0-21-12-21-25 0-9 2-17 7-34 4-18 7-35 12-53z"><text:p/></draw:path><draw:path draw:style-name="gr1278" draw:text-style-name="P85" svg:width="0.0469in" svg:height="0.0701in" svg:x="0.8815in" svg:y="1.0287in" svg:viewBox="0 0 120 179" svg:d="M120 130c-3 0-6 0-9 0-1 6-3 22-8 24-2 2-22 2-26 2-16 0-33 0-49 0 28-25 37-33 53-45 20-16 39-33 39-58 0-33-29-53-63-53s-57 23-57 48c0 14 12 15 14 15 7 0 16-5 16-15 0-4-2-14-17-14 9-19 27-25 40-25 27 0 41 22 41 44 0 23-17 42-26 52-22 20-43 42-65 63-3 3-3 4-3 11 37 0 75 0 112 0 2-16 6-33 8-49z"><text:p/></draw:path><draw:path draw:style-name="gr1278" draw:text-style-name="P85" svg:width="0.0346in" svg:height="0.1516in" svg:x="4.4185in" svg:y="0.9638in" svg:viewBox="0 0 89 386" svg:d="M89 382c0-1 0-1-6-8-49-49-61-122-61-181 0-68 15-135 63-183 4-4 4-6 4-7 0-2-1-3-3-3-5 0-39 26-62 75-20 43-24 86-24 118 0 30 4 77 25 121 23 47 56 72 61 72 2 0 3-1 3-4z"><text:p/></draw:path><draw:path draw:style-name="gr1278" draw:text-style-name="P85" svg:width="0.0606in" svg:height="0.1043in" svg:x="4.4701in" svg:y="0.9756in" svg:viewBox="0 0 155 266" svg:d="M155 180c0-46-32-84-74-84-18 0-35 5-49 20 0-26 0-51 0-76 8 2 21 5 33 5 47 0 75-35 75-41 0-2-1-4-5-4-1 0-1 0-3 1-8 3-26 11-52 11-15 0-34-2-51-10-4-1-4-1-5-1-4 0-4 2-4 9 0 38 0 76 0 114 0 7 0 10 5 10 4 0 4-1 6-3 4-7 19-28 49-28 20 0 30 19 33 26 7 14 7 29 7 48 0 13 0 36-9 53-10 15-24 25-42 25-27 0-49-21-56-43 1 0 2 0 7 0 12 0 19-10 19-18 0-10-7-19-19-19-6 0-20 2-20 21 0 33 28 70 70 70 46 0 85-37 85-86z"><text:p/></draw:path><draw:path draw:style-name="gr1278" draw:text-style-name="P85" svg:width="0.035in" svg:height="0.1516in" svg:x="4.5469in" svg:y="0.9638in" svg:viewBox="0 0 90 386" svg:d="M90 193c0-30-4-77-25-120-23-48-57-73-61-73-2 0-4 1-4 3 0 1 0 3 8 9 38 39 60 100 60 181 0 66-14 134-62 183-6 5-6 5-6 6 0 3 2 4 4 4 4 0 39-26 62-76 20-42 24-84 24-117z"><text:p/></draw:path></draw:g></text:p>
        </text:list-header>
      </text:list>
      <text:p text:style-name="P72">כמבוקש <draw:g text:anchor-type="as-char" svg:y="-0.1043in" draw:z-index="184" draw:name="Shape184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p>
      <text:h text:style-name="P3" text:outline-level="3">סעיף (ג)</text:h>
      <text:p text:style-name="P40">נניח <draw:g text:anchor-type="as-char" svg:y="-0.1165in" draw:z-index="185" draw:name="Shape185" draw:style-name="gr1276"><svg:title>TexMaths</svg:title><svg:desc>11§inline§X = \{0, 1\}, Y \neq \emptyset§svg§600§FALSE§</svg:desc><draw:path draw:style-name="gr1277" draw:text-style-name="P84" svg:width="1.1579in" svg:height="0.139in" svg:x="0.013in" svg:y="0.0075in" svg:viewBox="0 0 2942 354" svg:d="M0 0c981 0 1961 0 2942 0 0 118 0 236 0 354-981 0-1961 0-2942 0 0-118 0-236 0-354z"><text:p/></draw:path><draw:path draw:style-name="gr1278" draw:text-style-name="P85" svg:width="0.1252in" svg:height="0.1031in" svg:x="0in" svg:y="0.0138in" svg:viewBox="0 0 319 263" svg:d="M177 104c-11-25-21-50-32-75-1-4-2-5-2-6 0-2 7-10 23-11 3 0 8-1 8-8 0-4-5-4-6-4-16 0-33 1-49 1-9 0-33-1-43-1-2 0-7 0-7 8 0 4 4 4 9 4 23 0 25 4 29 12 15 36 30 72 46 108-28 28-55 58-83 87-1 1-3 3-4 4-19 21-37 27-57 29-5 0-9 0-9 7 2 1 0 4 5 4 13 0 25-2 37-2 14 0 29 2 43 2 3 0 7 0 7-8 0-3-3-2-4-3-4-2-17-2-17-13 0-6 7-13 11-17 14-14 27-28 40-42 11-12 23-25 34-37 13 31 27 61 40 92 1 3 1 3 2 4 0 4-8 10-23 13-5 0-8 0-8 6 0 5 5 5 7 5 10 0 37-2 48-2 10 0 33 2 43 2 2 0 7 0 7-7 0-4-4-4-7-4-25-2-26-3-33-18-15-35-41-96-49-119 25-27 66-72 79-83 11-10 25-19 48-20 6 0 9 0 9-8-2-1 0-4-6-4-11 0-24 1-36 1-14 0-28-1-43-1-2 0-6 0-6 8 0 3 1 4 4 4s15 1 15 12c0 6-4 10-7 14-21 22-42 44-63 66z"><text:p/></draw:path><draw:path draw:style-name="gr1278" draw:text-style-name="P85" svg:width="0.1004in" svg:height="0.035in" svg:x="0.185in" svg:y="0.061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1278" draw:text-style-name="P85" svg:width="0.0535in" svg:height="0.1508in" svg:x="0.3476in" svg:y="0.0047in" svg:viewBox="0 0 137 384" svg:d="M81 51c0-16 11-40 53-43 2 0 3-1 3-4 0-4-3-4-7-4-39 0-74 20-74 47 0 30 0 58 0 88 0 15 0 28-15 41-14 11-29 12-38 12-1 0-3 2-3 4 0 4 2 4 7 5 25 1 44 15 48 34 1 4 1 4 1 18 0 26 0 51 0 76 0 17 0 29 19 44 14 11 40 15 55 15 4 0 7 0 7-4 0-3-2-3-6-4-24-1-43-13-49-33-1-4-1-5-1-19 0-26 0-54 0-80 0-18-2-24-15-36-8-9-19-12-30-16 32-9 45-26 45-49 0-31 0-62 0-92z"><text:p/></draw:path><draw:path draw:style-name="gr1278" draw:text-style-name="P85" svg:width="0.0638in" svg:height="0.1039in" svg:x="0.4189in" svg:y="0.0165in" svg:viewBox="0 0 163 265" svg:d="M163 133c0-31-2-62-16-90-17-36-49-43-66-43-23 0-50 10-67 46-12 27-14 56-14 87 0 30 2 64 18 93 16 31 45 39 63 39 21 0 51-8 67-45 13-27 15-56 15-87zM81 256c-15 0-37-9-45-46-4-23-4-58-4-81 0-25 0-50 3-71 8-46 36-49 46-49 14 0 39 6 47 45 3 21 3 50 3 75 0 28 0 54-5 80-5 36-27 47-45 47z"><text:p/></draw:path><draw:path draw:style-name="gr1278" draw:text-style-name="P85" svg:width="0.0177in" svg:height="0.0449in" svg:x="0.502in" svg:y="0.102in" svg:viewBox="0 0 46 115" svg:d="M46 41c0-26-10-41-25-41-12 0-21 10-21 21 0 10 9 20 21 20 4 0 10-1 13-5 1-1 1-1 2-1s1 0 1 6c0 28-13 51-26 64-4 4-4 5-4 6 0 3 2 4 4 4 3 0 35-29 35-74z"><text:p/></draw:path><draw:path draw:style-name="gr1278" draw:text-style-name="P85" svg:width="0.05in" svg:height="0.1004in" svg:x="0.5705in" svg:y="0.0165in" svg:viewBox="0 0 128 256" svg:d="M79 10c0-9 0-10-9-10-24 25-58 25-70 25 0 4 0 8 0 11 8 0 30 0 51-10 0 67 0 133 0 200 0 13-2 19-37 19-4 0-7 0-12 0 0 3 0 8 0 11 13-1 47-1 63-1 15 0 48 0 63 1 0-3 0-8 0-11-5 0-9 0-14 0-34 0-35-4-35-19 0-72 0-144 0-216z"><text:p/></draw:path><draw:path draw:style-name="gr1278" draw:text-style-name="P85" svg:width="0.0535in" svg:height="0.1508in" svg:x="0.6437in" svg:y="0.0047in" svg:viewBox="0 0 137 384" svg:d="M56 333c0 15-10 40-52 43-2 1-4 2-4 4 0 4 4 4 8 4 37 0 73-18 73-48s0-58 0-88c0-14 0-27 17-39 13-11 27-12 36-12 2-1 3-3 3-5 0-4-2-4-6-4-25-1-44-16-47-34-3-5-3-6-3-19 0-25 0-52 0-77 0-15 0-28-17-43-16-12-43-15-56-15-4 0-8 0-8 4s2 4 7 4c24 2 42 14 48 34 1 3 1 4 1 17 0 28 0 54 0 82 0 17 3 24 15 36 8 9 20 12 30 15-31 9-45 27-45 49 0 30 0 61 0 92z"><text:p/></draw:path><draw:path draw:style-name="gr1278" draw:text-style-name="P85" svg:width="0.0173in" svg:height="0.0449in" svg:x="0.722in" svg:y="0.102in" svg:viewBox="0 0 45 115" svg:d="M45 41c0-26-10-41-24-41-13 0-21 10-21 21 0 10 8 20 21 20 4 0 9-1 13-5 1-1 1-1 2-1 0 2 0 0 0 6 0 28-13 51-26 64-3 4-3 5-3 6 0 3 1 4 3 4 4 0 35-29 35-74z"><text:p/></draw:path><draw:path draw:style-name="gr1278" draw:text-style-name="P85" svg:width="0.1106in" svg:height="0.1031in" svg:x="0.7815in" svg:y="0.0138in" svg:viewBox="0 0 282 263" svg:d="M218 44c1-2 3-3 4-6 12-11 25-24 51-26 4 0 9 0 9-8 0-2-3-4-6-4-10 0-21 1-32 1-12 0-26-1-38-1-3 0-8 0-8 8 0 4 4 4 7 4 2 0 13 1 13 9 0 6-9 16-10 19-30 34-61 68-90 102-15-39-28-76-42-115-2-5-2-5-2-6 0-9 18-9 22-9 5 0 10 0 10-8 0-4-6-4-7-4-10 0-37 1-48 1-10 0-33-1-43-1-3 0-8 0-8 8 0 4 4 4 9 4 23 0 25 3 28 13 16 42 32 85 48 127 0 1 1 5 1 6s-16 64-17 70c-5 21-5 22-36 24-8 0-11 0-11 7 0 4 4 4 5 4 11 0 38-2 49-2s38 2 49 2c4 0 8 0 8-8 0-3-3-3-11-3-1 0-8 0-14-2-9-1-11-2-11-6 0-2 3-16 5-24 5-18 10-37 15-54 1-8 2-9 4-12 32-36 65-74 97-110z"><text:p/></draw:path><draw:path draw:style-name="gr1278" draw:text-style-name="P85" svg:width="0.076in" svg:height="0.1406in" svg:x="0.9618in" svg:y="0.0087in" svg:viewBox="0 0 194 358" svg:d="M190 14c4-5 4-5 4-6 0-4-4-8-8-8-6 0-7 2-9 8-58 112-115 223-174 335-3 5-3 6-3 7 0 4 3 8 8 8 4 0 6-2 8-8 59-112 116-224 174-336z"><text:p/></draw:path><draw:path draw:style-name="gr1278" draw:text-style-name="P85" svg:width="0.1008in" svg:height="0.035in" svg:x="0.9492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278" draw:text-style-name="P85" svg:width="0.061in" svg:height="0.1283in" svg:x="1.1087in" svg:y="0in" svg:viewBox="0 0 156 327" svg:d="M132 8c0-5-3-8-9-8-5 0-6 4-9 12-4 15-1 2-5 18-5-3-17-8-31-8-22 0-47 11-62 41s-16 66-16 102c0 24 0 93 33 123-9 29-9 31-9 32 0 4 3 7 8 7 6 0 8-4 10-12 4-15 0-2 4-17 10 4 21 7 32 7 43 0 59-36 67-55 10-26 11-58 11-85 0-29 0-92-34-125 3-11 7-21 10-32zM38 270c-13-26-13-73-13-111 0-30 0-57 6-82 7-35 29-47 47-47 8 0 18 2 28 11-22 77-46 152-68 229zM118 56c12 22 12 67 12 103 0 29 0 57-5 83-6 40-27 55-47 55-9 0-19-3-27-11 22-77 45-153 67-230z"><text:p/></draw:path></draw:g><text:span text:style-name="T6">. נתבונן בקבוצות הסדורות </text:span><text:span text:style-name="T6"><draw:g text:anchor-type="as-char" svg:y="-0.1134in" draw:z-index="186" draw:name="Shape186" draw:style-name="gr1276"><svg:title>TexMaths</svg:title><svg:desc>11§inline§\la Y \to \{0, 1\}, \preceq \ra, \la \ps(Y), \subseteq \ra§svg§600§FALSE§</svg:desc><draw:path draw:style-name="gr1277" draw:text-style-name="P84" svg:width="1.7327in" svg:height="0.1358in" svg:x="0.0004in" svg:y="0.0071in" svg:viewBox="0 0 4402 346" svg:d="M2201 346c-734 0-1467 0-2201 0 0-116 0-230 0-346 1467 0 2935 0 4402 0 0 116 0 230 0 346-733 0-1467 0-2201 0z"><text:p/></draw:path><draw:path draw:style-name="gr1278" draw:text-style-name="P85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278" draw:text-style-name="P85" svg:width="0.1106in" svg:height="0.1028in" svg:x="0.0571in" svg:y="0.0098in" svg:viewBox="0 0 282 262" svg:d="M218 44c2-2 3-3 5-5 11-13 25-26 51-27 3-1 8-1 8-8 0-3-3-4-6-4-10 0-21 1-32 1-12 0-26-1-38-1-2 0-8 0-8 7 0 4 4 5 7 5 2 0 13 0 13 9 0 7-9 16-10 18-30 34-61 68-90 103-15-39-28-76-42-114-2-6-1-5-2-7 0-9 18-9 22-9 5 0 10 0 10-8 0-4-5-4-7-4-10 0-37 1-48 1-10 0-33-1-43-1-2 0-8 0-8 8 0 4 4 4 9 4 23 0 25 3 28 12 16 43 32 85 48 128 0 1 2 5 2 7 0 1-17 61-18 69-5 21-5 22-36 22-8 0-11 0-11 8 0 4 4 4 6 4 11 0 37-1 48-1 10 0 40 1 49 1 4 0 8 0 8-8 0-4-3-4-11-4-1 0-8 0-14 0-9-1-11-2-11-7 0-2 4-16 5-24 5-18 10-36 15-54 1-6 2-8 4-11 32-37 65-74 97-110z"><text:p/></draw:path><draw:path draw:style-name="gr1278" draw:text-style-name="P85" svg:width="0.1346in" svg:height="0.0787in" svg:x="0.2248in" svg:y="0.0362in" svg:viewBox="0 0 343 201" svg:d="M301 109c-22 15-31 32-35 36-17 27-21 51-21 52 0 4 5 4 8 4 7 0 8-1 9-7 9-38 32-71 76-88 4-1 5-4 5-6 0-3-2-3-3-3-17-7-64-27-78-91-1-5-2-6-9-6-3 0-8 0-8 4 0 2 4 26 20 51 8 12 19 25 36 37-95 0-192 0-288 0-6 0-13-1-13 8 0 8 7 9 13 9 96 0 193 0 288 0z"><text:p/></draw:path><draw:path draw:style-name="gr1278" draw:text-style-name="P85" svg:width="0.0531in" svg:height="0.1512in" svg:x="0.422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1278" draw:text-style-name="P85" svg:width="0.0638in" svg:height="0.1035in" svg:x="0.4929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1278" draw:text-style-name="P85" svg:width="0.0173in" svg:height="0.0453in" svg:x="0.576in" svg:y="0.0972in" svg:viewBox="0 0 45 116" svg:d="M45 41c0-26-10-41-24-41-13 0-21 10-21 21 0 10 8 20 21 20 4 0 9-1 13-5 1-1 1-1 2-1 0 2 0 0 0 6 0 28-13 51-26 64-3 4-3 5-3 6 0 2 1 5 3 5 4 0 35-30 35-75z"><text:p/></draw:path><draw:path draw:style-name="gr1278" draw:text-style-name="P85" svg:width="0.05in" svg:height="0.1in" svg:x="0.6441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1278" draw:text-style-name="P85" svg:width="0.0539in" svg:height="0.1512in" svg:x="0.7177in" svg:y="0in" svg:viewBox="0 0 138 385" svg:d="M55 334c0 15-10 40-52 43-2 0-3 2-3 4 0 4 4 4 8 4 37 0 73-18 73-48 0-29 0-58 0-88 0-16 0-28 16-40 13-11 28-11 36-12 2 0 5-1 5-4 0-4-3-4-7-4-25-2-44-15-48-35-2-3-2-4-2-19 0-25 0-50 0-76 0-16 0-28-18-42-16-13-42-17-55-17-4 0-8 0-8 4 0 5 2 5 7 5 24 1 43 14 47 33 1 4 1 4 1 19 0 26 0 54 0 81 0 18 3 23 17 36 7 7 18 12 29 15-32 10-46 26-46 48 0 31 0 62 0 93z"><text:p/></draw:path><draw:path draw:style-name="gr1278" draw:text-style-name="P85" svg:width="0.0177in" svg:height="0.0453in" svg:x="0.7957in" svg:y="0.0972in" svg:viewBox="0 0 46 116" svg:d="M46 41c0-26-10-41-25-41-12 0-21 10-21 21 0 10 9 20 21 20 4 0 10-1 13-5 1-1 1-1 2-1s1 0 1 6c0 28-13 51-26 64-4 4-4 5-4 6 0 2 2 5 4 5 3 0 35-30 35-75z"><text:p/></draw:path><draw:path draw:style-name="gr1278" draw:text-style-name="P85" svg:width="0.0921in" svg:height="0.1165in" svg:x="0.863in" svg:y="0.0161in" svg:viewBox="0 0 235 297" svg:d="M111 112c64-12 97-36 115-67 7-14 9-33 9-36 0-6-4-9-7-9-7 0-8 7-9 11-11 69-89 92-208 94-4 0-11 0-11 7 0 8 4 8 19 8 40 0 80 3 119 14 73 21 80 64 82 80 1 4 3 8 8 8 3 0 7-2 7-8 0-3-2-40-37-68-24-18-53-27-87-34zM13 282c-6 0-13 0-13 8 0 7 7 7 13 7 70 0 140 0 209 0 7 0 13 0 13-7 0-8-6-8-13-8-69 0-139 0-209 0z"><text:p/></draw:path><draw:path draw:style-name="gr1278" draw:text-style-name="P85" svg:width="0.0335in" svg:height="0.1512in" svg:x="0.9768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1278" draw:text-style-name="P85" svg:width="0.0173in" svg:height="0.0453in" svg:x="1.0406in" svg:y="0.0972in" svg:viewBox="0 0 45 116" svg:d="M45 41c0-26-10-41-25-41-12 0-20 10-20 21 0 10 8 20 20 20 4 0 10-1 13-5 2-1 1-1 2-1s1 0 1 6c0 28-13 51-26 64-4 4-4 5-4 6 0 2 2 5 4 5 4 0 35-30 35-75z"><text:p/></draw:path><draw:path draw:style-name="gr1278" draw:text-style-name="P85" svg:width="0.0335in" svg:height="0.1512in" svg:x="1.1118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1278" draw:text-style-name="P85" svg:width="0.1083in" svg:height="0.1106in" svg:x="1.1571in" svg:y="0.0098in" svg:viewBox="0 0 276 282" svg:d="M127 0c-54 0-96 26-112 44-13 15-15 26-15 28s2 3 4 3c7 0 16-6 19-8 8-5 9-8 11-15 6-16 17-29 65-31-7 87-30 172-63 251-2 5-1 4-2 7 0 1 1 3 5 3 5 0 24-9 28-19 20-47 52-135 64-242 7 0 13 0 20 0 47 0 92 18 92 57 0 29-28 83-103 85-8 0-12 0-23 8-7 4-10 8-10 11 0 2 2 2 7 2 71 0 162-60 162-123 0-44-53-61-98-61-17 0-34 0-51 0z"><text:p/></draw:path><draw:path draw:style-name="gr1278" draw:text-style-name="P85" svg:width="0.035in" svg:height="0.1512in" svg:x="1.2874in" svg:y="0in" svg:viewBox="0 0 90 385" svg:d="M90 381c0-1 0-1-6-8-49-49-61-122-61-180 0-67 14-135 62-182 5-5 5-5 5-7 0-3-2-4-4-4-3 0-39 26-62 76-20 42-24 85-24 117 0 29 4 76 25 120 23 47 58 72 61 72 2 0 4-1 4-4z"><text:p/></draw:path><draw:path draw:style-name="gr1278" draw:text-style-name="P85" svg:width="0.1106in" svg:height="0.1028in" svg:x="1.337in" svg:y="0.0098in" svg:viewBox="0 0 282 262" svg:d="M218 44c2-2 3-3 5-5 11-13 25-26 51-27 4-1 8-1 8-8 0-3-3-4-6-4-10 0-21 1-32 1-12 0-26-1-38-1-2 0-7 0-7 7 0 4 3 5 6 5 2 0 13 0 13 9 0 7-9 16-10 18-30 34-61 68-90 103-15-39-28-76-42-114-2-6-1-5-2-7 0-9 18-9 22-9 5 0 10 0 10-8 0-4-5-4-6-4-11 0-38 1-49 1-9 0-33-1-43-1-2 0-8 0-8 8 0 4 4 4 9 4 23 0 25 3 28 12 16 43 32 85 48 128 1 1 2 5 2 7 0 1-15 61-18 69-5 21-5 22-36 22-8 0-11 0-11 8 0 4 3 3 6 4 11 0 38-1 49-1 10 0 39 1 48 1 4 0 8 0 8-8 0-4-3-4-11-4-4 0-8 0-14 0-8-1-11-2-11-7 0-2 4-16 5-24 5-18 10-36 15-54 1-6 2-8 5-11 32-37 64-74 96-110z"><text:p/></draw:path><draw:path draw:style-name="gr1278" draw:text-style-name="P85" svg:width="0.035in" svg:height="0.1512in" svg:x="1.4626in" svg:y="0in" svg:viewBox="0 0 90 385" svg:d="M90 193c0-30-4-76-26-120-23-48-56-73-60-73-3 0-4 2-4 4s0 2 8 9c37 38 59 99 59 180 0 65-14 133-61 181-6 6-6 6-6 7 0 2 1 4 4 4 4 0 39-26 61-76 20-41 25-84 25-116z"><text:p/></draw:path><draw:path draw:style-name="gr1278" draw:text-style-name="P85" svg:width="0.0173in" svg:height="0.0453in" svg:x="1.5264in" svg:y="0.0972in" svg:viewBox="0 0 45 116" svg:d="M45 41c0-26-10-41-24-41-13 0-21 10-21 21 0 10 8 20 21 20 4 0 9-1 13-5 1-1 1-1 2-1 0 2 0 0 0 6 0 28-13 50-26 64-4 3-3 5-3 6 0 2 1 5 3 5 4 0 35-30 35-75z"><text:p/></draw:path><draw:path draw:style-name="gr1278" draw:text-style-name="P85" svg:width="0.0929in" svg:height="0.1165in" svg:x="1.5933in" svg:y="0.0161in" svg:viewBox="0 0 237 297" svg:d="M222 15c7 0 15 0 15-7 0-8-8-8-15-8-34 0-69 0-103 0-67 0-119 51-119 111 0 63 53 111 119 111 34 0 69 0 103 0 7 0 15 0 15-7s-8-7-15-7c-34 0-68 0-102 0-62 0-105-45-105-96 0-53 44-97 105-97 34 0 68 0 102 0zM21 282c-7 0-13 0-13 8 0 7 6 7 13 7 67 0 134 0 201 0 7 0 15 0 15-7 0-8-8-8-15-8-67 0-134 0-201 0z"><text:p/></draw:path><draw:path draw:style-name="gr1278" draw:text-style-name="P85" svg:width="0.0339in" svg:height="0.1512in" svg:x="1.7071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6">.</text:span></text:p>
      <text:p text:style-name="P42">יחס הסדר <draw:g text:anchor-type="as-char" svg:y="-0.0965in" draw:z-index="350" draw:style-name="gr1"><svg:title>TexMaths</svg:title><svg:desc>11§inline§\preceq§svg§600§FALSE§</svg:desc><draw:path draw:style-name="gr1274" draw:text-style-name="P84" svg:width="0.0882in" svg:height="0.1008in" svg:x="-0.0004in" svg:y="0.0075in" svg:viewBox="0 0 225 257" svg:d="M113 257c-39 0-76 0-113 0 0-86 0-171 0-257 76 0 150 0 225 0 0 86 0 171 0 257-37 0-75 0-112 0z"><text:p/></draw:path><draw:path draw:style-name="gr1275" draw:text-style-name="P85" svg:width="0.0913in" svg:height="0.1161in" svg:x="0.0043in" svg:y="-0.0004in" svg:viewBox="0 0 233 296" svg:d="M111 112c62-12 95-36 111-67 8-15 11-33 11-36 0-6-4-9-8-9-6 0-7 7-8 11-11 69-88 92-206 93-3 0-11 0-11 8s5 8 20 8c39 0 79 3 117 14 71 21 78 61 81 79 0 4 2 9 7 9 4 0 8-2 8-9 0-2-2-41-37-67-24-19-52-27-85-34zM13 281c-6 0-13 0-13 8 0 7 7 7 13 7 69 0 138 0 207 0 7 0 13 0 13-7 0-8-6-8-13-8-69 0-138 0-207 0z"><text:p/></draw:path></draw:g><text:span text:style-name="T6"><text:s/>מוגדר באמצעות יחס הסדר </text:span><text:span text:style-name="T6"><draw:g text:anchor-type="as-char" svg:y="-0.0957in" draw:z-index="351" draw:style-name="gr1"><svg:title>TexMaths</svg:title><svg:desc>11§inline§\le_X§svg§600§FALSE§</svg:desc><draw:path draw:style-name="gr1271" draw:text-style-name="P84" svg:width="0.2008in" svg:height="0.1024in" svg:x="-0.0004in" svg:y="0.0075in" svg:viewBox="0 0 511 261" svg:d="M0 0c170 0 341 0 511 0 0 87 0 174 0 261-170 0-341 0-511 0 0-87 0-174 0-261z"><text:p/></draw:path><draw:path draw:style-name="gr1272" draw:text-style-name="P85" svg:width="0.0921in" svg:height="0.1157in" svg:x="0.0043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1273" draw:text-style-name="P85" svg:width="0.0933in" svg:height="0.0713in" svg:x="0.1146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6"><text:s/>החלש על </text:span><text:span text:style-name="T6"><draw:g text:anchor-type="as-char" svg:y="-0.1035in" draw:z-index="352" draw:style-name="gr1"><svg:title>TexMaths</svg:title><svg:desc>11§inline§X§svg§600§FALSE§</svg:desc><draw:path draw:style-name="gr1269" draw:text-style-name="P84" svg:width="0.113in" svg:height="0.0874in" svg:x="0.0035in" svg:y="0.0075in" svg:viewBox="0 0 288 223" svg:d="M0 0c96 0 192 0 288 0 0 74 0 149 0 223-96 0-192 0-288 0 0-74 0-149 0-223z"><text:p/></draw:path><draw:path draw:style-name="gr1270" draw:text-style-name="P85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6">, ויתכנו שתי אפשרויות לזהותו: </text:span></text:p>
      <text:p text:style-name="P9"><draw:g text:anchor-type="as-char" svg:y="-0.1134in" draw:z-index="353" draw:style-name="gr1"><svg:title>TexMaths</svg:title><svg:desc>11§inline§\le_X = \{\la 0, 0 \ra, \la 1, 1 \ra, \la 0, 1 \ra\} \lor \le_X = \{ \la 0, 0 \ra, \la 1, 1 \ra, \la 1, 0 \ra\}§svg§600§FALSE§</svg:desc><draw:path draw:style-name="gr1223" draw:text-style-name="P84" svg:width="3.5098in" svg:height="0.1354in" svg:x="-0.0004in" svg:y="0.0075in" svg:viewBox="0 0 8916 345" svg:d="M0 0c2972 0 5944 0 8916 0 0 115 0 230 0 345-2972 0-5944 0-8916 0 0-115 0-230 0-345z"><text:p/></draw:path><draw:path draw:style-name="gr1224" draw:text-style-name="P85" svg:width="0.0929in" svg:height="0.1161in" svg:x="0.0043in" svg:y="0.0173in" svg:viewBox="0 0 237 296" svg:d="M229 17c4-3 8-5 8-9 0-5-4-8-8-8-2 0-6 1-7 2-71 33-143 66-214 100-7 4-8 7-8 9 0 5 2 7 8 9 71 33 143 66 214 99 5 3 6 3 7 3 4 0 8-4 8-7 0-5-3-7-9-9-67-31-134-63-202-95 68-32 136-63 203-94zM223 296c7 0 14 0 14-8 0-7-9-7-15-7-69 0-138 0-208 0-5 0-14 0-14 7 0 8 7 8 13 8 71 0 140 0 210 0z"><text:p/></draw:path><draw:path draw:style-name="gr1225" draw:text-style-name="P85" svg:width="0.0937in" svg:height="0.072in" svg:x="0.1157in" svg:y="0.0638in" svg:viewBox="0 0 239 184" svg:d="M136 80c9-8 17-16 26-25 35-34 46-44 70-46 3 0 7 0 7-6 0-3-4-3-5-3-7 0-16 1-25 1-7 0-24-1-31-1-2 0-5 0-5 6 1 1 0 3 3 3 3 1 10 1 10 8 0 3-4 7-7 11-2 1-37 35-47 45-9-18-18-36-26-53-1-1-3-2-3-3 0-3 6-7 15-8 2 0 6 0 6-6-2-1-1-3-5-3-6 0-12 0-18 0-5 0-12 1-17 1s-11 0-17-1c-4 0-10 0-14 0-1 0-6 0-6 6 0 3 4 3 8 3 15 0 18 3 20 9 12 24 25 48 37 73-4 5-10 10-14 16-6 5-19 17-23 22-33 33-44 44-68 45-5 0-7 0-7 7 0 1 0 3 3 3 8 0 18-1 26-1 4 0 11 0 15 0 6 1 11 1 15 1 3 0 7 0 7-6 0-4-3-4-5-4-3 0-8-1-8-7 0-4 3-7 9-13 18-19 36-36 55-54 11 21 22 42 33 64 1 2 1 2 1 3 0 3-5 6-15 7-2 0-5 0-5 7 1 1 0 3 4 3 6 0 12-1 19-1 6 0 11 0 18 0 4 0 11 0 15 0 4 1 10 1 14 1 3 0 7 0 7-6 0-4-4-4-9-4-15 0-16-3-19-8-14-28-29-57-44-86z"><text:p/></draw:path><draw:path draw:style-name="gr1226" draw:text-style-name="P85" svg:width="0.1008in" svg:height="0.035in" svg:x="0.2343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27" draw:text-style-name="P85" svg:width="0.0531in" svg:height="0.1508in" svg:x="0.3976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1228" draw:text-style-name="P85" svg:width="0.0335in" svg:height="0.1508in" svg:x="0.4795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1229" draw:text-style-name="P85" svg:width="0.0638in" svg:height="0.1035in" svg:x="0.5276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1230" draw:text-style-name="P85" svg:width="0.0173in" svg:height="0.0453in" svg:x="0.6114in" svg:y="0.0972in" svg:viewBox="0 0 45 116" svg:d="M45 41c0-26-10-41-25-41-12 0-20 10-20 21 0 10 8 21 20 21 5 0 10-2 14-6 1-1 1-1 1-1 1 0 1 0 1 6 0 28-13 51-26 65-4 3-4 4-4 5 0 4 2 5 4 5 4 0 35-30 35-75z"><text:p/></draw:path><draw:path draw:style-name="gr1231" draw:text-style-name="P85" svg:width="0.0638in" svg:height="0.1035in" svg:x="0.6713in" svg:y="0.0126in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1232" draw:text-style-name="P85" svg:width="0.0335in" svg:height="0.1508in" svg:x="0.750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1233" draw:text-style-name="P85" svg:width="0.0173in" svg:height="0.0453in" svg:x="0.8138in" svg:y="0.0972in" svg:viewBox="0 0 45 116" svg:d="M45 41c0-26-9-41-24-41-13 0-21 10-21 21 0 10 8 21 21 21 4 0 10-2 13-6 1-1 1-1 2-1 0 2 1 0 1 6 0 28-13 51-26 65-4 3-4 4-4 5 0 4 2 5 3 5 4 0 35-30 35-75z"><text:p/></draw:path><draw:path draw:style-name="gr1234" draw:text-style-name="P85" svg:width="0.0335in" svg:height="0.1508in" svg:x="0.8854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1235" draw:text-style-name="P85" svg:width="0.05in" svg:height="0.1008in" svg:x="0.9413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draw:path draw:style-name="gr1236" draw:text-style-name="P85" svg:width="0.0173in" svg:height="0.0453in" svg:x="1.0169in" svg:y="0.0972in" svg:viewBox="0 0 45 116" svg:d="M45 41c0-26-10-41-25-41-12 0-20 10-20 21 0 10 8 21 20 21 5 0 10-2 14-6 1-1 1-1 1-1 1 0 1 0 1 6 0 28-13 51-26 65-4 3-4 4-4 5 0 4 2 5 4 5 4 0 35-30 35-75z"><text:p/></draw:path><draw:path draw:style-name="gr1237" draw:text-style-name="P85" svg:width="0.05in" svg:height="0.1008in" svg:x="1.085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1238" draw:text-style-name="P85" svg:width="0.0335in" svg:height="0.1508in" svg:x="1.1559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39" draw:text-style-name="P85" svg:width="0.0173in" svg:height="0.0453in" svg:x="1.2197in" svg:y="0.0972in" svg:viewBox="0 0 45 116" svg:d="M45 41c0-26-9-41-24-41-13 0-21 10-21 21 0 10 8 21 21 21 4 0 10-2 13-6 1-1 1-1 2-1 0 2 1 0 1 6 0 28-13 51-26 65-4 3-4 4-4 5 0 4 2 5 3 5 4 0 35-30 35-75z"><text:p/></draw:path><draw:path draw:style-name="gr1240" draw:text-style-name="P85" svg:width="0.0335in" svg:height="0.1508in" svg:x="1.2913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1241" draw:text-style-name="P85" svg:width="0.0638in" svg:height="0.1035in" svg:x="1.3398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1242" draw:text-style-name="P85" svg:width="0.0173in" svg:height="0.0453in" svg:x="1.4228in" svg:y="0.0972in" svg:viewBox="0 0 45 116" svg:d="M45 41c0-26-10-41-25-41-12 0-20 10-20 21 0 10 8 21 20 21 5 0 10-2 14-6 1-1 1-1 2-1 0 2 0 0 0 6 0 28-13 51-26 65-4 3-4 4-4 5 0 4 2 5 4 5 4 0 35-30 35-75z"><text:p/></draw:path><draw:path draw:style-name="gr1243" draw:text-style-name="P85" svg:width="0.05in" svg:height="0.1008in" svg:x="1.4909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1244" draw:text-style-name="P85" svg:width="0.0335in" svg:height="0.1508in" svg:x="1.5618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1245" draw:text-style-name="P85" svg:width="0.0539in" svg:height="0.1508in" svg:x="1.6232in" svg:y="0in" svg:viewBox="0 0 138 384" svg:d="M56 333c0 15-10 40-52 42-2 2-4 3-4 5 0 4 4 4 9 4 37 0 72-18 74-48 0-29 0-59 0-88 0-15 0-27 15-40 13-11 27-12 36-12 2-1 4-2 4-3 0-5-3-5-6-5-26-1-44-15-48-34-1-4-1-5-1-19 0-25 0-50 0-76 0-16 0-28-19-44-16-12-43-15-55-15-5 0-9 0-9 4s3 4 7 5c24 1 43 13 48 33 1 3 1 4 1 19 0 26 0 52 0 80 0 18 3 24 16 36 8 9 19 12 30 16-32 7-46 25-46 47 0 31 0 62 0 93z"><text:p/></draw:path><draw:path draw:style-name="gr1246" draw:text-style-name="P85" svg:width="0.0846in" svg:height="0.0933in" svg:x="1.6969in" svg:y="0.0228in" svg:viewBox="0 0 216 238" svg:d="M212 15c3-4 4-5 4-7 0-5-5-8-8-8-4 0-7 3-10 9-30 67-60 135-90 202-31-67-61-135-91-202-3-8-6-9-9-9-5 0-8 3-8 8 0 1 0 2 2 6 32 72 65 145 97 216 3 7 6 8 9 8 4 0 6-2 9-8 32-71 63-143 95-215z"><text:p/></draw:path><draw:path draw:style-name="gr1247" draw:text-style-name="P85" svg:width="0.0929in" svg:height="0.1161in" svg:x="1.8449in" svg:y="0.0173in" svg:viewBox="0 0 237 296" svg:d="M229 17c4-3 8-5 8-9 0-5-4-8-8-8-2 0-6 1-8 2-71 33-142 66-213 100-7 4-8 7-8 9 0 5 2 7 8 9 71 33 142 66 213 99 6 3 7 3 8 3 3 0 8-4 8-7 0-5-3-7-9-9-67-31-136-63-203-95 69-32 136-63 204-94zM222 296c7 0 15 0 15-8 0-7-9-7-15-7-69 0-138 0-208 0-6 0-14 0-14 7 0 8 7 8 13 8 70 0 140 0 209 0z"><text:p/></draw:path><draw:path draw:style-name="gr1248" draw:text-style-name="P85" svg:width="0.0941in" svg:height="0.072in" svg:x="1.9555in" svg:y="0.0638in" svg:viewBox="0 0 240 184" svg:d="M138 80c8-8 16-16 25-25 35-34 45-44 69-46 5 0 8 0 8-6 0-3-3-3-5-3-7 0-17 1-25 1-6 0-24-1-32-1-1 0-4 0-4 6 1 1 0 3 3 3 2 1 10 1 10 8 0 3-4 7-8 11-1 1-36 35-46 45-9-18-19-36-27-53 0-1-1-2-1-3 0-3 5-7 14-8 2 0 5 0 5-6-1-1 0-3-4-3-6 0-12 0-18 0s-12 1-17 1c-6 0-11 0-17-1-4 0-10 0-14 0-1 0-6 0-6 6 0 3 4 3 8 3 16 0 17 3 20 9 12 24 25 48 37 73-5 5-10 10-15 16-4 5-18 17-22 22-33 33-44 44-68 45-5 0-8 0-8 7 0 1 1 3 4 3 8 0 17-1 26-1 4 0 11 0 15 0 6 1 11 1 16 1 1 0 5 0 5-6 0-4-3-4-4-4-3 0-9-1-9-7 0-4 4-7 10-13 18-19 36-36 55-54 11 21 22 42 33 64 1 2 1 2 1 3 0 3-5 6-14 7-3 0-6 0-6 7 1 1 0 3 4 3 6 0 11-1 18-1 6 0 12 0 18 0 5 0 11 0 16 0 5 1 10 1 14 1 2 0 6 0 6-6 0-4-3-4-8-4-15 0-16-3-20-8-14-28-28-57-42-86z"><text:p/></draw:path><draw:path draw:style-name="gr1249" draw:text-style-name="P85" svg:width="0.1008in" svg:height="0.035in" svg:x="2.0748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50" draw:text-style-name="P85" svg:width="0.0539in" svg:height="0.1508in" svg:x="2.2374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1251" draw:text-style-name="P85" svg:width="0.0335in" svg:height="0.1508in" svg:x="2.319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52" draw:text-style-name="P85" svg:width="0.0638in" svg:height="0.1035in" svg:x="2.3681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1253" draw:text-style-name="P85" svg:width="0.0177in" svg:height="0.0453in" svg:x="2.4512in" svg:y="0.0972in" svg:viewBox="0 0 46 116" svg:d="M46 41c0-26-10-41-25-41-13 0-21 10-21 21 0 10 8 21 21 21 4 0 10-2 13-6 1-1 1-1 2-1 0 2 1 0 1 6 0 28-13 51-26 65-4 3-4 4-4 5 0 4 2 5 4 5 3 0 35-30 35-75z"><text:p/></draw:path><draw:path draw:style-name="gr1254" draw:text-style-name="P85" svg:width="0.0638in" svg:height="0.1035in" svg:x="2.5118in" svg:y="0.0126in" svg:viewBox="0 0 163 264" svg:d="M163 133c0-30-2-61-16-89-17-37-49-44-66-44-23 0-50 10-67 46-12 27-14 57-14 87s2 63 18 93c16 31 45 38 63 38 21 0 51-7 68-44 12-27 14-56 14-87zM81 257c-15 0-38-10-45-48-4-22-4-57-4-80 0-24 0-50 3-71 8-46 37-49 46-49 14 0 39 6 46 45 4 22 4 51 4 75 0 30 0 55-4 79-6 36-28 49-46 49z"><text:p/></draw:path><draw:path draw:style-name="gr1255" draw:text-style-name="P85" svg:width="0.0339in" svg:height="0.1508in" svg:x="2.5902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1256" draw:text-style-name="P85" svg:width="0.0173in" svg:height="0.0453in" svg:x="2.6543in" svg:y="0.0972in" svg:viewBox="0 0 45 116" svg:d="M45 41c0-26-10-41-24-41-13 0-21 10-21 21 0 10 8 21 21 21 4 0 9-2 13-6 1-1 1-1 2-1 0 2 0 0 0 6 0 28-13 51-26 65-3 3-3 4-3 5 0 4 1 5 3 5 4 0 35-30 35-75z"><text:p/></draw:path><draw:path draw:style-name="gr1257" draw:text-style-name="P85" svg:width="0.0335in" svg:height="0.1508in" svg:x="2.7256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58" draw:text-style-name="P85" svg:width="0.05in" svg:height="0.1008in" svg:x="2.7815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1259" draw:text-style-name="P85" svg:width="0.0173in" svg:height="0.0453in" svg:x="2.8575in" svg:y="0.0972in" svg:viewBox="0 0 45 116" svg:d="M45 41c0-26-10-41-25-41-12 0-20 10-20 21 0 10 8 21 20 21 4 0 10-2 13-6 2-1 1-1 2-1s1 0 1 6c0 28-13 51-26 65-4 3-4 4-4 5 0 4 2 5 4 5 4 0 35-30 35-75z"><text:p/></draw:path><draw:path draw:style-name="gr1260" draw:text-style-name="P85" svg:width="0.05in" svg:height="0.1008in" svg:x="2.9252in" svg:y="0.0126in" svg:viewBox="0 0 128 257" svg:d="M79 10c0-9 0-10-9-10-24 25-58 25-70 25 0 5 0 8 0 12 8 0 31 0 51-9 0 66 0 132 0 198 0 13-1 18-37 18-4 0-7 0-12 0 0 5 0 9 0 13 13-3 48-3 63-3s48 0 63 3c0-4 0-8 0-13-5 0-9 0-14 0-34 0-35-4-35-18 0-72 0-145 0-216z"><text:p/></draw:path><draw:path draw:style-name="gr1261" draw:text-style-name="P85" svg:width="0.0335in" svg:height="0.1508in" svg:x="2.9965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1262" draw:text-style-name="P85" svg:width="0.0173in" svg:height="0.0453in" svg:x="3.0602in" svg:y="0.0972in" svg:viewBox="0 0 45 116" svg:d="M45 41c0-26-10-41-24-41-13 0-21 10-21 21 0 10 8 21 21 21 4 0 9-2 13-6 1-1 1-1 2-1 0 2 0 0 0 6 0 28-13 51-25 65-4 3-4 4-4 5 0 4 1 5 3 5 4 0 35-30 35-75z"><text:p/></draw:path><draw:path draw:style-name="gr1263" draw:text-style-name="P85" svg:width="0.0335in" svg:height="0.1508in" svg:x="3.1315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264" draw:text-style-name="P85" svg:width="0.05in" svg:height="0.1008in" svg:x="3.1874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1265" draw:text-style-name="P85" svg:width="0.0173in" svg:height="0.0453in" svg:x="3.263in" svg:y="0.0972in" svg:viewBox="0 0 45 116" svg:d="M45 41c0-26-10-41-25-41-12 0-20 10-20 21 0 10 8 21 20 21 4 0 10-2 14-6 1-1 1-1 1-1 1 0 1 0 1 6 0 28-13 51-26 65-4 3-4 4-4 5 0 4 2 5 4 5 4 0 35-30 35-75z"><text:p/></draw:path><draw:path draw:style-name="gr1266" draw:text-style-name="P85" svg:width="0.0638in" svg:height="0.1035in" svg:x="3.3232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1267" draw:text-style-name="P85" svg:width="0.0335in" svg:height="0.1508in" svg:x="3.4024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1268" draw:text-style-name="P85" svg:width="0.0539in" svg:height="0.1508in" svg:x="3.4638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42">בה"כ זו האפשרות הראשונה (ובפרט <draw:g text:anchor-type="as-char" svg:y="-0.1008in" draw:z-index="354" draw:style-name="gr1"><svg:title>TexMaths</svg:title><svg:desc>11§inline§0 \le_X 1§svg§600§FALSE§</svg:desc><draw:path draw:style-name="gr1218" draw:text-style-name="P84" svg:width="0.4417in" svg:height="0.1079in" svg:x="0.0016in" svg:y="0.0075in" svg:viewBox="0 0 1123 275" svg:d="M0 0c374 0 749 0 1123 0 0 92 0 183 0 275-374 0-749 0-1123 0 0-92 0-183 0-275z"><text:p/></draw:path><draw:path draw:style-name="gr1219" draw:text-style-name="P85" svg:width="0.0638in" svg:height="0.1039in" svg:x="-0.0004in" svg:y="0in" svg:viewBox="0 0 163 265" svg:d="M163 134c0-31-2-62-16-91-18-36-49-43-66-43-23 0-51 10-67 46-13 27-14 57-14 88 0 28 1 63 18 93 16 30 44 38 62 38 21 0 51-8 68-45 13-27 15-56 15-86zM80 256c-14 0-37-8-44-46-4-23-4-58-4-81 0-24 0-49 3-70 7-47 36-50 45-50 13 0 39 6 46 45 4 21 4 51 4 75 0 29 0 54-4 80-6 36-28 47-46 47z"><text:p/></draw:path><draw:path draw:style-name="gr1220" draw:text-style-name="P85" svg:width="0.0925in" svg:height="0.1165in" svg:x="0.1244in" svg:y="0.0043in" svg:viewBox="0 0 236 297" svg:d="M229 15c4-2 7-3 7-7 0-5-3-8-7-8-2 0-6 1-7 2-71 33-143 67-214 101-7 3-8 5-8 9 0 3 2 6 8 8 71 34 143 67 214 100 5 2 6 2 7 2 4 0 7-3 7-8 0-3-2-5-7-8-67-31-136-63-203-94 67-32 136-64 203-97zM223 297c7 0 13 0 13-8 0-7-7-7-14-7-69 0-138 0-208 0-5 0-14 0-14 7 0 8 8 8 14 8 70 0 140 0 209 0z"><text:p/></draw:path><draw:path draw:style-name="gr1221" draw:text-style-name="P85" svg:width="0.0937in" svg:height="0.0724in" svg:x="0.235in" svg:y="0.0516in" svg:viewBox="0 0 239 185" svg:d="M136 82c9-9 17-18 26-26 35-34 45-45 70-46 3 0 7 0 7-6 0-3-4-4-5-4-7 0-16 1-25 1-7 0-24-1-31-1-2 0-5 1-5 7 1 1 0 3 3 3 3 1 10 1 10 7 0 4-5 8-7 11-2 2-37 36-47 46-9-18-19-35-28-53 0-1-1-3-1-4 0-2 6-6 15-7 2 0 5 0 5-6-1-1 0-4-4-4-6 0-12 1-18 1-5 0-12 0-17 0s-11 0-17 0c-4 0-10-1-14-1-1 0-6 0-6 7 0 3 4 3 8 3 15 0 16 3 20 9 12 24 25 48 37 74-4 4-10 10-14 15-6 5-19 18-23 22-33 32-44 43-68 45-5 0-7 0-7 6 0 1 0 4 3 4 8 0 18-2 26-2 4 0 11 0 15 0 5 2 11 2 15 2 3 0 7 0 7-6 0-4-3-4-6-4-2 0-7-2-7-7 0-4 3-8 9-12 18-19 36-37 55-54 11 21 22 42 33 63 1 2 1 2 1 3 0 2-5 5-15 7-2 0-5 0-5 6 1 1 0 4 4 4 6 0 11-2 18-2 5 0 12 0 17 0 6 0 13 0 17 0 4 2 10 2 14 2 1 0 6 0 6-6 0-4-4-4-8-4-15 0-16-4-19-8-14-28-29-57-44-85z"><text:p/></draw:path><draw:path draw:style-name="gr1222" draw:text-style-name="P85" svg:width="0.05in" svg:height="0.1004in" svg:x="0.4012in" svg:y="0in" svg:viewBox="0 0 128 256" svg:d="M79 10c0-9 0-10-9-10-24 24-58 24-70 24 0 5 0 8 0 12 8 0 31 0 51-9 0 66 0 133 0 200 0 13-2 18-37 18-4 0-7 0-12 0 0 5 0 8 0 11 14-1 47-1 63-1 15 0 49 0 63 1 0-3 0-6 0-11-5 0-8 0-13 0-35 0-36-4-36-18 0-72 0-145 0-217z"><text:p/></draw:path></draw:g><text:span text:style-name="T6">). </text:span></text:p>
      <text:p text:style-name="P40"><text:span text:style-name="T6">נוכיח ש־</text:span><text:span text:style-name="T6"><draw:g text:anchor-type="as-char" svg:y="-0.1063in" draw:z-index="187" draw:name="Shape187" draw:style-name="gr1276"><svg:title>TexMaths</svg:title><svg:desc>11§inline§h§svg§600§FALSE§</svg:desc><draw:path draw:style-name="gr1277" draw:text-style-name="P84" svg:width="0.0665in" svg:height="0.0906in" svg:x="0.0004in" svg:y="0.0071in" svg:viewBox="0 0 170 231" svg:d="M0 0c56 0 114 0 170 0 0 77 0 154 0 231-56 0-114 0-170 0 0-77 0-154 0-231z"><text:p/></draw:path><draw:path draw:style-name="gr1278" draw:text-style-name="P8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 חח"ע ושומרת סדר, בעבור </text:span><text:span text:style-name="T6"><draw:g text:anchor-type="as-char" svg:y="-0.1063in" draw:z-index="188" draw:name="Shape188" draw:style-name="gr1276"><svg:title>TexMaths</svg:title><svg:desc>11§inline§h§svg§600§FALSE§</svg:desc><draw:path draw:style-name="gr1277" draw:text-style-name="P84" svg:width="0.0665in" svg:height="0.0906in" svg:x="0.0004in" svg:y="0.0071in" svg:viewBox="0 0 170 231" svg:d="M0 0c56 0 114 0 170 0 0 77 0 154 0 231-56 0-114 0-170 0 0-77 0-154 0-231z"><text:p/></draw:path><draw:path draw:style-name="gr1278" draw:text-style-name="P85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<text:s/>המוגדרת באופן הבא: </text:span></text:p>
      <text:p text:style-name="P9"><draw:g text:anchor-type="as-char" svg:y="-0.1134in" draw:z-index="356" draw:style-name="gr1"><svg:title>TexMaths</svg:title><svg:desc>11§inline§h \colon (Y \to \{0, 1\}) \to \ps(Y). h = \lambda f \in Y \to \{0, 1\}. \{y \in Y \colon f(y) = 1\}§svg§600§FALSE§</svg:desc><draw:path draw:style-name="gr1169" draw:text-style-name="P84" svg:width="4.3059in" svg:height="0.1354in" svg:x="-0.0004in" svg:y="0.0075in" svg:viewBox="0 0 10938 345" svg:d="M0 0c3646 0 7292 0 10938 0 0 115 0 230 0 345-3646 0-7292 0-10938 0 0-115 0-230 0-345z"><text:p/></draw:path><draw:path draw:style-name="gr1170" draw:text-style-name="P85" svg:width="0.0744in" svg:height="0.1059in" svg:x="0in" svg:y="0.0087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171" draw:text-style-name="P85" svg:width="0.0157in" svg:height="0.065in" svg:x="0.1098in" svg:y="0.0484in" svg:viewBox="0 0 41 166" svg:d="M41 20c0-11-10-20-21-20-12 0-20 9-20 20s8 21 20 21c11 0 21-10 21-21zM41 145c0-11-10-21-21-21-12 0-20 10-20 21s8 21 20 21c11 0 21-10 21-21z"><text:p/></draw:path><draw:path draw:style-name="gr1172" draw:text-style-name="P85" svg:width="0.035in" svg:height="0.1508in" svg:x="0.2043in" svg:y="0in" svg:viewBox="0 0 90 384" svg:d="M90 380c0-1 0-1-6-8-49-48-62-121-62-179 0-67 15-135 63-183 5-4 5-4 5-7 0-2-2-3-4-3-3 0-39 26-62 75-20 43-24 86-24 118 0 28 4 76 25 119 23 47 58 72 61 72 2 0 4-1 4-4z"><text:p/></draw:path><draw:path draw:style-name="gr1173" draw:text-style-name="P85" svg:width="0.1106in" svg:height="0.1031in" svg:x="0.2539in" svg:y="0.0102in" svg:viewBox="0 0 282 263" svg:d="M218 44c2-2 3-3 5-5 11-11 25-25 51-27 4 0 8 0 8-6 0-4-3-6-6-6-10 0-21 1-32 1-12 0-26-1-38-1-2 0-7 0-7 8 0 4 3 4 6 4 2 0 13 1 13 9 0 7-9 16-10 19-30 34-61 68-90 103-15-38-28-77-42-114-2-6-1-5-2-7 0-10 18-10 22-10 5 0 10 0 10-8 0-4-5-4-6-4-11 0-38 1-49 1-9 0-33-1-43-1-2 0-8 0-8 8 0 4 4 4 9 4 23 0 25 3 28 13 16 42 32 84 48 127 1 1 2 5 2 7 0 1-15 62-18 69-5 21-5 22-36 23-8 0-11 0-11 8 0 4 3 3 6 4 11 0 37-2 48-2 10 0 40 2 49 2 4 0 8 0 8-9 0-3-3-3-11-3-4 0-8 0-14-1-8-1-11-1-11-7 0-2 4-15 5-24 5-18 10-35 15-53 1-7 2-9 5-12 32-37 64-74 96-110z"><text:p/></draw:path><draw:path draw:style-name="gr1174" draw:text-style-name="P85" svg:width="0.1346in" svg:height="0.078in" svg:x="0.4217in" svg:y="0.0366in" svg:viewBox="0 0 343 199" svg:d="M301 108c-22 16-31 32-35 37-17 27-13 33-20 50 0 4 5 4 8 4 7 0 7 0 8-6 9-38 32-70 76-87 4-3 5-4 5-6s-2-4-3-4c-17-7-64-26-78-90-1-5-1-6-8-6-3 0-8 0-8 4 0 2 4 26 19 51 8 12 20 25 36 37-95 0-191 0-287 0-7 0-14 0-14 8s7 8 14 8c96 0 192 0 287 0z"><text:p/></draw:path><draw:path draw:style-name="gr1175" draw:text-style-name="P85" svg:width="0.0539in" svg:height="0.1508in" svg:x="0.6185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1176" draw:text-style-name="P85" svg:width="0.0638in" svg:height="0.1035in" svg:x="0.6898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1177" draw:text-style-name="P85" svg:width="0.0177in" svg:height="0.0453in" svg:x="0.7728in" svg:y="0.0972in" svg:viewBox="0 0 46 116" svg:d="M46 41c0-26-10-41-25-41-13 0-21 10-21 21 0 10 8 21 21 21 4 0 10-2 13-6 1-1 1-1 2-1 0 2 1 0 1 6 0 28-14 51-26 65-4 3-4 4-4 5 0 4 2 5 4 5 3 0 35-30 35-75z"><text:p/></draw:path><draw:path draw:style-name="gr1178" draw:text-style-name="P85" svg:width="0.05in" svg:height="0.1008in" svg:x="0.8413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179" draw:text-style-name="P85" svg:width="0.0539in" svg:height="0.1508in" svg:x="0.9142in" svg:y="0in" svg:viewBox="0 0 138 384" svg:d="M56 333c0 15-10 40-52 42-2 2-4 3-4 5 0 4 4 4 8 4 37 0 73-18 75-48 0-29 0-59 0-88 0-15 0-27 15-40 13-11 27-12 36-12 2-1 4-2 4-3 0-5-3-5-6-5-26-1-45-15-48-34-1-4-1-5-1-19 0-25 0-50 0-76 0-16 0-28-19-44-16-12-43-15-56-15-4 0-8 0-8 4s2 4 7 5c24 1 43 13 48 33 1 3 1 4 1 19 0 26 0 52 0 80 0 18 3 23 16 36 7 8 19 12 29 16-31 7-45 25-45 47 0 31 0 62 0 93z"><text:p/></draw:path><draw:path draw:style-name="gr1180" draw:text-style-name="P85" svg:width="0.0346in" svg:height="0.1508in" svg:x="0.9886in" svg:y="0in" svg:viewBox="0 0 89 384" svg:d="M89 193c0-30-4-77-25-120-23-48-56-73-61-73-2 0-3 1-3 3 0 3 0 3 8 10 37 38 59 99 59 180 0 65-14 132-63 181-4 5-4 5-4 6 0 3 1 4 3 4 5 0 39-26 62-75 20-43 24-85 24-116z"><text:p/></draw:path><draw:path draw:style-name="gr1181" draw:text-style-name="P85" svg:width="0.1346in" svg:height="0.078in" svg:x="1.0894in" svg:y="0.0366in" svg:viewBox="0 0 343 199" svg:d="M301 108c-20 16-31 32-34 37-17 27-14 33-21 50 0 4 5 4 8 4 7 0 7 0 9-6 9-38 31-70 75-87 4-3 5-4 5-6s-1-3-2-4c-18-7-64-26-79-90-1-5-1-6-8-6-3 0-8 0-8 4 0 2 4 26 20 51 8 12 19 25 35 37-95 0-191 0-287 0-6 0-14 0-14 8s8 8 14 8c96 0 192 0 287 0z"><text:p/></draw:path><draw:path draw:style-name="gr1182" draw:text-style-name="P85" svg:width="0.1079in" svg:height="0.1106in" svg:x="1.2791in" svg:y="0.0102in" svg:viewBox="0 0 275 282" svg:d="M125 0c-53 0-95 26-111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5 0-53 0z"><text:p/></draw:path><draw:path draw:style-name="gr1183" draw:text-style-name="P85" svg:width="0.035in" svg:height="0.1508in" svg:x="1.4091in" svg:y="0in" svg:viewBox="0 0 90 384" svg:d="M90 380c0-1 0-1-6-8-49-48-61-121-61-179 0-67 14-135 62-183 5-4 5-4 5-7 0-2-2-3-4-3-3 0-39 26-62 75-20 43-24 86-24 118 0 28 4 76 25 119 25 47 58 72 61 72 2 0 4-1 4-4z"><text:p/></draw:path><draw:path draw:style-name="gr1184" draw:text-style-name="P85" svg:width="0.1106in" svg:height="0.1031in" svg:x="1.4583in" svg:y="0.0102in" svg:viewBox="0 0 282 263" svg:d="M218 44c2-2 3-3 5-5 11-11 25-25 51-27 4 0 8 0 8-6 0-4-3-6-6-6-10 0-21 1-31 1-13 0-26-1-39-1-2 0-7 0-7 8 0 4 3 4 6 4 2 0 14 1 14 9 0 7-9 16-11 19-30 34-59 68-89 103-14-38-29-77-43-114-2-6-1-5-2-7 0-10 18-10 23-10s9 0 9-8c0-4-5-4-6-4-11 0-38 1-49 1-9 0-33-1-43-1-2 0-8 0-8 8 0 4 4 4 10 4 23 0 24 3 27 13 16 42 32 84 48 127 1 1 2 5 2 7 0 1-15 62-18 69-5 21-5 22-36 23-8 0-11 0-11 8 0 4 3 3 6 4 11 0 38-2 49-2s39 2 50 2c2 0 6 0 6-9 0-3-3-3-11-3-4 0-8 0-14-1-8-1-10-1-10-7 0-2 3-15 5-24 5-18 9-35 14-53 2-7 2-9 5-12 32-37 64-74 96-110z"><text:p/></draw:path><draw:path draw:style-name="gr1185" draw:text-style-name="P85" svg:width="0.035in" svg:height="0.1508in" svg:x="1.5839in" svg:y="0in" svg:viewBox="0 0 90 384" svg:d="M90 193c0-30-4-77-25-120-23-48-57-73-61-73-2 0-4 1-4 3 0 3 0 3 8 10 37 38 59 99 59 180 0 65-14 132-61 181-6 5-6 5-6 6 0 3 2 4 4 4 4 0 39-26 62-75 20-43 24-85 24-116z"><text:p/></draw:path><draw:path draw:style-name="gr1186" draw:text-style-name="P85" svg:width="0.0157in" svg:height="0.0161in" svg:x="1.6476in" svg:y="0.0972in" svg:viewBox="0 0 41 42" svg:d="M41 21c0-11-9-21-20-21s-21 10-21 21 10 21 21 21 20-10 20-21z"><text:p/></draw:path><draw:path draw:style-name="gr1187" draw:text-style-name="P85" svg:width="0.074in" svg:height="0.1059in" svg:x="1.6854in" svg:y="0.0087in" svg:viewBox="0 0 189 270" svg:d="M89 3c-1-1 0-3-4-3-9 0-38 2-48 3-3 0-7 1-7 8 0 4 3 4 10 4 18 0 18 4 18 7 0 2-1 6-1 8-18 73-37 147-56 221-1 6-1 6-1 9 0 9 8 10 11 10 7 0 12-5 14-10 3-9 6-19 8-29 2-11 6-23 8-35 3-8 5-15 6-24 1-2 5-16 5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1188" draw:text-style-name="P85" svg:width="0.1008in" svg:height="0.035in" svg:x="1.8154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189" draw:text-style-name="P85" svg:width="0.0748in" svg:height="0.1063in" svg:x="1.9756in" svg:y="0.0087in" svg:viewBox="0 0 191 271" svg:d="M118 154c15 40 34 99 40 108 7 8 10 8 21 8 3 0 6 0 8 0 4 0 4-2 4-4 0-1-1-2-2-3-3-4-5-10-9-17-26-73-51-147-78-220-8-22-29-26-47-26-2 0-8 0-8 3 0 4 4 5 5 5 12 2 15 4 24 31 13 34 25 69 38 104-35 35-71 69-106 105-6 4-8 6-8 12s6 11 12 11 10-5 12-8c31-36 63-73 94-109z"><text:p/></draw:path><draw:path draw:style-name="gr1190" draw:text-style-name="P85" svg:width="0.076in" svg:height="0.137in" svg:x="2.0642in" svg:y="0.0071in" svg:viewBox="0 0 194 349" svg:d="M122 118c11 0 22 0 33 0 8 0 11 0 11-9 0-3-3-3-10-3-11 0-21 0-32 0 3-16 6-30 8-44 1-9 7-36 9-41 4-7 11-13 19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1191" draw:text-style-name="P85" svg:width="0.076in" svg:height="0.087in" svg:x="2.2016in" svg:y="0.0315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192" draw:text-style-name="P85" svg:width="0.1106in" svg:height="0.1031in" svg:x="2.3378in" svg:y="0.0102in" svg:viewBox="0 0 282 263" svg:d="M218 44c2-2 3-3 5-5 11-11 25-25 51-27 4 0 8 0 8-6 0-4-3-6-6-6-10 0-21 1-32 1-12 0-25-1-38-1-2 0-7 0-7 8 0 4 3 4 6 4 2 0 14 1 14 9 0 7-10 16-11 19-30 34-61 68-90 103-15-38-28-77-42-114-2-6-1-5-2-7 0-10 18-10 22-10 5 0 10 0 10-8 0-4-5-4-6-4-11 0-38 1-49 1-9 0-33-1-43-1-2 0-8 0-8 8 0 4 4 4 9 4 23 0 25 3 28 13 16 42 32 84 48 127 1 1 2 5 2 7 0 1-15 62-18 69-5 21-5 22-36 23-8 0-11 0-11 8 0 4 3 3 6 4 11 0 38-2 49-2 10 0 39 2 50 2 2 0 6 0 6-9 0-3-3-3-11-3-4 0-8 0-14-1-8-1-10-1-10-7 0-2 3-15 4-24 5-18 10-35 15-53 1-7 2-9 5-12 32-37 64-74 96-110z"><text:p/></draw:path><draw:path draw:style-name="gr1193" draw:text-style-name="P85" svg:width="0.1346in" svg:height="0.078in" svg:x="2.5055in" svg:y="0.0366in" svg:viewBox="0 0 343 199" svg:d="M301 108c-22 16-31 32-35 37-17 27-13 33-20 50 0 4 5 4 8 4 7 0 7 0 8-6 9-38 32-70 76-87 4-3 5-4 5-6s-2-4-3-4c-17-7-64-26-78-90-1-5-1-6-8-6-3 0-8 0-8 4 0 2 4 26 19 51 9 12 20 25 36 37-95 0-191 0-287 0-7 0-14 0-14 8s7 8 14 8c96 0 192 0 287 0z"><text:p/></draw:path><draw:path draw:style-name="gr1194" draw:text-style-name="P85" svg:width="0.0539in" svg:height="0.1508in" svg:x="2.7028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1195" draw:text-style-name="P85" svg:width="0.0638in" svg:height="0.1035in" svg:x="2.7736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1196" draw:text-style-name="P85" svg:width="0.0177in" svg:height="0.0453in" svg:x="2.8567in" svg:y="0.0972in" svg:viewBox="0 0 46 116" svg:d="M46 41c0-26-10-41-25-41-13 0-21 10-21 21 0 10 8 21 21 21 4 0 10-2 13-6 1-1 1-1 2-1 0 2 1 0 1 6 0 28-13 51-26 65-4 3-4 4-4 5 0 4 2 5 4 5 3 0 35-30 35-75z"><text:p/></draw:path><draw:path draw:style-name="gr1197" draw:text-style-name="P85" svg:width="0.05in" svg:height="0.1008in" svg:x="2.9252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198" draw:text-style-name="P85" svg:width="0.0539in" svg:height="0.1508in" svg:x="2.9984in" svg:y="0in" svg:viewBox="0 0 138 384" svg:d="M56 333c0 15-10 40-52 42-2 2-4 3-4 5 0 4 4 4 8 4 38 0 73-18 75-48 0-29 0-59 0-88 0-15 0-27 15-40 13-11 27-12 36-12 2-1 4-2 4-3 0-5-3-5-6-5-26-1-45-15-48-34-1-4-1-5-1-19 0-25 0-50 0-76 0-16 0-28-19-44-16-12-43-15-56-15-4 0-8 0-8 4s3 4 7 5c24 1 43 13 48 33 1 3 1 4 1 19 0 26 0 52 0 80 0 18 3 24 16 36 7 9 19 12 29 16-31 7-45 25-45 47 0 31 0 62 0 93z"><text:p/></draw:path><draw:path draw:style-name="gr1199" draw:text-style-name="P85" svg:width="0.0157in" svg:height="0.0161in" svg:x="3.0768in" svg:y="0.0972in" svg:viewBox="0 0 41 42" svg:d="M41 21c0-11-9-21-20-21-12 0-21 10-21 21s9 21 21 21c11 0 20-10 20-21z"><text:p/></draw:path><draw:path draw:style-name="gr1200" draw:text-style-name="P85" svg:width="0.0539in" svg:height="0.1508in" svg:x="3.1169in" svg:y="0in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9-9-20-12-31-14 32-9 46-27 46-49 0-31 0-61 0-92z"><text:p/></draw:path><draw:path draw:style-name="gr1201" draw:text-style-name="P85" svg:width="0.0697in" svg:height="0.0972in" svg:x="3.1862in" svg:y="0.0465in" svg:viewBox="0 0 178 248" svg:d="M177 23c1-5 1-5 1-9 0-6-5-10-11-10-3 0-10 3-13 8-1 2-4 14-5 21-4 10-6 20-8 31-6 23-12 46-18 69-1 6-17 33-44 33-20 0-23-17-23-32 0-17 7-40 20-75 5-16 8-20 8-28 0-17-14-31-32-31-38 0-52 56-52 59 0 4 4 4 6 4 3 0 3-1 5-7 11-36 26-48 40-48 3 0 8 0 8 13 0 9-3 20-5 26-17 41-23 63-23 82 0 34 24 45 47 45 16 0 29-7 39-17-5 20-9 38-25 58-9 13-25 25-42 25-6 0-24-2-30-16 6 0 11 0 16-5 5-4 8-9 8-16 0-11-10-13-14-13-9 0-21 6-21 25 0 18 16 33 41 33 39 0 79-36 90-77 12-50 25-99 37-148z"><text:p/></draw:path><draw:path draw:style-name="gr1202" draw:text-style-name="P85" svg:width="0.076in" svg:height="0.087in" svg:x="3.3173in" svg:y="0.0315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1203" draw:text-style-name="P85" svg:width="0.1102in" svg:height="0.1031in" svg:x="3.4535in" svg:y="0.0102in" svg:viewBox="0 0 281 263" svg:d="M217 44c2-2 3-3 5-5 12-11 24-25 51-27 4 0 8 0 8-6 0-4-2-6-5-6-10 0-22 1-32 1-13 0-26-1-38-1-2 0-8 0-8 8 0 4 4 4 6 4 3 0 14 1 14 9 0 7-9 16-10 19-30 34-61 68-90 103-15-38-29-77-43-114-2-6-1-5-2-7 0-10 19-10 23-10 5 0 9 0 9-8 0-4-5-4-6-4-11 0-37 1-48 1-10 0-34-1-43-1-4 0-8 0-8 8 0 4 3 4 9 4 23 0 24 3 28 13 16 42 32 84 48 127 0 1 1 5 1 7 0 1-16 62-18 69-4 21-4 22-36 23-7 0-10 0-10 8 0 4 4 4 6 4 11 0 37-2 48-2s38 2 49 2c4 0 8 0 8-9 0-3-3-3-11-3-1 0-8 0-14-1-9-1-11-1-11-7 0-2 3-15 5-24 5-18 9-35 14-53 2-7 2-9 5-12 32-37 64-74 96-110z"><text:p/></draw:path><draw:path draw:style-name="gr1204" draw:text-style-name="P85" svg:width="0.0157in" svg:height="0.065in" svg:x="3.6004in" svg:y="0.0484in" svg:viewBox="0 0 41 166" svg:d="M41 20c0-11-9-20-20-20-12 0-21 9-21 20s9 21 21 21c11 0 20-10 20-21zM41 145c0-11-9-21-20-21-12 0-21 10-21 21s9 21 21 21c11 0 20-10 20-21z"><text:p/></draw:path><draw:path draw:style-name="gr1205" draw:text-style-name="P85" svg:width="0.076in" svg:height="0.137in" svg:x="3.6882in" svg:y="0.0071in" svg:viewBox="0 0 194 349" svg:d="M122 118c11 0 22 0 33 0 8 0 11 0 11-9 0-3-3-3-10-3-11 0-21 0-32 0 3-16 6-30 8-44 1-9 7-36 9-41 4-7 11-13 19-13 1 0 11 0 18 7-16 2-21 15-21 21 0 9 8 14 15 14 10 0 22-9 22-24 0-17-19-26-34-26-14 0-38 7-50 45-2 8-3 12-12 61-9 0-19 0-28 0-6 0-11 0-11 6s4 6 11 6c9 0 17 0 26 0-10 50-19 100-29 151-8 37-14 72-34 72-1 0-11 0-19-7 18-1 21-15 21-21 0-9-6-14-14-14-10 0-21 9-21 24 0 17 18 26 33 26 21 0 36-22 44-37 12-25 21-71 21-74 8-40 16-81 24-120z"><text:p/></draw:path><draw:path draw:style-name="gr1206" draw:text-style-name="P85" svg:width="0.035in" svg:height="0.1508in" svg:x="3.7862in" svg:y="0in" svg:viewBox="0 0 90 384" svg:d="M90 380c0-1 0-1-6-8-49-48-61-121-61-179 0-67 14-135 62-183 5-4 5-4 5-7 0-2-2-3-4-3-3 0-39 26-62 75-20 43-24 86-24 118 0 28 4 76 25 119 23 47 58 72 61 72 2 0 4-1 4-4z"><text:p/></draw:path><draw:path draw:style-name="gr1207" draw:text-style-name="P85" svg:width="0.0697in" svg:height="0.0972in" svg:x="3.8346in" svg:y="0.0465in" svg:viewBox="0 0 178 248" svg:d="M177 23c1-5 1-5 1-9 0-6-5-10-11-10-3 0-10 3-13 8-1 2-4 14-5 21-4 10-6 20-8 31-6 23-12 46-18 69-1 6-17 33-44 33-20 0-23-17-23-32 0-17 6-40 19-75 6-16 8-20 8-28 0-17-13-31-31-31-38 0-52 56-52 59 0 4 3 3 4 4 5 0 5-1 7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1208" draw:text-style-name="P85" svg:width="0.035in" svg:height="0.1508in" svg:x="3.9193in" svg:y="0in" svg:viewBox="0 0 90 384" svg:d="M90 193c0-30-4-77-26-120-23-48-56-73-60-73-3 0-4 1-4 3 0 3 0 3 8 10 37 38 59 99 59 180 0 65-14 132-61 181-6 5-6 5-6 6 0 3 1 4 4 4 4 0 39-26 61-75 20-43 25-85 25-116z"><text:p/></draw:path><draw:path draw:style-name="gr1209" draw:text-style-name="P85" svg:width="0.1008in" svg:height="0.035in" svg:x="4.0205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10" draw:text-style-name="P85" svg:width="0.0496in" svg:height="0.1008in" svg:x="4.1862in" svg:y="0.0126in" svg:viewBox="0 0 127 257" svg:d="M79 10c0-9 0-10-10-10-23 25-57 25-69 25 0 5 0 8 0 12 8 0 30 0 51-9 0 66 0 132 0 198 0 13-3 18-37 18-4 0-7 0-12 0 0 5 0 9 0 13 13-3 46-3 63-3 15 0 48 0 62 3 0-4 0-8 0-13-5 0-8 0-13 0-34 0-35-4-35-18 0-72 0-145 0-216z"><text:p/></draw:path><draw:path draw:style-name="gr1211" draw:text-style-name="P85" svg:width="0.0539in" svg:height="0.1508in" svg:x="4.2594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2 7-45 25-45 47 0 31 0 62 0 93z"><text:p/></draw:path></draw:g></text:p>
      <text:h text:style-name="P6" text:outline-level="4">שומרת סדר</text:h>
      <text:p text:style-name="P43">יהי <draw:g text:anchor-type="as-char" svg:y="-0.1134in" draw:z-index="357" draw:style-name="gr1"><svg:title>TexMaths</svg:title><svg:desc>11§inline§f, g \in Y \to \{0, 1\}§svg§600§FALSE§</svg:desc><draw:path draw:style-name="gr1157" draw:text-style-name="P84" svg:width="1.1173in" svg:height="0.1358in" svg:x="0.0087in" svg:y="0.0071in" svg:viewBox="0 0 2839 346" svg:d="M1420 346c-474 0-947 0-1420 0 0-116 0-230 0-346 946 0 1893 0 2839 0 0 116 0 230 0 346-473 0-946 0-1419 0z"><text:p/></draw:path><draw:path draw:style-name="gr1158" draw:text-style-name="P85" svg:width="0.0752in" svg:height="0.1374in" svg:x="-0.00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159" draw:text-style-name="P85" svg:width="0.0173in" svg:height="0.0453in" svg:x="0.087in" svg:y="0.0972in" svg:viewBox="0 0 45 116" svg:d="M45 41c0-26-10-41-25-41-12 0-20 10-20 21 0 10 8 20 20 20 5 0 10-1 14-5 1-1 1-1 1-1 1 0 1 0 1 6 0 28-13 51-26 64-5 4-5 5-5 6 0 2 3 5 5 5 4 0 35-30 35-75z"><text:p/></draw:path><draw:path draw:style-name="gr1160" draw:text-style-name="P85" svg:width="0.0693in" svg:height="0.0976in" svg:x="0.1437in" svg:y="0.0465in" svg:viewBox="0 0 177 249" svg:d="M176 25c0-2 1-4 1-6 0-7-4-11-11-11-4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1161" draw:text-style-name="P85" svg:width="0.0752in" svg:height="0.087in" svg:x="0.2748in" svg:y="0.0315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1162" draw:text-style-name="P85" svg:width="0.1106in" svg:height="0.1028in" svg:x="0.4106in" svg:y="0.0098in" svg:viewBox="0 0 282 262" svg:d="M218 44c2-2 3-3 5-5 11-13 24-26 51-27 4-1 8-1 8-8 0-3-3-4-6-4-10 0-21 1-31 1-13 0-26-1-39-1-3 0-7 0-7 7 0 4 3 5 6 5 2 0 14 0 14 9 0 7-9 16-11 18-30 34-60 68-89 103-15-39-29-76-43-114-2-6-1-5-2-7 0-9 18-9 23-9s9 0 9-8c0-4-5-4-6-4-11 0-38 1-48 1s-34-1-44-1c-3 0-8 0-8 8 0 4 4 4 10 4 23 0 24 3 27 12 16 43 32 85 48 128 1 1 2 5 2 7 0 1-16 61-18 69-5 21-5 22-36 22-8 0-10 0-10 8 0 4 3 3 4 4 11 0 39-1 50-1s38 1 49 1c3 0 7 0 7-8 0-4-3-4-11-4-4 0-8 0-14 0-8-1-10-2-10-7 0-2 3-16 5-24 5-18 9-36 14-54 2-6 2-8 5-11 32-37 64-74 96-110z"><text:p/></draw:path><draw:path draw:style-name="gr1163" draw:text-style-name="P85" svg:width="0.1346in" svg:height="0.0787in" svg:x="0.5776in" svg:y="0.0362in" svg:viewBox="0 0 343 201" svg:d="M301 109c-22 15-32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1164" draw:text-style-name="P85" svg:width="0.0535in" svg:height="0.1512in" svg:x="0.7748in" svg:y="0in" svg:viewBox="0 0 137 385" svg:d="M81 52c0-16 10-41 53-43 1 0 3-2 3-5 0-4-3-4-7-4-39 0-74 20-74 48 0 29 0 59 0 89 0 15 0 27-15 39s-29 12-38 13c-2 0-3 1-3 5 0 3 2 3 7 3 25 2 44 14 48 34 1 4 1 5 1 19 0 25 0 51 0 76 0 16 0 29 18 43 15 12 40 16 56 16 4 0 7 0 7-4s-2-4-6-4c-24-2-43-15-49-33-1-5-1-5-1-19 0-27 0-54 0-82 0-17-3-24-15-35-8-8-20-12-30-14 31-10 45-28 45-50 0-31 0-61 0-92z"><text:p/></draw:path><draw:path draw:style-name="gr1165" draw:text-style-name="P85" svg:width="0.0638in" svg:height="0.1035in" svg:x="0.8457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1166" draw:text-style-name="P85" svg:width="0.0173in" svg:height="0.0453in" svg:x="0.9287in" svg:y="0.0972in" svg:viewBox="0 0 45 116" svg:d="M45 41c0-26-9-41-24-41-13 0-21 10-21 21 0 10 8 20 21 20 4 0 10-1 13-5 1-1 1-1 2-1 0 2 1 0 1 6 0 28-14 51-26 64-4 4-4 5-4 6 0 2 2 5 3 5 4 0 35-30 35-75z"><text:p/></draw:path><draw:path draw:style-name="gr1167" draw:text-style-name="P85" svg:width="0.05in" svg:height="0.1in" svg:x="0.9969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1168" draw:text-style-name="P85" svg:width="0.0535in" svg:height="0.1512in" svg:x="1.0705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text:span text:style-name="T6">. נוכיח </text:span><text:span text:style-name="T6"><draw:g text:anchor-type="as-char" svg:y="-0.1134in" draw:z-index="358" draw:style-name="gr1"><svg:title>TexMaths</svg:title><svg:desc>11§inline§f \preceq g \iff h(f) \subseteq h(g)§svg§600§FALSE§</svg:desc><draw:path draw:style-name="gr1142" draw:text-style-name="P84" svg:width="1.572in" svg:height="0.1358in" svg:x="-0.0004in" svg:y="0.0071in" svg:viewBox="0 0 3994 346" svg:d="M1998 346c-667 0-1332 0-1998 0 0-116 0-230 0-346 1331 0 2663 0 3994 0 0 116 0 230 0 346-665 0-1331 0-1996 0z"><text:p/></draw:path><draw:path draw:style-name="gr1143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144" draw:text-style-name="P85" svg:width="0.0921in" svg:height="0.1165in" svg:x="0.1378in" svg:y="0.0169in" svg:viewBox="0 0 235 297" svg:d="M111 112c65-12 98-36 115-67 7-14 9-33 9-36 0-6-3-9-7-9-7 0-8 7-8 11-11 69-89 92-209 94-4 0-11 0-11 7 0 8 4 8 19 8 40 0 80 3 120 14 72 21 79 64 81 80 1 4 3 8 8 8 4 0 7-2 7-8 0-3-2-40-37-68-24-18-53-27-87-34zM13 282c-6 0-13 0-13 8 0 7 7 7 13 7 70 0 140 0 209 0 7 0 13 0 13-7 0-8-6-8-13-8-69 0-139 0-209 0z"><text:p/></draw:path><draw:path draw:style-name="gr1145" draw:text-style-name="P85" svg:width="0.0693in" svg:height="0.0976in" svg:x="0.2882in" svg:y="0.0465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146" draw:text-style-name="P85" svg:width="0.1346in" svg:height="0.0827in" svg:x="0.4567in" svg:y="0.0339in" svg:viewBox="0 0 343 211" svg:d="M330 152c7 0 13 0 13-8 0-9-6-9-13-9-81 0-164 0-245 0-17-13-37-23-50-28 15-7 33-17 50-30 81 0 164 0 245 0 7 0 13-1 13-9 0-9-6-7-13-7-76 0-152 0-228 0 18-18 39-52 39-57 0-4-6-4-8-4-3 0-5 0-8 3-7 15-18 36-44 58-26 24-52 34-72 39-7 2-7 3-8 3-1 2-1 3-1 4 0 0 0 1 1 2h1c1 1 1 1 9 3 52 16 90 51 112 93 5 6 5 6 10 6 2 0 8 0 8-3 0-4-20-38-39-56 76 0 152 0 228 0z"><text:p/></draw:path><draw:path draw:style-name="gr1147" draw:text-style-name="P85" svg:width="0.1346in" svg:height="0.0827in" svg:x="0.5835in" svg:y="0.0339in" svg:viewBox="0 0 343 211" svg:d="M260 77c15 13 35 23 48 30-14 5-33 15-48 28-82 0-164 0-246 0-6 0-14 0-14 9 0 8 7 8 13 8 76 0 153 0 229 0-19 18-38 52-38 56 0 3 4 3 6 3 3 0 7 0 8-3 8-13 19-34 44-56 26-24 53-34 72-40 7-2 7-3 8-3 1-1 1-2 1-2 0-1 0-2 0-4-1 0-1 0-2 0 0-1-1-1-8-3-52-15-91-50-112-92-4-8-5-8-11-8-2 0-6 0-6 4 0 5 19 39 38 57-76 0-153 0-229 0-6 0-13-2-13 7 0 8 8 9 14 9 82 0 164 0 246 0z"><text:p/></draw:path><draw:path draw:style-name="gr1148" draw:text-style-name="P85" svg:width="0.0744in" svg:height="0.1063in" svg:x="0.8197in" svg:y="0.0083in" svg:viewBox="0 0 190 271" svg:d="M90 4c0-1 0-4-5-4-9 0-37 3-46 3-4 1-8 1-8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4-42-26 0-43 12-57 30 9-41 19-82 29-123z"><text:p/></draw:path><draw:path draw:style-name="gr1149" draw:text-style-name="P85" svg:width="0.035in" svg:height="0.1512in" svg:x="0.9138in" svg:y="0in" svg:viewBox="0 0 90 385" svg:d="M90 381c0-1 0-1-6-8-49-49-61-122-61-179 0-68 14-136 62-183 5-5 5-5 5-7 0-3-2-4-4-4-3 0-39 26-62 76-18 42-24 85-24 118 0 28 4 75 25 119 25 47 58 72 61 72 2 0 4-1 4-4z"><text:p/></draw:path><draw:path draw:style-name="gr1150" draw:text-style-name="P85" svg:width="0.0756in" svg:height="0.1374in" svg:x="0.9665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1151" draw:text-style-name="P85" svg:width="0.0346in" svg:height="0.1512in" svg:x="1.0579in" svg:y="0in" svg:viewBox="0 0 89 385" svg:d="M89 194c0-31-3-77-25-121-23-48-56-73-60-73-3 0-4 2-4 4s0 2 8 9c37 38 59 99 59 181 0 64-14 132-61 180-6 6-6 6-6 7 0 2 1 4 4 4 4 0 39-26 61-76 20-41 24-84 24-115z"><text:p/></draw:path><draw:path draw:style-name="gr1152" draw:text-style-name="P85" svg:width="0.0929in" svg:height="0.1165in" svg:x="1.163in" svg:y="0.0169in" svg:viewBox="0 0 237 297" svg:d="M223 15c7 0 14 0 14-7 0-8-7-8-14-8-35 0-69 0-104 0-66 0-119 51-119 111 0 63 54 111 119 111 35 0 69 0 104 0 7 0 14 0 14-7s-7-7-14-7c-34 0-69 0-103 0-62 0-105-45-105-96 0-53 44-97 105-97 34 0 69 0 103 0zM22 282c-7 0-14 0-14 8 0 7 7 7 14 7 67 0 134 0 201 0 7 0 14 0 14-7 0-8-7-8-14-8-67 0-134 0-201 0z"><text:p/></draw:path><draw:path draw:style-name="gr1153" draw:text-style-name="P85" svg:width="0.0744in" svg:height="0.1063in" svg:x="1.3193in" svg:y="0.0083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154" draw:text-style-name="P85" svg:width="0.035in" svg:height="0.1512in" svg:x="1.4138in" svg:y="0in" svg:viewBox="0 0 90 385" svg:d="M90 381c0-1 0-1-6-8-49-49-61-122-61-179 0-68 14-136 62-183 5-5 5-5 5-7 0-3-2-4-4-4-3 0-39 26-62 76-20 42-24 85-24 118 0 28 4 75 25 119 23 47 58 72 61 72 2 0 4-1 4-4z"><text:p/></draw:path><draw:path draw:style-name="gr1155" draw:text-style-name="P85" svg:width="0.0697in" svg:height="0.0976in" svg:x="1.4602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1156" draw:text-style-name="P85" svg:width="0.035in" svg:height="0.1512in" svg:x="1.5445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6">. </text:span></text:p>
      <text:list xml:id="list3889166234" text:style-name="L9">
        <text:list-item>
          <text:p text:style-name="P44"><draw:g text:anchor-type="as-char" svg:y="-0.0835in" draw:z-index="359" draw:style-name="gr1"><svg:title>TexMaths</svg:title><svg:desc>11§inline§\implies§svg§600§FALSE§</svg:desc><draw:path draw:style-name="gr1139" draw:text-style-name="P84" svg:width="0.2201in" svg:height="0.0673in" svg:x="0in" svg:y="0.0075in" svg:viewBox="0 0 560 172" svg:d="M0 0c187 0 373 0 560 0 0 57 0 114 0 172-187 0-373 0-560 0 0-58 0-115 0-172z"><text:p/></draw:path><draw:path draw:style-name="gr1140" draw:text-style-name="P85" svg:width="0.1004in" svg:height="0.035in" svg:x="0.0008in" svg:y="0.024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1141" draw:text-style-name="P85" svg:width="0.1343in" svg:height="0.0827in" svg:x="0.0937in" svg:y="0in" svg:viewBox="0 0 342 211" svg:d="M259 76c16 14 36 24 48 30-14 6-33 16-48 29-82 0-164 0-246 0-6 0-13 0-13 8s7 8 13 8c76 0 152 0 228 0-19 17-39 52-39 56s6 4 8 4c3 0 6 0 7-3 9-14 20-35 44-57 27-23 53-34 72-40 7-2 8-2 8-3 1 0 1-1 1-2s0-1 0-3l-1-1c-1 0-1 0-9-3-51-15-91-49-112-91-4-8-4-8-10-8-2 0-8 0-8 4 0 5 20 39 39 57-76 0-152 0-228 0-6 0-13 0-13 7 0 8 7 8 13 8 82 0 164 0 246 0z"><text:p/></draw:path></draw:g>: <text:span text:style-name="T81">נניח </text:span><draw:g text:anchor-type="as-char" svg:y="-0.1075in" draw:z-index="360" draw:style-name="gr1"><svg:title>TexMaths</svg:title><svg:desc>11§inline§f \preceq g§svg§600§FALSE§</svg:desc><draw:path draw:style-name="gr1135" draw:text-style-name="P84" svg:width="0.3492in" svg:height="0.1217in" svg:x="-0.0004in" svg:y="0.0075in" svg:viewBox="0 0 888 310" svg:d="M0 0c296 0 592 0 888 0 0 103 0 207 0 310-296 0-592 0-888 0 0-103 0-207 0-310z"><text:p/></draw:path><draw:path draw:style-name="gr1136" draw:text-style-name="P85" svg:width="0.0756in" svg:height="0.1374in" svg:x="0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1137" draw:text-style-name="P85" svg:width="0.0929in" svg:height="0.1165in" svg:x="0.1374in" svg:y="0.0102in" svg:viewBox="0 0 237 297" svg:d="M112 112c64-12 97-36 114-67 7-14 11-33 11-36 0-6-5-9-8-9-7 0-8 7-9 11-11 69-89 92-209 94-3 0-11 0-11 7 0 8 6 8 20 8 39 0 80 3 119 14 72 21 79 63 81 79 1 5 3 9 9 9 3 0 8-2 8-9 0-2-3-39-38-67-24-18-53-27-87-34zM14 282c-6 0-14 0-14 7 0 8 8 8 14 8 70 0 139 0 208 0 7 0 15 0 15-8 0-7-8-7-15-7-69 0-138 0-208 0z"><text:p/></draw:path><draw:path draw:style-name="gr1138" draw:text-style-name="P85" svg:width="0.0693in" svg:height="0.0976in" svg:x="0.2874in" svg:y="0.0402in" svg:viewBox="0 0 177 249" svg:d="M176 25c0-2 1-4 1-6 0-7-4-11-11-11-4 0-14 3-16 16-7-14-20-24-36-24-44 0-92 54-92 110 0 37 24 61 52 61 23 0 40-18 45-23-8 33-9 33-13 50-1 4-15 42-55 42-8 0-20 0-31-4 11-3 15-13 15-19 0-7-4-15-14-15-9 0-21 8-21 23 0 16 14 24 52 24 47 0 76-30 81-53 14-56 29-113 43-171zM125 121c-2 10-11 20-19 27s-20 14-31 14c-20 0-25-20-25-35 0-19 11-64 22-84 9-19 26-34 42-34 26 0 31 31 31 33s0 4-1 5c-6 24-12 49-19 74z"><text:p/></draw:path></draw:g><text:span text:style-name="T50">, נוכיח </text:span><text:span text:style-name="T50"><draw:g text:anchor-type="as-char" svg:y="-0.1134in" draw:z-index="361" draw:style-name="gr1"><svg:title>TexMaths</svg:title><svg:desc>11§inline§h(f) \subseteq h(g)§svg§600§FALSE§</svg:desc><draw:path draw:style-name="gr1125" draw:text-style-name="P84" svg:width="0.7528in" svg:height="0.1358in" svg:x="-0.0004in" svg:y="0.0071in" svg:viewBox="0 0 1913 346" svg:d="M957 346c-319 0-638 0-957 0 0-116 0-230 0-346 637 0 1275 0 1913 0 0 116 0 230 0 346-318 0-638 0-956 0z"><text:p/></draw:path><draw:path draw:style-name="gr1126" draw:text-style-name="P85" svg:width="0.074in" svg:height="0.1063in" svg:x="0.0004in" svg:y="0.0083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127" draw:text-style-name="P85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1128" draw:text-style-name="P85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129" draw:text-style-name="P85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1130" draw:text-style-name="P85" svg:width="0.0929in" svg:height="0.1165in" svg:x="0.3437in" svg:y="0.0169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1131" draw:text-style-name="P85" svg:width="0.0744in" svg:height="0.1063in" svg:x="0.4996in" svg:y="0.0083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132" draw:text-style-name="P85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1133" draw:text-style-name="P85" svg:width="0.0697in" svg:height="0.0976in" svg:x="0.6406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134" draw:text-style-name="P85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0">. מתוך ההנחה, </text:span><text:span text:style-name="T50"><draw:g text:anchor-type="as-char" svg:y="-0.1134in" draw:z-index="365" draw:style-name="gr1"><svg:title>TexMaths</svg:title><svg:desc>11§inline§\forall y \in Y. f(y) \le_X g(y)§svg§600§FALSE§</svg:desc><draw:path draw:style-name="gr1088" draw:text-style-name="P84" svg:width="1.3421in" svg:height="0.1354in" svg:x="0.0079in" svg:y="0.0075in" svg:viewBox="0 0 3410 345" svg:d="M0 0c1136 0 2274 0 3410 0 0 115 0 230 0 345-1136 0-2274 0-3410 0 0-115 0-230 0-345z"><text:p/></draw:path><draw:path draw:style-name="gr1089" draw:text-style-name="P85" svg:width="0.0843in" svg:height="0.1075in" svg:x="0in" svg:y="0.0087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1090" draw:text-style-name="P85" svg:width="0.0697in" svg:height="0.0972in" svg:x="0.089in" svg:y="0.0465in" svg:viewBox="0 0 178 248" svg:d="M177 23c1-5 1-5 1-9 0-6-5-10-11-10-3 0-10 3-13 8-1 2-4 14-5 21-4 10-6 20-8 31-6 23-12 46-18 69-1 6-17 33-44 33-20 0-23-17-23-32 0-17 7-40 20-75 5-16 8-20 8-28 0-17-14-31-32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1091" draw:text-style-name="P85" svg:width="0.0756in" svg:height="0.087in" svg:x="0.2197in" svg:y="0.0315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092" draw:text-style-name="P85" svg:width="0.1102in" svg:height="0.1031in" svg:x="0.3559in" svg:y="0.0102in" svg:viewBox="0 0 281 263" svg:d="M217 44c2-2 3-3 5-5 12-11 24-25 51-27 4 0 8 0 8-6 0-4-3-6-5-6-11 0-22 1-32 1-13 0-26-1-38-1-4 0-8 0-8 8 0 4 3 4 6 4s14 1 14 9c0 7-9 16-11 19-30 34-60 68-89 103-15-38-29-77-43-114-2-6-1-5-2-7 0-10 18-10 23-10s9 0 9-8c0-4-5-4-6-4-11 0-37 1-48 1-10 0-34-1-44-1-3 0-7 0-7 8 0 4 3 4 9 4 23 0 24 3 27 13 17 42 32 84 49 127 0 1 1 5 1 7 0 1-16 62-18 69-4 21-5 22-36 23-7 0-10 0-10 8 0 4 4 4 6 4 9 0 37-2 48-2s38 2 49 2c3 0 8 0 8-9 0-3-4-3-11-3-1 0-9 0-15-1-8-1-10-1-10-7 0-2 3-15 5-24 5-18 9-35 14-53 2-7 2-9 5-12 32-37 64-74 96-110z"><text:p/></draw:path><draw:path draw:style-name="gr1093" draw:text-style-name="P85" svg:width="0.0157in" svg:height="0.0161in" svg:x="0.4602in" svg:y="0.0972in" svg:viewBox="0 0 41 42" svg:d="M41 21c0-11-9-21-20-21s-21 10-21 21 10 21 21 21 20-10 20-21z"><text:p/></draw:path><draw:path draw:style-name="gr1094" draw:text-style-name="P85" svg:width="0.0756in" svg:height="0.137in" svg:x="0.4976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1095" draw:text-style-name="P85" svg:width="0.035in" svg:height="0.1508in" svg:x="0.5957in" svg:y="0in" svg:viewBox="0 0 90 384" svg:d="M90 380c0-1 0-1-6-8-49-48-62-121-62-179 0-67 15-135 63-183 5-4 5-4 5-7 0-2-2-3-4-3-3 0-39 26-62 75-20 43-24 86-24 118 0 28 4 76 25 119 23 47 58 72 61 72 2 0 4-1 4-4z"><text:p/></draw:path><draw:path draw:style-name="gr1096" draw:text-style-name="P85" svg:width="0.0697in" svg:height="0.0972in" svg:x="0.6441in" svg:y="0.0465in" svg:viewBox="0 0 178 248" svg:d="M177 23c1-5 1-5 1-9 0-6-5-10-11-10-4 0-10 3-13 8-1 2-4 14-5 21-4 10-6 20-8 31-6 23-12 46-18 69-2 6-18 33-44 33-20 0-24-17-24-32 0-17 7-40 20-75 6-16 8-20 8-28 0-17-13-31-32-31-37 0-51 56-51 59 0 4 3 3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draw:path draw:style-name="gr1097" draw:text-style-name="P85" svg:width="0.0346in" svg:height="0.1508in" svg:x="0.728in" svg:y="0in" svg:viewBox="0 0 89 384" svg:d="M89 193c0-30-4-77-25-120-23-48-56-73-61-73-2 0-3 1-3 3 0 3 0 3 7 10 38 38 60 99 60 180 0 65-14 132-63 181-4 5-4 5-4 6 0 3 1 4 3 4 5 0 39-26 62-75 20-43 24-85 24-116z"><text:p/></draw:path><draw:path draw:style-name="gr1098" draw:text-style-name="P85" svg:width="0.0929in" svg:height="0.1161in" svg:x="0.8335in" svg:y="0.0173in" svg:viewBox="0 0 237 296" svg:d="M229 17c4-3 8-5 8-9 0-5-4-8-8-8-2 0-6 1-8 2-71 33-142 66-213 100-7 4-8 7-8 9 0 5 2 7 8 9 71 33 142 66 213 99 6 3 7 3 8 3 4 0 8-4 8-7 0-5-3-7-9-9-67-31-134-63-202-95 68-32 136-63 203-94zM222 296c7 0 15 0 15-8 0-7-9-7-15-7-69 0-138 0-208 0-6 0-14 0-14 7 0 8 7 8 13 8 70 0 140 0 209 0z"><text:p/></draw:path><draw:path draw:style-name="gr1099" draw:text-style-name="P85" svg:width="0.0941in" svg:height="0.072in" svg:x="0.9441in" svg:y="0.0638in" svg:viewBox="0 0 240 184" svg:d="M138 80c8-8 16-16 25-25 35-34 45-44 69-46 5 0 8 0 8-6 0-3-3-3-5-3-7 0-17 1-25 1-6 0-24-1-31-1-2 0-5 0-5 6 1 1 0 3 3 3 3 1 10 1 10 8 0 3-4 7-7 11-2 1-37 35-47 45-9-18-19-36-27-53 0-1-1-2-1-3 0-3 5-7 14-8 2 0 5 0 5-6-1-1 0-3-4-3-6 0-12 0-18 0-5 0-12 1-17 1s-11 0-17-1c-4 0-10 0-14 0-1 0-6 0-6 6 0 3 4 3 8 3 16 0 17 3 20 9 12 24 25 48 37 73-5 5-10 10-15 16-4 5-18 17-22 22-33 33-44 44-68 45-5 0-8 0-8 7 0 1 1 3 4 3 8 0 17-1 26-1 4 0 11 0 15 0 6 1 11 1 16 1 2 0 5 0 5-6 0-4-2-4-4-4-3 0-9-1-9-7 0-4 4-7 10-13 18-19 36-36 55-54 11 21 22 42 33 64 1 2 1 2 1 3 0 3-5 6-14 7-3 0-6 0-6 7 1 1 0 3 4 3 6 0 11-1 18-1 6 0 12 0 18 0 5 0 11 0 16 0 5 1 10 1 14 1 2 0 6 0 6-6 0-4-3-4-8-4-15 0-16-3-18-8-15-28-30-57-44-86z"><text:p/></draw:path><draw:path draw:style-name="gr1100" draw:text-style-name="P85" svg:width="0.0693in" svg:height="0.0972in" svg:x="1.0992in" svg:y="0.0465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2 5-5 25-12 49-17 74z"><text:p/></draw:path><draw:path draw:style-name="gr1101" draw:text-style-name="P85" svg:width="0.0346in" svg:height="0.1508in" svg:x="1.1902in" svg:y="0in" svg:viewBox="0 0 89 384" svg:d="M89 380c0-1 0-1-6-8-49-48-61-121-61-179 0-67 15-135 63-183 4-4 4-4 4-7 0-2-1-3-3-3-5 0-39 26-62 75-20 43-24 86-24 118 0 28 4 76 25 119 23 47 56 72 61 72 2 0 3-1 3-4z"><text:p/></draw:path><draw:path draw:style-name="gr1102" draw:text-style-name="P85" svg:width="0.0697in" svg:height="0.0972in" svg:x="1.2386in" svg:y="0.0465in" svg:viewBox="0 0 178 248" svg:d="M176 23c2-5 2-5 2-9 0-6-5-10-11-10-4 0-11 3-14 8 0 2-3 14-6 21-2 10-5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1103" draw:text-style-name="P85" svg:width="0.035in" svg:height="0.1508in" svg:x="1.322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0">. </text:span><text:span text:style-name="T51">נניח בשלילה קיים </text:span><text:span text:style-name="T51"><draw:g text:anchor-type="as-char" svg:y="-0.1134in" draw:z-index="362" draw:style-name="gr1"><svg:title>TexMaths</svg:title><svg:desc>11§inline§y \in h(f) \land y \not\in h(g)§svg§600§FALSE§</svg:desc><draw:path draw:style-name="gr1110" draw:text-style-name="P84" svg:width="1.25in" svg:height="0.1354in" svg:x="0.0031in" svg:y="0.0075in" svg:viewBox="0 0 3176 345" svg:d="M0 0c1059 0 2117 0 3176 0 0 115 0 230 0 345-1059 0-2117 0-3176 0 0-115 0-230 0-345z"><text:p/></draw:path><draw:path draw:style-name="gr1111" draw:text-style-name="P85" svg:width="0.0697in" svg:height="0.0972in" svg:x="-0.0004in" svg:y="0.0465in" svg:viewBox="0 0 178 248" svg:d="M177 23c1-5 1-5 1-9 0-6-5-10-11-10-4 0-10 3-13 8-1 2-4 14-6 21-3 10-5 20-7 31-6 23-12 46-18 69-1 6-19 33-44 33-20 0-24-17-24-32 0-17 7-40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1112" draw:text-style-name="P85" svg:width="0.0752in" svg:height="0.087in" svg:x="0.1303in" svg:y="0.0315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113" draw:text-style-name="P85" svg:width="0.074in" svg:height="0.1059in" svg:x="0.2697in" svg:y="0.0087in" svg:viewBox="0 0 189 270" svg:d="M89 3c-2-1 0-3-5-3-9 0-37 2-47 3-3 0-7 1-7 8 0 4 3 4 8 4 19 0 20 4 20 7 0 2-1 6-1 8-19 73-37 147-56 221-1 6-1 6-1 9 0 9 8 10 11 10 5 0 12-5 14-10 2-9 5-19 7-29 3-11 5-23 9-35 2-8 4-15 6-24 1-2 5-16 5-18 1-3 13-25 26-35 9-7 20-14 37-14s21 13 21 27c0 21-15 62-24 85-3 9-5 14-5 22 0 18 14 31 32 31 36 0 50-56 50-60 0-3-3-3-4-3-5 0-5 1-6 7-6 21-18 48-39 48-7 0-10-4-10-13 0-10 3-19 7-28 6-16 24-60 24-83 0-25-16-41-44-41-25 0-43 12-58 30 10-42 20-83 30-124z"><text:p/></draw:path><draw:path draw:style-name="gr1114" draw:text-style-name="P85" svg:width="0.035in" svg:height="0.1508in" svg:x="0.3638in" svg:y="0in" svg:viewBox="0 0 90 384" svg:d="M90 380c0-1 0-1-6-8-49-48-61-121-61-179 0-67 14-135 62-183 5-4 5-4 5-7 0-2-1-3-4-3-4 0-39 26-61 75-20 43-25 86-25 118 0 28 4 76 26 119 23 47 56 72 60 72 3 0 4-1 4-4z"><text:p/></draw:path><draw:path draw:style-name="gr1115" draw:text-style-name="P85" svg:width="0.0752in" svg:height="0.137in" svg:x="0.4161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1116" draw:text-style-name="P85" svg:width="0.035in" svg:height="0.1508in" svg:x="0.5075in" svg:y="0in" svg:viewBox="0 0 90 384" svg:d="M90 193c0-30-4-77-26-120-23-48-56-73-60-73-2 0-4 1-4 3 0 3 0 3 8 10 37 38 59 99 59 180 0 65-14 132-62 181-5 5-5 5-5 6 0 3 2 4 4 4 4 0 39-26 61-75 20-43 25-85 25-116z"><text:p/></draw:path><draw:path draw:style-name="gr1117" draw:text-style-name="P85" svg:width="0.0839in" svg:height="0.0933in" svg:x="0.6004in" svg:y="0.0228in" svg:viewBox="0 0 214 238" svg:d="M117 9c-4-7-6-9-9-9-6 0-7 3-9 9-32 71-64 143-96 213-3 6-3 6-3 8 0 5 3 8 8 8 3 0 5-1 8-8 31-67 61-135 92-204 29 69 60 137 90 204 3 8 8 8 9 8 4 0 7-3 7-8-1-1 0-1-2-5-32-72-64-145-95-216z"><text:p/></draw:path><draw:path draw:style-name="gr1118" draw:text-style-name="P85" svg:width="0.0697in" svg:height="0.0972in" svg:x="0.7311in" svg:y="0.0465in" svg:viewBox="0 0 178 248" svg:d="M177 23c1-5 1-5 1-9 0-6-5-10-11-10-4 0-10 3-13 8-1 2-4 14-6 21-3 10-5 20-7 31-6 23-12 46-18 69-1 6-19 33-44 33-20 0-24-17-24-32 0-17 7-40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1119" draw:text-style-name="P85" svg:width="0.076in" svg:height="0.1406in" svg:x="0.8701in" svg:y="0.0051in" svg:viewBox="0 0 194 358" svg:d="M190 15c4-5 4-6 4-7 0-4-3-8-8-8-6 0-7 2-9 8-58 111-115 223-174 334-3 6-3 7-3 8 0 3 3 8 8 8s6-2 8-8c59-111 116-223 174-335z"><text:p/></draw:path><draw:path draw:style-name="gr1120" draw:text-style-name="P85" svg:width="0.0752in" svg:height="0.087in" svg:x="0.8618in" svg:y="0.0315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121" draw:text-style-name="P85" svg:width="0.074in" svg:height="0.1059in" svg:x="1.0012in" svg:y="0.0087in" svg:viewBox="0 0 189 270" svg:d="M89 3c-1-1 0-3-4-3-10 0-38 2-48 3-3 0-7 1-7 8 0 4 3 4 8 4 19 0 20 4 20 7 0 2-1 6-1 8-19 73-37 147-56 221-1 6-1 6-1 9 0 9 8 10 11 10 5 0 12-5 14-10 2-9 5-19 7-29 3-11 5-23 9-35 2-8 4-15 6-24 1-2 5-16 5-18 1-3 13-25 26-35 9-7 21-14 37-14 17 0 21 13 21 27 0 21-15 62-24 85-3 9-5 14-5 22 0 18 14 31 32 31 36 0 50-56 50-60 0-3-3-3-4-3-5 0-5 1-6 7-6 21-18 48-39 48-7 0-10-4-10-13 0-10 3-19 7-28 6-16 24-60 24-83 0-25-16-41-44-41-25 0-43 12-58 30 10-42 20-83 30-124z"><text:p/></draw:path><draw:path draw:style-name="gr1122" draw:text-style-name="P85" svg:width="0.035in" svg:height="0.1508in" svg:x="1.0953in" svg:y="0in" svg:viewBox="0 0 90 384" svg:d="M90 380c0-1 0-1-6-8-49-48-61-121-61-179 0-67 14-135 62-183 5-4 5-4 5-7 0-2-1-3-4-3-4 0-39 26-61 75-20 43-25 86-25 118 0 28 4 76 26 119 23 47 56 72 60 72 3 0 4-1 4-4z"><text:p/></draw:path><draw:path draw:style-name="gr1123" draw:text-style-name="P85" svg:width="0.0693in" svg:height="0.0972in" svg:x="1.1421in" svg:y="0.0465in" svg:viewBox="0 0 177 248" svg:d="M176 25c0-3 1-4 1-7 0-7-4-10-11-10-4 0-14 2-16 16-7-14-20-24-36-24-44 0-92 54-92 109 0 39 23 62 52 62 22 0 40-19 44-23 0 0 1 0 1 1-9 34-13 48-13 49-2 3-15 42-55 42-8 0-21-1-32-4 12-4 16-14 16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1124" draw:text-style-name="P85" svg:width="0.035in" svg:height="0.1508in" svg:x="1.226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51">. לפי הטווח של </text:span><text:span text:style-name="T51"><draw:g text:anchor-type="as-char" svg:y="-0.1063in" draw:z-index="363" draw:style-name="gr1"><svg:title>TexMaths</svg:title><svg:desc>11§inline§h§svg§600§FALSE§</svg:desc><draw:path draw:style-name="gr1108" draw:text-style-name="P84" svg:width="0.0665in" svg:height="0.0906in" svg:x="-0.0004in" svg:y="0.0075in" svg:viewBox="0 0 170 231" svg:d="M0 0c56 0 114 0 170 0 0 77 0 154 0 231-56 0-114 0-170 0 0-77 0-154 0-231z"><text:p/></draw:path><draw:path draw:style-name="gr1109" draw:text-style-name="P85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1"><text:s/>המוגדר לעיל, </text:span><text:span text:style-name="T51"><draw:g text:anchor-type="as-char" svg:y="-0.1043in" draw:z-index="364" draw:style-name="gr1"><svg:title>TexMaths</svg:title><svg:desc>11§inline§y \in Y§svg§600§FALSE§</svg:desc><draw:path draw:style-name="gr1104" draw:text-style-name="P84" svg:width="0.3657in" svg:height="0.1177in" svg:x="0.0031in" svg:y="0.0075in" svg:viewBox="0 0 930 300" svg:d="M0 0c309 0 620 0 930 0 0 100 0 201 0 300-310 0-621 0-930 0 0-99 0-200 0-300z"><text:p/></draw:path><draw:path draw:style-name="gr1105" draw:text-style-name="P85" svg:width="0.0697in" svg:height="0.0972in" svg:x="-0.0004in" svg:y="0.0366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1106" draw:text-style-name="P85" svg:width="0.076in" svg:height="0.087in" svg:x="0.1303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1107" draw:text-style-name="P85" svg:width="0.1102in" svg:height="0.1024in" svg:x="0.2665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51">, כלומר נסיק </text:span><text:span text:style-name="T51"><draw:g text:anchor-type="as-char" svg:y="-0.1134in" draw:z-index="366" draw:style-name="gr1"><svg:title>TexMaths</svg:title><svg:desc>11§inline§f(y) \le_Xg(y)§svg§600§FALSE§</svg:desc><draw:path draw:style-name="gr1077" draw:text-style-name="P84" svg:width="0.8531in" svg:height="0.1358in" svg:x="-0.0004in" svg:y="0.0071in" svg:viewBox="0 0 2168 346" svg:d="M1085 346c-362 0-723 0-1085 0 0-116 0-230 0-346 723 0 1445 0 2168 0 0 116 0 230 0 346-361 0-722 0-1083 0z"><text:p/></draw:path><draw:path draw:style-name="gr1078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79" draw:text-style-name="P85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1080" draw:text-style-name="P85" svg:width="0.0697in" svg:height="0.0976in" svg:x="0.1465in" svg:y="0.0465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1081" draw:text-style-name="P85" svg:width="0.0346in" svg:height="0.1512in" svg:x="0.2311in" svg:y="0in" svg:viewBox="0 0 89 385" svg:d="M89 193c0-30-4-76-25-120-23-48-56-73-61-73-2 0-3 2-3 4s0 2 7 9c38 38 60 99 60 180 0 65-14 133-63 181-4 6-4 6-4 7 0 2 1 4 3 4 5 0 39-26 62-76 20-41 24-84 24-116z"><text:p/></draw:path><draw:path draw:style-name="gr1082" draw:text-style-name="P85" svg:width="0.0929in" svg:height="0.1165in" svg:x="0.3362in" svg:y="0.0169in" svg:viewBox="0 0 237 297" svg:d="M229 17c4-3 8-5 8-9 0-5-4-8-9-8-1 0-5 2-7 2-71 34-142 67-213 101-7 4-8 6-8 9 0 4 2 6 8 9 71 33 142 66 213 99 6 2 6 2 7 2 4 0 9-3 9-7s-3-6-9-8c-67-32-136-64-203-95 69-32 136-64 204-95zM222 297c7 0 15 0 15-7 0-8-9-8-15-8-69 0-138 0-208 0-6 0-14 0-14 8 0 7 7 7 13 7 70 0 140 0 209 0z"><text:p/></draw:path><draw:path draw:style-name="gr1083" draw:text-style-name="P85" svg:width="0.0937in" svg:height="0.0724in" svg:x="0.4469in" svg:y="0.0638in" svg:viewBox="0 0 239 185" svg:d="M138 81c8-8 16-16 25-25 35-34 45-45 69-46 3 0 7 0 7-6 0-3-2-4-4-4-7 0-17 1-25 1s-24-1-32-1c-2 0-5 1-5 7 1 1 0 3 4 3 2 0 9 1 9 7 0 4-3 8-7 11-2 2-36 35-46 46-9-18-19-35-27-53 0-1-1-3-1-4 0-3 5-7 14-7 2 0 5 0 5-6 0-1 0-4-4-4-6 0-13 1-19 1s-11 0-17 0c-5 0-11 0-16 0-4 0-10-1-14-1-2 0-6 0-6 7 0 3 4 3 8 3 16 0 17 2 20 8 12 25 25 49 37 74-5 5-10 10-15 16-4 4-18 16-22 22-33 33-44 44-69 45-4 0-7 0-7 6 0 1 1 4 4 4 8 0 17-1 26-1 4 0 11 0 15 0 5 0 11 1 16 1 1 0 5 0 5-6 0-4-3-4-4-4-4 0-9-1-9-7 0-4 3-7 10-14 18-19 36-36 55-54 11 21 21 43 32 65 2 2 1 2 2 3 0 2-5 6-14 7-3 0-6 0-6 6 0 1 0 4 4 4 6 0 13-1 18-1 6 0 12 0 18 0 4 0 11 0 16 0s10 1 14 1c2 0 6 0 6-7 0-3-3-3-8-3-15 0-17-3-20-8-14-28-28-57-42-86z"><text:p/></draw:path><draw:path draw:style-name="gr1084" draw:text-style-name="P85" svg:width="0.0693in" svg:height="0.0976in" svg:x="0.602in" svg:y="0.0465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1085" draw:text-style-name="P85" svg:width="0.0346in" svg:height="0.1512in" svg:x="0.6929in" svg:y="0in" svg:viewBox="0 0 89 385" svg:d="M89 381c0-1 0-1-6-8-49-49-61-122-61-180 0-67 14-135 62-182 5-5 5-5 5-7 0-3-1-4-3-4-5 0-40 26-62 76-20 42-24 85-24 117 0 29 3 76 25 120 23 47 56 72 61 72 2 0 3-1 3-4z"><text:p/></draw:path><draw:path draw:style-name="gr1086" draw:text-style-name="P85" svg:width="0.0697in" svg:height="0.0976in" svg:x="0.7413in" svg:y="0.0465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1087" draw:text-style-name="P85" svg:width="0.035in" svg:height="0.1512in" svg:x="0.825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1">. ידוע </text:span><text:span text:style-name="T51"><draw:g text:anchor-type="as-char" svg:y="-0.1134in" draw:z-index="371" draw:style-name="gr1"><svg:title>TexMaths</svg:title><svg:desc>11§inline§g(y) = 0 \lor g(y) = 1§svg§600§FALSE§</svg:desc><draw:path draw:style-name="gr1039" draw:text-style-name="P84" svg:width="1.2516in" svg:height="0.1354in" svg:x="0.0051in" svg:y="0.0075in" svg:viewBox="0 0 3180 345" svg:d="M0 0c1060 0 2120 0 3180 0 0 115 0 230 0 345-1060 0-2120 0-3180 0 0-115 0-230 0-345z"><text:p/></draw:path><draw:path draw:style-name="gr1040" draw:text-style-name="P85" svg:width="0.0697in" svg:height="0.0972in" svg:x="-0.0004in" svg:y="0.0465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1041" draw:text-style-name="P85" svg:width="0.0346in" svg:height="0.1508in" svg:x="0.0906in" svg:y="0in" svg:viewBox="0 0 89 384" svg:d="M89 380c0-1 0-1-5-8-49-48-62-121-62-179 0-67 15-135 63-183 4-4 4-4 4-7 0-2-1-3-3-3-5 0-39 26-62 75-20 43-24 86-24 118 0 28 4 76 25 119 23 47 56 72 61 72 2 0 3-1 3-4z"><text:p/></draw:path><draw:path draw:style-name="gr1042" draw:text-style-name="P85" svg:width="0.0697in" svg:height="0.0972in" svg:x="0.139in" svg:y="0.0465in" svg:viewBox="0 0 178 248" svg:d="M177 23c1-5 1-5 1-9 0-6-5-10-11-10-4 0-10 3-13 8-1 2-4 14-5 21-4 10-6 20-8 31-6 23-12 46-18 69-2 6-18 33-44 33-20 0-24-17-24-32 0-17 7-40 20-75 6-16 8-20 8-28 0-17-13-31-32-31-37 0-51 56-51 59 0 4 3 3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draw:path draw:style-name="gr1043" draw:text-style-name="P85" svg:width="0.0346in" svg:height="0.1508in" svg:x="0.2236in" svg:y="0in" svg:viewBox="0 0 89 384" svg:d="M89 193c0-30-4-77-25-120-23-48-56-73-61-73-2 0-3 1-3 3 0 3 0 3 7 10 38 38 60 99 60 180 0 65-14 132-63 181-4 5-4 5-4 6 0 3 1 4 3 4 5 0 39-26 62-75 20-43 24-85 24-116z"><text:p/></draw:path><draw:path draw:style-name="gr1044" draw:text-style-name="P85" svg:width="0.1004in" svg:height="0.035in" svg:x="0.3248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45" draw:text-style-name="P85" svg:width="0.0634in" svg:height="0.1035in" svg:x="0.4831in" svg:y="0.0126in" svg:viewBox="0 0 162 264" svg:d="M162 133c0-30-1-61-16-89-17-37-49-44-65-44-23 0-51 10-67 46-13 27-14 57-14 87s1 63 17 93c16 31 45 38 63 38 21 0 51-7 67-44 14-27 15-56 15-87zM80 257c-14 0-37-10-44-48-4-22-4-57-4-80 0-24 0-50 3-71 7-46 37-49 45-49 14 0 39 6 47 45 3 22 3 51 3 75 0 30 0 55-5 79-5 36-27 49-45 49z"><text:p/></draw:path><draw:path draw:style-name="gr1046" draw:text-style-name="P85" svg:width="0.0843in" svg:height="0.0933in" svg:x="0.5953in" svg:y="0.0228in" svg:viewBox="0 0 215 238" svg:d="M212 15c3-4 3-5 3-7 0-5-4-8-8-8-3 0-6 3-9 9-30 67-60 135-90 202-31-67-61-135-91-202-4-8-7-9-9-9-5 0-8 3-8 8 0 1 0 2 2 6 32 72 65 145 97 216 2 7 4 8 9 8 4 0 5-2 8-8 31-71 64-143 96-215z"><text:p/></draw:path><draw:path draw:style-name="gr1047" draw:text-style-name="P85" svg:width="0.0693in" svg:height="0.0972in" svg:x="0.724in" svg:y="0.0465in" svg:viewBox="0 0 177 248" svg:d="M176 25c1-3 1-4 1-7 0-7-4-10-11-10-3 0-14 2-15 16-7-14-21-24-37-24-44 0-91 54-91 109 0 39 23 62 51 62 23 0 42-19 45-23v1c-8 34-12 48-12 49-2 3-16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1048" draw:text-style-name="P85" svg:width="0.0346in" svg:height="0.1508in" svg:x="0.815in" svg:y="0in" svg:viewBox="0 0 89 384" svg:d="M89 380c0-1 0-1-6-8-48-48-61-121-61-179 0-67 15-135 63-183 4-4 4-4 4-7 0-2-1-3-3-3-5 0-39 26-62 75-20 43-24 86-24 118 0 28 4 76 25 119 23 47 56 72 61 72 2 0 3-1 3-4z"><text:p/></draw:path><draw:path draw:style-name="gr1049" draw:text-style-name="P85" svg:width="0.0697in" svg:height="0.0972in" svg:x="0.8634in" svg:y="0.0465in" svg:viewBox="0 0 178 248" svg:d="M177 23c1-5 1-5 1-9 0-6-5-10-11-10-4 0-10 3-14 8 0 2-3 14-4 21-4 10-6 20-8 31-6 23-12 46-18 69-2 6-18 33-44 33-20 0-24-17-24-32 0-17 7-40 20-75 6-16 8-20 8-28 0-17-13-31-32-31-37 0-51 56-51 59 0 4 3 4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draw:path draw:style-name="gr1050" draw:text-style-name="P85" svg:width="0.0346in" svg:height="0.1508in" svg:x="0.948in" svg:y="0in" svg:viewBox="0 0 89 384" svg:d="M89 193c0-30-4-77-25-120-23-48-56-73-61-73-2 0-3 1-3 3 0 3 0 3 7 10 38 38 60 99 60 180 0 65-14 132-63 181-4 5-4 5-4 6 0 3 1 4 3 4 5 0 39-26 62-75 20-43 24-85 24-116z"><text:p/></draw:path><draw:path draw:style-name="gr1051" draw:text-style-name="P85" svg:width="0.1004in" svg:height="0.035in" svg:x="1.0492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2" draw:text-style-name="P85" svg:width="0.05in" svg:height="0.1008in" svg:x="1.2146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/draw:g></text:span><text:span text:style-name="T51">, ולכן נוכל לפלג למקרים: </text:span></text:p>
          <text:list>
            <text:list-item>
              <text:p text:style-name="P46"><text:span text:style-name="T6">אם </text:span><text:span text:style-name="T6"><draw:g text:anchor-type="as-char" svg:y="-0.1134in" draw:z-index="367" draw:style-name="gr1"><svg:title>TexMaths</svg:title><svg:desc>11§inline§g(y) = 0§svg§600§FALSE§</svg:desc><draw:path draw:style-name="gr1070" draw:text-style-name="P84" svg:width="0.5323in" svg:height="0.1354in" svg:x="0.0051in" svg:y="0.0075in" svg:viewBox="0 0 1353 345" svg:d="M0 0c451 0 903 0 1353 0 0 115 0 230 0 345-450 0-902 0-1353 0 0-115 0-230 0-345z"><text:p/></draw:path><draw:path draw:style-name="gr1071" draw:text-style-name="P85" svg:width="0.0693in" svg:height="0.0972in" svg:x="-0.0004in" svg:y="0.0465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1072" draw:text-style-name="P85" svg:width="0.0346in" svg:height="0.1508in" svg:x="0.0906in" svg:y="0in" svg:viewBox="0 0 89 384" svg:d="M89 380c0-1 0-1-7-8-47-48-60-121-60-179 0-67 15-135 63-183 4-4 4-4 4-7 0-2-1-3-3-3-5 0-39 26-62 75-20 43-24 86-24 118 0 28 4 76 25 119 23 47 56 72 61 72 2 0 3-1 3-4z"><text:p/></draw:path><draw:path draw:style-name="gr1073" draw:text-style-name="P85" svg:width="0.0697in" svg:height="0.0972in" svg:x="0.139in" svg:y="0.0465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1074" draw:text-style-name="P85" svg:width="0.0346in" svg:height="0.1508in" svg:x="0.2232in" svg:y="0in" svg:viewBox="0 0 89 384" svg:d="M89 193c0-30-4-77-25-120-23-48-56-73-61-73-2 0-3 1-3 3 0 3 0 3 7 10 38 38 60 99 60 180 0 65-14 132-63 181-4 5-4 5-4 6 0 3 1 4 3 4 5 0 39-26 62-75 20-43 24-85 24-116z"><text:p/></draw:path><draw:path draw:style-name="gr1075" draw:text-style-name="P85" svg:width="0.1008in" svg:height="0.035in" svg:x="0.324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76" draw:text-style-name="P85" svg:width="0.0638in" svg:height="0.1035in" svg:x="0.4819in" svg:y="0.0126in" svg:viewBox="0 0 163 264" svg:d="M163 133c0-30-3-61-16-89-17-37-49-44-66-44-23 0-50 10-67 46-12 27-14 57-14 87s2 63 18 93c16 31 45 38 63 38 21 0 51-7 67-44 12-27 15-56 15-87zM81 257c-15 0-38-10-45-48-4-22-4-57-4-80 0-24 0-50 3-71 8-46 36-49 46-49 12 0 39 6 45 45 5 22 5 51 5 75 0 30 0 55-5 79-5 36-27 49-45 49z"><text:p/></draw:path></draw:g></text:span><text:span text:style-name="T6">, אזי </text:span><text:span text:style-name="T6"><draw:g text:anchor-type="as-char" svg:y="-0.1134in" draw:z-index="368" draw:style-name="gr1"><svg:title>TexMaths</svg:title><svg:desc>11§inline§f(y) = 0§svg§600§FALSE§</svg:desc><draw:path draw:style-name="gr1063" draw:text-style-name="P84" svg:width="0.5457in" svg:height="0.1354in" svg:x="-0.0004in" svg:y="0.0075in" svg:viewBox="0 0 1387 345" svg:d="M0 0c462 0 925 0 1387 0 0 115 0 230 0 345-462 0-925 0-1387 0 0-115 0-230 0-345z"><text:p/></draw:path><draw:path draw:style-name="gr1064" draw:text-style-name="P85" svg:width="0.0756in" svg:height="0.137in" svg:x="0in" svg:y="0.0071in" svg:viewBox="0 0 193 349" svg:d="M121 118c11 0 22 0 33 0 8 0 12 0 12-9 0-3-4-3-11-3-11 0-21 0-32 0 2-16 6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1065" draw:text-style-name="P85" svg:width="0.035in" svg:height="0.1508in" svg:x="0.0976in" svg:y="0in" svg:viewBox="0 0 90 384" svg:d="M90 380c0-1 0-1-6-8-49-48-61-121-61-179 0-67 14-135 62-183 5-4 5-4 5-7 0-2-2-3-4-3-3 0-39 26-61 75-19 43-25 86-25 118 0 28 4 76 26 119 24 47 57 72 60 72 2 0 4-1 4-4z"><text:p/></draw:path><draw:path draw:style-name="gr1066" draw:text-style-name="P85" svg:width="0.0697in" svg:height="0.0972in" svg:x="0.1461in" svg:y="0.0465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1067" draw:text-style-name="P85" svg:width="0.0346in" svg:height="0.1508in" svg:x="0.2307in" svg:y="0in" svg:viewBox="0 0 89 384" svg:d="M89 193c0-30-3-77-25-120-23-48-56-73-61-73-2 0-3 1-3 3 0 3 0 3 8 10 37 38 59 99 59 180 0 65-14 132-63 181-4 5-4 5-4 6 0 3 1 4 3 4 5 0 40-26 62-75 20-43 24-85 24-116z"><text:p/></draw:path><draw:path draw:style-name="gr1068" draw:text-style-name="P85" svg:width="0.1004in" svg:height="0.035in" svg:x="0.3315in" svg:y="0.0579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1069" draw:text-style-name="P85" svg:width="0.0638in" svg:height="0.1035in" svg:x="0.4894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6"><text:s/>לפי הגדרת הגדרת יחס הסדר </text:span><text:span text:style-name="T6"><draw:g text:anchor-type="as-char" svg:y="-0.0965in" draw:z-index="369" draw:style-name="gr1"><svg:title>TexMaths</svg:title><svg:desc>11§inline§\preceq§svg§600§FALSE§</svg:desc><draw:path draw:style-name="gr1061" draw:text-style-name="P84" svg:width="0.0882in" svg:height="0.1008in" svg:x="-0.0004in" svg:y="0.0075in" svg:viewBox="0 0 225 257" svg:d="M113 257c-39 0-76 0-113 0 0-86 0-171 0-257 76 0 150 0 225 0 0 86 0 171 0 257-37 0-75 0-112 0z"><text:p/></draw:path><draw:path draw:style-name="gr1062" draw:text-style-name="P85" svg:width="0.0913in" svg:height="0.1161in" svg:x="0.0043in" svg:y="-0.0004in" svg:viewBox="0 0 233 296" svg:d="M111 112c62-12 95-36 111-67 8-15 11-33 11-36 0-6-4-9-8-9-6 0-7 7-8 11-11 69-88 92-206 93-3 0-11 0-11 8s5 8 20 8c39 0 79 3 117 14 71 21 78 61 81 79 0 4 2 9 7 9 4 0 8-2 8-9 0-2-2-41-37-67-24-19-52-27-85-34zM13 281c-6 0-13 0-13 8 0 7 7 7 13 7 69 0 138 0 207 0 7 0 13 0 13-7 0-8-6-8-13-8-69 0-138 0-207 0z"><text:p/></draw:path></draw:g></text:span><text:span text:style-name="T6">, ולכן </text:span><text:span text:style-name="T6"><draw:g text:anchor-type="as-char" svg:y="-0.1134in" draw:z-index="370" draw:style-name="gr1"><svg:title>TexMaths</svg:title><svg:desc>11§inline§y \not\in h(f)§svg§600§FALSE§</svg:desc><draw:path draw:style-name="gr1053" draw:text-style-name="P84" svg:width="0.5311in" svg:height="0.1354in" svg:x="0.0031in" svg:y="0.0075in" svg:viewBox="0 0 1350 345" svg:d="M0 0c450 0 900 0 1350 0 0 115 0 230 0 345-450 0-900 0-1350 0 0-115 0-230 0-345z"><text:p/></draw:path><draw:path draw:style-name="gr1054" draw:text-style-name="P85" svg:width="0.0697in" svg:height="0.0972in" svg:x="-0.0004in" svg:y="0.0465in" svg:viewBox="0 0 178 248" svg:d="M177 23c1-5 1-5 1-9 0-6-5-10-11-10-4 0-10 3-13 8-1 2-4 14-5 21-4 10-6 20-8 31-6 23-12 46-18 69-2 6-18 33-44 33-20 0-24-17-24-32 0-17 7-40 20-75 6-16 7-20 7-28 0-17-12-31-30-31-38 0-52 56-52 59 0 4 3 3 4 4 5 0 5-1 7-7 10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1055" draw:text-style-name="P85" svg:width="0.0756in" svg:height="0.1406in" svg:x="0.1386in" svg:y="0.0051in" svg:viewBox="0 0 193 358" svg:d="M190 15c3-5 3-6 3-7 0-4-3-8-8-8s-6 2-8 8c-58 111-115 223-174 334-3 6-3 7-3 8 0 3 3 8 8 8 4 0 5-2 9-8 58-111 115-223 173-335z"><text:p/></draw:path><draw:path draw:style-name="gr1056" draw:text-style-name="P85" svg:width="0.076in" svg:height="0.087in" svg:x="0.1299in" svg:y="0.0315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057" draw:text-style-name="P85" svg:width="0.0744in" svg:height="0.1059in" svg:x="0.2689in" svg:y="0.0087in" svg:viewBox="0 0 190 270" svg:d="M90 3c-2-1 0-3-5-3-9 0-38 2-48 3-3 0-6 1-6 8 0 4 3 4 9 4 18 0 19 4 19 7 0 2-1 6-1 8-18 73-37 147-56 221-2 6-2 6-2 9 0 9 8 10 11 10 7 0 13-5 14-10 2-9 6-19 8-29 3-11 5-23 9-35 2-8 4-15 6-24 0-2 4-16 5-18 1-3 13-25 26-35 8-7 20-14 37-14 16 0 20 13 20 27 0 21-14 62-24 85-2 9-4 14-4 22 0 18 13 31 32 31 36 0 50-56 50-60 0-3-4-3-5-3-3 0-4 1-6 7-5 21-17 48-39 48-7 0-9-4-9-13 0-10 3-19 6-28 7-16 25-60 25-83 0-25-16-41-45-41-25 0-43 12-58 30 10-42 21-83 31-124z"><text:p/></draw:path><draw:path draw:style-name="gr1058" draw:text-style-name="P85" svg:width="0.0346in" svg:height="0.1508in" svg:x="0.3634in" svg:y="0in" svg:viewBox="0 0 89 384" svg:d="M89 380c0-1 0-1-5-8-49-48-62-121-62-179 0-67 15-135 63-183 4-4 4-4 4-7 0-2-1-3-3-3-5 0-39 26-62 75-20 43-24 86-24 118 0 28 4 76 25 119 23 47 56 72 61 72 2 0 3-1 3-4z"><text:p/></draw:path><draw:path draw:style-name="gr1059" draw:text-style-name="P85" svg:width="0.076in" svg:height="0.137in" svg:x="0.4154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3 72-34 72-1 0-11 0-19-7 19-1 22-15 22-21 0-9-7-14-14-14-10 0-22 9-22 24 0 17 18 26 33 26 22 0 37-22 44-37 12-25 21-71 22-74 8-40 15-81 23-120z"><text:p/></draw:path><draw:path draw:style-name="gr1060" draw:text-style-name="P85" svg:width="0.0346in" svg:height="0.1508in" svg:x="0.507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לפי הגדרה וזו סתירה. </text:span></text:p>
            </text:list-item>
            <text:list-item>
              <text:p text:style-name="P47">אם <draw:g text:anchor-type="as-char" svg:y="-0.1134in" draw:z-index="372" draw:style-name="gr1"><svg:title>TexMaths</svg:title><svg:desc>11§inline§g(y) = 1§svg§600§FALSE§</svg:desc><draw:path draw:style-name="gr1032" draw:text-style-name="P84" svg:width="0.5264in" svg:height="0.1354in" svg:x="0.0051in" svg:y="0.0075in" svg:viewBox="0 0 1338 345" svg:d="M0 0c446 0 892 0 1338 0 0 115 0 230 0 345-446 0-892 0-1338 0 0-115 0-230 0-345z"><text:p/></draw:path><draw:path draw:style-name="gr1033" draw:text-style-name="P85" svg:width="0.0693in" svg:height="0.0972in" svg:x="-0.0004in" svg:y="0.0465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1034" draw:text-style-name="P85" svg:width="0.0346in" svg:height="0.1508in" svg:x="0.0906in" svg:y="0in" svg:viewBox="0 0 89 384" svg:d="M89 380c0-1 0-1-6-8-49-48-61-121-61-179 0-67 15-135 63-183 4-4 4-4 4-7 0-2-1-3-3-3-5 0-39 26-62 75-20 43-24 86-24 118 0 28 4 76 25 119 23 47 56 72 61 72 2 0 3-1 3-4z"><text:p/></draw:path><draw:path draw:style-name="gr1035" draw:text-style-name="P85" svg:width="0.0697in" svg:height="0.0972in" svg:x="0.139in" svg:y="0.0465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1036" draw:text-style-name="P85" svg:width="0.035in" svg:height="0.1508in" svg:x="0.2232in" svg:y="0in" svg:viewBox="0 0 90 384" svg:d="M90 193c0-30-4-77-25-120-23-48-57-73-61-73-2 0-4 1-4 3 0 3 0 3 8 10 37 38 59 99 59 180 0 65-14 132-61 181-6 5-6 5-6 6 0 3 2 4 4 4 4 0 39-26 62-75 20-43 24-85 24-116z"><text:p/></draw:path><draw:path draw:style-name="gr1037" draw:text-style-name="P85" svg:width="0.1004in" svg:height="0.035in" svg:x="0.324in" svg:y="0.0579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1038" draw:text-style-name="P85" svg:width="0.05in" svg:height="0.1008in" svg:x="0.4898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text:span text:style-name="T6">, אזי </text:span><text:span text:style-name="T6"><draw:g text:anchor-type="as-char" svg:y="-0.1134in" draw:z-index="373" draw:style-name="gr1"><svg:title>TexMaths</svg:title><svg:desc>11§inline§y \in h(g)§svg§600§FALSE§</svg:desc><draw:path draw:style-name="gr1025" draw:text-style-name="P84" svg:width="0.5177in" svg:height="0.1354in" svg:x="0.0031in" svg:y="0.0075in" svg:viewBox="0 0 1316 345" svg:d="M0 0c439 0 877 0 1316 0 0 115 0 230 0 345-439 0-877 0-1316 0 0-115 0-230 0-345z"><text:p/></draw:path><draw:path draw:style-name="gr1026" draw:text-style-name="P85" svg:width="0.0697in" svg:height="0.0972in" svg:x="-0.0004in" svg:y="0.0465in" svg:viewBox="0 0 178 248" svg:d="M177 23c1-5 1-5 1-9 0-6-5-10-11-10-4 0-10 3-13 8-1 2-4 14-6 21-3 10-5 20-7 31-6 23-12 46-18 69-2 6-19 33-44 33-20 0-24-17-24-32 0-17 7-40 20-75 6-16 7-20 7-28 0-17-12-31-30-31-38 0-52 56-52 59 0 4 3 3 4 4 5 0 5-1 7-7 10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1027" draw:text-style-name="P85" svg:width="0.076in" svg:height="0.087in" svg:x="0.1299in" svg:y="0.0315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1028" draw:text-style-name="P85" svg:width="0.074in" svg:height="0.1059in" svg:x="0.2689in" svg:y="0.0087in" svg:viewBox="0 0 189 270" svg:d="M89 3c-1-1 0-3-4-3-9 0-38 2-48 3-3 0-7 1-7 8 0 4 4 4 10 4 18 0 18 4 18 7 0 2-1 6-1 8-19 73-37 147-56 221-1 6-1 6-1 9 0 9 8 10 11 10 7 0 12-5 14-10 2-9 6-19 8-29 3-11 5-23 9-35 2-8 4-15 6-24 0-2 4-16 4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1029" draw:text-style-name="P85" svg:width="0.0346in" svg:height="0.1508in" svg:x="0.3634in" svg:y="0in" svg:viewBox="0 0 89 384" svg:d="M89 380c0-1 0-1-7-8-48-48-60-121-60-179 0-67 14-135 63-183 4-4 4-4 4-7 0-2-1-3-3-3-5 0-39 26-62 75-20 43-24 86-24 118 0 28 4 76 25 119 23 47 56 72 61 72 2 0 3-1 3-4z"><text:p/></draw:path><draw:path draw:style-name="gr1030" draw:text-style-name="P85" svg:width="0.0693in" svg:height="0.0972in" svg:x="0.4094in" svg:y="0.0465in" svg:viewBox="0 0 177 248" svg:d="M176 25c0-3 1-4 1-7 0-7-4-10-11-10-4 0-14 2-16 16-7-14-20-24-36-24-44 0-92 54-92 109 0 39 24 62 52 62 23 0 40-19 45-23v1c-8 34-13 48-13 49-2 3-15 42-55 42-8 0-20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1031" draw:text-style-name="P85" svg:width="0.0346in" svg:height="0.1508in" svg:x="0.494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</text:span><text:span text:style-name="T52">לפי הגדר</text:span><text:span text:style-name="T54">ת </text:span><draw:g text:anchor-type="as-char" svg:y="-0.1063in" draw:z-index="393" draw:style-name="gr1"><svg:title>TexMaths</svg:title><svg:desc>11§inline§h§svg§600§FALSE§</svg:desc><draw:path draw:style-name="gr856" draw:text-style-name="P84" svg:width="0.0665in" svg:height="0.0906in" svg:x="-0.0004in" svg:y="0.0075in" svg:viewBox="0 0 170 231" svg:d="M0 0c56 0 114 0 170 0 0 77 0 154 0 231-56 0-114 0-170 0 0-77 0-154 0-231z"><text:p/></draw:path><draw:path draw:style-name="gr857" draw:text-style-name="P85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text:span text:style-name="T52"><text:s/>וזו סתירה. </text:span></text:p>
            </text:list-item>
          </text:list>
          <text:p text:style-name="P48"><text:span text:style-name="T6">וסה"כ הגענו לסתירה בכל המקרים כלומר </text:span><text:span text:style-name="T6"><draw:g text:anchor-type="as-char" svg:y="-0.1134in" draw:z-index="374" draw:style-name="gr1"><svg:title>TexMaths</svg:title><svg:desc>11§inline§g(f) \subseteq h(g)§svg§600§FALSE§</svg:desc><draw:path draw:style-name="gr1015" draw:text-style-name="P84" svg:width="0.7429in" svg:height="0.1358in" svg:x="0.0051in" svg:y="0.0071in" svg:viewBox="0 0 1888 346" svg:d="M945 346c-316 0-630 0-945 0 0-116 0-230 0-346 629 0 1258 0 1888 0 0 116 0 230 0 346-315 0-630 0-943 0z"><text:p/></draw:path><draw:path draw:style-name="gr1016" draw:text-style-name="P85" svg:width="0.0697in" svg:height="0.0976in" svg:x="-0.0004in" svg:y="0.0465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017" draw:text-style-name="P85" svg:width="0.035in" svg:height="0.1512in" svg:x="0.0906in" svg:y="0in" svg:viewBox="0 0 90 385" svg:d="M90 381c0-1 0-1-6-8-49-49-61-122-61-180 0-67 14-135 62-182 5-5 5-5 5-7 0-3-2-4-4-4-4 0-39 26-62 76-20 42-24 85-24 117 0 29 4 76 25 120 23 47 57 72 61 72 2 0 4-1 4-4z"><text:p/></draw:path><draw:path draw:style-name="gr1018" draw:text-style-name="P85" svg:width="0.0756in" svg:height="0.1374in" svg:x="0.1429in" svg:y="0.0067in" svg:viewBox="0 0 193 350" svg:d="M121 118c11 0 22 0 33 0 8 0 12 0 12-8 0-4-4-4-11-4-11 0-21 0-32 0 2-16 6-30 8-44 2-8 8-36 10-40 3-8 10-13 17-13 3 0 12 0 20 6-17 2-21 16-21 21 0 9 7 14 15 14 10 0 21-9 21-24 0-17-18-26-35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1019" draw:text-style-name="P85" svg:width="0.0346in" svg:height="0.1512in" svg:x="0.2343in" svg:y="0in" svg:viewBox="0 0 89 385" svg:d="M89 193c0-30-3-76-25-120-23-48-56-73-61-73-2 0-3 2-3 4s0 2 8 9c37 38 59 99 59 180 0 65-14 133-63 181-4 6-4 6-4 7 0 2 1 4 3 4 5 0 40-26 62-76 20-41 24-84 24-116z"><text:p/></draw:path><draw:path draw:style-name="gr1020" draw:text-style-name="P85" svg:width="0.0925in" svg:height="0.1165in" svg:x="0.3398in" svg:y="0.0169in" svg:viewBox="0 0 236 297" svg:d="M223 15c7 0 13 0 13-7 0-8-6-8-13-8-35 0-69 0-104 0-66 0-119 51-119 111 0 63 54 111 119 111 35 0 69 0 104 0 7 0 13 0 13-7s-6-7-13-7c-34 0-69 0-103 0-62 0-105-45-105-96 0-53 44-97 105-97 34 0 69 0 103 0zM22 282c-7 0-14 0-14 8 0 7 7 7 14 7 67 0 134 0 201 0 7 0 13 0 13-7 0-8-6-8-13-8-67 0-134 0-201 0z"><text:p/></draw:path><draw:path draw:style-name="gr1021" draw:text-style-name="P85" svg:width="0.0744in" svg:height="0.1063in" svg:x="0.4957in" svg:y="0.0083in" svg:viewBox="0 0 190 271" svg:d="M90 4c0-1 0-4-5-4-9 0-37 3-48 3-2 1-6 1-6 8 0 6 3 6 9 6 18 0 19 2 19 6 0 2-1 6-1 8-18 74-37 147-56 220-2 6-2 7-2 9 0 9 8 11 11 11 7 0 13-5 14-10 2-10 6-20 8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draw:path draw:style-name="gr1022" draw:text-style-name="P85" svg:width="0.035in" svg:height="0.1512in" svg:x="0.5898in" svg:y="0in" svg:viewBox="0 0 90 385" svg:d="M90 381c0-1 0-1-6-8-49-49-61-122-61-180 0-67 14-135 62-182 5-5 5-5 5-7 0-3-2-4-4-4-3 0-39 26-62 76-20 42-24 85-24 117 0 29 4 76 25 120 23 47 58 72 61 72 2 0 4-1 4-4z"><text:p/></draw:path><draw:path draw:style-name="gr1023" draw:text-style-name="P85" svg:width="0.0697in" svg:height="0.0976in" svg:x="0.6362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1024" draw:text-style-name="P85" svg:width="0.035in" svg:height="0.1512in" svg:x="0.720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כדרוש. </text:span></text:p>
        </text:list-item>
        <text:list-item>
          <text:p text:style-name="P45"><draw:g text:anchor-type="as-char" svg:y="-0.0835in" draw:z-index="375" draw:style-name="gr1"><svg:title>TexMaths</svg:title><svg:desc>11§inline§\impliedby§svg§600§FALSE§</svg:desc><draw:path draw:style-name="gr1012" draw:text-style-name="P84" svg:width="0.2201in" svg:height="0.0673in" svg:x="0in" svg:y="0.0075in" svg:viewBox="0 0 560 172" svg:d="M0 0c187 0 373 0 560 0 0 57 0 114 0 172-187 0-373 0-560 0 0-58 0-115 0-172z"><text:p/></draw:path><draw:path draw:style-name="gr1013" draw:text-style-name="P85" svg:width="0.1343in" svg:height="0.0827in" svg:x="0.0008in" svg:y="0in" svg:viewBox="0 0 342 211" svg:d="M329 151c7 0 13 0 13-8s-6-8-14-8c-82 0-163 0-244 0-17-14-37-24-49-29 13-7 32-17 49-30 81 0 162 0 244 0 8 0 14 0 14-8 0-7-6-7-13-7-76 0-152 0-228 0 18-18 39-52 39-57 0-4-6-4-8-4-3 0-5 0-8 3-7 15-18 36-44 58-26 23-51 34-72 39-7 2-7 2-8 3 0 2 0 2 0 3s0 1 0 2l1 1c1 0 1 0 9 3 52 16 90 50 112 92 5 7 5 7 10 7 2 0 8 0 8-4s-20-39-39-56c76 0 152 0 228 0z"><text:p/></draw:path><draw:path draw:style-name="gr1014" draw:text-style-name="P85" svg:width="0.1004in" svg:height="0.035in" svg:x="0.1272in" svg:y="0.024in" svg:viewBox="0 0 256 90" svg:d="M243 15c6 0 13 0 13-7 0-8-7-8-13-8-77 0-154 0-231 0-5 0-12 0-12 8 0 7 7 7 13 7 77 0 153 0 230 0zM243 90c6 0 13 0 13-7 0-8-7-8-13-8-77 0-153 0-230 0-6 0-13 0-13 8 0 7 7 7 12 7 77 0 154 0 231 0z"><text:p/></draw:path></draw:g>: <text:span text:style-name="T82">נניח </text:span><draw:g text:anchor-type="as-char" svg:y="-0.1134in" draw:z-index="376" draw:style-name="gr1"><svg:title>TexMaths</svg:title><svg:desc>11§inline§h(f) \subseteq h(g)§svg§600§FALSE§</svg:desc><draw:path draw:style-name="gr1002" draw:text-style-name="P84" svg:width="0.7528in" svg:height="0.1358in" svg:x="-0.0004in" svg:y="0.0071in" svg:viewBox="0 0 1913 346" svg:d="M957 346c-319 0-638 0-957 0 0-116 0-230 0-346 637 0 1275 0 1913 0 0 116 0 230 0 346-318 0-638 0-956 0z"><text:p/></draw:path><draw:path draw:style-name="gr1003" draw:text-style-name="P85" svg:width="0.074in" svg:height="0.1063in" svg:x="0.0004in" svg:y="0.0083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04" draw:text-style-name="P85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1005" draw:text-style-name="P85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06" draw:text-style-name="P85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1007" draw:text-style-name="P85" svg:width="0.0929in" svg:height="0.1165in" svg:x="0.3437in" svg:y="0.0169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1008" draw:text-style-name="P85" svg:width="0.0744in" svg:height="0.1063in" svg:x="0.4996in" svg:y="0.0083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009" draw:text-style-name="P85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1010" draw:text-style-name="P85" svg:width="0.0697in" svg:height="0.0976in" svg:x="0.6406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011" draw:text-style-name="P85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text:span text:style-name="T52">, נוכיח </text:span><text:span text:style-name="T52"><draw:g text:anchor-type="as-char" svg:y="-0.1075in" draw:z-index="377" draw:style-name="gr1"><svg:title>TexMaths</svg:title><svg:desc>11§inline§f \preceq g§svg§600§FALSE§</svg:desc><draw:path draw:style-name="gr998" draw:text-style-name="P84" svg:width="0.3492in" svg:height="0.1217in" svg:x="-0.0004in" svg:y="0.0075in" svg:viewBox="0 0 888 310" svg:d="M0 0c296 0 592 0 888 0 0 103 0 207 0 310-296 0-592 0-888 0 0-103 0-207 0-310z"><text:p/></draw:path><draw:path draw:style-name="gr999" draw:text-style-name="P85" svg:width="0.0756in" svg:height="0.1374in" svg:x="0in" svg:y="0in" svg:viewBox="0 0 193 350" svg:d="M121 118c11 0 22 0 33 0 8 0 12 0 12-8 0-4-4-4-11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1000" draw:text-style-name="P85" svg:width="0.0929in" svg:height="0.1165in" svg:x="0.1374in" svg:y="0.0102in" svg:viewBox="0 0 237 297" svg:d="M112 112c64-12 97-36 114-67 7-14 11-33 11-36 0-6-5-9-8-9-7 0-8 7-9 11-11 69-89 92-209 94-3 0-11-1-11 7s6 8 20 8c39 0 80 3 119 14 72 21 79 63 81 79 1 5 3 9 9 9 3 0 8-2 8-9 0-2-3-39-38-67-24-18-53-27-87-34zM14 282c-6 0-14 0-14 7 0 8 8 8 14 8 70 0 139 0 208 0 7 0 15 0 15-8 0-7-8-7-15-7-69 0-138 0-208 0z"><text:p/></draw:path><draw:path draw:style-name="gr1001" draw:text-style-name="P85" svg:width="0.0693in" svg:height="0.0976in" svg:x="0.2874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5 0-19 11-64 22-84 9-19 26-34 42-34 26 0 31 31 31 33s0 4-1 5c-6 24-12 49-19 74z"><text:p/></draw:path></draw:g></text:span><text:span text:style-name="T52">. מתוך ההנחה, </text:span><text:span text:style-name="T52"><draw:g text:anchor-type="as-char" svg:y="-0.1134in" draw:z-index="378" draw:style-name="gr1"><svg:title>TexMaths</svg:title><svg:desc>11§inline§\forall y \in h(f). y \in h(g)§svg§600§FALSE§</svg:desc><draw:path draw:style-name="gr983" draw:text-style-name="P84" svg:width="1.2087in" svg:height="0.1358in" svg:x="0.0075in" svg:y="0.0071in" svg:viewBox="0 0 3071 346" svg:d="M1536 346c-513 0-1024 0-1536 0 0-116 0-230 0-346 1023 0 2048 0 3071 0 0 116 0 230 0 346-511 0-1023 0-1535 0z"><text:p/></draw:path><draw:path draw:style-name="gr984" draw:text-style-name="P85" svg:width="0.0846in" svg:height="0.1079in" svg:x="-0.0004in" svg:y="0.0083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985" draw:text-style-name="P85" svg:width="0.0697in" svg:height="0.0976in" svg:x="0.089in" svg:y="0.0465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986" draw:text-style-name="P85" svg:width="0.076in" svg:height="0.087in" svg:x="0.2193in" svg:y="0.0315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987" draw:text-style-name="P85" svg:width="0.074in" svg:height="0.1063in" svg:x="0.3587in" svg:y="0.0083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988" draw:text-style-name="P85" svg:width="0.0346in" svg:height="0.1512in" svg:x="0.4531in" svg:y="0in" svg:viewBox="0 0 89 385" svg:d="M89 381c0-1 0-1-6-8-49-49-61-122-61-180 0-67 15-135 63-182 4-5 4-5 4-7 0-3-1-4-3-4-5 0-39 26-62 76-20 42-24 85-24 117 0 29 4 76 25 120 23 47 56 72 61 72 2 0 3-1 3-4z"><text:p/></draw:path><draw:path draw:style-name="gr989" draw:text-style-name="P85" svg:width="0.076in" svg:height="0.1374in" svg:x="0.5051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990" draw:text-style-name="P85" svg:width="0.0346in" svg:height="0.1512in" svg:x="0.5972in" svg:y="0in" svg:viewBox="0 0 89 385" svg:d="M89 193c0-30-4-76-25-120-23-48-56-73-61-73-2 0-3 2-3 4s0 2 7 9c38 38 60 99 60 180 0 65-14 133-63 181-4 6-4 6-4 7 0 2 1 4 3 4 5 0 39-26 62-76 20-41 24-84 24-116z"><text:p/></draw:path><draw:path draw:style-name="gr991" draw:text-style-name="P85" svg:width="0.0161in" svg:height="0.0157in" svg:x="0.6598in" svg:y="0.0972in" svg:viewBox="0 0 42 41" svg:d="M42 21c0-12-10-21-21-21s-21 9-21 21c0 11 10 20 21 20s21-9 21-20z"><text:p/></draw:path><draw:path draw:style-name="gr992" draw:text-style-name="P85" svg:width="0.0697in" svg:height="0.0976in" svg:x="0.6937in" svg:y="0.0465in" svg:viewBox="0 0 178 249" svg:d="M177 24c1-5 1-6 1-9 0-7-5-11-11-11-4 0-10 3-14 8 0 2-3 14-4 21-4 10-6 21-9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0-13-14-13-9 0-22 5-22 24s17 33 42 33c39 0 79-35 90-77 12-50 25-99 37-148z"><text:p/></draw:path><draw:path draw:style-name="gr993" draw:text-style-name="P85" svg:width="0.076in" svg:height="0.087in" svg:x="0.824in" svg:y="0.0315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994" draw:text-style-name="P85" svg:width="0.0744in" svg:height="0.1063in" svg:x="0.9638in" svg:y="0.0083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995" draw:text-style-name="P85" svg:width="0.035in" svg:height="0.1512in" svg:x="1.0583in" svg:y="0in" svg:viewBox="0 0 90 385" svg:d="M90 381c0-1 0-1-6-8-49-49-61-122-61-180 0-67 14-135 62-182 5-5 5-5 5-7 0-3-2-4-4-4-3 0-39 26-62 76-20 42-24 85-24 117 0 29 4 76 25 120 23 47 58 72 61 72 2 0 4-1 4-4z"><text:p/></draw:path><draw:path draw:style-name="gr996" draw:text-style-name="P85" svg:width="0.0697in" svg:height="0.0976in" svg:x="1.1043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997" draw:text-style-name="P85" svg:width="0.035in" svg:height="0.1512in" svg:x="1.1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2"><text:s/>כלומר </text:span><text:span text:style-name="T52"><draw:g text:anchor-type="as-char" svg:y="-0.1134in" draw:z-index="379" draw:style-name="gr1"><svg:title>TexMaths</svg:title><svg:desc>11§inline§\forall y. f(y) = 1 \implies g(y) = 1§svg§600§FALSE§</svg:desc><draw:path draw:style-name="gr965" draw:text-style-name="P84" svg:width="1.7165in" svg:height="0.1358in" svg:x="0.0075in" svg:y="0.0071in" svg:viewBox="0 0 4361 346" svg:d="M2180 346c-727 0-1453 0-2180 0 0-116 0-230 0-346 1453 0 2908 0 4361 0 0 116 0 230 0 346-727 0-1454 0-2181 0z"><text:p/></draw:path><draw:path draw:style-name="gr966" draw:text-style-name="P85" svg:width="0.0846in" svg:height="0.1079in" svg:x="-0.0004in" svg:y="0.0083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967" draw:text-style-name="P85" svg:width="0.0697in" svg:height="0.0976in" svg:x="0.089in" svg:y="0.0465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5 46 47 46 15 0 29-7 40-18-6 20-10 40-26 59-10 13-25 24-43 24-5 0-22-1-28-15 5 0 11 0 16-6 4-3 8-8 8-14 0-12-11-13-14-13-9 0-22 5-22 24s16 33 40 33c40 0 81-35 91-77 12-50 25-99 37-148z"><text:p/></draw:path><draw:path draw:style-name="gr968" draw:text-style-name="P85" svg:width="0.0157in" svg:height="0.0157in" svg:x="0.1776in" svg:y="0.0972in" svg:viewBox="0 0 41 41" svg:d="M41 21c0-12-10-21-21-21s-20 9-20 21c0 11 9 20 20 20s21-9 21-20z"><text:p/></draw:path><draw:path draw:style-name="gr969" draw:text-style-name="P85" svg:width="0.0756in" svg:height="0.1374in" svg:x="0.215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970" draw:text-style-name="P85" svg:width="0.0346in" svg:height="0.1512in" svg:x="0.313in" svg:y="0in" svg:viewBox="0 0 89 385" svg:d="M89 381c0-1 0-1-6-8-49-49-61-122-61-180 0-67 14-135 63-182 4-5 4-5 4-7 0-3-1-4-3-4-5 0-40 26-62 76-20 42-24 85-24 117 0 29 3 76 25 120 23 47 56 72 61 72 2 0 3-1 3-4z"><text:p/></draw:path><draw:path draw:style-name="gr971" draw:text-style-name="P85" svg:width="0.0697in" svg:height="0.0976in" svg:x="0.3614in" svg:y="0.0465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5 46 47 46 15 0 29-7 40-18-6 20-10 40-26 59-10 13-25 24-43 24-5 0-22-1-28-15 5 0 11 0 16-6 4-3 8-8 8-14 0-12-11-13-14-13-9 0-22 5-22 24s16 33 40 33c40 0 81-35 91-77 12-50 25-99 37-148z"><text:p/></draw:path><draw:path draw:style-name="gr972" draw:text-style-name="P85" svg:width="0.035in" svg:height="0.1512in" svg:x="0.4453in" svg:y="0in" svg:viewBox="0 0 90 385" svg:d="M90 193c0-30-4-76-25-120-23-48-57-73-61-73-2 0-4 2-4 4s0 2 8 9c37 38 59 99 59 180 0 65-14 133-61 181-6 6-6 6-6 7 0 2 2 4 4 4 4 0 39-26 62-76 20-41 24-84 24-116z"><text:p/></draw:path><draw:path draw:style-name="gr973" draw:text-style-name="P85" svg:width="0.1008in" svg:height="0.0354in" svg:x="0.5469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974" draw:text-style-name="P85" svg:width="0.05in" svg:height="0.1in" svg:x="0.7126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975" draw:text-style-name="P85" svg:width="0.1008in" svg:height="0.0354in" svg:x="0.8677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976" draw:text-style-name="P85" svg:width="0.1346in" svg:height="0.0827in" svg:x="0.9602in" svg:y="0.0339in" svg:viewBox="0 0 343 211" svg:d="M260 77c16 13 36 23 48 29-13 6-32 16-48 29-82 0-164 0-246 0-6 0-14 0-14 9 0 8 8 8 14 8 76 0 152 0 228 0-18 18-38 52-38 56 0 3 5 3 7 3 4 0 6 0 8-3 8-13 19-34 44-56 26-24 52-34 73-40 6-2 6-3 7-3 0-1 0-2 0-3s0-1 0-3h-1c-1-1-1-1-9-3-51-15-90-50-112-92-4-8-4-8-10-8-2 0-7 0-7 4 0 5 19 39 38 57-76 0-152 0-228 0-6 0-14-2-14 7 0 8 8 9 14 9 82 0 164 0 246 0z"><text:p/></draw:path><draw:path draw:style-name="gr977" draw:text-style-name="P85" svg:width="0.0693in" svg:height="0.0976in" svg:x="1.1913in" svg:y="0.0465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5 121c-2 10-11 20-18 28-9 6-21 13-32 13-19 0-25-20-25-35 0-19 11-64 22-84 9-19 27-34 42-34 26 0 31 31 31 33s0 4-1 5c-6 25-12 49-19 74z"><text:p/></draw:path><draw:path draw:style-name="gr978" draw:text-style-name="P85" svg:width="0.0346in" svg:height="0.1512in" svg:x="1.2823in" svg:y="0in" svg:viewBox="0 0 89 385" svg:d="M89 381c0-1 0-1-6-8-49-49-61-122-61-180 0-67 14-135 63-182 4-5 4-5 4-7 0-3-1-4-3-4-5 0-39 26-62 76-20 42-24 85-24 117 0 29 4 76 25 120 23 47 56 72 61 72 2 0 3-1 3-4z"><text:p/></draw:path><draw:path draw:style-name="gr979" draw:text-style-name="P85" svg:width="0.0697in" svg:height="0.0976in" svg:x="1.3307in" svg:y="0.0465in" svg:viewBox="0 0 178 249" svg:d="M176 24c2-5 2-6 2-9 0-7-5-11-11-11-4 0-11 3-14 8 0 2-3 14-6 21-2 10-5 21-7 31-6 23-12 46-18 69-1 7-17 33-43 33-20 0-24-16-24-31 0-17 7-41 20-76 5-15 8-19 8-27 0-18-13-32-32-32-37 0-51 56-51 59 0 5 3 5 4 5 4 0 5-1 7-8 10-36 25-47 39-47 3 0 9 0 9 12 0 10-4 20-6 27-16 41-23 63-23 81 0 34 25 46 47 46 15 0 29-7 40-18-6 20-10 40-26 59-10 13-25 24-43 24-5 0-22-1-28-15 5 0 11 0 16-6 4-3 8-8 8-14 0-12-11-13-14-13-9 0-22 5-22 24s17 33 40 33c41 0 81-35 92-77 12-50 24-99 36-148z"><text:p/></draw:path><draw:path draw:style-name="gr980" draw:text-style-name="P85" svg:width="0.035in" svg:height="0.1512in" svg:x="1.4146in" svg:y="0in" svg:viewBox="0 0 90 385" svg:d="M90 193c0-30-4-76-25-120-23-48-57-73-61-73-2 0-4 2-4 4s0 2 8 9c38 38 60 99 60 180 0 65-14 133-62 181-6 6-6 6-6 7 0 2 2 4 4 4 4 0 39-26 62-76 20-41 24-84 24-116z"><text:p/></draw:path><draw:path draw:style-name="gr981" draw:text-style-name="P85" svg:width="0.1008in" svg:height="0.0354in" svg:x="1.5161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982" draw:text-style-name="P85" svg:width="0.05in" svg:height="0.1in" svg:x="1.6819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52"><text:s/>לפי הצבה בהגדרת </text:span><text:span text:style-name="T52"><draw:g text:anchor-type="as-char" svg:y="-0.1063in" draw:z-index="380" draw:style-name="gr1"><svg:title>TexMaths</svg:title><svg:desc>11§inline§h§svg§600§FALSE§</svg:desc><draw:path draw:style-name="gr963" draw:text-style-name="P84" svg:width="0.0665in" svg:height="0.0906in" svg:x="-0.0004in" svg:y="0.0075in" svg:viewBox="0 0 170 231" svg:d="M0 0c56 0 114 0 170 0 0 77 0 154 0 231-56 0-114 0-170 0 0-77 0-154 0-231z"><text:p/></draw:path><draw:path draw:style-name="gr964" draw:text-style-name="P85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2">. </text:span><text:span text:style-name="T53">נניח בשלילה </text:span><text:span text:style-name="T53"><draw:g text:anchor-type="as-char" svg:y="-0.1075in" draw:z-index="381" draw:style-name="gr1"><svg:title>TexMaths</svg:title><svg:desc>11§inline§\lnot f \preceq g§svg§600§FALSE§</svg:desc><draw:path draw:style-name="gr958" draw:text-style-name="P84" svg:width="0.4508in" svg:height="0.122in" svg:x="0in" svg:y="0.0075in" svg:viewBox="0 0 1146 311" svg:d="M0 0c382 0 764 0 1146 0 0 103 0 208 0 311-382 0-764 0-1146 0 0-103 0-208 0-311z"><text:p/></draw:path><draw:path draw:style-name="gr959" draw:text-style-name="P85" svg:width="0.0839in" svg:height="0.0402in" svg:x="0.0004in" svg:y="0.0528in" svg:viewBox="0 0 214 103" svg:d="M214 14c0-13-1-14-13-14-62 0-124 0-187 0-6 0-14 0-14 8 0 7 8 7 14 7 62 0 123 0 185 0 0 25 0 50 0 74 0 8 0 14 8 14 7 0 7-6 7-14 0-25 0-49 0-75z"><text:p/></draw:path><draw:path draw:style-name="gr960" draw:text-style-name="P85" svg:width="0.0752in" svg:height="0.1378in" svg:x="0.1016in" svg:y="0in" svg:viewBox="0 0 192 351" svg:d="M121 118c11 0 22 0 33 0 8 0 12 0 12-8 0-4-4-4-11-4-11 0-21 0-32 0 2-15 6-30 8-44 2-8 8-36 10-40 3-8 10-13 17-13 3 0 12 0 19 6-16 1-21 16-21 21 0 9 8 13 14 13 11 0 22-7 22-23 0-17-17-26-34-26-13 0-37 7-48 45-2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961" draw:text-style-name="P85" svg:width="0.0925in" svg:height="0.1169in" svg:x="0.239in" svg:y="0.0102in" svg:viewBox="0 0 236 298" svg:d="M112 112c64-12 97-36 113-67 8-14 11-33 11-36 0-6-4-9-7-9-7 0-8 7-9 11-11 69-89 92-209 93-3 0-11 0-11 8s5 8 20 8c39 0 80 3 119 14 72 21 79 64 81 80 1 5 3 9 9 9 3 0 7-2 7-9 0-2-2-40-37-68-24-18-53-27-87-34zM14 283c-6 0-14 0-14 7 0 8 8 8 14 8 70 0 139 0 208 0 7 0 14 0 14-8 0-7-7-7-14-7-69 0-138 0-208 0z"><text:p/></draw:path><draw:path draw:style-name="gr962" draw:text-style-name="P85" svg:width="0.0693in" svg:height="0.098in" svg:x="0.3894in" svg:y="0.0402in" svg:viewBox="0 0 177 250" svg:d="M176 25c0-2 1-4 1-6 0-7-4-11-11-11-4 0-14 3-16 16-7-14-20-24-36-24-44 0-92 54-92 110 0 37 24 60 52 60 23 0 40-17 45-22-8 35-9 35-13 51-2 4-15 42-55 42-8 0-20 0-31-4 11-3 15-13 15-19 0-7-4-15-14-15-9 0-21 8-21 23 0 16 14 24 52 24 47 0 76-30 81-53 14-57 29-115 43-172zM125 121c-2 10-11 20-19 27s-20 14-31 14c-20 0-26-20-26-36 0-18 11-63 22-83 10-19 27-34 43-34 26 0 31 31 31 33s0 4-1 5c-7 24-12 50-19 74z"><text:p/></draw:path></draw:g></text:span><text:span text:style-name="T53">, כלומר נניח בשלילה </text:span><text:span text:style-name="T53"><draw:g text:anchor-type="as-char" svg:y="-0.1134in" draw:z-index="382" draw:style-name="gr1"><svg:title>TexMaths</svg:title><svg:desc>11§inline§\exists y \in Y. \lnot f(y) \le_X g(y)§svg§600§FALSE§</svg:desc><draw:path draw:style-name="gr941" draw:text-style-name="P84" svg:width="1.4441in" svg:height="0.1358in" svg:x="-0.0004in" svg:y="0.0071in" svg:viewBox="0 0 3669 346" svg:d="M1835 346c-612 0-1223 0-1835 0 0-116 0-230 0-346 1223 0 2445 0 3669 0 0 116 0 230 0 346-612 0-1224 0-1834 0z"><text:p/></draw:path><draw:path draw:style-name="gr942" draw:text-style-name="P85" svg:width="0.0673in" svg:height="0.1043in" svg:x="0.0004in" svg:y="0.0083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943" draw:text-style-name="P85" svg:width="0.0697in" svg:height="0.0976in" svg:x="0.0811in" svg:y="0.0465in" svg:viewBox="0 0 178 249" svg:d="M176 24c2-5 2-6 2-9 0-7-5-11-12-11-3 0-10 3-13 8-1 2-3 14-6 21-2 10-5 21-7 31-6 23-12 46-18 69-1 7-17 33-43 33-20 0-24-16-24-31 0-17 7-41 20-76 5-15 7-19 7-27 0-18-12-32-31-32-37 0-51 56-51 59 0 5 3 5 4 5 4 0 5-1 6-8 11-36 26-47 39-47 4 0 10 0 10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944" draw:text-style-name="P85" svg:width="0.076in" svg:height="0.087in" svg:x="0.2114in" svg:y="0.0315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945" draw:text-style-name="P85" svg:width="0.1102in" svg:height="0.1028in" svg:x="0.348in" svg:y="0.0098in" svg:viewBox="0 0 281 262" svg:d="M217 44c2-2 3-3 5-5 12-13 26-26 51-27 4-1 8-1 8-8 0-3-2-4-5-4-10 0-21 1-32 1-13 0-26-1-38-1-3 0-8 0-8 7 0 4 4 5 7 5 2 0 13 0 13 9 0 7-9 16-10 18-30 34-61 68-90 103-15-39-28-76-42-114-3-6-2-5-3-7 0-9 19-9 23-9 5 0 10 0 10-8 0-4-6-4-7-4-11 0-37 1-48 1-10 0-34-1-43-1-2 0-8 0-8 8 0 4 4 4 9 4 23 0 25 3 28 12 16 43 32 85 48 128 0 1 1 5 1 7 0 1-16 61-17 69-5 21-5 22-36 22-8 0-11 0-11 8 0 4 4 4 5 4 11 0 38-1 49-1s38 1 49 1c4 0 8 0 8-8 0-4-3-4-11-4-1 0-8 0-14 0-9-1-11-2-11-7 0-2 3-16 5-24 5-18 9-36 14-54 2-6 3-8 5-11 32-37 64-74 96-110z"><text:p/></draw:path><draw:path draw:style-name="gr946" draw:text-style-name="P85" svg:width="0.0161in" svg:height="0.0157in" svg:x="0.4524in" svg:y="0.0972in" svg:viewBox="0 0 42 41" svg:d="M42 21c0-12-10-21-21-21s-21 9-21 21c0 11 10 20 21 20s21-9 21-20z"><text:p/></draw:path><draw:path draw:style-name="gr947" draw:text-style-name="P85" svg:width="0.0839in" svg:height="0.0402in" svg:x="0.4898in" svg:y="0.0598in" svg:viewBox="0 0 214 103" svg:d="M214 14c0-13-1-14-13-14-62 0-125 0-188 0-6 0-13 0-13 8 0 7 7 7 13 7 62 0 124 0 186 0 0 25 0 50 0 74 0 8 0 14 8 14 7 0 7-6 7-14 0-25 0-49 0-75z"><text:p/></draw:path><draw:path draw:style-name="gr948" draw:text-style-name="P85" svg:width="0.0752in" svg:height="0.1374in" svg:x="0.5913in" svg:y="0.0067in" svg:viewBox="0 0 192 350" svg:d="M121 118c11 0 22 0 33 0 8 0 12 0 12-8 0-4-4-4-11-4-11 0-21 0-32 0 2-16 6-30 8-44 2-8 8-36 10-40 3-8 10-13 17-13 3 0 13 0 20 6-17 2-21 16-21 21 0 9 7 14 15 14 10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949" draw:text-style-name="P85" svg:width="0.0346in" svg:height="0.1512in" svg:x="0.689in" svg:y="0in" svg:viewBox="0 0 89 385" svg:d="M89 381c0-1 0-1-7-8-48-49-60-122-60-180 0-67 14-135 63-182 4-5 4-5 4-7 0-3-1-4-3-4-5 0-39 26-62 76-20 42-24 85-24 117 0 29 4 76 25 120 23 47 56 72 61 72 2 0 3-1 3-4z"><text:p/></draw:path><draw:path draw:style-name="gr950" draw:text-style-name="P85" svg:width="0.0697in" svg:height="0.0976in" svg:x="0.737in" svg:y="0.0465in" svg:viewBox="0 0 178 249" svg:d="M176 24c2-5 2-6 2-9 0-7-5-11-12-11-3 0-10 3-13 8-1 2-3 14-6 21-2 10-5 21-7 31-6 23-12 46-18 69-1 7-17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2-77 12-50 24-99 36-148z"><text:p/></draw:path><draw:path draw:style-name="gr951" draw:text-style-name="P85" svg:width="0.035in" svg:height="0.1512in" svg:x="0.8213in" svg:y="0in" svg:viewBox="0 0 90 385" svg:d="M90 193c0-30-4-76-25-120-23-48-57-73-61-73-2 0-4 2-4 4s0 2 8 9c37 38 60 99 60 180 0 65-14 133-62 181-6 6-6 6-6 7 0 2 2 4 4 4 4 0 39-26 62-76 20-41 24-84 24-116z"><text:p/></draw:path><draw:path draw:style-name="gr952" draw:text-style-name="P85" svg:width="0.0921in" svg:height="0.1165in" svg:x="0.9268in" svg:y="0.0169in" svg:viewBox="0 0 235 297" svg:d="M229 17c4-3 6-5 6-9 0-5-2-8-7-8-1 0-6 2-7 2-71 34-142 67-213 101-7 4-8 6-8 9 0 4 2 6 8 9 71 33 142 66 213 99 6 2 6 2 7 2 4 0 7-3 7-7s-1-6-7-8c-67-32-136-64-203-95 68-32 136-64 204-95zM222 297c7 0 13 0 13-7 0-8-7-8-13-8-69 0-140 0-209 0-5 0-13 0-13 8 0 7 7 7 13 7 69 0 140 0 209 0z"><text:p/></draw:path><draw:path draw:style-name="gr953" draw:text-style-name="P85" svg:width="0.0937in" svg:height="0.0724in" svg:x="1.0378in" svg:y="0.0638in" svg:viewBox="0 0 239 185" svg:d="M137 81c9-8 17-16 26-25 34-34 45-45 69-46 3 0 7 0 7-6 0-3-3-4-4-4-7 0-17 1-25 1s-24-1-32-1c-2 0-5 1-5 7 1 1 0 3 4 3 2 0 9 1 9 7 0 4-3 8-7 11-2 2-36 35-46 46-9-18-19-35-27-53 0-1-1-3-1-4 0-3 5-7 14-7 2 0 5 0 5-6 0-1 0-4-4-4-6 0-13 1-19 1s-11 0-17 0c-5 0-11 0-16 0-4 0-10-1-14-1-2 0-7 0-7 7 0 3 5 3 9 3 15 0 17 2 20 8 12 25 25 49 37 74-5 5-10 10-15 16-4 4-18 16-22 22-33 33-45 44-69 45-4 0-7 0-7 6 0 1 1 4 4 4 8 0 17-1 25-1 5 0 12 0 16 0s11 1 16 1c1 0 5 0 5-6 0-4-3-4-4-4-4 0-9-1-9-7 0-4 3-7 10-14 18-19 36-36 55-54 11 21 21 43 32 65 2 2 1 2 2 3 0 2-6 6-15 7-2 0-6 0-6 6 0 1 1 4 5 4 6 0 13-1 18-1 6 0 12 0 18 0 4 0 11 0 16 0s10 1 14 1c1 0 6 0 6-7 0-3-3-3-8-3-15 0-17-3-20-8-14-28-28-57-43-86z"><text:p/></draw:path><draw:path draw:style-name="gr954" draw:text-style-name="P85" svg:width="0.0693in" svg:height="0.0976in" svg:x="1.1929in" svg:y="0.0465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955" draw:text-style-name="P85" svg:width="0.0346in" svg:height="0.1512in" svg:x="1.2839in" svg:y="0in" svg:viewBox="0 0 89 385" svg:d="M89 381c0-1 0-1-7-8-48-49-60-122-60-180 0-67 14-135 62-182 5-5 5-5 5-7 0-3-1-4-3-4-5 0-40 26-62 76-20 42-24 85-24 117 0 29 3 76 25 120 23 47 56 72 61 72 2 0 3-1 3-4z"><text:p/></draw:path><draw:path draw:style-name="gr956" draw:text-style-name="P85" svg:width="0.0697in" svg:height="0.0976in" svg:x="1.3323in" svg:y="0.0465in" svg:viewBox="0 0 178 249" svg:d="M176 24c2-5 2-6 2-9 0-7-5-11-12-11-3 0-10 3-13 8-1 2-3 14-6 21-2 10-5 21-7 31-6 23-12 46-18 69-1 7-18 33-43 33-20 0-24-16-24-31 0-17 7-41 20-76 5-15 7-19 7-27 0-18-12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957" draw:text-style-name="P85" svg:width="0.035in" svg:height="0.1512in" svg:x="1.416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3"><text:s/>ונראה סתירה. ידוע </text:span><text:span text:style-name="T53"><draw:g text:anchor-type="as-char" svg:y="-0.1134in" draw:z-index="383" draw:style-name="gr1"><svg:title>TexMaths</svg:title><svg:desc>11§inline§f(y) = 0 \lor f(y) = 1§svg§600§FALSE§</svg:desc><draw:path draw:style-name="gr927" draw:text-style-name="P84" svg:width="1.2768in" svg:height="0.1354in" svg:x="-0.0004in" svg:y="0.0075in" svg:viewBox="0 0 3244 345" svg:d="M0 0c1081 0 2162 0 3244 0 0 115 0 230 0 345-1082 0-2163 0-3244 0 0-115 0-230 0-345z"><text:p/></draw:path><draw:path draw:style-name="gr928" draw:text-style-name="P85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929" draw:text-style-name="P85" svg:width="0.0346in" svg:height="0.1508in" svg:x="0.098in" svg:y="0in" svg:viewBox="0 0 89 384" svg:d="M89 380c0-1 0-1-7-8-48-48-60-121-60-179 0-67 14-135 63-183 4-4 4-4 4-7 0-2-1-3-3-3-5 0-40 26-62 75-20 43-24 86-24 118 0 28 3 76 25 119 23 47 56 72 61 72 2 0 3-1 3-4z"><text:p/></draw:path><draw:path draw:style-name="gr930" draw:text-style-name="P85" svg:width="0.0697in" svg:height="0.0972in" svg:x="0.1465in" svg:y="0.0465in" svg:viewBox="0 0 178 248" svg:d="M176 23c2-5 2-5 2-9 0-6-5-10-12-10-3 0-10 3-13 8-1 2-3 14-6 21-2 10-5 20-7 31-6 23-12 46-18 69-1 6-18 33-43 33-20 0-24-17-24-32 0-17 7-40 20-75 5-16 7-20 7-28 0-17-12-31-31-31-37 0-51 56-51 59 0 4 3 4 4 4 4 0 5-1 6-7 11-36 26-48 39-48 4 0 10 0 10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931" draw:text-style-name="P85" svg:width="0.035in" svg:height="0.1508in" svg:x="0.2303in" svg:y="0in" svg:viewBox="0 0 90 384" svg:d="M90 193c0-30-4-77-25-120-23-48-57-73-61-73-2 0-4 1-4 3 0 3 0 3 8 10 37 38 59 99 59 180 0 65-14 132-62 181-5 5-5 5-5 6 0 3 2 4 4 4 4 0 39-26 62-75 20-43 24-85 24-116z"><text:p/></draw:path><draw:path draw:style-name="gr932" draw:text-style-name="P85" svg:width="0.1008in" svg:height="0.035in" svg:x="0.3319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933" draw:text-style-name="P85" svg:width="0.0638in" svg:height="0.1035in" svg:x="0.4898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draw:path draw:style-name="gr934" draw:text-style-name="P85" svg:width="0.0846in" svg:height="0.0933in" svg:x="0.602in" svg:y="0.0228in" svg:viewBox="0 0 216 238" svg:d="M212 15c2-4 4-5 4-7 0-5-4-8-8-8-5 0-7 3-9 9-31 67-60 135-91 202-30-67-61-135-90-202-4-8-7-9-10-9-4 0-8 3-8 8 0 1 0 2 3 6 32 72 64 145 96 216 3 7 5 8 9 8 5 0 6-2 9-8 31-71 63-143 95-215z"><text:p/></draw:path><draw:path draw:style-name="gr935" draw:text-style-name="P85" svg:width="0.0752in" svg:height="0.137in" svg:x="0.7366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936" draw:text-style-name="P85" svg:width="0.035in" svg:height="0.1508in" svg:x="0.8346in" svg:y="0in" svg:viewBox="0 0 90 384" svg:d="M90 380c0-1 0-1-6-8-49-48-62-121-62-179 0-67 15-135 63-183 5-4 5-4 5-7 0-2-2-3-4-3-4 0-39 26-62 75-20 43-24 86-24 118 0 28 4 76 25 119 23 47 57 72 61 72 2 0 4-1 4-4z"><text:p/></draw:path><draw:path draw:style-name="gr937" draw:text-style-name="P85" svg:width="0.0697in" svg:height="0.0972in" svg:x="0.8831in" svg:y="0.0465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938" draw:text-style-name="P85" svg:width="0.0346in" svg:height="0.1508in" svg:x="0.9673in" svg:y="0in" svg:viewBox="0 0 89 384" svg:d="M89 193c0-30-4-77-25-120-23-48-56-73-61-73-2 0-3 1-3 3 0 3 0 3 7 10 38 38 60 99 60 180 0 65-14 132-63 181-4 5-4 5-4 6 0 3 1 4 3 4 5 0 39-26 62-75 20-43 24-85 24-116z"><text:p/></draw:path><draw:path draw:style-name="gr939" draw:text-style-name="P85" svg:width="0.1004in" svg:height="0.035in" svg:x="1.0689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940" draw:text-style-name="P85" svg:width="0.05in" svg:height="0.1008in" svg:x="1.234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</text:span><text:span text:style-name="T53">, ולכן נוכל לפלג למקרים: </text:span></text:p>
          <text:list>
            <text:list-item>
              <text:p text:style-name="P49"><text:span text:style-name="T6">אם </text:span><text:span text:style-name="T6"><draw:g text:anchor-type="as-char" svg:y="-0.1134in" draw:z-index="384" draw:style-name="gr1"><svg:title>TexMaths</svg:title><svg:desc>11§inline§f(y) = 0§svg§600§FALSE§</svg:desc><draw:path draw:style-name="gr920" draw:text-style-name="P84" svg:width="0.5457in" svg:height="0.1354in" svg:x="-0.0004in" svg:y="0.0075in" svg:viewBox="0 0 1387 345" svg:d="M0 0c462 0 925 0 1387 0 0 115 0 230 0 345-462 0-925 0-1387 0 0-115 0-230 0-345z"><text:p/></draw:path><draw:path draw:style-name="gr921" draw:text-style-name="P85" svg:width="0.0756in" svg:height="0.137in" svg:x="0in" svg:y="0.0071in" svg:viewBox="0 0 193 349" svg:d="M121 118c11 0 22 0 33 0 8 0 12 0 12-9 0-3-4-3-11-3-11 0-21 0-32 0 2-16 6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922" draw:text-style-name="P85" svg:width="0.035in" svg:height="0.1508in" svg:x="0.0976in" svg:y="0in" svg:viewBox="0 0 90 384" svg:d="M90 380c0-1 0-1-6-8-49-48-61-121-61-179 0-67 14-135 62-183 5-4 5-4 5-7 0-2-2-3-4-3-3 0-39 26-61 75-19 43-25 86-25 118 0 28 4 76 26 119 24 47 57 72 60 72 2 0 4-1 4-4z"><text:p/></draw:path><draw:path draw:style-name="gr923" draw:text-style-name="P85" svg:width="0.0697in" svg:height="0.0972in" svg:x="0.1461in" svg:y="0.0465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924" draw:text-style-name="P85" svg:width="0.0346in" svg:height="0.1508in" svg:x="0.2307in" svg:y="0in" svg:viewBox="0 0 89 384" svg:d="M89 193c0-30-3-77-25-120-23-48-56-73-61-73-2 0-3 1-3 3 0 3 0 3 8 10 37 38 59 99 59 180 0 65-14 132-63 181-4 5-4 5-4 6 0 3 1 4 3 4 5 0 40-26 62-75 20-43 24-85 24-116z"><text:p/></draw:path><draw:path draw:style-name="gr925" draw:text-style-name="P85" svg:width="0.1004in" svg:height="0.035in" svg:x="0.3315in" svg:y="0.0579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926" draw:text-style-name="P85" svg:width="0.0638in" svg:height="0.1035in" svg:x="0.4894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6">, אז בין אם </text:span><text:span text:style-name="T6"><draw:g text:anchor-type="as-char" svg:y="-0.1134in" draw:z-index="385" draw:style-name="gr1"><svg:title>TexMaths</svg:title><svg:desc>11§inline§g(y) = 0§svg§600§FALSE§</svg:desc><draw:path draw:style-name="gr913" draw:text-style-name="P84" svg:width="0.5323in" svg:height="0.1354in" svg:x="0.0051in" svg:y="0.0075in" svg:viewBox="0 0 1353 345" svg:d="M0 0c451 0 903 0 1353 0 0 115 0 230 0 345-450 0-902 0-1353 0 0-115 0-230 0-345z"><text:p/></draw:path><draw:path draw:style-name="gr914" draw:text-style-name="P85" svg:width="0.0693in" svg:height="0.0972in" svg:x="-0.0004in" svg:y="0.0465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915" draw:text-style-name="P85" svg:width="0.0346in" svg:height="0.1508in" svg:x="0.0906in" svg:y="0in" svg:viewBox="0 0 89 384" svg:d="M89 380c0-1 0-1-7-8-47-48-60-121-60-179 0-67 15-135 63-183 4-4 4-4 4-7 0-2-1-3-3-3-5 0-39 26-62 75-20 43-24 86-24 118 0 28 4 76 25 119 23 47 56 72 61 72 2 0 3-1 3-4z"><text:p/></draw:path><draw:path draw:style-name="gr916" draw:text-style-name="P85" svg:width="0.0697in" svg:height="0.0972in" svg:x="0.139in" svg:y="0.0465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917" draw:text-style-name="P85" svg:width="0.0346in" svg:height="0.1508in" svg:x="0.2232in" svg:y="0in" svg:viewBox="0 0 89 384" svg:d="M89 193c0-30-4-77-25-120-23-48-56-73-61-73-2 0-3 1-3 3 0 3 0 3 7 10 38 38 60 99 60 180 0 65-14 132-63 181-4 5-4 5-4 6 0 3 1 4 3 4 5 0 39-26 62-75 20-43 24-85 24-116z"><text:p/></draw:path><draw:path draw:style-name="gr918" draw:text-style-name="P85" svg:width="0.1008in" svg:height="0.035in" svg:x="0.324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919" draw:text-style-name="P85" svg:width="0.0638in" svg:height="0.1035in" svg:x="0.4819in" svg:y="0.0126in" svg:viewBox="0 0 163 264" svg:d="M163 133c0-30-3-61-16-89-17-37-49-44-66-44-23 0-50 10-67 46-12 27-14 57-14 87s2 63 18 93c16 31 45 38 63 38 21 0 51-7 67-44 12-27 15-56 15-87zM81 257c-15 0-38-10-45-48-4-22-4-57-4-80 0-24 0-50 3-71 8-46 36-49 46-49 12 0 39 6 45 45 5 22 5 51 5 75 0 30 0 55-5 79-5 36-27 49-45 49z"><text:p/></draw:path></draw:g></text:span><text:span text:style-name="T6"><text:s/>או ש־</text:span><text:span text:style-name="T6"><draw:g text:anchor-type="as-char" svg:y="-0.1134in" draw:z-index="386" draw:style-name="gr1"><svg:title>TexMaths</svg:title><svg:desc>11§inline§g(y) = 1§svg§600§FALSE§</svg:desc><draw:path draw:style-name="gr906" draw:text-style-name="P84" svg:width="0.5264in" svg:height="0.1354in" svg:x="0.0051in" svg:y="0.0075in" svg:viewBox="0 0 1338 345" svg:d="M0 0c446 0 892 0 1338 0 0 115 0 230 0 345-446 0-892 0-1338 0 0-115 0-230 0-345z"><text:p/></draw:path><draw:path draw:style-name="gr907" draw:text-style-name="P85" svg:width="0.0693in" svg:height="0.0972in" svg:x="-0.0004in" svg:y="0.0465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908" draw:text-style-name="P85" svg:width="0.0346in" svg:height="0.1508in" svg:x="0.0906in" svg:y="0in" svg:viewBox="0 0 89 384" svg:d="M89 380c0-1 0-1-6-8-49-48-61-121-61-179 0-67 15-135 63-183 4-4 4-4 4-7 0-2-1-3-3-3-5 0-39 26-62 75-20 43-24 86-24 118 0 28 4 76 25 119 23 47 56 72 61 72 2 0 3-1 3-4z"><text:p/></draw:path><draw:path draw:style-name="gr909" draw:text-style-name="P85" svg:width="0.0697in" svg:height="0.0972in" svg:x="0.139in" svg:y="0.0465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910" draw:text-style-name="P85" svg:width="0.035in" svg:height="0.1508in" svg:x="0.2232in" svg:y="0in" svg:viewBox="0 0 90 384" svg:d="M90 193c0-30-4-77-25-120-23-48-57-73-61-73-2 0-4 1-4 3 0 3 0 3 8 10 37 38 59 99 59 180 0 65-14 132-61 181-6 5-6 5-6 6 0 3 2 4 4 4 4 0 39-26 62-75 20-43 24-85 24-116z"><text:p/></draw:path><draw:path draw:style-name="gr911" draw:text-style-name="P85" svg:width="0.1004in" svg:height="0.035in" svg:x="0.324in" svg:y="0.0579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912" draw:text-style-name="P85" svg:width="0.05in" svg:height="0.1008in" svg:x="0.4898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/text:span><text:span text:style-name="T6"> מתקיים </text:span><text:span text:style-name="T6"><draw:g text:anchor-type="as-char" svg:y="-0.1134in" draw:z-index="392" draw:style-name="gr1"><svg:title>TexMaths</svg:title><svg:desc>11§inline§f(y) = 0 \le_X g(y)§svg§600§FALSE§</svg:desc><draw:path draw:style-name="gr858" draw:text-style-name="P84" svg:width="1.1315in" svg:height="0.1354in" svg:x="-0.0004in" svg:y="0.0075in" svg:viewBox="0 0 2875 345" svg:d="M0 0c958 0 1917 0 2875 0 0 115 0 230 0 345-958 0-1917 0-2875 0 0-115 0-230 0-345z"><text:p/></draw:path><draw:path draw:style-name="gr859" draw:text-style-name="P85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860" draw:text-style-name="P85" svg:width="0.0346in" svg:height="0.1508in" svg:x="0.098in" svg:y="0in" svg:viewBox="0 0 89 384" svg:d="M89 380c0-1 0-1-7-8-48-48-60-121-60-179 0-67 14-135 63-183 4-4 4-4 4-7 0-2-1-3-3-3-5 0-40 26-62 75-20 43-24 86-24 118 0 28 3 76 25 119 23 47 56 72 61 72 2 0 3-1 3-4z"><text:p/></draw:path><draw:path draw:style-name="gr861" draw:text-style-name="P85" svg:width="0.0697in" svg:height="0.0972in" svg:x="0.1465in" svg:y="0.0465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0 0 81-36 92-77 12-50 24-99 36-148z"><text:p/></draw:path><draw:path draw:style-name="gr862" draw:text-style-name="P85" svg:width="0.035in" svg:height="0.1508in" svg:x="0.2303in" svg:y="0in" svg:viewBox="0 0 90 384" svg:d="M90 193c0-30-4-77-25-120-23-48-57-73-61-73-2 0-4 1-4 3 0 3 0 3 8 10 37 38 60 99 60 180 0 65-14 132-63 181-5 5-5 5-5 6 0 3 2 4 4 4 4 0 39-26 62-75 20-43 24-85 24-116z"><text:p/></draw:path><draw:path draw:style-name="gr863" draw:text-style-name="P85" svg:width="0.1008in" svg:height="0.035in" svg:x="0.3319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864" draw:text-style-name="P85" svg:width="0.0638in" svg:height="0.1035in" svg:x="0.4898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865" draw:text-style-name="P85" svg:width="0.0925in" svg:height="0.1161in" svg:x="0.6146in" svg:y="0.0173in" svg:viewBox="0 0 236 296" svg:d="M229 17c4-3 7-5 7-9 0-5-3-8-7-8-2 0-6 1-8 2-71 33-142 66-213 100-7 4-8 7-8 9 0 5 2 7 8 9 71 33 142 66 213 99 6 3 7 3 8 3 3 0 7-4 7-7 0-5-2-7-8-9-67-31-136-63-203-95 68-32 136-63 204-94zM222 296c7 0 14 0 14-8 0-7-8-7-14-7-69 0-138 0-208 0-6 0-14 0-14 7 0 8 7 8 13 8 69 0 140 0 209 0z"><text:p/></draw:path><draw:path draw:style-name="gr866" draw:text-style-name="P85" svg:width="0.0941in" svg:height="0.072in" svg:x="0.7256in" svg:y="0.0638in" svg:viewBox="0 0 240 184" svg:d="M137 80c9-8 17-16 26-25 35-34 45-44 69-46 4 0 8 0 8-6 0-3-4-3-5-3-7 0-17 1-25 1-7 0-24-1-32-1-2 0-4 0-4 6 1 1 0 3 3 3 2 1 10 1 10 8 0 3-4 7-8 11-2 1-36 35-46 45-9-18-19-36-27-53 0-1-2-2-2-3 0-3 6-7 15-8 2 0 5 0 5-6-1-1 0-3-4-3-6 0-12 0-18 0s-12 1-17 1c-6 0-12 0-17-1-4 0-10 0-14 0-1 0-6 0-6 6 0 3 4 3 8 3 15 0 17 3 20 9 12 24 25 48 37 73-5 5-10 10-15 16-5 5-18 17-22 22-33 33-44 44-69 45-4 0-7 0-7 7 0 1 1 3 4 3 8 0 17-1 26-1 4 0 11 0 15 0 6 1 11 1 15 1 2 0 6 0 6-6 0-4-3-4-4-4-4 0-9-1-9-7 0-4 3-7 10-13 18-19 36-36 55-54 11 21 22 42 33 64 1 2 1 2 1 3 0 3-5 6-15 7-2 0-5 0-5 7 1 1 0 3 4 3 6 0 12-1 18-1 5 0 12 0 18 0 4 0 11 0 16 0 4 1 10 1 14 1 1 0 6 0 6-6 0-4-3-4-8-4-15 0-16-3-20-8-14-28-28-57-43-86z"><text:p/></draw:path><draw:path draw:style-name="gr867" draw:text-style-name="P85" svg:width="0.0693in" svg:height="0.0972in" svg:x="0.8803in" svg:y="0.0465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6 121c-3 10-12 20-19 27-9 6-21 14-32 14-19 0-26-20-26-35 0-19 13-65 22-84 11-20 28-35 43-35 27 0 31 32 31 34 0 1 0 3-1 5-5 25-12 49-18 74z"><text:p/></draw:path><draw:path draw:style-name="gr868" draw:text-style-name="P85" svg:width="0.0346in" svg:height="0.1508in" svg:x="0.9713in" svg:y="0in" svg:viewBox="0 0 89 384" svg:d="M89 380c0-1 0-1-7-8-48-48-60-121-60-179 0-67 14-135 63-183 4-4 4-4 4-7 0-2-1-3-3-3-5 0-39 26-62 75-20 43-24 86-24 118 0 28 4 76 25 119 23 47 56 72 61 72 2 0 3-1 3-4z"><text:p/></draw:path><draw:path draw:style-name="gr869" draw:text-style-name="P85" svg:width="0.0697in" svg:height="0.0972in" svg:x="1.0197in" svg:y="0.0465in" svg:viewBox="0 0 178 248" svg:d="M176 23c2-5 2-5 2-9 0-6-5-10-11-10-4 0-11 3-14 8 0 2-3 14-6 21-2 10-5 20-7 31-6 23-11 46-17 69-2 6-19 33-44 33-20 0-24-17-24-32 0-17 7-40 20-75 6-16 7-20 7-28 0-17-12-31-31-31-37 0-51 56-51 59 0 4 3 4 4 4 5 0 5-1 7-7 10-36 25-48 38-48 4 0 10 0 10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870" draw:text-style-name="P85" svg:width="0.035in" svg:height="0.1508in" svg:x="1.1039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<text:s/>לפי הגדרת </text:span><text:span text:style-name="T6"><draw:g text:anchor-type="as-char" svg:y="-0.0957in" draw:z-index="387" draw:style-name="gr1"><svg:title>TexMaths</svg:title><svg:desc>11§inline§\le_X§svg§600§FALSE§</svg:desc><draw:path draw:style-name="gr903" draw:text-style-name="P84" svg:width="0.2008in" svg:height="0.1024in" svg:x="-0.0004in" svg:y="0.0075in" svg:viewBox="0 0 511 261" svg:d="M0 0c170 0 341 0 511 0 0 87 0 174 0 261-170 0-341 0-511 0 0-87 0-174 0-261z"><text:p/></draw:path><draw:path draw:style-name="gr904" draw:text-style-name="P85" svg:width="0.0921in" svg:height="0.1157in" svg:x="0.0043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905" draw:text-style-name="P85" svg:width="0.0933in" svg:height="0.0713in" svg:x="0.1146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6">. </text:span></text:p>
            </text:list-item>
            <text:list-item>
              <text:p text:style-name="P49">אם <draw:g text:anchor-type="as-char" svg:y="-0.1134in" draw:z-index="388" draw:style-name="gr1"><svg:title>TexMaths</svg:title><svg:desc>11§inline§f(y) = 1§svg§600§FALSE§</svg:desc><draw:path draw:style-name="gr896" draw:text-style-name="P84" svg:width="0.5398in" svg:height="0.1358in" svg:x="-0.0004in" svg:y="0.0071in" svg:viewBox="0 0 1372 346" svg:d="M687 346c-229 0-458 0-687 0 0-116 0-230 0-346 458 0 914 0 1372 0 0 116 0 230 0 346-229 0-458 0-685 0z"><text:p/></draw:path><draw:path draw:style-name="gr897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898" draw:text-style-name="P85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899" draw:text-style-name="P85" svg:width="0.0697in" svg:height="0.0976in" svg:x="0.1465in" svg:y="0.0465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900" draw:text-style-name="P85" svg:width="0.0346in" svg:height="0.1512in" svg:x="0.2311in" svg:y="0in" svg:viewBox="0 0 89 385" svg:d="M89 193c0-30-4-76-25-120-23-48-56-73-61-73-2 0-3 2-3 4s0 2 7 9c38 38 60 99 60 180 0 65-14 133-63 181-4 6-4 6-4 7 0 2 1 4 3 4 5 0 39-26 62-76 20-41 24-84 24-116z"><text:p/></draw:path><draw:path draw:style-name="gr901" draw:text-style-name="P85" svg:width="0.1008in" svg:height="0.0354in" svg:x="0.331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902" draw:text-style-name="P85" svg:width="0.05in" svg:height="0.1in" svg:x="0.4976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text:span text:style-name="T6">, אז לפי הטענה שהנחנו </text:span><text:span text:style-name="T6"><draw:g text:anchor-type="as-char" svg:y="-0.1134in" draw:z-index="389" draw:style-name="gr1"><svg:title>TexMaths</svg:title><svg:desc>11§inline§g(y) = 1§svg§600§FALSE§</svg:desc><draw:path draw:style-name="gr889" draw:text-style-name="P84" svg:width="0.5264in" svg:height="0.1354in" svg:x="0.0051in" svg:y="0.0075in" svg:viewBox="0 0 1338 345" svg:d="M0 0c446 0 892 0 1338 0 0 115 0 230 0 345-446 0-892 0-1338 0 0-115 0-230 0-345z"><text:p/></draw:path><draw:path draw:style-name="gr890" draw:text-style-name="P85" svg:width="0.0693in" svg:height="0.0972in" svg:x="-0.0004in" svg:y="0.0465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891" draw:text-style-name="P85" svg:width="0.0346in" svg:height="0.1508in" svg:x="0.0906in" svg:y="0in" svg:viewBox="0 0 89 384" svg:d="M89 380c0-1 0-1-6-8-49-48-61-121-61-179 0-67 15-135 63-183 4-4 4-4 4-7 0-2-1-3-3-3-5 0-39 26-62 75-20 43-24 86-24 118 0 28 4 76 25 119 23 47 56 72 61 72 2 0 3-1 3-4z"><text:p/></draw:path><draw:path draw:style-name="gr892" draw:text-style-name="P85" svg:width="0.0697in" svg:height="0.0972in" svg:x="0.139in" svg:y="0.0465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893" draw:text-style-name="P85" svg:width="0.035in" svg:height="0.1508in" svg:x="0.2232in" svg:y="0in" svg:viewBox="0 0 90 384" svg:d="M90 193c0-30-4-77-25-120-23-48-57-73-61-73-2 0-4 1-4 3 0 3 0 3 8 10 37 38 59 99 59 180 0 65-14 132-61 181-6 5-6 5-6 6 0 3 2 4 4 4 4 0 39-26 62-75 20-43 24-85 24-116z"><text:p/></draw:path><draw:path draw:style-name="gr894" draw:text-style-name="P85" svg:width="0.1004in" svg:height="0.035in" svg:x="0.324in" svg:y="0.0579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895" draw:text-style-name="P85" svg:width="0.05in" svg:height="0.1008in" svg:x="0.4898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/text:span><text:span text:style-name="T6">, כלומר לפי הגדרת </text:span><text:span text:style-name="T6"><draw:g text:anchor-type="as-char" svg:y="-0.0957in" draw:z-index="390" draw:style-name="gr1"><svg:title>TexMaths</svg:title><svg:desc>11§inline§\le_X§svg§600§FALSE§</svg:desc><draw:path draw:style-name="gr886" draw:text-style-name="P84" svg:width="0.2008in" svg:height="0.1024in" svg:x="-0.0004in" svg:y="0.0075in" svg:viewBox="0 0 511 261" svg:d="M0 0c170 0 341 0 511 0 0 87 0 174 0 261-170 0-341 0-511 0 0-87 0-174 0-261z"><text:p/></draw:path><draw:path draw:style-name="gr887" draw:text-style-name="P85" svg:width="0.0921in" svg:height="0.1157in" svg:x="0.0043in" svg:y="0in" svg:viewBox="0 0 235 295" svg:d="M229 16c4-2 6-4 6-8 0-5-2-8-8-8-1 0-4 1-6 2-72 33-142 66-213 100-7 3-8 7-8 9 0 4 2 6 8 9 71 32 141 65 213 98 5 4 5 4 6 4 5 0 8-5 8-8 0-5-1-7-8-9-67-32-134-62-201-94 67-32 134-63 203-95zM222 295c7 0 13 0 13-8 0-7-8-7-13-7-69 0-138 0-208 0-6 0-14 0-14 7 0 8 7 8 13 8 69 0 139 0 209 0z"><text:p/></draw:path><draw:path draw:style-name="gr888" draw:text-style-name="P85" svg:width="0.0933in" svg:height="0.0713in" svg:x="0.1146in" svg:y="0.0465in" svg:viewBox="0 0 238 182" svg:d="M136 80c9-9 18-17 27-25 34-34 45-44 69-45 3-1 6-1 6-7 0-3-2-2-3-3-9 0-17 1-26 1-7 0-24-1-31-1-2 0-5 0-5 5 1 2 0 4 4 5 2 0 9 0 9 6 0 4-5 8-7 11-2 2-36 36-46 45-10-17-19-35-28-52-1-1-1-2-1-4s5-6 15-6c1 0 5-1 5-7-2-1 0-3-4-3-6 0-13 0-19 0-5 0-12 1-17 1s-11 0-16-1c-4 0-11 0-14 0-2 0-7 0-7 5s5 5 8 5c16 0 18 2 20 8 13 24 25 48 38 73-5 4-11 10-15 15-6 6-18 18-23 22-33 32-44 43-68 44-4 0-7 0-7 7 0 1 1 3 4 3 8 0 17-1 25-1 5 0 12 0 16 0 4 1 11 1 15 1 2 0 6 0 6-5s-3-5-4-5c-4 0-9-1-9-6s3-8 10-14c17-17 35-35 53-52 11 21 22 41 33 62 2 3 2 3 3 4 0 2-6 5-15 6-3 0-6 0-6 7 1 1 1 3 4 3 7 0 13-1 19-1 5 0 12 0 17 0s11 0 16 0c5 1 11 1 15 1 1 0 6 0 6-5s-4-5-8-5c-16 0-18-3-20-7-15-28-29-56-44-85z"><text:p/></draw:path></draw:g></text:span><text:span text:style-name="T6"><text:s/>מתקיים </text:span><text:span text:style-name="T6"><draw:g text:anchor-type="as-char" svg:y="-0.1134in" draw:z-index="391" draw:style-name="gr1"><svg:title>TexMaths</svg:title><svg:desc>11§inline§f(y) = 1\le_X 1 = g(y)§svg§600§FALSE§</svg:desc><draw:path draw:style-name="gr871" draw:text-style-name="P84" svg:width="1.411in" svg:height="0.1358in" svg:x="-0.0004in" svg:y="0.0071in" svg:viewBox="0 0 3585 346" svg:d="M1793 346c-598 0-1196 0-1793 0 0-116 0-230 0-346 1195 0 2391 0 3585 0 0 116 0 230 0 346-597 0-1194 0-1792 0z"><text:p/></draw:path><draw:path draw:style-name="gr872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873" draw:text-style-name="P85" svg:width="0.0346in" svg:height="0.1512in" svg:x="0.098in" svg:y="0in" svg:viewBox="0 0 89 385" svg:d="M89 381c0-1 0-1-6-8-48-49-61-122-61-180 0-67 15-135 63-182 4-5 4-5 4-7 0-3-1-4-3-4-5 0-39 26-62 76-20 42-24 85-24 117 0 29 4 76 25 120 23 47 56 72 61 72 2 0 3-1 3-4z"><text:p/></draw:path><draw:path draw:style-name="gr874" draw:text-style-name="P85" svg:width="0.0697in" svg:height="0.0976in" svg:x="0.1465in" svg:y="0.0465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0-13-14-13-9 0-22 5-22 24s17 33 42 33c39 0 79-35 90-77 12-50 25-99 37-148z"><text:p/></draw:path><draw:path draw:style-name="gr875" draw:text-style-name="P85" svg:width="0.0346in" svg:height="0.1512in" svg:x="0.2311in" svg:y="0in" svg:viewBox="0 0 89 385" svg:d="M89 193c0-30-4-76-25-120-23-48-56-73-61-73-2 0-3 2-3 4s0 2 7 9c38 38 60 99 60 180 0 65-14 133-63 181-4 6-4 6-4 7 0 2 1 4 3 4 5 0 39-26 62-76 20-41 24-84 24-116z"><text:p/></draw:path><draw:path draw:style-name="gr876" draw:text-style-name="P85" svg:width="0.1004in" svg:height="0.0354in" svg:x="0.3323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877" draw:text-style-name="P85" svg:width="0.05in" svg:height="0.1in" svg:x="0.4976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878" draw:text-style-name="P85" svg:width="0.0929in" svg:height="0.1165in" svg:x="0.615in" svg:y="0.0169in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879" draw:text-style-name="P85" svg:width="0.0937in" svg:height="0.0724in" svg:x="0.726in" svg:y="0.0638in" svg:viewBox="0 0 239 185" svg:d="M136 81c9-8 18-16 27-25 34-34 45-45 69-46 3 0 7 0 7-6 0-3-2-3-4-4-8 0-17 1-26 1-7 0-24-1-31-1-2 0-5 1-5 7 1 1 0 3 4 3 2 0 9 1 9 7 0 4-4 8-7 11-2 2-36 35-46 46-9-18-19-35-27-53-1-1-3-3-3-4 0-3 6-7 16-7 1 0 5 0 5-6 0-1-1-4-5-4-6 0-12 1-18 1-5 0-12 0-17 0s-11 0-16 0-11-1-15-1c-1 0-6 0-6 7 0 3 4 3 8 3 15 0 18 2 20 8 13 25 25 49 38 74-5 5-10 10-15 16-6 4-18 16-23 22-33 33-44 44-68 45-5 0-7 0-7 6 0 1 1 4 3 4 8 0 18-1 26-1 4 0 11 0 16 0s10 1 16 1c1 0 5 0 5-6 0-4-3-4-5-4-3 0-8-1-8-7 0-4 3-7 9-14 18-19 36-36 55-54 11 21 22 43 33 65 1 2 1 2 2 3 0 2-6 6-16 7-2 0-5 0-5 6 0 1 0 4 4 4 6 0 14-1 19-1 6 0 12 0 18 0 4 0 11 0 15 0s11 1 15 1c2 0 6 0 6-7 0-3-4-3-8-3-16 0-17-3-20-8-14-28-29-57-44-86z"><text:p/></draw:path><draw:path draw:style-name="gr880" draw:text-style-name="P85" svg:width="0.05in" svg:height="0.1in" svg:x="0.8917in" svg:y="0.013in" svg:viewBox="0 0 128 255" svg:d="M80 10c0-10 0-10-10-10-23 24-57 24-70 24 0 5 0 8 0 12 9 0 31 0 52-10 0 66 0 133 0 199 0 14-2 18-37 18-4 0-7 0-12 0 0 5 0 9 0 12 14-1 47-1 63-1 15 0 48 0 62 1 0-3 0-7 0-12-5 0-8 0-12 0-35 0-36-4-36-18 0-72 0-144 0-215z"><text:p/></draw:path><draw:path draw:style-name="gr881" draw:text-style-name="P85" svg:width="0.1008in" svg:height="0.0354in" svg:x="1.005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882" draw:text-style-name="P85" svg:width="0.0693in" svg:height="0.0976in" svg:x="1.1598in" svg:y="0.0465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883" draw:text-style-name="P85" svg:width="0.035in" svg:height="0.1512in" svg:x="1.2504in" svg:y="0in" svg:viewBox="0 0 90 385" svg:d="M90 381c0-1 0-1-6-8-49-49-61-122-61-180 0-67 14-135 62-182 5-5 5-5 5-7 0-3-1-4-4-4s-39 26-61 76c-19 42-25 85-25 117 0 29 4 76 26 120 24 47 57 72 60 72s4-1 4-4z"><text:p/></draw:path><draw:path draw:style-name="gr884" draw:text-style-name="P85" svg:width="0.0697in" svg:height="0.0976in" svg:x="1.2996in" svg:y="0.0465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10 0-22 5-22 24s16 33 40 33c40 0 81-35 91-77 12-50 25-99 37-148z"><text:p/></draw:path><draw:path draw:style-name="gr885" draw:text-style-name="P85" svg:width="0.035in" svg:height="0.1512in" svg:x="1.3835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6">. </text:span></text:p>
            </text:list-item>
          </text:list>
          <text:p text:style-name="P50">סה"כ הגענו לסתירה בכל המקרים כלומר <draw:g text:anchor-type="as-char" svg:y="-0.1075in" draw:z-index="394" draw:style-name="gr1"><svg:title>TexMaths</svg:title><svg:desc>11§inline§f \preceq g§svg§600§FALSE§</svg:desc><draw:path draw:style-name="gr852" draw:text-style-name="P84" svg:width="0.3492in" svg:height="0.1217in" svg:x="-0.0004in" svg:y="0.0075in" svg:viewBox="0 0 888 310" svg:d="M0 0c296 0 592 0 888 0 0 103 0 207 0 310-296 0-592 0-888 0 0-103 0-207 0-310z"><text:p/></draw:path><draw:path draw:style-name="gr853" draw:text-style-name="P85" svg:width="0.0756in" svg:height="0.1374in" svg:x="0in" svg:y="0in" svg:viewBox="0 0 193 350" svg:d="M121 118c11 0 22 0 33 0 8 0 12 0 12-8 0-4-4-4-11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854" draw:text-style-name="P85" svg:width="0.0929in" svg:height="0.1165in" svg:x="0.1374in" svg:y="0.0102in" svg:viewBox="0 0 237 297" svg:d="M112 112c64-12 97-36 114-67 7-14 11-33 11-36 0-6-5-9-8-9-7 0-8 7-9 11-11 69-89 92-209 94-3 0-11-1-11 7s6 8 20 8c39 0 80 3 119 14 72 21 79 63 81 79 1 5 3 9 9 9 3 0 8-2 8-9 0-2-3-39-38-67-24-18-53-27-87-34zM14 282c-6 0-14 0-14 7 0 8 8 8 14 8 70 0 139 0 208 0 7 0 15 0 15-8 0-7-8-7-15-7-69 0-138 0-208 0z"><text:p/></draw:path><draw:path draw:style-name="gr855" draw:text-style-name="P85" svg:width="0.0693in" svg:height="0.0976in" svg:x="0.2874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5 0-19 11-64 22-84 9-19 26-34 42-34 26 0 31 31 31 33s0 4-1 5c-6 24-12 49-19 74z"><text:p/></draw:path></draw:g><text:span text:style-name="T6"><text:s/>כדרוש. </text:span><draw:g text:anchor-type="as-char" svg:y="-0.1043in" draw:z-index="402" draw:style-name="gr1"><svg:title>TexMaths</svg:title><svg:desc>11§inline§\bs§svg§600§FALSE§</svg:desc><draw:path draw:style-name="gr764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765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6" text:outline-level="4">על</text:h>
      <text:p text:style-name="P51">תהי <draw:g text:anchor-type="as-char" svg:y="-0.1138in" draw:z-index="395" draw:style-name="gr1"><svg:title>TexMaths</svg:title><svg:desc>11§inline§Y' \in \ps(Y)§svg§600§FALSE§</svg:desc><draw:path draw:style-name="gr844" draw:text-style-name="P84" svg:width="0.6783in" svg:height="0.1362in" svg:x="0.002in" svg:y="0.0075in" svg:viewBox="0 0 1724 347" svg:d="M862 347c-288 0-575 0-862 0 0-116 0-231 0-347 574 0 1149 0 1724 0 0 116 0 231 0 347-288 0-575 0-862 0z"><text:p/></draw:path><draw:path draw:style-name="gr845" draw:text-style-name="P85" svg:width="0.1098in" svg:height="0.1028in" svg:x="-0.0004in" svg:y="0.0102in" svg:viewBox="0 0 280 262" svg:d="M217 44c2-2 3-3 5-5 11-11 24-25 51-27 4 0 7 0 7-8 0-2-2-4-5-4-10 0-21 1-31 1-13 0-26-1-39-1-3 0-7 0-7 8 0 4 3 4 5 4 3 0 15 1 15 9 0 7-9 16-11 19-30 34-60 68-89 102-15-39-29-76-43-114-2-6-2-6-2-7 0-9 18-9 23-9s8 0 8-8c0-4-4-4-5-4-11 0-39 1-48 1-10 0-35-1-44-1-3 0-7 0-7 8 0 4 3 4 9 4 23 0 24 3 27 13 16 42 32 84 48 127 1 1 2 5 2 6 0 2-16 62-18 70-5 21-5 22-36 22-8 0-10 0-10 8 0 4 3 3 4 4 11 0 39-1 50-1s38 1 49 1c3 0 7 0 7-8 0-4-3-4-10-4-1 0-9 0-15 0-8-1-10-2-10-7 0-2 3-16 5-24 5-18 9-35 13-53 3-8 3-9 6-12 32-37 64-74 96-110z"><text:p/></draw:path><draw:path draw:style-name="gr846" draw:text-style-name="P85" svg:width="0.0264in" svg:height="0.0547in" svg:x="0.1213in" svg:y="-0.0004in" svg:viewBox="0 0 68 140" svg:d="M66 24c2-5 2-7 2-9 0-8-8-15-16-15-10 0-14 9-15 13-12 39-24 77-36 117 0 1-1 2-1 4 0 4 9 6 11 6 1 0 2 0 3-5 18-37 34-73 52-111z"><text:p/></draw:path><draw:path draw:style-name="gr847" draw:text-style-name="P85" svg:width="0.0752in" svg:height="0.087in" svg:x="0.2142in" svg:y="0.0319in" svg:viewBox="0 0 192 222" svg:d="M179 120c7 0 13 0 13-8 0-7-6-7-13-7-55 0-109 0-164 0 5-52 50-90 104-90 20 0 40 0 60 0 7 0 13 0 13-7 0-8-6-8-13-8-21 0-40 0-61 0-66 0-118 51-118 112 0 62 52 110 118 110 21 0 40 0 61 0 7 0 13 0 13-7s-6-7-13-7c-20 0-40 0-60 0-54 0-99-36-104-88 55 0 109 0 164 0z"><text:p/></draw:path><draw:path draw:style-name="gr848" draw:text-style-name="P85" svg:width="0.1079in" svg:height="0.1106in" svg:x="0.3476in" svg:y="0.0102in" svg:viewBox="0 0 275 282" svg:d="M126 0c-55 0-96 26-112 44-13 15-10 19-14 28 0 2 1 3 3 3 7 0 16-6 19-8 8-5 9-8 11-14 5-16 16-30 65-32-7 87-30 172-63 251-2 5-1 4-2 6 0 2 1 4 4 4 6 0 25-9 29-19 20-47 52-134 64-242 6 0 13 0 20 0 47 0 92 19 92 57 0 29-28 83-103 85-8 1-13 1-24 8-6 4-9 8-9 11 0 2 2 2 7 2 71 0 162-59 162-122 0-44-53-62-97-62-17 0-34 0-52 0z"><text:p/></draw:path><draw:path draw:style-name="gr849" draw:text-style-name="P85" svg:width="0.035in" svg:height="0.1508in" svg:x="0.4776in" svg:y="0.0008in" svg:viewBox="0 0 90 384" svg:d="M90 380c0-1 0-1-6-8-49-50-61-122-61-179 0-68 14-135 62-183 5-4 5-6 5-7 0-2-2-3-4-3-4 0-39 25-62 75-19 42-24 85-24 118 0 28 4 74 26 118 23 48 56 73 60 73 2 0 4-1 4-4z"><text:p/></draw:path><draw:path draw:style-name="gr850" draw:text-style-name="P85" svg:width="0.1106in" svg:height="0.1028in" svg:x="0.5272in" svg:y="0.0102in" svg:viewBox="0 0 282 262" svg:d="M218 44c2-2 3-3 5-5 11-11 24-25 51-27 4 0 8 0 8-8 0-2-3-4-6-4-10 0-21 1-31 1-13 0-26-1-39-1-3 0-7 0-7 8 0 4 3 4 6 4 2 0 14 1 14 9 0 7-9 16-11 19-30 34-60 68-89 102-15-39-29-76-43-114-2-6-2-6-2-7 0-9 18-9 23-9s9 0 9-8c0-4-5-4-6-4-11 0-38 1-48 1s-34-1-44-1c-3 0-8 0-8 8 0 4 4 4 10 4 23 0 24 3 27 13 16 42 32 84 48 127 1 1 2 5 2 6 0 2-16 62-18 70-5 21-5 22-36 22-8 0-10 0-10 8 0 4 3 3 4 4 11 0 39-1 50-1s38 1 49 1c3 0 7 0 7-8 0-4-3-4-10-4-1 0-9 0-15 0-8-1-10-2-10-7 0-2 3-16 5-24 5-18 9-35 14-53 2-8 2-9 5-12 32-37 64-74 96-110z"><text:p/></draw:path><draw:path draw:style-name="gr851" draw:text-style-name="P85" svg:width="0.035in" svg:height="0.1508in" svg:x="0.6528in" svg:y="0.0008in" svg:viewBox="0 0 90 384" svg:d="M90 193c0-31-4-77-25-121-23-48-57-72-61-72-2 0-4 1-4 3 0 1 0 3 8 9 37 39 59 100 59 181 0 65-14 132-62 180-5 6-5 6-5 7 0 2 2 4 4 4 4 0 39-26 62-75 20-43 24-86 24-116z"><text:p/></draw:path></draw:g><text:span text:style-name="T6">, כלומר נניח </text:span><text:span text:style-name="T6"><draw:g text:anchor-type="as-char" svg:y="-0.1138in" draw:z-index="396" draw:style-name="gr1"><svg:title>TexMaths</svg:title><svg:desc>11§inline§Y' \subseteq Y§svg§600§FALSE§</svg:desc><draw:path draw:style-name="gr839" draw:text-style-name="P84" svg:width="0.4669in" svg:height="0.1189in" svg:x="0.002in" svg:y="0.0075in" svg:viewBox="0 0 1187 303" svg:d="M595 303c-199 0-397 0-595 0 0-101 0-202 0-303 396 0 791 0 1187 0 0 101 0 202 0 303-198 0-396 0-592 0z"><text:p/></draw:path><draw:path draw:style-name="gr840" draw:text-style-name="P85" svg:width="0.1098in" svg:height="0.1028in" svg:x="-0.0004in" svg:y="0.0102in" svg:viewBox="0 0 280 262" svg:d="M217 44c1-2 3-3 5-6 11-11 24-24 51-26 4 0 7 0 7-8 0-2-2-4-5-4-10 0-21 1-31 1-13 0-26-1-40-1-2 0-6 0-6 8 0 4 3 4 5 4 3 0 15 1 15 9 0 6-9 16-11 18-30 34-60 68-89 104-15-39-29-77-43-116-2-4-2-5-2-6 0-9 18-9 23-9s8 0 8-8c0-4-4-4-5-4-11 0-39 1-48 1-10 0-35-1-44-1-3 0-7 0-7 8 0 4 3 4 9 4 23 0 24 3 27 13 16 42 32 84 48 126 1 1 2 6 2 7s-16 62-18 69c-5 21-5 23-36 23-8 0-10 0-10 8 0 4 3 3 4 4 11 0 39-1 50-1s38 1 49 1c3 0 7 0 7-8 0-4-3-4-10-4-1 0-9 0-15-1-8-1-10-1-10-6 0-3 3-16 5-25 5-17 9-35 13-52 3-8 3-9 6-12 32-38 64-74 96-110z"><text:p/></draw:path><draw:path draw:style-name="gr841" draw:text-style-name="P85" svg:width="0.0264in" svg:height="0.0543in" svg:x="0.1213in" svg:y="-0.0004in" svg:viewBox="0 0 68 139" svg:d="M66 24c1-5 2-8 2-9 0-8-8-15-16-15-10 0-14 9-15 13-12 39-24 77-36 116 0 1-1 3-1 5 0 3 9 5 11 5 1 0 2 0 3-4 18-37 34-74 52-111z"><text:p/></draw:path><draw:path draw:style-name="gr842" draw:text-style-name="P85" svg:width="0.0925in" svg:height="0.1161in" svg:x="0.2134in" svg:y="0.0177in" svg:viewBox="0 0 236 296" svg:d="M223 15c7 0 13 0 13-7 0-8-6-8-13-8-35 0-69 0-104 0-66 0-119 50-119 111 0 62 54 111 119 111 35 0 69 0 104 0 7 0 13 0 13-8s-6-8-13-8c-34 0-69 0-103 0-61 0-104-44-104-95 0-52 44-96 104-96 34 0 69 0 103 0zM22 281c-7 0-13 0-13 7 0 8 6 8 13 8 67 0 134 0 201 0 7 0 13 0 13-8 0-7-6-7-13-7-67 0-134 0-201 0z"><text:p/></draw:path><draw:path draw:style-name="gr843" draw:text-style-name="P85" svg:width="0.1102in" svg:height="0.1028in" svg:x="0.3661in" svg:y="0.0102in" svg:viewBox="0 0 281 262" svg:d="M218 44c1-2 3-3 5-6 11-11 24-24 51-26 4 0 7 0 7-8 0-2-2-4-5-4-10 0-21 1-32 1-12 0-25-1-38-1-3 0-7 0-7 8 0 4 3 4 5 4 3 0 15 1 15 9 0 6-10 16-11 18-30 34-60 68-89 104-15-39-29-77-43-116-2-4-2-5-2-6 0-9 18-9 23-9 4 0 9 0 9-8 0-4-5-4-6-4-11 0-38 1-49 1-9 0-33-1-43-1-3 0-8 0-8 8 0 4 4 4 9 4 24 0 25 3 28 13 16 42 32 84 48 126 1 1 2 6 2 7s-16 62-18 69c-5 21-5 23-36 23-8 0-11 0-11 8 0 4 3 3 5 4 11 0 39-1 50-1 10 0 38 1 49 1 3 0 7 0 7-8 0-4-3-4-11-4-4 0-8 0-14-1-8-1-10-1-10-6 0-3 3-16 4-25 5-17 10-35 15-52 2-8 2-9 5-12 32-38 64-74 96-110z"><text:p/></draw:path></draw:g></text:span><text:span text:style-name="T6">. נוכיח קיום </text:span><text:span text:style-name="T6"><draw:g text:anchor-type="as-char" svg:y="-0.1134in" draw:z-index="397" draw:style-name="gr1"><svg:title>TexMaths</svg:title><svg:desc>11§inline§f \in Y \to \{0, 1\}§svg§600§FALSE§</svg:desc><draw:path draw:style-name="gr829" draw:text-style-name="P84" svg:width="0.9799in" svg:height="0.1358in" svg:x="-0.0004in" svg:y="0.0071in" svg:viewBox="0 0 2490 346" svg:d="M1245 346c-416 0-830 0-1245 0 0-116 0-230 0-346 830 0 1660 0 2490 0 0 116 0 230 0 346-415 0-830 0-1245 0z"><text:p/></draw:path><draw:path draw:style-name="gr830" draw:text-style-name="P8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831" draw:text-style-name="P85" svg:width="0.0752in" svg:height="0.087in" svg:x="0.1378in" svg:y="0.0315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832" draw:text-style-name="P85" svg:width="0.1098in" svg:height="0.1028in" svg:x="0.274in" svg:y="0.0098in" svg:viewBox="0 0 280 262" svg:d="M217 44c2-2 3-3 5-5 12-13 24-26 51-27 4-1 7-1 7-8 0-3-2-4-5-4-10 0-21 1-31 1-13 0-26-1-38-1-4 0-8 0-8 7 0 4 3 5 5 5 4 0 15 0 15 9 0 7-9 16-11 18-30 34-60 68-89 103-15-39-29-76-43-114-2-6-1-5-2-7 0-9 18-9 23-9s8 0 8-8c0-4-4-4-5-4-11 0-39 1-48 1-10 0-35-1-44-1-3 0-7 0-7 8 0 4 3 4 9 4 23 0 24 3 27 12 17 43 32 85 49 128 0 1 1 5 1 7 0 1-16 61-18 69-4 21-5 22-36 22-8 0-10 0-10 8 0 4 4 4 5 4 10 0 38-1 49-1s38 1 49 1c3 0 7 0 7-8 0-4-3-4-10-4-1 0-9 0-15 0-8-1-10-2-10-7 0-2 3-16 5-24 5-18 9-36 13-54 3-6 3-8 6-11 32-37 64-74 96-110z"><text:p/></draw:path><draw:path draw:style-name="gr833" draw:text-style-name="P85" svg:width="0.1346in" svg:height="0.0787in" svg:x="0.4413in" svg:y="0.0362in" svg:viewBox="0 0 343 201" svg:d="M301 109c-21 15-32 32-35 36-17 27-20 51-20 52 0 4 5 4 8 4 7 0 7-1 8-7 9-38 32-71 76-88 4-1 5-4 5-6 0-3-2-3-3-3-17-7-64-27-78-91-1-5-1-6-8-6-3 0-8 0-8 4 0 2 4 26 20 51 8 12 19 25 35 37-95 0-191 0-287 0-6 0-14-1-14 8 0 8 8 9 14 9 96 0 192 0 287 0z"><text:p/></draw:path><draw:path draw:style-name="gr834" draw:text-style-name="P85" svg:width="0.0535in" svg:height="0.1512in" svg:x="0.6378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19-12-30-15 32-9 45-27 45-49 0-31 0-61 0-92z"><text:p/></draw:path><draw:path draw:style-name="gr835" draw:text-style-name="P85" svg:width="0.0638in" svg:height="0.1035in" svg:x="0.7091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836" draw:text-style-name="P85" svg:width="0.0173in" svg:height="0.0453in" svg:x="0.7921in" svg:y="0.0972in" svg:viewBox="0 0 45 116" svg:d="M45 41c0-26-9-41-24-41-13 0-21 10-21 21 0 10 8 20 21 20 4 0 10-1 13-5 1-1 1-1 2-1 0 2 1 0 1 6 0 28-14 51-26 64-4 4-4 5-4 6 0 2 2 5 3 5 4 0 35-30 35-75z"><text:p/></draw:path><draw:path draw:style-name="gr837" draw:text-style-name="P85" svg:width="0.05in" svg:height="0.1in" svg:x="0.8598in" svg:y="0.013in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838" draw:text-style-name="P85" svg:width="0.0535in" svg:height="0.1512in" svg:x="0.9335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6"><text:s/>כך ש־</text:span><text:span text:style-name="T6"><draw:g text:anchor-type="as-char" svg:y="-0.1138in" draw:z-index="398" draw:style-name="gr1"><svg:title>TexMaths</svg:title><svg:desc>11§inline§h(f) = Y'§svg§600§FALSE§</svg:desc><draw:path draw:style-name="gr821" draw:text-style-name="P84" svg:width="0.637in" svg:height="0.1362in" svg:x="-0.0004in" svg:y="0.0075in" svg:viewBox="0 0 1619 347" svg:d="M810 347c-270 0-540 0-810 0 0-116 0-231 0-347 540 0 1080 0 1619 0 0 116 0 231 0 347-269 0-539 0-809 0z"><text:p/></draw:path><draw:path draw:style-name="gr822" draw:text-style-name="P85" svg:width="0.074in" svg:height="0.1063in" svg:x="0.0004in" svg:y="0.0087in" svg:viewBox="0 0 189 271" svg:d="M89 4c-2-1 0-4-5-4-9 0-37 3-47 4-3 0-7 0-7 8 0 5 3 5 8 5 19 0 20 2 20 6 0 2-1 6-1 8-19 74-37 147-56 221-1 6-1 6-1 8 0 9 8 11 11 11 5 0 12-5 14-10 2-10 5-20 7-30 3-11 5-22 9-33 2-9 4-18 6-26 1-3 5-15 5-17 1-3 13-25 26-36 9-6 20-13 37-13s21 13 21 27c0 21-15 63-24 85-3 9-5 13-5 21 0 19 14 32 32 32 36 0 50-56 50-60 0-3-3-3-4-3-5 0-5 1-6 7-6 21-18 47-39 47-7 0-10-3-10-12 0-10 3-19 7-28 6-15 24-61 24-83 0-26-16-41-44-41-25 0-43 11-58 29 10-41 20-82 30-123z"><text:p/></draw:path><draw:path draw:style-name="gr823" draw:text-style-name="P85" svg:width="0.035in" svg:height="0.1508in" svg:x="0.0945in" svg:y="0.0008in" svg:viewBox="0 0 90 384" svg:d="M90 380c0-1 0-1-6-8-49-50-61-122-61-179 0-68 14-135 62-183 5-4 5-6 5-7 0-2-1-3-4-3-4 0-39 25-61 75-20 42-25 85-25 118 0 28 4 74 26 118 23 48 56 73 60 73 3 0 4-1 4-4z"><text:p/></draw:path><draw:path draw:style-name="gr824" draw:text-style-name="P85" svg:width="0.0752in" svg:height="0.1374in" svg:x="0.1469in" svg:y="0.0075in" svg:viewBox="0 0 192 350" svg:d="M121 118c11 0 22 0 33 0 8 0 12 0 12-8 0-4-4-4-11-4-11 0-21 0-32 0 3-16 6-30 9-44 1-8 7-36 9-40 3-8 10-13 18-13 2 0 11 0 19 6-17 3-21 16-21 21 0 9 7 15 15 15 9 0 20-9 20-23 0-19-17-28-33-28-13 0-37 8-49 45-2 9-3 12-13 61-9 0-18 0-27 0-6 0-11 0-11 7 0 5 4 5 10 5 9 0 18 0 27 0-10 50-20 101-30 152-7 36-13 71-33 71-2 0-11 0-19-6 18-2 21-16 21-21 0-9-6-14-14-14-10 0-21 9-21 24 0 17 16 26 33 26 21 0 36-23 43-37 13-25 22-71 22-74 8-40 15-81 23-121z"><text:p/></draw:path><draw:path draw:style-name="gr825" draw:text-style-name="P85" svg:width="0.035in" svg:height="0.1508in" svg:x="0.2382in" svg:y="0.0008in" svg:viewBox="0 0 90 384" svg:d="M90 193c0-31-4-77-26-121-23-48-56-72-60-72-2 0-4 1-4 3 0 1 0 3 8 9 37 39 59 100 59 181 0 65-14 132-62 180-5 6-5 6-5 7 0 2 2 4 4 4 4 0 39-26 62-75 19-43 24-86 24-116z"><text:p/></draw:path><draw:path draw:style-name="gr826" draw:text-style-name="P85" svg:width="0.1008in" svg:height="0.035in" svg:x="0.339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827" draw:text-style-name="P85" svg:width="0.1102in" svg:height="0.1028in" svg:x="0.4961in" svg:y="0.0102in" svg:viewBox="0 0 281 262" svg:d="M218 44c2-2 3-3 5-5 11-11 24-25 51-27 4 0 7 0 7-8 0-2-2-4-5-4-10 0-21 1-31 1-13 0-26-1-39-1-3 0-7 0-7 8 0 4 3 4 5 4 3 0 15 1 15 9 0 7-9 16-11 19-30 34-60 68-89 102-15-39-29-76-43-114-2-6-2-6-2-7 0-9 18-9 23-9s9 0 9-8c0-4-5-4-6-4-11 0-38 1-48 1s-34-1-44-1c-3 0-8 0-8 8 0 4 4 4 10 4 23 0 24 3 27 13 16 42 32 84 48 127 1 1 2 5 2 6 0 2-16 62-18 70-5 21-5 22-36 22-8 0-10 0-10 8 0 4 3 3 4 4 11 0 39-1 50-1s38 1 49 1c3 0 7 0 7-8 0-4-3-4-10-4-1 0-9 0-15 0-8-1-10-2-10-7 0-2 3-16 5-24 5-18 9-35 14-53 2-8 2-9 5-12 32-37 64-74 96-110z"><text:p/></draw:path><draw:path draw:style-name="gr828" draw:text-style-name="P85" svg:width="0.0264in" svg:height="0.0547in" svg:x="0.6181in" svg:y="-0.0004in" svg:viewBox="0 0 68 140" svg:d="M66 24c2-5 2-7 2-9 0-8-8-15-16-15-10 0-14 9-15 13-12 39-24 77-36 117 0 1-1 2-1 4 0 4 9 6 11 6 1 0 2 0 3-5 18-37 34-73 52-111z"><text:p/></draw:path></draw:g></text:span><text:span text:style-name="T6">. נבחר: </text:span></text:p>
      <text:p text:style-name="P9"><text:soft-page-break/><draw:g text:anchor-type="as-char" svg:y="-0.228in" draw:z-index="399" draw:style-name="gr1"><svg:title>TexMaths</svg:title><svg:desc>11§latex§f = \lambda y \in Y.
\begin{cases}
  1 &amp;\case y \in Y' \\
  0 &amp;\other
\end{cases}§svg§600§FALSE§</svg:desc><draw:path draw:style-name="gr800" draw:text-style-name="P84" svg:width="1.6795in" svg:height="0.4394in" svg:x="0.0024in" svg:y="0.0071in" svg:viewBox="0 0 4267 1117" svg:d="M2134 1117c-712 0-1422 0-2134 0 0-373 0-744 0-1117 1422 0 2844 0 4267 0 0 373 0 744 0 1117-711 0-1423 0-2133 0z"><text:p/></draw:path><draw:path draw:style-name="gr801" draw:text-style-name="P85" svg:width="0.0488in" svg:height="0.1063in" svg:x="-0.0004in" svg:y="0.1583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802" draw:text-style-name="P85" svg:width="0.1008in" svg:height="0.035in" svg:x="0.1in" svg:y="0.210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803" draw:text-style-name="P85" svg:width="0.0748in" svg:height="0.1071in" svg:x="0.2689in" svg:y="0.1598in" svg:viewBox="0 0 191 273" svg:d="M117 155c16 41 35 99 40 109 7 7 11 7 21 7 3 0 6 0 9 0s4-2 4-3-1-2-2-3c-4-5-6-11-9-19-26-72-52-146-79-219-8-23-28-27-47-27-2 0-7 0-7 4s2 3 4 4c13 2 15 4 25 30 12 36 25 71 37 106-35 35-71 70-106 105-5 5-7 7-7 13s4 11 11 11c5 0 10-5 13-8 31-38 62-74 93-110z"><text:p/></draw:path><draw:path draw:style-name="gr804" draw:text-style-name="P85" svg:width="0.0697in" svg:height="0.0976in" svg:x="0.3539in" svg:y="0.198in" svg:viewBox="0 0 178 249" svg:d="M177 24c1-5 1-6 1-9 0-7-5-11-11-11-4 0-10 3-13 9-1 1-4 13-6 20-3 11-5 21-7 32-6 23-12 46-18 69-1 6-19 33-44 33-20 0-24-18-24-32 0-17 7-42 20-76 6-15 7-19 7-27 0-18-12-32-30-32-38 0-52 56-52 59 0 5 3 4 4 5 5 0 5-1 7-7 11-36 26-48 40-48 2 0 8 0 8 12 0 10-3 20-6 27-16 41-22 63-22 82 0 34 24 45 47 45 15 0 28-7 39-18-5 21-9 40-26 61-10 12-24 24-42 24-5 0-23-1-29-17 6 0 11 0 16-4 5-3 8-9 8-17 0-12-10-13-14-13-9 0-21 7-21 26 0 18 16 32 40 32 40 0 80-35 91-78 12-49 25-97 37-147z"><text:p/></draw:path><draw:path draw:style-name="gr805" draw:text-style-name="P85" svg:width="0.0752in" svg:height="0.0874in" svg:x="0.4846in" svg:y="0.1839in" svg:viewBox="0 0 192 223" svg:d="M179 120c7 0 13 0 13-8s-6-8-13-8c-55 0-109 0-164 0 5-51 50-89 104-89 20 0 40 0 60 0 7 0 13 0 13-7 0-8-6-8-13-8-21 0-40 0-61 0-66 0-118 51-118 112 0 62 52 111 118 111 21 0 40 0 61 0 7 0 13 0 13-8 0-7-6-7-13-7-20 0-40 0-60 0-54 0-99-37-104-88 55 0 109 0 164 0z"><text:p/></draw:path><draw:path draw:style-name="gr806" draw:text-style-name="P85" svg:width="0.1098in" svg:height="0.1031in" svg:x="0.6213in" svg:y="0.1622in" svg:viewBox="0 0 280 263" svg:d="M217 44c2-2 3-3 5-6 11-12 24-25 51-26 4-1 7-1 7-8 0-3-2-4-5-4-10 0-21 1-31 1-13 0-26-1-39-1-3 0-7 0-7 7 0 4 3 5 5 5 4 0 15 0 15 9 0 6-9 16-11 19-30 34-60 68-89 102-15-39-29-76-43-115-2-5-1-4-2-6 0-9 18-9 23-9s8 0 8-8c0-4-4-4-5-4-11 0-39 1-48 1-10 0-35-1-44-1-3 0-7 0-7 8 0 4 3 4 9 4 23 0 24 3 27 13 16 42 32 85 48 127 1 1 2 5 2 6s-16 64-18 71c-4 20-5 22-36 23-8 0-10 0-10 7 0 4 3 3 4 4 11 0 39-1 50-1s38 1 49 1c3 0 7 0 7-8 0-3-3-3-10-3-1 0-9 0-15-1-8-2-10-3-10-7 0-2 3-17 5-24 5-19 9-36 13-54 3-8 3-9 6-12 32-36 64-74 96-110z"><text:p/></draw:path><draw:path draw:style-name="gr807" draw:text-style-name="P85" svg:width="0.0157in" svg:height="0.0157in" svg:x="0.7256in" svg:y="0.2488in" svg:viewBox="0 0 41 41" svg:d="M41 21c0-11-9-21-20-21-12 0-21 10-21 21s9 20 21 20c11 0 20-9 20-20z"><text:p/></draw:path><draw:path draw:style-name="gr808" draw:text-style-name="P85" svg:width="0.0783in" svg:height="0.4547in" svg:x="0.8016in" svg:y="0in" svg:viewBox="0 0 200 1156" svg:d="M119 719c0-42-29-107-97-140 42-23 92-68 97-139 0-2 0-3 0-3 0-90 0-179 0-268 0-31 0-38 3-53 7-30 25-69 75-97 3-3 3-3 3-10 0-8 0-9-9-9-6 0-7 0-17 7-87 48-93 120-93 134 0 91 0 182 0 274 0 28 0 59-19 94-18 32-39 48-55 59-6 3-7 3-7 10 0 8 1 8 4 10 32 20 67 55 76 118 1 8 1 8 1 13 0 99 0 198 0 296 0 31 20 96 95 136 9 5 9 5 15 5 9 0 9-1 9-9 0-7 0-7-2-8-17-10-67-41-77-108-2-10-2-11-2-16 0-98 0-197 0-296z"><text:p/></draw:path><draw:path draw:style-name="gr809" draw:text-style-name="P85" svg:width="0.05in" svg:height="0.1008in" svg:x="0.9154in" svg:y="0.0606in" svg:viewBox="0 0 128 257" svg:d="M79 10c0-9 0-10-9-10-24 25-58 25-70 25 0 5 0 8 0 12 8 0 31 0 51-10 0 66 0 133 0 199 0 15-2 19-36 19-4 0-8 0-13 0 0 3 0 8 0 12 14-1 47-1 63-1 15 0 49 0 63 1 0-4 0-9 0-12-5 0-8 0-13 0-35 0-36-4-36-19 0-72 0-144 0-216z"><text:p/></draw:path><draw:path draw:style-name="gr810" draw:text-style-name="P85" svg:width="0.0327in" svg:height="0.1012in" svg:x="1.135in" svg:y="0.0598in" svg:viewBox="0 0 84 258" svg:d="M56 88c-18 1-36 3-54 4 0 5 0 8 0 12 25 0 29 3 29 21 0 34 0 70 0 104 0 17-5 17-31 17 0 3 0 8 0 12 13 0 34-1 43-1 13 0 27 1 41 1 0-4 0-9 0-12-27 0-28-2-28-16 0-48 0-95 0-142zM57 21c0-12-9-21-20-21-12 0-21 11-21 21s9 20 21 20c11 0 20-8 20-20z"><text:p/></draw:path><draw:path draw:style-name="gr811" draw:text-style-name="P85" svg:width="0.0488in" svg:height="0.1063in" svg:x="1.1776in" svg:y="0.0547in" svg:viewBox="0 0 125 271" svg:d="M55 106c0-16 0-30 0-46 0-34 19-52 35-52 1 0 8 0 13 3-4 1-12 7-12 16s7 17 17 17c12 0 17-8 17-18 0-14-14-26-35-26-26 0-59 20-59 60 0 16 0 30 0 46-10 0-21 0-31 0 0 4 0 7 0 12 10 0 21 0 31 0 0 41 0 82 0 124 0 17-5 17-31 17 0 4 0 8 0 12 15 0 34-1 44-1 16 0 34 0 49 1 0-4 0-8 0-12-2 0-5 0-7 0-29 0-30-4-30-17 0-42 0-83 0-124 14 0 30 0 44 0 0-5 0-8 0-12-15 0-30 0-45 0z"><text:p/></draw:path><draw:path draw:style-name="gr812" draw:text-style-name="P85" svg:width="0.0697in" svg:height="0.0976in" svg:x="1.274in" svg:y="0.0949in" svg:viewBox="0 0 178 249" svg:d="M177 23c1-5 1-5 1-9 0-6-5-10-11-10-4 0-10 3-13 8-1 2-4 14-6 21-3 10-5 21-7 31-6 23-12 46-18 69-2 7-19 33-44 33-20 0-24-17-24-31 0-17 7-42 20-76 6-15 7-19 7-27 0-18-12-32-30-32-38 0-52 56-52 59 0 4 3 3 4 4 5 0 5 0 7-7 10-36 26-47 38-47 4 0 10 0 10 12 0 10-3 20-6 26-16 42-22 64-22 82 0 34 24 46 47 46 14 0 28-7 39-18-5 20-10 40-26 60-10 13-24 24-42 24-5 0-23-1-29-16 6 0 11 0 16-5 5-3 8-8 8-16 0-12-10-13-14-13-9 0-21 6-21 24 0 20 16 34 40 34 40 0 80-35 91-79 12-49 25-97 37-147z"><text:p/></draw:path><draw:path draw:style-name="gr813" draw:text-style-name="P85" svg:width="0.0752in" svg:height="0.0874in" svg:x="1.4047in" svg:y="0.080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814" draw:text-style-name="P85" svg:width="0.1106in" svg:height="0.1035in" svg:x="1.5409in" svg:y="0.0579in" svg:viewBox="0 0 282 264" svg:d="M218 44c2-2 3-3 5-6 11-11 24-24 51-26 4 0 8 0 8-7 0-3-3-5-6-5-10 0-21 1-31 1-13 0-26-1-39-1-3 0-7 0-7 8 0 4 3 4 6 4 2 0 14 1 14 9 0 6-9 16-11 19-30 34-60 69-89 103-15-39-29-76-43-114-2-6-1-5-2-7 0-10 18-10 23-10s9 0 9-8c0-4-5-4-6-4-11 0-38 1-48 1s-34-1-44-1c-3 0-8 0-8 8 0 4 4 4 10 4 23 0 24 3 27 13 16 43 32 85 48 128 1 1 2 5 2 6s-16 63-18 70c-5 22-5 23-36 23-8 0-10 0-10 7 0 5 3 3 4 5 11 0 39-1 50-1s38 1 49 1c3 0 7 0 7-8 0-4-3-4-10-4-1 0-9 0-15-1-8 0-10-2-10-6 0-3 3-16 5-24 5-19 9-36 14-55 2-7 2-8 5-12 32-36 64-74 96-110z"><text:p/></draw:path><draw:path draw:style-name="gr815" draw:text-style-name="P85" svg:width="0.0264in" svg:height="0.0551in" svg:x="1.663in" svg:y="0.0472in" svg:viewBox="0 0 68 141" svg:d="M66 24c2-4 2-6 2-9 0-8-8-15-16-15-10 0-14 9-15 13-12 39-24 78-36 117 0 1-1 3-1 4 0 3 9 7 11 7 1 0 2-1 3-6 18-37 34-73 52-111z"><text:p/></draw:path><draw:path draw:style-name="gr816" draw:text-style-name="P85" svg:width="0.0638in" svg:height="0.1039in" svg:x="0.9083in" svg:y="0.2791in" svg:viewBox="0 0 163 265" svg:d="M163 133c0-31-2-62-17-90-17-38-49-43-65-43-23 0-51 10-67 45-13 28-14 57-14 88 0 29 1 64 16 93 18 31 46 39 64 39 21 0 51-8 68-45 13-27 15-56 15-87zM80 256c-14 0-37-9-44-46-4-23-4-58-4-81 0-26 0-51 3-72 7-45 36-49 45-49 13 0 39 7 46 45 4 22 4 51 4 76 0 28 0 55-5 80-5 36-27 47-45 47z"><text:p/></draw:path><draw:path draw:style-name="gr817" draw:text-style-name="P85" svg:width="0.0587in" svg:height="0.0693in" svg:x="1.1346in" svg:y="0.3122in" svg:viewBox="0 0 150 177" svg:d="M32 76c2-57 35-67 48-67 40 0 44 51 44 67-31 0-61 0-92 0zM32 84c36 0 71 0 108 0 8 0 10 0 10-8 0-39-21-76-70-76-45 0-80 40-80 88 0 52 41 89 85 89 47 0 65-43 65-50 0-4-4-5-6-5-3 0-4 3-4 5-15 41-49 41-53 41-19 0-34-12-44-26-11-19-11-44-11-58z"><text:p/></draw:path><draw:path draw:style-name="gr818" draw:text-style-name="P85" svg:width="0.0335in" svg:height="0.1047in" svg:x="1.2031in" svg:y="0.2752in" svg:viewBox="0 0 86 267" svg:d="M55 0c-19 1-36 3-55 4 0 5 0 8 0 12 26 0 30 3 30 21 0 67 0 134 0 201 0 18-5 18-30 18 0 3 0 7 0 11 12 0 33-1 43-1 9 0 28 1 43 1 0-4 0-8 0-11-27 0-31 0-31-18 0-79 0-159 0-238z"><text:p/></draw:path><draw:path draw:style-name="gr819" draw:text-style-name="P85" svg:width="0.0492in" svg:height="0.0693in" svg:x="1.2449in" svg:y="0.3122in" svg:viewBox="0 0 126 177" svg:d="M68 98c8 2 40 8 40 36 0 20-13 35-43 35-33 0-47-22-54-55-1-5-2-6-6-6-5 0-5 2-5 10 0 16 0 34 0 50 0 7 0 9 4 9 3 0 3 0 10-8 1 0 1-1 8-9 16 17 34 17 43 17 44 0 61-25 61-53 0-21-11-33-16-37-12-12-28-16-44-19-21-4-47-9-47-31 0-14 10-29 43-29 42 0 45 34 46 46 0 4 3 4 4 4 5 0 5-2 5-10 0-13 0-25 0-38 0-7 0-10-5-10-1 0-2 0-8 4-1 3-4 6-6 7-14-11-30-11-36-11-47 0-62 26-62 47 0 15 7 26 16 33 14 10 24 12 52 18z"><text:p/></draw:path><draw:path draw:style-name="gr820" draw:text-style-name="P85" svg:width="0.0587in" svg:height="0.0693in" svg:x="1.3043in" svg:y="0.3122in" svg:viewBox="0 0 150 177" svg:d="M33 76c2-57 34-67 47-67 40 0 44 51 44 67-31 0-60 0-91 0zM32 84c36 0 71 0 108 0 8 0 10 0 10-8 0-39-21-76-70-76-45 0-80 40-80 88 0 52 41 89 85 89 47 0 65-43 65-50 0-4-4-5-6-5-3 0-3 3-4 5-14 41-49 41-53 41-19 0-34-12-43-26-12-19-12-44-12-58z"><text:p/></draw:path></draw:g></text:p>
      <text:p text:style-name="P53"><text:span text:style-name="T83">לפיכך, לפי תחשיב למדא: </text:span><draw:g text:anchor-type="as-char" svg:y="-0.1138in" draw:z-index="400" draw:style-name="gr1"><svg:title>TexMaths</svg:title><svg:desc>11§inline§h(f) = \{y \in Y \mid f(y) = 1\} = \{y \in Y \mid y \in Y'\} = Y'§svg§600§FALSE§</svg:desc><draw:path draw:style-name="gr768" draw:text-style-name="P84" svg:width="3.3772in" svg:height="0.1362in" svg:x="-0.0004in" svg:y="0.0075in" svg:viewBox="0 0 8579 347" svg:d="M4290 347c-1430 0-2860 0-4290 0 0-116 0-231 0-347 2860 0 5719 0 8579 0 0 116 0 231 0 347-1430 0-2860 0-4289 0z"><text:p/></draw:path><draw:path draw:style-name="gr769" draw:text-style-name="P85" svg:width="0.074in" svg:height="0.1063in" svg:x="0.0004in" svg:y="0.0087in" svg:viewBox="0 0 189 271" svg:d="M89 4c-1-1 0-4-4-4-10 0-38 3-48 4-3 0-7 0-7 8 0 5 3 5 8 5 19 0 20 2 20 6 0 2-1 6-1 8-19 74-37 147-56 221-1 6-1 6-1 8 0 9 8 11 11 11 5 0 12-5 14-10 2-10 5-20 7-30 3-11 5-22 9-33 2-9 4-18 6-26 1-3 5-15 5-17 1-3 13-25 26-36 9-6 21-13 37-13 17 0 21 13 21 27 0 21-15 63-24 85-3 9-5 13-5 21 0 19 14 32 32 32 36 0 50-56 50-60 0-3-3-3-4-3-5 0-5 1-6 7-6 21-18 47-39 47-7 0-10-3-10-12 0-10 3-19 7-28 6-15 24-61 24-83 0-26-16-41-44-41-25 0-43 11-58 29 10-41 20-82 30-123z"><text:p/></draw:path><draw:path draw:style-name="gr770" draw:text-style-name="P85" svg:width="0.035in" svg:height="0.1508in" svg:x="0.0945in" svg:y="0.0008in" svg:viewBox="0 0 90 384" svg:d="M90 380c0-1 0-1-6-8-49-50-61-122-61-179 0-68 14-135 62-183 5-4 5-6 5-7 0-2-1-3-4-3-4 0-39 25-61 75-20 42-25 85-25 118 0 28 4 74 26 118 23 48 56 73 60 73 3 0 4-1 4-4z"><text:p/></draw:path><draw:path draw:style-name="gr771" draw:text-style-name="P85" svg:width="0.0752in" svg:height="0.1374in" svg:x="0.1469in" svg:y="0.0075in" svg:viewBox="0 0 192 350" svg:d="M121 118c11 0 23 0 34 0 8 0 11 0 11-8 0-4-3-4-10-4-11 0-22 0-33 0 3-16 6-30 9-44 1-8 7-36 9-40 3-8 10-13 18-13 2 0 11 0 19 6-17 3-21 16-21 21 0 9 7 15 15 15 9 0 20-9 20-23 0-19-17-28-33-28-13 0-37 8-49 45-2 9-3 12-12 61-9 0-19 0-28 0-6 0-11 0-11 7 0 5 4 5 11 5 9 0 17 0 26 0-10 50-20 101-30 152-7 36-13 71-33 71-2 0-11 0-19-6 18-2 21-16 21-21 0-9-6-14-14-14-10 0-21 9-21 24 0 17 16 26 33 26 21 0 36-23 44-37 12-25 21-71 21-74 8-40 15-81 23-121z"><text:p/></draw:path><draw:path draw:style-name="gr772" draw:text-style-name="P85" svg:width="0.035in" svg:height="0.1508in" svg:x="0.2382in" svg:y="0.0008in" svg:viewBox="0 0 90 384" svg:d="M90 193c0-31-4-77-25-121-24-48-57-72-61-72-2 0-4 1-4 3 0 1 0 3 8 9 37 39 59 100 59 181 0 65-14 132-62 180-5 6-5 6-5 7 0 2 2 4 4 4 4 0 39-26 62-75 20-43 24-86 24-116z"><text:p/></draw:path><draw:path draw:style-name="gr773" draw:text-style-name="P85" svg:width="0.1008in" svg:height="0.035in" svg:x="0.3398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74" draw:text-style-name="P85" svg:width="0.0531in" svg:height="0.1508in" svg:x="0.5028in" svg:y="0.0008in" svg:viewBox="0 0 136 384" svg:d="M81 51c0-16 10-40 52-43 2 0 3-1 3-4 0-4-2-4-6-4-39 0-74 20-75 47 0 29 0 59 0 88 0 16 0 28-15 41-14 11-28 12-37 12-2 0-3 2-3 5s2 3 5 4c26 1 44 14 49 33 1 4 1 4 1 19 0 25 0 50 0 76 0 16 0 28 19 43 15 12 40 16 56 16 4 0 6 0 6-4 0-5-2-5-5-5-24-1-44-13-49-33-1-4-1-4-1-18 0-27 0-53 0-81 0-17-3-24-15-36-9-8-20-11-31-14 32-9 46-27 46-50 0-31 0-62 0-92z"><text:p/></draw:path><draw:path draw:style-name="gr775" draw:text-style-name="P85" svg:width="0.0697in" svg:height="0.0972in" svg:x="0.572in" svg:y="0.0472in" svg:viewBox="0 0 178 248" svg:d="M177 23c1-5 1-6 1-9 0-6-5-11-11-11-3 0-10 3-13 9-1 1-4 13-6 21-3 10-5 20-7 31-6 23-12 46-18 69-1 6-19 32-44 32-20 0-23-16-23-31 0-17 6-42 19-76 6-15 7-19 7-27 0-18-12-31-30-31-38 0-52 55-52 58 0 5 3 4 4 5 5 0 5-1 7-7 11-36 26-48 40-48 2 0 8 0 8 12 0 10-3 20-6 27-16 41-22 63-22 81 0 35 24 46 47 46 15 0 29-7 39-18-5 21-9 40-25 59-11 13-25 24-43 24-5 0-23-1-29-16 6 0 11 0 16-5 5-3 8-8 8-14 0-13-10-14-14-14-9 0-21 6-21 25 0 18 16 33 40 33 40 0 80-36 91-77 12-50 25-99 37-148z"><text:p/></draw:path><draw:path draw:style-name="gr776" draw:text-style-name="P85" svg:width="0.0752in" svg:height="0.087in" svg:x="0.7031in" svg:y="0.0319in" svg:viewBox="0 0 192 222" svg:d="M179 120c7 0 13 0 13-8 0-7-6-7-13-7-55 0-109 0-164 0 5-52 50-90 104-90 20 0 40 0 60 0 7 0 13 0 13-7 0-8-6-8-13-8-20 0-40 0-60 0-66 0-119 51-119 112 0 62 53 110 119 110 20 0 40 0 60 0 7 0 13 0 13-7s-6-7-13-7c-20 0-40 0-60 0-54 0-99-36-104-88 55 0 109 0 164 0z"><text:p/></draw:path><draw:path draw:style-name="gr777" draw:text-style-name="P85" svg:width="0.1098in" svg:height="0.1028in" svg:x="0.8394in" svg:y="0.0102in" svg:viewBox="0 0 280 262" svg:d="M217 44c2-2 3-3 5-5 12-11 24-25 51-27 4 0 7 0 7-8 0-2-2-4-4-4-10 0-22 1-32 1-13 0-26-1-38-1-3 0-8 0-8 8 0 4 4 4 5 4 4 0 15 1 15 9 0 7-9 16-11 19-30 34-60 68-89 102-15-39-29-76-43-114-2-6-2-6-2-7 0-9 18-9 23-9s8 0 8-8c0-4-4-4-5-4-11 0-37 1-48 1-10 0-35-1-44-1-3 0-7 0-7 8 0 4 3 4 9 4 23 0 24 3 27 13 17 42 32 84 49 127 0 1 1 5 1 6 0 2-16 62-18 70-4 21-5 22-36 22-7 0-10 0-10 8 0 4 4 4 5 4 11 0 38-1 49-1s38 1 49 1c3 0 8 0 8-8 0-4-4-4-11-4-1 0-9 0-15 0-8-1-10-2-10-7 0-2 3-16 5-24 5-18 9-35 13-53 3-8 3-9 6-12 32-37 64-74 96-110z"><text:p/></draw:path><draw:path draw:style-name="gr778" draw:text-style-name="P85" svg:width="0.0055in" svg:height="0.1508in" svg:x="1.0165in" svg:y="0.0008in" svg:viewBox="0 0 15 384" svg:d="M15 13c0-6 0-13-7-13-8 0-8 7-8 13 0 119 0 238 0 357 0 7 0 14 8 14 7 0 7-7 7-14 0-119 0-238 0-357z"><text:p/></draw:path><draw:path draw:style-name="gr779" draw:text-style-name="P85" svg:width="0.0752in" svg:height="0.1374in" svg:x="1.0909in" svg:y="0.0075in" svg:viewBox="0 0 192 350" svg:d="M121 118c11 0 23 0 34 0 8 0 11 0 11-8 0-4-3-4-10-4-11 0-22 0-33 0 3-16 6-30 9-44 1-8 7-36 9-40 3-8 10-13 18-13 2 0 11 0 19 6-16 3-21 16-21 21 0 9 7 15 15 15 9 0 20-9 20-23 0-19-17-28-33-28-13 0-37 8-49 45-2 9-3 12-12 61-9 0-19 0-28 0-6 0-11 0-11 7 0 5 4 5 11 5 9 0 17 0 26 0-10 50-20 101-30 152-7 36-13 71-33 71-2 0-11 0-19-6 18-2 21-16 21-21 0-9-6-14-14-14-10 0-21 9-21 24 0 17 16 26 33 26 21 0 36-23 44-37 12-25 21-71 21-74 8-40 15-81 23-121z"><text:p/></draw:path><draw:path draw:style-name="gr780" draw:text-style-name="P85" svg:width="0.035in" svg:height="0.1508in" svg:x="1.189in" svg:y="0.0008in" svg:viewBox="0 0 90 384" svg:d="M90 380c0-1 0-1-6-8-49-50-62-122-62-179 0-68 15-135 63-183 5-4 5-6 5-7 0-2-2-3-4-3-4 0-39 25-62 75-20 42-24 85-24 118 0 28 4 74 25 118 23 48 57 73 61 73 2 0 4-1 4-4z"><text:p/></draw:path><draw:path draw:style-name="gr781" draw:text-style-name="P85" svg:width="0.0697in" svg:height="0.0972in" svg:x="1.2374in" svg:y="0.0472in" svg:viewBox="0 0 178 248" svg:d="M177 23c1-5 1-6 1-9 0-6-5-11-11-11-4 0-10 3-13 9-1 1-4 13-6 21-3 10-5 20-7 31-6 23-12 46-18 69-2 6-19 32-44 32-20 0-24-16-24-31 0-17 7-42 20-76 6-15 7-19 7-27 0-18-12-31-31-31-37 0-51 55-51 58 0 5 3 4 4 5 5 0 5-1 7-7 10-36 25-48 38-48 4 0 10 0 10 12 0 10-3 20-6 27-16 41-22 63-22 81 0 35 24 46 47 46 14 0 28-7 39-18-5 21-10 40-26 59-10 13-24 24-42 24-5 0-23-1-29-16 6 0 11 0 16-5 5-3 8-8 8-14 0-13-10-14-14-14-9 0-22 6-22 25 0 18 17 33 41 33 40 0 80-36 91-77 12-50 25-99 37-148z"><text:p/></draw:path><draw:path draw:style-name="gr782" draw:text-style-name="P85" svg:width="0.0346in" svg:height="0.1508in" svg:x="1.3217in" svg:y="0.0008in" svg:viewBox="0 0 89 384" svg:d="M89 193c0-31-4-77-25-121-23-48-56-72-61-72-2 0-3 1-3 3 0 1 0 3 7 9 38 39 60 100 60 181 0 65-14 132-63 180-4 6-4 6-4 7 0 2 1 4 3 4 5 0 39-26 62-75 20-43 24-86 24-116z"><text:p/></draw:path><draw:path draw:style-name="gr783" draw:text-style-name="P85" svg:width="0.1004in" svg:height="0.035in" svg:x="1.4232in" svg:y="0.05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84" draw:text-style-name="P85" svg:width="0.05in" svg:height="0.1in" svg:x="1.5886in" svg:y="0.0134in" svg:viewBox="0 0 128 255" svg:d="M79 10c0-9 0-10-9-10-24 24-58 24-70 24 0 5 0 8 0 12 8 0 31 0 51-10 0 66 0 134 0 200 0 13-2 17-36 17-4 0-8 0-13 0 0 5 0 9 0 12 14-1 47-1 63-1 15 0 49 0 63 1 0-3 0-7 0-12-5 0-8 0-13 0-35 0-36-3-36-17 0-72 0-145 0-216z"><text:p/></draw:path><draw:path draw:style-name="gr785" draw:text-style-name="P85" svg:width="0.0535in" svg:height="0.1508in" svg:x="1.6622in" svg:y="0.0008in" svg:viewBox="0 0 137 384" svg:d="M56 332c0 16-11 41-53 43-2 0-3 2-3 5 0 4 4 4 8 4 37 0 73-19 73-48s0-59 0-88c0-15 0-28 16-40 13-10 28-11 37-11 1-1 3-2 3-4 0-5-2-5-6-5-25-2-44-15-49-34-1-4-1-5-1-19 0-26 0-51 0-77 0-15 0-28-18-43-16-12-42-15-55-15-4 0-8 0-8 4s2 4 7 4c24 2 42 14 47 34 2 3 2 4 2 17 0 27 0 54 0 82 0 17 2 23 15 36 8 7 19 12 30 16-32 8-45 25-45 47 0 31 0 62 0 92z"><text:p/></draw:path><draw:path draw:style-name="gr786" draw:text-style-name="P85" svg:width="0.1004in" svg:height="0.035in" svg:x="1.778in" svg:y="0.05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87" draw:text-style-name="P85" svg:width="0.0535in" svg:height="0.1508in" svg:x="1.9406in" svg:y="0.0008in" svg:viewBox="0 0 137 384" svg:d="M81 51c0-16 10-40 53-43 2 0 3-1 3-4 0-4-3-4-7-4-39 0-74 20-74 47 0 29 0 59 0 88 0 16 0 28-15 41-15 11-29 12-38 12-1 0-3 2-3 5s2 3 7 4c25 1 44 14 48 33 1 4 1 4 1 19 0 25 0 50 0 76 0 16 0 28 19 43 14 12 40 16 55 16 4 0 7 0 7-4 0-5-2-5-6-5-24-1-43-13-49-33-1-4-1-4-1-18 0-27 0-53 0-81 0-17-2-24-15-36-8-8-19-11-30-14 32-9 45-27 45-50 0-31 0-62 0-92z"><text:p/></draw:path><draw:path draw:style-name="gr788" draw:text-style-name="P85" svg:width="0.0697in" svg:height="0.0972in" svg:x="2.0102in" svg:y="0.0472in" svg:viewBox="0 0 178 248" svg:d="M176 23c2-5 2-6 2-9 0-6-5-11-11-11-4 0-11 3-14 9 0 1-3 13-6 21-2 10-5 20-7 31-6 23-11 46-17 69-2 6-19 32-44 32-20 0-24-16-24-31 0-17 7-42 20-76 6-15 7-19 7-27 0-18-12-31-31-31-37 0-51 55-51 58 0 5 3 5 4 5 4 0 5-1 7-7 10-36 25-48 38-48 4 0 10 0 10 12 0 10-4 20-6 27-16 41-22 63-22 81 0 35 24 46 46 46 15 0 29-7 40-18-6 21-10 40-26 59-10 13-24 24-43 24-5 0-22-1-28-16 5 0 11 0 16-5 4-3 8-8 8-14 0-13-11-14-14-14-9 0-22 6-22 25 0 18 17 33 40 33 41 0 81-36 92-77 12-50 24-99 36-148z"><text:p/></draw:path><draw:path draw:style-name="gr789" draw:text-style-name="P85" svg:width="0.076in" svg:height="0.087in" svg:x="2.1406in" svg:y="0.0319in" svg:viewBox="0 0 194 222" svg:d="M180 120c7 0 14 0 14-8 0-7-7-7-14-7-55 0-109 0-164 0 5-52 49-90 104-90 20 0 41 0 60 0 7 0 14 0 14-7 0-8-7-8-14-8-21 0-40 0-61 0-66 0-119 51-119 112 0 62 53 110 119 110 21 0 40 0 61 0 7 0 14 0 14-7s-7-7-14-7c-19 0-40 0-60 0-55 0-99-36-104-88 55 0 109 0 164 0z"><text:p/></draw:path><draw:path draw:style-name="gr790" draw:text-style-name="P85" svg:width="0.1106in" svg:height="0.1028in" svg:x="2.2772in" svg:y="0.0102in" svg:viewBox="0 0 282 262" svg:d="M218 44c2-2 3-3 5-5 11-11 24-25 51-27 4 0 8 0 8-8 0-2-3-4-6-4-10 0-21 1-32 1-12 0-26-1-38-1-3 0-7 0-7 8 0 4 3 4 6 4 2 0 13 1 13 9 0 7-9 16-10 19-30 34-61 68-90 102-15-39-28-76-42-114-2-6-2-6-2-7 0-9 18-9 22-9 5 0 10 0 10-8 0-4-5-4-6-4-11 0-38 1-49 1-10 0-33-1-43-1-3 0-8 0-8 8 0 4 4 4 9 4 23 0 25 3 28 13 16 42 32 84 48 127 1 1 2 5 2 6 0 2-16 62-18 70-5 21-5 22-36 22-8 0-11 0-11 8 0 4 4 4 5 4 11 0 38-1 49-1 10 0 39 1 49 1 4 0 8 0 8-8 0-4-3-4-11-4-4 0-8 0-14 0-8-1-11-2-11-7 0-2 4-16 5-24 5-18 10-35 15-53 1-8 2-9 5-12 32-37 64-74 96-110z"><text:p/></draw:path><draw:path draw:style-name="gr791" draw:text-style-name="P85" svg:width="0.0059in" svg:height="0.1508in" svg:x="2.4543in" svg:y="0.0008in" svg:viewBox="0 0 16 384" svg:d="M16 13c0-6 0-13-8-13s-8 7-8 13c0 119 0 238 0 357 0 7 0 14 8 14s8-7 8-14c0-119 0-238 0-357z"><text:p/></draw:path><draw:path draw:style-name="gr792" draw:text-style-name="P85" svg:width="0.0697in" svg:height="0.0972in" svg:x="2.5252in" svg:y="0.0472in" svg:viewBox="0 0 178 248" svg:d="M177 23c1-5 1-6 1-9 0-6-5-11-11-11-4 0-10 3-13 9-1 1-4 13-6 21-3 10-5 20-7 31-6 23-12 46-18 69-2 6-19 32-44 32-20 0-24-16-24-31 0-17 7-42 20-76 6-15 7-19 7-27 0-18-12-31-31-31-37 0-51 55-51 58 0 5 3 4 4 5 5 0 5-1 7-7 10-36 25-48 38-48 4 0 10 0 10 12 0 10-3 20-6 27-16 41-22 63-22 81 0 35 24 46 47 46 14 0 28-7 39-18-5 21-10 40-26 59-10 13-24 24-42 24-5 0-23-1-29-16 6 0 11 0 16-5 5-3 8-8 8-14 0-13-10-14-14-14-9 0-22 6-22 25 0 18 17 33 41 33 40 0 80-36 91-77 12-50 25-99 37-148z"><text:p/></draw:path><draw:path draw:style-name="gr793" draw:text-style-name="P85" svg:width="0.0752in" svg:height="0.087in" svg:x="2.6559in" svg:y="0.0319in" svg:viewBox="0 0 192 222" svg:d="M179 120c7 0 13 0 13-8 0-7-6-7-13-7-55 0-109 0-164 0 5-52 50-90 104-90 20 0 40 0 60 0 7 0 13 0 13-7 0-8-6-8-13-8-21 0-40 0-61 0-66 0-118 51-118 112 0 62 52 110 118 110 21 0 40 0 61 0 7 0 13 0 13-7s-6-7-13-7c-20 0-40 0-60 0-54 0-99-36-104-88 55 0 109 0 164 0z"><text:p/></draw:path><draw:path draw:style-name="gr794" draw:text-style-name="P85" svg:width="0.1098in" svg:height="0.1028in" svg:x="2.7925in" svg:y="0.0102in" svg:viewBox="0 0 280 262" svg:d="M217 44c2-2 3-3 5-5 11-11 24-25 51-27 4 0 7 0 7-8 0-2-2-4-5-4-10 0-21 1-31 1-13 0-26-1-39-1-3 0-7 0-7 8 0 4 3 4 5 4 4 0 15 1 15 9 0 7-9 16-11 19-30 34-60 68-89 102-15-39-29-76-43-114-2-6-2-6-2-7 0-9 18-9 23-9s8 0 8-8c0-4-4-4-5-4-11 0-39 1-48 1-10 0-35-1-44-1-3 0-7 0-7 8 0 4 3 4 9 4 23 0 24 3 27 13 16 42 32 84 48 127 1 1 2 5 2 6 0 2-16 62-18 70-4 21-5 22-36 22-8 0-10 0-10 8 0 4 3 3 4 4 11 0 39-1 50-1s38 1 49 1c3 0 7 0 7-8 0-4-3-4-10-4-1 0-9 0-15 0-8-1-10-2-10-7 0-2 3-16 5-24 5-18 9-35 13-53 3-8 3-9 6-12 32-37 64-74 96-110z"><text:p/></draw:path><draw:path draw:style-name="gr795" draw:text-style-name="P85" svg:width="0.0264in" svg:height="0.0547in" svg:x="2.9142in" svg:y="-0.0004in" svg:viewBox="0 0 68 140" svg:d="M66 24c2-5 2-7 2-9 0-8-8-15-16-15-10 0-14 9-15 13-12 39-24 77-36 117 0 1-1 2-1 4 0 4 9 6 11 6 1 0 2 0 3-5 18-37 34-73 52-111z"><text:p/></draw:path><draw:path draw:style-name="gr796" draw:text-style-name="P85" svg:width="0.0535in" svg:height="0.1508in" svg:x="2.9626in" svg:y="0.0008in" svg:viewBox="0 0 137 384" svg:d="M56 332c0 16-10 41-53 43-1 0-3 2-3 5 0 4 4 4 8 4 37 0 73-19 73-48s0-59 0-88c0-15 0-28 16-40 14-10 28-11 37-11 2-1 3-2 3-4 0-5-2-5-6-5-25-2-44-15-49-34-1-4-1-5-1-19 0-26 0-51 0-77 0-15 0-28-18-43-16-12-42-15-55-15-4 0-8 0-8 4s2 4 7 4c24 2 42 14 48 34 1 3 1 4 1 17 0 27 0 54 0 82 0 17 3 24 15 36 8 8 19 12 30 16-32 8-45 25-45 47 0 31 0 62 0 92z"><text:p/></draw:path><draw:path draw:style-name="gr797" draw:text-style-name="P85" svg:width="0.1008in" svg:height="0.035in" svg:x="3.0787in" svg:y="0.0587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798" draw:text-style-name="P85" svg:width="0.1106in" svg:height="0.1028in" svg:x="3.2358in" svg:y="0.0102in" svg:viewBox="0 0 282 262" svg:d="M218 44c2-2 3-3 5-5 11-11 24-25 51-27 4 0 8 0 8-8 0-2-3-4-6-4-10 0-21 1-31 1-13 0-26-1-39-1-3 0-7 0-7 8 0 4 3 4 6 4 2 0 14 1 14 9 0 7-9 16-11 19-30 34-60 68-89 102-15-39-29-76-43-114-2-6-2-6-2-7 0-9 18-9 23-9 4 0 9 0 9-8 0-4-5-4-6-4-11 0-38 1-49 1-9 0-33-1-43-1-3 0-8 0-8 8 0 4 4 4 10 4 23 0 24 3 27 13 16 42 32 84 48 127 1 1 2 5 2 6 0 2-16 62-18 70-5 21-5 22-36 22-8 0-11 0-11 8 0 4 3 3 5 4 11 0 39-1 50-1 10 0 38 1 49 1 3 0 7 0 7-8 0-4-3-4-11-4-4 0-8 0-14 0-8-1-10-2-10-7 0-2 3-16 5-24 5-18 9-35 14-53 2-8 2-9 5-12 32-37 64-74 96-110z"><text:p/></draw:path><draw:path draw:style-name="gr799" draw:text-style-name="P85" svg:width="0.0264in" svg:height="0.0547in" svg:x="3.3579in" svg:y="-0.0004in" svg:viewBox="0 0 68 140" svg:d="M66 24c2-5 2-7 2-9 0-8-8-15-16-15-10 0-14 9-15 13-12 39-24 77-36 117 0 1-1 2-1 4 0 4 9 6 11 6 1 0 2 0 3-5 18-37 34-73 52-111z"><text:p/></draw:path></draw:g><text:s/><text:span text:style-name="T83">כדרוש. </text:span><draw:g text:anchor-type="as-char" svg:y="-0.1043in" draw:z-index="401" draw:style-name="gr1"><svg:title>TexMaths</svg:title><svg:desc>11§inline§\bs§svg§600§FALSE§</svg:desc><draw:path draw:style-name="gr766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767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<text:h text:style-name="Heading_20_4" text:outline-level="4">חח"<text:span text:style-name="T80">ע</text:span></text:h>
      <text:p text:style-name="P52">יהיו <text:span text:style-name="T6"><draw:g text:anchor-type="as-char" svg:y="-0.1134in" draw:z-index="403" draw:style-name="gr1"><svg:title>TexMaths</svg:title><svg:desc>11§inline§f, g \in Y \to \{0, 1\}§svg§600§FALSE§</svg:desc><draw:path draw:style-name="gr752" draw:text-style-name="P84" svg:width="1.1173in" svg:height="0.1358in" svg:x="0.0087in" svg:y="0.0071in" svg:viewBox="0 0 2839 346" svg:d="M1420 346c-474 0-947 0-1420 0 0-116 0-230 0-346 946 0 1893 0 2839 0 0 116 0 230 0 346-473 0-946 0-1419 0z"><text:p/></draw:path><draw:path draw:style-name="gr753" draw:text-style-name="P85" svg:width="0.0752in" svg:height="0.1374in" svg:x="-0.0004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54" draw:text-style-name="P85" svg:width="0.0173in" svg:height="0.0453in" svg:x="0.087in" svg:y="0.0972in" svg:viewBox="0 0 45 116" svg:d="M45 41c0-26-10-41-25-41-12 0-20 10-20 21 0 10 8 20 20 20 5 0 10-1 14-5 1-1 1-1 1-1 1 0 1 0 1 6 0 28-13 51-26 64-5 4-5 5-5 6 0 2 3 5 5 5 4 0 35-30 35-75z"><text:p/></draw:path><draw:path draw:style-name="gr755" draw:text-style-name="P85" svg:width="0.0693in" svg:height="0.0976in" svg:x="0.1437in" svg:y="0.0465in" svg:viewBox="0 0 177 249" svg:d="M176 25c0-2 1-4 1-6 0-7-4-11-11-11-4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756" draw:text-style-name="P85" svg:width="0.0752in" svg:height="0.087in" svg:x="0.2748in" svg:y="0.0315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757" draw:text-style-name="P85" svg:width="0.1106in" svg:height="0.1028in" svg:x="0.4106in" svg:y="0.0098in" svg:viewBox="0 0 282 262" svg:d="M218 44c2-2 3-3 5-5 11-13 24-26 51-27 4-1 8-1 8-8 0-3-3-4-6-4-10 0-21 1-31 1-13 0-26-1-39-1-3 0-7 0-7 7 0 4 3 5 6 5 2 0 14 0 14 9 0 7-9 16-11 18-30 34-60 68-89 103-15-39-29-76-43-114-2-6-1-5-2-7 0-9 18-9 23-9s9 0 9-8c0-4-5-4-6-4-11 0-38 1-48 1s-34-1-44-1c-3 0-8 0-8 8 0 4 4 4 10 4 23 0 24 3 27 12 16 43 32 85 48 128 1 1 2 5 2 7 0 1-16 61-18 69-5 21-5 22-36 22-8 0-10 0-10 8 0 4 3 3 4 4 11 0 39-1 50-1s38 1 49 1c3 0 7 0 7-8 0-4-3-4-11-4-4 0-8 0-14 0-8-1-10-2-10-7 0-2 3-16 5-24 5-18 9-36 14-54 2-6 2-8 5-11 32-37 64-74 96-110z"><text:p/></draw:path><draw:path draw:style-name="gr758" draw:text-style-name="P85" svg:width="0.1346in" svg:height="0.0787in" svg:x="0.5776in" svg:y="0.0362in" svg:viewBox="0 0 343 201" svg:d="M301 109c-22 15-32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759" draw:text-style-name="P85" svg:width="0.0535in" svg:height="0.1512in" svg:x="0.7748in" svg:y="0in" svg:viewBox="0 0 137 385" svg:d="M81 52c0-16 10-41 53-43 1 0 3-2 3-5 0-4-3-4-7-4-39 0-74 20-74 48 0 29 0 59 0 89 0 15 0 27-15 39s-29 12-38 13c-2 0-3 1-3 5 0 3 2 3 7 3 25 2 44 14 48 34 1 4 1 5 1 19 0 25 0 51 0 76 0 16 0 29 18 43 15 12 40 16 56 16 4 0 7 0 7-4s-2-4-6-4c-24-2-43-15-49-33-1-5-1-5-1-19 0-27 0-54 0-82 0-17-3-24-15-35-8-8-20-12-30-14 31-10 45-28 45-50 0-31 0-61 0-92z"><text:p/></draw:path><draw:path draw:style-name="gr760" draw:text-style-name="P85" svg:width="0.0638in" svg:height="0.1035in" svg:x="0.8457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761" draw:text-style-name="P85" svg:width="0.0173in" svg:height="0.0453in" svg:x="0.9287in" svg:y="0.0972in" svg:viewBox="0 0 45 116" svg:d="M45 41c0-26-9-41-24-41-13 0-21 10-21 21 0 10 8 20 21 20 4 0 10-1 13-5 1-1 1-1 2-1 0 2 1 0 1 6 0 28-14 51-26 64-4 4-4 5-4 6 0 2 2 5 3 5 4 0 35-30 35-75z"><text:p/></draw:path><draw:path draw:style-name="gr762" draw:text-style-name="P85" svg:width="0.05in" svg:height="0.1in" svg:x="0.9969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763" draw:text-style-name="P85" svg:width="0.0535in" svg:height="0.1512in" svg:x="1.0705in" svg:y="0in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span><text:span text:style-name="T6"><text:s/>פונקציות, נניח </text:span><text:span text:style-name="T6"><draw:g text:anchor-type="as-char" svg:y="-0.1102in" draw:z-index="404" draw:style-name="gr1"><svg:title>TexMaths</svg:title><svg:desc>11§inline§f \neq g§svg§600§FALSE§</svg:desc><draw:path draw:style-name="gr747" draw:text-style-name="P84" svg:width="0.3496in" svg:height="0.1256in" svg:x="-0.0004in" svg:y="0.0075in" svg:viewBox="0 0 889 320" svg:d="M446 320c-149 0-297 0-446 0 0-107 0-213 0-320 296 0 593 0 889 0 0 107 0 213 0 320-147 0-296 0-443 0z"><text:p/></draw:path><draw:path draw:style-name="gr748" draw:text-style-name="P85" svg:width="0.0756in" svg:height="0.1378in" svg:x="0in" svg:y="0.0016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749" draw:text-style-name="P85" svg:width="0.076in" svg:height="0.1413in" svg:x="0.1461in" svg:y="-0.0004in" svg:viewBox="0 0 194 360" svg:d="M190 15c4-5 4-6 4-7 0-2-3-8-8-8-6 0-7 2-9 8-58 112-115 224-174 336-3 6-3 7-3 8 0 3 3 8 8 8s6-3 9-8c58-113 115-224 173-337z"><text:p/></draw:path><draw:path draw:style-name="gr750" draw:text-style-name="P85" svg:width="0.1012in" svg:height="0.0358in" svg:x="0.1335in" svg:y="0.0524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751" draw:text-style-name="P85" svg:width="0.0693in" svg:height="0.0976in" svg:x="0.2878in" svg:y="0.0417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6"><text:s/>ונוכיח </text:span><text:span text:style-name="T6"><draw:g text:anchor-type="as-char" svg:y="-0.1134in" draw:z-index="405" draw:style-name="gr1"><svg:title>TexMaths</svg:title><svg:desc>11§inline§h(f) \neq h(g)§svg§600§FALSE§</svg:desc><draw:path draw:style-name="gr736" draw:text-style-name="P84" svg:width="0.7528in" svg:height="0.1358in" svg:x="-0.0004in" svg:y="0.0071in" svg:viewBox="0 0 1913 346" svg:d="M957 346c-319 0-638 0-957 0 0-116 0-230 0-346 637 0 1275 0 1913 0 0 116 0 230 0 346-318 0-638 0-956 0z"><text:p/></draw:path><draw:path draw:style-name="gr737" draw:text-style-name="P85" svg:width="0.074in" svg:height="0.1063in" svg:x="0.0004in" svg:y="0.0083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738" draw:text-style-name="P85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739" draw:text-style-name="P85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40" draw:text-style-name="P85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741" draw:text-style-name="P85" svg:width="0.0756in" svg:height="0.1409in" svg:x="0.3524in" svg:y="0.0047in" svg:viewBox="0 0 193 359" svg:d="M190 15c3-5 3-6 3-7 0-2-3-8-8-8s-6 2-8 8c-58 112-115 223-174 336-3 5-3 6-3 7 0 4 3 8 8 8 4 0 5-2 9-8 58-112 115-223 173-336z"><text:p/></draw:path><draw:path draw:style-name="gr742" draw:text-style-name="P85" svg:width="0.1012in" svg:height="0.0354in" svg:x="0.3398in" svg:y="0.0575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43" draw:text-style-name="P85" svg:width="0.0744in" svg:height="0.1063in" svg:x="0.4996in" svg:y="0.0083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744" draw:text-style-name="P85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745" draw:text-style-name="P85" svg:width="0.0697in" svg:height="0.0976in" svg:x="0.6406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46" draw:text-style-name="P85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מההנחה קיים </text:span><text:span text:style-name="T6"><draw:g text:anchor-type="as-char" svg:y="-0.1043in" draw:z-index="407" draw:style-name="gr1"><svg:title>TexMaths</svg:title><svg:desc>11§inline§\tilde{y} \in Y§svg§600§FALSE§</svg:desc><draw:path draw:style-name="gr721" draw:text-style-name="P84" svg:width="0.3657in" svg:height="0.1177in" svg:x="0.0031in" svg:y="0.0075in" svg:viewBox="0 0 930 300" svg:d="M0 0c309 0 620 0 930 0 0 100 0 201 0 300-310 0-621 0-930 0 0-99 0-200 0-300z"><text:p/></draw:path><draw:path draw:style-name="gr722" draw:text-style-name="P85" svg:width="0.0504in" svg:height="0.0138in" svg:x="0.0185in" svg:y="0.002in" svg:viewBox="0 0 129 36" svg:d="M129 7c-2-3-5-5-7-7 0 1-14 19-31 19-8 0-18-6-25-10-11-6-18-9-24-9-14 0-22 9-42 31 2 2 4 3 7 5 0-1 14-18 32-18 8 0 17 5 24 9 11 6 17 9 24 9 15 0 22-9 42-29z"><text:p/></draw:path><draw:path draw:style-name="gr723" draw:text-style-name="P85" svg:width="0.0697in" svg:height="0.0972in" svg:x="-0.0004in" svg:y="0.0366in" svg:viewBox="0 0 178 248" svg:d="M177 24c1-5 1-6 1-9 0-7-5-11-11-11-4 0-9 3-13 9-1 1-4 13-5 21-4 10-6 20-8 31-6 23-12 46-18 69-2 5-18 32-44 32-20 0-24-17-24-31 0-18 7-42 20-76 7-15 8-20 8-27 0-18-13-32-31-32-38 0-52 56-52 59 0 5 3 2 4 5 5 0 5-1 7-7 10-36 26-48 39-48 3 0 9 0 9 12 0 10-3 20-6 27-16 41-22 63-22 80 0 35 24 45 47 45 15 0 28-5 39-16-5 20-10 38-26 58-9 13-24 24-41 24-6 0-24-1-30-15 6 0 11 0 16-6 5-3 8-7 8-15 0-12-10-13-14-13-9 0-21 5-21 25 0 19 16 33 41 33 39 0 79-35 90-77 12-49 24-99 37-147z"><text:p/></draw:path><draw:path draw:style-name="gr724" draw:text-style-name="P85" svg:width="0.076in" svg:height="0.087in" svg:x="0.1303in" svg:y="0.0217in" svg:viewBox="0 0 194 222" svg:d="M180 120c6 0 14 0 14-8s-8-8-14-8c-54 0-110 0-163 0 4-51 48-89 103-89 20 0 40 0 60 0 6 0 14 0 14-7 0-8-8-8-14-8-20 0-41 0-61 0-66 0-119 50-119 112 0 60 53 110 119 110 20 0 41 0 61 0 6 0 14 0 14-8s-8-8-14-8c-20 0-40 0-60 0-55 0-99-35-103-86 53 0 109 0 163 0z"><text:p/></draw:path><draw:path draw:style-name="gr725" draw:text-style-name="P85" svg:width="0.1102in" svg:height="0.1024in" svg:x="0.2665in" svg:y="0in" svg:viewBox="0 0 281 261" svg:d="M217 44c1-2 3-3 5-6 13-11 25-24 51-26 5 0 8 0 8-8 0-3-2-4-6-4-10 0-21 1-30 1-14 0-27-1-39-1-3 0-8 0-8 8 0 4 4 4 6 4 3 0 14 1 14 9 0 6-9 16-11 18-30 34-59 68-89 102-14-38-29-76-43-114-2-5-2-5-2-6 0-9 18-9 23-9s9 0 9-8c0-4-5-4-6-4-11 0-37 1-48 1-10 0-34-1-43-1-4 0-8 0-8 8 0 4 3 4 9 4 23 0 24 3 28 13 16 42 32 84 48 126 0 1 1 6 1 7s-16 61-18 69c-4 21-5 22-36 22-7 0-10 0-10 8 0 4 4 4 6 4 11 0 37-1 48-1s39 1 50 1c2 0 7 0 7-8 0-4-4-4-11-4-1 0-9 0-15 0-8-1-10-2-10-7 0-2 3-16 5-24 5-17 9-35 14-52 2-8 2-9 5-12 32-38 64-74 96-110z"><text:p/></draw:path></draw:g></text:span><text:span text:style-name="T6"><text:s/>כך ש־</text:span><text:span text:style-name="T6"><draw:g text:anchor-type="as-char" svg:y="-0.1134in" draw:z-index="408" draw:style-name="gr1"><svg:title>TexMaths</svg:title><svg:desc>11§inline§f(\tilde{y}) \neq g(\tilde{y})§svg§600§FALSE§</svg:desc><draw:path draw:style-name="gr708" draw:text-style-name="P84" svg:width="0.737in" svg:height="0.1354in" svg:x="-0.0004in" svg:y="0.0075in" svg:viewBox="0 0 1873 345" svg:d="M0 0c624 0 1249 0 1873 0 0 115 0 230 0 345-624 0-1249 0-1873 0 0-115 0-230 0-345z"><text:p/></draw:path><draw:path draw:style-name="gr709" draw:text-style-name="P85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710" draw:text-style-name="P85" svg:width="0.0346in" svg:height="0.1508in" svg:x="0.098in" svg:y="0in" svg:viewBox="0 0 89 384" svg:d="M89 380c0-1 0-1-6-8-49-48-61-121-61-179 0-67 14-135 62-183 5-4 5-4 5-7 0-2-1-3-4-3-4 0-39 26-61 75-20 43-24 86-24 118 0 28 3 76 25 119 23 47 56 72 60 72 3 0 4-1 4-4z"><text:p/></draw:path><draw:path draw:style-name="gr711" draw:text-style-name="P85" svg:width="0.0504in" svg:height="0.0134in" svg:x="0.1654in" svg:y="0.0126in" svg:viewBox="0 0 129 35" svg:d="M129 6c-2-3-5-4-7-6-11 6-14 18-32 18-9 0-18-6-25-9-10-7-18-9-23-9-16 0-22 8-42 30 2 2 3 3 6 5 11-6 15-18 31-18 9 0 19 6 26 9 10 7 17 9 24 9 14 0 22-7 42-29z"><text:p/></draw:path><draw:path draw:style-name="gr712" draw:text-style-name="P85" svg:width="0.0693in" svg:height="0.0972in" svg:x="0.1465in" svg:y="0.0465in" svg:viewBox="0 0 177 248" svg:d="M176 23c1-5 1-5 1-9 0-6-4-10-11-10-3 0-10 3-13 8-1 2-4 14-6 21-2 10-5 20-7 31-6 23-12 46-18 69-1 6-17 33-43 33-20 0-24-17-24-32 0-17 7-40 20-75 5-16 8-20 8-28 0-17-14-31-32-31-37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713" draw:text-style-name="P85" svg:width="0.035in" svg:height="0.1508in" svg:x="0.2307in" svg:y="0in" svg:viewBox="0 0 90 384" svg:d="M90 193c0-30-4-77-26-120-23-48-56-73-60-73-2 0-4 1-4 3 0 3 0 3 8 10 37 38 59 99 59 180 0 65-14 132-61 181-6 5-6 5-6 6 0 3 2 4 4 4 4 0 39-26 62-75 19-43 24-85 24-116z"><text:p/></draw:path><draw:path draw:style-name="gr714" draw:text-style-name="P85" svg:width="0.0756in" svg:height="0.1406in" svg:x="0.3445in" svg:y="0.0051in" svg:viewBox="0 0 193 358" svg:d="M190 15c3-5 3-6 3-7 0-4-3-8-8-8s-6 2-8 8c-58 111-115 223-174 334-3 6-3 7-3 8 0 3 3 8 8 8 4 0 5-2 9-8 58-111 115-223 173-335z"><text:p/></draw:path><draw:path draw:style-name="gr715" draw:text-style-name="P85" svg:width="0.1012in" svg:height="0.035in" svg:x="0.3319in" svg:y="0.0579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716" draw:text-style-name="P85" svg:width="0.0693in" svg:height="0.0972in" svg:x="0.4858in" svg:y="0.0465in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717" draw:text-style-name="P85" svg:width="0.0346in" svg:height="0.1508in" svg:x="0.5768in" svg:y="0in" svg:viewBox="0 0 89 384" svg:d="M89 380c0-1 0-1-6-8-49-48-61-121-61-179 0-67 15-135 63-183 4-4 4-4 4-7 0-2-1-3-3-3-5 0-39 26-62 75-20 43-24 86-24 118 0 28 4 76 25 119 23 47 56 72 61 72 2 0 3-1 3-4z"><text:p/></draw:path><draw:path draw:style-name="gr718" draw:text-style-name="P85" svg:width="0.0504in" svg:height="0.0134in" svg:x="0.6441in" svg:y="0.0126in" svg:viewBox="0 0 129 35" svg:d="M129 6c-2-3-5-4-7-6-11 6-14 18-32 18-9 0-17-6-24-9-11-7-18-9-24-9-14 0-22 8-42 30 2 2 4 3 7 5 10-6 14-18 30-18 9 0 19 6 26 9 11 7 17 9 24 9 14 0 22-7 42-29z"><text:p/></draw:path><draw:path draw:style-name="gr719" draw:text-style-name="P85" svg:width="0.0697in" svg:height="0.0972in" svg:x="0.6252in" svg:y="0.0465in" svg:viewBox="0 0 178 248" svg:d="M176 23c2-5 2-5 2-9 0-6-5-10-11-10-4 0-11 3-14 8 0 2-3 14-6 21-2 10-5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720" draw:text-style-name="P85" svg:width="0.0346in" svg:height="0.1508in" svg:x="0.709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. נניח בשלילה </text:span><text:span text:style-name="T6"><draw:g text:anchor-type="as-char" svg:y="-0.1134in" draw:z-index="406" draw:style-name="gr1"><svg:title>TexMaths</svg:title><svg:desc>11§inline§h(f) = h(g)§svg§600§FALSE§</svg:desc><draw:path draw:style-name="gr726" draw:text-style-name="P84" svg:width="0.7528in" svg:height="0.1358in" svg:x="-0.0004in" svg:y="0.0071in" svg:viewBox="0 0 1913 346" svg:d="M957 346c-319 0-638 0-957 0 0-116 0-230 0-346 637 0 1275 0 1913 0 0 116 0 230 0 346-318 0-638 0-956 0z"><text:p/></draw:path><draw:path draw:style-name="gr727" draw:text-style-name="P85" svg:width="0.074in" svg:height="0.1063in" svg:x="0.0004in" svg:y="0.0083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728" draw:text-style-name="P85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729" draw:text-style-name="P85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30" draw:text-style-name="P85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731" draw:text-style-name="P85" svg:width="0.1012in" svg:height="0.0354in" svg:x="0.3398in" svg:y="0.0575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32" draw:text-style-name="P85" svg:width="0.0744in" svg:height="0.1063in" svg:x="0.4996in" svg:y="0.0083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733" draw:text-style-name="P85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734" draw:text-style-name="P85" svg:width="0.0697in" svg:height="0.0976in" svg:x="0.6406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35" draw:text-style-name="P85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לפיכך:</text:span></text:p>
      <text:p text:style-name="P9"><draw:g text:anchor-type="as-char" svg:y="-0.3283in" draw:z-index="448" draw:style-name="gr1"><svg:title>TexMaths</svg:title><svg:desc>11§latex§\begin{align}
  &amp;h(f) = h(g) \\
  \iff &amp;\{y \in Y \mid f(y) = 1\} = \{y \in Y \mid g(y) = 1\}
&amp;&amp;\open \beta \rule \close \\
  \iff &amp;\forall y \in Y. f(y) = 1 \siff g(y) = 1
&amp;&amp;\open \!\!=\!\! \defi \close 
\end{align}§svg§600§FALSE§</svg:desc><draw:path draw:style-name="gr58" draw:text-style-name="P84" svg:width="4.7409in" svg:height="0.6406in" svg:x="-0.0004in" svg:y="0.0075in" svg:viewBox="0 0 12043 1628" svg:d="M6023 1628c-2008 0-4015 0-6023 0 0-542 0-1086 0-1628 4014 0 8029 0 12043 0 0 542 0 1086 0 1628-2006 0-4014 0-6020 0z"><text:p/></draw:path><draw:path draw:style-name="gr59" draw:text-style-name="P85" svg:width="0.0744in" svg:height="0.1067in" svg:x="0.3213in" svg:y="0.0083in" svg:viewBox="0 0 190 272" svg:d="M90 4c0-1 0-4-5-4-9 0-37 3-46 3-4 1-8 1-8 8 0 6 3 6 9 6 18 0 19 2 19 6 0 2-1 6-1 8-18 74-37 148-56 222-2 6-2 6-2 9 0 9 8 10 12 10 6 0 12-5 14-10 3-10 5-19 7-29 3-12 6-23 9-35 2-9 4-16 6-26 2-3 5-15 5-17 1-3 13-25 26-36 9-6 20-13 38-13 16 0 21 13 21 27 0 21-16 63-25 86-3 9-5 14-5 22 0 18 13 31 32 31 36 0 50-56 50-60 0-3-3-3-4-3-4 0-4 1-6 7-6 21-18 48-39 48-7 0-10-4-10-13 0-10 3-19 8-28 5-16 23-62 23-84 0-26-16-42-44-42-26 0-43 12-57 30 9-41 19-82 29-123z"><text:p/></draw:path><draw:path draw:style-name="gr60" draw:text-style-name="P85" svg:width="0.035in" svg:height="0.1516in" svg:x="0.4157in" svg:y="-0.0004in" svg:viewBox="0 0 90 386" svg:d="M90 383c0-1 0-2-6-9-49-48-61-121-61-180 0-67 14-135 62-183 5-5 5-5 5-7 0-3-1-4-4-4s-39 26-61 76c-19 42-25 85-25 118 0 29 4 77 26 120 24 48 57 72 60 72s4-1 4-3z"><text:p/></draw:path><draw:path draw:style-name="gr61" draw:text-style-name="P85" svg:width="0.0756in" svg:height="0.1382in" svg:x="0.4681in" svg:y="0.0067in" svg:viewBox="0 0 193 352" svg:d="M121 118c11 0 22 0 33 0 9 0 12 0 12-8 0-4-3-4-10-4-11 0-22 0-33 0 4-15 6-30 9-44 1-8 7-36 9-40 3-8 10-13 19-13 1 0 11 0 18 6-17 2-21 16-21 21 0 9 7 14 15 14 10 0 21-8 21-24 0-17-18-26-33-26-14 0-38 7-50 45-2 8-3 12-13 61-9 0-18 0-27 0-6 0-11 0-11 7 0 5 4 5 11 5 9 0 17 0 26 0-10 50-20 102-30 153-7 37-13 72-33 72-2 0-11 0-19-6 18-3 21-16 21-21 0-10-6-15-14-15-10 0-21 9-21 24 0 17 17 27 33 27 21 0 36-23 43-38 13-25 22-71 22-74 8-41 15-82 23-122z"><text:p/></draw:path><draw:path draw:style-name="gr62" draw:text-style-name="P85" svg:width="0.035in" svg:height="0.1516in" svg:x="0.5598in" svg:y="-0.0004in" svg:viewBox="0 0 90 386" svg:d="M90 194c0-31-4-77-25-121-24-48-57-73-61-73-2 0-4 2-4 4s0 2 8 9c37 39 59 99 59 181 0 66-14 134-61 182-6 5-6 6-6 7 0 2 2 3 4 3 4 0 39-26 62-75 20-43 24-85 24-117z"><text:p/></draw:path><draw:path draw:style-name="gr63" draw:text-style-name="P85" svg:width="0.1008in" svg:height="0.035in" svg:x="0.661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4" draw:text-style-name="P85" svg:width="0.074in" svg:height="0.1067in" svg:x="0.8217in" svg:y="0.0083in" svg:viewBox="0 0 189 272" svg:d="M89 4c0-1 0-4-4-4-9 0-38 3-48 3-3 1-7 1-7 8 0 6 3 6 10 6 17 0 18 2 18 6 0 2-1 6-1 8-18 74-37 148-56 222-1 6-1 6-1 9 0 9 8 10 11 10 7 0 12-5 14-10 3-10 6-19 8-29 2-12 6-23 8-35 2-9 5-16 6-26 1-3 5-15 5-17 1-3 13-25 26-36 9-6 21-13 38-13 16 0 20 13 20 27 0 21-15 63-24 86-3 9-5 14-5 22 0 18 14 31 32 31 36 0 50-56 50-60 0-3-3-3-4-3-3 0-3 1-6 7-5 21-18 48-39 48-7 0-9-4-9-13 0-10 3-19 7-28 5-16 23-62 23-84 0-26-16-42-44-42-25 0-43 12-58 30 10-41 20-82 30-123z"><text:p/></draw:path><draw:path draw:style-name="gr65" draw:text-style-name="P85" svg:width="0.0346in" svg:height="0.1516in" svg:x="0.9161in" svg:y="-0.0004in" svg:viewBox="0 0 89 386" svg:d="M89 383c0-1 0-2-6-9-49-48-61-121-61-180 0-67 14-135 63-183 4-5 4-5 4-7 0-3-1-4-3-4-5 0-39 26-62 76-20 42-24 85-24 118 0 29 4 77 25 120 23 48 56 72 61 72 2 0 3-1 3-3z"><text:p/></draw:path><draw:path draw:style-name="gr66" draw:text-style-name="P85" svg:width="0.0693in" svg:height="0.0984in" svg:x="0.9626in" svg:y="0.0465in" svg:viewBox="0 0 177 251" svg:d="M176 25c0-2 1-4 1-6 0-7-4-11-11-11-4 0-14 3-15 16-8-14-21-24-37-24-44 0-92 55-92 110 0 39 24 62 52 62 23 0 40-19 45-23v1c-8 34-13 49-13 50-1 4-15 42-55 42-8 0-20-1-31-4 11-4 15-14 15-20 0-7-4-13-14-13-9 0-21 6-21 22s14 24 52 24c47 0 76-31 81-54 14-57 29-114 43-172zM125 122c-2 10-11 20-19 27s-20 14-31 14c-20 0-25-20-25-35 0-19 11-65 22-85 9-19 26-34 42-34 26 0 31 31 31 33 0 1 0 4-1 6-6 25-12 50-19 74z"><text:p/></draw:path><draw:path draw:style-name="gr67" draw:text-style-name="P85" svg:width="0.0346in" svg:height="0.1516in" svg:x="1.0469in" svg:y="-0.0004in" svg:viewBox="0 0 89 386" svg:d="M89 194c0-31-4-77-25-121-23-48-56-73-61-73-2 0-3 2-3 4s0 2 7 9c38 39 60 99 60 181 0 66-14 134-63 182-4 5-4 6-4 7 0 2 1 3 3 3 5 0 39-26 62-75 20-43 24-85 24-117z"><text:p/></draw:path><draw:path draw:style-name="gr68" draw:text-style-name="P85" svg:width="0.0346in" svg:height="0.1516in" svg:x="4.5846in" svg:y="-0.0004in" svg:viewBox="0 0 89 386" svg:d="M89 383c0-1 0-2-6-9-49-48-61-121-61-180 0-67 14-135 63-183 4-5 4-5 4-7 0-3-1-4-3-4-5 0-40 26-62 76-20 42-24 85-24 118 0 29 3 77 25 120 23 48 56 72 61 72 2 0 3-1 3-3z"><text:p/></draw:path><draw:path draw:style-name="gr69" draw:text-style-name="P85" svg:width="0.05in" svg:height="0.1008in" svg:x="4.6425in" svg:y="0.013in" svg:viewBox="0 0 128 257" svg:d="M79 10c0-10 0-10-9-10-24 24-58 24-70 24 0 5 0 8 0 12 8 0 31 0 51-10 0 68 0 134 0 201 0 13-1 18-37 18-4 0-7 0-12 0 0 5 0 8 0 12 13-1 48-1 63-1s48 0 63 1c0-4 0-7 0-12-5 0-9 0-14 0-34 0-35-4-35-18 0-73 0-144 0-217z"><text:p/></draw:path><draw:path draw:style-name="gr70" draw:text-style-name="P85" svg:width="0.035in" svg:height="0.1516in" svg:x="4.7134in" svg:y="-0.0004in" svg:viewBox="0 0 90 386" svg:d="M90 194c0-31-4-77-25-121-24-48-57-73-61-73-2 0-4 2-4 4s0 2 8 9c37 39 59 99 59 181 0 66-14 134-61 182-6 5-6 6-6 7 0 2 2 3 4 3 4 0 39-26 62-75 20-43 24-85 24-117z"><text:p/></draw:path><draw:path draw:style-name="gr71" draw:text-style-name="P85" svg:width="0.1346in" svg:height="0.0831in" svg:x="0.0004in" svg:y="0.2787in" svg:viewBox="0 0 343 212" svg:d="M330 151c7 0 13 0 13-8s-6-8-14-8c-81 0-164 0-245 0-17-13-37-24-49-29 15-6 33-17 49-30 81 0 164 0 245 0 8 0 14 0 14-8 0-7-6-7-13-7-76 0-153 0-229 0 19-18 39-52 39-58 0-3-5-3-8-3-2 0-5 0-7 2-8 16-18 35-44 59-27 23-52 34-72 39-7 2-8 2-8 3-1 0-1 2-1 3s0 1 0 2l1 1c1 0 1 1 9 3 52 16 91 51 112 92 5 7 6 8 10 8 3 0 8 0 8-4 0-6-20-39-39-57 76 0 153 0 229 0z"><text:p/></draw:path><draw:path draw:style-name="gr72" draw:text-style-name="P85" svg:width="0.1346in" svg:height="0.0831in" svg:x="0.1272in" svg:y="0.2787in" svg:viewBox="0 0 343 212" svg:d="M260 76c16 14 36 24 49 30-14 6-33 16-49 29-82 0-164 0-246 0-6 0-14 0-14 8s8 8 14 8c76 0 152 0 228 0-18 17-38 51-38 57 0 4 5 4 7 4 4 0 6 0 8-3 8-14 19-35 44-57 26-24 52-34 73-41 6-2 6-2 7-3 0-1 0-1 0-2s0-1 0-3l-1-1c-1 0-1 0-9-2-51-16-90-50-112-92-4-8-4-8-10-8-2 0-7 0-7 3 0 6 19 40 38 58-76 0-152 0-228 0-6 0-14 0-14 7 0 8 8 8 14 8 82 0 164 0 246 0z"><text:p/></draw:path><draw:path draw:style-name="gr73" draw:text-style-name="P85" svg:width="0.0539in" svg:height="0.1516in" svg:x="0.324in" svg:y="0.2453in" svg:viewBox="0 0 138 386" svg:d="M83 51c0-16 9-40 51-43 2 0 4-1 4-5 0-3-4-3-7-3-40 0-75 19-75 47 0 30 0 60 0 89 0 15 0 27-15 40-13 11-29 12-37 12-2 1-4 2-4 5 0 4 3 4 7 4 25 1 44 15 48 34 1 4 1 6 1 19 0 25 0 50 0 77 0 16 0 28 19 43 15 12 41 16 56 16 3 0 7 0 7-4 0-5-3-5-6-5-25-1-44-14-48-34-1-3-1-3-1-17 0-28 0-54 0-82 0-17-4-24-16-36-9-9-20-12-31-15 32-9 47-27 47-49 0-31 0-63 0-93z"><text:p/></draw:path><draw:path draw:style-name="gr74" draw:text-style-name="P85" svg:width="0.0697in" svg:height="0.098in" svg:x="0.3937in" svg:y="0.2913in" svg:viewBox="0 0 178 250" svg:d="M177 23c1-5 1-5 1-9 0-6-5-10-11-10-4 0-10 3-13 8-1 2-4 14-5 21-4 10-6 21-8 31-6 23-12 46-18 69-2 6-18 33-44 33-20 0-24-16-24-31 0-18 7-41 20-76 6-16 8-19 8-28 0-17-13-31-32-31-37 0-51 56-51 59 0 4 3 3 4 4 5 0 5 0 7-7 10-36 25-48 39-48 3 0 9 0 9 13 0 9-3 20-6 26-16 41-22 63-22 82 0 34 24 46 47 46 14 0 28-7 39-18-5 20-10 39-26 60-10 13-24 24-41 24-6 0-24-1-30-17 6 0 11 0 16-4 5-3 8-9 8-15 0-12-10-14-14-14-9 0-22 6-22 25s17 34 42 34c39 0 79-35 90-79 12-50 25-98 37-148z"><text:p/></draw:path><draw:path draw:style-name="gr75" draw:text-style-name="P85" svg:width="0.0756in" svg:height="0.0878in" svg:x="0.5244in" svg:y="0.2764in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76" draw:text-style-name="P85" svg:width="0.1102in" svg:height="0.1035in" svg:x="0.661in" svg:y="0.2547in" svg:viewBox="0 0 281 264" svg:d="M217 44c2-2 3-3 5-5 12-11 24-25 51-27 4 0 8 0 8-8 0-3-3-4-6-4-10 0-21 1-31 1-13 0-26-1-38-1-4 0-8 0-8 8 0 4 3 4 6 4s14 1 14 9c0 7-9 16-11 19-30 34-60 69-89 103-15-38-29-77-43-115-2-6-2-6-2-7 0-9 18-9 23-9s9 0 9-8c0-4-5-4-6-4-11 0-38 1-48 1s-34-1-44-1c-3 0-7 0-7 8 0 4 3 4 9 4 23 0 24 3 27 13 17 42 32 85 49 127 0 1 1 5 1 6 0 2-16 64-18 71-4 22-5 23-36 23-8 0-10 0-10 8 0 4 4 4 6 4 9 0 37-1 48-1s38 1 49 1c3 0 7 0 7-8 0-4-3-4-10-4-1 0-9 0-15-1-8 0-10-1-10-6 0-3 3-16 5-24 5-19 9-36 14-55 2-8 2-9 5-12 32-36 64-74 96-110z"><text:p/></draw:path><draw:path draw:style-name="gr77" draw:text-style-name="P85" svg:width="0.0055in" svg:height="0.1516in" svg:x="0.8382in" svg:y="0.2453in" svg:viewBox="0 0 15 386" svg:d="M15 13c0-6 0-13-7-13-8 0-8 7-8 13 0 120 0 239 0 359 0 6 0 14 8 14 7 0 7-8 7-14 0-120 0-239 0-359z"><text:p/></draw:path><draw:path draw:style-name="gr78" draw:text-style-name="P85" svg:width="0.0756in" svg:height="0.1382in" svg:x="0.9126in" svg:y="0.2516in" svg:viewBox="0 0 193 352" svg:d="M121 118c11 0 22 0 33 0 8 0 12 0 12-8 0-3-4-3-11-3-11 0-21 0-32 0 4-15 6-30 9-44 1-9 7-37 9-41 3-8 10-13 19-13 1 0 11 0 18 6-17 3-21 16-21 21 0 9 7 15 15 15 10 0 21-9 21-23 0-19-18-28-33-28-14 0-38 8-50 45-2 9-3 12-13 62-9 0-18 0-27 0-6 0-11 0-11 6 0 5 4 5 10 5 9 0 18 0 27 0-10 50-20 102-30 153-7 37-13 72-33 72-2 0-11 0-19-6 18-1 21-16 21-21 0-9-6-13-14-13-10 0-21 7-21 23s17 26 33 26c21 0 36-23 43-37 13-25 22-72 22-74 8-41 15-83 23-123z"><text:p/></draw:path><draw:path draw:style-name="gr79" draw:text-style-name="P85" svg:width="0.0346in" svg:height="0.1516in" svg:x="1.0106in" svg:y="0.2453in" svg:viewBox="0 0 89 386" svg:d="M89 382c0-1 0-2-6-9-48-48-61-121-61-180 0-68 15-135 63-183 4-4 4-6 4-7 0-2-1-3-3-3-5 0-39 25-62 75-20 43-24 86-24 118 0 30 4 77 25 121 23 47 56 72 61 72 2 0 3-1 3-4z"><text:p/></draw:path><draw:path draw:style-name="gr80" draw:text-style-name="P85" svg:width="0.0697in" svg:height="0.098in" svg:x="1.0591in" svg:y="0.2913in" svg:viewBox="0 0 178 250" svg:d="M177 23c1-5 1-5 1-9 0-6-5-10-11-10-4 0-10 3-13 8-1 2-4 14-5 21-4 10-6 21-8 31-6 23-12 46-18 69-2 6-18 33-44 33-20 0-24-16-24-31 0-18 7-41 20-76 6-16 8-19 8-28 0-17-13-31-32-31-37 0-51 56-51 59 0 4 3 3 4 4 5 0 5 0 7-7 10-36 25-48 39-48 3 0 9 0 9 13 0 9-3 20-6 26-16 41-22 63-22 82 0 34 24 46 47 46 14 0 28-7 39-18-5 20-10 39-26 60-10 13-24 24-41 24-6 0-24-1-30-17 6 0 11 0 16-4 5-3 8-9 8-15 0-12-10-14-14-14-9 0-22 6-22 25s17 34 42 34c39 0 79-35 90-79 12-50 25-98 37-148z"><text:p/></draw:path><draw:path draw:style-name="gr81" draw:text-style-name="P85" svg:width="0.0346in" svg:height="0.1516in" svg:x="1.1433in" svg:y="0.2453in" svg:viewBox="0 0 89 386" svg:d="M89 193c0-30-4-77-25-120-23-49-56-73-61-73-2 0-3 1-3 3 0 1 0 3 7 9 38 39 60 100 60 181 0 66-14 134-63 182-4 5-4 6-4 7 0 2 1 4 3 4 5 0 39-26 62-76 20-42 24-84 24-117z"><text:p/></draw:path><draw:path draw:style-name="gr82" draw:text-style-name="P85" svg:width="0.1004in" svg:height="0.035in" svg:x="1.2449in" svg:y="0.30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83" draw:text-style-name="P85" svg:width="0.05in" svg:height="0.1008in" svg:x="1.4102in" svg:y="0.2571in" svg:viewBox="0 0 128 257" svg:d="M79 10c0-9 0-10-9-10-24 25-58 25-70 25 0 4 0 8 0 11 8 0 31 0 51-10 0 68 0 134 0 201 0 14-1 18-36 18-4 0-8 0-13 0 0 5 0 8 0 12 15-1 48-1 63-1s49 0 63 1c0-4 0-7 0-12-5 0-8 0-12 0-36 0-37-4-37-18 0-73 0-144 0-217z"><text:p/></draw:path><draw:path draw:style-name="gr84" draw:text-style-name="P85" svg:width="0.0539in" svg:height="0.1516in" svg:x="1.4839in" svg:y="0.2453in" svg:viewBox="0 0 138 386" svg:d="M56 334c0 16-11 41-53 43-2 0-3 3-3 5 0 4 4 4 8 4 37 0 73-20 73-48 0-30 0-59 0-88 0-16 0-28 16-41 13-11 28-12 37-12 1 0 4-2 4-4 0-4-3-4-7-5-25-1-44-15-48-34-2-4-2-5-2-19 0-25 0-51 0-77 0-15 0-28-18-43-16-12-42-15-55-15-4 0-8 0-8 3 0 5 2 5 7 5 24 2 43 14 48 34 1 3 1 4 1 17 0 28 0 54 0 82 0 17 2 23 16 36 8 8 18 12 29 16-32 8-45 26-45 49 0 31 0 62 0 92z"><text:p/></draw:path><draw:path draw:style-name="gr85" draw:text-style-name="P85" svg:width="0.1004in" svg:height="0.035in" svg:x="1.6in" svg:y="0.30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86" draw:text-style-name="P85" svg:width="0.0539in" svg:height="0.1516in" svg:x="1.7626in" svg:y="0.2453in" svg:viewBox="0 0 138 386" svg:d="M81 51c0-16 11-40 53-43 2 0 4-1 4-5 0-3-4-3-8-3-39 0-74 19-74 47 0 30 0 60 0 89 0 15 0 27-15 40-15 11-29 12-38 12-1 1-3 2-3 5 0 4 2 4 7 4 25 1 44 15 48 34 1 4 1 6 1 19 0 25 0 50 0 77 0 16 0 28 19 43 14 12 41 16 55 16 4 0 8 0 8-4 0-5-3-5-7-5-24-1-43-14-48-34-2-3-2-3-2-17 0-28 0-54 0-82 0-17-2-24-15-36-8-9-19-12-30-15 32-9 45-27 45-49 0-31 0-63 0-93z"><text:p/></draw:path><draw:path draw:style-name="gr87" draw:text-style-name="P85" svg:width="0.0697in" svg:height="0.098in" svg:x="1.8327in" svg:y="0.2913in" svg:viewBox="0 0 178 250" svg:d="M176 23c2-5 2-5 2-9 0-6-5-10-11-10-4 0-10 3-14 8 0 2-3 14-6 21-2 10-4 21-7 31-6 23-11 46-17 69-2 6-18 33-44 33-20 0-24-16-24-31 0-18 7-41 20-76 6-16 8-19 8-28 0-17-13-31-32-31-37 0-51 56-51 59 0 4 3 4 4 4 5 0 5 0 7-7 10-36 25-48 39-48 3 0 9 0 9 13 0 9-4 20-6 26-16 41-22 63-22 82 0 34 24 46 46 46 15 0 29-7 40-18-6 20-10 39-26 60-10 13-24 24-43 24-4 0-22-1-28-17 5 0 11 0 16-4 4-3 8-9 8-15 0-12-11-14-14-14-9 0-22 6-22 25s17 34 40 34c41 0 81-35 92-79 12-50 24-98 36-148z"><text:p/></draw:path><draw:path draw:style-name="gr88" draw:text-style-name="P85" svg:width="0.076in" svg:height="0.0878in" svg:x="1.963in" svg:y="0.2764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89" draw:text-style-name="P85" svg:width="0.1106in" svg:height="0.1035in" svg:x="2.0992in" svg:y="0.2547in" svg:viewBox="0 0 282 264" svg:d="M218 44c2-2 3-3 5-5 11-11 25-25 51-27 4 0 8 0 8-8 0-3-3-4-6-4-10 0-21 1-32 1-12 0-25-1-38-1-2 0-7 0-7 8 0 4 3 4 6 4 2 0 14 1 14 9 0 7-10 16-11 19-30 34-59 69-89 103-14-38-29-77-43-115-2-6-2-6-2-7 0-9 18-9 23-9 4 0 9 0 9-8 0-4-5-4-6-4-11 0-38 1-49 1-9 0-33-1-43-1-2 0-8 0-8 8 0 4 4 4 9 4 24 0 25 3 28 13 16 42 32 85 48 127 1 1 2 5 2 6 0 2-15 64-18 71-5 22-5 23-36 23-8 0-11 0-11 8 0 4 3 3 6 4 11 0 38-1 49-1 10 0 39 1 50 1 2 0 6 0 6-8 0-4-3-4-11-4-4 0-8 0-14-1-8 0-10-1-10-6 0-3 3-16 5-24 5-19 9-36 14-55 2-8 2-9 5-12 32-36 64-74 96-110z"><text:p/></draw:path><draw:path draw:style-name="gr90" draw:text-style-name="P85" svg:width="0.0055in" svg:height="0.1516in" svg:x="2.2768in" svg:y="0.2453in" svg:viewBox="0 0 15 386" svg:d="M15 13c0-6 0-13-7-13-8 0-8 7-8 13 0 120 0 239 0 359 0 6 0 14 8 14 7 0 7-8 7-14 0-120 0-239 0-359z"><text:p/></draw:path><draw:path draw:style-name="gr91" draw:text-style-name="P85" svg:width="0.0697in" svg:height="0.098in" svg:x="2.3453in" svg:y="0.2913in" svg:viewBox="0 0 178 250" svg:d="M177 25c0-3 1-4 1-7 0-7-5-10-12-10-3 0-14 2-15 16-7-14-21-24-37-24-44 0-91 54-91 109 0 38 23 62 51 62 23 0 42-19 45-22h1c-9 34-9 34-13 50-1 3-15 42-56 42-7 0-20 0-31-3 12-5 16-15 16-21s-4-13-15-13c-8 0-21 6-21 22s14 24 52 24c48 0 76-31 82-54 15-57 29-113 43-171zM127 121c-3 10-11 20-20 28-8 6-20 13-32 13-19 0-24-20-24-35 0-19 11-64 21-84 11-20 27-35 44-35 25 0 30 32 30 34 0 1-1 3-1 5-6 25-12 50-18 74z"><text:p/></draw:path><draw:path draw:style-name="gr92" draw:text-style-name="P85" svg:width="0.035in" svg:height="0.1516in" svg:x="2.4358in" svg:y="0.2453in" svg:viewBox="0 0 90 386" svg:d="M90 382c0-1 0-2-6-9-49-48-62-121-62-180 0-68 15-135 63-183 5-4 5-6 5-7 0-2-2-3-4-3-3 0-39 25-62 75-20 43-24 86-24 118 0 30 4 77 25 121 23 47 58 72 61 72 2 0 4-1 4-4z"><text:p/></draw:path><draw:path draw:style-name="gr93" draw:text-style-name="P85" svg:width="0.0697in" svg:height="0.098in" svg:x="2.4843in" svg:y="0.2913in" svg:viewBox="0 0 178 250" svg:d="M177 23c1-5 1-5 1-9 0-6-5-10-11-10-4 0-10 3-13 8-1 2-4 14-5 21-4 10-6 21-8 31-6 23-12 46-18 69-2 6-18 33-44 33-20 0-24-16-24-31 0-18 7-41 20-76 6-16 8-19 8-28 0-17-13-31-31-31-38 0-52 56-52 59 0 4 3 3 4 4 5 0 5 0 7-7 10-36 26-48 39-48 3 0 9 0 9 13 0 9-3 20-6 26-16 41-22 63-22 82 0 34 24 46 47 46 14 0 28-7 39-18-5 20-10 39-26 60-10 13-24 24-41 24-6 0-24-1-30-17 6 0 11 0 16-4 5-3 8-9 8-15 0-12-10-14-14-14-9 0-21 6-21 25s16 34 41 34c39 0 79-35 90-79 12-50 25-98 37-148z"><text:p/></draw:path><draw:path draw:style-name="gr94" draw:text-style-name="P85" svg:width="0.0346in" svg:height="0.1516in" svg:x="2.5689in" svg:y="0.2453in" svg:viewBox="0 0 89 386" svg:d="M89 193c0-30-3-77-25-120-23-49-56-73-61-73-2 0-3 1-3 3 0 1 0 3 8 9 37 39 59 100 59 181 0 66-14 134-63 182-4 5-4 6-4 7 0 2 1 4 3 4 5 0 40-26 62-76 20-42 24-84 24-117z"><text:p/></draw:path><draw:path draw:style-name="gr95" draw:text-style-name="P85" svg:width="0.1008in" svg:height="0.035in" svg:x="2.6701in" svg:y="0.3028in" svg:viewBox="0 0 257 90" svg:d="M244 15c6 0 13 0 13-7 0-8-7-8-13-8-77 0-155 0-232 0-5 0-12 0-12 8 0 7 7 7 13 7 77 0 154 0 231 0zM244 90c6 0 13 0 13-7 0-8-7-8-13-8-77 0-154 0-231 0-6 0-13 0-13 8 0 7 7 7 12 7 77 0 155 0 232 0z"><text:p/></draw:path><draw:path draw:style-name="gr96" draw:text-style-name="P85" svg:width="0.05in" svg:height="0.1008in" svg:x="2.8354in" svg:y="0.2571in" svg:viewBox="0 0 128 257" svg:d="M79 10c0-9 0-10-9-10-23 25-57 25-70 25 0 4 0 8 0 11 8 0 31 0 51-10 0 68 0 134 0 201 0 14-1 18-36 18-4 0-8 0-13 0 0 5 0 8 0 12 15-1 48-1 63-1s49 0 63 1c0-4 0-7 0-12-5 0-8 0-12 0-36 0-37-4-37-18 0-73 0-144 0-217z"><text:p/></draw:path><draw:path draw:style-name="gr97" draw:text-style-name="P85" svg:width="0.0539in" svg:height="0.1516in" svg:x="2.9091in" svg:y="0.2453in" svg:viewBox="0 0 138 386" svg:d="M56 334c0 16-10 41-53 43-1 0-3 3-3 5 0 4 4 4 8 4 37 0 73-20 73-48 0-30 0-59 0-88 0-16 0-28 16-41 14-11 28-12 37-12 1 0 4-2 4-4 0-4-3-4-7-5-25-1-44-15-48-34-2-4-2-5-2-19 0-25 0-51 0-77 0-15 0-28-18-43-16-12-42-15-55-15-4 0-8 0-8 3 0 5 2 5 7 5 24 2 43 14 48 34 1 3 1 4 1 17 0 28 0 54 0 82 0 17 3 24 16 36 7 9 18 12 29 16-32 8-45 26-45 49 0 31 0 62 0 92z"><text:p/></draw:path><draw:path draw:style-name="gr98" draw:text-style-name="P85" svg:width="0.0394in" svg:height="0.1819in" svg:x="3.4335in" svg:y="0.2291in" svg:viewBox="0 0 101 463" svg:d="M101 460c0-1-1-2-2-3-18-19-44-51-60-114-9-35-13-75-13-111 0-101 25-173 72-222 3-4 3-4 3-6 0-4-3-4-5-4-6 0-27 24-31 30-40 46-65 115-65 202 0 55 10 132 61 198 3 5 28 33 35 33 2 0 5 0 5-3z"><text:p/></draw:path><draw:path draw:style-name="gr99" draw:text-style-name="P85" svg:width="0.0827in" svg:height="0.1366in" svg:x="3.4846in" svg:y="0.2516in" svg:viewBox="0 0 211 348" svg:d="M211 53c0-29-22-53-53-53-23 0-33 7-47 17-21 15-42 52-49 82-21 81-41 164-62 245 0 1 1 4 4 4s5-1 6-3c9-36 18-71 26-106 8 23 25 37 53 37 29 0 57-13 75-30 19-17 31-42 31-71 0-28-15-47-29-57 23-13 45-38 45-65zM141 117c-5 2-9 3-18 3-5 0-13 0-17-2 1-4 14-2 18-2 9 0 12 0 17 1zM189 44c0 28-14 55-35 67-10-4-18-4-30-4-7 0-29-1-29 12 0 11 19 10 26 10 14 0 21-1 32-6 15 15 16 27 18 44 0 22-9 51-20 66-16 21-41 35-63 35-30 0-44-23-44-50 0-3 0-9 2-17 8-33 17-65 24-98 9-33 37-94 83-94 23 0 36 12 36 35z"><text:p/></draw:path><draw:path draw:style-name="gr100" draw:text-style-name="P85" svg:width="0.0508in" svg:height="0.0669in" svg:x="3.6295in" svg:y="0.2913in" svg:viewBox="0 0 130 171" svg:d="M54 42c0-14 0-28 0-42-18 1-36 3-54 4 0 4 0 8 0 11 28 0 30 4 30 22 0 35 0 70 0 104 0 17-5 17-30 17 0 5 0 8 0 13 15 0 33-2 44-2 15 0 34 0 50 2 0-5 0-8 0-13-4 0-6 0-9 0-29 0-29-4-29-17 0-20 0-41 0-61 0-37 16-72 45-72 2 0 4 0 5 1-1 0-9 4-9 14 0 11 8 18 16 18 7 0 17-6 17-18s-12-23-29-23c-28 0-42 25-47 42z"><text:p/></draw:path><draw:path draw:style-name="gr101" draw:text-style-name="P85" svg:width="0.0764in" svg:height="0.0685in" svg:x="3.6898in" svg:y="0.2913in" svg:viewBox="0 0 195 175" svg:d="M139 140c0 12 0 23 0 35 18-1 37-3 56-4 0-5 0-8 0-13-28 0-31-2-31-22 0-45 0-91 0-136-19 1-37 3-56 4 0 4 0 8 0 11 26 0 30 4 30 22 0 24 0 47 0 70 0 33-19 59-47 59-33 0-34-17-34-38 0-43 0-85 0-128-18 1-38 3-57 4 0 4 0 8 0 11 30 0 30 3 30 37 0 18 0 38 0 57 0 31 0 66 59 66 21 0 39-11 50-35z"><text:p/></draw:path><draw:path draw:style-name="gr102" draw:text-style-name="P85" svg:width="0.0335in" svg:height="0.1051in" svg:x="3.7744in" svg:y="0.2528in" svg:viewBox="0 0 86 268" svg:d="M55 0c-19 1-36 3-55 4 0 5 0 8 0 13 26 0 30 2 30 22 0 67 0 133 0 200 0 17-5 17-30 17 0 5 0 8 0 12 12 0 33-1 43-1 9 0 29 1 43 1 0-4 0-7 0-12-27 0-31 0-31-17 0-79 0-160 0-239z"><text:p/></draw:path><draw:path draw:style-name="gr103" draw:text-style-name="P85" svg:width="0.0587in" svg:height="0.0693in" svg:x="3.8157in" svg:y="0.2906in" svg:viewBox="0 0 150 177" svg:d="M33 75c2-57 35-67 48-67 40 0 43 53 43 67-30 0-60 0-91 0zM33 84c36 0 72 0 108 0 8 0 9 0 9-9 0-38-21-75-69-75-45 0-81 40-81 88 0 52 41 89 86 89 47 0 64-43 64-50 0-4-3-5-5-5-3 0-4 2-5 6-13 39-49 39-52 39-20 0-35-12-44-26-11-18-11-44-11-57z"><text:p/></draw:path><draw:path draw:style-name="gr104" draw:text-style-name="P85" svg:width="0.0394in" svg:height="0.1819in" svg:x="3.8858in" svg:y="0.2291in" svg:viewBox="0 0 101 463" svg:d="M101 232c0-55-10-132-60-198-4-4-29-34-37-34-1 0-4 1-4 4 0 2 1 3 2 4 19 21 44 51 60 113 10 35 13 75 13 111 0 39-3 78-14 116-15 55-38 85-58 106-3 5-3 5-3 6 0 3 3 3 4 3 7 0 28-23 32-28 40-47 65-117 65-203z"><text:p/></draw:path><draw:path draw:style-name="gr105" draw:text-style-name="P85" svg:width="0.0346in" svg:height="0.1516in" svg:x="4.5846in" svg:y="0.2453in" svg:viewBox="0 0 89 386" svg:d="M89 382c0-1 0-2-6-9-49-48-61-121-61-180 0-68 14-135 63-183 4-4 4-6 4-7 0-2-1-3-3-3-5 0-40 25-62 75-20 43-24 86-24 118 0 30 3 77 25 121 23 47 56 72 61 72 2 0 3-1 3-4z"><text:p/></draw:path><draw:path draw:style-name="gr106" draw:text-style-name="P85" svg:width="0.0602in" svg:height="0.1008in" svg:x="4.6362in" svg:y="0.2571in" svg:viewBox="0 0 154 257" svg:d="M30 228c13-13 27-27 40-40 61-54 84-75 84-113 0-44-34-75-81-75-44 0-73 35-73 70 0 21 20 21 21 21 7 0 20-4 20-19 0-10-7-21-21-21-2 0-3 0-5 1 9-26 30-40 52-40 35 0 52 31 52 63 0 31-19 61-41 86-24 27-49 55-74 82-4 5-4 5-4 14 47 0 96 0 143 0 3-22 8-45 11-67-3 0-5 0-9 0-2 11-5 29-9 34-3 4-28 4-37 4-23 0-46 0-69 0z"><text:p/></draw:path><draw:path draw:style-name="gr107" draw:text-style-name="P85" svg:width="0.035in" svg:height="0.1516in" svg:x="4.7134in" svg:y="0.2453in" svg:viewBox="0 0 90 386" svg:d="M90 193c0-30-4-77-25-120-24-49-57-73-61-73-2 0-4 1-4 3 0 1 0 3 8 9 37 39 59 100 59 181 0 66-14 134-61 182-6 5-6 6-6 7 0 2 2 4 4 4 4 0 39-26 62-76 20-42 24-84 24-117z"><text:p/></draw:path><draw:path draw:style-name="gr108" draw:text-style-name="P85" svg:width="0.1346in" svg:height="0.0831in" svg:x="0.0004in" svg:y="0.5232in" svg:viewBox="0 0 343 212" svg:d="M330 152c7 0 13 0 13-8 0-9-6-9-14-9-81 0-164 0-245 0-17-13-37-23-49-29 15-6 33-16 49-30 81 0 164 0 245 0 8 0 14 0 14-8 0-7-6-7-13-7-76 0-153 0-229 0 19-18 39-52 39-57 0-4-5-4-8-4-2 0-5 0-7 3-8 15-18 36-44 58-27 23-52 34-72 39-7 2-6 2-8 3-1 2-1 2-1 3s0 2 0 3h1c1 1 1 1 9 3 52 16 91 51 112 93 5 7 6 7 10 7 3 0 8 0 8-4s-20-39-39-56c76 0 153 0 229 0z"><text:p/></draw:path><draw:path draw:style-name="gr109" draw:text-style-name="P85" svg:width="0.1346in" svg:height="0.0831in" svg:x="0.1272in" svg:y="0.5232in" svg:viewBox="0 0 343 212" svg:d="M260 76c16 14 36 24 49 30-14 6-33 16-49 29-82 0-164 0-246 0-6 0-14 0-14 9 0 8 8 8 14 8 76 0 152 0 228 0-18 17-38 52-38 56s5 4 7 4c4 0 6 0 8-3 8-14 19-35 44-57 26-24 52-34 73-40 6-2 6-3 7-3 0-1 0-2 0-3s0-1 0-3h-1c-1-1-1-1-9-3-51-15-90-50-112-92-4-8-4-8-10-8-2 0-7 0-7 4 0 5 19 39 38 57-76 0-152 0-228 0-6 0-14 0-14 7 0 8 8 8 14 8 82 0 164 0 246 0z"><text:p/></draw:path><draw:path draw:style-name="gr110" draw:text-style-name="P85" svg:width="0.0846in" svg:height="0.1083in" svg:x="0.3134in" svg:y="0.498in" svg:viewBox="0 0 216 276" svg:d="M213 14c3-4 3-5 3-6 0-5-4-8-9-8s-7 4-9 9c-11 28-21 56-32 85-39 0-78 0-118 0-11-29-20-57-31-85-3-6-4-9-9-9-4 0-8 3-8 8 1 2 0 1 2 6 32 85 65 169 97 253 2 6 3 9 9 9 5 0 6-4 9-8 32-84 65-169 96-254zM55 109c35 0 70 0 106 0-18 46-36 91-53 137-18-46-35-91-53-137z"><text:p/></draw:path><draw:path draw:style-name="gr111" draw:text-style-name="P85" svg:width="0.0697in" svg:height="0.098in" svg:x="0.4024in" svg:y="0.5362in" svg:viewBox="0 0 178 250" svg:d="M176 23c2-4 2-5 2-9 0-6-5-10-12-10-3 0-10 3-13 8-1 2-3 14-6 21-2 10-5 21-7 31-6 23-12 47-18 70-1 6-17 32-43 32-20 0-24-16-24-31 0-17 7-41 20-76 5-15 8-19 8-27 0-18-13-32-32-32-37 0-51 56-51 59 0 5 3 5 4 5 4 0 5-1 6-8 11-36 26-47 40-47 3 0 9 0 9 12 0 10-4 20-6 27-16 41-23 63-23 81 0 35 24 46 47 46 15 0 29-7 40-18-6 21-10 40-26 60-10 13-25 24-43 24-5 0-23-1-29-15 6 0 12 0 17-5 4-4 8-9 8-16 0-12-11-14-14-14-9 0-22 6-22 26 0 18 16 33 40 33 40 0 81-35 91-78 12-50 25-99 37-149z"><text:p/></draw:path><draw:path draw:style-name="gr112" draw:text-style-name="P85" svg:width="0.076in" svg:height="0.0874in" svg:x="0.5327in" svg:y="0.5209in" svg:viewBox="0 0 194 223" svg:d="M179 119c7 0 15 0 15-8s-8-8-15-8c-55 0-109 0-164 0 6-51 50-88 105-88 20 0 40 0 59 0 7 0 15 0 15-7 0-8-8-8-15-8-19 0-40 0-60 0-66 0-119 48-119 111 0 62 53 112 119 112 20 0 41 0 60 0 7 0 15 0 15-7 0-8-8-8-15-8-19 0-39 0-59 0-55 0-99-36-105-89 55 0 109 0 164 0z"><text:p/></draw:path><draw:path draw:style-name="gr113" draw:text-style-name="P85" svg:width="0.1106in" svg:height="0.1035in" svg:x="0.6693in" svg:y="0.4988in" svg:viewBox="0 0 282 264" svg:d="M218 44c2-1 3-3 5-4 11-12 25-26 51-28 3 0 8 0 8-6 0-4-3-6-6-6-10 0-21 1-32 1-12 0-26-1-38-1-2 0-8 0-8 8 0 4 4 4 7 4 2 0 13 1 13 9 0 7-9 16-10 19-30 34-61 69-90 103-15-38-28-76-42-114-2-6-1-5-2-7 0-10 18-10 22-10 5 0 10 0 10-8 0-4-6-4-7-4-10 0-37 1-48 1-10 0-33-1-43-1-2 0-8 0-8 8 0 4 4 4 9 4 23 0 25 3 28 13 16 43 32 85 48 128 0 1 1 5 1 7 0 1-16 62-17 70-5 21-5 22-36 22-8 0-11 0-11 8 0 4 4 4 6 4 11 0 37-1 48-1s38 1 49 1c4 0 8 0 8-8 0-4-3-4-11-4-1 0-8 0-14 0-9-1-11-2-11-7 0-2 3-16 5-24 5-19 10-36 15-55 1-6 2-8 4-11 32-37 65-74 97-111z"><text:p/></draw:path><draw:path draw:style-name="gr114" draw:text-style-name="P85" svg:width="0.0157in" svg:height="0.0157in" svg:x="0.774in" svg:y="0.587in" svg:viewBox="0 0 41 41" svg:d="M41 21c0-12-10-21-21-21s-20 9-20 21c0 11 9 20 20 20s21-9 21-20z"><text:p/></draw:path><draw:path draw:style-name="gr115" draw:text-style-name="P85" svg:width="0.0756in" svg:height="0.1378in" svg:x="0.8114in" svg:y="0.4961in" svg:viewBox="0 0 193 351" svg:d="M121 118c11 0 22 0 33 0 8 0 12 0 12-8 0-4-4-4-11-4-11 0-21 0-32 0 2-15 6-30 8-44 2-9 8-36 10-41 3-7 10-13 17-13 3 0 13 0 20 7-17 2-21 15-21 21 0 9 7 14 15 14 10 0 21-9 21-24 0-17-18-26-35-26-13 0-37 7-48 45-2 8-3 12-13 61-9 0-18 0-27 0-7 0-12 0-12 7 0 5 5 5 11 5 9 0 17 0 26 0-10 50-19 101-29 152-7 38-13 72-34 72-1 0-11 0-18-6 18-2 21-16 21-21 0-9-6-14-14-14-10 0-21 9-21 24 0 17 17 26 32 26 22 0 37-22 44-37 12-25 22-71 22-74 8-41 15-82 23-122z"><text:p/></draw:path><draw:path draw:style-name="gr116" draw:text-style-name="P85" svg:width="0.0346in" svg:height="0.1516in" svg:x="0.9091in" svg:y="0.4894in" svg:viewBox="0 0 89 386" svg:d="M89 383c0-2 0-2-6-9-49-48-61-122-61-181 0-68 14-135 63-183 4-4 4-6 4-7 0-2-1-3-3-3-5 0-39 26-62 75-20 43-24 86-24 118 0 30 4 77 25 121 23 47 56 72 61 72 2 0 3-1 3-3z"><text:p/></draw:path><draw:path draw:style-name="gr117" draw:text-style-name="P85" svg:width="0.0697in" svg:height="0.098in" svg:x="0.9575in" svg:y="0.5362in" svg:viewBox="0 0 178 250" svg:d="M176 23c2-4 2-5 2-9 0-6-5-10-11-10-4 0-11 3-14 8 0 2-3 14-6 21-2 10-5 21-7 31-6 23-12 47-18 70-1 6-17 32-43 32-20 0-24-16-24-31 0-17 7-41 20-76 6-15 8-19 8-27 0-18-13-32-32-32-37 0-51 56-51 59 0 5 3 5 4 5 4 0 5-1 7-8 10-36 25-47 39-47 3 0 9 0 9 12 0 10-4 20-6 27-16 41-23 63-23 81 0 35 25 46 47 46 15 0 29-7 40-18-6 21-10 40-26 60-10 13-24 24-43 24-5 0-22-1-28-15 5 0 11 0 16-5 4-4 8-9 8-16 0-12-11-14-14-14-9 0-22 6-22 26 0 18 17 33 40 33 41 0 81-35 92-78 12-50 24-99 36-149z"><text:p/></draw:path><draw:path draw:style-name="gr118" draw:text-style-name="P85" svg:width="0.035in" svg:height="0.1516in" svg:x="1.0417in" svg:y="0.4894in" svg:viewBox="0 0 90 386" svg:d="M90 193c0-30-4-76-25-120-23-48-57-73-61-73-2 0-4 1-4 3 0 1 0 3 8 9 38 39 60 100 60 181 0 66-14 134-62 183-6 5-6 5-6 7s2 3 4 3c4 0 39-26 62-75 20-43 24-85 24-118z"><text:p/></draw:path><draw:path draw:style-name="gr119" draw:text-style-name="P85" svg:width="0.1008in" svg:height="0.0354in" svg:x="1.1429in" svg:y="0.5469in" svg:viewBox="0 0 257 91" svg:d="M244 15c6 0 13 0 13-7 0-8-7-8-13-8-77 0-154 0-231 0-5 0-13 0-13 8 0 7 8 7 13 7 77 0 154 0 231 0zM244 91c6 0 13 0 13-7 0-9-7-9-13-9-77 0-154 0-231 0-5 0-13 0-13 9 0 7 8 7 13 7 77 0 154 0 231 0z"><text:p/></draw:path><draw:path draw:style-name="gr120" draw:text-style-name="P85" svg:width="0.05in" svg:height="0.1008in" svg:x="1.3091in" svg:y="0.502in" svg:viewBox="0 0 128 257" svg:d="M79 11c0-10 0-11-9-11-24 25-58 25-70 25 0 5 0 8 0 12 8 0 31 0 51-9 0 66 0 133 0 199 0 14-1 18-37 18-4 0-7 0-12 0 0 5 0 8 0 12 13-1 48-1 63-1s49 0 63 1c0-4 0-7 0-12-5 0-8 0-12 0-36 0-37-4-37-18 0-72 0-144 0-216z"><text:p/></draw:path><draw:path draw:style-name="gr121" draw:text-style-name="P85" svg:width="0.1346in" svg:height="0.0787in" svg:x="1.4224in" svg:y="0.5252in" svg:viewBox="0 0 343 201" svg:d="M329 108c7 0 14 0 14-8s-7-8-14-8c-96 0-191 0-287 0 21-15 32-31 35-36 17-27 13-34 20-52 0-4-5-4-8-4-6 0-6 1-9 8-8 37-30 69-74 88-5 1-6 1-6 4 0 2 1 5 6 6 39 16 66 47 75 90 2 4 2 5 8 5 3 0 8 0 8-4 0-1-3-25-20-51-8-12-19-25-35-38 96 0 191 0 287 0z"><text:p/></draw:path><draw:path draw:style-name="gr122" draw:text-style-name="P85" svg:width="0.1346in" svg:height="0.0787in" svg:x="1.5488in" svg:y="0.5252in" svg:viewBox="0 0 343 201" svg:d="M301 108c-20 16-31 33-35 37-17 27-13 34-20 52 0 4 5 4 8 4 7 0 7-1 8-7 10-38 32-71 76-88 4-1 5-4 5-6 0-3-2-3-3-3-17-7-64-27-78-91-1-5-1-6-8-6-3 0-8 0-8 4 0 2 4 26 20 51 8 12 19 25 35 37-95 0-191 0-287 0-6 0-14 0-14 8s8 8 14 8c96 0 192 0 287 0z"><text:p/></draw:path><draw:path draw:style-name="gr123" draw:text-style-name="P85" svg:width="0.0693in" svg:height="0.098in" svg:x="1.7374in" svg:y="0.5362in" svg:viewBox="0 0 177 250" svg:d="M176 25c1-2 1-4 1-6 0-7-4-11-11-11-3 0-14 3-15 16-7-14-21-24-37-24-44 0-91 54-91 110 0 39 23 61 51 61 23 0 42-18 45-22-8 34-12 50-12 51-2 4-16 41-56 41-7 0-20 0-31-3 12-4 15-14 15-20 0-7-3-14-14-14-9 0-21 7-21 23 0 15 14 23 52 23 48 0 76-30 81-53 14-57 29-114 43-172zM127 121c-3 10-11 20-20 28-9 6-20 14-32 14-19 0-25-21-25-36 0-19 12-64 22-84 11-19 27-34 44-34 25 0 30 31 30 33s-1 4-1 5c-6 25-12 50-18 74z"><text:p/></draw:path><draw:path draw:style-name="gr124" draw:text-style-name="P85" svg:width="0.0346in" svg:height="0.1516in" svg:x="1.8283in" svg:y="0.4894in" svg:viewBox="0 0 89 386" svg:d="M89 383c0-2 0-2-6-9-48-48-61-122-61-181 0-68 15-135 63-183 4-4 4-6 4-7 0-2-1-3-3-3-5 0-39 26-62 75-20 43-24 86-24 118 0 30 4 77 25 121 23 47 56 72 61 72 2 0 3-1 3-3z"><text:p/></draw:path><draw:path draw:style-name="gr125" draw:text-style-name="P85" svg:width="0.0697in" svg:height="0.098in" svg:x="1.8768in" svg:y="0.5362in" svg:viewBox="0 0 178 250" svg:d="M177 23c1-4 1-5 1-9 0-6-5-10-11-10-4 0-10 3-14 8 0 2-3 14-4 21-4 10-6 21-8 31-6 23-12 47-18 70-2 6-18 32-44 32-20 0-24-16-24-31 0-17 7-41 20-76 6-15 8-19 8-27 0-18-13-32-32-32-37 0-51 56-51 59 0 5 3 5 4 5 5 0 5-1 7-8 10-36 25-47 39-47 3 0 9 0 9 12 0 10-3 20-6 27-16 41-22 63-22 81 0 35 24 46 47 46 14 0 28-7 39-18-5 21-10 40-26 60-10 13-24 24-41 24-6 0-24-1-30-15 6 0 11 0 16-5 5-4 8-9 8-16 0-12-10-14-14-14-9 0-22 6-22 26 0 18 17 33 42 33 39 0 79-35 90-78 12-50 25-99 37-149z"><text:p/></draw:path><draw:path draw:style-name="gr126" draw:text-style-name="P85" svg:width="0.0346in" svg:height="0.1516in" svg:x="1.961in" svg:y="0.4894in" svg:viewBox="0 0 89 386" svg:d="M89 193c0-30-4-76-25-120-23-48-56-73-61-73-2 0-3 1-3 3 0 1 0 3 7 9 38 39 60 100 60 181 0 66-14 134-63 183-4 5-4 5-4 7s1 3 3 3c5 0 39-26 62-75 20-43 24-85 24-118z"><text:p/></draw:path><draw:path draw:style-name="gr127" draw:text-style-name="P85" svg:width="0.1004in" svg:height="0.0354in" svg:x="2.0626in" svg:y="0.5469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128" draw:text-style-name="P85" svg:width="0.05in" svg:height="0.1008in" svg:x="2.228in" svg:y="0.502in" svg:viewBox="0 0 128 257" svg:d="M79 11c0-10 0-11-9-11-24 25-58 25-70 25 0 5 0 8 0 12 8 0 31 0 51-9 0 66 0 133 0 199 0 14-1 18-36 18-4 0-8 0-13 0 0 5 0 8 0 12 15-1 48-1 63-1s49 0 63 1c0-4 0-7 0-12-5 0-8 0-12 0-36 0-37-4-37-18 0-72 0-144 0-216z"><text:p/></draw:path><draw:path draw:style-name="gr129" draw:text-style-name="P85" svg:width="0.0394in" svg:height="0.1819in" svg:x="3.4335in" svg:y="0.4736in" svg:viewBox="0 0 101 463" svg:d="M101 459c0-1-1-2-2-4-18-18-44-50-60-113-9-35-13-75-13-111 0-101 25-173 72-222 3-3 3-5 3-6 0-3-3-3-5-3-6 0-27 23-31 29-40 47-65 116-65 202 0 55 10 133 61 198 3 4 28 34 35 34 2 0 5 0 5-4z"><text:p/></draw:path><draw:path draw:style-name="gr130" draw:text-style-name="P85" svg:width="0.1004in" svg:height="0.0354in" svg:x="3.4803in" svg:y="0.5469in" svg:viewBox="0 0 256 91" svg:d="M244 15c6 0 12 0 12-7 0-8-6-8-12-8-77 0-155 0-232 0-5 0-12 0-12 8 0 7 7 7 13 7 77 0 154 0 231 0zM244 91c6 0 12 0 12-7 0-9-6-9-12-9-77 0-154 0-231 0-6 0-13 0-13 9 0 7 7 7 12 7 77 0 155 0 232 0z"><text:p/></draw:path><draw:path draw:style-name="gr131" draw:text-style-name="P85" svg:width="0.0744in" svg:height="0.1067in" svg:x="3.6378in" svg:y="0.498in" svg:viewBox="0 0 190 272" svg:d="M134 246c0 9 0 17 0 26 19-1 38-4 56-5 0-4 0-7 0-12-26 0-29-2-29-21 0-78 0-156 0-234-19 1-38 2-56 3 0 5 0 8 0 12 27 0 30 4 30 22 0 28 0 57 0 84-12-14-28-24-49-24-45 0-86 37-86 88 0 48 37 87 81 87 26 0 43-13 53-26zM134 143c0 26 0 53 0 79 0 7 0 8-4 15-12 18-30 26-46 26-18 0-31-10-41-24-10-16-11-39-11-54 0-14 1-38 12-55 8-12 23-24 44-24 13 0 30 5 42 23 4 6 4 7 4 14z"><text:p/></draw:path><draw:path draw:style-name="gr132" draw:text-style-name="P85" svg:width="0.0587in" svg:height="0.0693in" svg:x="3.7213in" svg:y="0.535in" svg:viewBox="0 0 150 177" svg:d="M33 76c2-58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133" draw:text-style-name="P85" svg:width="0.076in" svg:height="0.1067in" svg:x="3.7886in" svg:y="0.4961in" svg:viewBox="0 0 194 272" svg:d="M117 118c18 0 21 4 21 21 0 35 0 69 0 104 0 17-5 17-30 17 0 4 0 7 0 12 12 0 33-1 43-1 9 0 28 1 43 1 0-5 0-8 0-12-27 0-31 0-31-17 0-47 0-94 0-142-17 1-32 2-49 4-6 0-4 1-6 1-1 0-2 0-8 0-15 0-30 0-45 0 0-15 0-30 0-44 0-39 33-54 57-54 11 0 26 4 33 13-15 1-17 12-17 18 0 13 10 17 16 17 9 0 19-5 19-17 0-24-22-39-51-39-35 0-81 20-81 62 0 14 0 29 0 44-10 0-21 0-31 0 0 4 0 7 0 12 10 0 21 0 31 0 0 42 0 83 0 125 0 17-5 17-31 17 0 4 0 7 0 12 13 0 33-1 43-1 9 0 29 1 43 1 0-5 0-8 0-12-25 0-30 0-30-17 0-42 0-83 0-125 20 0 41 0 61 0z"><text:p/></draw:path><draw:path draw:style-name="gr134" draw:text-style-name="P85" svg:width="0.0764in" svg:height="0.0669in" svg:x="3.874in" svg:y="0.5362in" svg:viewBox="0 0 195 171" svg:d="M30 37c0 36 0 70 0 105 0 16-5 16-30 16 0 5 0 8 0 13 13 0 33-2 44-2 10 0 30 2 43 2 0-5 0-8 0-13-26 0-30 0-30-16 0-24 0-47 0-72 0-40 28-61 52-61s29 21 29 43c0 29 0 60 0 90 0 16-5 16-30 16 0 5 0 8 0 13 13 0 33-2 43-2s31 2 44 2c0-5 0-8 0-13-21 0-30 0-31-11 0-24 0-49 0-73 0-33 0-45-12-60-6-6-18-14-40-14-28 0-47 17-58 41 0-13 0-28 0-41-18 1-36 3-54 4 0 5 0 8 0 13 28 0 30 2 30 20z"><text:p/></draw:path><draw:path draw:style-name="gr135" draw:text-style-name="P85" svg:width="0.0323in" svg:height="0.1016in" svg:x="3.9591in" svg:y="0.5016in" svg:viewBox="0 0 83 259" svg:d="M55 88c-18 1-36 3-54 4 0 5 0 8 0 13 25 0 29 2 29 20 0 36 0 70 0 105 0 16-5 16-30 16 0 5 0 8 0 13 12 0 33-2 42-2 13 0 27 2 41 2 0-5 0-8 0-13-26 0-28-1-28-16 0-47 0-95 0-142zM57 21c0-12-10-21-21-21-12 0-21 11-21 21s9 21 21 21c11 0 21-9 21-21z"><text:p/></draw:path><draw:path draw:style-name="gr136" draw:text-style-name="P85" svg:width="0.0472in" svg:height="0.0949in" svg:x="3.9988in" svg:y="0.5098in" svg:viewBox="0 0 121 242" svg:d="M59 84c19 0 38 0 57 0 0-5 0-8 0-12-19 0-38 0-57 0 0-25 0-48 0-72-3 0-5 0-8 0-1 32-12 74-51 75 0 3 0 5 0 9 11 0 22 0 33 0 0 35 0 71 0 106 0 48 36 52 50 52 27 0 38-27 38-52 0-7 0-14 0-22-3 0-7 0-10 0 0 7 0 15 0 21 0 29-11 43-25 43-27 0-27-35-27-42 0-35 0-71 0-106z"><text:p/></draw:path><draw:path draw:style-name="gr137" draw:text-style-name="P85" svg:width="0.0323in" svg:height="0.1016in" svg:x="4.0602in" svg:y="0.5016in" svg:viewBox="0 0 83 259" svg:d="M55 88c-18 1-36 3-54 4 0 5 0 8 0 13 25 0 29 2 29 20 0 36 0 70 0 105 0 16-5 16-30 16 0 5 0 8 0 13 12 0 33-2 42-2 14 0 27 2 41 2 0-5 0-8 0-13-26 0-28-1-28-16 0-47 0-95 0-142zM57 21c0-12-10-21-21-21-12 0-19 11-19 21s7 21 19 21c11 0 21-9 21-21z"><text:p/></draw:path><draw:path draw:style-name="gr138" draw:text-style-name="P85" svg:width="0.0669in" svg:height="0.0693in" svg:x="4.102in" svg:y="0.535in" svg:viewBox="0 0 171 177" svg:d="M171 90c0-49-39-90-85-90-49 0-86 42-86 90 0 50 40 87 85 87 47 0 86-37 86-87zM86 167c-17 0-34-7-44-25s-10-41-10-55 0-35 9-53c11-17 28-25 44-25 17 0 34 6 44 24 10 17 10 40 10 54s0 35-9 52c-8 17-25 28-44 28z"><text:p/></draw:path><draw:path draw:style-name="gr139" draw:text-style-name="P85" svg:width="0.0764in" svg:height="0.0669in" svg:x="4.1787in" svg:y="0.5362in" svg:viewBox="0 0 195 171" svg:d="M30 37c0 36 0 70 0 105 0 16-5 16-30 16 0 5 0 8 0 13 13 0 33-2 44-2 10 0 30 2 43 2 0-5 0-8 0-13-26 0-31 0-31-16 0-24 0-47 0-72 0-40 28-61 53-61 24 0 29 21 29 43 0 29 0 60 0 90 0 16-5 16-31 16 0 5 0 8 0 13 14 0 34-2 44-2s31 2 44 2c0-5 0-8 0-13-21 0-30 0-31-11 0-24 0-49 0-73 0-33 0-45-12-60-6-6-18-14-41-14-27 0-46 17-57 41 0-13 0-28 0-41-18 1-36 3-54 4 0 5 0 8 0 13 26 0 30 2 30 20z"><text:p/></draw:path><draw:path draw:style-name="gr140" draw:text-style-name="P85" svg:width="0.0394in" svg:height="0.1819in" svg:x="4.2646in" svg:y="0.4736in" svg:viewBox="0 0 101 463" svg:d="M101 231c0-54-10-132-60-197-4-5-29-34-37-34-1 0-4 0-4 3s1 4 2 5c19 20 44 50 60 112 10 35 13 75 13 111 0 40-3 78-14 117-15 54-38 84-58 106-3 4-2 3-3 5 0 3 3 4 4 4 7 0 28-24 32-30 40-46 65-115 65-202z"><text:p/></draw:path><draw:path draw:style-name="gr141" draw:text-style-name="P85" svg:width="0.0346in" svg:height="0.1516in" svg:x="4.5846in" svg:y="0.4894in" svg:viewBox="0 0 89 386" svg:d="M89 383c0-2 0-2-6-9-49-48-61-122-61-181 0-68 14-135 63-183 4-4 4-6 4-7 0-2-1-3-3-3-5 0-40 26-62 75-20 43-24 86-24 118 0 30 3 77 25 121 23 47 56 72 61 72 2 0 3-1 3-3z"><text:p/></draw:path><draw:path draw:style-name="gr142" draw:text-style-name="P85" svg:width="0.063in" svg:height="0.1043in" svg:x="4.635in" svg:y="0.502in" svg:viewBox="0 0 161 266" svg:d="M96 122c32-11 55-37 55-68 0-32-34-54-72-54-39 0-68 23-68 53 0 13 8 20 20 20s20-8 20-20c0-19-19-19-25-19 13-19 38-24 52-24 16 0 36 9 36 43 0 5 0 27-11 45s-24 19-34 20c-3 0-12 1-15 1-2 0-6 1-6 4 0 5 4 5 10 5s11 0 17 0c32 0 46 26 46 63 0 53-26 64-44 64-16 0-45-6-59-29 14 2 26-7 26-21 0-15-11-22-22-22-9 0-22 5-22 23 0 35 36 60 78 60 47 0 83-35 83-75 0-31-25-61-65-69z"><text:p/></draw:path><draw:path draw:style-name="gr143" draw:text-style-name="P85" svg:width="0.035in" svg:height="0.1516in" svg:x="4.7134in" svg:y="0.4894in" svg:viewBox="0 0 90 386" svg:d="M90 193c0-30-4-76-25-120-24-48-57-73-61-73-2 0-4 1-4 3 0 1 0 3 8 9 37 39 59 100 59 181 0 66-14 134-61 183-6 5-6 5-6 7s2 3 4 3c4 0 39-26 62-75 20-43 24-85 24-118z"><text:p/></draw:path></draw:g></text:p>
      <text:p text:style-name="P79">ובפרט עבור <text:span text:style-name="T6"><draw:g text:anchor-type="as-char" svg:y="-0.102in" draw:z-index="409" draw:style-name="gr1"><svg:title>TexMaths</svg:title><svg:desc>11§inline§y = \tilde{y}§svg§600§FALSE§</svg:desc><draw:path draw:style-name="gr703" draw:text-style-name="P84" svg:width="0.3409in" svg:height="0.1157in" svg:x="0.0031in" svg:y="0.0075in" svg:viewBox="0 0 867 295" svg:d="M0 0c289 0 577 0 867 0 0 99 0 197 0 295-290 0-578 0-867 0 0-98 0-196 0-295z"><text:p/></draw:path><draw:path draw:style-name="gr704" draw:text-style-name="P85" svg:width="0.0697in" svg:height="0.0972in" svg:x="-0.0004in" svg:y="0.0339in" svg:viewBox="0 0 178 248" svg:d="M177 24c1-5 1-6 1-9 0-7-5-11-11-11-4 0-10 3-13 8-1 2-4 14-6 21-3 10-5 21-7 31-6 23-12 46-18 69-2 6-19 33-44 33-20 0-24-17-24-31 0-17 7-42 20-76 6-15 7-19 7-27 0-18-12-32-30-32-38 0-52 56-52 59 0 5 3 3 4 5 5 0 5-1 7-8 10-36 26-47 38-47 4 0 10 0 10 12 0 10-3 20-6 27-16 41-22 63-22 80 0 35 24 46 47 46 14 0 28-6 39-17-5 19-10 38-26 58-10 13-24 24-42 24-5 0-23-1-29-15 6 0 11 0 16-5 5-4 8-8 8-16 0-12-10-13-14-13-9 0-21 5-21 25 0 19 16 33 40 33 40 0 80-35 91-79 12-48 24-97 37-145z"><text:p/></draw:path><draw:path draw:style-name="gr705" draw:text-style-name="P85" svg:width="0.1004in" svg:height="0.035in" svg:x="0.126in" svg:y="0.0457in" svg:viewBox="0 0 256 90" svg:d="M244 15c6 0 12 0 12-7 0-8-6-8-12-8-77 0-154 0-231 0-5 0-13 0-13 8 0 7 8 7 13 7 77 0 154 0 231 0zM244 90c6 0 12 0 12-8 0-7-6-7-12-7-77 0-154 0-231 0-5 0-13 0-13 7 0 8 8 8 13 8 77 0 154 0 231 0z"><text:p/></draw:path><draw:path draw:style-name="gr706" draw:text-style-name="P85" svg:width="0.0504in" svg:height="0.0138in" svg:x="0.3008in" svg:y="0in" svg:viewBox="0 0 129 36" svg:d="M129 5c-3-2-5-3-7-5-10 7-14 19-31 19-9 0-18-6-25-10-11-7-18-9-24-9-15 0-22 9-42 30 2 2 4 4 7 6 0-1 14-18 31-18 9 0 18 5 25 9 11 6 17 9 24 9 15 0 22-9 42-31z"><text:p/></draw:path><draw:path draw:style-name="gr707" draw:text-style-name="P85" svg:width="0.0697in" svg:height="0.0972in" svg:x="0.2819in" svg:y="0.0339in" svg:viewBox="0 0 178 248" svg:d="M177 24c1-5 1-6 1-9 0-7-5-11-11-11-4 0-10 3-13 8-1 2-4 14-6 21-3 10-5 21-7 31-6 23-12 46-18 69-2 6-19 33-44 33-20 0-24-17-24-31 0-17 7-42 20-76 6-15 7-19 7-27 0-18-12-32-31-32-37 0-51 56-51 59 0 5 3 3 4 5 5 0 5-1 7-8 10-36 25-47 38-47 4 0 10 0 10 12 0 10-3 20-6 27-16 41-22 63-22 80 0 35 24 46 47 46 14 0 28-6 39-17-5 19-10 38-26 58-10 13-24 24-42 24-5 0-23-1-29-15 6 0 11 0 16-5 5-4 8-8 8-16 0-12-10-13-14-13-9 0-22 5-22 25 0 19 17 33 41 33 40 0 80-35 91-79 12-48 24-97 37-145z"><text:p/></draw:path></draw:g></text:span><text:span text:style-name="T6">, כלומר </text:span><text:span text:style-name="T6"><draw:g text:anchor-type="as-char" svg:y="-0.1134in" draw:z-index="410" draw:style-name="gr1"><svg:title>TexMaths</svg:title><svg:desc>11§inline§f(y) = 1 \siff g(y) = 1§svg§600§FALSE§</svg:desc><draw:path draw:style-name="gr688" draw:text-style-name="P84" svg:width="1.4587in" svg:height="0.1358in" svg:x="-0.0004in" svg:y="0.0071in" svg:viewBox="0 0 3706 346" svg:d="M1854 346c-619 0-1236 0-1854 0 0-116 0-230 0-346 1235 0 2471 0 3706 0 0 116 0 230 0 346-617 0-1235 0-1852 0z"><text:p/></draw:path><draw:path draw:style-name="gr689" draw:text-style-name="P85" svg:width="0.0756in" svg:height="0.1374in" svg:x="0in" svg:y="0.0067in" svg:viewBox="0 0 193 350" svg:d="M121 118c11 0 22 0 33 0 8 0 12 0 12-8 0-4-4-4-11-4-11 0-21 0-32 0 4-16 6-30 9-44 1-8 7-36 9-40 3-8 10-13 18-13 2 0 12 0 19 6-17 2-21 16-21 21 0 9 7 14 15 14 9 0 21-9 21-24 0-17-18-26-34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690" draw:text-style-name="P85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691" draw:text-style-name="P85" svg:width="0.0697in" svg:height="0.0976in" svg:x="0.1465in" svg:y="0.0465in" svg:viewBox="0 0 178 249" svg:d="M176 24c2-5 2-6 2-9 0-7-5-11-11-11-4 0-10 3-14 8 0 2-3 14-6 21-2 10-4 21-7 31-6 23-11 46-17 69-2 7-19 33-44 33-20 0-24-16-24-31 0-17 7-41 20-76 6-15 7-19 7-27 0-18-12-32-31-32-37 0-51 56-51 59 0 5 3 5 4 5 5 0 5-1 7-8 10-36 25-47 38-47 4 0 10 0 10 12 0 10-4 20-6 27-16 41-22 63-22 81 0 34 24 46 47 46 14 0 28-7 39-18-6 20-10 40-26 59-10 13-24 24-42 24-5 0-23-1-29-15 5 0 11 0 16-6 4-3 8-8 8-14 0-12-11-13-14-13-9 0-22 5-22 24s17 33 41 33c40 0 80-35 91-77 12-50 24-99 36-148z"><text:p/></draw:path><draw:path draw:style-name="gr692" draw:text-style-name="P85" svg:width="0.0346in" svg:height="0.1512in" svg:x="0.2311in" svg:y="0in" svg:viewBox="0 0 89 385" svg:d="M89 193c0-30-4-76-25-120-23-48-56-73-61-73-2 0-3 2-3 4s0 2 7 9c38 38 60 99 60 180 0 65-14 133-63 181-4 6-4 6-4 7 0 2 1 4 3 4 5 0 39-26 62-76 20-41 24-84 24-116z"><text:p/></draw:path><draw:path draw:style-name="gr693" draw:text-style-name="P85" svg:width="0.1008in" svg:height="0.0354in" svg:x="0.3319in" svg:y="0.0575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694" draw:text-style-name="P85" svg:width="0.05in" svg:height="0.1in" svg:x="0.4976in" svg:y="0.013in" svg:viewBox="0 0 128 255" svg:d="M79 10c0-10 0-10-9-10-24 24-58 24-70 24 0 5 0 8 0 12 8 0 31 0 51-10 0 66 0 133 0 199 0 14-2 18-37 18-4 0-7 0-12 0 0 5 0 9 0 12 13-1 48-1 63-1s49 0 63 1c0-3 0-7 0-12-5 0-8 0-13 0-35 0-36-4-36-18 0-72 0-144 0-215z"><text:p/></draw:path><draw:path draw:style-name="gr695" draw:text-style-name="P85" svg:width="0.1346in" svg:height="0.0787in" svg:x="0.611in" svg:y="0.0362in" svg:viewBox="0 0 343 201" svg:d="M329 109c6 0 14-1 14-9 0-9-8-8-14-8-96 0-191 0-287 0 21-15 32-31 35-36 17-26 20-50 20-52 0-4-5-4-8-4-6 0-6 1-9 8-8 37-30 69-74 88-5 1-6 1-6 4 0 2 1 5 6 6 39 16 66 46 75 90 2 4 2 5 8 5 3 0 8 0 8-4 0-1-3-25-20-51-8-12-19-25-35-37 96 0 191 0 287 0z"><text:p/></draw:path><draw:path draw:style-name="gr696" draw:text-style-name="P85" svg:width="0.1346in" svg:height="0.0787in" svg:x="0.737in" svg:y="0.0362in" svg:viewBox="0 0 343 201" svg:d="M301 109c-22 15-31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697" draw:text-style-name="P85" svg:width="0.0693in" svg:height="0.0976in" svg:x="0.9256in" svg:y="0.0465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698" draw:text-style-name="P85" svg:width="0.0346in" svg:height="0.1512in" svg:x="1.0165in" svg:y="0in" svg:viewBox="0 0 89 385" svg:d="M89 381c0-1 0-1-7-8-48-49-60-122-60-180 0-67 14-135 63-182 4-5 4-5 4-7 0-3-1-4-3-4-5 0-39 26-62 76-20 42-24 85-24 117 0 29 4 76 25 120 23 47 56 72 61 72 2 0 3-1 3-4z"><text:p/></draw:path><draw:path draw:style-name="gr699" draw:text-style-name="P85" svg:width="0.0697in" svg:height="0.0976in" svg:x="1.065in" svg:y="0.0465in" svg:viewBox="0 0 178 249" svg:d="M176 24c2-5 2-6 2-9 0-7-5-11-11-11-4 0-11 3-14 8 0 2-3 14-6 21-2 10-5 21-7 31-6 23-12 46-18 69-1 7-18 33-43 33-20 0-24-16-24-31 0-17 7-41 20-76 6-15 7-19 7-27 0-18-12-32-31-32-37 0-51 56-51 59 0 5 3 5 4 5 4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700" draw:text-style-name="P85" svg:width="0.035in" svg:height="0.1512in" svg:x="1.1492in" svg:y="0in" svg:viewBox="0 0 90 385" svg:d="M90 193c0-30-4-76-25-120-23-48-57-73-61-73-2 0-4 2-4 4s0 2 8 9c38 38 60 99 60 180 0 65-14 133-63 181-5 6-5 6-5 7 0 2 2 4 4 4 4 0 39-26 62-76 20-41 24-84 24-116z"><text:p/></draw:path><draw:path draw:style-name="gr701" draw:text-style-name="P85" svg:width="0.1008in" svg:height="0.0354in" svg:x="1.2504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02" draw:text-style-name="P85" svg:width="0.05in" svg:height="0.1in" svg:x="1.4161in" svg:y="0.013in" svg:viewBox="0 0 128 255" svg:d="M79 10c0-10 0-10-9-10-24 24-58 24-70 24 0 5 0 8 0 12 8 0 31 0 51-10 0 66 0 133 0 199 0 14-1 18-37 18-4 0-7 0-12 0 0 5 0 9 0 12 13-1 48-1 63-1s48 0 63 1c0-3 0-7 0-12-5 0-8 0-13 0-35 0-36-4-36-18 0-72 0-144 0-215z"><text:p/></draw:path></draw:g></text:span><text:span text:style-name="T6">. נפלג למקרים: אם </text:span><text:span text:style-name="T6"><draw:g text:anchor-type="as-char" svg:y="-0.1134in" draw:z-index="411" draw:style-name="gr1"><svg:title>TexMaths</svg:title><svg:desc>11§inline§f(y) = 1§svg§600§FALSE§</svg:desc><draw:path draw:style-name="gr681" draw:text-style-name="P84" svg:width="0.5398in" svg:height="0.1358in" svg:x="-0.0004in" svg:y="0.0071in" svg:viewBox="0 0 1372 346" svg:d="M687 346c-229 0-458 0-687 0 0-116 0-230 0-346 458 0 914 0 1372 0 0 116 0 230 0 346-229 0-458 0-685 0z"><text:p/></draw:path><draw:path draw:style-name="gr682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683" draw:text-style-name="P85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684" draw:text-style-name="P85" svg:width="0.0697in" svg:height="0.0976in" svg:x="0.1465in" svg:y="0.0465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685" draw:text-style-name="P85" svg:width="0.0346in" svg:height="0.1512in" svg:x="0.2311in" svg:y="0in" svg:viewBox="0 0 89 385" svg:d="M89 193c0-30-4-76-25-120-23-48-56-73-61-73-2 0-3 2-3 4s0 2 7 9c38 38 60 99 60 180 0 65-14 133-63 181-4 6-4 6-4 7 0 2 1 4 3 4 5 0 39-26 62-76 20-41 24-84 24-116z"><text:p/></draw:path><draw:path draw:style-name="gr686" draw:text-style-name="P85" svg:width="0.1008in" svg:height="0.0354in" svg:x="0.331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87" draw:text-style-name="P85" svg:width="0.05in" svg:height="0.1in" svg:x="0.4976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<text:s/>אזי </text:span><text:span text:style-name="T6"><draw:g text:anchor-type="as-char" svg:y="-0.1134in" draw:z-index="412" draw:style-name="gr1"><svg:title>TexMaths</svg:title><svg:desc>11§inline§g(y) = 1§svg§600§FALSE§</svg:desc><draw:path draw:style-name="gr674" draw:text-style-name="P84" svg:width="0.5264in" svg:height="0.1354in" svg:x="0.0051in" svg:y="0.0075in" svg:viewBox="0 0 1338 345" svg:d="M0 0c446 0 892 0 1338 0 0 115 0 230 0 345-446 0-892 0-1338 0 0-115 0-230 0-345z"><text:p/></draw:path><draw:path draw:style-name="gr675" draw:text-style-name="P85" svg:width="0.0693in" svg:height="0.0972in" svg:x="-0.0004in" svg:y="0.0465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676" draw:text-style-name="P85" svg:width="0.0346in" svg:height="0.1508in" svg:x="0.0906in" svg:y="0in" svg:viewBox="0 0 89 384" svg:d="M89 380c0-1 0-1-6-8-49-48-61-121-61-179 0-67 15-135 63-183 4-4 4-4 4-7 0-2-1-3-3-3-5 0-39 26-62 75-20 43-24 86-24 118 0 28 4 76 25 119 23 47 56 72 61 72 2 0 3-1 3-4z"><text:p/></draw:path><draw:path draw:style-name="gr677" draw:text-style-name="P85" svg:width="0.0697in" svg:height="0.0972in" svg:x="0.139in" svg:y="0.0465in" svg:viewBox="0 0 178 248" svg:d="M176 23c2-5 2-5 2-9 0-6-5-10-12-10-3 0-10 3-13 8-1 2-3 14-6 21-2 10-5 20-7 31-6 23-12 46-18 69-1 6-17 33-43 33-20 0-24-17-24-32 0-17 7-40 20-75 5-16 8-20 8-28 0-17-13-31-32-31-37 0-51 56-51 59 0 4 3 4 4 4 4 0 5-1 7-7 10-36 25-48 39-48 3 0 9 0 9 13 0 9-4 20-6 26-16 41-23 63-23 82 0 34 25 45 47 45 15 0 29-7 40-17-6 20-10 38-26 58-10 13-25 25-43 25-5 0-22-2-28-16 5 0 11 0 16-5 4-4 8-9 8-16 0-11-11-13-14-13-9 0-22 6-22 25 0 18 17 33 40 33 40 0 81-36 91-77 12-50 25-99 37-148z"><text:p/></draw:path><draw:path draw:style-name="gr678" draw:text-style-name="P85" svg:width="0.035in" svg:height="0.1508in" svg:x="0.2232in" svg:y="0in" svg:viewBox="0 0 90 384" svg:d="M90 193c0-30-4-77-25-120-23-48-57-73-61-73-2 0-4 1-4 3 0 3 0 3 8 10 37 38 59 99 59 180 0 65-14 132-61 181-6 5-6 5-6 6 0 3 2 4 4 4 4 0 39-26 62-75 20-43 24-85 24-116z"><text:p/></draw:path><draw:path draw:style-name="gr679" draw:text-style-name="P85" svg:width="0.1004in" svg:height="0.035in" svg:x="0.324in" svg:y="0.0579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680" draw:text-style-name="P85" svg:width="0.05in" svg:height="0.1008in" svg:x="0.4898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/text:span><text:span text:style-name="T6"><text:s/>ומטרנזיטיביות </text:span><text:span text:style-name="T6"><draw:g text:anchor-type="as-char" svg:y="-0.1134in" draw:z-index="413" draw:style-name="gr1"><svg:title>TexMaths</svg:title><svg:desc>11§inline§g(y) = f(y)§svg§600§FALSE§</svg:desc><draw:path draw:style-name="gr664" draw:text-style-name="P84" svg:width="0.737in" svg:height="0.1358in" svg:x="0.0051in" svg:y="0.0071in" svg:viewBox="0 0 1873 346" svg:d="M937 346c-312 0-625 0-937 0 0-116 0-230 0-346 625 0 1248 0 1873 0 0 116 0 230 0 346-313 0-625 0-936 0z"><text:p/></draw:path><draw:path draw:style-name="gr665" draw:text-style-name="P85" svg:width="0.0697in" svg:height="0.0976in" svg:x="-0.0004in" svg:y="0.0465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666" draw:text-style-name="P85" svg:width="0.035in" svg:height="0.1512in" svg:x="0.0906in" svg:y="0in" svg:viewBox="0 0 90 385" svg:d="M90 381c0-1 0-1-6-8-49-49-61-122-61-179 0-68 14-136 62-183 5-5 5-5 5-7 0-3-2-4-4-4-4 0-39 26-62 76-20 42-24 85-24 118 0 28 4 75 25 119 23 47 57 72 61 72 2 0 4-1 4-4z"><text:p/></draw:path><draw:path draw:style-name="gr667" draw:text-style-name="P85" svg:width="0.0697in" svg:height="0.0976in" svg:x="0.139in" svg:y="0.0465in" svg:viewBox="0 0 178 249" svg:d="M177 24c1-5 1-6 1-9 0-7-5-11-11-11-4 0-10 3-13 8-1 2-4 14-6 21-3 10-5 21-7 31-6 23-12 46-18 69-1 7-19 33-44 33-20 0-24-16-24-31 0-17 7-41 20-76 6-15 7-19 7-27 0-18-12-32-30-32-38 0-52 56-52 59 0 5 3 4 4 5 5 0 5-1 7-8 11-36 26-47 40-47 2 0 8 0 8 12 0 10-3 20-6 27-16 41-22 63-22 81 0 34 24 46 47 46 15 0 28-7 39-18-5 20-9 40-26 59-10 13-24 24-42 24-5 0-23-1-29-15 6 0 11 0 16-6 5-3 8-8 8-14 0-12-10-13-14-13-9 0-21 5-21 24s16 33 40 33c40 0 80-35 91-77 12-50 25-99 37-148z"><text:p/></draw:path><draw:path draw:style-name="gr668" draw:text-style-name="P85" svg:width="0.0346in" svg:height="0.1512in" svg:x="0.2236in" svg:y="0in" svg:viewBox="0 0 89 385" svg:d="M89 194c0-31-3-77-25-121-23-48-56-73-61-73-2 0-3 2-3 4s0 2 8 9c37 38 59 99 59 181 0 64-14 132-63 180-4 6-4 6-4 7 0 2 1 4 3 4 5 0 40-26 62-76 20-41 24-84 24-115z"><text:p/></draw:path><draw:path draw:style-name="gr669" draw:text-style-name="P85" svg:width="0.1004in" svg:height="0.0354in" svg:x="0.3248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670" draw:text-style-name="P85" svg:width="0.0752in" svg:height="0.1374in" svg:x="0.4846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671" draw:text-style-name="P85" svg:width="0.0346in" svg:height="0.1512in" svg:x="0.5823in" svg:y="0in" svg:viewBox="0 0 89 385" svg:d="M89 381c0-1 0-1-7-8-48-49-60-122-60-179 0-68 14-136 62-183 5-5 5-5 5-7 0-3-1-4-3-4-5 0-40 26-62 76-20 42-24 85-24 118 0 28 3 75 25 119 23 47 56 72 61 72 2 0 3-1 3-4z"><text:p/></draw:path><draw:path draw:style-name="gr672" draw:text-style-name="P85" svg:width="0.0697in" svg:height="0.0976in" svg:x="0.6311in" svg:y="0.0465in" svg:viewBox="0 0 178 249" svg:d="M176 24c2-5 2-6 2-9 0-7-5-11-12-11-3 0-10 3-13 8-1 2-3 14-6 21-2 10-5 21-7 31-6 23-12 46-18 69-1 7-18 33-43 33-20 0-24-16-24-31 0-17 7-41 20-76 5-15 7-19 7-27 0-18-12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673" draw:text-style-name="P85" svg:width="0.035in" svg:height="0.1512in" svg:x="0.715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6"><text:s/>וזו סתירה. אם </text:span><text:span text:style-name="T6"><draw:g text:anchor-type="as-char" svg:y="-0.1134in" draw:z-index="414" draw:style-name="gr1"><svg:title>TexMaths</svg:title><svg:desc>11§inline§f(y) = 0§svg§600§FALSE§</svg:desc><draw:path draw:style-name="gr657" draw:text-style-name="P84" svg:width="0.5457in" svg:height="0.1354in" svg:x="-0.0004in" svg:y="0.0075in" svg:viewBox="0 0 1387 345" svg:d="M0 0c462 0 925 0 1387 0 0 115 0 230 0 345-462 0-925 0-1387 0 0-115 0-230 0-345z"><text:p/></draw:path><draw:path draw:style-name="gr658" draw:text-style-name="P85" svg:width="0.0756in" svg:height="0.137in" svg:x="0in" svg:y="0.0071in" svg:viewBox="0 0 193 349" svg:d="M121 118c11 0 22 0 33 0 8 0 12 0 12-9 0-3-4-3-11-3-11 0-21 0-32 0 2-16 6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659" draw:text-style-name="P85" svg:width="0.035in" svg:height="0.1508in" svg:x="0.0976in" svg:y="0in" svg:viewBox="0 0 90 384" svg:d="M90 380c0-1 0-1-6-8-49-48-61-121-61-179 0-67 14-135 62-183 5-4 5-4 5-7 0-2-2-3-4-3-3 0-39 26-61 75-19 43-25 86-25 118 0 28 4 76 26 119 24 47 57 72 60 72 2 0 4-1 4-4z"><text:p/></draw:path><draw:path draw:style-name="gr660" draw:text-style-name="P85" svg:width="0.0697in" svg:height="0.0972in" svg:x="0.1461in" svg:y="0.0465in" svg:viewBox="0 0 178 248" svg:d="M177 23c1-5 1-5 1-9 0-6-5-10-11-10-3 0-10 3-13 8-1 2-4 14-5 21-4 10-6 20-8 31-6 23-12 46-18 69-1 6-17 33-44 33-20 0-23-17-23-32 0-17 7-40 19-75 6-16 8-20 8-28 0-17-13-31-31-31-38 0-52 56-52 59 0 4 4 4 6 4 3 0 3-1 5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661" draw:text-style-name="P85" svg:width="0.0346in" svg:height="0.1508in" svg:x="0.2307in" svg:y="0in" svg:viewBox="0 0 89 384" svg:d="M89 193c0-30-3-77-25-120-23-48-56-73-61-73-2 0-3 1-3 3 0 3 0 3 8 10 37 38 59 99 59 180 0 65-14 132-63 181-4 5-4 5-4 6 0 3 1 4 3 4 5 0 40-26 62-75 20-43 24-85 24-116z"><text:p/></draw:path><draw:path draw:style-name="gr662" draw:text-style-name="P85" svg:width="0.1004in" svg:height="0.035in" svg:x="0.3315in" svg:y="0.0579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663" draw:text-style-name="P85" svg:width="0.0638in" svg:height="0.1035in" svg:x="0.4894in" svg:y="0.0126in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/draw:g></text:span><text:span text:style-name="T6"><text:s/>אז </text:span><text:span text:style-name="T6"><draw:g text:anchor-type="as-char" svg:y="-0.1134in" draw:z-index="415" draw:style-name="gr1"><svg:title>TexMaths</svg:title><svg:desc>11§inline§\lnot g(y) = 1§svg§600§FALSE§</svg:desc><draw:path draw:style-name="gr649" draw:text-style-name="P84" svg:width="0.6283in" svg:height="0.1358in" svg:x="-0.0004in" svg:y="0.0071in" svg:viewBox="0 0 1597 346" svg:d="M799 346c-266 0-533 0-799 0 0-116 0-230 0-346 533 0 1065 0 1597 0 0 116 0 230 0 346-266 0-532 0-798 0z"><text:p/></draw:path><draw:path draw:style-name="gr650" draw:text-style-name="P85" svg:width="0.0843in" svg:height="0.0402in" svg:x="0.0004in" svg:y="0.0598in" svg:viewBox="0 0 215 103" svg:d="M215 14c0-13-1-14-14-14-62 0-125 0-188 0-6 0-13 0-13 8 0 7 7 7 13 7 62 0 125 0 186 0 0 25 0 50 0 74 0 8 0 14 8 14s8-6 8-14c0-25 0-49 0-75z"><text:p/></draw:path><draw:path draw:style-name="gr651" draw:text-style-name="P85" svg:width="0.0693in" svg:height="0.0976in" svg:x="0.0961in" svg:y="0.0465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5-57 29-114 43-172zM126 121c-3 10-12 20-20 28-8 6-20 13-31 13-20 0-25-20-25-35 0-19 11-64 22-84 9-19 26-34 42-34 26 0 31 31 31 33s-1 4-1 5c-6 25-12 49-18 74z"><text:p/></draw:path><draw:path draw:style-name="gr652" draw:text-style-name="P85" svg:width="0.035in" svg:height="0.1512in" svg:x="0.1866in" svg:y="0in" svg:viewBox="0 0 90 385" svg:d="M90 381c0-1 0-1-6-8-49-49-61-122-61-180 0-67 14-135 62-182 5-5 5-5 5-7 0-3-2-4-4-4-3 0-39 26-62 76-20 42-24 85-24 117 0 29 4 76 25 120 23 47 58 72 61 72 2 0 4-1 4-4z"><text:p/></draw:path><draw:path draw:style-name="gr653" draw:text-style-name="P85" svg:width="0.0697in" svg:height="0.0976in" svg:x="0.235in" svg:y="0.0465in" svg:viewBox="0 0 178 249" svg:d="M177 24c1-5 1-6 1-9 0-7-5-11-11-11-4 0-10 3-13 8-1 2-4 14-5 21-4 10-6 21-8 31-6 23-12 46-18 69-2 7-18 33-44 33-20 0-24-16-24-31 0-17 7-41 20-76 6-15 8-19 8-27 0-18-13-32-31-32-38 0-52 56-52 59 0 5 3 4 4 5 5 0 5-1 7-8 11-36 26-47 40-47 2 0 8 0 8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654" draw:text-style-name="P85" svg:width="0.0346in" svg:height="0.1512in" svg:x="0.3193in" svg:y="0in" svg:viewBox="0 0 89 385" svg:d="M89 193c0-30-4-76-25-120-23-48-56-73-61-73-2 0-3 2-3 4s0 2 7 9c38 38 60 99 60 180 0 65-14 133-63 181-4 6-4 6-4 7 0 2 1 4 3 4 5 0 39-26 62-76 20-41 24-84 24-116z"><text:p/></draw:path><draw:path draw:style-name="gr655" draw:text-style-name="P85" svg:width="0.1008in" svg:height="0.0354in" svg:x="0.4205in" svg:y="0.0575in" svg:viewBox="0 0 257 91" svg:d="M243 17c6 0 14-2 14-9 0-8-8-8-13-8-77 0-155 0-232 0-5 0-12 0-12 8 0 7 7 9 13 9 77 0 153 0 230 0zM244 91c5 0 13 0 13-7 0-9-8-9-14-9-77 0-153 0-230 0-6 0-13 0-13 9 0 7 7 7 12 7 77 0 155 0 232 0z"><text:p/></draw:path><draw:path draw:style-name="gr656" draw:text-style-name="P85" svg:width="0.05in" svg:height="0.1in" svg:x="0.5862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, ומשום ש־</text:span><text:span text:style-name="T6"><draw:g text:anchor-type="as-char" svg:y="-0.1134in" draw:z-index="416" draw:style-name="gr1"><svg:title>TexMaths</svg:title><svg:desc>11§inline§g(y) \in \{0, 1\}§svg§600§FALSE§</svg:desc><draw:path draw:style-name="gr638" draw:text-style-name="P84" svg:width="0.8067in" svg:height="0.1358in" svg:x="0.0051in" svg:y="0.0071in" svg:viewBox="0 0 2050 346" svg:d="M1026 346c-342 0-684 0-1026 0 0-116 0-230 0-346 683 0 1367 0 2050 0 0 116 0 230 0 346-341 0-683 0-1024 0z"><text:p/></draw:path><draw:path draw:style-name="gr639" draw:text-style-name="P85" svg:width="0.0697in" svg:height="0.0976in" svg:x="-0.0004in" svg:y="0.0465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640" draw:text-style-name="P85" svg:width="0.035in" svg:height="0.1512in" svg:x="0.0906in" svg:y="0in" svg:viewBox="0 0 90 385" svg:d="M90 381c0-1 0-1-6-8-49-49-61-122-61-180 0-67 14-135 62-182 5-5 5-5 5-7 0-3-2-4-4-4-4 0-39 26-62 76-20 42-24 85-24 117 0 29 4 76 25 120 23 47 57 72 61 72 2 0 4-1 4-4z"><text:p/></draw:path><draw:path draw:style-name="gr641" draw:text-style-name="P85" svg:width="0.0697in" svg:height="0.0976in" svg:x="0.139in" svg:y="0.0465in" svg:viewBox="0 0 178 249" svg:d="M177 24c1-5 1-6 1-9 0-7-5-11-11-11-4 0-10 3-13 8-1 2-4 14-6 21-3 10-5 21-7 31-6 23-12 46-18 69-2 7-19 33-44 33-20 0-24-16-24-31 0-17 7-41 20-76 6-15 7-19 7-27 0-18-12-32-30-32-38 0-52 56-52 59 0 5 3 4 4 5 5 0 5-1 7-8 10-36 26-47 38-47 4 0 10 0 10 12 0 10-3 20-6 27-16 41-22 63-22 81 0 34 24 46 47 46 14 0 28-7 39-18-5 20-10 40-26 59-10 13-24 24-42 24-5 0-23-1-29-15 6 0 11 0 16-6 5-3 8-8 8-14 0-12-10-13-14-13-9 0-21 5-21 24s16 33 40 33c40 0 80-35 91-77 12-50 25-99 37-148z"><text:p/></draw:path><draw:path draw:style-name="gr642" draw:text-style-name="P85" svg:width="0.0346in" svg:height="0.1512in" svg:x="0.2236in" svg:y="0in" svg:viewBox="0 0 89 385" svg:d="M89 193c0-30-4-76-25-120-23-48-56-73-61-73-2 0-3 2-3 4s0 2 8 9c37 38 59 99 59 180 0 65-14 133-63 181-4 6-4 6-4 7 0 2 1 4 3 4 5 0 39-26 62-76 20-41 24-84 24-116z"><text:p/></draw:path><draw:path draw:style-name="gr643" draw:text-style-name="P85" svg:width="0.076in" svg:height="0.087in" svg:x="0.3287in" svg:y="0.0315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644" draw:text-style-name="P85" svg:width="0.0535in" svg:height="0.1512in" svg:x="0.4701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19-12-30-15 32-9 45-27 45-49 0-31 0-61 0-92z"><text:p/></draw:path><draw:path draw:style-name="gr645" draw:text-style-name="P85" svg:width="0.0638in" svg:height="0.1035in" svg:x="0.5413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646" draw:text-style-name="P85" svg:width="0.0173in" svg:height="0.0453in" svg:x="0.6244in" svg:y="0.0972in" svg:viewBox="0 0 45 116" svg:d="M45 41c0-26-9-41-24-41-13 0-21 10-21 21 0 10 8 20 21 20 4 0 10-1 13-5 1-1 1-1 2-1 0 2 1 0 1 6 0 28-14 51-26 64-4 4-4 5-4 6 0 2 2 5 3 5 4 0 35-30 35-75z"><text:p/></draw:path><draw:path draw:style-name="gr647" draw:text-style-name="P85" svg:width="0.05in" svg:height="0.1in" svg:x="0.6925in" svg:y="0.013in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648" draw:text-style-name="P85" svg:width="0.0535in" svg:height="0.1512in" svg:x="0.7661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6"> אזי </text:span><text:span text:style-name="T6"><draw:g text:anchor-type="as-char" svg:y="-0.1134in" draw:z-index="417" draw:style-name="gr1"><svg:title>TexMaths</svg:title><svg:desc>11§inline§g(y) = 0§svg§600§FALSE§</svg:desc><draw:path draw:style-name="gr631" draw:text-style-name="P84" svg:width="0.5323in" svg:height="0.1354in" svg:x="0.0051in" svg:y="0.0075in" svg:viewBox="0 0 1353 345" svg:d="M0 0c451 0 903 0 1353 0 0 115 0 230 0 345-450 0-902 0-1353 0 0-115 0-230 0-345z"><text:p/></draw:path><draw:path draw:style-name="gr632" draw:text-style-name="P85" svg:width="0.0693in" svg:height="0.0972in" svg:x="-0.0004in" svg:y="0.0465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633" draw:text-style-name="P85" svg:width="0.0346in" svg:height="0.1508in" svg:x="0.0906in" svg:y="0in" svg:viewBox="0 0 89 384" svg:d="M89 380c0-1 0-1-7-8-47-48-60-121-60-179 0-67 15-135 63-183 4-4 4-4 4-7 0-2-1-3-3-3-5 0-39 26-62 75-20 43-24 86-24 118 0 28 4 76 25 119 23 47 56 72 61 72 2 0 3-1 3-4z"><text:p/></draw:path><draw:path draw:style-name="gr634" draw:text-style-name="P85" svg:width="0.0697in" svg:height="0.0972in" svg:x="0.139in" svg:y="0.0465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635" draw:text-style-name="P85" svg:width="0.0346in" svg:height="0.1508in" svg:x="0.2232in" svg:y="0in" svg:viewBox="0 0 89 384" svg:d="M89 193c0-30-4-77-25-120-23-48-56-73-61-73-2 0-3 1-3 3 0 3 0 3 7 10 38 38 60 99 60 180 0 65-14 132-63 181-4 5-4 5-4 6 0 3 1 4 3 4 5 0 39-26 62-75 20-43 24-85 24-116z"><text:p/></draw:path><draw:path draw:style-name="gr636" draw:text-style-name="P85" svg:width="0.1008in" svg:height="0.035in" svg:x="0.324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37" draw:text-style-name="P85" svg:width="0.0638in" svg:height="0.1035in" svg:x="0.4819in" svg:y="0.0126in" svg:viewBox="0 0 163 264" svg:d="M163 133c0-30-3-61-16-89-17-37-49-44-66-44-23 0-50 10-67 46-12 27-14 57-14 87s2 63 18 93c16 31 45 38 63 38 21 0 51-7 67-44 12-27 15-56 15-87zM81 257c-15 0-38-10-45-48-4-22-4-57-4-80 0-24 0-50 3-71 8-46 36-49 46-49 12 0 39 6 45 45 5 22 5 51 5 75 0 30 0 55-5 79-5 36-27 49-45 49z"><text:p/></draw:path></draw:g></text:span><text:span text:style-name="T6"><text:s/>וסה"כ </text:span><text:span text:style-name="T6"><draw:g text:anchor-type="as-char" svg:y="-0.1134in" draw:z-index="418" draw:style-name="gr1"><svg:title>TexMaths</svg:title><svg:desc>11§inline§f(y) = g(y)§svg§600§FALSE§</svg:desc><draw:path draw:style-name="gr621" draw:text-style-name="P84" svg:width="0.7374in" svg:height="0.1358in" svg:x="-0.0004in" svg:y="0.0071in" svg:viewBox="0 0 1874 346" svg:d="M938 346c-313 0-625 0-938 0 0-116 0-230 0-346 625 0 1249 0 1874 0 0 116 0 230 0 346-312 0-625 0-936 0z"><text:p/></draw:path><draw:path draw:style-name="gr622" draw:text-style-name="P8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623" draw:text-style-name="P85" svg:width="0.0346in" svg:height="0.1512in" svg:x="0.098in" svg:y="0in" svg:viewBox="0 0 89 385" svg:d="M89 381c0-1 0-1-6-8-49-49-61-122-61-179 0-68 15-136 63-183 4-5 4-5 4-7 0-3-1-4-3-4-5 0-39 26-62 76-20 42-24 85-24 118 0 28 4 75 25 119 23 47 56 72 61 72 2 0 3-1 3-4z"><text:p/></draw:path><draw:path draw:style-name="gr624" draw:text-style-name="P85" svg:width="0.0697in" svg:height="0.0976in" svg:x="0.1465in" svg:y="0.0465in" svg:viewBox="0 0 178 249" svg:d="M176 24c2-5 2-6 2-9 0-7-5-11-11-11-4 0-11 3-14 8 0 2-3 14-6 21-2 10-4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625" draw:text-style-name="P85" svg:width="0.0346in" svg:height="0.1512in" svg:x="0.2311in" svg:y="0in" svg:viewBox="0 0 89 385" svg:d="M89 194c0-31-4-77-25-121-23-48-56-73-61-73-2 0-3 2-3 4s0 2 7 9c38 38 60 99 60 181 0 64-14 132-63 180-4 6-4 6-4 7 0 2 1 4 3 4 5 0 39-26 62-76 20-41 24-84 24-115z"><text:p/></draw:path><draw:path draw:style-name="gr626" draw:text-style-name="P85" svg:width="0.1012in" svg:height="0.0354in" svg:x="0.3319in" svg:y="0.0575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627" draw:text-style-name="P85" svg:width="0.0693in" svg:height="0.0976in" svg:x="0.4862in" svg:y="0.0465in" svg:viewBox="0 0 177 249" svg:d="M176 25c0-2 1-4 1-6 0-7-4-11-11-11-4 0-14 3-15 16-8-14-21-24-37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628" draw:text-style-name="P85" svg:width="0.0346in" svg:height="0.1512in" svg:x="0.5772in" svg:y="0in" svg:viewBox="0 0 89 385" svg:d="M89 381c0-1 0-1-6-8-49-49-61-122-61-179 0-68 14-136 62-183 5-5 5-5 5-7 0-3-1-4-3-4-5 0-40 26-62 76-20 42-24 85-24 118 0 28 3 75 25 119 23 47 56 72 61 72 2 0 3-1 3-4z"><text:p/></draw:path><draw:path draw:style-name="gr629" draw:text-style-name="P85" svg:width="0.0697in" svg:height="0.0976in" svg:x="0.6256in" svg:y="0.0465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630" draw:text-style-name="P85" svg:width="0.035in" svg:height="0.1512in" svg:x="0.7098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6"><text:s/>וזו סתירה. לכן, בכל המקרים הגענו לסתירה כלומר </text:span><text:span text:style-name="T6"><draw:g text:anchor-type="as-char" svg:y="-0.1134in" draw:z-index="419" draw:style-name="gr1"><svg:title>TexMaths</svg:title><svg:desc>11§inline§h(f) \neq h(g)§svg§600§FALSE§</svg:desc><draw:path draw:style-name="gr610" draw:text-style-name="P84" svg:width="0.7528in" svg:height="0.1358in" svg:x="-0.0004in" svg:y="0.0071in" svg:viewBox="0 0 1913 346" svg:d="M957 346c-319 0-638 0-957 0 0-116 0-230 0-346 637 0 1275 0 1913 0 0 116 0 230 0 346-318 0-638 0-956 0z"><text:p/></draw:path><draw:path draw:style-name="gr611" draw:text-style-name="P85" svg:width="0.074in" svg:height="0.1063in" svg:x="0.0004in" svg:y="0.0083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612" draw:text-style-name="P85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613" draw:text-style-name="P85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614" draw:text-style-name="P85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615" draw:text-style-name="P85" svg:width="0.0756in" svg:height="0.1409in" svg:x="0.3524in" svg:y="0.0047in" svg:viewBox="0 0 193 359" svg:d="M190 15c3-5 3-6 3-7 0-2-3-8-8-8s-6 2-8 8c-58 112-115 223-174 336-3 5-3 6-3 7 0 4 3 8 8 8 4 0 5-2 9-8 58-112 115-223 173-336z"><text:p/></draw:path><draw:path draw:style-name="gr616" draw:text-style-name="P85" svg:width="0.1012in" svg:height="0.0354in" svg:x="0.3398in" svg:y="0.0575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617" draw:text-style-name="P85" svg:width="0.0744in" svg:height="0.1063in" svg:x="0.4996in" svg:y="0.0083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618" draw:text-style-name="P85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619" draw:text-style-name="P85" svg:width="0.0697in" svg:height="0.0976in" svg:x="0.6406in" svg:y="0.0465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620" draw:text-style-name="P85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<text:s/>כדרוש. </text:span><text:span text:style-name="T6"><draw:g text:anchor-type="as-char" svg:y="-0.1043in" draw:z-index="420" draw:style-name="gr1"><svg:title>TexMaths</svg:title><svg:desc>11§inline§\bs§svg§600§FALSE§</svg:desc><draw:path draw:style-name="gr608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609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6</text:h>
      <text:h text:style-name="P3" text:outline-level="3">סעיף (א)</text:h>
      <text:p text:style-name="P41">נגדיר על הקבוצה <draw:g text:anchor-type="as-char" svg:y="-0.1063in" draw:z-index="189" draw:name="Shape190" draw:style-name="gr1276"><svg:title>TexMaths</svg:title><svg:desc>11§inline§\N \to \N§svg§600§FALSE§</svg:desc><draw:path draw:style-name="gr1277" draw:text-style-name="P84" svg:width="0.4374in" svg:height="0.0906in" svg:x="0.0043in" svg:y="0.0071in" svg:viewBox="0 0 1112 231" svg:d="M557 231c-186 0-371 0-557 0 0-77 0-154 0-231 371 0 741 0 1112 0 0 77 0 154 0 231-185 0-370 0-555 0z"><text:p/></draw:path><draw:path draw:style-name="gr1278" draw:text-style-name="P85" svg:width="0.1028in" svg:height="0.1063in" svg:x="0.0004in" svg:y="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draw:path draw:style-name="gr1278" draw:text-style-name="P85" svg:width="0.1346in" svg:height="0.0783in" svg:x="0.1575in" svg:y="0.0268in" svg:viewBox="0 0 343 200" svg:d="M300 109c-20 15-30 32-34 36-17 26-21 50-21 51 0 4 5 4 8 4 7 0 7-1 9-7 9-38 32-70 75-87 5-1 6-3 6-5 0-3-2-4-3-4-18-7-64-27-78-91-2-5-2-6-9-6-3 0-8 0-8 4 0 2 4 26 20 52 8 11 19 24 35 38-95 0-191 0-287 0-6 0-13 0-13 7 0 8 7 8 13 8 96 0 192 0 287 0z"><text:p/></draw:path><draw:path draw:style-name="gr1278" draw:text-style-name="P85" svg:width="0.1028in" svg:height="0.1063in" svg:x="0.3465in" svg:y="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/draw:g><text:span text:style-name="T6"><text:s/>את היחס הבא: </text:span></text:p>
      <text:p text:style-name="P9"><draw:g text:anchor-type="as-char" svg:y="-0.1134in" draw:z-index="190" draw:name="Shape191" draw:style-name="gr1276"><svg:title>TexMaths</svg:title><svg:desc>11§inline§f \le^* g \iff \exists n \in \N. \forall m \ge n. f(m) \le_\N g(m)§svg§600§FALSE§</svg:desc><draw:path draw:style-name="gr1277" draw:text-style-name="P84" svg:width="2.8874in" svg:height="0.1354in" svg:x="0.0004in" svg:y="0.0071in" svg:viewBox="0 0 7335 345" svg:d="M0 0c2445 0 4890 0 7335 0 0 115 0 230 0 345-2445 0-4890 0-7335 0 0-115 0-230 0-345z"><text:p/></draw:path><draw:path draw:style-name="gr1278" draw:text-style-name="P8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278" draw:text-style-name="P85" svg:width="0.0921in" svg:height="0.1161in" svg:x="0.1386in" svg:y="0.0161in" svg:viewBox="0 0 235 296" svg:d="M229 17c4-3 6-5 6-9 0-5-2-8-7-8-1 0-6 1-7 2-71 33-142 66-213 100-7 4-8 7-8 9 0 5 2 7 8 9 71 33 142 66 213 99 6 3 6 3 7 3 4 0 7-4 7-7 0-5-1-7-7-9-67-31-136-63-203-95 69-32 136-63 204-94zM222 296c7 0 13 0 13-8 0-7-7-7-13-7-69 0-139 0-209 0-5 0-13 0-13 7 0 8 7 8 13 8 70 0 140 0 209 0z"><text:p/></draw:path><draw:path draw:style-name="gr1278" draw:text-style-name="P85" svg:width="0.0429in" svg:height="0.0453in" svg:x="0.2539in" svg:y="0.0098in" svg:viewBox="0 0 110 116" svg:d="M63 57c22-9 32-13 39-16 5-2 8-4 8-8s-4-9-9-9c-2 0-2 0-5 2-12 8-26 17-38 25 1-14 4-27 5-40 0-4 0-11-8-11-3 0-9 2-9 8 0 2 1 10 1 13 1 4 2 24 4 30-13-8-25-17-37-25-3-1-3-2-6-2-5 0-8 5-8 9 0 6 3 7 5 8 14 5 28 11 41 16-22 10-32 13-38 17-6 2-8 3-8 9 0 4 3 8 8 8 2 0 3 0 5-2 12-9 25-17 38-25-2 14-4 28-5 44 0 5 6 8 9 8s8-3 8-8c0-2-1-11-1-13 0-5-3-25-4-31 11 6 22 14 33 22 7 5 8 5 10 5 5 0 9-4 9-8 0-6-3-7-7-8-13-7-27-12-40-18z"><text:p/></draw:path><draw:path draw:style-name="gr1278" draw:text-style-name="P85" svg:width="0.0693in" svg:height="0.0972in" svg:x="0.3587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7 121c-3 10-12 20-20 27-9 6-20 14-32 14-19 0-24-20-24-35 0-19 11-65 21-84 11-20 27-35 44-35 25 0 30 32 30 34 0 1-1 3-1 5-6 25-12 49-18 74z"><text:p/></draw:path><draw:path draw:style-name="gr1278" draw:text-style-name="P85" svg:width="0.1346in" svg:height="0.0823in" svg:x="0.5276in" svg:y="0.0335in" svg:viewBox="0 0 343 210" svg:d="M330 151c7 0 13 0 13-8s-6-8-14-8c-82 0-164 0-245 0-16-14-36-24-49-29 14-7 33-17 49-30 81 0 163 0 245 0 8 0 14 0 14-8 0-7-6-7-13-7-76 0-153 0-229 0 19-18 39-52 39-57 0-4-5-4-7-4-3 0-7 0-8 3-7 15-18 34-44 58-26 23-52 33-72 39-7 2-8 2-8 3-1 0-1 2-1 3s0 1 0 2c0 0 1 0 1 1 1 0 1 0 9 3 53 16 91 50 112 91 5 7 6 7 11 7 2 0 7 0 7-4 0-5-20-38-39-55 76 0 153 0 229 0z"><text:p/></draw:path><draw:path draw:style-name="gr1278" draw:text-style-name="P85" svg:width="0.1346in" svg:height="0.0823in" svg:x="0.6543in" svg:y="0.0335in" svg:viewBox="0 0 343 210" svg:d="M259 76c16 14 36 24 49 30-14 6-33 16-49 29-82 0-164 0-246 0-6 0-13 0-13 8s7 8 13 8c76 0 152 0 228 0-18 17-39 50-39 55 0 4 6 4 8 4 3 0 6 0 8-3 7-14 19-33 44-56 26-23 53-34 72-40 7-2 7-2 8-3 1 0 1-1 1-2s0-1-1-3c0-1-1-1-1-1-1 0-1-1-9-3-51-15-90-49-112-91-4-8-4-8-10-8-2 0-8 0-8 4 0 5 20 39 39 57-76 0-152 0-228 0-6 0-13 0-13 7 0 8 7 8 13 8 82 0 164 0 246 0z"><text:p/></draw:path><draw:path draw:style-name="gr1278" draw:text-style-name="P85" svg:width="0.0673in" svg:height="0.1043in" svg:x="0.8909in" svg:y="0.0075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1278" draw:text-style-name="P85" svg:width="0.0823in" svg:height="0.0681in" svg:x="0.9713in" svg:y="0.0453in" svg:viewBox="0 0 210 174" svg:d="M23 148c-1 5-3 14-3 16 0 7 5 10 11 10 4 0 12-2 14-10 0-1 6-20 8-29 2-12 5-24 8-35 2-9 5-16 6-25 2-7 6-18 6-20 5-12 26-47 62-47 18 0 21 14 21 27 0 24-18 73-25 91-3 8-3 13-3 17 0 18 13 31 32 31 36 0 50-56 50-59 0-4-3-4-5-4-4 0-4 1-6 7-8 26-20 48-39 48-7 0-9-4-9-13 0-10 3-19 6-27 8-20 24-63 24-85 0-26-16-41-45-41-34 0-53 24-60 33-1-21-18-33-35-33-18 0-26 14-29 22-6 13-12 35-12 37 0 4 3 3 4 4 5 0 5 0 7-9 7-28 14-46 29-46 7 0 12 5 12 18 0 8-1 13-7 32-8 30-14 60-22 90z"><text:p/></draw:path><draw:path draw:style-name="gr1278" draw:text-style-name="P85" svg:width="0.0752in" svg:height="0.087in" svg:x="1.1134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1278" draw:text-style-name="P85" svg:width="0.1028in" svg:height="0.1059in" svg:x="1.248in" svg:y="0.0098in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1278" draw:text-style-name="P85" svg:width="0.0161in" svg:height="0.0161in" svg:x="1.3673in" svg:y="0.0972in" svg:viewBox="0 0 42 42" svg:d="M42 21c0-11-10-21-21-21s-21 10-21 21 10 21 21 21 21-10 21-21z"><text:p/></draw:path><draw:path draw:style-name="gr1278" draw:text-style-name="P85" svg:width="0.0839in" svg:height="0.1075in" svg:x="1.3969in" svg:y="0.0075in" svg:viewBox="0 0 214 274" svg:d="M212 14c2-4 2-5 2-6 0-5-3-8-7-8-5 0-8 4-9 9-11 28-21 56-32 85-40 0-78 0-118 0-11-29-21-57-32-85-2-6-4-9-8-9-5 0-8 3-8 8 1 2 0 1 2 6 32 84 64 168 96 251 2 6 4 9 9 9s7-4 8-8c32-83 65-168 97-252zM55 109c35 0 69 0 104 0-17 45-35 90-52 135-18-45-34-90-52-135z"><text:p/></draw:path><draw:path draw:style-name="gr1278" draw:text-style-name="P85" svg:width="0.1244in" svg:height="0.0681in" svg:x="1.485in" svg:y="0.0453in" svg:viewBox="0 0 317 174" svg:d="M23 148c-1 5-3 14-3 16 0 7 5 10 11 10 4 0 12-2 14-10 0-1 6-20 8-29 2-12 5-24 8-35 2-9 5-16 6-25 2-7 6-18 6-20 5-12 26-47 62-47 18 0 21 14 21 27 0 10-2 21-5 32-4 14-8 30-11 45-2 9-6 19-8 29-1 8-5 21-5 23 0 7 5 10 12 10 12 0 14-9 16-22 6-21 20-77 24-93 1-4 21-51 64-51 17 0 21 13 21 27 0 22-16 66-24 86-3 10-6 14-6 22 0 18 13 31 32 31 36 0 51-56 51-59 0-4-3-4-5-4-4 0-4 1-5 7-7 21-19 48-40 48-6 0-10-4-10-13 0-10 4-19 8-27 7-20 23-63 23-85 0-24-15-41-44-41s-49 17-64 37c0-5-1-18-12-27-10-8-22-10-32-10-34 0-53 24-60 33-1-22-18-33-35-33-18 0-26 14-29 22-6 13-12 36-12 37 0 4 3 3 4 4 5 0 5 0 7-9 7-28 14-46 29-46 6 0 12 3 12 18 0 8-1 13-7 32-8 30-14 60-22 90z"><text:p/></draw:path><draw:path draw:style-name="gr1278" draw:text-style-name="P85" svg:width="0.0925in" svg:height="0.1161in" svg:x="1.6689in" svg:y="0.0161in" svg:viewBox="0 0 236 296" svg:d="M229 120c5-2 7-4 7-9 0-3-1-5-7-9-72-34-142-67-214-100-5-2-6-2-7-2-5 0-8 3-8 8 0 4 3 6 8 9 67 31 135 62 202 94-67 32-134 64-201 95-8 3-9 5-9 9 0 3 3 7 8 7 1 0 2 0 7-3 72-33 142-66 214-99zM223 296c7 0 13 0 13-8 0-7-7-7-14-7-69 0-138 0-208 0-5 0-14 0-14 7 0 8 8 8 14 8 70 0 140 0 209 0z"><text:p/></draw:path><draw:path draw:style-name="gr1278" draw:text-style-name="P85" svg:width="0.0823in" svg:height="0.0681in" svg:x="1.8217in" svg:y="0.0453in" svg:viewBox="0 0 210 174" svg:d="M23 148c-1 5-3 14-3 16 0 7 5 10 11 10 4 0 12-2 14-10 0-1 6-20 8-29 2-12 5-24 8-35 3-9 5-16 6-25 2-7 6-18 6-20 5-12 26-47 62-47 18 0 21 14 21 27 0 24-18 73-25 91-3 8-3 13-3 17 0 18 13 31 31 31 37 0 51-56 51-59 0-4-3-4-4-4-5 0-5 1-7 7-8 26-20 48-40 48-6 0-8-4-8-13 0-10 3-19 6-27 8-20 24-63 24-85 0-26-16-41-45-41-34 0-54 24-60 33-1-21-18-33-35-33-18 0-26 14-29 22-6 13-12 35-12 37 0 4 3 3 4 4 5 0 5 0 7-9 7-28 14-46 29-46 7 0 12 5 12 18 0 8-1 13-7 32-8 30-14 60-22 90z"><text:p/></draw:path><draw:path draw:style-name="gr1278" draw:text-style-name="P85" svg:width="0.0157in" svg:height="0.0161in" svg:x="1.9217in" svg:y="0.0972in" svg:viewBox="0 0 41 42" svg:d="M41 21c0-11-9-21-20-21s-21 10-21 21 10 21 21 21 20-10 20-21z"><text:p/></draw:path><draw:path draw:style-name="gr1278" draw:text-style-name="P85" svg:width="0.076in" svg:height="0.137in" svg:x="1.9587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1278" draw:text-style-name="P85" svg:width="0.035in" svg:height="0.1508in" svg:x="2.0567in" svg:y="0in" svg:viewBox="0 0 90 384" svg:d="M90 380c0-1 0-1-6-8-49-48-61-121-61-179 0-67 14-135 62-183 5-4 5-4 5-7 0-2-2-3-4-3-4 0-39 26-62 75-20 43-24 86-24 118 0 28 4 76 25 119 24 47 57 72 61 72 2 0 4-1 4-4z"><text:p/></draw:path><draw:path draw:style-name="gr1278" draw:text-style-name="P85" svg:width="0.1244in" svg:height="0.0681in" svg:x="2.1051in" svg:y="0.0453in" svg:viewBox="0 0 317 174" svg:d="M23 148c-1 5-3 14-3 16 0 7 5 10 11 10 4 0 12-2 14-10 0-1 6-20 8-29 2-12 5-24 7-35 4-9 6-16 7-25 2-7 6-18 6-20 5-12 26-47 62-47 18 0 21 14 21 27 0 10-2 21-5 32-4 14-8 30-11 45-2 9-6 19-8 29-1 8-4 21-4 23 0 7 4 10 11 10 12 0 14-9 17-22 5-21 20-77 23-93 1-4 21-51 64-51 17 0 21 13 21 27 0 22-17 66-24 86-4 10-6 14-6 22 0 18 15 31 32 31 36 0 51-56 51-59 0-4-4-4-5-4-4 0-4 1-5 7-7 21-19 48-40 48-6 0-10-4-10-13 0-10 5-19 8-27 7-20 23-63 23-85 0-24-15-41-44-41-30 0-49 17-64 37 0-5-1-18-12-27-10-8-22-10-32-10-34 0-52 24-59 33-2-22-19-33-36-33-18 0-26 14-29 22-7 13-12 36-12 37 0 4 4 4 5 4 4 0 4 0 7-9 6-28 14-46 28-46 6 0 12 3 12 18 0 8-1 13-7 32-8 30-14 60-22 90z"><text:p/></draw:path><draw:path draw:style-name="gr1278" draw:text-style-name="P85" svg:width="0.0346in" svg:height="0.1508in" svg:x="2.2433in" svg:y="0in" svg:viewBox="0 0 89 384" svg:d="M89 193c0-30-4-77-25-120-23-48-56-73-61-73-2 0-3 1-3 3 0 3 0 3 7 10 38 38 60 99 60 180 0 65-14 132-63 181-4 5-4 5-4 6 0 3 1 4 3 4 5 0 39-26 62-75 20-43 24-85 24-116z"><text:p/></draw:path><draw:path draw:style-name="gr1278" draw:text-style-name="P85" svg:width="0.0929in" svg:height="0.1161in" svg:x="2.3484in" svg:y="0.0161in" svg:viewBox="0 0 237 296" svg:d="M229 17c4-3 8-5 8-9 0-5-4-8-8-8-2 0-6 1-8 2-71 33-142 66-213 100-7 4-8 7-8 9 0 5 2 7 8 9 71 33 142 66 213 99 6 3 7 3 8 3 4 0 8-4 8-7 0-5-3-7-9-9-67-31-134-63-202-95 68-32 136-63 203-94zM222 296c7 0 15 0 15-8 0-7-9-7-15-7-69 0-138 0-208 0-6 0-14 0-14 7 0 8 7 8 13 8 69 0 140 0 209 0z"><text:p/></draw:path><draw:path draw:style-name="gr1278" draw:text-style-name="P85" svg:width="0.072in" svg:height="0.0744in" svg:x="2.4567in" svg:y="0.0634in" svg:viewBox="0 0 184 190" svg:d="M35 17c-2-4-2-5-5-7 11 0 21 0 32 0 30 41 60 81 91 122 0 13 0 27 0 40-40-52-78-104-118-155zM35 32c39 51 78 102 117 154 3 3 4 4 6 4 5 0 5-4 5-8 0-52 0-103 0-153 0-16 2-19 14-19 2 0 7 0 7-4 0-6-5-6-9-6-13 0-26 0-40 0-5 0-9 0-9 6 0 4 5 4 8 4 15 0 17 5 17 20 0 28 0 56 0 85-28-38-54-74-82-111-2-4-3-4-10-4-15 0-31 0-47 0-4 0-9 0-9 6 0 3 5 4 6 4 8 0 13 4 15 8 0 2 0 3 0 6 0 44 0 88 0 132 0 15-2 19-16 19-3 0-8 1-8 6 0 4 4 4 10 4 14 0 27 0 42 0 4 0 9 0 9-4 0-5-5-6-8-6-16 0-18-5-18-20 0-42 0-82 0-123z"><text:p/></draw:path><draw:path draw:style-name="gr1278" draw:text-style-name="P85" svg:width="0.0697in" svg:height="0.0972in" svg:x="2.5835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0 20-19 27-8 6-20 14-32 14-19 0-24-20-24-35 0-19 11-65 20-84 11-20 28-35 44-35 26 0 31 32 31 34 0 1-1 3-1 5-6 25-12 49-19 74z"><text:p/></draw:path><draw:path draw:style-name="gr1278" draw:text-style-name="P85" svg:width="0.035in" svg:height="0.1508in" svg:x="2.6744in" svg:y="0in" svg:viewBox="0 0 90 384" svg:d="M90 380c0-1 0-1-6-8-49-48-62-121-62-179 0-67 15-135 63-183 5-4 5-4 5-7 0-2-2-3-4-3-3 0-39 26-62 75-20 43-24 86-24 118 0 28 4 76 25 119 23 47 58 72 61 72 2 0 4-1 4-4z"><text:p/></draw:path><draw:path draw:style-name="gr1278" draw:text-style-name="P85" svg:width="0.1244in" svg:height="0.0681in" svg:x="2.7228in" svg:y="0.0453in" svg:viewBox="0 0 317 174" svg:d="M23 148c-1 5-3 14-3 16 0 7 5 10 11 10 4 0 11-2 14-10 0-1 5-20 8-29 2-12 5-24 8-35 2-9 4-16 6-25 2-7 5-18 6-20 5-12 26-47 62-47 18 0 21 14 21 27 0 10-2 21-5 32-4 14-8 30-11 45-3 9-6 19-8 29-1 8-5 21-5 23 0 7 5 10 12 10 11 0 14-9 16-22 6-21 20-77 23-93 2-4 22-51 64-51 18 0 21 13 21 27 0 22-15 66-23 86-5 10-6 14-6 22 0 18 14 31 32 31 37 0 51-56 51-59 0-4-3-4-5-4-4 0-4 1-6 7-6 21-18 48-39 48-6 0-10-4-10-13 0-10 4-19 7-27 8-20 24-63 24-85 0-24-16-41-45-41-30 0-48 17-63 37 0-5-1-18-12-27-10-8-22-10-32-10-34 0-54 24-60 33-1-22-18-33-35-33-18 0-26 14-29 22-6 13-12 36-12 37 0 4 3 3 4 4 5 0 5 0 7-9 7-28 14-46 29-46 6 0 12 3 12 18 0 8-1 13-7 32-8 30-14 60-22 90z"><text:p/></draw:path><draw:path draw:style-name="gr1278" draw:text-style-name="P85" svg:width="0.035in" svg:height="0.1508in" svg:x="2.8606in" svg:y="0in" svg:viewBox="0 0 90 384" svg:d="M90 193c0-30-4-77-25-120-23-48-56-73-61-73-2 0-4 1-4 3 0 3 0 3 8 10 38 38 60 99 60 180 0 65-14 132-63 181-5 5-5 5-5 6 0 3 2 4 4 4 5 0 39-26 62-75 20-43 24-85 24-116z"><text:p/></draw:path></draw:g></text:p>
      <text:p text:style-name="P73"><text:span text:style-name="T66">כאשר </text:span><draw:g text:anchor-type="as-char" svg:y="-0.098in" draw:z-index="198" draw:name="Shape192" draw:style-name="gr1276"><svg:title>TexMaths</svg:title><svg:desc>11§inline§\le_\N§svg§600§FALSE§</svg:desc><draw:path draw:style-name="gr1277" draw:text-style-name="P84" svg:width="0.1768in" svg:height="0.1051in" svg:x="0.0004in" svg:y="0.0071in" svg:viewBox="0 0 450 268" svg:d="M225 268c-76 0-150 0-225 0 0-90 0-179 0-268 149 0 300 0 450 0 0 89 0 178 0 268-75 0-150 0-225 0z"><text:p/></draw:path><draw:path draw:style-name="gr1278" draw:text-style-name="P85" svg:width="0.0925in" svg:height="0.1165in" svg:x="0.0051in" svg:y="0in" svg:viewBox="0 0 236 297" svg:d="M229 17c4-3 7-5 7-9 0-5-3-8-7-8-3 0-6 2-7 2-71 34-143 67-214 102-7 2-8 5-8 8 0 4 2 6 8 8 71 33 143 66 214 99 4 3 6 3 7 3 4 0 7-3 7-7s-2-6-8-9c-68-31-135-63-202-94 67-32 134-64 203-95zM223 297c7 0 13 0 13-7 0-8-8-8-14-8-69 0-138 0-208 0-5 0-14 0-14 8 0 7 8 7 14 7 70 0 139 0 209 0z"><text:p/></draw:path><draw:path draw:style-name="gr1278" draw:text-style-name="P85" svg:width="0.072in" svg:height="0.074in" svg:x="0.113in" svg:y="0.0453in" svg:viewBox="0 0 184 189" svg:d="M35 17c-2-4-2-5-5-7 11 0 21 0 32 0 29 41 60 81 91 122 0 13 0 27 0 39-40-51-78-103-118-154zM35 32c39 51 77 102 117 153 2 3 4 4 5 4 6 0 6-4 6-8 0-51 0-102 0-152 0-15 2-19 14-19 2 0 7 0 7-4 0-6-5-6-9-6-13 0-27 0-40 0-5 0-10 0-10 6 0 4 6 4 9 4 14 0 17 5 17 20 0 27 0 56 0 85-28-38-55-74-82-111-2-4-3-4-10-4-15 0-32 0-47 0-4 0-9 0-9 6 0 3 5 4 7 4 6 1 12 5 14 9 0 2 0 2 0 5 0 44 0 88 0 132 0 14-2 18-16 19-3 0-8 0-8 5 0 4 4 4 10 4 14 0 27 0 42 0 4 0 8 0 8-4 0-5-4-5-7-5-16-1-18-7-18-20 0-42 0-82 0-123z"><text:p/></draw:path></draw:g><text:span text:style-name="T34"><text:s/>הוא יחס הסדר הסטנדרטי על הטבעיים. </text:span>נפריך <draw:g text:anchor-type="as-char" svg:y="-0.1043in" draw:z-index="191" draw:name="Shape193" draw:style-name="gr1276"><svg:title>TexMaths</svg:title><svg:desc>11§inline§\le^*§svg§600§FALSE§</svg:desc><draw:path draw:style-name="gr1277" draw:text-style-name="P84" svg:width="0.1539in" svg:height="0.1091in" svg:x="0.0004in" svg:y="0.0071in" svg:viewBox="0 0 392 278" svg:d="M0 0c131 0 262 0 392 0 0 93 0 186 0 278-130 0-261 0-392 0 0-92 0-185 0-278z"><text:p/></draw:path><draw:path draw:style-name="gr1278" draw:text-style-name="P85" svg:width="0.0917in" svg:height="0.1169in" svg:x="0.0051in" svg:y="0.0071in" svg:viewBox="0 0 234 298" svg:d="M228 17c3-3 6-4 6-9s-3-8-8-8c-2 0-5 2-6 2-71 34-142 68-212 102-7 3-8 5-8 9 0 3 2 5 8 8 70 34 141 67 212 100 4 2 5 2 6 2 5 0 8-3 8-8 0-3-1-5-8-8-66-31-133-63-200-94 67-32 134-64 202-96zM221 298c7 0 13 0 13-8 0-7-8-7-13-7-68 0-137 0-207 0-6 0-14 0-14 7 0 8 7 8 13 8 69 0 139 0 208 0z"><text:p/></draw:path><draw:path draw:style-name="gr1278" draw:text-style-name="P85" svg:width="0.0429in" svg:height="0.0457in" svg:x="0.1193in" svg:y="0in" svg:viewBox="0 0 110 117" svg:d="M64 59c22-10 32-14 38-17 6-2 8-3 8-9 0-4-3-9-9-9-1 0-2 0-5 4-12 7-25 16-37 24 1-13 4-27 5-40 0-5 0-12-9-12-3 0-8 2-8 8 0 3 1 11 1 13 0 6 3 24 4 31-12-8-26-17-38-24-2-3-3-4-5-4-5 0-9 5-9 9 0 6 3 7 7 8 13 5 27 12 40 18-23 9-33 13-39 16-5 2-8 3-8 8s4 9 9 9c2 0 2 0 5-3 12-8 26-16 38-24-1 15-4 29-5 43 0 7 5 9 8 9s9-2 9-9c0-2-1-10-1-13-1-4-4-24-4-30 11 7 21 13 32 21 8 6 8 6 10 6 6 0 9-4 9-9s-3-7-6-8c-14-5-27-11-40-16z"><text:p/></draw:path></draw:g><text:span text:style-name="T6"><text:s/>יחס סדר אנטי־סימטרי חלש, ע"י הפרכת אנטי־סימטריות. </text:span><text:span text:style-name="T33">נבחר:</text:span></text:p>
      <text:p text:style-name="P9"><draw:g text:anchor-type="as-char" svg:y="-0.3193in" draw:z-index="192" draw:name="Shape194" draw:style-name="gr1276"><svg:title>TexMaths</svg:title><svg:desc>11§latex§f = \lambda n \in \N. \begin{cases} 1 &amp;\case n = 0 \\ 0 &amp;\case n = 1 \\ n &amp;\other \end{cases}, g = id_\N§svg§600§FALSE§</svg:desc><draw:path draw:style-name="gr1277" draw:text-style-name="P84" svg:width="2.2807in" svg:height="0.6224in" svg:x="0.0031in" svg:y="0.0075in" svg:viewBox="0 0 5794 1582" svg:d="M0 0c1932 0 3862 0 5794 0 0 527 0 1055 0 1582-1932 0-3862 0-5794 0 0-527 0-1055 0-1582z"><text:p/></draw:path><draw:path draw:style-name="gr1278" draw:text-style-name="P85" svg:width="0.0484in" svg:height="0.1067in" svg:x="0.0004in" svg:y="0.252in" svg:viewBox="0 0 124 272" svg:d="M54 106c0-16 0-30 0-45 0-35 19-52 36-52 1 0 7 0 12 2-4 1-11 7-11 17 0 8 6 16 17 16s16-8 16-18c0-14-14-26-34-26-27 0-60 20-60 62 0 14 0 29 0 44-10 0-20 0-30 0 0 4 0 7 0 12 10 0 20 0 30 0 0 42 0 83 0 125 0 18-5 18-30 18 0 3 0 8 0 11 15 0 33-1 44-1 15 0 34 0 50 1 0-3 0-8 0-11-4 0-6 0-9 0-29 0-29-5-29-19 0-42 0-82 0-124 14 0 30 0 44 0 0-5 0-8 0-12-15 0-31 0-46 0z"><text:p/></draw:path><draw:path draw:style-name="gr1278" draw:text-style-name="P85" svg:width="0.1008in" svg:height="0.035in" svg:x="0.1008in" svg:y="0.3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744in" svg:height="0.1071in" svg:x="0.2697in" svg:y="0.252in" svg:viewBox="0 0 190 273" svg:d="M117 155c16 41 35 100 40 109 7 8 10 8 21 8 4 0 6 0 9 0s3-2 3-3c0-2 0-3-1-4-4-4-6-10-9-17-26-74-52-147-79-220-7-24-28-28-47-28-2 0-7 0-7 4 0 3 3 3 4 4 12 2 15 4 25 31 12 35 25 70 37 105-35 35-71 71-106 106-5 4-7 6-7 12 0 7 4 11 11 11s10-4 13-8c31-36 62-74 93-110z"><text:p/></draw:path><draw:path draw:style-name="gr1278" draw:text-style-name="P85" svg:width="0.0819in" svg:height="0.0685in" svg:x="0.3547in" svg:y="0.2902in" svg:viewBox="0 0 209 175" svg:d="M23 149c-1 5-3 14-3 16 0 7 5 10 11 10 4 0 11-2 14-10 0-1 5-20 7-29 3-12 5-23 9-35 2-9 4-17 6-26 2-7 5-18 6-19 5-12 26-47 62-47 18 0 21 14 21 27 0 23-18 73-25 89-3 9-3 15-3 19 0 18 13 31 30 31 37 0 51-56 51-59 0-4-3-4-4-4-4 0-4 1-6 7-8 26-21 48-39 48-7 0-9-4-9-13 0-10 3-19 6-27 8-21 23-63 23-85 0-27-16-42-44-42-35 0-53 25-60 34-1-22-18-34-35-34-18 0-26 15-29 22-6 13-12 36-12 37 0 5 3 4 4 5 5 0 5-1 7-9 7-27 14-46 29-46 7 0 12 5 12 17 0 8-1 13-7 33-8 30-14 60-22 90z"><text:p/></draw:path><draw:path draw:style-name="gr1278" draw:text-style-name="P85" svg:width="0.0756in" svg:height="0.0878in" svg:x="0.4969in" svg:y="0.2756in" svg:viewBox="0 0 193 224" svg:d="M179 120c7 0 14 0 14-8 0-7-7-7-14-7-55 0-109 0-164 0 5-52 50-90 104-90 20 0 41 0 60 0 7 0 14 0 14-7 0-8-7-8-14-8-21 0-40 0-61 0-66 0-118 50-118 112s52 112 118 112c21 0 40 0 61 0 7 0 14 0 14-7 0-9-7-9-14-9-19 0-40 0-60 0-54 0-99-36-104-88 55 0 109 0 164 0z"><text:p/></draw:path><draw:path draw:style-name="gr1278" draw:text-style-name="P85" svg:width="0.1028in" svg:height="0.1067in" svg:x="0.6315in" svg:y="0.2547in" svg:viewBox="0 0 262 272" svg:d="M34 34c0 63 0 127 0 189 0 21-3 28-23 28-4 0-11 1-11 7s7 6 13 6c20 0 40 0 60 0 7 0 13 0 13-6s-7-7-12-7c-21 0-24-9-24-29 0-59 0-117 0-177 56 74 111 148 167 221 3 5 5 6 7 6 7 0 7-6 7-12 0-73 0-147 0-219 0-22 4-27 22-28 2 0 9 0 9-6 0-7-6-7-13-7-19 0-38 0-56 0-7 0-14 0-14 7 0 6 7 6 11 6 22 1 26 9 26 29 0 41 0 80 0 121-39-53-78-105-117-157-4-6-5-6-14-6-22 0-45 0-67 0-8 0-14 0-14 7 0 5 6 6 9 6 10 1 18 8 21 12 0 4 0 5 0 9zM218 245c-56-73-112-148-168-222-4-5-4-5-8-10 15 0 31 0 46 0 43 59 87 118 130 176 0 19 0 38 0 56z"><text:p/></draw:path><draw:path draw:style-name="gr1278" draw:text-style-name="P85" svg:width="0.0157in" svg:height="0.0157in" svg:x="0.7504in" svg:y="0.3409in" svg:viewBox="0 0 41 41" svg:d="M41 21c0-11-9-21-20-21s-21 10-21 21 10 20 21 20 20-9 20-20z"><text:p/></draw:path><draw:path draw:style-name="gr1278" draw:text-style-name="P85" svg:width="0.0504in" svg:height="0.1382in" svg:x="0.8638in" svg:y="0in" svg:viewBox="0 0 129 352" svg:d="M46 175c0-32 9-106 77-154 6-4 6-4 6-11 0-9 0-10-10-10-2 0-3 0-6 0-83 45-113 118-113 175 0 55 0 110 0 166 0 10 0 11 11 11 8 0 17 0 24 0 11 0 11-1 11-11 0-56 0-111 0-166z"><text:p/></draw:path><draw:path draw:style-name="gr1278" draw:text-style-name="P85" svg:width="0.0177in" svg:height="0.048in" svg:x="0.8638in" svg:y="0.1354in" svg:viewBox="0 0 46 123" svg:d="M46 10c0-10 0-10-11-10-7 0-16 0-24 0-11 0-11 0-11 10 0 34 0 69 0 103 0 10 0 10 11 10 8 0 17 0 24 0 11 0 11 0 11-10 0-34 0-69 0-103z"><text:p/></draw:path><draw:path draw:style-name="gr1278" draw:text-style-name="P85" svg:width="0.0504in" svg:height="0.2764in" svg:x="0.8311in" svg:y="0.1811in" svg:viewBox="0 0 129 703" svg:d="M83 693c0 10 0 10 11 10 7 0 16 0 24 0 11 0 11 0 11-10 0-55 0-109 0-163 0-47-20-126-106-178 87-53 106-133 106-178 0-54 0-109 0-163 0-11 0-11-11-11-8 0-17 0-24 0-11 0-11 0-11 11 0 54 0 109 0 163 0 33-7 113-79 167-4 3-4 3-4 11 0 7 0 7 4 11 10 8 37 28 55 67 16 31 24 65 24 99 0 54 0 109 0 164z"><text:p/></draw:path><draw:path draw:style-name="gr1278" draw:text-style-name="P85" svg:width="0.0177in" svg:height="0.0484in" svg:x="0.8638in" svg:y="0.4547in" svg:viewBox="0 0 46 124" svg:d="M46 11c0-10 0-11-11-11-7 0-16 0-24 0-11 0-11 1-11 11 0 34 0 68 0 102 0 10 0 11 11 11 8 0 17 0 24 0 11 0 11-1 11-11 0-34 0-68 0-102z"><text:p/></draw:path><draw:path draw:style-name="gr1278" draw:text-style-name="P85" svg:width="0.0504in" svg:height="0.1378in" svg:x="0.8638in" svg:y="0.502in" svg:viewBox="0 0 129 351" svg:d="M119 351c10 0 10 0 10-9 0-7 0-7-1-9-12-8-41-28-59-63-15-30-23-60-23-94 0-55 0-111 0-166 0-10 0-10-11-10-7 0-16 0-24 0-11 0-11 0-11 10 0 55 0 111 0 166 0 57 30 131 113 175 3 0 4 0 6 0z"><text:p/></draw:path><draw:path draw:style-name="gr1278" draw:text-style-name="P85" svg:width="0.05in" svg:height="0.1012in" svg:x="0.9539in" svg:y="0.0429in" svg:viewBox="0 0 128 258" svg:d="M79 10c0-9 0-10-9-10-24 25-58 25-70 25 0 4 0 8 0 11 8 0 30 0 51-10 0 68 0 134 0 201 0 14-1 18-37 18-4 0-7 0-12 0 0 5 0 8 0 13 13-2 48-2 63-2s48 0 63 2c0-5 0-8 0-13-5 0-9 0-14 0-34 0-35-4-35-18 0-73 0-144 0-217z"><text:p/></draw:path><draw:path draw:style-name="gr1278" draw:text-style-name="P85" svg:width="0.0323in" svg:height="0.1016in" svg:x="1.1886in" svg:y="0.0429in" svg:viewBox="0 0 83 259" svg:d="M56 88c-17 1-36 3-54 4 0 5 0 8 0 13 26 0 29 2 29 20 0 35 0 70 0 104 0 18-5 18-31 18 0 4 0 7 0 12 13 0 34-1 43-1 13 0 27 1 40 1 0-5 0-8 0-12-26 0-27-3-27-17 0-47 0-95 0-142zM57 21c0-13-9-21-20-21-12 0-20 10-20 21 0 10 8 20 20 20 11 0 20-8 20-20z"><text:p/></draw:path><draw:path draw:style-name="gr1278" draw:text-style-name="P85" svg:width="0.0488in" svg:height="0.1071in" svg:x="1.2307in" svg:y="0.0366in" svg:viewBox="0 0 125 273" svg:d="M55 107c0-16 0-30 0-45 0-34 19-53 35-53 1 0 7 0 13 3-5 1-12 7-12 16 0 8 7 16 17 16 11 0 17-8 17-16 0-15-14-28-35-28-26 0-59 21-59 62 0 15 0 29 0 45-10 0-21 0-31 0 0 4 0 7 0 12 10 0 21 0 31 0 0 42 0 82 0 124 0 18-5 18-31 18 0 4 0 8 0 12 15 0 33-1 44-1 15 0 34 0 50 1 0-4 0-8 0-12-3 0-6 0-8 0-29 0-30-5-30-18 0-42 0-82 0-124 14 0 30 0 44 0 0-5 0-8 0-12-15 0-30 0-45 0z"><text:p/></draw:path><draw:path draw:style-name="gr1278" draw:text-style-name="P85" svg:width="0.0819in" svg:height="0.0685in" svg:x="1.3276in" svg:y="0.0783in" svg:viewBox="0 0 209 175" svg:d="M23 147c-1 7-3 16-3 17 0 8 4 11 11 11 4 0 11-3 14-11 0-1 5-19 7-29 3-12 5-23 9-35 2-8 4-16 6-25 2-7 5-18 6-20 5-12 26-47 62-47 18 0 21 14 21 27 0 24-18 74-25 90-3 9-3 14-3 18 0 19 13 32 30 32 37 0 51-56 51-59 0-5-3-5-4-5-4 0-4 1-6 8-8 25-21 47-39 47-7 0-9-3-9-12 0-10 3-20 6-27 8-21 23-64 23-86 0-26-16-41-44-41-35 0-53 24-60 33-2-21-18-33-35-33-18 0-26 14-29 22-6 13-12 35-12 37 0 4 3 4 4 4 5 0 5 0 7-9 7-28 14-46 29-46 7 0 12 5 12 18 0 8-1 13-7 32-8 30-14 60-22 89z"><text:p/></draw:path><draw:path draw:style-name="gr1278" draw:text-style-name="P85" svg:width="0.1008in" svg:height="0.035in" svg:x="1.465in" svg:y="0.088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38in" svg:height="0.1043in" svg:x="1.6232in" svg:y="0.0429in" svg:viewBox="0 0 163 266" svg:d="M163 134c0-31-2-62-16-91-17-36-49-43-66-43-23 0-51 10-67 46-12 27-14 57-14 88 0 29 1 64 18 93 16 32 44 39 63 39 21 0 50-8 68-45 12-26 14-57 14-87zM81 258c-15 0-38-10-45-47-4-24-4-59-4-82 0-24 0-50 3-71 8-46 37-49 46-49 13 0 38 6 46 45 4 22 4 51 4 75 0 29 0 56-4 80-7 36-29 49-46 49z"><text:p/></draw:path><draw:path draw:style-name="gr1278" draw:text-style-name="P85" svg:width="0.0638in" svg:height="0.1043in" svg:x="0.9465in" svg:y="0.2618in" svg:viewBox="0 0 163 266" svg:d="M163 133c0-31-2-61-16-90-17-36-49-43-66-43-23 0-50 10-67 46-12 27-14 56-14 87 0 30 2 64 18 94 16 32 45 39 63 39 21 0 51-8 68-45 12-26 14-57 14-88zM81 258c-15 0-38-10-45-48-4-23-4-58-4-81 0-24 0-50 3-71 8-46 37-49 46-49 14 0 39 6 46 45 4 21 4 51 4 75 0 29 0 55-4 80-6 36-28 49-46 49z"><text:p/></draw:path><draw:path draw:style-name="gr1278" draw:text-style-name="P85" svg:width="0.0323in" svg:height="0.1016in" svg:x="1.1886in" svg:y="0.2614in" svg:viewBox="0 0 83 259" svg:d="M56 88c-17 1-36 2-54 3 0 5 0 8 0 12 26 0 29 3 29 22 0 35 0 70 0 104 0 18-5 18-31 18 0 4 0 7 0 12 13-1 34-1 43-1 13 0 27 0 40 1 0-5 0-8 0-12-26 0-27-3-27-18 0-47 0-94 0-141zM57 20c0-12-9-20-20-20-12 0-20 10-20 20 0 11 8 21 20 21 11 0 20-8 20-21z"><text:p/></draw:path><draw:path draw:style-name="gr1278" draw:text-style-name="P85" svg:width="0.0488in" svg:height="0.1071in" svg:x="1.2307in" svg:y="0.2575in" svg:viewBox="0 0 125 273" svg:d="M55 106c0-15 0-30 0-44 0-34 19-53 35-53 1 0 7 0 13 2-5 2-12 7-12 17 0 8 7 16 17 16 11 0 17-8 17-16 0-15-14-28-35-28-26 0-59 21-59 62 0 14 0 29 0 44-10 0-21 0-31 0 0 4 0 7 0 12 10 0 21 0 31 0 0 42 0 83 0 125 0 18-5 18-31 18 0 4 0 8 0 12 15-1 33-1 44-1 15 0 34 0 50 1 0-4 0-8 0-12-3 0-6 0-8 0-29 0-30-5-30-19 0-42 0-82 0-124 14 0 30 0 44 0 0-5 0-8 0-12-15 0-30 0-45 0z"><text:p/></draw:path><draw:path draw:style-name="gr1278" draw:text-style-name="P85" svg:width="0.0819in" svg:height="0.0685in" svg:x="1.3276in" svg:y="0.2961in" svg:viewBox="0 0 209 175" svg:d="M23 147c-1 6-3 15-3 17 0 8 4 11 11 11 4 0 11-3 14-11 0-1 5-19 7-29 3-12 5-23 9-35 2-8 4-16 6-25 2-7 5-18 6-20 5-12 26-47 62-47 18 0 21 14 21 27 0 24-18 74-25 90-3 9-3 14-3 18 0 18 13 32 30 32 37 0 51-57 51-59 0-5-3-5-4-5-4 0-4 1-6 7-8 26-21 48-39 48-7 0-9-4-9-13s3-19 6-28c8-19 23-62 23-84 0-26-16-41-44-41-35 0-53 24-60 33-2-22-18-33-35-33-18 0-26 14-29 22-6 13-12 35-12 37 0 4 3 4 4 4 5 0 5 0 7-9 7-28 14-46 29-46 7 0 12 5 12 17 0 9-1 14-7 33-8 30-14 60-22 89z"><text:p/></draw:path><draw:path draw:style-name="gr1278" draw:text-style-name="P85" svg:width="0.1008in" svg:height="0.035in" svg:x="1.465in" svg:y="0.30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5in" svg:height="0.1012in" svg:x="1.6307in" svg:y="0.2618in" svg:viewBox="0 0 128 258" svg:d="M79 10c0-9 0-10-9-10-23 24-57 24-70 24 0 5 0 8 0 12 8 0 31 0 51-10 0 68 0 134 0 201 0 14-1 18-36 18-4 0-7 0-12 0 0 5 0 8 0 13 14-2 45-2 62-2 15 0 49 0 63 2 0-5 0-8 0-13-5 0-8 0-12 0-35 0-37-4-37-18 0-73 0-144 0-217z"><text:p/></draw:path><draw:path draw:style-name="gr1278" draw:text-style-name="P85" svg:width="0.0819in" svg:height="0.0689in" svg:x="0.9449in" svg:y="0.5146in" svg:viewBox="0 0 209 176" svg:d="M22 149c-1 5-3 14-3 16 0 7 5 11 11 11 5 0 12-3 14-11 1-1 6-20 8-29 3-12 5-23 9-35 2-9 4-16 6-25 1-7 5-19 5-20 6-12 26-47 63-47 17 0 21 14 21 27 0 25-20 73-25 91-3 8-4 13-4 17 0 18 14 32 31 32 37 0 51-57 51-60 0-4-3-4-4-4-5 0-5 1-6 7-8 26-21 48-39 48-7 0-10-4-10-13 0-10 3-19 7-27 7-20 23-63 23-85 0-27-16-42-44-42-35 0-53 25-60 34-2-22-18-34-35-34-19 0-26 15-30 22-5 13-11 36-11 39s3 3 4 3c4 0 5 0 7-9 7-27 14-46 28-46 7 0 12 5 12 17 0 9-1 14-6 33-8 30-15 60-23 90z"><text:p/></draw:path><draw:path draw:style-name="gr1278" draw:text-style-name="P85" svg:width="0.0587in" svg:height="0.0697in" svg:x="1.1878in" svg:y="0.5138in" svg:viewBox="0 0 150 178" svg:d="M32 76c2-57 35-67 48-67 40 0 43 52 43 67-31 0-60 0-91 0zM32 85c36 0 71 0 108 0 7 0 10 0 10-9 0-39-21-76-70-76-45 0-80 40-80 88 0 52 40 90 85 90 47 0 65-43 65-50 0-5-4-5-6-5-3 0-4 2-5 6-14 39-49 39-52 39-20 0-35-12-44-26-11-19-11-44-11-57z"><text:p/></draw:path><draw:path draw:style-name="gr1278" draw:text-style-name="P85" svg:width="0.0335in" svg:height="0.1055in" svg:x="1.2559in" svg:y="0.4764in" svg:viewBox="0 0 86 269" svg:d="M56 0c-19 1-37 3-56 4 0 5 0 8 0 13 28 0 31 2 31 20 0 68 0 135 0 202 0 17-5 17-31 17 0 5 0 8 0 13 13-2 33-2 43-2 9 0 29 0 43 2 0-5 0-8 0-13-25 0-30 0-30-17 0-79 0-160 0-239z"><text:p/></draw:path><draw:path draw:style-name="gr1278" draw:text-style-name="P85" svg:width="0.0496in" svg:height="0.0697in" svg:x="1.2984in" svg:y="0.5138in" svg:viewBox="0 0 127 178" svg:d="M68 99c8 1 40 8 40 35 0 20-13 35-44 35-32 0-46-22-53-55-2-5-2-6-5-6-6 0-6 2-6 10 0 16 0 34 0 50 0 7 0 10 4 10 3 0 3-1 10-7 0-2 0-3 8-10 17 16 34 17 42 17 45 0 63-26 63-54 0-21-13-32-17-37-12-12-27-15-44-19-22-3-47-9-47-31 0-14 10-29 43-29 43 0 45 35 45 46 1 4 4 4 5 4 5 0 5-2 5-10 0-13 0-25 0-38 0-7 0-10-5-10-1 0-2 0-7 6-2 1-5 4-7 5-14-11-30-11-36-11-48 0-62 26-62 48 0 14 7 25 17 32 12 10 23 14 51 19z"><text:p/></draw:path><draw:path draw:style-name="gr1278" draw:text-style-name="P85" svg:width="0.0587in" svg:height="0.0697in" svg:x="1.3579in" svg:y="0.5138in" svg:viewBox="0 0 150 178" svg:d="M32 76c3-57 35-67 48-67 40 0 44 52 44 67-30 0-61 0-92 0zM32 85c36 0 71 0 108 0 9 0 10 0 10-9 0-39-21-76-70-76-45 0-80 40-80 88 0 52 41 90 85 90 47 0 65-43 65-50 0-5-4-5-6-5-3 0-4 2-4 6-15 39-49 39-53 39-19 0-34-12-43-26-12-19-12-44-12-57z"><text:p/></draw:path><draw:path draw:style-name="gr1278" draw:text-style-name="P85" svg:width="0.0173in" svg:height="0.0453in" svg:x="1.75in" svg:y="0.3409in" svg:viewBox="0 0 45 116" svg:d="M45 41c0-26-10-41-25-41-12 0-20 10-20 21 0 10 8 20 20 20 5 0 10-1 14-5 1-1 1-1 1-1 1 0 1 0 1 6 0 28-13 51-26 65-4 4-4 4-4 5 0 3 2 5 4 5 4 0 35-30 35-75z"><text:p/></draw:path><draw:path draw:style-name="gr1278" draw:text-style-name="P85" svg:width="0.0693in" svg:height="0.0984in" svg:x="1.8067in" svg:y="0.2902in" svg:viewBox="0 0 177 251" svg:d="M176 25c1-2 1-4 1-6 0-7-4-11-11-11-3 0-14 3-15 16-8-14-21-24-37-24-44 0-92 54-92 110 0 39 24 61 52 61 23 0 40-18 45-22-8 35-12 50-12 51-2 4-16 42-56 42-8 0-20-1-31-4 11-4 15-14 15-20 0-7-4-13-14-13-9 0-21 6-21 22 0 15 14 24 52 24 48 0 76-31 81-54 14-57 29-114 43-172zM127 122c-4 10-13 19-20 27-9 6-21 14-32 14-19 0-25-20-25-36 0-18 12-64 22-84 9-19 27-34 42-34 27 0 31 31 31 33s0 4-1 5c-5 26-12 50-17 75z"><text:p/></draw:path><draw:path draw:style-name="gr1278" draw:text-style-name="P85" svg:width="0.1008in" svg:height="0.035in" svg:x="1.9335in" svg:y="0.3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394in" svg:height="0.102in" svg:x="2.0902in" svg:y="0.2575in" svg:viewBox="0 0 101 260" svg:d="M98 14c0-7-6-14-14-14-10 0-21 10-21 21 0 8 5 14 15 14 9 0 20-10 20-21zM68 160c6-11 6-13 9-22 3-8 6-14 6-21 0-18-13-32-32-32-37 0-51 56-51 59 0 5 3 5 4 5 4 0 5-2 6-7 11-37 26-48 40-48 3 0 9 0 9 12 0 8-3 16-4 19-3 11-21 55-26 72-5 11-9 23-9 32 0 18 12 31 31 31 36 0 50-56 50-60 0-3-3-3-4-3-3 0-3 1-6 7-6 24-19 48-39 48-7 0-9-4-9-13 0-10 2-16 11-39 4-13 10-27 14-40z"><text:p/></draw:path><draw:path draw:style-name="gr1278" draw:text-style-name="P85" svg:width="0.072in" svg:height="0.1067in" svg:x="2.1441in" svg:y="0.252in" svg:viewBox="0 0 184 272" svg:d="M184 4c0-1 0-4-6-4-5 0-42 3-48 4-3 0-6 3-6 7s4 4 9 4c19 0 20 4 20 7 0 2-1 6-1 8-8 31-16 61-23 92-8-14-19-25-37-25-45 0-92 57-92 113 0 37 21 62 51 62 7 0 27-1 50-29 4 17 17 29 35 29 14 0 22-9 29-21 7-14 11-38 11-39 0-3-3-3-4-3-4 0-5 1-6 7-6 25-13 48-28 48-11 0-13-11-13-19s2-11 3-17c18-75 37-149 56-224zM103 222c-2 7-2 8-7 15-18 21-33 27-44 27-20 0-26-22-26-36 0-20 14-67 22-85 13-23 29-37 46-37 24 0 29 32 29 34s0 4-1 6c-6 26-12 51-19 76z"><text:p/></draw:path><draw:path draw:style-name="gr1278" draw:text-style-name="P85" svg:width="0.072in" svg:height="0.0744in" svg:x="2.2197in" svg:y="0.3075in" svg:viewBox="0 0 184 190" svg:d="M35 15c-2-3-2-3-5-6 11 0 21 0 32 0 30 41 60 82 91 123 0 13 0 26 0 40-40-52-78-105-118-157zM35 32c39 52 78 102 117 154 3 3 4 4 6 4 5 0 5-4 5-8 0-51 0-103 0-153 0-16 2-19 14-20 2 0 7 0 7-5 0-4-5-4-9-4-13 0-26 0-40 0-4 0-8 0-8 4 0 5 4 5 7 5 16 1 17 6 17 21 0 28 0 56 0 84-28-37-54-73-82-111-2-3-3-3-10-3-15 0-30 0-46 0-5 0-10 0-10 4 0 5 5 5 7 5 7 1 12 5 14 9 0 2 0 2 0 6 0 44 0 88 0 132 0 15-2 19-16 20-2 0-8 0-8 4 0 5 4 5 10 5 14 0 27 0 42 0 4 0 9 0 9-5 0-4-5-4-8-4-16-1-18-7-18-21 0-41 0-82 0-123z"><text:p/></draw:path></draw:g></text:p>
      <text:p text:style-name="P74">בעבור <draw:g text:anchor-type="as-char" svg:y="-0.0992in" draw:z-index="193" draw:name="Shape195" draw:style-name="gr1276"><svg:title>TexMaths</svg:title><svg:desc>11§inline§n_1 = 2§svg§600§FALSE§</svg:desc><draw:path draw:style-name="gr1277" draw:text-style-name="P84" svg:width="0.4142in" svg:height="0.1075in" svg:x="0.0039in" svg:y="0.0083in" svg:viewBox="0 0 1053 274" svg:d="M527 274c-175 0-351 0-527 0 0-92 0-183 0-274 350 0 702 0 1053 0 0 91 0 182 0 274-175 0-351 0-526 0z"><text:p/></draw:path><draw:path draw:style-name="gr1278" draw:text-style-name="P85" svg:width="0.0823in" svg:height="0.0677in" svg:x="0.0004in" svg:y="0.0346in" svg:viewBox="0 0 210 173" svg:d="M23 147c-1 6-3 15-3 17 0 6 5 9 11 9 4 0 12-3 14-10 1 0 6-19 8-29 3-12 5-23 9-34 2-9 4-16 6-25 1-7 5-19 5-20 5-12 26-47 62-47 18 0 21 14 21 27 0 23-19 73-25 89-4 9-4 15-4 18 0 19 14 31 32 31 37 0 51-55 51-59 0-3-3-3-5-3-4 0-4 1-6 7-8 26-20 47-40 47-5 0-8-3-8-12 0-10 3-19 6-28 8-19 24-62 24-84 0-26-16-41-45-41-34 0-52 24-59 33-2-22-19-33-36-33-18 0-26 14-29 22-7 12-12 35-12 36 0 5 4 5 5 5 4 0 4 0 7-9 7-28 14-46 28-46 7 0 12 5 12 17 0 9-1 13-6 33-8 30-15 60-23 89z"><text:p/></draw:path><draw:path draw:style-name="gr1278" draw:text-style-name="P85" svg:width="0.0382in" svg:height="0.0697in" svg:x="0.0992in" svg:y="0.0535in" svg:viewBox="0 0 98 178" svg:d="M60 8c0-8 0-8-7-8-18 18-42 18-53 18 0 3 0 6 0 9 7 0 24 0 40-7 0 45 0 91 0 137 0 9 0 12-28 12-3 0-7 0-10 0 0 3 0 6 0 9 5 0 38-1 47-1s43 1 49 1c0-3 0-6 0-9-4 0-7 0-10 0-28 0-28-3-28-12 0-50 0-100 0-149z"><text:p/></draw:path><draw:path draw:style-name="gr1278" draw:text-style-name="P85" svg:width="0.1008in" svg:height="0.035in" svg:x="0.2063in" svg:y="0.0465in" svg:viewBox="0 0 257 90" svg:d="M244 15c5 0 13 0 13-7 0-8-8-8-13-8-77 0-154 0-231 0-5 0-13 0-13 8 0 7 8 7 13 7 77 0 154 0 231 0zM244 90c5 0 13 0 13-8 0-7-8-7-13-7-77 0-154 0-231 0-5 0-13 0-13 7 0 8 8 8 13 8 77 0 154 0 231 0z"><text:p/></draw:path><draw:path draw:style-name="gr1278" draw:text-style-name="P85" svg:width="0.0602in" svg:height="0.1in" svg:x="0.3654in" svg:y="0.0004in" svg:viewBox="0 0 154 255" svg:d="M30 225c13-13 27-26 40-39 61-52 84-73 84-111 0-44-35-75-83-75-42 0-71 35-71 70 0 21 19 21 20 21 6 0 20-4 20-20 0-11-7-20-20-20-4 0-5 0-6 1 9-26 30-40 53-40 35 0 52 31 52 63 0 31-20 61-41 84-25 27-49 54-75 82-3 4-3 5-3 14 47 0 96 0 143 0 3-22 8-44 11-67-3 0-7 0-10 0-2 12-4 29-9 35-2 2-27 2-36 2-23 0-46 0-69 0z"><text:p/></draw:path></draw:g><text:span text:style-name="T6"><text:s/>מתקיים </text:span><text:span text:style-name="T6"><draw:g text:anchor-type="as-char" svg:y="-0.1134in" draw:z-index="194" draw:name="Shape196" draw:style-name="gr1276"><svg:title>TexMaths</svg:title><svg:desc>11§inline§\forall m \ge n_1. f(n) \le_\N g(m) \land g(m) \le_\N f(n)§svg§600§FALSE§</svg:desc><draw:path draw:style-name="gr1277" draw:text-style-name="P84" svg:width="2.5969in" svg:height="0.1358in" svg:x="0.0083in" svg:y="0.0071in" svg:viewBox="0 0 6597 346" svg:d="M3299 346c-1100 0-2199 0-3299 0 0-116 0-230 0-346 2199 0 4398 0 6597 0 0 116 0 230 0 346-1099 0-2199 0-3298 0z"><text:p/></draw:path><draw:path draw:style-name="gr1278" draw:text-style-name="P85" svg:width="0.0846in" svg:height="0.1079in" svg:x="0.0004in" svg:y="0.0071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5-19 8-29 3-12 5-23 8-34 3-9 5-17 7-26 1-7 5-18 5-19 6-12 26-47 63-47 17 0 21 14 21 26 0 10-3 21-6 33-4 15-8 29-11 44-3 10-6 20-8 30-1 8-5 21-5 23 0 7 6 10 12 10 12 0 14-10 17-22 6-22 20-78 23-92 1-6 22-52 64-52 17 0 21 13 21 26 0 22-17 66-24 87-4 9-5 13-5 21 0 19 14 32 31 32 36 0 51-56 51-59 0-4-4-4-5-4-3 0-3 1-5 7-6 20-19 47-40 47-6 0-9-3-9-12 0-10 4-19 7-27 8-20 23-63 23-85 0-25-15-42-44-42s-48 18-63 37c-1-4-2-17-13-27-9-8-22-10-31-10-35 0-53 25-60 34-2-22-19-34-35-34-19 0-26 15-29 22-8 13-12 36-12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5 0-8 3-8 8 0 4 3 6 7 9 68 31 135 62 203 94-67 32-135 64-202 96-8 2-8 5-8 8 0 4 3 7 8 7 1 0 2 0 6-2 72-33 142-66 214-99zM222 297c7 0 13 0 13-7 0-8-7-8-13-8-69 0-139 0-209 0-5 0-13 0-13 8 0 7 7 7 13 7 70 0 140 0 209 0z"><text:p/></draw:path><draw:path draw:style-name="gr1278" draw:text-style-name="P85" svg:width="0.0819in" svg:height="0.0685in" svg:x="0.426in" svg:y="0.0453in" svg:viewBox="0 0 209 175" svg:d="M22 148c-1 6-3 15-3 17 0 7 5 10 11 10 5 0 12-3 14-11 1-1 5-19 8-29 3-12 5-23 8-34 3-9 5-17 7-26 1-7 5-18 5-19 6-12 26-47 63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1278" draw:text-style-name="P85" svg:width="0.0386in" svg:height="0.0701in" svg:x="0.524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278" draw:text-style-name="P85" svg:width="0.0161in" svg:height="0.0157in" svg:x="0.5941in" svg:y="0.0972in" svg:viewBox="0 0 42 41" svg:d="M42 21c0-12-10-21-21-21s-21 9-21 21c0 11 10 20 21 20s21-9 21-20z"><text:p/></draw:path><draw:path draw:style-name="gr1278" draw:text-style-name="P85" svg:width="0.076in" svg:height="0.1374in" svg:x="0.6315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1278" draw:text-style-name="P85" svg:width="0.035in" svg:height="0.1512in" svg:x="0.7291in" svg:y="0in" svg:viewBox="0 0 90 385" svg:d="M90 381c0-1 0-1-6-8-49-49-61-122-61-179 0-68 14-136 62-183 5-5 5-5 5-7 0-3-2-4-4-4-3 0-39 26-62 76-18 42-24 85-24 118 0 28 4 75 26 119 23 47 57 72 60 72 2 0 4-1 4-4z"><text:p/></draw:path><draw:path draw:style-name="gr1278" draw:text-style-name="P85" svg:width="0.0823in" svg:height="0.0685in" svg:x="0.778in" svg:y="0.0453in" svg:viewBox="0 0 210 175" svg:d="M23 148c-1 6-3 15-3 17 0 7 5 10 11 10 4 0 12-3 14-11 0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6 13-12 36-12 37 0 5 4 5 5 5 4 0 4-1 7-9 7-27 14-46 28-46 7 0 12 4 12 17 0 8-1 13-7 32-8 30-14 60-22 90z"><text:p/></draw:path><draw:path draw:style-name="gr1278" draw:text-style-name="P85" svg:width="0.035in" svg:height="0.1512in" svg:x="0.8736in" svg:y="0in" svg:viewBox="0 0 90 385" svg:d="M90 194c0-31-4-77-26-121-23-48-56-73-60-73-2 0-4 2-4 4s0 2 8 9c37 38 59 99 59 181 0 64-14 132-62 180-5 6-5 6-5 7 0 2 2 4 4 4 4 0 39-26 62-76 19-41 24-84 24-115z"><text:p/></draw:path><draw:path draw:style-name="gr1278" draw:text-style-name="P85" svg:width="0.0921in" svg:height="0.1165in" svg:x="0.9791in" svg:y="0.0161in" svg:viewBox="0 0 235 297" svg:d="M229 17c3-3 6-5 6-9 0-5-3-8-7-8-2 0-6 2-7 2-71 34-142 67-213 101-7 4-8 6-8 9 0 4 2 6 8 9 71 33 142 66 213 99 5 2 6 2 7 2 4 0 7-3 7-7s-1-6-7-8c-67-32-136-64-203-95 69-32 136-64 204-95zM222 297c7 0 13 0 13-7 0-8-7-8-13-8-69 0-139 0-209 0-5 0-13 0-13 8 0 7 7 7 13 7 70 0 140 0 209 0z"><text:p/></draw:path><draw:path draw:style-name="gr1278" draw:text-style-name="P85" svg:width="0.0717in" svg:height="0.074in" svg:x="1.0874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6 0 18 5 18 20 0 28 0 56 0 84-28-37-54-73-82-110-3-3-4-3-10-3-15 0-31 0-47 0-5 0-9 0-9 4 0 5 4 5 6 5 8 1 12 5 15 9-1 2-1 2-1 6 0 44 0 87 0 131 0 15-2 20-15 20-4 0-8 0-8 4 0 6 4 6 9 6 14 0 27 0 42 0 5 0 8 0 8-6 0-4-4-4-7-4-15 0-17-5-17-20 0-42 0-82 0-123z"><text:p/></draw:path><draw:path draw:style-name="gr1278" draw:text-style-name="P85" svg:width="0.0693in" svg:height="0.0976in" svg:x="1.2138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2-64 23-84 9-19 26-34 42-34 26 0 31 31 31 33s0 4-1 5c-7 25-12 49-19 74z"><text:p/></draw:path><draw:path draw:style-name="gr1278" draw:text-style-name="P85" svg:width="0.0346in" svg:height="0.1512in" svg:x="1.3047in" svg:y="0in" svg:viewBox="0 0 89 385" svg:d="M89 381c0-1 0-1-6-8-49-49-61-122-61-179 0-68 14-136 62-183 5-5 5-5 5-7 0-3-1-4-3-4-5 0-40 26-62 76-20 42-24 85-24 118 0 28 3 75 25 119 23 47 56 72 61 72 2 0 3-1 3-4z"><text:p/></draw:path><draw:path draw:style-name="gr1278" draw:text-style-name="P85" svg:width="0.124in" svg:height="0.0685in" svg:x="1.352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6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2 13-6 32-8 30-15 60-23 90z"><text:p/></draw:path><draw:path draw:style-name="gr1278" draw:text-style-name="P85" svg:width="0.0346in" svg:height="0.1512in" svg:x="1.4906in" svg:y="0in" svg:viewBox="0 0 89 385" svg:d="M89 194c0-31-3-77-25-121-23-48-56-73-61-73-2 0-3 2-3 4s0 2 8 9c37 38 59 99 59 181 0 64-14 132-63 180-4 6-4 6-4 7 0 2 1 4 3 4 5 0 40-26 62-76 20-41 24-84 24-115z"><text:p/></draw:path><draw:path draw:style-name="gr1278" draw:text-style-name="P85" svg:width="0.0839in" svg:height="0.0937in" svg:x="1.5835in" svg:y="0.0217in" svg:viewBox="0 0 214 239" svg:d="M117 9c-4-7-6-9-9-9-6 0-7 3-9 9-32 71-65 143-97 215-2 4-2 5-2 7 0 5 3 8 8 8 2 0 5-1 9-8 30-67 60-135 91-203 29 68 60 136 90 203 3 8 8 8 9 8 4 0 7-3 7-8 0-1 0-2-2-6-32-72-64-145-95-216z"><text:p/></draw:path><draw:path draw:style-name="gr1278" draw:text-style-name="P85" svg:width="0.0697in" svg:height="0.0976in" svg:x="1.7122in" svg:y="0.0453in" svg:viewBox="0 0 178 249" svg:d="M176 25c1-2 2-4 2-6 0-7-5-11-12-11-3 0-14 3-15 16-7-14-21-24-37-24-44 0-91 54-91 110 0 38 23 61 51 61 23 0 41-18 45-22-8 34-8 33-12 50-3 5-15 41-56 41-7 0-20 0-31-3 12-4 16-13 16-20s-4-13-15-13c-8 0-21 6-21 22 0 15 14 23 52 23 48 0 76-30 81-52 14-57 29-114 43-172zM126 121c-2 10-11 20-19 28-8 6-20 13-32 13-19 0-24-20-24-35 0-19 11-64 21-84 11-19 27-34 44-34 25 0 30 31 30 33s-1 4-1 5c-6 25-12 49-19 74z"><text:p/></draw:path><draw:path draw:style-name="gr1278" draw:text-style-name="P85" svg:width="0.035in" svg:height="0.1512in" svg:x="1.8031in" svg:y="0in" svg:viewBox="0 0 90 385" svg:d="M90 381c0-1 0-1-6-8-49-49-62-122-62-179 0-68 15-136 63-183 5-5 5-5 5-7 0-3-2-4-4-4-5 0-39 26-62 76-20 42-24 85-24 118 0 28 4 75 25 119 23 47 56 72 61 72 2 0 4-1 4-4z"><text:p/></draw:path><draw:path draw:style-name="gr1278" draw:text-style-name="P85" svg:width="0.1244in" svg:height="0.0685in" svg:x="1.852in" svg:y="0.0453in" svg:viewBox="0 0 317 175" svg:d="M23 148c-1 6-3 15-3 17 0 7 5 10 11 10 4 0 11-3 14-11 0-1 4-19 7-29 3-12 5-23 8-34 3-9 5-17 7-26 2-7 4-18 6-19 5-12 26-47 62-47 18 0 21 14 21 26 0 10-2 21-5 33-4 15-8 29-11 44-2 10-6 20-8 30-2 8-6 21-6 23 0 7 6 10 11 10 13 0 15-10 18-22 6-22 20-78 23-92 1-6 22-52 64-52 16 0 21 13 21 26 0 22-16 66-23 87-5 9-6 13-6 21 0 19 13 32 32 32 36 0 51-56 51-59 0-4-3-4-5-4-4 0-4 1-6 7-6 20-18 47-39 47-6 0-10-3-10-12 0-10 4-19 7-27 8-20 24-63 24-85 0-25-16-42-45-42-30 0-48 18-63 37 0-4-1-17-12-27-10-8-22-10-32-10-35 0-54 25-60 34-1-22-18-34-35-34-18 0-26 15-29 22-6 13-12 36-12 37 0 5 3 4 4 5 5 0 5-1 7-9 7-27 14-46 29-46 6 0 12 3 12 17 0 8-1 13-7 32-8 30-14 60-22 90z"><text:p/></draw:path><draw:path draw:style-name="gr1278" draw:text-style-name="P85" svg:width="0.035in" svg:height="0.1512in" svg:x="1.9894in" svg:y="0in" svg:viewBox="0 0 90 385" svg:d="M90 194c0-31-4-77-25-121-23-48-57-73-61-73-2 0-4 2-4 4s0 2 8 9c38 38 60 99 60 181 0 64-14 132-63 180-5 6-5 6-5 7 0 2 2 4 4 4 4 0 39-26 62-76 20-41 24-84 24-115z"><text:p/></draw:path><draw:path draw:style-name="gr1278" draw:text-style-name="P85" svg:width="0.0929in" svg:height="0.1165in" svg:x="2.0953in" svg:y="0.0161in" svg:viewBox="0 0 237 297" svg:d="M229 17c4-3 8-5 8-9 0-5-4-8-9-8-1 0-5 2-7 2-71 34-142 67-213 101-7 4-8 6-8 9 0 4 2 6 8 9 71 33 142 66 213 99 6 2 6 2 7 2 4 0 9-3 9-7s-3-6-9-8c-67-32-136-64-203-95 69-32 136-64 204-95zM222 297c7 0 15 0 15-7 0-8-9-8-15-8-69 0-139 0-209 0-5 0-13 0-13 8 0 7 7 7 13 7 70 0 140 0 209 0z"><text:p/></draw:path><draw:path draw:style-name="gr1278" draw:text-style-name="P85" svg:width="0.072in" svg:height="0.074in" svg:x="2.2035in" svg:y="0.0634in" svg:viewBox="0 0 184 189" svg:d="M35 15c-3-3-3-3-5-6 11 0 21 0 32 0 30 41 60 81 91 123 0 12 0 25 0 39-40-52-78-104-118-156zM35 32c39 51 78 102 117 154 2 3 4 3 5 3 5 0 5-4 5-8 0-51 0-102 0-152 0-16 3-20 15-20 1 0 7 0 7-5 0-4-5-4-9-4-13 0-26 0-40 0-5 0-10 0-10 4 0 5 6 5 8 5 16 0 18 5 18 20 0 28 0 56 0 84-28-37-54-73-82-110-3-3-3-3-10-3-15 0-31 0-47 0-4 0-9 0-9 4 0 5 5 5 6 5 7 1 13 5 15 9 0 2 0 2 0 6 0 44 0 87 0 131 0 15-2 20-16 20-4 0-8 0-8 4 0 6 4 6 9 6 14 0 28 0 43 0 4 0 9 0 9-6 0-4-5-4-9-4-15 0-17-5-17-20 0-42 0-82 0-123z"><text:p/></draw:path><draw:path draw:style-name="gr1278" draw:text-style-name="P85" svg:width="0.076in" svg:height="0.1374in" svg:x="2.3354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278" draw:text-style-name="P85" svg:width="0.035in" svg:height="0.1512in" svg:x="2.4335in" svg:y="0in" svg:viewBox="0 0 90 385" svg:d="M90 381c0-1 0-1-6-8-49-49-61-122-61-179 0-68 14-136 62-183 5-5 5-5 5-7 0-3-1-4-4-4s-39 26-61 76c-19 42-25 85-25 118 0 28 4 75 26 119 24 47 57 72 60 72s4-1 4-4z"><text:p/></draw:path><draw:path draw:style-name="gr1278" draw:text-style-name="P85" svg:width="0.0823in" svg:height="0.0685in" svg:x="2.4819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1278" draw:text-style-name="P85" svg:width="0.035in" svg:height="0.1512in" svg:x="2.5776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6">, כלומר </text:span><text:span text:style-name="T6"><draw:g text:anchor-type="as-char" svg:y="-0.1075in" draw:z-index="195" draw:name="Shape197" draw:style-name="gr1276"><svg:title>TexMaths</svg:title><svg:desc>11§inline§f \le^* g \land g \le^* f §svg§600§FALSE§</svg:desc><draw:path draw:style-name="gr1277" draw:text-style-name="P84" svg:width="1.0291in" svg:height="0.1217in" svg:x="0.0004in" svg:y="0.0075in" svg:viewBox="0 0 2615 310" svg:d="M0 0c871 0 1744 0 2615 0 0 103 0 207 0 310-871 0-1744 0-2615 0 0-103 0-207 0-310z"><text:p/></draw:path><draw:path draw:style-name="gr1278" draw:text-style-name="P85" svg:width="0.0756in" svg:height="0.1374in" svg:x="0.0008in" svg:y="0in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1278" draw:text-style-name="P85" svg:width="0.0921in" svg:height="0.1165in" svg:x="0.1386in" svg:y="0.0102in" svg:viewBox="0 0 235 297" svg:d="M228 16c4-2 7-4 7-8 0-5-3-8-7-8-2 0-6 2-7 2-71 34-142 67-213 101-7 4-8 6-8 9s2 6 8 9c71 33 142 66 213 99 5 2 6 2 7 2 4 0 7-3 7-8 0-3-1-5-7-8-67-31-136-63-203-94 67-32 136-64 203-96zM222 297c7 0 13 0 13-8 0-7-7-7-13-7-69 0-139 0-209 0-5 0-13 0-13 7 0 8 7 8 13 8 70 0 140 0 209 0z"><text:p/></draw:path><draw:path draw:style-name="gr1278" draw:text-style-name="P85" svg:width="0.0429in" svg:height="0.0457in" svg:x="0.2535in" svg:y="0.0024in" svg:viewBox="0 0 110 117" svg:d="M64 58c22-10 32-13 38-16 6-2 8-4 8-9 0-4-3-9-8-9-2 0-3 0-5 2-12 9-25 17-38 26 2-14 4-28 5-41 0-4 0-11-9-11-3 0-8 2-8 8 0 2 1 11 1 13 0 4 3 24 4 31-12-9-26-17-38-26-2-1-3-2-5-2-5 0-9 5-9 9 0 5 3 7 7 8 13 5 27 12 40 17-22 9-33 13-39 17-5 2-8 3-8 7 0 6 4 9 9 9 2 0 2 0 5-2 12-9 26-16 38-24-1 14-4 28-5 43 0 6 5 9 8 9s9-3 9-9c0-2-1-10-1-13-1-5-2-25-4-30 11 6 22 13 33 21 7 5 7 5 10 5 5 0 8-3 8-9 0-5-3-6-5-7-14-6-28-11-41-17z"><text:p/></draw:path><draw:path draw:style-name="gr1278" draw:text-style-name="P85" svg:width="0.0693in" svg:height="0.0976in" svg:x="0.3587in" svg:y="0.0402in" svg:viewBox="0 0 177 249" svg:d="M176 25c0-2 1-4 1-6 0-7-4-11-11-11-4 0-14 3-15 16-8-14-21-24-37-24-44 0-92 54-92 110 0 37 24 60 52 60 23 0 40-17 45-22-8 33-8 33-12 50-2 4-16 42-56 42-8 0-20 0-31-4 11-3 15-13 15-19 0-7-4-15-14-15-9 0-21 8-21 23 0 16 14 24 52 24 48 0 76-30 81-53 14-56 29-114 43-171zM125 121c-2 10-11 20-18 27-9 7-21 14-32 14-20 0-25-20-25-35 0-19 11-64 22-84 9-19 26-34 42-34 26 0 31 31 31 33s0 4-1 5c-6 24-12 49-19 74z"><text:p/></draw:path><draw:path draw:style-name="gr1278" draw:text-style-name="P85" svg:width="0.0843in" svg:height="0.0933in" svg:x="0.4764in" svg:y="0.0165in" svg:viewBox="0 0 215 238" svg:d="M117 8c-4-7-6-8-9-8-6 0-7 2-9 8-32 71-64 143-96 214-2 5-3 6-3 8 0 4 3 8 8 8 3 0 5-1 9-9 30-67 60-136 91-203 30 67 60 136 90 203 4 9 8 9 9 9 4 0 8-4 8-8 0-1 0-2-3-7-32-71-63-144-95-215z"><text:p/></draw:path><draw:path draw:style-name="gr1278" draw:text-style-name="P85" svg:width="0.0697in" svg:height="0.0976in" svg:x="0.6051in" svg:y="0.0402in" svg:viewBox="0 0 178 249" svg:d="M177 25c0-2 1-4 1-6 0-7-5-11-12-11-3 0-14 3-15 16-7-14-21-24-37-24-44 0-91 54-91 110 0 37 23 60 51 60 23 0 42-17 45-22h1c-9 33-9 33-13 50-1 4-15 42-56 42-7 0-20 0-31-4 12-3 16-13 16-19 0-7-4-15-15-15-8 0-21 8-21 23 0 16 14 24 52 24 48 0 76-30 82-53 15-56 29-114 43-171zM127 121c-3 10-11 20-20 27-8 7-20 14-31 14-20 0-25-20-25-35 0-19 11-64 21-84 11-19 27-34 44-34 25 0 30 31 30 33s-1 4-1 5c-6 24-12 49-18 74z"><text:p/></draw:path><draw:path draw:style-name="gr1278" draw:text-style-name="P85" svg:width="0.0929in" svg:height="0.1165in" svg:x="0.7358in" svg:y="0.0102in" svg:viewBox="0 0 237 297" svg:d="M229 16c4-2 8-4 8-8 0-5-4-8-8-8-2 0-6 2-8 2-71 34-142 67-213 101-7 4-8 6-8 9s2 6 8 9c71 33 142 66 213 99 6 2 7 2 8 2 3 0 8-3 8-8 0-3-3-5-9-8-67-31-134-63-202-94 68-32 136-64 203-96zM222 297c7 0 15 0 15-8 0-7-9-7-15-7-69 0-138 0-208 0-6 0-14 0-14 7 0 8 7 8 13 8 70 0 140 0 209 0z"><text:p/></draw:path><draw:path draw:style-name="gr1278" draw:text-style-name="P85" svg:width="0.0429in" svg:height="0.0457in" svg:x="0.8512in" svg:y="0.0024in" svg:viewBox="0 0 110 117" svg:d="M63 58c23-10 33-13 39-16 6-2 8-4 8-9 0-4-3-9-9-9-2 0-2 0-5 2-12 9-24 17-37 26 2-14 3-28 4-41 1-4 0-11-8-11-3 0-9 2-9 8 0 2 1 11 1 13 1 4 4 24 4 31-12-9-25-17-37-26-3-1-3-2-5-2-6 0-9 5-9 9 0 5 3 7 6 8 13 5 27 12 40 17-22 9-32 13-38 17-6 2-8 3-8 7 0 6 3 9 9 9 1 0 2 0 5-2 12-9 25-16 37-24-1 14-4 28-5 43 0 6 6 9 9 9s8-3 8-9c0-2-1-10-1-13 0-5-3-25-3-30 11 6 21 13 32 21 7 5 8 5 10 5 6 0 9-3 9-9 0-5-3-6-5-7-15-6-28-11-42-17z"><text:p/></draw:path><draw:path draw:style-name="gr1278" draw:text-style-name="P85" svg:width="0.0756in" svg:height="0.1374in" svg:x="0.9622in" svg:y="0in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3 73-2 0-12 0-19-7 18-1 21-15 21-20 0-9-6-14-14-14-10 0-21 8-21 23 0 18 17 27 33 27 21 0 36-23 43-38 13-24 22-71 22-73 8-41 15-81 23-121z"><text:p/></draw:path></draw:g></text:span><text:span text:style-name="T6"><text:s/>אך </text:span><text:span text:style-name="T6"><draw:g text:anchor-type="as-char" svg:y="-0.1102in" draw:z-index="196" draw:name="Shape198" draw:style-name="gr1276"><svg:title>TexMaths</svg:title><svg:desc>11§inline§f \neq g§svg§600§FALSE§</svg:desc><draw:path draw:style-name="gr1277" draw:text-style-name="P84" svg:width="0.3496in" svg:height="0.1256in" svg:x="0.0004in" svg:y="0.0079in" svg:viewBox="0 0 889 320" svg:d="M446 320c-149 0-297 0-446 0 0-107 0-213 0-320 296 0 593 0 889 0 0 107 0 213 0 320-147 0-296 0-443 0z"><text:p/></draw:path><draw:path draw:style-name="gr1278" draw:text-style-name="P85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1278" draw:text-style-name="P85" svg:width="0.076in" svg:height="0.1413in" svg:x="0.1469in" svg:y="0in" svg:viewBox="0 0 194 360" svg:d="M190 15c4-5 4-6 4-7 0-2-3-8-8-8-6 0-7 2-9 8-58 112-115 224-174 336-3 6-3 7-3 8 0 3 3 8 8 8s6-3 9-8c58-113 115-224 173-337z"><text:p/></draw:path><draw:path draw:style-name="gr1278" draw:text-style-name="P85" svg:width="0.1012in" svg:height="0.0358in" svg:x="0.134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1278" draw:text-style-name="P85" svg:width="0.0693in" svg:height="0.0976in" svg:x="0.2886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6"><text:s/>כי </text:span><text:span text:style-name="T6"><draw:g text:anchor-type="as-char" svg:y="-0.1134in" draw:z-index="197" draw:name="Shape199" draw:style-name="gr1276"><svg:title>TexMaths</svg:title><svg:desc>11§inline§f(0) = 1 \neq 0 = g(0)§svg§600§FALSE§</svg:desc><draw:path draw:style-name="gr1277" draw:text-style-name="P84" svg:width="1.2874in" svg:height="0.1358in" svg:x="0.0004in" svg:y="0.0071in" svg:viewBox="0 0 3271 346" svg:d="M1636 346c-546 0-1090 0-1636 0 0-116 0-230 0-346 1090 0 2181 0 3271 0 0 116 0 230 0 346-544 0-1090 0-1635 0z"><text:p/></draw:path><draw:path draw:style-name="gr1278" draw:text-style-name="P8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278" draw:text-style-name="P85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1278" draw:text-style-name="P85" svg:width="0.0638in" svg:height="0.1035in" svg:x="0.1484in" svg:y="0.013in" svg:viewBox="0 0 163 264" svg:d="M163 133c0-31-1-61-16-90-17-37-49-43-64-43-25 0-52 10-69 45-12 28-14 57-14 88 0 29 2 64 18 92 16 32 45 39 63 39 21 0 51-7 68-45 13-25 14-55 14-86zM81 255c-15 0-37-9-45-46-3-22-3-58-3-80 0-26 0-51 2-72 8-45 37-49 46-49 14 0 39 7 47 45 3 22 3 52 3 76 0 28 0 55-4 79-6 36-28 47-46 47z"><text:p/></draw:path><draw:path draw:style-name="gr1278" draw:text-style-name="P85" svg:width="0.035in" svg:height="0.1512in" svg:x="0.2276in" svg:y="0in" svg:viewBox="0 0 90 385" svg:d="M90 193c0-30-4-76-25-120-23-48-57-73-61-73-2 0-4 2-4 4s0 2 8 9c38 38 60 99 60 180 0 65-14 133-62 181-6 6-6 6-6 7 0 2 2 4 4 4 4 0 39-26 62-76 20-41 24-84 24-116z"><text:p/></draw:path><draw:path draw:style-name="gr1278" draw:text-style-name="P85" svg:width="0.1008in" svg:height="0.0354in" svg:x="0.32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5in" svg:height="0.1in" svg:x="0.4949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278" draw:text-style-name="P85" svg:width="0.0756in" svg:height="0.1409in" svg:x="0.6209in" svg:y="0.0043in" svg:viewBox="0 0 193 359" svg:d="M189 15c4-5 4-6 4-7 0-2-3-8-8-8s-6 2-9 8c-58 112-115 223-174 336-2 5-2 6-2 7 0 4 2 8 8 8 4 0 5-2 7-8 59-112 116-223 174-336z"><text:p/></draw:path><draw:path draw:style-name="gr1278" draw:text-style-name="P85" svg:width="0.1008in" svg:height="0.0354in" svg:x="0.60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638in" svg:height="0.1035in" svg:x="0.7654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1278" draw:text-style-name="P85" svg:width="0.1004in" svg:height="0.0354in" svg:x="0.8866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1278" draw:text-style-name="P85" svg:width="0.0693in" svg:height="0.0976in" svg:x="1.0409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1278" draw:text-style-name="P85" svg:width="0.0346in" svg:height="0.1512in" svg:x="1.1319in" svg:y="0in" svg:viewBox="0 0 89 385" svg:d="M89 381c0-1 0-1-6-8-49-49-61-122-61-180 0-67 14-135 63-182 4-5 4-5 4-7 0-3-1-4-3-4-5 0-39 26-62 76-20 42-24 85-24 117 0 29 4 76 25 120 23 47 56 72 61 72 2 0 3-1 3-4z"><text:p/></draw:path><draw:path draw:style-name="gr1278" draw:text-style-name="P85" svg:width="0.0638in" svg:height="0.1035in" svg:x="1.181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1278" draw:text-style-name="P85" svg:width="0.035in" svg:height="0.1512in" svg:x="1.260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</text:span><text:span text:style-name="T57">סה"כ סתירה ולכן </text:span><text:span text:style-name="T57"><draw:g text:anchor-type="as-char" svg:y="-0.1043in" draw:z-index="459" draw:style-name="gr1"><svg:title>TexMaths</svg:title><svg:desc>11§inline§\le^*§svg§600§FALSE§</svg:desc><draw:path draw:style-name="gr2" draw:text-style-name="P84" svg:width="0.1539in" svg:height="0.1091in" svg:x="-0.0004in" svg:y="0.0075in" svg:viewBox="0 0 392 278" svg:d="M0 0c131 0 262 0 392 0 0 93 0 186 0 278-130 0-261 0-392 0 0-92 0-185 0-278z"><text:p/></draw:path><draw:path draw:style-name="gr3" draw:text-style-name="P85" svg:width="0.0917in" svg:height="0.1169in" svg:x="0.0043in" svg:y="0.0075in" svg:viewBox="0 0 234 298" svg:d="M228 17c3-3 6-4 6-9s-3-8-8-8c-2 0-5 2-6 2-71 34-142 68-212 102-7 3-8 5-8 9 0 3 2 5 8 8 70 34 141 67 212 100 4 2 5 2 6 2 5 0 8-3 8-8 0-3-1-5-8-8-66-31-133-63-200-94 67-32 134-64 202-96zM221 298c7 0 13 0 13-8 0-7-8-7-13-7-68 0-137 0-207 0-6 0-14 0-14 7 0 8 7 8 13 8 69 0 139 0 208 0z"><text:p/></draw:path><draw:path draw:style-name="gr4" draw:text-style-name="P85" svg:width="0.0429in" svg:height="0.0457in" svg:x="0.1185in" svg:y="0in" svg:viewBox="0 0 110 117" svg:d="M64 59c22-10 32-14 38-17 6-2 8-3 8-9 0-4-3-9-9-9-1 0-2 0-5 4-12 7-25 16-37 24 1-13 4-27 5-40 0-5 0-12-9-12-3 0-8 2-8 8 0 3 1 11 1 13 0 6 3 24 4 31-12-8-26-17-38-24-2-3-3-4-5-4-5 0-9 5-9 9 0 6 3 7 7 8 13 5 27 12 40 18-23 9-33 13-39 16-5 2-8 3-8 8s4 9 9 9c2 0 2 0 5-3 12-8 26-16 38-24-1 15-4 29-5 43 0 7 5 9 8 9s9-2 9-9c0-2-1-10-1-13-1-4-4-24-4-30 11 7 21 13 32 21 8 6 8 6 10 6 6 0 9-4 9-9s-3-7-6-8c-14-5-27-11-40-16z"><text:p/></draw:path></draw:g></text:span><text:span text:style-name="T57"><text:s/>אינו יחס סדר חלש </text:span><text:span text:style-name="T84"><draw:g text:anchor-type="as-char" svg:y="-0.1043in" draw:z-index="458" draw:style-name="gr1"><svg:title>TexMaths</svg:title><svg:desc>11§inline§\bs§svg§600§FALSE§</svg:desc><draw:path draw:style-name="gr5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6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P3" text:outline-level="3">סעיף (ב)</text:h>
      <text:p text:style-name="P75">נגדיר את היחס <draw:g text:anchor-type="as-char" svg:y="-0.1063in" draw:z-index="199" draw:name="Shape228" draw:style-name="gr1276"><svg:title>TexMaths</svg:title><svg:desc>11§inline§R§svg§600§FALSE§</svg:desc><draw:path draw:style-name="gr1277" draw:text-style-name="P84" svg:width="0.098in" svg:height="0.0906in" svg:x="0.0024in" svg:y="0.0071in" svg:viewBox="0 0 250 231" svg:d="M0 0c84 0 166 0 250 0 0 77 0 154 0 231-84 0-166 0-250 0 0-77 0-154 0-231z"><text:p/></draw:path><draw:path draw:style-name="gr1278" draw:text-style-name="P85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pan text:style-name="T6"><text:s/>על </text:span><text:span text:style-name="T6"><draw:g text:anchor-type="as-char" svg:y="-0.1063in" draw:z-index="200" draw:name="Shape229" draw:style-name="gr1276"><svg:title>TexMaths</svg:title><svg:desc>11§inline§\N \to \N§svg§600§FALSE§</svg:desc><draw:path draw:style-name="gr1277" draw:text-style-name="P84" svg:width="0.4374in" svg:height="0.0906in" svg:x="0.0043in" svg:y="0.0071in" svg:viewBox="0 0 1112 231" svg:d="M557 231c-186 0-371 0-557 0 0-77 0-154 0-231 371 0 741 0 1112 0 0 77 0 154 0 231-185 0-370 0-555 0z"><text:p/></draw:path><draw:path draw:style-name="gr1278" draw:text-style-name="P85" svg:width="0.1028in" svg:height="0.1063in" svg:x="0.0004in" svg:y="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draw:path draw:style-name="gr1278" draw:text-style-name="P85" svg:width="0.1346in" svg:height="0.0783in" svg:x="0.1575in" svg:y="0.0268in" svg:viewBox="0 0 343 200" svg:d="M300 109c-20 15-30 32-34 36-17 26-21 50-21 51 0 4 5 4 8 4 7 0 7-1 9-7 9-38 32-70 75-87 5-1 6-3 6-5 0-3-2-4-3-4-18-7-64-27-78-91-2-5-2-6-9-6-3 0-8 0-8 4 0 2 4 26 20 52 8 11 19 24 35 38-95 0-191 0-287 0-6 0-13 0-13 7 0 8 7 8 13 8 96 0 192 0 287 0z"><text:p/></draw:path><draw:path draw:style-name="gr1278" draw:text-style-name="P85" svg:width="0.1028in" svg:height="0.1063in" svg:x="0.3465in" svg:y="0.0004in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/draw:g></text:span><text:span text:style-name="T6"><text:s/>באופן הבא: </text:span></text:p>
      <text:p text:style-name="P9"><draw:g text:anchor-type="as-char" svg:y="-0.1134in" draw:z-index="201" draw:name="Shape230" draw:style-name="gr1276"><svg:title>TexMaths</svg:title><svg:desc>11§inline§fRg \iff \exists n \in \N. \forall m \ge n. f(m) = g(m)§svg§600§FALSE§</svg:desc><draw:path draw:style-name="gr1277" draw:text-style-name="P84" svg:width="2.6469in" svg:height="0.1354in" svg:x="0.0004in" svg:y="0.0071in" svg:viewBox="0 0 6724 345" svg:d="M0 0c2241 0 4483 0 6724 0 0 115 0 230 0 345-2241 0-4483 0-6724 0 0-115 0-230 0-345z"><text:p/></draw:path><draw:path draw:style-name="gr1278" draw:text-style-name="P8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1278" draw:text-style-name="P85" svg:width="0.1083in" svg:height="0.1063in" svg:x="0.0898in" svg:y="0.0098in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8 0-11 0-11 8 0 4 4 4 6 4 11 0 37-2 48-2 10 0 38 2 49 2 4 0 8 0 8-9 0-3-3-3-11-3-14 0-25 0-25-8 0-2 1-4 1-6 9-33 18-67 26-100 16 0 30 0 45 0 36 0 43 20 43 34 0 6-3 18-5 26-3 10-7 24-7 32 0 42 46 42 52 42 33 0 46-39 46-44s-3-2-4-5c-4 0-5 3-6 6-9 29-26 35-35 35-12 0-15-9-15-24 0-12 2-32 4-44 1-5 1-11 1-17 0-29-25-41-36-46z"><text:p/></draw:path><draw:path draw:style-name="gr1278" draw:text-style-name="P85" svg:width="0.0693in" svg:height="0.0972in" svg:x="0.2028in" svg:y="0.0453in" svg:viewBox="0 0 177 248" svg:d="M176 25c0-3 1-4 1-7 0-7-4-10-11-10-4 0-14 2-16 16-7-14-20-24-36-24-44 0-92 54-92 109 0 39 23 62 52 62 22 0 40-19 45-23v1c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1278" draw:text-style-name="P85" svg:width="0.1346in" svg:height="0.0823in" svg:x="0.3713in" svg:y="0.0335in" svg:viewBox="0 0 343 210" svg:d="M330 151c7 0 13 0 13-8s-6-8-13-8c-81 0-164 0-245 0-17-14-37-24-50-29 15-7 33-17 50-30 81 0 164 0 245 0 7 0 13 0 13-8 0-7-6-7-13-7-76 0-152 0-228 0 18-18 39-52 39-57 0-4-6-4-8-4-3 0-5 0-8 3-7 15-18 34-44 58-26 23-52 33-72 39-7 2-7 2-8 3-1 0-1 2-1 3s0 1 1 2c0 0 1 0 1 1 1 0 1 0 9 3 52 16 90 50 112 91 5 7 5 7 10 7 2 0 8 0 8-4 0-5-20-38-39-55 76 0 152 0 228 0z"><text:p/></draw:path><draw:path draw:style-name="gr1278" draw:text-style-name="P85" svg:width="0.1346in" svg:height="0.0823in" svg:x="0.498in" svg:y="0.0335in" svg:viewBox="0 0 343 210" svg:d="M260 76c15 14 35 24 48 30-14 6-33 16-48 29-82 0-164 0-246 0-6 0-14 0-14 8s7 8 13 8c76 0 153 0 229 0-19 17-38 50-38 55 0 4 4 4 6 4 3 0 7 0 8-3 8-14 19-33 44-56 26-23 53-34 72-40 7-2 8-2 8-3 1 0 1-1 1-2s0-1 0-3c0-1-1-1-1-1-1 0-2-1-9-3-52-15-91-49-112-91-4-8-5-8-11-8-2 0-6 0-6 4 0 5 19 39 38 57-76 0-153 0-229 0-6 0-13 0-13 7 0 8 8 8 14 8 82 0 164 0 246 0z"><text:p/></draw:path><draw:path draw:style-name="gr1278" draw:text-style-name="P85" svg:width="0.0673in" svg:height="0.1043in" svg:x="0.735in" svg:y="0.0075in" svg:viewBox="0 0 172 266" svg:d="M172 13c0-12-1-13-14-13-48 0-96 0-145 0-6 0-13 0-13 8 0 7 7 7 13 7 48 0 96 0 143 0 0 37 0 73 0 111-46 0-91 0-137 0-7 0-15 0-15 7 0 8 8 8 15 8 46 0 91 0 137 0 0 36 0 73 0 109-47 0-95 0-143 0-6 0-13 0-13 8s7 8 13 8c49 0 97 0 145 0 13 0 14-2 14-14 0-79 0-160 0-239z"><text:p/></draw:path><draw:path draw:style-name="gr1278" draw:text-style-name="P85" svg:width="0.0819in" svg:height="0.0681in" svg:x="0.8157in" svg:y="0.0453in" svg:viewBox="0 0 209 174" svg:d="M22 148c-1 5-3 14-3 16 0 7 5 10 11 10 5 0 12-2 14-10 1-1 6-20 8-29 3-12 5-24 9-35 2-9 4-16 6-25 1-7 5-18 5-20 6-12 26-47 63-47 17 0 21 14 21 27 0 24-20 73-25 91-3 8-4 13-4 17 0 18 13 31 31 31 37 0 51-56 51-59 0-4-3-4-4-4-5 0-5 1-6 7-8 26-21 48-39 48-7 0-10-4-10-13 0-10 3-19 7-27 7-20 23-63 23-85 0-26-16-41-44-41-35 0-53 24-60 33-2-21-19-33-36-33-19 0-25 14-29 22-5 13-11 35-11 37 0 4 3 4 4 4 4 0 5 0 7-9 7-28 14-46 28-46 7 0 12 5 12 18 0 8-1 13-6 32-8 30-15 60-23 90z"><text:p/></draw:path><draw:path draw:style-name="gr1278" draw:text-style-name="P85" svg:width="0.076in" svg:height="0.087in" svg:x="0.9571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278" draw:text-style-name="P85" svg:width="0.1024in" svg:height="0.1059in" svg:x="1.0925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1278" draw:text-style-name="P85" svg:width="0.0157in" svg:height="0.0161in" svg:x="1.2114in" svg:y="0.0972in" svg:viewBox="0 0 41 42" svg:d="M41 21c0-11-10-21-21-21-12 0-20 10-20 21s8 21 20 21c11 0 21-10 21-21z"><text:p/></draw:path><draw:path draw:style-name="gr1278" draw:text-style-name="P85" svg:width="0.0846in" svg:height="0.1075in" svg:x="1.2406in" svg:y="0.0075in" svg:viewBox="0 0 216 274" svg:d="M213 14c3-4 3-5 3-6 0-5-4-8-9-8s-7 4-9 9c-11 28-21 56-32 85-39 0-78 0-118 0-11-29-20-57-31-85-2-6-4-9-9-9-4 0-8 3-8 8 1 2 0 1 2 6 32 84 65 168 97 251 2 6 3 9 9 9 5 0 6-4 9-8 32-83 65-168 96-252zM55 109c35 0 70 0 106 0-18 45-36 90-53 135-18-45-35-90-53-135z"><text:p/></draw:path><draw:path draw:style-name="gr1278" draw:text-style-name="P85" svg:width="0.124in" svg:height="0.0681in" svg:x="1.3291in" svg:y="0.0453in" svg:viewBox="0 0 316 174" svg:d="M22 148c-1 5-3 14-3 16 0 7 5 10 11 10 5 0 12-2 14-10 1-1 6-20 8-29 3-12 5-24 9-35 2-9 4-16 6-25 1-7 5-18 5-20 6-12 26-47 63-47 17 0 21 14 21 27 0 10-3 21-6 32-4 14-8 30-11 45-3 9-6 19-8 29-1 8-4 21-4 23 0 7 5 10 11 10 12 0 14-9 17-22 6-21 20-77 23-93 1-4 22-51 64-51 17 0 21 13 21 27 0 22-17 66-24 86-4 10-6 14-6 22 0 18 15 31 32 31 36 0 51-56 51-59 0-4-4-4-5-4-3 0-3 1-5 7-6 21-19 48-40 48-6 0-9-4-9-13 0-10 4-19 7-27 8-20 23-63 23-85 0-24-15-41-44-41-28 0-48 17-63 37-1-5-2-18-13-27-9-8-22-10-31-10-35 0-53 24-60 33-2-22-19-33-36-33-18 0-25 14-29 22-7 13-11 36-11 37 0 4 3 4 4 4 4 0 5 0 7-9 7-28 14-46 28-46 6 0 12 3 12 18 0 8-1 13-6 32-8 30-15 60-23 90z"><text:p/></draw:path><draw:path draw:style-name="gr1278" draw:text-style-name="P85" svg:width="0.0921in" svg:height="0.1161in" svg:x="1.5134in" svg:y="0.0161in" svg:viewBox="0 0 235 296" svg:d="M228 120c5-2 7-4 7-9 0-3-1-5-7-9-71-34-142-67-213-100-5-2-5-1-7-2-6 0-8 3-8 8 0 4 2 6 7 9 68 31 135 62 203 94-67 32-135 64-202 95-8 3-8 5-8 9 0 3 3 7 8 7 1 0 1 0 6-3 72-33 142-66 214-99zM222 296c7 0 13 0 13-8 0-7-7-7-13-7-69 0-139 0-209 0-5 0-13 0-13 7 0 8 7 8 13 8 70 0 140 0 209 0z"><text:p/></draw:path><draw:path draw:style-name="gr1278" draw:text-style-name="P85" svg:width="0.0819in" svg:height="0.0681in" svg:x="1.6657in" svg:y="0.0453in" svg:viewBox="0 0 209 174" svg:d="M22 148c-1 5-3 14-3 16 0 7 5 10 11 10 5 0 12-2 14-10 1-1 6-20 8-29 3-12 5-24 9-35 2-9 4-16 6-25 1-7 5-18 5-20 6-12 26-47 63-47 17 0 21 14 21 27 0 24-20 73-25 91-3 8-4 13-4 17 0 18 13 31 31 31 37 0 51-56 51-59 0-4-3-4-4-4-5 0-5 1-6 7-8 26-21 48-39 48-7 0-10-4-10-13 0-10 3-19 7-27 7-20 23-63 23-85 0-26-16-41-44-41-35 0-53 24-60 33-2-21-19-33-36-33-19 0-25 14-29 22-7 13-11 35-11 37 0 4 3 4 4 4 4 0 5 0 7-9 7-28 14-46 28-46 7 0 12 5 12 18 0 8-1 13-6 32-8 30-15 60-23 90z"><text:p/></draw:path><draw:path draw:style-name="gr1278" draw:text-style-name="P85" svg:width="0.0157in" svg:height="0.0161in" svg:x="1.7657in" svg:y="0.0972in" svg:viewBox="0 0 41 42" svg:d="M41 21c0-11-10-21-21-21s-20 10-20 21 9 21 20 21 21-10 21-21z"><text:p/></draw:path><draw:path draw:style-name="gr1278" draw:text-style-name="P85" svg:width="0.0756in" svg:height="0.137in" svg:x="1.8031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1278" draw:text-style-name="P85" svg:width="0.0346in" svg:height="0.1508in" svg:x="1.9012in" svg:y="0in" svg:viewBox="0 0 89 384" svg:d="M89 380c0-1 0-1-6-8-49-48-61-121-61-179 0-67 14-135 63-183 4-4 4-4 4-7 0-2-1-3-3-3-5 0-40 26-62 75-20 43-24 86-24 118 0 28 3 76 25 119 23 47 56 72 61 72 2 0 3-1 3-4z"><text:p/></draw:path><draw:path draw:style-name="gr1278" draw:text-style-name="P85" svg:width="0.124in" svg:height="0.0681in" svg:x="1.9496in" svg:y="0.0453in" svg:viewBox="0 0 316 174" svg:d="M22 148c-1 5-3 14-3 16 0 7 5 10 11 10 5 0 12-2 14-10 1-1 6-20 8-29 3-12 5-24 9-35 2-9 4-16 6-25 1-7 5-18 5-20 6-12 26-47 63-47 17 0 21 14 21 27 0 10-3 21-6 32-4 14-8 30-11 45-3 9-6 19-8 29-1 8-4 21-4 23 0 7 5 10 11 10 12 0 14-9 17-22 6-21 20-77 23-93 1-4 22-51 64-51 17 0 21 13 21 27 0 22-17 66-24 86-4 10-5 14-5 22 0 18 14 31 31 31 36 0 51-56 51-59 0-4-4-4-5-4-3 0-3 1-5 7-6 21-19 48-40 48-6 0-9-4-9-13 0-10 4-19 7-27 8-20 23-63 23-85 0-24-15-41-44-41-28 0-48 17-63 37-1-5-2-18-13-27-9-8-22-10-31-10-35 0-53 24-60 33-2-22-19-33-36-33-18 0-25 14-29 22-7 13-11 36-11 37 0 4 3 4 4 4 4 0 5 0 7-9 7-28 14-46 28-46 6 0 12 3 12 18 0 8-1 13-6 32-8 30-15 60-23 90z"><text:p/></draw:path><draw:path draw:style-name="gr1278" draw:text-style-name="P85" svg:width="0.0346in" svg:height="0.1508in" svg:x="2.0874in" svg:y="0in" svg:viewBox="0 0 89 384" svg:d="M89 193c0-30-3-77-25-120-23-48-56-73-61-73-2 0-3 1-3 3 0 3 0 3 8 10 37 38 59 99 59 180 0 65-14 132-61 181-6 5-6 5-6 6 0 3 1 4 3 4 5 0 40-26 62-75 20-43 24-85 24-116z"><text:p/></draw:path><draw:path draw:style-name="gr1278" draw:text-style-name="P85" svg:width="0.1008in" svg:height="0.035in" svg:x="2.188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278" draw:text-style-name="P85" svg:width="0.0697in" svg:height="0.0972in" svg:x="2.3429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1278" draw:text-style-name="P85" svg:width="0.035in" svg:height="0.1508in" svg:x="2.4339in" svg:y="0in" svg:viewBox="0 0 90 384" svg:d="M90 380c0-1 0-1-6-8-49-48-62-121-62-179 0-67 15-135 63-183 5-4 5-4 5-7 0-2-2-3-4-3-3 0-39 26-62 75-20 43-24 86-24 118 0 28 4 76 25 119 23 47 58 72 61 72 2 0 4-1 4-4z"><text:p/></draw:path><draw:path draw:style-name="gr1278" draw:text-style-name="P85" svg:width="0.1244in" svg:height="0.0681in" svg:x="2.4823in" svg:y="0.0453in" svg:viewBox="0 0 317 174" svg:d="M23 148c-1 5-3 14-3 16 0 7 5 10 11 10 4 0 11-2 14-10 0-1 5-20 8-29 2-12 5-24 8-35 2-9 5-16 6-25 2-7 5-18 6-20 5-12 26-47 62-47 18 0 21 14 21 27 0 10-2 21-5 32-4 14-8 30-11 45-2 9-6 19-8 29-1 8-5 21-5 23 0 7 5 10 12 10 11 0 14-9 16-22 6-21 20-77 23-93 2-4 22-51 64-51 18 0 21 13 21 27 0 22-15 66-23 86-5 10-6 14-6 22 0 18 14 31 32 31 37 0 51-56 51-59 0-4-3-4-5-4-4 0-4 1-6 7-6 21-18 48-39 48-6 0-10-4-10-13 0-10 4-19 7-27 8-20 24-63 24-85 0-24-16-41-45-41-30 0-48 17-63 37 0-5-1-18-12-27-10-8-22-10-32-10-34 0-53 24-60 33-1-22-18-33-35-33-18 0-26 14-29 22-6 13-12 36-12 37 0 4 3 3 4 4 5 0 5 0 7-9 7-28 14-46 29-46 6 0 12 3 12 18 0 8-1 13-7 32-8 30-14 60-22 90z"><text:p/></draw:path><draw:path draw:style-name="gr1278" draw:text-style-name="P85" svg:width="0.035in" svg:height="0.1508in" svg:x="2.6201in" svg:y="0in" svg:viewBox="0 0 90 384" svg:d="M90 193c0-30-4-77-25-120-23-48-56-73-61-73-2 0-4 1-4 3 0 3 0 3 8 10 38 38 60 99 60 180 0 65-14 132-62 181-6 5-6 5-6 6 0 3 2 4 4 4 5 0 39-26 62-75 20-43 24-85 24-116z"><text:p/></draw:path></draw:g></text:p>
      <text:p text:style-name="P75">נוכיח <draw:g text:anchor-type="as-char" svg:y="-0.1063in" draw:z-index="202" draw:name="Shape231" draw:style-name="gr1276"><svg:title>TexMaths</svg:title><svg:desc>11§inline§R§svg§600§FALSE§</svg:desc><draw:path draw:style-name="gr1277" draw:text-style-name="P84" svg:width="0.098in" svg:height="0.0906in" svg:x="0.0024in" svg:y="0.0071in" svg:viewBox="0 0 250 231" svg:d="M0 0c84 0 166 0 250 0 0 77 0 154 0 231-84 0-166 0-250 0 0-77 0-154 0-231z"><text:p/></draw:path><draw:path draw:style-name="gr1278" draw:text-style-name="P85" svg:width="0.1075in" svg:height="0.1063in" svg:x="0.0004in" svg:y="0in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pan text:style-name="T6"><text:s/>יחס שקילות. </text:span></text:p>
      <text:list xml:id="list4046348935" text:style-name="L7">
        <text:list-item>
          <text:p text:style-name="P35"><text:span text:style-name="T6">רפלקסיביות: יהי </text:span><text:span text:style-name="T6"><draw:g text:anchor-type="as-char" svg:y="-0.1075in" draw:z-index="208" draw:name="Shape232" draw:style-name="gr1276"><svg:title>TexMaths</svg:title><svg:desc>11§inline§f \in \N \to \N§svg§600§FALSE§</svg:desc><draw:path draw:style-name="gr1277" draw:text-style-name="P84" svg:width="0.7146in" svg:height="0.122in" svg:x="0in" svg:y="0.0075in" svg:viewBox="0 0 1816 311" svg:d="M0 0c605 0 1210 0 1816 0 0 103 0 208 0 311-606 0-1211 0-1816 0 0-103 0-208 0-311z"><text:p/></draw:path><draw:path draw:style-name="gr1278" draw:text-style-name="P85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1278" draw:text-style-name="P85" svg:width="0.0756in" svg:height="0.0874in" svg:x="0.1382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1278" draw:text-style-name="P85" svg:width="0.1028in" svg:height="0.1067in" svg:x="0.2728in" svg:y="0.0028in" svg:viewBox="0 0 262 272" svg:d="M34 35c0 63 0 126 0 188 0 20-3 28-23 28-4 0-11 0-11 6 0 7 7 7 13 7 20 0 40 0 60 0 7 0 13 0 13-7 0-6-7-6-12-6-21 0-24-9-24-29 0-59 0-118 0-177 56 74 111 147 167 221 3 4 5 6 7 6 7 0 7-7 7-14 0-72 0-145 0-217 0-21 4-27 22-28 2 0 9 0 9-6 0-7-6-7-13-7-19 0-38 0-56 0-7 0-14 0-14 7 0 6 7 6 11 6 22 1 26 9 26 29 0 40 0 80 0 121-39-53-78-105-117-158-4-5-5-5-14-5-22 0-45 0-67 0-8 0-14 0-14 7 0 6 6 6 9 6 10 1 18 8 21 12 0 4 0 5 0 10zM218 244c-56-74-112-147-168-221-4-5-4-5-8-10 15 0 31 0 46 0 43 58 87 118 130 176 0 19 0 36 0 55z"><text:p/></draw:path><draw:path draw:style-name="gr1278" draw:text-style-name="P85" svg:width="0.1346in" svg:height="0.0787in" svg:x="0.4299in" svg:y="0.0291in" svg:viewBox="0 0 343 201" svg:d="M300 109c-20 15-30 32-34 36-17 27-21 51-21 52 0 4 5 4 8 4 7 0 8-1 9-7 9-38 32-71 76-88 4-2 5-2 5-5 0-2-2-4-3-4-16-7-64-27-78-92-1-4-2-5-9-5-3 0-8 0-8 4 0 1 4 26 20 51 8 12 19 25 35 37-95 0-191 0-287 0-6 0-13 1-13 9 0 9 7 8 13 8 96 0 192 0 287 0z"><text:p/></draw:path><draw:path draw:style-name="gr1278" draw:text-style-name="P85" svg:width="0.1028in" svg:height="0.1067in" svg:x="0.6197in" svg:y="0.0028in" svg:viewBox="0 0 262 272" svg:d="M34 35c0 63 0 126 0 188 0 20-3 28-23 28-4 0-11 0-11 6 0 7 7 7 13 7 20 0 41 0 61 0 6 0 12 0 12-7 0-6-6-6-11-6-22 0-25-9-25-29 0-59 0-118 0-177 56 74 111 147 167 221 3 4 5 6 9 6 6 0 6-7 6-14 0-72 0-145 0-217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8 130 176 0 19 0 36 0 55z"><text:p/></draw:path></draw:g></text:span><text:span text:style-name="T6">, נוכיח </text:span><text:span text:style-name="T6"><draw:g text:anchor-type="as-char" svg:y="-0.1075in" draw:z-index="211" draw:name="Shape233" draw:style-name="gr1276"><svg:title>TexMaths</svg:title><svg:desc>11§inline§fRf§svg§600§FALSE§</svg:desc><draw:path draw:style-name="gr1277" draw:text-style-name="P84" svg:width="0.2748in" svg:height="0.122in" svg:x="0in" svg:y="0.0075in" svg:viewBox="0 0 699 311" svg:d="M0 0c233 0 466 0 699 0 0 103 0 208 0 311-233 0-466 0-699 0 0-103 0-208 0-311z"><text:p/></draw:path><draw:path draw:style-name="gr1278" draw:text-style-name="P85" svg:width="0.0752in" svg:height="0.1378in" svg:x="0.0004in" svg:y="0in" svg:viewBox="0 0 192 351" svg:d="M121 118c11 0 22 0 33 0 8 0 11 0 11-8 0-4-3-4-10-4-11 0-21 0-32 0 2-15 6-30 8-44 2-8 6-36 10-40 3-8 10-13 17-13 1 0 12 0 19 6-16 1-21 16-21 21 0 9 8 13 14 13 10 0 22-7 22-23 0-17-18-26-34-26-13 0-37 7-48 45-3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1278" draw:text-style-name="P85" svg:width="0.1079in" svg:height="0.1067in" svg:x="0.0894in" svg:y="0.0047in" svg:viewBox="0 0 275 272" svg:d="M129 26c2-10 3-13 11-14 3 0 15 0 23 0 27 0 70 0 70 37 0 14-6 40-21 55-10 10-31 22-66 22-14 0-28 0-43 0 9-33 17-67 26-100zM184 132c39-9 85-35 85-75 0-33-35-57-85-57-37 0-74 0-110 0-8 0-11 0-11 8 0 4 3 4 11 4 4 0 7 0 14 0 7 1 11 1 11 7 0 1-1 2-2 7-18 70-34 138-52 207-3 14-4 18-35 18-7 0-10 0-10 7 0 5 4 5 5 5 11 0 38-1 49-1s38 1 48 1c4 0 8 0 8-8 0-4-3-4-10-4-14 0-25 0-25-7 0-2 1-4 1-7 9-34 16-68 25-102 16 0 31 0 46 0 36 0 42 22 42 35 0 6-3 18-5 27-3 11-7 25-7 33 0 42 47 42 52 42 33 0 46-40 46-44 0-6-3-4-4-6-4 0-5 3-6 6-9 28-25 35-34 35-13 0-15-9-15-23 0-12 2-32 3-44 1-6 1-13 1-19 0-30-25-42-36-45z"><text:p/></draw:path><draw:path draw:style-name="gr1278" draw:text-style-name="P85" svg:width="0.0752in" svg:height="0.1378in" svg:x="0.2075in" svg:y="0in" svg:viewBox="0 0 192 351" svg:d="M121 118c11 0 22 0 33 0 8 0 12 0 12-8 0-4-4-4-11-4-11 0-21 0-32 0 3-15 6-30 9-44 1-8 7-36 9-40 3-8 10-13 17-13 3 0 12 0 20 6-17 1-21 16-21 21 0 9 7 13 15 13 9 0 20-7 20-23 0-17-17-26-34-26-12 0-37 7-48 45-2 8-3 12-13 61-9 0-18 0-27 0-6 0-11 0-11 7 0 5 4 5 10 5 9 0 18 0 27 0-10 50-20 101-30 151-7 38-13 73-33 73-2 0-11 0-19-7 18-1 21-15 21-21 0-8-6-13-14-13-10 0-21 8-21 23 0 18 16 27 33 27 21 0 36-23 43-38 13-24 22-71 22-73 8-41 15-82 23-122z"><text:p/></draw:path></draw:g></text:span><text:span text:style-name="T6">. לפי הגדרה, </text:span><text:span text:style-name="T6"><draw:g text:anchor-type="as-char" svg:y="-0.1134in" draw:z-index="209" draw:name="Shape234" draw:style-name="gr1276"><svg:title>TexMaths</svg:title><svg:desc>11§inline§\forall m \in \N. f(n) = f(n)§svg§600§FALSE§</svg:desc><draw:path draw:style-name="gr1277" draw:text-style-name="P84" svg:width="1.328in" svg:height="0.1358in" svg:x="0.0083in" svg:y="0.0071in" svg:viewBox="0 0 3374 346" svg:d="M1688 346c-563 0-1125 0-1688 0 0-116 0-230 0-346 1125 0 2249 0 3374 0 0 116 0 230 0 346-562 0-1125 0-1686 0z"><text:p/></draw:path><draw:path draw:style-name="gr1278" draw:text-style-name="P85" svg:width="0.0843in" svg:height="0.1079in" svg:x="0.0004in" svg:y="0.0071in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6 13-6 21 0 19 14 32 32 32 36 0 51-56 51-59 0-4-4-4-5-4-3 0-3 1-5 7-6 20-19 47-40 47-7 0-9-3-9-12 0-10 4-19 7-27 8-20 23-63 23-85 0-25-15-42-44-42s-48 18-63 37c-1-4-2-17-13-27-9-8-22-10-31-10-35 0-54 25-60 34-2-22-19-34-36-34-18 0-25 15-29 22-7 13-11 36-11 37 0 5 3 5 4 5 4 0 5-1 7-9 7-27 14-46 27-46 7 0 13 3 13 17 0 8-2 13-6 32-8 30-15 60-23 90z"><text:p/></draw:path><draw:path draw:style-name="gr1278" draw:text-style-name="P85" svg:width="0.0752in" svg:height="0.087in" svg:x="0.2736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278" draw:text-style-name="P85" svg:width="0.1028in" svg:height="0.1063in" svg:x="0.4083in" svg:y="0.0098in" svg:viewBox="0 0 262 271" svg:d="M34 35c0 63 0 126 0 187 0 20-3 28-23 28-4 0-11 0-11 7 0 6 7 6 13 6 20 0 40 0 60 0 7 0 13 0 13-6 0-7-7-7-12-7-21 0-25-9-25-29 0-58 0-118 0-176 57 74 112 148 168 220 3 5 5 6 8 6 6 0 6-7 6-13 0-72 0-145 0-217 0-21 4-27 22-28 2 0 9 0 9-6 0-7-6-7-14-7-18 0-37 0-56 0-6 0-13 0-13 7 0 6 7 6 11 6 22 1 25 9 25 29 0 39 0 80 0 121-38-53-78-105-116-157-4-6-6-6-14-6-22 0-45 0-67 0-7 0-14 0-14 7 0 6 7 6 9 6 10 1 18 8 21 12 0 4 0 5 0 10zM218 243c-56-72-112-146-169-220-3-5-3-5-7-10 15 0 31 0 46 0 43 59 87 117 130 176 0 18 0 37 0 54z"><text:p/></draw:path><draw:path draw:style-name="gr1278" draw:text-style-name="P85" svg:width="0.0157in" svg:height="0.0157in" svg:x="0.5272in" svg:y="0.0972in" svg:viewBox="0 0 41 41" svg:d="M41 21c0-12-9-21-20-21s-21 9-21 21c0 11 10 20 21 20s20-9 20-20z"><text:p/></draw:path><draw:path draw:style-name="gr1278" draw:text-style-name="P85" svg:width="0.0752in" svg:height="0.1374in" svg:x="0.5646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1278" draw:text-style-name="P85" svg:width="0.035in" svg:height="0.1512in" svg:x="0.6622in" svg:y="0in" svg:viewBox="0 0 90 385" svg:d="M90 381c0-1 0-1-6-8-49-49-61-122-61-180 0-67 14-135 62-182 5-5 5-5 5-7 0-3-2-4-4-4-4 0-39 26-62 76-20 42-24 85-24 117 0 29 4 76 25 120 23 47 57 72 61 72 2 0 4-1 4-4z"><text:p/></draw:path><draw:path draw:style-name="gr1278" draw:text-style-name="P85" svg:width="0.0823in" svg:height="0.0685in" svg:x="0.7102in" svg:y="0.0453in" svg:viewBox="0 0 210 175" svg:d="M23 148c-1 6-3 15-3 17 0 7 5 10 11 10 4 0 11-3 14-11 0-1 6-19 8-29 2-12 5-23 7-34 3-9 6-17 7-26 2-7 6-18 6-19 5-12 26-47 62-47 18 0 21 14 21 26 0 24-19 74-25 91-3 8-3 13-3 17 0 19 13 32 31 32 37 0 51-56 51-59 0-4-4-4-6-4-3 0-3 1-5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1278" draw:text-style-name="P85" svg:width="0.0346in" svg:height="0.1512in" svg:x="0.8059in" svg:y="0in" svg:viewBox="0 0 89 385" svg:d="M89 193c0-30-3-76-25-120-23-48-56-73-61-73-2 0-3 2-3 4s0 2 8 9c37 38 59 99 59 180 0 65-14 133-63 181-4 6-4 6-4 7 0 2 1 4 3 4 5 0 40-26 62-76 20-41 24-84 24-116z"><text:p/></draw:path><draw:path draw:style-name="gr1278" draw:text-style-name="P85" svg:width="0.1004in" svg:height="0.0354in" svg:x="0.907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52in" svg:height="0.1374in" svg:x="1.0673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1278" draw:text-style-name="P85" svg:width="0.0346in" svg:height="0.1512in" svg:x="1.1654in" svg:y="0in" svg:viewBox="0 0 89 385" svg:d="M89 381c0-1 0-1-7-8-48-49-60-122-60-180 0-67 14-135 62-182 5-5 5-5 5-7 0-3-1-4-3-4-5 0-40 26-62 76-20 42-24 85-24 117 0 29 3 76 25 120 23 47 56 72 61 72 2 0 3-1 3-4z"><text:p/></draw:path><draw:path draw:style-name="gr1278" draw:text-style-name="P85" svg:width="0.0819in" svg:height="0.0685in" svg:x="1.2138in" svg:y="0.0453in" svg:viewBox="0 0 209 175" svg:d="M22 148c-1 6-3 15-3 17 0 7 5 10 11 10 5 0 12-3 14-11 1-1 5-19 8-29 3-12 5-23 8-34 3-9 5-17 7-26 1-7 4-18 4-19 7-12 27-47 64-47 17 0 20 14 20 26 0 24-19 74-24 91-5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1278" draw:text-style-name="P85" svg:width="0.035in" svg:height="0.1512in" svg:x="1.309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, ובפרט בעבור </text:span><text:span text:style-name="T6"><draw:g text:anchor-type="as-char" svg:y="-0.1043in" draw:z-index="210" draw:name="Shape235" draw:style-name="gr1276"><svg:title>TexMaths</svg:title><svg:desc>11§inline§m \ge n = 1 \in \N§svg§600§FALSE§</svg:desc><draw:path draw:style-name="gr1277" draw:text-style-name="P84" svg:width="0.9835in" svg:height="0.1087in" svg:x="0.0039in" svg:y="0.0071in" svg:viewBox="0 0 2499 277" svg:d="M0 0c833 0 1666 0 2499 0 0 93 0 184 0 277-833 0-1666 0-2499 0 0-93 0-184 0-277z"><text:p/></draw:path><draw:path draw:style-name="gr1278" draw:text-style-name="P85" svg:width="0.1244in" svg:height="0.0681in" svg:x="0.0004in" svg:y="0.0362in" svg:viewBox="0 0 317 174" svg:d="M23 148c-1 7-3 14-3 15 0 8 5 11 11 11 4 0 11-3 14-11 0-1 6-17 8-27 2-12 5-23 8-34 2-9 5-18 6-27 2-7 6-18 6-19 5-12 26-47 62-47 18 0 21 14 21 26 0 10-2 21-5 32-4 15-8 30-11 46-2 10-6 20-8 29-1 8-5 20-5 21 0 8 5 11 12 11 12 0 14-9 16-21 6-22 20-78 24-93 2-5 21-51 63-51 18 0 21 13 21 26 0 22-15 67-23 88-3 8-6 13-6 21 0 17 14 30 32 30 37 0 51-55 51-58 0-4-3-4-4-4-5 0-5 1-7 7-6 20-18 47-39 47-6 0-9-4-9-11 0-10 3-20 7-28 7-21 23-63 23-85 0-25-15-42-44-42s-49 18-63 38c0-5-2-18-13-28-10-8-22-10-32-10-34 0-53 25-60 34-1-22-18-34-35-34-18 0-26 15-29 22-6 13-12 37-12 38 0 4 3 2 4 4 5 0 5-1 7-9 7-27 14-46 29-46 6 0 12 3 12 18 0 7-1 12-7 32-8 29-14 59-22 89z"><text:p/></draw:path><draw:path draw:style-name="gr1278" draw:text-style-name="P85" svg:width="0.0929in" svg:height="0.1169in" svg:x="0.1846in" svg:y="0.0071in" svg:viewBox="0 0 237 298" svg:d="M229 120c5-2 8-4 8-7 0-5-1-7-8-9-72-34-142-68-214-101-5-3-6-3-7-3-5 0-8 3-8 8 0 4 3 6 8 9 67 32 135 63 202 95-67 32-134 62-201 95-8 3-9 6-9 8 0 5 3 8 8 8 1 0 2 0 7-2 72-33 142-68 214-101zM223 298c7 0 14 0 14-8 0-7-8-7-15-7-69 0-138 0-208 0-5 0-14 0-14 7 0 8 8 8 14 8 70 0 140 0 209 0z"><text:p/></draw:path><draw:path draw:style-name="gr1278" draw:text-style-name="P85" svg:width="0.0823in" svg:height="0.0681in" svg:x="0.337in" svg:y="0.0362in" svg:viewBox="0 0 210 174" svg:d="M23 148c-1 7-3 14-3 15 0 8 5 11 11 11 4 0 11-3 14-11 0-1 5-17 8-27 2-12 5-23 8-34 2-9 4-18 6-27 2-7 5-18 6-19 5-12 26-47 62-47 18 0 21 14 21 26 0 25-18 74-25 91-3 9-3 13-3 18 0 17 13 30 32 30 36 0 50-55 50-58 0-4-4-4-5-4-4 0-4 1-6 7-7 27-21 47-39 47-7 0-9-4-9-11 0-10 3-20 6-28 8-21 25-63 25-85 0-27-18-42-46-42-34 0-53 25-60 34-1-22-18-34-35-34-18 0-26 15-29 22-6 13-12 37-12 38 0 4 3 2 4 4 5 0 5-1 7-9 7-27 14-46 29-46 7 0 12 4 12 18 0 7-1 12-7 32-8 29-14 59-22 89z"><text:p/></draw:path><draw:path draw:style-name="gr1278" draw:text-style-name="P85" svg:width="0.1012in" svg:height="0.0354in" svg:x="0.4748in" svg:y="0.048in" svg:viewBox="0 0 258 91" svg:d="M244 15c6 0 14 0 14-7 0-8-8-8-14-8-77 0-154 0-231 0-5 0-13 0-13 8 0 7 8 7 13 7 77 0 154 0 231 0zM244 91c6 0 14 0 14-8s-8-8-14-8c-77 0-154 0-231 0-5 0-13 0-13 8s8 8 13 8c77 0 154 0 231 0z"><text:p/></draw:path><draw:path draw:style-name="gr1278" draw:text-style-name="P85" svg:width="0.0496in" svg:height="0.1004in" svg:x="0.6406in" svg:y="0.0031in" svg:viewBox="0 0 127 256" svg:d="M79 10c0-10 0-10-10-10-23 24-57 24-69 24 0 5 0 8 0 12 8 0 30 0 51-9 0 66 0 132 0 198 0 15-1 19-37 19-4 0-7 0-12 0 0 4 0 9 0 12 13-1 48-1 63-1s48 0 62 1c0-3 0-8 0-12-5 0-8 0-13 0-34 0-35-4-35-19 0-72 0-143 0-215z"><text:p/></draw:path><draw:path draw:style-name="gr1278" draw:text-style-name="P85" svg:width="0.0756in" svg:height="0.0874in" svg:x="0.7579in" svg:y="0.0217in" svg:viewBox="0 0 193 223" svg:d="M179 119c7 0 14 0 14-7 0-8-7-8-14-8-55 0-109 0-164 0 5-52 50-89 104-89 20 0 41 0 60 0 7 0 14 0 14-7 0-8-7-8-14-8-19 0-40 0-60 0-67 0-119 50-119 112 0 60 52 111 119 111 20 0 41 0 60 0 7 0 14 0 14-8 0-7-7-7-14-7-19 0-40 0-60 0-54 0-99-38-104-89 55 0 109 0 164 0z"><text:p/></draw:path><draw:path draw:style-name="gr1278" draw:text-style-name="P85" svg:width="0.1028in" svg:height="0.1067in" svg:x="0.8925in" svg:y="0in" svg:viewBox="0 0 262 272" svg:d="M34 35c0 63 0 125 0 188 0 20-3 27-23 28-4 0-11 0-11 6 0 7 7 7 13 7 20 0 41 0 61 0 6 0 12 0 12-7 0-6-6-6-11-6-22-1-25-9-25-29 0-59 0-118 0-177 56 73 111 147 167 220 3 6 5 7 9 7 6 0 6-7 6-14 0-72 0-144 0-217 0-21 4-27 21-28 2 0 9 0 9-6 0-7-6-7-13-7-19 0-38 0-56 0-7 0-14 0-14 7 0 6 7 6 11 6 22 1 26 9 26 29 0 40 0 81 0 120-39-52-78-105-117-156-4-6-5-6-14-6-22 0-45 0-67 0-7 0-14 0-14 7 0 6 7 6 9 6 10 1 18 8 21 12 0 4 0 5 0 10zM218 244c-56-74-112-147-168-221-4-5-4-5-8-10 15 0 31 0 46 0 43 59 87 117 130 176 0 19 0 37 0 55z"><text:p/></draw:path></draw:g></text:span><text:span text:style-name="T6">, כלומר </text:span><text:span text:style-name="T6"><draw:g text:anchor-type="as-char" svg:y="-0.1299in" draw:z-index="212" draw:name="Shape236" draw:style-name="gr1276"><svg:title>TexMaths</svg:title><svg:desc>11§inline§\forall m \ge n. f(n) = f(n) \quad \open n = 1\close§svg§600§FALSE§</svg:desc><draw:path draw:style-name="gr1277" draw:text-style-name="P84" svg:width="1.9823in" svg:height="0.1665in" svg:x="0.0083in" svg:y="0.0071in" svg:viewBox="0 0 5036 424" svg:d="M2517 424c-839 0-1678 0-2517 0 0-141 0-283 0-424 1679 0 3357 0 5036 0 0 141 0 283 0 424-840 0-1679 0-2519 0z"><text:p/></draw:path><draw:path draw:style-name="gr1278" draw:text-style-name="P85" svg:width="0.0846in" svg:height="0.1083in" svg:x="0.0004in" svg:y="0.024in" svg:viewBox="0 0 216 276" svg:d="M213 14c3-4 3-4 3-6 0-5-4-8-8-8-6 0-8 4-9 9-11 28-22 56-33 85-38 0-78 0-116 0-11-29-22-57-33-85-2-6-4-9-9-9-4 0-8 3-8 8 0 1 0 1 2 6 32 85 65 169 97 253 2 6 3 9 9 9 5 0 6-4 9-7 32-85 65-170 96-255zM55 109c35 0 70 0 106 0-18 46-36 91-53 137-18-46-35-91-53-137z"><text:p/></draw:path><draw:path draw:style-name="gr1278" draw:text-style-name="P85" svg:width="0.124in" svg:height="0.0685in" svg:x="0.0898in" svg:y="0.0622in" svg:viewBox="0 0 316 175" svg:d="M22 149c-1 5-3 14-3 16 0 7 5 10 11 10 5 0 12-3 14-11 1 0 6-19 8-29 3-11 5-23 9-34 2-9 4-17 6-26 1-7 5-18 5-19 6-12 26-47 63-47 17 0 21 14 21 27 0 9-3 20-6 32-4 15-7 30-10 44-4 10-6 20-9 30-1 8-4 21-4 23 0 7 5 10 11 10 12 0 14-10 17-22 6-21 20-78 23-92 1-6 22-52 64-52 17 0 21 13 21 27 0 22-17 66-24 86-4 10-5 13-5 21 0 19 14 32 31 32 36 0 51-56 51-59 0-4-4-4-5-4-3 0-3 1-5 7-6 21-19 48-40 48-6 0-9-4-9-13 0-10 4-19 7-27 8-20 23-63 23-85 0-25-15-42-44-42-28 0-48 18-63 37-1-4-2-17-12-27-10-8-23-10-32-10-35 0-53 25-60 34-2-22-19-34-35-34-19 0-26 15-29 22-8 14-12 36-12 37 0 5 3 5 4 5 4 0 5 0 7-9 7-27 14-46 28-46 6 0 12 3 12 17 0 9-1 13-6 33-8 30-15 60-23 90z"><text:p/></draw:path><draw:path draw:style-name="gr1278" draw:text-style-name="P85" svg:width="0.0929in" svg:height="0.1169in" svg:x="0.2736in" svg:y="0.0327in" svg:viewBox="0 0 237 298" svg:d="M228 121c5-2 9-5 9-9s-3-6-9-9c-71-33-142-67-213-100-5-3-6-3-7-3-5 0-8 3-8 8 0 4 3 6 7 9 68 31 135 63 203 95-67 32-135 63-202 95-8 3-8 6-8 9 0 4 3 7 8 7 1 0 2 0 6-2 72-33 142-67 214-100zM222 298c7 0 15 0 15-7 0-8-9-8-15-8-69 0-139 0-209 0-5 0-13 0-13 8 0 7 7 7 13 7 70 0 140 0 209 0z"><text:p/></draw:path><draw:path draw:style-name="gr1278" draw:text-style-name="P85" svg:width="0.0819in" svg:height="0.0685in" svg:x="0.4264in" svg:y="0.0622in" svg:viewBox="0 0 209 175" svg:d="M22 149c-1 5-3 14-3 16 0 7 5 10 12 10 4 0 11-3 14-11 2-10 5-19 7-29 3-11 5-23 9-34 2-9 4-17 6-26 1-7 5-18 5-19 6-12 26-47 63-47 18 0 21 14 21 27 0 23-18 73-25 89-3 9-4 15-4 18 0 19 14 32 31 32 37 0 51-56 51-59 0-4-3-4-4-4-5 0-5 1-6 7-8 26-21 48-39 48-7 0-10-4-10-13 0-10 4-19 7-27 7-21 23-63 23-85 0-27-16-42-44-42-35 0-53 25-60 34-2-22-17-34-35-34s-26 15-30 22c-5 13-11 36-11 37 0 5 3 5 4 5 4 0 5 0 7-9 7-27 14-46 29-46 7 0 11 5 11 17 0 9-1 13-6 33-8 30-15 60-23 90z"><text:p/></draw:path><draw:path draw:style-name="gr1278" draw:text-style-name="P85" svg:width="0.0157in" svg:height="0.0157in" svg:x="0.5264in" svg:y="0.113in" svg:viewBox="0 0 41 41" svg:d="M41 21c0-11-9-21-21-21-11 0-20 10-20 21s9 20 20 20c12 0 21-9 21-20z"><text:p/></draw:path><draw:path draw:style-name="gr1278" draw:text-style-name="P85" svg:width="0.0756in" svg:height="0.1378in" svg:x="0.5634in" svg:y="0.0217in" svg:viewBox="0 0 193 351" svg:d="M121 118c11 0 22 0 33 0 8 0 12 0 12-8 0-4-4-4-11-4-11 0-21 0-32 0 4-15 6-30 9-44 1-8 7-36 9-40 3-8 10-13 19-13 1 0 11 0 18 6-17 3-21 16-21 21 0 9 7 14 15 14 10 0 21-8 21-24 0-17-18-26-33-26-14 0-39 7-50 45-2 8-3 12-13 61-9 0-18 0-27 0-7 0-12 0-12 7 0 5 5 5 11 5 9 0 18 0 27 0-10 50-20 102-30 153-7 37-13 72-33 72-2 0-12 0-19-7 18-1 21-15 21-21 0-9-6-13-14-13-10 0-21 8-21 23 0 17 17 26 33 26 21 0 36-22 43-37 13-25 22-71 22-74 8-41 15-82 23-122z"><text:p/></draw:path><draw:path draw:style-name="gr1278" draw:text-style-name="P85" svg:width="0.0346in" svg:height="0.1516in" svg:x="0.6614in" svg:y="0.0154in" svg:viewBox="0 0 89 386" svg:d="M89 383c0-1 0-2-6-9-49-48-61-122-61-180 0-67 15-135 63-183 4-4 4-5 4-7 0-3-1-4-3-4-5 0-39 26-62 76-20 42-24 85-24 118 0 29 4 76 25 120 23 47 56 72 61 72 2 0 3-1 3-3z"><text:p/></draw:path><draw:path draw:style-name="gr1278" draw:text-style-name="P85" svg:width="0.0819in" svg:height="0.0685in" svg:x="0.7098in" svg:y="0.0622in" svg:viewBox="0 0 209 175" svg:d="M23 149c-1 5-4 14-4 16 0 7 5 10 12 10 4 0 11-3 14-11 2-10 5-19 7-29 3-11 5-23 9-34 2-9 4-17 6-26 1-7 5-18 6-19 5-12 25-47 62-47 18 0 21 14 21 27 0 23-18 73-25 89-3 9-4 15-4 18 0 19 14 32 31 32 37 0 51-56 51-59 0-4-3-4-4-4-4 0-4 1-6 7-8 26-21 48-39 48-7 0-9-4-9-13 0-10 3-19 6-27 8-21 23-63 23-85 0-27-16-42-44-42-35 0-53 25-60 34-2-22-18-34-35-34-18 0-26 15-30 22-5 13-11 36-11 37 0 5 3 5 4 5 5 0 5 0 7-9 7-27 14-46 29-46 7 0 12 5 12 17 0 9-1 13-7 33-8 30-14 60-22 90z"><text:p/></draw:path><draw:path draw:style-name="gr1278" draw:text-style-name="P85" svg:width="0.0346in" svg:height="0.1516in" svg:x="0.8055in" svg:y="0.0154in" svg:viewBox="0 0 89 386" svg:d="M89 194c0-31-4-77-25-121-23-48-56-73-61-73-2 0-3 2-3 4s0 3 7 9c38 39 60 99 60 181 0 66-14 133-63 182-4 5-4 6-4 7 0 2 1 3 3 3 5 0 39-26 62-75 20-42 24-85 24-117z"><text:p/></draw:path><draw:path draw:style-name="gr1278" draw:text-style-name="P85" svg:width="0.1004in" svg:height="0.035in" svg:x="0.9071in" svg:y="0.073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278" draw:text-style-name="P85" svg:width="0.076in" svg:height="0.1378in" svg:x="1.0669in" svg:y="0.0217in" svg:viewBox="0 0 194 351" svg:d="M122 118c11 0 22 0 33 0 8 0 12 0 12-8 0-4-4-4-11-4-11 0-21 0-32 0 3-15 6-30 8-44 2-8 8-36 10-40 3-8 10-13 18-13 2 0 12 0 18 6-16 3-21 16-21 21 0 9 8 14 15 14 11 0 22-8 22-24 0-17-18-26-34-26-14 0-38 7-49 45-3 8-4 12-13 61-9 0-18 0-26 0s-13 0-13 7c0 5 4 5 11 5 9 0 17 0 26 0-10 50-19 102-29 153-6 37-13 72-34 72-1 0-11 0-19-7 19-1 22-15 22-21 0-9-7-13-14-13-10 0-22 8-22 23 0 17 18 26 33 26 22 0 37-22 44-37 12-25 21-71 22-74 8-41 15-82 23-122z"><text:p/></draw:path><draw:path draw:style-name="gr1278" draw:text-style-name="P85" svg:width="0.035in" svg:height="0.1516in" svg:x="1.1646in" svg:y="0.0154in" svg:viewBox="0 0 90 386" svg:d="M90 383c0-1 0-2-6-9-49-48-61-122-61-180 0-67 14-135 62-183 5-4 5-5 5-7 0-3-1-4-4-4s-39 26-61 76c-19 42-25 85-25 118 0 29 4 76 26 120 24 47 57 72 60 72s4-1 4-3z"><text:p/></draw:path><draw:path draw:style-name="gr1278" draw:text-style-name="P85" svg:width="0.0819in" svg:height="0.0685in" svg:x="1.2138in" svg:y="0.0622in" svg:viewBox="0 0 209 175" svg:d="M22 149c-1 5-3 14-3 16 0 7 5 10 11 10 4 0 12-3 14-11 1 0 6-19 8-29 3-11 5-23 9-34 2-9 4-17 6-26 1-7 5-18 5-19 6-12 26-47 63-47 17 0 20 14 20 27 0 23-19 73-24 89-4 9-4 15-4 18 0 19 13 32 31 32 37 0 51-56 51-59 0-4-3-4-4-4-5 0-5 1-7 7-8 26-20 48-38 48-7 0-10-4-10-13 0-10 3-19 7-27 7-21 23-63 23-85 0-27-16-42-44-42-35 0-53 25-60 34-2-22-18-34-36-34s-25 15-29 22c-7 13-11 36-11 37 0 5 3 5 4 5 4 0 5 0 7-9 7-27 14-46 28-46 7 0 12 5 12 17 0 9-1 13-6 33-8 30-15 60-23 90z"><text:p/></draw:path><draw:path draw:style-name="gr1278" draw:text-style-name="P85" svg:width="0.035in" svg:height="0.1516in" svg:x="1.3091in" svg:y="0.0154in" svg:viewBox="0 0 90 386" svg:d="M90 194c0-31-4-77-25-121-23-48-57-73-61-73-2 0-4 2-4 4s0 3 8 9c37 39 59 99 59 181 0 66-14 133-61 182-6 5-6 6-6 7 0 2 2 3 4 3 4 0 39-26 62-75 20-42 24-85 24-117z"><text:p/></draw:path><draw:path draw:style-name="gr1278" draw:text-style-name="P85" svg:width="0.039in" svg:height="0.1819in" svg:x="1.535in" svg:y="0in" svg:viewBox="0 0 100 463" svg:d="M100 459c0-1 0-2-1-3-18-19-44-50-60-114-9-35-13-75-13-110 0-102 25-173 71-223 3-3 2-3 3-5 0-4-2-4-4-4-6 0-27 23-32 30-39 46-64 115-64 201 0 55 10 133 61 198 3 5 28 34 35 34 2 0 4 0 4-4z"><text:p/></draw:path><draw:path draw:style-name="gr1278" draw:text-style-name="P85" svg:width="0.0819in" svg:height="0.0685in" svg:x="1.5862in" svg:y="0.0622in" svg:viewBox="0 0 209 175" svg:d="M22 149c-1 5-3 14-3 16 0 7 5 10 11 10 5 0 12-3 14-11 1 0 6-19 8-29 3-11 5-23 9-34 2-9 4-17 6-26 1-7 5-18 5-19 6-12 26-47 63-47 17 0 21 14 21 27 0 23-20 73-25 89-3 9-4 15-4 18 0 19 14 32 31 32 37 0 51-56 51-59 0-4-3-4-4-4-5 0-5 1-6 7-8 26-21 48-39 48-7 0-10-4-10-13 0-10 3-19 7-27 7-21 23-63 23-85 0-27-16-42-44-42-35 0-53 25-60 34-2-22-18-34-36-34s-25 15-29 22c-5 13-11 36-11 37 0 5 3 5 4 5 4 0 5 0 7-9 7-27 14-46 28-46 7 0 12 5 12 17 0 9-1 13-6 33-8 30-15 60-23 90z"><text:p/></draw:path><draw:path draw:style-name="gr1278" draw:text-style-name="P85" svg:width="0.1004in" svg:height="0.035in" svg:x="1.724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5in" svg:height="0.1004in" svg:x="1.8894in" svg:y="0.0283in" svg:viewBox="0 0 128 256" svg:d="M79 10c0-10 0-10-9-10-24 24-58 24-70 24 0 5 0 8 0 12 8 0 31 0 51-10 0 68 0 134 0 201 0 13-1 17-36 17-4 0-8 0-13 0 0 5 0 8 0 12 15-1 48-1 63-1s49 0 63 1c0-4 0-7 0-12-5 0-8 0-12 0-36 0-37-3-37-17 0-73 0-144 0-217z"><text:p/></draw:path><draw:path draw:style-name="gr1278" draw:text-style-name="P85" svg:width="0.0394in" svg:height="0.1819in" svg:x="1.9587in" svg:y="0in" svg:viewBox="0 0 101 463" svg:d="M101 232c0-55-10-133-60-198-5-4-29-34-37-34-1 0-4 1-4 4 0 2 1 3 2 4 19 20 44 51 60 113 8 35 13 75 13 110 0 40-5 79-14 117-15 54-38 84-58 106-3 4-2 4-3 5 0 3 3 4 4 4 7 0 28-24 32-29 40-47 65-116 65-202z"><text:p/></draw:path></draw:g></text:span><text:span text:style-name="T6"><text:s/>כדרוש. </text:span></text:p>
        </text:list-item>
        <text:list-item>
          <text:p text:style-name="P36"><text:soft-page-break/>סימטריות: יהי <draw:g text:anchor-type="as-char" svg:y="-0.1075in" draw:z-index="220" draw:name="Shape237" draw:style-name="gr1276"><svg:title>TexMaths</svg:title><svg:desc>11§inline§f, g \in \N \to \N§svg§600§FALSE§</svg:desc><draw:path draw:style-name="gr1277" draw:text-style-name="P84" svg:width="0.8508in" svg:height="0.1217in" svg:x="0.0004in" svg:y="0.0075in" svg:viewBox="0 0 2162 310" svg:d="M0 0c720 0 1442 0 2162 0 0 103 0 207 0 310-720 0-1442 0-2162 0 0-103 0-207 0-310z"><text:p/></draw:path><draw:path draw:style-name="gr1278" draw:text-style-name="P85" svg:width="0.0752in" svg:height="0.1374in" svg:x="0.0008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1278" draw:text-style-name="P85" svg:width="0.0173in" svg:height="0.0453in" svg:x="0.0882in" svg:y="0.0902in" svg:viewBox="0 0 45 116" svg:d="M45 41c0-26-10-41-25-41-12 0-20 10-20 21 0 10 8 20 20 20 4 0 10-1 13-5 2-1 1-1 2-1s1 0 1 6c0 28-13 51-26 64-5 4-5 5-5 6 0 2 3 5 5 5 4 0 35-30 35-75z"><text:p/></draw:path><draw:path draw:style-name="gr1278" draw:text-style-name="P85" svg:width="0.0693in" svg:height="0.0976in" svg:x="0.1449in" svg:y="0.0402in" svg:viewBox="0 0 177 249" svg:d="M176 25c0-2 1-4 1-6 0-7-4-11-11-11-4 0-14 3-16 16-7-14-20-24-36-24-44 0-92 54-92 110 0 37 24 61 52 61 23 0 40-18 45-23-8 33-9 34-13 50-2 4-15 42-55 42-8 0-21 0-31-3 11-4 15-14 15-20 0-7-4-15-14-15-9 0-21 8-21 23 0 16 14 24 51 24 48 0 77-30 82-53 14-56 29-113 43-171zM125 121c-2 10-11 20-19 27s-20 14-31 14c-20 0-26-20-26-35 0-19 11-64 22-84 10-19 27-34 43-34 26 0 31 31 31 33s-1 4-1 5c-7 24-12 49-19 74z"><text:p/></draw:path><draw:path draw:style-name="gr1278" draw:text-style-name="P85" svg:width="0.076in" svg:height="0.087in" svg:x="0.2752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7-104-87 55 0 109 0 164 0z"><text:p/></draw:path><draw:path draw:style-name="gr1278" draw:text-style-name="P85" svg:width="0.1028in" svg:height="0.1063in" svg:x="0.4106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8-3-5-5-5-13-5-22 0-45 0-67 0-8 0-14 0-14 7 0 6 6 6 8 6 11 1 19 8 22 12-1 4-1 5-1 10zM218 243c-56-72-112-146-169-220-3-5-3-5-7-10 15 0 31 0 46 0 43 59 87 117 130 175 0 19 0 38 0 55z"><text:p/></draw:path><draw:path draw:style-name="gr1278" draw:text-style-name="P85" svg:width="0.1346in" svg:height="0.0783in" svg:x="0.5665in" svg:y="0.0291in" svg:viewBox="0 0 343 200" svg:d="M300 109c-21 15-31 32-34 36-17 27-21 50-21 51 0 4 5 4 8 4 7 0 8-1 9-7 9-37 32-70 74-87 6-1 7-3 7-5 0-3-2-4-3-4-18-7-64-27-78-91-1-5-2-6-9-6-3 0-8 0-8 4 0 2 4 26 20 51 8 12 19 25 35 37-95 0-191 0-287 0-6 0-13 0-13 9 0 8 7 8 13 8 96 0 192 0 287 0z"><text:p/></draw:path><draw:path draw:style-name="gr1278" draw:text-style-name="P85" svg:width="0.1028in" svg:height="0.1063in" svg:x="0.7563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8-4-5-6-5-14-5-22 0-45 0-67 0-7 0-14 0-14 7 0 6 7 6 9 6 10 1 18 8 21 12 0 4 0 5 0 10zM218 243c-56-72-112-146-169-220-3-5-3-5-7-10 15 0 31 0 46 0 43 59 87 117 130 175 0 19 0 38 0 55z"><text:p/></draw:path></draw:g><text:span text:style-name="T6">, ונניח </text:span><text:span text:style-name="T6"><draw:g text:anchor-type="as-char" svg:y="-0.1075in" draw:z-index="221" draw:name="Shape238" draw:style-name="gr1276"><svg:title>TexMaths</svg:title><svg:desc>11§inline§fRg§svg§600§FALSE§</svg:desc><draw:path draw:style-name="gr1277" draw:text-style-name="P84" svg:width="0.2638in" svg:height="0.122in" svg:x="0in" svg:y="0.0075in" svg:viewBox="0 0 671 311" svg:d="M0 0c224 0 447 0 671 0 0 103 0 208 0 311-224 0-447 0-671 0 0-103 0-208 0-311z"><text:p/></draw:path><draw:path draw:style-name="gr1278" draw:text-style-name="P85" svg:width="0.0756in" svg:height="0.1378in" svg:x="0.0004in" svg:y="0in" svg:viewBox="0 0 193 351" svg:d="M121 118c11 0 22 0 33 0 8 0 11 0 11-8 0-4-3-4-10-4-11 0-21 0-32 0 3-15 6-30 8-44 2-8 8-36 10-40 3-8 10-13 18-13 2 0 12 0 18 6-16 1-21 16-21 21 0 9 8 13 15 13 11 0 22-7 22-23 0-17-18-26-34-26-14 0-38 7-49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1278" draw:text-style-name="P85" svg:width="0.1079in" svg:height="0.1067in" svg:x="0.0894in" svg:y="0.0047in" svg:viewBox="0 0 275 272" svg:d="M129 26c2-10 3-13 11-14 3 0 15 0 23 0 28 0 70 0 70 37 0 14-5 40-20 55-10 10-31 22-65 22-15 0-30 0-44 0 8-33 16-67 25-100zM185 132c39-9 85-35 85-75 0-33-35-57-86-57-36 0-74 0-110 0-8 0-11 0-11 8 0 4 3 4 11 4 1 0 8 0 14 0 8 1 11 1 11 7 0 1-1 2-2 7-18 70-34 138-52 207-3 14-4 18-35 18-7 0-10 0-10 7 0 5 4 5 6 5 11 0 37-1 48-1s39 1 50 1c2 0 7 0 7-8 0-4-4-4-11-4-14 0-25 0-25-7 0-2 1-4 1-7 9-34 17-68 25-102 16 0 31 0 47 0 35 0 41 22 41 35 0 6-3 18-5 27-2 11-6 25-6 33 0 42 47 42 51 42 33 0 46-40 46-44 0-6-3-6-4-6-3 0-4 3-4 6-10 28-27 35-36 35-13 0-15-9-15-23 0-12 2-32 3-44 1-6 2-13 2-19 0-30-26-42-36-45z"><text:p/></draw:path><draw:path draw:style-name="gr1278" draw:text-style-name="P85" svg:width="0.0693in" svg:height="0.098in" svg:x="0.202in" svg:y="0.0402in" svg:viewBox="0 0 177 250" svg:d="M176 25c0-2 1-4 1-6 0-7-4-11-11-11-4 0-14 3-16 16-7-14-20-24-35-24-45 0-93 54-93 110 0 37 24 60 52 60 23 0 41-17 45-22-8 35-9 35-13 51-1 4-15 42-55 42-8 0-20 0-31-4 11-3 15-13 15-19 0-7-4-15-14-15-9 0-21 8-21 23 0 16 14 24 52 24 47 0 76-30 81-53 15-57 29-115 43-172zM126 121c-3 10-11 20-20 27-8 7-20 14-31 14-20 0-25-20-25-36 0-18 11-63 22-83 10-19 26-34 43-34 25 0 30 31 30 33s0 4-1 5c-6 24-12 50-18 74z"><text:p/></draw:path></draw:g></text:span><text:span text:style-name="T6">, כלומר קיים </text:span><text:span text:style-name="T6"><draw:g text:anchor-type="as-char" svg:y="-0.0661in" draw:z-index="222" draw:name="Shape239" draw:style-name="gr1276"><svg:title>TexMaths</svg:title><svg:desc>11§inline§n_1§svg§600§FALSE§</svg:desc><draw:path draw:style-name="gr1277" draw:text-style-name="P84" svg:width="0.1248in" svg:height="0.0732in" svg:x="0.0039in" svg:y="0.0071in" svg:viewBox="0 0 318 187" svg:d="M0 0c106 0 213 0 318 0 0 63 0 125 0 187-105 0-212 0-318 0 0-62 0-124 0-187z"><text:p/></draw:path><draw:path draw:style-name="gr1278" draw:text-style-name="P85" svg:width="0.0815in" svg:height="0.0677in" svg:x="0.0004in" svg:y="0in" svg:viewBox="0 0 208 173" svg:d="M23 147c-1 5-3 14-3 16 0 7 5 10 11 10 4 0 11-2 14-10 0-1 5-20 7-28 3-12 5-24 9-35 2-7 4-16 6-25 1-7 5-18 6-20 5-11 25-46 62-46 17 0 21 14 21 26 0 25-19 74-25 90-3 8-4 13-4 17 0 18 14 31 32 31 35 0 49-56 49-58 0-4-3-4-4-4-5 0-5 1-7 6-8 26-19 48-37 48-7 0-10-4-10-13 0-10 3-19 7-27 7-19 22-62 22-84 0-26-15-41-42-41-36 0-54 24-61 33-2-21-18-33-35-33-18 0-26 15-29 22-6 13-12 35-12 38s3 2 4 3c5 0 5 0 7-9 7-28 14-45 29-45 7 0 12 4 12 17 0 8-1 13-7 32-8 30-14 59-22 89z"><text:p/></draw:path><draw:path draw:style-name="gr1278" draw:text-style-name="P85" svg:width="0.0382in" svg:height="0.0701in" svg:x="0.0984in" svg:y="0.0189in" svg:viewBox="0 0 98 179" svg:d="M61 8c0-7 0-8-8-8-18 18-42 18-53 18 0 3 0 6 0 10 7 0 24 0 39-8 0 45 0 91 0 137 0 8 0 12-27 12-3 0-6 0-10 0 0 3 0 6 0 10 5 0 38-1 48-1 8 0 42 1 48 1 0-4 0-7 0-10-3 0-7 0-10 0-27 0-27-4-27-12 0-50 0-100 0-149z"><text:p/></draw:path></draw:g></text:span><text:span text:style-name="T6"><text:s/>כך ש־</text:span><text:span text:style-name="T6"><draw:g text:anchor-type="as-char" svg:y="-0.1134in" draw:z-index="224" draw:name="Shape240" draw:style-name="gr1276"><svg:title>TexMaths</svg:title><svg:desc>11§inline§\forall m \ge n_1. f(n) = g(m)§svg§600§FALSE§</svg:desc><draw:path draw:style-name="gr1277" draw:text-style-name="P84" svg:width="1.4252in" svg:height="0.1358in" svg:x="0.0083in" svg:y="0.0071in" svg:viewBox="0 0 3621 346" svg:d="M1811 346c-604 0-1207 0-1811 0 0-116 0-230 0-346 1207 0 2414 0 3621 0 0 116 0 230 0 346-603 0-1207 0-1810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19in" svg:height="0.0685in" svg:x="0.4264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1278" draw:text-style-name="P85" svg:width="0.0386in" svg:height="0.0701in" svg:x="0.5244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1278" draw:text-style-name="P85" svg:width="0.0157in" svg:height="0.0157in" svg:x="0.5945in" svg:y="0.0972in" svg:viewBox="0 0 41 41" svg:d="M41 21c0-12-9-21-20-21s-21 9-21 21c0 11 10 20 21 20s20-9 20-20z"><text:p/></draw:path><draw:path draw:style-name="gr1278" draw:text-style-name="P85" svg:width="0.0756in" svg:height="0.1374in" svg:x="0.6315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35in" svg:height="0.1512in" svg:x="0.7291in" svg:y="0in" svg:viewBox="0 0 90 385" svg:d="M90 381c0-1 0-1-6-8-49-49-62-122-62-180 0-67 15-135 63-182 5-5 5-5 5-7 0-3-2-4-4-4-3 0-39 26-62 76-20 42-24 85-24 117 0 29 4 76 25 120 23 47 58 72 61 72 2 0 4-1 4-4z"><text:p/></draw:path><draw:path draw:style-name="gr1278" draw:text-style-name="P85" svg:width="0.0823in" svg:height="0.0685in" svg:x="0.7776in" svg:y="0.0453in" svg:viewBox="0 0 210 175" svg:d="M23 148c-1 6-3 15-3 17 0 7 5 10 11 10 4 0 11-3 14-11 0-1 5-19 8-29 2-12 5-23 8-34 2-9 5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1278" draw:text-style-name="P85" svg:width="0.0346in" svg:height="0.1512in" svg:x="0.8732in" svg:y="0in" svg:viewBox="0 0 89 385" svg:d="M89 193c0-30-3-76-25-120-23-48-56-73-61-73-2 0-3 2-3 4s0 2 8 9c37 38 59 99 59 180 0 65-14 133-63 181-4 6-4 6-4 7 0 2 1 4 3 4 5 0 40-26 62-76 20-41 24-84 24-116z"><text:p/></draw:path><draw:path draw:style-name="gr1278" draw:text-style-name="P85" svg:width="0.1004in" svg:height="0.0354in" svg:x="0.974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693in" svg:height="0.0976in" svg:x="1.1287in" svg:y="0.0453in" svg:viewBox="0 0 177 249" svg:d="M176 25c1-2 1-4 1-6 0-7-4-11-11-11-3 0-14 3-15 16-7-14-21-24-37-24-44 0-91 54-91 110 0 38 23 61 51 61 23 0 42-18 45-22-8 34-8 33-12 50-2 5-16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1278" draw:text-style-name="P85" svg:width="0.0346in" svg:height="0.1512in" svg:x="1.2197in" svg:y="0in" svg:viewBox="0 0 89 385" svg:d="M89 381c0-1 0-1-6-8-48-49-61-122-61-180 0-67 15-135 63-182 4-5 4-5 4-7 0-3-1-4-3-4-5 0-39 26-62 76-20 42-24 85-24 117 0 29 4 76 25 120 23 47 56 72 61 72 2 0 3-1 3-4z"><text:p/></draw:path><draw:path draw:style-name="gr1278" draw:text-style-name="P85" svg:width="0.1244in" svg:height="0.0685in" svg:x="1.2681in" svg:y="0.0453in" svg:viewBox="0 0 317 175" svg:d="M23 148c-1 6-3 15-3 17 0 7 4 10 11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278" draw:text-style-name="P85" svg:width="0.035in" svg:height="0.1512in" svg:x="1.405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 ומקומוטטיביות הזהות על הטבעיים </text:span><text:span text:style-name="T6"><draw:g text:anchor-type="as-char" svg:y="-0.1134in" draw:z-index="223" draw:name="Shape241" draw:style-name="gr1276"><svg:title>TexMaths</svg:title><svg:desc>11§inline§\forall m \ge n_1 g(n) = f(n)§svg§600§FALSE§</svg:desc><draw:path draw:style-name="gr1277" draw:text-style-name="P84" svg:width="1.3406in" svg:height="0.1358in" svg:x="0.0083in" svg:y="0.0071in" svg:viewBox="0 0 3406 346" svg:d="M1703 346c-568 0-1135 0-1703 0 0-116 0-230 0-346 1135 0 2271 0 3406 0 0 116 0 230 0 346-567 0-1135 0-1703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5 0-8 3-8 8 0 4 3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19in" svg:height="0.0685in" svg:x="0.4264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1278" draw:text-style-name="P85" svg:width="0.0386in" svg:height="0.0701in" svg:x="0.5248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278" draw:text-style-name="P85" svg:width="0.0697in" svg:height="0.0976in" svg:x="0.5835in" svg:y="0.0453in" svg:viewBox="0 0 178 249" svg:d="M176 25c1-2 2-4 2-6 0-7-5-11-12-11-3 0-14 3-15 16-7-14-21-24-37-24-44 0-91 54-91 110 0 38 23 61 51 61 23 0 42-18 45-22-8 34-8 33-12 50-2 5-15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1278" draw:text-style-name="P85" svg:width="0.0346in" svg:height="0.1512in" svg:x="0.6744in" svg:y="0in" svg:viewBox="0 0 89 385" svg:d="M89 381c0-1 0-1-6-8-48-49-61-122-61-180 0-67 15-135 63-182 4-5 4-5 4-7 0-3-1-4-3-4-5 0-39 26-62 76-20 42-24 85-24 117 0 29 4 76 25 120 23 47 56 72 61 72 2 0 3-1 3-4z"><text:p/></draw:path><draw:path draw:style-name="gr1278" draw:text-style-name="P85" svg:width="0.0819in" svg:height="0.0685in" svg:x="0.7224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1278" draw:text-style-name="P85" svg:width="0.0346in" svg:height="0.1512in" svg:x="0.8181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1004in" svg:height="0.0354in" svg:x="0.919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6in" svg:height="0.1374in" svg:x="1.0795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278" draw:text-style-name="P85" svg:width="0.035in" svg:height="0.1512in" svg:x="1.1776in" svg:y="0in" svg:viewBox="0 0 90 385" svg:d="M90 381c0-1 0-1-6-8-49-49-61-122-61-180 0-67 14-135 62-182 5-5 5-5 5-7 0-3-1-4-4-4s-39 26-61 76c-19 42-25 85-25 117 0 29 4 76 26 120 24 47 57 72 60 72s4-1 4-4z"><text:p/></draw:path><draw:path draw:style-name="gr1278" draw:text-style-name="P85" svg:width="0.0819in" svg:height="0.0685in" svg:x="1.2264in" svg:y="0.0453in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1278" draw:text-style-name="P85" svg:width="0.035in" svg:height="0.1512in" svg:x="1.321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<text:s/>כלומר אשר צ.ל. מתקיים בעבור </text:span><text:span text:style-name="T6"><draw:g text:anchor-type="as-char" svg:y="-0.0661in" draw:z-index="225" draw:name="Shape242" draw:style-name="gr1276"><svg:title>TexMaths</svg:title><svg:desc>11§inline§n = n_1§svg§600§FALSE§</svg:desc><draw:path draw:style-name="gr1277" draw:text-style-name="P84" svg:width="0.4197in" svg:height="0.074in" svg:x="0.0039in" svg:y="0.0071in" svg:viewBox="0 0 1067 189" svg:d="M534 189c-178 0-356 0-534 0 0-63 0-126 0-189 356 0 711 0 1067 0 0 63 0 126 0 189-177 0-356 0-533 0z"><text:p/></draw:path><draw:path draw:style-name="gr1278" draw:text-style-name="P85" svg:width="0.0823in" svg:height="0.0681in" svg:x="0.0004in" svg:y="0in" svg:viewBox="0 0 210 174" svg:d="M23 148c-1 5-3 14-3 16 0 7 5 10 11 10 4 0 12-3 14-11 2-9 6-19 8-28 2-12 5-23 8-34 3-8 5-17 6-26 2-7 6-18 6-19 5-12 26-47 62-47 18 0 21 14 21 26 0 25-18 74-25 91-3 7-3 12-3 16 0 19 13 32 32 32 36 0 50-55 50-58 0-4-4-4-5-4-4 0-4 2-6 7-7 25-20 46-39 46-7 0-9-3-9-12 0-10 3-18 6-26 8-21 25-63 25-85 0-27-17-42-45-42-35 0-53 25-60 34-2-22-19-34-36-34-18 0-26 15-29 22-6 13-12 36-12 38 0 4 4 4 6 4 3 0 3-1 6-9 7-27 14-46 28-46 7 0 12 4 12 17 0 8-1 13-7 34-8 29-14 59-22 88z"><text:p/></draw:path><draw:path draw:style-name="gr1278" draw:text-style-name="P85" svg:width="0.1008in" svg:height="0.035in" svg:x="0.1382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819in" svg:height="0.0681in" svg:x="0.2945in" svg:y="0in" svg:viewBox="0 0 209 174" svg:d="M23 148c-1 5-3 14-3 16 0 7 5 10 11 10 4 0 11-3 14-11 2-9 5-19 7-28 3-12 5-23 9-34 2-8 4-17 6-26 2-7 5-18 6-19 5-12 26-47 62-47 18 0 21 14 21 26 0 25-18 74-25 91-3 7-3 12-3 16 0 19 13 32 31 32 36 0 50-55 50-58 0-4-3-4-4-4-4 0-4 2-6 7-7 25-21 46-39 46-7 0-9-3-9-12 0-10 3-18 6-26 8-21 24-63 24-85 0-27-17-42-44-42-36 0-54 25-61 34-2-22-18-34-35-34-18 0-26 15-29 22-6 13-12 36-12 38 0 4 3 2 4 4 5 0 5-1 7-9 7-27 14-46 29-46 7 0 12 4 12 17 0 8-1 13-7 34-8 29-14 59-22 88z"><text:p/></draw:path><draw:path draw:style-name="gr1278" draw:text-style-name="P85" svg:width="0.0386in" svg:height="0.0701in" svg:x="0.3929in" svg:y="0.0189in" svg:viewBox="0 0 99 179" svg:d="M62 8c0-8-1-8-8-8-18 17-43 18-54 18 0 3 0 5 0 8 7 0 24 0 40-7 0 46 0 92 0 138 0 8 0 12-28 12-3 0-6 0-10 0 0 3 0 6 0 10 5 0 39-1 49-1 7 0 41 1 48 1 0-4 0-7 0-10-3 0-8 0-11 0-26 0-26-4-26-12 0-50 0-100 0-149z"><text:p/></draw:path></draw:g></text:span><text:span text:style-name="T6">. </text:span></text:p>
        </text:list-item>
        <text:list-item>
          <text:p text:style-name="P34"><text:span text:style-name="T75">טרנזיטיביות: יהי </text:span><draw:g text:anchor-type="as-char" svg:y="-0.1075in" draw:z-index="203" draw:name="Shape243" draw:style-name="gr1276"><svg:title>TexMaths</svg:title><svg:desc>11§inline§f, g, h \in \N \to \N. §svg§600§FALSE§</svg:desc><draw:path draw:style-name="gr1277" draw:text-style-name="P84" svg:width="1.0386in" svg:height="0.1217in" svg:x="0.0004in" svg:y="0.0075in" svg:viewBox="0 0 2639 310" svg:d="M0 0c880 0 1759 0 2639 0 0 103 0 207 0 310-880 0-1759 0-2639 0 0-103 0-207 0-310z"><text:p/></draw:path><draw:path draw:style-name="gr1278" draw:text-style-name="P85" svg:width="0.0756in" svg:height="0.1374in" svg:x="0.0008in" svg:y="0in" svg:viewBox="0 0 193 350" svg:d="M121 118c11 0 22 0 33 0 8 0 12 0 12-8 0-4-4-4-11-4-11 0-21 0-32 0 2-16 6-30 8-44 2-8 8-36 10-40 3-8 10-13 17-13 3 0 13 0 20 6-17 1-21 16-21 21 0 9 7 14 15 14 9 0 21-8 21-24 0-17-18-26-35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1278" draw:text-style-name="P85" svg:width="0.0173in" svg:height="0.0453in" svg:x="0.0882in" svg:y="0.0902in" svg:viewBox="0 0 45 116" svg:d="M45 41c0-26-10-41-25-41-12 0-20 10-20 21 0 10 8 20 20 20 4 0 10-1 13-5 1-1 1-1 2-1s1 0 1 6c0 28-13 51-26 64-4 4-4 5-4 6 0 2 2 5 4 5 4 0 35-30 35-75z"><text:p/></draw:path><draw:path draw:style-name="gr1278" draw:text-style-name="P85" svg:width="0.0693in" svg:height="0.0976in" svg:x="0.1453in" svg:y="0.0402in" svg:viewBox="0 0 177 249" svg:d="M176 25c0-2 1-4 1-6 0-7-4-11-11-11-4 0-14 3-16 16-7-14-20-24-36-24-44 0-92 54-92 110 0 37 24 60 52 60 23 0 40-17 45-22-8 33-9 33-13 50-2 4-15 42-55 42-8 0-21 0-31-4 11-3 15-13 15-19 0-7-4-15-14-15-9 0-21 8-21 23 0 16 14 24 51 24 48 0 77-30 82-53 14-56 29-113 43-171zM125 121c-2 10-11 20-19 27s-20 14-31 14c-20 0-26-20-26-35 0-19 11-64 22-84 10-19 27-34 43-34 26 0 31 31 31 33s-1 4-1 5c-7 24-12 49-19 74z"><text:p/></draw:path><draw:path draw:style-name="gr1278" draw:text-style-name="P85" svg:width="0.0173in" svg:height="0.0453in" svg:x="0.2339in" svg:y="0.0902in" svg:viewBox="0 0 45 116" svg:d="M45 41c0-26-10-41-25-41-12 0-20 10-20 21 0 10 8 20 20 20 5 0 10-1 14-5 1-1 1-1 2-1 0 2 0 0 0 6 0 28-13 51-26 64-4 4-4 5-4 6 0 2 2 5 4 5 4 0 35-30 35-75z"><text:p/></draw:path><draw:path draw:style-name="gr1278" draw:text-style-name="P85" svg:width="0.0744in" svg:height="0.1063in" svg:x="0.2969in" svg:y="0.002in" svg:viewBox="0 0 190 271" svg:d="M90 4c0-1 0-4-5-4-9 0-38 3-48 3-3 1-7 1-7 8 0 6 4 6 10 6 18 0 18 2 18 6 0 2-1 6-1 8-19 73-37 146-56 220-1 5-1 6-1 9 0 8 8 11 11 11 7 0 13-5 14-10 2-10 6-20 8-30 3-11 5-22 9-34 2-9 4-18 6-25 0-3 4-15 5-18s12-24 25-35c9-6 21-13 37-13 17 0 21 13 21 26 0 21-14 63-24 86-2 9-4 13-4 21 0 18 13 32 32 32 36 0 50-57 50-60s-4-3-5-3c-4 0-4 1-6 7-5 19-17 47-39 47-7 0-9-3-9-12 0-10 3-19 7-28 6-16 24-61 24-83 0-26-16-42-45-42-25 0-43 12-58 30 10-41 21-82 31-123z"><text:p/></draw:path><draw:path draw:style-name="gr1278" draw:text-style-name="P85" svg:width="0.076in" svg:height="0.087in" svg:x="0.4311in" svg:y="0.0256in" svg:viewBox="0 0 194 222" svg:d="M179 120c7 0 15 0 15-8 0-9-8-9-15-9-55 0-109 0-164 0 6-50 50-88 104-88 20 0 40 0 60 0 7 0 15 0 15-7 0-8-8-8-15-8-20 0-40 0-60 0-66 0-119 49-119 112 0 62 53 110 119 110 20 0 40 0 60 0 7 0 15 0 15-7 0-8-8-8-15-8-20 0-40 0-60 0-54 0-98-37-104-87 55 0 109 0 164 0z"><text:p/></draw:path><draw:path draw:style-name="gr1278" draw:text-style-name="P85" svg:width="0.1028in" svg:height="0.1063in" svg:x="0.5654in" svg:y="0.0028in" svg:viewBox="0 0 262 271" svg:d="M34 35c0 63 0 126 0 187 0 20-3 28-23 28-4 0-11 0-11 6 0 7 7 7 13 7 20 0 41 0 61 0 6 0 12 0 12-7 0-6-6-6-11-6-22 0-24-9-24-29 0-58 0-118 0-176 55 74 111 146 166 220 4 4 5 6 8 6 7 0 7-7 7-14 0-72 0-144 0-216 0-21 3-27 21-28 2 0 9 0 9-6 0-7-6-7-12-7-19 0-39 0-58 0-6 0-13 0-13 7 0 6 8 6 12 6 21 1 25 9 25 29 0 39 0 80 0 121-39-53-79-105-117-157-4-6-6-6-14-6-22 0-45 0-67 0-7 0-12 0-12 7 0 6 5 6 7 6 10 1 18 8 22 12-1 4-1 5-1 10zM219 243c-56-72-112-146-168-220-5-5-5-5-9-10 15 0 31 0 46 0 44 59 87 117 131 175 0 19 0 38 0 55z"><text:p/></draw:path><draw:path draw:style-name="gr1278" draw:text-style-name="P85" svg:width="0.1346in" svg:height="0.0783in" svg:x="0.722in" svg:y="0.0291in" svg:viewBox="0 0 343 200" svg:d="M301 109c-20 15-31 32-35 36-17 27-20 50-20 51 0 4 5 4 8 4 7 0 7-1 8-7 9-37 32-70 76-87 4-1 5-3 5-5 0-3-2-4-3-4-17-7-64-27-78-91-1-5-1-6-8-6-3 0-8 0-8 4 0 2 4 26 20 51 8 12 19 25 35 37-95 0-191 0-287 0-6 0-14 0-14 9 0 8 8 8 14 8 96 0 192 0 287 0z"><text:p/></draw:path><draw:path draw:style-name="gr1278" draw:text-style-name="P85" svg:width="0.1024in" svg:height="0.1063in" svg:x="0.9122in" svg:y="0.0028in" svg:viewBox="0 0 261 271" svg:d="M33 35c0 63 0 126 0 187 0 20-3 28-23 28-3 0-10 0-10 6 0 7 5 7 13 7 20 0 40 0 60 0 6 0 13 0 13-7 0-6-7-6-12-6-21 0-25-9-25-29 0-58 0-118 0-176 57 74 112 146 168 220 3 4 5 6 7 6 7 0 7-7 7-14 0-72 0-144 0-216 0-21 3-27 21-28 2 0 9 0 9-6 0-7-6-7-12-7-19 0-38 0-56 0-8 0-14 0-14 7 0 6 7 6 11 6 21 1 24 9 24 29 0 39 0 80 0 121-38-53-78-105-116-157-3-6-4-6-13-6-23 0-45 0-68 0-7 0-13 0-13 7 0 6 6 6 8 6 11 1 18 8 22 12-1 4-1 5-1 10zM218 243c-56-72-112-146-169-220-4-5-4-5-7-10 15 0 29 0 45 0 44 59 87 117 131 175 0 19 0 38 0 55z"><text:p/></draw:path><draw:path draw:style-name="gr1278" draw:text-style-name="P85" svg:width="0.0157in" svg:height="0.0157in" svg:x="1.0311in" svg:y="0.0902in" svg:viewBox="0 0 41 41" svg:d="M41 21c0-12-10-21-21-21-12 0-20 9-20 21 0 11 8 20 20 20 11 0 21-9 21-20z"><text:p/></draw:path></draw:g><text:span text:style-name="T71">, נניח </text:span><text:span text:style-name="T71"><draw:g text:anchor-type="as-char" svg:y="-0.1075in" draw:z-index="213" draw:name="Shape244" draw:style-name="gr1276"><svg:title>TexMaths</svg:title><svg:desc>11§inline§fRg \land gRf§svg§600§FALSE§</svg:desc><draw:path draw:style-name="gr1277" draw:text-style-name="P84" svg:width="0.7173in" svg:height="0.122in" svg:x="0in" svg:y="0.0075in" svg:viewBox="0 0 1823 311" svg:d="M0 0c607 0 1215 0 1823 0 0 103 0 208 0 311-608 0-1216 0-1823 0 0-103 0-208 0-311z"><text:p/></draw:path><draw:path draw:style-name="gr1278" draw:text-style-name="P85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1278" draw:text-style-name="P85" svg:width="0.1083in" svg:height="0.1067in" svg:x="0.0894in" svg:y="0.0047in" svg:viewBox="0 0 276 272" svg:d="M129 26c3-10 4-13 11-14 3 0 16 0 24 0 27 0 70 0 70 37 0 14-6 40-22 55-10 10-29 22-65 22-14 0-28 0-42 0 7-33 16-67 24-100zM185 132c39-9 85-35 85-75 0-33-35-57-85-57-36 0-74 0-110 0-8 0-12 0-12 8 0 4 4 4 11 4 1 0 9 0 15 0 7 1 10 1 10 7 0 1 0 2-1 7-18 70-34 138-52 207-4 14-5 18-35 18-8 0-11 0-11 7 0 5 4 5 6 5 11 0 38-1 48-1 11 0 38 1 49 1 4 0 8 0 8-8 0-4-3-4-11-4-14 0-25 0-25-7 0-2 1-4 1-7 9-34 18-68 26-102 16 0 30 0 45 0 36 0 43 22 43 35 0 6-3 18-5 27-3 11-7 25-7 33 0 42 46 42 52 42 33 0 46-40 46-44 0-6-3-4-4-6-4 0-5 3-6 6-10 28-26 35-35 35-12 0-15-9-15-23 0-12 2-32 4-44 0-6 1-13 1-19 0-30-25-42-36-45z"><text:p/></draw:path><draw:path draw:style-name="gr1278" draw:text-style-name="P85" svg:width="0.0697in" svg:height="0.098in" svg:x="0.202in" svg:y="0.0402in" svg:viewBox="0 0 178 250" svg:d="M177 25c0-2 1-4 1-6 0-7-5-11-12-11-3 0-14 3-15 16-7-14-21-24-37-24-44 0-91 54-91 110 0 37 23 60 52 60 22 0 40-17 44-22h1c-9 35-9 35-13 51-1 4-15 42-56 42-7 0-20 0-31-4 12-3 16-13 16-19 0-7-4-15-15-15-8 0-21 8-21 23 0 16 14 24 52 24 48 0 76-30 82-53 14-57 29-115 43-172zM126 121c-2 10-10 20-19 27-8 7-20 14-31 14-20 0-25-20-25-36 0-18 11-63 20-83 11-19 28-34 44-34 26 0 31 31 31 33s-1 4-1 5c-6 24-12 50-19 74z"><text:p/></draw:path><draw:path draw:style-name="gr1278" draw:text-style-name="P85" svg:width="0.0839in" svg:height="0.0937in" svg:x="0.3201in" svg:y="0.0165in" svg:viewBox="0 0 214 239" svg:d="M115 8c-2-7-5-8-8-8-5 0-6 2-8 8-32 71-65 144-97 215-2 5-2 6-2 8 0 4 3 8 8 8 2 0 5-2 9-9 29-68 60-135 90-204 31 69 60 136 91 204 3 9 8 9 9 9 4 0 7-4 7-8 0-1 0-2-2-7-32-72-65-144-97-216z"><text:p/></draw:path><draw:path draw:style-name="gr1278" draw:text-style-name="P85" svg:width="0.0693in" svg:height="0.098in" svg:x="0.4492in" svg:y="0.0402in" svg:viewBox="0 0 177 250" svg:d="M176 25c0-2 1-4 1-6 0-7-4-11-11-11-4 0-14 3-16 16-7-14-20-24-36-24-44 0-92 54-92 110 0 37 24 60 52 60 23 0 40-17 45-22-8 35-9 35-13 51-1 4-15 42-55 42-8 0-20 0-31-4 11-3 15-13 15-19 0-7-4-15-14-15-9 0-21 8-21 23 0 16 14 24 52 24 47 0 76-30 81-53 14-57 29-115 43-172zM125 121c-2 10-11 20-19 27s-20 14-31 14c-20 0-26-20-26-36 0-18 12-63 23-83 9-19 26-34 42-34 26 0 31 31 31 33s0 4-1 5c-6 24-12 50-19 74z"><text:p/></draw:path><draw:path draw:style-name="gr1278" draw:text-style-name="P85" svg:width="0.1083in" svg:height="0.1067in" svg:x="0.5311in" svg:y="0.0047in" svg:viewBox="0 0 276 272" svg:d="M129 26c3-10 4-13 11-14 3 0 16 0 24 0 27 0 70 0 70 37 0 14-6 40-22 55-10 10-29 22-65 22-14 0-28 0-42 0 7-33 16-67 24-100zM185 132c38-9 85-35 85-75 0-33-35-57-85-57-36 0-74 0-110 0-8 0-12 0-12 8 0 4 4 4 11 4 1 0 9 0 15 0 7 1 10 1 10 7 0 1 0 2-1 7-18 70-34 138-52 207-4 14-5 18-35 18-8 0-11 0-11 7 0 5 4 5 6 5 11 0 37-1 48-1s38 1 49 1c4 0 8 0 8-8 0-4-3-4-11-4-14 0-25 0-25-7 0-2 1-4 1-7 9-34 16-68 25-102 16 0 31 0 46 0 36 0 43 22 43 35 0 6-3 18-5 27-3 11-7 25-7 33 0 42 46 42 52 42 33 0 46-40 46-44 0-6-3-4-4-6-4 0-5 3-6 6-10 28-26 35-35 35-12 0-15-9-15-23 0-12 2-32 4-44 0-6 1-13 1-19 0-30-26-42-36-45z"><text:p/></draw:path><draw:path draw:style-name="gr1278" draw:text-style-name="P85" svg:width="0.0752in" svg:height="0.1378in" svg:x="0.6496in" svg:y="0in" svg:viewBox="0 0 192 351" svg:d="M121 118c11 0 22 0 33 0 8 0 12 0 12-8 0-4-4-4-11-4-11 0-21 0-32 0 4-15 6-30 9-44 1-8 7-36 9-40 3-8 10-13 17-13 3 0 13 0 20 6-17 1-21 16-21 21 0 9 7 13 15 13 10 0 20-7 20-23 0-17-17-26-34-26-13 0-37 7-48 45-2 8-3 12-13 61-9 0-18 0-27 0-7 0-12 0-12 7 0 5 5 5 11 5 9 0 17 0 26 0-10 50-19 101-29 151-7 38-13 73-33 73-2 0-12 0-19-7 18-1 21-15 21-21 0-8-6-13-14-13-10 0-21 8-21 23 0 18 16 27 33 27 21 0 36-23 43-38 13-24 22-71 22-73 8-41 15-82 23-122z"><text:p/></draw:path></draw:g></text:span><text:span text:style-name="T71"><text:s/>ונוכיח </text:span><text:span text:style-name="T71"><draw:g text:anchor-type="as-char" svg:y="-0.1075in" draw:z-index="214" draw:name="Shape245" draw:style-name="gr1276"><svg:title>TexMaths</svg:title><svg:desc>11§inline§fRh§svg§600§FALSE§</svg:desc><draw:path draw:style-name="gr1277" draw:text-style-name="P84" svg:width="0.274in" svg:height="0.122in" svg:x="0in" svg:y="0.0075in" svg:viewBox="0 0 697 311" svg:d="M0 0c232 0 465 0 697 0 0 103 0 208 0 311-232 0-465 0-697 0 0-103 0-208 0-311z"><text:p/></draw:path><draw:path draw:style-name="gr1278" draw:text-style-name="P85" svg:width="0.0752in" svg:height="0.1378in" svg:x="0.0004in" svg:y="0in" svg:viewBox="0 0 192 351" svg:d="M121 118c11 0 22 0 33 0 8 0 11 0 11-8 0-4-3-4-10-4-11 0-21 0-32 0 2-15 6-30 8-44 2-8 8-36 10-40 3-8 10-13 17-13 2 0 13 0 19 6-16 1-21 16-21 21 0 9 8 13 15 13 9 0 21-7 21-23 0-17-18-26-34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1278" draw:text-style-name="P85" svg:width="0.1079in" svg:height="0.1067in" svg:x="0.0894in" svg:y="0.0047in" svg:viewBox="0 0 275 272" svg:d="M129 26c2-10 3-13 11-14 3 0 15 0 23 0 27 0 70 0 70 37 0 14-6 40-21 55-10 10-30 22-66 22-14 0-28 0-43 0 9-33 17-67 26-100zM185 132c38-9 85-35 85-75 0-33-36-57-86-57-37 0-74 0-110 0-8 0-11 0-11 8 0 4 3 4 11 4 1 0 7 0 14 0 7 1 11 1 11 7 0 1-1 2-2 7-18 70-34 138-52 207-3 14-4 18-35 18-7 0-10 0-10 7 0 5 4 5 6 5 11 0 37-1 48-1s38 1 48 1c4 0 9 0 9-8 0-4-4-4-11-4-14 0-25 0-25-7 0-2 1-4 1-7 9-34 16-68 25-102 16 0 31 0 46 0 36 0 42 22 42 35 0 6-3 18-5 27-2 11-6 25-6 33 0 42 46 42 51 42 33 0 46-40 46-44 0-6-3-4-4-6-4 0-5 3-5 6-10 28-26 35-35 35-13 0-15-9-15-23 0-12 2-32 3-44 1-6 1-13 1-19 0-30-25-42-35-45z"><text:p/></draw:path><draw:path draw:style-name="gr1278" draw:text-style-name="P85" svg:width="0.074in" svg:height="0.1067in" svg:x="0.2079in" svg:y="0.002in" svg:viewBox="0 0 189 272" svg:d="M89 4c0-1 0-4-4-4-9 0-38 3-48 3-3 1-7 1-7 8 0 5 3 5 10 5 17 0 18 3 18 7 0 2-1 6-1 8-19 73-37 147-56 221-1 5-1 6-1 9 0 8 8 11 11 11 7 0 12-5 14-10 2-10 6-20 8-30 2-11 6-23 8-34 2-9 5-18 6-26 1-3 5-15 5-18 1-3 13-24 26-35 9-6 21-13 37-13 17 0 21 13 21 26 0 21-15 64-24 87-3 9-5 13-5 21 0 18 14 32 32 32 36 0 50-57 50-60s-3-3-4-3c-5 0-5 1-6 6-6 20-18 48-39 48-7 0-10-4-10-12 0-10 3-19 7-28 6-16 24-62 24-84 0-26-16-42-44-42-25 0-43 12-58 29 10-40 20-81 30-122z"><text:p/></draw:path></draw:g></text:span><text:span text:style-name="T71">. מההנחה קיימים </text:span><text:span text:style-name="T71"><draw:g text:anchor-type="as-char" svg:y="-0.0661in" draw:z-index="204" draw:name="Shape246" draw:style-name="gr1276"><svg:title>TexMaths</svg:title><svg:desc>11§inline§n_1, n_2§svg§600§FALSE§</svg:desc><draw:path draw:style-name="gr1277" draw:text-style-name="P84" svg:width="0.3555in" svg:height="0.0799in" svg:x="0.0039in" svg:y="0.0071in" svg:viewBox="0 0 904 204" svg:d="M452 204c-151 0-301 0-452 0 0-68 0-136 0-204 301 0 603 0 904 0 0 68 0 136 0 204-151 0-301 0-452 0z"><text:p/></draw:path><draw:path draw:style-name="gr1278" draw:text-style-name="P85" svg:width="0.0823in" svg:height="0.0677in" svg:x="0.0004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7-42-46-42-34 0-53 25-59 34-2-22-19-34-36-34-18 0-26 15-29 22-6 13-12 36-12 37 0 5 4 5 6 5 3 0 3-2 6-9 7-28 14-46 28-46 7 0 12 4 12 17 0 8-1 12-7 32-8 30-14 59-22 88z"><text:p/></draw:path><draw:path draw:style-name="gr1278" draw:text-style-name="P85" svg:width="0.0382in" svg:height="0.0697in" svg:x="0.0992in" svg:y="0.0189in" svg:viewBox="0 0 98 178" svg:d="M61 8c0-8-1-8-8-8-18 16-42 16-53 16 0 4 0 7 0 10 6 0 24 0 38-7 0 46 0 92 0 137 0 8 0 12-26 12-3 0-8 0-11 0 0 3 0 6 0 10 6-2 39-2 49-2 8 0 42 0 48 2 0-4 0-7 0-10-3 0-7 0-10 0-27 0-27-4-27-12 0-50 0-99 0-148z"><text:p/></draw:path><draw:path draw:style-name="gr1278" draw:text-style-name="P85" svg:width="0.0173in" svg:height="0.0449in" svg:x="0.1685in" svg:y="0.0504in" svg:viewBox="0 0 45 115" svg:d="M45 41c0-26-9-41-24-41-13 0-21 10-21 21 0 10 8 20 21 20 4 0 10-2 13-5 1-1 1-1 2-1 0 2 1 0 1 6 0 28-14 51-26 63-4 5-4 6-4 7 0 2 2 4 4 4 3 0 34-30 34-74z"><text:p/></draw:path><draw:path draw:style-name="gr1278" draw:text-style-name="P85" svg:width="0.0823in" svg:height="0.0677in" svg:x="0.2268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8-42-46-42-34 0-53 25-60 34-1-22-18-34-35-34-18 0-26 15-29 22-6 13-12 36-12 37 0 5 4 5 6 5 3 0 3-2 6-9 6-28 13-46 28-46 7 0 12 4 12 17 0 8-1 12-7 32-8 30-14 59-22 88z"><text:p/></draw:path><draw:path draw:style-name="gr1278" draw:text-style-name="P85" svg:width="0.0469in" svg:height="0.0697in" svg:x="0.3205in" svg:y="0.0189in" svg:viewBox="0 0 120 178" svg:d="M120 129c-3 0-7 0-10 0 0 6-3 21-7 23-2 3-23 3-26 3-16 0-33 0-49 0 27-25 37-32 53-44 20-17 39-33 39-58 0-33-29-53-64-53-33 0-56 23-56 48 0 13 12 14 14 14 7 0 15-4 15-14 0-4-1-14-16-14 8-19 27-24 40-24 26 0 41 21 41 43 0 23-17 41-26 51-22 21-43 42-65 63-3 2-3 3-3 11 37 0 74 0 111 0 3-17 6-33 9-49z"><text:p/></draw:path></draw:g></text:span><text:span text:style-name="T71"><text:s/>כך ש־</text:span><text:span text:style-name="T71"><draw:g text:anchor-type="as-char" svg:y="-0.1134in" draw:z-index="215" draw:name="Shape247" draw:style-name="gr1276"><svg:title>TexMaths</svg:title><svg:desc>11§inline§\forall m \ge n_1. f(n) = g(n)§svg§600§FALSE§</svg:desc><draw:path draw:style-name="gr1277" draw:text-style-name="P84" svg:width="1.3823in" svg:height="0.1358in" svg:x="0.0083in" svg:y="0.0071in" svg:viewBox="0 0 3512 346" svg:d="M1757 346c-587 0-1172 0-1757 0 0-116 0-230 0-346 1170 0 2342 0 3512 0 0 116 0 230 0 346-585 0-1170 0-1755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1-57-32-85-1-6-3-9-8-9-4 0-8 3-8 8 0 1 0 1 2 6 32 84 65 169 97 252 2 6 3 9 9 9 5 0 6-4 9-7 32-84 64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5-19 8-29 3-12 5-23 8-34 3-9 5-17 7-26 1-7 5-18 5-19 6-12 26-47 63-47 17 0 21 14 21 26 0 10-3 21-6 33-4 15-8 29-11 44-3 10-6 20-8 30-1 8-5 21-5 23 0 7 6 10 11 10 13 0 15-10 18-22 6-22 20-78 23-92 1-6 22-52 64-52 16 0 21 13 21 26 0 22-17 66-24 87-4 9-6 13-6 21 0 19 15 32 32 32 36 0 51-56 51-59 0-4-4-4-5-4-3 0-3 1-5 7-6 20-19 47-40 47-6 0-9-3-9-12 0-10 4-19 7-27 8-20 23-63 23-85 0-25-15-42-44-42s-48 18-63 37c-1-4-2-17-13-27-9-8-22-10-31-10-35 0-54 25-60 34-2-22-19-34-36-34-18 0-25 15-29 22-7 13-11 36-11 37 0 5 3 5 4 5 4 0 5-1 7-9 7-27 14-46 28-46 6 0 12 3 12 17 0 8-2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23in" svg:height="0.0685in" svg:x="0.4256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4-63 24-85 0-27-16-42-45-42-34 0-52 25-59 34-2-22-19-34-36-34-18 0-26 15-29 22-6 13-12 36-12 37 0 5 4 5 6 5 3 0 4-1 6-9 7-27 14-46 28-46 7 0 12 4 12 17 0 8-1 13-6 32-7 30-15 60-23 90z"><text:p/></draw:path><draw:path draw:style-name="gr1278" draw:text-style-name="P85" svg:width="0.0382in" svg:height="0.0701in" svg:x="0.5244in" svg:y="0.0661in" svg:viewBox="0 0 98 179" svg:d="M61 8c0-8 0-8-8-8-18 17-42 17-53 17 0 3 0 6 0 9 7 0 24 0 40-7 0 46 0 92 0 138 0 9 0 13-28 13-3 0-6 0-10 0 0 3 0 6 0 9 5-1 38-1 47-1s43 0 49 1c0-3 0-6 0-9-3 0-7 0-10 0-27 0-27-4-27-13 0-50 0-100 0-149z"><text:p/></draw:path><draw:path draw:style-name="gr1278" draw:text-style-name="P85" svg:width="0.0157in" svg:height="0.0157in" svg:x="0.5941in" svg:y="0.0972in" svg:viewBox="0 0 41 41" svg:d="M41 21c0-12-9-21-20-21-12 0-21 9-21 21 0 11 9 20 21 20 11 0 20-9 20-20z"><text:p/></draw:path><draw:path draw:style-name="gr1278" draw:text-style-name="P85" svg:width="0.0756in" svg:height="0.1374in" svg:x="0.6315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1278" draw:text-style-name="P85" svg:width="0.0346in" svg:height="0.1512in" svg:x="0.7287in" svg:y="0in" svg:viewBox="0 0 89 385" svg:d="M89 381c0-1 0-1-6-8-49-49-61-122-61-180 0-67 15-135 63-182 4-5 4-5 4-7 0-3-1-4-3-4-5 0-39 26-62 76-20 42-24 85-24 117 0 29 4 76 25 120 23 47 56 72 61 72 2 0 3-1 3-4z"><text:p/></draw:path><draw:path draw:style-name="gr1278" draw:text-style-name="P85" svg:width="0.0819in" svg:height="0.0685in" svg:x="0.7776in" svg:y="0.0453in" svg:viewBox="0 0 209 175" svg:d="M23 148c-1 6-4 15-4 17 0 7 5 10 12 10 4 0 11-3 14-11 0-1 4-19 7-29 3-12 5-23 8-34 3-9 5-17 7-26 1-7 4-18 6-19 5-12 25-47 62-47 18 0 21 14 21 26 0 24-18 74-25 91-3 8-5 13-5 17 0 19 15 32 32 32 37 0 51-56 51-59 0-4-3-4-4-4-4 0-4 1-6 7-8 26-21 47-39 47-7 0-9-3-9-12 0-10 3-19 6-27 8-21 23-63 23-85 0-27-16-42-44-42-35 0-54 25-60 34-2-22-18-34-35-34-18 0-26 15-30 22-6 13-11 36-11 37 0 5 3 5 4 5 5 0 5-1 7-9 7-27 14-46 29-46 7 0 12 4 12 17 0 8-1 13-7 32-8 30-14 60-22 90z"><text:p/></draw:path><draw:path draw:style-name="gr1278" draw:text-style-name="P85" svg:width="0.0346in" svg:height="0.1512in" svg:x="0.8732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1008in" svg:height="0.0354in" svg:x="0.9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693in" svg:height="0.0976in" svg:x="1.1287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1278" draw:text-style-name="P85" svg:width="0.0346in" svg:height="0.1512in" svg:x="1.2197in" svg:y="0in" svg:viewBox="0 0 89 385" svg:d="M89 381c0-1 0-1-7-8-48-49-60-122-60-180 0-67 14-135 62-182 5-5 5-5 5-7 0-3-1-4-3-4-5 0-40 26-62 76-20 42-24 85-24 117 0 29 3 76 25 120 23 47 56 72 61 72 2 0 3-1 3-4z"><text:p/></draw:path><draw:path draw:style-name="gr1278" draw:text-style-name="P85" svg:width="0.0819in" svg:height="0.0685in" svg:x="1.2681in" svg:y="0.0453in" svg:viewBox="0 0 209 175" svg:d="M22 148c-1 6-3 15-3 17 0 7 5 10 11 10 5 0 12-3 14-11 1-1 5-19 8-29 3-12 5-23 8-34 3-9 5-17 7-26 1-7 4-18 4-19 7-12 27-47 64-47 17 0 20 14 20 26 0 24-19 74-24 91-3 8-4 13-4 17 0 19 13 32 31 32 37 0 51-56 51-59 0-4-3-4-4-4-5 0-5 1-7 7-8 26-20 47-38 47-7 0-10-3-10-12 0-10 3-19 7-27 7-21 23-63 23-85 0-27-16-42-44-42-35 0-54 25-60 34-2-22-19-34-36-34-19 0-25 15-29 22-7 13-11 36-11 37 0 5 3 5 4 5 4 0 5-1 7-9 7-27 14-46 27-46 8 0 13 4 13 17 0 8-1 13-6 32-8 30-15 60-23 90z"><text:p/></draw:path><draw:path draw:style-name="gr1278" draw:text-style-name="P85" svg:width="0.035in" svg:height="0.1512in" svg:x="1.363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71"> וגם </text:span><text:span text:style-name="T71"><draw:g text:anchor-type="as-char" svg:y="-0.1134in" draw:z-index="216" draw:name="Shape248" draw:style-name="gr1276"><svg:title>TexMaths</svg:title><svg:desc>11§inline§\forall m \ge n_2. g(n) = h(n)§svg§600§FALSE§</svg:desc><draw:path draw:style-name="gr1277" draw:text-style-name="P84" svg:width="1.3795in" svg:height="0.1358in" svg:x="0.0083in" svg:y="0.0071in" svg:viewBox="0 0 3505 346" svg:d="M1753 346c-585 0-1169 0-1753 0 0-116 0-230 0-346 1168 0 2337 0 3505 0 0 116 0 230 0 346-584 0-1168 0-1752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19in" svg:height="0.0685in" svg:x="0.4264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1278" draw:text-style-name="P85" svg:width="0.0465in" svg:height="0.0701in" svg:x="0.5197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1278" draw:text-style-name="P85" svg:width="0.0157in" svg:height="0.0157in" svg:x="0.5945in" svg:y="0.0972in" svg:viewBox="0 0 41 41" svg:d="M41 21c0-12-9-21-20-21s-21 9-21 21c0 11 10 20 21 20s20-9 20-20z"><text:p/></draw:path><draw:path draw:style-name="gr1278" draw:text-style-name="P85" svg:width="0.0693in" svg:height="0.0976in" svg:x="0.626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278" draw:text-style-name="P85" svg:width="0.035in" svg:height="0.1512in" svg:x="0.7161in" svg:y="0in" svg:viewBox="0 0 90 385" svg:d="M90 381c0-1 0-1-6-8-49-49-61-122-61-180 0-67 14-135 62-182 5-5 5-5 5-7 0-3-1-4-4-4s-39 26-61 76c-19 42-25 85-25 117 0 29 4 76 26 120 24 47 57 72 60 72s4-1 4-4z"><text:p/></draw:path><draw:path draw:style-name="gr1278" draw:text-style-name="P85" svg:width="0.0823in" svg:height="0.0685in" svg:x="0.7646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4-42-36 0-54 25-61 34-2-22-19-34-36-34-19 0-24 15-29 22-6 13-12 36-12 37 0 5 4 5 6 5 3 0 4-1 6-9 7-27 14-46 28-46 7 0 12 4 12 17 0 8-1 13-6 32-7 30-15 60-23 90z"><text:p/></draw:path><draw:path draw:style-name="gr1278" draw:text-style-name="P85" svg:width="0.035in" svg:height="0.1512in" svg:x="0.8602in" svg:y="0in" svg:viewBox="0 0 90 385" svg:d="M90 193c0-30-4-76-25-120-24-48-57-73-61-73-2 0-4 2-4 4s0 2 8 9c37 38 59 99 59 180 0 65-14 133-61 181-6 6-6 6-6 7 0 2 2 4 4 4 4 0 39-26 62-76 20-41 24-84 24-116z"><text:p/></draw:path><draw:path draw:style-name="gr1278" draw:text-style-name="P85" svg:width="0.1008in" svg:height="0.0354in" svg:x="0.961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74in" svg:height="0.1063in" svg:x="1.1224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1278" draw:text-style-name="P85" svg:width="0.035in" svg:height="0.1512in" svg:x="1.2161in" svg:y="0in" svg:viewBox="0 0 90 385" svg:d="M90 381c0-1 0-1-6-8-49-49-61-122-61-180 0-67 14-135 62-182 5-5 5-5 5-7 0-3-1-4-4-4s-39 26-61 76c-19 42-25 85-25 117 0 29 4 76 26 120 24 47 57 72 60 72s4-1 4-4z"><text:p/></draw:path><draw:path draw:style-name="gr1278" draw:text-style-name="P85" svg:width="0.0819in" svg:height="0.0685in" svg:x="1.2654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1278" draw:text-style-name="P85" svg:width="0.035in" svg:height="0.1512in" svg:x="1.360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1">. בה"כ </text:span><text:span text:style-name="T71"><draw:g text:anchor-type="as-char" svg:y="-0.0957in" draw:z-index="205" draw:name="Shape249" draw:style-name="gr1276"><svg:title>TexMaths</svg:title><svg:desc>11§inline§n_1 \ge n_2§svg§600§FALSE§</svg:desc><draw:path draw:style-name="gr1277" draw:text-style-name="P84" svg:width="0.4913in" svg:height="0.1028in" svg:x="0.0039in" svg:y="0.0075in" svg:viewBox="0 0 1249 262" svg:d="M625 262c-209 0-417 0-625 0 0-88 0-174 0-262 416 0 833 0 1249 0 0 88 0 174 0 262-208 0-416 0-624 0z"><text:p/></draw:path><draw:path draw:style-name="gr1278" draw:text-style-name="P85" svg:width="0.0823in" svg:height="0.0677in" svg:x="0.0004in" svg:y="0.0291in" svg:viewBox="0 0 210 173" svg:d="M23 148c-1 6-3 14-3 17 0 5 5 8 11 8 4 0 12-3 14-10 2-9 6-18 8-28 3-12 5-23 9-34 2-9 4-18 6-26 1-7 5-18 5-19 5-12 26-47 62-47 18 0 21 14 21 26 0 24-18 74-25 90-3 9-3 13-3 18 0 18 13 30 32 30 36 0 50-55 50-58s-3-3-4-3c-5 0-5 1-7 6-8 27-20 48-39 48-7 0-9-4-9-12 0-10 3-19 6-28 8-21 25-62 25-84 0-27-17-42-46-42-34 0-52 25-59 34-2-22-19-34-36-34-18 0-26 15-29 22-6 13-12 36-12 37 0 5 4 5 6 5 3 0 3-1 6-9 7-28 14-46 28-46 7 0 12 4 12 17 0 8-1 12-7 33-8 30-14 59-22 89z"><text:p/></draw:path><draw:path draw:style-name="gr1278" draw:text-style-name="P85" svg:width="0.0382in" svg:height="0.0697in" svg:x="0.0992in" svg:y="0.0488in" svg:viewBox="0 0 98 178" svg:d="M61 8c0-8 0-8-8-8-18 16-42 18-53 18 0 3 0 5 0 8 7 0 24 0 39-7 0 46 0 92 0 138 0 9 0 11-27 11-3 0-6 0-10 0 0 3 0 6 0 10 5 0 38-1 48-1 8 0 42 1 48 1 0-4 0-7 0-10-3 0-7 0-10 0-27 0-27-2-27-11 0-51 0-100 0-149z"><text:p/></draw:path><draw:path draw:style-name="gr1278" draw:text-style-name="P85" svg:width="0.0929in" svg:height="0.1161in" svg:x="0.2106in" svg:y="0in" svg:viewBox="0 0 237 296" svg:d="M229 121c5-4 8-6 8-9 0-5-3-7-8-9-72-34-142-67-214-100-5-3-6-3-7-3-5 0-8 3-8 8 0 4 3 6 8 8 67 32 135 64 202 96-67 31-134 62-201 93-8 3-9 7-9 9 0 4 3 8 8 8 1 0 2 0 7-3 72-33 142-65 214-98zM223 296c7 0 14 0 14-8 0-7-9-7-15-7-69 0-138 0-208 0-5 0-14 0-14 7 0 8 8 8 14 8 70 0 140 0 209 0z"><text:p/></draw:path><draw:path draw:style-name="gr1278" draw:text-style-name="P85" svg:width="0.0819in" svg:height="0.0677in" svg:x="0.3626in" svg:y="0.0291in" svg:viewBox="0 0 209 173" svg:d="M23 148c-1 6-3 14-3 17 0 5 4 8 11 8 4 0 11-3 14-10 2-9 5-18 7-28 3-12 5-23 9-34 2-9 4-18 6-26 2-7 5-18 6-19 5-12 26-47 62-47 18 0 21 14 21 26 0 24-18 74-25 90-3 9-3 13-3 18 0 18 13 30 30 30 37 0 51-55 51-58s-3-3-4-3c-4 0-4 1-6 6-8 27-21 48-39 48-7 0-9-4-9-12 0-10 3-19 6-28 8-21 23-62 23-84 0-27-16-42-44-42-35 0-53 25-60 34-2-22-18-34-35-34-18 0-26 15-29 22-6 13-12 36-12 37 0 5 3 2 4 5 5 0 5-1 7-9 7-28 14-46 29-46 7 0 12 4 12 17 0 8-1 12-7 33-8 30-14 59-22 89z"><text:p/></draw:path><draw:path draw:style-name="gr1278" draw:text-style-name="P85" svg:width="0.0469in" svg:height="0.0697in" svg:x="0.4563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71">, ובפרט הטענה האחרונה מתקיימת בעבור </text:span><text:span text:style-name="T71"><draw:g text:anchor-type="as-char" svg:y="-0.0957in" draw:z-index="206" draw:name="Shape250" draw:style-name="gr1276"><svg:title>TexMaths</svg:title><svg:desc>11§inline§m \ge n_1 \ge n_2§svg§600§FALSE§</svg:desc><draw:path draw:style-name="gr1277" draw:text-style-name="P84" svg:width="0.828in" svg:height="0.1028in" svg:x="0.0039in" svg:y="0.0075in" svg:viewBox="0 0 2104 262" svg:d="M1052 262c-351 0-701 0-1052 0 0-88 0-174 0-262 701 0 1403 0 2104 0 0 88 0 174 0 262-351 0-702 0-1052 0z"><text:p/></draw:path><draw:path draw:style-name="gr1278" draw:text-style-name="P85" svg:width="0.1244in" svg:height="0.0677in" svg:x="0.0004in" svg:y="0.0291in" svg:viewBox="0 0 317 173" svg:d="M23 148c-1 6-3 14-3 17 0 5 5 8 11 8 4 0 12-3 14-10 1 0 6-18 8-28 3-12 5-23 9-34 2-9 4-18 6-26 1-7 5-18 5-19 5-12 26-47 62-47 18 0 21 14 21 26 0 10-2 21-5 33-4 14-8 29-11 44-2 10-6 20-8 29-1 8-4 21-4 24 0 5 5 8 11 8 12 0 14-8 17-21 6-21 20-77 23-92 1-5 21-51 64-51 17 0 21 13 21 26 0 22-16 66-24 87-3 9-6 13-6 21 0 18 15 30 32 30 37 0 51-55 51-58s-3-3-5-3c-4 0-4 1-5 6-7 20-19 48-40 48-6 0-10-4-10-12 0-10 5-19 8-28 7-20 23-62 23-84 0-26-15-42-44-42s-49 18-64 37c0-4-1-17-12-27-10-8-22-10-32-10-34 0-52 25-59 34-2-22-19-34-36-34-18 0-26 15-29 22-6 13-12 36-12 37 0 5 4 5 6 5 3 0 3-1 6-9 7-28 14-46 28-46 6 0 12 3 12 17 0 8-1 12-6 33-7 30-15 59-23 89z"><text:p/></draw:path><draw:path draw:style-name="gr1278" draw:text-style-name="P85" svg:width="0.0929in" svg:height="0.1161in" svg:x="0.1846in" svg:y="0in" svg:viewBox="0 0 237 296" svg:d="M229 121c5-4 8-6 8-9 0-5-2-7-8-9-72-34-142-67-214-100-5-3-6-3-7-3-5 0-8 3-8 8 0 4 3 6 8 8 67 32 135 64 202 96-67 31-134 62-201 93-8 3-9 7-9 9 0 4 4 8 8 8 1 0 2 0 7-3 72-33 142-65 214-98zM223 296c7 0 14 0 14-8 0-7-8-7-15-7-69 0-138 0-208 0-5 0-14 0-14 7 0 8 8 8 14 8 70 0 140 0 209 0z"><text:p/></draw:path><draw:path draw:style-name="gr1278" draw:text-style-name="P85" svg:width="0.0823in" svg:height="0.0677in" svg:x="0.337in" svg:y="0.0291in" svg:viewBox="0 0 210 173" svg:d="M23 148c-1 6-3 14-3 17 0 5 5 8 11 8 4 0 11-3 14-10 2-9 5-18 8-28 2-12 5-23 8-34 2-9 5-18 6-26 2-7 6-18 6-19 5-12 26-47 62-47 18 0 21 14 21 26 0 24-18 74-25 90-3 9-3 13-3 18 0 18 13 30 32 30 36 0 50-55 50-58s-4-3-5-3c-4 0-4 1-6 6-8 27-21 48-39 48-7 0-9-4-9-12 0-10 3-19 6-28 8-21 25-62 25-84 0-27-18-42-46-42-34 0-53 25-60 34-1-22-18-34-35-34-18 0-26 15-29 22-6 13-12 36-12 37 0 5 3 2 4 5 5 0 5-1 7-9 7-28 14-46 29-46 7 0 12 4 12 17 0 8-1 12-7 33-8 30-14 59-22 89z"><text:p/></draw:path><draw:path draw:style-name="gr1278" draw:text-style-name="P85" svg:width="0.0382in" svg:height="0.0697in" svg:x="0.4354in" svg:y="0.0488in" svg:viewBox="0 0 98 178" svg:d="M61 8c0-8 0-8-8-8-18 16-42 18-53 18 0 3 0 5 0 8 7 0 24 0 39-7 0 46 0 92 0 138 0 9 0 11-27 11-3 0-8 0-11 0 0 3 0 6 0 10 6 0 39-1 49-1 8 0 42 1 48 1 0-4 0-7 0-10-3 0-7 0-10 0-27 0-27-2-27-11 0-51 0-100 0-149z"><text:p/></draw:path><draw:path draw:style-name="gr1278" draw:text-style-name="P85" svg:width="0.0929in" svg:height="0.1161in" svg:x="0.5465in" svg:y="0in" svg:viewBox="0 0 237 296" svg:d="M229 121c5-4 8-6 8-9 0-5-3-7-8-9-72-34-142-67-214-100-5-3-6-3-7-3-5 0-8 3-8 8 0 4 3 6 8 8 67 32 135 64 202 96-67 31-134 62-201 93-9 3-9 7-9 9 0 4 3 8 8 8 1 0 2 0 6-3 72-33 143-65 215-98zM222 296c7 0 15 0 15-8 0-7-9-7-15-7-69 0-138 0-208 0-5 0-14 0-14 7 0 8 7 8 13 8 70 0 140 0 209 0z"><text:p/></draw:path><draw:path draw:style-name="gr1278" draw:text-style-name="P85" svg:width="0.0819in" svg:height="0.0677in" svg:x="0.6992in" svg:y="0.0291in" svg:viewBox="0 0 209 173" svg:d="M23 148c-1 6-3 14-3 17 0 5 4 8 11 8 4 0 11-3 14-10 2-9 5-18 7-28 3-12 5-23 9-34 2-9 4-18 6-26 1-7 5-18 6-19 5-12 26-47 62-47 18 0 21 14 21 26 0 24-18 74-25 90-3 9-3 13-3 18 0 18 13 30 30 30 37 0 51-55 51-58s-3-3-4-3c-4 0-4 1-6 6-8 27-21 48-39 48-7 0-9-4-9-12 0-10 3-19 6-28 8-21 23-62 23-84 0-27-16-42-44-42-35 0-53 25-60 34-2-22-18-34-35-34-18 0-26 15-30 22-5 13-11 36-11 37 0 5 3 5 4 5 5 0 5-1 7-9 7-28 14-46 29-46 7 0 12 4 12 17 0 8-1 12-7 33-8 30-14 59-22 89z"><text:p/></draw:path><draw:path draw:style-name="gr1278" draw:text-style-name="P85" svg:width="0.0469in" svg:height="0.0697in" svg:x="0.7925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71">. ע"פ חוקי הלוגיקה לקיבוץ כמתים </text:span><draw:g text:anchor-type="as-char" svg:y="-0.1134in" draw:z-index="217" draw:name="Shape251" draw:style-name="gr1276"><svg:title>TexMaths</svg:title><svg:desc>11§inline§\forall m \ge n_1. f(m) = g(m) \land g(m) = h(m)§svg§600§FALSE§</svg:desc><draw:path draw:style-name="gr1277" draw:text-style-name="P84" svg:width="2.5091in" svg:height="0.1358in" svg:x="0.0083in" svg:y="0.0071in" svg:viewBox="0 0 6374 346" svg:d="M3188 346c-1063 0-2125 0-3188 0 0-116 0-230 0-346 2124 0 4250 0 6374 0 0 116 0 230 0 346-1061 0-2124 0-3186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5 0-8 3-8 8 0 4 3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19in" svg:height="0.0685in" svg:x="0.4264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1278" draw:text-style-name="P85" svg:width="0.0386in" svg:height="0.0701in" svg:x="0.524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278" draw:text-style-name="P85" svg:width="0.0157in" svg:height="0.0157in" svg:x="0.5941in" svg:y="0.0972in" svg:viewBox="0 0 41 41" svg:d="M41 21c0-12-9-21-20-21s-21 9-21 21c0 11 10 20 21 20s20-9 20-20z"><text:p/></draw:path><draw:path draw:style-name="gr1278" draw:text-style-name="P85" svg:width="0.076in" svg:height="0.1374in" svg:x="0.6315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1278" draw:text-style-name="P85" svg:width="0.035in" svg:height="0.1512in" svg:x="0.7295in" svg:y="0in" svg:viewBox="0 0 90 385" svg:d="M90 381c0-1 0-1-6-8-49-49-61-122-61-180 0-67 14-135 62-182 5-5 5-5 5-7 0-3-2-4-4-4-3 0-39 26-62 76-20 42-24 85-24 117 0 29 4 76 25 120 23 47 58 72 61 72 2 0 4-1 4-4z"><text:p/></draw:path><draw:path draw:style-name="gr1278" draw:text-style-name="P85" svg:width="0.1244in" svg:height="0.0685in" svg:x="0.778in" svg:y="0.0453in" svg:viewBox="0 0 317 175" svg:d="M23 148c-1 6-3 15-3 17 0 7 5 10 11 10 4 0 12-3 14-11 0-1 6-19 8-29 2-12 5-23 8-34 3-9 5-17 6-26 2-7 6-18 6-19 5-12 26-47 62-47 18 0 21 14 21 26 0 10-2 21-5 33-4 15-8 29-11 44-2 10-6 20-8 30-1 8-4 21-4 23 0 7 4 10 11 10 12 0 14-10 17-22 5-22 19-78 23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1278" draw:text-style-name="P85" svg:width="0.0346in" svg:height="0.1512in" svg:x="0.9161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1004in" svg:height="0.0354in" svg:x="1.0173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1278" draw:text-style-name="P85" svg:width="0.0693in" svg:height="0.0976in" svg:x="1.1717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1278" draw:text-style-name="P85" svg:width="0.0346in" svg:height="0.1512in" svg:x="1.2626in" svg:y="0in" svg:viewBox="0 0 89 385" svg:d="M89 381c0-1 0-1-6-8-49-49-61-122-61-180 0-67 14-135 63-182 4-5 4-5 4-7 0-3-1-4-3-4-5 0-39 26-62 76-20 42-24 85-24 117 0 29 4 76 25 120 23 47 56 72 61 72 2 0 3-1 3-4z"><text:p/></draw:path><draw:path draw:style-name="gr1278" draw:text-style-name="P85" svg:width="0.1244in" svg:height="0.0685in" svg:x="1.3106in" svg:y="0.0453in" svg:viewBox="0 0 317 175" svg:d="M22 148c-1 6-3 15-3 17 0 7 5 10 12 10 4 0 11-3 14-11 0-1 5-19 7-29 3-12 5-23 9-34 2-9 4-17 6-26 1-7 5-18 5-19 6-12 26-47 63-47 18 0 21 14 21 26 0 10-3 21-6 33-4 15-7 29-10 44-2 10-6 20-8 30-2 8-5 21-5 23 0 7 5 10 11 10 12 0 14-10 17-22 6-22 20-78 23-92 1-6 22-52 64-52 17 0 21 13 21 26 0 22-17 66-24 87-4 9-5 13-5 21 0 19 14 32 31 32 38 0 52-56 52-59 0-4-5-4-6-4-3 0-3 1-5 7-6 20-18 47-40 47-6 0-9-3-9-12 0-10 4-19 7-27 8-20 24-63 24-85 0-25-16-42-45-42-28 0-48 18-63 37-1-4-2-17-12-27-10-8-22-10-32-10-35 0-53 25-60 34-2-22-19-34-35-34-19 0-26 15-29 22-8 13-12 36-12 37 0 5 3 5 4 5 4 0 5-1 7-9 7-27 14-46 29-46 5 0 11 3 11 17 0 8-1 13-6 32-8 30-15 60-23 90z"><text:p/></draw:path><draw:path draw:style-name="gr1278" draw:text-style-name="P85" svg:width="0.035in" svg:height="0.1512in" svg:x="1.4484in" svg:y="0in" svg:viewBox="0 0 90 385" svg:d="M90 193c0-30-4-76-26-120-23-48-56-73-60-73-2 0-4 2-4 4s0 2 8 9c37 38 59 99 59 180 0 65-14 133-61 181-6 6-6 6-6 7 0 2 2 4 4 4 4 0 39-26 61-76 20-41 25-84 25-116z"><text:p/></draw:path><draw:path draw:style-name="gr1278" draw:text-style-name="P85" svg:width="0.0843in" svg:height="0.0937in" svg:x="1.5409in" svg:y="0.0217in" svg:viewBox="0 0 215 239" svg:d="M117 9c-4-7-6-9-9-9-6 0-7 3-9 9-32 71-64 143-96 215-3 4-3 5-3 7 0 5 3 8 8 8 3 0 5-1 9-8 30-67 60-135 91-203 30 68 60 136 90 203 4 8 8 8 9 8 4 0 8-3 8-8 0-1 0-2-3-6-32-72-63-145-95-216z"><text:p/></draw:path><draw:path draw:style-name="gr1278" draw:text-style-name="P85" svg:width="0.0697in" svg:height="0.0976in" svg:x="1.6701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278" draw:text-style-name="P85" svg:width="0.035in" svg:height="0.1512in" svg:x="1.761in" svg:y="0in" svg:viewBox="0 0 90 385" svg:d="M90 381c0-1 0-1-6-8-49-49-62-122-62-180 0-67 15-135 63-182 5-5 5-5 5-7 0-3-2-4-4-4-3 0-39 26-62 76-20 42-24 85-24 117 0 29 4 76 25 120 23 47 58 72 61 72 2 0 4-1 4-4z"><text:p/></draw:path><draw:path draw:style-name="gr1278" draw:text-style-name="P85" svg:width="0.1244in" svg:height="0.0685in" svg:x="1.8094in" svg:y="0.0453in" svg:viewBox="0 0 317 175" svg:d="M23 148c-1 6-3 15-3 17 0 7 5 10 11 10 4 0 11-3 14-11 0-1 5-19 8-29 2-12 5-23 8-34 2-9 5-17 6-26 2-7 6-18 6-19 5-12 26-47 62-47 18 0 21 14 21 26 0 10-2 21-5 33-4 15-8 29-11 44-2 10-6 20-8 30-1 8-5 21-5 23 0 7 5 10 12 10 11 0 14-10 16-22 6-22 20-78 24-92 1-6 21-52 63-52 18 0 21 13 21 26 0 22-15 66-23 87-3 9-6 13-6 21 0 19 14 32 32 32 37 0 51-56 51-59 0-4-3-4-5-4-4 0-4 1-6 7-6 20-18 47-39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1278" draw:text-style-name="P85" svg:width="0.0346in" svg:height="0.1512in" svg:x="1.9476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1008in" svg:height="0.0354in" svg:x="2.048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78" draw:text-style-name="P85" svg:width="0.074in" svg:height="0.1063in" svg:x="2.2094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1278" draw:text-style-name="P85" svg:width="0.0346in" svg:height="0.1512in" svg:x="2.3039in" svg:y="0in" svg:viewBox="0 0 89 385" svg:d="M89 381c0-1 0-1-6-8-49-49-61-122-61-180 0-67 15-135 63-182 4-5 4-5 4-7 0-3-1-4-3-4-5 0-39 26-62 76-20 42-24 85-24 117 0 29 4 76 25 120 23 47 56 72 61 72 2 0 3-1 3-4z"><text:p/></draw:path><draw:path draw:style-name="gr1278" draw:text-style-name="P85" svg:width="0.1244in" svg:height="0.0685in" svg:x="2.3524in" svg:y="0.0453in" svg:viewBox="0 0 317 175" svg:d="M23 148c-1 6-4 15-4 17 0 7 5 10 12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1278" draw:text-style-name="P85" svg:width="0.035in" svg:height="0.1512in" svg:x="2.4902in" svg:y="0in" svg:viewBox="0 0 90 385" svg:d="M90 193c0-30-4-76-25-120-23-48-57-73-61-73-2 0-4 2-4 4s0 2 8 9c37 38 59 99 59 180 0 65-14 133-61 181-6 6-6 6-6 7 0 2 2 4 4 4 4 0 39-26 62-76 20-41 24-84 24-116z"><text:p/></draw:path></draw:g><text:span text:style-name="T74">. </text:span><text:span text:style-name="T75">מטרנזיטיביות יחס </text:span><text:span text:style-name="T74">הזהות על </text:span><draw:g text:anchor-type="as-char" svg:y="-0.1063in" draw:z-index="218" draw:name="Shape252" draw:style-name="gr1276"><svg:title>TexMaths</svg:title><svg:desc>11§inline§\N§svg§600§FALSE§</svg:desc><draw:path draw:style-name="gr1277" draw:text-style-name="P84" svg:width="0.0906in" svg:height="0.0906in" svg:x="0.0043in" svg:y="0.0071in" svg:viewBox="0 0 231 231" svg:d="M116 231c-39 0-77 0-116 0 0-77 0-154 0-231 77 0 154 0 231 0 0 77 0 154 0 231-39 0-77 0-115 0z"><text:p/></draw:path><draw:path draw:style-name="gr1278" draw:text-style-name="P85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pan text:style-name="T72"><text:s/></text:span><text:span text:style-name="T71">נגרר </text:span><text:span text:style-name="T71"><draw:g text:anchor-type="as-char" svg:y="-0.1134in" draw:z-index="219" draw:name="Shape253" draw:style-name="gr1276"><svg:title>TexMaths</svg:title><svg:desc>11§inline§\forall m \ge n_1. f(m) = h(m)§svg§600§FALSE§</svg:desc><draw:path draw:style-name="gr1277" draw:text-style-name="P84" svg:width="1.4772in" svg:height="0.1358in" svg:x="0.0083in" svg:y="0.0071in" svg:viewBox="0 0 3753 346" svg:d="M1877 346c-626 0-1251 0-1877 0 0-116 0-230 0-346 1251 0 2502 0 3753 0 0 116 0 230 0 346-625 0-1251 0-1876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5 0-8 3-8 8 0 4 3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19in" svg:height="0.0685in" svg:x="0.4264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6 7-8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1278" draw:text-style-name="P85" svg:width="0.0386in" svg:height="0.0701in" svg:x="0.5248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278" draw:text-style-name="P85" svg:width="0.0157in" svg:height="0.0157in" svg:x="0.5945in" svg:y="0.0972in" svg:viewBox="0 0 41 41" svg:d="M41 21c0-12-9-21-20-21s-21 9-21 21c0 11 10 20 21 20s20-9 20-20z"><text:p/></draw:path><draw:path draw:style-name="gr1278" draw:text-style-name="P85" svg:width="0.0756in" svg:height="0.1374in" svg:x="0.6315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35in" svg:height="0.1512in" svg:x="0.7295in" svg:y="0in" svg:viewBox="0 0 90 385" svg:d="M90 381c0-1 0-1-6-8-49-49-61-122-61-180 0-67 14-135 62-182 5-5 5-5 5-7 0-3-2-4-4-4-3 0-39 26-62 76-20 42-24 85-24 117 0 29 4 76 25 120 23 47 58 72 61 72 2 0 4-1 4-4z"><text:p/></draw:path><draw:path draw:style-name="gr1278" draw:text-style-name="P85" svg:width="0.1244in" svg:height="0.0685in" svg:x="0.7776in" svg:y="0.0453in" svg:viewBox="0 0 317 175" svg:d="M23 148c-1 6-3 15-3 17 0 7 5 10 11 10 4 0 12-3 14-11 0-1 6-19 8-29 2-12 5-23 8-34 2-9 5-17 6-26 2-7 6-18 6-19 5-12 26-47 62-47 18 0 21 14 21 26 0 10-2 21-5 33-4 15-8 29-11 44-2 10-6 20-8 30-1 8-5 21-5 23 0 7 5 10 12 10 12 0 14-10 16-22 6-22 20-78 24-92 1-6 21-52 64-52 17 0 20 13 20 26 0 22-15 66-23 87-3 9-6 13-6 21 0 19 14 32 32 32 37 0 51-56 51-59 0-4-3-4-5-4-4 0-4 1-6 7-6 20-18 47-39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1278" draw:text-style-name="P85" svg:width="0.0346in" svg:height="0.1512in" svg:x="0.9157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1008in" svg:height="0.0354in" svg:x="1.0165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278" draw:text-style-name="P85" svg:width="0.074in" svg:height="0.1063in" svg:x="1.1776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1278" draw:text-style-name="P85" svg:width="0.0346in" svg:height="0.1512in" svg:x="1.272in" svg:y="0in" svg:viewBox="0 0 89 385" svg:d="M89 381c0-1 0-1-6-8-49-49-61-122-61-180 0-67 15-135 63-182 4-5 4-5 4-7 0-3-1-4-3-4-5 0-39 26-62 76-20 42-24 85-24 117 0 29 4 76 25 120 23 47 56 72 61 72 2 0 3-1 3-4z"><text:p/></draw:path><draw:path draw:style-name="gr1278" draw:text-style-name="P85" svg:width="0.1244in" svg:height="0.0685in" svg:x="1.3205in" svg:y="0.0453in" svg:viewBox="0 0 317 175" svg:d="M23 148c-1 6-4 15-4 17 0 7 5 10 12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1278" draw:text-style-name="P85" svg:width="0.035in" svg:height="0.1512in" svg:x="1.458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71"><text:s/>וסה"כ מתקיים הדרוש בעבור </text:span><text:span text:style-name="T71"><draw:g text:anchor-type="as-char" svg:y="-0.0661in" draw:z-index="207" draw:name="Shape254" draw:style-name="gr1276"><svg:title>TexMaths</svg:title><svg:desc>11§inline§n = n_1§svg§600§FALSE§</svg:desc><draw:path draw:style-name="gr1277" draw:text-style-name="P84" svg:width="0.4197in" svg:height="0.074in" svg:x="0.0039in" svg:y="0.0071in" svg:viewBox="0 0 1067 189" svg:d="M534 189c-178 0-356 0-534 0 0-63 0-126 0-189 356 0 711 0 1067 0 0 63 0 126 0 189-177 0-356 0-533 0z"><text:p/></draw:path><draw:path draw:style-name="gr1278" draw:text-style-name="P85" svg:width="0.0823in" svg:height="0.0681in" svg:x="0.0004in" svg:y="0in" svg:viewBox="0 0 210 174" svg:d="M23 148c-1 5-3 14-3 16 0 7 5 10 11 10 4 0 12-3 14-11 2-9 6-19 8-28 2-12 5-23 8-34 3-8 5-17 6-26 2-7 6-18 6-19 5-12 26-47 62-47 18 0 21 14 21 26 0 25-18 74-25 91-3 7-3 12-3 16 0 19 13 32 32 32 36 0 50-55 50-58 0-4-4-4-5-4-4 0-4 2-6 7-7 25-20 46-39 46-7 0-9-3-9-12 0-10 3-18 6-26 8-21 25-63 25-85 0-27-17-42-45-42-35 0-53 25-60 34-2-22-19-34-36-34-18 0-26 15-29 22-6 13-12 36-12 38 0 4 4 4 6 4 3 0 3-1 6-9 7-27 14-46 28-46 7 0 12 4 12 17 0 8-1 13-7 34-8 29-14 59-22 88z"><text:p/></draw:path><draw:path draw:style-name="gr1278" draw:text-style-name="P85" svg:width="0.1008in" svg:height="0.035in" svg:x="0.1382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819in" svg:height="0.0681in" svg:x="0.2945in" svg:y="0in" svg:viewBox="0 0 209 174" svg:d="M23 148c-1 5-3 14-3 16 0 7 5 10 11 10 4 0 11-3 14-11 2-9 5-19 7-28 3-12 5-23 9-34 2-8 4-17 6-26 2-7 5-18 6-19 5-12 26-47 62-47 18 0 21 14 21 26 0 25-18 74-25 91-3 7-3 12-3 16 0 19 13 32 31 32 36 0 50-55 50-58 0-4-3-4-4-4-4 0-4 2-6 7-7 25-21 46-39 46-7 0-9-3-9-12 0-10 3-18 6-26 8-21 24-63 24-85 0-27-17-42-44-42-36 0-54 25-61 34-2-22-18-34-35-34-18 0-26 15-29 22-6 13-12 36-12 38 0 4 3 2 4 4 5 0 5-1 7-9 7-27 14-46 29-46 7 0 12 4 12 17 0 8-1 13-7 34-8 29-14 59-22 88z"><text:p/></draw:path><draw:path draw:style-name="gr1278" draw:text-style-name="P85" svg:width="0.0386in" svg:height="0.0701in" svg:x="0.3929in" svg:y="0.0189in" svg:viewBox="0 0 99 179" svg:d="M62 8c0-8-1-8-8-8-18 17-43 18-54 18 0 3 0 5 0 8 7 0 24 0 40-7 0 46 0 92 0 138 0 8 0 12-28 12-3 0-6 0-10 0 0 3 0 6 0 10 5 0 39-1 49-1 7 0 41 1 48 1 0-4 0-7 0-10-3 0-8 0-11 0-26 0-26-4-26-12 0-50 0-100 0-149z"><text:p/></draw:path></draw:g></text:span><text:span text:style-name="T71">. </text:span><draw:g text:anchor-type="as-char" svg:y="-0.1043in" draw:z-index="262" draw:name="Shape255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3" text:outline-level="3">סעיף (ג)</text:h>
      <text:p text:style-name="P76">נתבונן בקבוצה <draw:g text:anchor-type="as-char" svg:y="-0.1134in" draw:z-index="226" draw:name="Shape256" draw:style-name="gr1276"><svg:title>TexMaths</svg:title><svg:desc>11§inline§(\N \to \N) / R§svg§600§FALSE§</svg:desc><draw:path draw:style-name="gr1277" draw:text-style-name="P84" svg:width="0.7492in" svg:height="0.1358in" svg:x="0.0004in" svg:y="0.0071in" svg:viewBox="0 0 1904 346" svg:d="M953 346c-318 0-635 0-953 0 0-116 0-230 0-346 635 0 1269 0 1904 0 0 116 0 230 0 346-317 0-635 0-951 0z"><text:p/></draw:path><draw:path draw:style-name="gr1278" draw:text-style-name="P85" svg:width="0.0346in" svg:height="0.1512in" svg:x="0.0079in" svg:y="0in" svg:viewBox="0 0 89 385" svg:d="M89 381c0-1 0-1-7-8-47-49-60-122-60-179 0-68 15-136 63-183 4-5 4-5 4-7 0-3-1-4-3-4-5 0-39 26-62 76-20 42-24 85-24 118 0 28 4 75 25 119 23 47 56 72 61 72 2 0 3-1 3-4z"><text:p/></draw:path><draw:path draw:style-name="gr1278" draw:text-style-name="P85" svg:width="0.1024in" svg:height="0.1063in" svg:x="0.0559in" svg:y="0.0098in" svg:viewBox="0 0 261 271" svg:d="M33 35c0 63 0 126 0 187 0 20-3 28-23 28-3 0-10 0-10 7 0 6 5 6 13 6 20 0 40 0 60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7-10 15 0 29 0 45 0 44 59 87 117 131 176 0 18 0 37 0 54z"><text:p/></draw:path><draw:path draw:style-name="gr1278" draw:text-style-name="P85" svg:width="0.1346in" svg:height="0.0787in" svg:x="0.2122in" svg:y="0.0362in" svg:viewBox="0 0 343 201" svg:d="M301 109c-21 15-32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1278" draw:text-style-name="P85" svg:width="0.1024in" svg:height="0.1063in" svg:x="0.402in" svg:y="0.0098in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1278" draw:text-style-name="P85" svg:width="0.035in" svg:height="0.1512in" svg:x="0.5161in" svg:y="0in" svg:viewBox="0 0 90 385" svg:d="M90 194c0-31-4-77-25-121-23-48-57-73-61-73-2 0-4 2-4 4s0 2 8 9c38 38 60 99 60 181 0 64-14 132-63 180-5 6-5 6-5 7 0 2 2 4 4 4 4 0 39-26 62-76 20-41 24-84 24-115z"><text:p/></draw:path><draw:path draw:style-name="gr1278" draw:text-style-name="P85" svg:width="0.0591in" svg:height="0.1512in" svg:x="0.5752in" svg:y="0in" svg:viewBox="0 0 151 385" svg:d="M148 15c3-5 3-6 3-7 0-5-4-8-8-8-3 0-6 1-7 3-45 123-89 245-134 367-2 5-2 7-2 8 0 4 3 7 8 7s6-3 8-10c44-120 88-240 132-360z"><text:p/></draw:path><draw:path draw:style-name="gr1278" draw:text-style-name="P85" svg:width="0.1083in" svg:height="0.1063in" svg:x="0.6492in" svg:y="0.0098in" svg:viewBox="0 0 276 271" svg:d="M129 26c2-9 3-13 11-14 3 0 16 0 24 0 27 0 69 0 69 38 0 13-5 39-21 55-10 10-31 22-65 22-14 0-29 0-44 0 9-35 17-68 26-101zM185 132c38-9 84-35 84-75 0-33-34-57-84-57-38 0-74 0-111 0-8 0-11 0-11 8 0 4 3 4 11 4 1 0 7 0 14 0 8 1 11 1 11 7 0 1 0 2-1 7-18 69-35 138-53 206-3 15-4 18-35 18-7 0-10 0-10 8 0 4 4 4 5 4 11 0 38-1 49-1s38 1 49 1c4 0 8 0 8-8 0-4-3-4-11-4-14 0-25 0-25-7 0-2 1-4 1-6 9-33 16-67 25-102 16 0 31 0 46 0 36 0 42 22 42 36 0 5-2 17-4 26-4 10-7 24-7 32 0 42 46 42 52 42 32 0 46-40 46-44 0-6-3-3-4-6-5 0-5 4-6 6-10 28-26 35-35 35-13 0-15-9-15-23 0-12 2-31 4-43 0-6 1-13 1-19 0-29-26-42-36-45z"><text:p/></draw:path></draw:g><text:span text:style-name="T6">, עליה נגדיר את היחס </text:span><text:span text:style-name="T6"><draw:g text:anchor-type="as-char" svg:y="-0.0965in" draw:z-index="227" draw:name="Shape257" draw:style-name="gr1276"><svg:title>TexMaths</svg:title><svg:desc>11§inline§\le§svg§600§FALSE§</svg:desc><draw:path draw:style-name="gr1277" draw:text-style-name="P84" svg:width="0.0882in" svg:height="0.1008in" svg:x="0.0004in" svg:y="0.0083in" svg:viewBox="0 0 225 257" svg:d="M113 257c-39 0-76 0-113 0 0-86 0-171 0-257 76 0 150 0 225 0 0 86 0 171 0 257-37 0-75 0-112 0z"><text:p/></draw:path><draw:path draw:style-name="gr1278" draw:text-style-name="P85" svg:width="0.0913in" svg:height="0.1161in" svg:x="0.0051in" svg:y="0.0004in" svg:viewBox="0 0 233 296" svg:d="M225 16c5-2 8-4 8-8 0-5-3-8-8-8-2 0-5 2-6 2-70 34-141 67-211 101-7 2-8 6-8 9s2 5 8 8c70 33 141 66 211 99 4 3 5 3 6 3 5 0 8-3 8-8 0-3-2-5-9-9-65-30-132-62-198-93 67-32 133-64 199-96zM220 296c7 0 13 0 13-7 0-8-9-8-14-8-68 0-137 0-205 0-5 0-14 0-14 8 0 7 7 7 13 7 69 0 138 0 207 0z"><text:p/></draw:path></draw:g></text:span><text:span text:style-name="T6"><text:s/>באופן הבא: </text:span></text:p>
      <text:p text:style-name="P9"><draw:g text:anchor-type="as-char" svg:y="-0.1134in" draw:z-index="228" draw:name="Shape258" draw:style-name="gr1276"><svg:title>TexMaths</svg:title><svg:desc>11§inline§[f]_R \le [g]_R \iff f \le^* g§svg§600§FALSE§</svg:desc><draw:path draw:style-name="gr1277" draw:text-style-name="P84" svg:width="1.6083in" svg:height="0.1358in" svg:x="0.0004in" svg:y="0.0071in" svg:viewBox="0 0 4086 346" svg:d="M2043 346c-681 0-1362 0-2043 0 0-116 0-230 0-346 1362 0 2724 0 4086 0 0 116 0 230 0 346-681 0-1362 0-2043 0z"><text:p/></draw:path><draw:path draw:style-name="gr1278" draw:text-style-name="P85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278" draw:text-style-name="P85" svg:width="0.076in" svg:height="0.1374in" svg:x="0.0429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278" draw:text-style-name="P85" svg:width="0.0209in" svg:height="0.1512in" svg:x="0.1291in" svg:y="0in" svg:viewBox="0 0 54 385" svg:d="M54 0c-18 0-36 0-54 0 0 6 0 10 0 15 12 0 25 0 37 0 0 118 0 237 0 355-12 0-25 0-37 0 0 5 0 10 0 15 18 0 36 0 54 0 0-128 0-256 0-385z"><text:p/></draw:path><draw:path draw:style-name="gr1278" draw:text-style-name="P85" svg:width="0.0823in" svg:height="0.0744in" svg:x="0.176in" svg:y="0.0634in" svg:viewBox="0 0 210 190" svg:d="M92 19c3-8 3-8 8-9 6 0 12 0 18 0 25 0 56 0 56 27 0 11-5 29-18 39-11 8-27 12-46 12-12 0-23 0-35 0 5-23 12-46 17-69zM141 92c33-7 61-26 61-50 0-23-27-42-67-42-27 0-56 0-83 0-5 0-8 0-8 7 0 3 2 3 8 3 1 0 5 0 11 0 5 1 5 1 5 4s0 3-1 6c-12 48-23 96-35 144-2 9-3 11-24 11-5 0-8 0-8 6 0 3 1 4 4 4 5 0 11-1 17-1 5 0 13 0 18 0s12 0 17 0c6 0 12 1 18 1 2 0 5 0 5-6 0-4-2-4-9-4-4 0-5 0-9-1-6 0-6-1-6-3 0-1 0-3 1-7 6-23 11-46 17-68 12 0 25 0 37 0 23 0 33 12 33 24 0 4-2 13-4 20-4 12-5 15-5 21 0 21 20 29 41 29 24 0 35-26 35-31 0-2 0-4-4-4s-5 1-6 5c-3 12-13 23-24 23-8 0-13-4-13-18 0-6 2-22 3-28 1-8 1-10 1-13s0-12-7-19c-6-7-13-10-19-13z"><text:p/></draw:path><draw:path draw:style-name="gr1278" draw:text-style-name="P85" svg:width="0.0929in" svg:height="0.1165in" svg:x="0.3228in" svg:y="0.0161in" svg:viewBox="0 0 237 297" svg:d="M229 17c4-3 8-5 8-9 0-5-4-8-8-8-2 0-6 2-7 2-71 34-143 67-214 101-6 4-8 6-8 9 0 4 3 6 8 9 71 33 143 66 214 99 5 2 6 2 7 2 4 0 8-3 8-7s-2-6-8-8c-67-32-135-64-203-95 68-32 136-64 203-95zM223 297c7 0 14 0 14-7 0-8-8-8-15-8-69 0-138 0-208 0-5 0-14 0-14 8 0 7 8 7 14 7 70 0 140 0 209 0z"><text:p/></draw:path><draw:path draw:style-name="gr1278" draw:text-style-name="P85" svg:width="0.0205in" svg:height="0.1512in" svg:x="0.489in" svg:y="0in" svg:viewBox="0 0 53 385" svg:d="M53 385c0-5 0-10 0-15-12 0-25 0-38 0 0-118 0-237 0-355 13 0 26 0 38 0 0-5 0-9 0-15-18 0-35 0-53 0 0 129 0 257 0 385 18 0 35 0 53 0z"><text:p/></draw:path><draw:path draw:style-name="gr1278" draw:text-style-name="P85" svg:width="0.0693in" svg:height="0.0976in" svg:x="0.5154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1278" draw:text-style-name="P85" svg:width="0.0205in" svg:height="0.1512in" svg:x="0.5949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3in" svg:height="0.0744in" svg:x="0.6409in" svg:y="0.0634in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2 11-24 11-5 0-8 0-8 6 0 3 2 4 4 4 6 0 11-1 17-1 5 0 13 0 18 0s12 0 17 0c6 0 12 1 19 1 1 0 5 0 5-6 0-4-3-4-8-4s-6 0-11-1c-6 0-6-1-6-3 0-1 0-3 1-7 6-23 11-46 17-68 12 0 25 0 37 0 23 0 33 12 33 24 0 4-2 13-3 20-4 12-5 15-5 21 0 21 20 29 40 29 24 0 35-26 35-31 0-2 0-4-4-4s-5 1-5 5c-4 12-14 23-25 23-8 0-12-4-12-18 0-6 1-22 2-28 1-8 1-10 1-13s0-12-7-19c-5-7-13-10-18-13z"><text:p/></draw:path><draw:path draw:style-name="gr1278" draw:text-style-name="P85" svg:width="0.1346in" svg:height="0.0827in" svg:x="0.826in" svg:y="0.0335in" svg:viewBox="0 0 343 211" svg:d="M330 152c7 0 13 0 13-8 0-9-6-9-14-9-81 0-164 0-245 0-17-13-37-23-49-29 13-6 33-16 49-29 81 0 164 0 245 0 8 0 14-1 14-9 0-9-6-7-13-7-76 0-153 0-229 0 19-18 39-52 39-57 0-4-6-4-8-4s-5 0-7 3c-8 15-19 36-44 58-27 24-52 34-72 39-7 2-6 2-8 3-1 2-1 2-1 3s0 2 0 3h1c1 1 1 1 9 3 52 16 91 51 112 93 5 6 5 6 10 6 2 0 8 0 8-3 0-4-20-38-39-56 76 0 153 0 229 0z"><text:p/></draw:path><draw:path draw:style-name="gr1278" draw:text-style-name="P85" svg:width="0.1346in" svg:height="0.0827in" svg:x="0.9524in" svg:y="0.0335in" svg:viewBox="0 0 343 211" svg:d="M260 77c16 13 36 23 48 29-13 6-33 16-48 29-82 0-164 0-246 0-6 0-14 0-14 9 0 8 8 8 14 8 76 0 152 0 228 0-19 18-38 52-38 56 0 3 5 3 7 3 4 0 6 0 7-3 9-13 20-34 44-56 27-24 53-34 74-40 6-2 6-3 7-3 0-1 0-2 0-3s0-1 0-3h-1c-1-1-1-1-9-3-51-15-90-50-112-92-4-8-4-8-10-8-2 0-7 0-7 4 0 5 19 39 38 57-76 0-152 0-228 0-6 0-14-2-14 7 0 8 8 9 14 9 82 0 164 0 246 0z"><text:p/></draw:path><draw:path draw:style-name="gr1278" draw:text-style-name="P85" svg:width="0.0756in" svg:height="0.1374in" svg:x="1.189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278" draw:text-style-name="P85" svg:width="0.0929in" svg:height="0.1165in" svg:x="1.3268in" svg:y="0.0161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1278" draw:text-style-name="P85" svg:width="0.0429in" svg:height="0.0457in" svg:x="1.4421in" svg:y="0.0094in" svg:viewBox="0 0 110 117" svg:d="M64 58c22-10 32-13 38-16 6-2 8-3 8-9 0-4-3-9-9-9-1 0-2 0-5 2-12 9-24 17-37 26 2-13 3-28 4-41 1-4 0-11-8-11-3 0-9 2-9 8 0 2 1 11 2 13 0 4 3 24 3 31-12-9-25-17-37-26-2-1-3-2-5-2-6 0-9 5-9 9 0 6 3 7 6 8 13 5 27 12 40 17-22 9-32 14-38 17-6 2-8 3-8 8s3 8 9 8c1 0 2 0 5-2 12-9 25-16 37-24-1 14-4 29-5 43 0 7 6 9 9 9s9-2 9-9c0-2-1-10-2-13 0-5-3-25-3-30 11 7 21 13 32 21 8 5 8 5 10 5 6 0 9-3 9-8 0-6-3-7-5-8-14-6-28-11-41-17z"><text:p/></draw:path><draw:path draw:style-name="gr1278" draw:text-style-name="P85" svg:width="0.0693in" svg:height="0.0976in" svg:x="1.5472in" svg:y="0.0453in" svg:viewBox="0 0 177 249" svg:d="M176 25c0-2 1-4 1-6 0-7-4-11-11-11-4 0-14 3-16 16-7-14-20-24-36-24-45 0-92 54-92 110 0 38 23 61 52 61 22 0 40-18 44-22h1c-9 34-9 33-13 50-1 5-15 41-55 41-8 0-21 0-32-3 12-4 16-13 16-20s-4-13-15-13c-8 0-20 6-20 22 0 15 14 23 51 23 48 0 76-30 82-52 14-57 29-114 43-172zM125 121c-2 10-11 20-19 28-8 6-20 13-31 13-20 0-25-20-25-35 0-19 11-64 22-84 9-19 26-34 42-34 26 0 31 31 31 33s-1 4-1 5c-6 25-12 49-19 74z"><text:p/></draw:path></draw:g></text:p>
      <text:h text:style-name="Heading_20_4" text:outline-level="4">בלתי תלוי בנציגים</text:h>
      <text:p text:style-name="P77">יהי <draw:g text:anchor-type="as-char" svg:y="-0.1154in" draw:z-index="249" draw:name="Shape259" draw:style-name="gr1276"><svg:title>TexMaths</svg:title><svg:desc>11§inline§f, f', g, g' \in \N \to \N§svg§600§FALSE§</svg:desc><draw:path draw:style-name="gr1277" draw:text-style-name="P84" svg:width="1.2406in" svg:height="0.1295in" svg:x="0.0004in" svg:y="0.0071in" svg:viewBox="0 0 3152 330" svg:d="M1576 330c-526 0-1050 0-1576 0 0-110 0-220 0-330 1050 0 2102 0 3152 0 0 110 0 220 0 330-526 0-1052 0-1576 0z"><text:p/></draw:path><draw:path draw:style-name="gr1278" draw:text-style-name="P85" svg:width="0.0752in" svg:height="0.1378in" svg:x="0.0008in" svg:y="0.0071in" svg:viewBox="0 0 192 351" svg:d="M121 118c11 0 22 0 33 0 8 0 12 0 12-8 0-3-4-3-11-3-11 0-21 0-32 0 3-16 6-30 9-44 1-9 7-37 9-41 3-8 10-13 18-13 2 0 11 0 19 7-17 2-21 15-21 20 0 10 7 15 15 15 9 0 20-9 20-24 0-17-17-27-33-27-13 0-37 8-49 46-2 8-3 11-13 61-9 0-18 0-27 0-7 0-11 0-11 6 0 5 4 5 10 5 9 0 18 0 27 0-10 50-20 101-30 152-7 37-13 72-33 72-2 0-11 0-19-6 18-2 21-16 21-21 0-9-6-14-14-14-10 0-21 8-21 24s16 26 33 26c21 0 36-23 43-37 13-25 22-72 22-74 8-41 15-82 23-122z"><text:p/></draw:path><draw:path draw:style-name="gr1278" draw:text-style-name="P85" svg:width="0.0173in" svg:height="0.0449in" svg:x="0.0882in" svg:y="0.098in" svg:viewBox="0 0 45 115" svg:d="M45 41c0-27-10-41-25-41-12 0-20 9-20 20s8 21 20 21c5 0 10-3 14-6 1 0 1-1 1-1 1 0 1 1 1 7 0 27-13 51-26 63-5 5-5 6-5 7 0 2 3 4 5 4 4 0 35-29 35-74z"><text:p/></draw:path><draw:path draw:style-name="gr1278" draw:text-style-name="P85" svg:width="0.076in" svg:height="0.1378in" svg:x="0.1508in" svg:y="0.0071in" svg:viewBox="0 0 194 351" svg:d="M122 118c11 0 22 0 33 0 8 0 11 0 11-8 0-3-3-3-10-3-11 0-21 0-32 0 2-16 6-30 8-44 2-9 7-37 10-41 3-8 10-13 17-13 2 0 13 0 19 7-16 2-21 15-21 20 0 10 8 15 15 15 9 0 22-9 22-24 0-17-19-27-35-27-13 0-37 8-49 46-2 8-3 11-12 61-9 0-18 0-27 0-7 0-12 0-12 6 0 5 4 5 11 5 9 0 17 0 26 0-10 50-19 101-29 152-8 37-14 72-34 72-1 0-11 0-19-6 18-2 22-16 22-21 0-9-7-14-14-14-10 0-22 8-22 24s18 26 33 26c22 0 37-23 44-37 12-25 21-72 22-74 8-41 15-82 23-122z"><text:p/></draw:path><draw:path draw:style-name="gr1278" draw:text-style-name="P85" svg:width="0.0264in" svg:height="0.0547in" svg:x="0.2386in" svg:y="0.0004in" svg:viewBox="0 0 68 140" svg:d="M66 24c2-5 2-8 2-9 0-8-8-15-15-15-11 0-15 9-16 13-12 39-23 77-35 117-1 1-1 2-2 4 0 4 9 6 11 6s2 0 4-5c17-37 34-73 51-111z"><text:p/></draw:path><draw:path draw:style-name="gr1278" draw:text-style-name="P85" svg:width="0.0173in" svg:height="0.0449in" svg:x="0.2894in" svg:y="0.098in" svg:viewBox="0 0 45 115" svg:d="M45 41c0-27-9-41-24-41-13 0-21 9-21 20s8 21 21 21c4 0 10-3 13-6 1 0 1-1 2-1 0 2 1 1 1 7 0 27-14 51-26 63-4 5-4 6-4 7 0 2 2 4 3 4 4 0 35-29 35-74z"><text:p/></draw:path><draw:path draw:style-name="gr1278" draw:text-style-name="P85" svg:width="0.0693in" svg:height="0.0976in" svg:x="0.3465in" svg:y="0.048in" svg:viewBox="0 0 177 249" svg:d="M176 25c0-3 1-4 1-7 0-7-4-10-11-10-4 0-14 2-16 16-7-14-20-24-36-24-45 0-92 54-92 109 0 38 23 61 52 61 22 0 40-18 44-21h1c-9 34-13 49-13 50-2 2-15 41-55 41-8 0-21 0-32-4 12-4 16-14 16-20s-4-14-14-14c-9 0-21 7-21 22 0 17 14 25 51 25 48 0 75-31 82-53 14-57 29-115 43-171zM125 121c-2 10-11 20-19 28-8 6-20 13-31 13-20 0-26-20-26-36 0-18 11-63 22-83 10-19 27-35 43-35 26 0 31 32 31 34 0 1-1 4-1 5-7 25-12 49-19 74z"><text:p/></draw:path><draw:path draw:style-name="gr1278" draw:text-style-name="P85" svg:width="0.0173in" svg:height="0.0449in" svg:x="0.435in" svg:y="0.098in" svg:viewBox="0 0 45 115" svg:d="M45 41c0-27-10-41-25-41-12 0-20 9-20 20s8 21 20 21c5 0 10-3 14-6 1 0 1-1 1-1 1 0 1 1 1 7 0 27-13 51-26 63-5 5-5 6-5 7 0 2 3 4 5 4 4 0 35-29 35-74z"><text:p/></draw:path><draw:path draw:style-name="gr1278" draw:text-style-name="P85" svg:width="0.0693in" svg:height="0.0976in" svg:x="0.4917in" svg:y="0.048in" svg:viewBox="0 0 177 249" svg:d="M176 25c0-3 1-4 1-7 0-7-4-10-11-10-4 0-14 2-15 16-8-14-21-24-37-24-44 0-92 54-92 109 0 38 24 61 52 61 23 0 40-18 45-21-8 34-12 49-12 50-3 2-16 41-56 41-8 0-20 0-31-4 11-4 15-14 15-20s-4-14-14-14c-9 0-21 7-21 22 0 17 14 25 52 25 48 0 76-31 81-53 14-57 29-115 43-171zM125 121c-2 10-11 20-18 28-9 6-21 13-32 13-20 0-26-20-26-36 0-18 11-63 22-83 10-19 27-35 43-35 26 0 31 32 31 34 0 1 0 4-1 5-7 25-12 49-19 74z"><text:p/></draw:path><draw:path draw:style-name="gr1278" draw:text-style-name="P85" svg:width="0.026in" svg:height="0.0547in" svg:x="0.5728in" svg:y="0.0004in" svg:viewBox="0 0 67 140" svg:d="M65 24c2-5 2-8 2-9 0-8-8-15-15-15-11 0-14 9-16 13-12 39-23 77-35 117 0 1-1 2-1 4 0 4 8 6 10 6s2 0 4-5c17-37 34-73 51-111z"><text:p/></draw:path><draw:path draw:style-name="gr1278" draw:text-style-name="P85" svg:width="0.076in" svg:height="0.0874in" svg:x="0.6646in" svg:y="0.0331in" svg:viewBox="0 0 194 223" svg:d="M180 120c6 0 14 0 14-8s-8-7-14-7c-55 0-109 0-164 0 5-52 49-90 104-90 20 0 41 0 60 0 6 0 14 0 14-7 0-8-8-8-14-8-21 0-40 0-61 0-66 0-119 51-119 112 0 62 53 111 119 111 21 0 40 0 61 0 6 0 14 0 14-7 0-8-8-8-14-8-19 0-40 0-60 0-55 0-99-36-104-88 55 0 109 0 164 0z"><text:p/></draw:path><draw:path draw:style-name="gr1278" draw:text-style-name="P85" svg:width="0.1024in" svg:height="0.1067in" svg:x="0.7996in" svg:y="0.0102in" svg:viewBox="0 0 261 272" svg:d="M33 35c0 63 0 126 0 187 0 21-3 28-23 29-3 0-10 0-10 6 0 7 5 7 13 7 20 0 40 0 60 0 6 0 13 0 13-7 0-6-7-6-12-6-21-1-25-9-25-29 0-58 0-118 0-176 57 73 112 147 168 219 3 5 5 7 7 7 7 0 7-7 7-13 0-72 0-145 0-217 0-22 3-28 21-28 2 0 9-1 9-6 0-8-6-8-12-8-19 0-38 0-57 0-7 0-13 0-13 8 0 6 7 6 11 6 21 0 24 8 24 29 0 39 0 80 0 121-38-53-78-106-116-159-3-5-5-5-13-5-23 0-45 0-69 0-6 0-12 0-12 8 0 5 6 6 8 6 11 1 18 7 22 12-1 3-1 4-1 9zM218 244c-56-73-112-147-169-221-4-4-4-5-7-9 15 0 29 0 45 0 44 59 87 117 131 175 0 18 0 37 0 55z"><text:p/></draw:path><draw:path draw:style-name="gr1278" draw:text-style-name="P85" svg:width="0.1346in" svg:height="0.0783in" svg:x="0.9559in" svg:y="0.0366in" svg:viewBox="0 0 343 200" svg:d="M301 108c-21 16-32 32-34 37-17 27-21 51-21 52 0 3 5 3 8 3 7 0 7 0 9-6 9-39 32-71 75-88 4-3 5-4 5-6 0-3-2-3-2-4-18-7-64-26-79-91-1-4-1-5-8-5-3 0-8 0-8 4 7 17 4 26 20 51 8 12 19 25 35 37-95 0-191 0-287 0-6 0-14 0-14 8s8 8 14 8c96 0 192 0 287 0z"><text:p/></draw:path><draw:path draw:style-name="gr1278" draw:text-style-name="P85" svg:width="0.1028in" svg:height="0.1067in" svg:x="1.1461in" svg:y="0.0102in" svg:viewBox="0 0 262 272" svg:d="M33 35c0 63 0 126 0 187 0 21-2 28-22 29-4 0-11 0-11 6 0 7 7 7 13 7 20 0 40 0 60 0 7 0 13 0 13-7 0-6-7-6-12-6-21-1-25-9-25-29 0-58 0-118 0-176 57 73 112 147 168 219 3 5 5 7 7 7 7 0 7-7 7-13 0-72 0-145 0-217 0-22 4-28 22-28 2 0 9-1 9-6 0-8-6-8-13-8-19 0-38 0-57 0-6 0-13 0-13 8 0 6 7 6 11 6 22 0 26 8 26 29 0 39 0 80 0 121-39-53-79-106-117-159-4-5-6-5-14-5-22 0-45 0-67 0-8 0-14 0-14 8 0 5 6 6 9 6 10 1 18 7 21 12-1 3-1 4-1 9zM218 244c-56-73-112-147-169-221-3-4-3-5-7-9 15 0 31 0 46 0 43 59 87 117 130 175 0 18 0 37 0 55z"><text:p/></draw:path></draw:g><text:span text:style-name="T6">, </text:span><text:span text:style-name="T36">ונניח </text:span><text:span text:style-name="T36"><draw:g text:anchor-type="as-char" svg:y="-0.1138in" draw:z-index="251" draw:name="Shape260" draw:style-name="gr1276"><svg:title>TexMaths</svg:title><svg:desc>11§inline§f \le^* g \land f' \in [f]_R \land g' \in [g]_R§svg§600§FALSE§</svg:desc><draw:path draw:style-name="gr1277" draw:text-style-name="P84" svg:width="1.9181in" svg:height="0.1362in" svg:x="0.0004in" svg:y="0.0079in" svg:viewBox="0 0 4873 347" svg:d="M2438 347c-813 0-1625 0-2438 0 0-116 0-231 0-347 1625 0 3248 0 4873 0 0 116 0 231 0 347-812 0-1624 0-2435 0z"><text:p/></draw:path><draw:path draw:style-name="gr1278" draw:text-style-name="P85" svg:width="0.0752in" svg:height="0.1374in" svg:x="0.0008in" svg:y="0.0079in" svg:viewBox="0 0 192 350" svg:d="M121 118c11 0 22 0 33 0 8 0 12 0 12-8 0-4-4-4-11-4-11 0-21 0-32 0 3-16 6-30 9-44 1-8 7-36 9-40 3-8 10-13 18-13 2 0 11 0 19 6-17 3-21 16-21 21 0 9 7 15 15 15 9 0 20-9 20-23 0-19-17-28-33-28-13 0-37 8-49 45-2 9-3 12-13 61-9 0-18 0-27 0-7 0-11 0-11 7 0 5 4 5 10 5 9 0 18 0 27 0-10 50-20 101-30 152-7 36-13 71-33 71-2 0-11 0-19-6 18-2 21-16 21-21 0-9-6-14-14-14-10 0-21 9-21 24 0 17 16 26 33 26 21 0 36-23 43-37 13-25 22-71 22-74 8-40 15-81 23-121z"><text:p/></draw:path><draw:path draw:style-name="gr1278" draw:text-style-name="P85" svg:width="0.0921in" svg:height="0.1161in" svg:x="0.1386in" svg:y="0.0193in" svg:viewBox="0 0 235 296" svg:d="M229 15c4-1 6-3 6-7 0-5-2-8-7-8-1 0-5 1-7 2-71 33-142 67-213 100-7 4-8 6-8 9s2 7 8 9c71 33 142 66 213 99 6 2 6 2 7 2 4 0 7-3 7-8 0-3-1-5-7-7-67-32-136-64-203-95 68-32 136-64 204-96zM222 296c7 0 13 0 13-8 0-7-7-7-13-7-69 0-140 0-209 0-5 0-13 0-13 7 0 8 7 8 13 8 69 0 140 0 209 0z"><text:p/></draw:path><draw:path draw:style-name="gr1278" draw:text-style-name="P85" svg:width="0.0429in" svg:height="0.0457in" svg:x="0.2539in" svg:y="0.0102in" svg:viewBox="0 0 110 117" svg:d="M63 58c23-10 33-13 39-16 5-2 8-3 8-9 0-4-4-8-9-8-2 0-2 0-5 3-12 7-26 16-38 24 1-13 4-27 5-40 1-5 0-12-8-12-3 0-9 2-9 9 0 2 1 10 1 13 1 4 4 23 4 30-13-8-25-17-37-24-3-3-3-3-6-3-5 0-8 4-8 8 0 6 3 7 5 8 14 5 28 12 41 17-22 10-32 14-38 17-6 2-8 3-8 9 0 4 3 8 8 8 2 0 3 0 6-3 12-9 24-16 37-24-2 14-4 29-5 44 0 5 6 8 9 8s8-3 8-8c0-3-1-11-1-13 0-6-3-24-4-31 11 7 22 14 33 22 7 5 8 5 10 5 5 0 9-4 9-8 0-6-3-7-6-8-14-7-27-12-41-18z"><text:p/></draw:path><draw:path draw:style-name="gr1278" draw:text-style-name="P85" svg:width="0.0697in" svg:height="0.0972in" svg:x="0.3587in" svg:y="0.0484in" svg:viewBox="0 0 178 248" svg:d="M177 24c0-2 1-4 1-6 0-7-5-10-12-10-3 0-14 2-15 16-7-14-21-24-37-24-44 0-91 54-91 109 0 38 23 60 51 60 23 0 41-17 45-22h1c-9 35-13 51-13 52-1 3-15 40-56 40-7 0-20 0-31-3 12-4 16-14 16-20 0-7-4-14-15-14-8 0-21 7-21 23 0 15 14 23 52 23 48 0 76-30 82-52 14-57 29-115 43-172zM126 120c-2 11-11 20-19 27s-20 15-32 15c-19 0-24-21-24-37 0-17 11-63 20-83 11-19 28-34 44-34 26 0 31 31 31 33 0 1-1 4-1 6-6 25-12 49-19 73z"><text:p/></draw:path><draw:path draw:style-name="gr1278" draw:text-style-name="P85" svg:width="0.0839in" svg:height="0.0933in" svg:x="0.4768in" svg:y="0.0236in" svg:viewBox="0 0 214 238" svg:d="M115 8c-2-7-5-8-8-8-5 0-6 2-8 8-32 71-65 143-97 214-2 6-2 6-2 8 0 4 3 8 8 8 2 0 5-1 8-8 30-67 61-135 91-204 30 69 60 137 91 204 3 8 8 8 9 8 4 0 7-4 7-8 0-1 0-1-2-7-32-71-65-144-97-215z"><text:p/></draw:path><draw:path draw:style-name="gr1278" draw:text-style-name="P85" svg:width="0.076in" svg:height="0.1374in" svg:x="0.6114in" svg:y="0.0079in" svg:viewBox="0 0 194 350" svg:d="M122 118c11 0 22 0 33 0 8 0 11 0 11-8 0-4-3-4-10-4-11 0-21 0-32 0 2-16 6-30 8-44 1-8 7-36 9-40 4-8 11-13 18-13 2 0 13 0 19 6-16 3-21 16-21 21 0 9 8 15 15 15 9 0 22-9 22-23 0-19-19-28-35-28-13 0-37 8-49 45-2 9-3 12-12 61-9 0-18 0-27 0-7 0-12 0-12 7 0 5 4 5 11 5 9 0 17 0 26 0-10 50-19 101-29 152-8 36-14 71-34 71-1 0-11 0-19-6 18-2 22-16 22-21 0-9-7-14-14-14-11 0-22 9-22 24 0 17 18 26 33 26 21 0 36-23 44-37 12-25 21-71 21-74 8-40 16-81 24-121z"><text:p/></draw:path><draw:path draw:style-name="gr1278" draw:text-style-name="P85" svg:width="0.0264in" svg:height="0.0547in" svg:x="0.6992in" svg:y="0in" svg:viewBox="0 0 68 140" svg:d="M66 24c2-5 2-7 2-9 0-8-8-15-16-15-10 0-14 9-15 13-12 39-23 77-35 117-1 0-1 2-2 4 0 4 9 6 11 6s2 0 4-5c17-37 34-73 51-111z"><text:p/></draw:path><draw:path draw:style-name="gr1278" draw:text-style-name="P85" svg:width="0.0752in" svg:height="0.087in" svg:x="0.7921in" svg:y="0.0323in" svg:viewBox="0 0 192 222" svg:d="M179 120c7 0 13 0 13-8 0-7-6-7-13-7-55 0-109 0-164 0 5-52 50-90 104-90 20 0 40 0 60 0 7 0 13 0 13-7 0-8-6-8-13-8-20 0-40 0-60 0-66 0-119 51-119 112 0 62 53 110 119 110 20 0 40 0 60 0 7 0 13 0 13-7s-6-7-13-7c-20 0-40 0-60 0-54 0-99-36-104-88 55 0 109 0 164 0z"><text:p/></draw:path><draw:path draw:style-name="gr1278" draw:text-style-name="P85" svg:width="0.0205in" svg:height="0.1508in" svg:x="0.9409in" svg:y="0.002in" svg:viewBox="0 0 53 384" svg:d="M53 384c0-5 0-10 0-15-12 0-26 0-38 0 0-118 0-236 0-354 12 0 26 0 38 0 0-5 0-9 0-15-18 0-35 0-53 0 0 128 0 256 0 384 18 0 35 0 53 0z"><text:p/></draw:path><draw:path draw:style-name="gr1278" draw:text-style-name="P85" svg:width="0.0752in" svg:height="0.1374in" svg:x="0.9732in" svg:y="0.0079in" svg:viewBox="0 0 192 350" svg:d="M121 118c11 0 22 0 33 0 8 0 12 0 12-8 0-4-4-4-11-4-11 0-21 0-32 0 3-16 6-30 9-44 1-8 7-36 9-40 3-8 10-13 17-13 3 0 12 0 20 6-17 3-21 16-21 21 0 9 7 15 15 15 9 0 20-9 20-23 0-19-17-28-34-28-12 0-37 8-48 45-2 9-3 12-13 61-9 0-18 0-27 0-7 0-12 0-12 7 0 5 5 5 11 5 9 0 17 0 26 0-10 50-19 101-29 152-7 36-13 71-33 71-2 0-12 0-19-6 18-2 21-16 21-21 0-9-6-14-14-14-10 0-21 9-21 24 0 17 16 26 33 26 21 0 36-23 43-37 13-25 22-71 22-74 8-40 15-81 23-121z"><text:p/></draw:path><draw:path draw:style-name="gr1278" draw:text-style-name="P85" svg:width="0.0205in" svg:height="0.1508in" svg:x="1.0594in" svg:y="0.002in" svg:viewBox="0 0 53 384" svg:d="M53 0c-18 0-35 0-53 0 0 6 0 10 0 15 12 0 25 0 37 0 0 118 0 236 0 354-12 0-25 0-37 0 0 5 0 10 0 15 18 0 35 0 53 0 0-128 0-256 0-384z"><text:p/></draw:path><draw:path draw:style-name="gr1278" draw:text-style-name="P85" svg:width="0.0823in" svg:height="0.0744in" svg:x="1.1055in" svg:y="0.0646in" svg:viewBox="0 0 210 190" svg:d="M92 20c3-8 3-9 9-10 6 0 11 0 17 0 25 0 57 0 57 27 0 13-6 29-19 39-11 9-27 13-46 13-12 0-23 0-35 0 5-23 12-46 17-69zM142 92c32-6 60-26 60-50 0-23-27-42-67-42-27 0-55 0-82 0-6 0-9 0-9 7 0 3 3 3 9 3 3 0 5 0 10 1 5 0 6 1 6 3 0 1 0 3-1 7-12 47-24 95-36 143-2 9-2 11-24 11-5 0-8 0-8 5 0 4 2 5 4 5 6 0 11-1 17-1 5 0 13 0 17 0 6 0 13 0 18 0 6 0 12 1 19 1 1 0 5 0 5-6 0-4-3-4-9-4-4 0-5 0-11-1-5 0-5-1-5-3 0-3 0-3 1-7 6-23 11-46 17-68 12 0 25 0 37 0 23 0 33 12 33 24 0 4-2 13-3 20-4 12-5 16-5 21 0 21 20 29 40 29 24 0 35-26 35-32-1-1 0-3-4-3s-5 2-5 5c-4 12-14 23-25 23-8 0-12-4-12-18 0-7 1-22 2-29s1-9 1-12 0-12-8-19c-4-6-12-10-17-13z"><text:p/></draw:path><draw:path draw:style-name="gr1278" draw:text-style-name="P85" svg:width="0.0846in" svg:height="0.0933in" svg:x="1.2398in" svg:y="0.0236in" svg:viewBox="0 0 216 238" svg:d="M117 8c-4-7-6-8-9-8-5 0-7 2-9 8-32 71-64 143-96 214-2 6-3 6-3 8 0 4 4 8 8 8 3 0 6-1 10-8 29-67 60-135 90-204 31 69 60 137 91 204 3 8 7 8 9 8 4 0 8-4 8-8 0-1 0-1-3-7-32-71-65-144-96-215z"><text:p/></draw:path><draw:path draw:style-name="gr1278" draw:text-style-name="P85" svg:width="0.0693in" svg:height="0.0972in" svg:x="1.3693in" svg:y="0.0484in" svg:viewBox="0 0 177 248" svg:d="M176 24c0-2 1-4 1-6 0-7-4-10-11-10-4 0-14 2-16 16-7-14-20-24-36-24-44 0-92 54-92 109 0 38 23 60 52 60 22 0 40-17 45-22-9 35-13 51-13 52-2 3-15 40-55 40-8 0-21 0-31-3 11-4 15-14 15-20 0-7-4-14-14-14-9 0-21 7-21 23 0 15 14 23 51 23 48 0 77-30 82-52 14-57 29-115 43-172zM125 120c-2 11-11 20-19 27s-20 15-31 15c-20 0-26-21-26-37 0-17 11-63 22-83 10-19 27-34 43-34 26 0 31 31 31 33 0 1-1 4-1 6-7 25-12 49-19 73z"><text:p/></draw:path><draw:path draw:style-name="gr1278" draw:text-style-name="P85" svg:width="0.0264in" svg:height="0.0547in" svg:x="1.45in" svg:y="0in" svg:viewBox="0 0 68 140" svg:d="M66 24c2-5 2-7 2-9 0-8-8-15-15-15-11 0-15 9-16 13-12 39-23 77-35 117-1 0-1 2-2 4 0 4 9 6 11 6s2 0 4-5c17-37 34-73 51-111z"><text:p/></draw:path><draw:path draw:style-name="gr1278" draw:text-style-name="P85" svg:width="0.076in" svg:height="0.087in" svg:x="1.5425in" svg:y="0.0323in" svg:viewBox="0 0 194 222" svg:d="M179 120c7 0 15 0 15-8 0-7-8-7-15-7-55 0-109 0-164 0 6-52 50-90 104-90 20 0 40 0 60 0 7 0 15 0 15-7 0-8-8-8-15-8-20 0-40 0-60 0-66 0-119 51-119 112 0 62 53 110 119 110 20 0 40 0 60 0 7 0 15 0 15-7s-8-7-15-7c-20 0-40 0-60 0-54 0-98-36-104-88 55 0 109 0 164 0z"><text:p/></draw:path><draw:path draw:style-name="gr1278" draw:text-style-name="P85" svg:width="0.0205in" svg:height="0.1508in" svg:x="1.6917in" svg:y="0.002in" svg:viewBox="0 0 53 384" svg:d="M53 384c0-5 0-10 0-15-12 0-26 0-38 0 0-118 0-236 0-354 12 0 26 0 38 0 0-5 0-9 0-15-18 0-35 0-53 0 0 128 0 256 0 384 18 0 35 0 53 0z"><text:p/></draw:path><draw:path draw:style-name="gr1278" draw:text-style-name="P85" svg:width="0.0697in" svg:height="0.0972in" svg:x="1.7181in" svg:y="0.0484in" svg:viewBox="0 0 178 248" svg:d="M177 24c0-2 1-4 1-6 0-7-4-10-11-10-4 0-14 2-16 16-7-14-20-24-37-24-44 0-91 54-91 109 0 38 23 60 52 60 22 0 40-17 44-22h1c-9 35-13 51-13 52-1 3-15 40-56 40-7 0-20 0-31-3 12-4 16-14 16-20 0-7-4-14-15-14-8 0-21 7-21 23 0 15 14 23 52 23 48 0 76-30 82-52 14-57 29-115 43-172zM126 120c-2 11-11 20-19 27s-20 15-31 15c-20 0-25-21-25-37 0-17 11-63 20-83 11-19 28-34 44-34 26 0 31 31 31 33 0 1-1 4-1 6-6 25-12 49-19 73z"><text:p/></draw:path><draw:path draw:style-name="gr1278" draw:text-style-name="P85" svg:width="0.0205in" svg:height="0.1508in" svg:x="1.7972in" svg:y="0.002in" svg:viewBox="0 0 53 384" svg:d="M53 0c-18 0-35 0-53 0 0 6 0 10 0 15 12 0 25 0 37 0 0 118 0 236 0 354-12 0-25 0-37 0 0 5 0 10 0 15 18 0 35 0 53 0 0-128 0-256 0-384z"><text:p/></draw:path><draw:path draw:style-name="gr1278" draw:text-style-name="P85" svg:width="0.0827in" svg:height="0.0744in" svg:x="1.8437in" svg:y="0.0646in" svg:viewBox="0 0 211 190" svg:d="M93 20c2-8 3-9 8-10 6 0 12 0 18 0 25 0 56 0 56 27 0 13-6 29-18 39-11 9-28 13-46 13-12 0-23 0-35 0 5-23 12-46 17-69zM142 92c32-6 60-26 60-50 0-23-27-42-66-42-27 0-56 0-83 0-6 0-9 0-9 7 0 3 3 3 9 3 3 0 5 0 10 1 6 0 6 1 6 3 0 1 0 3-1 7-12 47-24 95-36 143-2 9-2 11-23 11-5 0-9 0-9 5 0 4 2 5 4 5 6 0 12-1 18-1 4 0 12 0 18 0 5 0 11 0 17 0s12 1 18 1c1 0 5 0 5-6 0-4-2-4-9-4-4 0-5 0-9-1-7 0-7-1-7-3 0-3 0-3 1-7 6-23 12-46 18-68 12 0 24 0 36 0 23 0 34 12 34 24 0 4-3 13-4 20-4 12-5 16-5 21 0 21 20 29 40 29 25 0 36-26 36-32-1-1-1-3-4-3-5 0-5 2-6 5-3 12-13 23-25 23-7 0-12-4-12-18 0-7 2-22 3-29s1-9 1-12 0-12-7-19c-6-6-14-10-19-13z"><text:p/></draw:path></draw:g></text:span><text:span text:style-name="T36">, </text:span><text:span text:style-name="T37">נוכיח </text:span><text:span text:style-name="T37"><draw:g text:anchor-type="as-char" svg:y="-0.1154in" draw:z-index="250" draw:name="Shape261" draw:style-name="gr1276"><svg:title>TexMaths</svg:title><svg:desc>11§inline§f' \le^* g'§svg§600§FALSE§</svg:desc><draw:path draw:style-name="gr1277" draw:text-style-name="P84" svg:width="0.4996in" svg:height="0.1295in" svg:x="0.0004in" svg:y="0.0071in" svg:viewBox="0 0 1270 330" svg:d="M635 330c-212 0-423 0-635 0 0-110 0-220 0-330 423 0 846 0 1270 0 0 110 0 220 0 330-211 0-424 0-635 0z"><text:p/></draw:path><draw:path draw:style-name="gr1278" draw:text-style-name="P85" svg:width="0.0752in" svg:height="0.1378in" svg:x="0.0008in" svg:y="0.0071in" svg:viewBox="0 0 192 351" svg:d="M121 118c11 0 22 0 33 0 8 0 12 0 12-8 0-3-4-3-11-3-11 0-21 0-32 0 3-16 6-30 9-44 1-9 7-37 9-41 3-8 10-13 18-13 1 0 11 0 19 7-18 2-21 15-21 20 0 10 7 15 14 15 10 0 21-9 21-24 0-17-17-27-33-27-13 0-38 8-49 46-2 8-3 11-13 61-9 0-18 0-27 0-7 0-11 0-11 6 0 5 4 5 10 5 9 0 18 0 27 0-10 50-20 101-30 152-7 37-13 72-33 72-2 0-12 0-19-6 18-2 21-16 21-21 0-9-6-14-14-14-10 0-21 8-21 24s16 26 33 26c21 0 36-23 43-37 13-25 22-72 22-74 8-41 15-82 23-122z"><text:p/></draw:path><draw:path draw:style-name="gr1278" draw:text-style-name="P85" svg:width="0.026in" svg:height="0.0547in" svg:x="0.0886in" svg:y="0.0004in" svg:viewBox="0 0 67 140" svg:d="M65 24c2-5 2-8 2-9 0-8-7-15-15-15-10 0-14 9-16 13-12 39-23 77-35 117 0 1-1 2-1 4 0 4 8 6 10 6s2 0 4-5c17-37 34-73 51-111z"><text:p/></draw:path><draw:path draw:style-name="gr1278" draw:text-style-name="P85" svg:width="0.0925in" svg:height="0.1165in" svg:x="0.1811in" svg:y="0.0189in" svg:viewBox="0 0 236 297" svg:d="M229 15c4-1 7-3 7-7 0-5-3-8-7-8-3 0-6 1-8 2-72 33-142 66-213 100-7 4-8 7-8 9 0 5 2 7 8 9 71 33 141 66 213 99 5 3 7 3 8 3 4 0 7-3 7-7s-2-6-8-9c-68-31-135-63-202-95 67-32 136-64 203-96zM222 297c7 0 14 0 14-8 0-7-8-7-14-7-69 0-138 0-208 0-5 0-14 0-14 7 0 8 8 8 13 8 69 0 140 0 209 0z"><text:p/></draw:path><draw:path draw:style-name="gr1278" draw:text-style-name="P85" svg:width="0.0429in" svg:height="0.0457in" svg:x="0.2957in" svg:y="0.0098in" svg:viewBox="0 0 110 117" svg:d="M64 58c22-9 32-13 38-16 6-2 8-4 8-8 0-5-3-9-9-9-1 0-2 0-5 2-12 8-25 17-37 25 1-14 3-27 4-40 1-5 0-12-8-12-3 0-9 2-9 9 0 2 1 10 2 13 0 4 3 24 3 30-13-8-25-17-37-25-2-2-3-2-5-2-6 0-9 4-9 9 0 4 3 7 5 8 14 5 28 11 41 16-22 10-32 13-38 17-6 2-8 3-8 9 0 4 3 8 9 8 1 0 2 0 5-2 12-9 24-17 37-25-2 14-4 28-5 44 0 5 6 8 9 8s9-3 9-8c0-2-1-11-2-13 0-5-3-25-3-31 11 6 21 14 32 22 8 5 8 5 10 5 6 0 9-4 9-8 0-6-3-7-6-8-13-7-27-12-40-18z"><text:p/></draw:path><draw:path draw:style-name="gr1278" draw:text-style-name="P85" svg:width="0.0697in" svg:height="0.0976in" svg:x="0.4004in" svg:y="0.048in" svg:viewBox="0 0 178 249" svg:d="M177 25c0-3 1-4 1-7 0-7-5-10-12-10-3 0-14 2-15 16-7-14-21-24-37-24-44 0-91 54-91 109 0 38 23 61 52 61 22 0 40-18 44-21h1c-9 34-13 49-13 50-1 2-15 41-56 41-7 0-20 0-31-4 12-4 16-14 16-20s-4-14-15-14c-8 0-21 7-21 22 0 17 14 25 52 25 48 0 76-31 82-53 14-57 29-115 43-171zM126 121c-2 10-11 20-19 28-8 6-20 13-31 13-20 0-25-20-25-36 0-18 11-63 20-83 11-19 28-35 44-35 26 0 31 32 31 34 0 1-1 4-1 5-6 25-12 49-19 74z"><text:p/></draw:path><draw:path draw:style-name="gr1278" draw:text-style-name="P85" svg:width="0.0264in" svg:height="0.0547in" svg:x="0.4811in" svg:y="0.0004in" svg:viewBox="0 0 68 140" svg:d="M66 24c2-5 2-8 2-9 0-8-8-15-16-15-10 0-14 9-15 13-12 39-24 77-36 117 0 1-1 2-1 4 0 4 9 6 11 6 1 0 2 0 3-5 18-37 34-73 52-111z"><text:p/></draw:path></draw:g></text:span><text:span text:style-name="T37">. מההנחה </text:span><text:span text:style-name="T37"><draw:g text:anchor-type="as-char" svg:y="-0.1154in" draw:z-index="252" draw:name="Shape262" draw:style-name="gr1276"><svg:title>TexMaths</svg:title><svg:desc>11§inline§f'Rf \land g'Rg§svg§600§FALSE§</svg:desc><draw:path draw:style-name="gr1277" draw:text-style-name="P84" svg:width="0.8031in" svg:height="0.1295in" svg:x="0.0004in" svg:y="0.0071in" svg:viewBox="0 0 2041 330" svg:d="M1022 330c-341 0-681 0-1022 0 0-110 0-220 0-330 681 0 1360 0 2041 0 0 110 0 220 0 330-340 0-679 0-1019 0z"><text:p/></draw:path><draw:path draw:style-name="gr1278" draw:text-style-name="P85" svg:width="0.0752in" svg:height="0.1378in" svg:x="0.0008in" svg:y="0.0071in" svg:viewBox="0 0 192 351" svg:d="M121 118c11 0 22 0 33 0 8 0 12 0 12-8 0-3-4-3-11-3-11 0-21 0-32 0 3-16 6-30 9-44 1-9 7-37 9-41 3-8 10-13 18-13 2 0 11 0 19 7-17 2-21 15-21 20 0 10 7 15 15 15 9 0 20-9 20-24 0-17-17-27-33-27-13 0-38 8-49 46-2 8-3 11-13 61-9 0-18 0-27 0-7 0-11 0-11 6 0 5 4 5 10 5 9 0 18 0 27 0-10 50-20 101-30 152-7 37-13 72-33 72-2 0-11 0-19-6 18-2 21-16 21-21 0-9-6-14-14-14-10 0-21 8-21 24s16 26 33 26c21 0 36-23 43-37 13-25 22-72 22-74 8-41 15-82 23-122z"><text:p/></draw:path><draw:path draw:style-name="gr1278" draw:text-style-name="P85" svg:width="0.0264in" svg:height="0.0547in" svg:x="0.089in" svg:y="0.0004in" svg:viewBox="0 0 68 140" svg:d="M65 24c2-5 3-8 3-9 0-8-8-15-16-15-10 0-14 9-15 13-12 39-24 77-36 117 0 1-1 2-1 4 0 4 8 6 10 6s2 0 4-5c17-37 34-73 51-111z"><text:p/></draw:path><draw:path draw:style-name="gr1278" draw:text-style-name="P85" svg:width="0.1083in" svg:height="0.1067in" svg:x="0.1327in" svg:y="0.0102in" svg:viewBox="0 0 276 272" svg:d="M129 26c2-8 3-13 11-14 3 0 16 0 24 0 27 0 70 0 70 39 0 13-6 39-22 55-10 10-31 22-65 22-14 0-29 0-44 0 9-34 17-67 26-102zM185 133c38-9 84-36 84-75 0-33-34-58-84-58-38 0-74 0-111 0-8 0-11 0-11 8 0 4 3 4 11 4 1 0 7 0 14 1 8 0 11 1 11 6 0 2 0 3-2 7-18 69-34 138-52 206-3 16-4 19-35 19-7 0-10 0-10 8 0 4 4 4 5 4 11 0 38-1 49-1s38 1 49 1c4 0 8 0 8-8 0-4-3-4-11-4-14 0-25 0-25-7 0-2 1-4 1-6 9-34 16-67 25-102 16 0 31 0 46 0 36 0 42 21 42 36 0 5-2 17-4 26-4 10-7 24-7 32 0 42 46 42 52 42 32 0 46-40 46-45s-3-3-4-5c-5 0-5 2-6 6-10 28-26 35-35 35-13 0-15-9-15-24 0-11 2-31 4-43 0-5 1-12 1-18 0-29-26-42-36-45z"><text:p/></draw:path><draw:path draw:style-name="gr1278" draw:text-style-name="P85" svg:width="0.0752in" svg:height="0.1378in" svg:x="0.2512in" svg:y="0.0071in" svg:viewBox="0 0 192 351" svg:d="M121 118c11 0 22 0 33 0 8 0 12 0 12-8 0-3-4-3-11-3-11 0-21 0-32 0 2-16 6-30 8-44 2-9 8-37 10-41 3-8 10-13 17-13 3 0 12 0 20 7-17 2-21 15-21 20 0 10 7 15 15 15 9 0 20-9 20-24 0-17-17-27-34-27-13 0-37 8-48 46-2 8-3 11-13 61-9 0-18 0-27 0-7 0-12 0-12 6 0 5 5 5 11 5 9 0 17 0 26 0-10 50-19 101-29 152-7 37-13 72-34 72-1 0-11 0-18-6 18-2 21-16 21-21 0-9-6-14-14-14-10 0-21 8-21 24s16 26 32 26c22 0 37-23 44-37 12-25 22-72 22-74 8-41 15-82 23-122z"><text:p/></draw:path><draw:path draw:style-name="gr1278" draw:text-style-name="P85" svg:width="0.0846in" svg:height="0.0937in" svg:x="0.376in" svg:y="0.0244in" svg:viewBox="0 0 216 239" svg:d="M117 8c-4-7-6-8-9-8-6 0-7 2-9 8-32 71-64 144-96 215-2 5-3 6-3 8 0 3 3 8 8 8 3 0 5-1 8-9 31-67 61-135 92-204 29 69 60 137 90 204 4 9 8 9 9 9 4 0 9-5 9-8 0-1 0-2-4-7-32-71-64-144-95-216z"><text:p/></draw:path><draw:path draw:style-name="gr1278" draw:text-style-name="P85" svg:width="0.0697in" svg:height="0.0976in" svg:x="0.5043in" svg:y="0.048in" svg:viewBox="0 0 178 249" svg:d="M177 25c0-3 1-4 1-7 0-7-5-10-12-10-3 0-14 2-15 16-7-14-21-24-37-24-44 0-91 54-91 109 0 38 23 61 51 61 23 0 41-18 45-21h1c-9 34-13 49-13 50-1 2-15 41-56 41-7 0-20 0-31-4 12-4 16-14 16-20s-4-14-15-14c-8 0-21 7-21 22 0 17 14 25 52 25 48 0 76-31 82-53 14-57 29-115 43-171zM126 121c-2 10-11 20-19 28-8 6-20 13-31 13-20 0-25-20-25-36 0-18 11-63 20-83 11-19 28-35 44-35 26 0 31 32 31 34 0 1-1 4-1 5-6 25-12 49-19 74z"><text:p/></draw:path><draw:path draw:style-name="gr1278" draw:text-style-name="P85" svg:width="0.0264in" svg:height="0.0547in" svg:x="0.5854in" svg:y="0.0004in" svg:viewBox="0 0 68 140" svg:d="M66 24c2-5 2-8 2-9 0-8-8-15-16-15-10 0-14 9-15 13-12 39-24 77-36 117 0 1-1 2-1 4 0 4 9 6 11 6 1 0 2 0 3-5 18-37 34-73 52-111z"><text:p/></draw:path><draw:path draw:style-name="gr1278" draw:text-style-name="P85" svg:width="0.1083in" svg:height="0.1067in" svg:x="0.6291in" svg:y="0.0102in" svg:viewBox="0 0 276 272" svg:d="M130 26c2-8 3-13 10-14 4 0 16 0 24 0 27 0 70 0 70 39 0 13-6 39-22 55-10 10-29 22-65 22-14 0-28 0-43 0 9-34 17-67 26-102zM185 133c39-9 84-36 84-75 0-33-34-58-84-58-37 0-74 0-110 0-8 0-12 0-12 8 0 4 4 4 11 4 1 0 8 0 15 1 7 0 10 1 10 6 0 2 0 3-1 7-18 69-34 138-52 206-4 16-5 19-35 19-8 0-11 0-11 8 0 4 4 4 5 4 11 0 38-1 49-1 10 0 38 1 49 1 4 0 8 0 8-8 0-4-3-4-11-4-14 0-25 0-25-7 0-2 1-4 1-6 9-34 17-67 26-102 16 0 30 0 45 0 36 0 43 21 43 36 0 5-3 17-5 26-4 10-7 24-7 32 0 42 46 42 52 42 33 0 46-40 46-45s-3-3-4-5c-4 0-5 2-6 6-10 28-26 35-35 35-12 0-15-9-15-24 0-11 2-31 4-43 0-5 1-12 1-18 0-29-25-42-36-45z"><text:p/></draw:path><draw:path draw:style-name="gr1278" draw:text-style-name="P85" svg:width="0.0693in" svg:height="0.0976in" svg:x="0.7421in" svg:y="0.048in" svg:viewBox="0 0 177 249" svg:d="M176 25c0-3 1-4 1-7 0-7-4-10-11-10-4 0-14 2-16 16-7-14-20-24-36-24-45 0-92 54-92 109 0 38 23 61 52 61 22 0 40-18 44-21h1c-9 34-13 49-13 50-2 2-15 41-55 41-8 0-21 0-32-4 12-4 16-14 16-20s-4-14-14-14c-9 0-21 7-21 22 0 17 14 25 51 25 48 0 75-31 82-53 14-57 29-115 43-171zM125 121c-2 10-11 20-19 28-8 6-20 13-31 13-20 0-26-20-26-36 0-18 11-63 22-83 10-19 27-35 43-35 26 0 31 32 31 34 0 1-1 4-1 5-7 25-12 49-19 74z"><text:p/></draw:path></draw:g></text:span><text:span text:style-name="T37">, כלומר קיימים </text:span><text:span text:style-name="T37"><draw:g text:anchor-type="as-char" svg:y="-0.0661in" draw:z-index="254" draw:name="Shape263" draw:style-name="gr1276"><svg:title>TexMaths</svg:title><svg:desc>11§inline§n_1, n_2, n_3§svg§600§FALSE§</svg:desc><draw:path draw:style-name="gr1277" draw:text-style-name="P84" svg:width="0.5839in" svg:height="0.0795in" svg:x="0.0039in" svg:y="0.0071in" svg:viewBox="0 0 1484 203" svg:d="M0 0c495 0 989 0 1484 0 0 68 0 135 0 203-495 0-989 0-1484 0 0-68 0-135 0-203z"><text:p/></draw:path><draw:path draw:style-name="gr1278" draw:text-style-name="P85" svg:width="0.0823in" svg:height="0.0673in" svg:x="0.0004in" svg:y="0in" svg:viewBox="0 0 210 172" svg:d="M23 146c-1 5-3 14-3 16 0 7 5 10 11 10 4 0 11-2 14-10 0-1 5-20 8-28 2-11 5-23 8-34 2-8 5-17 6-25 2-7 6-18 6-20 5-11 26-46 62-46 18 0 21 14 21 26 0 24-18 74-25 89-3 9-3 13-3 17 0 18 13 31 32 31 36 0 50-55 50-57 0-4-4-4-5-4-4 0-4 1-6 6-8 25-21 47-39 47-7 0-9-4-9-13 0-10 3-18 6-27 8-19 25-62 25-83 0-26-18-41-46-41-34 0-53 24-60 33-1-21-18-33-35-33-18 0-26 15-29 22-6 13-12 35-12 37 0 3 3 2 4 3 5 0 5 0 7-8 7-28 14-45 29-45 7 0 12 4 12 17 0 8-1 12-7 32-8 30-14 59-22 88z"><text:p/></draw:path><draw:path draw:style-name="gr1278" draw:text-style-name="P85" svg:width="0.0382in" svg:height="0.0697in" svg:x="0.0992in" svg:y="0.0189in" svg:viewBox="0 0 98 178" svg:d="M61 8c0-7 0-8-8-8-18 18-42 18-53 18 0 3 0 6 0 9 6 0 24 0 39-7 0 45 0 91 0 136 0 8 0 12-27 12-3 0-8 0-11 0 0 3 0 6 0 10 6 0 39-2 49-2 8 0 42 2 48 2 0-4 0-7 0-10-3 0-7 0-10 0-27 0-27-4-27-12 0-50 0-99 0-148z"><text:p/></draw:path><draw:path draw:style-name="gr1278" draw:text-style-name="P85" svg:width="0.0173in" svg:height="0.0449in" svg:x="0.1689in" svg:y="0.0504in" svg:viewBox="0 0 45 115" svg:d="M45 41c0-26-10-41-25-41-12 0-20 10-20 21 0 10 8 21 20 21 4 0 10-3 13-6 2-1 1-1 2-1s1 0 1 6c0 28-13 51-26 64-4 4-4 5-4 6 0 3 2 4 4 4 4 0 35-30 35-74z"><text:p/></draw:path><draw:path draw:style-name="gr1278" draw:text-style-name="P85" svg:width="0.0819in" svg:height="0.0673in" svg:x="0.228in" svg:y="0in" svg:viewBox="0 0 209 172" svg:d="M22 146c-1 5-3 14-3 16 0 7 5 10 11 10 5 0 12-2 14-10 1-1 6-20 8-28 3-11 5-23 9-34 2-8 4-17 6-25 1-7 5-18 5-20 6-11 26-46 63-46 17 0 20 14 20 26 0 24-19 74-24 89-3 9-4 13-4 17 0 18 13 31 31 31 37 0 51-55 51-57 0-4-3-4-4-4-5 0-5 1-7 6-8 25-20 47-38 47-7 0-10-4-10-13 0-10 3-18 7-27 7-19 23-62 23-83 0-26-16-41-44-41-35 0-53 24-60 33-2-21-19-33-36-33-19 0-25 15-29 22-5 13-11 35-11 37 0 3 3 3 4 3 4 0 5 0 7-8 7-28 14-45 28-45 7 0 12 4 12 17 0 8-1 12-6 32-8 30-15 59-23 88z"><text:p/></draw:path><draw:path draw:style-name="gr1278" draw:text-style-name="P85" svg:width="0.0465in" svg:height="0.0697in" svg:x="0.3209in" svg:y="0.0189in" svg:viewBox="0 0 119 178" svg:d="M119 128c-3 0-6 0-9 0-1 7-3 22-7 25-2 2-23 2-27 2-17 0-33 0-50 0 29-26 38-32 54-44 20-16 39-33 39-58 0-32-29-53-63-53s-56 24-56 48c0 14 11 16 14 16 7 0 15-5 15-15 0-4-3-14-17-14 9-19 28-25 40-25 27 0 42 21 42 43 0 23-18 41-27 51-22 21-43 42-65 63-2 3-2 3-2 11 37 0 74 0 111 0 2-17 6-33 8-50z"><text:p/></draw:path><draw:path draw:style-name="gr1278" draw:text-style-name="P85" svg:width="0.0173in" svg:height="0.0449in" svg:x="0.3953in" svg:y="0.0504in" svg:viewBox="0 0 45 115" svg:d="M45 41c0-26-10-41-24-41-13 0-21 10-21 21 0 10 8 21 21 21 4 0 9-3 13-6 1-1 1-1 2-1 0 2 0 0 0 6 0 28-13 51-26 64-3 4-3 5-3 6 0 3 1 4 3 4 4 0 35-30 35-74z"><text:p/></draw:path><draw:path draw:style-name="gr1278" draw:text-style-name="P85" svg:width="0.0819in" svg:height="0.0673in" svg:x="0.4543in" svg:y="0in" svg:viewBox="0 0 209 172" svg:d="M23 146c-1 5-3 14-3 16 0 7 5 10 11 10 4 0 11-2 14-10 0-1 5-20 7-28 3-11 5-23 9-34 2-8 4-17 6-25 2-7 5-18 6-20 5-11 26-46 62-46 18 0 21 14 21 26 0 24-18 74-25 89-3 9-3 13-3 17 0 18 13 31 30 31 37 0 51-55 51-57 0-4-3-4-4-4-4 0-4 1-6 6-8 25-21 47-39 47-7 0-9-4-9-13 0-10 3-18 6-27 8-19 23-62 23-83 0-26-16-41-44-41-35 0-53 24-60 33-2-21-18-33-35-33-18 0-26 15-29 22-6 13-12 35-12 37 0 3 3 2 4 3 5 0 5 0 7-8 7-28 14-45 29-45 7 0 12 4 12 17 0 8-1 12-7 32-8 30-14 59-22 88z"><text:p/></draw:path><draw:path draw:style-name="gr1278" draw:text-style-name="P85" svg:width="0.0484in" svg:height="0.0717in" svg:x="0.5472in" svg:y="0.0189in" svg:viewBox="0 0 124 183" svg:d="M59 89c21 0 37 14 37 43 0 32-20 42-35 42-11 0-36-3-47-18 14-1 16-10 16-16 0-8-7-14-15-14-7 0-15 4-15 15 0 26 28 42 61 42 37 0 63-25 63-51 0-20-17-42-47-48 29-9 39-30 39-47 0-21-25-37-54-37-31 0-53 15-53 36 0 10 5 14 13 14 9 0 14-5 14-13 0-7-5-13-14-14 10-12 29-14 39-14 12 0 29 5 29 28 0 12-4 24-11 32-9 11-16 11-31 12-6 0-6 0-7 1-1 0-4 0-4 3 0 4 3 4 7 4 6 0 10 0 15 0z"><text:p/></draw:path></draw:g></text:span><text:span text:style-name="T37"><text:s/>עבורם: </text:span></text:p>
      <text:p text:style-name="P11"><draw:g text:anchor-type="as-char" svg:y="-0.1138in" draw:z-index="255" draw:name="Shape264" draw:style-name="gr1276"><svg:title>TexMaths</svg:title><svg:desc>11§inline§\forall m \ge n_1. f(n) = f'(n) \land \forall m \ge n_2. g(n) = g'(n) \land \forall m \ge n_3. g(n) = f(n) §svg§600§FALSE§</svg:desc><draw:path draw:style-name="gr1277" draw:text-style-name="P84" svg:width="4.6354in" svg:height="0.1362in" svg:x="0.0083in" svg:y="0.0079in" svg:viewBox="0 0 11775 347" svg:d="M5887 347c-1962 0-3925 0-5887 0 0-116 0-231 0-347 3925 0 7850 0 11775 0 0 116 0 231 0 347-1963 0-3925 0-5888 0z"><text:p/></draw:path><draw:path draw:style-name="gr1278" draw:text-style-name="P85" svg:width="0.0846in" svg:height="0.1079in" svg:x="0.0004in" svg:y="0.0091in" svg:viewBox="0 0 216 275" svg:d="M213 15c3-4 3-5 3-7 0-4-4-8-8-8-6 0-8 4-9 9-11 28-22 56-33 85-38 0-78 0-116 0-11-29-22-57-33-85-2-6-4-9-9-9-4 0-8 4-8 8 0 1 0 2 2 7 32 84 65 168 97 251 2 6 3 9 9 9 5 0 6-4 9-8 32-83 65-168 96-252zM55 109c35 0 70 0 106 0-18 45-36 91-53 136-18-45-35-91-53-136z"><text:p/></draw:path><draw:path draw:style-name="gr1278" draw:text-style-name="P85" svg:width="0.124in" svg:height="0.0681in" svg:x="0.0898in" svg:y="0.0484in" svg:viewBox="0 0 316 174" svg:d="M22 147c-1 6-3 15-3 17 0 7 5 10 11 10 5 0 12-3 14-11 1 0 6-19 8-29 3-12 5-23 9-34 2-9 4-17 6-26 1-7 5-18 5-19 6-12 26-47 63-47 17 0 21 14 21 27 0 9-3 20-6 32-4 14-7 29-10 44-4 10-6 20-9 30-1 8-4 21-4 23 0 7 5 10 11 10 12 0 14-10 17-22 6-21 20-78 23-93 1-5 22-51 64-51 17 0 21 13 21 27 0 22-17 66-24 86-4 10-5 13-5 21 0 19 14 32 31 32 36 0 51-56 51-60 0-3-4-3-5-3-3 0-3 1-5 7-6 21-19 47-40 47-6 0-9-3-9-12 0-10 4-19 7-28 8-19 23-62 23-84 0-26-15-41-44-41-28 0-48 17-63 36-1-4-2-17-12-26s-22-10-32-10c-35 0-53 24-60 33-2-22-19-33-35-33-19 0-26 14-29 21-8 14-12 36-12 37 0 5 3 5 4 5 4 0 5 0 7-9 7-28 14-46 29-46 5 0 11 3 11 17 0 9-1 14-6 33-8 30-15 60-23 89z"><text:p/></draw:path><draw:path draw:style-name="gr1278" draw:text-style-name="P85" svg:width="0.0929in" svg:height="0.1161in" svg:x="0.2736in" svg:y="0.0193in" svg:viewBox="0 0 237 296" svg:d="M229 120c4-2 8-6 8-9s-3-5-8-9c-72-33-142-67-214-100-5-2-6-2-7-2-5 0-8 3-8 8 0 4 3 6 7 7 68 32 135 64 203 96-67 31-135 63-202 95-8 2-8 5-8 7 0 5 3 8 8 8 1 0 2 0 6-2 72-33 143-66 215-99zM222 296c7 0 15 0 15-8 0-7-9-7-15-7-69 0-139 0-209 0-5 0-13 0-13 7 0 8 7 8 13 8 70 0 140 0 209 0z"><text:p/></draw:path><draw:path draw:style-name="gr1278" draw:text-style-name="P85" svg:width="0.0819in" svg:height="0.0681in" svg:x="0.426in" svg:y="0.0484in" svg:viewBox="0 0 209 174" svg:d="M23 147c-2 6-4 15-4 17 0 7 5 10 12 10 4 0 11-3 14-11 2-10 5-19 7-29 3-12 5-23 9-34 2-9 4-17 6-26 1-7 5-18 6-19 5-12 25-47 62-47 18 0 21 14 21 27 0 23-18 73-25 89-3 9-4 15-4 18 0 19 14 32 31 32 37 0 51-56 51-60 0-3-3-3-4-3-4 0-4 1-6 7-8 26-21 47-39 47-7 0-9-3-9-12 0-10 3-19 6-28 8-20 23-62 23-84 0-26-16-41-44-41-35 0-53 24-60 33-2-22-18-33-35-33-18 0-26 14-30 21-5 13-11 36-11 37 0 5 3 5 4 5 5 0 5 0 7-9 7-28 14-46 29-46 7 0 12 5 12 17 0 9-2 14-7 33-8 30-14 60-22 89z"><text:p/></draw:path><draw:path draw:style-name="gr1278" draw:text-style-name="P85" svg:width="0.0386in" svg:height="0.0701in" svg:x="0.5244in" svg:y="0.0665in" svg:viewBox="0 0 99 179" svg:d="M62 8c0-8-1-8-8-8-18 17-43 18-54 18 0 3 0 6 0 10 7 0 24 0 40-8 0 46 0 91 0 137 0 9 0 12-28 12-3 0-6 0-10 0 0 4 0 7 0 10 6 0 39-1 49-1 7 0 41 1 48 1 0-3 0-6 0-10-3 0-7 0-10 0-27 0-27-3-27-12 0-50 0-100 0-149z"><text:p/></draw:path><draw:path draw:style-name="gr1278" draw:text-style-name="P85" svg:width="0.0161in" svg:height="0.0157in" svg:x="0.5941in" svg:y="0.0984in" svg:viewBox="0 0 42 41" svg:d="M42 21c0-11-10-21-21-21s-21 10-21 21 10 20 21 20 21-9 21-20z"><text:p/></draw:path><draw:path draw:style-name="gr1278" draw:text-style-name="P85" svg:width="0.076in" svg:height="0.1374in" svg:x="0.6315in" svg:y="0.0079in" svg:viewBox="0 0 194 350" svg:d="M122 118c11 0 22 0 33 0 8 0 12 0 12-8 0-4-4-4-11-4-11 0-21 0-32 0 3-16 6-30 8-44 2-8 8-36 10-40 3-8 10-13 18-13 2 0 12 0 18 6-16 3-21 16-21 21 0 9 8 15 15 15 11 0 22-9 22-23 0-19-18-28-34-28-14 0-38 8-49 45-3 9-4 12-13 61-9 0-18 0-26 0s-13 0-13 7c0 5 4 5 11 5 9 0 17 0 26 0-10 50-19 101-29 152-6 36-13 71-34 71-1 0-11 0-19-6 19-2 22-16 22-21 0-9-7-14-14-14-10 0-22 9-22 24 0 17 18 26 33 26 22 0 37-23 44-37 12-25 21-71 22-74 8-40 15-81 23-121z"><text:p/></draw:path><draw:path draw:style-name="gr1278" draw:text-style-name="P85" svg:width="0.035in" svg:height="0.1508in" svg:x="0.7295in" svg:y="0.002in" svg:viewBox="0 0 90 384" svg:d="M90 380c0-1 0-1-6-8-49-50-61-122-61-179 0-68 14-135 62-183 5-4 5-6 5-7 0-2-1-3-3-3-4 0-40 25-62 75-19 42-25 85-25 118 0 28 4 74 26 118 24 48 57 73 61 73 2 0 3-1 3-4z"><text:p/></draw:path><draw:path draw:style-name="gr1278" draw:text-style-name="P85" svg:width="0.0819in" svg:height="0.0681in" svg:x="0.7783in" svg:y="0.0484in" svg:viewBox="0 0 209 174" svg:d="M22 147c-1 6-3 15-3 17 0 7 5 10 11 10 5 0 12-3 14-11 1 0 6-19 8-29 3-12 5-23 9-34 2-9 4-17 6-26 1-7 5-18 5-19 6-12 26-47 63-47 17 0 21 14 21 27 0 23-20 73-25 89-3 9-4 15-4 18 0 19 13 32 31 32 37 0 51-56 51-60 0-3-3-3-4-3-5 0-5 1-6 7-8 26-21 47-39 47-7 0-10-3-10-12 0-10 3-19 7-28 7-20 23-62 23-84 0-26-16-41-44-41-35 0-53 24-60 33-2-22-19-33-36-33-19 0-25 14-29 21-7 13-11 36-11 37 0 5 3 5 4 5 4 0 5 0 7-9 7-28 14-46 28-46 7 0 12 5 12 17 0 9-1 14-6 33-8 30-15 60-23 89z"><text:p/></draw:path><draw:path draw:style-name="gr1278" draw:text-style-name="P85" svg:width="0.035in" svg:height="0.1508in" svg:x="0.8736in" svg:y="0.002in" svg:viewBox="0 0 90 384" svg:d="M90 193c0-31-4-77-25-121-23-48-57-72-61-72-2 0-4 1-4 3 0 1 0 3 8 9 37 39 59 100 59 181 0 65-14 132-61 180-6 6-6 6-6 7 0 2 2 4 4 4 4 0 39-26 62-75 20-43 24-86 24-116z"><text:p/></draw:path><draw:path draw:style-name="gr1278" draw:text-style-name="P85" svg:width="0.1008in" svg:height="0.035in" svg:x="0.9748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76in" svg:height="0.1374in" svg:x="1.135in" svg:y="0.0079in" svg:viewBox="0 0 194 350" svg:d="M122 118c11 0 22 0 33 0 8 0 11 0 11-8 0-4-3-4-10-4-11 0-21 0-32 0 3-16 6-30 8-44 1-8 7-36 9-40 4-8 11-13 19-13 1 0 12 0 18 6-16 3-21 16-21 21 0 9 8 15 15 15 10 0 22-9 22-23 0-19-19-28-34-28-14 0-38 8-50 45-2 9-3 12-12 61-9 0-19 0-28 0-6 0-11 0-11 7 0 5 4 5 11 5 9 0 17 0 26 0-10 50-19 101-29 152-8 36-14 71-34 71-1 0-11 0-19-6 18-2 22-16 22-21 0-9-7-14-14-14-11 0-22 9-22 24 0 17 18 26 33 26 21 0 36-23 44-37 12-25 21-71 21-74 8-40 16-81 24-121z"><text:p/></draw:path><draw:path draw:style-name="gr1278" draw:text-style-name="P85" svg:width="0.0264in" svg:height="0.0547in" svg:x="1.2232in" svg:y="0in" svg:viewBox="0 0 68 140" svg:d="M66 24c2-5 2-7 2-9 0-8-7-15-16-15-10 0-13 9-15 13-12 39-24 77-36 117 0 1-1 2-1 4 0 4 9 6 11 6s2 0 4-5c17-37 35-73 51-111z"><text:p/></draw:path><draw:path draw:style-name="gr1278" draw:text-style-name="P85" svg:width="0.0346in" svg:height="0.1508in" svg:x="1.276in" svg:y="0.002in" svg:viewBox="0 0 89 384" svg:d="M89 380c0-1 0-1-6-8-49-50-61-122-61-179 0-68 15-135 63-183 4-4 4-6 4-7 0-2-1-3-3-3-5 0-39 25-62 75-20 42-24 85-24 118 0 28 4 74 25 118 23 48 56 73 61 73 2 0 3-1 3-4z"><text:p/></draw:path><draw:path draw:style-name="gr1278" draw:text-style-name="P85" svg:width="0.0819in" svg:height="0.0681in" svg:x="1.3244in" svg:y="0.0484in" svg:viewBox="0 0 209 174" svg:d="M23 147c-1 6-4 15-4 17 0 7 5 10 12 10 4 0 11-3 14-11 2-10 5-19 7-29 3-12 5-23 9-34 2-9 4-17 6-26 1-7 5-18 6-19 5-12 26-47 62-47 18 0 21 14 21 27 0 23-18 73-25 89-3 9-3 15-3 18 0 19 13 32 30 32 37 0 51-56 51-60 0-3-3-3-4-3-4 0-4 1-6 7-8 26-21 47-39 47-7 0-9-3-9-12 0-10 3-19 6-28 8-20 23-62 23-84 0-26-16-41-44-41-35 0-53 24-60 33-2-22-18-33-35-33-18 0-26 14-30 21-5 13-11 36-11 37 0 5 3 5 4 5 5 0 5 0 7-9 7-28 14-46 29-46 7 0 12 5 12 17 0 9-1 14-7 33-8 30-14 60-22 89z"><text:p/></draw:path><draw:path draw:style-name="gr1278" draw:text-style-name="P85" svg:width="0.0346in" svg:height="0.1508in" svg:x="1.4201in" svg:y="0.002in" svg:viewBox="0 0 89 384" svg:d="M89 193c0-31-4-77-25-121-23-48-56-72-61-72-2 0-3 1-3 3 0 1 0 3 7 9 38 39 60 100 60 181 0 65-14 132-63 180-4 6-4 6-4 7 0 2 1 4 3 4 5 0 39-26 62-75 20-43 24-86 24-116z"><text:p/></draw:path><draw:path draw:style-name="gr1278" draw:text-style-name="P85" svg:width="0.0843in" svg:height="0.0933in" svg:x="1.5126in" svg:y="0.0236in" svg:viewBox="0 0 215 238" svg:d="M117 8c-4-7-6-8-10-8-5 0-6 2-8 8-32 71-65 143-97 214-2 6-2 6-2 8 0 4 3 8 8 8 2 0 5-1 9-8 29-67 60-135 90-204 31 69 60 137 91 204 3 8 8 8 9 8 4 0 8-4 8-8 0-1 0-1-3-7-32-71-63-144-95-215z"><text:p/></draw:path><draw:path draw:style-name="gr1278" draw:text-style-name="P85" svg:width="0.0843in" svg:height="0.1079in" svg:x="1.6398in" svg:y="0.0091in" svg:viewBox="0 0 215 275" svg:d="M212 15c3-4 3-5 3-7 0-4-4-8-8-8-5 0-8 4-9 9-11 28-21 56-32 85-39 0-78 0-118 0-11-29-20-57-31-85-3-6-5-9-9-9-5 0-8 4-8 8 0 1 0 2 2 7 32 84 64 168 96 251 2 6 4 9 9 9s7-4 9-8c31-83 64-168 96-252zM55 109c35 0 69 0 105 0-18 45-36 91-53 136-18-45-34-91-52-136z"><text:p/></draw:path><draw:path draw:style-name="gr1278" draw:text-style-name="P85" svg:width="0.1244in" svg:height="0.0681in" svg:x="1.7283in" svg:y="0.0484in" svg:viewBox="0 0 317 174" svg:d="M23 147c-1 6-3 15-3 17 0 7 5 10 11 10 4 0 12-3 14-11 2-10 6-19 8-29 2-12 5-23 8-34 3-9 5-17 6-26 2-7 6-18 6-19 5-12 26-47 62-47 18 0 21 14 21 27 0 9-2 20-5 32-4 14-8 29-11 44-2 10-6 20-8 30-1 8-5 21-5 23 0 7 5 10 12 10 12 0 14-10 16-22 6-21 20-78 24-93 1-5 21-51 64-51 17 0 21 13 21 27 0 22-16 66-24 86-3 10-6 13-6 21 0 19 14 32 32 32 37 0 51-56 51-60 0-3-3-3-5-3-4 0-4 1-5 7-7 21-19 47-40 47-6 0-10-3-10-12 0-10 4-19 8-28 7-19 23-62 23-84 0-26-15-41-44-41s-49 17-64 36c0-4-1-17-12-26-10-9-22-10-32-10-34 0-53 24-60 33-1-22-18-33-35-33-18 0-26 14-29 21-6 14-12 36-12 37 0 5 3 4 4 5 5 0 5 0 7-9 7-28 14-46 29-46 6 0 12 3 12 17 0 9-1 14-7 33-8 30-14 60-22 89z"><text:p/></draw:path><draw:path draw:style-name="gr1278" draw:text-style-name="P85" svg:width="0.0929in" svg:height="0.1161in" svg:x="1.9126in" svg:y="0.0193in" svg:viewBox="0 0 237 296" svg:d="M229 120c5-2 8-6 8-9s-2-5-8-9c-72-33-142-67-214-100-4-2-6-2-7-2-5 0-8 3-8 8 0 4 3 6 8 7 68 32 135 64 203 96-67 31-135 63-202 95-8 2-9 5-9 7 0 5 4 8 8 8 1 0 2 0 7-2 72-33 142-66 214-99zM223 296c7 0 14 0 14-8 0-7-8-7-15-7-69 0-138 0-208 0-5 0-14 0-14 7 0 8 8 8 14 8 70 0 140 0 209 0z"><text:p/></draw:path><draw:path draw:style-name="gr1278" draw:text-style-name="P85" svg:width="0.0823in" svg:height="0.0681in" svg:x="2.065in" svg:y="0.0484in" svg:viewBox="0 0 210 174" svg:d="M23 147c-1 6-3 15-3 17 0 7 5 10 11 10 4 0 12-3 14-11 2-10 6-19 8-29 3-12 5-23 9-34 2-9 4-17 6-26 1-7 5-18 5-19 5-12 26-47 62-47 18 0 21 14 21 27 0 23-18 73-25 89-3 9-3 15-3 18 0 19 13 32 32 32 36 0 50-56 50-60 0-3-3-3-4-3-5 0-5 1-7 7-8 26-20 47-39 47-6 0-9-3-9-12 0-10 3-19 6-28 8-20 25-62 25-84 0-26-17-41-46-41-34 0-52 24-59 33-2-22-19-33-36-33-18 0-26 14-29 21-6 13-12 36-12 37 0 5 4 5 6 5 3 0 3 0 6-9 7-28 14-46 28-46 7 0 12 5 12 17 0 9-1 14-7 33-8 30-14 60-22 89z"><text:p/></draw:path><draw:path draw:style-name="gr1278" draw:text-style-name="P85" svg:width="0.0465in" svg:height="0.0701in" svg:x="2.1591in" svg:y="0.0665in" svg:viewBox="0 0 119 179" svg:d="M119 130c-3 0-6 0-9 0-1 6-3 22-7 24-2 2-23 2-27 2-17 0-33 0-50 0 29-25 38-33 54-45 20-16 39-33 39-58 0-33-29-53-63-53s-56 23-56 48c0 14 11 16 14 16 7 0 15-6 15-14 0-6-3-15-17-15 9-20 28-25 40-25 27 0 40 21 40 43 0 23-16 42-25 52-22 20-43 41-65 63-2 3-2 4-2 11 37 0 74 0 111 0 2-16 6-33 8-49z"><text:p/></draw:path><draw:path draw:style-name="gr1278" draw:text-style-name="P85" svg:width="0.0157in" svg:height="0.0157in" svg:x="2.2335in" svg:y="0.0984in" svg:viewBox="0 0 41 41" svg:d="M41 21c0-11-9-21-20-21-12 0-21 10-21 21s9 20 21 20c11 0 20-9 20-20z"><text:p/></draw:path><draw:path draw:style-name="gr1278" draw:text-style-name="P85" svg:width="0.0693in" svg:height="0.0972in" svg:x="2.265in" svg:y="0.0484in" svg:viewBox="0 0 177 248" svg:d="M176 24c0-2 1-4 1-6 0-7-4-10-11-10-4 0-14 2-16 16-7-14-20-24-36-24-44 0-92 54-92 109 0 38 23 60 52 60 23 0 40-17 45-22-8 35-13 51-13 52-1 3-15 40-55 40-8 0-21 0-31-3 11-4 15-14 15-20 0-7-4-14-14-14-9 0-21 7-21 23 0 15 14 23 51 23 48 0 77-30 82-52 14-57 29-115 43-172zM125 120c-2 11-11 20-19 27s-20 15-31 15c-20 0-25-21-25-37 0-17 11-63 22-83 9-19 26-34 42-34 26 0 31 31 31 33 0 1-1 4-1 6-6 25-12 49-19 73z"><text:p/></draw:path><draw:path draw:style-name="gr1278" draw:text-style-name="P85" svg:width="0.035in" svg:height="0.1508in" svg:x="2.3551in" svg:y="0.002in" svg:viewBox="0 0 90 384" svg:d="M90 380c0-1 0-1-6-8-49-50-61-122-61-179 0-68 14-135 62-183 5-4 5-6 5-7 0-2-1-3-4-3s-39 25-61 75c-19 42-25 85-25 118 0 28 4 74 26 118 24 48 57 73 60 73s4-1 4-4z"><text:p/></draw:path><draw:path draw:style-name="gr1278" draw:text-style-name="P85" svg:width="0.0823in" svg:height="0.0681in" svg:x="2.4035in" svg:y="0.0484in" svg:viewBox="0 0 210 174" svg:d="M23 147c-1 6-3 15-3 17 0 7 5 10 11 10 4 0 12-3 14-11 1 0 6-19 8-29 3-12 5-23 9-34 2-9 4-17 6-26 1-7 5-18 5-19 5-12 26-47 62-47 18 0 21 14 21 27 0 23-18 73-24 89-4 9-4 15-4 18 0 19 13 32 32 32 36 0 50-56 50-60 0-3-3-3-4-3-5 0-5 1-7 7-8 26-20 47-38 47-7 0-10-3-10-12 0-10 3-19 7-28 7-20 24-62 24-84 0-26-17-41-44-41-36 0-54 24-61 33-2-22-19-33-36-33-19 0-24 14-29 21-6 13-12 36-12 37 0 5 4 5 6 5 3 0 4 0 6-9 7-28 14-46 28-46 7 0 12 5 12 17 0 9-1 14-6 33-7 30-15 60-23 89z"><text:p/></draw:path><draw:path draw:style-name="gr1278" draw:text-style-name="P85" svg:width="0.035in" svg:height="0.1508in" svg:x="2.4992in" svg:y="0.002in" svg:viewBox="0 0 90 384" svg:d="M90 193c0-31-4-77-25-121-23-48-57-72-61-72-2 0-4 1-4 3 0 1 0 3 8 9 37 39 59 100 59 181 0 65-14 132-61 180-6 6-6 6-6 7 0 2 2 4 4 4 4 0 39-26 62-75 20-43 24-86 24-116z"><text:p/></draw:path><draw:path draw:style-name="gr1278" draw:text-style-name="P85" svg:width="0.1008in" svg:height="0.035in" svg:x="2.6008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93in" svg:height="0.0972in" svg:x="2.7551in" svg:y="0.0484in" svg:viewBox="0 0 177 248" svg:d="M176 24c0-2 1-4 1-6 0-7-4-10-11-10-4 0-14 2-16 16-7-14-20-24-36-24-44 0-92 54-92 109 0 38 24 60 52 60 23 0 40-17 45-22-8 35-13 51-13 52-1 3-15 40-55 40-8 0-21 0-31-3 11-4 15-14 15-20 0-7-4-14-14-14-9 0-21 7-21 23 0 15 14 23 51 23 48 0 77-30 82-52 14-57 29-115 43-172zM125 120c-2 11-11 20-19 27s-20 15-31 15c-20 0-25-21-25-37 0-17 11-63 22-83 9-19 26-34 42-34 26 0 31 31 31 33 0 1 0 4-1 6-6 25-12 49-19 73z"><text:p/></draw:path><draw:path draw:style-name="gr1278" draw:text-style-name="P85" svg:width="0.0264in" svg:height="0.0547in" svg:x="2.8358in" svg:y="0in" svg:viewBox="0 0 68 140" svg:d="M66 24c2-5 2-7 2-9 0-8-7-15-15-15-11 0-14 9-16 13-12 39-23 77-35 117-1 0-1 2-2 4 0 4 9 6 11 6s2 0 4-5c17-37 35-73 51-111z"><text:p/></draw:path><draw:path draw:style-name="gr1278" draw:text-style-name="P85" svg:width="0.035in" svg:height="0.1508in" svg:x="2.8886in" svg:y="0.002in" svg:viewBox="0 0 90 384" svg:d="M90 380c0-1 0-1-6-8-49-50-62-122-62-179 0-68 15-135 63-183 5-4 5-6 5-7 0-2-2-3-4-3-3 0-39 25-62 75-20 42-24 85-24 118 0 28 4 74 25 118 23 48 58 73 61 73 2 0 4-1 4-4z"><text:p/></draw:path><draw:path draw:style-name="gr1278" draw:text-style-name="P85" svg:width="0.0823in" svg:height="0.0681in" svg:x="2.937in" svg:y="0.0484in" svg:viewBox="0 0 210 174" svg:d="M23 147c-1 6-3 15-3 17 0 7 5 10 11 10 4 0 11-3 14-11 2-10 5-19 8-29 2-12 5-23 8-34 2-9 5-17 6-26 2-7 6-18 6-19 5-12 26-47 62-47 18 0 21 14 21 27 0 23-18 73-25 89-3 9-3 15-3 18 0 19 13 32 32 32 36 0 50-56 50-60 0-3-4-3-5-3-4 0-4 1-6 7-8 26-20 47-39 47-7 0-9-3-9-12 0-10 3-19 6-28 8-20 25-62 25-84 0-26-17-41-46-41-34 0-53 24-60 33-1-22-18-33-35-33-18 0-26 14-29 21-6 13-12 36-12 37 0 5 3 4 4 5 5 0 5 0 7-9 7-28 14-46 29-46 7 0 12 5 12 17 0 9-1 14-7 33-8 30-14 60-22 89z"><text:p/></draw:path><draw:path draw:style-name="gr1278" draw:text-style-name="P85" svg:width="0.0346in" svg:height="0.1508in" svg:x="3.0331in" svg:y="0.002in" svg:viewBox="0 0 89 384" svg:d="M89 193c0-31-3-77-25-121-23-48-56-72-61-72-2 0-3 1-3 3 0 1 0 3 8 9 37 39 59 100 59 181 0 65-14 132-63 180-4 6-4 6-4 7 0 2 1 4 3 4 5 0 40-26 62-75 20-43 24-86 24-116z"><text:p/></draw:path><draw:path draw:style-name="gr1278" draw:text-style-name="P85" svg:width="0.0843in" svg:height="0.0933in" svg:x="3.1256in" svg:y="0.0236in" svg:viewBox="0 0 215 238" svg:d="M117 8c-4-7-6-8-9-8-6 0-7 2-9 8-32 71-65 143-97 214-2 6-2 6-2 8 0 4 3 8 8 8 2 0 5-1 9-8 30-67 60-135 91-204 30 69 60 137 90 204 3 8 8 8 9 8 4 0 8-4 8-8 0-1 0-1-3-7-32-71-63-144-95-215z"><text:p/></draw:path><draw:path draw:style-name="gr1278" draw:text-style-name="P85" svg:width="0.0843in" svg:height="0.1079in" svg:x="3.2524in" svg:y="0.0091in" svg:viewBox="0 0 215 275" svg:d="M213 15c2-4 2-5 2-7 0-4-3-8-8-8s-7 4-9 9c-11 28-21 56-32 85-39 0-78 0-118 0-11-29-20-57-31-85-3-6-4-9-9-9-4 0-8 4-8 8 0 1 0 2 2 7 32 84 65 168 97 251 1 6 3 9 9 9 5 0 6-4 8-8 33-83 64-168 97-252zM55 109c35 0 70 0 106 0-18 45-36 91-53 136-18-45-35-91-53-136z"><text:p/></draw:path><draw:path draw:style-name="gr1278" draw:text-style-name="P85" svg:width="0.1244in" svg:height="0.0681in" svg:x="3.3413in" svg:y="0.0484in" svg:viewBox="0 0 317 174" svg:d="M23 147c-1 6-3 15-3 17 0 7 5 10 11 10 4 0 12-3 14-11 1 0 6-19 8-29 3-12 5-23 9-34 2-9 4-17 6-26 1-7 5-18 5-19 5-12 26-47 62-47 18 0 21 14 21 27 0 9-2 20-5 32-4 14-8 29-11 44-2 10-6 20-8 30-1 8-4 21-4 23 0 7 5 10 11 10 12 0 14-10 17-22 6-21 20-78 23-93 1-5 22-51 64-51 17 0 21 13 21 27 0 22-16 66-24 86-3 10-6 13-6 21 0 19 15 32 32 32 37 0 51-56 51-60 0-3-3-3-5-3-3 0-3 1-5 7-6 21-19 47-40 47-6 0-8-3-8-12 0-10 3-19 6-28 8-19 23-62 23-84 0-26-15-41-44-41-28 0-48 17-62 36-2-4-3-17-14-26-8-9-22-10-30-10-36 0-54 24-61 33-2-22-19-33-36-33-18 0-24 14-29 21-6 14-12 36-12 37 0 5 4 5 6 5 3 0 4 0 6-9 7-28 14-46 28-46 6 0 12 3 12 17 0 9-1 14-6 33-7 30-15 60-23 89z"><text:p/></draw:path><draw:path draw:style-name="gr1278" draw:text-style-name="P85" svg:width="0.0921in" svg:height="0.1161in" svg:x="3.5256in" svg:y="0.0193in" svg:viewBox="0 0 235 296" svg:d="M228 120c5-2 7-6 7-9s-1-5-7-9c-71-33-142-67-213-100-5-2-5-1-7-2-6 0-8 3-8 8 0 4 2 6 7 7 68 32 135 64 203 96-67 31-135 63-202 95-8 2-8 5-8 7 0 5 3 8 8 8 1 0 1 0 6-2 72-33 142-66 214-99zM222 296c7 0 13 0 13-8 0-7-7-7-13-7-69 0-139 0-209 0-5 0-13 0-13 7 0 8 7 8 13 8 70 0 140 0 209 0z"><text:p/></draw:path><draw:path draw:style-name="gr1278" draw:text-style-name="P85" svg:width="0.0819in" svg:height="0.0681in" svg:x="3.6783in" svg:y="0.0484in" svg:viewBox="0 0 209 174" svg:d="M22 147c-1 6-3 15-3 17 0 7 5 10 11 10 5 0 12-3 14-11 1 0 6-19 8-29 3-12 5-23 9-34 2-9 4-17 6-26 1-7 5-18 5-19 6-12 26-47 63-47 17 0 21 14 21 27 0 23-20 73-25 89-3 9-4 15-4 18 0 19 14 32 31 32 37 0 51-56 51-60 0-3-3-3-4-3-5 0-5 1-6 7-8 26-21 47-39 47-7 0-10-3-10-12 0-10 3-19 7-28 7-20 23-62 23-84 0-26-16-41-44-41-35 0-53 24-60 33-2-22-18-33-35-33-19 0-26 14-30 21-5 13-11 36-11 37 0 5 3 5 4 5 4 0 5 0 7-9 7-28 14-46 28-46 7 0 12 5 12 17 0 9-1 14-6 33-8 30-15 60-23 89z"><text:p/></draw:path><draw:path draw:style-name="gr1278" draw:text-style-name="P85" svg:width="0.0484in" svg:height="0.0724in" svg:x="3.7709in" svg:y="0.0665in" svg:viewBox="0 0 124 185" svg:d="M59 89c21 0 36 14 36 43 0 34-19 44-36 44-9 0-34-3-45-19 12-1 16-10 16-15 0-9-7-15-16-15-6 0-14 5-14 16 0 25 28 42 61 42 37 0 63-25 63-53 0-21-17-42-47-47 29-11 39-31 39-48 0-20-26-37-55-37-31 0-53 14-53 36 0 9 6 15 14 15 9 0 14-7 14-15 0-7-5-13-14-13 10-12 29-15 39-15 12 0 28 6 28 29 0 11-3 24-11 32-9 10-16 11-30 12-6 0-6 0-8 0-1 2-3 2-3 5s3 3 7 3c6 0 10 0 15 0z"><text:p/></draw:path><draw:path draw:style-name="gr1278" draw:text-style-name="P85" svg:width="0.0157in" svg:height="0.0157in" svg:x="3.8461in" svg:y="0.0984in" svg:viewBox="0 0 41 41" svg:d="M41 21c0-11-9-21-20-21s-21 10-21 21 10 20 21 20 20-9 20-20z"><text:p/></draw:path><draw:path draw:style-name="gr1278" draw:text-style-name="P85" svg:width="0.0693in" svg:height="0.0972in" svg:x="3.878in" svg:y="0.0484in" svg:viewBox="0 0 177 248" svg:d="M176 24c1-2 1-4 1-6 0-7-4-10-11-10-3 0-14 2-15 16-8-14-21-24-37-24-44 0-92 54-92 109 0 38 24 60 52 60 23 0 40-17 45-22-8 35-12 51-12 52-2 3-16 40-56 40-8 0-20 0-31-3 11-4 15-14 15-20 0-7-4-14-14-14-9 0-21 7-21 23 0 15 14 23 52 23 48 0 76-30 81-52 14-57 29-115 43-172zM125 120c-2 11-11 20-18 27-9 7-21 15-32 15-19 0-25-21-25-37 0-17 11-63 22-83 9-19 27-34 42-34 26 0 31 31 31 33 0 1 0 4-1 6-6 25-12 49-19 73z"><text:p/></draw:path><draw:path draw:style-name="gr1278" draw:text-style-name="P85" svg:width="0.0346in" svg:height="0.1508in" svg:x="3.9689in" svg:y="0.002in" svg:viewBox="0 0 89 384" svg:d="M89 380c0-1 0-1-6-8-49-50-61-122-61-179 0-68 14-135 63-183 4-4 4-6 4-7 0-2-1-3-3-3-5 0-39 25-62 75-20 42-24 85-24 118 0 28 4 74 25 118 23 48 56 73 61 73 2 0 3-1 3-4z"><text:p/></draw:path><draw:path draw:style-name="gr1278" draw:text-style-name="P85" svg:width="0.0819in" svg:height="0.0681in" svg:x="4.0173in" svg:y="0.0484in" svg:viewBox="0 0 209 174" svg:d="M22 147c-1 6-3 15-3 17 0 7 5 10 11 10 5 0 12-3 14-11 1 0 6-19 8-29 3-12 5-23 9-34 2-9 4-17 6-26 1-7 5-18 5-19 6-12 26-47 63-47 18 0 21 14 21 27 0 23-20 73-25 89-3 9-4 15-4 18 0 19 14 32 31 32 37 0 51-56 51-60 0-3-3-3-4-3-5 0-5 1-6 7-8 26-21 47-39 47-7 0-10-3-10-12 0-10 4-19 7-28 7-20 23-62 23-84 0-26-16-41-44-41-35 0-53 24-60 33-2-22-18-33-35-33-19 0-26 14-30 21-5 13-11 36-11 37 0 5 3 5 4 5 4 0 5 0 7-9 7-28 14-46 29-46 7 0 11 5 11 17 0 9-1 14-6 33-8 30-15 60-23 89z"><text:p/></draw:path><draw:path draw:style-name="gr1278" draw:text-style-name="P85" svg:width="0.0346in" svg:height="0.1508in" svg:x="4.113in" svg:y="0.002in" svg:viewBox="0 0 89 384" svg:d="M89 193c0-31-4-77-25-121-23-48-56-72-61-72-2 0-3 1-3 3 0 1 0 3 7 9 38 39 60 100 60 181 0 65-14 132-63 180-4 6-4 6-4 7 0 2 1 4 3 4 5 0 39-26 62-75 20-43 24-86 24-116z"><text:p/></draw:path><draw:path draw:style-name="gr1278" draw:text-style-name="P85" svg:width="0.1008in" svg:height="0.035in" svg:x="4.2138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278" draw:text-style-name="P85" svg:width="0.076in" svg:height="0.1374in" svg:x="4.374in" svg:y="0.0079in" svg:viewBox="0 0 194 350" svg:d="M122 118c11 0 22 0 33 0 8 0 11 0 11-8 0-4-3-4-10-4-11 0-21 0-32 0 3-16 6-30 8-44 2-8 8-36 10-40 3-8 10-13 18-13 2 0 12 0 18 6-16 3-21 16-21 21 0 9 8 15 15 15 11 0 22-9 22-23 0-19-18-28-34-28-14 0-38 8-50 45-2 9-3 12-12 61-9 0-18 0-26 0s-13 0-13 7c0 5 4 5 11 5 9 0 17 0 26 0-10 50-19 101-29 152-8 36-14 71-34 71-1 0-11 0-19-6 19-2 22-16 22-21 0-9-7-14-14-14-10 0-22 9-22 24 0 17 18 26 33 26 22 0 37-23 44-37 12-25 21-71 22-74 8-40 15-81 23-121z"><text:p/></draw:path><draw:path draw:style-name="gr1278" draw:text-style-name="P85" svg:width="0.035in" svg:height="0.1508in" svg:x="4.472in" svg:y="0.002in" svg:viewBox="0 0 90 384" svg:d="M90 380c0-1 0-1-6-8-49-50-61-122-61-179 0-68 14-135 62-183 5-4 5-6 5-7 0-2-1-3-4-3s-39 25-61 75c-19 42-25 85-25 118 0 28 4 74 26 118 24 48 57 73 60 73s4-1 4-4z"><text:p/></draw:path><draw:path draw:style-name="gr1278" draw:text-style-name="P85" svg:width="0.0823in" svg:height="0.0681in" svg:x="4.5205in" svg:y="0.0484in" svg:viewBox="0 0 210 174" svg:d="M23 147c-1 6-3 15-3 17 0 7 5 10 11 10 4 0 12-3 14-11 1 0 6-19 8-29 3-12 5-23 9-34 2-9 4-17 6-26 1-7 5-18 5-19 5-12 26-47 62-47 18 0 21 14 21 27 0 23-18 73-24 89-4 9-4 15-4 18 0 19 13 32 32 32 36 0 50-56 50-60 0-3-3-3-4-3-5 0-5 1-7 7-8 26-20 47-38 47-7 0-10-3-10-12 0-10 3-19 6-28 8-20 25-62 25-84 0-26-17-41-44-41-36 0-54 24-61 33-2-22-19-33-36-33-19 0-24 14-29 21-6 13-12 36-12 37 0 5 4 5 6 5 3 0 4 0 6-9 7-28 14-46 28-46 7 0 12 5 12 17 0 9-1 14-6 33-7 30-15 60-23 89z"><text:p/></draw:path><draw:path draw:style-name="gr1278" draw:text-style-name="P85" svg:width="0.035in" svg:height="0.1508in" svg:x="4.6161in" svg:y="0.002in" svg:viewBox="0 0 90 384" svg:d="M90 193c0-31-4-77-25-121-24-48-57-72-61-72-2 0-4 1-4 3 0 1 0 3 8 9 37 39 59 100 59 181 0 65-14 132-61 180-6 6-6 6-6 7 0 2 2 4 4 4 4 0 39-26 62-75 20-43 24-86 24-116z"><text:p/></draw:path></draw:g></text:p>
      <text:p text:style-name="P77"><text:span text:style-name="T71">בה"כ </text:span><text:span text:style-name="T71"><draw:g text:anchor-type="as-char" svg:y="-0.0957in" draw:z-index="256" draw:name="Shape265" draw:style-name="gr1276"><svg:title>TexMaths</svg:title><svg:desc>11§inline§n_1 \ge n_2, n_2 \ge n_3§svg§600§FALSE§</svg:desc><draw:path draw:style-name="gr1277" draw:text-style-name="P84" svg:width="1.0819in" svg:height="0.1094in" svg:x="0.0039in" svg:y="0.0079in" svg:viewBox="0 0 2749 279" svg:d="M1375 279c-459 0-916 0-1375 0 0-94 0-186 0-279 916 0 1832 0 2749 0 0 93 0 185 0 279-458 0-917 0-1374 0z"><text:p/></draw:path><draw:path draw:style-name="gr1278" draw:text-style-name="P85" svg:width="0.0823in" svg:height="0.0685in" svg:x="0.0004in" svg:y="0.0291in" svg:viewBox="0 0 210 175" svg:d="M23 147c-1 7-3 15-3 18 0 6 5 10 11 10 4 0 12-4 14-11 1-2 6-19 8-29 3-12 5-23 9-34 2-9 4-18 6-26 1-7 5-18 5-19 5-12 26-47 62-47 18 0 21 14 21 26 0 24-19 74-24 90-4 9-4 13-4 18 0 18 13 32 31 32 37 0 51-56 51-60 0-3-3-3-4-3-5 0-5 1-7 7-8 26-20 47-40 47-5 0-8-4-8-12 0-10 3-19 6-28 8-21 24-62 24-84 0-27-16-42-45-42-34 0-52 25-59 34-2-22-19-34-36-34-18 0-26 15-29 22-7 13-12 36-12 37 0 5 4 5 5 5 4 0 4-1 7-9 7-28 14-46 28-46 7 0 12 4 12 17 0 8-1 12-6 32-8 30-15 59-23 89z"><text:p/></draw:path><draw:path draw:style-name="gr1278" draw:text-style-name="P85" svg:width="0.0382in" svg:height="0.0697in" svg:x="0.0992in" svg:y="0.0488in" svg:viewBox="0 0 98 178" svg:d="M60 8c0-8 0-8-7-8-18 16-42 16-53 16 0 4 0 7 0 10 7 0 24 0 40-7 0 46 0 92 0 138 0 9 0 12-28 12-3 0-7 0-10 0 0 3 0 6 0 9 5-1 38-1 47-1s43 0 49 1c0-3 0-6 0-9-3 0-7 0-10 0-28 0-28-3-28-12 0-51 0-100 0-149z"><text:p/></draw:path><draw:path draw:style-name="gr1278" draw:text-style-name="P85" svg:width="0.0925in" svg:height="0.1161in" svg:x="0.2106in" svg:y="0in" svg:viewBox="0 0 236 296" svg:d="M229 121c5-4 7-6 7-9 0-4-1-7-7-9-72-34-142-67-214-100-4-3-6-3-7-3-5 0-8 3-8 8 0 4 3 6 8 8 68 32 135 64 203 96-67 31-135 63-202 93-8 4-9 7-9 9 0 4 4 8 8 8 1 0 2 0 7-2 72-33 142-66 214-99zM223 296c7 0 13 0 13-7 0-8-7-8-14-8-69 0-138 0-208 0-5 0-14 0-14 8 0 7 8 7 14 7 70 0 140 0 209 0z"><text:p/></draw:path><draw:path draw:style-name="gr1278" draw:text-style-name="P85" svg:width="0.0823in" svg:height="0.0685in" svg:x="0.363in" svg:y="0.0291in" svg:viewBox="0 0 210 175" svg:d="M23 147c-1 7-3 15-3 18 0 6 5 10 11 10 4 0 12-4 14-11 0-2 6-19 8-29 2-12 5-23 7-34 4-9 6-18 7-26 2-7 6-18 6-19 5-12 26-47 62-47 18 0 21 14 21 26 0 24-19 74-25 90-3 9-3 13-3 18 0 18 13 32 31 32 37 0 51-56 51-60 0-3-3-3-5-3-4 0-4 1-6 7-8 26-20 47-40 47-6 0-8-4-8-12 0-10 3-19 6-28 8-21 24-62 24-84 0-27-16-42-45-42-34 0-54 25-60 34-1-22-18-34-35-34-18 0-26 15-29 22-7 13-12 36-12 37 0 5 3 2 4 5 5 0 5-1 7-9 7-28 14-46 29-46 7 0 12 4 12 17 0 8-1 12-7 32-8 30-14 59-22 89z"><text:p/></draw:path><draw:path draw:style-name="gr1278" draw:text-style-name="P85" svg:width="0.0469in" svg:height="0.0697in" svg:x="0.4563in" svg:y="0.0488in" svg:viewBox="0 0 120 178" svg:d="M120 130c-3 0-6 0-9 0-1 5-3 21-8 24-2 2-23 2-26 2-17 0-33 0-50 0 29-25 38-33 54-45 20-17 39-33 39-58 0-33-29-53-63-53s-57 23-57 48c0 13 12 15 14 15 7 0 15-5 15-15 0-4-2-14-16-14 9-19 27-24 40-24 26 0 40 21 40 43 0 23-16 41-25 51-22 21-43 42-65 64-3 2-3 3-3 10 37 0 75 0 112 0 2-16 6-32 8-48z"><text:p/></draw:path><draw:path draw:style-name="gr1278" draw:text-style-name="P85" svg:width="0.0173in" svg:height="0.0449in" svg:x="0.5315in" svg:y="0.0811in" svg:viewBox="0 0 45 115" svg:d="M45 41c0-26-10-41-25-41-12 0-20 10-20 21 0 10 8 20 20 20 5 0 10-1 14-5 1-1 1-1 1-1 1 0 1 0 1 6 0 28-13 51-26 63-5 5-5 6-5 7 0 2 3 4 5 4 4 0 35-29 35-74z"><text:p/></draw:path><draw:path draw:style-name="gr1278" draw:text-style-name="P85" svg:width="0.0819in" svg:height="0.0685in" svg:x="0.5898in" svg:y="0.0291in" svg:viewBox="0 0 209 175" svg:d="M23 147c-1 7-4 15-4 18 0 6 5 10 12 10 4 0 11-4 14-11 0-2 4-19 7-29 3-12 5-23 8-34 3-9 5-18 7-26 1-7 4-18 6-19 5-12 25-47 62-47 18 0 21 14 21 26 0 24-19 74-25 90-3 9-5 13-5 18 0 18 15 32 32 32 37 0 51-56 51-60 0-3-3-3-4-3-4 0-4 1-6 7-8 26-21 47-40 47-6 0-8-4-8-12 0-10 3-19 6-28 8-21 23-62 23-84 0-27-16-42-44-42-35 0-54 25-60 34-2-22-18-34-35-34-18 0-26 15-30 22-6 13-11 36-11 37 0 5 3 5 4 5 5 0 5-1 7-9 7-28 14-46 29-46 7 0 12 4 12 17 0 8-1 12-7 32-8 30-14 59-22 89z"><text:p/></draw:path><draw:path draw:style-name="gr1278" draw:text-style-name="P85" svg:width="0.0469in" svg:height="0.0697in" svg:x="0.6835in" svg:y="0.0488in" svg:viewBox="0 0 120 178" svg:d="M120 130c-3 0-7 0-10 0 0 5-3 21-7 24-2 2-23 2-26 2-17 0-34 0-51 0 29-25 39-33 55-45 20-17 39-33 39-58 0-33-29-53-64-53-33 0-56 23-56 48 0 13 12 15 14 15 7 0 15-5 15-15 0-4-3-14-16-14 8-19 27-24 39-24 27 0 41 21 41 43 0 23-16 41-25 51-22 21-44 42-66 64-2 2-2 3-2 10 37 0 74 0 111 0 3-16 6-32 9-48z"><text:p/></draw:path><draw:path draw:style-name="gr1278" draw:text-style-name="P85" svg:width="0.0925in" svg:height="0.1161in" svg:x="0.8in" svg:y="0in" svg:viewBox="0 0 236 296" svg:d="M228 121c5-4 8-6 8-9 0-4-2-7-8-9-71-34-142-67-213-100-5-3-6-3-7-3-5 0-8 3-8 8 0 4 3 6 8 8 67 32 135 64 202 96-67 31-135 63-202 93-8 4-8 7-8 9 0 4 3 8 8 8 1 0 2 0 6-2 72-33 142-66 214-99zM222 296c7 0 14 0 14-7 0-8-8-8-14-8-69 0-138 0-208 0-6 0-14 0-14 8 0 7 7 7 13 7 69 0 140 0 209 0z"><text:p/></draw:path><draw:path draw:style-name="gr1278" draw:text-style-name="P85" svg:width="0.0819in" svg:height="0.0685in" svg:x="0.9524in" svg:y="0.0291in" svg:viewBox="0 0 209 175" svg:d="M22 147c-1 7-3 15-3 18 0 6 5 10 11 10 5 0 12-4 14-11 1-2 5-19 8-29 3-12 5-23 8-34 3-9 5-18 7-26 1-7 4-18 4-19 7-12 27-47 64-47 17 0 21 14 21 26 0 24-20 74-25 90-3 9-5 13-5 18 0 18 15 32 32 32 37 0 51-56 51-60 0-3-3-3-4-3-5 0-5 1-6 7-8 26-21 47-40 47-6 0-9-4-9-12 0-10 4-19 7-28 7-21 23-62 23-84 0-27-16-42-44-42-35 0-54 25-60 34-2-22-18-34-35-34-19 0-26 15-30 22-6 13-11 36-11 37 0 5 3 5 4 5 4 0 5-1 7-9 7-28 14-46 29-46 7 0 11 4 11 17 0 8-2 12-6 32-8 30-15 59-23 89z"><text:p/></draw:path><draw:path draw:style-name="gr1278" draw:text-style-name="P85" svg:width="0.0484in" svg:height="0.0717in" svg:x="1.0449in" svg:y="0.0488in" svg:viewBox="0 0 124 183" svg:d="M59 89c21 0 36 14 36 43 0 34-19 43-36 43-10 0-34-3-45-18 12-1 16-10 16-15 0-9-7-16-16-16-6 0-14 6-14 17 0 25 27 40 60 40 38 0 64-24 64-51 0-21-17-42-47-49 29-9 38-29 38-46 0-22-25-37-55-37s-52 14-52 36c0 9 6 14 14 14 9 0 14-6 14-14 0-7-5-13-14-14 10-11 29-14 38-14 13 0 29 5 29 29 0 11-3 23-11 32-9 10-16 11-30 11-6 1-6 1-8 1-2 1-3 1-3 4 0 4 3 4 7 4 5 0 10 0 15 0z"><text:p/></draw:path></draw:g></text:span><text:span text:style-name="T71">, </text:span><text:span text:style-name="T73">ומטרנזיטיביות יחס הסדר הסטנדרטי על </text:span><text:span text:style-name="T73"><draw:g text:anchor-type="as-char" svg:y="-0.1063in" draw:z-index="257" draw:name="Shape266" draw:style-name="gr1276"><svg:title>TexMaths</svg:title><svg:desc>11§inline§\N§svg§600§FALSE§</svg:desc><draw:path draw:style-name="gr1277" draw:text-style-name="P84" svg:width="0.0906in" svg:height="0.0906in" svg:x="0.0043in" svg:y="0.0071in" svg:viewBox="0 0 231 231" svg:d="M116 231c-39 0-77 0-116 0 0-77 0-154 0-231 77 0 154 0 231 0 0 77 0 154 0 231-39 0-77 0-115 0z"><text:p/></draw:path><draw:path draw:style-name="gr1278" draw:text-style-name="P85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/text:span><text:span text:style-name="T73"><text:s/>נקבל שכל הטענות מתקיימות בעבור </text:span><draw:g text:anchor-type="as-char" svg:y="-0.0957in" draw:z-index="258" draw:name="Shape267" draw:style-name="gr1276"><svg:title>TexMaths</svg:title><svg:desc>11§inline§m \ge n_1§svg§600§FALSE§</svg:desc><draw:path draw:style-name="gr1277" draw:text-style-name="P84" svg:width="0.4618in" svg:height="0.1028in" svg:x="0.0039in" svg:y="0.0075in" svg:viewBox="0 0 1174 262" svg:d="M587 262c-195 0-391 0-587 0 0-88 0-174 0-262 392 0 782 0 1174 0 0 88 0 174 0 262-196 0-392 0-587 0z"><text:p/></draw:path><draw:path draw:style-name="gr1278" draw:text-style-name="P85" svg:width="0.1244in" svg:height="0.0677in" svg:x="0.0004in" svg:y="0.0291in" svg:viewBox="0 0 317 173" svg:d="M23 148c-1 6-3 14-3 17 0 5 5 8 11 8 4 0 12-3 14-10 2-9 6-18 8-28 3-12 5-23 9-34 2-9 4-18 6-26 1-7 5-18 5-19 5-12 26-47 62-47 18 0 21 14 21 26 0 10-2 21-5 33-4 14-8 29-11 44-2 10-6 20-8 29-1 8-4 21-4 24 0 5 4 8 11 8 12 0 14-8 17-21 5-21 19-77 23-92 1-5 21-51 64-51 17 0 21 13 21 26 0 22-16 66-24 87-3 9-6 13-6 21 0 18 14 30 32 30 37 0 51-55 51-58s-3-3-5-3c-4 0-4 1-5 6-7 20-19 48-40 48-6 0-10-4-10-12 0-10 4-19 8-28 7-20 23-62 23-84 0-26-15-42-44-42s-49 18-64 37c0-4-1-17-12-27-10-8-22-10-32-10-34 0-52 25-59 34-2-22-19-34-36-34-18 0-26 15-29 22-6 13-12 36-12 37 0 5 4 5 6 5 3 0 3-1 6-9 7-28 14-46 28-46 6 0 12 3 12 17 0 8-1 12-7 33-8 30-14 59-22 89z"><text:p/></draw:path><draw:path draw:style-name="gr1278" draw:text-style-name="P85" svg:width="0.0929in" svg:height="0.1161in" svg:x="0.1846in" svg:y="0in" svg:viewBox="0 0 237 296" svg:d="M229 121c5-4 8-6 8-9 0-5-3-7-8-9-72-34-142-67-214-100-5-3-6-3-7-3-5 0-8 3-8 8 0 4 3 6 8 8 67 32 135 64 202 96-67 31-134 62-201 93-8 3-9 7-9 9 0 4 3 8 8 8 1 0 2 0 7-3 72-33 142-65 214-98zM222 296c7 0 15 0 15-8 0-7-9-7-15-7-69 0-138 0-208 0-5 0-14 0-14 7 0 8 8 8 14 8 70 0 139 0 208 0z"><text:p/></draw:path><draw:path draw:style-name="gr1278" draw:text-style-name="P85" svg:width="0.0819in" svg:height="0.0677in" svg:x="0.3366in" svg:y="0.0291in" svg:viewBox="0 0 209 173" svg:d="M23 148c-1 6-4 14-4 17 0 5 5 8 12 8 4 0 11-3 14-10 2-9 5-18 7-28 3-12 5-23 9-34 2-9 4-18 6-26 1-7 5-18 6-19 5-12 25-47 62-47 18 0 21 14 21 26 0 24-18 74-25 90-3 9-4 13-4 18 0 18 14 30 31 30 37 0 51-55 51-58s-3-3-4-3c-4 0-4 1-6 6-8 27-21 48-39 48-7 0-9-4-9-12 0-10 3-19 6-28 8-21 23-62 23-84 0-27-16-42-44-42-35 0-53 25-60 34-2-22-18-34-35-34-18 0-26 15-30 22-5 13-11 36-11 37 0 5 3 5 4 5 5 0 5-1 7-9 7-28 14-46 29-46 7 0 12 4 12 17 0 8-1 12-7 33-8 30-14 59-22 89z"><text:p/></draw:path><draw:path draw:style-name="gr1278" draw:text-style-name="P85" svg:width="0.0386in" svg:height="0.0697in" svg:x="0.435in" svg:y="0.0488in" svg:viewBox="0 0 99 178" svg:d="M62 8c0-8-1-8-9-8-17 16-42 18-53 18 0 3 0 5 0 8 7 0 24 0 40-7 0 46 0 92 0 138 0 9 0 11-28 11-3 0-6 0-10 0 0 3 0 6 0 10 5 0 39-1 49-1 7 0 41 1 48 1 0-4 0-7 0-10-3 0-8 0-11 0-26 0-26-2-26-11 0-51 0-100 0-149z"><text:p/></draw:path></draw:g><text:span text:style-name="T71">;</text:span></text:p>
      <text:p text:style-name="Math"><draw:g text:anchor-type="as-char" svg:y="-0.1138in" draw:z-index="253" draw:name="Shape268" draw:style-name="gr1276"><svg:title>TexMaths</svg:title><svg:desc>11§inline§\forall m \ge n_1. f'(m) = f(m) \land g'(m) = g(m) \land g(m) = f(m)§svg§600§FALSE§</svg:desc><draw:path draw:style-name="gr1277" draw:text-style-name="P84" svg:width="3.6425in" svg:height="0.1362in" svg:x="0.0083in" svg:y="0.0079in" svg:viewBox="0 0 9253 347" svg:d="M4627 347c-1543 0-3085 0-4627 0 0-116 0-231 0-347 3084 0 6169 0 9253 0 0 116 0 231 0 347-1542 0-3084 0-4626 0z"><text:p/></draw:path><draw:path draw:style-name="gr1278" draw:text-style-name="P85" svg:width="0.0846in" svg:height="0.1079in" svg:x="0.0004in" svg:y="0.0091in" svg:viewBox="0 0 216 275" svg:d="M213 15c3-4 3-5 3-7 0-4-4-8-8-8-6 0-8 4-9 9-11 28-22 56-33 85-38 0-78 0-116 0-11-29-22-57-33-85-2-6-4-9-9-9-4 0-8 4-8 8 0 1 0 2 2 7 32 84 65 168 97 251 2 6 3 9 9 9 5 0 6-4 9-8 32-83 65-168 96-252zM55 109c35 0 70 0 106 0-18 45-36 91-53 136-18-45-35-91-53-136z"><text:p/></draw:path><draw:path draw:style-name="gr1278" draw:text-style-name="P85" svg:width="0.124in" svg:height="0.0681in" svg:x="0.0898in" svg:y="0.0484in" svg:viewBox="0 0 316 174" svg:d="M22 147c-1 6-3 15-3 17 0 7 5 10 11 10 5 0 12-3 14-11 1 0 6-19 8-29 3-12 5-23 9-34 2-9 4-17 6-26 1-7 5-18 5-19 6-12 26-47 63-47 17 0 21 14 21 27 0 9-3 20-6 32-4 14-7 29-10 44-4 10-6 20-9 30-1 8-4 21-4 23 0 7 5 10 11 10 12 0 14-10 17-22 6-21 20-78 23-93 1-5 22-51 64-51 17 0 21 13 21 27 0 22-17 66-24 86-4 10-5 13-5 21 0 19 14 32 31 32 36 0 51-56 51-60 0-3-4-3-5-3-3 0-3 1-5 7-6 21-19 47-40 47-6 0-9-3-9-12 0-10 4-19 7-28 8-19 23-62 23-84 0-26-15-41-44-41-28 0-48 17-63 36-1-4-2-17-12-26s-23-10-32-10c-35 0-53 24-60 33-2-22-19-33-35-33-19 0-26 14-29 21-8 14-12 36-12 37 0 5 3 5 4 5 4 0 5 0 7-9 7-28 14-46 28-46 6 0 12 3 12 17 0 9-1 14-6 33-8 30-15 60-23 89z"><text:p/></draw:path><draw:path draw:style-name="gr1278" draw:text-style-name="P85" svg:width="0.0921in" svg:height="0.1161in" svg:x="0.2736in" svg:y="0.0193in" svg:viewBox="0 0 235 296" svg:d="M228 120c5-2 7-6 7-9s-1-5-7-9c-71-33-142-67-213-100-5-2-6-2-7-2-5 0-8 3-8 8 0 4 3 6 7 7 68 32 135 64 203 96-67 31-135 63-202 95-8 2-8 5-8 7 0 5 3 8 8 8 1 0 2 0 6-2 72-33 142-66 214-99zM222 296c7 0 13 0 13-8 0-7-7-7-13-7-69 0-139 0-209 0-5 0-13 0-13 7 0 8 7 8 13 8 70 0 140 0 209 0z"><text:p/></draw:path><draw:path draw:style-name="gr1278" draw:text-style-name="P85" svg:width="0.0819in" svg:height="0.0681in" svg:x="0.426in" svg:y="0.0484in" svg:viewBox="0 0 209 174" svg:d="M22 147c-1 6-3 15-3 17 0 7 5 10 11 10 5 0 12-3 14-11 1 0 6-19 8-29 3-12 5-23 9-34 2-9 4-17 6-26 1-7 5-18 5-19 6-12 26-47 63-47 18 0 21 14 21 27 0 23-20 73-25 89-3 9-4 15-4 18 0 19 14 32 31 32 37 0 51-56 51-60 0-3-3-3-4-3-5 0-5 1-6 7-8 26-21 47-39 47-7 0-10-3-10-12 0-10 4-19 7-28 7-20 23-62 23-84 0-26-16-41-44-41-35 0-53 24-60 33-2-22-18-33-35-33-19 0-26 14-30 21-5 13-11 36-11 37 0 5 3 5 4 5 4 0 5 0 7-9 7-28 14-46 29-46 7 0 11 5 11 17 0 9-1 14-6 33-8 30-15 60-23 89z"><text:p/></draw:path><draw:path draw:style-name="gr1278" draw:text-style-name="P85" svg:width="0.0386in" svg:height="0.0701in" svg:x="0.5244in" svg:y="0.0665in" svg:viewBox="0 0 99 179" svg:d="M62 8c0-8-1-8-9-8-17 17-42 18-53 18 0 3 0 6 0 10 7 0 24 0 40-8 0 46 0 91 0 137 0 9 0 12-28 12-3 0-6 0-10 0 0 4 0 7 0 10 5 0 39-1 49-1 7 0 41 1 48 1 0-3 0-6 0-10-3 0-8 0-11 0-26 0-26-3-26-12 0-50 0-100 0-149z"><text:p/></draw:path><draw:path draw:style-name="gr1278" draw:text-style-name="P85" svg:width="0.0161in" svg:height="0.0157in" svg:x="0.5941in" svg:y="0.0984in" svg:viewBox="0 0 42 41" svg:d="M42 21c0-11-10-21-21-21s-21 10-21 21 10 20 21 20 21-9 21-20z"><text:p/></draw:path><draw:path draw:style-name="gr1278" draw:text-style-name="P85" svg:width="0.076in" svg:height="0.1374in" svg:x="0.6315in" svg:y="0.0079in" svg:viewBox="0 0 194 350" svg:d="M122 118c11 0 22 0 33 0 8 0 11 0 11-8 0-4-3-4-10-4-11 0-21 0-32 0 3-16 6-30 8-44 2-8 8-36 10-40 3-8 10-13 18-13 2 0 12 0 18 6-16 3-21 16-21 21 0 9 8 15 15 15 11 0 22-9 22-23 0-19-18-28-34-28-14 0-38 8-49 45-3 9-4 12-13 61-9 0-18 0-26 0s-13 0-13 7c0 5 4 5 11 5 9 0 17 0 26 0-10 50-19 101-29 152-8 36-14 71-34 71-1 0-11 0-19-6 19-2 22-16 22-21 0-9-7-14-14-14-10 0-22 9-22 24 0 17 18 26 33 26 22 0 37-23 44-37 12-25 21-71 22-74 8-40 15-81 23-121z"><text:p/></draw:path><draw:path draw:style-name="gr1278" draw:text-style-name="P85" svg:width="0.0264in" svg:height="0.0547in" svg:x="0.7193in" svg:y="0in" svg:viewBox="0 0 68 140" svg:d="M66 24c2-5 2-7 2-9 0-8-7-15-15-15-11 0-14 9-16 13-12 39-23 77-35 117-1 0-1 2-2 4 0 4 9 6 11 6s2 0 4-5c17-37 35-73 51-111z"><text:p/></draw:path><draw:path draw:style-name="gr1278" draw:text-style-name="P85" svg:width="0.035in" svg:height="0.1508in" svg:x="0.772in" svg:y="0.002in" svg:viewBox="0 0 90 384" svg:d="M90 380c0-1 0-1-6-8-49-50-62-122-62-179 0-68 15-135 63-183 5-4 5-6 5-7 0-2-2-3-4-3-5 0-39 25-62 75-20 42-24 85-24 118 0 28 4 74 25 118 23 48 56 73 61 73 2 0 4-1 4-4z"><text:p/></draw:path><draw:path draw:style-name="gr1278" draw:text-style-name="P85" svg:width="0.1244in" svg:height="0.0681in" svg:x="0.8209in" svg:y="0.0484in" svg:viewBox="0 0 317 174" svg:d="M23 147c-1 6-3 15-3 17 0 7 5 10 11 10 4 0 11-3 14-11 2-10 5-19 7-29 3-12 5-23 9-34 2-9 4-17 6-26 2-7 5-18 6-19 5-12 26-47 62-47 18 0 21 14 21 27 0 9-2 20-5 32-4 14-8 29-11 44-2 10-6 20-8 30-2 8-5 21-5 23 0 7 5 10 11 10 12 0 14-10 17-22 6-21 20-78 23-93 1-5 22-51 64-51 17 0 21 13 21 27 0 22-15 66-23 86-5 10-6 13-6 21 0 19 14 32 32 32 37 0 51-56 51-60 0-3-3-3-5-3-4 0-4 1-6 7-6 21-18 47-39 47-6 0-10-3-10-12 0-10 4-19 7-28 8-19 24-62 24-84 0-26-16-41-45-41-30 0-48 17-63 36 0-4-1-17-12-26-10-9-22-10-32-10-35 0-53 24-60 33-1-22-18-33-35-33-18 0-26 14-29 21-6 14-12 36-12 37 0 5 3 4 4 5 5 0 5 0 7-9 7-28 14-46 29-46 6 0 12 3 12 17 0 9-1 14-7 33-8 30-14 60-22 89z"><text:p/></draw:path><draw:path draw:style-name="gr1278" draw:text-style-name="P85" svg:width="0.035in" svg:height="0.1508in" svg:x="0.9583in" svg:y="0.002in" svg:viewBox="0 0 90 384" svg:d="M90 193c0-31-4-77-25-121-23-48-57-72-61-72-2 0-4 1-4 3 0 1 0 3 8 9 38 39 60 100 60 181 0 65-14 132-62 180-6 6-6 6-6 7 0 2 2 4 4 4 4 0 39-26 62-75 20-43 24-86 24-116z"><text:p/></draw:path><draw:path draw:style-name="gr1278" draw:text-style-name="P85" svg:width="0.1008in" svg:height="0.035in" svg:x="1.0598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76in" svg:height="0.1374in" svg:x="1.2201in" svg:y="0.0079in" svg:viewBox="0 0 194 350" svg:d="M122 118c11 0 22 0 33 0 8 0 11 0 11-8 0-4-3-4-10-4-11 0-21 0-32 0 3-16 6-30 8-44 1-8 7-36 9-40 4-8 11-13 19-13 1 0 12 0 18 6-16 3-21 16-21 21 0 9 8 15 15 15 10 0 22-9 22-23 0-19-19-28-34-28-14 0-38 8-50 45-2 9-3 12-12 61-9 0-18 0-26 0s-13 0-13 7c0 5 4 5 11 5 9 0 17 0 26 0-10 50-19 101-29 152-8 36-14 71-34 71-1 0-11 0-19-6 18-2 22-16 22-21 0-9-7-14-14-14-11 0-22 9-22 24 0 17 18 26 33 26 21 0 36-23 44-37 12-25 21-71 21-74 8-40 16-81 24-121z"><text:p/></draw:path><draw:path draw:style-name="gr1278" draw:text-style-name="P85" svg:width="0.035in" svg:height="0.1508in" svg:x="1.3177in" svg:y="0.002in" svg:viewBox="0 0 90 384" svg:d="M90 380c0-1 0-1-6-8-49-50-61-122-61-179 0-68 14-135 62-183 5-4 5-6 5-7 0-2-2-3-4-3-3 0-39 25-62 75-20 42-24 85-24 118 0 28 4 74 25 118 25 48 58 73 61 73 2 0 4-1 4-4z"><text:p/></draw:path><draw:path draw:style-name="gr1278" draw:text-style-name="P85" svg:width="0.1244in" svg:height="0.0681in" svg:x="1.3665in" svg:y="0.0484in" svg:viewBox="0 0 317 174" svg:d="M23 147c-1 6-3 15-3 17 0 7 5 10 11 10 4 0 12-3 14-11 2-10 6-19 8-29 2-12 5-23 8-34 3-9 5-17 6-26 2-7 6-18 6-19 5-12 26-47 62-47 18 0 21 14 21 27 0 9-2 20-5 32-4 14-8 29-11 44-2 10-6 20-8 30-1 8-4 21-4 23 0 7 4 10 11 10 12 0 14-10 17-22 5-21 20-78 23-93 1-5 21-51 64-51 17 0 21 13 21 27 0 22-16 66-24 86-3 10-6 13-6 21 0 19 15 32 32 32 37 0 51-56 51-60 0-3-3-3-5-3-4 0-4 1-5 7-7 21-19 47-40 47-6 0-10-3-10-12 0-10 5-19 8-28 7-19 23-62 23-84 0-26-15-41-44-41s-49 17-64 36c0-4-1-17-12-26-10-9-22-10-32-10-34 0-52 24-59 33-2-22-19-33-36-33-18 0-26 14-29 21-6 14-12 36-12 37 0 5 4 5 6 5 3 0 3 0 6-9 6-28 14-46 28-46 6 0 12 3 12 17 0 9-1 14-7 33-8 30-14 60-22 89z"><text:p/></draw:path><draw:path draw:style-name="gr1278" draw:text-style-name="P85" svg:width="0.0346in" svg:height="0.1508in" svg:x="1.5047in" svg:y="0.002in" svg:viewBox="0 0 89 384" svg:d="M89 193c0-31-4-77-25-121-23-48-56-72-61-72-2 0-3 1-3 3 0 1 0 3 7 9 38 39 60 100 60 181 0 65-14 132-63 180-4 6-4 6-4 7 0 2 1 4 3 4 5 0 39-26 62-75 20-43 24-86 24-116z"><text:p/></draw:path><draw:path draw:style-name="gr1278" draw:text-style-name="P85" svg:width="0.0843in" svg:height="0.0933in" svg:x="1.5972in" svg:y="0.0236in" svg:viewBox="0 0 215 238" svg:d="M117 8c-4-7-6-8-10-8-5 0-6 2-8 8-32 71-65 143-97 214-2 6-2 6-2 8 0 4 3 8 8 8 2 0 5-1 9-8 29-67 60-135 90-204 31 69 60 137 91 204 3 8 8 8 9 8 4 0 8-4 8-8 0-1 0-1-3-7-32-71-63-144-95-215z"><text:p/></draw:path><draw:path draw:style-name="gr1278" draw:text-style-name="P85" svg:width="0.0693in" svg:height="0.0972in" svg:x="1.7264in" svg:y="0.0484in" svg:viewBox="0 0 177 248" svg:d="M176 24c1-2 1-4 1-6 0-7-4-10-11-10-3 0-14 2-15 16-8-14-21-24-37-24-44 0-92 54-92 109 0 38 24 60 52 60 23 0 40-17 45-22-8 35-12 51-12 52-2 3-16 40-56 40-8 0-20 0-31-3 12-4 15-14 15-20 0-7-3-14-14-14-9 0-21 7-21 23 0 15 14 23 52 23 48 0 76-30 81-52 14-57 29-115 43-172zM127 120c-4 11-13 20-20 27-9 7-21 15-32 15-19 0-25-21-25-37 0-17 12-63 22-83 11-19 27-34 42-34 27 0 32 31 32 33 0 1-1 4-2 6-5 25-12 49-17 73z"><text:p/></draw:path><draw:path draw:style-name="gr1278" draw:text-style-name="P85" svg:width="0.0264in" svg:height="0.0547in" svg:x="1.8071in" svg:y="0in" svg:viewBox="0 0 68 140" svg:d="M65 24c2-5 3-7 3-9 0-8-7-15-16-15-10 0-13 9-15 13-12 39-24 77-36 117 0 1-1 2-1 4 0 4 8 6 10 6s2 0 4-5c17-37 34-73 51-111z"><text:p/></draw:path><draw:path draw:style-name="gr1278" draw:text-style-name="P85" svg:width="0.035in" svg:height="0.1508in" svg:x="1.8591in" svg:y="0.002in" svg:viewBox="0 0 90 384" svg:d="M90 380c0-1 0-1-6-8-49-50-61-122-61-179 0-68 14-135 62-183 5-4 5-6 5-7 0-2-2-3-4-3-3 0-39 25-61 75-19 42-25 85-25 118 0 28 4 74 26 118 24 48 57 73 60 73 2 0 4-1 4-4z"><text:p/></draw:path><draw:path draw:style-name="gr1278" draw:text-style-name="P85" svg:width="0.1244in" svg:height="0.0681in" svg:x="1.9079in" svg:y="0.0484in" svg:viewBox="0 0 317 174" svg:d="M23 147c-1 6-3 15-3 17 0 7 5 10 11 10 4 0 12-3 14-11 1 0 6-19 8-29 3-12 5-23 9-34 2-9 4-17 6-26 1-7 5-18 5-19 5-12 26-47 62-47 18 0 21 14 21 27 0 9-2 20-5 32-4 14-8 29-11 44-2 10-6 20-8 30-1 8-4 21-4 23 0 7 5 10 11 10 12 0 14-10 17-22 6-21 20-78 23-93 1-5 21-51 64-51 17 0 21 13 21 27 0 22-16 66-24 86-3 10-6 13-6 21 0 19 15 32 32 32 37 0 51-56 51-60 0-3-3-3-5-3-3 0-3 1-5 7-7 21-19 47-40 47-6 0-10-3-10-12 0-10 5-19 8-28 7-19 23-62 23-84 0-26-15-41-44-41s-48 17-62 36c-2-4-3-17-14-26-8-9-22-10-32-10-34 0-52 24-59 33-2-22-19-33-36-33-18 0-26 14-29 21-6 14-12 36-12 37 0 5 4 5 6 5 3 0 4 0 6-9 7-28 14-46 28-46 6 0 12 3 12 17 0 9-1 14-6 33-7 30-15 60-23 89z"><text:p/></draw:path><draw:path draw:style-name="gr1278" draw:text-style-name="P85" svg:width="0.0346in" svg:height="0.1508in" svg:x="2.0461in" svg:y="0.002in" svg:viewBox="0 0 89 384" svg:d="M89 193c0-31-4-77-25-121-23-48-56-72-61-72-2 0-3 1-3 3 0 1 0 3 7 9 38 39 60 100 60 181 0 65-14 132-63 180-4 6-4 6-4 7 0 2 1 4 3 4 5 0 39-26 62-75 20-43 24-86 24-116z"><text:p/></draw:path><draw:path draw:style-name="gr1278" draw:text-style-name="P85" svg:width="0.1004in" svg:height="0.035in" svg:x="2.1472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697in" svg:height="0.0972in" svg:x="2.3016in" svg:y="0.0484in" svg:viewBox="0 0 178 248" svg:d="M177 24c0-2 1-4 1-6 0-7-5-10-12-10-3 0-14 2-15 16-7-14-21-24-37-24-44 0-91 54-91 109 0 38 23 60 51 60 23 0 42-17 45-22-8 35-12 51-12 52-2 3-15 40-56 40-7 0-20 0-31-3 12-4 16-14 16-20 0-7-4-14-15-14-8 0-21 7-21 23 0 15 14 23 52 23 48 0 76-30 81-52 14-57 30-115 44-172zM127 120c-3 11-11 20-20 27-8 7-20 15-32 15-19 0-24-21-24-37 0-17 11-63 21-83 11-19 27-34 44-34 25 0 30 31 30 33 0 1-1 4-1 6-6 25-12 49-18 73z"><text:p/></draw:path><draw:path draw:style-name="gr1278" draw:text-style-name="P85" svg:width="0.035in" svg:height="0.1508in" svg:x="2.3925in" svg:y="0.002in" svg:viewBox="0 0 90 384" svg:d="M90 380c0-1 0-1-6-8-49-50-62-122-62-179 0-68 15-135 63-183 5-4 5-6 5-7 0-2-2-3-4-3-5 0-39 25-62 75-20 42-24 85-24 118 0 28 4 74 25 118 23 48 56 73 61 73 2 0 4-1 4-4z"><text:p/></draw:path><draw:path draw:style-name="gr1278" draw:text-style-name="P85" svg:width="0.1244in" svg:height="0.0681in" svg:x="2.4409in" svg:y="0.0484in" svg:viewBox="0 0 317 174" svg:d="M23 147c-1 6-3 15-3 17 0 7 5 10 11 10 4 0 11-3 14-11 2-10 5-19 7-29 3-12 5-23 9-34 2-9 4-17 6-26 2-7 5-18 6-19 5-12 26-47 62-47 18 0 21 14 21 27 0 9-2 20-5 32-4 14-8 29-11 44-2 10-6 20-8 30-2 8-5 21-5 23 0 7 5 10 12 10 11 0 14-10 16-22 6-21 20-78 23-93 1-5 22-51 64-51 18 0 21 13 21 27 0 22-15 66-23 86-5 10-6 13-6 21 0 19 14 32 32 32 37 0 51-56 51-60 0-3-3-3-5-3-4 0-4 1-6 7-6 21-18 47-39 47-6 0-10-3-10-12 0-10 4-19 7-28 8-19 24-62 24-84 0-26-16-41-45-41-30 0-48 17-63 36 0-4-1-17-12-26-10-9-22-10-32-10-35 0-53 24-60 33-1-22-18-33-35-33-18 0-26 14-29 21-6 14-12 36-12 37 0 5 3 4 4 5 5 0 5 0 7-9 7-28 14-46 29-46 6 0 12 3 12 17 0 9-1 14-7 33-8 30-14 60-22 89z"><text:p/></draw:path><draw:path draw:style-name="gr1278" draw:text-style-name="P85" svg:width="0.035in" svg:height="0.1508in" svg:x="2.5787in" svg:y="0.002in" svg:viewBox="0 0 90 384" svg:d="M90 193c0-31-4-77-25-121-23-48-57-72-61-72-2 0-4 1-4 3 0 1 0 3 8 9 38 39 60 100 60 181 0 65-14 132-62 180-6 6-6 6-6 7 0 2 2 4 4 4 4 0 39-26 62-75 20-43 24-86 24-116z"><text:p/></draw:path><draw:path draw:style-name="gr1278" draw:text-style-name="P85" svg:width="0.0846in" svg:height="0.0933in" svg:x="2.6713in" svg:y="0.0236in" svg:viewBox="0 0 216 238" svg:d="M117 8c-4-7-6-8-9-8-5 0-6 2-9 8-32 71-64 143-96 214-2 6-3 6-3 8 0 4 4 8 9 8 2 0 5-1 9-8 29-67 60-135 90-204 31 69 60 137 91 204 3 8 7 8 9 8 4 0 8-4 8-8 0-1 0-1-3-7-31-71-64-144-96-215z"><text:p/></draw:path><draw:path draw:style-name="gr1278" draw:text-style-name="P85" svg:width="0.0693in" svg:height="0.0972in" svg:x="2.8008in" svg:y="0.0484in" svg:viewBox="0 0 177 248" svg:d="M176 24c0-2 1-4 1-6 0-7-4-10-11-10-4 0-14 2-16 16-7-14-20-24-36-24-44 0-92 54-92 109 0 38 24 60 52 60 23 0 40-17 45-22-8 35-13 51-13 52-1 3-15 40-55 40-8 0-20 0-31-3 11-4 15-14 15-20 0-7-4-14-14-14-9 0-21 7-21 23 0 15 14 23 52 23 47 0 76-30 81-52 14-57 29-115 43-172zM125 120c-2 11-11 20-19 27s-20 15-31 15c-20 0-25-21-25-37 0-17 11-63 22-83 9-19 26-34 42-34 26 0 31 31 31 33 0 1 0 4-1 6-6 25-12 49-19 73z"><text:p/></draw:path><draw:path draw:style-name="gr1278" draw:text-style-name="P85" svg:width="0.0346in" svg:height="0.1508in" svg:x="2.8917in" svg:y="0.002in" svg:viewBox="0 0 89 384" svg:d="M89 380c0-1 0-1-6-8-49-50-61-122-61-179 0-68 14-135 62-183 5-4 5-6 5-7 0-2-1-3-3-3-5 0-40 25-62 75-20 42-24 85-24 118 0 28 3 74 25 118 23 48 56 73 61 73 2 0 3-1 3-4z"><text:p/></draw:path><draw:path draw:style-name="gr1278" draw:text-style-name="P85" svg:width="0.124in" svg:height="0.0681in" svg:x="2.9402in" svg:y="0.0484in" svg:viewBox="0 0 316 174" svg:d="M22 147c-1 6-3 15-3 17 0 7 5 10 11 10 5 0 12-3 14-11 1 0 6-19 8-29 3-12 5-23 9-34 2-9 4-17 6-26 1-7 5-18 5-19 6-12 26-47 63-47 17 0 21 14 21 27 0 9-3 20-6 32-4 14-8 29-11 44-3 10-6 20-8 30-1 8-4 21-4 23 0 7 5 10 11 10 12 0 14-10 17-22 6-21 20-78 23-93 1-5 22-51 64-51 17 0 21 13 21 27 0 22-17 66-24 86-4 10-5 13-5 21 0 19 14 32 31 32 36 0 51-56 51-60 0-3-4-3-5-3-3 0-3 1-5 7-6 21-19 47-40 47-6 0-9-3-9-12 0-10 4-19 7-28 8-19 23-62 23-84 0-26-15-41-44-41-28 0-48 17-63 36-1-4-2-17-13-26-9-9-22-10-31-10-35 0-53 24-60 33-2-22-19-33-36-33-18 0-25 14-29 21-7 14-11 36-11 37 0 5 3 5 4 5 4 0 5 0 7-9 7-28 14-46 28-46 6 0 12 3 12 17 0 9-1 14-6 33-8 30-15 60-23 89z"><text:p/></draw:path><draw:path draw:style-name="gr1278" draw:text-style-name="P85" svg:width="0.0346in" svg:height="0.1508in" svg:x="3.078in" svg:y="0.002in" svg:viewBox="0 0 89 384" svg:d="M89 193c0-31-3-77-25-121-23-48-56-72-61-72-2 0-3 1-3 3 0 1 0 3 8 9 37 39 59 100 59 181 0 65-14 132-61 180-6 6-6 6-6 7 0 2 1 4 3 4 5 0 40-26 62-75 20-43 24-86 24-116z"><text:p/></draw:path><draw:path draw:style-name="gr1278" draw:text-style-name="P85" svg:width="0.1008in" svg:height="0.035in" svg:x="3.1791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278" draw:text-style-name="P85" svg:width="0.0756in" svg:height="0.1374in" svg:x="3.3394in" svg:y="0.0079in" svg:viewBox="0 0 193 350" svg:d="M121 118c11 0 22 0 33 0 8 0 12 0 12-8 0-4-4-4-11-4-11 0-21 0-32 0 4-16 6-30 9-44 1-8 7-36 9-40 3-8 10-13 19-13 1 0 11 0 18 6-17 3-21 16-21 21 0 9 7 15 15 15 10 0 21-9 21-23 0-19-18-28-33-28-14 0-39 8-50 45-2 9-3 12-13 61-9 0-18 0-27 0-7 0-11 0-11 7 0 5 4 5 10 5 9 0 18 0 27 0-10 50-20 101-30 152-7 36-13 71-33 71-2 0-12 0-19-6 18-2 21-16 21-21 0-9-6-14-14-14-10 0-21 9-21 24 0 17 17 26 33 26 21 0 36-23 43-37 13-25 22-71 22-74 8-40 15-81 23-121z"><text:p/></draw:path><draw:path draw:style-name="gr1278" draw:text-style-name="P85" svg:width="0.0346in" svg:height="0.1508in" svg:x="3.4374in" svg:y="0.002in" svg:viewBox="0 0 89 384" svg:d="M89 380c0-1 0-1-6-8-49-50-61-122-61-179 0-68 15-135 63-183 4-4 4-6 4-7 0-2-1-3-3-3-5 0-39 25-62 75-20 42-24 85-24 118 0 28 4 74 25 118 23 48 56 73 61 73 2 0 3-1 3-4z"><text:p/></draw:path><draw:path draw:style-name="gr1278" draw:text-style-name="P85" svg:width="0.1244in" svg:height="0.0681in" svg:x="3.4858in" svg:y="0.0484in" svg:viewBox="0 0 317 174" svg:d="M23 147c-1 6-4 15-4 17 0 7 5 10 12 10 4 0 11-3 14-11 2-10 5-19 7-29 3-12 5-23 9-34 2-9 4-17 6-26 1-7 5-18 6-19 5-12 25-47 62-47 18 0 21 14 21 27 0 9-3 20-5 32-4 14-8 29-11 44-2 10-6 20-8 30-2 8-5 21-5 23 0 7 5 10 11 10 12 0 14-10 17-22 6-21 20-78 23-93 1-5 22-51 64-51 17 0 21 13 21 27 0 22-17 66-24 86-4 10-5 13-5 21 0 19 14 32 32 32 37 0 51-56 51-60 0-3-3-3-6-3s-3 1-5 7c-6 21-18 47-40 47-6 0-9-3-9-12 0-10 4-19 7-28 8-19 24-62 24-84 0-26-16-41-45-41-30 0-48 17-63 36 0-4-1-17-12-26-10-9-22-10-32-10-35 0-53 24-60 33-2-22-18-33-35-33-18 0-26 14-29 21-8 14-12 36-12 37 0 5 3 5 4 5 5 0 5 0 7-9 7-28 14-46 29-46 5 0 12 3 12 17 0 9-1 14-7 33-8 30-14 60-22 89z"><text:p/></draw:path><draw:path draw:style-name="gr1278" draw:text-style-name="P85" svg:width="0.035in" svg:height="0.1508in" svg:x="3.6236in" svg:y="0.002in" svg:viewBox="0 0 90 384" svg:d="M90 193c0-31-4-77-25-121-24-48-57-72-61-72-2 0-4 1-4 3 0 1 0 3 8 9 37 39 59 100 59 181 0 65-14 132-61 180-6 6-6 6-6 7 0 2 2 4 4 4 4 0 39-26 62-75 20-43 24-86 24-116z"><text:p/></draw:path></draw:g></text:p>
      <text:p text:style-name="P78">כלומר <text:span text:style-name="T76">ע"פ טרנזיטיביות יחס הזהות על </text:span><draw:g text:anchor-type="as-char" svg:y="-0.1063in" draw:z-index="259" draw:name="Shape269" draw:style-name="gr1276"><svg:title>TexMaths</svg:title><svg:desc>11§inline§\N§svg§600§FALSE§</svg:desc><draw:path draw:style-name="gr1277" draw:text-style-name="P84" svg:width="0.0906in" svg:height="0.0906in" svg:x="0.0043in" svg:y="0.0071in" svg:viewBox="0 0 231 231" svg:d="M116 231c-39 0-77 0-116 0 0-77 0-154 0-231 77 0 154 0 231 0 0 77 0 154 0 231-39 0-77 0-115 0z"><text:p/></draw:path><draw:path draw:style-name="gr1278" draw:text-style-name="P85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pan text:style-name="T38">, </text:span>נגרר <draw:g text:anchor-type="as-char" svg:y="-0.1138in" draw:z-index="260" draw:name="Shape270" draw:style-name="gr1276"><svg:title>TexMaths</svg:title><svg:desc>11§inline§\forall m \ge n_1. f'(m) = g'(m)§svg§600§FALSE§</svg:desc><draw:path draw:style-name="gr1277" draw:text-style-name="P84" svg:width="1.5524in" svg:height="0.1362in" svg:x="0.0083in" svg:y="0.0079in" svg:viewBox="0 0 3944 347" svg:d="M1972 347c-658 0-1314 0-1972 0 0-116 0-231 0-347 1314 0 2630 0 3944 0 0 116 0 231 0 347-658 0-1315 0-1972 0z"><text:p/></draw:path><draw:path draw:style-name="gr1278" draw:text-style-name="P85" svg:width="0.0846in" svg:height="0.1079in" svg:x="0.0004in" svg:y="0.0091in" svg:viewBox="0 0 216 275" svg:d="M213 15c3-4 3-5 3-7 0-4-4-8-8-8-6 0-8 4-10 9-11 28-21 56-32 85-40 0-78 0-118 0-11-29-21-57-32-85-1-6-3-9-8-9-4 0-8 4-8 8 0 1 0 2 2 7 32 84 65 168 97 251 2 6 3 9 9 9 5 0 6-4 9-8 31-83 64-168 96-252zM55 109c35 0 70 0 106 0-18 45-36 91-53 136-18-45-35-91-53-136z"><text:p/></draw:path><draw:path draw:style-name="gr1278" draw:text-style-name="P85" svg:width="0.124in" svg:height="0.0681in" svg:x="0.0898in" svg:y="0.0484in" svg:viewBox="0 0 316 174" svg:d="M22 147c-1 6-3 15-3 17 0 7 5 10 11 10 5 0 12-3 14-11 1 0 5-19 8-29 3-12 5-23 8-34 3-9 5-17 7-26 1-7 4-18 4-19 7-12 27-47 64-47 17 0 21 14 21 27 0 9-3 20-6 32-4 14-8 29-11 44-3 10-6 20-8 30-1 8-5 21-5 23 0 7 6 10 11 10 13 0 15-10 18-22 6-21 20-78 23-93 1-5 22-51 64-51 16 0 21 13 21 27 0 22-17 66-24 86-4 10-5 13-5 21 0 19 13 32 31 32 36 0 51-56 51-60 0-3-4-3-5-3-3 0-3 1-5 7-6 21-19 47-40 47-6 0-9-3-9-12 0-10 4-19 7-28 8-19 23-62 23-84 0-26-15-41-44-41s-48 17-63 36c-1-4-2-17-13-26-9-9-22-10-31-10-35 0-54 24-60 33-2-22-19-33-35-33-19 0-26 14-29 21-8 14-12 36-12 37 0 5 3 5 4 5 4 0 5 0 7-9 7-28 14-46 27-46 7 0 13 3 13 17 0 9-2 14-6 33-8 30-15 60-23 89z"><text:p/></draw:path><draw:path draw:style-name="gr1278" draw:text-style-name="P85" svg:width="0.0921in" svg:height="0.1161in" svg:x="0.2736in" svg:y="0.0193in" svg:viewBox="0 0 235 296" svg:d="M228 120c5-2 7-6 7-9s-1-5-7-9c-71-33-142-67-213-100-5-2-5-1-7-2-5 0-8 3-8 8 0 4 3 6 7 7 68 32 135 64 203 96-67 31-135 63-202 95-8 2-8 5-8 7 0 5 3 8 8 8 1 0 1 0 6-2 72-33 142-66 214-99zM222 296c7 0 13 0 13-8 0-7-7-7-13-7-69 0-140 0-209 0-5 0-13 0-13 7 0 8 7 8 13 8 69 0 140 0 209 0z"><text:p/></draw:path><draw:path draw:style-name="gr1278" draw:text-style-name="P85" svg:width="0.0819in" svg:height="0.0681in" svg:x="0.426in" svg:y="0.0484in" svg:viewBox="0 0 209 174" svg:d="M22 147c-1 6-3 15-3 17 0 7 5 10 11 10 5 0 12-3 14-11 1 0 5-19 8-29 3-12 5-23 8-34 3-9 5-17 7-26 1-7 4-18 4-19 7-12 27-47 64-47 17 0 21 14 21 27 0 23-20 73-25 89-3 9-5 15-5 18 0 19 15 32 32 32 37 0 51-56 51-60 0-3-3-3-4-3-5 0-5 1-6 7-8 26-21 47-40 47-6 0-9-3-9-12 0-10 3-19 7-28 7-20 23-62 23-84 0-26-16-41-44-41-35 0-54 24-60 33-2-22-18-33-35-33-19 0-26 14-30 21-6 13-11 36-11 37 0 5 3 5 4 5 4 0 5 0 7-9 7-28 14-46 27-46 8 0 13 5 13 17 0 9-2 14-6 33-8 30-15 60-23 89z"><text:p/></draw:path><draw:path draw:style-name="gr1278" draw:text-style-name="P85" svg:width="0.0386in" svg:height="0.0701in" svg:x="0.5244in" svg:y="0.0665in" svg:viewBox="0 0 99 179" svg:d="M62 8c0-8-2-8-9-8-17 17-42 18-53 18 0 3 0 6 0 10 7 0 24 0 40-8 0 46 0 91 0 137 0 9 0 12-28 12-3 0-7 0-10 0 0 4 0 7 0 10 5 0 39-1 49-1 7 0 41 1 48 1 0-3 0-6 0-10-3 0-8 0-11 0-26 0-26-3-26-12 0-50 0-100 0-149z"><text:p/></draw:path><draw:path draw:style-name="gr1278" draw:text-style-name="P85" svg:width="0.0157in" svg:height="0.0157in" svg:x="0.5941in" svg:y="0.0984in" svg:viewBox="0 0 41 41" svg:d="M41 21c0-11-9-21-20-21s-21 10-21 21 10 20 21 20 20-9 20-20z"><text:p/></draw:path><draw:path draw:style-name="gr1278" draw:text-style-name="P85" svg:width="0.076in" svg:height="0.1374in" svg:x="0.6315in" svg:y="0.0079in" svg:viewBox="0 0 194 350" svg:d="M122 118c11 0 22 0 33 0 8 0 11 0 11-8 0-4-3-4-10-4-11 0-21 0-32 0 2-16 6-30 8-44 1-8 7-36 9-40 4-8 11-13 18-13 2 0 13 0 19 6-16 3-21 16-21 21 0 9 8 15 15 15 9 0 22-9 22-23 0-19-19-28-35-28-13 0-37 8-49 45-2 9-3 12-12 61-9 0-19 0-28 0-6 0-11 0-11 7 0 5 4 5 11 5 9 0 17 0 26 0-10 50-19 101-29 152-8 36-14 71-34 71-1 0-11 0-19-6 18-2 22-16 22-21 0-9-7-14-14-14-11 0-22 9-22 24 0 17 18 26 33 26 21 0 36-23 44-37 12-25 21-71 21-74 8-40 16-81 24-121z"><text:p/></draw:path><draw:path draw:style-name="gr1278" draw:text-style-name="P85" svg:width="0.0264in" svg:height="0.0547in" svg:x="0.7193in" svg:y="0in" svg:viewBox="0 0 68 140" svg:d="M66 24c2-5 2-7 2-9 0-8-8-15-16-15-10 0-14 9-15 13-12 39-24 77-36 117 0 1-1 2-1 4 0 4 9 6 11 6s2 0 4-5c17-37 34-73 51-111z"><text:p/></draw:path><draw:path draw:style-name="gr1278" draw:text-style-name="P85" svg:width="0.0346in" svg:height="0.1508in" svg:x="0.772in" svg:y="0.002in" svg:viewBox="0 0 89 384" svg:d="M89 380c0-1 0-1-7-8-48-50-60-122-60-179 0-68 15-135 63-183 4-4 4-6 4-7 0-2-1-3-3-3-5 0-39 25-62 75-20 42-24 85-24 118 0 28 4 74 25 118 23 48 56 73 61 73 2 0 3-1 3-4z"><text:p/></draw:path><draw:path draw:style-name="gr1278" draw:text-style-name="P85" svg:width="0.1244in" svg:height="0.0681in" svg:x="0.8201in" svg:y="0.0484in" svg:viewBox="0 0 317 174" svg:d="M23 147c-1 6-4 15-4 17 0 7 5 10 12 10 4 0 11-3 14-11 2-10 4-19 7-29 3-12 5-23 8-34 3-9 5-17 7-26 1-7 4-18 6-19 5-12 25-47 62-47 18 0 21 14 21 27 0 9-3 20-5 32-4 14-8 29-11 44-3 10-6 20-8 30-2 8-6 21-6 23 0 7 6 10 11 10 13 0 15-10 18-22 6-21 20-78 23-93 1-5 22-51 64-51 16 0 21 13 21 27 0 22-17 66-24 86-4 10-5 13-5 21 0 19 13 32 32 32 36 0 51-56 51-60 0-3-5-3-6-3-3 0-3 1-5 7-6 21-18 47-40 47-6 0-9-3-9-12 0-10 4-19 7-28 8-19 24-62 24-84 0-26-16-41-45-41-30 0-48 17-63 36 0-4-1-17-12-26-10-9-22-10-32-10-35 0-54 24-60 33-2-22-18-33-35-33-18 0-26 14-29 21-8 14-12 36-12 37 0 5 3 5 4 5 5 0 5 0 7-9 7-28 14-46 29-46 5 0 12 3 12 17 0 9-1 14-7 33-8 30-14 60-22 89z"><text:p/></draw:path><draw:path draw:style-name="gr1278" draw:text-style-name="P85" svg:width="0.035in" svg:height="0.1508in" svg:x="0.9579in" svg:y="0.002in" svg:viewBox="0 0 90 384" svg:d="M90 193c0-31-4-77-25-121-24-48-57-72-61-72-2 0-4 1-4 3 0 1 0 3 8 9 37 39 59 100 59 181 0 65-14 132-62 180-5 6-5 6-5 7 0 2 2 4 4 4 4 0 39-26 62-75 19-43 24-86 24-116z"><text:p/></draw:path><draw:path draw:style-name="gr1278" draw:text-style-name="P85" svg:width="0.1008in" svg:height="0.035in" svg:x="1.059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693in" svg:height="0.0972in" svg:x="1.2138in" svg:y="0.0484in" svg:viewBox="0 0 177 248" svg:d="M176 24c0-2 1-4 1-6 0-7-4-10-11-10-4 0-14 2-16 16-7-14-20-24-36-24-44 0-92 54-92 109 0 38 23 60 52 60 22 0 40-17 44-22h1c-9 35-13 51-13 52-2 3-15 40-55 40-8 0-21 0-32-3 12-4 16-14 16-20 0-7-4-14-14-14-9 0-21 7-21 23 0 15 14 23 51 23 48 0 77-30 82-52 14-57 29-115 43-172zM125 120c-2 11-11 20-19 27s-20 15-31 15c-20 0-26-21-26-37 0-17 11-63 22-83 10-19 27-34 43-34 26 0 31 31 31 33 0 1-1 4-1 6-7 25-12 49-19 73z"><text:p/></draw:path><draw:path draw:style-name="gr1278" draw:text-style-name="P85" svg:width="0.0264in" svg:height="0.0547in" svg:x="1.2945in" svg:y="0in" svg:viewBox="0 0 68 140" svg:d="M66 24c2-5 2-7 2-9 0-8-8-15-15-15-11 0-15 9-16 13-12 39-23 77-35 117-1 0-1 2-2 4 0 4 9 6 11 6s2 0 4-5c17-37 34-73 51-111z"><text:p/></draw:path><draw:path draw:style-name="gr1278" draw:text-style-name="P85" svg:width="0.0346in" svg:height="0.1508in" svg:x="1.3472in" svg:y="0.002in" svg:viewBox="0 0 89 384" svg:d="M89 380c0-1 0-1-7-8-48-50-60-122-60-179 0-68 15-135 63-183 4-4 4-6 4-7 0-2-1-3-3-3-5 0-39 25-62 75-20 42-24 85-24 118 0 28 4 74 25 118 23 48 56 73 61 73 2 0 3-1 3-4z"><text:p/></draw:path><draw:path draw:style-name="gr1278" draw:text-style-name="P85" svg:width="0.1244in" svg:height="0.0681in" svg:x="1.3957in" svg:y="0.0484in" svg:viewBox="0 0 317 174" svg:d="M23 147c-1 6-4 15-4 17 0 7 5 10 12 10 4 0 11-3 14-11 2-10 4-19 7-29 3-12 5-23 8-34 3-9 5-17 7-26 1-7 4-18 6-19 5-12 26-47 62-47 18 0 21 14 21 27 0 9-3 20-5 32-4 14-8 29-11 44-3 10-6 20-8 30-2 8-6 21-6 23 0 7 6 10 11 10 13 0 15-10 18-22 6-21 20-78 23-93 1-5 22-51 64-51 16 0 21 13 21 27 0 22-17 66-24 86-4 10-5 13-5 21 0 19 13 32 32 32 36 0 51-56 51-60 0-3-4-3-6-3-3 0-3 1-5 7-6 21-18 47-40 47-6 0-9-3-9-12 0-10 4-19 7-28 8-19 24-62 24-84 0-26-16-41-45-41-30 0-48 17-63 36 0-4-1-17-12-26-10-9-22-10-32-10-35 0-54 24-60 33-2-22-18-33-35-33-18 0-26 14-29 21-8 14-12 36-12 37 0 5 3 5 4 5 5 0 5 0 7-9 7-28 14-46 29-46 5 0 12 3 12 17 0 9-1 14-7 33-8 30-14 60-22 89z"><text:p/></draw:path><draw:path draw:style-name="gr1278" draw:text-style-name="P85" svg:width="0.035in" svg:height="0.1508in" svg:x="1.5335in" svg:y="0.002in" svg:viewBox="0 0 90 384" svg:d="M90 193c0-31-4-77-25-121-23-48-57-72-61-72-2 0-4 1-4 3 0 1 0 3 8 9 37 39 59 100 59 181 0 65-14 132-62 180-5 6-5 6-5 7 0 2 2 4 4 4 4 0 39-26 62-75 20-43 24-86 24-116z"><text:p/></draw:path></draw:g><text:span text:style-name="T6"><text:s/></text:span><text:span text:style-name="T38">כדרוש. </text:span><draw:g text:anchor-type="as-char" svg:y="-0.1043in" draw:z-index="261" draw:name="Shape271" draw:style-name="gr1276"><svg:title>TexMaths</svg:title><svg:desc>11§inline§\bs§svg§600§FALSE§</svg:desc><draw:path draw:style-name="gr1277" draw:text-style-name="P84" svg:width="0.0929in" svg:height="0.0882in" svg:x="0.0004in" svg:y="0.0071in" svg:viewBox="0 0 237 225" svg:d="M120 225c-41 0-80 0-120 0 0-75 0-150 0-225 79 0 158 0 237 0 0 75 0 150 0 225-39 0-79 0-117 0z"><text:p/></draw:path><draw:path draw:style-name="gr1278" draw:text-style-name="P85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p>
      <text:h text:style-name="P5" text:outline-level="4">יחס סדר חלש</text:h>
      <text:list xml:id="list133549661" text:style-name="L8">
        <text:list-item>
          <text:p text:style-name="P39">רפלקסיביות: יהי <draw:g text:anchor-type="as-char" svg:y="-0.1134in" draw:z-index="234" draw:name="Shape272" draw:style-name="gr1276"><svg:title>TexMaths</svg:title><svg:desc>11§inline§[f]_R \in (\N \to \N)/R§svg§600§FALSE§</svg:desc><draw:path draw:style-name="gr1277" draw:text-style-name="P84" svg:width="1.2106in" svg:height="0.1358in" svg:x="0.0004in" svg:y="0.0071in" svg:viewBox="0 0 3076 346" svg:d="M1538 346c-513 0-1026 0-1538 0 0-116 0-230 0-346 1025 0 2051 0 3076 0 0 116 0 230 0 346-513 0-1025 0-1538 0z"><text:p/></draw:path><draw:path draw:style-name="gr1278" draw:text-style-name="P85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1278" draw:text-style-name="P85" svg:width="0.076in" svg:height="0.1374in" svg:x="0.0429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278" draw:text-style-name="P85" svg:width="0.0209in" svg:height="0.1512in" svg:x="0.1291in" svg:y="0in" svg:viewBox="0 0 54 385" svg:d="M54 0c-18 0-36 0-54 0 0 6 0 10 0 15 13 0 25 0 38 0 0 118 0 237 0 355-13 0-25 0-38 0 0 5 0 10 0 15 18 0 36 0 54 0 0-128 0-256 0-385z"><text:p/></draw:path><draw:path draw:style-name="gr1278" draw:text-style-name="P85" svg:width="0.0823in" svg:height="0.0744in" svg:x="0.176in" svg:y="0.0634in" svg:viewBox="0 0 210 190" svg:d="M92 19c3-8 3-8 9-9 6 0 11 0 17 0 25 0 56 0 56 27 0 11-5 29-18 39-11 8-27 12-46 12-12 0-23 0-35 0 5-23 12-46 17-69zM141 92c33-7 61-26 61-50 0-23-27-42-67-42-27 0-56 0-83 0-5 0-8 0-8 7 0 3 3 3 8 3 1 0 5 0 11 0 5 1 5 1 5 4s0 3 0 6c-12 48-24 96-36 144-2 9-3 11-24 11-5 0-8 0-8 6 0 3 1 4 4 4 5 0 11-1 17-1 5 0 13 0 17 0 6 0 13 0 18 0 6 0 12 1 18 1 2 0 6 0 6-6 0-4-3-4-10-4-3 0-4 0-10-1-5 0-5-1-5-3 0-1 0-3 1-7 6-23 11-46 17-68 12 0 25 0 37 0 23 0 33 12 33 24 0 4-2 13-4 20-4 12-4 15-4 21 0 21 19 29 40 29 24 0 35-26 35-31 0-2 0-4-4-4s-5 1-5 5c-4 12-14 23-25 23-8 0-12-4-12-18 0-6 1-22 2-28 1-8 1-10 1-13s0-12-8-19c-5-7-12-10-18-13z"><text:p/></draw:path><draw:path draw:style-name="gr1278" draw:text-style-name="P85" svg:width="0.0752in" svg:height="0.087in" svg:x="0.3228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278" draw:text-style-name="P85" svg:width="0.035in" svg:height="0.1512in" svg:x="0.4689in" svg:y="0in" svg:viewBox="0 0 90 385" svg:d="M90 381c0-1 0-1-6-8-49-49-62-122-62-180 0-67 15-135 63-182 5-5 5-5 5-7 0-3-2-4-4-4-4 0-39 26-62 76-20 42-24 85-24 117 0 29 4 76 25 120 23 47 57 72 61 72 2 0 4-1 4-4z"><text:p/></draw:path><draw:path draw:style-name="gr1278" draw:text-style-name="P85" svg:width="0.1028in" svg:height="0.1063in" svg:x="0.5169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31 0 46 0 43 59 87 117 130 176 0 18 0 37 0 54z"><text:p/></draw:path><draw:path draw:style-name="gr1278" draw:text-style-name="P85" svg:width="0.1346in" svg:height="0.0787in" svg:x="0.6732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1278" draw:text-style-name="P85" svg:width="0.1028in" svg:height="0.1063in" svg:x="0.863in" svg:y="0.0098in" svg:viewBox="0 0 262 271" svg:d="M34 35c0 63 0 126 0 187 0 20-3 28-23 28-4 0-11 0-11 7 0 6 7 6 13 6 20 0 41 0 61 0 6 0 12 0 12-6 0-7-6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1278" draw:text-style-name="P85" svg:width="0.035in" svg:height="0.1512in" svg:x="0.9776in" svg:y="0in" svg:viewBox="0 0 90 385" svg:d="M90 193c0-30-4-76-26-120-23-48-56-73-60-73-2 0-4 2-4 4s0 2 8 9c37 38 59 99 59 180 0 65-14 133-62 181-5 6-5 6-5 7 0 2 2 4 4 4 4 0 39-26 62-76 19-41 24-84 24-116z"><text:p/></draw:path><draw:path draw:style-name="gr1278" draw:text-style-name="P85" svg:width="0.0591in" svg:height="0.1512in" svg:x="1.0366in" svg:y="0in" svg:viewBox="0 0 151 385" svg:d="M148 15c3-5 3-6 3-7 0-5-4-8-8-8-3 0-6 1-7 3-45 123-89 245-134 367-2 5-2 7-2 8 0 4 3 7 8 7s6-3 8-10c44-120 88-240 132-360z"><text:p/></draw:path><draw:path draw:style-name="gr1278" draw:text-style-name="P85" svg:width="0.1083in" svg:height="0.1063in" svg:x="1.1106in" svg:y="0.0098in" svg:viewBox="0 0 276 271" svg:d="M129 26c2-9 3-13 11-14 3 0 15 0 24 0 26 0 69 0 69 38 0 13-5 39-21 55-10 10-31 22-65 22-14 0-29 0-44 0 9-35 17-68 26-101zM185 132c38-9 84-35 84-75 0-33-34-57-85-57-37 0-74 0-110 0-8 0-11 0-11 8 0 4 3 4 11 4 1 0 7 0 14 0 8 1 11 1 11 7 0 1-1 2-2 7-18 69-34 138-52 206-3 15-4 18-35 18-7 0-10 0-10 8 0 4 4 4 5 4 11 0 38-1 49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/draw:g><text:span text:style-name="T6">, נוכיח </text:span><text:span text:style-name="T6"><draw:g text:anchor-type="as-char" svg:y="-0.1134in" draw:z-index="229" draw:name="Shape273" draw:style-name="gr1276"><svg:title>TexMaths</svg:title><svg:desc>11§inline§[f]_R \le [f]_R§svg§600§FALSE§</svg:desc><draw:path draw:style-name="gr1277" draw:text-style-name="P84" svg:width="0.728in" svg:height="0.1358in" svg:x="0.0004in" svg:y="0.0071in" svg:viewBox="0 0 1850 346" svg:d="M926 346c-310 0-618 0-926 0 0-116 0-230 0-346 616 0 1234 0 1850 0 0 116 0 230 0 346-308 0-616 0-924 0z"><text:p/></draw:path><draw:path draw:style-name="gr1278" draw:text-style-name="P85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278" draw:text-style-name="P85" svg:width="0.076in" svg:height="0.1374in" svg:x="0.0429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278" draw:text-style-name="P85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3in" svg:height="0.0744in" svg:x="0.176in" svg:y="0.0634in" svg:viewBox="0 0 210 190" svg:d="M92 19c2-8 3-8 8-9 6 0 12 0 18 0 25 0 56 0 56 27 0 11-4 29-18 39-11 8-27 12-46 12-12 0-23 0-35 0 5-23 12-46 17-69zM141 92c33-7 62-26 62-50 0-23-28-42-68-42-27 0-56 0-83 0-5 0-9 0-9 7 0 3 3 3 9 3 1 0 5 0 11 0 5 1 5 1 5 4s0 3-1 6c-12 48-23 96-35 144-2 9-3 11-24 11-5 0-8 0-8 6 0 3 1 4 4 4 5 0 11-1 17-1 5 0 13 0 18 0s12 0 17 0c6 0 12 1 18 1 2 0 5 0 5-6 0-4-2-4-9-4-4 0-5 0-9-1-6 0-6-1-6-3 0-1 0-3 1-7 6-23 11-46 17-68 12 0 24 0 36 0 24 0 34 12 34 24 0 4-2 13-4 20-4 12-5 15-5 21 0 21 20 29 41 29 24 0 35-26 35-31 0-2-1-4-4-4s-5 1-6 5c-3 12-13 23-25 23-7 0-12-4-12-18 0-6 2-22 3-28 1-8 1-10 1-13s0-12-7-19c-6-7-13-10-19-13z"><text:p/></draw:path><draw:path draw:style-name="gr1278" draw:text-style-name="P85" svg:width="0.0929in" svg:height="0.1165in" svg:x="0.3228in" svg:y="0.0161in" svg:viewBox="0 0 237 297" svg:d="M229 17c4-3 8-5 8-9 0-5-4-8-8-8-2 0-6 2-7 2-71 34-143 67-214 101-7 4-8 6-8 9 0 4 2 6 8 9 71 33 143 66 214 99 5 2 6 2 7 2 4 0 8-3 8-7s-1-6-8-8c-67-32-135-64-203-95 68-32 136-64 203-95zM223 297c7 0 14 0 14-7 0-8-8-8-15-8-69 0-138 0-208 0-5 0-14 0-14 8 0 7 8 7 14 7 70 0 140 0 209 0z"><text:p/></draw:path><draw:path draw:style-name="gr1278" draw:text-style-name="P85" svg:width="0.0209in" svg:height="0.1512in" svg:x="0.4886in" svg:y="0in" svg:viewBox="0 0 54 385" svg:d="M54 385c0-5 0-10 0-15-12 0-25 0-37 0 0-118 0-237 0-355 12 0 25 0 37 0 0-5 0-9 0-15-18 0-36 0-54 0 0 129 0 257 0 385 18 0 36 0 54 0z"><text:p/></draw:path><draw:path draw:style-name="gr1278" draw:text-style-name="P85" svg:width="0.076in" svg:height="0.1374in" svg:x="0.5209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1278" draw:text-style-name="P85" svg:width="0.0205in" svg:height="0.1512in" svg:x="0.6071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7in" svg:height="0.0744in" svg:x="0.6535in" svg:y="0.0634in" svg:viewBox="0 0 211 190" svg:d="M94 19c1-8 2-8 7-9 6 0 12 0 18 0 25 0 56 0 56 27 0 11-5 29-18 39-11 8-27 12-46 12-12 0-23 0-35 0 5-23 12-46 18-69zM142 92c32-7 61-26 61-50 0-23-28-42-67-42-27 0-56 0-83 0-6 0-9 0-9 7 0 3 3 3 9 3 3 0 5 0 11 0 5 1 5 1 5 4s0 3-1 6c-12 48-24 96-36 144-1 9-2 11-23 11-5 0-9 0-9 6 0 3 2 4 4 4 6 0 13-1 18-1 4 0 12 0 18 0 5 0 11 0 17 0s12 1 18 1c1 0 5 0 5-6 0-4-2-4-8-4-5 0-6 0-10-1-7 0-7-1-7-3 0-1 0-3 1-7 6-23 12-46 18-68 12 0 24 0 36 0 23 0 34 12 34 24 0 4-3 13-4 20-4 12-5 15-5 21 0 21 20 29 40 29 25 0 36-26 36-31 0-2-1-4-4-4-4 0-4 1-6 5-3 12-13 23-25 23-6 0-12-4-12-18 0-6 2-22 3-28 1-8 1-10 1-13s0-12-7-19c-6-7-14-10-19-13z"><text:p/></draw:path></draw:g></text:span><text:span text:style-name="T6">, כלומר </text:span><text:span text:style-name="T69">נוכיח </text:span><text:span text:style-name="T69"><draw:g text:anchor-type="as-char" svg:y="-0.1075in" draw:z-index="230" draw:name="Shape274" draw:style-name="gr1276"><svg:title>TexMaths</svg:title><svg:desc>11§inline§f\le^*f§svg§600§FALSE§</svg:desc><draw:path draw:style-name="gr1277" draw:text-style-name="P84" svg:width="0.4311in" svg:height="0.122in" svg:x="0in" svg:y="0.0075in" svg:viewBox="0 0 1096 311" svg:d="M0 0c365 0 731 0 1096 0 0 103 0 208 0 311-365 0-731 0-1096 0 0-103 0-208 0-311z"><text:p/></draw:path><draw:path draw:style-name="gr1278" draw:text-style-name="P85" svg:width="0.0752in" svg:height="0.1378in" svg:x="0.0004in" svg:y="0in" svg:viewBox="0 0 192 351" svg:d="M121 118c11 0 22 0 33 0 8 0 12 0 12-8 0-4-4-4-11-4-11 0-21 0-32 0 2-15 6-30 8-44 2-8 7-36 10-40 3-8 10-13 17-13 2 0 12 0 19 6-17 1-20 16-20 21 0 9 7 13 13 13 11 0 22-7 22-23 0-17-17-26-34-26-13 0-37 7-48 45-2 8-3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1278" draw:text-style-name="P85" svg:width="0.0925in" svg:height="0.1169in" svg:x="0.1378in" svg:y="0.0102in" svg:viewBox="0 0 236 298" svg:d="M229 16c4-2 7-4 7-8 0-5-3-8-7-8-3 0-6 2-7 2-71 34-143 67-214 101-7 4-8 6-8 9s2 6 8 9c71 33 143 67 214 100 4 2 6 2 7 2 4 0 7-3 7-8 0-3-2-5-8-8-68-32-135-63-202-95 67-32 136-64 203-96zM223 298c7 0 13 0 13-8 0-7-8-7-14-7-69 0-138 0-208 0-5 0-14 0-14 7 0 8 8 8 14 8 70 0 140 0 209 0z"><text:p/></draw:path><draw:path draw:style-name="gr1278" draw:text-style-name="P85" svg:width="0.0429in" svg:height="0.0457in" svg:x="0.2528in" svg:y="0.0024in" svg:viewBox="0 0 110 117" svg:d="M64 58c22-10 32-13 38-16 6-2 8-4 8-9 0-4-3-9-9-9-1 0-2 0-5 2-12 9-25 17-37 26 1-14 3-28 4-41 1-4 0-11-8-11-3 0-9 2-9 8 0 2 1 11 2 13 0 4 3 24 3 31-13-9-25-17-37-26-2-1-3-2-5-2-6 0-9 5-9 9 0 5 3 7 5 8 14 5 28 12 41 17-22 9-32 13-38 17-6 2-8 3-8 7 0 6 3 9 9 9 1 0 2 0 5-2 12-8 24-16 37-24-2 14-4 28-5 43 0 6 6 9 9 9s9-3 9-9c0-2-1-10-2-13 0-5-3-25-3-30 11 6 21 14 32 21 8 5 8 5 10 5 6 0 9-3 9-9 0-5-3-6-6-7-13-6-27-11-40-17z"><text:p/></draw:path><draw:path draw:style-name="gr1278" draw:text-style-name="P85" svg:width="0.0752in" svg:height="0.1378in" svg:x="0.3634in" svg:y="0in" svg:viewBox="0 0 192 351" svg:d="M121 118c11 0 22 0 33 0 8 0 12 0 12-8 0-4-4-4-11-4-11 0-21 0-32 0 3-15 6-30 9-44 1-8 6-36 9-40 3-8 10-13 17-13 2 0 12 0 20 6-18 1-21 16-21 21 0 9 7 13 14 13 10 0 21-7 21-23 0-17-17-26-34-26-12 0-37 7-48 45-2 8-3 12-13 61-9 0-18 0-27 0-7 0-11 0-11 7 0 5 4 5 10 5 9 0 18 0 27 0-10 50-20 101-30 151-7 38-13 73-33 73-2 0-12 0-19-7 18-1 21-15 21-21 0-8-6-13-14-13-10 0-21 8-21 23 0 18 16 27 33 27 21 0 36-23 43-38 13-24 22-71 22-73 8-41 15-82 23-122z"><text:p/></draw:path></draw:g></text:span><text:span text:style-name="T69">. לפי </text:span><text:span text:style-name="T70">שוויון פונקציות</text:span><text:span text:style-name="T69">, </text:span><text:span text:style-name="T69"><draw:g text:anchor-type="as-char" svg:y="-0.1134in" draw:z-index="231" draw:name="Shape275" draw:style-name="gr1276"><svg:title>TexMaths</svg:title><svg:desc>11§inline§\forall m \in \N. f(n) = f(n)§svg§600§FALSE§</svg:desc><draw:path draw:style-name="gr1277" draw:text-style-name="P84" svg:width="1.328in" svg:height="0.1358in" svg:x="0.0083in" svg:y="0.0071in" svg:viewBox="0 0 3374 346" svg:d="M1688 346c-563 0-1125 0-1688 0 0-116 0-230 0-346 1125 0 2249 0 3374 0 0 116 0 230 0 346-562 0-1125 0-1686 0z"><text:p/></draw:path><draw:path draw:style-name="gr1278" draw:text-style-name="P85" svg:width="0.0843in" svg:height="0.1079in" svg:x="0.0004in" svg:y="0.0071in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6 13-6 21 0 19 14 32 32 32 36 0 51-56 51-59 0-4-4-4-5-4-3 0-3 1-5 7-6 20-19 47-40 47-7 0-9-3-9-12 0-10 4-19 7-27 8-20 23-63 23-85 0-25-15-42-44-42s-48 18-63 37c-1-4-2-17-13-27-9-8-22-10-31-10-35 0-54 25-60 34-2-22-19-34-36-34-18 0-25 15-29 22-7 13-11 36-11 37 0 5 3 5 4 5 4 0 5-1 7-9 7-27 14-46 27-46 7 0 13 3 13 17 0 8-2 13-6 32-8 30-15 60-23 90z"><text:p/></draw:path><draw:path draw:style-name="gr1278" draw:text-style-name="P85" svg:width="0.0752in" svg:height="0.087in" svg:x="0.2736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278" draw:text-style-name="P85" svg:width="0.1028in" svg:height="0.1063in" svg:x="0.4083in" svg:y="0.0098in" svg:viewBox="0 0 262 271" svg:d="M34 35c0 63 0 126 0 187 0 20-3 28-23 28-4 0-11 0-11 7 0 6 7 6 13 6 20 0 40 0 60 0 7 0 13 0 13-6 0-7-7-7-12-7-21 0-25-9-25-29 0-58 0-118 0-176 57 74 112 148 168 220 3 5 5 6 8 6 6 0 6-7 6-13 0-72 0-145 0-217 0-21 4-27 22-28 2 0 9 0 9-6 0-7-6-7-14-7-18 0-37 0-56 0-6 0-13 0-13 7 0 6 7 6 11 6 22 1 25 9 25 29 0 39 0 80 0 121-38-53-78-105-116-157-4-6-6-6-14-6-22 0-45 0-67 0-7 0-14 0-14 7 0 6 7 6 9 6 10 1 18 8 21 12 0 4 0 5 0 10zM218 243c-56-72-112-146-169-220-3-5-3-5-7-10 15 0 31 0 46 0 43 59 87 117 130 176 0 18 0 37 0 54z"><text:p/></draw:path><draw:path draw:style-name="gr1278" draw:text-style-name="P85" svg:width="0.0157in" svg:height="0.0157in" svg:x="0.5272in" svg:y="0.0972in" svg:viewBox="0 0 41 41" svg:d="M41 21c0-12-9-21-20-21s-21 9-21 21c0 11 10 20 21 20s20-9 20-20z"><text:p/></draw:path><draw:path draw:style-name="gr1278" draw:text-style-name="P85" svg:width="0.0752in" svg:height="0.1374in" svg:x="0.5646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1278" draw:text-style-name="P85" svg:width="0.035in" svg:height="0.1512in" svg:x="0.6622in" svg:y="0in" svg:viewBox="0 0 90 385" svg:d="M90 381c0-1 0-1-6-8-49-49-61-122-61-180 0-67 14-135 62-182 5-5 5-5 5-7 0-3-2-4-4-4-4 0-39 26-62 76-20 42-24 85-24 117 0 29 4 76 25 120 23 47 57 72 61 72 2 0 4-1 4-4z"><text:p/></draw:path><draw:path draw:style-name="gr1278" draw:text-style-name="P85" svg:width="0.0823in" svg:height="0.0685in" svg:x="0.7102in" svg:y="0.0453in" svg:viewBox="0 0 210 175" svg:d="M23 148c-1 6-3 15-3 17 0 7 5 10 11 10 4 0 11-3 14-11 0-1 6-19 8-29 2-12 5-23 7-34 3-9 6-17 7-26 2-7 6-18 6-19 5-12 26-47 62-47 18 0 21 14 21 26 0 24-19 74-25 91-3 8-3 13-3 17 0 19 13 32 31 32 37 0 51-56 51-59 0-4-4-4-6-4-3 0-3 1-5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1278" draw:text-style-name="P85" svg:width="0.0346in" svg:height="0.1512in" svg:x="0.8059in" svg:y="0in" svg:viewBox="0 0 89 385" svg:d="M89 193c0-30-3-76-25-120-23-48-56-73-61-73-2 0-3 2-3 4s0 2 8 9c37 38 59 99 59 180 0 65-14 133-63 181-4 6-4 6-4 7 0 2 1 4 3 4 5 0 40-26 62-76 20-41 24-84 24-116z"><text:p/></draw:path><draw:path draw:style-name="gr1278" draw:text-style-name="P85" svg:width="0.1004in" svg:height="0.0354in" svg:x="0.907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278" draw:text-style-name="P85" svg:width="0.0752in" svg:height="0.1374in" svg:x="1.0673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1278" draw:text-style-name="P85" svg:width="0.0346in" svg:height="0.1512in" svg:x="1.1654in" svg:y="0in" svg:viewBox="0 0 89 385" svg:d="M89 381c0-1 0-1-7-8-48-49-60-122-60-180 0-67 14-135 62-182 5-5 5-5 5-7 0-3-1-4-3-4-5 0-40 26-62 76-20 42-24 85-24 117 0 29 3 76 25 120 23 47 56 72 61 72 2 0 3-1 3-4z"><text:p/></draw:path><draw:path draw:style-name="gr1278" draw:text-style-name="P85" svg:width="0.0819in" svg:height="0.0685in" svg:x="1.2138in" svg:y="0.0453in" svg:viewBox="0 0 209 175" svg:d="M22 148c-1 6-3 15-3 17 0 7 5 10 11 10 5 0 12-3 14-11 1-1 5-19 8-29 3-12 5-23 8-34 3-9 5-17 7-26 1-7 4-18 4-19 7-12 27-47 64-47 17 0 20 14 20 26 0 24-19 74-24 91-5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1278" draw:text-style-name="P85" svg:width="0.035in" svg:height="0.1512in" svg:x="1.309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9">, ובפרט בעבור </text:span><text:span text:style-name="T69"><draw:g text:anchor-type="as-char" svg:y="-0.1043in" draw:z-index="232" draw:name="Shape276" draw:style-name="gr1276"><svg:title>TexMaths</svg:title><svg:desc>11§inline§m \ge n = 1 \in \N§svg§600§FALSE§</svg:desc><draw:path draw:style-name="gr1277" draw:text-style-name="P84" svg:width="0.9835in" svg:height="0.1087in" svg:x="0.0039in" svg:y="0.0071in" svg:viewBox="0 0 2499 277" svg:d="M0 0c833 0 1666 0 2499 0 0 93 0 184 0 277-833 0-1666 0-2499 0 0-93 0-184 0-277z"><text:p/></draw:path><draw:path draw:style-name="gr1278" draw:text-style-name="P85" svg:width="0.1244in" svg:height="0.0681in" svg:x="0.0004in" svg:y="0.0362in" svg:viewBox="0 0 317 174" svg:d="M23 148c-1 7-3 14-3 15 0 8 5 11 11 11 4 0 11-3 14-11 0-1 6-17 8-27 2-12 5-23 8-34 2-9 5-18 6-27 2-7 6-18 6-19 5-12 26-47 62-47 18 0 21 14 21 26 0 10-2 21-5 32-4 15-8 30-11 46-2 10-6 20-8 29-1 8-5 20-5 21 0 8 5 11 12 11 12 0 14-9 16-21 6-22 20-78 24-93 2-5 21-51 63-51 18 0 21 13 21 26 0 22-15 67-23 88-3 8-6 13-6 21 0 17 14 30 32 30 37 0 51-55 51-58 0-4-3-4-4-4-5 0-5 1-7 7-6 20-18 47-39 47-6 0-9-4-9-11 0-10 3-20 7-28 7-21 23-63 23-85 0-25-15-42-44-42s-49 18-63 38c0-5-2-18-13-28-10-8-22-10-32-10-34 0-53 25-60 34-1-22-18-34-35-34-18 0-26 15-29 22-6 13-12 37-12 38 0 4 3 2 4 4 5 0 5-1 7-9 7-27 14-46 29-46 6 0 12 3 12 18 0 7-1 12-7 32-8 29-14 59-22 89z"><text:p/></draw:path><draw:path draw:style-name="gr1278" draw:text-style-name="P85" svg:width="0.0929in" svg:height="0.1169in" svg:x="0.1846in" svg:y="0.0071in" svg:viewBox="0 0 237 298" svg:d="M229 120c5-2 8-4 8-7 0-5-1-7-8-9-72-34-142-68-214-101-5-3-6-3-7-3-5 0-8 3-8 8 0 4 3 6 8 9 67 32 135 63 202 95-67 32-134 62-201 95-8 3-9 6-9 8 0 5 3 8 8 8 1 0 2 0 7-2 72-33 142-68 214-101zM223 298c7 0 14 0 14-8 0-7-8-7-15-7-69 0-138 0-208 0-5 0-14 0-14 7 0 8 8 8 14 8 70 0 140 0 209 0z"><text:p/></draw:path><draw:path draw:style-name="gr1278" draw:text-style-name="P85" svg:width="0.0823in" svg:height="0.0681in" svg:x="0.337in" svg:y="0.0362in" svg:viewBox="0 0 210 174" svg:d="M23 148c-1 7-3 14-3 15 0 8 5 11 11 11 4 0 11-3 14-11 0-1 5-17 8-27 2-12 5-23 8-34 2-9 4-18 6-27 2-7 5-18 6-19 5-12 26-47 62-47 18 0 21 14 21 26 0 25-18 74-25 91-3 9-3 13-3 18 0 17 13 30 32 30 36 0 50-55 50-58 0-4-4-4-5-4-4 0-4 1-6 7-7 27-21 47-39 47-7 0-9-4-9-11 0-10 3-20 6-28 8-21 25-63 25-85 0-27-18-42-46-42-34 0-53 25-60 34-1-22-18-34-35-34-18 0-26 15-29 22-6 13-12 37-12 38 0 4 3 2 4 4 5 0 5-1 7-9 7-27 14-46 29-46 7 0 12 4 12 18 0 7-1 12-7 32-8 29-14 59-22 89z"><text:p/></draw:path><draw:path draw:style-name="gr1278" draw:text-style-name="P85" svg:width="0.1012in" svg:height="0.0354in" svg:x="0.4748in" svg:y="0.048in" svg:viewBox="0 0 258 91" svg:d="M244 15c6 0 14 0 14-7 0-8-8-8-14-8-77 0-154 0-231 0-5 0-13 0-13 8 0 7 8 7 13 7 77 0 154 0 231 0zM244 91c6 0 14 0 14-8s-8-8-14-8c-77 0-154 0-231 0-5 0-13 0-13 8s8 8 13 8c77 0 154 0 231 0z"><text:p/></draw:path><draw:path draw:style-name="gr1278" draw:text-style-name="P85" svg:width="0.0496in" svg:height="0.1004in" svg:x="0.6406in" svg:y="0.0031in" svg:viewBox="0 0 127 256" svg:d="M79 10c0-10 0-10-10-10-23 24-57 24-69 24 0 5 0 8 0 12 8 0 30 0 51-9 0 66 0 132 0 198 0 15-1 19-37 19-4 0-7 0-12 0 0 4 0 9 0 12 13-1 48-1 63-1s48 0 62 1c0-3 0-8 0-12-5 0-8 0-13 0-34 0-35-4-35-19 0-72 0-143 0-215z"><text:p/></draw:path><draw:path draw:style-name="gr1278" draw:text-style-name="P85" svg:width="0.0756in" svg:height="0.0874in" svg:x="0.7579in" svg:y="0.0217in" svg:viewBox="0 0 193 223" svg:d="M179 119c7 0 14 0 14-7 0-8-7-8-14-8-55 0-109 0-164 0 5-52 50-89 104-89 20 0 41 0 60 0 7 0 14 0 14-7 0-8-7-8-14-8-19 0-40 0-60 0-67 0-119 50-119 112 0 60 52 111 119 111 20 0 41 0 60 0 7 0 14 0 14-8 0-7-7-7-14-7-19 0-40 0-60 0-54 0-99-38-104-89 55 0 109 0 164 0z"><text:p/></draw:path><draw:path draw:style-name="gr1278" draw:text-style-name="P85" svg:width="0.1028in" svg:height="0.1067in" svg:x="0.8925in" svg:y="0in" svg:viewBox="0 0 262 272" svg:d="M34 35c0 63 0 125 0 188 0 20-3 27-23 28-4 0-11 0-11 6 0 7 7 7 13 7 20 0 41 0 61 0 6 0 12 0 12-7 0-6-6-6-11-6-22-1-25-9-25-29 0-59 0-118 0-177 56 73 111 147 167 220 3 6 5 7 9 7 6 0 6-7 6-14 0-72 0-144 0-217 0-21 4-27 21-28 2 0 9 0 9-6 0-7-6-7-13-7-19 0-38 0-56 0-7 0-14 0-14 7 0 6 7 6 11 6 22 1 26 9 26 29 0 40 0 81 0 120-39-52-78-105-117-156-4-6-5-6-14-6-22 0-45 0-67 0-7 0-14 0-14 7 0 6 7 6 9 6 10 1 18 8 21 12 0 4 0 5 0 10zM218 244c-56-74-112-147-168-221-4-5-4-5-8-10 15 0 31 0 46 0 43 59 87 117 130 176 0 19 0 37 0 55z"><text:p/></draw:path></draw:g></text:span><text:span text:style-name="T69">, ובהכללה עבור </text:span><text:span text:style-name="T70">יחס הסדר הסטנדרטי על </text:span><draw:g text:anchor-type="as-char" svg:y="-0.1063in" draw:z-index="235" draw:name="Shape277" draw:style-name="gr1276"><svg:title>TexMaths</svg:title><svg:desc>11§inline§\N§svg§600§FALSE§</svg:desc><draw:path draw:style-name="gr1277" draw:text-style-name="P84" svg:width="0.0906in" svg:height="0.0906in" svg:x="0.0043in" svg:y="0.0071in" svg:viewBox="0 0 231 231" svg:d="M116 231c-39 0-77 0-116 0 0-77 0-154 0-231 77 0 154 0 231 0 0 77 0 154 0 231-39 0-77 0-115 0z"><text:p/></draw:path><draw:path draw:style-name="gr1278" draw:text-style-name="P85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pan text:style-name="T69">, כלומר </text:span><text:span text:style-name="T69"><draw:g text:anchor-type="as-char" svg:y="-0.1283in" draw:z-index="233" draw:name="Shape278" draw:style-name="gr1276"><svg:title>TexMaths</svg:title><svg:desc>11§inline§\forall m \ge n. f(n) \le_\N f(n) \quad \open n = 1\close§svg§600§FALSE§</svg:desc><draw:path draw:style-name="gr1277" draw:text-style-name="P84" svg:width="2.0661in" svg:height="0.1661in" svg:x="0.0083in" svg:y="0.0079in" svg:viewBox="0 0 5249 423" svg:d="M2625 423c-876 0-1750 0-2625 0 0-141 0-282 0-423 1749 0 3500 0 5249 0 0 141 0 282 0 423-875 0-1749 0-2624 0z"><text:p/></draw:path><draw:path draw:style-name="gr1278" draw:text-style-name="P85" svg:width="0.0846in" svg:height="0.1079in" svg:x="0.0004in" svg:y="0.0236in" svg:viewBox="0 0 216 275" svg:d="M213 14c3-4 3-4 3-6 0-5-4-8-8-8-6 0-8 4-10 9-11 28-21 56-32 85-38 0-78 0-116 0-11-29-22-57-33-85-2-6-4-9-9-9-4 0-8 3-8 8 0 1 0 1 2 6 32 84 65 169 97 252 2 6 3 9 9 9 5 0 6-4 9-7 32-84 65-169 96-254zM55 109c35 0 70 0 106 0-18 45-36 91-53 138-18-47-35-93-53-138z"><text:p/></draw:path><draw:path draw:style-name="gr1278" draw:text-style-name="P85" svg:width="0.124in" svg:height="0.0685in" svg:x="0.0898in" svg:y="0.0618in" svg:viewBox="0 0 316 175" svg:d="M22 149c-1 5-3 14-3 16 0 7 5 10 11 10 5 0 12-3 14-11 1 0 6-19 8-29 3-12 5-23 9-34 2-9 4-17 6-26 1-7 5-18 5-19 6-12 26-47 63-47 17 0 21 14 21 27 0 9-3 20-6 32-4 15-8 29-11 44-3 10-6 20-8 30-1 8-4 21-4 23 0 7 5 10 11 10 12 0 14-10 17-22 6-21 20-78 23-92 1-6 22-52 64-52 17 0 21 13 21 27 0 22-17 66-24 86-4 10-5 13-5 21 0 19 14 32 31 32 36 0 51-56 51-59 0-4-4-4-5-4-3 0-3 1-5 7-6 21-19 48-40 48-6 0-9-4-9-13 0-10 4-19 7-27 8-20 23-63 23-85 0-25-15-42-44-42-28 0-48 18-63 37-1-4-2-17-13-27-9-8-22-10-31-10-35 0-53 25-60 34-2-22-19-34-35-34-19 0-26 15-29 22-8 14-12 36-12 37 0 5 3 5 4 5 4 0 5 0 7-9 7-27 14-46 28-46 6 0 12 3 12 17 0 9-1 13-6 33-8 30-15 60-23 90z"><text:p/></draw:path><draw:path draw:style-name="gr1278" draw:text-style-name="P85" svg:width="0.0921in" svg:height="0.1165in" svg:x="0.2736in" svg:y="0.0323in" svg:viewBox="0 0 235 297" svg:d="M228 121c5-2 7-5 7-9s-1-6-7-9c-71-33-142-67-213-100-5-3-5-2-7-3-5 0-8 3-8 8 0 4 3 6 7 9 68 31 135 63 203 95-67 31-135 63-202 95-8 3-8 7-8 9 0 4 3 7 8 7 1 0 2 0 6-2 72-34 142-67 214-100zM222 297c7 0 13 0 13-7 0-8-7-8-13-8-69 0-139 0-209 0-5 0-13 0-13 8 0 7 7 7 13 7 70 0 140 0 209 0z"><text:p/></draw:path><draw:path draw:style-name="gr1278" draw:text-style-name="P85" svg:width="0.0819in" svg:height="0.0685in" svg:x="0.4264in" svg:y="0.0618in" svg:viewBox="0 0 209 175" svg:d="M22 149c-1 5-3 14-3 16 0 7 5 10 11 10 5 0 12-3 14-11 1 0 6-19 8-29 3-12 5-23 9-34 2-9 4-17 6-26 1-7 5-18 5-19 6-12 26-47 63-47 18 0 21 14 21 27 0 23-20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1 13-6 33-8 30-15 60-23 90z"><text:p/></draw:path><draw:path draw:style-name="gr1278" draw:text-style-name="P85" svg:width="0.0157in" svg:height="0.0157in" svg:x="0.5264in" svg:y="0.1138in" svg:viewBox="0 0 41 41" svg:d="M41 21c0-11-10-21-21-21s-20 10-20 21 9 20 20 20 21-9 21-20z"><text:p/></draw:path><draw:path draw:style-name="gr1278" draw:text-style-name="P85" svg:width="0.0756in" svg:height="0.1374in" svg:x="0.5634in" svg:y="0.0224in" svg:viewBox="0 0 193 350" svg:d="M121 118c11 0 22 0 33 0 8 0 12 0 12-8 0-4-4-4-11-4-11 0-21 0-32 0 2-16 6-30 8-44 2-8 8-36 10-40 3-8 10-13 17-13 3 0 13 0 20 6-17 3-21 16-21 21 0 9 7 14 15 14 10 0 21-8 21-24 0-17-18-26-35-26-13 0-37 7-48 45-2 8-3 12-13 61-9 0-18 0-27 0-7 0-12 0-12 7 0 5 5 5 11 5 9 0 17 0 26 0-10 50-19 101-29 152-7 37-13 72-33 72-2 0-12 0-19-7 18-1 21-15 21-21 0-9-6-13-14-13-10 0-21 8-21 23 0 17 17 26 33 26 21 0 36-22 43-37 12-25 22-70 22-73 8-41 15-81 23-122z"><text:p/></draw:path><draw:path draw:style-name="gr1278" draw:text-style-name="P85" svg:width="0.0346in" svg:height="0.1512in" svg:x="0.6614in" svg:y="0.0161in" svg:viewBox="0 0 89 385" svg:d="M89 382c0-1 0-2-6-9-49-48-61-122-61-179 0-67 14-135 63-183 4-4 4-5 4-7 0-3-1-4-3-4-5 0-39 26-62 76-20 42-24 85-24 118 0 29 4 75 25 119 23 47 56 72 61 72 2 0 3-1 3-3z"><text:p/></draw:path><draw:path draw:style-name="gr1278" draw:text-style-name="P85" svg:width="0.0819in" svg:height="0.0685in" svg:x="0.7098in" svg:y="0.0618in" svg:viewBox="0 0 209 175" svg:d="M22 149c-1 5-3 14-3 16 0 7 5 10 12 10 4 0 11-3 14-11 2-10 5-19 7-29 3-12 5-23 9-34 2-9 4-17 6-26 1-7 5-18 5-19 6-12 26-47 63-47 18 0 21 14 21 27 0 23-18 73-25 89-3 9-4 15-4 18 0 19 14 32 31 32 37 0 51-56 51-59 0-4-3-4-4-4-5 0-5 1-6 7-8 26-21 48-39 48-7 0-10-4-10-13 0-10 4-19 7-27 7-21 23-63 23-85 0-27-16-42-44-42-35 0-53 25-60 34-2-22-18-34-35-34-19 0-26 15-30 22-5 13-11 36-11 37 0 5 3 5 4 5 4 0 5 0 7-9 7-27 14-46 29-46 7 0 11 5 11 17 0 9-1 13-6 33-8 30-15 60-23 90z"><text:p/></draw:path><draw:path draw:style-name="gr1278" draw:text-style-name="P85" svg:width="0.0346in" svg:height="0.1512in" svg:x="0.8055in" svg:y="0.0161in" svg:viewBox="0 0 89 385" svg:d="M89 194c0-31-4-77-25-121-23-48-56-73-61-73-2 0-3 2-3 4s0 3 7 9c38 39 60 99 60 181 0 65-14 132-63 181-4 5-4 6-4 7 0 2 1 3 3 3 5 0 39-26 62-75 20-42 24-84 24-116z"><text:p/></draw:path><draw:path draw:style-name="gr1278" draw:text-style-name="P85" svg:width="0.0929in" svg:height="0.1165in" svg:x="0.911in" svg:y="0.0323in" svg:viewBox="0 0 237 297" svg:d="M229 17c4-3 8-5 8-9 0-5-4-8-8-8-2 0-6 2-8 2-71 34-142 67-213 101-7 4-8 6-8 9 0 4 2 7 8 9 71 33 142 66 213 100 6 2 7 2 8 2 3 0 8-3 8-7s-3-6-9-9c-67-32-136-64-203-95 69-32 136-64 204-95zM222 297c7 0 15 0 15-7 0-8-9-8-15-8-69 0-138 0-208 0-6 0-14 0-14 8 0 7 7 7 13 7 70 0 140 0 209 0z"><text:p/></draw:path><draw:path draw:style-name="gr1278" draw:text-style-name="P85" svg:width="0.072in" svg:height="0.0744in" svg:x="1.0193in" svg:y="0.0791in" svg:viewBox="0 0 184 190" svg:d="M35 15c-3-3-3-3-5-6 11 0 21 0 32 0 30 41 60 81 91 123 0 12 0 25 0 39-40-52-78-104-118-156zM35 32c39 51 78 102 117 154 2 3 4 4 5 4 6 0 6-4 6-8 0-52 0-103 0-153 0-16 2-19 14-20 2 0 7 0 7-5 0-4-5-4-9-4-13 0-26 0-40 0-5 0-10 0-10 4 0 5 6 5 8 5 16 1 18 6 18 21 0 27 0 55 0 83-28-36-54-73-82-110-3-3-3-3-10-3-15 0-31 0-47 0-4 0-9 0-9 4 0 5 5 5 6 5 8 1 13 5 15 9 0 2 0 2 0 6 0 44 0 88 0 132 0 15-2 19-16 19-4 0-8 1-8 6 0 4 4 4 10 4 14 0 27 0 42 0 4 0 9 0 9-4 0-5-5-6-9-6-15 0-17-5-17-20 0-42 0-82 0-123z"><text:p/></draw:path><draw:path draw:style-name="gr1278" draw:text-style-name="P85" svg:width="0.0756in" svg:height="0.1374in" svg:x="1.1512in" svg:y="0.0224in" svg:viewBox="0 0 193 350" svg:d="M121 118c11 0 22 0 33 0 8 0 12 0 12-8 0-4-4-4-11-4-11 0-21 0-32 0 2-16 6-30 8-44 2-8 8-36 10-40 3-8 10-13 17-13 3 0 13 0 20 6-17 3-21 16-21 21 0 9 7 14 15 14 10 0 21-8 21-24 0-17-18-26-35-26-13 0-37 7-48 45-2 8-4 12-13 61-9 0-18 0-27 0-7 0-12 0-12 7 0 5 4 5 11 5 9 0 17 0 26 0-10 50-19 101-29 152-7 37-13 72-34 72-1 0-11 0-18-7 18-1 21-15 21-21 0-9-6-13-14-13-10 0-21 8-21 23 0 17 17 26 32 26 22 0 37-22 44-37 12-25 21-70 22-73 8-41 15-81 23-122z"><text:p/></draw:path><draw:path draw:style-name="gr1278" draw:text-style-name="P85" svg:width="0.0346in" svg:height="0.1512in" svg:x="1.2492in" svg:y="0.0161in" svg:viewBox="0 0 89 385" svg:d="M89 382c0-1 0-2-6-9-49-48-61-122-61-179 0-67 14-135 62-183 5-4 5-5 5-7 0-3-1-4-3-4-5 0-40 26-62 76-20 42-24 85-24 118 0 29 3 75 25 119 23 47 56 72 61 72 2 0 3-1 3-3z"><text:p/></draw:path><draw:path draw:style-name="gr1278" draw:text-style-name="P85" svg:width="0.0819in" svg:height="0.0685in" svg:x="1.2976in" svg:y="0.0618in" svg:viewBox="0 0 209 175" svg:d="M22 149c-1 5-3 14-3 16 0 7 5 10 11 10 5 0 12-3 14-11 1 0 6-19 8-29 3-12 5-23 9-34 2-9 4-17 6-26 1-7 5-18 5-19 6-12 26-47 63-47 17 0 21 14 21 27 0 23-20 73-25 89-3 9-4 15-4 18 0 19 14 32 31 32 37 0 51-56 51-59 0-4-3-4-4-4-5 0-5 1-6 7-8 26-21 48-39 48-7 0-10-4-10-13 0-10 3-19 7-27 7-21 23-63 23-85 0-27-16-42-44-42-35 0-53 25-60 34-2-22-19-34-36-34-19 0-25 15-29 22-5 13-11 36-11 37 0 5 3 5 4 5 4 0 5 0 7-9 7-27 14-46 28-46 7 0 12 5 12 17 0 9-1 13-6 33-8 30-15 60-23 90z"><text:p/></draw:path><draw:path draw:style-name="gr1278" draw:text-style-name="P85" svg:width="0.035in" svg:height="0.1512in" svg:x="1.3929in" svg:y="0.0161in" svg:viewBox="0 0 90 385" svg:d="M90 194c0-31-4-77-25-121-23-48-57-73-61-73-2 0-4 2-4 4s0 3 8 9c37 39 60 99 60 181 0 65-14 132-62 181-6 5-6 6-6 7 0 2 2 3 4 3 4 0 39-26 62-75 20-42 24-84 24-116z"><text:p/></draw:path><draw:path draw:style-name="gr1278" draw:text-style-name="P85" svg:width="0.0394in" svg:height="0.1815in" svg:x="1.6193in" svg:y="0in" svg:viewBox="0 0 101 462" svg:d="M101 458c0-1-1-2-2-3-18-19-44-50-60-114-9-35-13-75-13-109 0-102 25-173 71-223 4-3 3-3 4-5 0-4-3-4-5-4-6 0-27 23-32 30-39 46-64 115-64 201 0 54 10 132 61 197 3 5 28 34 35 34 2 0 5 0 5-4z"><text:p/></draw:path><draw:path draw:style-name="gr1278" draw:text-style-name="P85" svg:width="0.0819in" svg:height="0.0685in" svg:x="1.6701in" svg:y="0.0618in" svg:viewBox="0 0 209 175" svg:d="M22 149c-1 5-3 14-3 16 0 7 5 10 11 10 5 0 12-3 14-11 1 0 6-19 8-29 3-12 5-23 9-34 2-9 4-17 6-26 1-7 5-18 5-19 6-12 26-47 63-47 17 0 21 14 21 27 0 23-20 73-25 89-3 9-4 15-4 18 0 19 14 32 31 32 37 0 51-56 51-59 0-4-3-4-4-4-5 0-5 1-6 7-8 26-21 48-39 48-7 0-10-4-10-13 0-10 3-19 7-27 7-21 23-63 23-85 0-27-16-42-44-42-35 0-53 25-60 34-2-22-18-34-35-34-19 0-26 15-30 22-5 13-11 36-11 37 0 5 3 5 4 5 4 0 5 0 7-9 7-27 14-46 28-46 8 0 12 5 12 17 0 9-1 13-6 33-8 30-15 60-23 90z"><text:p/></draw:path><draw:path draw:style-name="gr1278" draw:text-style-name="P85" svg:width="0.1004in" svg:height="0.035in" svg:x="1.8079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278" draw:text-style-name="P85" svg:width="0.05in" svg:height="0.1in" svg:x="1.9732in" svg:y="0.0283in" svg:viewBox="0 0 128 255" svg:d="M79 10c0-10 0-10-9-10-24 24-58 24-70 24 0 5 0 8 0 12 8 0 31 0 51-10 0 66 0 134 0 201 0 13-1 17-36 17-4 0-8 0-13 0 0 4 0 8 0 11 15-1 48-1 63-1s49 0 63 1c0-3 0-7 0-11-5 0-8 0-12 0-36 0-37-3-37-17 0-73 0-146 0-217z"><text:p/></draw:path><draw:path draw:style-name="gr1278" draw:text-style-name="P85" svg:width="0.0394in" svg:height="0.1815in" svg:x="2.0429in" svg:y="0in" svg:viewBox="0 0 101 462" svg:d="M101 232c0-55-10-133-60-198-5-4-29-34-37-34-1 0-4 1-4 4 0 2 1 3 2 4 19 20 44 51 60 113 8 35 13 75 13 110 0 39-5 78-14 116-15 54-38 85-58 107-3 3-2 3-3 4 0 3 3 4 4 4 7 0 28-24 32-29 40-47 65-116 65-201z"><text:p/></draw:path></draw:g></text:span><text:span text:style-name="T69"><text:s/>כדרוש. </text:span></text:p>
        </text:list-item>
        <text:list-item>
          <text:p text:style-name="P37"><text:span text:style-name="T67">טרנזיטיביות: יהי </text:span><draw:g text:anchor-type="as-char" svg:y="-0.1134in" draw:z-index="245" draw:name="Shape279" draw:style-name="gr1276"><svg:title>TexMaths</svg:title><svg:desc>11§inline§[f]_R, [g]_R, [h]_R \in \N \to \N. §svg§600§FALSE§</svg:desc><draw:path draw:style-name="gr1277" draw:text-style-name="P84" svg:width="1.6in" svg:height="0.1358in" svg:x="0.0004in" svg:y="0.0071in" svg:viewBox="0 0 4065 346" svg:d="M2033 346c-678 0-1356 0-2033 0 0-116 0-230 0-346 1355 0 2710 0 4065 0 0 116 0 230 0 346-678 0-1355 0-2032 0z"><text:p/></draw:path><draw:path draw:style-name="gr1278" draw:text-style-name="P85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1278" draw:text-style-name="P85" svg:width="0.076in" svg:height="0.1374in" svg:x="0.0429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278" draw:text-style-name="P85" svg:width="0.0209in" svg:height="0.1512in" svg:x="0.1291in" svg:y="0in" svg:viewBox="0 0 54 385" svg:d="M54 0c-18 0-36 0-54 0 0 6 0 10 0 15 12 0 25 0 37 0 0 118 0 237 0 355-12 0-25 0-37 0 0 5 0 10 0 15 18 0 36 0 54 0 0-128 0-256 0-385z"><text:p/></draw:path><draw:path draw:style-name="gr1278" draw:text-style-name="P85" svg:width="0.0823in" svg:height="0.0744in" svg:x="0.176in" svg:y="0.0634in" svg:viewBox="0 0 210 190" svg:d="M92 19c3-8 3-8 8-9 6 0 12 0 18 0 25 0 56 0 56 27 0 11-5 29-18 39-11 8-27 12-46 12-12 0-23 0-35 0 5-23 12-46 17-69zM141 92c33-7 61-26 61-50 0-23-27-42-67-42-27 0-56 0-83 0-5 0-8 0-8 7 0 3 2 3 8 3 1 0 5 0 11 0 5 1 5 1 5 4s0 3-1 6c-12 48-23 96-35 144-2 9-3 11-24 11-5 0-8 0-8 6 0 3 1 4 4 4 5 0 11-1 17-1 5 0 13 0 17 0 6 0 13 0 18 0 6 0 12 1 18 1 2 0 5 0 5-6 0-4-2-4-9-4-4 0-5 0-10-1-5 0-5-1-5-3 0-1 0-3 1-7 6-23 11-46 17-68 12 0 25 0 37 0 23 0 33 12 33 24 0 4-2 13-4 20-4 12-5 15-5 21 0 21 20 29 41 29 24 0 35-26 35-31 0-2 0-4-4-4s-5 1-6 5c-3 12-13 23-24 23-8 0-13-4-13-18 0-6 2-22 3-28 1-8 1-10 1-13s0-12-8-19c-5-7-12-10-18-13z"><text:p/></draw:path><draw:path draw:style-name="gr1278" draw:text-style-name="P85" svg:width="0.0173in" svg:height="0.0453in" svg:x="0.2811in" svg:y="0.0972in" svg:viewBox="0 0 45 116" svg:d="M45 41c0-26-10-41-24-41-13 0-21 10-21 21 0 10 8 20 21 20 4 0 9-1 13-5 1-1 1-1 2-1 0 2 0 0 0 6 0 28-13 50-26 64-5 3-3 5-3 6 0 2 1 5 3 5 4 0 35-30 35-75z"><text:p/></draw:path><draw:path draw:style-name="gr1278" draw:text-style-name="P85" svg:width="0.0205in" svg:height="0.1512in" svg:x="0.3531in" svg:y="0in" svg:viewBox="0 0 53 385" svg:d="M53 385c0-5 0-10 0-15-12 0-26 0-38 0 0-118 0-237 0-355 12 0 26 0 38 0 0-5 0-9 0-15-18 0-35 0-53 0 0 129 0 257 0 385 18 0 35 0 53 0z"><text:p/></draw:path><draw:path draw:style-name="gr1278" draw:text-style-name="P85" svg:width="0.0693in" svg:height="0.0976in" svg:x="0.3803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1278" draw:text-style-name="P85" svg:width="0.0205in" svg:height="0.1512in" svg:x="0.4591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3in" svg:height="0.0744in" svg:x="0.5059in" svg:y="0.0634in" svg:viewBox="0 0 210 190" svg:d="M92 19c3-8 3-8 8-9 6 0 12 0 18 0 25 0 56 0 56 27 0 11-5 29-18 39-11 8-27 12-46 12-12 0-23 0-35 0 5-23 12-46 17-69zM141 92c33-7 61-26 61-50 0-23-27-42-67-42-27 0-56 0-83 0-5 0-8 0-8 7 0 3 2 3 8 3 1 0 5 0 11 0 5 1 5 1 5 4s0 3-1 6c-12 48-23 96-35 144-2 9-3 11-24 11-5 0-8 0-8 6 0 3 1 4 4 4 5 0 11-1 17-1 5 0 13 0 17 0 6 0 13 0 18 0 6 0 12 1 18 1 2 0 5 0 5-6 0-4-2-4-9-4-4 0-5 0-10-1-5 0-5-1-5-3 0-1 0-3 1-7 6-23 11-46 17-68 12 0 25 0 37 0 23 0 33 12 33 24 0 4-2 13-4 20-4 12-5 15-5 21 0 21 20 29 41 29 24 0 35-26 35-31 0-2 0-4-4-4s-5 1-6 5c-3 12-13 23-24 23-8 0-13-4-13-18 0-6 2-22 3-28 1-8 1-10 1-13s0-12-8-19c-5-7-12-10-18-13z"><text:p/></draw:path><draw:path draw:style-name="gr1278" draw:text-style-name="P85" svg:width="0.0173in" svg:height="0.0453in" svg:x="0.611in" svg:y="0.0972in" svg:viewBox="0 0 45 116" svg:d="M45 41c0-26-10-41-24-41-13 0-21 10-21 21 0 10 8 20 21 20 4 0 9-1 13-5 1-1 1-1 2-1 0 2 0 0 0 6 0 28-13 50-26 64-5 3-3 5-3 6 0 2 1 5 3 5 4 0 35-30 35-75z"><text:p/></draw:path><draw:path draw:style-name="gr1278" draw:text-style-name="P85" svg:width="0.0205in" svg:height="0.1512in" svg:x="0.6831in" svg:y="0in" svg:viewBox="0 0 53 385" svg:d="M53 385c0-5 0-10 0-15-12 0-26 0-38 0 0-118 0-237 0-355 12 0 26 0 38 0 0-5 0-9 0-15-18 0-35 0-53 0 0 129 0 257 0 385 18 0 35 0 53 0z"><text:p/></draw:path><draw:path draw:style-name="gr1278" draw:text-style-name="P85" svg:width="0.074in" svg:height="0.1063in" svg:x="0.7161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6-15 24-61 24-83 0-26-16-42-44-42-25 0-43 12-58 30 10-41 20-82 30-123z"><text:p/></draw:path><draw:path draw:style-name="gr1278" draw:text-style-name="P85" svg:width="0.0205in" svg:height="0.1512in" svg:x="0.7988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3in" svg:height="0.0744in" svg:x="0.8449in" svg:y="0.0634in" svg:viewBox="0 0 210 190" svg:d="M92 19c3-8 3-8 9-9 6 0 11 0 17 0 25 0 57 0 57 27 0 11-6 29-19 39-11 8-27 12-46 12-12 0-23 0-35 0 5-23 12-46 17-69zM142 92c32-7 60-26 60-50 0-23-27-42-67-42-27 0-55 0-82 0-6 0-9 0-9 7 0 3 3 3 9 3 3 0 5 0 10 0 5 1 6 1 6 4s0 3-1 6c-12 48-24 96-36 144-2 9-3 11-24 11-5 0-8 0-8 6 0 3 2 4 4 4 6 0 11-1 17-1 5 0 13 0 17 0 6 0 13 0 18 0 6 0 12 1 19 1 1 0 5 0 5-6 0-4-3-4-9-4-4 0-5 0-11-1-5 0-5-1-5-3 0-1 0-3 1-7 6-23 11-46 17-68 12 0 25 0 37 0 23 0 33 12 33 24 0 4-2 13-3 20-4 12-5 15-5 21 0 21 20 29 40 29 24 0 35-26 35-31 0-2 0-4-4-4s-5 1-5 5c-4 12-14 23-25 23-8 0-12-4-12-18 0-6 1-22 2-28 1-8 1-10 1-13s0-12-8-19c-4-7-12-10-17-13z"><text:p/></draw:path><draw:path draw:style-name="gr1278" draw:text-style-name="P85" svg:width="0.0752in" svg:height="0.087in" svg:x="0.9921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278" draw:text-style-name="P85" svg:width="0.1028in" svg:height="0.1063in" svg:x="1.1268in" svg:y="0.0098in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1278" draw:text-style-name="P85" svg:width="0.1346in" svg:height="0.0787in" svg:x="1.2835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1278" draw:text-style-name="P85" svg:width="0.1028in" svg:height="0.1063in" svg:x="1.472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1278" draw:text-style-name="P85" svg:width="0.0157in" svg:height="0.0157in" svg:x="1.5925in" svg:y="0.0972in" svg:viewBox="0 0 41 41" svg:d="M41 21c0-12-10-21-21-21s-20 9-20 21c0 11 9 20 20 20s21-9 21-20z"><text:p/></draw:path></draw:g><text:span text:style-name="T30">, נניח </text:span><text:span text:style-name="T30"><draw:g text:anchor-type="as-char" svg:y="-0.1134in" draw:z-index="421" draw:style-name="gr1"><svg:title>TexMaths</svg:title><svg:desc>11§inline§[f]_R \le [g]_R, [g]_R \le [h]_R§svg§600§FALSE§</svg:desc><draw:path draw:style-name="gr588" draw:text-style-name="P84" svg:width="1.5197in" svg:height="0.1354in" svg:x="-0.0004in" svg:y="0.0075in" svg:viewBox="0 0 3861 345" svg:d="M0 0c1287 0 2574 0 3861 0 0 115 0 230 0 345-1287 0-2574 0-3861 0 0-115 0-230 0-345z"><text:p/></draw:path><draw:path draw:style-name="gr589" draw:text-style-name="P85" svg:width="0.0209in" svg:height="0.1508in" svg:x="0.0094in" svg:y="0in" svg:viewBox="0 0 54 384" svg:d="M54 384c0-5 0-10 0-15-12 0-25 0-37 0 0-118 0-236 0-354 12 0 25 0 37 0 0-5 0-9 0-15-18 0-36 0-54 0 0 128 0 257 0 384 18 0 36 0 54 0z"><text:p/></draw:path><draw:path draw:style-name="gr590" draw:text-style-name="P85" svg:width="0.076in" svg:height="0.137in" svg:x="0.0421in" svg:y="0.0071in" svg:viewBox="0 0 194 349" svg:d="M122 118c11 0 22 0 33 0 8 0 11 0 11-9 0-3-3-3-10-3-11 0-21 0-32 0 3-16 6-30 8-44 1-9 7-36 9-41 4-7 11-13 18-13 2 0 13 0 19 7-16 2-21 15-21 21 0 9 8 14 15 14 9 0 22-9 22-24 0-17-19-26-35-26-13 0-37 7-49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591" draw:text-style-name="P85" svg:width="0.0205in" svg:height="0.1508in" svg:x="0.1283in" svg:y="0in" svg:viewBox="0 0 53 384" svg:d="M53 0c-18 0-35 0-53 0 0 6 0 10 0 15 12 0 25 0 37 0 0 118 0 236 0 354-12 0-25 0-37 0 0 5 0 10 0 15 18 0 35 0 53 0 0-127 0-256 0-384z"><text:p/></draw:path><draw:path draw:style-name="gr592" draw:text-style-name="P85" svg:width="0.0823in" svg:height="0.074in" svg:x="0.1752in" svg:y="0.0638in" svg:viewBox="0 0 210 189" svg:d="M92 19c1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3 0 17 0 6 0 13 0 18 0 6 0 12 1 18 1 1 0 5 0 5-6 0-4-2-4-9-4-4 0-5 0-10 0-6-1-6-2-6-4 0-3 0-3 1-6 5-23 12-46 18-68 12 0 24 0 36 0 24 0 34 11 34 24 0 3-3 12-4 19-4 12-5 16-5 21 0 21 20 29 40 29 25 0 36-26 36-32-1-1-1-3-4-3-5 0-5 2-6 5-3 12-13 23-25 23-7 0-12-4-12-18 0-7 2-21 3-27 1-8 1-10 1-14 0-3 0-12-8-20-5-5-12-8-18-11z"><text:p/></draw:path><draw:path draw:style-name="gr593" draw:text-style-name="P85" svg:width="0.0925in" svg:height="0.1161in" svg:x="0.322in" svg:y="0.0173in" svg:viewBox="0 0 236 296" svg:d="M229 17c4-3 7-5 7-9 0-5-3-8-7-8-2 0-6 1-7 2-71 33-143 66-214 100-7 4-8 7-8 9 0 5 2 7 8 9 71 33 143 66 214 99 5 3 6 3 7 3 4 0 7-4 7-7 0-5-1-7-7-9-67-31-136-63-203-95 67-32 136-63 203-94zM223 296c7 0 13 0 13-8 0-7-7-7-14-7-69 0-138 0-208 0-5 0-14 0-14 7 0 8 8 8 14 8 70 0 140 0 209 0z"><text:p/></draw:path><draw:path draw:style-name="gr594" draw:text-style-name="P85" svg:width="0.0205in" svg:height="0.1508in" svg:x="0.4882in" svg:y="0in" svg:viewBox="0 0 53 384" svg:d="M53 384c0-5 0-10 0-15-12 0-25 0-38 0 0-118 0-236 0-354 13 0 26 0 38 0 0-5 0-9 0-15-18 0-35 0-53 0 0 128 0 257 0 384 18 0 35 0 53 0z"><text:p/></draw:path><draw:path draw:style-name="gr595" draw:text-style-name="P85" svg:width="0.0693in" svg:height="0.0972in" svg:x="0.5146in" svg:y="0.0465in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5 121c-2 10-11 20-18 27-9 6-21 14-32 14-19 0-26-20-26-35 0-19 12-65 23-84 9-20 27-35 42-35 26 0 31 32 31 34 0 1 0 3-1 5-6 25-12 49-19 74z"><text:p/></draw:path><draw:path draw:style-name="gr596" draw:text-style-name="P85" svg:width="0.0205in" svg:height="0.1508in" svg:x="0.5937in" svg:y="0in" svg:viewBox="0 0 53 384" svg:d="M53 0c-18 0-35 0-53 0 0 6 0 10 0 15 12 0 25 0 37 0 0 118 0 236 0 354-12 0-25 0-37 0 0 5 0 10 0 15 18 0 35 0 53 0 0-127 0-256 0-384z"><text:p/></draw:path><draw:path draw:style-name="gr597" draw:text-style-name="P85" svg:width="0.0823in" svg:height="0.074in" svg:x="0.6402in" svg:y="0.0638in" svg:viewBox="0 0 210 189" svg:d="M92 19c3-8 3-9 9-10 6 0 11 0 17 0 25 0 57 0 57 28 0 11-6 28-19 38-11 9-27 13-46 13-12 0-23 0-35 0 5-23 12-46 17-69zM142 92c32-7 60-27 60-51 0-23-27-41-67-41-27 0-55 0-82 0-6 0-9 0-9 6 0 3 3 3 9 3 3 0 5 0 10 1 5 0 6 1 6 3 0 1 0 2-1 7-12 47-24 95-36 143-2 9-3 11-24 11-5 0-8 0-8 5 0 4 2 5 4 5 6 0 11-1 17-1 5 0 13 0 18 0s12 0 17 0c6 0 12 1 19 1 1 0 5 0 5-6 0-4-3-4-8-4s-6 0-11 0c-6-1-6-2-6-4 0-3 0-3 1-6 6-23 11-46 17-68 12 0 25 0 37 0 23 0 33 11 33 24 0 3-2 12-3 19-4 12-5 16-5 21 0 21 20 29 40 29 24 0 35-26 35-32-1-1 0-3-4-3s-5 2-5 5c-4 12-14 23-25 23-8 0-12-4-12-18 0-7 1-21 2-27 1-8 1-10 1-14 0-3 0-12-7-20-5-5-13-8-18-11z"><text:p/></draw:path><draw:path draw:style-name="gr598" draw:text-style-name="P85" svg:width="0.0173in" svg:height="0.0453in" svg:x="0.7453in" svg:y="0.0972in" svg:viewBox="0 0 45 116" svg:d="M45 41c0-26-9-41-24-41-13 0-21 10-21 21 0 10 8 21 21 21 4 0 10-2 13-6 1-1 1-1 2-1 0 2 1 0 1 6 0 28-13 51-26 65-4 3-4 4-4 5 0 4 2 5 3 5 4 0 35-30 35-75z"><text:p/></draw:path><draw:path draw:style-name="gr599" draw:text-style-name="P85" svg:width="0.0205in" svg:height="0.1508in" svg:x="0.8177in" svg:y="0in" svg:viewBox="0 0 53 384" svg:d="M53 384c0-5 0-10 0-15-12 0-25 0-38 0 0-118 0-236 0-354 13 0 26 0 38 0 0-5 0-9 0-15-18 0-35 0-53 0 0 128 0 257 0 384 18 0 35 0 53 0z"><text:p/></draw:path><draw:path draw:style-name="gr600" draw:text-style-name="P85" svg:width="0.0693in" svg:height="0.0972in" svg:x="0.8441in" svg:y="0.0465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7 121c-4 10-13 20-20 27-9 6-21 14-32 14-19 0-25-20-25-35 0-19 12-65 22-84 9-20 27-35 42-35 27 0 31 32 31 34 0 1 0 3-1 5-5 25-12 49-17 74z"><text:p/></draw:path><draw:path draw:style-name="gr601" draw:text-style-name="P85" svg:width="0.0205in" svg:height="0.1508in" svg:x="0.9232in" svg:y="0in" svg:viewBox="0 0 53 384" svg:d="M53 0c-18 0-35 0-53 0 0 6 0 10 0 15 12 0 25 0 37 0 0 118 0 236 0 354-12 0-25 0-37 0 0 5 0 10 0 15 18 0 35 0 53 0 0-127 0-256 0-384z"><text:p/></draw:path><draw:path draw:style-name="gr602" draw:text-style-name="P85" svg:width="0.0823in" svg:height="0.074in" svg:x="0.9697in" svg:y="0.0638in" svg:viewBox="0 0 210 189" svg:d="M92 19c3-8 3-9 9-10 6 0 11 0 17 0 25 0 57 0 57 28 0 11-6 28-19 38-11 9-27 13-46 13-12 0-23 0-35 0 5-23 12-46 17-69zM142 92c32-7 60-27 60-51 0-23-27-41-67-41-27 0-55 0-82 0-6 0-9 0-9 6 0 3 3 3 9 3 3 0 5 0 10 1 5 0 6 1 6 3 0 1 0 2-1 7-12 47-24 95-36 143-2 9-2 11-24 11-5 0-8 0-8 5 0 4 2 5 4 5 6 0 11-1 17-1 5 0 13 0 17 0 6 0 13 0 18 0 6 0 12 1 19 1 1 0 5 0 5-6 0-4-3-4-9-4-4 0-5 0-10 0-6-1-6-2-6-4 0-3 0-3 1-6 6-23 11-46 17-68 12 0 25 0 37 0 23 0 33 11 33 24 0 3-2 12-3 19-4 12-5 16-5 21 0 21 20 29 40 29 25 0 35-26 35-32-1-1 0-3-4-3s-5 2-5 5c-4 12-14 23-25 23-8 0-12-4-12-18 0-7 1-21 2-27 1-8 1-10 1-14 0-3 0-12-7-20-5-5-13-8-18-11z"><text:p/></draw:path><draw:path draw:style-name="gr603" draw:text-style-name="P85" svg:width="0.0921in" svg:height="0.1161in" svg:x="1.1169in" svg:y="0.0173in" svg:viewBox="0 0 235 296" svg:d="M229 17c4-3 6-5 6-9 0-5-2-8-7-8-1 0-5 1-7 2-71 33-142 66-213 100-7 4-8 7-8 9 0 5 2 7 8 9 71 33 142 66 213 99 6 3 6 3 7 3 4 0 7-4 7-7 0-5-1-7-7-9-67-31-136-63-203-95 68-32 136-63 204-94zM222 296c7 0 13 0 13-8 0-7-7-7-13-7-69 0-140 0-209 0-5 0-13 0-13 7 0 8 7 8 13 8 69 0 140 0 209 0z"><text:p/></draw:path><draw:path draw:style-name="gr604" draw:text-style-name="P85" svg:width="0.0205in" svg:height="0.1508in" svg:x="1.2827in" svg:y="0in" svg:viewBox="0 0 53 384" svg:d="M53 384c0-5 0-10 0-15-12 0-26 0-38 0 0-118 0-236 0-354 12 0 26 0 38 0 0-5 0-9 0-15-18 0-35 0-53 0 0 128 0 257 0 384 18 0 35 0 53 0z"><text:p/></draw:path><draw:path draw:style-name="gr605" draw:text-style-name="P85" svg:width="0.0744in" svg:height="0.1059in" svg:x="1.3154in" svg:y="0.0087in" svg:viewBox="0 0 190 270" svg:d="M90 3c-2-1 0-3-5-3-9 0-37 2-46 3-4 0-8 1-8 8 0 4 3 4 9 4 18 0 19 4 19 7 0 2-1 6-1 8-18 73-37 147-56 221-2 6-2 6-2 9 0 9 8 10 12 10 6 0 12-5 14-10 3-9 5-19 7-29 3-11 6-23 9-35 2-8 4-15 6-24 2-2 5-16 5-18 1-3 13-25 26-35 9-7 20-14 38-14 16 0 19 13 19 27 0 21-14 62-23 85-3 9-5 14-5 22 0 18 13 31 32 31 36 0 50-56 50-60 0-3-3-3-4-3-4 0-5 1-7 7-5 21-17 48-38 48-7 0-10-4-10-13 0-10 3-19 8-28 5-16 23-60 23-83 0-25-16-41-44-41-26 0-43 12-58 30 10-42 20-83 30-124z"><text:p/></draw:path><draw:path draw:style-name="gr606" draw:text-style-name="P85" svg:width="0.0205in" svg:height="0.1508in" svg:x="1.398in" svg:y="0in" svg:viewBox="0 0 53 384" svg:d="M53 0c-18 0-35 0-53 0 0 6 0 10 0 15 12 0 25 0 37 0 0 118 0 236 0 354-12 0-25 0-37 0 0 5 0 10 0 15 18 0 35 0 53 0 0-127 0-256 0-384z"><text:p/></draw:path><draw:path draw:style-name="gr607" draw:text-style-name="P85" svg:width="0.0823in" svg:height="0.074in" svg:x="1.4449in" svg:y="0.0638in" svg:viewBox="0 0 210 189" svg:d="M92 19c2-8 3-9 8-10 6 0 12 0 18 0 25 0 56 0 56 28 0 11-5 28-18 38-11 9-27 13-46 13-12 0-23 0-35 0 5-23 12-46 17-69zM141 92c33-7 61-27 61-51 0-23-27-41-67-41-27 0-56 0-83 0-5 0-9 0-9 6 0 3 3 3 9 3 1 0 5 0 11 1 5 0 5 1 5 3 0 1 0 2-1 7-12 47-23 95-35 143-2 9-3 11-24 11-5 0-8 0-8 5 0 4 1 5 4 5 5 0 11-1 17-1 5 0 13 0 18 0s12 0 17 0c6 0 12 1 18 1 2 0 5 0 5-6 0-4-2-4-9-4-4 0-5 0-10 0-5-1-5-2-5-4 0-3 0-3 1-6 6-23 11-46 17-68 12 0 25 0 37 0 23 0 33 11 33 24 0 3-2 12-4 19-4 12-5 16-5 21 0 21 20 29 41 29 24 0 35-26 35-32-1-1 0-3-4-3s-5 2-6 5c-3 12-13 23-24 23-8 0-13-4-13-18 0-7 2-21 3-27 1-8 1-10 1-14 0-3 0-12-7-20-6-5-13-8-19-11z"><text:p/></draw:path></draw:g></text:span><text:span text:style-name="T30"><text:s/>ונוכיח </text:span><text:span text:style-name="T30"><draw:g text:anchor-type="as-char" svg:y="-0.1134in" draw:z-index="246" draw:name="Shape281" draw:style-name="gr1276"><svg:title>TexMaths</svg:title><svg:desc>11§inline§[f]_R \le [g]_R§svg§600§FALSE§</svg:desc><draw:path draw:style-name="gr1277" draw:text-style-name="P84" svg:width="0.715in" svg:height="0.1358in" svg:x="0.0004in" svg:y="0.0071in" svg:viewBox="0 0 1817 346" svg:d="M909 346c-304 0-606 0-909 0 0-116 0-230 0-346 605 0 1212 0 1817 0 0 116 0 230 0 346-303 0-605 0-908 0z"><text:p/></draw:path><draw:path draw:style-name="gr1278" draw:text-style-name="P85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278" draw:text-style-name="P85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1278" draw:text-style-name="P85" svg:width="0.0205in" svg:height="0.1512in" svg:x="0.1291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3in" svg:height="0.0744in" svg:x="0.176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1278" draw:text-style-name="P85" svg:width="0.0929in" svg:height="0.1165in" svg:x="0.3228in" svg:y="0.0161in" svg:viewBox="0 0 237 297" svg:d="M229 17c4-3 8-5 8-9 0-5-4-8-8-8-2 0-6 2-8 2-71 34-142 67-213 101-7 4-8 6-8 9 0 4 2 6 8 9 71 33 142 66 213 99 6 2 7 2 8 2 4 0 8-3 8-7s-3-6-9-8c-67-32-134-64-202-95 68-32 136-64 203-95zM223 297c6 0 14 0 14-7 0-8-9-8-15-8-69 0-138 0-208 0-5 0-14 0-14 8 0 7 8 7 14 7 70 0 140 0 209 0z"><text:p/></draw:path><draw:path draw:style-name="gr1278" draw:text-style-name="P85" svg:width="0.0205in" svg:height="0.1512in" svg:x="0.4882in" svg:y="0in" svg:viewBox="0 0 53 385" svg:d="M53 385c0-5 0-10 0-15-12 0-25 0-38 0 0-118 0-237 0-355 13 0 26 0 38 0 0-5 0-9 0-15-18 0-35 0-53 0 0 129 0 257 0 385 18 0 35 0 53 0z"><text:p/></draw:path><draw:path draw:style-name="gr1278" draw:text-style-name="P85" svg:width="0.0693in" svg:height="0.0976in" svg:x="0.515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278" draw:text-style-name="P85" svg:width="0.0205in" svg:height="0.1512in" svg:x="0.5941in" svg:y="0in" svg:viewBox="0 0 53 385" svg:d="M53 0c-18 0-35 0-53 0 0 6 0 10 0 15 12 0 25 0 37 0 0 118 0 237 0 355-12 0-25 0-37 0 0 5 0 10 0 15 18 0 35 0 53 0 0-128 0-256 0-385z"><text:p/></draw:path><draw:path draw:style-name="gr1278" draw:text-style-name="P85" svg:width="0.0823in" svg:height="0.0744in" svg:x="0.6409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30"><text:s/></text:span><text:span text:style-name="T35">ובאופן שקול נוכיח </text:span><draw:g text:anchor-type="as-char" svg:y="-0.1075in" draw:z-index="248" draw:name="Shape282" draw:style-name="gr1276"><svg:title>TexMaths</svg:title><svg:desc>11§inline§f \le^* g§svg§600§FALSE§</svg:desc><draw:path draw:style-name="gr1277" draw:text-style-name="P84" svg:width="0.4193in" svg:height="0.1217in" svg:x="0.0004in" svg:y="0.0075in" svg:viewBox="0 0 1066 310" svg:d="M0 0c355 0 711 0 1066 0 0 103 0 207 0 310-355 0-711 0-1066 0 0-103 0-207 0-310z"><text:p/></draw:path><draw:path draw:style-name="gr1278" draw:text-style-name="P85" svg:width="0.0756in" svg:height="0.1374in" svg:x="0.0008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1278" draw:text-style-name="P85" svg:width="0.0929in" svg:height="0.1165in" svg:x="0.1382in" svg:y="0.0102in" svg:viewBox="0 0 237 297" svg:d="M229 16c4-2 8-4 8-8 0-5-4-8-8-8-2 0-6 2-7 2-71 34-143 67-214 101-6 4-8 6-8 9 0 4 3 6 8 9 71 33 143 66 214 99 5 2 6 2 7 2 4 0 8-3 8-8 0-3-2-5-8-8-67-31-135-63-203-94 68-32 136-64 203-96zM223 297c7 0 14 0 14-8 0-7-8-7-15-7-69 0-138 0-208 0-5 0-14 0-14 7 0 8 8 8 14 8 70 0 140 0 209 0z"><text:p/></draw:path><draw:path draw:style-name="gr1278" draw:text-style-name="P85" svg:width="0.0429in" svg:height="0.0457in" svg:x="0.2531in" svg:y="0.0024in" svg:viewBox="0 0 110 117" svg:d="M64 58c22-10 32-13 38-16 6-2 8-4 8-9 0-4-3-9-8-9-2 0-3 0-6 2-12 9-24 17-37 26 2-14 4-28 5-41 0-4 0-11-9-11-3 0-8 2-8 8 0 2 1 11 1 13 0 4 3 24 4 31-12-9-26-17-38-26-2-1-3-2-5-2-5 0-9 5-9 9 0 5 3 7 7 8 13 5 27 12 40 17-22 9-33 13-39 17-5 2-8 3-8 7 0 6 4 9 9 9 2 0 2 0 5-2 12-9 26-16 38-24-1 14-4 28-5 43 0 6 5 9 8 9s9-3 9-9c0-2-1-10-1-13-1-5-4-25-4-30 11 6 21 13 32 21 8 5 8 5 11 5 5 0 8-3 8-9 0-5-3-6-5-7-14-6-28-11-41-17z"><text:p/></draw:path><draw:path draw:style-name="gr1278" draw:text-style-name="P85" svg:width="0.0693in" svg:height="0.0976in" svg:x="0.3583in" svg:y="0.0402in" svg:viewBox="0 0 177 249" svg:d="M176 25c0-2 1-4 1-6 0-7-4-11-11-11-4 0-14 3-16 16-7-14-20-24-36-24-44 0-92 54-92 110 0 37 24 61 52 61 23 0 40-18 45-23-8 33-9 34-13 50-1 4-15 42-55 42-8 0-20 0-31-3 11-4 15-14 15-20 0-7-4-15-14-15-9 0-21 8-21 23 0 16 14 24 52 24 47 0 76-30 81-53 14-56 29-113 43-171zM125 121c-2 10-11 20-19 27s-20 14-31 14c-20 0-25-20-25-35 0-19 11-64 22-84 9-19 26-34 42-34 26 0 31 31 31 33s-1 4-1 5c-6 24-12 49-19 74z"><text:p/></draw:path></draw:g><text:span text:style-name="T30">. מההנחה </text:span><text:span text:style-name="T30"><draw:g text:anchor-type="as-char" svg:y="-0.1075in" draw:z-index="247" draw:name="Shape283" draw:style-name="gr1276"><svg:title>TexMaths</svg:title><svg:desc>11§inline§f \le^* g, g \le^* h§svg§600§FALSE§</svg:desc><draw:path draw:style-name="gr1277" draw:text-style-name="P84" svg:width="0.9276in" svg:height="0.122in" svg:x="0in" svg:y="0.0075in" svg:viewBox="0 0 2357 311" svg:d="M0 0c786 0 1571 0 2357 0 0 103 0 208 0 311-786 0-1571 0-2357 0 0-103 0-208 0-311z"><text:p/></draw:path><draw:path draw:style-name="gr1278" draw:text-style-name="P85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1278" draw:text-style-name="P85" svg:width="0.0921in" svg:height="0.1169in" svg:x="0.1382in" svg:y="0.0102in" svg:viewBox="0 0 235 298" svg:d="M229 16c3-2 6-4 6-8 0-5-3-8-7-8-2 0-6 2-7 2-71 34-142 67-213 101-7 4-8 6-8 9s2 6 8 9c71 33 142 67 213 100 5 2 6 2 7 2 4 0 7-3 7-8 0-3-1-5-7-8-67-32-136-63-203-95 69-32 136-64 204-96zM222 298c7 0 13 0 13-8 0-7-7-7-13-7-69 0-139 0-209 0-5 0-13 0-13 7 0 8 7 8 13 8 70 0 140 0 209 0z"><text:p/></draw:path><draw:path draw:style-name="gr1278" draw:text-style-name="P85" svg:width="0.0425in" svg:height="0.0457in" svg:x="0.2535in" svg:y="0.0024in" svg:viewBox="0 0 109 117" svg:d="M63 58c22-10 32-13 39-16 5-2 7-4 7-9 0-4-3-9-8-9-2 0-2 0-5 2-12 9-26 17-38 26 1-14 4-28 5-41 0-4 0-11-9-11-2 0-8 2-8 8 0 2 1 11 1 13 1 4 3 24 4 31-12-9-25-17-37-26-3-1-4-2-6-2-5 0-8 5-8 9 0 5 2 7 6 8 13 5 27 12 40 17-22 9-32 13-39 17-5 2-7 3-7 7 0 6 3 9 8 9 2 0 2 0 5-2 12-8 26-16 38-24-1 14-4 28-5 43 0 6 6 9 8 9 3 0 9-3 9-9 0-2-1-10-1-13-1-5-3-25-4-30 11 6 22 14 33 21 7 5 8 5 10 5 5 0 8-3 8-9 0-5-3-6-6-7-13-6-27-11-40-17z"><text:p/></draw:path><draw:path draw:style-name="gr1278" draw:text-style-name="P85" svg:width="0.0693in" svg:height="0.098in" svg:x="0.3583in" svg:y="0.0402in" svg:viewBox="0 0 177 250" svg:d="M176 25c1-2 1-4 1-6 0-7-4-11-11-11-3 0-14 3-15 16-8-14-21-24-37-24-44 0-92 54-92 110 0 37 24 60 52 60 23 0 40-17 45-22-8 35-8 35-12 51-2 4-16 42-56 42-8 0-20 0-31-4 11-3 15-13 15-19 0-7-4-15-14-15-9 0-21 8-21 23 0 16 14 24 52 24 48 0 76-30 81-53 14-57 29-115 43-172zM127 121c-4 10-13 20-20 27-9 7-21 14-32 14-19 0-25-20-25-36 0-18 12-63 22-83 11-19 27-34 42-34 27 0 31 31 31 33s0 4-1 5c-5 24-12 50-17 74z"><text:p/></draw:path><draw:path draw:style-name="gr1278" draw:text-style-name="P85" svg:width="0.0173in" svg:height="0.0449in" svg:x="0.4472in" svg:y="0.0906in" svg:viewBox="0 0 45 115" svg:d="M45 41c0-26-10-41-24-41-13 0-21 10-21 21 0 10 8 20 21 20 4 0 10-1 13-5 1-1 1-1 2-1 0 2 1 0 1 6 0 28-14 51-26 63-4 5-4 6-4 7 0 2 2 4 3 4 4 0 35-29 35-74z"><text:p/></draw:path><draw:path draw:style-name="gr1278" draw:text-style-name="P85" svg:width="0.0697in" svg:height="0.098in" svg:x="0.5039in" svg:y="0.0402in" svg:viewBox="0 0 178 250" svg:d="M177 25c0-2 1-4 1-6 0-7-5-11-12-11-3 0-14 3-15 16-7-14-21-24-37-24-44 0-91 54-91 110 0 37 23 60 51 60 23 0 42-17 45-22h1c-9 35-9 35-13 51-1 4-15 42-56 42-7 0-20 0-31-4 12-3 16-13 16-19 0-7-4-15-15-15-8 0-21 8-21 23 0 16 14 24 52 24 48 0 76-30 82-53 15-57 29-115 43-172zM127 121c-3 10-11 20-20 27-8 7-20 14-32 14-19 0-24-20-24-36 0-18 11-63 21-83 11-19 27-34 44-34 25 0 30 31 30 33s-1 4-1 5c-6 24-12 50-18 74z"><text:p/></draw:path><draw:path draw:style-name="gr1278" draw:text-style-name="P85" svg:width="0.0929in" svg:height="0.1169in" svg:x="0.6346in" svg:y="0.0102in" svg:viewBox="0 0 237 298" svg:d="M229 16c4-2 8-4 8-8 0-5-4-8-8-8-2 0-6 2-8 2-71 34-142 67-213 101-7 4-8 6-8 9s2 6 8 9c71 33 142 67 213 100 6 2 7 2 8 2 3 0 8-3 8-8 0-3-3-5-9-8-67-32-134-63-202-95 68-32 136-64 203-96zM222 298c7 0 15 0 15-8 0-7-9-7-15-7-69 0-138 0-208 0-6 0-14 0-14 7 0 8 7 8 13 8 70 0 140 0 209 0z"><text:p/></draw:path><draw:path draw:style-name="gr1278" draw:text-style-name="P85" svg:width="0.0429in" svg:height="0.0457in" svg:x="0.75in" svg:y="0.0024in" svg:viewBox="0 0 110 117" svg:d="M64 58c22-10 32-13 38-16 6-2 8-4 8-9 0-4-3-9-9-9-2 0-2 0-5 2-12 9-24 17-37 26 2-14 3-28 4-41 1-4 0-11-8-11-3 0-9 2-9 8 0 2 1 11 1 13 1 4 4 24 4 31-12-9-25-17-37-26-2-1-3-2-5-2-6 0-9 5-9 9 0 5 3 7 6 8 13 5 27 12 40 17-22 9-32 13-38 17-6 2-8 3-8 7 0 6 3 9 9 9 1 0 2 0 5-2 12-8 25-16 37-24-1 14-4 28-5 43 0 6 6 9 9 9s9-3 9-9c0-2-1-10-2-13 0-5-3-25-3-30 11 6 21 14 32 21 7 5 8 5 10 5 6 0 9-3 9-9 0-5-3-6-5-7-14-6-28-11-41-17z"><text:p/></draw:path><draw:path draw:style-name="gr1278" draw:text-style-name="P85" svg:width="0.074in" svg:height="0.1067in" svg:x="0.8614in" svg:y="0.002in" svg:viewBox="0 0 189 272" svg:d="M89 4c0-1 0-4-5-4-9 0-37 3-47 3-3 1-7 1-7 8 0 5 3 5 9 5 18 0 19 3 19 7 0 2-1 6-1 8-18 73-37 147-56 221-1 5-1 6-1 9 0 8 8 11 11 11 6 0 12-5 14-10 3-10 5-20 7-30 3-11 5-23 9-34 2-9 4-18 6-26 1-3 5-15 5-18 1-3 13-24 26-35 9-6 21-13 38-13s20 13 20 26c0 21-15 64-24 87-3 9-5 13-5 21 0 18 13 32 32 32 36 0 50-57 50-60s-3-3-4-3c-5 0-5 1-6 6-6 20-18 48-39 48-7 0-10-4-10-12 0-10 3-19 8-28 5-16 23-62 23-84 0-26-16-42-44-42-26 0-43 12-58 29 10-40 20-81 30-122z"><text:p/></draw:path></draw:g></text:span><text:span text:style-name="T30"><text:s/>קיימים </text:span><text:span text:style-name="T30"><draw:g text:anchor-type="as-char" svg:y="-0.0661in" draw:z-index="236" draw:name="Shape284" draw:style-name="gr1276"><svg:title>TexMaths</svg:title><svg:desc>11§inline§n_1, n_2§svg§600§FALSE§</svg:desc><draw:path draw:style-name="gr1277" draw:text-style-name="P84" svg:width="0.3555in" svg:height="0.0799in" svg:x="0.0039in" svg:y="0.0071in" svg:viewBox="0 0 904 204" svg:d="M452 204c-151 0-301 0-452 0 0-68 0-136 0-204 301 0 603 0 904 0 0 68 0 136 0 204-151 0-301 0-452 0z"><text:p/></draw:path><draw:path draw:style-name="gr1278" draw:text-style-name="P85" svg:width="0.0823in" svg:height="0.0677in" svg:x="0.0004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7-42-46-42-34 0-53 25-59 34-2-22-19-34-36-34-18 0-26 15-29 22-6 13-12 36-12 37 0 5 4 5 6 5 3 0 3-2 6-9 7-28 14-46 28-46 7 0 12 4 12 17 0 8-1 12-7 32-8 30-14 59-22 88z"><text:p/></draw:path><draw:path draw:style-name="gr1278" draw:text-style-name="P85" svg:width="0.0382in" svg:height="0.0697in" svg:x="0.0992in" svg:y="0.0189in" svg:viewBox="0 0 98 178" svg:d="M61 8c0-8-1-8-8-8-18 16-42 16-53 16 0 4 0 7 0 10 6 0 24 0 38-7 0 46 0 92 0 137 0 8 0 12-26 12-3 0-8 0-11 0 0 3 0 6 0 10 6-2 39-2 49-2 8 0 42 0 48 2 0-4 0-7 0-10-3 0-7 0-10 0-27 0-27-4-27-12 0-50 0-99 0-148z"><text:p/></draw:path><draw:path draw:style-name="gr1278" draw:text-style-name="P85" svg:width="0.0173in" svg:height="0.0449in" svg:x="0.1685in" svg:y="0.0504in" svg:viewBox="0 0 45 115" svg:d="M45 41c0-26-9-41-24-41-13 0-21 10-21 21 0 10 8 20 21 20 4 0 10-2 13-5 1-1 1-1 2-1 0 2 1 0 1 6 0 28-14 51-26 63-4 5-4 6-4 7 0 2 2 4 4 4 3 0 34-30 34-74z"><text:p/></draw:path><draw:path draw:style-name="gr1278" draw:text-style-name="P85" svg:width="0.0823in" svg:height="0.0677in" svg:x="0.2268in" svg:y="0in" svg:viewBox="0 0 210 173" svg:d="M23 146c-1 6-3 15-3 17 0 7 5 10 11 10 4 0 12-3 14-11 0-1 6-18 8-27 2-12 5-23 8-34 3-9 5-18 6-26 2-7 6-18 6-19 5-12 26-47 62-47 18 0 21 14 21 26 0 24-18 74-25 90-3 9-3 12-3 16 0 19 13 32 32 32 36 0 50-55 50-58s-4-3-5-3c-4 0-4 1-6 6-8 26-21 46-39 46-7 0-9-3-9-12 0-10 3-17 6-26 8-21 25-62 25-84 0-27-18-42-46-42-34 0-53 25-60 34-1-22-18-34-35-34-18 0-26 15-29 22-6 13-12 36-12 37 0 5 4 5 6 5 3 0 3-2 6-9 6-28 13-46 28-46 7 0 12 4 12 17 0 8-1 12-7 32-8 30-14 59-22 88z"><text:p/></draw:path><draw:path draw:style-name="gr1278" draw:text-style-name="P85" svg:width="0.0469in" svg:height="0.0697in" svg:x="0.3205in" svg:y="0.0189in" svg:viewBox="0 0 120 178" svg:d="M120 129c-3 0-7 0-10 0 0 6-3 21-7 23-2 3-23 3-26 3-16 0-33 0-49 0 27-25 37-32 53-44 20-17 39-33 39-58 0-33-29-53-64-53-33 0-56 23-56 48 0 13 12 14 14 14 7 0 15-4 15-14 0-4-1-14-16-14 8-19 27-24 40-24 26 0 41 21 41 43 0 23-17 41-26 51-22 21-43 42-65 63-3 2-3 3-3 11 37 0 74 0 111 0 3-17 6-33 9-49z"><text:p/></draw:path></draw:g></text:span><text:span text:style-name="T30"><text:s/>כך ש־</text:span><text:span text:style-name="T30"><draw:g text:anchor-type="as-char" svg:y="-0.1134in" draw:z-index="237" draw:name="Shape285" draw:style-name="gr1276"><svg:title>TexMaths</svg:title><svg:desc>11§inline§\forall m \ge n_1. f(n) \le_\N g(n)§svg§600§FALSE§</svg:desc><draw:path draw:style-name="gr1277" draw:text-style-name="P84" svg:width="1.4673in" svg:height="0.1358in" svg:x="0.0083in" svg:y="0.0071in" svg:viewBox="0 0 3728 346" svg:d="M1864 346c-621 0-1243 0-1864 0 0-116 0-230 0-346 1243 0 2485 0 3728 0 0 116 0 230 0 346-622 0-1243 0-1864 0z"><text:p/></draw:path><draw:path draw:style-name="gr1278" draw:text-style-name="P85" svg:width="0.0846in" svg:height="0.1079in" svg:x="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5 13-5 21 0 19 13 32 31 32 36 0 51-56 51-59 0-4-4-4-5-4-3 0-3 1-5 7-6 20-19 47-40 47-6 0-9-3-9-12 0-10 4-19 7-27 8-20 23-63 23-85 0-25-15-42-44-42s-48 18-63 37c-1-4-2-17-13-27-9-8-22-10-31-10-35 0-54 25-60 34-2-22-19-34-35-34-19 0-26 15-29 22-8 13-12 36-12 37 0 5 3 5 4 5 4 0 5-1 7-9 7-27 14-46 27-46 7 0 13 3 13 17 0 8-2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5 0-8 3-8 8 0 4 3 6 7 9 68 31 135 62 203 94-67 32-135 64-202 96-8 2-8 5-8 8 0 4 3 7 8 7 1 0 2 0 6-2 72-33 142-66 214-99zM222 297c7 0 13 0 13-7 0-8-7-8-13-8-69 0-140 0-209 0-5 0-13 0-13 8 0 7 7 7 13 7 69 0 140 0 209 0z"><text:p/></draw:path><draw:path draw:style-name="gr1278" draw:text-style-name="P85" svg:width="0.0819in" svg:height="0.0685in" svg:x="0.426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1278" draw:text-style-name="P85" svg:width="0.0386in" svg:height="0.0701in" svg:x="0.5244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1278" draw:text-style-name="P85" svg:width="0.0161in" svg:height="0.0157in" svg:x="0.5941in" svg:y="0.0972in" svg:viewBox="0 0 42 41" svg:d="M42 21c0-12-10-21-21-21s-21 9-21 21c0 11 10 20 21 20s21-9 21-20z"><text:p/></draw:path><draw:path draw:style-name="gr1278" draw:text-style-name="P85" svg:width="0.076in" svg:height="0.1374in" svg:x="0.6315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1278" draw:text-style-name="P85" svg:width="0.035in" svg:height="0.1512in" svg:x="0.7291in" svg:y="0in" svg:viewBox="0 0 90 385" svg:d="M90 381c0-1 0-1-6-8-49-49-61-122-61-180 0-67 14-135 62-182 5-5 5-5 5-7 0-3-2-4-4-4-4 0-39 26-62 76-19 42-24 85-24 117 0 29 4 76 25 120 24 47 57 72 61 72 2 0 4-1 4-4z"><text:p/></draw:path><draw:path draw:style-name="gr1278" draw:text-style-name="P85" svg:width="0.0823in" svg:height="0.0685in" svg:x="0.7772in" svg:y="0.0453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1278" draw:text-style-name="P85" svg:width="0.035in" svg:height="0.1512in" svg:x="0.8732in" svg:y="0in" svg:viewBox="0 0 90 385" svg:d="M90 193c0-30-4-76-26-120-23-48-56-73-60-73-2 0-4 2-4 4s0 2 8 9c37 38 59 99 59 180 0 65-14 133-62 181-5 6-5 6-5 7 0 2 2 4 4 4 4 0 39-26 61-76 20-41 25-84 25-116z"><text:p/></draw:path><draw:path draw:style-name="gr1278" draw:text-style-name="P85" svg:width="0.0925in" svg:height="0.1165in" svg:x="0.9783in" svg:y="0.0161in" svg:viewBox="0 0 236 297" svg:d="M230 17c3-3 6-5 6-9 0-5-3-8-7-8-2 0-6 2-7 2-71 34-142 67-213 101-7 4-9 6-9 9 0 4 3 6 9 9 71 33 142 66 213 99 5 2 6 2 7 2 4 0 7-3 7-7s-1-6-7-8c-67-32-136-64-203-95 69-32 136-64 204-95zM223 297c7 0 13 0 13-7 0-8-7-8-13-8-69 0-139 0-209 0-5 0-14 0-14 8 0 7 8 7 14 7 70 0 140 0 209 0z"><text:p/></draw:path><draw:path draw:style-name="gr1278" draw:text-style-name="P85" svg:width="0.0717in" svg:height="0.074in" svg:x="1.087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5 0 18 5 18 20 0 28 0 56 0 84-28-37-55-73-83-110-2-3-3-3-9-3-15 0-32 0-47 0-5 0-9 0-9 4 0 5 4 5 6 5 7 1 12 5 15 9-1 2-1 2-1 6 0 44 0 87 0 131 0 15-2 20-15 20-4 0-8 0-8 4 0 6 4 6 9 6 14 0 27 0 42 0 5 0 8 0 8-6 0-4-4-4-7-4-16 0-17-5-17-20 0-42 0-82 0-123z"><text:p/></draw:path><draw:path draw:style-name="gr1278" draw:text-style-name="P85" svg:width="0.0693in" svg:height="0.0976in" svg:x="1.2134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1278" draw:text-style-name="P85" svg:width="0.035in" svg:height="0.1512in" svg:x="1.3039in" svg:y="0in" svg:viewBox="0 0 90 385" svg:d="M90 381c0-1 0-1-6-8-49-49-61-122-61-180 0-67 14-135 62-182 5-5 5-5 5-7 0-3-1-4-4-4-4 0-39 26-61 76-20 42-25 85-25 117 0 29 4 76 26 120 23 47 56 72 60 72 3 0 4-1 4-4z"><text:p/></draw:path><draw:path draw:style-name="gr1278" draw:text-style-name="P85" svg:width="0.0823in" svg:height="0.0685in" svg:x="1.3524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2 36-12 37 0 5 4 5 5 5 4 0 5-1 7-9 7-27 14-46 28-46 7 0 12 4 12 17 0 8-1 13-6 32-8 30-15 60-23 90z"><text:p/></draw:path><draw:path draw:style-name="gr1278" draw:text-style-name="P85" svg:width="0.035in" svg:height="0.1512in" svg:x="1.448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30"> וגם </text:span><text:span text:style-name="T30"><draw:g text:anchor-type="as-char" svg:y="-0.1134in" draw:z-index="238" draw:name="Shape286" draw:style-name="gr1276"><svg:title>TexMaths</svg:title><svg:desc>11§inline§\forall m \ge n_2. g(n) \le_\N h(n)§svg§600§FALSE§</svg:desc><draw:path draw:style-name="gr1277" draw:text-style-name="P84" svg:width="1.4642in" svg:height="0.1358in" svg:x="0.0083in" svg:y="0.0071in" svg:viewBox="0 0 3720 346" svg:d="M1860 346c-620 0-1240 0-1860 0 0-116 0-230 0-346 1240 0 2480 0 3720 0 0 116 0 230 0 346-620 0-1240 0-1860 0z"><text:p/></draw:path><draw:path draw:style-name="gr1278" draw:text-style-name="P8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6 13-6 21 0 19 15 32 32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1278" draw:text-style-name="P85" svg:width="0.0921in" svg:height="0.1165in" svg:x="0.2736in" svg:y="0.0161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1278" draw:text-style-name="P85" svg:width="0.0823in" svg:height="0.0685in" svg:x="0.426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4-42-36 0-54 25-61 34-2-22-19-34-36-34-19 0-24 15-29 22-6 13-12 36-12 37 0 5 4 5 6 5 3 0 4-1 6-9 7-27 14-46 28-46 7 0 12 4 12 17 0 8-1 13-6 32-7 30-15 60-23 90z"><text:p/></draw:path><draw:path draw:style-name="gr1278" draw:text-style-name="P85" svg:width="0.0465in" svg:height="0.0701in" svg:x="0.5197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1278" draw:text-style-name="P85" svg:width="0.0157in" svg:height="0.0157in" svg:x="0.5941in" svg:y="0.0972in" svg:viewBox="0 0 41 41" svg:d="M41 21c0-12-9-21-20-21-12 0-21 9-21 21 0 11 9 20 21 20 11 0 20-9 20-20z"><text:p/></draw:path><draw:path draw:style-name="gr1278" draw:text-style-name="P85" svg:width="0.0693in" svg:height="0.0976in" svg:x="0.626in" svg:y="0.0453in" svg:viewBox="0 0 177 249" svg:d="M176 25c0-2 1-4 1-6 0-7-4-11-11-11-4 0-14 3-16 16-7-14-20-24-36-24-44 0-92 54-92 110 0 38 23 61 52 61 22 0 40-18 45-22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278" draw:text-style-name="P85" svg:width="0.035in" svg:height="0.1512in" svg:x="0.7165in" svg:y="0in" svg:viewBox="0 0 90 385" svg:d="M90 381c0-1 0-1-6-8-49-49-61-122-61-180 0-67 14-135 62-182 5-5 5-5 5-7 0-3-2-4-4-4-3 0-39 26-62 76-18 42-24 85-24 117 0 29 4 76 26 120 24 47 57 72 60 72 2 0 4-1 4-4z"><text:p/></draw:path><draw:path draw:style-name="gr1278" draw:text-style-name="P85" svg:width="0.0823in" svg:height="0.0685in" svg:x="0.7646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7 32-8 30-14 60-22 90z"><text:p/></draw:path><draw:path draw:style-name="gr1278" draw:text-style-name="P85" svg:width="0.035in" svg:height="0.1512in" svg:x="0.8602in" svg:y="0in" svg:viewBox="0 0 90 385" svg:d="M90 193c0-30-4-76-26-120-23-48-56-73-60-73-2 0-4 2-4 4s0 2 8 9c37 38 59 99 59 180 0 65-14 133-61 181-6 6-6 6-6 7 0 2 2 4 4 4 4 0 39-26 61-76 20-41 25-84 25-116z"><text:p/></draw:path><draw:path draw:style-name="gr1278" draw:text-style-name="P85" svg:width="0.0929in" svg:height="0.1165in" svg:x="0.9654in" svg:y="0.0161in" svg:viewBox="0 0 237 297" svg:d="M229 17c4-3 8-5 8-9 0-5-4-8-8-8-2 0-6 2-7 2-71 34-143 67-214 101-6 4-8 6-8 9 0 4 3 6 8 9 71 33 143 66 214 99 5 2 6 2 7 2 4 0 8-3 8-7s-2-6-8-8c-67-32-135-64-203-95 68-32 136-64 203-95zM223 297c7 0 14 0 14-7 0-8-8-8-15-8-69 0-138 0-208 0-5 0-14 0-14 8 0 7 8 7 14 7 70 0 140 0 209 0z"><text:p/></draw:path><draw:path draw:style-name="gr1278" draw:text-style-name="P85" svg:width="0.0717in" svg:height="0.074in" svg:x="1.074in" svg:y="0.0634in" svg:viewBox="0 0 183 189" svg:d="M34 15c-2-3-2-3-5-6 11 0 22 0 33 0 29 41 60 81 90 123 0 12 0 25 0 39-40-52-78-104-118-156zM34 32c40 51 78 102 118 154 2 3 3 3 5 3 5 0 5-4 5-8 0-51 0-102 0-152 0-16 2-20 15-20 1 0 6 0 6-5 0-4-5-4-9-4-13 0-27 0-40 0-4 0-9 0-9 4 0 5 5 5 8 5 16 0 18 5 18 20 0 28 0 56 0 84-28-37-55-73-83-110-2-3-3-3-9-3-15 0-31 0-47 0-5 0-9 0-9 4 0 5 4 5 6 5 6 1 12 5 15 9-1 2-1 2-1 6 0 44 0 87 0 131 0 15-2 20-15 20-4 0-8 0-8 4 0 6 4 6 9 6 14 0 27 0 42 0 5 0 8 0 8-6 0-4-4-4-7-4-16 0-18-5-18-20 0-42 0-82 0-123z"><text:p/></draw:path><draw:path draw:style-name="gr1278" draw:text-style-name="P85" svg:width="0.074in" svg:height="0.1063in" svg:x="1.2067in" svg:y="0.0071in" svg:viewBox="0 0 189 271" svg:d="M89 4c0-1 0-4-4-4-10 0-38 3-48 3-3 1-7 1-7 8 0 6 3 6 9 6 18 0 19 2 19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1278" draw:text-style-name="P85" svg:width="0.0346in" svg:height="0.1512in" svg:x="1.3012in" svg:y="0in" svg:viewBox="0 0 89 385" svg:d="M89 381c0-1 0-1-6-8-49-49-61-122-61-180 0-67 14-135 62-182 5-5 5-5 5-7 0-3-1-4-3-4-5 0-40 26-62 76-20 42-24 85-24 117 0 29 3 76 25 120 23 47 56 72 61 72 2 0 3-1 3-4z"><text:p/></draw:path><draw:path draw:style-name="gr1278" draw:text-style-name="P85" svg:width="0.0819in" svg:height="0.0685in" svg:x="1.3496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1278" draw:text-style-name="P85" svg:width="0.035in" svg:height="0.1512in" svg:x="1.444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0">. ובה"כ </text:span><text:span text:style-name="T30"><draw:g text:anchor-type="as-char" svg:y="-0.0957in" draw:z-index="239" draw:name="Shape287" draw:style-name="gr1276"><svg:title>TexMaths</svg:title><svg:desc>11§inline§n_1 \ge n_2§svg§600§FALSE§</svg:desc><draw:path draw:style-name="gr1277" draw:text-style-name="P84" svg:width="0.4913in" svg:height="0.1028in" svg:x="0.0039in" svg:y="0.0075in" svg:viewBox="0 0 1249 262" svg:d="M625 262c-209 0-417 0-625 0 0-88 0-174 0-262 416 0 833 0 1249 0 0 88 0 174 0 262-208 0-416 0-624 0z"><text:p/></draw:path><draw:path draw:style-name="gr1278" draw:text-style-name="P85" svg:width="0.0823in" svg:height="0.0677in" svg:x="0.0004in" svg:y="0.0291in" svg:viewBox="0 0 210 173" svg:d="M23 148c-1 6-3 14-3 17 0 5 5 8 11 8 4 0 12-3 14-10 2-9 6-18 8-28 3-12 5-23 9-34 2-9 4-18 6-26 1-7 5-18 5-19 5-12 26-47 62-47 18 0 21 14 21 26 0 24-18 74-25 90-3 9-3 13-3 18 0 18 13 30 32 30 36 0 50-55 50-58s-3-3-4-3c-5 0-5 1-7 6-8 27-20 48-39 48-7 0-9-4-9-12 0-10 3-19 6-28 8-21 25-62 25-84 0-27-17-42-46-42-34 0-52 25-59 34-2-22-19-34-36-34-18 0-26 15-29 22-6 13-12 36-12 37 0 5 4 5 6 5 3 0 3-1 6-9 7-28 14-46 28-46 7 0 12 4 12 17 0 8-1 12-7 33-8 30-14 59-22 89z"><text:p/></draw:path><draw:path draw:style-name="gr1278" draw:text-style-name="P85" svg:width="0.0382in" svg:height="0.0697in" svg:x="0.0992in" svg:y="0.0488in" svg:viewBox="0 0 98 178" svg:d="M61 8c0-8 0-8-8-8-18 16-42 18-53 18 0 3 0 5 0 8 7 0 24 0 39-7 0 46 0 92 0 138 0 9 0 11-27 11-3 0-6 0-10 0 0 3 0 6 0 10 5 0 38-1 48-1 8 0 42 1 48 1 0-4 0-7 0-10-3 0-7 0-10 0-27 0-27-2-27-11 0-51 0-100 0-149z"><text:p/></draw:path><draw:path draw:style-name="gr1278" draw:text-style-name="P85" svg:width="0.0929in" svg:height="0.1161in" svg:x="0.2106in" svg:y="0in" svg:viewBox="0 0 237 296" svg:d="M229 121c5-4 8-6 8-9 0-5-3-7-8-9-72-34-142-67-214-100-5-3-6-3-7-3-5 0-8 3-8 8 0 4 3 6 8 8 67 32 135 64 202 96-67 31-134 62-201 93-8 3-9 7-9 9 0 4 3 8 8 8 1 0 2 0 7-3 72-33 142-65 214-98zM223 296c7 0 14 0 14-8 0-7-9-7-15-7-69 0-138 0-208 0-5 0-14 0-14 7 0 8 8 8 14 8 70 0 140 0 209 0z"><text:p/></draw:path><draw:path draw:style-name="gr1278" draw:text-style-name="P85" svg:width="0.0819in" svg:height="0.0677in" svg:x="0.3626in" svg:y="0.0291in" svg:viewBox="0 0 209 173" svg:d="M23 148c-1 6-3 14-3 17 0 5 4 8 11 8 4 0 11-3 14-10 2-9 5-18 7-28 3-12 5-23 9-34 2-9 4-18 6-26 2-7 5-18 6-19 5-12 26-47 62-47 18 0 21 14 21 26 0 24-18 74-25 90-3 9-3 13-3 18 0 18 13 30 30 30 37 0 51-55 51-58s-3-3-4-3c-4 0-4 1-6 6-8 27-21 48-39 48-7 0-9-4-9-12 0-10 3-19 6-28 8-21 23-62 23-84 0-27-16-42-44-42-35 0-53 25-60 34-2-22-18-34-35-34-18 0-26 15-29 22-6 13-12 36-12 37 0 5 3 2 4 5 5 0 5-1 7-9 7-28 14-46 29-46 7 0 12 4 12 17 0 8-1 12-7 33-8 30-14 59-22 89z"><text:p/></draw:path><draw:path draw:style-name="gr1278" draw:text-style-name="P85" svg:width="0.0469in" svg:height="0.0697in" svg:x="0.4563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30">, ובפרט הטענה האחרונה מתקיימת בעבור </text:span><text:span text:style-name="T30"><draw:g text:anchor-type="as-char" svg:y="-0.0957in" draw:z-index="240" draw:name="Shape288" draw:style-name="gr1276"><svg:title>TexMaths</svg:title><svg:desc>11§inline§m \ge n_1 \ge n_2§svg§600§FALSE§</svg:desc><draw:path draw:style-name="gr1277" draw:text-style-name="P84" svg:width="0.828in" svg:height="0.1028in" svg:x="0.0039in" svg:y="0.0075in" svg:viewBox="0 0 2104 262" svg:d="M1052 262c-351 0-701 0-1052 0 0-88 0-174 0-262 701 0 1403 0 2104 0 0 88 0 174 0 262-351 0-702 0-1052 0z"><text:p/></draw:path><draw:path draw:style-name="gr1278" draw:text-style-name="P85" svg:width="0.1244in" svg:height="0.0677in" svg:x="0.0004in" svg:y="0.0291in" svg:viewBox="0 0 317 173" svg:d="M23 148c-1 6-3 14-3 17 0 5 5 8 11 8 4 0 12-3 14-10 1 0 6-18 8-28 3-12 5-23 9-34 2-9 4-18 6-26 1-7 5-18 5-19 5-12 26-47 62-47 18 0 21 14 21 26 0 10-2 21-5 33-4 14-8 29-11 44-2 10-6 20-8 29-1 8-4 21-4 24 0 5 5 8 11 8 12 0 14-8 17-21 6-21 20-77 23-92 1-5 21-51 64-51 17 0 21 13 21 26 0 22-16 66-24 87-3 9-6 13-6 21 0 18 15 30 32 30 37 0 51-55 51-58s-3-3-5-3c-4 0-4 1-5 6-7 20-19 48-40 48-6 0-10-4-10-12 0-10 5-19 8-28 7-20 23-62 23-84 0-26-15-42-44-42s-49 18-64 37c0-4-1-17-12-27-10-8-22-10-32-10-34 0-52 25-59 34-2-22-19-34-36-34-18 0-26 15-29 22-6 13-12 36-12 37 0 5 4 5 6 5 3 0 3-1 6-9 7-28 14-46 28-46 6 0 12 3 12 17 0 8-1 12-6 33-7 30-15 59-23 89z"><text:p/></draw:path><draw:path draw:style-name="gr1278" draw:text-style-name="P85" svg:width="0.0929in" svg:height="0.1161in" svg:x="0.1846in" svg:y="0in" svg:viewBox="0 0 237 296" svg:d="M229 121c5-4 8-6 8-9 0-5-2-7-8-9-72-34-142-67-214-100-5-3-6-3-7-3-5 0-8 3-8 8 0 4 3 6 8 8 67 32 135 64 202 96-67 31-134 62-201 93-8 3-9 7-9 9 0 4 4 8 8 8 1 0 2 0 7-3 72-33 142-65 214-98zM223 296c7 0 14 0 14-8 0-7-8-7-15-7-69 0-138 0-208 0-5 0-14 0-14 7 0 8 8 8 14 8 70 0 140 0 209 0z"><text:p/></draw:path><draw:path draw:style-name="gr1278" draw:text-style-name="P85" svg:width="0.0823in" svg:height="0.0677in" svg:x="0.337in" svg:y="0.0291in" svg:viewBox="0 0 210 173" svg:d="M23 148c-1 6-3 14-3 17 0 5 5 8 11 8 4 0 11-3 14-10 2-9 5-18 8-28 2-12 5-23 8-34 2-9 5-18 6-26 2-7 6-18 6-19 5-12 26-47 62-47 18 0 21 14 21 26 0 24-18 74-25 90-3 9-3 13-3 18 0 18 13 30 32 30 36 0 50-55 50-58s-4-3-5-3c-4 0-4 1-6 6-8 27-21 48-39 48-7 0-9-4-9-12 0-10 3-19 6-28 8-21 25-62 25-84 0-27-18-42-46-42-34 0-53 25-60 34-1-22-18-34-35-34-18 0-26 15-29 22-6 13-12 36-12 37 0 5 3 2 4 5 5 0 5-1 7-9 7-28 14-46 29-46 7 0 12 4 12 17 0 8-1 12-7 33-8 30-14 59-22 89z"><text:p/></draw:path><draw:path draw:style-name="gr1278" draw:text-style-name="P85" svg:width="0.0382in" svg:height="0.0697in" svg:x="0.4354in" svg:y="0.0488in" svg:viewBox="0 0 98 178" svg:d="M61 8c0-8 0-8-8-8-18 16-42 18-53 18 0 3 0 5 0 8 7 0 24 0 39-7 0 46 0 92 0 138 0 9 0 11-27 11-3 0-8 0-11 0 0 3 0 6 0 10 6 0 39-1 49-1 8 0 42 1 48 1 0-4 0-7 0-10-3 0-7 0-10 0-27 0-27-2-27-11 0-51 0-100 0-149z"><text:p/></draw:path><draw:path draw:style-name="gr1278" draw:text-style-name="P85" svg:width="0.0929in" svg:height="0.1161in" svg:x="0.5465in" svg:y="0in" svg:viewBox="0 0 237 296" svg:d="M229 121c5-4 8-6 8-9 0-5-3-7-8-9-72-34-142-67-214-100-5-3-6-3-7-3-5 0-8 3-8 8 0 4 3 6 8 8 67 32 135 64 202 96-67 31-134 62-201 93-9 3-9 7-9 9 0 4 3 8 8 8 1 0 2 0 6-3 72-33 143-65 215-98zM222 296c7 0 15 0 15-8 0-7-9-7-15-7-69 0-138 0-208 0-5 0-14 0-14 7 0 8 7 8 13 8 70 0 140 0 209 0z"><text:p/></draw:path><draw:path draw:style-name="gr1278" draw:text-style-name="P85" svg:width="0.0819in" svg:height="0.0677in" svg:x="0.6992in" svg:y="0.0291in" svg:viewBox="0 0 209 173" svg:d="M23 148c-1 6-3 14-3 17 0 5 4 8 11 8 4 0 11-3 14-10 2-9 5-18 7-28 3-12 5-23 9-34 2-9 4-18 6-26 1-7 5-18 6-19 5-12 26-47 62-47 18 0 21 14 21 26 0 24-18 74-25 90-3 9-3 13-3 18 0 18 13 30 30 30 37 0 51-55 51-58s-3-3-4-3c-4 0-4 1-6 6-8 27-21 48-39 48-7 0-9-4-9-12 0-10 3-19 6-28 8-21 23-62 23-84 0-27-16-42-44-42-35 0-53 25-60 34-2-22-18-34-35-34-18 0-26 15-30 22-5 13-11 36-11 37 0 5 3 5 4 5 5 0 5-1 7-9 7-28 14-46 29-46 7 0 12 4 12 17 0 8-1 12-7 33-8 30-14 59-22 89z"><text:p/></draw:path><draw:path draw:style-name="gr1278" draw:text-style-name="P85" svg:width="0.0469in" svg:height="0.0697in" svg:x="0.7925in" svg:y="0.0488in" svg:viewBox="0 0 120 178" svg:d="M120 129c-3 0-7 0-10 0 0 7-3 22-7 25-2 2-23 2-26 2-16 0-34 0-51 0 29-25 39-33 55-45 20-17 39-33 39-58 0-33-29-53-64-53-33 0-56 23-56 48 0 13 12 16 14 16 7 0 15-6 15-16 0-4-3-14-16-14 8-19 27-24 40-24 26 0 41 21 41 43 0 23-17 41-26 51-22 21-43 42-65 63-3 2-3 3-3 11 37 0 74 0 111 0 3-16 6-32 9-49z"><text:p/></draw:path></draw:g></text:span><text:span text:style-name="T30">. ע"פ חוקי הלוגיקה לקיבוץ כמתים </text:span><draw:g text:anchor-type="as-char" svg:y="-0.1134in" draw:z-index="241" draw:name="Shape289" draw:style-name="gr1276"><svg:title>TexMaths</svg:title><svg:desc>11§inline§\forall m \ge n_1. f(m) \le_\N g(m) \land g(m) \le_\N h(m)§svg§600§FALSE§</svg:desc><draw:path draw:style-name="gr1277" draw:text-style-name="P84" svg:width="2.6776in" svg:height="0.1358in" svg:x="0.0083in" svg:y="0.0071in" svg:viewBox="0 0 6802 346" svg:d="M3402 346c-1134 0-2268 0-3402 0 0-116 0-230 0-346 2268 0 4535 0 6802 0 0 116 0 230 0 346-1133 0-2267 0-3400 0z"><text:p/></draw:path><draw:path draw:style-name="gr1278" draw:text-style-name="P85" svg:width="0.0846in" svg:height="0.1079in" svg:x="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1278" draw:text-style-name="P85" svg:width="0.124in" svg:height="0.0685in" svg:x="0.0898in" svg:y="0.0453in" svg:viewBox="0 0 316 175" svg:d="M22 148c-1 6-3 15-3 17 0 7 5 10 11 10 5 0 12-3 14-11 1-1 5-19 8-29 3-12 5-23 8-34 3-9 5-17 7-26 1-7 4-18 4-19 7-12 27-47 64-47 17 0 21 14 21 26 0 10-3 21-6 33-4 15-7 29-10 44-4 10-6 20-9 30-1 8-5 21-5 23 0 7 6 10 11 10 13 0 15-10 18-22 6-22 20-78 23-92 1-6 22-52 64-52 16 0 21 13 21 26 0 22-17 66-24 87-4 9-5 13-5 21 0 19 13 32 31 32 36 0 51-56 51-59 0-4-4-4-5-4-3 0-3 1-5 7-6 20-19 47-40 47-6 0-9-3-9-12 0-10 4-19 7-27 8-20 23-63 23-85 0-25-15-42-44-42s-48 18-63 37c-1-4-2-17-12-27-10-8-23-10-32-10-35 0-54 25-60 34-2-22-19-34-35-34-19 0-26 15-29 22-8 13-12 36-12 37 0 5 3 5 4 5 4 0 5-1 7-9 7-27 14-46 27-46 7 0 13 3 13 17 0 8-2 13-6 32-8 30-15 60-23 90z"><text:p/></draw:path><draw:path draw:style-name="gr1278" draw:text-style-name="P85" svg:width="0.0921in" svg:height="0.1165in" svg:x="0.2736in" svg:y="0.0161in" svg:viewBox="0 0 235 297" svg:d="M228 121c5-3 7-5 7-9s-1-6-7-9c-71-34-142-67-213-100-5-3-6-3-7-3-5 0-8 3-8 8 0 4 3 6 7 9 68 31 135 62 203 94-67 32-135 64-202 96-8 2-8 5-8 8 0 4 3 7 8 7 1 0 2 0 6-2 72-33 142-66 214-99zM222 297c7 0 13 0 13-7 0-8-7-8-13-8-69 0-140 0-209 0-5 0-13 0-13 8 0 7 7 7 13 7 69 0 140 0 209 0z"><text:p/></draw:path><draw:path draw:style-name="gr1278" draw:text-style-name="P85" svg:width="0.0819in" svg:height="0.0685in" svg:x="0.426in" svg:y="0.0453in" svg:viewBox="0 0 209 175" svg:d="M22 148c-1 6-3 15-3 17 0 7 5 10 11 10 5 0 12-3 14-11 1-1 5-19 8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1278" draw:text-style-name="P85" svg:width="0.0386in" svg:height="0.0701in" svg:x="0.5244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1278" draw:text-style-name="P85" svg:width="0.0161in" svg:height="0.0157in" svg:x="0.5941in" svg:y="0.0972in" svg:viewBox="0 0 42 41" svg:d="M42 21c0-12-10-21-21-21s-21 9-21 21c0 11 10 20 21 20s21-9 21-20z"><text:p/></draw:path><draw:path draw:style-name="gr1278" draw:text-style-name="P85" svg:width="0.076in" svg:height="0.1374in" svg:x="0.6315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1278" draw:text-style-name="P85" svg:width="0.035in" svg:height="0.1512in" svg:x="0.7291in" svg:y="0in" svg:viewBox="0 0 90 385" svg:d="M90 381c0-1 0-1-6-8-49-49-61-122-61-180 0-67 14-135 62-182 5-5 5-5 5-7 0-3-2-4-4-4-4 0-39 26-61 76-20 42-25 85-25 117 0 29 4 76 26 120 23 47 56 72 60 72 2 0 4-1 4-4z"><text:p/></draw:path><draw:path draw:style-name="gr1278" draw:text-style-name="P85" svg:width="0.1244in" svg:height="0.0685in" svg:x="0.7776in" svg:y="0.0453in" svg:viewBox="0 0 317 175" svg:d="M23 148c-1 6-3 15-3 17 0 7 5 10 11 10 4 0 12-3 14-11 1-1 6-19 8-29 3-12 5-23 9-34 2-9 4-17 6-26 1-7 5-18 5-19 5-12 26-47 62-47 18 0 21 14 21 26 0 10-2 21-5 33-4 15-8 29-11 44-3 10-6 20-8 30-1 8-4 21-4 23 0 7 5 10 11 10 12 0 14-10 17-22 6-22 20-78 23-92 1-6 21-52 64-52 17 0 21 13 21 26 0 22-17 66-24 87-4 9-6 13-6 21 0 19 15 32 32 32 36 0 51-56 51-59 0-4-4-4-5-4-3 0-3 1-5 7-7 20-19 47-40 47-6 0-10-3-10-12 0-10 5-19 8-27 7-20 23-63 23-85 0-25-15-42-44-42-30 0-48 18-63 37-1-4-2-17-13-27-9-8-22-10-32-10-34 0-52 25-59 34-2-22-19-34-36-34-18 0-26 15-29 22-7 13-12 36-12 37 0 5 4 5 5 5 4 0 5-1 7-9 7-27 14-46 28-46 6 0 12 3 12 17 0 8-1 13-6 32-8 30-15 60-23 90z"><text:p/></draw:path><draw:path draw:style-name="gr1278" draw:text-style-name="P85" svg:width="0.0346in" svg:height="0.1512in" svg:x="0.9157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0925in" svg:height="0.1165in" svg:x="1.0209in" svg:y="0.0161in" svg:viewBox="0 0 236 297" svg:d="M229 17c4-3 7-5 7-9 0-5-3-8-7-8-2 0-6 2-7 2-71 34-143 67-214 101-7 4-8 6-8 9 0 4 2 6 8 9 71 33 143 66 214 99 5 2 6 2 7 2 4 0 7-3 7-7s-1-6-7-8c-67-32-136-64-203-95 67-32 136-64 203-95zM223 297c7 0 13 0 13-7 0-8-7-8-14-8-69 0-138 0-208 0-5 0-14 0-14 8 0 7 8 7 14 7 70 0 140 0 209 0z"><text:p/></draw:path><draw:path draw:style-name="gr1278" draw:text-style-name="P85" svg:width="0.0717in" svg:height="0.074in" svg:x="1.1299in" svg:y="0.0634in" svg:viewBox="0 0 183 189" svg:d="M34 15c-2-3-2-3-5-6 11 0 20 0 31 0 31 41 61 81 92 123 0 12 0 25 0 39-40-52-78-104-118-156zM34 32c40 51 78 102 118 154 2 3 3 3 5 3 5 0 5-4 5-8 0-51 0-102 0-152 0-16 2-20 14-20 2 0 7 0 7-5 0-4-5-4-9-4-13 0-27 0-40 0-4 0-9 0-9 4 0 5 5 5 8 5 15 0 18 5 18 20 0 28 0 56 0 84-28-37-55-73-83-110-2-3-3-3-10-3-15 0-31 0-46 0-5 0-10 0-10 4 0 5 5 5 7 5 6 1 12 5 14 9 0 2 0 2 0 6 0 44 0 87 0 131 0 15-2 20-16 20-3 0-7 0-7 4 0 6 3 6 9 6 14 0 27 0 42 0 4 0 8 0 8-6 0-4-4-4-7-4-16 0-18-5-18-20 0-42 0-82 0-123z"><text:p/></draw:path><draw:path draw:style-name="gr1278" draw:text-style-name="P85" svg:width="0.0697in" svg:height="0.0976in" svg:x="1.2559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1278" draw:text-style-name="P85" svg:width="0.035in" svg:height="0.1512in" svg:x="1.3469in" svg:y="0in" svg:viewBox="0 0 90 385" svg:d="M90 381c0-1 0-1-6-8-49-49-61-122-61-180 0-67 14-135 62-182 5-5 5-5 5-7 0-3-2-4-4-4-4 0-39 26-62 76-20 42-24 85-24 117 0 29 4 76 25 120 23 47 57 72 61 72 2 0 4-1 4-4z"><text:p/></draw:path><draw:path draw:style-name="gr1278" draw:text-style-name="P85" svg:width="0.1244in" svg:height="0.0685in" svg:x="1.3949in" svg:y="0.0453in" svg:viewBox="0 0 317 175" svg:d="M23 148c-1 6-3 15-3 17 0 7 5 10 11 10 4 0 12-3 14-11 0-1 6-19 8-29 2-12 5-23 7-34 4-9 6-17 7-26 2-7 6-18 6-19 5-12 26-47 62-47 18 0 21 14 21 26 0 10-2 21-5 33-4 15-8 29-11 44-3 10-6 20-8 30-1 8-4 21-4 23 0 7 4 10 11 10 12 0 14-10 17-22 5-22 19-78 23-92 1-6 21-52 64-52 17 0 21 13 21 26 0 22-17 66-24 87-4 9-6 13-6 21 0 19 15 32 32 32 36 0 51-56 51-59 0-4-4-4-5-4-4 0-4 1-5 7-7 20-19 47-40 47-6 0-10-3-10-12 0-10 4-19 8-27 7-20 23-63 23-85 0-25-15-42-44-42-30 0-49 18-64 37 0-4-1-17-12-27-10-8-22-10-32-10-34 0-54 25-60 34-1-22-18-34-35-34-18 0-26 15-29 22-7 13-12 36-12 37 0 5 3 4 4 5 5 0 5-1 7-9 7-27 14-46 29-46 6 0 12 3 12 17 0 8-1 13-7 32-8 30-14 60-22 90z"><text:p/></draw:path><draw:path draw:style-name="gr1278" draw:text-style-name="P85" svg:width="0.0346in" svg:height="0.1512in" svg:x="1.5327in" svg:y="0in" svg:viewBox="0 0 89 385" svg:d="M89 193c0-30-4-76-25-120-23-48-56-73-61-73-2 0-3 2-3 4s0 2 7 9c38 38 60 99 60 180 0 65-14 133-63 181-4 6-4 6-4 7 0 2 1 4 3 4 5 0 39-26 62-76 20-41 24-84 24-116z"><text:p/></draw:path><draw:path draw:style-name="gr1278" draw:text-style-name="P85" svg:width="0.0839in" svg:height="0.0937in" svg:x="1.6256in" svg:y="0.0217in" svg:viewBox="0 0 214 239" svg:d="M115 9c-2-7-4-9-8-9-5 0-6 3-8 9-32 71-65 143-97 215-2 4-2 5-2 7 0 5 3 8 8 8 2 0 5-1 8-8 30-67 61-135 91-203 30 68 60 136 91 203 3 8 8 8 9 8 4 0 7-3 7-8 0-1 0-2-2-6-32-72-65-145-97-216z"><text:p/></draw:path><draw:path draw:style-name="gr1278" draw:text-style-name="P85" svg:width="0.0693in" svg:height="0.0976in" svg:x="1.7547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1278" draw:text-style-name="P85" svg:width="0.0346in" svg:height="0.1512in" svg:x="1.8457in" svg:y="0in" svg:viewBox="0 0 89 385" svg:d="M89 381c0-1 0-1-7-8-48-49-60-122-60-180 0-67 14-135 63-182 4-5 4-5 4-7 0-3-1-4-3-4-5 0-39 26-62 76-20 42-24 85-24 117 0 29 4 76 25 120 23 47 56 72 61 72 2 0 3-1 3-4z"><text:p/></draw:path><draw:path draw:style-name="gr1278" draw:text-style-name="P85" svg:width="0.1244in" svg:height="0.0685in" svg:x="1.8941in" svg:y="0.0453in" svg:viewBox="0 0 317 175" svg:d="M23 148c-2 6-4 15-4 17 0 7 5 10 12 10 4 0 11-3 14-11 0-1 4-19 7-29 3-12 5-23 8-34 3-9 5-17 7-26 1-7 4-18 4-19 7-12 27-47 64-47 18 0 21 14 21 26 0 10-3 21-6 33-4 15-7 29-10 44-3 10-6 20-8 30-2 8-6 21-6 23 0 7 6 10 11 10 13 0 15-10 18-22 6-22 20-78 23-92 1-6 22-52 64-52 16 0 21 13 21 26 0 22-17 66-24 87-4 9-5 13-5 21 0 19 13 32 32 32 36 0 51-56 51-59 0-4-5-4-6-4-3 0-3 1-5 7-6 20-18 47-40 47-6 0-9-3-9-12 0-10 4-19 7-27 8-20 24-63 24-85 0-25-16-42-45-42-30 0-48 18-63 37 0-4-2-17-12-27-10-8-22-10-32-10-35 0-54 25-60 34-2-22-19-34-35-34-18 0-26 15-29 22-8 13-12 36-12 37 0 5 3 5 4 5 5 0 5-1 7-9 7-27 14-46 29-46 5 0 12 3 12 17 0 8-3 13-7 32-8 30-14 60-22 90z"><text:p/></draw:path><draw:path draw:style-name="gr1278" draw:text-style-name="P85" svg:width="0.035in" svg:height="0.1512in" svg:x="2.0315in" svg:y="0in" svg:viewBox="0 0 90 385" svg:d="M90 193c0-30-4-76-26-120-23-48-56-73-60-73-2 0-4 2-4 4s0 2 8 9c37 38 59 99 59 180 0 65-14 133-62 181-5 6-5 6-5 7 0 2 2 4 4 4 4 0 39-26 62-76 19-41 24-84 24-116z"><text:p/></draw:path><draw:path draw:style-name="gr1278" draw:text-style-name="P85" svg:width="0.0921in" svg:height="0.1165in" svg:x="2.1374in" svg:y="0.0161in" svg:viewBox="0 0 235 297" svg:d="M229 17c3-3 6-5 6-9 0-5-3-8-7-8-3 0-6 2-7 2-71 34-142 67-213 101-7 4-8 6-8 9 0 4 2 6 8 9 71 33 142 66 213 99 4 2 6 2 7 2 4 0 7-3 7-7s-1-6-7-8c-67-32-136-64-203-95 68-32 136-64 204-95zM222 297c7 0 13 0 13-7 0-8-7-8-13-8-69 0-140 0-209 0-5 0-13 0-13 8 0 7 7 7 13 7 69 0 140 0 209 0z"><text:p/></draw:path><draw:path draw:style-name="gr1278" draw:text-style-name="P85" svg:width="0.0717in" svg:height="0.074in" svg:x="2.2457in" svg:y="0.0634in" svg:viewBox="0 0 183 189" svg:d="M35 15c-3-3-3-3-6-6 11 0 22 0 33 0 30 41 60 81 91 123 0 12 0 25 0 39-40-52-78-104-118-156zM35 32c39 51 78 102 117 154 2 3 3 3 5 3 5 0 5-4 5-8 0-51 0-102 0-152 0-16 2-20 15-20 1 0 6 0 6-5 0-4-4-4-9-4-13 0-27 0-40 0-4 0-9 0-9 4 0 5 5 5 8 5 15 0 18 5 18 20 0 28 0 56 0 84-28-37-54-73-82-110-3-3-4-3-10-3-15 0-32 0-47 0-4 0-9 0-9 4 0 5 5 5 6 5 7 1 12 5 15 9-1 2-1 2-1 6 0 44 0 87 0 131 0 15-2 20-15 20-4 0-8 0-8 4 0 6 4 6 9 6 14 0 27 0 42 0 5 0 8 0 8-6 0-4-3-4-7-4-15 0-17-5-17-20 0-42 0-82 0-123z"><text:p/></draw:path><draw:path draw:style-name="gr1278" draw:text-style-name="P85" svg:width="0.074in" svg:height="0.1063in" svg:x="2.378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1278" draw:text-style-name="P85" svg:width="0.0346in" svg:height="0.1512in" svg:x="2.4724in" svg:y="0in" svg:viewBox="0 0 89 385" svg:d="M89 381c0-1 0-1-7-8-48-49-60-122-60-180 0-67 15-135 63-182 4-5 4-5 4-7 0-3-1-4-3-4-5 0-39 26-62 76-20 42-24 85-24 117 0 29 4 76 25 120 23 47 56 72 61 72 2 0 3-1 3-4z"><text:p/></draw:path><draw:path draw:style-name="gr1278" draw:text-style-name="P85" svg:width="0.1244in" svg:height="0.0685in" svg:x="2.5209in" svg:y="0.0453in" svg:viewBox="0 0 317 175" svg:d="M23 148c-1 6-4 15-4 17 0 7 5 10 12 10 4 0 11-3 14-11 0-1 4-19 7-29 3-12 5-23 8-34 3-9 5-17 7-26 1-7 4-18 6-19 5-12 25-47 62-47 18 0 21 14 21 26 0 10-3 21-5 33-4 15-8 29-11 44-3 10-6 20-8 30-2 8-6 21-6 23 0 7 6 10 11 10 13 0 15-10 18-22 6-22 20-78 23-92 1-6 22-52 64-52 16 0 21 13 21 26 0 22-17 66-24 87-4 9-5 13-5 21 0 19 13 32 32 32 36 0 51-56 51-59 0-4-4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1278" draw:text-style-name="P85" svg:width="0.035in" svg:height="0.1512in" svg:x="2.6587in" svg:y="0in" svg:viewBox="0 0 90 385" svg:d="M90 193c0-30-4-76-25-120-24-48-57-73-61-73-2 0-4 2-4 4s0 2 8 9c37 38 59 99 59 180 0 65-14 133-62 181-5 6-5 6-5 7 0 2 2 4 4 4 4 0 39-26 62-76 20-41 24-84 24-116z"><text:p/></draw:path></draw:g>. <text:span text:style-name="T67">מטרנזיטיביות יחס הסדר </text:span><draw:g text:anchor-type="as-char" svg:y="-0.098in" draw:z-index="242" draw:name="Shape290" draw:style-name="gr1276"><svg:title>TexMaths</svg:title><svg:desc>11§inline§\le_\N§svg§600§FALSE§</svg:desc><draw:path draw:style-name="gr1277" draw:text-style-name="P84" svg:width="0.1768in" svg:height="0.1051in" svg:x="0.0004in" svg:y="0.0071in" svg:viewBox="0 0 450 268" svg:d="M225 268c-76 0-150 0-225 0 0-90 0-179 0-268 149 0 300 0 450 0 0 89 0 178 0 268-75 0-150 0-225 0z"><text:p/></draw:path><draw:path draw:style-name="gr1278" draw:text-style-name="P85" svg:width="0.0925in" svg:height="0.1165in" svg:x="0.0051in" svg:y="0in" svg:viewBox="0 0 236 297" svg:d="M229 17c4-3 7-5 7-9 0-5-3-8-7-8-3 0-6 2-7 2-71 34-143 67-214 102-7 2-8 5-8 8 0 4 2 6 8 8 71 33 143 66 214 99 4 3 6 3 7 3 4 0 7-3 7-7s-2-6-8-9c-68-31-135-63-202-94 67-32 134-64 203-95zM223 297c7 0 13 0 13-7 0-8-8-8-14-8-69 0-138 0-208 0-5 0-14 0-14 8 0 7 8 7 14 7 70 0 139 0 209 0z"><text:p/></draw:path><draw:path draw:style-name="gr1278" draw:text-style-name="P85" svg:width="0.072in" svg:height="0.074in" svg:x="0.113in" svg:y="0.0453in" svg:viewBox="0 0 184 189" svg:d="M35 17c-2-4-2-5-5-7 11 0 21 0 32 0 29 41 60 81 91 122 0 13 0 27 0 39-40-51-78-103-118-154zM35 32c39 51 77 102 117 153 2 3 4 4 5 4 6 0 6-4 6-8 0-51 0-102 0-152 0-15 2-19 14-19 2 0 7 0 7-4 0-6-5-6-9-6-13 0-27 0-40 0-5 0-10 0-10 6 0 4 6 4 9 4 14 0 17 5 17 20 0 27 0 56 0 85-28-38-55-74-82-111-2-4-3-4-10-4-15 0-32 0-47 0-4 0-9 0-9 6 0 3 5 4 7 4 6 1 12 5 14 9 0 2 0 2 0 5 0 44 0 88 0 132 0 14-2 18-16 19-3 0-8 0-8 5 0 4 4 4 10 4 14 0 27 0 42 0 4 0 8 0 8-4 0-5-4-5-7-5-16-1-18-7-18-20 0-42 0-82 0-123z"><text:p/></draw:path></draw:g><text:span text:style-name="T30"><text:s/>נגרר </text:span><text:span text:style-name="T30"><draw:g text:anchor-type="as-char" svg:y="-0.1134in" draw:z-index="243" draw:name="Shape291" draw:style-name="gr1276"><svg:title>TexMaths</svg:title><svg:desc>11§inline§\forall m \ge n_1. f(m) \le_\N h(m)§svg§600§FALSE§</svg:desc><draw:path draw:style-name="gr1277" draw:text-style-name="P84" svg:width="1.561in" svg:height="0.1354in" svg:x="0.0079in" svg:y="0.0071in" svg:viewBox="0 0 3966 345" svg:d="M0 0c1322 0 2644 0 3966 0 0 115 0 230 0 345-1322 0-2644 0-3966 0 0-115 0-230 0-345z"><text:p/></draw:path><draw:path draw:style-name="gr1278" draw:text-style-name="P85" svg:width="0.0839in" svg:height="0.1075in" svg:x="0in" svg:y="0.0075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1278" draw:text-style-name="P85" svg:width="0.1244in" svg:height="0.0681in" svg:x="0.0886in" svg:y="0.0453in" svg:viewBox="0 0 317 174" svg:d="M23 148c-1 5-3 14-3 16 0 7 5 10 11 10 4 0 12-2 14-10 1-1 6-20 8-29 3-12 5-24 9-35 2-9 4-16 6-25 1-7 5-18 5-20 5-12 26-47 62-47 18 0 21 14 21 27 0 10-2 21-5 32-4 14-8 30-11 45-3 9-6 19-8 29-1 8-4 21-4 23 0 7 5 10 11 10 12 0 14-9 17-22 6-21 20-77 23-93 1-4 21-51 64-51 17 0 21 13 21 27 0 22-17 66-24 86-4 10-6 14-6 22 0 18 15 31 32 31 36 0 51-56 51-59 0-4-4-4-5-4-4 0-4 1-5 7-7 21-19 48-40 48-6 0-10-4-10-13 0-10 5-19 8-27 7-20 23-63 23-85 0-24-15-41-44-41-30 0-48 17-63 37-1-5-2-18-13-27-10-8-22-10-32-10-34 0-52 24-59 33-2-22-19-33-36-33-18 0-26 14-29 22-7 13-12 36-12 37 0 4 4 4 5 4 4 0 4 0 7-9 7-28 14-46 28-46 6 0 12 3 12 18 0 8-1 13-6 32-8 30-15 60-23 90z"><text:p/></draw:path><draw:path draw:style-name="gr1278" draw:text-style-name="P85" svg:width="0.0921in" svg:height="0.1161in" svg:x="0.2732in" svg:y="0.0161in" svg:viewBox="0 0 235 296" svg:d="M228 120c5-2 7-4 7-9 0-3-1-5-7-9-71-34-142-67-213-100-5-2-5-1-7-2-6 0-8 3-8 8 0 4 2 6 7 9 68 31 135 62 203 94-67 32-135 64-202 95-8 3-8 5-8 9 0 3 3 7 8 7 1 0 1 0 6-3 72-33 142-66 214-99zM222 296c7 0 13 0 13-8 0-7-7-7-13-7-69 0-140 0-209 0-5 0-13 0-13 7 0 8 7 8 13 8 69 0 140 0 209 0z"><text:p/></draw:path><draw:path draw:style-name="gr1278" draw:text-style-name="P85" svg:width="0.0823in" svg:height="0.0681in" svg:x="0.4252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6 14-29 22-7 13-12 35-12 37 0 4 4 4 5 4 4 0 5 0 7-9 7-28 14-46 28-46 7 0 12 5 12 18 0 8-1 13-6 32-8 30-15 60-23 90z"><text:p/></draw:path><draw:path draw:style-name="gr1278" draw:text-style-name="P85" svg:width="0.0386in" svg:height="0.0701in" svg:x="0.524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1278" draw:text-style-name="P85" svg:width="0.0157in" svg:height="0.0161in" svg:x="0.5937in" svg:y="0.0972in" svg:viewBox="0 0 41 42" svg:d="M41 21c0-11-9-21-20-21-12 0-21 10-21 21s9 21 21 21c11 0 20-10 20-21z"><text:p/></draw:path><draw:path draw:style-name="gr1278" draw:text-style-name="P85" svg:width="0.0752in" svg:height="0.137in" svg:x="0.6307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1278" draw:text-style-name="P85" svg:width="0.035in" svg:height="0.1508in" svg:x="0.7287in" svg:y="0in" svg:viewBox="0 0 90 384" svg:d="M90 380c0-1 0-1-6-8-49-48-62-121-62-179 0-67 15-135 63-183 5-4 5-4 5-7 0-2-2-3-4-3-4 0-39 26-62 75-20 43-24 86-24 118 0 28 4 76 25 119 23 47 57 72 61 72 2 0 4-1 4-4z"><text:p/></draw:path><draw:path draw:style-name="gr1278" draw:text-style-name="P85" svg:width="0.1244in" svg:height="0.0681in" svg:x="0.7772in" svg:y="0.0453in" svg:viewBox="0 0 317 174" svg:d="M23 148c-1 5-3 14-3 16 0 7 5 10 11 10 4 0 11-2 14-10 0-1 4-20 8-29 2-12 5-24 7-35 3-9 5-16 7-25 2-7 4-18 6-20 5-12 26-47 62-47 18 0 21 14 21 27 0 10-2 21-5 32-4 14-8 30-11 45-3 9-6 19-8 29-1 8-6 21-6 23 0 7 6 10 13 10 11 0 14-9 16-22 6-21 20-77 23-93 2-4 22-51 64-51 18 0 21 13 21 27 0 22-16 66-23 86-5 10-6 14-6 22 0 18 13 31 32 31 36 0 51-56 51-59 0-4-4-4-5-4-4 0-4 1-6 7-6 21-18 48-39 48-6 0-10-4-10-13 0-10 4-19 7-27 8-20 24-63 24-85 0-24-16-41-45-41-30 0-48 17-63 37 0-5-1-18-12-27-10-8-22-10-32-10-34 0-54 24-60 33-1-22-18-33-35-33-18 0-26 14-29 22-7 13-12 36-12 37 0 4 3 3 4 4 5 0 5 0 7-9 7-28 14-46 29-46 6 0 12 3 12 18 0 8-1 13-7 32-8 30-14 60-22 90z"><text:p/></draw:path><draw:path draw:style-name="gr1278" draw:text-style-name="P85" svg:width="0.035in" svg:height="0.1508in" svg:x="0.9146in" svg:y="0in" svg:viewBox="0 0 90 384" svg:d="M90 193c0-30-4-77-25-120-23-48-57-73-61-73-2 0-4 1-4 3 0 3 0 3 8 10 38 38 60 99 60 180 0 65-14 132-63 181-5 5-5 5-5 6 0 3 2 4 4 4 4 0 39-26 62-75 20-43 24-85 24-116z"><text:p/></draw:path><draw:path draw:style-name="gr1278" draw:text-style-name="P85" svg:width="0.0925in" svg:height="0.1161in" svg:x="1.0201in" svg:y="0.0161in" svg:viewBox="0 0 236 296" svg:d="M229 17c4-3 7-5 7-9 0-5-3-8-7-8-2 0-6 1-8 2-71 33-142 66-213 100-7 4-8 7-8 9 0 5 2 7 8 9 71 33 142 66 213 99 6 3 6 3 8 3 3 0 7-4 7-7 0-5-2-7-8-9-67-31-136-63-203-95 68-32 136-63 204-94zM222 296c7 0 14 0 14-8 0-7-8-7-14-7-69 0-138 0-208 0-6 0-14 0-14 7 0 8 7 8 13 8 69 0 140 0 209 0z"><text:p/></draw:path><draw:path draw:style-name="gr1278" draw:text-style-name="P85" svg:width="0.072in" svg:height="0.0744in" svg:x="1.1283in" svg:y="0.0634in" svg:viewBox="0 0 184 190" svg:d="M35 17c-3-4-3-5-5-7 11 0 21 0 32 0 30 41 60 81 91 122 0 13 0 27 0 40-40-52-78-104-118-155zM35 32c39 51 78 102 117 154 2 3 4 4 5 4 5 0 5-4 5-8 0-52 0-103 0-153 0-16 3-19 15-19 1 0 7 0 7-4 0-6-5-6-9-6-13 0-27 0-40 0-5 0-10 0-10 6 0 4 6 4 8 4 15 0 18 5 18 20 0 28 0 56 0 85-28-38-54-74-82-111-3-4-3-4-10-4-15 0-32 0-47 0-4 0-9 0-9 6 0 3 5 4 6 4 7 0 13 4 15 8 0 2 0 3 0 6 0 44 0 88 0 132 0 15-2 19-16 19-4 0-8 1-8 6 0 4 4 4 10 4 14 0 27 0 42 0 4 0 8 0 8-4 0-5-4-6-8-6-15 0-17-5-17-20 0-42 0-82 0-123z"><text:p/></draw:path><draw:path draw:style-name="gr1278" draw:text-style-name="P85" svg:width="0.0744in" svg:height="0.1059in" svg:x="1.2606in" svg:y="0.0075in" svg:viewBox="0 0 190 270" svg:d="M90 3c-2-1 0-3-5-3-9 0-38 2-48 3-3 0-6 1-6 8 0 4 3 4 9 4 18 0 19 4 19 7 0 2-1 6-1 8-18 73-37 147-56 221-2 6-2 6-2 9 0 9 8 10 11 10 7 0 13-5 14-10 2-9 6-19 8-29 3-11 5-23 9-35 2-8 4-15 6-24 0-2 4-16 5-18 1-3 13-25 25-35 9-7 21-14 37-14 17 0 21 13 21 27 0 21-14 62-24 85-2 9-4 14-4 22 0 18 13 31 32 31 36 0 50-56 50-60 0-3-3-3-5-3-4 0-4 1-6 7-5 21-17 48-39 48-7 0-9-4-9-13 0-10 3-19 6-28 7-16 25-60 25-83 0-25-16-41-45-41-25 0-43 12-58 30 10-42 21-83 31-124z"><text:p/></draw:path><draw:path draw:style-name="gr1278" draw:text-style-name="P85" svg:width="0.035in" svg:height="0.1508in" svg:x="1.3551in" svg:y="0in" svg:viewBox="0 0 90 384" svg:d="M90 380c0-1 0-1-6-8-49-48-62-121-62-179 0-67 15-135 63-183 5-4 5-4 5-7 0-2-2-3-4-3-4 0-39 26-62 75-20 43-24 86-24 118 0 28 4 76 25 119 23 47 57 72 61 72 2 0 4-1 4-4z"><text:p/></draw:path><draw:path draw:style-name="gr1278" draw:text-style-name="P85" svg:width="0.1244in" svg:height="0.0681in" svg:x="1.4035in" svg:y="0.0453in" svg:viewBox="0 0 317 174" svg:d="M23 148c-1 5-3 14-3 16 0 7 5 10 11 10 4 0 11-2 14-10 0-1 4-20 8-29 2-12 5-24 7-35 3-9 6-16 7-25 2-7 4-18 6-20 5-12 26-47 62-47 18 0 21 14 21 27 0 10-2 21-5 32-4 14-8 30-11 45-3 9-6 19-8 29-1 8-6 21-6 23 0 7 6 10 13 10 11 0 14-9 16-22 6-21 20-77 23-93 2-4 22-51 64-51 18 0 21 13 21 27 0 22-16 66-23 86-5 10-6 14-6 22 0 18 13 31 32 31 36 0 51-56 51-59 0-4-4-4-5-4-4 0-4 1-6 7-6 21-18 48-39 48-6 0-10-4-10-13 0-10 4-19 7-27 8-20 24-63 24-85 0-24-16-41-45-41-30 0-48 17-63 37 0-5-1-18-12-27-10-8-22-10-32-10-34 0-54 24-60 33-1-22-18-33-35-33-18 0-26 14-29 22-7 13-12 36-12 37 0 4 3 3 4 4 5 0 5 0 7-9 7-28 14-46 29-46 6 0 12 3 12 18 0 8-1 13-7 32-8 30-14 60-22 90z"><text:p/></draw:path><draw:path draw:style-name="gr1278" draw:text-style-name="P85" svg:width="0.035in" svg:height="0.1508in" svg:x="1.541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0"><text:s/>וסה"כ מתקיים הדרוש בעבור </text:span><text:span text:style-name="T30"><draw:g text:anchor-type="as-char" svg:y="-0.0661in" draw:z-index="244" draw:name="Shape292" draw:style-name="gr1276"><svg:title>TexMaths</svg:title><svg:desc>11§inline§n = n_1§svg§600§FALSE§</svg:desc><draw:path draw:style-name="gr1277" draw:text-style-name="P84" svg:width="0.4197in" svg:height="0.074in" svg:x="0.0039in" svg:y="0.0071in" svg:viewBox="0 0 1067 189" svg:d="M534 189c-178 0-356 0-534 0 0-63 0-126 0-189 356 0 711 0 1067 0 0 63 0 126 0 189-177 0-356 0-533 0z"><text:p/></draw:path><draw:path draw:style-name="gr1278" draw:text-style-name="P85" svg:width="0.0823in" svg:height="0.0681in" svg:x="0.0004in" svg:y="0in" svg:viewBox="0 0 210 174" svg:d="M23 148c-1 5-3 14-3 16 0 7 5 10 11 10 4 0 12-3 14-11 2-9 6-19 8-28 2-12 5-23 8-34 3-8 5-17 6-26 2-7 6-18 6-19 5-12 26-47 62-47 18 0 21 14 21 26 0 25-18 74-25 91-3 7-3 12-3 16 0 19 13 32 32 32 36 0 50-55 50-58 0-4-4-4-5-4-4 0-4 2-6 7-7 25-20 46-39 46-7 0-9-3-9-12 0-10 3-18 6-26 8-21 25-63 25-85 0-27-17-42-45-42-35 0-53 25-60 34-2-22-19-34-36-34-18 0-26 15-29 22-6 13-12 36-12 38 0 4 4 4 6 4 3 0 3-1 6-9 7-27 14-46 28-46 7 0 12 4 12 17 0 8-1 13-7 34-8 29-14 59-22 88z"><text:p/></draw:path><draw:path draw:style-name="gr1278" draw:text-style-name="P85" svg:width="0.1008in" svg:height="0.035in" svg:x="0.1382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8" draw:text-style-name="P85" svg:width="0.0819in" svg:height="0.0681in" svg:x="0.2945in" svg:y="0in" svg:viewBox="0 0 209 174" svg:d="M23 148c-1 5-3 14-3 16 0 7 5 10 11 10 4 0 11-3 14-11 2-9 5-19 7-28 3-12 5-23 9-34 2-8 4-17 6-26 2-7 5-18 6-19 5-12 26-47 62-47 18 0 21 14 21 26 0 25-18 74-25 91-3 7-3 12-3 16 0 19 13 32 31 32 36 0 50-55 50-58 0-4-3-4-4-4-4 0-4 2-6 7-7 25-21 46-39 46-7 0-9-3-9-12 0-10 3-18 6-26 8-21 24-63 24-85 0-27-17-42-44-42-36 0-54 25-61 34-2-22-18-34-35-34-18 0-26 15-29 22-6 13-12 36-12 38 0 4 3 2 4 4 5 0 5-1 7-9 7-27 14-46 29-46 7 0 12 4 12 17 0 8-1 13-7 34-8 29-14 59-22 88z"><text:p/></draw:path><draw:path draw:style-name="gr1278" draw:text-style-name="P85" svg:width="0.0386in" svg:height="0.0701in" svg:x="0.3929in" svg:y="0.0189in" svg:viewBox="0 0 99 179" svg:d="M62 8c0-8-1-8-8-8-18 17-43 18-54 18 0 3 0 5 0 8 7 0 24 0 40-7 0 46 0 92 0 138 0 8 0 12-28 12-3 0-6 0-10 0 0 3 0 6 0 10 5 0 39-1 49-1 7 0 41 1 48 1 0-4 0-7 0-10-3 0-8 0-11 0-26 0-26-4-26-12 0-50 0-100 0-149z"><text:p/></draw:path></draw:g></text:span><text:span text:style-name="T30">. </text:span></text:p>
        </text:list-item>
        <text:list-item>
          <text:p text:style-name="P38"><text:span text:style-name="T6">אנטי־סימטריות: יהי </text:span><text:span text:style-name="T6"><draw:g text:anchor-type="as-char" svg:y="-0.1134in" draw:z-index="422" draw:style-name="gr1"><svg:title>TexMaths</svg:title><svg:desc>11§inline§[f]_R, [g]_R \in (\N \to \N) / R§svg§600§FALSE§</svg:desc><draw:path draw:style-name="gr570" draw:text-style-name="P84" svg:width="1.5409in" svg:height="0.1358in" svg:x="-0.0004in" svg:y="0.0071in" svg:viewBox="0 0 3915 346" svg:d="M1958 346c-653 0-1306 0-1958 0 0-116 0-230 0-346 1305 0 2611 0 3915 0 0 116 0 230 0 346-652 0-1304 0-1957 0z"><text:p/></draw:path><draw:path draw:style-name="gr571" draw:text-style-name="P85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572" draw:text-style-name="P85" svg:width="0.076in" svg:height="0.1374in" svg:x="0.042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573" draw:text-style-name="P85" svg:width="0.0209in" svg:height="0.1512in" svg:x="0.1283in" svg:y="0in" svg:viewBox="0 0 54 385" svg:d="M54 0c-18 0-36 0-54 0 0 6 0 10 0 15 13 0 25 0 39 0 0 118 0 237 0 355-14 0-26 0-39 0 0 5 0 10 0 15 18 0 36 0 54 0 0-128 0-256 0-385z"><text:p/></draw:path><draw:path draw:style-name="gr574" draw:text-style-name="P85" svg:width="0.0823in" svg:height="0.0744in" svg:x="0.1752in" svg:y="0.0638in" svg:viewBox="0 0 210 190" svg:d="M92 19c3-8 3-8 9-9 6 0 11 0 17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8 0s12 0 17 0c6 0 12 1 18 1 2 0 6 0 6-6 0-4-3-4-10-4-3 0-4 0-9-1-6 0-6-1-6-3 0-1 0-3 1-7 6-23 11-46 17-68 12 0 25 0 37 0 23 0 33 12 33 24 0 4-2 13-4 20-4 12-5 15-5 21 0 21 20 29 41 29 24 0 35-26 35-31 0-2 0-4-4-4s-5 1-5 5c-4 12-14 23-25 23-8 0-12-4-12-18 0-6 1-22 2-28 1-8 1-10 1-13s0-12-7-19c-6-7-13-10-19-13z"><text:p/></draw:path><draw:path draw:style-name="gr575" draw:text-style-name="P85" svg:width="0.0173in" svg:height="0.0453in" svg:x="0.2803in" svg:y="0.0972in" svg:viewBox="0 0 45 116" svg:d="M45 41c0-26-10-41-24-41-13 0-21 10-21 21 0 10 8 20 21 20 4 0 9-1 13-5 1-1 1-1 2-1 0 2 0 0 0 6 0 28-13 51-25 64-4 4-4 5-4 6 0 2 1 5 3 5 4 0 35-30 35-75z"><text:p/></draw:path><draw:path draw:style-name="gr576" draw:text-style-name="P85" svg:width="0.0209in" svg:height="0.1512in" svg:x="0.3528in" svg:y="0in" svg:viewBox="0 0 54 385" svg:d="M54 385c0-5 0-10 0-15-13 0-25 0-39 0 0-118 0-237 0-355 14 0 26 0 39 0 0-5 0-9 0-15-18 0-36 0-54 0 0 129 0 257 0 385 18 0 36 0 54 0z"><text:p/></draw:path><draw:path draw:style-name="gr577" draw:text-style-name="P85" svg:width="0.0693in" svg:height="0.0976in" svg:x="0.3795in" svg:y="0.0465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578" draw:text-style-name="P85" svg:width="0.0205in" svg:height="0.1512in" svg:x="0.4587in" svg:y="0in" svg:viewBox="0 0 53 385" svg:d="M53 0c-18 0-35 0-53 0 0 6 0 10 0 15 12 0 25 0 37 0 0 118 0 237 0 355-12 0-25 0-37 0 0 5 0 10 0 15 18 0 35 0 53 0 0-128 0-256 0-385z"><text:p/></draw:path><draw:path draw:style-name="gr579" draw:text-style-name="P85" svg:width="0.0823in" svg:height="0.0744in" svg:x="0.5051in" svg:y="0.0638in" svg:viewBox="0 0 210 190" svg:d="M92 19c3-8 3-8 9-9 6 0 11 0 17 0 25 0 56 0 56 27 0 11-5 29-18 39-11 8-27 12-46 12-12 0-23 0-35 0 5-23 12-46 17-69zM141 92c33-7 61-26 61-50 0-23-27-42-67-42-27 0-55 0-82 0-6 0-9 0-9 7 0 3 3 3 9 3 3 0 4 0 10 0 5 1 6 1 6 4s0 3-1 6c-12 48-24 96-36 144-2 9-3 11-24 11-5 0-8 0-8 6 0 3 2 4 4 4 5 0 11-1 17-1 5 0 13 0 18 0s12 0 17 0c6 0 12 1 18 1 2 0 6 0 6-6 0-4-3-4-8-4s-6 0-11-1c-6 0-6-1-6-3 0-1 0-3 1-7 6-23 11-46 17-68 12 0 25 0 37 0 23 0 33 12 33 24 0 4-2 13-3 20-4 12-5 15-5 21 0 21 20 29 40 29 24 0 35-26 35-31 0-2 0-4-4-4s-5 1-5 5c-4 12-14 23-25 23-8 0-12-4-12-18 0-6 1-22 2-28 1-8 1-10 1-13s0-12-7-19c-5-7-13-10-19-13z"><text:p/></draw:path><draw:path draw:style-name="gr580" draw:text-style-name="P85" svg:width="0.0756in" svg:height="0.087in" svg:x="0.6524in" svg:y="0.0315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581" draw:text-style-name="P85" svg:width="0.035in" svg:height="0.1512in" svg:x="0.798in" svg:y="0in" svg:viewBox="0 0 90 385" svg:d="M90 381c0-1 0-1-6-8-49-49-61-122-61-179 0-68 14-136 62-183 5-5 5-5 5-7 0-3-2-4-4-4-3 0-39 26-62 76-20 42-24 85-24 118 0 28 4 75 25 119 23 47 58 72 61 72 2 0 4-1 4-4z"><text:p/></draw:path><draw:path draw:style-name="gr582" draw:text-style-name="P85" svg:width="0.1028in" svg:height="0.1063in" svg:x="0.8461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583" draw:text-style-name="P85" svg:width="0.1346in" svg:height="0.0787in" svg:x="1.0028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584" draw:text-style-name="P85" svg:width="0.1028in" svg:height="0.1063in" svg:x="1.1925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585" draw:text-style-name="P85" svg:width="0.035in" svg:height="0.1512in" svg:x="1.3075in" svg:y="0in" svg:viewBox="0 0 90 385" svg:d="M90 194c0-31-4-77-26-121-23-48-56-73-60-73-2 0-4 2-4 4s0 2 8 9c37 38 59 99 59 181 0 64-14 132-61 180-6 6-6 6-6 7 0 2 2 4 4 4 4 0 39-26 62-76 19-41 24-84 24-115z"><text:p/></draw:path><draw:path draw:style-name="gr586" draw:text-style-name="P85" svg:width="0.0591in" svg:height="0.1512in" svg:x="1.3661in" svg:y="0in" svg:viewBox="0 0 151 385" svg:d="M149 15c2-5 2-6 2-7 0-5-4-8-8-8-3 0-5 1-7 3-45 123-89 245-134 367-2 5-2 7-2 8 0 4 3 7 8 7s6-3 9-10c44-120 88-240 132-360z"><text:p/></draw:path><draw:path draw:style-name="gr587" draw:text-style-name="P85" svg:width="0.1083in" svg:height="0.1063in" svg:x="1.4402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/draw:g></text:span><text:span text:style-name="T6">. נניח </text:span><text:span text:style-name="T6"><draw:g text:anchor-type="as-char" svg:y="-0.1134in" draw:z-index="423" draw:style-name="gr1"><svg:title>TexMaths</svg:title><svg:desc>11§inline§[f]_R \le [g]_R \land [g]_R \le [f]_R§svg§600§FALSE§</svg:desc><draw:path draw:style-name="gr550" draw:text-style-name="P84" svg:width="1.624in" svg:height="0.1358in" svg:x="-0.0004in" svg:y="0.0071in" svg:viewBox="0 0 4126 346" svg:d="M2064 346c-688 0-1376 0-2064 0 0-116 0-230 0-346 1376 0 2750 0 4126 0 0 116 0 230 0 346-687 0-1375 0-2062 0z"><text:p/></draw:path><draw:path draw:style-name="gr551" draw:text-style-name="P85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552" draw:text-style-name="P85" svg:width="0.076in" svg:height="0.1374in" svg:x="0.0421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553" draw:text-style-name="P85" svg:width="0.0209in" svg:height="0.1512in" svg:x="0.1283in" svg:y="0in" svg:viewBox="0 0 54 385" svg:d="M54 0c-18 0-36 0-54 0 0 6 0 10 0 15 12 0 25 0 37 0 0 118 0 237 0 355-12 0-25 0-37 0 0 5 0 10 0 15 18 0 36 0 54 0 0-128 0-256 0-385z"><text:p/></draw:path><draw:path draw:style-name="gr554" draw:text-style-name="P85" svg:width="0.0823in" svg:height="0.0744in" svg:x="0.1752in" svg:y="0.0638in" svg:viewBox="0 0 210 190" svg:d="M92 19c3-8 3-8 8-9 6 0 12 0 18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7 0 6 0 13 0 18 0 6 0 12 1 18 1 2 0 6 0 6-6 0-4-3-4-10-4-4 0-5 0-10-1-5 0-5-1-5-3 0-1 0-3 1-7 6-23 11-46 17-68 12 0 25 0 37 0 23 0 33 12 33 24 0 4-2 13-4 20-4 12-5 15-5 21 0 21 20 29 41 29 24 0 35-26 35-31 0-2 0-4-4-4s-5 1-6 5c-3 12-13 23-24 23-8 0-12-4-12-18 0-6 1-22 2-28 1-8 1-10 1-13s0-12-8-19c-5-7-12-10-18-13z"><text:p/></draw:path><draw:path draw:style-name="gr555" draw:text-style-name="P85" svg:width="0.0921in" svg:height="0.1165in" svg:x="0.322in" svg:y="0.0169in" svg:viewBox="0 0 235 297" svg:d="M229 17c3-3 6-5 6-9 0-5-3-8-7-8-3 0-6 2-7 2-71 34-142 67-213 101-7 4-8 6-8 9 0 4 2 6 8 9 71 33 142 66 213 99 4 2 6 2 7 2 4 0 7-3 7-7s-1-6-7-8c-67-32-136-64-203-95 68-32 136-64 204-95zM222 297c7 0 13 0 13-7 0-8-7-8-13-8-69 0-140 0-209 0-5 0-13 0-13 8 0 7 7 7 13 7 69 0 140 0 209 0z"><text:p/></draw:path><draw:path draw:style-name="gr556" draw:text-style-name="P85" svg:width="0.0205in" svg:height="0.1512in" svg:x="0.4882in" svg:y="0in" svg:viewBox="0 0 53 385" svg:d="M53 385c0-5 0-10 0-15-12 0-26 0-38 0 0-118 0-237 0-355 12 0 26 0 38 0 0-5 0-9 0-15-18 0-35 0-53 0 0 129 0 257 0 385 18 0 35 0 53 0z"><text:p/></draw:path><draw:path draw:style-name="gr557" draw:text-style-name="P85" svg:width="0.0693in" svg:height="0.0976in" svg:x="0.5146in" svg:y="0.0465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558" draw:text-style-name="P85" svg:width="0.0205in" svg:height="0.1512in" svg:x="0.5937in" svg:y="0in" svg:viewBox="0 0 53 385" svg:d="M53 0c-18 0-35 0-53 0 0 6 0 10 0 15 12 0 25 0 37 0 0 118 0 237 0 355-12 0-25 0-37 0 0 5 0 10 0 15 18 0 35 0 53 0 0-128 0-256 0-385z"><text:p/></draw:path><draw:path draw:style-name="gr559" draw:text-style-name="P85" svg:width="0.0823in" svg:height="0.0744in" svg:x="0.6402in" svg:y="0.0638in" svg:viewBox="0 0 210 190" svg:d="M92 19c3-8 3-8 9-9 6 0 12 0 18 0 24 0 56 0 56 27 0 11-6 29-18 39-12 8-28 12-47 12-12 0-23 0-35 0 5-23 12-46 17-69zM142 92c32-7 60-26 60-50 0-23-27-42-67-42-27 0-55 0-82 0-6 0-9 0-9 7 0 3 3 3 9 3 3 0 5 0 10 0 5 1 6 1 6 4s0 3-1 6c-12 48-24 96-36 144-2 9-2 11-24 11-5 0-8 0-8 6 0 3 2 4 4 4 6 0 11-1 17-1 5 0 13 0 19 0 4 0 11 0 16 0 6 0 13 1 19 1 1 0 5 0 5-6 0-4-3-4-9-4-4 0-5 0-11-1-5 0-5-1-5-3 0-1 0-3 1-7 6-23 12-46 18-68 12 0 24 0 36 0 23 0 33 12 33 24 0 4-2 13-3 20-4 12-5 15-5 21 0 21 20 29 40 29 25 0 35-26 35-31 0-2 0-4-4-4s-4 1-5 5c-4 12-14 23-25 23-7 0-12-4-12-18 0-6 1-22 2-28 1-8 1-10 1-13s0-12-8-19c-4-7-12-10-17-13z"><text:p/></draw:path><draw:path draw:style-name="gr560" draw:text-style-name="P85" svg:width="0.0839in" svg:height="0.0937in" svg:x="0.7748in" svg:y="0.0224in" svg:viewBox="0 0 214 239" svg:d="M115 9c-3-7-5-9-8-9-5 0-6 3-9 9-32 71-64 143-96 215-2 4-2 5-2 7 0 5 3 8 8 8 2 0 5-1 8-8 30-67 61-135 91-203 30 68 60 136 91 203 3 8 7 8 9 8 4 0 7-3 7-8 0-1 0-2-2-6-32-72-65-145-97-216z"><text:p/></draw:path><draw:path draw:style-name="gr561" draw:text-style-name="P85" svg:width="0.0205in" svg:height="0.1512in" svg:x="0.9189in" svg:y="0in" svg:viewBox="0 0 53 385" svg:d="M53 385c0-5 0-10 0-15-12 0-26 0-38 0 0-118 0-237 0-355 12 0 26 0 38 0 0-5 0-9 0-15-18 0-35 0-53 0 0 129 0 257 0 385 18 0 35 0 53 0z"><text:p/></draw:path><draw:path draw:style-name="gr562" draw:text-style-name="P85" svg:width="0.0697in" svg:height="0.0976in" svg:x="0.9453in" svg:y="0.0465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563" draw:text-style-name="P85" svg:width="0.0205in" svg:height="0.1512in" svg:x="1.0244in" svg:y="0in" svg:viewBox="0 0 53 385" svg:d="M53 0c-18 0-35 0-53 0 0 6 0 10 0 15 12 0 25 0 37 0 0 118 0 237 0 355-12 0-25 0-37 0 0 5 0 10 0 15 18 0 35 0 53 0 0-128 0-256 0-385z"><text:p/></draw:path><draw:path draw:style-name="gr564" draw:text-style-name="P85" svg:width="0.0827in" svg:height="0.0744in" svg:x="1.0709in" svg:y="0.0638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draw:path draw:style-name="gr565" draw:text-style-name="P85" svg:width="0.0925in" svg:height="0.1165in" svg:x="1.2181in" svg:y="0.0169in" svg:viewBox="0 0 236 297" svg:d="M229 17c4-3 7-5 7-9 0-5-3-8-7-8-2 0-6 2-7 2-71 34-143 67-214 101-7 4-8 6-8 9 0 4 2 6 8 9 71 33 143 66 214 99 5 2 6 2 7 2 4 0 7-3 7-7s-2-6-7-8c-67-32-136-64-203-95 67-32 136-64 203-95zM223 297c7 0 13 0 13-7 0-8-7-8-14-8-69 0-138 0-208 0-5 0-14 0-14 8 0 7 8 7 13 7 71 0 140 0 210 0z"><text:p/></draw:path><draw:path draw:style-name="gr566" draw:text-style-name="P85" svg:width="0.0209in" svg:height="0.1512in" svg:x="1.3839in" svg:y="0in" svg:viewBox="0 0 54 385" svg:d="M54 385c0-5 0-10 0-15-13 0-25 0-39 0 0-118 0-237 0-355 14 0 26 0 39 0 0-5 0-9 0-15-18 0-36 0-54 0 0 129 0 257 0 385 18 0 36 0 54 0z"><text:p/></draw:path><draw:path draw:style-name="gr567" draw:text-style-name="P85" svg:width="0.0752in" svg:height="0.1374in" svg:x="1.4161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568" draw:text-style-name="P85" svg:width="0.0205in" svg:height="0.1512in" svg:x="1.5024in" svg:y="0in" svg:viewBox="0 0 53 385" svg:d="M53 0c-18 0-35 0-53 0 0 6 0 10 0 15 12 0 25 0 37 0 0 118 0 237 0 355-12 0-25 0-37 0 0 5 0 10 0 15 18 0 35 0 53 0 0-128 0-256 0-385z"><text:p/></draw:path><draw:path draw:style-name="gr569" draw:text-style-name="P85" svg:width="0.0827in" svg:height="0.0744in" svg:x="1.5488in" svg:y="0.0638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6">, נוכיח </text:span><text:span text:style-name="T6"><draw:g text:anchor-type="as-char" svg:y="-0.1134in" draw:z-index="424" draw:style-name="gr1"><svg:title>TexMaths</svg:title><svg:desc>11§inline§[f]_R = [g]_R§svg§600§FALSE§</svg:desc><draw:path draw:style-name="gr540" draw:text-style-name="P84" svg:width="0.715in" svg:height="0.1358in" svg:x="-0.0004in" svg:y="0.0071in" svg:viewBox="0 0 1817 346" svg:d="M909 346c-304 0-606 0-909 0 0-116 0-230 0-346 605 0 1212 0 1817 0 0 116 0 230 0 346-303 0-605 0-908 0z"><text:p/></draw:path><draw:path draw:style-name="gr541" draw:text-style-name="P85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542" draw:text-style-name="P85" svg:width="0.076in" svg:height="0.1374in" svg:x="0.0421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543" draw:text-style-name="P85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544" draw:text-style-name="P85" svg:width="0.0823in" svg:height="0.0744in" svg:x="0.1752in" svg:y="0.0638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545" draw:text-style-name="P85" svg:width="0.1004in" svg:height="0.0354in" svg:x="0.3181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546" draw:text-style-name="P85" svg:width="0.0205in" svg:height="0.1512in" svg:x="0.4874in" svg:y="0in" svg:viewBox="0 0 53 385" svg:d="M53 385c0-5 0-10 0-15-12 0-25 0-38 0 0-118 0-237 0-355 13 0 26 0 38 0 0-5 0-9 0-15-18 0-35 0-53 0 0 129 0 257 0 385 18 0 35 0 53 0z"><text:p/></draw:path><draw:path draw:style-name="gr547" draw:text-style-name="P85" svg:width="0.0693in" svg:height="0.0976in" svg:x="0.5142in" svg:y="0.0465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548" draw:text-style-name="P85" svg:width="0.0205in" svg:height="0.1512in" svg:x="0.5933in" svg:y="0in" svg:viewBox="0 0 53 385" svg:d="M53 0c-18 0-35 0-53 0 0 6 0 10 0 15 12 0 25 0 37 0 0 118 0 237 0 355-12 0-25 0-37 0 0 5 0 10 0 15 18 0 35 0 53 0 0-128 0-256 0-385z"><text:p/></draw:path><draw:path draw:style-name="gr549" draw:text-style-name="P85" svg:width="0.0823in" svg:height="0.0744in" svg:x="0.6402in" svg:y="0.0638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6">. מההנחה, </text:span><text:span text:style-name="T6"><draw:g text:anchor-type="as-char" svg:y="-0.1075in" draw:z-index="425" draw:style-name="gr1"><svg:title>TexMaths</svg:title><svg:desc>11§inline§f \le^* g \land g \le^* f§svg§600§FALSE§</svg:desc><draw:path draw:style-name="gr530" draw:text-style-name="P84" svg:width="1.0291in" svg:height="0.1217in" svg:x="-0.0004in" svg:y="0.0075in" svg:viewBox="0 0 2615 310" svg:d="M0 0c871 0 1744 0 2615 0 0 103 0 207 0 310-871 0-1744 0-2615 0 0-103 0-207 0-310z"><text:p/></draw:path><draw:path draw:style-name="gr531" draw:text-style-name="P85" svg:width="0.0756in" svg:height="0.1374in" svg:x="0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532" draw:text-style-name="P85" svg:width="0.0921in" svg:height="0.1165in" svg:x="0.1378in" svg:y="0.0102in" svg:viewBox="0 0 235 297" svg:d="M228 16c4-2 7-4 7-8 0-5-3-8-7-8-2 0-6 2-7 2-71 34-142 67-213 101-7 4-8 6-8 9 0 4 2 6 8 9 71 33 142 66 213 99 5 2 6 2 7 2 4 0 7-3 7-8 0-3-1-5-7-8-67-31-136-63-203-94 67-32 136-64 203-96zM222 297c7 0 13 0 13-8 0-7-7-7-13-7-69 0-139 0-209 0-5 0-13 0-13 7 0 8 7 8 13 8 70 0 140 0 209 0z"><text:p/></draw:path><draw:path draw:style-name="gr533" draw:text-style-name="P85" svg:width="0.0429in" svg:height="0.0457in" svg:x="0.2528in" svg:y="0.0024in" svg:viewBox="0 0 110 117" svg:d="M64 58c22-10 32-13 38-16 6-2 8-4 8-9 0-4-3-9-8-9-2 0-3 0-5 2-12 9-25 17-38 26 2-14 4-28 5-41 0-4 0-11-9-11-3 0-8 2-8 8 0 2 1 11 1 13 0 4 3 24 4 31-12-9-26-17-38-26-2-1-3-2-5-2-5 0-9 5-9 9 0 5 3 7 7 8 13 5 27 12 40 17-22 9-33 13-39 17-5 2-8 3-8 7 0 6 4 9 9 9 2 0 2 0 5-2 12-9 26-16 38-24-1 14-4 28-5 43 0 6 5 9 8 9s9-3 9-9c0-2-1-10-1-13-1-5-2-25-4-30 11 6 22 13 33 21 7 5 7 5 10 5 5 0 8-3 8-9 0-5-3-6-5-7-14-6-28-11-41-17z"><text:p/></draw:path><draw:path draw:style-name="gr534" draw:text-style-name="P85" svg:width="0.0693in" svg:height="0.0976in" svg:x="0.3579in" svg:y="0.0402in" svg:viewBox="0 0 177 249" svg:d="M176 25c0-2 1-4 1-6 0-7-4-11-11-11-4 0-14 3-15 16-8-14-21-24-37-24-44 0-92 54-92 110 0 37 24 61 52 61 23 0 40-18 45-23-8 33-8 34-12 50-2 4-16 42-56 42-8 0-20 0-31-3 11-4 15-14 15-20 0-7-4-15-14-15-9 0-21 8-21 23 0 16 14 24 52 24 48 0 76-30 81-53 14-56 29-113 43-171zM125 121c-2 10-11 20-18 27-9 7-21 14-32 14-20 0-25-20-25-35 0-19 11-64 22-84 9-19 26-34 42-34 26 0 31 31 31 33s0 4-1 5c-6 24-12 49-19 74z"><text:p/></draw:path><draw:path draw:style-name="gr535" draw:text-style-name="P85" svg:width="0.0843in" svg:height="0.0933in" svg:x="0.4756in" svg:y="0.0161in" svg:viewBox="0 0 215 238" svg:d="M117 8c-4-7-6-8-9-8-6 0-7 2-9 8-32 71-64 143-96 214-2 5-3 6-3 8 0 4 3 8 8 8 3 0 5-2 9-9 30-67 60-136 91-203 30 67 60 136 90 203 4 9 8 9 9 9 4 0 8-4 8-8 0-1 0-2-3-7-32-71-63-144-95-215z"><text:p/></draw:path><draw:path draw:style-name="gr536" draw:text-style-name="P85" svg:width="0.0697in" svg:height="0.0976in" svg:x="0.6043in" svg:y="0.0402in" svg:viewBox="0 0 178 249" svg:d="M177 25c0-2 1-4 1-6 0-7-5-11-12-11-3 0-14 3-15 16-7-14-21-24-37-24-44 0-91 54-91 110 0 37 23 61 51 61 23 0 42-18 45-23h1c-9 33-9 34-13 50-1 4-15 42-56 42-7 0-20 0-31-3 12-4 16-14 16-20 0-7-4-15-15-15-8 0-21 8-21 23 0 16 14 24 52 24 48 0 76-30 82-53 15-56 29-113 43-171zM127 121c-3 10-11 20-20 27-8 7-20 14-31 14-20 0-25-20-25-35 0-19 11-64 21-84 11-19 27-34 44-34 25 0 30 31 30 33s-1 4-1 5c-6 24-12 49-18 74z"><text:p/></draw:path><draw:path draw:style-name="gr537" draw:text-style-name="P85" svg:width="0.0929in" svg:height="0.1165in" svg:x="0.735in" svg:y="0.0102in" svg:viewBox="0 0 237 297" svg:d="M229 16c4-2 8-4 8-8 0-5-4-8-8-8-2 0-6 2-8 2-71 34-142 67-213 101-7 4-8 6-8 9 0 4 2 6 8 9 71 33 142 66 213 99 6 2 7 2 8 2 3 0 8-3 8-8 0-3-3-5-9-8-67-31-134-63-202-94 68-32 136-64 203-96zM222 297c7 0 15 0 15-8 0-7-9-7-15-7-69 0-138 0-208 0-6 0-14 0-14 7 0 8 7 8 13 8 70 0 140 0 209 0z"><text:p/></draw:path><draw:path draw:style-name="gr538" draw:text-style-name="P85" svg:width="0.0429in" svg:height="0.0457in" svg:x="0.8504in" svg:y="0.0024in" svg:viewBox="0 0 110 117" svg:d="M63 58c23-10 33-13 39-16 6-2 8-4 8-9 0-4-3-9-9-9-2 0-2 0-5 2-12 9-24 17-37 26 2-14 3-28 4-41 1-4 0-11-8-11-3 0-9 2-9 8 0 2 1 11 1 13 1 4 4 24 4 31-12-9-25-17-37-26-3-1-3-2-5-2-6 0-9 5-9 9 0 5 3 7 6 8 13 5 27 12 40 17-22 9-32 13-38 17-6 2-8 3-8 7 0 6 3 9 9 9 1 0 2 0 5-2 12-9 25-16 37-24-1 14-4 28-5 43 0 6 6 9 9 9s8-3 8-9c0-2-1-10-1-13 0-5-3-25-3-30 11 6 21 13 32 21 7 5 8 5 10 5 6 0 9-3 9-9 0-5-3-6-5-7-15-6-28-11-42-17z"><text:p/></draw:path><draw:path draw:style-name="gr539" draw:text-style-name="P85" svg:width="0.0756in" svg:height="0.1374in" svg:x="0.9614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3 73-2 0-12 0-19-7 18-1 21-15 21-20 0-9-6-14-14-14-10 0-21 8-21 23 0 18 17 27 33 27 21 0 36-23 43-38 13-24 22-71 22-73 8-41 15-81 23-121z"><text:p/></draw:path></draw:g></text:span><text:span text:style-name="T6">. נסיק קיום </text:span><text:span text:style-name="T6"><draw:g text:anchor-type="as-char" svg:y="-0.0661in" draw:z-index="426" draw:style-name="gr1"><svg:title>TexMaths</svg:title><svg:desc>11§inline§n_1, n_2§svg§600§FALSE§</svg:desc><draw:path draw:style-name="gr524" draw:text-style-name="P84" svg:width="0.3555in" svg:height="0.0799in" svg:x="0.0031in" svg:y="0.0071in" svg:viewBox="0 0 904 204" svg:d="M452 204c-151 0-301 0-452 0 0-68 0-136 0-204 301 0 603 0 904 0 0 68 0 136 0 204-151 0-301 0-452 0z"><text:p/></draw:path><draw:path draw:style-name="gr525" draw:text-style-name="P85" svg:width="0.0823in" svg:height="0.0677in" svg:x="-0.0004in" svg:y="0in" svg:viewBox="0 0 210 173" svg:d="M23 146c-1 6-3 15-3 17 0 7 5 10 11 10 4 0 12-3 14-11 0-1 6-18 8-27 2-12 5-23 8-34 3-9 5-18 6-26 2-7 6-18 6-19 5-12 26-47 62-47 18 0 21 14 21 26 0 24-19 74-25 90-3 9-3 12-3 16 0 19 13 32 32 32 36 0 50-55 50-58s-4-3-5-3c-4 0-4 1-6 6-8 26-21 46-39 46-7 0-9-3-9-12 0-10 3-17 6-26 8-21 25-62 25-84 0-27-17-42-46-42-34 0-53 25-59 34-2-22-19-34-36-34-18 0-26 15-29 22-6 13-12 36-12 37 0 5 4 5 6 5 3 0 3-2 6-9 7-28 14-46 28-46 7 0 12 4 12 17 0 8-1 12-7 32-8 30-14 59-22 88z"><text:p/></draw:path><draw:path draw:style-name="gr526" draw:text-style-name="P85" svg:width="0.0382in" svg:height="0.0697in" svg:x="0.0984in" svg:y="0.0193in" svg:viewBox="0 0 98 178" svg:d="M61 8c0-8 0-8-8-8-18 16-42 16-53 16 0 4 0 7 0 10 6 0 24 0 39-7 0 46 0 92 0 137 0 8 0 12-27 12-3 0-8 0-11 0 0 3 0 6 0 10 6-2 39-2 48-2s43 0 49 2c0-4 0-7 0-10-3 0-7 0-10 0-27 0-27-4-27-12 0-50 0-99 0-148z"><text:p/></draw:path><draw:path draw:style-name="gr527" draw:text-style-name="P85" svg:width="0.0173in" svg:height="0.0449in" svg:x="0.1677in" svg:y="0.0504in" svg:viewBox="0 0 45 115" svg:d="M45 41c0-26-9-41-24-41-13 0-21 10-21 21 0 10 8 20 21 20 4 0 10-2 13-5 1-1 1-1 2-1 0 2 1 0 1 6 0 28-14 51-26 63-4 5-4 6-4 7 0 2 2 4 4 4 3 0 34-30 34-74z"><text:p/></draw:path><draw:path draw:style-name="gr528" draw:text-style-name="P85" svg:width="0.0823in" svg:height="0.0677in" svg:x="0.226in" svg:y="0in" svg:viewBox="0 0 210 173" svg:d="M23 146c-1 6-3 15-3 17 0 7 5 10 11 10 4 0 12-3 14-11 0-1 6-18 8-27 2-12 5-23 8-34 3-9 5-18 6-26 2-7 6-18 6-19 5-12 26-47 62-47 18 0 21 14 21 26 0 24-19 74-25 90-3 9-3 12-3 16 0 19 13 32 32 32 36 0 50-55 50-58s-4-3-5-3c-4 0-4 1-6 6-8 26-21 46-39 46-7 0-9-3-9-12 0-10 3-17 6-26 8-21 25-62 25-84 0-27-18-42-46-42-34 0-53 25-60 34-1-22-18-34-35-34-18 0-26 15-29 22-6 13-12 36-12 37 0 5 4 5 6 5 3 0 3-2 6-9 6-28 13-46 28-46 7 0 12 4 12 17 0 8-1 12-7 32-8 30-14 59-22 88z"><text:p/></draw:path><draw:path draw:style-name="gr529" draw:text-style-name="P85" svg:width="0.0469in" svg:height="0.0697in" svg:x="0.3197in" svg:y="0.0193in" svg:viewBox="0 0 120 178" svg:d="M120 129c-3 0-7 0-10 0 0 6-3 21-7 23-2 3-23 3-26 3-16 0-33 0-49 0 27-25 37-32 53-44 20-17 39-33 39-58 0-33-29-53-64-53-33 0-56 23-56 48 0 13 12 14 14 14 7 0 15-4 15-14 0-4-2-14-16-14 8-19 27-24 40-24 26 0 41 21 41 43 0 23-17 41-26 51-22 21-43 42-65 63-3 2-3 3-3 11 37 0 74 0 111 0 3-17 6-33 9-49z"><text:p/></draw:path></draw:g></text:span><text:span text:style-name="T6"><text:s/>כך ש־</text:span><text:span text:style-name="T6"><draw:g text:anchor-type="as-char" svg:y="-0.1134in" draw:z-index="427" draw:style-name="gr1"><svg:title>TexMaths</svg:title><svg:desc>11§inline§\forall m \ge n_1. f(m) \le_\N g(m)§svg§600§FALSE§</svg:desc><draw:path draw:style-name="gr507" draw:text-style-name="P84" svg:width="1.552in" svg:height="0.1354in" svg:x="0.0079in" svg:y="0.0075in" svg:viewBox="0 0 3943 345" svg:d="M0 0c1314 0 2629 0 3943 0 0 115 0 230 0 345-1314 0-2629 0-3943 0 0-115 0-230 0-345z"><text:p/></draw:path><draw:path draw:style-name="gr508" draw:text-style-name="P85" svg:width="0.0843in" svg:height="0.1075in" svg:x="0in" svg:y="0.0087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509" draw:text-style-name="P85" svg:width="0.1244in" svg:height="0.0681in" svg:x="0.089in" svg:y="0.0465in" svg:viewBox="0 0 317 174" svg:d="M23 148c-1 5-3 14-3 16 0 7 5 10 11 10 4 0 12-2 14-10 0-1 6-20 8-29 3-12 5-24 9-35 2-9 4-16 5-25 2-7 6-18 6-20 5-12 26-47 62-47 18 0 21 14 21 27 0 10-2 21-5 32-4 14-8 30-11 45-2 9-6 19-8 29-1 8-4 21-4 23 0 7 5 10 11 10 12 0 14-9 17-22 6-21 20-77 23-93 1-4 21-51 64-51 17 0 21 13 21 27 0 22-16 66-24 86-3 10-6 14-6 22 0 18 15 31 32 31 37 0 51-56 51-59 0-4-3-4-4-4-5 0-5 1-6 7-7 21-19 48-40 48-6 0-10-4-10-13 0-10 5-19 8-27 7-20 23-63 23-85 0-24-15-41-44-41s-49 17-64 37c0-5-1-18-12-27-10-8-22-10-32-10-34 0-52 24-59 33-2-22-19-33-36-33-18 0-26 14-29 22-6 13-12 36-12 37 0 4 4 4 6 4 3 0 3 0 6-9 7-28 14-46 28-46 6 0 12 3 12 18 0 8-1 13-7 32-8 30-14 60-22 90z"><text:p/></draw:path><draw:path draw:style-name="gr510" draw:text-style-name="P85" svg:width="0.0929in" svg:height="0.1161in" svg:x="0.2728in" svg:y="0.0173in" svg:viewBox="0 0 237 296" svg:d="M229 120c5-2 8-4 8-9 0-3-2-5-8-9-72-34-142-67-214-100-4-2-6-2-7-2-5 0-8 3-8 8 0 4 3 6 8 9 67 31 135 62 202 94-67 32-134 64-201 95-8 3-9 5-9 9 0 3 4 7 8 7 1 0 2 0 7-3 72-33 142-66 214-99zM223 296c7 0 14 0 14-8 0-7-8-7-15-7-69 0-138 0-208 0-5 0-14 0-14 7 0 8 8 8 14 8 70 0 140 0 209 0z"><text:p/></draw:path><draw:path draw:style-name="gr511" draw:text-style-name="P85" svg:width="0.0823in" svg:height="0.0681in" svg:x="0.4256in" svg:y="0.0465in" svg:viewBox="0 0 210 174" svg:d="M23 148c-1 5-3 14-3 16 0 7 5 10 11 10 4 0 12-2 14-10 0-1 6-20 8-29 2-12 5-24 8-35 3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512" draw:text-style-name="P85" svg:width="0.0382in" svg:height="0.0701in" svg:x="0.524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513" draw:text-style-name="P85" svg:width="0.0157in" svg:height="0.0161in" svg:x="0.5941in" svg:y="0.0972in" svg:viewBox="0 0 41 42" svg:d="M41 21c0-11-10-21-21-21-12 0-20 10-20 21s8 21 20 21c11 0 21-10 21-21z"><text:p/></draw:path><draw:path draw:style-name="gr514" draw:text-style-name="P85" svg:width="0.0756in" svg:height="0.137in" svg:x="0.6311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515" draw:text-style-name="P85" svg:width="0.0346in" svg:height="0.1508in" svg:x="0.7291in" svg:y="0in" svg:viewBox="0 0 89 384" svg:d="M89 380c0-1 0-1-6-8-49-48-61-121-61-179 0-67 14-135 63-183 4-4 4-4 4-7 0-2-1-3-3-3-5 0-39 26-62 75-20 43-24 86-24 118 0 28 4 76 25 119 23 47 56 72 61 72 2 0 3-1 3-4z"><text:p/></draw:path><draw:path draw:style-name="gr516" draw:text-style-name="P85" svg:width="0.124in" svg:height="0.0681in" svg:x="0.7776in" svg:y="0.0465in" svg:viewBox="0 0 316 174" svg:d="M22 148c-1 5-3 14-3 16 0 7 5 10 11 10 5 0 12-2 14-10 1-1 6-20 8-29 3-12 5-24 9-35 2-9 4-16 6-25 1-7 5-18 5-20 6-12 26-47 63-47 18 0 21 14 21 27 0 10-3 21-6 32-4 14-7 30-10 45-2 9-6 19-8 29-2 8-5 21-5 23 0 7 5 10 11 10 12 0 14-9 17-22 6-21 20-77 23-93 1-4 22-51 64-51 17 0 21 13 21 27 0 22-17 66-24 86-4 10-5 14-5 22 0 18 14 31 31 31 37 0 51-56 51-59 0-4-3-4-5-4-3 0-3 1-5 7-6 21-19 48-40 48-6 0-9-4-9-13 0-10 4-19 7-27 8-20 23-63 23-85 0-24-15-41-44-41-28 0-48 17-63 37-1-5-2-18-12-27-10-8-22-10-32-10-35 0-53 24-60 33-2-22-19-33-35-33-19 0-26 14-29 22-8 13-12 36-12 37 0 4 3 4 4 4 4 0 5 0 7-9 7-28 14-46 29-46 5 0 11 3 11 18 0 8-1 13-6 32-8 30-15 60-23 90z"><text:p/></draw:path><draw:path draw:style-name="gr517" draw:text-style-name="P85" svg:width="0.035in" svg:height="0.1508in" svg:x="0.915in" svg:y="0in" svg:viewBox="0 0 90 384" svg:d="M90 193c0-30-4-77-26-120-23-48-56-73-60-73-3 0-4 1-4 3 0 3 0 3 8 10 37 38 59 99 59 180 0 65-14 132-61 181-6 5-6 5-6 6 0 3 1 4 4 4 4 0 39-26 61-75 20-43 25-85 25-116z"><text:p/></draw:path><draw:path draw:style-name="gr518" draw:text-style-name="P85" svg:width="0.0929in" svg:height="0.1161in" svg:x="1.0201in" svg:y="0.0173in" svg:viewBox="0 0 237 296" svg:d="M229 17c4-3 8-5 8-9 0-5-4-8-8-8-2 0-6 1-7 2-71 33-143 66-214 100-7 4-8 7-8 9 0 5 2 7 8 9 71 33 143 66 214 99 5 3 6 3 7 3 4 0 8-4 8-7 0-5-2-7-8-9-67-31-135-63-203-95 68-32 136-63 203-94zM223 296c7 0 14 0 14-8 0-7-8-7-15-7-69 0-138 0-208 0-5 0-14 0-14 7 0 8 8 8 14 8 70 0 140 0 209 0z"><text:p/></draw:path><draw:path draw:style-name="gr519" draw:text-style-name="P85" svg:width="0.0717in" svg:height="0.0744in" svg:x="1.1291in" svg:y="0.0634in" svg:viewBox="0 0 183 190" svg:d="M34 17c-2-4-2-5-5-7 11 0 21 0 32 0 30 41 60 81 91 122 0 13 0 27 0 40-40-52-78-104-118-155zM34 32c40 51 78 102 118 154 2 3 3 4 5 4 5 0 5-4 5-8 0-52 0-103 0-153 0-16 2-19 14-19 2 0 7 0 7-4 0-6-5-6-9-6-13 0-27 0-40 0-4 0-9 0-9 6 0 4 5 4 8 4 16 0 18 5 18 20 0 28 0 56 0 85-28-38-55-74-83-111-2-4-3-4-10-4-15 0-30 0-46 0-5 0-9 0-9 6 0 3 4 4 6 4 6 0 12 4 14 8 0 2 0 3 0 6 0 44 0 88 0 132 0 15-2 19-16 19-3 0-7 1-7 6 0 4 4 4 9 4 14 0 27 0 42 0 5 0 8 0 8-4 0-5-4-6-7-6-16 0-18-5-18-20 0-42 0-82 0-123z"><text:p/></draw:path><draw:path draw:style-name="gr520" draw:text-style-name="P85" svg:width="0.0697in" svg:height="0.0972in" svg:x="1.2551in" svg:y="0.0465in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521" draw:text-style-name="P85" svg:width="0.035in" svg:height="0.1508in" svg:x="1.3461in" svg:y="0in" svg:viewBox="0 0 90 384" svg:d="M90 380c0-1 0-1-6-8-49-48-61-121-61-179 0-67 14-135 62-183 5-4 5-4 5-7 0-2-2-3-4-3-3 0-39 26-62 75-20 43-24 86-24 118 0 28 4 76 25 119 23 47 58 72 61 72 2 0 4-1 4-4z"><text:p/></draw:path><draw:path draw:style-name="gr522" draw:text-style-name="P85" svg:width="0.1244in" svg:height="0.0681in" svg:x="1.3945in" svg:y="0.0465in" svg:viewBox="0 0 317 174" svg:d="M23 148c-1 5-3 14-3 16 0 7 5 10 11 10 4 0 11-2 14-10 0-1 6-20 8-29 2-12 5-24 8-35 2-9 5-16 6-25 2-7 6-18 6-20 5-12 26-47 62-47 18 0 21 14 21 27 0 10-2 21-5 32-4 14-8 30-11 45-2 9-6 19-8 29-1 8-5 21-5 23 0 7 5 10 12 10 12 0 14-9 16-22 6-21 20-77 24-93 1-4 21-51 63-51 18 0 21 13 21 27 0 22-15 66-23 86-3 10-6 14-6 22 0 18 14 31 32 31 37 0 51-56 51-59 0-4-3-4-4-4-5 0-5 1-7 7-6 21-18 48-39 48-6 0-10-4-10-13 0-10 4-19 7-27 8-20 24-63 24-85 0-24-15-41-44-41s-49 17-64 37c0-5-1-18-12-27-10-8-22-10-32-10-34 0-53 24-60 33-1-22-18-33-35-33-18 0-26 14-29 22-6 13-12 36-12 37 0 4 3 3 4 4 5 0 5 0 7-9 7-28 14-46 29-46 6 0 12 3 12 18 0 8-1 13-7 32-8 30-14 60-22 90z"><text:p/></draw:path><draw:path draw:style-name="gr523" draw:text-style-name="P85" svg:width="0.035in" svg:height="0.1508in" svg:x="1.532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, </text:span><text:span text:style-name="T6"><draw:g text:anchor-type="as-char" svg:y="-0.1134in" draw:z-index="428" draw:style-name="gr1"><svg:title>TexMaths</svg:title><svg:desc>11§inline§\forall m \ge n_2. g(m) \le_\N f(m)§svg§600§FALSE§</svg:desc><draw:path draw:style-name="gr490" draw:text-style-name="P84" svg:width="1.552in" svg:height="0.1354in" svg:x="0.0079in" svg:y="0.0075in" svg:viewBox="0 0 3943 345" svg:d="M0 0c1314 0 2629 0 3943 0 0 115 0 230 0 345-1314 0-2629 0-3943 0 0-115 0-230 0-345z"><text:p/></draw:path><draw:path draw:style-name="gr491" draw:text-style-name="P85" svg:width="0.0843in" svg:height="0.1075in" svg:x="0in" svg:y="0.0087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492" draw:text-style-name="P85" svg:width="0.1244in" svg:height="0.0681in" svg:x="0.089in" svg:y="0.0465in" svg:viewBox="0 0 317 174" svg:d="M23 148c-1 5-3 14-3 16 0 7 5 10 11 10 4 0 12-2 14-10 0-1 6-20 8-29 3-12 5-24 9-35 2-9 4-16 5-25 2-7 6-18 6-20 5-12 26-47 62-47 18 0 21 14 21 27 0 10-2 21-5 32-4 14-8 30-11 45-2 9-6 19-8 29-1 8-4 21-4 23 0 7 5 10 11 10 12 0 14-9 17-22 6-21 20-77 23-93 1-4 21-51 64-51 17 0 21 13 21 27 0 22-16 66-24 86-3 10-6 14-6 22 0 18 15 31 32 31 37 0 51-56 51-59 0-4-3-4-4-4-5 0-5 1-6 7-7 21-19 48-40 48-6 0-10-4-10-13 0-10 5-19 8-27 7-20 23-63 23-85 0-24-15-41-44-41s-49 17-64 37c0-5-1-18-12-27-10-8-22-10-32-10-34 0-52 24-59 33-2-22-19-33-36-33-18 0-26 14-29 22-6 13-12 36-12 37 0 4 4 4 6 4 3 0 3 0 6-9 7-28 14-46 28-46 6 0 12 3 12 18 0 8-1 13-7 32-8 30-14 60-22 90z"><text:p/></draw:path><draw:path draw:style-name="gr493" draw:text-style-name="P85" svg:width="0.0929in" svg:height="0.1161in" svg:x="0.2728in" svg:y="0.0173in" svg:viewBox="0 0 237 296" svg:d="M229 120c5-2 8-4 8-9 0-3-2-5-8-9-72-34-142-67-214-100-4-2-6-2-7-2-5 0-8 3-8 8 0 4 3 6 8 9 67 31 135 62 202 94-67 32-134 64-201 95-8 3-9 5-9 9 0 3 4 7 8 7 1 0 2 0 7-3 72-33 142-66 214-99zM223 296c7 0 14 0 14-8 0-7-8-7-15-7-69 0-138 0-208 0-5 0-14 0-14 7 0 8 8 8 14 8 70 0 140 0 209 0z"><text:p/></draw:path><draw:path draw:style-name="gr494" draw:text-style-name="P85" svg:width="0.0823in" svg:height="0.0681in" svg:x="0.4256in" svg:y="0.0465in" svg:viewBox="0 0 210 174" svg:d="M23 148c-1 5-3 14-3 16 0 7 5 10 11 10 4 0 12-2 14-10 0-1 6-20 8-29 2-12 5-24 8-35 3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495" draw:text-style-name="P85" svg:width="0.0469in" svg:height="0.0701in" svg:x="0.5189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496" draw:text-style-name="P85" svg:width="0.0157in" svg:height="0.0161in" svg:x="0.5941in" svg:y="0.0972in" svg:viewBox="0 0 41 42" svg:d="M41 21c0-11-10-21-21-21-12 0-20 10-20 21s8 21 20 21c11 0 21-10 21-21z"><text:p/></draw:path><draw:path draw:style-name="gr497" draw:text-style-name="P85" svg:width="0.0697in" svg:height="0.0972in" svg:x="0.6252in" svg:y="0.0465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498" draw:text-style-name="P85" svg:width="0.035in" svg:height="0.1508in" svg:x="0.7161in" svg:y="0in" svg:viewBox="0 0 90 384" svg:d="M90 380c0-1 0-1-6-8-49-48-62-121-62-179 0-67 15-135 63-183 5-4 5-4 5-7 0-2-2-3-4-3-3 0-39 26-62 75-20 43-24 86-24 118 0 28 4 76 25 119 23 47 58 72 61 72 2 0 4-1 4-4z"><text:p/></draw:path><draw:path draw:style-name="gr499" draw:text-style-name="P85" svg:width="0.1244in" svg:height="0.0681in" svg:x="0.7646in" svg:y="0.0465in" svg:viewBox="0 0 317 174" svg:d="M23 148c-1 5-3 14-3 16 0 7 5 10 11 10 4 0 11-2 14-10 0-1 5-20 8-29 2-12 5-24 8-35 2-9 4-16 6-25 2-7 5-18 6-20 5-12 26-47 62-47 18 0 21 14 21 27 0 10-2 21-5 32-4 14-8 30-11 45-2 9-6 19-8 29-2 8-5 21-5 23 0 7 5 10 12 10 11 0 14-9 16-22 6-21 20-77 23-93 1-4 22-51 64-51 17 0 21 13 21 27 0 22-15 66-23 86-5 10-6 14-6 22 0 18 14 31 32 31 37 0 51-56 51-59 0-4-3-4-4-4-5 0-5 1-7 7-6 21-18 48-39 48-6 0-10-4-10-13 0-10 4-19 7-27 8-20 24-63 24-85 0-24-16-41-45-41-30 0-48 17-63 37 0-5-1-18-12-27-10-8-22-10-32-10-35 0-53 24-60 33-1-22-18-33-35-33-18 0-26 14-29 22-6 13-12 36-12 37 0 4 3 3 4 4 5 0 5 0 7-9 7-28 14-46 29-46 6 0 12 3 12 18 0 8-1 13-7 32-8 30-14 60-22 90z"><text:p/></draw:path><draw:path draw:style-name="gr500" draw:text-style-name="P85" svg:width="0.035in" svg:height="0.1508in" svg:x="0.902in" svg:y="0in" svg:viewBox="0 0 90 384" svg:d="M90 193c0-30-4-77-25-120-23-48-57-73-61-73-2 0-4 1-4 3 0 3 0 3 8 10 37 38 60 99 60 180 0 65-14 132-62 181-6 5-6 5-6 6 0 3 2 4 4 4 4 0 39-26 62-75 20-43 24-85 24-116z"><text:p/></draw:path><draw:path draw:style-name="gr501" draw:text-style-name="P85" svg:width="0.0921in" svg:height="0.1161in" svg:x="1.0079in" svg:y="0.0173in" svg:viewBox="0 0 235 296" svg:d="M229 17c4-3 6-5 6-9 0-5-2-8-7-8-1 0-6 1-7 2-71 33-142 66-213 100-7 4-8 7-8 9 0 5 2 7 8 9 71 33 142 66 213 99 6 3 6 3 7 3 4 0 7-4 7-7 0-5-1-7-7-9-67-31-136-63-203-95 69-32 136-63 204-94zM222 296c7 0 13 0 13-8 0-7-7-7-13-7-69 0-139 0-209 0-5 0-13 0-13 7 0 8 7 8 13 8 70 0 140 0 209 0z"><text:p/></draw:path><draw:path draw:style-name="gr502" draw:text-style-name="P85" svg:width="0.0717in" svg:height="0.0744in" svg:x="1.1161in" svg:y="0.0634in" svg:viewBox="0 0 183 190" svg:d="M35 17c-3-4-3-5-5-7 11 0 21 0 32 0 30 41 60 81 91 122 0 13 0 27 0 40-40-52-78-104-118-155zM35 32c39 51 78 102 117 154 2 3 3 4 5 4 5 0 5-4 5-8 0-52 0-103 0-153 0-16 2-19 15-19 1 0 6 0 6-4 0-6-4-6-9-6-13 0-27 0-40 0-4 0-9 0-9 6 0 4 5 4 8 4 16 0 18 5 18 20 0 28 0 56 0 85-28-38-54-74-82-111-3-4-4-4-10-4-15 0-31 0-47 0-4 0-9 0-9 6 0 3 5 4 6 4 8 0 12 4 15 8-1 2-1 3-1 6 0 44 0 88 0 132 0 15-2 19-15 19-4 0-8 1-8 6 0 4 4 4 9 4 14 0 27 0 42 0 5 0 10 0 10-4 0-5-5-6-9-6-15 0-17-5-17-20 0-42 0-82 0-123z"><text:p/></draw:path><draw:path draw:style-name="gr503" draw:text-style-name="P85" svg:width="0.076in" svg:height="0.137in" svg:x="1.248in" svg:y="0.0071in" svg:viewBox="0 0 194 349" svg:d="M122 118c11 0 22 0 33 0 8 0 11 0 11-9 0-3-3-3-10-3-11 0-21 0-32 0 3-16 6-30 8-44 1-9 7-36 9-41 4-7 11-13 19-13 1 0 11 0 18 7-16 2-21 15-21 21 0 9 8 14 15 14 10 0 22-9 22-24 0-17-19-26-34-26-14 0-38 7-50 45-2 8-3 12-12 61-9 0-19 0-28 0-6 0-11 0-11 6s4 6 11 6c9 0 17 0 26 0-10 50-19 100-29 151-8 37-14 72-34 72-1 0-11 0-19-7 18-1 22-15 22-21 0-9-7-14-14-14-11 0-22 9-22 24 0 17 18 26 33 26 21 0 36-22 44-37 12-25 21-71 21-74 8-40 16-81 24-120z"><text:p/></draw:path><draw:path draw:style-name="gr504" draw:text-style-name="P85" svg:width="0.035in" svg:height="0.1508in" svg:x="1.3461in" svg:y="0in" svg:viewBox="0 0 90 384" svg:d="M90 380c0-1 0-1-6-8-49-48-61-121-61-179 0-67 14-135 62-183 5-4 5-4 5-7 0-2-2-3-4-3-3 0-39 26-62 75-20 43-24 86-24 118 0 28 4 76 25 119 23 47 58 72 61 72 2 0 4-1 4-4z"><text:p/></draw:path><draw:path draw:style-name="gr505" draw:text-style-name="P85" svg:width="0.1244in" svg:height="0.0681in" svg:x="1.3945in" svg:y="0.0465in" svg:viewBox="0 0 317 174" svg:d="M23 148c-1 5-3 14-3 16 0 7 5 10 11 10 4 0 11-2 14-10 0-1 6-20 8-29 2-12 5-24 8-35 2-9 5-16 6-25 2-7 6-18 6-20 5-12 26-47 62-47 18 0 21 14 21 27 0 10-2 21-5 32-4 14-8 30-11 45-2 9-6 19-8 29-1 8-5 21-5 23 0 7 5 10 12 10 12 0 14-9 16-22 6-21 20-77 24-93 1-4 21-51 63-51 18 0 21 13 21 27 0 22-15 66-23 86-3 10-6 14-6 22 0 18 14 31 32 31 37 0 51-56 51-59 0-4-3-4-4-4-5 0-5 1-7 7-6 21-18 48-39 48-6 0-10-4-10-13 0-10 4-19 7-27 8-20 24-63 24-85 0-24-15-41-44-41s-49 17-64 37c0-5-1-18-12-27-10-8-22-10-32-10-34 0-53 24-60 33-1-22-18-33-35-33-18 0-26 14-29 22-6 13-12 36-12 37 0 4 3 3 4 4 5 0 5 0 7-9 7-28 14-46 29-46 6 0 12 3 12 18 0 8-1 13-7 32-8 30-14 60-22 90z"><text:p/></draw:path><draw:path draw:style-name="gr506" draw:text-style-name="P85" svg:width="0.035in" svg:height="0.1508in" svg:x="1.532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. נתבונן ב־</text:span><text:span text:style-name="T6"><draw:g text:anchor-type="as-char" svg:y="-0.1134in" draw:z-index="429" draw:style-name="gr1"><svg:title>TexMaths</svg:title><svg:desc>11§inline§n = \max\{n_1, n_2\}§svg§600§FALSE§</svg:desc><draw:path draw:style-name="gr477" draw:text-style-name="P84" svg:width="1.089in" svg:height="0.1358in" svg:x="0.0031in" svg:y="0.0071in" svg:viewBox="0 0 2767 346" svg:d="M1384 346c-462 0-923 0-1384 0 0-116 0-230 0-346 922 0 1845 0 2767 0 0 116 0 230 0 346-461 0-922 0-1383 0z"><text:p/></draw:path><draw:path draw:style-name="gr478" draw:text-style-name="P85" svg:width="0.0823in" svg:height="0.0685in" svg:x="-0.0004in" svg:y="0.0465in" svg:viewBox="0 0 210 175" svg:d="M23 148c-1 6-3 15-3 17 0 7 5 10 11 10 4 0 12-3 14-11 1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6 32-7 30-15 60-23 90z"><text:p/></draw:path><draw:path draw:style-name="gr479" draw:text-style-name="P85" svg:width="0.1008in" svg:height="0.0354in" svg:x="0.1374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0" draw:text-style-name="P85" svg:width="0.1181in" svg:height="0.0669in" svg:x="0.2945in" svg:y="0.0465in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481" draw:text-style-name="P85" svg:width="0.0681in" svg:height="0.0693in" svg:x="0.4228in" svg:y="0.0453in" svg:viewBox="0 0 174 177" svg:d="M112 144c2 16 12 31 31 31 8 0 31-5 31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482" draw:text-style-name="P85" svg:width="0.0764in" svg:height="0.065in" svg:x="0.4941in" svg:y="0.0484in" svg:viewBox="0 0 195 166" svg:d="M107 76c11-15 25-34 35-44 12-13 27-20 46-20 0-4 0-8 0-12-10 1-22 1-32 1-12 0-32-1-37-1 0 4 0 8 0 12 9 1 11 6 11 12s-4 11-6 13c-7 10-16 20-24 30-10-13-20-25-30-38-3-5-3-5-3-7 0-7 6-10 13-10 0-4 0-8 0-12-10 0-35 1-41 1-8 0-27 0-37-1 0 4 0 8 0 12 27 0 28 0 45 23 13 17 26 34 39 51-12 14-24 30-37 45-18 23-41 23-49 23 0 3 0 8 0 12 10-1 22-1 32-1 11 0 27 1 37 1 0-4 0-9 0-12-9-1-12-5-12-12 0-8 12-21 35-48 10 12 20 25 30 38 2 5 8 10 8 13 0 4-4 9-15 9 0 3 0 8 0 12 13 0 35-1 42-1 11 0 26 0 38 1 0-4 0-9 0-12-21 0-28 0-37-12-17-22-34-44-51-66z"><text:p/></draw:path><draw:path draw:style-name="gr483" draw:text-style-name="P85" svg:width="0.0535in" svg:height="0.1512in" svg:x="0.5831in" svg:y="0in" svg:viewBox="0 0 137 385" svg:d="M82 52c0-16 10-41 52-43 2 0 3-2 3-5 0-4-3-4-7-4-39 0-74 20-74 48 0 29 0 59 0 89 0 15 0 27-15 39-13 12-29 12-37 13-2 0-4 1-4 4 0 4 3 4 7 4 25 2 44 14 48 34 1 4 1 5 1 19 0 25 0 51 0 76 0 16 0 29 19 43 15 12 40 16 55 16 4 0 7 0 7-4s-2-4-5-4c-25-2-44-15-48-33-2-5-2-5-2-19 0-27 0-54 0-82 0-17-3-24-15-35-9-8-20-12-31-15 32-9 46-27 46-49 0-31 0-61 0-92z"><text:p/></draw:path><draw:path draw:style-name="gr484" draw:text-style-name="P85" svg:width="0.0819in" svg:height="0.0685in" svg:x="0.6528in" svg:y="0.0465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485" draw:text-style-name="P85" svg:width="0.0386in" svg:height="0.0701in" svg:x="0.7512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486" draw:text-style-name="P85" svg:width="0.0177in" svg:height="0.0453in" svg:x="0.8209in" svg:y="0.0972in" svg:viewBox="0 0 46 116" svg:d="M46 41c0-26-10-41-25-41-13 0-21 10-21 21 0 10 8 20 21 20 4 0 10-1 13-5 1-1 1-1 2-1 0 2 1 0 1 6 0 28-13 51-26 64-4 4-4 5-4 6 0 2 2 5 4 5 3 0 35-30 35-75z"><text:p/></draw:path><draw:path draw:style-name="gr487" draw:text-style-name="P85" svg:width="0.0819in" svg:height="0.0685in" svg:x="0.8799in" svg:y="0.0465in" svg:viewBox="0 0 209 175" svg:d="M22 148c-1 6-3 15-3 17 0 7 5 10 11 10 5 0 12-3 14-11 1-1 6-19 8-29 3-12 5-23 8-34 3-9 5-17 7-26 1-7 5-18 5-19 6-12 26-47 62-47 18 0 21 14 21 26 0 24-19 74-24 91-4 8-4 13-4 17 0 19 13 32 31 32 37 0 51-56 51-59 0-4-3-4-4-4-5 0-5 1-7 7-8 26-20 47-39 47-6 0-9-3-9-12 0-10 3-19 7-27 7-21 23-63 23-85 0-27-16-42-44-42-35 0-53 25-60 34-2-22-19-34-36-34-19 0-25 15-29 22-7 13-11 36-11 37 0 5 3 5 4 5 4 0 5-1 7-9 7-27 14-46 28-46 7 0 12 4 12 17 0 8-1 13-6 32-8 30-15 60-23 90z"><text:p/></draw:path><draw:path draw:style-name="gr488" draw:text-style-name="P85" svg:width="0.0465in" svg:height="0.0701in" svg:x="0.9736in" svg:y="0.0661in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489" draw:text-style-name="P85" svg:width="0.0539in" svg:height="0.1512in" svg:x="1.0461in" svg:y="0in" svg:viewBox="0 0 138 385" svg:d="M56 334c0 15-10 40-53 43-2 0-3 2-3 4 0 4 4 4 8 4 37 0 73-18 73-48 0-29 0-58 0-88 0-16 0-28 16-40 14-11 28-11 37-12 1 0 4-1 4-4 0-4-3-4-7-4-25-2-44-15-49-35-1-3-1-4-1-19 0-25 0-50 0-76 0-16 0-28-18-42-16-13-42-17-55-17-4 0-8 0-8 4 0 5 2 5 7 5 24 1 43 14 48 33 1 4 1 4 1 19 0 26 0 54 0 81 0 18 2 24 15 36 8 8 19 12 30 15-32 10-45 26-45 48 0 31 0 62 0 93z"><text:p/></draw:path></draw:g></text:span><text:span text:style-name="T6"> וסה"כ </text:span><text:span text:style-name="T6"><draw:g text:anchor-type="as-char" svg:y="-0.1134in" draw:z-index="430" draw:style-name="gr1"><svg:title>TexMaths</svg:title><svg:desc>11§inline§\forall m \ge n. g(m) \le f(m) \land f(m) \le g(m)§svg§600§FALSE§</svg:desc><draw:path draw:style-name="gr452" draw:text-style-name="P84" svg:width="2.4437in" svg:height="0.1358in" svg:x="0.0075in" svg:y="0.0071in" svg:viewBox="0 0 6208 346" svg:d="M3105 346c-1035 0-2070 0-3105 0 0-116 0-230 0-346 2069 0 4139 0 6208 0 0 116 0 230 0 346-1034 0-2069 0-3103 0z"><text:p/></draw:path><draw:path draw:style-name="gr453" draw:text-style-name="P85" svg:width="0.0846in" svg:height="0.1079in" svg:x="-0.0004in" svg:y="0.0083in" svg:viewBox="0 0 216 275" svg:d="M213 14c3-4 3-4 3-6 0-5-4-8-8-8-6 0-8 4-10 9-11 28-21 56-32 85-38 0-78 0-117 0-11-29-21-57-32-85-2-6-4-9-9-9-4 0-8 3-8 8 0 1 0 1 2 6 32 84 65 169 97 252 2 6 3 9 9 9 5 0 6-4 9-7 32-84 65-169 96-254zM55 109c35 0 70 0 106 0-18 45-36 91-53 137-18-46-35-92-53-137z"><text:p/></draw:path><draw:path draw:style-name="gr454" draw:text-style-name="P85" svg:width="0.124in" svg:height="0.0685in" svg:x="0.089in" svg:y="0.0465in" svg:viewBox="0 0 316 175" svg:d="M22 148c-1 6-3 15-3 17 0 7 5 10 11 10 5 0 12-3 14-11 1-1 5-19 8-29 3-12 5-23 8-34 3-9 5-17 7-26 1-7 5-18 5-19 6-12 26-47 63-47 17 0 21 14 21 26 0 10-3 21-6 33-4 15-8 29-11 44-3 10-6 20-8 30-1 8-5 21-5 23 0 7 6 10 12 10 12 0 14-10 17-22 6-22 20-78 23-92 1-6 22-52 64-52 16 0 21 13 21 26 0 22-17 66-24 87-4 9-5 13-5 21 0 19 14 32 31 32 36 0 51-56 51-59 0-4-4-4-5-4-3 0-3 1-5 7-6 20-19 47-40 47-6 0-9-3-9-12 0-10 4-19 7-27 8-20 23-63 23-85 0-25-15-42-44-42s-48 18-63 37c-1-4-2-17-13-27-9-8-22-10-31-10-35 0-53 25-60 34-2-22-19-34-35-34-19 0-26 15-29 22-8 13-12 36-12 37 0 5 3 5 4 5 4 0 5-1 7-9 7-27 14-46 28-46 6 0 12 3 12 17 0 8-1 13-6 32-8 30-15 60-23 90z"><text:p/></draw:path><draw:path draw:style-name="gr455" draw:text-style-name="P85" svg:width="0.0921in" svg:height="0.1165in" svg:x="0.2728in" svg:y="0.0169in" svg:viewBox="0 0 235 297" svg:d="M228 121c5-3 7-5 7-9s-1-6-7-9c-71-34-142-67-213-100-5-3-5-2-7-3-5 0-8 3-8 8 0 4 3 6 7 9 68 31 135 62 203 94-67 32-135 64-202 96-8 2-8 5-8 8 0 4 3 7 8 7 1 0 2 0 6-2 72-33 142-66 214-99zM222 297c7 0 13 0 13-7 0-8-7-8-13-8-69 0-139 0-209 0-5 0-13 0-13 8 0 7 7 7 13 7 70 0 140 0 209 0z"><text:p/></draw:path><draw:path draw:style-name="gr456" draw:text-style-name="P85" svg:width="0.0819in" svg:height="0.0685in" svg:x="0.4252in" svg:y="0.0465in" svg:viewBox="0 0 209 175" svg:d="M22 148c-1 6-3 15-3 17 0 7 5 10 11 10 5 0 12-3 14-11 1-1 5-19 8-29 3-12 5-23 8-34 3-9 5-17 7-26 1-7 5-18 5-19 6-12 26-47 63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457" draw:text-style-name="P85" svg:width="0.0157in" svg:height="0.0157in" svg:x="0.5256in" svg:y="0.0972in" svg:viewBox="0 0 41 41" svg:d="M41 21c0-12-10-21-21-21s-20 9-20 21c0 11 9 20 20 20s21-9 21-20z"><text:p/></draw:path><draw:path draw:style-name="gr458" draw:text-style-name="P85" svg:width="0.0697in" svg:height="0.0976in" svg:x="0.5567in" svg:y="0.0465in" svg:viewBox="0 0 178 249" svg:d="M177 25c0-2 1-4 1-6 0-7-5-11-12-11-3 0-14 3-15 16-7-14-21-24-37-24-44 0-91 54-91 110 0 38 23 61 51 61 23 0 42-18 45-22-8 34-8 33-12 50-3 5-15 41-56 41-7 0-20 0-31-3 12-4 16-13 16-20s-4-13-15-13c-8 0-21 6-21 22 0 15 14 23 52 23 48 0 76-30 81-52 14-57 30-114 44-172zM126 121c-2 10-11 20-19 28-8 6-20 13-32 13-19 0-24-20-24-35 0-19 11-64 21-84 11-19 27-34 44-34 25 0 30 31 30 33s-1 4-1 5c-6 25-12 49-19 74z"><text:p/></draw:path><draw:path draw:style-name="gr459" draw:text-style-name="P85" svg:width="0.035in" svg:height="0.1512in" svg:x="0.6476in" svg:y="0in" svg:viewBox="0 0 90 385" svg:d="M90 381c0-1 0-1-6-8-49-49-62-122-62-180 0-67 15-135 63-182 5-5 5-5 5-7 0-3-2-4-4-4-5 0-39 26-62 76-20 42-24 85-24 117 0 29 4 76 25 120 23 47 56 72 61 72 2 0 4-1 4-4z"><text:p/></draw:path><draw:path draw:style-name="gr460" draw:text-style-name="P85" svg:width="0.1244in" svg:height="0.0685in" svg:x="0.6961in" svg:y="0.0465in" svg:viewBox="0 0 317 175" svg:d="M23 148c-1 6-3 15-3 17 0 7 5 10 11 10 4 0 11-3 14-11 0-1 4-19 7-29 3-12 5-23 8-34 3-9 5-17 7-26 2-7 4-18 6-19 5-12 26-47 62-47 18 0 21 14 21 26 0 10-2 21-5 33-4 15-8 29-11 44-3 10-6 20-8 30-2 8-6 21-6 23 0 7 6 10 11 10 13 0 15-10 18-22 6-22 20-78 23-92 1-6 22-52 64-52 16 0 21 13 21 26 0 22-16 66-23 87-5 9-6 13-6 21 0 19 13 32 32 32 36 0 51-56 51-59 0-4-4-4-5-4-4 0-4 1-6 7-6 20-18 47-39 47-6 0-10-3-10-12 0-10 4-19 7-27 8-20 24-63 24-85 0-25-16-42-45-42-30 0-48 18-63 37 0-4-1-17-12-27-10-8-22-10-32-10-35 0-54 25-60 34-1-22-18-34-35-34-18 0-26 15-29 22-6 13-12 36-12 37 0 5 3 4 4 5 5 0 5-1 7-9 7-27 14-46 29-46 6 0 12 3 12 17 0 8-1 13-7 32-8 30-14 60-22 90z"><text:p/></draw:path><draw:path draw:style-name="gr461" draw:text-style-name="P85" svg:width="0.035in" svg:height="0.1512in" svg:x="0.8339in" svg:y="0in" svg:viewBox="0 0 90 385" svg:d="M90 193c0-30-4-76-25-120-23-48-57-73-61-73-2 0-4 2-4 4s0 2 8 9c38 38 60 99 60 180 0 65-14 133-63 181-5 6-5 6-5 7 0 2 2 4 4 4 4 0 39-26 62-76 20-41 24-84 24-116z"><text:p/></draw:path><draw:path draw:style-name="gr462" draw:text-style-name="P85" svg:width="0.0921in" svg:height="0.1165in" svg:x="0.9394in" svg:y="0.0169in" svg:viewBox="0 0 235 297" svg:d="M229 17c4-3 6-5 6-9 0-5-2-8-7-8-1 0-5 2-7 2-71 34-142 67-213 101-7 4-8 6-8 9 0 4 2 6 8 9 71 33 142 66 213 99 6 2 6 2 7 2 4 0 7-3 7-7s-1-6-7-8c-67-32-136-64-203-95 69-32 136-64 204-95zM222 297c7 0 13 0 13-7 0-8-7-8-13-8-69 0-139 0-209 0-5 0-13 0-13 8 0 7 7 7 13 7 70 0 140 0 209 0z"><text:p/></draw:path><draw:path draw:style-name="gr463" draw:text-style-name="P85" svg:width="0.076in" svg:height="0.1374in" svg:x="1.0953in" svg:y="0.0067in" svg:viewBox="0 0 194 350" svg:d="M122 118c11 0 22 0 33 0 8 0 11 0 11-8 0-4-3-4-10-4-11 0-21 0-32 0 3-16 6-30 8-44 1-8 7-36 9-40 4-8 11-13 19-13 1 0 11 0 18 6-16 2-21 16-21 21 0 9 8 14 15 14 9 0 22-9 22-24 0-17-19-26-34-26-14 0-38 7-50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464" draw:text-style-name="P85" svg:width="0.035in" svg:height="0.1512in" svg:x="1.1933in" svg:y="0in" svg:viewBox="0 0 90 385" svg:d="M90 381c0-1 0-1-6-8-49-49-61-122-61-180 0-67 14-135 62-182 5-5 5-5 5-7 0-3-2-4-4-4-3 0-39 26-62 76-20 42-24 85-24 117 0 29 4 76 25 120 23 47 58 72 61 72 2 0 4-1 4-4z"><text:p/></draw:path><draw:path draw:style-name="gr465" draw:text-style-name="P85" svg:width="0.1244in" svg:height="0.0685in" svg:x="1.2413in" svg:y="0.0465in" svg:viewBox="0 0 317 175" svg:d="M23 148c-1 6-3 15-3 17 0 7 5 10 11 10 4 0 12-3 14-11 0-1 6-19 8-29 2-12 5-23 7-34 4-9 6-17 7-26 2-7 6-18 6-19 5-12 26-47 62-47 18 0 21 14 21 26 0 10-2 21-5 33-4 15-8 29-11 44-2 10-6 20-8 30-1 8-6 21-6 23 0 7 6 10 13 10 12 0 14-10 16-22 6-22 20-78 24-92 1-6 21-52 64-52 17 0 21 13 21 26 0 22-17 66-24 87-4 9-6 13-6 21 0 19 13 32 32 32 36 0 51-56 51-59 0-4-3-4-5-4-4 0-4 1-5 7-7 20-19 47-40 47-6 0-10-3-10-12 0-10 4-19 8-27 7-20 23-63 23-85 0-25-15-42-44-42-30 0-49 18-64 37 0-4-1-17-12-27-10-8-22-10-32-10-34 0-54 25-60 34-1-22-18-34-35-34-18 0-26 15-29 22-6 13-12 36-12 37 0 5 3 4 4 5 5 0 5-1 7-9 7-27 14-46 29-46 6 0 12 3 12 17 0 8-1 13-7 32-8 30-14 60-22 90z"><text:p/></draw:path><draw:path draw:style-name="gr466" draw:text-style-name="P85" svg:width="0.0346in" svg:height="0.1512in" svg:x="1.3795in" svg:y="0in" svg:viewBox="0 0 89 385" svg:d="M89 193c0-30-4-76-25-120-23-48-56-73-61-73-2 0-3 2-3 4s0 2 7 9c38 38 60 99 60 180 0 65-14 133-63 181-4 6-4 6-4 7 0 2 1 4 3 4 5 0 39-26 62-76 20-41 24-84 24-116z"><text:p/></draw:path><draw:path draw:style-name="gr467" draw:text-style-name="P85" svg:width="0.0843in" svg:height="0.0937in" svg:x="1.472in" svg:y="0.0224in" svg:viewBox="0 0 215 239" svg:d="M116 9c-3-7-6-9-9-9-5 0-6 3-8 9-32 71-65 143-97 215-2 4-2 5-2 7 0 5 3 8 8 8 2 0 5-1 9-8 29-67 60-135 90-203 31 68 60 136 91 203 3 8 8 8 9 8 4 0 8-3 8-8 0-1-1-2-3-6-32-72-65-145-96-216z"><text:p/></draw:path><draw:path draw:style-name="gr468" draw:text-style-name="P85" svg:width="0.076in" svg:height="0.1374in" svg:x="1.6067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469" draw:text-style-name="P85" svg:width="0.035in" svg:height="0.1512in" svg:x="1.7047in" svg:y="0in" svg:viewBox="0 0 90 385" svg:d="M90 381c0-1 0-1-6-8-49-49-61-122-61-180 0-67 14-135 62-182 5-5 5-5 5-7 0-3-2-4-4-4-3 0-39 26-62 76-18 42-24 85-24 117 0 29 4 76 25 120 25 47 58 72 61 72 2 0 4-1 4-4z"><text:p/></draw:path><draw:path draw:style-name="gr470" draw:text-style-name="P85" svg:width="0.1244in" svg:height="0.0685in" svg:x="1.7531in" svg:y="0.0465in" svg:viewBox="0 0 317 175" svg:d="M23 148c-1 6-3 15-3 17 0 7 5 10 11 10 4 0 12-3 14-11 0-1 6-19 8-29 3-12 5-23 9-34 2-9 4-17 5-26 2-7 6-18 6-19 5-12 26-47 62-47 18 0 21 14 21 26 0 10-2 21-5 33-4 15-8 29-11 44-2 10-6 20-8 30-1 8-4 21-4 23 0 7 5 10 11 10 12 0 14-10 17-22 6-22 20-78 23-92 1-6 21-52 64-52 17 0 21 13 21 26 0 22-16 66-24 87-3 9-6 13-6 21 0 19 15 32 32 32 37 0 51-56 51-59 0-4-4-4-5-4-4 0-4 1-5 7-7 20-19 47-40 47-6 0-10-3-10-12 0-10 5-19 8-27 7-20 23-63 23-85 0-25-15-42-44-42s-49 18-64 37c0-4-1-17-12-27-10-8-22-10-32-10-34 0-52 25-59 34-2-22-19-34-36-34-18 0-26 15-29 22-6 13-12 36-12 37 0 5 4 5 6 5 3 0 3-1 6-9 7-27 14-46 28-46 6 0 12 3 12 17 0 8-1 13-7 32-8 30-14 60-22 90z"><text:p/></draw:path><draw:path draw:style-name="gr471" draw:text-style-name="P85" svg:width="0.0346in" svg:height="0.1512in" svg:x="1.8913in" svg:y="0in" svg:viewBox="0 0 89 385" svg:d="M89 193c0-30-4-76-25-120-23-48-56-73-61-73-2 0-3 2-3 4s0 2 7 9c38 38 60 99 60 180 0 65-14 133-63 181-4 6-4 6-4 7 0 2 1 4 3 4 5 0 39-26 62-76 20-41 24-84 24-116z"><text:p/></draw:path><draw:path draw:style-name="gr472" draw:text-style-name="P85" svg:width="0.0925in" svg:height="0.1165in" svg:x="1.9965in" svg:y="0.0169in" svg:viewBox="0 0 236 297" svg:d="M229 17c4-3 7-5 7-9 0-5-3-8-7-8-2 0-6 2-8 2-71 34-142 67-213 101-7 4-8 6-8 9 0 4 2 6 8 9 71 33 142 66 213 99 6 2 7 2 8 2 4 0 7-3 7-7s-2-6-8-8c-67-32-135-64-202-95 67-32 136-64 203-95zM222 297c7 0 14 0 14-7 0-8-8-8-14-8-69 0-138 0-208 0-6 0-14 0-14 8 0 7 7 7 13 7 69 0 140 0 209 0z"><text:p/></draw:path><draw:path draw:style-name="gr473" draw:text-style-name="P85" svg:width="0.0693in" svg:height="0.0976in" svg:x="2.1469in" svg:y="0.0465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7 121c-3 10-13 20-20 28-9 6-21 13-32 13-19 0-26-20-26-35 0-19 13-64 22-84 11-19 28-34 43-34 27 0 32 31 32 33s-1 4-1 5c-6 25-12 49-18 74z"><text:p/></draw:path><draw:path draw:style-name="gr474" draw:text-style-name="P85" svg:width="0.0346in" svg:height="0.1512in" svg:x="2.2378in" svg:y="0in" svg:viewBox="0 0 89 385" svg:d="M89 381c0-1 0-1-7-8-48-49-60-122-60-180 0-67 15-135 63-182 4-5 4-5 4-7 0-3-1-4-3-4-5 0-39 26-62 76-20 42-24 85-24 117 0 29 4 76 25 120 23 47 56 72 61 72 2 0 3-1 3-4z"><text:p/></draw:path><draw:path draw:style-name="gr475" draw:text-style-name="P85" svg:width="0.1244in" svg:height="0.0685in" svg:x="2.2862in" svg:y="0.0465in" svg:viewBox="0 0 317 175" svg:d="M23 148c-1 6-4 15-4 17 0 7 5 10 12 10 4 0 11-3 14-11 0-1 4-19 7-29 3-12 5-23 8-34 3-9 5-17 7-26 1-7 4-18 6-19 5-12 25-47 62-47 18 0 21 14 21 26 0 10-3 21-5 33-4 15-8 29-11 44-2 10-6 20-8 30-2 8-6 21-6 23 0 7 6 10 11 10 13 0 15-10 18-22 6-22 20-78 23-92 1-6 22-52 64-52 17 0 21 13 21 26 0 22-17 66-24 87-4 9-5 13-5 21 0 19 13 32 32 32 36 0 51-56 51-59 0-4-4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476" draw:text-style-name="P85" svg:width="0.035in" svg:height="0.1512in" svg:x="2.424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6">, ומהאנטי־סימטריות יחס הסדר הסטנדרטי על </text:span><text:span text:style-name="T6"><draw:g text:anchor-type="as-char" svg:y="-0.1063in" draw:z-index="431" draw:style-name="gr1"><svg:title>TexMaths</svg:title><svg:desc>11§inline§\N§svg§600§FALSE§</svg:desc><draw:path draw:style-name="gr450" draw:text-style-name="P84" svg:width="0.0906in" svg:height="0.0906in" svg:x="0.0035in" svg:y="0.0071in" svg:viewBox="0 0 231 231" svg:d="M116 231c-39 0-77 0-116 0 0-77 0-154 0-231 77 0 154 0 231 0 0 77 0 154 0 231-39 0-77 0-115 0z"><text:p/></draw:path><draw:path draw:style-name="gr451" draw:text-style-name="P85" svg:width="0.1024in" svg:height="0.1063in" svg:x="-0.0004in" svg:y="-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/text:span><text:span text:style-name="T6"><text:s/>נקבל </text:span><text:span text:style-name="T6"><draw:g text:anchor-type="as-char" svg:y="-0.1134in" draw:z-index="432" draw:style-name="gr1"><svg:title>TexMaths</svg:title><svg:desc>11§inline§\forall m \ge n. g(m) = f(m)§svg§600§FALSE§</svg:desc><draw:path draw:style-name="gr435" draw:text-style-name="P84" svg:width="1.3992in" svg:height="0.1358in" svg:x="0.0075in" svg:y="0.0071in" svg:viewBox="0 0 3555 346" svg:d="M1778 346c-593 0-1185 0-1778 0 0-116 0-230 0-346 1185 0 2370 0 3555 0 0 116 0 230 0 346-592 0-1185 0-1777 0z"><text:p/></draw:path><draw:path draw:style-name="gr436" draw:text-style-name="P85" svg:width="0.0846in" svg:height="0.1079in" svg:x="-0.0004in" svg:y="0.0083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437" draw:text-style-name="P85" svg:width="0.124in" svg:height="0.0685in" svg:x="0.089in" svg:y="0.0465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7 0 51-56 51-59 0-4-3-4-5-4-3 0-3 1-5 7-6 20-19 47-40 47-6 0-8-3-8-12 0-10 3-19 6-27 8-20 23-63 23-85 0-25-15-42-44-42-28 0-48 18-63 37-1-4-2-17-13-27-9-8-22-10-31-10-35 0-53 25-60 34-2-22-19-34-35-34-19 0-26 15-29 22-8 13-12 36-12 37 0 5 3 5 4 5 4 0 5-1 7-9 7-27 14-46 28-46 6 0 12 3 12 17 0 8-1 13-6 32-8 30-15 60-23 90z"><text:p/></draw:path><draw:path draw:style-name="gr438" draw:text-style-name="P85" svg:width="0.0921in" svg:height="0.1165in" svg:x="0.2732in" svg:y="0.0169in" svg:viewBox="0 0 235 297" svg:d="M228 121c5-3 7-5 7-9s-1-6-7-9c-71-34-142-67-213-100-5-3-5-2-7-3-6 0-8 3-8 8 0 4 2 6 7 9 68 31 135 62 203 94-67 32-135 64-202 96-8 2-8 5-8 8 0 4 3 7 8 7 1 0 1 0 6-2 72-33 142-66 214-99zM222 297c7 0 13 0 13-7 0-8-7-8-13-8-69 0-139 0-209 0-5 0-13 0-13 8 0 7 7 7 13 7 70 0 140 0 209 0z"><text:p/></draw:path><draw:path draw:style-name="gr439" draw:text-style-name="P85" svg:width="0.0819in" svg:height="0.0685in" svg:x="0.4256in" svg:y="0.0465in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7 13-11 36-11 37 0 5 3 5 4 5 4 0 5-1 7-9 7-27 14-46 28-46 7 0 12 4 12 17 0 8-1 13-6 32-8 30-15 60-23 90z"><text:p/></draw:path><draw:path draw:style-name="gr440" draw:text-style-name="P85" svg:width="0.0161in" svg:height="0.0157in" svg:x="0.5252in" svg:y="0.0972in" svg:viewBox="0 0 42 41" svg:d="M42 21c0-12-10-21-21-21s-21 9-21 21c0 11 10 20 21 20s21-9 21-20z"><text:p/></draw:path><draw:path draw:style-name="gr441" draw:text-style-name="P85" svg:width="0.0693in" svg:height="0.0976in" svg:x="0.5567in" svg:y="0.0465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442" draw:text-style-name="P85" svg:width="0.0346in" svg:height="0.1512in" svg:x="0.6476in" svg:y="0in" svg:viewBox="0 0 89 385" svg:d="M89 381c0-1 0-1-6-8-49-49-61-122-61-180 0-67 15-135 63-182 4-5 4-5 4-7 0-3-1-4-3-4-5 0-39 26-62 76-20 42-24 85-24 117 0 29 4 76 25 120 23 47 56 72 61 72 2 0 3-1 3-4z"><text:p/></draw:path><draw:path draw:style-name="gr443" draw:text-style-name="P85" svg:width="0.1244in" svg:height="0.0685in" svg:x="0.6965in" svg:y="0.0465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4-4-6-4-3 0-3 1-5 7-6 20-18 47-40 47-6 0-8-3-8-12 0-10 3-19 6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444" draw:text-style-name="P85" svg:width="0.035in" svg:height="0.1512in" svg:x="0.8335in" svg:y="0in" svg:viewBox="0 0 90 385" svg:d="M90 193c0-30-4-76-25-120-24-48-57-73-61-73-2 0-4 2-4 4s0 2 8 9c37 38 59 99 59 180 0 65-14 133-61 181-6 6-6 6-6 7 0 2 2 4 4 4 4 0 39-26 62-76 19-41 24-84 24-116z"><text:p/></draw:path><draw:path draw:style-name="gr445" draw:text-style-name="P85" svg:width="0.1012in" svg:height="0.0354in" svg:x="0.935in" svg:y="0.0575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46" draw:text-style-name="P85" svg:width="0.0756in" svg:height="0.1374in" svg:x="1.0953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447" draw:text-style-name="P85" svg:width="0.0346in" svg:height="0.1512in" svg:x="1.1933in" svg:y="0in" svg:viewBox="0 0 89 385" svg:d="M89 381c0-1 0-1-6-8-48-49-61-122-61-180 0-67 15-135 63-182 4-5 4-5 4-7 0-3-1-4-3-4-5 0-39 26-62 76-20 42-24 85-24 117 0 29 4 76 25 120 23 47 56 72 61 72 2 0 3-1 3-4z"><text:p/></draw:path><draw:path draw:style-name="gr448" draw:text-style-name="P85" svg:width="0.1244in" svg:height="0.0685in" svg:x="1.2417in" svg:y="0.0465in" svg:viewBox="0 0 317 175" svg:d="M23 148c-1 6-3 15-3 17 0 7 4 10 11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8-3-8-12 0-10 3-19 6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449" draw:text-style-name="P85" svg:width="0.035in" svg:height="0.1512in" svg:x="1.379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באופן שקול, </text:span><text:span text:style-name="T6"><draw:g text:anchor-type="as-char" svg:y="-0.1075in" draw:z-index="433" draw:style-name="gr1"><svg:title>TexMaths</svg:title><svg:desc>11§inline§fRg§svg§600§FALSE§</svg:desc><draw:path draw:style-name="gr431" draw:text-style-name="P84" svg:width="0.2638in" svg:height="0.122in" svg:x="0in" svg:y="0.0075in" svg:viewBox="0 0 671 311" svg:d="M0 0c224 0 447 0 671 0 0 103 0 208 0 311-224 0-447 0-671 0 0-103 0-208 0-311z"><text:p/></draw:path><draw:path draw:style-name="gr432" draw:text-style-name="P85" svg:width="0.0756in" svg:height="0.1378in" svg:x="0.0004in" svg:y="0in" svg:viewBox="0 0 193 351" svg:d="M121 118c11 0 22 0 33 0 8 0 11 0 11-8 0-4-3-4-10-4-11 0-21 0-32 0 3-15 6-30 8-44 2-8 8-36 10-40 3-8 10-13 18-13 2 0 12 0 18 6-16 1-21 16-21 21 0 9 8 13 15 13 11 0 22-7 22-23 0-17-18-26-34-26-14 0-38 7-49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433" draw:text-style-name="P85" svg:width="0.1079in" svg:height="0.1067in" svg:x="0.0894in" svg:y="0.0035in" svg:viewBox="0 0 275 272" svg:d="M129 26c2-10 3-13 11-14 3 0 15 0 23 0 28 0 70 0 70 37 0 14-5 40-20 55-10 10-31 22-65 22-15 0-30 0-44 0 8-33 16-67 25-100zM185 132c39-9 85-35 85-75 0-33-35-57-86-57-36 0-74 0-110 0-8 0-11 0-11 8 0 4 3 4 11 4 1 0 8 0 14 0 8 1 11 1 11 7 0 1-1 2-2 7-18 70-34 138-52 207-3 14-4 18-35 18-7 0-10 0-10 7 0 5 4 5 6 5 11 0 37-1 48-1s39 1 50 1c2 0 7 0 7-8 0-4-4-4-11-4-14 0-25 0-25-7 0-2 1-4 1-7 9-34 17-68 25-102 16 0 31 0 47 0 35 0 41 22 41 35 0 6-3 18-5 27-2 11-6 25-6 33 0 42 47 42 51 42 33 0 46-40 46-44 0-6-3-6-4-6-3 0-4 3-4 6-10 28-27 35-36 35-13 0-15-9-15-23 0-12 2-32 3-44 1-6 2-13 2-19 0-30-26-42-36-45z"><text:p/></draw:path><draw:path draw:style-name="gr434" draw:text-style-name="P85" svg:width="0.0693in" svg:height="0.098in" svg:x="0.202in" svg:y="0.0402in" svg:viewBox="0 0 177 250" svg:d="M176 25c0-2 1-4 1-6 0-7-4-11-11-11-4 0-14 3-16 16-7-14-20-24-35-24-45 0-93 54-93 110 0 37 24 60 52 60 23 0 41-17 45-22-8 35-9 35-13 51-1 4-15 42-55 42-8 0-20 0-31-4 11-3 15-13 15-19 0-7-4-15-14-15-9 0-21 8-21 23 0 16 14 24 52 24 47 0 76-30 81-53 15-57 29-115 43-172zM126 121c-3 10-11 20-20 27-8 7-20 14-31 14-20 0-25-20-25-36 0-18 11-63 22-83 10-19 26-34 43-34 25 0 30 31 30 33s0 4-1 5c-6 24-12 50-18 74z"><text:p/></draw:path></draw:g></text:span><text:span text:style-name="T6">, כלומר </text:span><text:span text:style-name="T6"><draw:g text:anchor-type="as-char" svg:y="-0.1134in" draw:z-index="434" draw:style-name="gr1"><svg:title>TexMaths</svg:title><svg:desc>11§inline§[f]_R = [g]_R§svg§600§FALSE§</svg:desc><draw:path draw:style-name="gr421" draw:text-style-name="P84" svg:width="0.715in" svg:height="0.1358in" svg:x="-0.0004in" svg:y="0.0071in" svg:viewBox="0 0 1817 346" svg:d="M909 346c-304 0-606 0-909 0 0-116 0-230 0-346 605 0 1212 0 1817 0 0 116 0 230 0 346-303 0-605 0-908 0z"><text:p/></draw:path><draw:path draw:style-name="gr422" draw:text-style-name="P85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423" draw:text-style-name="P85" svg:width="0.076in" svg:height="0.1374in" svg:x="0.0421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424" draw:text-style-name="P85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425" draw:text-style-name="P85" svg:width="0.0823in" svg:height="0.0744in" svg:x="0.1752in" svg:y="0.0638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426" draw:text-style-name="P85" svg:width="0.1004in" svg:height="0.0354in" svg:x="0.3181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27" draw:text-style-name="P85" svg:width="0.0205in" svg:height="0.1512in" svg:x="0.4874in" svg:y="0in" svg:viewBox="0 0 53 385" svg:d="M53 385c0-5 0-10 0-15-12 0-25 0-38 0 0-118 0-237 0-355 13 0 26 0 38 0 0-5 0-9 0-15-18 0-35 0-53 0 0 129 0 257 0 385 18 0 35 0 53 0z"><text:p/></draw:path><draw:path draw:style-name="gr428" draw:text-style-name="P85" svg:width="0.0693in" svg:height="0.0976in" svg:x="0.5142in" svg:y="0.0465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429" draw:text-style-name="P85" svg:width="0.0205in" svg:height="0.1512in" svg:x="0.5933in" svg:y="0in" svg:viewBox="0 0 53 385" svg:d="M53 0c-18 0-35 0-53 0 0 6 0 10 0 15 12 0 25 0 37 0 0 118 0 237 0 355-12 0-25 0-37 0 0 5 0 10 0 15 18 0 35 0 53 0 0-128 0-256 0-385z"><text:p/></draw:path><draw:path draw:style-name="gr430" draw:text-style-name="P85" svg:width="0.0823in" svg:height="0.0744in" svg:x="0.6402in" svg:y="0.0638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6"><text:s/>כדרוש. </text:span><text:span text:style-name="T6"><draw:g text:anchor-type="as-char" svg:y="-0.1043in" draw:z-index="445" draw:style-name="gr1"><svg:title>TexMaths</svg:title><svg:desc>11§inline§\bs§svg§600§FALSE§</svg:desc><draw:path draw:style-name="gr315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316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Heading_20_3" text:outline-level="3"><text:soft-page-break/>סעיף (ד)</text:h>
      <text:h text:style-name="P7" text:outline-level="4"><text:span text:style-name="T85">הזהות </text:span>חסם מלעיל <text:span text:style-name="T85">על הפונקציות </text:span><text:span text:style-name="T87">הקבועות</text:span></text:h>
      <text:p text:style-name="P80">נגדיר <text:span text:style-name="T6"><draw:g text:anchor-type="as-char" svg:y="-0.1047in" draw:z-index="435" draw:style-name="gr1"><svg:title>TexMaths</svg:title><svg:desc>11§inline§c_n = \lambda x \in \N. n, c_n \colon \N \to \N§svg§600§FALSE§</svg:desc><draw:path draw:style-name="gr404" draw:text-style-name="P84" svg:width="1.7201in" svg:height="0.1185in" svg:x="0.0008in" svg:y="0.0075in" svg:viewBox="0 0 4370 302" svg:d="M2185 302c-729 0-1457 0-2185 0 0-100 0-202 0-302 1456 0 2913 0 4370 0 0 100 0 202 0 302-728 0-1457 0-2185 0z"><text:p/></draw:path><draw:path draw:style-name="gr405" draw:text-style-name="P85" svg:width="0.0587in" svg:height="0.0685in" svg:x="-0.0004in" svg:y="0.0378in" svg:viewBox="0 0 150 175" svg:d="M136 24c-5 0-11 0-16 6-7 5-7 12-7 15 0 9 7 13 15 13 11 0 20-8 20-24 0-20-17-34-45-34-52 0-103 56-103 110 0 34 22 65 63 65 55 0 87-40 87-45 0-2-3-5-5-5s-2 1-4 4c-31 38-74 38-78 38-25 0-34-19-34-42 0-16 7-53 20-78 11-22 33-38 54-38 14 0 28 5 33 15z"><text:p/></draw:path><draw:path draw:style-name="gr406" draw:text-style-name="P85" svg:width="0.0646in" svg:height="0.0472in" svg:x="0.0642in" svg:y="0.0811in" svg:viewBox="0 0 165 121" svg:d="M20 101c-1 5-1 7-2 11 0 7 4 9 8 9 6 0 10-3 11-5s4-11 5-17c1-5 4-17 6-24 1-7 4-12 5-19 3-11 3-13 11-24 7-11 21-24 40-24 16 0 17 13 17 18 0 16-12 47-17 58-3 8-4 10-4 14 0 14 12 23 26 23 27 0 39-37 39-40 0-4-3-4-4-4-4 0-5 1-5 5-6 21-19 32-30 32-5 0-6-4-6-9 0-7 2-10 6-22 4-9 15-38 15-52 0-27-21-31-35-31-22 0-38 13-47 24-1-18-17-24-28-24s-18 8-21 14c-7 10-10 26-10 27 0 3 3 3 4 3 4 0 5 0 6-8 4-15 10-28 20-28 7 0 10 5 10 13 0 4-4 14-5 22-2 7-5 19-6 24-4 11-6 22-9 34z"><text:p/></draw:path><draw:path draw:style-name="gr407" draw:text-style-name="P85" svg:width="0.1004in" svg:height="0.035in" svg:x="0.1929in" svg:y="0.049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408" draw:text-style-name="P85" svg:width="0.0748in" svg:height="0.1067in" svg:x="0.3531in" svg:y="-0.0004in" svg:viewBox="0 0 191 272" svg:d="M117 156c16 39 35 98 40 106 7 9 10 9 21 9 3 0 6 0 9 0s4-2 4-3-1-2-2-4c-4-4-6-10-9-18-26-73-52-146-79-218-8-22-28-28-47-28-2 0-7 0-7 4s2 4 4 5c13 2 15 4 25 31 12 34 25 69 37 104-35 36-71 70-106 105-5 5-7 7-7 12 0 7 4 11 11 11 5 0 10-4 13-8 31-37 62-73 93-108z"><text:p/></draw:path><draw:path draw:style-name="gr409" draw:text-style-name="P85" svg:width="0.0752in" svg:height="0.0685in" svg:x="0.4378in" svg:y="0.0378in" svg:viewBox="0 0 192 175" svg:d="M118 54c2-10 12-45 38-45 2 0 11 0 20 5-11 1-19 11-19 21 0 6 5 14 15 14 8 0 20-7 20-23 0-20-23-26-36-26-22 0-35 21-39 30-10-26-31-30-42-30-41 0-63 51-63 60 0 4 3 2 4 4 4 0 5-1 6-4 13-41 38-51 52-51 7 0 21 3 21 26 0 11-7 38-21 92-7 24-20 40-37 40-3 0-12 0-19-5 9-2 18-10 18-21s-9-13-14-13c-12 0-22 10-22 22 0 18 20 25 36 25 26 0 40-26 41-29 4 14 19 29 42 29 39 0 61-49 61-59 0-4-3-4-4-4-3 0-4 2-6 4-12 42-38 51-50 51-16 0-22-13-22-26 0-8 3-16 6-34 5-18 9-35 14-53z"><text:p/></draw:path><draw:path draw:style-name="gr410" draw:text-style-name="P85" svg:width="0.0752in" svg:height="0.0874in" svg:x="0.5756in" svg:y="0.0228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411" draw:text-style-name="P85" svg:width="0.1028in" svg:height="0.1063in" svg:x="0.7102in" svg:y="0.0012in" svg:viewBox="0 0 262 271" svg:d="M34 35c0 63 0 126 0 188 0 20-3 27-23 27-4 0-11 0-11 7s7 7 13 7c20 0 40 0 60 0 7 0 13 0 13-7s-7-7-11-7c-22 0-26-8-26-28 0-59 0-117 0-176 57 73 112 147 168 220 3 4 5 5 8 5 7 0 7-6 7-13 0-72 0-144 0-217 0-21 3-27 21-27 2 0 9-1 9-6 0-8-6-8-13-8-19 0-38 0-57 0-6 0-13 0-13 8 0 6 7 6 11 6 22 0 26 8 26 29 0 40 0 79 0 120-39-53-79-105-117-157-4-6-6-6-14-6-22 0-45 0-67 0-7 0-14 0-14 8 0 5 7 6 9 6 10 1 18 7 21 11 0 4 0 5 0 10zM218 244c-56-73-112-147-169-221-3-4-3-5-7-9 15 0 31 0 46 0 43 59 87 117 130 175 0 18 0 37 0 55z"><text:p/></draw:path><draw:path draw:style-name="gr412" draw:text-style-name="P85" svg:width="0.0157in" svg:height="0.0157in" svg:x="0.8291in" svg:y="0.089in" svg:viewBox="0 0 41 41" svg:d="M41 21c0-11-9-21-20-21s-21 10-21 21 10 20 21 20 20-9 20-20z"><text:p/></draw:path><draw:path draw:style-name="gr413" draw:text-style-name="P85" svg:width="0.0819in" svg:height="0.0685in" svg:x="0.8626in" svg:y="0.0378in" svg:viewBox="0 0 209 175" svg:d="M23 149c-2 5-4 14-4 16 0 7 5 10 12 10 4 0 11-3 14-11 2-10 4-18 7-28 3-12 5-24 8-35 3-8 5-17 7-26 1-7 4-18 6-19 5-12 25-47 62-47 18 0 21 14 21 27 0 24-19 73-25 90-3 9-5 14-5 17 0 19 15 32 32 32 37 0 51-56 51-59 0-4-3-4-4-4-4 0-4 2-6 7-8 27-21 48-40 48-6 0-8-4-8-13 0-10 3-18 6-27 8-21 23-63 23-85 0-27-16-42-44-42-35 0-54 25-60 34-2-22-18-34-35-34-18 0-26 15-30 22-6 13-11 36-11 38 0 4 3 4 4 4 5 0 5 0 7-9 7-27 14-46 29-46 7 0 12 5 12 17 0 9-3 13-7 34-8 29-14 59-22 89z"><text:p/></draw:path><draw:path draw:style-name="gr414" draw:text-style-name="P85" svg:width="0.0173in" svg:height="0.0453in" svg:x="0.9626in" svg:y="0.089in" svg:viewBox="0 0 45 116" svg:d="M45 41c0-26-10-41-25-41-12 0-20 10-20 21 0 10 8 20 20 20 5 0 10-1 14-5 1-1 1-1 1-1 1 0 1 0 1 6 0 28-13 52-26 64-5 4-5 5-5 6 0 3 3 5 5 5 4 0 35-30 35-75z"><text:p/></draw:path><draw:path draw:style-name="gr415" draw:text-style-name="P85" svg:width="0.0591in" svg:height="0.0685in" svg:x="1.0232in" svg:y="0.0378in" svg:viewBox="0 0 151 175" svg:d="M137 24c-6 0-12 0-17 6-6 5-7 12-7 15 0 9 7 13 15 13 11 0 22-8 22-24 0-20-19-34-47-34-51 0-103 56-103 110 0 34 22 65 63 65 55 0 88-40 88-45 0-2-3-5-5-5s-3 1-5 4c-31 38-73 38-77 38-24 0-35-19-35-42 0-16 7-53 20-78 13-22 33-38 55-38 14 0 28 5 33 15z"><text:p/></draw:path><draw:path draw:style-name="gr416" draw:text-style-name="P85" svg:width="0.065in" svg:height="0.0472in" svg:x="1.0878in" svg:y="0.0811in" svg:viewBox="0 0 166 121" svg:d="M21 101c-1 5-2 7-3 11 0 7 5 9 9 9 5 0 9-3 10-5s4-11 6-17c1-5 4-17 5-24 3-7 4-12 5-19 3-11 3-13 12-24 6-11 20-24 39-24 17 0 17 13 17 18 0 16-12 47-17 58-2 8-3 10-3 14 0 14 12 23 25 23 28 0 40-37 40-40 0-4-3-3-4-4-5 0-5 1-6 5-6 21-17 32-28 32-6 0-7-4-7-9 0-7 1-10 5-22 4-9 15-38 15-52 0-27-20-31-35-31-22 0-38 13-46 24-2-18-17-24-28-24-12 0-19 8-22 14-6 10-10 26-10 27 0 3 3 2 4 3 5 0 5 0 7-8 4-15 9-28 20-28 6 0 9 5 9 13 0 4-3 14-5 22-2 7-4 19-5 24-4 11-6 22-9 34z"><text:p/></draw:path><draw:path draw:style-name="gr417" draw:text-style-name="P85" svg:width="0.0161in" svg:height="0.0654in" svg:x="1.1957in" svg:y="0.0398in" svg:viewBox="0 0 42 167" svg:d="M42 21c0-11-10-21-21-21s-21 10-21 21 10 20 21 20 21-9 21-20zM42 147c0-11-10-21-21-21s-21 10-21 21 10 20 21 20 21-9 21-20z"><text:p/></draw:path><draw:path draw:style-name="gr418" draw:text-style-name="P85" svg:width="0.1024in" svg:height="0.1063in" svg:x="1.2795in" svg:y="0.0012in" svg:viewBox="0 0 261 271" svg:d="M33 35c0 63 0 126 0 188 0 20-3 27-23 27-3 0-10 0-10 7s5 7 13 7c20 0 40 0 60 0 6 0 13 0 13-7s-7-7-12-7c-21 0-25-8-25-28 0-59 0-117 0-176 57 73 112 147 168 220 3 4 5 5 7 5 7 0 7-6 7-13 0-72 0-144 0-217 0-21 3-27 21-27 2 0 9-1 9-6 0-8-6-8-12-8-19 0-38 0-57 0-7 0-13 0-13 8 0 6 7 6 11 6 21 0 24 8 24 29 0 40 0 79 0 120-38-53-78-105-116-157-3-6-5-6-13-6-23 0-45 0-69 0-6 0-12 0-12 8 0 5 6 6 8 6 11 1 18 7 22 11-1 4-1 5-1 10zM218 244c-56-73-112-147-169-221-4-4-4-5-7-9 15 0 29 0 45 0 44 59 87 117 131 175 0 18 0 37 0 55z"><text:p/></draw:path><draw:path draw:style-name="gr419" draw:text-style-name="P85" svg:width="0.1346in" svg:height="0.0787in" svg:x="1.4358in" svg:y="0.0276in" svg:viewBox="0 0 343 201" svg:d="M301 109c-21 16-32 32-34 37-17 26-14 34-21 50 0 5 5 5 8 5 7 0 7-1 9-8 9-36 32-69 75-87 4-1 5-2 5-5s-1-3-2-4c-18-7-64-26-79-90-1-6-1-7-8-7-3 0-8 0-8 4 0 2 4 26 20 52 8 11 19 25 35 38-95 0-191 0-287 0-6 0-14 0-14 7 0 8 8 8 14 8 96 0 192 0 287 0z"><text:p/></draw:path><draw:path draw:style-name="gr420" draw:text-style-name="P85" svg:width="0.1028in" svg:height="0.1063in" svg:x="1.626in" svg:y="0.0012in" svg:viewBox="0 0 262 271" svg:d="M33 35c0 63 0 126 0 188 0 20-2 27-22 27-4 0-11 0-11 7s7 7 13 7c20 0 40 0 60 0 7 0 13 0 13-7s-7-7-12-7c-21 0-25-8-25-28 0-59 0-117 0-176 57 73 112 147 168 220 3 4 5 5 7 5 7 0 7-6 7-13 0-72 0-144 0-217 0-21 4-27 22-27 2 0 9-1 9-6 0-8-6-8-13-8-19 0-38 0-57 0-6 0-13 0-13 8 0 6 7 6 11 6 22 0 26 8 26 29 0 40 0 79 0 120-40-53-79-105-118-157-3-6-5-6-13-6-22 0-45 0-67 0-8 0-14 0-14 8 0 5 6 6 8 6 11 1 19 7 22 11-1 4-1 5-1 10zM218 244c-56-73-112-147-169-221-3-4-3-5-7-9 15 0 31 0 46 0 43 59 87 117 130 175 0 18 0 37 0 55z"><text:p/></draw:path></draw:g></text:span><text:span text:style-name="T6"><text:s/>ונגדיר </text:span><text:span text:style-name="T6"><draw:g text:anchor-type="as-char" svg:y="-0.1134in" draw:z-index="436" draw:style-name="gr1"><svg:title>TexMaths</svg:title><svg:desc>11§inline§B = \{[c_n] \colon n \in \N\}§svg§600§FALSE§</svg:desc><draw:path draw:style-name="gr391" draw:text-style-name="P84" svg:width="1.1811in" svg:height="0.1358in" svg:x="0.0008in" svg:y="0.0071in" svg:viewBox="0 0 3001 346" svg:d="M1502 346c-501 0-1001 0-1502 0 0-116 0-230 0-346 1000 0 2001 0 3001 0 0 116 0 230 0 346-499 0-1000 0-1499 0z"><text:p/></draw:path><draw:path draw:style-name="gr392" draw:text-style-name="P85" svg:width="0.1083in" svg:height="0.1028in" svg:x="-0.0004in" svg:y="0.0098in" svg:viewBox="0 0 276 262" svg:d="M45 232c-3 15-4 18-35 18-7 0-10 0-10 8 0 4 3 4 10 4 46 0 92 0 139 0 60 0 106-45 106-83 0-27-23-49-60-53 40-8 81-37 81-73 0-29-25-53-72-53-43 0-87 0-130 0-7 0-11 0-11 8 0 4 3 4 11 4 1 0 7 0 14 0 8 1 11 1 11 7 0 1 0 2-1 7-18 69-35 138-53 206zM103 122c8-32 17-64 25-96 3-13 4-14 21-14 16 0 34 0 50 0 33 0 42 22 42 40 0 34-33 70-80 70-19 0-39 0-58 0zM87 250c-6 0-7 0-9 0-4 0-5-1-5-4 0-2 0-2 2-9 9-36 17-71 26-106 24 0 50 0 74 0 37 0 44 28 44 45 0 36-34 74-80 74-18 0-34 0-52 0z"><text:p/></draw:path><draw:path draw:style-name="gr393" draw:text-style-name="P85" svg:width="0.1004in" svg:height="0.0354in" svg:x="0.1673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94" draw:text-style-name="P85" svg:width="0.0539in" svg:height="0.1512in" svg:x="0.3303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95" draw:text-style-name="P85" svg:width="0.0205in" svg:height="0.1512in" svg:x="0.4134in" svg:y="0in" svg:viewBox="0 0 53 385" svg:d="M53 385c0-5 0-10 0-15-12 0-25 0-38 0 0-118 0-237 0-355 13 0 26 0 38 0 0-5 0-9 0-15-18 0-35 0-53 0 0 129 0 257 0 385 18 0 35 0 53 0z"><text:p/></draw:path><draw:path draw:style-name="gr396" draw:text-style-name="P85" svg:width="0.0591in" svg:height="0.0685in" svg:x="0.4437in" svg:y="0.0465in" svg:viewBox="0 0 151 175" svg:d="M138 24c-6 0-11 0-17 6-7 5-8 12-8 15 0 9 8 13 15 13 12 0 22-10 22-25 0-19-18-33-45-33-53 0-105 55-105 110 0 34 23 65 63 65 56 0 88-41 88-45 0-2-2-6-5-6-2 0-3 2-5 5-30 37-73 37-77 37-24 0-35-18-35-42 0-15 8-52 21-77 12-22 34-38 55-38 13 0 27 4 33 15z"><text:p/></draw:path><draw:path draw:style-name="gr397" draw:text-style-name="P85" svg:width="0.0646in" svg:height="0.0472in" svg:x="0.5087in" svg:y="0.0898in" svg:viewBox="0 0 165 121" svg:d="M20 101c-1 4-1 7-2 11 0 7 4 9 8 9 5 0 9-3 11-5 3-3 4-11 5-17 1-5 4-18 5-25 3-6 4-11 6-18 2-11 3-13 11-24s20-25 41-25c15 0 15 14 15 19 0 16-11 47-15 58-4 7-5 10-5 14 0 14 12 23 27 23 26 0 38-37 38-41s-3-4-4-4c-4 0-5 2-6 5-5 21-17 32-28 32-6 0-7-3-7-8 0-7 1-10 7-22 3-9 14-38 14-53 0-26-21-30-35-30-23 0-38 13-47 24-1-18-17-24-28-24-12 0-18 8-21 14-7 10-10 26-10 27 0 3 3 3 4 3 4 0 5 0 6-8 4-16 10-29 20-29 7 0 9 6 9 13 0 5-4 15-5 23-2 7-4 18-5 24-4 11-6 22-9 34z"><text:p/></draw:path><draw:path draw:style-name="gr398" draw:text-style-name="P85" svg:width="0.0205in" svg:height="0.1512in" svg:x="0.5898in" svg:y="0in" svg:viewBox="0 0 53 385" svg:d="M53 0c-18 0-35 0-53 0 0 6 0 10 0 15 12 0 25 0 37 0 0 118 0 237 0 355-12 0-25 0-37 0 0 5 0 10 0 15 18 0 35 0 53 0 0-128 0-256 0-385z"><text:p/></draw:path><draw:path draw:style-name="gr399" draw:text-style-name="P85" svg:width="0.0157in" svg:height="0.065in" svg:x="0.6579in" svg:y="0.0484in" svg:viewBox="0 0 41 166" svg:d="M41 21c0-12-9-21-20-21s-21 9-21 21c0 11 10 20 21 20s20-9 20-20zM41 146c0-12-9-20-20-20s-21 8-21 20c0 11 10 20 21 20s20-9 20-20z"><text:p/></draw:path><draw:path draw:style-name="gr400" draw:text-style-name="P85" svg:width="0.0819in" svg:height="0.0685in" svg:x="0.7425in" svg:y="0.0465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401" draw:text-style-name="P85" svg:width="0.076in" svg:height="0.087in" svg:x="0.8843in" svg:y="0.0315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402" draw:text-style-name="P85" svg:width="0.1028in" svg:height="0.1063in" svg:x="1.0193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403" draw:text-style-name="P85" svg:width="0.0539in" svg:height="0.1512in" svg:x="1.136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. יהי </text:span><text:span text:style-name="T6"><draw:g text:anchor-type="as-char" svg:y="-0.1035in" draw:z-index="437" draw:style-name="gr1"><svg:title>TexMaths</svg:title><svg:desc>11§inline§n \in \N§svg§600§FALSE§</svg:desc><draw:path draw:style-name="gr387" draw:text-style-name="P84" svg:width="0.3681in" svg:height="0.0933in" svg:x="0.0031in" svg:y="0.0071in" svg:viewBox="0 0 936 238" svg:d="M468 238c-156 0-312 0-468 0 0-79 0-159 0-238 312 0 624 0 936 0 0 79 0 159 0 238-157 0-313 0-468 0z"><text:p/></draw:path><draw:path draw:style-name="gr388" draw:text-style-name="P85" svg:width="0.0823in" svg:height="0.0677in" svg:x="-0.0004in" svg:y="0.0366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9" draw:text-style-name="P85" svg:width="0.0756in" svg:height="0.087in" svg:x="0.1417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90" draw:text-style-name="P85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, נוכיח </text:span><text:span text:style-name="T6"><draw:g text:anchor-type="as-char" svg:y="-0.1134in" draw:z-index="446" draw:style-name="gr1"><svg:title>TexMaths</svg:title><svg:desc>11§inline§[c_n]_R \le [id_\N]_R§svg§600§FALSE§</svg:desc><draw:path draw:style-name="gr302" draw:text-style-name="P84" svg:width="0.9106in" svg:height="0.1358in" svg:x="-0.0004in" svg:y="0.0071in" svg:viewBox="0 0 2314 346" svg:d="M1158 346c-386 0-772 0-1158 0 0-116 0-230 0-346 771 0 1543 0 2314 0 0 116 0 230 0 346-385 0-771 0-1156 0z"><text:p/></draw:path><draw:path draw:style-name="gr303" draw:text-style-name="P85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304" draw:text-style-name="P85" svg:width="0.0591in" svg:height="0.0685in" svg:x="0.0406in" svg:y="0.0465in" svg:viewBox="0 0 151 175" svg:d="M137 24c-6 0-12 0-17 6-6 5-7 12-7 15 0 9 7 13 15 13 11 0 22-10 22-25 0-19-19-33-47-33-51 0-103 55-103 110 0 34 23 65 63 65 55 0 88-41 88-45 0-2-3-6-5-6s-3 2-5 5c-31 37-73 37-77 37-24 0-35-18-35-42 0-15 7-52 20-77 13-22 33-38 55-38 14 0 28 4 33 15z"><text:p/></draw:path><draw:path draw:style-name="gr305" draw:text-style-name="P85" svg:width="0.065in" svg:height="0.0472in" svg:x="0.1047in" svg:y="0.0898in" svg:viewBox="0 0 166 121" svg:d="M21 101c-1 4-2 7-3 11 0 7 5 9 9 9 5 0 8-3 10-5 3-3 5-11 6-17 1-5 4-18 5-25 3-6 4-11 5-18 3-11 4-13 12-24s20-25 41-25c15 0 15 14 15 19 0 16-11 47-15 58-4 7-5 10-5 14 0 14 12 23 25 23 28 0 40-37 40-41s-3-4-4-4c-5 0-5 2-6 5-6 21-17 32-28 32-6 0-7-3-7-8 0-7 1-10 7-22 2-9 14-38 14-53 0-26-21-30-35-30-23 0-39 13-47 24-2-18-17-24-28-24-12 0-19 8-22 14-6 10-10 26-10 27 0 3 4 3 5 3 4 0 4 0 6-8 4-16 9-29 20-29 6 0 9 6 9 13 0 5-3 15-5 23-2 7-4 18-5 24-4 11-6 22-9 34z"><text:p/></draw:path><draw:path draw:style-name="gr306" draw:text-style-name="P85" svg:width="0.0205in" svg:height="0.1512in" svg:x="0.1862in" svg:y="0in" svg:viewBox="0 0 53 385" svg:d="M53 0c-18 0-35 0-53 0 0 6 0 10 0 15 12 0 25 0 37 0 0 118 0 237 0 355-12 0-25 0-37 0 0 5 0 10 0 15 18 0 35 0 53 0 0-128 0-256 0-385z"><text:p/></draw:path><draw:path draw:style-name="gr307" draw:text-style-name="P85" svg:width="0.0827in" svg:height="0.0744in" svg:x="0.2327in" svg:y="0.0638in" svg:viewBox="0 0 211 190" svg:d="M92 19c3-8 4-8 9-9 6 0 12 0 18 0 25 0 56 0 56 27 0 11-6 29-18 39-12 8-28 12-47 12-11 0-23 0-34 0 5-23 11-46 16-69zM142 92c32-7 60-26 60-50 0-23-27-42-67-42-27 0-55 0-82 0-6 0-9 0-9 7 0 3 3 3 9 3 3 0 5 0 10 0 5 1 6 1 6 4s0 3-1 6c-12 48-24 96-36 144-2 9-2 11-23 11-6 0-9 0-9 6 0 3 2 4 4 4 6 0 11-1 17-1 5 0 13 0 19 0 5 0 9 0 16 0 6 0 13 1 19 1 1 0 5 0 5-6 0-4-2-4-9-4-4 0-5 0-9-1-7 0-7-1-7-3 0-1 0-3 1-7 6-23 12-46 18-68 12 0 24 0 36 0 23 0 33 12 33 24 0 4-2 13-3 20-4 12-5 15-5 21 0 21 20 29 40 29 25 0 36-26 36-31 0-2-1-4-5-4s-4 1-5 5c-4 12-14 23-25 23-7 0-12-4-12-18 0-6 1-22 2-28 1-8 1-10 1-13s0-12-6-19-14-10-19-13z"><text:p/></draw:path><draw:path draw:style-name="gr308" draw:text-style-name="P85" svg:width="0.0925in" svg:height="0.1165in" svg:x="0.3799in" svg:y="0.0169in" svg:viewBox="0 0 236 297" svg:d="M229 17c4-3 7-5 7-9 0-5-3-8-7-8-2 0-6 2-8 2-71 34-142 67-213 101-7 4-8 6-8 9 0 4 2 6 8 9 71 33 142 66 213 99 6 2 7 2 8 2 3 0 7-3 7-7s-2-6-8-8c-67-32-135-64-202-95 67-32 136-64 203-95zM222 297c7 0 14 0 14-7 0-8-8-8-14-8-69 0-138 0-208 0-6 0-14 0-14 8 0 7 7 7 13 7 69 0 140 0 209 0z"><text:p/></draw:path><draw:path draw:style-name="gr309" draw:text-style-name="P85" svg:width="0.0205in" svg:height="0.1512in" svg:x="0.5453in" svg:y="0in" svg:viewBox="0 0 53 385" svg:d="M53 385c0-5 0-10 0-15-12 0-26 0-38 0 0-118 0-237 0-355 12 0 26 0 38 0 0-5 0-9 0-15-18 0-35 0-53 0 0 129 0 257 0 385 18 0 35 0 53 0z"><text:p/></draw:path><draw:path draw:style-name="gr310" draw:text-style-name="P85" svg:width="0.0398in" svg:height="0.1016in" svg:x="0.5736in" svg:y="0.0134in" svg:viewBox="0 0 102 259" svg:d="M99 14c0-7-6-14-14-14-10 0-21 11-21 21 0 8 5 14 14 14 10 0 21-9 21-21zM69 160c6-11 6-12 9-22 3-8 6-14 6-21 0-18-14-32-32-32-37 0-52 56-52 59 0 5 4 5 5 5 4 0 5-1 6-8 11-36 26-47 40-47 3 0 9 0 9 12 0 7-3 16-4 20-3 9-21 55-27 71-4 10-9 22-9 30 0 19 13 32 32 32 36 0 50-55 50-59 0-3-3-3-4-3-5 0-5 1-6 7-7 23-19 46-39 46-7 0-10-3-10-12 0-10 3-16 12-38 4-14 10-27 14-40z"><text:p/></draw:path><draw:path draw:style-name="gr311" draw:text-style-name="P85" svg:width="0.0724in" svg:height="0.1063in" svg:x="0.628in" svg:y="0.0083in" svg:viewBox="0 0 185 271" svg:d="M185 4c0-1 0-4-6-4-5 0-43 3-49 4-2 0-6 3-6 7 0 6 5 6 10 6 19 0 19 2 19 6 0 2-1 6-1 8-8 31-16 60-23 91-7-14-18-25-36-25-45 0-93 57-93 112 0 37 22 62 52 62 7 0 27-1 50-29 4 16 17 29 35 29 14 0 22-9 29-21 7-14 11-38 11-39 0-3-3-3-4-3-4 0-5 1-6 7-6 25-13 47-30 47-9 0-11-10-11-18s2-12 3-18c18-74 37-148 56-222zM104 220c-2 8-2 8-8 15-17 22-32 27-43 27-20 0-26-21-26-36 0-18 14-65 22-83 13-23 29-37 44-37 26 0 31 32 31 34s-1 4-1 6c-6 25-12 50-19 74z"><text:p/></draw:path><draw:path draw:style-name="gr312" draw:text-style-name="P85" svg:width="0.072in" svg:height="0.074in" svg:x="0.7035in" svg:y="0.0638in" svg:viewBox="0 0 184 189" svg:d="M35 15c-2-3-2-3-5-6 11 0 21 0 32 0 30 41 60 81 91 123 0 12 0 25 0 39-40-52-78-104-118-156zM35 32c39 51 78 102 117 154 3 3 4 3 5 3 6 0 6-4 6-8 0-51 0-102 0-152 0-16 2-20 14-20 2 0 7 0 7-5 0-4-5-4-9-4-13 0-27 0-40 0-5 0-10 0-10 4 0 5 6 5 9 5 14 0 17 5 17 20 0 28 0 56 0 84-28-37-54-73-82-110-2-3-3-3-10-3-15 0-32 0-47 0-4 0-9 0-9 4 0 5 5 5 6 5 7 1 13 5 15 9 0 2 0 2 0 6 0 44 0 87 0 131 0 15-2 20-16 20-3 0-8 0-8 4 0 6 4 6 10 6 14 0 27 0 42 0 4 0 8 0 8-6 0-4-4-4-7-4-16 0-18-5-18-20 0-42 0-82 0-123z"><text:p/></draw:path><draw:path draw:style-name="gr313" draw:text-style-name="P85" svg:width="0.0205in" svg:height="0.1512in" svg:x="0.789in" svg:y="0in" svg:viewBox="0 0 53 385" svg:d="M53 0c-18 0-35 0-53 0 0 6 0 10 0 15 12 0 25 0 37 0 0 118 0 237 0 355-12 0-25 0-37 0 0 5 0 10 0 15 18 0 35 0 53 0 0-128 0-256 0-385z"><text:p/></draw:path><draw:path draw:style-name="gr314" draw:text-style-name="P85" svg:width="0.0827in" svg:height="0.0744in" svg:x="0.8354in" svg:y="0.0638in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6">. </text:span><text:span text:style-name="T55">באופן שקול, נוכיח </text:span><text:span text:style-name="T55"><draw:g text:anchor-type="as-char" svg:y="-0.1071in" draw:z-index="439" draw:style-name="gr1"><svg:title>TexMaths</svg:title><svg:desc>11§inline§c_n \le^* id_\N§svg§600§FALSE§</svg:desc><draw:path draw:style-name="gr375" draw:text-style-name="P84" svg:width="0.611in" svg:height="0.1134in" svg:x="0.0016in" svg:y="0.0075in" svg:viewBox="0 0 1553 289" svg:d="M0 0c518 0 1035 0 1553 0 0 97 0 193 0 289-518 0-1035 0-1553 0 0-96 0-192 0-289z"><text:p/></draw:path><draw:path draw:style-name="gr376" draw:text-style-name="P85" svg:width="0.0591in" svg:height="0.0681in" svg:x="-0.0004in" svg:y="0.0382in" svg:viewBox="0 0 151 174" svg:d="M137 24c-6 0-11 0-16 6-7 5-8 12-8 14 0 10 8 14 15 14 11 0 22-10 22-25 0-19-19-33-46-33-52 0-104 55-104 110 0 34 23 64 63 64 55 0 88-40 88-45 0-3-3-5-5-5s-3 1-5 4c-31 37-73 37-77 37-24 0-35-18-35-41 0-15 7-53 20-77 13-22 35-38 55-38 14 0 28 4 33 15z"><text:p/></draw:path><draw:path draw:style-name="gr377" draw:text-style-name="P85" svg:width="0.0646in" svg:height="0.0476in" svg:x="0.0646in" svg:y="0.0807in" svg:viewBox="0 0 165 122" svg:d="M20 102c-1 4-4 10-4 11 0 6 6 9 10 9 5 0 8-4 10-7s5-11 6-16c1-4 4-18 5-24 2-6 4-12 5-18 3-11 4-13 12-24 7-11 20-25 40-25 16 0 16 14 16 18 0 17-11 47-16 59-3 6-4 10-4 14 0 14 12 23 25 23 28 0 40-37 40-42 0-3-3-2-4-3-5 0-5 2-6 4-7 22-18 33-29 33-5 0-6-3-6-9s1-9 6-21c3-9 15-38 15-53 0-27-21-31-35-31-24 0-39 14-47 25-2-18-17-25-28-25-12 0-18 9-22 15-6 10-9 26-9 27 0 3 3 3 4 3 4 0 4-1 6-8 4-16 9-29 20-29 6 0 8 6 8 13 0 5-2 15-4 23-2 7-4 18-5 24-4 11-6 22-9 34z"><text:p/></draw:path><draw:path draw:style-name="gr378" draw:text-style-name="P85" svg:width="0.0921in" svg:height="0.1165in" svg:x="0.1972in" svg:y="0.0083in" svg:viewBox="0 0 235 297" svg:d="M229 16c4-2 6-4 6-8 0-5-2-8-7-8-1 0-6 2-7 2-71 34-142 67-213 101-7 4-8 6-8 9s2 6 8 8c71 33 142 66 213 99 6 3 6 3 7 3 4 0 7-3 7-8 0-3-1-5-7-8-67-31-136-63-203-94 68-32 136-64 204-96zM222 297c7 0 13 0 13-8 0-7-7-7-13-7-69 0-140 0-209 0-5 0-13 0-13 7 0 8 7 8 13 8 69 0 140 0 209 0z"><text:p/></draw:path><draw:path draw:style-name="gr379" draw:text-style-name="P85" svg:width="0.0425in" svg:height="0.0457in" svg:x="0.3118in" svg:y="0.0012in" svg:viewBox="0 0 109 117" svg:d="M63 58c22-10 32-13 39-16 5-2 7-3 7-9 0-4-3-9-8-9-2 0-2 0-5 2-12 9-26 17-38 26 1-13 4-28 5-41 0-4 0-11-8-11-3 0-9 2-9 8 0 3 1 11 1 13 1 4 2 24 4 31-13-9-25-17-37-26-3-1-4-2-6-2-5 0-8 5-8 9 0 6 3 7 5 8 14 5 28 12 41 17-22 9-32 14-38 17-6 2-8 3-8 8s3 8 8 8c2 0 2 0 5-2 12-9 25-16 38-24-2 14-4 28-5 43 0 6 6 9 9 9 2 0 8-3 8-9 0-2-1-10-1-13-2-5-3-25-4-30 11 6 22 13 33 21 7 5 8 5 10 5 5 0 8-3 8-8s-3-7-6-8c-13-6-27-11-40-17z"><text:p/></draw:path><draw:path draw:style-name="gr380" draw:text-style-name="P85" svg:width="0.0398in" svg:height="0.1008in" svg:x="0.4189in" svg:y="0.0051in" svg:viewBox="0 0 102 257" svg:d="M98 13c0-7-5-13-14-13-10 0-21 10-21 20 0 8 5 14 15 14 9 0 20-9 20-21zM69 158c5-11 5-12 8-23 3-7 5-12 5-20 0-17-12-31-31-31-37 0-51 56-51 59 0 4 3 4 4 4 5 0 5-1 7-7 10-37 25-48 38-48 4 0 10 0 10 12 0 8-2 17-4 20-3 10-21 54-26 71-5 10-9 23-9 31 0 17 13 31 32 31 36 0 50-56 50-59 0-4-4-4-5-4-4 0-4 1-6 7-6 24-20 48-39 48-7 0-9-4-9-14 0-8 2-14 11-38 5-13 10-27 15-39z"><text:p/></draw:path><draw:path draw:style-name="gr381" draw:text-style-name="P85" svg:width="0.072in" svg:height="0.1063in" svg:x="0.4728in" svg:y="0in" svg:viewBox="0 0 184 271" svg:d="M184 4c0-1 0-4-6-4-5 0-42 3-48 4-4 0-6 3-6 7 0 6 4 5 9 5 19 0 20 3 20 7 0 2-1 6-1 8-8 30-16 60-23 91-8-14-19-25-37-25-45 0-92 57-92 112 0 36 21 62 51 62 7 0 27-3 50-30 3 16 17 30 35 30 14 0 22-9 29-22 7-14 12-37 12-38 0-4-4-4-5-4-4 0-5 2-6 7-7 25-13 48-29 48-11 0-12-10-12-18 0-9 1-12 3-19 18-73 37-147 56-221zM103 220c-2 8-2 8-7 14-18 21-33 28-44 28-19 0-25-21-25-37 0-18 13-64 21-83 12-22 30-36 45-36 26 0 30 31 30 34 0 2 0 4-1 6-7 25-12 50-19 74z"><text:p/></draw:path><draw:path draw:style-name="gr382" draw:text-style-name="P85" svg:width="0.0717in" svg:height="0.0736in" svg:x="0.5484in" svg:y="0.0555in" svg:viewBox="0 0 183 188" svg:d="M34 15c-2-3-2-3-5-6 11 0 20 0 31 0 31 41 61 81 92 123 0 12 0 25 0 37-40-50-78-102-118-154zM34 31c39 50 78 102 117 153 3 3 4 4 6 4 5 0 5-4 5-9 0-49 0-100 0-150 0-16 2-20 14-20 2 0 7 0 7-5 0-4-5-4-9-4-13 0-27 0-40 0-4 0-9 0-9 4 0 5 5 5 8 5 15 0 18 5 18 20 0 27 0 56 0 84-28-37-55-73-83-110-2-3-3-3-10-3-15 0-31 0-46 0-5 0-9 0-9 4 0 5 4 5 6 5 6 1 12 5 14 9 0 2 0 2 0 6 0 43 0 87 0 131 0 13-2 19-16 19-3 0-7 0-7 4 0 5 4 5 9 5 14 0 27 0 42 0 4 0 8 0 8-5 0-4-4-4-7-4-16 0-18-7-18-19 0-42 0-84 0-124z"><text:p/></draw:path></draw:g></text:span><text:span text:style-name="T55"><text:s/>כלומר קיום </text:span><text:span text:style-name="T55"><draw:g text:anchor-type="as-char" svg:y="-0.1035in" draw:z-index="438" draw:style-name="gr1"><svg:title>TexMaths</svg:title><svg:desc>11§inline§a \in \N§svg§600§FALSE§</svg:desc><draw:path draw:style-name="gr383" draw:text-style-name="P84" svg:width="0.3571in" svg:height="0.0933in" svg:x="0.0016in" svg:y="0.0071in" svg:viewBox="0 0 908 238" svg:d="M454 238c-151 0-302 0-454 0 0-79 0-159 0-238 303 0 605 0 908 0 0 79 0 159 0 238-151 0-303 0-454 0z"><text:p/></draw:path><draw:path draw:style-name="gr384" draw:text-style-name="P85" svg:width="0.0693in" svg:height="0.0677in" svg:x="-0.0004in" svg:y="0.0366in" svg:viewBox="0 0 177 173" svg:d="M129 25c-7-14-18-25-35-25-46 0-94 57-94 113 0 36 22 60 52 60 7 0 27-2 50-28 3 15 17 28 36 28 13 0 22-8 28-20 7-14 11-37 11-38 0-4-3-4-4-4-5 0-5 2-6 8-6 24-13 46-29 46-10 0-11-10-11-17 0-9 0-12 4-28 4-17 5-20 9-34 4-19 10-37 14-54 2-11 2-12 2-13 0-7-4-11-11-11-9 0-15 8-16 17zM103 124c-1 7-1 8-7 14-17 20-32 27-43 27-20 0-25-20-25-35 0-19 12-66 21-85 11-22 29-36 45-36 25 0 30 32 30 34s-1 4-1 6c-6 25-13 50-20 75z"><text:p/></draw:path><draw:path draw:style-name="gr385" draw:text-style-name="P85" svg:width="0.0756in" svg:height="0.087in" svg:x="0.1291in" svg:y="0.0217in" svg:viewBox="0 0 193 222" svg:d="M179 119c7 0 14 0 14-8s-7-8-14-8c-55 0-109 0-164 0 5-51 50-88 104-88 20 0 41 0 60 0 7 0 14 0 14-7 0-8-7-8-14-8-21 0-40 0-61 0-66 0-118 49-118 111 0 60 52 111 118 111 21 0 40 0 61 0 7 0 14 0 14-8s-7-8-14-8c-19 0-40 0-60 0-54 0-99-37-104-87 55 0 109 0 164 0z"><text:p/></draw:path><draw:path draw:style-name="gr386" draw:text-style-name="P85" svg:width="0.1028in" svg:height="0.1055in" svg:x="0.2634in" svg:y="-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6 0-7 0-14 0-14 7 0 6 7 6 11 6 22 1 26 9 26 29 0 39 0 80 0 119-40-51-78-104-117-156-4-5-5-5-14-5-22 0-45 0-67 0-8 0-14 0-14 7 0 6 6 6 9 6 10 1 18 8 21 12 0 4 0 5 0 10zM218 243c-56-74-112-146-169-220-3-4-3-5-7-10 15 0 31 0 46 0 43 58 86 117 130 175 0 18 0 37 0 55z"><text:p/></draw:path></draw:g></text:span><text:span text:style-name="T55"><text:s/>בעבורו </text:span><text:span text:style-name="T55"><draw:g text:anchor-type="as-char" svg:y="-0.1134in" draw:z-index="441" draw:style-name="gr1"><svg:title>TexMaths</svg:title><svg:desc>11§inline§\forall m \ge a. c_n(m) \le id_\N(m)§svg§600§FALSE§</svg:desc><draw:path draw:style-name="gr353" draw:text-style-name="P84" svg:width="1.5835in" svg:height="0.1354in" svg:x="0.0079in" svg:y="0.0075in" svg:viewBox="0 0 4023 345" svg:d="M0 0c1341 0 2682 0 4023 0 0 115 0 230 0 345-1341 0-2682 0-4023 0 0-115 0-230 0-345z"><text:p/></draw:path><draw:path draw:style-name="gr354" draw:text-style-name="P85" svg:width="0.0839in" svg:height="0.1075in" svg:x="0in" svg:y="0.0087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55" draw:text-style-name="P85" svg:width="0.1244in" svg:height="0.0681in" svg:x="0.0886in" svg:y="0.0465in" svg:viewBox="0 0 317 174" svg:d="M23 148c-1 5-3 14-3 16 0 7 5 10 11 10 4 0 12-2 14-10 1-1 6-20 8-29 3-12 5-24 9-35 2-9 4-16 6-25 1-7 5-18 5-20 5-12 26-47 62-47 18 0 21 14 21 27 0 10-2 21-5 32-4 14-8 30-11 45-3 9-6 19-8 29-1 8-4 21-4 23 0 7 5 10 11 10 12 0 14-9 17-22 6-21 20-77 23-93 1-4 21-51 64-51 17 0 21 13 21 27 0 22-17 66-24 86-4 10-6 14-6 22 0 18 15 31 32 31 36 0 51-56 51-59 0-4-4-4-5-4-4 0-4 1-5 7-7 21-19 48-40 48-6 0-10-4-10-13 0-10 5-19 8-27 7-20 23-63 23-85 0-24-15-41-44-41-30 0-49 17-64 37 0-5-1-18-12-27-10-8-22-10-32-10-34 0-52 24-59 33-2-22-19-33-36-33-18 0-26 14-29 22-7 13-12 36-12 37 0 4 4 4 5 4 4 0 4 0 7-9 7-28 14-46 28-46 6 0 12 3 12 18 0 8-1 13-6 32-8 30-15 60-23 90z"><text:p/></draw:path><draw:path draw:style-name="gr356" draw:text-style-name="P85" svg:width="0.0925in" svg:height="0.1161in" svg:x="0.2728in" svg:y="0.0173in" svg:viewBox="0 0 236 296" svg:d="M229 120c5-2 7-4 7-9 0-3-1-5-7-9-71-34-142-67-213-100-5-2-5-1-7-2-6 0-9 3-9 8 0 4 3 6 8 9 68 31 135 62 203 94-67 32-135 64-202 95-8 3-9 5-9 9 0 3 4 7 9 7 1 0 1 0 6-3 72-33 142-66 214-99zM223 296c7 0 13 0 13-8 0-7-7-7-13-7-69 0-139 0-209 0-5 0-14 0-14 7 0 8 8 8 14 8 70 0 140 0 209 0z"><text:p/></draw:path><draw:path draw:style-name="gr357" draw:text-style-name="P85" svg:width="0.0693in" svg:height="0.0681in" svg:x="0.4268in" svg:y="0.0465in" svg:viewBox="0 0 177 174" svg:d="M129 24c-7-14-18-24-36-24-45 0-93 56-93 112 0 37 22 62 52 62 7 0 27-1 50-29 2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58" draw:text-style-name="P85" svg:width="0.0157in" svg:height="0.0161in" svg:x="0.5146in" svg:y="0.0972in" svg:viewBox="0 0 41 42" svg:d="M41 21c0-11-9-21-20-21s-21 10-21 21 10 21 21 21 20-10 20-21z"><text:p/></draw:path><draw:path draw:style-name="gr359" draw:text-style-name="P85" svg:width="0.0591in" svg:height="0.0681in" svg:x="0.55in" svg:y="0.0465in" svg:viewBox="0 0 151 174" svg:d="M137 23c-6 0-12 0-17 6-6 6-7 13-7 15 0 9 7 13 15 13 11 0 22-9 22-24 0-19-19-33-47-33-51 0-103 55-103 109 0 35 22 65 63 65 55 0 88-41 88-45 0-2-3-6-6-6-1 0-2 1-4 5-31 38-73 38-77 38-26 0-35-20-35-43 0-15 7-53 20-77 13-21 33-38 54-38 14 0 29 5 34 15z"><text:p/></draw:path><draw:path draw:style-name="gr360" draw:text-style-name="P85" svg:width="0.0646in" svg:height="0.0472in" svg:x="0.6146in" svg:y="0.0894in" svg:viewBox="0 0 165 121" svg:d="M21 102c-1 4-3 10-3 11 0 6 5 8 9 8 5 0 9-3 10-5 1-3 4-11 6-17 1-5 3-18 5-24 1-7 4-12 5-19 3-11 3-13 11-24 7-10 21-24 40-24 17 0 17 13 17 18 0 17-12 47-17 58-2 7-3 10-3 14 0 14 11 23 25 23 28 0 39-36 39-41 0-3-2-2-3-3-5 0-5 1-6 4-6 22-17 34-28 34-6 0-7-5-7-10 0-7 1-10 5-22 4-8 15-37 15-52 0-27-21-31-35-31-22 0-38 13-46 24-2-18-17-24-29-24-11 0-18 9-21 14-6 10-10 26-10 27 0 4 3 3 4 4 5 0 5-1 7-9 3-15 9-28 20-28 6 0 9 5 9 13 0 4-3 14-5 22-2 7-4 19-6 24-3 11-6 23-8 35z"><text:p/></draw:path><draw:path draw:style-name="gr361" draw:text-style-name="P85" svg:width="0.0346in" svg:height="0.1508in" svg:x="0.7075in" svg:y="0in" svg:viewBox="0 0 89 384" svg:d="M89 380c0-1 0-1-7-8-48-48-60-121-60-179 0-67 14-135 63-183 4-4 4-4 4-7 0-2-1-3-3-3-5 0-39 26-62 75-20 43-24 86-24 118 0 28 4 76 25 119 23 47 56 72 61 72 2 0 3-1 3-4z"><text:p/></draw:path><draw:path draw:style-name="gr362" draw:text-style-name="P85" svg:width="0.124in" svg:height="0.0681in" svg:x="0.7559in" svg:y="0.0465in" svg:viewBox="0 0 316 174" svg:d="M22 148c-1 5-3 14-3 16 0 7 5 10 11 10 5 0 12-2 14-10 1-1 5-20 8-29 3-12 5-24 8-35 3-9 5-16 7-25 1-7 4-18 4-20 7-12 27-47 64-47 17 0 21 14 21 27 0 10-3 21-6 32-4 14-7 30-10 45-3 9-6 19-8 29-2 8-6 21-6 23 0 7 6 10 11 10 13 0 15-9 18-22 6-21 20-77 23-93 1-4 22-51 64-51 16 0 21 13 21 27 0 22-17 66-24 86-4 10-5 14-5 22 0 18 13 31 31 31 36 0 51-56 51-59 0-4-4-4-5-4-3 0-3 1-5 7-6 21-19 48-40 48-6 0-9-4-9-13 0-10 4-19 7-27 8-20 23-63 23-85 0-24-15-41-44-41s-48 17-63 37c-1-5-2-18-12-27-10-8-22-10-32-10-35 0-54 24-60 33-2-22-19-33-35-33-19 0-26 14-29 22-8 13-12 36-12 37 0 4 3 4 4 4 4 0 5 0 7-9 7-28 14-46 29-46 5 0 11 3 11 18 0 8-2 13-6 32-8 30-15 60-23 90z"><text:p/></draw:path><draw:path draw:style-name="gr363" draw:text-style-name="P85" svg:width="0.035in" svg:height="0.1508in" svg:x="0.8933in" svg:y="0in" svg:viewBox="0 0 90 384" svg:d="M90 193c0-30-4-77-26-120-23-48-56-73-60-73-3 0-4 1-4 3 0 3 0 3 8 10 37 38 59 99 59 180 0 65-14 132-62 181-5 5-5 5-5 6 0 3 1 4 4 4 4 0 39-26 61-75 20-43 25-85 25-116z"><text:p/></draw:path><draw:path draw:style-name="gr364" draw:text-style-name="P85" svg:width="0.0925in" svg:height="0.1161in" svg:x="0.9984in" svg:y="0.0173in" svg:viewBox="0 0 236 296" svg:d="M229 17c4-3 7-5 7-9 0-5-3-8-7-8-2 0-6 1-7 2-71 33-143 66-214 100-7 4-8 7-8 9 0 5 3 7 8 9 71 33 143 66 214 99 5 3 6 3 7 3 4 0 7-4 7-7 0-5-1-7-7-9-67-31-136-63-203-95 67-32 136-63 203-94zM223 296c7 0 13 0 13-8 0-7-7-7-14-7-69 0-138 0-208 0-5 0-14 0-14 7 0 8 8 8 14 8 70 0 140 0 209 0z"><text:p/></draw:path><draw:path draw:style-name="gr365" draw:text-style-name="P85" svg:width="0.0398in" svg:height="0.1012in" svg:x="1.1508in" svg:y="0.0138in" svg:viewBox="0 0 102 258" svg:d="M99 14c0-7-6-14-14-14-11 0-21 10-21 21 0 7 5 13 14 13s21-9 21-20zM69 159c5-11 5-13 9-22 3-8 6-14 6-21 0-17-14-31-32-31-37 0-52 56-52 59 0 4 4 4 5 4 4 0 4-2 6-7 11-36 26-49 40-49 2 0 8 0 8 14 0 7-2 15-3 20-3 9-21 55-27 70-4 10-9 22-9 31 0 17 13 31 32 31 36 0 50-55 50-60 0-3-3-3-4-3-5 0-5 1-6 6-7 25-19 49-39 49-7 0-10-4-10-13 0-10 2-16 12-39 4-13 10-26 14-39z"><text:p/></draw:path><draw:path draw:style-name="gr366" draw:text-style-name="P85" svg:width="0.0724in" svg:height="0.1059in" svg:x="1.2051in" svg:y="0.0087in" svg:viewBox="0 0 185 270" svg:d="M185 3c-2-1 0-3-6-3-5 0-43 3-49 3-2 1-6 4-6 8s5 4 10 4c19 0 19 4 19 7 0 2-1 6-1 8-8 31-16 60-23 91-7-14-18-24-36-24-45 0-93 56-93 111 0 36 22 62 52 62 7 0 27-1 50-29 2 17 17 29 35 29 14 0 22-9 29-21 7-14 11-38 11-39 0-3-3-3-4-3-5 0-5 1-6 7-6 25-13 48-30 48-9 0-11-10-11-18 0-9 2-12 3-18 18-74 37-149 56-223zM103 220c-1 7-1 8-7 15-17 20-32 27-43 27-20 0-26-22-26-36 0-20 13-66 22-84 11-23 29-37 44-37 26 0 31 32 31 34s-1 4-1 6c-6 26-13 50-20 75z"><text:p/></draw:path><draw:path draw:style-name="gr367" draw:text-style-name="P85" svg:width="0.072in" svg:height="0.0744in" svg:x="1.2807in" svg:y="0.0634in" svg:viewBox="0 0 184 190" svg:d="M35 17c-2-4-2-5-5-7 11 0 21 0 32 0 30 41 60 81 91 122 0 13 0 27 0 40-40-52-78-104-118-155zM35 32c39 51 78 102 117 154 2 3 4 4 5 4 6 0 6-4 6-8 0-52 0-103 0-153 0-16 2-19 14-19 2 0 7 0 7-4 0-6-5-6-9-6-13 0-27 0-40 0-5 0-10 0-10 6 0 4 6 4 9 4 14 0 17 5 17 20 0 28 0 56 0 85-28-38-54-74-82-111-2-4-3-4-10-4-15 0-32 0-47 0-4 0-9 0-9 6 0 3 5 4 6 4 7 0 13 4 15 8 0 2 0 3 0 6 0 44 0 88 0 132 0 15-2 19-16 19-4 0-8 1-8 6 0 4 4 4 10 4 14 0 27 0 42 0 4 0 8 0 8-4 0-5-4-6-8-6-15 0-17-5-17-20 0-42 0-82 0-123z"><text:p/></draw:path><draw:path draw:style-name="gr368" draw:text-style-name="P85" svg:width="0.035in" svg:height="0.1508in" svg:x="1.378in" svg:y="0in" svg:viewBox="0 0 90 384" svg:d="M90 380c0-1 0-1-6-8-49-48-62-121-62-179 0-67 15-135 63-183 5-4 5-4 5-7 0-2-2-3-4-3-4 0-39 26-62 75-20 43-24 86-24 118 0 28 4 76 25 119 23 47 57 72 61 72 2 0 4-1 4-4z"><text:p/></draw:path><draw:path draw:style-name="gr369" draw:text-style-name="P85" svg:width="0.1244in" svg:height="0.0681in" svg:x="1.4264in" svg:y="0.0465in" svg:viewBox="0 0 317 174" svg:d="M23 148c-1 5-3 14-3 16 0 7 5 10 11 10 4 0 11-2 14-10 0-1 4-20 8-29 2-12 5-24 7-35 3-9 6-16 7-25 2-7 4-18 6-20 5-12 26-47 62-47 18 0 21 14 21 27 0 10-2 21-5 32-4 14-8 30-11 45-3 9-6 19-8 29-1 8-6 21-6 23 0 7 6 10 13 10 11 0 14-9 16-22 6-21 20-77 23-93 2-4 22-51 64-51 18 0 21 13 21 27 0 22-16 66-23 86-5 10-6 14-6 22 0 18 13 31 32 31 36 0 51-56 51-59 0-4-4-4-5-4-4 0-4 1-6 7-6 21-18 48-39 48-6 0-10-4-10-13 0-10 4-19 7-27 8-20 24-63 24-85 0-24-16-41-45-41-30 0-48 17-63 37 0-5-1-18-12-27-10-8-22-10-32-10-34 0-54 24-60 33-1-22-18-33-35-33-18 0-26 14-29 22-7 13-12 36-12 37 0 4 3 3 4 4 5 0 5 0 7-9 7-28 14-46 29-46 6 0 12 3 12 18 0 8-1 13-7 32-8 30-14 60-22 90z"><text:p/></draw:path><draw:path draw:style-name="gr370" draw:text-style-name="P85" svg:width="0.035in" svg:height="0.1508in" svg:x="1.5642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55">. נבחר </text:span><text:span text:style-name="T55"><draw:g text:anchor-type="as-char" svg:y="-0.0681in" draw:z-index="440" draw:style-name="gr1"><svg:title>TexMaths</svg:title><svg:desc>11§inline§a = n§svg§600§FALSE§</svg:desc><draw:path draw:style-name="gr371" draw:text-style-name="P84" svg:width="0.3539in" svg:height="0.052in" svg:x="0.0016in" svg:y="0.0075in" svg:viewBox="0 0 900 133" svg:d="M0 0c299 0 600 0 900 0 0 44 0 89 0 133-300 0-601 0-900 0 0-44 0-89 0-133z"><text:p/></draw:path><draw:path draw:style-name="gr372" draw:text-style-name="P85" svg:width="0.0693in" svg:height="0.0677in" svg:x="-0.0004in" svg:y="0in" svg:viewBox="0 0 177 173" svg:d="M129 24c-7-14-19-24-35-24-46 0-94 56-94 111 0 37 21 62 52 62 7 0 26-1 49-29 4 16 17 29 36 29 14 0 23-9 28-21 7-14 12-37 12-39 0-3-3-3-4-3-5 0-5 1-6 7-6 25-14 47-29 47-10 0-12-10-12-18 0-7 1-11 5-28 4-16 6-20 9-33 4-19 9-37 13-54 3-11 3-11 3-13 0-7-4-10-11-10-10 0-15 9-16 16zM103 123c-2 7-2 8-7 15-17 21-33 26-44 26-19 0-24-21-24-35 0-20 12-66 20-84 13-22 30-36 46-36 25 0 30 31 30 33s-1 5-1 6c-6 26-13 50-20 75z"><text:p/></draw:path><draw:path draw:style-name="gr373" draw:text-style-name="P85" svg:width="0.1008in" svg:height="0.0346in" svg:x="0.1248in" svg:y="0.0114in" svg:viewBox="0 0 257 89" svg:d="M243 15c6 0 14 0 14-7 0-8-8-8-13-8-78 0-155 0-232 0-5 0-12 0-12 8 0 7 7 7 13 7 77 0 153 0 230 0zM244 89c5 0 13 0 13-6 0-8-8-8-14-8-77 0-153 0-230 0-6 0-13 0-13 8 0 6 7 6 12 6 77 0 154 0 232 0z"><text:p/></draw:path><draw:path draw:style-name="gr374" draw:text-style-name="P85" svg:width="0.0819in" svg:height="0.0677in" svg:x="0.2811in" svg:y="0in" svg:viewBox="0 0 209 173" svg:d="M22 146c-1 6-3 15-3 17 0 7 5 10 11 10 5 0 12-3 14-11 1 0 6-19 8-29 3-11 5-22 9-34 2-9 4-15 6-24 1-7 5-18 5-20 6-12 26-46 63-46 17 0 21 14 21 26 0 24-19 72-25 88-3 9-4 15-4 18 0 19 14 32 32 32 36 0 50-56 50-60 0-3-3-3-4-3-5 0-5 1-6 7-7 26-21 47-39 47-7 0-10-3-10-12 0-10 3-19 7-28 7-19 24-61 24-83 0-26-17-41-44-41-36 0-54 24-61 33-2-21-18-33-35-33-19 0-26 15-30 22-5 13-11 35-11 37 0 4 3 4 4 4 4 0 5 0 7-9 7-28 14-45 29-45 7 0 11 4 11 17 0 8-1 13-6 32-8 29-15 59-23 88z"><text:p/></draw:path></draw:g></text:span><text:span text:style-name="T55">, נקבל צ.ל. </text:span><text:span text:style-name="T55"><draw:g text:anchor-type="as-char" svg:y="-0.1134in" draw:z-index="442" draw:style-name="gr1"><svg:title>TexMaths</svg:title><svg:desc>11§inline§\forall m \ge n. c_n(m) \le id_\N(m)§svg§600§FALSE§</svg:desc><draw:path draw:style-name="gr335" draw:text-style-name="P84" svg:width="1.5953in" svg:height="0.1358in" svg:x="0.0075in" svg:y="0.0071in" svg:viewBox="0 0 4053 346" svg:d="M2027 346c-676 0-1352 0-2027 0 0-116 0-230 0-346 1351 0 2702 0 4053 0 0 116 0 230 0 346-676 0-1351 0-2026 0z"><text:p/></draw:path><draw:path draw:style-name="gr336" draw:text-style-name="P85" svg:width="0.0846in" svg:height="0.1079in" svg:x="-0.0004in" svg:y="0.0083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37" draw:text-style-name="P85" svg:width="0.124in" svg:height="0.0685in" svg:x="0.089in" svg:y="0.0465in" svg:viewBox="0 0 316 175" svg:d="M22 148c-1 6-3 15-3 17 0 7 5 10 11 10 5 0 12-3 14-11 1-1 6-19 8-29 3-12 5-23 9-34 2-9 4-17 6-26 1-7 5-18 5-19 6-12 26-47 63-47 17 0 21 14 21 26 0 10-3 21-6 33-4 15-7 29-10 44-4 10-6 20-9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2-27-10-8-23-10-32-10-35 0-53 25-60 34-2-22-19-34-35-34-19 0-26 15-29 22-8 13-12 36-12 37 0 5 3 5 4 5 4 0 5-1 7-9 7-27 14-46 28-46 6 0 12 3 12 17 0 8-1 13-6 32-8 30-15 60-23 90z"><text:p/></draw:path><draw:path draw:style-name="gr338" draw:text-style-name="P85" svg:width="0.0921in" svg:height="0.1165in" svg:x="0.2728in" svg:y="0.0169in" svg:viewBox="0 0 235 297" svg:d="M228 121c5-3 7-5 7-9s-1-6-7-9c-71-34-142-67-213-100-5-3-6-3-7-3-5 0-8 3-8 8 0 4 3 6 7 9 68 31 135 62 203 94-67 32-135 64-202 96-8 2-8 5-8 8 0 4 3 7 8 7 1 0 2 0 6-2 72-33 142-66 214-99zM222 297c7 0 13 0 13-7 0-8-7-8-13-8-69 0-139 0-209 0-5 0-13 0-13 8 0 7 7 7 13 7 70 0 140 0 209 0z"><text:p/></draw:path><draw:path draw:style-name="gr339" draw:text-style-name="P85" svg:width="0.0819in" svg:height="0.0685in" svg:x="0.4256in" svg:y="0.0465in" svg:viewBox="0 0 209 175" svg:d="M22 148c-1 6-3 15-3 17 0 7 5 10 11 10 5 0 12-3 14-11 1-1 6-19 8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40" draw:text-style-name="P85" svg:width="0.0157in" svg:height="0.0157in" svg:x="0.5256in" svg:y="0.0972in" svg:viewBox="0 0 41 41" svg:d="M41 21c0-12-10-21-21-21s-20 9-20 21c0 11 9 20 20 20s21-9 21-20z"><text:p/></draw:path><draw:path draw:style-name="gr341" draw:text-style-name="P85" svg:width="0.0591in" svg:height="0.0685in" svg:x="0.5606in" svg:y="0.0465in" svg:viewBox="0 0 151 175" svg:d="M138 24c-6 0-11 0-17 6-7 5-8 12-8 15 0 9 8 13 15 13 12 0 22-10 22-25 0-19-18-33-45-33-53 0-105 55-105 110 0 34 23 65 63 65 56 0 88-41 88-45 0-2-2-6-5-6-2 0-2 2-5 5-30 37-73 37-77 37-24 0-35-18-35-42 0-15 8-52 21-77 12-22 34-38 55-38 13 0 27 4 33 15z"><text:p/></draw:path><draw:path draw:style-name="gr342" draw:text-style-name="P85" svg:width="0.0646in" svg:height="0.0472in" svg:x="0.6256in" svg:y="0.0898in" svg:viewBox="0 0 165 121" svg:d="M20 101c-1 4-1 7-2 11 0 7 4 9 8 9 5 0 9-3 11-5 3-3 4-11 5-17 1-5 4-18 5-25 3-6 4-11 6-18 2-11 3-13 11-24s20-25 41-25c15 0 15 14 15 19 0 16-11 47-15 58-4 7-5 10-5 14 0 14 12 23 27 23 26 0 38-37 38-41s-3-4-4-4c-4 0-5 2-6 5-5 21-17 32-28 32-6 0-7-3-7-8 0-7 1-10 7-22 3-9 14-38 14-53 0-26-21-30-35-30-23 0-38 13-47 24-1-18-17-24-28-24-12 0-18 8-21 14-7 10-10 26-10 27 0 3 3 3 4 3 4 0 5 0 6-8 4-16 10-29 20-29 7 0 9 6 9 13 0 5-4 15-5 23-2 7-4 18-5 24-4 11-6 22-9 34z"><text:p/></draw:path><draw:path draw:style-name="gr343" draw:text-style-name="P85" svg:width="0.035in" svg:height="0.1512in" svg:x="0.7181in" svg:y="0in" svg:viewBox="0 0 90 385" svg:d="M90 381c0-1 0-1-6-8-49-49-61-122-61-180 0-67 14-135 62-182 5-5 5-5 5-7 0-3-2-4-4-4-3 0-39 26-62 76-20 42-24 85-24 117 0 29 4 76 25 120 23 47 58 72 61 72 2 0 4-1 4-4z"><text:p/></draw:path><draw:path draw:style-name="gr344" draw:text-style-name="P85" svg:width="0.1244in" svg:height="0.0685in" svg:x="0.7665in" svg:y="0.0465in" svg:viewBox="0 0 317 175" svg:d="M23 148c-1 6-3 15-3 17 0 7 5 10 11 10 4 0 12-3 14-11 0-1 6-19 8-29 2-12 5-23 8-34 3-9 5-17 6-26 2-7 6-18 6-19 5-12 26-47 62-47 18 0 21 14 21 26 0 10-2 21-5 33-4 15-8 29-11 44-2 10-6 20-8 30-1 8-4 21-4 23 0 7 4 10 11 10 12 0 14-10 17-22 5-22 19-78 23-92 1-6 21-52 64-52 17 0 21 13 21 26 0 22-16 66-24 87-3 9-6 13-6 21 0 19 15 32 32 32 37 0 51-56 51-59 0-4-3-4-5-4-4 0-4 1-5 7-7 20-19 47-40 47-6 0-10-3-10-12 0-10 4-19 8-27 7-20 23-63 23-85 0-25-15-42-44-42s-49 18-64 37c0-4-1-17-12-27-10-8-22-10-32-10-34 0-53 25-59 34-2-22-19-34-36-34-18 0-26 15-29 22-6 13-12 36-12 37 0 5 3 4 4 5 5 0 5-1 7-9 7-27 14-46 29-46 6 0 12 3 12 17 0 8-1 13-7 32-8 30-14 60-22 90z"><text:p/></draw:path><draw:path draw:style-name="gr345" draw:text-style-name="P85" svg:width="0.0346in" svg:height="0.1512in" svg:x="0.9043in" svg:y="0in" svg:viewBox="0 0 89 385" svg:d="M89 193c0-30-4-76-25-120-23-48-56-73-61-73-2 0-3 2-3 4s0 2 7 9c38 38 60 99 60 180 0 65-14 133-63 181-4 6-4 6-4 7 0 2 1 4 3 4 5 0 39-26 62-76 20-41 24-84 24-116z"><text:p/></draw:path><draw:path draw:style-name="gr346" draw:text-style-name="P85" svg:width="0.0929in" svg:height="0.1165in" svg:x="1.0094in" svg:y="0.0169in" svg:viewBox="0 0 237 297" svg:d="M229 17c4-3 8-5 8-9 0-5-4-8-8-8-2 0-6 2-8 2-71 34-142 67-213 101-7 4-8 6-8 9 0 4 2 6 8 9 71 33 142 66 213 99 6 2 7 2 8 2 4 0 8-3 8-7s-3-6-9-8c-67-32-134-64-202-95 68-32 136-64 203-95zM222 297c7 0 15 0 15-7 0-8-9-8-15-8-69 0-138 0-208 0-6 0-14 0-14 8 0 7 7 7 13 7 70 0 140 0 209 0z"><text:p/></draw:path><draw:path draw:style-name="gr347" draw:text-style-name="P85" svg:width="0.0398in" svg:height="0.1016in" svg:x="1.1622in" svg:y="0.0134in" svg:viewBox="0 0 102 259" svg:d="M99 14c0-7-5-14-14-14-11 0-21 11-21 21 0 8 5 14 14 14s21-9 21-21zM69 160c5-11 5-12 9-22 2-8 5-14 5-21 0-18-13-32-32-32-37 0-51 56-51 59 0 5 3 2 4 5 5 0 5-1 7-8 10-36 25-47 39-47 3 0 9 0 9 12 0 7-2 16-4 20-3 9-20 55-26 71-4 10-9 22-9 30 0 19 13 32 32 32 36 0 50-55 50-59 0-3-3-3-4-3-4 0-4 1-7 7-6 23-19 46-39 46-7 0-9-3-9-12 0-10 2-16 11-38 5-14 10-27 15-40z"><text:p/></draw:path><draw:path draw:style-name="gr348" draw:text-style-name="P85" svg:width="0.072in" svg:height="0.1063in" svg:x="1.2161in" svg:y="0.0083in" svg:viewBox="0 0 184 271" svg:d="M184 4c0-1 0-4-5-4-6 0-43 3-49 4-3 0-6 3-6 7 0 6 4 6 10 6 18 0 19 2 19 6 0 2-1 6-1 8-8 31-16 60-23 91-7-14-19-25-35-25-46 0-94 57-94 112 0 37 21 62 52 62 7 0 26-1 49-29 4 16 17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349" draw:text-style-name="P85" svg:width="0.0717in" svg:height="0.074in" svg:x="1.2921in" svg:y="0.0638in" svg:viewBox="0 0 183 189" svg:d="M35 15c-3-3-3-3-5-6 11 0 21 0 32 0 30 41 60 81 91 123 0 12 0 25 0 39-40-52-78-104-118-156zM35 32c39 51 78 102 117 154 2 3 3 3 5 3 5 0 5-4 5-8 0-51 0-102 0-152 0-16 3-20 15-20 1 0 6 0 6-5 0-4-4-4-9-4-13 0-27 0-40 0-4 0-9 0-9 4 0 5 6 5 8 5 16 0 18 5 18 20 0 28 0 56 0 84-28-37-54-73-82-110-3-3-4-3-10-3-15 0-31 0-47 0-4 0-9 0-9 4 0 5 5 5 6 5 8 1 12 5 15 9-1 2-1 2-1 6 0 44 0 87 0 131 0 15-2 20-15 20-4 0-8 0-8 4 0 6 4 6 9 6 14 0 27 0 42 0 5 0 10 0 10-6 0-4-5-4-9-4-15 0-17-5-17-20 0-42 0-82 0-123z"><text:p/></draw:path><draw:path draw:style-name="gr350" draw:text-style-name="P85" svg:width="0.0346in" svg:height="0.1512in" svg:x="1.389in" svg:y="0in" svg:viewBox="0 0 89 385" svg:d="M89 381c0-1 0-1-6-8-49-49-61-122-61-180 0-67 15-135 63-182 4-5 4-5 4-7 0-3-1-4-3-4-5 0-39 26-62 76-20 42-24 85-24 117 0 29 4 76 25 120 23 47 56 72 61 72 2 0 3-1 3-4z"><text:p/></draw:path><draw:path draw:style-name="gr351" draw:text-style-name="P85" svg:width="0.1244in" svg:height="0.0685in" svg:x="1.4374in" svg:y="0.0465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52" draw:text-style-name="P85" svg:width="0.035in" svg:height="0.1512in" svg:x="1.5752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55"><text:s/>ובאופן שקול: </text:span><text:span text:style-name="T55"><draw:g text:anchor-type="as-char" svg:y="-0.1055in" draw:z-index="443" draw:style-name="gr1"><svg:title>TexMaths</svg:title><svg:desc>11§inline§\forall m \ge n. n \le m§svg§600§FALSE§</svg:desc><draw:path draw:style-name="gr326" draw:text-style-name="P84" svg:width="0.9618in" svg:height="0.1098in" svg:x="0.0079in" svg:y="0.0079in" svg:viewBox="0 0 2444 280" svg:d="M0 0c815 0 1629 0 2444 0 0 93 0 186 0 280-815 0-1629 0-2444 0 0-94 0-187 0-280z"><text:p/></draw:path><draw:path draw:style-name="gr327" draw:text-style-name="P85" svg:width="0.0839in" svg:height="0.1079in" svg:x="0in" svg:y="0in" svg:viewBox="0 0 214 275" svg:d="M213 14c1-4 1-4 1-6 0-4-2-8-7-8s-7 4-9 9c-11 28-21 56-32 84-39 0-78 0-118 0-11-28-21-56-32-84-2-6-3-9-8-9-4 0-8 4-8 8 0 1 0 1 2 6 32 85 65 168 97 253 1 5 3 8 9 8 5 0 6-4 7-8 33-85 65-168 98-253zM55 109c35 0 69 0 105 0-18 46-35 91-52 137-18-46-35-91-53-137z"><text:p/></draw:path><draw:path draw:style-name="gr328" draw:text-style-name="P85" svg:width="0.1244in" svg:height="0.0681in" svg:x="0.089in" svg:y="0.0378in" svg:viewBox="0 0 317 174" svg:d="M23 147c-1 7-3 15-3 16 0 8 5 11 11 11 4 0 12-3 14-11 0-1 6-18 8-28 3-11 5-23 9-34 2-9 4-18 6-26 1-7 5-18 5-19 5-12 26-47 62-47 18 0 21 14 21 26 0 10-2 21-5 33-4 14-8 30-11 44-3 10-6 20-8 30-1 7-4 20-4 21 0 8 5 11 11 11 12 0 14-9 17-22 6-21 20-77 23-92 1-5 21-51 64-51 17 0 21 13 21 26 0 22-17 66-24 87-4 9-6 13-6 21 0 18 15 31 32 31 37 0 51-56 51-59 0-4-4-4-5-4-4 0-4 1-5 7-7 20-19 48-40 48-6 0-10-4-10-12 0-10 5-20 8-28 7-20 23-62 23-84 0-26-14-42-44-42-28 0-49 18-64 37 0-4-1-17-12-27-10-8-22-10-32-10-34 0-52 25-59 34-2-22-19-34-36-34-18 0-26 15-29 22-6 13-12 36-12 37 0 5 4 5 5 5 4 0 4-1 7-9 7-28 14-46 28-46 6 0 12 3 12 17 0 8-1 12-7 32-8 30-14 59-22 89z"><text:p/></draw:path><draw:path draw:style-name="gr329" draw:text-style-name="P85" svg:width="0.0925in" svg:height="0.1165in" svg:x="0.2728in" svg:y="0.0087in" svg:viewBox="0 0 236 297" svg:d="M229 121c5-4 7-6 7-9 0-4-1-7-7-9-71-33-142-67-212-100-6-3-8-3-9-3-5 0-8 3-8 8s3 6 8 8c68 32 135 64 203 96-67 32-135 62-202 94-8 4-9 7-9 9 0 4 4 8 8 8 2 0 2 0 7-3 72-32 142-66 214-99zM223 297c7 0 13 0 13-7 0-8-7-8-14-8-69 0-138 0-208 0-5 0-14 0-14 8 0 7 8 7 14 7 70 0 140 0 209 0z"><text:p/></draw:path><draw:path draw:style-name="gr330" draw:text-style-name="P85" svg:width="0.0823in" svg:height="0.0681in" svg:x="0.4252in" svg:y="0.0378in" svg:viewBox="0 0 210 174" svg:d="M23 147c-1 7-3 15-3 16 0 8 5 11 11 11 4 0 12-3 14-11 0-1 6-18 8-28 3-11 5-23 9-34 2-9 4-18 6-26 1-7 5-18 5-19 5-12 26-47 62-47 18 0 21 14 21 26 0 24-18 74-25 90-3 9-3 13-3 18 0 18 13 31 32 31 36 0 50-56 50-59 0-4-3-4-4-4-5 0-5 1-7 7-8 27-20 48-39 48-6 0-9-4-9-12 0-10 3-20 6-28 8-21 24-62 24-84 0-27-16-42-45-42-34 0-52 25-59 34-2-22-19-34-36-34-18 0-26 15-29 22-6 13-12 36-12 37 0 5 4 5 5 5 4 0 4-1 7-9 7-28 14-46 28-46 7 0 12 5 12 17 0 8-1 12-7 32-8 30-14 59-22 89z"><text:p/></draw:path><draw:path draw:style-name="gr331" draw:text-style-name="P85" svg:width="0.0161in" svg:height="0.0157in" svg:x="0.5252in" svg:y="0.089in" svg:viewBox="0 0 42 41" svg:d="M42 20c0-11-10-20-21-20s-21 9-21 20c0 12 10 21 21 21s21-9 21-21z"><text:p/></draw:path><draw:path draw:style-name="gr332" draw:text-style-name="P85" svg:width="0.0819in" svg:height="0.0681in" svg:x="0.5591in" svg:y="0.0378in" svg:viewBox="0 0 209 174" svg:d="M23 147c-1 7-4 15-4 16 0 8 5 11 12 11 4 0 11-3 14-11 0-1 4-18 7-28 3-11 5-23 8-34 3-9 5-18 7-26 1-7 4-18 6-19 5-12 25-47 62-47 18 0 21 14 21 26 0 24-18 74-25 90-3 9-4 13-4 18 0 18 14 31 31 31 37 0 51-56 51-59 0-4-3-4-4-4-4 0-4 1-6 7-8 27-21 48-39 48-7 0-9-4-9-12 0-10 3-20 6-28 8-21 23-62 23-84 0-27-16-42-44-42-35 0-54 25-60 34-2-22-18-34-35-34-18 0-26 15-30 22-6 13-11 36-11 37 0 5 3 5 4 5 5 0 5-1 7-9 7-28 14-46 29-46 7 0 12 5 12 17 0 8-1 12-7 32-8 30-14 59-22 89z"><text:p/></draw:path><draw:path draw:style-name="gr333" draw:text-style-name="P85" svg:width="0.0929in" svg:height="0.1165in" svg:x="0.7008in" svg:y="0.0087in" svg:viewBox="0 0 237 297" svg:d="M229 16c4-2 8-3 8-8s-4-8-8-8c-2 0-6 2-7 2-71 34-143 67-214 101-7 3-8 6-8 9s2 5 8 9c71 33 143 67 214 99 5 3 6 3 7 3 4 0 8-4 8-8 0-3-2-5-8-9-67-32-136-62-203-94 67-32 136-64 203-96zM223 297c7 0 14 0 14-7 0-8-8-8-15-8-69 0-138 0-208 0-5 0-14 0-14 8 0 7 8 7 14 7 70 0 140 0 209 0z"><text:p/></draw:path><draw:path draw:style-name="gr334" draw:text-style-name="P85" svg:width="0.1244in" svg:height="0.0681in" svg:x="0.8531in" svg:y="0.0378in" svg:viewBox="0 0 317 174" svg:d="M23 147c-1 7-3 15-3 16 0 8 5 11 11 11 4 0 12-3 14-11 0-1 6-18 8-28 2-11 5-23 7-34 4-9 6-18 7-26 2-7 6-18 6-19 5-12 26-47 62-47 18 0 21 14 21 26 0 10-2 21-5 33-4 14-8 30-11 44-3 10-6 20-8 30-1 7-6 20-6 21 0 8 6 11 13 11 12 0 14-9 16-22 6-21 20-77 24-92 1-5 21-51 64-51 17 0 21 13 21 26 0 22-16 66-24 87-3 9-6 13-6 21 0 18 13 31 32 31 36 0 51-56 51-59 0-4-4-4-5-4-4 0-4 1-5 7-7 20-19 48-40 48-6 0-10-4-10-12 0-10 4-20 8-28 7-20 23-62 23-84 0-26-14-42-44-42-28 0-49 18-64 37 0-4-1-17-12-27-10-8-22-10-32-10-34 0-54 25-60 34-1-22-18-34-35-34-18 0-26 15-29 22-7 13-12 36-12 37 0 5 3 4 4 5 5 0 5-1 7-9 7-28 14-46 29-46 6 0 12 3 12 17 0 8-1 12-7 32-8 30-14 59-22 89z"><text:p/></draw:path></draw:g></text:span><text:span text:style-name="T55"><text:s/>כלומר </text:span><text:span text:style-name="T55"><draw:g text:anchor-type="as-char" svg:y="-0.0965in" draw:z-index="444" draw:style-name="gr1"><svg:title>TexMaths</svg:title><svg:desc>11§inline§m \ge n \implies m \ge n§svg§600§FALSE§</svg:desc><draw:path draw:style-name="gr317" draw:text-style-name="P84" svg:width="1.2492in" svg:height="0.1008in" svg:x="0.0031in" svg:y="0.0075in" svg:viewBox="0 0 3174 257" svg:d="M1587 257c-529 0-1058 0-1587 0 0-86 0-171 0-257 1058 0 2115 0 3174 0 0 86 0 171 0 257-530 0-1059 0-1587 0z"><text:p/></draw:path><draw:path draw:style-name="gr318" draw:text-style-name="P85" svg:width="0.1244in" svg:height="0.0677in" svg:x="-0.0004in" svg:y="0.0291in" svg:viewBox="0 0 317 173" svg:d="M23 147c-1 6-3 16-3 17 0 6 5 9 11 9 4 0 12-3 14-9 1-1 6-19 8-29 3-12 5-24 9-35 2-8 4-17 6-25 1-7 5-18 5-19 5-12 26-47 62-47 18 0 21 14 21 26 0 10-2 21-5 32-4 14-8 30-11 45-2 10-6 20-8 30-1 7-4 21-4 22 0 6 5 9 11 9 12 0 14-9 17-20 6-22 20-78 23-94 1-4 21-50 64-50 17 0 21 13 21 26 0 22-16 66-24 87-3 9-6 13-6 21 0 17 15 30 32 30 37 0 51-54 51-58s-4-4-5-4c-4 0-4 1-5 8-7 19-19 46-40 46-6 0-10-2-10-12 0-9 5-19 8-27 7-21 23-62 23-84 0-26-15-42-44-42s-49 18-64 37c0-4-1-17-12-27-10-8-22-10-32-10-34 0-52 25-59 34-2-22-19-34-36-34-18 0-26 15-29 22-6 13-12 36-12 37 0 5 4 5 6 5 3 0 3-1 6-10 7-27 14-45 28-45 6 0 12 3 12 17 0 8-1 12-6 32-7 30-15 59-23 89z"><text:p/></draw:path><draw:path draw:style-name="gr319" draw:text-style-name="P85" svg:width="0.0925in" svg:height="0.1161in" svg:x="0.1839in" svg:y="-0.0004in" svg:viewBox="0 0 236 296" svg:d="M229 120c5-3 7-5 7-8 0-4-1-7-7-9-72-34-142-67-214-100-4-3-6-3-7-3-5 0-8 3-8 8 0 4 3 6 8 8 68 32 135 63 203 95-67 32-135 62-202 94-8 4-9 7-9 9 0 5 4 8 8 8 2 0 2 0 7-3 72-33 142-66 214-99zM223 296c7 0 13 0 13-7 0-8-7-8-14-8-69 0-138 0-208 0-5 0-14 0-14 8 0 7 8 7 14 7 70 0 140 0 209 0z"><text:p/></draw:path><draw:path draw:style-name="gr320" draw:text-style-name="P85" svg:width="0.0823in" svg:height="0.0677in" svg:x="0.3362in" svg:y="0.0291in" svg:viewBox="0 0 210 173" svg:d="M23 147c-1 6-3 16-3 17 0 6 5 9 11 9 4 0 12-3 14-9 0-1 6-19 8-29 2-12 5-24 8-35 3-8 5-17 6-25 2-7 6-18 6-19 5-12 26-47 62-47 18 0 21 14 21 26 0 24-18 74-25 90-3 9-3 13-3 18 0 17 13 30 32 30 36 0 50-54 50-58s-3-4-5-4c-4 0-4 1-6 8-8 25-20 46-39 46-7 0-9-2-9-12 0-9 3-19 6-27 8-21 25-62 25-84 0-27-17-42-46-42-34 0-53 25-60 34-1-22-18-34-35-34-18 0-26 15-29 22-6 13-12 36-12 37 0 5 3 2 4 5 5 0 5-1 7-10 7-27 14-45 29-45 7 0 12 4 12 17 0 8-1 12-7 32-8 30-14 59-22 89z"><text:p/></draw:path><draw:path draw:style-name="gr321" draw:text-style-name="P85" svg:width="0.1004in" svg:height="0.035in" svg:x="0.5161in" svg:y="0.040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22" draw:text-style-name="P85" svg:width="0.1346in" svg:height="0.0827in" svg:x="0.6091in" svg:y="0.0165in" svg:viewBox="0 0 343 211" svg:d="M260 76c16 14 36 24 48 29-14 7-33 17-48 30-82 0-164 0-246 0-6 0-14 0-14 8 0 7 7 7 13 7 76 0 153 0 229 0-19 17-38 51-38 56s5 5 7 5 6 0 7-3c9-15 20-36 44-56 27-25 53-35 72-40 7-3 8-3 8-4 1 0 1-1 1-3 0-1 0-1 0-2h-1c-1-1-1-1-9-3-51-15-91-51-112-92-4-8-4-8-10-8-2 0-7 0-7 4 0 5 19 39 38 56-76 0-153 0-229 0-6 0-13 0-13 8s8 8 14 8c82 0 164 0 246 0z"><text:p/></draw:path><draw:path draw:style-name="gr323" draw:text-style-name="P85" svg:width="0.1244in" svg:height="0.0677in" svg:x="0.8409in" svg:y="0.0291in" svg:viewBox="0 0 317 173" svg:d="M23 147c-1 6-3 16-3 17 0 6 5 9 11 9 4 0 12-3 14-9 1-1 6-19 8-29 3-12 5-24 9-35 2-8 4-17 6-25 1-7 5-18 5-19 5-12 26-47 62-47 18 0 21 14 21 26 0 10-2 21-5 32-4 14-8 30-11 45-2 10-6 20-8 30-1 7-4 21-4 22 0 6 5 9 11 9 12 0 14-9 17-20 6-22 20-78 23-94 1-4 21-50 64-50 17 0 21 13 21 26 0 22-16 66-24 87-3 9-6 13-6 21 0 17 15 30 32 30 36 0 51-54 51-58s-3-4-5-4c-4 0-4 1-5 8-7 19-19 46-40 46-6 0-10-2-10-12 0-9 5-19 8-27 7-21 23-62 23-84 0-26-15-42-44-42s-48 18-63 37c-1-4-2-17-13-27-8-8-22-10-30-10-36 0-54 25-61 34-2-22-19-34-36-34-18 0-24 15-29 22-6 13-12 36-12 37 0 5 4 5 6 5 3 0 4-1 6-10 7-27 14-45 28-45 6 0 12 3 12 17 0 8-1 12-6 32-7 30-15 59-23 89z"><text:p/></draw:path><draw:path draw:style-name="gr324" draw:text-style-name="P85" svg:width="0.0921in" svg:height="0.1161in" svg:x="1.0256in" svg:y="-0.0004in" svg:viewBox="0 0 235 296" svg:d="M228 120c5-3 7-5 7-8 0-4-1-7-7-9-71-34-142-67-213-100-5-3-5-2-7-3-6 0-8 3-8 8 0 4 2 6 7 8 68 32 135 63 203 95-67 32-135 62-202 94-8 4-8 7-8 9 0 5 3 8 8 8 1 0 1 0 6-3 72-33 142-66 214-99zM222 296c7 0 13 0 13-7 0-8-7-8-13-8-69 0-139 0-209 0-5 0-13 0-13 8 0 7 7 7 13 7 70 0 140 0 209 0z"><text:p/></draw:path><draw:path draw:style-name="gr325" draw:text-style-name="P85" svg:width="0.0823in" svg:height="0.0677in" svg:x="1.1776in" svg:y="0.0291in" svg:viewBox="0 0 210 173" svg:d="M23 147c-1 6-3 16-3 17 0 6 5 9 11 9 4 0 12-3 14-9 0-1 6-19 8-29 3-12 5-24 9-35 2-8 4-17 5-25 2-7 6-18 6-19 5-12 26-47 62-47 18 0 21 14 21 26 0 24-19 74-25 90-3 9-3 13-3 18 0 17 13 30 31 30 37 0 51-54 51-58s-3-4-4-4c-5 0-5 1-7 8-8 25-20 46-40 46-6 0-8-2-8-12 0-9 3-19 6-27 8-21 24-62 24-84 0-27-16-42-45-42-34 0-52 25-59 34-2-22-19-34-36-34-18 0-26 15-29 22-6 13-12 36-12 37 0 5 4 5 6 5 3 0 3-1 6-10 7-27 14-45 28-45 7 0 12 4 12 17 0 8-1 12-7 32-8 30-14 59-22 89z"><text:p/></draw:path></draw:g></text:span><text:span text:style-name="T55"><text:s/>המהווה פסוק אמת כדרוש. </text:span><text:span text:style-name="T55"><draw:g text:anchor-type="as-char" svg:y="-0.1043in" draw:z-index="449" draw:style-name="gr1"><svg:title>TexMaths</svg:title><svg:desc>11§inline§\bs§svg§600§FALSE§</svg:desc><draw:path draw:style-name="gr56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57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P7" text:outline-level="4"><text:span text:style-name="T86">האם </text:span>מחלקת השקילות של הזהות נמצאת ב־B?</text:h>
      <text:p text:style-name="P81">לא. נניח בשלילה שכן. לפיכך, נסיק <text:span text:style-name="T88">מהנחת השלילה</text:span>: </text:p>
      <text:p text:style-name="P9"><draw:g text:anchor-type="as-char" svg:y="-0.5736in" draw:z-index="447" draw:style-name="gr1"><svg:title>TexMaths</svg:title><svg:desc>11§latex§\begin{align}
  &amp;[id_\N] \in B \\
  \iff &amp;\exists n \in \N. [c_n]_R = [id_\N]_R
&amp;&amp;\open B \defi \close \\
  \iff &amp;\exists n \in \N. c_nRd_\N
&amp;&amp;\open [f]_R = [g]_R \siff fRg \close\\
  \iff &amp;\exists n \in \N. \exists a \in \N. \forall m \ge a. c_n(m) = g(m)
&amp;&amp;\open R \defi \close \\
  \iff &amp;\exists n \in \N. \exists a \in \N. \forall m \ge a. n = m
&amp;&amp;\open c_n, id_\N \defi \close 
\end{align}§svg§600§FALSE§</svg:desc><draw:path draw:style-name="gr144" draw:text-style-name="P84" svg:width="4.9535in" svg:height="1.1307in" svg:x="0.0433in" svg:y="0.0079in" svg:viewBox="0 0 12583 2873" svg:d="M0 0c4194 0 8389 0 12583 0 0 958 0 1915 0 2873-4194 0-8389 0-12583 0 0-958 0-1915 0-2873z"><text:p/></draw:path><draw:path draw:style-name="gr145" draw:text-style-name="P85" svg:width="0.0209in" svg:height="0.1516in" svg:x="0.3303in" svg:y="0in" svg:viewBox="0 0 54 386" svg:d="M54 386c0-5 0-10 0-15-13 0-25 0-39 0 0-119 0-237 0-356 14 0 26 0 39 0 0-5 0-10 0-15-18 0-36 0-54 0 0 129 0 257 0 386 18 0 36 0 54 0z"><text:p/></draw:path><draw:path draw:style-name="gr146" draw:text-style-name="P85" svg:width="0.0394in" svg:height="0.102in" svg:x="0.3594in" svg:y="0.0134in" svg:viewBox="0 0 101 260" svg:d="M98 14c0-7-6-14-14-14-10 0-21 10-21 21 0 8 5 14 15 14 9 0 20-10 20-21zM69 159c5-11 5-12 8-22 3-7 5-13 5-20 0-18-12-32-31-32-37 0-51 56-51 59 0 4 3 4 4 4 4 0 5-1 7-6 10-38 25-49 38-49 4 0 10 0 10 13 0 8-3 16-4 19-3 11-21 55-26 72-5 11-9 23-9 32 0 17 13 31 31 31 36 0 50-57 50-60s-3-3-4-3c-4 0-4 1-6 6-6 25-20 49-39 49-7 0-9-5-9-13 0-10 2-16 11-39 5-13 10-27 15-41z"><text:p/></draw:path><draw:path draw:style-name="gr147" draw:text-style-name="P85" svg:width="0.072in" svg:height="0.1067in" svg:x="0.4134in" svg:y="0.0087in" svg:viewBox="0 0 184 272" svg:d="M184 4c0-1 0-4-6-4-5 0-42 3-48 4-4 0-6 3-6 7s4 4 9 4c19 0 20 4 20 7 0 2-1 5-1 8-8 30-16 61-23 92-8-14-19-25-37-25-45 0-92 57-92 113 0 36 21 62 51 62 7 0 27-1 50-29 3 17 17 29 35 29 14 0 22-9 29-21 7-15 12-38 12-39 0-3-4-3-5-3-4 0-4 1-6 7-7 25-13 48-29 48-11 0-12-10-12-18 0-10 1-12 3-18 18-75 37-149 56-224zM103 222c-2 7-2 8-7 14-18 21-33 28-44 28-19 0-25-22-25-36 0-20 13-67 21-85 12-23 30-37 45-37 26 0 30 31 30 34 0 2 0 4-1 6-7 26-12 51-19 76z"><text:p/></draw:path><draw:path draw:style-name="gr148" draw:text-style-name="P85" svg:width="0.0717in" svg:height="0.0744in" svg:x="0.4894in" svg:y="0.0642in" svg:viewBox="0 0 183 190" svg:d="M34 15c-2-3-2-3-5-6 11 0 20 0 31 0 31 40 61 82 92 123 0 13 0 26 0 40-40-52-78-105-118-157zM34 32c40 52 78 102 118 154 2 3 3 4 5 4 5 0 5-4 5-9 0-50 0-102 0-152 0-16 2-19 15-20 1 0 6 0 6-5 0-4-5-4-9-4-13 0-27 0-40 0-4 0-9 0-9 4 0 5 5 5 8 5 15 1 18 6 18 21 0 28 0 56 0 84-28-37-55-73-83-111-2-3-3-3-9-3-15 0-32 0-47 0-5 0-9 0-9 4 0 5 4 5 6 5 6 1 12 5 15 9-1 2-1 2-1 6 0 44 0 88 0 132 0 14-2 19-15 20-4 0-8 0-8 4 0 5 4 5 9 5 14 0 27 0 42 0 5 0 8 0 8-5 0-4-4-4-7-4-16-1-18-7-18-21 0-41 0-82 0-123z"><text:p/></draw:path><draw:path draw:style-name="gr149" draw:text-style-name="P85" svg:width="0.0209in" svg:height="0.1516in" svg:x="0.5744in" svg:y="0in" svg:viewBox="0 0 54 386" svg:d="M54 0c-18 0-36 0-54 0 0 5 0 10 0 15 13 0 25 0 38 0 0 119 0 237 0 356-13 0-25 0-38 0 0 5 0 10 0 15 18 0 36 0 54 0 0-129 0-257 0-386z"><text:p/></draw:path><draw:path draw:style-name="gr150" draw:text-style-name="P85" svg:width="0.076in" svg:height="0.0878in" svg:x="0.6681in" svg:y="0.0319in" svg:viewBox="0 0 194 224" svg:d="M180 120c7 0 14 0 14-8s-7-8-14-8c-55 0-109 0-164 0 5-51 49-89 104-89 20 0 41 0 60 0 7 0 14 0 14-7 0-8-7-8-14-8-21 0-40 0-61 0-66 0-119 49-119 112 0 62 53 112 119 112 21 0 40 0 61 0 7 0 14 0 14-7 0-8-7-8-14-8-19 0-40 0-60 0-55 0-99-37-104-89 55 0 109 0 164 0z"><text:p/></draw:path><draw:path draw:style-name="gr151" draw:text-style-name="P85" svg:width="0.1083in" svg:height="0.1035in" svg:x="0.8059in" svg:y="0.0102in" svg:viewBox="0 0 276 264" svg:d="M45 233c-3 16-4 19-35 19-7 0-10 0-10 8 0 4 3 4 10 4 46 0 92 0 138 0 61 0 107-46 107-84 0-28-23-50-60-55 40-7 81-36 81-72 0-29-26-53-73-53-42 0-86 0-129 0-8 0-11 0-11 8 0 3 3 3 11 3 4 0 7 0 14 1s11 1 11 7c0 1-1 2-2 6-18 70-34 139-52 208zM103 122c8-32 17-64 25-96 3-14 4-15 20-15 17 0 33 0 50 0 34 0 43 23 43 41 0 34-34 70-82 70-18 0-37 0-56 0zM86 252c-6 0-6 0-8-1-4 0-5 0-5-4 0-1 0-2 2-8 9-37 17-72 26-108 24 0 49 0 73 0 37 0 45 28 45 45 0 38-34 76-80 76-18 0-36 0-53 0z"><text:p/></draw:path><draw:path draw:style-name="gr152" draw:text-style-name="P85" svg:width="0.0346in" svg:height="0.1516in" svg:x="4.7969in" svg:y="0in" svg:viewBox="0 0 89 386" svg:d="M89 383c0-1 0-2-7-9-48-48-60-122-60-180 0-68 15-136 63-184 4-5 4-5 4-6 0-3-1-4-3-4-5 0-39 26-62 76-20 42-24 85-24 118 0 29 4 77 25 119 23 49 56 73 61 73 2 0 3-1 3-3z"><text:p/></draw:path><draw:path draw:style-name="gr153" draw:text-style-name="P85" svg:width="0.05in" svg:height="0.1008in" svg:x="4.8543in" svg:y="0.013in" svg:viewBox="0 0 128 257" svg:d="M79 10c0-10 0-10-9-10-24 24-58 24-70 24 0 5 0 8 0 12 8 0 31 0 51-10 0 67 0 133 0 201 0 13-2 18-37 18-4 0-7 0-12 0 0 5 0 8 0 12 13-2 47-2 63-2 15 0 49 0 63 2 0-4 0-7 0-12-5 0-8 0-13 0-35 0-36-4-36-18 0-73 0-145 0-217z"><text:p/></draw:path><draw:path draw:style-name="gr154" draw:text-style-name="P85" svg:width="0.035in" svg:height="0.1516in" svg:x="4.9256in" svg:y="0in" svg:viewBox="0 0 90 386" svg:d="M90 194c0-31-4-77-25-121-23-48-57-73-61-73-2 0-4 1-4 4 0 1 0 1 8 9 38 38 60 99 60 181 0 66-14 134-63 182-5 5-5 6-5 7 0 2 2 3 4 3 4 0 39-26 62-75 20-43 24-86 24-117z"><text:p/></draw:path><draw:path draw:style-name="gr155" draw:text-style-name="P85" svg:width="0.1346in" svg:height="0.0831in" svg:x="0in" svg:y="0.2791in" svg:viewBox="0 0 343 212" svg:d="M329 152c6 0 14-1 14-9 0-9-8-8-14-8-82 0-164 0-245 0-17-13-37-23-49-29 13-6 33-16 49-30 81 0 163 0 245 0 6 0 14 0 14-8s-8-8-14-8c-76 0-152 0-228 0 19-17 39-51 39-56 0-4-6-4-8-4-3 0-6 0-7 3-8 15-19 35-45 57-26 24-51 35-72 40-7 2-7 3-8 3 0 1 0 1 0 3 0 1 0 2 0 3h1c1 1 1 1 9 3 52 16 90 51 112 93 4 7 4 7 10 7 2 0 8 0 8-4 0-5-20-39-39-56 76 0 152 0 228 0z"><text:p/></draw:path><draw:path draw:style-name="gr156" draw:text-style-name="P85" svg:width="0.1346in" svg:height="0.0831in" svg:x="0.1264in" svg:y="0.2791in" svg:viewBox="0 0 343 212" svg:d="M260 76c16 14 36 24 48 30-13 6-33 16-48 29-82 0-164 0-246 0-6 0-14-1-14 8 0 8 8 9 13 9 76 0 153 0 229 0-19 17-39 51-39 56 0 4 6 4 8 4 3 0 6 0 7-3 9-14 20-35 44-57 27-24 53-34 73-40 6-2 7-3 8-3 0-1 0-2 0-3 0-2 0-2 0-3h-1c-1-1-1-1-9-3-51-15-90-51-112-92-4-8-4-8-10-8-2 0-8 0-8 4 0 5 20 39 39 56-76 0-153 0-229 0-5 0-13 0-13 8s8 8 14 8c82 0 164 0 246 0z"><text:p/></draw:path><draw:path draw:style-name="gr157" draw:text-style-name="P85" svg:width="0.0677in" svg:height="0.1051in" svg:x="0.3209in" svg:y="0.2531in" svg:viewBox="0 0 173 268" svg:d="M173 14c0-13-1-14-15-14-48 0-95 0-144 0-6 0-14 0-14 8 0 7 8 7 14 7 48 0 96 0 143 0 0 38 0 74 0 111-46 0-92 0-138 0-7 0-14 0-14 8s7 8 14 8c46 0 92 0 138 0 0 37 0 74 0 111-47 0-95 0-143 0-6 0-14 0-14 8 0 7 8 7 14 7 49 0 96 0 144 0 14 0 15-1 15-13 0-80 0-160 0-241z"><text:p/></draw:path><draw:path draw:style-name="gr158" draw:text-style-name="P85" svg:width="0.0823in" svg:height="0.0685in" svg:x="0.4016in" svg:y="0.2917in" svg:viewBox="0 0 210 175" svg:d="M23 148c-1 6-3 15-3 17 0 7 5 10 11 10 4 0 12-3 14-11 2-10 6-19 8-29 2-11 5-23 7-34 4-9 6-17 7-26 2-7 6-18 6-19 5-12 26-47 62-47 18 0 21 14 21 26 0 24-19 74-25 90-3 9-3 14-3 18 0 19 13 32 31 32 37 0 51-56 51-60s-3-4-4-4c-5 0-5 2-7 8-8 26-20 47-40 47-6 0-8-3-8-12 0-10 3-19 6-28 8-20 24-62 24-84 0-27-16-42-45-42-34 0-52 24-59 34-2-22-19-34-36-34-18 0-26 15-29 22-7 13-12 36-12 37 0 5 4 5 5 5 4 0 4-1 7-10 6-27 14-45 28-45 7 0 12 4 12 17 0 8-1 12-7 32-8 30-14 61-22 90z"><text:p/></draw:path><draw:path draw:style-name="gr159" draw:text-style-name="P85" svg:width="0.076in" svg:height="0.0878in" svg:x="0.5433in" svg:y="0.2768in" svg:viewBox="0 0 194 224" svg:d="M179 120c7 0 15 0 15-8s-8-8-15-8c-55 0-109 0-164 0 5-51 50-88 104-88 20 0 40 0 60 0 7 0 15 0 15-7 0-9-8-9-15-9-20 0-40 0-60 0-66 0-119 49-119 112 0 62 53 112 119 112 20 0 40 0 60 0 7 0 15 0 15-7 0-8-8-8-15-8-20 0-40 0-60 0-54 0-99-36-104-89 55 0 109 0 164 0z"><text:p/></draw:path><draw:path draw:style-name="gr160" draw:text-style-name="P85" svg:width="0.1028in" svg:height="0.1067in" svg:x="0.6783in" svg:y="0.2551in" svg:viewBox="0 0 262 272" svg:d="M34 34c0 63 0 127 0 189 0 20-3 28-23 28-4 0-11 0-11 6 0 7 7 7 13 7 20 0 41 0 61 0 6 0 12 0 12-7 0-6-6-6-11-6-21 0-24-9-24-29 0-59 0-118 0-177 56 74 111 147 167 221 3 5 4 6 7 6 7 0 7-7 7-14 0-72 0-145 0-217 0-22 3-28 21-28 2 0 9-1 9-6 0-7-6-7-12-7-19 0-39 0-58 0-6 0-13 0-13 7 0 6 8 6 12 6 21 0 25 8 25 29 0 40 0 80 0 121-39-53-79-106-117-159-4-4-6-4-14-4-22 0-45 0-67 0-7 0-13 0-13 7 0 5 6 6 8 6 10 1 18 8 22 12-1 4-1 4-1 9zM219 244c-56-74-112-148-168-222-5-4-5-6-9-9 15 0 31 0 46 0 44 58 87 118 131 176 0 19 0 36 0 55z"><text:p/></draw:path><draw:path draw:style-name="gr161" draw:text-style-name="P85" svg:width="0.0157in" svg:height="0.0157in" svg:x="0.7976in" svg:y="0.3429in" svg:viewBox="0 0 41 41" svg:d="M41 21c0-12-10-21-21-21s-20 9-20 21c0 11 9 20 20 20s21-9 21-20z"><text:p/></draw:path><draw:path draw:style-name="gr162" draw:text-style-name="P85" svg:width="0.0209in" svg:height="0.1516in" svg:x="0.8445in" svg:y="0.2453in" svg:viewBox="0 0 54 386" svg:d="M54 386c0-5 0-10 0-15-12 0-25 0-38 0 0-119 0-237 0-356 13 0 26 0 38 0 0-5 0-10 0-15-18 0-36 0-54 0 0 129 0 257 0 386 18 0 36 0 54 0z"><text:p/></draw:path><draw:path draw:style-name="gr163" draw:text-style-name="P85" svg:width="0.0591in" svg:height="0.0685in" svg:x="0.8752in" svg:y="0.2917in" svg:viewBox="0 0 151 175" svg:d="M137 24c-6 0-12 0-17 6-6 5-7 12-7 14 0 10 7 14 15 14 11 0 22-10 22-25 0-19-19-33-47-33-51 0-103 55-103 110 0 34 22 65 63 65 55 0 88-41 88-45 0-2-3-6-5-6s-3 1-5 5c-31 37-73 37-77 37-24 0-35-19-35-42 0-15 7-53 20-77 13-22 33-38 55-38 14 0 28 4 33 15z"><text:p/></draw:path><draw:path draw:style-name="gr164" draw:text-style-name="P85" svg:width="0.065in" svg:height="0.0476in" svg:x="0.9398in" svg:y="0.3346in" svg:viewBox="0 0 166 122" svg:d="M21 102c-1 5-3 11-3 12 0 6 5 8 9 8 5 0 9-3 10-5 1-3 4-11 6-17 1-5 4-18 5-24 3-7 4-12 5-19 3-11 3-13 12-24 6-11 20-25 39-25 17 0 17 14 17 19 0 16-12 47-17 58-2 7-3 10-3 14 0 14 12 23 25 23 28 0 40-37 40-41 0-3-3-2-4-3-5 0-5 1-6 4-6 21-17 33-28 33-6 0-7-4-7-9 0-7 1-10 5-22 4-9 15-38 15-52 0-27-21-32-35-32-22 0-38 14-46 25-2-18-17-25-28-25-12 0-19 9-22 15-6 10-10 26-10 27 0 3 3 2 4 3 5 0 5 0 7-8 4-16 9-29 20-29 6 0 9 6 9 13 0 5-3 15-5 23-2 7-4 19-5 24-4 11-6 23-9 34z"><text:p/></draw:path><draw:path draw:style-name="gr165" draw:text-style-name="P85" svg:width="0.0205in" svg:height="0.1516in" svg:x="1.0213in" svg:y="0.2453in" svg:viewBox="0 0 53 386" svg:d="M53 0c-18 0-35 0-53 0 0 5 0 10 0 15 12 0 25 0 37 0 0 119 0 237 0 356-12 0-25 0-37 0 0 5 0 10 0 15 18 0 35 0 53 0 0-129 0-257 0-386z"><text:p/></draw:path><draw:path draw:style-name="gr166" draw:text-style-name="P85" svg:width="0.0823in" svg:height="0.0744in" svg:x="1.0673in" svg:y="0.3091in" svg:viewBox="0 0 210 190" svg:d="M92 19c3-8 3-8 9-9 6 0 12 0 18 0 24 0 56 0 56 27 0 11-6 29-18 39-12 8-28 12-47 12-12 0-23 0-35 0 5-23 12-46 17-69zM142 92c32-7 60-26 60-50 0-23-27-42-67-42-27 0-55 0-82 0-6 0-9 0-9 5s3 5 9 5c3 0 5 0 10 0 5 1 6 1 6 4 0 2 0 1-1 6-12 48-24 95-36 144-2 9-2 11-24 11-5 0-8 0-8 5 0 4 2 5 4 5 6 0 11-1 17-1 5 0 13 0 19 0 4 0 11 0 16 0 6 0 13 1 19 1 1 0 5 0 5-6 0-4-3-4-9-4-4 0-5 0-11 0-5-1-5-2-5-5 0-2 0-2 1-6 6-23 12-45 18-68 12 0 24 0 36 0 23 0 33 12 33 24 0 4-2 13-3 20-4 12-5 16-5 21 0 20 20 29 40 29 25 0 35-26 35-32-1-1 0-3-4-3s-4 2-5 4c-4 13-14 24-25 24-7 0-12-4-12-18 0-7 1-22 2-29s1-10 1-12c0-3 0-12-8-20-4-6-12-9-17-12z"><text:p/></draw:path><draw:path draw:style-name="gr167" draw:text-style-name="P85" svg:width="0.1008in" svg:height="0.0354in" svg:x="1.2102in" svg:y="0.3031in" svg:viewBox="0 0 257 91" svg:d="M244 15c6 0 13 0 13-7 0-8-7-8-12-8-77 0-155 0-232 0-5 0-13 0-13 8 0 7 8 7 13 7 77 0 154 0 231 0zM245 91c5 0 12-1 12-9s-7-7-13-7c-77 0-154 0-231 0-5 0-13-1-13 7s8 9 13 9c77 0 155 0 232 0z"><text:p/></draw:path><draw:path draw:style-name="gr168" draw:text-style-name="P85" svg:width="0.0205in" svg:height="0.1516in" svg:x="1.3807in" svg:y="0.2453in" svg:viewBox="0 0 53 386" svg:d="M53 386c0-5 0-10 0-15-12 0-26 0-38 0 0-119 0-237 0-356 12 0 26 0 38 0 0-5 0-10 0-15-18 0-35 0-53 0 0 129 0 257 0 386 18 0 35 0 53 0z"><text:p/></draw:path><draw:path draw:style-name="gr169" draw:text-style-name="P85" svg:width="0.0394in" svg:height="0.102in" svg:x="1.4094in" svg:y="0.2587in" svg:viewBox="0 0 101 260" svg:d="M98 14c0-7-6-14-14-14-10 0-21 10-21 21 0 6 5 13 15 13 9 0 20-9 20-20zM68 159c6-11 6-12 9-23 3-7 5-13 5-19 0-18-13-32-31-32-37 0-51 56-51 59 0 4 3 4 4 4 4 0 5-1 6-7 11-37 26-48 39-48 4 0 10 0 10 13 0 7-3 16-4 19-3 10-21 55-26 72-5 10-10 23-10 31 0 18 13 32 32 32 36 0 50-57 50-60 0-4-3-4-4-4-4 0-4 2-6 7-7 25-20 48-39 48-7 0-9-4-9-12 0-10 2-16 11-39 4-13 10-27 14-41z"><text:p/></draw:path><draw:path draw:style-name="gr170" draw:text-style-name="P85" svg:width="0.0724in" svg:height="0.1071in" svg:x="1.4634in" svg:y="0.2531in" svg:viewBox="0 0 185 273" svg:d="M185 4c-2-1 0-4-6-4-5 0-42 4-48 4-3 1-6 3-6 8 0 4 4 4 9 4 19 0 20 4 20 7 0 2-1 6-1 8-8 31-17 60-24 91-7-14-18-24-36-24-45 0-93 57-93 113 0 36 22 62 52 62 7 0 27-1 50-29 4 17 17 29 35 29 14 0 22-9 29-21 7-14 11-38 11-39 0-4-3-4-4-4-4 0-5 2-6 8-6 25-13 47-28 47-11 0-13-10-13-18s2-12 3-18c18-75 37-149 56-224zM104 222c-2 8-2 8-7 14-18 22-33 28-44 28-20 0-26-21-26-36 0-19 14-66 22-85 13-22 29-36 46-36 24 0 29 30 29 34 0 2 0 4-1 6-6 26-12 50-19 75z"><text:p/></draw:path><draw:path draw:style-name="gr171" draw:text-style-name="P85" svg:width="0.072in" svg:height="0.0748in" svg:x="1.539in" svg:y="0.3087in" svg:viewBox="0 0 184 191" svg:d="M35 16c-2-3-2-3-5-6 11 0 21 0 32 0 30 41 60 82 91 123 0 13 0 25 0 39-40-52-78-104-118-156zM35 32c39 52 78 103 117 155 3 3 4 4 6 4 5 0 5-4 5-8 0-51 0-103 0-153 0-16 2-20 14-20 2 0 7 0 7-5s-5-5-9-5c-13 0-27 0-40 0-4 0-9 0-9 5s5 5 8 5c16 0 17 5 17 20 0 28 0 56 0 84-28-36-54-73-82-110-2-4-3-4-10-4-15 0-30 0-46 0-5 0-10 0-10 5s5 5 7 5c6 1 12 5 14 9 0 2 0 2 0 6 0 44 0 88 0 132 0 15-2 19-16 19-3 0-8 1-8 5 0 5 4 5 10 5 14 0 27 0 42 0 4 0 8 0 8-5 0-4-4-5-7-5-16 0-18-6-18-20 0-42 0-82 0-124z"><text:p/></draw:path><draw:path draw:style-name="gr172" draw:text-style-name="P85" svg:width="0.0205in" svg:height="0.1516in" svg:x="1.6244in" svg:y="0.2453in" svg:viewBox="0 0 53 386" svg:d="M53 0c-18 0-35 0-53 0 0 5 0 10 0 15 12 0 25 0 37 0 0 119 0 237 0 356-12 0-25 0-37 0 0 5 0 10 0 15 18 0 35 0 53 0 0-129 0-257 0-386z"><text:p/></draw:path><draw:path draw:style-name="gr173" draw:text-style-name="P85" svg:width="0.0823in" svg:height="0.0744in" svg:x="1.6713in" svg:y="0.3091in" svg:viewBox="0 0 210 190" svg:d="M92 19c1-8 3-8 8-9 6 0 12 0 18 0 25 0 56 0 56 27 0 11-5 29-18 39-11 8-27 12-46 12-12 0-23 0-35 0 5-23 12-46 17-69zM141 92c33-7 61-26 61-50 0-23-27-42-67-42-27 0-56 0-83 0-5 0-9 0-9 5s3 5 9 5c1 0 5 0 11 0 5 1 5 1 5 4 0 2 0 1-1 6-12 48-23 95-35 144-2 9-3 11-24 11-5 0-8 0-8 5 0 4 1 5 4 5 5 0 11-1 17-1 5 0 13 0 17 0 6 0 13 0 18 0 6 0 12 1 18 1 2 0 5 0 5-6 0-4-2-4-9-4-4 0-5 0-10 0-5-1-5-2-5-5 0-2 0-2 1-6 6-23 11-45 17-68 12 0 25 0 37 0 23 0 33 12 33 24 0 4-2 13-4 20-4 12-5 16-5 21 0 20 20 29 41 29 24 0 35-26 35-32-1-1 0-3-4-3s-5 2-6 4c-3 13-13 24-24 24-8 0-13-4-13-18 0-7 2-22 3-29s1-10 1-12c0-3 0-12-8-20-5-6-12-9-18-12z"><text:p/></draw:path><draw:path draw:style-name="gr174" draw:text-style-name="P85" svg:width="0.0394in" svg:height="0.1819in" svg:x="3.0524in" svg:y="0.2299in" svg:viewBox="0 0 101 463" svg:d="M101 459c0-1 0-3-1-4-18-18-44-49-60-113-9-35-13-75-13-111 0-101 25-173 71-222 3-5 3-5 3-6 0-3-3-3-4-3-6 0-27 23-32 29-40 46-65 116-65 202 0 55 10 133 60 198 5 4 30 34 37 34 1 0 4 0 4-4z"><text:p/></draw:path><draw:path draw:style-name="gr175" draw:text-style-name="P85" svg:width="0.1083in" svg:height="0.1035in" svg:x="3.1059in" svg:y="0.2551in" svg:viewBox="0 0 276 264" svg:d="M45 234c-3 16-4 18-35 18-7 0-10 0-10 8 0 4 3 4 10 4 46 0 92 0 138 0 61 0 107-45 107-84 0-27-23-49-60-54 40-7 81-36 81-72 0-29-25-54-73-54-42 0-86 0-129 0-7 0-11 0-11 8 0 4 3 4 11 4 1 0 7 0 14 1 8 1 11 1 11 6 0 2 0 3-2 7-18 70-34 139-52 208zM103 123c8-32 17-65 25-97 3-13 4-14 20-14 17 0 35 0 51 0 33 0 42 23 42 40 0 34-33 71-80 71-19 0-39 0-58 0zM87 252c-6 0-7 0-9 0-4 0-5-1-5-5 0-1 0-1 2-8 9-37 17-72 26-108 24 0 50 0 74 0 36 0 44 28 44 45 0 38-34 76-80 76-18 0-35 0-52 0z"><text:p/></draw:path><draw:path draw:style-name="gr176" draw:text-style-name="P85" svg:width="0.0748in" svg:height="0.1071in" svg:x="3.278in" svg:y="0.2531in" svg:viewBox="0 0 191 273" svg:d="M134 247c0 9 0 17 0 26 19-1 39-4 57-5 0-4 0-7 0-12-27 0-30-2-30-21 0-78 0-157 0-235-19 1-37 3-55 4 0 5 0 8 0 12 26 0 29 4 29 22 0 28 0 57 0 84-11-14-27-24-48-24-46 0-87 37-87 88 0 48 38 87 82 87 25 0 42-13 52-26zM134 144c0 26 0 53 0 79 0 7 0 8-4 15-11 18-29 26-45 26-18 0-32-10-41-24-10-17-11-39-11-54 0-14 0-38 11-55 9-12 23-24 44-24 14 0 30 5 42 23 4 6 4 6 4 14z"><text:p/></draw:path><draw:path draw:style-name="gr177" draw:text-style-name="P85" svg:width="0.0587in" svg:height="0.0693in" svg:x="3.3622in" svg:y="0.2909in" svg:viewBox="0 0 150 177" svg:d="M32 76c2-58 35-67 48-67 40 0 43 51 43 67-31 0-60 0-91 0zM32 84c36 0 71 0 108 0 8 0 10 0 10-8 0-39-21-76-70-76-45 0-80 40-80 88 0 52 40 89 85 89 47 0 65-43 65-51 0-3-4-4-6-4-3 0-4 2-5 6-14 39-49 39-52 39-20 0-35-11-44-25-11-19-11-44-11-58z"><text:p/></draw:path><draw:path draw:style-name="gr178" draw:text-style-name="P85" svg:width="0.076in" svg:height="0.1067in" svg:x="3.4291in" svg:y="0.252in" svg:viewBox="0 0 194 272" svg:d="M118 118c17 0 21 4 21 21 0 35 0 69 0 104 0 17-5 17-31 17 0 4 0 7 0 12 13 0 33-1 43-1s28 1 43 1c0-5 0-8 0-12-26 0-30 0-30-17 0-47 0-95 0-142-17 1-33 2-50 3-5 0-4 0-6 0-1 2-1 2-7 2-15 0-31 0-46 0 0-15 0-30 0-44 0-39 34-54 57-54 12 0 27 4 34 13-16 1-18 11-18 17 0 14 9 18 17 18 9 0 18-5 18-18 0-23-21-38-50-38-36 0-82 19-82 62 0 14 0 29 0 44-10 0-21 0-31 0 0 4 0 7 0 12 10 0 21 0 31 0 0 41 0 83 0 125 0 17-5 17-30 17 0 4 0 7 0 12 12 0 33-1 43-1s29 1 43 1c0-5 0-8 0-12-27 0-31 0-31-17 0-42 0-84 0-125 21 0 41 0 62 0z"><text:p/></draw:path><draw:path draw:style-name="gr179" draw:text-style-name="P85" svg:width="0.0764in" svg:height="0.0665in" svg:x="3.5146in" svg:y="0.2917in" svg:viewBox="0 0 195 170" svg:d="M31 37c0 36 0 70 0 105 0 16-5 16-31 16 0 5 0 8 0 12 14 0 34-1 44-1s31 1 43 1c0-4 0-7 0-12-25 0-30 0-30-16 0-24 0-47 0-72 0-40 28-61 52-61 25 0 28 21 28 43 0 29 0 60 0 90 0 16-3 16-29 16 0 5 0 8 0 12 13 0 33-1 44-1 10 0 29 1 43 1 0-4 0-7 0-12-20 0-30 0-30-11 0-24 0-49 0-73 0-34 0-45-12-60-6-6-19-14-41-14-28 0-46 16-57 41 0-14 0-28 0-41-19 1-36 3-55 4 0 5 0 8 0 12 27 0 31 3 31 21z"><text:p/></draw:path><draw:path draw:style-name="gr180" draw:text-style-name="P85" svg:width="0.0319in" svg:height="0.1012in" svg:x="3.5996in" svg:y="0.2571in" svg:viewBox="0 0 82 258" svg:d="M56 88c-19 1-36 3-55 4 0 5 0 8 0 12 25 0 29 3 29 21 0 36 0 70 0 105 0 16-4 16-30 16 0 5 0 8 0 12 12 0 33-1 43-1 13 0 26 1 39 1 0-4 0-7 0-12-25 0-26-1-26-16 0-47 0-95 0-142zM57 21c0-12-10-21-21-21-12 0-20 11-20 21s8 20 20 20c11 0 21-8 21-20z"><text:p/></draw:path><draw:path draw:style-name="gr181" draw:text-style-name="P85" svg:width="0.0472in" svg:height="0.0949in" svg:x="3.6398in" svg:y="0.2654in" svg:viewBox="0 0 121 242" svg:d="M59 84c19 0 37 0 55 0 0-5 0-8 0-13-18 0-36 0-55 0 0-24 0-47 0-71-3 0-6 0-10 0 0 32-12 74-49 75 0 3 0 5 0 9 11 0 22 0 33 0 0 35 0 71 0 106 0 48 35 52 49 52 28 0 39-28 39-52 0-7 0-14 0-22-3 0-7 0-10 0 0 7 0 15 0 21 0 29-12 43-26 43-26 0-26-35-26-42 0-35 0-71 0-106z"><text:p/></draw:path><draw:path draw:style-name="gr182" draw:text-style-name="P85" svg:width="0.0319in" svg:height="0.1012in" svg:x="3.7008in" svg:y="0.2571in" svg:viewBox="0 0 82 258" svg:d="M56 88c-18 1-36 3-54 4 0 5 0 8 0 12 25 0 29 3 29 21 0 36 0 70 0 105 0 16-5 16-31 16 0 5 0 8 0 12 13 0 33-1 43-1 13 0 27 1 39 1 0-4 0-7 0-12-25 0-26-1-26-16 0-47 0-95 0-142zM57 21c0-12-10-21-20-21-12 0-21 11-21 21s9 20 21 20c10 0 20-8 20-20z"><text:p/></draw:path><draw:path draw:style-name="gr183" draw:text-style-name="P85" svg:width="0.0673in" svg:height="0.0693in" svg:x="3.7425in" svg:y="0.2909in" svg:viewBox="0 0 172 177" svg:d="M172 90c0-49-39-90-86-90-49 0-86 42-86 90 0 50 41 87 86 87 46 0 86-37 86-87zM86 167c-17 0-33-8-44-25-10-18-10-41-10-55s0-35 10-53 28-25 44-25 32 6 43 24c10 16 11 40 11 54s0 35-9 52-25 28-45 28z"><text:p/></draw:path><draw:path draw:style-name="gr184" draw:text-style-name="P85" svg:width="0.0764in" svg:height="0.0665in" svg:x="3.8189in" svg:y="0.2917in" svg:viewBox="0 0 195 170" svg:d="M31 37c0 36 0 70 0 105 0 16-5 16-31 16 0 5 0 8 0 12 14 0 33-1 44-1 10 0 30 1 43 1 0-4 0-7 0-12-25 0-30 0-30-16 0-24 0-47 0-72 0-40 28-61 52-61s28 21 28 43c0 29 0 60 0 90 0 16-4 16-29 16 0 5 0 8 0 12 13 0 33-1 44-1 10 0 29 1 43 1 0-4 0-7 0-12-20 0-30 0-30-11 0-24 0-49 0-73 0-34 0-45-12-60-6-6-19-14-41-14-28 0-46 16-57 41 0-14 0-28 0-41-19 1-36 3-55 4 0 5 0 8 0 12 27 0 31 3 31 21z"><text:p/></draw:path><draw:path draw:style-name="gr185" draw:text-style-name="P85" svg:width="0.039in" svg:height="0.1819in" svg:x="3.9055in" svg:y="0.2299in" svg:viewBox="0 0 100 463" svg:d="M100 231c0-55-9-132-59-198-5-4-30-33-37-33-2 0-4 0-4 3 0 1 0 4 2 5 19 19 44 50 60 112 8 35 12 75 12 111 0 40-4 78-14 117-14 53-37 84-57 106-3 4-2 4-3 5 0 3 2 4 4 4 6 0 28-24 32-29 40-47 64-116 64-203z"><text:p/></draw:path><draw:path draw:style-name="gr186" draw:text-style-name="P85" svg:width="0.0346in" svg:height="0.1516in" svg:x="4.7969in" svg:y="0.2453in" svg:viewBox="0 0 89 386" svg:d="M89 383c0-1 0-2-7-9-48-48-60-122-60-182 0-67 15-134 63-182 4-5 4-6 4-7 0-2-1-3-3-3-5 0-39 26-62 75-20 43-24 86-24 117s4 77 25 121c23 48 56 73 61 73 2 0 3-1 3-3z"><text:p/></draw:path><draw:path draw:style-name="gr187" draw:text-style-name="P85" svg:width="0.0606in" svg:height="0.1008in" svg:x="4.8484in" svg:y="0.2575in" svg:viewBox="0 0 155 257" svg:d="M30 228c14-14 27-27 41-40 60-53 84-74 84-113 0-44-35-75-82-75-44 0-73 36-73 70 0 22 20 22 21 22 6 0 20-5 20-21 0-9-7-19-20-19-3 0-5 0-6 0 9-26 30-40 52-40 35 0 53 32 53 63 0 32-20 61-41 86-25 27-49 55-75 82-4 4-4 6-4 14 48 0 96 0 144 0 3-22 8-45 11-67-3 0-7 0-10 0-2 12-4 29-9 34-2 4-28 4-36 4-23 0-47 0-70 0z"><text:p/></draw:path><draw:path draw:style-name="gr188" draw:text-style-name="P85" svg:width="0.035in" svg:height="0.1516in" svg:x="4.9256in" svg:y="0.2453in" svg:viewBox="0 0 90 386" svg:d="M90 192c0-29-4-77-25-119-23-48-57-73-61-73-2 0-4 1-4 3 0 1 0 2 8 9 38 39 60 100 60 180 0 66-14 135-63 184-5 5-5 6-5 7 0 2 2 3 4 3 4 0 39-26 62-75 20-43 24-86 24-119z"><text:p/></draw:path><draw:path draw:style-name="gr189" draw:text-style-name="P85" svg:width="0.1346in" svg:height="0.0835in" svg:x="0in" svg:y="0.524in" svg:viewBox="0 0 343 213" svg:d="M329 152c6 0 14 0 14-8s-8-8-14-8c-82 0-164 0-245 0-17-13-37-24-49-29 13-7 33-17 49-30 81 0 163 0 245 0 6 0 14 0 14-8 0-7-8-7-14-7-76 0-152 0-228 0 19-18 39-52 39-58 0-4-6-4-8-4-3 0-6 0-7 3-8 16-19 35-45 59-26 23-51 34-72 39-7 2-7 2-8 3 0 2 0 2 0 3s0 1 0 2l1 1c1 0 1 1 9 3 52 16 90 51 112 92 4 7 4 8 10 8 2 0 8 0 8-4 0-6-20-39-39-57 76 0 152 0 228 0z"><text:p/></draw:path><draw:path draw:style-name="gr190" draw:text-style-name="P85" svg:width="0.1346in" svg:height="0.0835in" svg:x="0.1264in" svg:y="0.524in" svg:viewBox="0 0 343 213" svg:d="M260 77c16 14 36 24 48 30-13 6-33 16-48 29-82 0-164 0-246 0-6 0-14 0-14 8s8 8 13 8c76 0 153 0 229 0-19 17-39 51-39 57 0 4 6 4 8 4 3 0 6 0 7-3 9-14 20-35 44-57 27-24 53-34 73-41 6-2 7-2 8-3 0-1 0-1 0-2s0-1 0-3l-1-1c-1 0-1 0-9-3-51-15-90-51-112-91-4-8-4-9-10-9-2 0-8 0-8 4 0 6 20 39 39 58-76 0-153 0-229 0-5 0-13 0-13 7 0 8 8 8 14 8 82 0 164 0 246 0z"><text:p/></draw:path><draw:path draw:style-name="gr191" draw:text-style-name="P85" svg:width="0.0677in" svg:height="0.1051in" svg:x="0.3209in" svg:y="0.4984in" svg:viewBox="0 0 173 268" svg:d="M173 14c0-13-1-14-15-14-48 0-95 0-144 0-6 0-14 0-14 8 0 7 8 7 14 7 48 0 96 0 143 0 0 38 0 74 0 111-46 0-92 0-138 0-7 0-14 0-14 8s7 8 14 8c46 0 92 0 138 0 0 37 0 74 0 111-47 0-95 0-143 0-6 0-14 0-14 8 0 7 8 7 14 7 49 0 96 0 144 0 14 0 15-1 15-14 0-80 0-159 0-240z"><text:p/></draw:path><draw:path draw:style-name="gr192" draw:text-style-name="P85" svg:width="0.0823in" svg:height="0.0685in" svg:x="0.4016in" svg:y="0.5366in" svg:viewBox="0 0 210 175" svg:d="M23 147c-1 6-3 16-3 17 0 8 5 11 11 11 4 0 12-3 14-11 0-1 6-19 8-29 2-12 5-23 7-35 4-8 6-16 7-25 2-7 6-18 6-20 5-12 26-47 62-47 18 0 21 14 21 27 0 24-19 74-25 90-3 9-3 14-3 18 0 19 13 32 31 32 37 0 51-56 51-60s-3-4-4-4c-5 0-5 1-7 8-8 25-20 47-40 47-6 0-8-3-8-13 0-9 3-19 6-27 8-20 24-63 24-85 0-26-16-41-45-41-34 0-52 24-59 33-2-21-19-33-36-33-18 0-26 14-29 22-7 13-12 35-12 37 0 4 4 4 5 4 4 0 4 0 7-9 6-28 14-46 28-46 7 0 12 5 12 18 0 8-1 12-7 32-8 30-14 60-22 89z"><text:p/></draw:path><draw:path draw:style-name="gr193" draw:text-style-name="P85" svg:width="0.076in" svg:height="0.0878in" svg:x="0.5433in" svg:y="0.5217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194" draw:text-style-name="P85" svg:width="0.1028in" svg:height="0.1071in" svg:x="0.6783in" svg:y="0.4996in" svg:viewBox="0 0 262 273" svg:d="M34 35c0 63 0 126 0 188 0 21-3 28-23 29-4 0-11 0-11 6 0 7 7 7 13 7 20 0 41 0 61 0 6 0 12 0 12-7 0-6-6-6-11-6-21-1-24-9-24-29 0-59 0-117 0-177 56 74 111 146 167 220 3 6 4 7 7 7 7 0 7-7 7-13 0-73 0-146 0-218 0-22 3-28 21-28 2 0 9-1 9-6 0-8-6-8-12-8-19 0-39 0-58 0-6 0-13 0-13 8 0 6 8 6 12 6 21 0 25 8 25 29 0 41 0 80 0 121-39-53-79-106-117-159-4-5-6-5-14-5-22 0-45 0-67 0-7 0-13 0-13 8 0 5 6 6 8 6 10 1 18 7 22 11-1 4-1 5-1 10zM219 245c-56-73-112-148-168-222-5-4-5-5-9-9 15 0 31 0 46 0 44 59 87 117 131 175 0 19 0 38 0 56z"><text:p/></draw:path><draw:path draw:style-name="gr195" draw:text-style-name="P85" svg:width="0.0157in" svg:height="0.0157in" svg:x="0.7976in" svg:y="0.5878in" svg:viewBox="0 0 41 41" svg:d="M41 20c0-11-10-20-21-20s-20 8-20 20c0 11 9 21 20 21s21-9 21-21z"><text:p/></draw:path><draw:path draw:style-name="gr196" draw:text-style-name="P85" svg:width="0.0591in" svg:height="0.0685in" svg:x="0.8327in" svg:y="0.5366in" svg:viewBox="0 0 151 175" svg:d="M137 23c-5 0-11 0-16 6-7 6-8 13-8 15 0 9 8 13 15 13 12 0 22-9 22-24 0-19-18-33-46-33-52 0-104 55-104 109 0 35 23 66 63 66 56 0 88-41 88-46 0-3-3-5-5-5s-3 0-5 4c-30 38-73 38-77 38-24 0-35-19-35-42 0-16 7-54 20-77s35-39 55-39c14 0 28 5 33 15z"><text:p/></draw:path><draw:path draw:style-name="gr197" draw:text-style-name="P85" svg:width="0.0646in" svg:height="0.0476in" svg:x="0.8976in" svg:y="0.5795in" svg:viewBox="0 0 165 122" svg:d="M20 102c-1 4-1 8-2 11 0 7 4 9 8 9 5 0 9-2 11-5 3-4 4-11 5-18 1-4 4-18 5-24 2-6 4-12 6-18 2-11 3-13 11-24 7-11 20-25 40-25 16 0 16 14 16 18 0 17-11 47-16 59-3 7-4 10-4 14 0 14 12 23 26 23 27 0 39-37 39-42 0-3-3-3-4-3-4 0-5 2-6 4-5 22-18 33-29 33-5 0-6-3-6-8 0-7 1-10 6-22 4-9 15-38 15-53 0-27-21-31-35-31-24 0-38 14-47 25-1-18-17-25-28-25-12 0-18 9-21 14-7 11-10 27-10 28 0 3 3 3 4 3 4 0 5-1 6-8 4-16 10-29 20-29 7 0 8 5 8 13 0 5-3 15-4 23-2 7-4 18-5 24-4 11-6 23-9 34z"><text:p/></draw:path><draw:path draw:style-name="gr198" draw:text-style-name="P85" svg:width="0.1083in" svg:height="0.1071in" svg:x="0.9819in" svg:y="0.5in" svg:viewBox="0 0 276 273" svg:d="M129 26c2-8 3-13 11-14 3 0 15 0 23 0 27 0 70 0 70 39 0 13-5 39-21 55-10 9-31 22-65 22-14 0-29 0-44 0 9-35 17-68 26-102zM185 132c38-8 84-35 84-74 0-34-35-58-85-58-37 0-74 0-110 0-8 0-11 0-11 8 0 4 3 4 11 4 1 0 7 0 14 1 8 0 11 1 11 6 0 2-1 3-2 7-18 70-34 139-52 208-3 15-4 18-35 18-7 0-10 0-10 8 0 4 4 4 5 4 11 0 38-1 49-1s38 1 49 1c3 0 8 0 8-8 0-4-4-4-11-4-14 0-25 0-25-7 0-2 1-4 1-6 9-34 16-69 25-103 16 0 31 0 46 0 36 0 42 21 42 36 0 5-2 17-5 26-3 11-6 25-6 33 0 42 46 42 52 42 32 0 46-40 46-45s-4-5-5-5c-4 0-4 4-5 6-10 28-26 35-35 35-13 0-15-9-15-23 0-12 2-32 3-45 1-5 2-12 2-18 0-30-26-42-36-46z"><text:p/></draw:path><draw:path draw:style-name="gr199" draw:text-style-name="P85" svg:width="0.072in" svg:height="0.1071in" svg:x="1.098in" svg:y="0.4984in" svg:viewBox="0 0 184 273" svg:d="M184 4c-1-1 0-4-5-4-6 0-43 3-49 4-4 0-6 3-6 8 0 4 4 4 10 4 18 0 19 3 19 7 0 2-1 6-1 8-8 31-16 60-23 91-7-14-18-24-36-24-45 0-93 56-93 113 0 36 21 62 52 62 7 0 26-2 49-30 3 17 18 30 35 30 15 0 23-9 29-22 7-13 8-26 12-38 0-4-3-4-4-4-5 0-5 2-6 8-6 24-13 47-30 47-9 0-11-10-11-18 0-10 0-12 3-18 18-75 36-149 55-224zM103 222c-2 7-2 8-7 14-17 21-33 28-44 28-19 0-25-21-25-36 0-20 13-67 21-85 12-23 30-37 45-37 26 0 31 31 31 34 0 2-1 5-1 6-6 26-13 51-20 76z"><text:p/></draw:path><draw:path draw:style-name="gr200" draw:text-style-name="P85" svg:width="0.072in" svg:height="0.0744in" svg:x="1.174in" svg:y="0.5539in" svg:viewBox="0 0 184 190" svg:d="M35 16c-3-3-3-4-5-6 11 0 21 0 32 0 30 41 60 82 91 123 0 13 0 25 0 39-40-52-78-104-118-156zM35 32c39 52 78 103 117 155 2 3 3 3 5 3 5 0 5-4 5-9 0-50 0-102 0-152 0-16 3-19 15-19 1 0 7 0 7-5s-5-5-10-5c-13 0-26 0-39 0-5 0-10 0-10 5s6 5 8 5c15 0 18 5 18 20 0 28 0 56 0 84-28-36-54-73-82-110-3-4-3-4-10-4-15 0-32 0-47 0-4 0-9 0-9 5 0 4 5 5 6 5 7 1 12 4 15 8-1 2-1 3-1 6 0 44 0 88 0 132 0 14-2 20-15 20-4 0-8 0-8 4 0 6 4 6 9 6 14 0 27 0 42 0 5 0 9 0 9-6 0-4-4-4-8-4-15 0-17-6-17-20 0-42 0-82 0-124z"><text:p/></draw:path><draw:path draw:style-name="gr201" draw:text-style-name="P85" svg:width="0.0394in" svg:height="0.1823in" svg:x="3.0524in" svg:y="0.4748in" svg:viewBox="0 0 101 464" svg:d="M101 460c0-1 0-2-1-4-18-18-44-50-60-113-9-35-13-75-13-111 0-101 25-173 71-223 3-4 2-4 3-5 0-4-3-4-4-4-6 0-27 23-32 30-40 46-65 115-65 202 0 55 10 132 60 198 5 4 30 34 37 34 1 0 4 0 4-4z"><text:p/></draw:path><draw:path draw:style-name="gr202" draw:text-style-name="P85" svg:width="0.0205in" svg:height="0.152in" svg:x="3.1173in" svg:y="0.4898in" svg:viewBox="0 0 53 387" svg:d="M53 387c0-5 0-10 0-15-12 0-26 0-38 0 0-119 0-238 0-357 12 0 26 0 38 0 0-5 0-10 0-15-18 0-35 0-53 0 0 129 0 258 0 387 18 0 35 0 53 0z"><text:p/></draw:path><draw:path draw:style-name="gr203" draw:text-style-name="P85" svg:width="0.076in" svg:height="0.1382in" svg:x="3.1496in" svg:y="0.4969in" svg:viewBox="0 0 194 352" svg:d="M122 118c11 0 22 0 33 0 8 0 12 0 12-8 0-3-4-3-11-3-11 0-21 0-32 0 2-16 6-30 8-45 2-8 8-36 10-40 3-8 10-13 17-13 3 0 13 0 19 6-16 3-21 16-21 21 0 9 8 15 15 15 11 0 22-9 22-25 0-17-18-26-35-26-13 0-37 8-48 45-3 9-4 12-13 62-9 0-18 0-27 0-7 0-12 0-12 6 0 5 4 5 11 5 9 0 17 0 26 0-10 50-19 102-29 153-7 37-13 72-34 72-1 0-11 0-19-6 19-2 22-16 22-21 0-9-7-14-14-14-10 0-22 8-22 24 0 17 18 26 33 26 22 0 37-23 44-37 12-25 21-72 22-74 8-41 15-83 23-123z"><text:p/></draw:path><draw:path draw:style-name="gr204" draw:text-style-name="P85" svg:width="0.0209in" svg:height="0.152in" svg:x="3.2358in" svg:y="0.4898in" svg:viewBox="0 0 54 387" svg:d="M54 0c-18 0-36 0-54 0 0 5 0 10 0 15 12 0 25 0 37 0 0 119 0 238 0 357-12 0-25 0-37 0 0 5 0 10 0 15 18 0 36 0 54 0 0-129 0-258 0-387z"><text:p/></draw:path><draw:path draw:style-name="gr205" draw:text-style-name="P85" svg:width="0.0823in" svg:height="0.0744in" svg:x="3.2823in" svg:y="0.5543in" svg:viewBox="0 0 210 190" svg:d="M92 19c3-8 3-9 8-9 6 0 12 0 18 0 25 0 56 0 56 27 0 11-5 28-18 38-11 9-27 13-46 13-12 0-23 0-35 0 5-23 12-46 17-69zM141 92c33-7 61-27 61-50 0-24-27-42-67-42-27 0-56 0-83 0-5 0-8 0-8 5s3 5 8 5c1 0 5 0 11 0 5 1 5 1 5 3 0 1 0 2-1 7-12 47-23 95-35 143-2 10-3 12-24 12-5 0-8 0-8 5 0 3 1 5 4 5 5 0 11-1 17-1 5 0 13 0 17 0 6 0 13 0 18 0 6 0 12 1 18 1 2 0 6 0 6-7 0-3-3-3-10-3-4 0-4 0-10-1-5 0-5-1-5-4 0-1 0-2 1-6 6-23 11-45 17-68 12 0 25 0 37 0 23 0 33 12 33 24 0 3-2 13-4 19-4 13-5 16-5 22 0 20 20 29 41 29 24 0 35-27 35-32 0-1 0-3-4-3s-5 1-5 4c-4 13-14 24-25 24-8 0-12-4-12-18 0-7 1-21 2-29 1-7 1-10 1-12 0-3 0-12-8-21-5-5-12-8-18-11z"><text:p/></draw:path><draw:path draw:style-name="gr206" draw:text-style-name="P85" svg:width="0.1008in" svg:height="0.035in" svg:x="3.4252in" svg:y="0.548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07" draw:text-style-name="P85" svg:width="0.0205in" svg:height="0.152in" svg:x="3.5957in" svg:y="0.4898in" svg:viewBox="0 0 53 387" svg:d="M53 387c0-5 0-10 0-15-12 0-26 0-38 0 0-119 0-238 0-357 12 0 26 0 38 0 0-5 0-10 0-15-18 0-35 0-53 0 0 129 0 258 0 387 18 0 35 0 53 0z"><text:p/></draw:path><draw:path draw:style-name="gr208" draw:text-style-name="P85" svg:width="0.0697in" svg:height="0.098in" svg:x="3.622in" svg:y="0.5366in" svg:viewBox="0 0 178 250" svg:d="M177 24c0-2 1-3 1-6 0-7-5-10-12-10-3 0-14 2-15 16-7-14-21-24-37-24-44 0-91 54-91 109 0 38 23 61 51 61 23 0 41-18 45-22-8 35-8 35-12 51-3 3-15 42-56 42-7 0-20 0-31-3 12-4 16-15 16-21s-4-14-15-14c-8 0-21 7-21 24 0 15 14 23 52 23 48 0 76-30 81-54 14-57 30-115 44-172zM126 121c-2 10-11 20-19 27s-20 14-32 14c-19 0-24-20-24-36 0-18 11-63 20-83 11-20 28-35 44-35 26 0 31 32 31 34 0 1-1 3-1 5-6 24-12 50-19 74z"><text:p/></draw:path><draw:path draw:style-name="gr209" draw:text-style-name="P85" svg:width="0.0205in" svg:height="0.152in" svg:x="3.7012in" svg:y="0.4898in" svg:viewBox="0 0 53 387" svg:d="M53 0c-18 0-35 0-53 0 0 5 0 10 0 15 12 0 25 0 37 0 0 119 0 238 0 357-12 0-25 0-37 0 0 5 0 10 0 15 18 0 35 0 53 0 0-129 0-258 0-387z"><text:p/></draw:path><draw:path draw:style-name="gr210" draw:text-style-name="P85" svg:width="0.0827in" svg:height="0.0744in" svg:x="3.7476in" svg:y="0.5543in" svg:viewBox="0 0 211 190" svg:d="M92 19c3-8 4-9 9-9 6 0 12 0 18 0 25 0 56 0 56 27 0 11-6 28-18 38-11 9-28 13-47 13-11 0-23 0-34 0 5-23 11-46 16-69zM142 92c32-7 60-27 60-50 0-24-27-42-66-42-27 0-56 0-83 0-6 0-9 0-9 5s3 5 9 5c3 0 5 0 10 0 6 1 6 1 6 3 0 1 0 2-1 7-12 47-24 95-36 143-2 10-2 12-23 12-6 0-9 0-9 5 0 3 2 5 4 5 6 0 12-1 17-1s13 0 19 0c5 0 9 0 16 0 6 0 13 1 19 1 1 0 5 0 5-7 0-3-2-3-9-3-4 0-5 0-9-1-7 0-7-1-7-4 0-1 0-2 1-6 6-23 12-45 18-68 12 0 24 0 36 0 23 0 33 12 33 24 0 3-2 13-3 19-4 13-5 16-5 22 0 20 20 29 40 29 25 0 36-27 36-32 0-1-1-3-5-3s-4 1-5 4c-3 13-13 24-25 24-7 0-12-4-12-18 0-7 2-21 3-29 1-7 1-10 1-12 0-3 0-12-7-21-6-5-14-8-19-11z"><text:p/></draw:path><draw:path draw:style-name="gr211" draw:text-style-name="P85" svg:width="0.1346in" svg:height="0.0791in" svg:x="3.8909in" svg:y="0.526in" svg:viewBox="0 0 343 202" svg:d="M329 109c6 0 14 0 14-8s-8-8-14-8c-96 0-192 0-287 0 21-16 32-31 35-37 16-26 13-34 20-51 0-5-5-5-8-5-7 0-7 1-9 8-9 38-31 70-75 89-4 1-5 1-5 4 0 2 1 3 5 6 40 16 66 46 76 90 1 4 1 5 8 5 3 0 8 0 8-4 0-1-4-25-20-52-8-11-19-25-35-37 95 0 191 0 287 0z"><text:p/></draw:path><draw:path draw:style-name="gr212" draw:text-style-name="P85" svg:width="0.1346in" svg:height="0.0791in" svg:x="4.0173in" svg:y="0.526in" svg:viewBox="0 0 343 202" svg:d="M301 109c-21 16-32 32-35 37-17 27-20 51-20 52 0 4 5 4 8 4 7 0 7-1 8-7 10-39 32-71 76-88 4-3 5-4 5-6 0-3-2-3-3-4-17-7-64-26-78-90-1-6-1-7-8-7-3 0-8 0-8 5 7 17 4 25 20 51 8 12 19 25 35 37-95 0-191 0-287 0-7 0-14 0-14 8s7 8 14 8c96 0 192 0 287 0z"><text:p/></draw:path><draw:path draw:style-name="gr213" draw:text-style-name="P85" svg:width="0.0752in" svg:height="0.1382in" svg:x="4.2118in" svg:y="0.4969in" svg:viewBox="0 0 192 352" svg:d="M121 118c11 0 22 0 33 0 8 0 12 0 12-8 0-3-4-3-11-3-11 0-21 0-32 0 2-16 6-30 8-45 2-8 8-36 10-40 3-8 10-13 17-13 3 0 12 0 20 6-17 3-21 16-21 21 0 9 7 15 15 15 9 0 20-9 20-25 0-17-17-26-34-26-13 0-37 8-48 45-2 9-3 12-13 62-9 0-18 0-27 0-7 0-12 0-12 6 0 5 4 5 11 5 9 0 17 0 26 0-10 50-19 102-29 153-7 37-13 72-34 72-1 0-11 0-18-6 18-2 21-16 21-21 0-9-6-14-14-14-10 0-21 8-21 24 0 17 16 26 32 26 22 0 37-23 44-37 12-25 21-72 22-74 8-41 15-83 23-123z"><text:p/></draw:path><draw:path draw:style-name="gr214" draw:text-style-name="P85" svg:width="0.1083in" svg:height="0.1071in" svg:x="4.3004in" svg:y="0.5in" svg:viewBox="0 0 276 273" svg:d="M130 26c2-8 3-13 10-14 4 0 16 0 24 0 27 0 70 0 70 39 0 13-6 39-22 55-10 9-29 22-65 22-14 0-28 0-43 0 9-35 17-68 26-102zM185 132c39-8 84-35 84-74 0-34-34-58-84-58-37 0-74 0-110 0-8 0-12 0-12 8 0 4 4 4 11 4 1 0 8 0 15 1 7 0 10 1 10 6 0 2 0 3-1 7-18 70-34 139-52 208-4 15-5 18-35 18-8 0-11 0-11 8 0 4 4 4 5 4 11 0 38-1 49-1 10 0 38 1 49 1 4 0 8 0 8-8 0-4-3-4-11-4-14 0-25 0-25-7 0-2 1-4 1-6 9-34 17-69 26-103 16 0 30 0 45 0 36 0 43 21 43 36 0 5-3 17-5 26-4 11-7 25-7 33 0 42 46 42 52 42 33 0 46-40 46-45s-3-4-4-5c-4 0-5 4-6 6-9 28-26 35-35 35-12 0-15-9-15-23 0-12 2-32 4-45 0-5 1-12 1-18 0-30-25-42-36-46z"><text:p/></draw:path><draw:path draw:style-name="gr215" draw:text-style-name="P85" svg:width="0.0693in" svg:height="0.098in" svg:x="4.4134in" svg:y="0.5366in" svg:viewBox="0 0 177 250" svg:d="M176 24c0-2 1-3 1-6 0-7-4-10-11-10-4 0-14 2-16 16-7-14-20-24-36-24-44 0-92 54-92 109 0 38 23 61 52 61 22 0 40-18 44-22h1c-9 35-9 35-13 51-2 3-15 42-55 42-8 0-21 0-31-3 11-4 15-15 15-21s-4-14-14-14c-9 0-21 7-21 24 0 15 14 23 51 23 48 0 77-30 82-54 14-57 29-115 43-172zM125 121c-2 10-11 20-19 27s-20 14-31 14c-20 0-26-20-26-36 0-18 11-63 22-83 10-20 27-35 43-35 26 0 31 32 31 34 0 1-1 3-1 5-7 24-12 50-19 74z"><text:p/></draw:path><draw:path draw:style-name="gr216" draw:text-style-name="P85" svg:width="0.0394in" svg:height="0.1823in" svg:x="4.4957in" svg:y="0.4748in" svg:viewBox="0 0 101 464" svg:d="M101 232c0-55-10-132-60-198-5-4-29-34-37-34-2 0-4 1-4 4 0 1 1 3 2 4 19 21 44 51 60 113 8 35 12 75 12 111 0 39-4 78-14 117-14 54-37 84-57 105-3 5-3 5-3 6 0 3 2 4 4 4 6 0 28-24 32-30 40-46 65-116 65-202z"><text:p/></draw:path><draw:path draw:style-name="gr217" draw:text-style-name="P85" svg:width="0.0346in" svg:height="0.152in" svg:x="4.7969in" svg:y="0.4898in" svg:viewBox="0 0 89 387" svg:d="M89 383c0-1 0-1-7-8-48-49-60-122-60-181 0-68 15-135 63-183 4-4 4-6 4-7 0-3-1-4-3-4-5 0-39 26-62 76-20 43-24 86-24 118 0 30 4 77 25 121 23 47 56 72 61 72 2 0 3-1 3-4z"><text:p/></draw:path><draw:path draw:style-name="gr218" draw:text-style-name="P85" svg:width="0.063in" svg:height="0.1043in" svg:x="4.8469in" svg:y="0.5028in" svg:viewBox="0 0 161 266" svg:d="M97 121c31-10 54-37 54-68s-34-53-72-53-68 23-68 53c0 12 9 20 20 20 12 0 20-9 20-20 0-19-19-19-25-19 12-20 38-24 52-24 15 0 37 8 37 43 0 4-1 27-11 44-12 18-25 20-35 20-2 1-12 1-14 1-3 1-7 1-7 5 0 5 4 5 10 5s11 0 17 0c32 0 46 25 46 63 0 53-26 64-44 64-17 0-45-6-58-30 13 3 25-6 25-20 0-15-11-22-22-22-9 0-22 5-22 23 0 34 36 60 78 60 47 0 83-35 83-75 0-32-25-61-64-70z"><text:p/></draw:path><draw:path draw:style-name="gr219" draw:text-style-name="P85" svg:width="0.035in" svg:height="0.152in" svg:x="4.9256in" svg:y="0.4898in" svg:viewBox="0 0 90 387" svg:d="M90 194c0-30-4-77-25-121-23-48-57-73-61-73-2 0-4 2-4 4 0 1 0 3 8 9 38 39 60 100 60 181 0 66-14 134-63 182-5 6-5 6-5 7 0 2 2 4 4 4 4 0 39-26 62-76 20-42 24-84 24-117z"><text:p/></draw:path><draw:path draw:style-name="gr220" draw:text-style-name="P85" svg:width="0.1346in" svg:height="0.0831in" svg:x="0in" svg:y="0.7685in" svg:viewBox="0 0 343 212" svg:d="M329 152c6 0 14 0 14-8s-8-8-14-8c-82 0-164 0-245 0-17-14-37-24-49-29 13-7 33-17 49-30 81 0 163 0 245 0 6 0 14 0 14-8 0-7-8-7-14-7-76 0-152 0-228 0 19-18 39-52 39-58 0-4-6-4-8-4-3 0-6 0-7 3-8 15-19 35-45 57-26 25-51 35-72 41-7 2-7 2-8 3 0 2 0 2 0 3s0 1 0 2l1 1c1 0 1 0 9 2 52 16 90 51 112 93 4 7 4 7 10 7 2 0 8 0 8-3 0-6-20-40-39-57 76 0 152 0 228 0z"><text:p/></draw:path><draw:path draw:style-name="gr221" draw:text-style-name="P85" svg:width="0.1346in" svg:height="0.0831in" svg:x="0.1264in" svg:y="0.7685in" svg:viewBox="0 0 343 212" svg:d="M260 77c16 13 36 24 48 30-13 5-33 16-48 29-82 0-164 0-246 0-6 0-14 0-14 8s8 8 13 8c76 0 153 0 229 0-19 17-39 51-39 57 0 3 6 3 8 3 3 0 6 0 7-2 9-15 20-35 44-58 27-23 53-34 73-40 6-2 7-2 8-3 0-1 0-1 0-2s0-1 0-3l-1-1c-1 0-1-1-9-3-51-15-90-51-112-91-4-8-4-9-10-9-2 0-8 0-8 4 0 6 20 39 39 58-76 0-153 0-229 0-5 0-13 0-13 7 0 8 8 8 14 8 82 0 164 0 246 0z"><text:p/></draw:path><draw:path draw:style-name="gr222" draw:text-style-name="P85" svg:width="0.0677in" svg:height="0.1051in" svg:x="0.3209in" svg:y="0.7433in" svg:viewBox="0 0 173 268" svg:d="M173 13c0-12-1-13-15-13-48 0-95 0-144 0-6 0-14 0-14 8 0 7 8 7 14 7 48 0 96 0 143 0 0 38 0 74 0 111-46 0-92 0-138 0-7 0-14 0-14 8s7 8 14 8c46 0 92 0 138 0 0 37 0 74 0 111-47 0-95 0-143 0-6 0-14 0-14 8 0 7 8 7 14 7 49 0 96 0 144 0 14 0 15-1 15-14 0-80 0-161 0-241z"><text:p/></draw:path><draw:path draw:style-name="gr223" draw:text-style-name="P85" svg:width="0.0823in" svg:height="0.0689in" svg:x="0.4016in" svg:y="0.7811in" svg:viewBox="0 0 210 176" svg:d="M23 148c-1 6-3 15-3 17 0 7 5 11 11 11 4 0 12-3 14-11 0-1 6-20 8-29 2-12 5-23 7-35 4-9 6-16 7-25 2-7 6-19 6-20 5-12 26-47 62-47 18 0 21 14 21 27 0 23-19 73-25 90-3 9-3 14-3 18 0 18 13 32 31 32 37 0 51-57 51-61 0-3-3-3-4-3-5 0-5 1-7 7-8 26-20 48-40 48-6 0-8-4-8-13 0-10 3-19 6-28 8-19 24-62 24-84 0-27-16-42-45-42-34 0-52 25-59 34-2-22-19-34-36-34-18 0-26 15-29 22-7 13-12 36-12 37 0 5 4 5 5 5 4 0 4 0 7-9 6-28 14-46 28-46 7 0 12 5 12 17 0 9-1 12-7 33-8 30-14 60-22 89z"><text:p/></draw:path><draw:path draw:style-name="gr224" draw:text-style-name="P85" svg:width="0.076in" svg:height="0.0878in" svg:x="0.5433in" svg:y="0.7665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225" draw:text-style-name="P85" svg:width="0.1028in" svg:height="0.1067in" svg:x="0.6783in" svg:y="0.7445in" svg:viewBox="0 0 262 272" svg:d="M34 35c0 63 0 126 0 188 0 21-3 28-23 28-4 0-11 1-11 6 0 8 7 8 13 8 20 0 41 0 61 0 6 0 12 0 12-8 0-5-6-6-11-6-21 0-24-8-24-29 0-59 0-118 0-177 56 74 111 147 167 221 3 5 4 6 7 6 7 0 7-6 7-12 0-73 0-147 0-219 0-21 3-27 21-28 2 0 9 0 9-6 0-7-6-7-12-7-19 0-39 0-58 0-6 0-13 0-13 7 0 6 8 6 12 6 21 1 25 9 25 29 0 40 0 80 0 121-39-53-79-105-117-158-4-5-6-5-14-5-22 0-45 0-67 0-7 0-13 0-13 7 0 6 6 6 8 6 10 1 18 8 22 12-1 4-1 5-1 10zM219 245c-56-73-112-148-168-222-5-5-5-5-9-10 15 0 31 0 46 0 44 58 87 118 131 176 0 19 0 38 0 56z"><text:p/></draw:path><draw:path draw:style-name="gr226" draw:text-style-name="P85" svg:width="0.0157in" svg:height="0.0161in" svg:x="0.7976in" svg:y="0.8323in" svg:viewBox="0 0 41 42" svg:d="M41 21c0-11-10-21-21-21s-20 10-20 21 9 21 20 21 21-10 21-21z"><text:p/></draw:path><draw:path draw:style-name="gr227" draw:text-style-name="P85" svg:width="0.0677in" svg:height="0.1051in" svg:x="0.835in" svg:y="0.7433in" svg:viewBox="0 0 173 268" svg:d="M173 13c0-12-1-13-15-13-48 0-95 0-144 0-6 0-14 0-14 8 0 7 8 7 14 7 48 0 96 0 143 0 0 38 0 74 0 111-46 0-91 0-137 0-7 0-15 0-15 8s8 8 15 8c46 0 91 0 137 0 0 37 0 74 0 111-47 0-95 0-143 0-6 0-14 0-14 8 0 7 8 7 14 7 49 0 96 0 144 0 14 0 15-1 15-14 0-80 0-161 0-241z"><text:p/></draw:path><draw:path draw:style-name="gr228" draw:text-style-name="P85" svg:width="0.0693in" svg:height="0.0689in" svg:x="0.9173in" svg:y="0.7811in" svg:viewBox="0 0 177 176" svg:d="M129 25c-7-14-18-25-36-25-45 0-93 57-93 113 0 37 22 63 52 63 7 0 27-2 50-30 4 17 17 30 35 30 14 0 22-10 29-22 7-13 11-37 11-39 0-3-3-3-4-3-4 0-5 1-6 7-6 25-13 48-30 48-9 0-11-10-11-17 0-9 2-13 5-29 4-17 5-21 9-35 4-18 10-37 14-54 2-11 2-12 2-13 0-7-4-11-11-11-9 0-15 8-16 17zM103 125c-1 7-1 8-7 15-17 21-32 27-43 27-20 0-26-22-26-36 0-20 14-67 22-85 11-23 29-37 44-37 26 0 31 32 31 34s-1 4-1 6c-6 26-13 51-20 76z"><text:p/></draw:path><draw:path draw:style-name="gr229" draw:text-style-name="P85" svg:width="0.076in" svg:height="0.0878in" svg:x="1.0469in" svg:y="0.7665in" svg:viewBox="0 0 194 224" svg:d="M179 120c7 0 15 0 15-8s-8-8-15-8c-55 0-109 0-164 0 5-51 50-89 104-89 20 0 40 0 60 0 7 0 15 0 15-7 0-8-8-8-15-8-20 0-40 0-60 0-66 0-119 51-119 112 0 62 53 112 119 112 20 0 40 0 60 0 7 0 15 0 15-7 0-8-8-8-15-8-20 0-40 0-60 0-54 0-99-37-104-89 55 0 109 0 164 0z"><text:p/></draw:path><draw:path draw:style-name="gr230" draw:text-style-name="P85" svg:width="0.1028in" svg:height="0.1067in" svg:x="1.1815in" svg:y="0.7445in" svg:viewBox="0 0 262 272" svg:d="M34 35c0 63 0 126 0 188 0 21-3 28-23 28-4 0-11 1-11 6 0 8 7 8 13 8 20 0 41 0 61 0 6 0 12 0 12-8 0-5-6-6-11-6-22 0-24-8-24-29 0-59 0-118 0-177 55 74 111 147 166 221 4 5 5 6 8 6 7 0 7-6 7-12 0-73 0-147 0-219 0-21 3-27 21-28 2 0 9 0 9-6 0-7-6-7-12-7-19 0-39 0-58 0-6 0-13 0-13 7 0 6 8 6 12 6 21 1 25 9 25 29 0 40 0 80 0 121-39-53-79-105-117-158-4-5-6-5-14-5-22 0-45 0-67 0-7 0-13 0-13 7 0 6 6 6 8 6 10 1 18 8 22 12-1 4-1 5-1 10zM219 245c-56-73-112-148-168-222-5-5-5-5-9-10 15 0 31 0 46 0 44 58 87 118 131 176 0 19 0 38 0 56z"><text:p/></draw:path><draw:path draw:style-name="gr231" draw:text-style-name="P85" svg:width="0.0157in" svg:height="0.0161in" svg:x="1.3008in" svg:y="0.8323in" svg:viewBox="0 0 41 42" svg:d="M41 21c0-11-10-21-21-21s-20 10-20 21 9 21 20 21 21-10 21-21z"><text:p/></draw:path><draw:path draw:style-name="gr232" draw:text-style-name="P85" svg:width="0.0839in" svg:height="0.1083in" svg:x="1.3299in" svg:y="0.7433in" svg:viewBox="0 0 214 276" svg:d="M213 14c1-4 1-4 1-6 0-5-2-8-7-8s-7 4-9 9c-11 28-21 56-32 84-40 0-78 0-118 0-11-28-21-56-32-84-2-6-3-9-8-9s-8 3-8 8c0 1 0 1 2 6 32 85 65 169 97 253 1 6 3 9 9 9 5 0 6-3 7-8 33-84 65-169 98-254zM55 109c35 0 69 0 104 0-17 46-34 91-51 137-18-46-35-91-53-137z"><text:p/></draw:path><draw:path draw:style-name="gr233" draw:text-style-name="P85" svg:width="0.1244in" svg:height="0.0689in" svg:x="1.4185in" svg:y="0.7811in" svg:viewBox="0 0 317 176" svg:d="M23 148c-1 6-3 15-3 17 0 7 5 11 11 11 4 0 12-3 14-11 0-1 6-20 8-29 3-12 5-23 9-35 2-9 4-16 6-25 1-7 5-19 5-20 5-12 26-47 62-47 18 0 21 14 21 27 0 9-2 20-5 32-4 16-8 30-11 45-3 10-6 19-8 29-1 8-4 21-4 23 0 7 5 11 11 11 12 0 14-10 17-23 6-21 20-77 23-93 1-5 21-51 64-51 17 0 21 13 21 27 0 22-17 66-24 86-4 10-6 14-6 22 0 18 15 32 32 32 36 0 51-57 51-61 0-3-4-3-5-3-4 0-4 1-5 7-7 21-19 48-40 48-6 0-10-4-10-13 0-10 5-19 8-28 7-19 23-62 23-84 0-26-15-42-44-42-30 0-49 18-64 37 0-4-1-17-12-27-10-8-22-10-32-10-34 0-52 25-59 34-2-22-19-34-36-34-18 0-26 15-29 22-7 14-12 36-12 37 0 5 4 5 5 5 4 0 4 0 7-9 7-28 14-46 28-46 6 0 12 3 12 17 0 9-1 12-7 33-8 30-14 60-22 89z"><text:p/></draw:path><draw:path draw:style-name="gr234" draw:text-style-name="P85" svg:width="0.0921in" svg:height="0.1173in" svg:x="1.6031in" svg:y="0.752in" svg:viewBox="0 0 235 299" svg:d="M228 121c5-2 7-6 7-9s-1-6-7-9c-71-33-142-67-213-100-5-3-5-2-7-3-6 0-8 3-8 8 0 4 2 6 7 8 68 32 135 64 203 96-67 32-135 64-202 96-8 3-8 5-8 9 0 3 3 7 8 7 1 0 1 0 6-3 72-33 142-67 214-100zM222 299c7 0 13 0 13-8 0-7-7-7-13-7-69 0-140 0-209 0-5 0-13 0-13 7 0 8 7 8 13 8 69 0 140 0 209 0z"><text:p/></draw:path><draw:path draw:style-name="gr235" draw:text-style-name="P85" svg:width="0.0693in" svg:height="0.0689in" svg:x="1.7567in" svg:y="0.7811in" svg:viewBox="0 0 177 176" svg:d="M129 25c-7-14-18-25-36-25-45 0-93 57-93 113 0 37 22 63 52 63 7 0 27-2 50-30 4 17 17 30 35 30 14 0 22-10 29-22 7-13 11-37 11-39 0-3-3-3-4-3-4 0-5 1-6 7-6 25-13 48-30 48-9 0-11-10-11-17 0-9 2-13 5-29 4-17 5-21 9-35 4-18 10-37 14-54 2-11 2-12 2-13 0-7-4-11-11-11-9 0-15 8-16 17zM104 125c-2 7-2 8-7 15-18 21-33 27-44 27-20 0-26-22-26-36 0-20 14-67 22-85 13-23 29-37 44-37 26 0 31 32 31 34s-1 4-1 6c-6 26-12 51-19 76z"><text:p/></draw:path><draw:path draw:style-name="gr236" draw:text-style-name="P85" svg:width="0.0161in" svg:height="0.0161in" svg:x="1.8445in" svg:y="0.8323in" svg:viewBox="0 0 42 42" svg:d="M42 21c0-11-10-21-21-21s-21 10-21 21 10 21 21 21 21-10 21-21z"><text:p/></draw:path><draw:path draw:style-name="gr237" draw:text-style-name="P85" svg:width="0.0591in" svg:height="0.0689in" svg:x="1.8799in" svg:y="0.7811in" svg:viewBox="0 0 151 176" svg:d="M137 24c-6 0-12 0-17 6-6 5-7 12-7 15 0 9 7 13 15 13 11 0 22-9 22-24 0-20-19-34-47-34-51 0-103 56-103 110 0 35 22 66 63 66 55 0 88-42 88-46 0-2-3-6-5-6s-3 1-5 5c-31 38-73 38-77 38-24 0-35-19-35-43 0-15 7-53 20-77 13-22 33-38 55-38 14 0 28 5 33 15z"><text:p/></draw:path><draw:path draw:style-name="gr238" draw:text-style-name="P85" svg:width="0.065in" svg:height="0.0476in" svg:x="1.9445in" svg:y="0.8244in" svg:viewBox="0 0 166 122" svg:d="M21 102c-1 4-3 10-3 11 0 6 5 9 9 9 5 0 8-3 10-7 3-3 4-11 6-16 1-6 4-18 5-24 3-6 4-12 5-18 3-12 3-14 12-25 8-10 20-24 41-24 15 0 15 13 15 18 0 17-12 47-15 58-4 7-5 9-5 15 0 14 12 23 25 23 28 0 40-37 40-42 0-3-3-2-4-3-5 0-5 1-6 4-6 22-17 33-28 33-6 0-7-4-7-10 0-5 1-9 5-22 4-7 15-36 15-51 0-27-20-31-34-31-23 0-39 13-47 24-2-19-17-24-28-24-12 0-19 9-22 14-6 10-10 26-10 28 0 3 4 3 5 3 4 0 4-1 6-9 4-15 9-28 20-28 6 0 9 5 9 13 0 5-3 14-5 22-2 6-4 19-5 24-4 12-6 23-9 35z"><text:p/></draw:path><draw:path draw:style-name="gr239" draw:text-style-name="P85" svg:width="0.0346in" svg:height="0.152in" svg:x="2.0374in" svg:y="0.7346in" svg:viewBox="0 0 89 387" svg:d="M89 383c0-1 0-2-7-9-48-48-60-121-60-180 0-68 15-135 63-183 4-6 4-6 4-7 0-3-1-4-3-4-5 0-39 26-62 76-20 42-24 85-24 118 0 29 4 77 25 119 23 49 56 74 61 74 2 0 3-2 3-4z"><text:p/></draw:path><draw:path draw:style-name="gr240" draw:text-style-name="P85" svg:width="0.1244in" svg:height="0.0689in" svg:x="2.0858in" svg:y="0.7811in" svg:viewBox="0 0 317 176" svg:d="M23 148c-1 6-4 15-4 17 0 7 5 11 12 11 4 0 11-3 14-11 0-1 4-20 7-29 3-12 5-23 8-35 3-9 5-16 7-25 1-7 4-19 6-20 5-12 26-47 62-47 18 0 21 14 21 27 0 9-3 20-5 32-4 16-8 30-11 45-3 10-6 19-8 29-2 8-6 21-6 23 0 7 6 11 11 11 13 0 15-10 18-23 6-21 20-77 23-93 1-5 22-51 64-51 16 0 21 13 21 27 0 22-17 66-24 86-4 10-5 14-5 22 0 18 13 32 32 32 36 0 51-57 51-61 0-3-4-3-5-3-4 0-4 1-6 7-6 21-18 48-40 48-6 0-9-4-9-13 0-10 4-19 7-28 8-19 24-62 24-84 0-26-16-42-45-42-30 0-48 18-63 37 0-4-1-17-12-27-10-8-22-10-32-10-35 0-54 25-60 34-2-22-18-34-35-34-18 0-26 15-29 22-8 14-12 36-12 37 0 5 3 5 4 5 5 0 5 0 7-9 7-28 14-46 29-46 5 0 12 3 12 17 0 9-1 12-7 33-8 30-14 60-22 89z"><text:p/></draw:path><draw:path draw:style-name="gr241" draw:text-style-name="P85" svg:width="0.035in" svg:height="0.152in" svg:x="2.2236in" svg:y="0.7346in" svg:viewBox="0 0 90 387" svg:d="M90 194c0-31-4-77-25-121-23-48-57-73-61-73-2 0-4 2-4 4 0 1 0 1 8 9 37 39 59 99 59 181 0 66-14 134-62 182-5 5-5 6-5 7 0 2 2 4 4 4 4 0 39-26 62-76 20-43 24-86 24-117z"><text:p/></draw:path><draw:path draw:style-name="gr242" draw:text-style-name="P85" svg:width="0.1008in" svg:height="0.035in" svg:x="2.3252in" svg:y="0.792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43" draw:text-style-name="P85" svg:width="0.0693in" svg:height="0.0984in" svg:x="2.4791in" svg:y="0.7811in" svg:viewBox="0 0 177 251" svg:d="M176 25c0-2 1-4 1-6 0-7-4-11-11-11-4 0-14 3-16 16-7-14-20-24-36-24-44 0-92 55-92 110 0 38 24 62 52 62 23 0 40-19 45-24v2c-8 34-13 49-13 50-2 3-15 42-55 42-8 0-20 0-31-4 11-4 15-14 15-20s-4-13-14-13c-9 0-21 6-21 22s14 24 52 24c47 0 76-31 81-54 14-57 29-115 43-172zM125 122c-2 10-11 20-19 26-8 8-20 15-31 15-20 0-26-20-26-35 0-19 11-65 22-85 10-19 27-34 43-34 26 0 31 31 31 33 0 1 0 4-1 6-7 25-12 50-19 74z"><text:p/></draw:path><draw:path draw:style-name="gr244" draw:text-style-name="P85" svg:width="0.0346in" svg:height="0.152in" svg:x="2.5701in" svg:y="0.7346in" svg:viewBox="0 0 89 387" svg:d="M89 383c0-1 0-2-7-9-48-48-60-121-60-180 0-68 14-135 62-183 5-6 5-6 5-7 0-3-1-4-3-4-5 0-40 26-62 76-20 42-24 85-24 118 0 29 3 77 25 119 23 49 56 74 61 74 2 0 3-2 3-4z"><text:p/></draw:path><draw:path draw:style-name="gr245" draw:text-style-name="P85" svg:width="0.124in" svg:height="0.0689in" svg:x="2.6185in" svg:y="0.7811in" svg:viewBox="0 0 316 176" svg:d="M22 148c-1 6-3 15-3 17 0 7 5 11 11 11 5 0 12-3 14-11 1-1 5-20 8-29 3-12 5-23 8-35 3-9 5-16 7-25 1-7 4-19 4-20 7-12 27-47 64-47 17 0 21 14 21 27 0 9-3 20-6 32-4 16-8 30-11 45-3 10-6 19-8 29-1 8-5 21-5 23 0 7 6 11 11 11 13 0 15-10 18-23 6-21 20-77 23-93 1-5 22-51 64-51 16 0 21 13 21 27 0 22-17 66-24 86-4 10-5 14-5 22 0 18 13 32 31 32 36 0 51-57 51-61 0-3-4-3-5-3-3 0-3 1-5 7-6 21-19 48-40 48-6 0-9-4-9-13 0-10 4-19 7-28 8-19 23-62 23-84 0-26-15-42-44-42s-48 18-63 37c-1-4-2-17-13-27-9-8-22-10-31-10-35 0-54 25-60 34-2-22-19-34-36-34-18 0-25 15-29 22-7 14-11 36-11 37 0 5 3 5 4 5 4 0 5 0 7-9 7-28 14-46 27-46 7 0 13 3 13 17 0 9-2 12-6 33-8 30-15 60-23 89z"><text:p/></draw:path><draw:path draw:style-name="gr246" draw:text-style-name="P85" svg:width="0.035in" svg:height="0.152in" svg:x="2.7563in" svg:y="0.7346in" svg:viewBox="0 0 90 387" svg:d="M90 194c0-31-4-77-26-121-23-48-56-73-60-73-3 0-4 2-4 4 0 1 0 1 8 9 37 39 59 99 59 181 0 66-14 134-62 182-5 5-5 6-5 7 0 2 1 4 4 4 4 0 39-26 61-76 20-43 25-86 25-117z"><text:p/></draw:path><draw:path draw:style-name="gr247" draw:text-style-name="P85" svg:width="0.0394in" svg:height="0.1819in" svg:x="3.0524in" svg:y="0.7193in" svg:viewBox="0 0 101 463" svg:d="M101 460c0-2 0-2-1-4-18-19-44-50-60-113-9-35-13-76-13-111 0-102 25-173 71-223 3-4 2-4 3-5 0-4-3-4-4-4-6 0-27 23-32 29-40 47-65 116-65 202 0 55 10 133 60 198 5 5 30 34 37 34 1 0 4 0 4-3z"><text:p/></draw:path><draw:path draw:style-name="gr248" draw:text-style-name="P85" svg:width="0.1079in" svg:height="0.1067in" svg:x="3.1059in" svg:y="0.7449in" svg:viewBox="0 0 275 272" svg:d="M129 26c2-10 3-13 11-14 3 0 15 0 23 0 27 0 70 0 70 37 0 14-5 41-21 55-10 10-31 24-66 24-14 0-28 0-43 0 9-35 17-68 26-102zM185 132c38-9 84-35 84-75 0-33-35-57-85-57-37 0-74 0-110 0-8 0-11 0-11 8 0 4 3 4 11 4 4 0 7 0 14 0 7 1 11 1 11 7 0 1-1 2-2 7-18 70-34 138-52 207-3 16-4 19-35 19-7 0-10 0-10 8 0 4 3 3 4 4 11 0 39-1 50-1s38 1 48 1c4 0 8 0 8-8 0-4-3-4-10-4-14 0-25 0-25-8 0-2 0-3 1-6 9-35 16-69 25-103 16 0 31 0 46 0 36 0 42 22 42 35 0 7-3 18-5 28-3 10-6 24-6 32 0 42 46 42 51 42 33 0 46-39 46-44s-3-5-4-5c-4 0-5 2-5 6-10 28-26 35-35 35-13 0-15-9-15-24 0-12 2-32 3-44 1-6 2-12 2-18 0-30-26-42-36-46z"><text:p/></draw:path><draw:path draw:style-name="gr249" draw:text-style-name="P85" svg:width="0.0744in" svg:height="0.1071in" svg:x="3.272in" svg:y="0.7433in" svg:viewBox="0 0 190 273" svg:d="M133 246c0 9 0 18 0 27 19-1 39-4 57-5 0-4 0-7 0-12-27 0-29-3-29-22 0-78 0-156 0-234-19 1-38 3-57 4 0 5 0 8 0 12 28 0 30 3 30 21 0 28 0 56 0 84-11-14-27-24-48-24-45 0-86 38-86 88 0 49 37 88 81 88 26 0 43-13 52-27zM133 143c0 26 0 53 0 79 0 8 0 8-3 14-12 19-30 28-46 28-18 0-31-10-41-25-10-16-11-38-11-54 0-15 1-38 12-54 8-12 23-25 44-25 13 0 30 5 42 23 3 6 3 7 3 14z"><text:p/></draw:path><draw:path draw:style-name="gr250" draw:text-style-name="P85" svg:width="0.0587in" svg:height="0.0697in" svg:x="3.3555in" svg:y="0.7803in" svg:viewBox="0 0 150 178" svg:d="M32 76c3-57 35-67 48-67 40 0 44 51 44 67-31 0-61 0-92 0zM32 84c36 0 71 0 108 0 8 0 10 0 10-8 0-39-21-76-70-76-45 0-80 40-80 88 0 52 41 90 85 90 47 0 65-43 65-50 0-5-4-5-6-5-3 0-4 2-4 6-15 39-49 39-53 39-19 0-34-12-43-26-12-19-12-44-12-58z"><text:p/></draw:path><draw:path draw:style-name="gr251" draw:text-style-name="P85" svg:width="0.0752in" svg:height="0.1071in" svg:x="3.4232in" svg:y="0.7413in" svg:viewBox="0 0 192 273" svg:d="M117 118c17 0 20 5 20 21 0 35 0 69 0 104 0 18-4 18-30 18 0 4 0 7 0 12 13-1 33-1 43-1 8 0 28 0 42 1 0-5 0-8 0-12-25 0-29 0-29-18 0-47 0-95 0-142-17 1-32 2-49 3-6 2-6 2-7 2-3 0-1 0-7 0-15 0-30 0-45 0 0-15 0-29 0-43 0-39 33-54 57-54 11 0 25 3 33 12-16 1-19 12-19 17 0 14 11 19 18 19 9 0 18-6 18-19 0-22-21-38-50-38-36 0-81 20-81 62 0 14 0 29 0 44-10 0-21 0-31 0 0 4 0 7 0 12 10 0 21 0 31 0 0 41 0 83 0 125 0 18-5 18-31 18 0 4 0 7 0 12 13-1 33-1 43-1s28 0 43 1c0-5 0-8 0-12-26 0-30 0-30-18 0-42 0-84 0-125 20 0 41 0 61 0z"><text:p/></draw:path><draw:path draw:style-name="gr252" draw:text-style-name="P85" svg:width="0.0764in" svg:height="0.0673in" svg:x="3.5087in" svg:y="0.7811in" svg:viewBox="0 0 195 172" svg:d="M30 38c0 35 0 70 0 104 0 17-5 17-30 17 0 5 0 8 0 13 13-2 33-2 43-2 11 0 31 0 44 2 0-5 0-8 0-13-27 0-31 0-31-17 0-24 0-47 0-72 0-39 28-61 53-61 24 0 28 21 28 43 0 29 0 60 0 90 0 17-4 17-30 17 0 5 0 8 0 13 14-2 34-2 44-2s30 0 44 2c0-5 0-8 0-13-21 0-31 0-31-12 0-24 0-49 0-73 0-33 0-45-12-60-6-6-18-14-41-14-27 0-46 16-57 41 0-14 0-28 0-41-18 1-36 3-54 4 0 5 0 8 0 12 26 0 30 4 30 22z"><text:p/></draw:path><draw:path draw:style-name="gr253" draw:text-style-name="P85" svg:width="0.0327in" svg:height="0.1012in" svg:x="3.5929in" svg:y="0.7469in" svg:viewBox="0 0 84 258" svg:d="M56 87c-18 1-36 3-54 4 0 5 0 8 0 12 25 0 29 3 29 21 0 35 0 70 0 105 0 17-5 17-31 17 0 5 0 8 0 12 13-1 34-1 43-1 13 0 27 0 41 1 0-4 0-7 0-12-27 0-28-2-28-17 0-48 0-95 0-142zM57 20c0-12-9-20-20-20-12 0-21 10-21 20 0 11 9 21 21 21 11 0 20-9 20-21z"><text:p/></draw:path><draw:path draw:style-name="gr254" draw:text-style-name="P85" svg:width="0.0472in" svg:height="0.0949in" svg:x="3.6331in" svg:y="0.7551in" svg:viewBox="0 0 121 242" svg:d="M59 82c19 0 37 0 55 0 0-4 0-7 0-12-18 0-36 0-55 0 0-23 0-47 0-70-3 0-6 0-10 0 0 31-12 73-49 74 0 3 0 5 0 8 11 0 22 0 33 0 0 36 0 72 0 107 0 47 36 53 49 53 28 0 39-28 39-53 0-8 0-14 0-22-3 0-7 0-10 0 0 7 0 14 0 21 0 29-11 44-25 44-27 0-27-35-27-42 0-36 0-71 0-108z"><text:p/></draw:path><draw:path draw:style-name="gr255" draw:text-style-name="P85" svg:width="0.0319in" svg:height="0.1012in" svg:x="3.6949in" svg:y="0.7469in" svg:viewBox="0 0 82 258" svg:d="M55 87c-18 1-36 3-54 4 0 5 0 8 0 12 25 0 29 3 29 21 0 35 0 70 0 105 0 17-5 17-30 17 0 5 0 8 0 12 12-1 33-1 42-1 14 0 27 0 40 1 0-4 0-7 0-12-25 0-27-2-27-17 0-48 0-95 0-142zM57 20c0-12-10-20-21-20-12 0-21 10-21 20 0 11 9 21 21 21 11 0 21-9 21-21z"><text:p/></draw:path><draw:path draw:style-name="gr256" draw:text-style-name="P85" svg:width="0.0673in" svg:height="0.0697in" svg:x="3.7358in" svg:y="0.7803in" svg:viewBox="0 0 172 178" svg:d="M172 90c0-49-39-90-86-90-48 0-86 43-86 90 0 51 41 88 86 88 47 0 86-38 86-88zM86 168c-17 0-33-9-44-26-9-17-9-41-9-54 0-15 0-36 9-53 11-19 28-26 44-26 17 0 34 9 44 25 10 17 10 39 10 54 0 13 0 34-9 52-8 17-25 28-45 28z"><text:p/></draw:path><draw:path draw:style-name="gr257" draw:text-style-name="P85" svg:width="0.076in" svg:height="0.0673in" svg:x="3.813in" svg:y="0.7811in" svg:viewBox="0 0 194 172" svg:d="M30 38c0 35 0 70 0 104 0 17-5 17-30 17 0 5 0 8 0 13 13-2 33-2 43-2s31 0 44 2c0-5 0-8 0-13-27 0-31 0-31-17 0-24 0-47 0-72 0-39 28-61 53-61 24 0 28 21 28 43 0 29 0 60 0 90 0 17-4 17-30 17 0 5 0 8 0 13 14-2 34-2 44-2s29 0 43 2c0-5 0-8 0-13-20 0-30 0-30-12 0-24 0-49 0-73 0-33 0-45-12-60-6-6-18-14-41-14-27 0-46 16-57 41 0-14 0-28 0-41-18 1-36 3-54 4 0 5 0 8 0 12 26 0 30 4 30 22z"><text:p/></draw:path><draw:path draw:style-name="gr258" draw:text-style-name="P85" svg:width="0.0394in" svg:height="0.1819in" svg:x="3.8992in" svg:y="0.7193in" svg:viewBox="0 0 101 463" svg:d="M101 232c0-55-10-133-60-198-5-4-29-34-37-34-1 0-4 1-4 4 0 1 1 3 2 4 19 19 44 51 60 113 8 35 13 75 13 110 0 40-5 79-15 117-14 53-37 85-57 106-3 4-3 5-3 6 0 3 3 3 4 3 7 0 28-23 32-29 40-47 65-116 65-202z"><text:p/></draw:path><draw:path draw:style-name="gr259" draw:text-style-name="P85" svg:width="0.0346in" svg:height="0.152in" svg:x="4.7969in" svg:y="0.7346in" svg:viewBox="0 0 89 387" svg:d="M89 383c0-1 0-2-7-9-48-48-60-121-60-180 0-68 15-135 63-183 4-6 4-6 4-7 0-3-1-4-3-4-5 0-39 26-62 76-20 42-24 85-24 118 0 29 4 77 25 119 23 49 56 74 61 74 2 0 3-2 3-4z"><text:p/></draw:path><draw:path draw:style-name="gr260" draw:text-style-name="P85" svg:width="0.0665in" svg:height="0.1028in" svg:x="4.8453in" svg:y="0.7457in" svg:viewBox="0 0 170 262" svg:d="M102 198c0 11 0 22 0 33 0 14-1 19-29 19-3 0-6 0-8 0 0 4 0 7 0 12 15-1 35-1 52-1 15 0 37 0 52 1 0-5 0-8 0-12-2 0-5 0-7 0-29 0-30-5-30-19 0-11 0-22 0-33 13 0 25 0 38 0 0-4 0-8 0-12-13 0-25 0-38 0 0-58 0-118 0-176 0-8 0-10-7-10-3 0-4 0-7 4-40 61-78 121-118 182 0 4 0 8 0 12 34 0 68 0 102 0zM104 186c-31 0-62 0-94 0 32-49 63-96 94-144 0 48 0 95 0 144z"><text:p/></draw:path><draw:path draw:style-name="gr261" draw:text-style-name="P85" svg:width="0.035in" svg:height="0.152in" svg:x="4.9256in" svg:y="0.7346in" svg:viewBox="0 0 90 387" svg:d="M90 194c0-31-4-77-25-121-23-48-57-73-61-73-2 0-4 2-4 4 0 1 0 1 8 9 38 39 60 99 60 181 0 66-14 134-63 182-5 5-5 6-5 7 0 2 2 4 4 4 4 0 39-26 62-76 20-43 24-86 24-117z"><text:p/></draw:path><draw:path draw:style-name="gr262" draw:text-style-name="P85" svg:width="0.1346in" svg:height="0.0831in" svg:x="0in" svg:y="1.0138in" svg:viewBox="0 0 343 212" svg:d="M329 152c6 0 14 0 14-8s-8-8-14-8c-82 0-164 0-245 0-17-14-37-24-49-29 13-7 33-17 49-31 81 0 163 0 245 0 6 0 14 0 14-8s-8-8-14-8c-76 0-152 0-228 0 19-17 39-51 39-56 0-4-6-4-8-4-3 0-6 0-7 3-8 15-19 35-45 57-26 25-51 35-72 40-7 2-7 3-8 3 0 1 0 3 0 4s0 1 0 2h1c1 1 1 1 9 3 52 16 90 51 112 93 4 7 4 7 10 7 2 0 8 0 8-4 0-5-20-39-39-56 76 0 152 0 228 0z"><text:p/></draw:path><draw:path draw:style-name="gr263" draw:text-style-name="P85" svg:width="0.1346in" svg:height="0.0831in" svg:x="0.1264in" svg:y="1.0138in" svg:viewBox="0 0 343 212" svg:d="M260 76c16 14 36 24 48 31-13 5-33 15-48 29-82 0-164 0-246 0-6 0-14 0-14 8s8 8 13 8c76 0 153 0 229 0-19 17-39 51-39 56 0 4 6 4 8 4 3 0 6 0 7-3 9-14 20-35 44-57 27-23 53-34 73-40 6-2 7-3 8-3 0-1 0-1 0-2s0-3 0-4h-1c-1-1-1-1-9-3-51-15-90-51-112-92-4-8-4-8-10-8-2 0-8 0-8 4 0 5 20 39 39 56-76 0-153 0-229 0-5 0-13 0-13 8s8 8 14 8c82 0 164 0 246 0z"><text:p/></draw:path><draw:path draw:style-name="gr264" draw:text-style-name="P85" svg:width="0.0677in" svg:height="0.1047in" svg:x="0.3209in" svg:y="0.9882in" svg:viewBox="0 0 173 267" svg:d="M173 13c0-12-1-13-15-13-48 0-95 0-144 0-6 0-14 0-14 8 0 7 8 7 14 7 48 0 96 0 143 0 0 37 0 74 0 110-46 0-92 0-138 0-7 0-14 0-14 8s7 8 14 8c46 0 92 0 138 0 0 37 0 73 0 111-47 0-95 0-143 0-6 0-14 0-14 8 0 7 8 7 14 7 49 0 96 0 144 0 14 0 15-1 15-13 0-80 0-161 0-241z"><text:p/></draw:path><draw:path draw:style-name="gr265" draw:text-style-name="P85" svg:width="0.0823in" svg:height="0.0685in" svg:x="0.4016in" svg:y="1.0264in" svg:viewBox="0 0 210 175" svg:d="M23 148c-1 6-3 15-3 17 0 7 5 10 11 10 4 0 12-3 14-11 2-10 6-19 8-29 2-11 5-23 7-34 4-9 6-17 7-26 2-7 6-18 6-19 5-12 26-47 62-47 18 0 21 14 21 26 0 24-19 74-25 90-3 9-3 15-3 18 0 19 13 32 31 32 37 0 51-56 51-60 0-3-3-3-4-3-5 0-5 1-7 7-8 26-20 48-40 48-6 0-8-4-8-13 0-10 3-19 6-28 8-20 24-62 24-84 0-27-16-42-45-42-34 0-52 25-59 34-2-22-19-34-36-34-18 0-26 15-29 22-7 13-12 36-12 37 0 5 4 5 5 5 4 0 4-1 7-9 6-28 14-46 28-46 7 0 12 4 12 17 0 8-1 12-7 32-8 30-14 61-22 90z"><text:p/></draw:path><draw:path draw:style-name="gr266" draw:text-style-name="P85" svg:width="0.076in" svg:height="0.0874in" svg:x="0.5433in" svg:y="1.0114in" svg:viewBox="0 0 194 223" svg:d="M179 120c7 0 15 0 15-8s-8-8-15-8c-55 0-109 0-164 0 5-52 50-89 104-89 20 0 40 0 60 0 7 0 15 0 15-7 0-8-8-8-15-8-20 0-40 0-60 0-66 0-119 49-119 112 0 62 53 111 119 111 20 0 40 0 60 0 7 0 15 0 15-7 0-8-8-8-15-8-20 0-40 0-60 0-54 0-99-36-104-88 55 0 109 0 164 0z"><text:p/></draw:path><draw:path draw:style-name="gr267" draw:text-style-name="P85" svg:width="0.1028in" svg:height="0.1067in" svg:x="0.6783in" svg:y="0.9894in" svg:viewBox="0 0 262 272" svg:d="M34 34c0 63 0 127 0 189 0 20-3 28-23 28-4 0-11 0-11 6 0 7 7 7 13 7 20 0 41 0 61 0 6 0 12 0 12-7 0-6-6-6-11-6-21 0-24-9-24-29 0-59 0-118 0-177 56 74 111 147 167 221 3 5 4 6 7 6 7 0 7-7 7-14 0-72 0-145 0-217 0-22 3-28 21-28 2 0 9 0 9-6 0-7-6-7-12-7-19 0-39 0-58 0-6 0-13 0-13 7 0 6 8 6 12 6 21 0 25 8 25 29 0 40 0 80 0 121-39-53-79-105-117-158-4-5-6-5-14-5-22 0-45 0-67 0-7 0-13 0-13 7 0 5 6 6 8 6 10 1 18 8 22 12-1 4-1 4-1 9zM219 244c-56-74-112-148-168-222-5-4-5-6-9-9 15 0 31 0 46 0 44 58 87 118 131 176 0 19 0 36 0 55z"><text:p/></draw:path><draw:path draw:style-name="gr268" draw:text-style-name="P85" svg:width="0.0157in" svg:height="0.0157in" svg:x="0.7976in" svg:y="1.0776in" svg:viewBox="0 0 41 41" svg:d="M41 21c0-11-10-21-21-21s-20 10-20 21 9 20 20 20 21-9 21-20z"><text:p/></draw:path><draw:path draw:style-name="gr269" draw:text-style-name="P85" svg:width="0.0677in" svg:height="0.1047in" svg:x="0.835in" svg:y="0.9882in" svg:viewBox="0 0 173 267" svg:d="M173 13c0-12-1-13-15-13-48 0-95 0-144 0-6 0-14 0-14 8 0 7 8 7 14 7 48 0 96 0 143 0 0 37 0 74 0 110-46 0-91 0-137 0-7 0-15 0-15 8s8 8 15 8c46 0 91 0 137 0 0 37 0 73 0 111-47 0-95 0-143 0-6 0-14 0-14 8 0 7 8 7 14 7 49 0 96 0 144 0 14 0 15-1 15-13 0-80 0-161 0-241z"><text:p/></draw:path><draw:path draw:style-name="gr270" draw:text-style-name="P85" svg:width="0.0693in" svg:height="0.0685in" svg:x="0.9173in" svg:y="1.0264in" svg:viewBox="0 0 177 175" svg:d="M129 25c-7-14-18-25-36-25-45 0-93 57-93 113 0 37 22 62 52 62 7 0 27-1 50-29 4 17 17 29 35 29 14 0 22-9 29-21 7-14 11-37 11-39 0-3-3-3-4-3-4 0-5 1-6 7-6 25-13 48-30 48-9 0-11-11-11-19 0-7 2-11 5-28 4-16 5-20 9-34 4-18 10-37 14-54 2-11 2-12 2-13 0-7-4-11-11-11-9 0-15 8-16 17zM103 125c-1 7-1 8-7 15-17 21-32 27-43 27-20 0-26-22-26-37 0-19 14-66 22-84 11-23 29-37 44-37 26 0 31 32 31 34s-1 4-1 6c-6 26-13 51-20 76z"><text:p/></draw:path><draw:path draw:style-name="gr271" draw:text-style-name="P85" svg:width="0.076in" svg:height="0.0874in" svg:x="1.0469in" svg:y="1.0114in" svg:viewBox="0 0 194 223" svg:d="M179 120c7 0 15 0 15-8s-8-8-15-8c-55 0-109 0-164 0 5-52 50-89 104-89 20 0 40 0 60 0 7 0 15 0 15-7 0-8-8-8-15-8-20 0-40 0-60 0-66 0-119 49-119 112 0 62 53 111 119 111 20 0 40 0 60 0 7 0 15 0 15-7 0-8-8-8-15-8-20 0-40 0-60 0-54 0-99-36-104-88 55 0 109 0 164 0z"><text:p/></draw:path><draw:path draw:style-name="gr272" draw:text-style-name="P85" svg:width="0.1028in" svg:height="0.1067in" svg:x="1.1815in" svg:y="0.9894in" svg:viewBox="0 0 262 272" svg:d="M34 34c0 63 0 127 0 189 0 20-3 28-23 28-4 0-11 0-11 6 0 7 7 7 13 7 20 0 41 0 61 0 6 0 12 0 12-7 0-6-6-6-11-6-22 0-24-9-24-29 0-59 0-118 0-177 55 74 111 147 166 221 4 5 5 6 8 6 7 0 7-7 7-14 0-72 0-145 0-217 0-22 3-28 21-28 2 0 9 0 9-6 0-7-6-7-12-7-19 0-39 0-58 0-6 0-13 0-13 7 0 6 8 6 12 6 21 0 25 8 25 29 0 40 0 80 0 121-39-53-79-105-117-158-4-5-6-5-14-5-22 0-45 0-67 0-7 0-13 0-13 7 0 5 6 6 8 6 10 1 18 8 22 12-1 4-1 4-1 9zM219 244c-56-74-112-148-168-222-5-4-5-6-9-9 15 0 31 0 46 0 44 58 87 118 131 176 0 19 0 36 0 55z"><text:p/></draw:path><draw:path draw:style-name="gr273" draw:text-style-name="P85" svg:width="0.0157in" svg:height="0.0157in" svg:x="1.3008in" svg:y="1.0776in" svg:viewBox="0 0 41 41" svg:d="M41 21c0-11-10-21-21-21s-20 10-20 21 9 20 20 20 21-9 21-20z"><text:p/></draw:path><draw:path draw:style-name="gr274" draw:text-style-name="P85" svg:width="0.0839in" svg:height="0.1083in" svg:x="1.3299in" svg:y="0.9882in" svg:viewBox="0 0 214 276" svg:d="M213 14c1-4 1-5 1-6 0-5-2-8-7-8s-7 4-9 9c-11 28-21 56-32 84-40 0-78 0-118 0-11-28-21-56-32-84-2-6-3-9-8-9s-8 3-8 8c1 2 0 1 2 6 32 85 65 169 97 253 1 6 3 9 9 9 5 0 6-4 7-8 33-84 65-169 98-254zM55 109c35 0 69 0 104 0-17 46-34 91-51 137-18-46-35-91-53-137z"><text:p/></draw:path><draw:path draw:style-name="gr275" draw:text-style-name="P85" svg:width="0.1244in" svg:height="0.0685in" svg:x="1.4185in" svg:y="1.0264in" svg:viewBox="0 0 317 175" svg:d="M23 148c-1 6-3 15-3 17 0 7 5 10 11 10 4 0 12-3 14-11 2-10 6-19 8-29 3-11 5-23 9-34 2-9 4-17 6-26 1-7 5-18 5-19 5-12 26-47 62-47 18 0 21 14 21 26 0 10-2 21-5 33-4 14-8 30-11 44-3 10-6 20-8 30-1 8-4 21-4 23 0 7 5 10 11 10 12 0 14-10 17-22 6-21 20-78 23-93 1-5 21-51 64-51 17 0 21 13 21 26 0 22-17 66-24 87-4 10-6 13-6 21 0 19 15 32 32 32 36 0 51-56 51-60 0-3-4-3-5-3-4 0-4 1-5 7-7 21-19 48-40 48-6 0-10-4-10-13 0-10 5-19 8-28 7-19 23-62 23-84 0-26-15-42-44-42-30 0-49 18-64 37 0-4-1-17-12-27-10-8-22-10-32-10-34 0-52 25-59 34-2-22-19-34-36-34-18 0-26 15-29 22-7 13-12 36-12 37 0 5 4 5 5 5 4 0 4-1 7-9 7-28 14-46 28-46 6 0 12 3 12 17 0 8-1 12-7 32-8 30-14 61-22 90z"><text:p/></draw:path><draw:path draw:style-name="gr276" draw:text-style-name="P85" svg:width="0.0921in" svg:height="0.1173in" svg:x="1.6031in" svg:y="0.9969in" svg:viewBox="0 0 235 299" svg:d="M228 121c5-3 7-6 7-9 0-4-1-6-7-9-71-34-142-67-213-101-5-2-5-1-7-2-6 0-8 3-8 8 0 4 2 6 7 8 68 32 135 63 203 95-67 32-135 64-202 96-8 3-8 6-8 9 0 4 3 7 8 7 1 0 1 0 6-2 72-33 142-67 214-100zM222 299c7 0 13-1 13-9s-7-7-13-7c-69 0-140 0-209 0-5 0-13-1-13 7s7 9 13 9c69 0 140 0 209 0z"><text:p/></draw:path><draw:path draw:style-name="gr277" draw:text-style-name="P85" svg:width="0.0693in" svg:height="0.0685in" svg:x="1.7567in" svg:y="1.0264in" svg:viewBox="0 0 177 175" svg:d="M129 25c-7-14-18-25-36-25-45 0-93 57-93 113 0 37 22 62 52 62 7 0 27-1 50-29 4 17 17 29 35 29 14 0 22-9 29-21 7-14 11-37 11-39 0-3-3-3-4-3-4 0-5 1-6 7-6 25-13 48-30 48-9 0-11-11-11-19 0-7 2-11 5-28 4-16 5-20 9-34 4-18 10-37 14-54 2-11 2-12 2-13 0-7-4-11-11-11-9 0-15 8-16 17zM104 125c-2 7-2 8-7 15-18 21-33 27-44 27-20 0-26-22-26-37 0-19 14-66 22-84 13-23 29-37 44-37 26 0 31 32 31 34s-1 4-1 6c-6 26-12 51-19 76z"><text:p/></draw:path><draw:path draw:style-name="gr278" draw:text-style-name="P85" svg:width="0.0161in" svg:height="0.0157in" svg:x="1.8445in" svg:y="1.0776in" svg:viewBox="0 0 42 41" svg:d="M42 21c0-11-10-21-21-21s-21 10-21 21 10 20 21 20 21-9 21-20z"><text:p/></draw:path><draw:path draw:style-name="gr279" draw:text-style-name="P85" svg:width="0.0819in" svg:height="0.0685in" svg:x="1.878in" svg:y="1.0264in" svg:viewBox="0 0 209 175" svg:d="M23 148c-1 6-4 15-4 17 0 7 5 10 12 10 4 0 11-3 14-11 2-10 4-19 7-29 3-11 5-23 8-34 3-9 5-17 7-26 1-7 4-18 6-19 5-12 25-47 62-47 18 0 21 14 21 26 0 24-19 74-25 90-3 9-5 15-5 18 0 19 15 32 32 32 37 0 51-56 51-60 0-3-3-3-4-3-4 0-4 1-6 7-8 26-21 48-40 48-6 0-8-4-8-13 0-10 3-19 6-28 8-20 23-62 23-84 0-27-16-42-44-42-35 0-54 25-60 34-2-22-18-34-35-34-18 0-26 15-30 22-6 13-11 36-11 37 0 5 3 5 4 5 5 0 5-1 7-9 7-28 14-46 29-46 7 0 12 4 12 17 0 8-1 12-7 32-8 30-14 61-22 90z"><text:p/></draw:path><draw:path draw:style-name="gr280" draw:text-style-name="P85" svg:width="0.1008in" svg:height="0.0354in" svg:x="2.0157in" svg:y="1.0374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281" draw:text-style-name="P85" svg:width="0.1244in" svg:height="0.0685in" svg:x="2.172in" svg:y="1.0264in" svg:viewBox="0 0 317 175" svg:d="M23 148c-1 6-3 15-3 17 0 7 5 10 11 10 4 0 12-3 14-11 2-10 6-19 8-29 3-11 5-23 9-34 2-9 4-17 6-26 1-7 5-18 5-19 5-12 26-47 62-47 18 0 21 14 21 26 0 10-2 21-5 33-4 14-8 30-11 44-3 10-6 20-8 30-1 8-4 21-4 23 0 7 5 10 11 10 12 0 14-10 17-22 6-21 20-78 23-93 1-5 21-51 64-51 17 0 21 13 21 26 0 22-17 66-24 87-4 10-6 13-6 21 0 19 15 32 32 32 36 0 51-56 51-60 0-3-4-3-5-3-4 0-4 1-5 7-7 21-19 48-40 48-6 0-10-4-10-13 0-10 5-19 8-28 7-19 23-62 23-84 0-26-15-42-44-42-30 0-49 18-64 37 0-4-1-17-12-27-10-8-22-10-32-10-34 0-52 25-59 34-2-22-19-34-36-34-18 0-26 15-29 22-7 13-12 36-12 37 0 5 4 5 5 5 4 0 4-1 7-9 7-28 14-46 28-46 6 0 12 3 12 17 0 8-1 12-7 32-8 30-14 61-22 90z"><text:p/></draw:path><draw:path draw:style-name="gr282" draw:text-style-name="P85" svg:width="0.0394in" svg:height="0.1819in" svg:x="3.0524in" svg:y="0.9646in" svg:viewBox="0 0 101 463" svg:d="M101 459c0-1 0-3-1-4-18-18-44-49-60-113-9-35-13-75-13-110 0-102 25-174 71-223 3-4 3-5 3-6 0-3-3-3-4-3-6 0-27 23-32 29-40 47-65 116-65 202 0 55 10 133 60 198 5 4 30 34 37 34 1 0 4 0 4-4z"><text:p/></draw:path><draw:path draw:style-name="gr283" draw:text-style-name="P85" svg:width="0.0587in" svg:height="0.0685in" svg:x="3.1059in" svg:y="1.0264in" svg:viewBox="0 0 150 175" svg:d="M136 24c-5 0-11 0-16 6-7 5-7 12-7 14 0 10 7 14 15 14 11 0 20-10 20-25 0-19-17-33-45-33-52 0-103 55-103 110 0 34 22 65 62 65 56 0 88-41 88-45 0-2-3-6-5-6s-2 1-5 5c-30 38-73 38-77 38-25 0-34-20-34-43 0-15 7-53 20-77 11-22 33-38 54-38 14 0 28 4 33 15z"><text:p/></draw:path><draw:path draw:style-name="gr284" draw:text-style-name="P85" svg:width="0.0646in" svg:height="0.0476in" svg:x="3.1705in" svg:y="1.0697in" svg:viewBox="0 0 165 122" svg:d="M20 102c-1 4-2 10-2 11 0 6 4 9 8 9 6 0 10-4 11-7 1-2 4-11 5-16 1-6 4-18 6-24 1-7 4-12 5-19 2-11 3-13 11-24 7-11 21-25 40-25 16 0 17 14 17 19 0 16-12 47-17 58-3 7-4 9-4 14 0 14 12 24 26 24 27 0 39-37 39-42 0-3-3-3-4-3-4 0-5 1-6 4-5 22-18 33-29 33-5 0-6-4-6-10s1-9 6-22c4-8 15-37 15-51 0-27-21-31-35-31-22 0-38 13-47 24-1-19-17-24-28-24s-18 8-21 14c-7 10-10 26-10 27 0 3 3 3 4 3 4 0 5 0 6-8 4-15 10-29 20-29 7 0 8 6 8 14 0 4-1 14-3 22s-5 19-6 24c-4 12-6 23-9 35z"><text:p/></draw:path><draw:path draw:style-name="gr285" draw:text-style-name="P85" svg:width="0.0173in" svg:height="0.0449in" svg:x="3.2614in" svg:y="1.0776in" svg:viewBox="0 0 45 115" svg:d="M45 41c0-26-10-41-25-41-12 0-20 10-20 21 0 10 8 20 20 20 5 0 10-1 14-5 1-1 1-1 1-1 1 0 1 0 1 6 0 28-13 51-26 65-5 4-5 4-5 5 0 3 3 4 5 4 4 0 35-29 35-74z"><text:p/></draw:path><draw:path draw:style-name="gr286" draw:text-style-name="P85" svg:width="0.0398in" svg:height="0.102in" svg:x="3.3201in" svg:y="0.9929in" svg:viewBox="0 0 102 260" svg:d="M99 14c0-7-6-14-14-14-11 0-21 10-21 21 0 6 4 13 14 13 9 0 21-9 21-20zM69 159c5-11 5-12 9-22 2-8 4-13 4-20 0-18-12-32-31-32-37 0-51 56-51 59 0 4 3 4 4 4 5 0 5-1 7-7 10-37 25-48 38-48 4 0 10 0 10 13 0 7-2 16-4 19-3 10-20 55-26 72-5 10-9 23-9 31 0 18 13 32 32 32 36 0 50-57 50-60s-3-3-5-3c-4 0-4 1-6 6-6 25-20 49-39 49-7 0-9-5-9-13 0-10 2-16 11-39 5-13 10-27 15-41z"><text:p/></draw:path><draw:path draw:style-name="gr287" draw:text-style-name="P85" svg:width="0.072in" svg:height="0.1067in" svg:x="3.3744in" svg:y="0.9882in" svg:viewBox="0 0 184 272" svg:d="M184 3c-1-1 0-3-5-3-6 0-43 3-49 3-4 1-6 2-6 8 0 4 4 4 9 4 19 0 20 4 20 7 0 2-1 5-1 8-8 30-16 61-23 92-7-14-19-25-36-25-46 0-93 57-93 113 0 36 21 62 52 62 7 0 26-1 49-29 3 17 17 29 35 29 15 0 23-9 29-21 7-15 12-38 12-39 0-3-3-3-4-3-5 0-5 1-6 7-6 25-14 48-30 48-11 0-12-11-12-19 0-9 1-12 4-18 18-75 36-149 55-224zM103 222c-2 7-2 8-7 14-17 21-33 28-44 28-19 0-25-22-25-37 0-19 13-66 21-84 12-23 30-37 45-37 26 0 31 31 31 34 0 2-1 4-1 6-6 26-13 51-20 76z"><text:p/></draw:path><draw:path draw:style-name="gr288" draw:text-style-name="P85" svg:width="0.0717in" svg:height="0.0744in" svg:x="3.45in" svg:y="1.0437in" svg:viewBox="0 0 183 190" svg:d="M35 15c-3-3-3-3-6-6 11 0 22 0 33 0 30 40 60 82 91 123 0 13 0 26 0 40-40-52-78-105-118-157zM35 32c39 52 78 102 117 154 2 3 3 4 5 4 5 0 5-4 5-9 0-50 0-102 0-152 0-16 2-20 15-20 1 0 6 0 6-5 0-4-4-4-9-4-13 0-27 0-40 0-4 0-9 0-9 4 0 5 5 5 8 5 15 0 18 5 18 20 0 28 0 56 0 84-28-36-54-73-82-110-3-3-4-3-10-3-15 0-32 0-47 0-5 0-9 0-9 4 0 5 4 5 6 5 7 1 12 5 15 9-1 2-1 2-1 6 0 44 0 88 0 132 0 14-2 19-15 19-4 0-8 1-8 5 0 5 4 5 9 5 14 0 27 0 42 0 5 0 8 0 8-5 0-4-3-5-7-5-15 0-17-6-17-20 0-41 0-82 0-123z"><text:p/></draw:path><draw:path draw:style-name="gr289" draw:text-style-name="P85" svg:width="0.0744in" svg:height="0.1067in" svg:x="3.5878in" svg:y="0.9882in" svg:viewBox="0 0 190 272" svg:d="M134 246c0 9 0 17 0 26 19-1 38-4 56-5 0-4 0-7 0-12-26 0-29-2-29-21 0-78 0-156 0-234-19 1-38 2-57 3 0 5 0 8 0 12 28 0 31 4 31 22 0 28 0 56 0 84-12-14-28-24-49-24-45 0-86 38-86 88 0 48 37 87 82 87 25 0 42-14 52-26zM134 143c0 26 0 53 0 79 0 7 0 8-4 14-12 19-30 28-46 28-18 0-31-11-41-25-10-16-11-38-11-54 0-15 1-38 12-55 8-12 23-24 44-24 13 0 30 5 42 23 4 6 4 7 4 14z"><text:p/></draw:path><draw:path draw:style-name="gr290" draw:text-style-name="P85" svg:width="0.0587in" svg:height="0.0693in" svg:x="3.6713in" svg:y="1.0256in" svg:viewBox="0 0 150 177" svg:d="M33 76c2-58 34-67 47-67 40 0 44 51 44 67-31 0-60 0-91 0zM32 84c36 0 71 0 108 0 8 0 10 0 10-8 0-39-21-76-70-76-45 0-80 40-80 88 0 52 41 89 85 89 47 0 65-43 65-49 0-5-4-6-5-6-4 0-4 2-5 6-14 39-49 39-52 39-20 0-35-11-44-25-12-19-12-44-12-58z"><text:p/></draw:path><draw:path draw:style-name="gr291" draw:text-style-name="P85" svg:width="0.076in" svg:height="0.1067in" svg:x="3.739in" svg:y="0.9862in" svg:viewBox="0 0 194 272" svg:d="M117 118c18 0 20 4 20 21 0 35 0 69 0 104 0 17-4 17-29 17 0 4 0 7 0 12 12 0 33-1 43-1 8 0 28 1 43 1 0-5 0-8 0-12-27 0-31 0-31-17 0-47 0-95 0-142-17 1-32 2-49 3-6 0-4 2-6 2-1 0-2 0-8 0-15 0-30 0-45 0 0-15 0-30 0-44 0-39 33-54 57-54 11 0 25 4 33 13-15 1-17 12-17 17 0 14 9 18 16 18 9 0 19-5 19-18 0-23-22-38-51-38-35 0-81 20-81 62 0 14 0 29 0 44-10 0-21 0-31 0 0 4 0 7 0 12 10 0 21 0 31 0 0 41 0 83 0 125 0 17-5 17-31 17 0 4 0 7 0 12 13 0 33-1 43-1 9 0 28 1 43 1 0-5 0-8 0-12-26 0-30 0-30-17 0-42 0-84 0-125 20 0 41 0 61 0z"><text:p/></draw:path><draw:path draw:style-name="gr292" draw:text-style-name="P85" svg:width="0.0764in" svg:height="0.0665in" svg:x="3.824in" svg:y="1.0264in" svg:viewBox="0 0 195 170" svg:d="M30 38c0 35 0 70 0 104 0 16-4 16-30 16 0 5 0 8 0 12 13 0 33-1 44-1 10 0 30 1 43 1 0-4 0-7 0-12-25 0-30 0-30-16 0-24 0-47 0-72 0-40 28-61 52-61s28 21 28 43c0 29 0 60 0 90 0 16-4 16-29 16 0 5 0 8 0 12 13 0 33-1 43-1 11 0 30 1 44 1 0-4 0-7 0-12-21 0-30 0-31-11 0-24 0-49 0-73 0-33 0-45-12-60-5-6-18-14-40-14-28 0-47 16-57 41 0-14 0-28 0-41-19 1-36 3-55 4 0 5 0 8 0 12 27 0 30 3 30 22z"><text:p/></draw:path><draw:path draw:style-name="gr293" draw:text-style-name="P85" svg:width="0.0319in" svg:height="0.1012in" svg:x="3.9091in" svg:y="0.9917in" svg:viewBox="0 0 82 258" svg:d="M55 88c-18 1-36 3-54 4 0 5 0 8 0 12 25 0 29 3 29 21 0 36 0 70 0 105 0 16-5 16-30 16 0 5 0 8 0 12 12 0 33-1 42-1 14 0 27 1 40 1 0-4 0-7 0-12-25 0-27-1-27-16 0-47 0-95 0-142zM57 21c0-12-10-21-21-21-12 0-21 11-21 21s9 21 21 21c11 0 21-9 21-21z"><text:p/></draw:path><draw:path draw:style-name="gr294" draw:text-style-name="P85" svg:width="0.0472in" svg:height="0.0949in" svg:x="3.9488in" svg:y="1in" svg:viewBox="0 0 121 242" svg:d="M59 84c19 0 38 0 56 0 0-5 0-8 0-13-18 0-37 0-56 0 0-24 0-47 0-71-3 0-5 0-8 0-2 32-13 74-51 75 0 3 0 5 0 9 11 0 22 0 33 0 0 35 0 71 0 106 0 48 36 52 49 52 28 0 39-28 39-52 0-7 0-14 0-22-3 0-7 0-10 0 0 7 0 15 0 21 0 29-11 43-25 43-27 0-27-35-27-41 0-36 0-71 0-107z"><text:p/></draw:path><draw:path draw:style-name="gr295" draw:text-style-name="P85" svg:width="0.0319in" svg:height="0.1012in" svg:x="4.0102in" svg:y="0.9917in" svg:viewBox="0 0 82 258" svg:d="M55 88c-18 1-36 3-54 4 0 5 0 8 0 12 25 0 29 3 29 21 0 36 0 70 0 105 0 16-5 16-30 16 0 5 0 8 0 12 12 0 33-1 43-1 13 0 26 1 39 1 0-4 0-7 0-12-25 0-27-1-27-16 0-47 0-95 0-142zM57 21c0-12-10-21-21-21-12 0-20 11-20 21s8 21 20 21c11 0 21-9 21-21z"><text:p/></draw:path><draw:path draw:style-name="gr296" draw:text-style-name="P85" svg:width="0.0665in" svg:height="0.0693in" svg:x="4.052in" svg:y="1.0256in" svg:viewBox="0 0 170 177" svg:d="M170 90c0-49-38-90-84-90-49 0-86 42-86 90 0 51 40 87 85 87 47 0 85-37 85-87zM86 167c-17 0-34-8-44-25-10-18-10-41-10-55s0-35 9-53c11-18 28-25 44-25 17 0 34 7 44 25 10 17 10 39 10 53s0 35-9 52c-8 17-26 28-44 28z"><text:p/></draw:path><draw:path draw:style-name="gr297" draw:text-style-name="P85" svg:width="0.0764in" svg:height="0.0665in" svg:x="4.1287in" svg:y="1.0264in" svg:viewBox="0 0 195 170" svg:d="M30 38c0 35 0 70 0 104 0 16-5 16-30 16 0 5 0 8 0 12 13 0 33-1 44-1 10 0 30 1 43 1 0-4 0-7 0-12-27 0-31 0-31-16 0-24 0-47 0-72 0-40 28-61 53-61 24 0 28 21 28 43 0 29 0 60 0 90 0 16-4 16-29 16 0 5 0 8 0 12 13 0 33-1 43-1s30 1 44 1c0-4 0-7 0-12-21 0-30 0-31-11 0-24 0-49 0-73 0-33 0-45-12-60-6-6-18-14-41-14-27 0-46 16-57 41 0-14 0-28 0-41-18 1-36 3-54 4 0 5 0 8 0 12 26 0 30 3 30 22z"><text:p/></draw:path><draw:path draw:style-name="gr298" draw:text-style-name="P85" svg:width="0.0394in" svg:height="0.1819in" svg:x="4.215in" svg:y="0.9646in" svg:viewBox="0 0 101 463" svg:d="M101 232c0-55-10-133-60-198-4-5-29-34-37-34-1 0-4 0-4 3 0 2 1 4 2 5 19 19 44 50 61 112 8 35 12 75 12 111 0 40-4 79-15 117-14 53-37 84-57 106-3 4-2 4-3 5 0 3 3 4 4 4 7 0 28-23 32-29 40-47 65-116 65-202z"><text:p/></draw:path><draw:path draw:style-name="gr299" draw:text-style-name="P85" svg:width="0.0346in" svg:height="0.1516in" svg:x="4.7969in" svg:y="0.9795in" svg:viewBox="0 0 89 386" svg:d="M89 383c0-1 0-2-7-9-48-48-60-122-60-180 0-69 15-136 63-184 4-5 4-6 4-7 0-2-1-3-3-3-5 0-39 26-62 75-20 43-24 86-24 119 0 29 4 75 25 119 23 48 56 73 61 73 2 0 3-1 3-3z"><text:p/></draw:path><draw:path draw:style-name="gr300" draw:text-style-name="P85" svg:width="0.0606in" svg:height="0.1043in" svg:x="4.8484in" svg:y="0.9921in" svg:viewBox="0 0 155 266" svg:d="M155 180c0-46-32-84-74-84-18 0-35 5-49 19 0-25 0-50 0-75 8 2 21 5 33 5 47 0 75-35 75-41 0-2-1-4-5-4-1 0-1 0-3 1-8 4-26 12-52 12-15 0-34-3-51-11-4-1-4-1-5-1-4 0-4 3-4 9 0 38 0 76 0 114 0 7 0 10 5 10 4 0 4-1 6-3 4-6 18-27 49-27 20 0 30 18 33 25 7 14 7 29 7 48 0 14 0 37-9 53-10 15-24 25-42 25-27 0-49-20-56-43 1 0 2 1 7 1 12 0 18-11 18-19 0-10-6-19-18-19-6 0-20 3-20 21 0 33 27 70 70 70 45 0 85-37 85-86z"><text:p/></draw:path><draw:path draw:style-name="gr301" draw:text-style-name="P85" svg:width="0.035in" svg:height="0.1516in" svg:x="4.9256in" svg:y="0.9795in" svg:viewBox="0 0 90 386" svg:d="M90 194c0-31-4-77-25-121-23-48-57-73-61-73-2 0-4 1-4 3 0 1 0 2 8 9 38 39 60 100 60 182 0 66-14 133-63 182-5 5-5 6-5 7 0 2 2 3 4 3 4 0 39-26 62-75 20-43 24-86 24-117z"><text:p/></draw:path></draw:g></text:p>
      <text:p text:style-name="P82">נתבונן ב־<text:span text:style-name="T6"><draw:g text:anchor-type="as-char" svg:y="-0.0965in" draw:z-index="450" draw:style-name="gr1"><svg:title>TexMaths</svg:title><svg:desc>11§inline§m = a + n \ge a§svg§600§FALSE§</svg:desc><draw:path draw:style-name="gr48" draw:text-style-name="P84" svg:width="0.9571in" svg:height="0.1008in" svg:x="0.0031in" svg:y="0.0075in" svg:viewBox="0 0 2432 257" svg:d="M1217 257c-406 0-811 0-1217 0 0-86 0-171 0-257 811 0 1621 0 2432 0 0 86 0 171 0 257-405 0-810 0-1215 0z"><text:p/></draw:path><draw:path draw:style-name="gr49" draw:text-style-name="P85" svg:width="0.1244in" svg:height="0.0677in" svg:x="-0.0004in" svg:y="0.0291in" svg:viewBox="0 0 317 173" svg:d="M23 147c-1 6-3 16-3 17 0 6 5 9 11 9 4 0 12-3 14-9 1-1 6-19 8-29 3-12 5-24 9-35 2-8 4-17 6-25 1-7 5-18 5-19 5-12 26-47 62-47 18 0 21 14 21 26 0 10-2 21-5 32-4 14-8 30-11 45-2 10-6 20-8 30-1 7-4 21-4 22 0 6 5 9 11 9 12 0 14-9 17-20 6-22 20-78 23-94 1-4 21-50 64-50 17 0 21 13 21 26 0 22-16 66-24 87-3 9-6 13-6 21 0 17 15 30 32 30 37 0 51-54 51-58s-3-4-5-4c-4 0-4 1-5 8-7 19-19 46-40 46-6 0-10-2-10-12 0-9 5-19 8-27 7-21 23-62 23-84 0-26-15-42-44-42s-48 18-62 37c-2-4-3-17-14-27-10-8-22-10-32-10-34 0-52 25-59 34-2-22-19-34-36-34-18 0-26 15-29 22-6 13-12 36-12 37 0 5 4 5 6 5 3 0 3-1 6-10 7-27 14-45 28-45 6 0 12 3 12 17 0 8-1 12-6 32-7 30-15 59-23 89z"><text:p/></draw:path><draw:path draw:style-name="gr50" draw:text-style-name="P85" svg:width="0.1008in" svg:height="0.035in" svg:x="0.1799in" svg:y="0.040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51" draw:text-style-name="P85" svg:width="0.0693in" svg:height="0.0677in" svg:x="0.3378in" svg:y="0.0291in" svg:viewBox="0 0 177 173" svg:d="M129 25c-7-14-18-25-35-25-46 0-94 57-94 113 0 36 22 60 52 60 7 0 27-2 50-28 3 16 17 28 36 28 13 0 22-8 28-20 7-14 8-26 11-38 0-4-3-4-4-4-5 0-5 2-6 8-6 24-13 46-29 46-10 0-11-9-11-17 0-9 1-12 4-28 4-17 5-20 9-35 4-19 10-37 14-54 2-10 2-11 2-12 0-7-4-11-11-11-9 0-15 8-16 17zM103 124c-1 7-1 8-7 14-17 21-32 27-43 27-20 0-25-20-25-35 0-19 12-66 22-85 11-22 28-36 44-36 25 0 30 32 30 34s-1 4-1 6c-6 25-13 50-20 75z"><text:p/></draw:path><draw:path draw:style-name="gr52" draw:text-style-name="P85" svg:width="0.1004in" svg:height="0.1in" svg:x="0.4551in" svg:y="0.0079in" svg:viewBox="0 0 256 255" svg:d="M136 135c37 0 72 0 108 0 6 0 12 0 12-8 0-7-6-7-12-7-36 0-71 0-108 0 0-37 0-72 0-108 0-5 0-12-7-12-8 0-8 7-8 12 0 36 0 71 0 108-36 0-73 0-109 0-5 0-12 0-12 7 0 8 7 8 12 8 36 0 73 0 109 0 0 35 0 71 0 107 0 5 0 13 8 13 7 0 7-8 7-13 0-36 0-72 0-107z"><text:p/></draw:path><draw:path draw:style-name="gr53" draw:text-style-name="P85" svg:width="0.0819in" svg:height="0.0677in" svg:x="0.6028in" svg:y="0.0291in" svg:viewBox="0 0 209 173" svg:d="M22 147c-1 6-3 16-3 17 0 6 5 9 11 9 5 0 12-3 14-9 1-1 6-19 8-29 3-12 5-24 9-35 2-8 4-17 6-25 1-7 5-18 5-19 6-12 26-47 63-47 17 0 21 14 21 26 0 24-20 74-25 90-3 9-4 13-4 18 0 17 13 30 31 30 37 0 51-54 51-58s-3-4-4-4c-5 0-5 1-6 8-8 25-21 46-39 46-7 0-10-2-10-12 0-9 3-19 7-27 7-21 23-62 23-84 0-27-16-42-44-42-35 0-53 25-60 34-2-22-19-34-36-34-19 0-25 15-29 22-5 13-11 36-11 37 0 5 3 5 4 5 4 0 5-1 7-10 7-27 14-45 28-45 7 0 12 4 12 17 0 8-1 12-6 32-8 30-15 59-23 89z"><text:p/></draw:path><draw:path draw:style-name="gr54" draw:text-style-name="P85" svg:width="0.0929in" svg:height="0.1161in" svg:x="0.7441in" svg:y="-0.0004in" svg:viewBox="0 0 237 296" svg:d="M229 120c5-3 8-5 8-8 0-4-3-7-8-9-72-34-142-67-214-100-5-3-6-3-7-3-5 0-8 3-8 8 0 4 3 6 8 8 67 32 135 63 202 95-67 32-135 62-202 94-8 4-8 7-8 9 0 5 3 8 8 8 1 0 2 0 6-3 72-33 143-66 215-99zM222 296c7 0 15 0 15-7 0-8-9-8-15-8-69 0-138 0-208 0-6 0-14 0-14 8 0 7 7 7 13 7 70 0 140 0 209 0z"><text:p/></draw:path><draw:path draw:style-name="gr55" draw:text-style-name="P85" svg:width="0.0693in" svg:height="0.0677in" svg:x="0.8984in" svg:y="0.0291in" svg:viewBox="0 0 177 173" svg:d="M129 25c-7-14-19-25-35-25-47 0-94 57-94 113 0 36 21 60 52 60 7 0 26-2 49-28 4 16 17 28 35 28 15 0 24-8 29-20 7-14 8-26 12-38 0-4-3-4-4-4-5 0-5 2-6 8-6 24-14 46-29 46-11 0-13-9-13-17 0-9 2-12 6-28 4-17 5-20 9-35 4-19 9-37 13-54 3-10 3-11 3-12 0-7-4-11-11-11-10 0-15 8-16 17zM103 124c-2 7-2 8-7 14-17 21-33 27-44 27-19 0-24-20-24-35 0-19 12-66 20-85 13-22 30-36 46-36 25 0 30 32 30 34s-1 4-1 6c-6 25-13 50-20 75z"><text:p/></draw:path></draw:g></text:span><text:span text:style-name="T6">, ותחת הנחת השלילה מתקיים </text:span><text:span text:style-name="T6"><draw:g text:anchor-type="as-char" svg:y="-0.0882in" draw:z-index="451" draw:style-name="gr1"><svg:title>TexMaths</svg:title><svg:desc>11§inline§m = a + n = n§svg§600§FALSE§</svg:desc><draw:path draw:style-name="gr40" draw:text-style-name="P84" svg:width="0.9673in" svg:height="0.0843in" svg:x="0.0031in" svg:y="0.0079in" svg:viewBox="0 0 2458 215" svg:d="M0 0c819 0 1639 0 2458 0 0 71 0 144 0 215-819 0-1639 0-2458 0 0-71 0-144 0-215z"><text:p/></draw:path><draw:path draw:style-name="gr41" draw:text-style-name="P85" svg:width="0.1244in" svg:height="0.0681in" svg:x="-0.0004in" svg:y="0.0213in" svg:viewBox="0 0 317 174" svg:d="M23 146c-1 7-3 15-3 17 0 7 5 11 11 11 4 0 11-4 14-11 0-2 6-19 8-29 2-11 5-22 7-33 3-9 6-18 7-26 2-7 6-18 6-19 5-12 26-47 62-47 18 0 21 14 21 27 0 9-2 20-5 32-4 14-8 29-11 44-3 10-6 19-8 29-1 7-6 20-6 22 0 7 6 11 13 11 12 0 14-10 16-22 6-22 20-77 24-92 1-5 21-51 63-51 18 0 21 13 21 27 0 21-16 65-23 86-4 8-6 12-6 20 0 18 13 32 32 32 36 0 51-55 51-59s-4-4-5-4c-4 0-4 1-6 8-6 18-18 46-39 46-6 0-10-4-10-12 0-10 4-20 8-27 7-19 23-62 23-84 0-26-15-42-44-42-30 0-49 18-64 37 0-4-1-17-12-27-10-8-22-10-32-10-34 0-54 25-60 34-1-22-18-34-35-34-18 0-26 15-29 22-7 14-12 36-12 37 0 5 3 3 4 5 5 0 5-1 7-9 7-28 14-46 29-46 6 0 12 3 12 17 0 8-1 12-7 33-8 29-14 59-22 87z"><text:p/></draw:path><draw:path draw:style-name="gr42" draw:text-style-name="P85" svg:width="0.1004in" svg:height="0.0346in" svg:x="0.1799in" svg:y="0.0327in" svg:viewBox="0 0 256 89" svg:d="M243 15c7 0 13 0 13-7 0-8-6-8-12-8-77 0-155 0-232 0-5 0-12 0-12 8 0 7 7 7 13 7 77 0 153 0 230 0zM244 89c6 0 12 0 12-8 0-7-6-7-13-7-77 0-153 0-230 0-6 0-13 0-13 7 0 8 7 8 12 8 77 0 155 0 232 0z"><text:p/></draw:path><draw:path draw:style-name="gr43" draw:text-style-name="P85" svg:width="0.0693in" svg:height="0.0681in" svg:x="0.3378in" svg:y="0.0213in" svg:viewBox="0 0 177 174" svg:d="M129 25c-7-14-19-25-36-25-45 0-93 57-93 113 0 35 21 61 52 61 7 0 26-3 49-29 3 15 17 29 35 29 15 0 23-9 29-21 7-15 12-37 12-38 0-4-3-4-4-4-5 0-5 2-6 8-6 23-14 46-30 46-9 0-11-10-11-18 0-9 0-11 5-27 4-17 5-20 9-34 4-19 8-37 13-54 3-11 3-12 3-13 0-7-4-11-11-11-10 0-15 8-16 17zM103 124c-2 7-2 7-7 13-17 22-33 28-44 28-19 0-25-21-25-36 0-18 13-65 21-83 12-23 30-37 45-37 26 0 31 32 31 34s-1 4-1 6c-6 25-13 50-20 75z"><text:p/></draw:path><draw:path draw:style-name="gr44" draw:text-style-name="P85" svg:width="0.1008in" svg:height="0.1in" svg:x="0.4543in" svg:y="0in" svg:viewBox="0 0 257 255" svg:d="M136 134c37 0 72 0 108 0 6 0 13 1 13-5 0-8-7-8-13-8-36 0-71 0-108 0 0-36 0-73 0-108 0-5 0-13-7-13-8 0-8 8-8 13 0 35 0 72 0 108-36 0-72 0-108 0-5 0-13 0-13 8 0 6 8 5 13 5 36 0 72 0 108 0 0 36 0 73 0 108 0 5 0 13 8 13 7 0 7-8 7-13 0-35 0-72 0-108z"><text:p/></draw:path><draw:path draw:style-name="gr45" draw:text-style-name="P85" svg:width="0.0823in" svg:height="0.0681in" svg:x="0.602in" svg:y="0.0213in" svg:viewBox="0 0 210 174" svg:d="M23 146c-1 7-3 15-3 17 0 7 5 11 11 11 4 0 12-4 14-11 0-2 6-19 8-29 2-11 5-22 7-33 4-9 6-18 7-26 2-7 6-18 6-19 5-12 26-47 62-47 18 0 21 14 21 27 0 23-19 73-25 89-3 8-3 12-3 17 0 18 13 32 31 32 37 0 51-55 51-59s-3-4-5-4c-4 0-4 1-6 8-8 25-20 46-40 46-6 0-8-4-8-12 0-10 3-20 6-27 8-21 24-62 24-84 0-27-16-42-45-42-34 0-54 25-60 34-1-22-18-34-35-34-18 0-26 15-29 22-7 13-12 36-12 37 0 5 3 3 4 5 5 0 5-1 7-9 7-28 14-46 29-46 7 0 12 5 12 17 0 8-1 12-7 33-8 29-14 59-22 87z"><text:p/></draw:path><draw:path draw:style-name="gr46" draw:text-style-name="P85" svg:width="0.1008in" svg:height="0.0346in" svg:x="0.7398in" svg:y="0.0327in" svg:viewBox="0 0 257 89" svg:d="M244 15c6 0 13 0 13-7 0-8-7-8-13-8-77 0-154 0-231 0-5 0-13 0-13 8 0 7 8 7 13 7 77 0 154 0 231 0zM244 89c6 0 13 0 13-8 0-7-7-7-13-7-77 0-154 0-231 0-5 0-13 0-13 7 0 8 8 8 13 8 77 0 154 0 231 0z"><text:p/></draw:path><draw:path draw:style-name="gr47" draw:text-style-name="P85" svg:width="0.0819in" svg:height="0.0681in" svg:x="0.8965in" svg:y="0.0213in" svg:viewBox="0 0 209 174" svg:d="M22 146c-1 7-3 15-3 17 0 7 5 11 11 11 5 0 12-4 14-11 1-2 5-19 8-29 3-11 5-22 8-33 3-9 5-18 7-26 1-7 4-18 4-19 7-12 27-47 64-47 17 0 21 14 21 27 0 23-20 73-25 89-3 8-5 12-5 17 0 18 14 32 32 32 37 0 51-55 51-59s-3-4-4-4c-5 0-5 1-6 8-9 25-21 46-40 46-6 0-9-4-9-12 0-10 3-20 7-27 7-21 23-62 23-84 0-27-16-42-44-42-35 0-54 25-60 34-2-22-19-34-36-34-19 0-25 15-29 22-7 13-11 36-11 37 0 5 3 5 4 5 4 0 5-1 7-9 7-28 14-46 27-46 8 0 13 5 13 17 0 8-2 12-6 33-8 29-15 59-23 87z"><text:p/></draw:path></draw:g></text:span><text:span text:style-name="T6">, </text:span><text:span text:style-name="T56">נחסר אגפים ונקבל </text:span><text:span text:style-name="T56"><draw:g text:anchor-type="as-char" svg:y="-0.1043in" draw:z-index="452" draw:style-name="gr1"><svg:title>TexMaths</svg:title><svg:desc>11§inline§a = 0§svg§600§FALSE§</svg:desc><draw:path draw:style-name="gr36" draw:text-style-name="P84" svg:width="0.3362in" svg:height="0.0882in" svg:x="0.0016in" svg:y="0.0075in" svg:viewBox="0 0 855 225" svg:d="M0 0c285 0 571 0 855 0 0 75 0 150 0 225-284 0-570 0-855 0 0-75 0-150 0-225z"><text:p/></draw:path><draw:path draw:style-name="gr37" draw:text-style-name="P85" svg:width="0.0693in" svg:height="0.0681in" svg:x="-0.0004in" svg:y="0.0335in" svg:viewBox="0 0 177 174" svg:d="M129 25c-7-14-19-25-36-25-45 0-93 57-93 114 0 35 21 60 52 60 7 0 26-1 49-28 3 16 17 28 35 28 15 0 23-9 29-21 6-14 12-36 12-37 0-3-3-3-4-3-5 0-5 1-6 6-6 24-14 46-30 46-9 0-12-9-12-17s1-11 6-28c4-15 5-20 9-34 4-19 8-36 13-54 3-11 3-12 3-13 0-7-4-11-11-11-10 0-15 9-16 17zM103 126c-2 6-2 7-7 13-17 21-33 26-44 26-19 0-25-21-25-34 0-20 13-67 21-85 12-23 30-37 45-37 26 0 31 32 31 34s-1 4-1 7c-6 25-13 50-20 76z"><text:p/></draw:path><draw:path draw:style-name="gr38" draw:text-style-name="P85" svg:width="0.1004in" svg:height="0.035in" svg:x="0.1248in" svg:y="0.0453in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9" draw:text-style-name="P85" svg:width="0.0638in" svg:height="0.1039in" svg:x="0.2819in" svg:y="0in" svg:viewBox="0 0 163 265" svg:d="M163 133c0-30-2-61-16-90-17-36-49-43-66-43-23 0-50 10-67 46-12 27-14 57-14 87 0 28 2 63 18 93 16 31 45 39 63 39 21 0 51-8 67-46 13-26 15-56 15-86zM81 256c-15 0-37-9-45-46-4-24-4-59-4-81 0-24 0-51 3-71 8-46 36-49 46-49 14 0 39 6 45 45 5 21 5 51 5 75 0 28 0 54-5 79-5 37-27 48-45 48z"><text:p/></draw:path></draw:g></text:span><text:span text:style-name="T56">. לכן </text:span><text:span text:style-name="T56"><draw:g text:anchor-type="as-char" svg:y="-0.1047in" draw:z-index="453" draw:style-name="gr1"><svg:title>TexMaths</svg:title><svg:desc>11§inline§\forall m \ge 0. n = m§svg§600§FALSE§</svg:desc><draw:path draw:style-name="gr27" draw:text-style-name="P84" svg:width="0.9461in" svg:height="0.1094in" svg:x="0.0079in" svg:y="0.0075in" svg:viewBox="0 0 2404 279" svg:d="M0 0c801 0 1603 0 2404 0 0 93 0 185 0 279-801 0-1603 0-2404 0 0-94 0-186 0-279z"><text:p/></draw:path><draw:path draw:style-name="gr28" draw:text-style-name="P85" svg:width="0.0843in" svg:height="0.1075in" svg:x="0in" svg:y="0in" svg:viewBox="0 0 215 274" svg:d="M213 14c2-4 2-4 2-6 0-4-4-8-8-8-5 0-7 4-9 9-11 28-21 56-32 84-39 0-78 0-118 0-11-28-20-56-31-84-3-6-4-9-9-9-4 0-8 4-8 8 0 1 0 1 2 6 32 84 65 168 97 252 1 5 3 8 9 8 5 0 6-4 8-8 33-84 64-168 97-252zM55 109c35 0 69 0 105 0-18 45-35 91-52 136-18-45-35-91-53-136z"><text:p/></draw:path><draw:path draw:style-name="gr29" draw:text-style-name="P85" svg:width="0.1244in" svg:height="0.0677in" svg:x="0.089in" svg:y="0.0378in" svg:viewBox="0 0 317 173" svg:d="M23 147c-1 7-3 14-3 15 0 8 5 11 11 11 4 0 12-3 14-11 0-1 6-17 8-27 2-12 5-23 8-34 3-9 5-18 6-26 2-7 6-18 6-19 5-12 26-47 62-47 18 0 21 14 21 26 0 10-2 21-5 33-4 14-8 29-11 44-2 10-6 20-8 30-1 7-4 19-4 20 0 8 4 11 11 11 12 0 14-9 17-20 5-22 19-78 23-93 1-5 21-51 64-51 17 0 21 13 21 26 0 22-16 66-24 87-3 9-6 13-6 21 0 17 14 30 32 30 37 0 51-54 51-58s-3-4-5-4c-4 0-4 1-6 8-6 19-18 46-39 46-6 0-10-4-10-11 0-10 4-20 8-28 7-20 23-62 23-84 0-26-15-42-44-42s-49 18-64 37c0-4-1-17-12-27-10-8-22-10-32-10-34 0-53 25-59 34-2-22-19-34-36-34-18 0-26 15-29 22-6 13-12 36-12 37 0 5 4 5 6 5 3 0 3-1 6-9 6-28 13-46 28-46 6 0 12 3 12 17 0 8-1 12-7 32-8 30-14 59-22 89z"><text:p/></draw:path><draw:path draw:style-name="gr30" draw:text-style-name="P85" svg:width="0.0929in" svg:height="0.1161in" svg:x="0.2728in" svg:y="0.0087in" svg:viewBox="0 0 237 296" svg:d="M229 121c5-4 8-6 8-9 0-4-3-7-8-9-72-34-142-67-214-100-5-3-6-3-7-3-5 0-8 3-8 8s3 6 8 8c67 32 135 64 202 96-67 31-134 63-201 93-8 4-9 7-9 9 0 4 3 8 8 8 1 0 2 0 7-2 72-33 142-66 214-99zM223 296c7 0 14 0 14-7 0-8-9-8-15-8-69 0-138 0-208 0-5 0-14 0-14 8 0 7 8 7 14 7 70 0 140 0 209 0z"><text:p/></draw:path><draw:path draw:style-name="gr31" draw:text-style-name="P85" svg:width="0.0634in" svg:height="0.1031in" svg:x="0.4272in" svg:y="0.0047in" svg:viewBox="0 0 162 263" svg:d="M162 133c0-31-1-62-16-90-17-38-49-43-65-43-23 0-51 10-67 45-13 27-14 57-14 88 0 27 1 62 17 91 16 32 45 39 63 39 21 0 51-8 67-45 14-26 15-56 15-85zM80 255c-14 0-37-10-44-46-4-24-4-59-4-81 0-25 0-50 2-71 8-45 38-48 46-48 14 0 39 6 47 44 3 22 3 51 3 75 0 29 0 54-5 78-5 38-27 49-45 49z"><text:p/></draw:path><draw:path draw:style-name="gr32" draw:text-style-name="P85" svg:width="0.0157in" svg:height="0.0157in" svg:x="0.5098in" svg:y="0.089in" svg:viewBox="0 0 41 41" svg:d="M41 20c0-11-10-20-21-20s-20 8-20 20c0 11 9 21 20 21s21-9 21-21z"><text:p/></draw:path><draw:path draw:style-name="gr33" draw:text-style-name="P85" svg:width="0.0823in" svg:height="0.0677in" svg:x="0.5429in" svg:y="0.0378in" svg:viewBox="0 0 210 173" svg:d="M23 147c-1 7-3 14-3 15 0 8 5 11 11 11 4 0 11-3 14-11 0-1 6-17 8-27 2-12 5-23 8-34 2-9 5-18 6-26 2-7 6-18 6-19 5-12 26-47 62-47 18 0 21 14 21 26 0 24-18 74-25 90-3 9-3 13-3 18 0 17 13 30 32 30 36 0 50-54 50-58s-4-4-5-4c-4 0-4 1-6 8-8 26-21 46-39 46-7 0-9-4-9-11 0-10 3-20 6-28 8-21 25-62 25-84 0-27-18-42-46-42-34 0-53 25-60 34-1-22-18-34-35-34-18 0-26 15-29 22-6 13-12 36-12 37 0 5 3 2 4 5 5 0 5-1 7-9 7-28 14-46 29-46 7 0 12 5 12 17 0 8-1 12-7 32-8 30-14 59-22 89z"><text:p/></draw:path><draw:path draw:style-name="gr34" draw:text-style-name="P85" svg:width="0.1008in" svg:height="0.0346in" svg:x="0.6807in" svg:y="0.0496in" svg:viewBox="0 0 257 89" svg:d="M244 15c6 0 13 0 13-7 0-8-7-8-13-8-77 0-154 0-231 0-5 0-13 0-13 8 0 7 8 7 13 7 77 0 154 0 231 0zM244 89c6 0 13 0 13-8 0-7-7-7-13-7-77 0-154 0-231 0-5 0-13 0-13 7 0 8 8 8 13 8 77 0 154 0 231 0z"><text:p/></draw:path><draw:path draw:style-name="gr35" draw:text-style-name="P85" svg:width="0.1244in" svg:height="0.0677in" svg:x="0.837in" svg:y="0.0378in" svg:viewBox="0 0 317 173" svg:d="M23 147c-1 7-3 14-3 15 0 8 5 11 11 11 4 0 12-3 14-11 0-1 6-17 8-27 2-12 5-23 8-34 3-9 5-18 6-26 2-7 6-18 6-19 5-12 26-47 62-47 18 0 21 14 21 26 0 10-2 21-5 33-4 14-8 29-11 44-2 10-6 20-8 30-1 7-4 19-4 20 0 8 4 11 11 11 12 0 14-9 17-20 5-22 19-78 23-93 1-5 21-51 64-51 17 0 21 13 21 26 0 22-16 66-24 87-3 9-6 13-6 21 0 17 14 30 32 30 37 0 51-54 51-58s-3-4-5-4c-4 0-4 1-5 8-7 19-19 46-40 46-6 0-10-4-10-11 0-10 4-20 8-28 7-20 23-62 23-84 0-26-15-42-44-42s-49 18-64 37c0-4-1-17-12-27-10-8-22-10-32-10-34 0-52 25-59 34-2-22-19-34-36-34-18 0-26 15-29 22-6 13-12 36-12 37 0 5 4 5 6 5 3 0 3-1 6-9 6-28 14-46 28-46 6 0 12 3 12 17 0 8-1 12-7 32-8 30-14 59-22 89z"><text:p/></draw:path></draw:g></text:span><text:span text:style-name="T56">, ובפרט בעבור </text:span><text:span text:style-name="T56"><draw:g text:anchor-type="as-char" svg:y="-0.1in" draw:z-index="454" draw:style-name="gr1"><svg:title>TexMaths</svg:title><svg:desc>11§inline§m = n + 1 \ge 0§svg§600§FALSE§</svg:desc><draw:path draw:style-name="gr19" draw:text-style-name="P84" svg:width="0.9461in" svg:height="0.1055in" svg:x="0.0031in" svg:y="0.0079in" svg:viewBox="0 0 2404 269" svg:d="M0 0c802 0 1602 0 2404 0 0 89 0 179 0 269-802 0-1602 0-2404 0 0-90 0-180 0-269z"><text:p/></draw:path><draw:path draw:style-name="gr20" draw:text-style-name="P85" svg:width="0.1244in" svg:height="0.0681in" svg:x="-0.0004in" svg:y="0.0339in" svg:viewBox="0 0 317 174" svg:d="M23 147c-1 7-3 15-3 16 0 8 5 11 11 11 4 0 11-3 14-11 0-1 6-18 8-28 2-12 5-23 7-34 3-9 6-17 7-26 2-7 6-18 6-19 5-12 26-47 62-47 18 0 21 14 21 27 0 9-2 20-5 32-4 15-8 29-11 44-3 10-6 20-8 30-1 8-6 20-6 21 0 8 6 11 13 11 12 0 14-10 16-21 6-22 20-78 24-92 1-6 21-52 63-52 18 0 21 13 21 27 0 22-16 65-23 86-4 9-6 13-6 21 0 18 13 31 32 31 36 0 51-55 51-58 0-4-4-4-5-4-4 0-4 1-6 7-6 20-18 46-39 46-6 0-10-3-10-11 0-10 4-19 8-27 7-20 23-63 23-85 0-25-15-42-44-42-30 0-49 18-64 37 0-4-1-17-12-27-10-8-22-10-32-10-34 0-54 25-60 34-1-22-18-34-35-34-18 0-26 15-29 22-7 14-12 36-12 37 0 5 3 3 4 5 5 0 5-1 7-9 7-27 14-46 29-46 6 0 12 3 12 17 0 9-1 13-7 33-8 29-14 59-22 88z"><text:p/></draw:path><draw:path draw:style-name="gr21" draw:text-style-name="P85" svg:width="0.1004in" svg:height="0.035in" svg:x="0.1799in" svg:y="0.045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2" draw:text-style-name="P85" svg:width="0.0823in" svg:height="0.0681in" svg:x="0.3362in" svg:y="0.0339in" svg:viewBox="0 0 210 174" svg:d="M23 147c-1 7-3 15-3 16 0 8 5 11 11 11 4 0 11-3 14-11 0-1 4-18 8-28 2-12 5-23 7-34 3-9 6-17 7-26 2-7 4-18 6-19 5-12 26-47 62-47 18 0 21 14 21 27 0 23-19 73-25 89-3 9-3 14-3 18 0 18 13 31 31 31 37 0 51-55 51-58 0-4-4-4-5-4-4 0-4 1-6 7-8 26-21 46-40 46-6 0-8-3-8-11 0-10 3-19 6-27 8-21 24-63 24-85 0-27-17-42-45-42-34 0-54 25-60 34-1-22-18-34-35-34-18 0-26 15-29 22-7 13-12 36-12 37 0 5 3 3 4 5 5 0 5-1 7-9 7-27 14-46 29-46 7 0 12 5 12 17 0 9-1 13-7 33-8 29-14 59-22 88z"><text:p/></draw:path><draw:path draw:style-name="gr23" draw:text-style-name="P85" svg:width="0.1004in" svg:height="0.1in" svg:x="0.4654in" svg:y="0.0126in" svg:viewBox="0 0 256 255" svg:d="M136 136c37 0 72 0 108 0 6 0 12 0 12-7 0-8-6-8-12-8-36 0-71 0-108 0 0-36 0-71 0-108 0-5 0-13-7-13-8 0-8 8-8 13 0 37 0 72 0 108-36 0-73 0-109 0-5 0-12 0-12 8 0 7 7 7 12 7 36 0 73 0 109 0 0 36 0 72 0 107 0 5 0 12 8 12 7 0 7-7 7-12 0-35 0-71 0-107z"><text:p/></draw:path><draw:path draw:style-name="gr24" draw:text-style-name="P85" svg:width="0.0492in" svg:height="0.1in" svg:x="0.6224in" svg:y="0in" svg:viewBox="0 0 126 255" svg:d="M79 10c0-9 0-10-10-10-23 24-57 24-69 24 0 5 0 8 0 12 8 0 30 0 51-10 0 66 0 132 0 199 0 14-3 18-37 18-4 0-7 0-12 0 0 5 0 9 0 12 13-1 46-1 63-1 15 0 48 0 61 1 0-3 0-7 0-12-4 0-7 0-12 0-34 0-35-4-35-18 0-72 0-144 0-215z"><text:p/></draw:path><draw:path draw:style-name="gr25" draw:text-style-name="P85" svg:width="0.0921in" svg:height="0.1165in" svg:x="0.7398in" svg:y="0.0043in" svg:viewBox="0 0 235 297" svg:d="M228 121c5-2 7-5 7-9s-1-6-7-9c-71-34-142-67-213-100-5-3-5-2-7-3-6 0-8 4-8 8 0 5 2 6 7 9 68 31 135 63 203 95-67 31-135 63-202 94-8 3-8 6-8 9 0 4 3 7 8 7 1 0 1 0 6-2 72-33 142-66 214-99zM222 297c7 0 13 0 13-8 0-7-7-7-13-7-69 0-140 0-209 0-5 0-13 0-13 7 0 8 7 8 13 8 69 0 140 0 209 0z"><text:p/></draw:path><draw:path draw:style-name="gr26" draw:text-style-name="P85" svg:width="0.0638in" svg:height="0.1035in" svg:x="0.8933in" svg:y="0in" svg:viewBox="0 0 163 264" svg:d="M163 133c0-31-2-61-16-90-17-36-49-43-66-43-23 0-51 10-67 46-12 27-14 56-14 87 0 28 1 63 18 92 16 31 45 39 63 39 21 0 51-9 67-45 13-26 15-56 15-86zM81 255c-15 0-38-10-45-46-4-23-4-57-4-80 0-26 0-51 3-72 8-45 36-48 46-48 12 0 39 6 45 45 5 21 5 51 5 75 0 27 0 54-5 78-5 37-27 48-45 48z"><text:p/></draw:path></draw:g></text:span><text:span text:style-name="T56">, כלומר </text:span><text:span text:style-name="T56"><draw:g text:anchor-type="as-char" svg:y="-0.1in" draw:z-index="455" draw:style-name="gr1"><svg:title>TexMaths</svg:title><svg:desc>11§inline§n = n + 1§svg§600§FALSE§</svg:desc><draw:path draw:style-name="gr13" draw:text-style-name="P84" svg:width="0.6181in" svg:height="0.0972in" svg:x="0.0031in" svg:y="0.0079in" svg:viewBox="0 0 1571 248" svg:d="M0 0c523 0 1048 0 1571 0 0 83 0 165 0 248-523 0-1048 0-1571 0 0-83 0-165 0-248z"><text:p/></draw:path><draw:path draw:style-name="gr14" draw:text-style-name="P85" svg:width="0.0819in" svg:height="0.0681in" svg:x="-0.0004in" svg:y="0.0339in" svg:viewBox="0 0 209 174" svg:d="M23 146c-1 7-3 16-3 17 0 8 5 11 11 11 4 0 11-3 14-11 0-1 4-19 8-28 2-12 5-23 7-34 3-8 6-17 7-26 2-7 4-18 6-19 5-12 26-47 62-47 18 0 21 14 21 27 0 23-19 73-25 90-3 8-3 13-3 17 0 18 13 31 31 31 37 0 50-55 50-58 0-5-3-5-4-5-4 0-4 1-6 8-8 25-21 46-40 46-6 0-8-3-8-12s3-19 6-26c8-21 24-63 24-85 0-27-17-42-45-42-34 0-54 25-60 34-1-22-18-34-35-34-18 0-26 15-29 22-7 13-12 36-12 37 0 5 3 3 4 5 5 0 5-1 7-9 7-27 14-46 29-46 7 0 12 5 12 17 0 8-1 13-7 33-8 29-14 59-22 87z"><text:p/></draw:path><draw:path draw:style-name="gr15" draw:text-style-name="P85" svg:width="0.1004in" svg:height="0.0346in" svg:x="0.1374in" svg:y="0.0457in" svg:viewBox="0 0 256 89" svg:d="M244 15c6 0 12 0 12-7 0-8-6-8-12-8-77 0-154 0-231 0-5 0-13 0-13 8 0 7 8 7 13 7 77 0 154 0 231 0zM244 89c6 0 12 0 12-8 0-7-6-7-12-7-77 0-154 0-231 0-5 0-13 0-13 7 0 8 8 8 13 8 77 0 154 0 231 0z"><text:p/></draw:path><draw:path draw:style-name="gr16" draw:text-style-name="P85" svg:width="0.0819in" svg:height="0.0681in" svg:x="0.2937in" svg:y="0.0339in" svg:viewBox="0 0 209 174" svg:d="M23 146c-1 7-3 16-3 17 0 8 5 11 11 11 4 0 11-3 14-11 0-1 4-19 8-28 2-12 5-23 7-34 3-8 5-17 7-26 2-7 4-18 6-19 5-12 26-47 62-47 18 0 21 14 21 27 0 23-19 73-25 90-3 8-3 13-3 17 0 18 13 31 30 31 37 0 51-55 51-58 0-5-3-5-4-5-4 0-4 1-6 8-8 25-21 46-40 46-6 0-8-3-8-12s3-19 6-26c8-21 23-63 23-85 0-27-16-42-44-42-35 0-54 25-60 34-1-22-18-34-35-34-18 0-26 15-29 22-7 13-12 36-12 37 0 5 3 3 4 5 5 0 5-1 7-9 7-27 14-46 29-46 7 0 12 5 12 17 0 8-1 13-7 33-8 29-14 59-22 87z"><text:p/></draw:path><draw:path draw:style-name="gr17" draw:text-style-name="P85" svg:width="0.1008in" svg:height="0.1004in" svg:x="0.422in" svg:y="0.0126in" svg:viewBox="0 0 257 256" svg:d="M136 137c37 0 72 0 108 0 6 0 13 0 13-8s-7-8-13-8c-36 0-71 0-108 0 0-36 0-73 0-108 0-5 0-13-7-13-8 0-8 8-8 13 0 35 0 72 0 108-36 0-72 0-108 0-5 0-13 0-13 8s8 8 13 8c36 0 72 0 108 0 0 35 0 70 0 105 0 6 0 14 8 14 7 0 7-8 7-14 0-35 0-70 0-105z"><text:p/></draw:path><draw:path draw:style-name="gr18" draw:text-style-name="P85" svg:width="0.05in" svg:height="0.1004in" svg:x="0.5791in" svg:y="0in" svg:viewBox="0 0 128 256" svg:d="M79 10c0-9 0-10-9-10-24 24-58 24-70 24 0 5 0 8 0 12 8 0 31 0 51-10 0 67 0 133 0 199 0 14-2 18-37 18-4 0-7 0-12 0 0 5 0 8 0 13 14-2 47-2 63-2 15 0 49 0 63 2 0-5 0-8 0-13-5 0-8 0-13 0-35 0-36-4-36-18 0-72 0-143 0-215z"><text:p/></draw:path></draw:g></text:span><text:span text:style-name="T56">. נחסר אגפים ונקבל </text:span><text:span text:style-name="T56"><draw:g text:anchor-type="as-char" svg:y="-0.1043in" draw:z-index="456" draw:style-name="gr1"><svg:title>TexMaths</svg:title><svg:desc>11§inline§0 = 1§svg§600§FALSE§</svg:desc><draw:path draw:style-name="gr9" draw:text-style-name="P84" svg:width="0.326in" svg:height="0.0882in" svg:x="0.0016in" svg:y="0.0075in" svg:viewBox="0 0 829 225" svg:d="M0 0c276 0 553 0 829 0 0 75 0 150 0 225-276 0-553 0-829 0 0-75 0-150 0-225z"><text:p/></draw:path><draw:path draw:style-name="gr10" draw:text-style-name="P85" svg:width="0.0638in" svg:height="0.1039in" svg:x="-0.0004in" svg:y="0in" svg:viewBox="0 0 163 265" svg:d="M163 133c0-30-2-61-16-90-18-36-49-43-66-43-23 0-51 10-67 46-13 27-14 57-14 87 0 28 1 63 18 93 16 31 44 39 62 39 21 0 51-8 69-46 12-26 14-56 14-86zM80 256c-14 0-37-9-44-46-4-24-4-59-4-81 0-24 0-51 3-71 7-46 37-49 45-49 14 0 39 6 47 45 3 21 3 51 3 75 0 28 0 54-3 79-7 37-29 48-47 48z"><text:p/></draw:path><draw:path draw:style-name="gr11" draw:text-style-name="P85" svg:width="0.1004in" svg:height="0.035in" svg:x="0.1205in" svg:y="0.0453in" svg:viewBox="0 0 256 90" svg:d="M243 15c7 0 13 0 13-7 0-8-6-8-12-8-78 0-155 0-232 0-5 0-12 0-12 8 0 7 7 7 13 7 77 0 153 0 230 0zM244 90c6 0 12 0 12-7 0-8-6-8-13-8-77 0-153 0-230 0-6 0-13 0-13 8 0 7 7 7 12 7 77 0 154 0 232 0z"><text:p/></draw:path><draw:path draw:style-name="gr12" draw:text-style-name="P85" svg:width="0.05in" svg:height="0.1004in" svg:x="0.2854in" svg:y="0in" svg:viewBox="0 0 128 256" svg:d="M79 10c0-9 0-10-9-10-24 24-58 24-70 24 0 5 0 8 0 12 8 0 31 0 51-10 0 67 0 134 0 200 0 13-2 18-37 18-4 0-7 0-12 0 0 4 0 7 0 12 14-1 48-1 63-1s49 0 63 1c0-5 0-8 0-12-5 0-8 0-13 0-35 0-36-4-36-18 0-72 0-144 0-216z"><text:p/></draw:path></draw:g></text:span><text:span text:style-name="T56"><text:s/>וזו סתירה. </text:span><text:span text:style-name="T56"><draw:g text:anchor-type="as-char" svg:y="-0.1043in" draw:z-index="457" draw:style-name="gr1"><svg:title>TexMaths</svg:title><svg:desc>11§inline§\bs§svg§600§FALSE§</svg:desc><draw:path draw:style-name="gr7" draw:text-style-name="P84" svg:width="0.0929in" svg:height="0.0882in" svg:x="-0.0004in" svg:y="0.0071in" svg:viewBox="0 0 237 225" svg:d="M120 225c-41 0-80 0-120 0 0-75 0-150 0-225 79 0 158 0 237 0 0 75 0 150 0 225-39 0-79 0-117 0z"><text:p/></draw:path><draw:path draw:style-name="gr8" draw:text-style-name="P85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p text:style-name="P55"><text:span text:style-name="T56">~ </text:span><text:span text:style-name="T6">סוף ~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17:07.667561999</meta:creation-date>
    <meta:editing-duration>PT5H56M41S</meta:editing-duration>
    <meta:editing-cycles>109</meta:editing-cycles>
    <meta:generator>LibreOffice/7.3.7.2$Linux_X86_64 LibreOffice_project/30$Build-2</meta:generator>
    <dc:title>b_mtah</dc:title>
    <dc:date>2024-02-20T22:22:07.637293482</dc:date>
    <meta:document-statistic meta:table-count="0" meta:image-count="0" meta:object-count="0" meta:page-count="9" meta:paragraph-count="132" meta:word-count="1382" meta:character-count="6985" meta:non-whitespace-character-count="5500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\def\lex   {&lt;_{lex}}§§\def\bs    {\blacksquar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16T16:17:06.181655589"/>
  </office:meta>
</office:document-meta>
</file>